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53in" svg:x="2.6193in" svg:y="5.7618in">
            <draw:object draw:notify-on-update-of-ranges="Sheet1.A6:Sheet1.A6 Sheet1.B6:Sheet1.HF6 Sheet1.A7:Sheet1.A7 Sheet1.B7:Sheet1.HF7 Sheet1.B6:Sheet1.HF6 Sheet1.B16:Sheet1.HF16 Sheet1.B25:Sheet1.HF25 Sheet1.B6:Sheet1.HF6 Sheet1.B6:Sheet1.HF6 Sheet1.B34:Sheet1.HF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9.5185in" svg:y="6.0343in">
            <draw:object draw:notify-on-update-of-ranges="Sheet2.B6:Sheet2.HF6 Sheet2.A7:Sheet2.A7 Sheet2.B7:Sheet2.HF7 Sheet2.B6:Sheet2.HF6 Sheet2.B16:Sheet2.HF16 Sheet2.B6:Sheet2.HF6 Sheet2.B25:Sheet2.HF25 Sheet2.B6:Sheet2.HF6 Sheet2.B34:Sheet2.HF3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2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number-columns-repeated="2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12:36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169.774" calcext:value-type="float">
            <text:p>169.774</text:p>
          </table:table-cell>
          <table:table-cell office:value-type="float" office:value="173.742" calcext:value-type="float">
            <text:p>173.742</text:p>
          </table:table-cell>
          <table:table-cell office:value-type="float" office:value="177.71" calcext:value-type="float">
            <text:p>177.71</text:p>
          </table:table-cell>
          <table:table-cell office:value-type="float" office:value="181.678" calcext:value-type="float">
            <text:p>181.678</text:p>
          </table:table-cell>
          <table:table-cell office:value-type="float" office:value="185.646" calcext:value-type="float">
            <text:p>185.646</text:p>
          </table:table-cell>
          <table:table-cell office:value-type="float" office:value="189.614" calcext:value-type="float">
            <text:p>189.614</text:p>
          </table:table-cell>
          <table:table-cell office:value-type="float" office:value="191.842" calcext:value-type="float">
            <text:p>191.842</text:p>
          </table:table-cell>
          <table:table-cell office:value-type="float" office:value="194.071" calcext:value-type="float">
            <text:p>194.071</text:p>
          </table:table-cell>
          <table:table-cell office:value-type="float" office:value="196.299" calcext:value-type="float">
            <text:p>196.299</text:p>
          </table:table-cell>
          <table:table-cell office:value-type="float" office:value="198.527" calcext:value-type="float">
            <text:p>198.527</text:p>
          </table:table-cell>
          <table:table-cell office:value-type="float" office:value="200.756" calcext:value-type="float">
            <text:p>200.756</text:p>
          </table:table-cell>
          <table:table-cell office:value-type="float" office:value="201.706" calcext:value-type="float">
            <text:p>201.706</text:p>
          </table:table-cell>
          <table:table-cell office:value-type="float" office:value="202.657" calcext:value-type="float">
            <text:p>202.657</text:p>
          </table:table-cell>
          <table:table-cell office:value-type="float" office:value="203.608" calcext:value-type="float">
            <text:p>203.608</text:p>
          </table:table-cell>
          <table:table-cell office:value-type="float" office:value="204.558" calcext:value-type="float">
            <text:p>204.558</text:p>
          </table:table-cell>
          <table:table-cell office:value-type="float" office:value="205.509" calcext:value-type="float">
            <text:p>205.509</text:p>
          </table:table-cell>
          <table:table-cell office:value-type="float" office:value="202.37" calcext:value-type="float">
            <text:p>202.37</text:p>
          </table:table-cell>
          <table:table-cell office:value-type="float" office:value="199.231" calcext:value-type="float">
            <text:p>199.231</text:p>
          </table:table-cell>
          <table:table-cell office:value-type="float" office:value="196.092" calcext:value-type="float">
            <text:p>196.092</text:p>
          </table:table-cell>
          <table:table-cell office:value-type="float" office:value="192.953" calcext:value-type="float">
            <text:p>192.953</text:p>
          </table:table-cell>
          <table:table-cell office:value-type="float" office:value="189.815" calcext:value-type="float">
            <text:p>189.815</text:p>
          </table:table-cell>
          <table:table-cell office:value-type="float" office:value="184.682" calcext:value-type="float">
            <text:p>184.682</text:p>
          </table:table-cell>
          <table:table-cell office:value-type="float" office:value="179.55" calcext:value-type="float">
            <text:p>179.55</text:p>
          </table:table-cell>
          <table:table-cell office:value-type="float" office:value="174.418" calcext:value-type="float">
            <text:p>174.418</text:p>
          </table:table-cell>
          <table:table-cell office:value-type="float" office:value="169.285" calcext:value-type="float">
            <text:p>169.285</text:p>
          </table:table-cell>
          <table:table-cell office:value-type="float" office:value="164.153" calcext:value-type="float">
            <text:p>164.153</text:p>
          </table:table-cell>
          <table:table-cell office:value-type="float" office:value="157.675" calcext:value-type="float">
            <text:p>157.675</text:p>
          </table:table-cell>
          <table:table-cell office:value-type="float" office:value="151.196" calcext:value-type="float">
            <text:p>151.196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31.761" calcext:value-type="float">
            <text:p>131.761</text:p>
          </table:table-cell>
          <table:table-cell office:value-type="float" office:value="124.864" calcext:value-type="float">
            <text:p>124.864</text:p>
          </table:table-cell>
          <table:table-cell office:value-type="float" office:value="117.967" calcext:value-type="float">
            <text:p>117.967</text:p>
          </table:table-cell>
          <table:table-cell office:value-type="float" office:value="111.07" calcext:value-type="float">
            <text:p>111.07</text:p>
          </table:table-cell>
          <table:table-cell office:value-type="float" office:value="104.173" calcext:value-type="float">
            <text:p>104.173</text:p>
          </table:table-cell>
          <table:table-cell office:value-type="float" office:value="97.276" calcext:value-type="float">
            <text:p>97.276</text:p>
          </table:table-cell>
          <table:table-cell office:value-type="float" office:value="91.7821" calcext:value-type="float">
            <text:p>91.7821</text:p>
          </table:table-cell>
          <table:table-cell office:value-type="float" office:value="86.2882" calcext:value-type="float">
            <text:p>86.2882</text:p>
          </table:table-cell>
          <table:table-cell office:value-type="float" office:value="80.7943" calcext:value-type="float">
            <text:p>80.7943</text:p>
          </table:table-cell>
          <table:table-cell office:value-type="float" office:value="75.3005" calcext:value-type="float">
            <text:p>75.3005</text:p>
          </table:table-cell>
          <table:table-cell office:value-type="float" office:value="69.8066" calcext:value-type="float">
            <text:p>69.8066</text:p>
          </table:table-cell>
          <table:table-cell office:value-type="float" office:value="66.576" calcext:value-type="float">
            <text:p>66.576</text:p>
          </table:table-cell>
          <table:table-cell office:value-type="float" office:value="63.3454" calcext:value-type="float">
            <text:p>63.3454</text:p>
          </table:table-cell>
          <table:table-cell office:value-type="float" office:value="60.1147" calcext:value-type="float">
            <text:p>60.1147</text:p>
          </table:table-cell>
          <table:table-cell office:value-type="float" office:value="56.8841" calcext:value-type="float">
            <text:p>56.8841</text:p>
          </table:table-cell>
          <table:table-cell office:value-type="float" office:value="53.6535" calcext:value-type="float">
            <text:p>53.6535</text:p>
          </table:table-cell>
          <table:table-cell office:value-type="float" office:value="51.8183" calcext:value-type="float">
            <text:p>51.8183</text:p>
          </table:table-cell>
          <table:table-cell office:value-type="float" office:value="49.9831" calcext:value-type="float">
            <text:p>49.9831</text:p>
          </table:table-cell>
          <table:table-cell office:value-type="float" office:value="48.1479" calcext:value-type="float">
            <text:p>48.1479</text:p>
          </table:table-cell>
          <table:table-cell office:value-type="float" office:value="46.3126" calcext:value-type="float">
            <text:p>46.3126</text:p>
          </table:table-cell>
          <table:table-cell office:value-type="float" office:value="44.4774" calcext:value-type="float">
            <text:p>44.4774</text:p>
          </table:table-cell>
          <table:table-cell office:value-type="float" office:value="44.2611" calcext:value-type="float">
            <text:p>44.2611</text:p>
          </table:table-cell>
          <table:table-cell office:value-type="float" office:value="44.0449" calcext:value-type="float">
            <text:p>44.0449</text:p>
          </table:table-cell>
          <table:table-cell office:value-type="float" office:value="43.8286" calcext:value-type="float">
            <text:p>43.8286</text:p>
          </table:table-cell>
          <table:table-cell office:value-type="float" office:value="43.6123" calcext:value-type="float">
            <text:p>43.6123</text:p>
          </table:table-cell>
          <table:table-cell office:value-type="float" office:value="43.396" calcext:value-type="float">
            <text:p>43.396</text:p>
          </table:table-cell>
          <table:table-cell office:value-type="float" office:value="43.7273" calcext:value-type="float">
            <text:p>43.7273</text:p>
          </table:table-cell>
          <table:table-cell office:value-type="float" office:value="44.0586" calcext:value-type="float">
            <text:p>44.0586</text:p>
          </table:table-cell>
          <table:table-cell office:value-type="float" office:value="44.3898" calcext:value-type="float">
            <text:p>44.3898</text:p>
          </table:table-cell>
          <table:table-cell office:value-type="float" office:value="44.7211" calcext:value-type="float">
            <text:p>44.7211</text:p>
          </table:table-cell>
          <table:table-cell office:value-type="float" office:value="45.0524" calcext:value-type="float">
            <text:p>45.0524</text:p>
          </table:table-cell>
          <table:table-cell office:value-type="float" office:value="44.6018" calcext:value-type="float">
            <text:p>44.6018</text:p>
          </table:table-cell>
          <table:table-cell office:value-type="float" office:value="44.1513" calcext:value-type="float">
            <text:p>44.1513</text:p>
          </table:table-cell>
          <table:table-cell office:value-type="float" office:value="43.7008" calcext:value-type="float">
            <text:p>43.7008</text:p>
          </table:table-cell>
          <table:table-cell office:value-type="float" office:value="43.2503" calcext:value-type="float">
            <text:p>43.2503</text:p>
          </table:table-cell>
          <table:table-cell office:value-type="float" office:value="42.7997" calcext:value-type="float">
            <text:p>42.7997</text:p>
          </table:table-cell>
          <table:table-cell office:value-type="float" office:value="43.3694" calcext:value-type="float">
            <text:p>43.3694</text:p>
          </table:table-cell>
          <table:table-cell office:value-type="float" office:value="43.939" calcext:value-type="float">
            <text:p>43.939</text:p>
          </table:table-cell>
          <table:table-cell office:value-type="float" office:value="44.5086" calcext:value-type="float">
            <text:p>44.5086</text:p>
          </table:table-cell>
          <table:table-cell office:value-type="float" office:value="45.0782" calcext:value-type="float">
            <text:p>45.0782</text:p>
          </table:table-cell>
          <table:table-cell office:value-type="float" office:value="45.6478" calcext:value-type="float">
            <text:p>45.6478</text:p>
          </table:table-cell>
          <table:table-cell office:value-type="float" office:value="44.8955" calcext:value-type="float">
            <text:p>44.8955</text:p>
          </table:table-cell>
          <table:table-cell office:value-type="float" office:value="44.1432" calcext:value-type="float">
            <text:p>44.1432</text:p>
          </table:table-cell>
          <table:table-cell office:value-type="float" office:value="43.3908" calcext:value-type="float">
            <text:p>43.3908</text:p>
          </table:table-cell>
          <table:table-cell office:value-type="float" office:value="42.6385" calcext:value-type="float">
            <text:p>42.6385</text:p>
          </table:table-cell>
          <table:table-cell office:value-type="float" office:value="41.8861" calcext:value-type="float">
            <text:p>41.8861</text:p>
          </table:table-cell>
          <table:table-cell office:value-type="float" office:value="41.7079" calcext:value-type="float">
            <text:p>41.7079</text:p>
          </table:table-cell>
          <table:table-cell office:value-type="float" office:value="41.5296" calcext:value-type="float">
            <text:p>41.5296</text:p>
          </table:table-cell>
          <table:table-cell office:value-type="float" office:value="41.3514" calcext:value-type="float">
            <text:p>41.3514</text:p>
          </table:table-cell>
          <table:table-cell office:value-type="float" office:value="41.1731" calcext:value-type="float">
            <text:p>41.1731</text:p>
          </table:table-cell>
          <table:table-cell office:value-type="float" office:value="40.9949" calcext:value-type="float">
            <text:p>40.9949</text:p>
          </table:table-cell>
          <table:table-cell office:value-type="float" office:value="40.8898" calcext:value-type="float">
            <text:p>40.8898</text:p>
          </table:table-cell>
          <table:table-cell office:value-type="float" office:value="40.7848" calcext:value-type="float">
            <text:p>40.7848</text:p>
          </table:table-cell>
          <table:table-cell office:value-type="float" office:value="40.6798" calcext:value-type="float">
            <text:p>40.6798</text:p>
          </table:table-cell>
          <table:table-cell office:value-type="float" office:value="40.5747" calcext:value-type="float">
            <text:p>40.5747</text:p>
          </table:table-cell>
          <table:table-cell office:value-type="float" office:value="40.4697" calcext:value-type="float">
            <text:p>40.4697</text:p>
          </table:table-cell>
          <table:table-cell office:value-type="float" office:value="40.9453" calcext:value-type="float">
            <text:p>40.9453</text:p>
          </table:table-cell>
          <table:table-cell office:value-type="float" office:value="41.4209" calcext:value-type="float">
            <text:p>41.4209</text:p>
          </table:table-cell>
          <table:table-cell office:value-type="float" office:value="41.8966" calcext:value-type="float">
            <text:p>41.8966</text:p>
          </table:table-cell>
          <table:table-cell office:value-type="float" office:value="42.3722" calcext:value-type="float">
            <text:p>42.3722</text:p>
          </table:table-cell>
          <table:table-cell office:value-type="float" office:value="42.8478" calcext:value-type="float">
            <text:p>42.8478</text:p>
          </table:table-cell>
          <table:table-cell office:value-type="float" office:value="43.9505" calcext:value-type="float">
            <text:p>43.9505</text:p>
          </table:table-cell>
          <table:table-cell office:value-type="float" office:value="45.0533" calcext:value-type="float">
            <text:p>45.0533</text:p>
          </table:table-cell>
          <table:table-cell office:value-type="float" office:value="46.156" calcext:value-type="float">
            <text:p>46.156</text:p>
          </table:table-cell>
          <table:table-cell office:value-type="float" office:value="47.2587" calcext:value-type="float">
            <text:p>47.2587</text:p>
          </table:table-cell>
          <table:table-cell office:value-type="float" office:value="48.3614" calcext:value-type="float">
            <text:p>48.3614</text:p>
          </table:table-cell>
          <table:table-cell office:value-type="float" office:value="50.377" calcext:value-type="float">
            <text:p>50.377</text:p>
          </table:table-cell>
          <table:table-cell office:value-type="float" office:value="52.3926" calcext:value-type="float">
            <text:p>52.3926</text:p>
          </table:table-cell>
          <table:table-cell office:value-type="float" office:value="54.4083" calcext:value-type="float">
            <text:p>54.4083</text:p>
          </table:table-cell>
          <table:table-cell office:value-type="float" office:value="56.4239" calcext:value-type="float">
            <text:p>56.4239</text:p>
          </table:table-cell>
          <table:table-cell office:value-type="float" office:value="58.4395" calcext:value-type="float">
            <text:p>58.4395</text:p>
          </table:table-cell>
          <table:table-cell office:value-type="float" office:value="61.0153" calcext:value-type="float">
            <text:p>61.0153</text:p>
          </table:table-cell>
          <table:table-cell office:value-type="float" office:value="63.5912" calcext:value-type="float">
            <text:p>63.5912</text:p>
          </table:table-cell>
          <table:table-cell office:value-type="float" office:value="66.167" calcext:value-type="float">
            <text:p>66.167</text:p>
          </table:table-cell>
          <table:table-cell office:value-type="float" office:value="68.7428" calcext:value-type="float">
            <text:p>68.7428</text:p>
          </table:table-cell>
          <table:table-cell office:value-type="float" office:value="71.3186" calcext:value-type="float">
            <text:p>71.3186</text:p>
          </table:table-cell>
          <table:table-cell office:value-type="float" office:value="73.7456" calcext:value-type="float">
            <text:p>73.7456</text:p>
          </table:table-cell>
          <table:table-cell office:value-type="float" office:value="76.1726" calcext:value-type="float">
            <text:p>76.1726</text:p>
          </table:table-cell>
          <table:table-cell office:value-type="float" office:value="78.5996" calcext:value-type="float">
            <text:p>78.5996</text:p>
          </table:table-cell>
          <table:table-cell office:value-type="float" office:value="81.0266" calcext:value-type="float">
            <text:p>81.0266</text:p>
          </table:table-cell>
          <table:table-cell office:value-type="float" office:value="83.4536" calcext:value-type="float">
            <text:p>83.4536</text:p>
          </table:table-cell>
          <table:table-cell office:value-type="float" office:value="85.5693" calcext:value-type="float">
            <text:p>85.5693</text:p>
          </table:table-cell>
          <table:table-cell office:value-type="float" office:value="87.6849" calcext:value-type="float">
            <text:p>87.6849</text:p>
          </table:table-cell>
          <table:table-cell office:value-type="float" office:value="89.8006" calcext:value-type="float">
            <text:p>89.8006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0318" calcext:value-type="float">
            <text:p>94.0318</text:p>
          </table:table-cell>
          <table:table-cell office:value-type="float" office:value="94.9273" calcext:value-type="float">
            <text:p>94.9273</text:p>
          </table:table-cell>
          <table:table-cell office:value-type="float" office:value="95.8227" calcext:value-type="float">
            <text:p>95.8227</text:p>
          </table:table-cell>
          <table:table-cell office:value-type="float" office:value="96.7182" calcext:value-type="float">
            <text:p>96.7182</text:p>
          </table:table-cell>
          <table:table-cell office:value-type="float" office:value="97.6136" calcext:value-type="float">
            <text:p>97.6136</text:p>
          </table:table-cell>
          <table:table-cell office:value-type="float" office:value="98.5091" calcext:value-type="float">
            <text:p>98.5091</text:p>
          </table:table-cell>
          <table:table-cell office:value-type="float" office:value="99.5577" calcext:value-type="float">
            <text:p>99.5577</text:p>
          </table:table-cell>
          <table:table-cell office:value-type="float" office:value="100.606" calcext:value-type="float">
            <text:p>100.606</text:p>
          </table:table-cell>
          <table:table-cell office:value-type="float" office:value="101.655" calcext:value-type="float">
            <text:p>101.655</text:p>
          </table:table-cell>
          <table:table-cell office:value-type="float" office:value="102.704" calcext:value-type="float">
            <text:p>102.704</text:p>
          </table:table-cell>
          <table:table-cell office:value-type="float" office:value="103.752" calcext:value-type="float">
            <text:p>103.752</text:p>
          </table:table-cell>
          <table:table-cell office:value-type="float" office:value="103.777" calcext:value-type="float">
            <text:p>103.777</text:p>
          </table:table-cell>
          <table:table-cell office:value-type="float" office:value="103.802" calcext:value-type="float">
            <text:p>103.802</text:p>
          </table:table-cell>
          <table:table-cell office:value-type="float" office:value="103.827" calcext:value-type="float">
            <text:p>103.827</text:p>
          </table:table-cell>
          <table:table-cell office:value-type="float" office:value="103.852" calcext:value-type="float">
            <text:p>103.852</text:p>
          </table:table-cell>
          <table:table-cell office:value-type="float" office:value="103.877" calcext:value-type="float">
            <text:p>103.877</text:p>
          </table:table-cell>
          <table:table-cell office:value-type="float" office:value="104.038" calcext:value-type="float">
            <text:p>104.038</text:p>
          </table:table-cell>
          <table:table-cell office:value-type="float" office:value="104.2" calcext:value-type="float">
            <text:p>104.2</text:p>
          </table:table-cell>
          <table:table-cell office:value-type="float" office:value="104.361" calcext:value-type="float">
            <text:p>104.361</text:p>
          </table:table-cell>
          <table:table-cell office:value-type="float" office:value="104.522" calcext:value-type="float">
            <text:p>104.522</text:p>
          </table:table-cell>
          <table:table-cell office:value-type="float" office:value="104.684" calcext:value-type="float">
            <text:p>104.684</text:p>
          </table:table-cell>
          <table:table-cell office:value-type="float" office:value="103.992" calcext:value-type="float">
            <text:p>103.992</text:p>
          </table:table-cell>
          <table:table-cell office:value-type="float" office:value="103.3" calcext:value-type="float">
            <text:p>103.3</text:p>
          </table:table-cell>
          <table:table-cell office:value-type="float" office:value="102.609" calcext:value-type="float">
            <text:p>102.609</text:p>
          </table:table-cell>
          <table:table-cell office:value-type="float" office:value="101.917" calcext:value-type="float">
            <text:p>101.917</text:p>
          </table:table-cell>
          <table:table-cell office:value-type="float" office:value="101.225" calcext:value-type="float">
            <text:p>101.225</text:p>
          </table:table-cell>
          <table:table-cell office:value-type="float" office:value="100.658" calcext:value-type="float">
            <text:p>100.658</text:p>
          </table:table-cell>
          <table:table-cell office:value-type="float" office:value="100.092" calcext:value-type="float">
            <text:p>100.092</text:p>
          </table:table-cell>
          <table:table-cell office:value-type="float" office:value="99.5251" calcext:value-type="float">
            <text:p>99.5251</text:p>
          </table:table-cell>
          <table:table-cell office:value-type="float" office:value="98.9584" calcext:value-type="float">
            <text:p>98.9584</text:p>
          </table:table-cell>
          <table:table-cell office:value-type="float" office:value="98.3917" calcext:value-type="float">
            <text:p>98.3917</text:p>
          </table:table-cell>
          <table:table-cell office:value-type="float" office:value="97.8092" calcext:value-type="float">
            <text:p>97.8092</text:p>
          </table:table-cell>
          <table:table-cell office:value-type="float" office:value="97.2268" calcext:value-type="float">
            <text:p>97.2268</text:p>
          </table:table-cell>
          <table:table-cell office:value-type="float" office:value="96.6444" calcext:value-type="float">
            <text:p>96.6444</text:p>
          </table:table-cell>
          <table:table-cell office:value-type="float" office:value="96.0619" calcext:value-type="float">
            <text:p>96.0619</text:p>
          </table:table-cell>
          <table:table-cell office:value-type="float" office:value="95.4795" calcext:value-type="float">
            <text:p>95.4795</text:p>
          </table:table-cell>
          <table:table-cell office:value-type="float" office:value="94.6662" calcext:value-type="float">
            <text:p>94.6662</text:p>
          </table:table-cell>
          <table:table-cell office:value-type="float" office:value="93.8529" calcext:value-type="float">
            <text:p>93.8529</text:p>
          </table:table-cell>
          <table:table-cell office:value-type="float" office:value="93.0396" calcext:value-type="float">
            <text:p>93.0396</text:p>
          </table:table-cell>
          <table:table-cell office:value-type="float" office:value="92.2263" calcext:value-type="float">
            <text:p>92.2263</text:p>
          </table:table-cell>
          <table:table-cell office:value-type="float" office:value="91.413" calcext:value-type="float">
            <text:p>91.413</text:p>
          </table:table-cell>
          <table:table-cell office:value-type="float" office:value="89.9741" calcext:value-type="float">
            <text:p>89.9741</text:p>
          </table:table-cell>
          <table:table-cell office:value-type="float" office:value="88.5352" calcext:value-type="float">
            <text:p>88.5352</text:p>
          </table:table-cell>
          <table:table-cell office:value-type="float" office:value="87.0963" calcext:value-type="float">
            <text:p>87.0963</text:p>
          </table:table-cell>
          <table:table-cell office:value-type="float" office:value="85.6574" calcext:value-type="float">
            <text:p>85.6574</text:p>
          </table:table-cell>
          <table:table-cell office:value-type="float" office:value="84.2184" calcext:value-type="float">
            <text:p>84.2184</text:p>
          </table:table-cell>
          <table:table-cell office:value-type="float" office:value="85.2668" calcext:value-type="float">
            <text:p>85.2668</text:p>
          </table:table-cell>
          <table:table-cell office:value-type="float" office:value="86.3152" calcext:value-type="float">
            <text:p>86.3152</text:p>
          </table:table-cell>
          <table:table-cell office:value-type="float" office:value="87.3636" calcext:value-type="float">
            <text:p>87.3636</text:p>
          </table:table-cell>
          <table:table-cell office:value-type="float" office:value="88.412" calcext:value-type="float">
            <text:p>88.412</text:p>
          </table:table-cell>
          <table:table-cell office:value-type="float" office:value="89.4604" calcext:value-type="float">
            <text:p>89.4604</text:p>
          </table:table-cell>
          <table:table-cell office:value-type="float" office:value="90.6544" calcext:value-type="float">
            <text:p>90.6544</text:p>
          </table:table-cell>
          <table:table-cell office:value-type="float" office:value="91.8484" calcext:value-type="float">
            <text:p>91.8484</text:p>
          </table:table-cell>
          <table:table-cell office:value-type="float" office:value="93.0424" calcext:value-type="float">
            <text:p>93.0424</text:p>
          </table:table-cell>
          <table:table-cell office:value-type="float" office:value="94.2365" calcext:value-type="float">
            <text:p>94.2365</text:p>
          </table:table-cell>
          <table:table-cell office:value-type="float" office:value="95.4305" calcext:value-type="float">
            <text:p>95.4305</text:p>
          </table:table-cell>
          <table:table-cell office:value-type="float" office:value="95.0524" calcext:value-type="float">
            <text:p>95.0524</text:p>
          </table:table-cell>
          <table:table-cell office:value-type="float" office:value="94.6744" calcext:value-type="float">
            <text:p>94.6744</text:p>
          </table:table-cell>
          <table:table-cell office:value-type="float" office:value="94.2963" calcext:value-type="float">
            <text:p>94.2963</text:p>
          </table:table-cell>
          <table:table-cell office:value-type="float" office:value="93.9183" calcext:value-type="float">
            <text:p>93.9183</text:p>
          </table:table-cell>
          <table:table-cell office:value-type="float" office:value="93.5402" calcext:value-type="float">
            <text:p>93.5402</text:p>
          </table:table-cell>
          <table:table-cell office:value-type="float" office:value="92.5872" calcext:value-type="float">
            <text:p>92.5872</text:p>
          </table:table-cell>
          <table:table-cell office:value-type="float" office:value="91.6341" calcext:value-type="float">
            <text:p>91.6341</text:p>
          </table:table-cell>
          <table:table-cell office:value-type="float" office:value="90.6811" calcext:value-type="float">
            <text:p>90.6811</text:p>
          </table:table-cell>
          <table:table-cell office:value-type="float" office:value="89.728" calcext:value-type="float">
            <text:p>89.728</text:p>
          </table:table-cell>
          <table:table-cell office:value-type="float" office:value="88.775" calcext:value-type="float">
            <text:p>88.775</text:p>
          </table:table-cell>
          <table:table-cell office:value-type="float" office:value="86.8619" calcext:value-type="float">
            <text:p>86.8619</text:p>
          </table:table-cell>
          <table:table-cell office:value-type="float" office:value="84.9488" calcext:value-type="float">
            <text:p>84.9488</text:p>
          </table:table-cell>
          <table:table-cell office:value-type="float" office:value="83.0358" calcext:value-type="float">
            <text:p>83.0358</text:p>
          </table:table-cell>
          <table:table-cell office:value-type="float" office:value="81.1227" calcext:value-type="float">
            <text:p>81.1227</text:p>
          </table:table-cell>
          <table:table-cell office:value-type="float" office:value="79.2096" calcext:value-type="float">
            <text:p>79.2096</text:p>
          </table:table-cell>
          <table:table-cell office:value-type="float" office:value="78.7914" calcext:value-type="float">
            <text:p>78.7914</text:p>
          </table:table-cell>
          <table:table-cell office:value-type="float" office:value="78.3731" calcext:value-type="float">
            <text:p>78.3731</text:p>
          </table:table-cell>
          <table:table-cell office:value-type="float" office:value="77.9549" calcext:value-type="float">
            <text:p>77.9549</text:p>
          </table:table-cell>
          <table:table-cell office:value-type="float" office:value="77.5366" calcext:value-type="float">
            <text:p>77.5366</text:p>
          </table:table-cell>
          <table:table-cell office:value-type="float" office:value="77.1183" calcext:value-type="float">
            <text:p>77.1183</text:p>
          </table:table-cell>
          <table:table-cell office:value-type="float" office:value="77.0811" calcext:value-type="float">
            <text:p>77.0811</text:p>
          </table:table-cell>
          <table:table-cell office:value-type="float" office:value="77.0438" calcext:value-type="float">
            <text:p>77.0438</text:p>
          </table:table-cell>
          <table:table-cell office:value-type="float" office:value="77.0066" calcext:value-type="float">
            <text:p>77.0066</text:p>
          </table:table-cell>
          <table:table-cell office:value-type="float" office:value="76.9693" calcext:value-type="float">
            <text:p>76.9693</text:p>
          </table:table-cell>
          <table:table-cell office:value-type="float" office:value="76.9321" calcext:value-type="float">
            <text:p>76.9321</text:p>
          </table:table-cell>
          <table:table-cell office:value-type="float" office:value="77.9126" calcext:value-type="float">
            <text:p>77.9126</text:p>
          </table:table-cell>
          <table:table-cell office:value-type="float" office:value="78.8931" calcext:value-type="float">
            <text:p>78.8931</text:p>
          </table:table-cell>
          <table:table-cell office:value-type="float" office:value="79.8737" calcext:value-type="float">
            <text:p>79.8737</text:p>
          </table:table-cell>
          <table:table-cell office:value-type="float" office:value="80.8542" calcext:value-type="float">
            <text:p>80.8542</text:p>
          </table:table-cell>
          <table:table-cell office:value-type="float" office:value="81.8347" calcext:value-type="float">
            <text:p>81.8347</text:p>
          </table:table-cell>
          <table:table-cell office:value-type="float" office:value="84.1525" calcext:value-type="float">
            <text:p>84.1525</text:p>
          </table:table-cell>
          <table:table-cell office:value-type="float" office:value="86.4702" calcext:value-type="float">
            <text:p>86.4702</text:p>
          </table:table-cell>
          <table:table-cell office:value-type="float" office:value="88.7879" calcext:value-type="float">
            <text:p>88.7879</text:p>
          </table:table-cell>
          <table:table-cell office:value-type="float" office:value="91.1057" calcext:value-type="float">
            <text:p>91.1057</text:p>
          </table:table-cell>
          <table:table-cell office:value-type="float" office:value="93.4234" calcext:value-type="float">
            <text:p>93.4234</text:p>
          </table:table-cell>
          <table:table-cell office:value-type="float" office:value="96.0249" calcext:value-type="float">
            <text:p>96.0249</text:p>
          </table:table-cell>
          <table:table-cell office:value-type="float" office:value="98.6265" calcext:value-type="float">
            <text:p>98.6265</text:p>
          </table:table-cell>
          <table:table-cell office:value-type="float" office:value="101.228" calcext:value-type="float">
            <text:p>101.228</text:p>
          </table:table-cell>
          <table:table-cell office:value-type="float" office:value="103.83" calcext:value-type="float">
            <text:p>103.83</text:p>
          </table:table-cell>
          <table:table-cell office:value-type="float" office:value="106.431" calcext:value-type="float">
            <text:p>106.431</text:p>
          </table:table-cell>
          <table:table-cell office:value-type="float" office:value="108.743" calcext:value-type="float">
            <text:p>108.743</text:p>
          </table:table-cell>
          <table:table-cell office:value-type="float" office:value="111.055" calcext:value-type="float">
            <text:p>111.055</text:p>
          </table:table-cell>
          <table:table-cell office:value-type="float" office:value="113.367" calcext:value-type="float">
            <text:p>113.367</text:p>
          </table:table-cell>
          <table:table-cell office:value-type="float" office:value="115.679" calcext:value-type="float">
            <text:p>115.679</text:p>
          </table:table-cell>
          <table:table-cell office:value-type="float" office:value="117.991" calcext:value-type="float">
            <text:p>117.991</text:p>
          </table:table-cell>
          <table:table-cell office:value-type="float" office:value="117.342" calcext:value-type="float">
            <text:p>117.342</text:p>
          </table:table-cell>
          <table:table-cell office:value-type="float" office:value="116.693" calcext:value-type="float">
            <text:p>116.693</text:p>
          </table:table-cell>
          <table:table-cell office:value-type="float" office:value="116.044" calcext:value-type="float">
            <text:p>116.044</text:p>
          </table:table-cell>
          <table:table-cell office:value-type="float" office:value="115.395" calcext:value-type="float">
            <text:p>115.395</text:p>
          </table:table-cell>
          <table:table-cell office:value-type="float" office:value="114.746" calcext:value-type="float">
            <text:p>114.746</text:p>
          </table:table-cell>
          <table:table-cell office:value-type="float" office:value="115.683" calcext:value-type="float">
            <text:p>115.683</text:p>
          </table:table-cell>
          <table:table-cell office:value-type="float" office:value="116.621" calcext:value-type="float">
            <text:p>116.621</text:p>
          </table:table-cell>
          <table:table-cell office:value-type="float" office:value="117.558" calcext:value-type="float">
            <text:p>117.558</text:p>
          </table:table-cell>
          <table:table-cell office:value-type="float" office:value="118.496" calcext:value-type="float">
            <text:p>118.496</text:p>
          </table:table-cell>
          <table:table-cell office:value-type="float" office:value="119.433" calcext:value-type="float">
            <text:p>119.433</text:p>
          </table:table-cell>
          <table:table-cell office:value-type="float" office:value="119.259" calcext:value-type="float">
            <text:p>119.259</text:p>
          </table:table-cell>
          <table:table-cell office:value-type="float" office:value="119.084" calcext:value-type="float">
            <text:p>119.084</text:p>
          </table:table-cell>
          <table:table-cell office:value-type="float" office:value="118.91" calcext:value-type="float">
            <text:p>118.91</text:p>
          </table:table-cell>
          <table:table-cell office:value-type="float" office:value="118.735" calcext:value-type="float">
            <text:p>118.735</text:p>
          </table:table-cell>
          <table:table-cell office:value-type="float" office:value="118.561" calcext:value-type="float">
            <text:p>118.561</text:p>
          </table:table-cell>
          <table:table-cell office:value-type="float" office:value="117.324" calcext:value-type="float">
            <text:p>117.324</text:p>
          </table:table-cell>
          <table:table-cell office:value-type="float" office:value="116.088" calcext:value-type="float">
            <text:p>116.088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113.615" calcext:value-type="float">
            <text:p>113.615</text:p>
          </table:table-cell>
          <table:table-cell office:value-type="float" office:value="112.378" calcext:value-type="float">
            <text:p>112.378</text:p>
          </table:table-cell>
          <table:table-cell office:value-type="float" office:value="111.27" calcext:value-type="float">
            <text:p>111.27</text:p>
          </table:table-cell>
          <table:table-cell office:value-type="float" office:value="110.162" calcext:value-type="float">
            <text:p>110.162</text:p>
          </table:table-cell>
          <table:table-cell office:value-type="float" office:value="109.054" calcext:value-type="float">
            <text:p>109.054</text:p>
          </table:table-cell>
          <table:table-cell office:value-type="float" office:value="107.947" calcext:value-type="float">
            <text:p>107.947</text:p>
          </table:table-cell>
          <table:table-cell office:value-type="float" office:value="106.839" calcext:value-type="float">
            <text:p>106.839</text:p>
          </table:table-cell>
          <table:table-cell office:value-type="float" office:value="105.853" calcext:value-type="float">
            <text:p>105.853</text:p>
          </table:table-cell>
          <table:table-cell office:value-type="float" office:value="104.867" calcext:value-type="float">
            <text:p>104.867</text:p>
          </table:table-cell>
          <table:table-cell office:value-type="float" office:value="103.881" calcext:value-type="float">
            <text:p>103.881</text:p>
          </table:table-cell>
          <table:table-cell office:value-type="float" office:value="102.895" calcext:value-type="float">
            <text:p>102.895</text:p>
          </table:table-cell>
          <table:table-cell office:value-type="float" office:value="101.909" calcext:value-type="float">
            <text:p>101.909</text:p>
          </table:table-cell>
          <table:table-cell office:value-type="float" office:value="100.975" calcext:value-type="float">
            <text:p>100.975</text:p>
          </table:table-cell>
          <table:table-cell office:value-type="float" office:value="100.041" calcext:value-type="float">
            <text:p>100.041</text:p>
          </table:table-cell>
          <table:table-cell office:value-type="float" office:value="99.1068" calcext:value-type="float">
            <text:p>99.1068</text:p>
          </table:table-cell>
          <table:table-cell office:value-type="float" office:value="98.1726" calcext:value-type="float">
            <text:p>98.1726</text:p>
          </table:table-cell>
          <table:table-cell office:value-type="float" office:value="97.2385" calcext:value-type="float">
            <text:p>97.2385</text:p>
          </table:table-cell>
          <table:table-cell office:value-type="float" office:value="96.1239" calcext:value-type="float">
            <text:p>96.1239</text:p>
          </table:table-cell>
          <table:table-cell office:value-type="float" office:value="95.0093" calcext:value-type="float">
            <text:p>95.0093</text:p>
          </table:table-cell>
          <table:table-cell office:value-type="float" office:value="93.8946" calcext:value-type="float">
            <text:p>93.8946</text:p>
          </table:table-cell>
          <table:table-cell office:value-type="float" office:value="92.78" calcext:value-type="float">
            <text:p>92.78</text:p>
          </table:table-cell>
          <table:table-cell office:value-type="float" office:value="91.6654" calcext:value-type="float">
            <text:p>91.6654</text:p>
          </table:table-cell>
          <table:table-cell office:value-type="float" office:value="90.9509" calcext:value-type="float">
            <text:p>90.9509</text:p>
          </table:table-cell>
          <table:table-cell office:value-type="float" office:value="90.2364" calcext:value-type="float">
            <text:p>90.2364</text:p>
          </table:table-cell>
          <table:table-cell office:value-type="float" office:value="89.5219" calcext:value-type="float">
            <text:p>89.5219</text:p>
          </table:table-cell>
          <table:table-cell office:value-type="float" office:value="88.8075" calcext:value-type="float">
            <text:p>88.8075</text:p>
          </table:table-cell>
          <table:table-cell office:value-type="float" office:value="88.093" calcext:value-type="float">
            <text:p>88.093</text:p>
          </table:table-cell>
          <table:table-cell office:value-type="float" office:value="87.5574" calcext:value-type="float">
            <text:p>87.5574</text:p>
          </table:table-cell>
          <table:table-cell office:value-type="float" office:value="87.0218" calcext:value-type="float">
            <text:p>87.0218</text:p>
          </table:table-cell>
          <table:table-cell office:value-type="float" office:value="86.4862" calcext:value-type="float">
            <text:p>86.4862</text:p>
          </table:table-cell>
          <table:table-cell office:value-type="float" office:value="85.9507" calcext:value-type="float">
            <text:p>85.9507</text:p>
          </table:table-cell>
          <table:table-cell office:value-type="float" office:value="85.4151" calcext:value-type="float">
            <text:p>85.4151</text:p>
          </table:table-cell>
          <table:table-cell office:value-type="float" office:value="84.6304" calcext:value-type="float">
            <text:p>84.6304</text:p>
          </table:table-cell>
          <table:table-cell office:value-type="float" office:value="83.8458" calcext:value-type="float">
            <text:p>83.8458</text:p>
          </table:table-cell>
          <table:table-cell office:value-type="float" office:value="83.0611" calcext:value-type="float">
            <text:p>83.0611</text:p>
          </table:table-cell>
          <table:table-cell office:value-type="float" office:value="82.2764" calcext:value-type="float">
            <text:p>82.2764</text:p>
          </table:table-cell>
          <table:table-cell office:value-type="float" office:value="81.4918" calcext:value-type="float">
            <text:p>81.4918</text:p>
          </table:table-cell>
          <table:table-cell office:value-type="float" office:value="80.8823" calcext:value-type="float">
            <text:p>80.8823</text:p>
          </table:table-cell>
          <table:table-cell office:value-type="float" office:value="80.2728" calcext:value-type="float">
            <text:p>80.2728</text:p>
          </table:table-cell>
          <table:table-cell office:value-type="float" office:value="79.6633" calcext:value-type="float">
            <text:p>79.6633</text:p>
          </table:table-cell>
          <table:table-cell office:value-type="float" office:value="79.0539" calcext:value-type="float">
            <text:p>79.0539</text:p>
          </table:table-cell>
          <table:table-cell office:value-type="float" office:value="78.4444" calcext:value-type="float">
            <text:p>78.4444</text:p>
          </table:table-cell>
          <table:table-cell office:value-type="float" office:value="77.3593" calcext:value-type="float">
            <text:p>77.3593</text:p>
          </table:table-cell>
          <table:table-cell office:value-type="float" office:value="76.2742" calcext:value-type="float">
            <text:p>76.2742</text:p>
          </table:table-cell>
          <table:table-cell office:value-type="float" office:value="75.189" calcext:value-type="float">
            <text:p>75.189</text:p>
          </table:table-cell>
          <table:table-cell office:value-type="float" office:value="74.1039" calcext:value-type="float">
            <text:p>74.1039</text:p>
          </table:table-cell>
          <table:table-cell office:value-type="float" office:value="73.0188" calcext:value-type="float">
            <text:p>73.0188</text:p>
          </table:table-cell>
          <table:table-cell office:value-type="float" office:value="71.3509" calcext:value-type="float">
            <text:p>71.3509</text:p>
          </table:table-cell>
          <table:table-cell office:value-type="float" office:value="69.683" calcext:value-type="float">
            <text:p>69.683</text:p>
          </table:table-cell>
          <table:table-cell office:value-type="float" office:value="68.0151" calcext:value-type="float">
            <text:p>68.0151</text:p>
          </table:table-cell>
          <table:table-cell office:value-type="float" office:value="66.3473" calcext:value-type="float">
            <text:p>66.3473</text:p>
          </table:table-cell>
          <table:table-cell office:value-type="float" office:value="64.6794" calcext:value-type="float">
            <text:p>64.6794</text:p>
          </table:table-cell>
          <table:table-cell office:value-type="float" office:value="63.3112" calcext:value-type="float">
            <text:p>63.3112</text:p>
          </table:table-cell>
          <table:table-cell office:value-type="float" office:value="61.9431" calcext:value-type="float">
            <text:p>61.9431</text:p>
          </table:table-cell>
          <table:table-cell office:value-type="float" office:value="60.5749" calcext:value-type="float">
            <text:p>60.5749</text:p>
          </table:table-cell>
          <table:table-cell office:value-type="float" office:value="59.2067" calcext:value-type="float">
            <text:p>59.2067</text:p>
          </table:table-cell>
          <table:table-cell office:value-type="float" office:value="57.8386" calcext:value-type="float">
            <text:p>57.8386</text:p>
          </table:table-cell>
          <table:table-cell office:value-type="float" office:value="59.0919" calcext:value-type="float">
            <text:p>59.0919</text:p>
          </table:table-cell>
          <table:table-cell office:value-type="float" office:value="60.3452" calcext:value-type="float">
            <text:p>60.3452</text:p>
          </table:table-cell>
          <table:table-cell office:value-type="float" office:value="61.5985" calcext:value-type="float">
            <text:p>61.5985</text:p>
          </table:table-cell>
          <table:table-cell office:value-type="float" office:value="62.8518" calcext:value-type="float">
            <text:p>62.8518</text:p>
          </table:table-cell>
          <table:table-cell office:value-type="float" office:value="64.1051" calcext:value-type="float">
            <text:p>64.1051</text:p>
          </table:table-cell>
          <table:table-cell office:value-type="float" office:value="64.4931" calcext:value-type="float">
            <text:p>64.4931</text:p>
          </table:table-cell>
          <table:table-cell office:value-type="float" office:value="64.8812" calcext:value-type="float">
            <text:p>64.8812</text:p>
          </table:table-cell>
          <table:table-cell office:value-type="float" office:value="65.2693" calcext:value-type="float">
            <text:p>65.2693</text:p>
          </table:table-cell>
          <table:table-cell office:value-type="float" office:value="65.6573" calcext:value-type="float">
            <text:p>65.6573</text:p>
          </table:table-cell>
          <table:table-cell office:value-type="float" office:value="66.0454" calcext:value-type="float">
            <text:p>66.0454</text:p>
          </table:table-cell>
          <table:table-cell office:value-type="float" office:value="64.1979" calcext:value-type="float">
            <text:p>64.1979</text:p>
          </table:table-cell>
          <table:table-cell office:value-type="float" office:value="62.3503" calcext:value-type="float">
            <text:p>62.3503</text:p>
          </table:table-cell>
          <table:table-cell office:value-type="float" office:value="60.5028" calcext:value-type="float">
            <text:p>60.5028</text:p>
          </table:table-cell>
          <table:table-cell office:value-type="float" office:value="58.6553" calcext:value-type="float">
            <text:p>58.6553</text:p>
          </table:table-cell>
          <table:table-cell office:value-type="float" office:value="56.8077" calcext:value-type="float">
            <text:p>56.8077</text:p>
          </table:table-cell>
          <table:table-cell office:value-type="float" office:value="55.7223" calcext:value-type="float">
            <text:p>55.7223</text:p>
          </table:table-cell>
          <table:table-cell office:value-type="float" office:value="54.6369" calcext:value-type="float">
            <text:p>54.6369</text:p>
          </table:table-cell>
          <table:table-cell office:value-type="float" office:value="53.5515" calcext:value-type="float">
            <text:p>53.5515</text:p>
          </table:table-cell>
          <table:table-cell office:value-type="float" office:value="52.4661" calcext:value-type="float">
            <text:p>52.4661</text:p>
          </table:table-cell>
          <table:table-cell office:value-type="float" office:value="51.3807" calcext:value-type="float">
            <text:p>51.3807</text:p>
          </table:table-cell>
          <table:table-cell office:value-type="float" office:value="50.8288" calcext:value-type="float">
            <text:p>50.8288</text:p>
          </table:table-cell>
          <table:table-cell office:value-type="float" office:value="50.2769" calcext:value-type="float">
            <text:p>50.2769</text:p>
          </table:table-cell>
          <table:table-cell office:value-type="float" office:value="49.725" calcext:value-type="float">
            <text:p>49.725</text:p>
          </table:table-cell>
          <table:table-cell office:value-type="float" office:value="49.1731" calcext:value-type="float">
            <text:p>49.1731</text:p>
          </table:table-cell>
          <table:table-cell office:value-type="float" office:value="48.6212" calcext:value-type="float">
            <text:p>48.6212</text:p>
          </table:table-cell>
          <table:table-cell office:value-type="float" office:value="48.1875" calcext:value-type="float">
            <text:p>48.1875</text:p>
          </table:table-cell>
          <table:table-cell office:value-type="float" office:value="47.7538" calcext:value-type="float">
            <text:p>47.7538</text:p>
          </table:table-cell>
          <table:table-cell office:value-type="float" office:value="47.3201" calcext:value-type="float">
            <text:p>47.3201</text:p>
          </table:table-cell>
          <table:table-cell office:value-type="float" office:value="46.8865" calcext:value-type="float">
            <text:p>46.8865</text:p>
          </table:table-cell>
          <table:table-cell office:value-type="float" office:value="46.4528" calcext:value-type="float">
            <text:p>46.4528</text:p>
          </table:table-cell>
          <table:table-cell office:value-type="float" office:value="45.6655" calcext:value-type="float">
            <text:p>45.6655</text:p>
          </table:table-cell>
          <table:table-cell office:value-type="float" office:value="44.8783" calcext:value-type="float">
            <text:p>44.8783</text:p>
          </table:table-cell>
          <table:table-cell office:value-type="float" office:value="44.0911" calcext:value-type="float">
            <text:p>44.0911</text:p>
          </table:table-cell>
          <table:table-cell office:value-type="float" office:value="43.3038" calcext:value-type="float">
            <text:p>43.3038</text:p>
          </table:table-cell>
          <table:table-cell office:value-type="float" office:value="42.5166" calcext:value-type="float">
            <text:p>42.5166</text:p>
          </table:table-cell>
          <table:table-cell office:value-type="float" office:value="41.2872" calcext:value-type="float">
            <text:p>41.2872</text:p>
          </table:table-cell>
          <table:table-cell office:value-type="float" office:value="40.0579" calcext:value-type="float">
            <text:p>40.0579</text:p>
          </table:table-cell>
          <table:table-cell office:value-type="float" office:value="38.8285" calcext:value-type="float">
            <text:p>38.8285</text:p>
          </table:table-cell>
          <table:table-cell office:value-type="float" office:value="37.5991" calcext:value-type="float">
            <text:p>37.5991</text:p>
          </table:table-cell>
          <table:table-cell office:value-type="float" office:value="36.3698" calcext:value-type="float">
            <text:p>36.3698</text:p>
          </table:table-cell>
          <table:table-cell office:value-type="float" office:value="34.4812" calcext:value-type="float">
            <text:p>34.4812</text:p>
          </table:table-cell>
          <table:table-cell office:value-type="float" office:value="32.5926" calcext:value-type="float">
            <text:p>32.5926</text:p>
          </table:table-cell>
          <table:table-cell office:value-type="float" office:value="30.704" calcext:value-type="float">
            <text:p>30.704</text:p>
          </table:table-cell>
          <table:table-cell office:value-type="float" office:value="28.8155" calcext:value-type="float">
            <text:p>28.8155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25.3908" calcext:value-type="float">
            <text:p>25.3908</text:p>
          </table:table-cell>
          <table:table-cell office:value-type="float" office:value="23.8547" calcext:value-type="float">
            <text:p>23.8547</text:p>
          </table:table-cell>
          <table:table-cell office:value-type="float" office:value="22.3187" calcext:value-type="float">
            <text:p>22.3187</text:p>
          </table:table-cell>
          <table:table-cell office:value-type="float" office:value="20.7826" calcext:value-type="float">
            <text:p>20.7826</text:p>
          </table:table-cell>
          <table:table-cell office:value-type="float" office:value="19.2465" calcext:value-type="float">
            <text:p>19.2465</text:p>
          </table:table-cell>
          <table:table-cell office:value-type="float" office:value="18.8103" calcext:value-type="float">
            <text:p>18.8103</text:p>
          </table:table-cell>
          <table:table-cell office:value-type="float" office:value="18.3742" calcext:value-type="float">
            <text:p>18.3742</text:p>
          </table:table-cell>
          <table:table-cell office:value-type="float" office:value="17.9381" calcext:value-type="float">
            <text:p>17.9381</text:p>
          </table:table-cell>
          <table:table-cell office:value-type="float" office:value="17.5019" calcext:value-type="float">
            <text:p>17.5019</text:p>
          </table:table-cell>
          <table:table-cell office:value-type="float" office:value="17.0658" calcext:value-type="float">
            <text:p>17.0658</text:p>
          </table:table-cell>
          <table:table-cell office:value-type="float" office:value="19.0855" calcext:value-type="float">
            <text:p>19.0855</text:p>
          </table:table-cell>
          <table:table-cell office:value-type="float" office:value="21.1052" calcext:value-type="float">
            <text:p>21.1052</text:p>
          </table:table-cell>
          <table:table-cell office:value-type="float" office:value="23.125" calcext:value-type="float">
            <text:p>23.125</text:p>
          </table:table-cell>
          <table:table-cell office:value-type="float" office:value="25.1447" calcext:value-type="float">
            <text:p>25.1447</text:p>
          </table:table-cell>
          <table:table-cell office:value-type="float" office:value="27.1644" calcext:value-type="float">
            <text:p>27.1644</text:p>
          </table:table-cell>
          <table:table-cell office:value-type="float" office:value="31.3881" calcext:value-type="float">
            <text:p>31.3881</text:p>
          </table:table-cell>
          <table:table-cell office:value-type="float" office:value="35.6117" calcext:value-type="float">
            <text:p>35.6117</text:p>
          </table:table-cell>
          <table:table-cell office:value-type="float" office:value="39.8353" calcext:value-type="float">
            <text:p>39.8353</text:p>
          </table:table-cell>
          <table:table-cell office:value-type="float" office:value="44.059" calcext:value-type="float">
            <text:p>44.059</text:p>
          </table:table-cell>
          <table:table-cell office:value-type="float" office:value="48.2826" calcext:value-type="float">
            <text:p>48.2826</text:p>
          </table:table-cell>
          <table:table-cell office:value-type="float" office:value="51.9345" calcext:value-type="float">
            <text:p>51.9345</text:p>
          </table:table-cell>
          <table:table-cell office:value-type="float" office:value="55.5863" calcext:value-type="float">
            <text:p>55.5863</text:p>
          </table:table-cell>
          <table:table-cell office:value-type="float" office:value="59.2382" calcext:value-type="float">
            <text:p>59.2382</text:p>
          </table:table-cell>
          <table:table-cell office:value-type="float" office:value="62.89" calcext:value-type="float">
            <text:p>62.89</text:p>
          </table:table-cell>
          <table:table-cell office:value-type="float" office:value="66.5419" calcext:value-type="float">
            <text:p>66.5419</text:p>
          </table:table-cell>
          <table:table-cell office:value-type="float" office:value="66.9652" calcext:value-type="float">
            <text:p>66.9652</text:p>
          </table:table-cell>
          <table:table-cell office:value-type="float" office:value="67.3886" calcext:value-type="float">
            <text:p>67.3886</text:p>
          </table:table-cell>
          <table:table-cell office:value-type="float" office:value="67.812" calcext:value-type="float">
            <text:p>67.812</text:p>
          </table:table-cell>
          <table:table-cell office:value-type="float" office:value="68.2354" calcext:value-type="float">
            <text:p>68.2354</text:p>
          </table:table-cell>
          <table:table-cell office:value-type="float" office:value="68.6587" calcext:value-type="float">
            <text:p>68.6587</text:p>
          </table:table-cell>
          <table:table-cell office:value-type="float" office:value="66.7601" calcext:value-type="float">
            <text:p>66.7601</text:p>
          </table:table-cell>
          <table:table-cell office:value-type="float" office:value="64.8615" calcext:value-type="float">
            <text:p>64.8615</text:p>
          </table:table-cell>
          <table:table-cell office:value-type="float" office:value="62.9629" calcext:value-type="float">
            <text:p>62.9629</text:p>
          </table:table-cell>
          <table:table-cell office:value-type="float" office:value="61.0643" calcext:value-type="float">
            <text:p>61.0643</text:p>
          </table:table-cell>
          <table:table-cell office:value-type="float" office:value="59.1657" calcext:value-type="float">
            <text:p>59.1657</text:p>
          </table:table-cell>
          <table:table-cell office:value-type="float" office:value="55.5387" calcext:value-type="float">
            <text:p>55.5387</text:p>
          </table:table-cell>
          <table:table-cell office:value-type="float" office:value="51.9117" calcext:value-type="float">
            <text:p>51.9117</text:p>
          </table:table-cell>
          <table:table-cell office:value-type="float" office:value="48.2847" calcext:value-type="float">
            <text:p>48.2847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41.0306" calcext:value-type="float">
            <text:p>41.0306</text:p>
          </table:table-cell>
          <table:table-cell office:value-type="float" office:value="35.5089" calcext:value-type="float">
            <text:p>35.5089</text:p>
          </table:table-cell>
          <table:table-cell office:value-type="float" office:value="29.9872" calcext:value-type="float">
            <text:p>29.9872</text:p>
          </table:table-cell>
          <table:table-cell office:value-type="float" office:value="24.4655" calcext:value-type="float">
            <text:p>24.4655</text:p>
          </table:table-cell>
          <table:table-cell office:value-type="float" office:value="18.9438" calcext:value-type="float">
            <text:p>18.9438</text:p>
          </table:table-cell>
          <table:table-cell office:value-type="float" office:value="13.4221" calcext:value-type="float">
            <text:p>13.4221</text:p>
          </table:table-cell>
          <table:table-cell office:value-type="float" office:value="7.55682" calcext:value-type="float">
            <text:p>7.55682</text:p>
          </table:table-cell>
          <table:table-cell office:value-type="float" office:value="1.69151" calcext:value-type="float">
            <text:p>1.6915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620.25" calcext:value-type="float">
            <text:p>620.25</text:p>
          </table:table-cell>
          <table:table-cell office:value-type="float" office:value="633.9" calcext:value-type="float">
            <text:p>633.9</text:p>
          </table:table-cell>
          <table:table-cell office:value-type="float" office:value="639.3" calcext:value-type="float">
            <text:p>639.3</text:p>
          </table:table-cell>
          <table:table-cell office:value-type="float" office:value="625.8" calcext:value-type="float">
            <text:p>625.8</text:p>
          </table:table-cell>
          <table:table-cell office:value-type="float" office:value="640.55" calcext:value-type="float">
            <text:p>640.55</text:p>
          </table:table-cell>
          <table:table-cell office:value-type="float" office:value="640.35" calcext:value-type="float">
            <text:p>640.35</text:p>
          </table:table-cell>
          <table:table-cell office:value-type="float" office:value="630.25" calcext:value-type="float">
            <text:p>630.25</text:p>
          </table:table-cell>
          <table:table-cell office:value-type="float" office:value="630.75" calcext:value-type="float">
            <text:p>630.75</text:p>
          </table:table-cell>
          <table:table-cell office:value-type="float" office:value="647.25" calcext:value-type="float">
            <text:p>647.25</text:p>
          </table:table-cell>
          <table:table-cell office:value-type="float" office:value="622" calcext:value-type="float">
            <text:p>622</text:p>
          </table:table-cell>
          <table:table-cell office:value-type="float" office:value="626.6" calcext:value-type="float">
            <text:p>626.6</text:p>
          </table:table-cell>
          <table:table-cell office:value-type="float" office:value="628.75" calcext:value-type="float">
            <text:p>628.75</text:p>
          </table:table-cell>
          <table:table-cell office:value-type="float" office:value="614.3" calcext:value-type="float">
            <text:p>614.3</text:p>
          </table:table-cell>
          <table:table-cell office:value-type="float" office:value="630.3" calcext:value-type="float">
            <text:p>630.3</text:p>
          </table:table-cell>
          <table:table-cell office:value-type="float" office:value="638.05" calcext:value-type="float">
            <text:p>638.05</text:p>
          </table:table-cell>
          <table:table-cell office:value-type="float" office:value="650.3" calcext:value-type="float">
            <text:p>650.3</text:p>
          </table:table-cell>
          <table:table-cell office:value-type="float" office:value="628.45" calcext:value-type="float">
            <text:p>628.45</text:p>
          </table:table-cell>
          <table:table-cell office:value-type="float" office:value="631.3" calcext:value-type="float">
            <text:p>631.3</text:p>
          </table:table-cell>
          <table:table-cell office:value-type="float" office:value="622.8" calcext:value-type="float">
            <text:p>622.8</text:p>
          </table:table-cell>
          <table:table-cell office:value-type="float" office:value="627.1" calcext:value-type="float">
            <text:p>627.1</text:p>
          </table:table-cell>
          <table:table-cell office:value-type="float" office:value="622.2" calcext:value-type="float">
            <text:p>622.2</text:p>
          </table:table-cell>
          <table:table-cell office:value-type="float" office:value="620" calcext:value-type="float">
            <text:p>620</text:p>
          </table:table-cell>
          <table:table-cell office:value-type="float" office:value="632.1" calcext:value-type="float">
            <text:p>632.1</text:p>
          </table:table-cell>
          <table:table-cell office:value-type="float" office:value="624.3" calcext:value-type="float">
            <text:p>624.3</text:p>
          </table:table-cell>
          <table:table-cell office:value-type="float" office:value="637" calcext:value-type="float">
            <text:p>637</text:p>
          </table:table-cell>
          <table:table-cell office:value-type="float" office:value="619.95" calcext:value-type="float">
            <text:p>619.95</text:p>
          </table:table-cell>
          <table:table-cell office:value-type="float" office:value="621.4" calcext:value-type="float">
            <text:p>621.4</text:p>
          </table:table-cell>
          <table:table-cell office:value-type="float" office:value="635.4" calcext:value-type="float">
            <text:p>635.4</text:p>
          </table:table-cell>
          <table:table-cell office:value-type="float" office:value="623.5" calcext:value-type="float">
            <text:p>623.5</text:p>
          </table:table-cell>
          <table:table-cell office:value-type="float" office:value="621.5" calcext:value-type="float">
            <text:p>621.5</text:p>
          </table:table-cell>
          <table:table-cell office:value-type="float" office:value="619.6" calcext:value-type="float">
            <text:p>619.6</text:p>
          </table:table-cell>
          <table:table-cell office:value-type="float" office:value="730.8" calcext:value-type="float">
            <text:p>730.8</text:p>
          </table:table-cell>
          <table:table-cell office:value-type="float" office:value="535.1" calcext:value-type="float">
            <text:p>535.1</text:p>
          </table:table-cell>
          <table:table-cell office:value-type="float" office:value="623.6" calcext:value-type="float">
            <text:p>623.6</text:p>
          </table:table-cell>
          <table:table-cell office:value-type="float" office:value="617.65" calcext:value-type="float">
            <text:p>617.65</text:p>
          </table:table-cell>
          <table:table-cell office:value-type="float" office:value="609.65" calcext:value-type="float">
            <text:p>609.65</text:p>
          </table:table-cell>
          <table:table-cell office:value-type="float" office:value="628.15" calcext:value-type="float">
            <text:p>628.15</text:p>
          </table:table-cell>
          <table:table-cell office:value-type="float" office:value="612.25" calcext:value-type="float">
            <text:p>612.25</text:p>
          </table:table-cell>
          <table:table-cell office:value-type="float" office:value="615.7" calcext:value-type="float">
            <text:p>615.7</text:p>
          </table:table-cell>
          <table:table-cell office:value-type="float" office:value="621.4" calcext:value-type="float">
            <text:p>621.4</text:p>
          </table:table-cell>
          <table:table-cell office:value-type="float" office:value="610.3" calcext:value-type="float">
            <text:p>610.3</text:p>
          </table:table-cell>
          <table:table-cell office:value-type="float" office:value="618.2" calcext:value-type="float">
            <text:p>618.2</text:p>
          </table:table-cell>
          <table:table-cell office:value-type="float" office:value="618.4" calcext:value-type="float">
            <text:p>618.4</text:p>
          </table:table-cell>
          <table:table-cell office:value-type="float" office:value="622.6" calcext:value-type="float">
            <text:p>622.6</text:p>
          </table:table-cell>
          <table:table-cell office:value-type="float" office:value="620" calcext:value-type="float">
            <text:p>620</text:p>
          </table:table-cell>
          <table:table-cell office:value-type="float" office:value="627.8" calcext:value-type="float">
            <text:p>627.8</text:p>
          </table:table-cell>
          <table:table-cell office:value-type="float" office:value="629.95" calcext:value-type="float">
            <text:p>629.95</text:p>
          </table:table-cell>
          <table:table-cell office:value-type="float" office:value="625.6" calcext:value-type="float">
            <text:p>625.6</text:p>
          </table:table-cell>
          <table:table-cell office:value-type="float" office:value="625.25" calcext:value-type="float">
            <text:p>625.25</text:p>
          </table:table-cell>
          <table:table-cell office:value-type="float" office:value="608.75" calcext:value-type="float">
            <text:p>608.75</text:p>
          </table:table-cell>
          <table:table-cell office:value-type="float" office:value="612.45" calcext:value-type="float">
            <text:p>612.45</text:p>
          </table:table-cell>
          <table:table-cell office:value-type="float" office:value="619" calcext:value-type="float">
            <text:p>619</text:p>
          </table:table-cell>
          <table:table-cell office:value-type="float" office:value="619.8" calcext:value-type="float">
            <text:p>619.8</text:p>
          </table:table-cell>
          <table:table-cell office:value-type="float" office:value="622.25" calcext:value-type="float">
            <text:p>622.25</text:p>
          </table:table-cell>
          <table:table-cell office:value-type="float" office:value="624.95" calcext:value-type="float">
            <text:p>624.95</text:p>
          </table:table-cell>
          <table:table-cell office:value-type="float" office:value="620.2" calcext:value-type="float">
            <text:p>620.2</text:p>
          </table:table-cell>
          <table:table-cell office:value-type="float" office:value="606.2" calcext:value-type="float">
            <text:p>606.2</text:p>
          </table:table-cell>
          <table:table-cell office:value-type="float" office:value="611" calcext:value-type="float">
            <text:p>611</text:p>
          </table:table-cell>
          <table:table-cell office:value-type="float" office:value="613.9" calcext:value-type="float">
            <text:p>613.9</text:p>
          </table:table-cell>
          <table:table-cell office:value-type="float" office:value="622.65" calcext:value-type="float">
            <text:p>622.65</text:p>
          </table:table-cell>
          <table:table-cell office:value-type="float" office:value="608.7" calcext:value-type="float">
            <text:p>608.7</text:p>
          </table:table-cell>
          <table:table-cell office:value-type="float" office:value="617.6" calcext:value-type="float">
            <text:p>617.6</text:p>
          </table:table-cell>
          <table:table-cell office:value-type="float" office:value="607" calcext:value-type="float">
            <text:p>607</text:p>
          </table:table-cell>
          <table:table-cell office:value-type="float" office:value="630.6" calcext:value-type="float">
            <text:p>630.6</text:p>
          </table:table-cell>
          <table:table-cell office:value-type="float" office:value="525.4" calcext:value-type="float">
            <text:p>525.4</text:p>
          </table:table-cell>
          <table:table-cell office:value-type="float" office:value="632.75" calcext:value-type="float">
            <text:p>632.75</text:p>
          </table:table-cell>
          <table:table-cell office:value-type="float" office:value="627.5" calcext:value-type="float">
            <text:p>627.5</text:p>
          </table:table-cell>
          <table:table-cell office:value-type="float" office:value="613.35" calcext:value-type="float">
            <text:p>613.35</text:p>
          </table:table-cell>
          <table:table-cell office:value-type="float" office:value="618.7" calcext:value-type="float">
            <text:p>618.7</text:p>
          </table:table-cell>
          <table:table-cell office:value-type="float" office:value="618.6" calcext:value-type="float">
            <text:p>618.6</text:p>
          </table:table-cell>
          <table:table-cell office:value-type="float" office:value="627.1" calcext:value-type="float">
            <text:p>627.1</text:p>
          </table:table-cell>
          <table:table-cell office:value-type="float" office:value="615.7" calcext:value-type="float">
            <text:p>615.7</text:p>
          </table:table-cell>
          <table:table-cell office:value-type="float" office:value="630.65" calcext:value-type="float">
            <text:p>630.65</text:p>
          </table:table-cell>
          <table:table-cell office:value-type="float" office:value="623.6" calcext:value-type="float">
            <text:p>623.6</text:p>
          </table:table-cell>
          <table:table-cell office:value-type="float" office:value="613.2" calcext:value-type="float">
            <text:p>613.2</text:p>
          </table:table-cell>
          <table:table-cell office:value-type="float" office:value="619" calcext:value-type="float">
            <text:p>619</text:p>
          </table:table-cell>
          <table:table-cell office:value-type="float" office:value="618.3" calcext:value-type="float">
            <text:p>618.3</text:p>
          </table:table-cell>
          <table:table-cell office:value-type="float" office:value="618.8" calcext:value-type="float">
            <text:p>618.8</text:p>
          </table:table-cell>
          <table:table-cell office:value-type="float" office:value="623.9" calcext:value-type="float">
            <text:p>623.9</text:p>
          </table:table-cell>
          <table:table-cell office:value-type="float" office:value="623" calcext:value-type="float">
            <text:p>623</text:p>
          </table:table-cell>
          <table:table-cell office:value-type="float" office:value="622.9" calcext:value-type="float">
            <text:p>622.9</text:p>
          </table:table-cell>
          <table:table-cell office:value-type="float" office:value="621.2" calcext:value-type="float">
            <text:p>621.2</text:p>
          </table:table-cell>
          <table:table-cell office:value-type="float" office:value="616.9" calcext:value-type="float">
            <text:p>616.9</text:p>
          </table:table-cell>
          <table:table-cell office:value-type="float" office:value="621.4" calcext:value-type="float">
            <text:p>621.4</text:p>
          </table:table-cell>
          <table:table-cell office:value-type="float" office:value="626" calcext:value-type="float">
            <text:p>626</text:p>
          </table:table-cell>
          <table:table-cell office:value-type="float" office:value="609.5" calcext:value-type="float">
            <text:p>609.5</text:p>
          </table:table-cell>
          <table:table-cell office:value-type="float" office:value="634.75" calcext:value-type="float">
            <text:p>634.75</text:p>
          </table:table-cell>
          <table:table-cell office:value-type="float" office:value="623.35" calcext:value-type="float">
            <text:p>623.35</text:p>
          </table:table-cell>
          <table:table-cell office:value-type="float" office:value="624.7" calcext:value-type="float">
            <text:p>624.7</text:p>
          </table:table-cell>
          <table:table-cell office:value-type="float" office:value="623.85" calcext:value-type="float">
            <text:p>623.85</text:p>
          </table:table-cell>
          <table:table-cell office:value-type="float" office:value="616.55" calcext:value-type="float">
            <text:p>616.55</text:p>
          </table:table-cell>
          <table:table-cell office:value-type="float" office:value="621.8" calcext:value-type="float">
            <text:p>621.8</text:p>
          </table:table-cell>
          <table:table-cell office:value-type="float" office:value="606.65" calcext:value-type="float">
            <text:p>606.65</text:p>
          </table:table-cell>
          <table:table-cell office:value-type="float" office:value="620.95" calcext:value-type="float">
            <text:p>620.95</text:p>
          </table:table-cell>
          <table:table-cell office:value-type="float" office:value="608.4" calcext:value-type="float">
            <text:p>608.4</text:p>
          </table:table-cell>
          <table:table-cell office:value-type="float" office:value="621.2" calcext:value-type="float">
            <text:p>621.2</text:p>
          </table:table-cell>
          <table:table-cell office:value-type="float" office:value="524.8" calcext:value-type="float">
            <text:p>524.8</text:p>
          </table:table-cell>
          <table:table-cell office:value-type="float" office:value="679.7" calcext:value-type="float">
            <text:p>679.7</text:p>
          </table:table-cell>
          <table:table-cell office:value-type="float" office:value="706.2" calcext:value-type="float">
            <text:p>706.2</text:p>
          </table:table-cell>
          <table:table-cell office:value-type="float" office:value="684.8" calcext:value-type="float">
            <text:p>684.8</text:p>
          </table:table-cell>
          <table:table-cell office:value-type="float" office:value="682.7" calcext:value-type="float">
            <text:p>682.7</text:p>
          </table:table-cell>
          <table:table-cell office:value-type="float" office:value="680.45" calcext:value-type="float">
            <text:p>680.45</text:p>
          </table:table-cell>
          <table:table-cell office:value-type="float" office:value="680.8" calcext:value-type="float">
            <text:p>680.8</text:p>
          </table:table-cell>
          <table:table-cell office:value-type="float" office:value="686.75" calcext:value-type="float">
            <text:p>686.75</text:p>
          </table:table-cell>
          <table:table-cell office:value-type="float" office:value="678.65" calcext:value-type="float">
            <text:p>678.65</text:p>
          </table:table-cell>
          <table:table-cell office:value-type="float" office:value="689.4" calcext:value-type="float">
            <text:p>689.4</text:p>
          </table:table-cell>
          <table:table-cell office:value-type="float" office:value="677.4" calcext:value-type="float">
            <text:p>677.4</text:p>
          </table:table-cell>
          <table:table-cell office:value-type="float" office:value="691.2" calcext:value-type="float">
            <text:p>691.2</text:p>
          </table:table-cell>
          <table:table-cell office:value-type="float" office:value="681.2" calcext:value-type="float">
            <text:p>681.2</text:p>
          </table:table-cell>
          <table:table-cell office:value-type="float" office:value="686.65" calcext:value-type="float">
            <text:p>686.65</text:p>
          </table:table-cell>
          <table:table-cell office:value-type="float" office:value="699.9" calcext:value-type="float">
            <text:p>699.9</text:p>
          </table:table-cell>
          <table:table-cell office:value-type="float" office:value="688.6" calcext:value-type="float">
            <text:p>688.6</text:p>
          </table:table-cell>
          <table:table-cell office:value-type="float" office:value="683.5" calcext:value-type="float">
            <text:p>683.5</text:p>
          </table:table-cell>
          <table:table-cell office:value-type="float" office:value="671.9" calcext:value-type="float">
            <text:p>671.9</text:p>
          </table:table-cell>
          <table:table-cell office:value-type="float" office:value="687.1" calcext:value-type="float">
            <text:p>687.1</text:p>
          </table:table-cell>
          <table:table-cell office:value-type="float" office:value="705.05" calcext:value-type="float">
            <text:p>705.05</text:p>
          </table:table-cell>
          <table:table-cell office:value-type="float" office:value="688.95" calcext:value-type="float">
            <text:p>688.95</text:p>
          </table:table-cell>
          <table:table-cell office:value-type="float" office:value="697.3" calcext:value-type="float">
            <text:p>697.3</text:p>
          </table:table-cell>
          <table:table-cell office:value-type="float" office:value="705.85" calcext:value-type="float">
            <text:p>705.85</text:p>
          </table:table-cell>
          <table:table-cell office:value-type="float" office:value="686" calcext:value-type="float">
            <text:p>686</text:p>
          </table:table-cell>
          <table:table-cell office:value-type="float" office:value="702.6" calcext:value-type="float">
            <text:p>702.6</text:p>
          </table:table-cell>
          <table:table-cell office:value-type="float" office:value="687.1" calcext:value-type="float">
            <text:p>687.1</text:p>
          </table:table-cell>
          <table:table-cell office:value-type="float" office:value="690.4" calcext:value-type="float">
            <text:p>690.4</text:p>
          </table:table-cell>
          <table:table-cell office:value-type="float" office:value="688.3" calcext:value-type="float">
            <text:p>688.3</text:p>
          </table:table-cell>
          <table:table-cell office:value-type="float" office:value="679.95" calcext:value-type="float">
            <text:p>679.95</text:p>
          </table:table-cell>
          <table:table-cell office:value-type="float" office:value="699" calcext:value-type="float">
            <text:p>699</text:p>
          </table:table-cell>
          <table:table-cell office:value-type="float" office:value="666.1" calcext:value-type="float">
            <text:p>666.1</text:p>
          </table:table-cell>
          <table:table-cell office:value-type="float" office:value="619" calcext:value-type="float">
            <text:p>619</text:p>
          </table:table-cell>
          <table:table-cell office:value-type="float" office:value="527.4" calcext:value-type="float">
            <text:p>527.4</text:p>
          </table:table-cell>
          <table:table-cell office:value-type="float" office:value="669.7" calcext:value-type="float">
            <text:p>669.7</text:p>
          </table:table-cell>
          <table:table-cell office:value-type="float" office:value="701.2" calcext:value-type="float">
            <text:p>701.2</text:p>
          </table:table-cell>
          <table:table-cell office:value-type="float" office:value="696.6" calcext:value-type="float">
            <text:p>696.6</text:p>
          </table:table-cell>
          <table:table-cell office:value-type="float" office:value="717.45" calcext:value-type="float">
            <text:p>717.45</text:p>
          </table:table-cell>
          <table:table-cell office:value-type="float" office:value="682.2" calcext:value-type="float">
            <text:p>682.2</text:p>
          </table:table-cell>
          <table:table-cell office:value-type="float" office:value="683.05" calcext:value-type="float">
            <text:p>683.05</text:p>
          </table:table-cell>
          <table:table-cell office:value-type="float" office:value="675.15" calcext:value-type="float">
            <text:p>675.15</text:p>
          </table:table-cell>
          <table:table-cell office:value-type="float" office:value="649.7" calcext:value-type="float">
            <text:p>649.7</text:p>
          </table:table-cell>
          <table:table-cell office:value-type="float" office:value="670.05" calcext:value-type="float">
            <text:p>670.05</text:p>
          </table:table-cell>
          <table:table-cell office:value-type="float" office:value="677.6" calcext:value-type="float">
            <text:p>677.6</text:p>
          </table:table-cell>
          <table:table-cell office:value-type="float" office:value="670.65" calcext:value-type="float">
            <text:p>670.65</text:p>
          </table:table-cell>
          <table:table-cell office:value-type="float" office:value="662.15" calcext:value-type="float">
            <text:p>662.15</text:p>
          </table:table-cell>
          <table:table-cell office:value-type="float" office:value="673.95" calcext:value-type="float">
            <text:p>673.95</text:p>
          </table:table-cell>
          <table:table-cell office:value-type="float" office:value="675.4" calcext:value-type="float">
            <text:p>675.4</text:p>
          </table:table-cell>
          <table:table-cell office:value-type="float" office:value="679.6" calcext:value-type="float">
            <text:p>679.6</text:p>
          </table:table-cell>
          <table:table-cell office:value-type="float" office:value="676.05" calcext:value-type="float">
            <text:p>676.05</text:p>
          </table:table-cell>
          <table:table-cell office:value-type="float" office:value="654.4" calcext:value-type="float">
            <text:p>654.4</text:p>
          </table:table-cell>
          <table:table-cell office:value-type="float" office:value="662.05" calcext:value-type="float">
            <text:p>662.05</text:p>
          </table:table-cell>
          <table:table-cell office:value-type="float" office:value="662.45" calcext:value-type="float">
            <text:p>662.45</text:p>
          </table:table-cell>
          <table:table-cell office:value-type="float" office:value="670.4" calcext:value-type="float">
            <text:p>670.4</text:p>
          </table:table-cell>
          <table:table-cell office:value-type="float" office:value="663.6" calcext:value-type="float">
            <text:p>663.6</text:p>
          </table:table-cell>
          <table:table-cell office:value-type="float" office:value="670.3" calcext:value-type="float">
            <text:p>670.3</text:p>
          </table:table-cell>
          <table:table-cell office:value-type="float" office:value="667.4" calcext:value-type="float">
            <text:p>667.4</text:p>
          </table:table-cell>
          <table:table-cell office:value-type="float" office:value="682.45" calcext:value-type="float">
            <text:p>682.45</text:p>
          </table:table-cell>
          <table:table-cell office:value-type="float" office:value="654.5" calcext:value-type="float">
            <text:p>654.5</text:p>
          </table:table-cell>
          <table:table-cell office:value-type="float" office:value="661.75" calcext:value-type="float">
            <text:p>661.75</text:p>
          </table:table-cell>
          <table:table-cell office:value-type="float" office:value="712.5" calcext:value-type="float">
            <text:p>712.5</text:p>
          </table:table-cell>
          <table:table-cell office:value-type="float" office:value="679.15" calcext:value-type="float">
            <text:p>679.15</text:p>
          </table:table-cell>
          <table:table-cell office:value-type="float" office:value="691.6" calcext:value-type="float">
            <text:p>691.6</text:p>
          </table:table-cell>
          <table:table-cell office:value-type="float" office:value="660.9" calcext:value-type="float">
            <text:p>660.9</text:p>
          </table:table-cell>
          <table:table-cell office:value-type="float" office:value="630.85" calcext:value-type="float">
            <text:p>630.85</text:p>
          </table:table-cell>
          <table:table-cell office:value-type="float" office:value="527.3" calcext:value-type="float">
            <text:p>527.3</text:p>
          </table:table-cell>
          <table:table-cell office:value-type="float" office:value="668.2" calcext:value-type="float">
            <text:p>668.2</text:p>
          </table:table-cell>
          <table:table-cell office:value-type="float" office:value="714.3" calcext:value-type="float">
            <text:p>714.3</text:p>
          </table:table-cell>
          <table:table-cell office:value-type="float" office:value="681" calcext:value-type="float">
            <text:p>681</text:p>
          </table:table-cell>
          <table:table-cell office:value-type="float" office:value="666.35" calcext:value-type="float">
            <text:p>666.35</text:p>
          </table:table-cell>
          <table:table-cell office:value-type="float" office:value="653.25" calcext:value-type="float">
            <text:p>653.25</text:p>
          </table:table-cell>
          <table:table-cell office:value-type="float" office:value="664.65" calcext:value-type="float">
            <text:p>664.65</text:p>
          </table:table-cell>
          <table:table-cell office:value-type="float" office:value="661.5" calcext:value-type="float">
            <text:p>661.5</text:p>
          </table:table-cell>
          <table:table-cell office:value-type="float" office:value="648.5" calcext:value-type="float">
            <text:p>648.5</text:p>
          </table:table-cell>
          <table:table-cell office:value-type="float" office:value="659.8" calcext:value-type="float">
            <text:p>659.8</text:p>
          </table:table-cell>
          <table:table-cell office:value-type="float" office:value="661.25" calcext:value-type="float">
            <text:p>661.25</text:p>
          </table:table-cell>
          <table:table-cell office:value-type="float" office:value="664.3" calcext:value-type="float">
            <text:p>664.3</text:p>
          </table:table-cell>
          <table:table-cell office:value-type="float" office:value="652.15" calcext:value-type="float">
            <text:p>652.15</text:p>
          </table:table-cell>
          <table:table-cell office:value-type="float" office:value="665.6" calcext:value-type="float">
            <text:p>665.6</text:p>
          </table:table-cell>
          <table:table-cell office:value-type="float" office:value="660.75" calcext:value-type="float">
            <text:p>660.75</text:p>
          </table:table-cell>
          <table:table-cell office:value-type="float" office:value="660.4" calcext:value-type="float">
            <text:p>660.4</text:p>
          </table:table-cell>
          <table:table-cell office:value-type="float" office:value="660.3" calcext:value-type="float">
            <text:p>660.3</text:p>
          </table:table-cell>
          <table:table-cell office:value-type="float" office:value="648.05" calcext:value-type="float">
            <text:p>648.05</text:p>
          </table:table-cell>
          <table:table-cell office:value-type="float" office:value="661.5" calcext:value-type="float">
            <text:p>661.5</text:p>
          </table:table-cell>
          <table:table-cell office:value-type="float" office:value="671.85" calcext:value-type="float">
            <text:p>671.85</text:p>
          </table:table-cell>
          <table:table-cell office:value-type="float" office:value="654.25" calcext:value-type="float">
            <text:p>654.25</text:p>
          </table:table-cell>
          <table:table-cell office:value-type="float" office:value="655.2" calcext:value-type="float">
            <text:p>655.2</text:p>
          </table:table-cell>
          <table:table-cell office:value-type="float" office:value="666.5" calcext:value-type="float">
            <text:p>666.5</text:p>
          </table:table-cell>
          <table:table-cell office:value-type="float" office:value="660.35" calcext:value-type="float">
            <text:p>660.35</text:p>
          </table:table-cell>
          <table:table-cell office:value-type="float" office:value="669.7" calcext:value-type="float">
            <text:p>669.7</text:p>
          </table:table-cell>
          <table:table-cell office:value-type="float" office:value="667.6" calcext:value-type="float">
            <text:p>667.6</text:p>
          </table:table-cell>
          <table:table-cell office:value-type="float" office:value="664.7" calcext:value-type="float">
            <text:p>664.7</text:p>
          </table:table-cell>
          <table:table-cell office:value-type="float" office:value="673.1" calcext:value-type="float">
            <text:p>673.1</text:p>
          </table:table-cell>
          <table:table-cell office:value-type="float" office:value="678.1" calcext:value-type="float">
            <text:p>678.1</text:p>
          </table:table-cell>
          <table:table-cell office:value-type="float" office:value="702.7" calcext:value-type="float">
            <text:p>702.7</text:p>
          </table:table-cell>
          <table:table-cell office:value-type="float" office:value="653.5" calcext:value-type="float">
            <text:p>653.5</text:p>
          </table:table-cell>
          <table:table-cell office:value-type="float" office:value="633.5" calcext:value-type="float">
            <text:p>633.5</text:p>
          </table:table-cell>
          <table:table-cell office:value-type="float" office:value="533.1" calcext:value-type="float">
            <text:p>533.1</text:p>
          </table:table-cell>
          <table:table-cell office:value-type="float" office:value="672.5" calcext:value-type="float">
            <text:p>672.5</text:p>
          </table:table-cell>
          <table:table-cell office:value-type="float" office:value="705.55" calcext:value-type="float">
            <text:p>705.55</text:p>
          </table:table-cell>
          <table:table-cell office:value-type="float" office:value="698.75" calcext:value-type="float">
            <text:p>698.75</text:p>
          </table:table-cell>
          <table:table-cell office:value-type="float" office:value="666.65" calcext:value-type="float">
            <text:p>666.65</text:p>
          </table:table-cell>
          <table:table-cell office:value-type="float" office:value="663.65" calcext:value-type="float">
            <text:p>663.65</text:p>
          </table:table-cell>
          <table:table-cell office:value-type="float" office:value="683.9" calcext:value-type="float">
            <text:p>683.9</text:p>
          </table:table-cell>
          <table:table-cell office:value-type="float" office:value="671.6" calcext:value-type="float">
            <text:p>671.6</text:p>
          </table:table-cell>
          <table:table-cell office:value-type="float" office:value="674.4" calcext:value-type="float">
            <text:p>674.4</text:p>
          </table:table-cell>
          <table:table-cell office:value-type="float" office:value="687.65" calcext:value-type="float">
            <text:p>687.65</text:p>
          </table:table-cell>
          <table:table-cell office:value-type="float" office:value="688.05" calcext:value-type="float">
            <text:p>688.05</text:p>
          </table:table-cell>
          <table:table-cell office:value-type="float" office:value="691" calcext:value-type="float">
            <text:p>691</text:p>
          </table:table-cell>
          <table:table-cell office:value-type="float" office:value="684.3" calcext:value-type="float">
            <text:p>684.3</text:p>
          </table:table-cell>
          <table:table-cell office:value-type="float" office:value="697.6" calcext:value-type="float">
            <text:p>697.6</text:p>
          </table:table-cell>
          <table:table-cell office:value-type="float" office:value="694.05" calcext:value-type="float">
            <text:p>694.05</text:p>
          </table:table-cell>
          <table:table-cell office:value-type="float" office:value="687.85" calcext:value-type="float">
            <text:p>687.85</text:p>
          </table:table-cell>
          <table:table-cell office:value-type="float" office:value="681.6" calcext:value-type="float">
            <text:p>681.6</text:p>
          </table:table-cell>
          <table:table-cell office:value-type="float" office:value="673.5" calcext:value-type="float">
            <text:p>673.5</text:p>
          </table:table-cell>
          <table:table-cell office:value-type="float" office:value="650" calcext:value-type="float">
            <text:p>650</text:p>
          </table:table-cell>
          <table:table-cell office:value-type="float" office:value="645.45" calcext:value-type="float">
            <text:p>645.45</text:p>
          </table:table-cell>
          <table:table-cell office:value-type="float" office:value="652.65" calcext:value-type="float">
            <text:p>652.65</text:p>
          </table:table-cell>
          <table:table-cell office:value-type="float" office:value="647.2" calcext:value-type="float">
            <text:p>647.2</text:p>
          </table:table-cell>
          <table:table-cell office:value-type="float" office:value="659.3" calcext:value-type="float">
            <text:p>659.3</text:p>
          </table:table-cell>
          <table:table-cell office:value-type="float" office:value="653.25" calcext:value-type="float">
            <text:p>653.25</text:p>
          </table:table-cell>
          <table:table-cell office:value-type="float" office:value="654.4" calcext:value-type="float">
            <text:p>654.4</text:p>
          </table:table-cell>
          <table:table-cell office:value-type="float" office:value="632.6" calcext:value-type="float">
            <text:p>632.6</text:p>
          </table:table-cell>
          <table:table-cell office:value-type="float" office:value="652.15" calcext:value-type="float">
            <text:p>652.15</text:p>
          </table:table-cell>
          <table:table-cell office:value-type="float" office:value="667.1" calcext:value-type="float">
            <text:p>667.1</text:p>
          </table:table-cell>
          <table:table-cell office:value-type="float" office:value="676.75" calcext:value-type="float">
            <text:p>676.75</text:p>
          </table:table-cell>
          <table:table-cell office:value-type="float" office:value="690.75" calcext:value-type="float">
            <text:p>690.75</text:p>
          </table:table-cell>
          <table:table-cell office:value-type="float" office:value="655.25" calcext:value-type="float">
            <text:p>655.25</text:p>
          </table:table-cell>
          <table:table-cell office:value-type="float" office:value="633.45" calcext:value-type="float">
            <text:p>633.45</text:p>
          </table:table-cell>
          <table:table-cell office:value-type="float" office:value="523.25" calcext:value-type="float">
            <text:p>523.25</text:p>
          </table:table-cell>
          <table:table-cell office:value-type="float" office:value="678.35" calcext:value-type="float">
            <text:p>678.35</text:p>
          </table:table-cell>
          <table:table-cell office:value-type="float" office:value="701.1" calcext:value-type="float">
            <text:p>701.1</text:p>
          </table:table-cell>
          <table:table-cell office:value-type="float" office:value="686.2" calcext:value-type="float">
            <text:p>686.2</text:p>
          </table:table-cell>
          <table:table-cell office:value-type="float" office:value="663.8" calcext:value-type="float">
            <text:p>663.8</text:p>
          </table:table-cell>
          <table:table-cell office:value-type="float" office:value="661.05" calcext:value-type="float">
            <text:p>661.05</text:p>
          </table:table-cell>
          <table:table-cell office:value-type="float" office:value="647.5" calcext:value-type="float">
            <text:p>647.5</text:p>
          </table:table-cell>
          <table:table-cell office:value-type="float" office:value="699.95" calcext:value-type="float">
            <text:p>699.95</text:p>
          </table:table-cell>
          <table:table-cell office:value-type="float" office:value="673.9" calcext:value-type="float">
            <text:p>673.9</text:p>
          </table:table-cell>
          <table:table-cell office:value-type="float" office:value="657.6" calcext:value-type="float">
            <text:p>657.6</text:p>
          </table:table-cell>
          <table:table-cell office:value-type="float" office:value="680.95" calcext:value-type="float">
            <text:p>680.95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4.35" calcext:value-type="float">
            <text:p>674.35</text:p>
          </table:table-cell>
          <table:table-cell office:value-type="float" office:value="676.75" calcext:value-type="float">
            <text:p>676.75</text:p>
          </table:table-cell>
          <table:table-cell office:value-type="float" office:value="690.05" calcext:value-type="float">
            <text:p>690.05</text:p>
          </table:table-cell>
          <table:table-cell office:value-type="float" office:value="683.4" calcext:value-type="float">
            <text:p>683.4</text:p>
          </table:table-cell>
          <table:table-cell office:value-type="float" office:value="672.3" calcext:value-type="float">
            <text:p>672.3</text:p>
          </table:table-cell>
          <table:table-cell office:value-type="float" office:value="660.6" calcext:value-type="float">
            <text:p>660.6</text:p>
          </table:table-cell>
          <table:table-cell office:value-type="float" office:value="662.6" calcext:value-type="float">
            <text:p>662.6</text:p>
          </table:table-cell>
          <table:table-cell office:value-type="float" office:value="665.4" calcext:value-type="float">
            <text:p>665.4</text:p>
          </table:table-cell>
          <table:table-cell office:value-type="float" office:value="656.95" calcext:value-type="float">
            <text:p>656.95</text:p>
          </table:table-cell>
          <table:table-cell office:value-type="float" office:value="655.35" calcext:value-type="float">
            <text:p>655.35</text:p>
          </table:table-cell>
          <table:table-cell office:value-type="float" office:value="671.7" calcext:value-type="float">
            <text:p>671.7</text:p>
          </table:table-cell>
          <table:table-cell office:value-type="float" office:value="662.1" calcext:value-type="float">
            <text:p>662.1</text:p>
          </table:table-cell>
          <table:table-cell office:value-type="float" office:value="703.25" calcext:value-type="float">
            <text:p>703.25</text:p>
          </table:table-cell>
          <table:table-cell office:value-type="float" office:value="643.85" calcext:value-type="float">
            <text:p>643.85</text:p>
          </table:table-cell>
          <table:table-cell office:value-type="float" office:value="648.3" calcext:value-type="float">
            <text:p>648.3</text:p>
          </table:table-cell>
          <table:table-cell office:value-type="float" office:value="658.3" calcext:value-type="float">
            <text:p>658.3</text:p>
          </table:table-cell>
          <table:table-cell office:value-type="float" office:value="673.7" calcext:value-type="float">
            <text:p>673.7</text:p>
          </table:table-cell>
          <table:table-cell office:value-type="float" office:value="705" calcext:value-type="float">
            <text:p>705</text:p>
          </table:table-cell>
          <table:table-cell office:value-type="float" office:value="653.65" calcext:value-type="float">
            <text:p>653.65</text:p>
          </table:table-cell>
          <table:table-cell office:value-type="float" office:value="617" calcext:value-type="float">
            <text:p>617</text:p>
          </table:table-cell>
          <table:table-cell office:value-type="float" office:value="534.2" calcext:value-type="float">
            <text:p>534.2</text:p>
          </table:table-cell>
          <table:table-cell office:value-type="float" office:value="671.3" calcext:value-type="float">
            <text:p>671.3</text:p>
          </table:table-cell>
          <table:table-cell office:value-type="float" office:value="693" calcext:value-type="float">
            <text:p>693</text:p>
          </table:table-cell>
          <table:table-cell office:value-type="float" office:value="697.25" calcext:value-type="float">
            <text:p>697.25</text:p>
          </table:table-cell>
          <table:table-cell office:value-type="float" office:value="669.85" calcext:value-type="float">
            <text:p>669.85</text:p>
          </table:table-cell>
          <table:table-cell office:value-type="float" office:value="663.65" calcext:value-type="float">
            <text:p>663.65</text:p>
          </table:table-cell>
          <table:table-cell office:value-type="float" office:value="657.5" calcext:value-type="float">
            <text:p>657.5</text:p>
          </table:table-cell>
          <table:table-cell office:value-type="float" office:value="666.15" calcext:value-type="float">
            <text:p>666.15</text:p>
          </table:table-cell>
          <table:table-cell office:value-type="float" office:value="690.35" calcext:value-type="float">
            <text:p>690.35</text:p>
          </table:table-cell>
          <table:table-cell office:value-type="float" office:value="690.95" calcext:value-type="float">
            <text:p>690.95</text:p>
          </table:table-cell>
          <table:table-cell office:value-type="float" office:value="706.9" calcext:value-type="float">
            <text:p>706.9</text:p>
          </table:table-cell>
          <table:table-cell office:value-type="float" office:value="705.6" calcext:value-type="float">
            <text:p>705.6</text:p>
          </table:table-cell>
          <table:table-cell office:value-type="float" office:value="685.3" calcext:value-type="float">
            <text:p>685.3</text:p>
          </table:table-cell>
          <table:table-cell office:value-type="float" office:value="700.8" calcext:value-type="float">
            <text:p>700.8</text:p>
          </table:table-cell>
          <table:table-cell office:value-type="float" office:value="710.95" calcext:value-type="float">
            <text:p>710.95</text:p>
          </table:table-cell>
          <table:table-cell office:value-type="float" office:value="694.05" calcext:value-type="float">
            <text:p>694.05</text:p>
          </table:table-cell>
          <table:table-cell office:value-type="float" office:value="695.65" calcext:value-type="float">
            <text:p>695.65</text:p>
          </table:table-cell>
          <table:table-cell office:value-type="float" office:value="700.8" calcext:value-type="float">
            <text:p>700.8</text:p>
          </table:table-cell>
          <table:table-cell office:value-type="float" office:value="686.85" calcext:value-type="float">
            <text:p>686.85</text:p>
          </table:table-cell>
          <table:table-cell office:value-type="float" office:value="698.35" calcext:value-type="float">
            <text:p>698.35</text:p>
          </table:table-cell>
          <table:table-cell office:value-type="float" office:value="692.1" calcext:value-type="float">
            <text:p>692.1</text:p>
          </table:table-cell>
          <table:table-cell office:value-type="float" office:value="681.1" calcext:value-type="float">
            <text:p>681.1</text:p>
          </table:table-cell>
          <table:table-cell office:value-type="float" office:value="689.45" calcext:value-type="float">
            <text:p>689.45</text:p>
          </table:table-cell>
          <table:table-cell office:value-type="float" office:value="703.45" calcext:value-type="float">
            <text:p>703.45</text:p>
          </table:table-cell>
          <table:table-cell office:value-type="float" office:value="653.75" calcext:value-type="float">
            <text:p>653.75</text:p>
          </table:table-cell>
          <table:table-cell office:value-type="float" office:value="645.9" calcext:value-type="float">
            <text:p>645.9</text:p>
          </table:table-cell>
          <table:table-cell office:value-type="float" office:value="657.15" calcext:value-type="float">
            <text:p>657.15</text:p>
          </table:table-cell>
          <table:table-cell office:value-type="float" office:value="662.15" calcext:value-type="float">
            <text:p>662.15</text:p>
          </table:table-cell>
          <table:table-cell office:value-type="float" office:value="686.45" calcext:value-type="float">
            <text:p>686.45</text:p>
          </table:table-cell>
          <table:table-cell office:value-type="float" office:value="706.15" calcext:value-type="float">
            <text:p>706.15</text:p>
          </table:table-cell>
          <table:table-cell office:value-type="float" office:value="663.9" calcext:value-type="float">
            <text:p>663.9</text:p>
          </table:table-cell>
          <table:table-cell office:value-type="float" office:value="625.35" calcext:value-type="float">
            <text:p>625.35</text:p>
          </table:table-cell>
          <table:table-cell office:value-type="float" office:value="526" calcext:value-type="float">
            <text:p>526</text:p>
          </table:table-cell>
          <table:table-cell office:value-type="float" office:value="673.3" calcext:value-type="float">
            <text:p>673.3</text:p>
          </table:table-cell>
          <table:table-cell office:value-type="float" office:value="704.3" calcext:value-type="float">
            <text:p>704.3</text:p>
          </table:table-cell>
          <table:table-cell office:value-type="float" office:value="681.4" calcext:value-type="float">
            <text:p>681.4</text:p>
          </table:table-cell>
          <table:table-cell office:value-type="float" office:value="674.6" calcext:value-type="float">
            <text:p>674.6</text:p>
          </table:table-cell>
          <table:table-cell office:value-type="float" office:value="657.8" calcext:value-type="float">
            <text:p>657.8</text:p>
          </table:table-cell>
          <table:table-cell office:value-type="float" office:value="653.55" calcext:value-type="float">
            <text:p>653.55</text:p>
          </table:table-cell>
          <table:table-cell office:value-type="float" office:value="680.4" calcext:value-type="float">
            <text:p>680.4</text:p>
          </table:table-cell>
          <table:table-cell office:value-type="float" office:value="690.85" calcext:value-type="float">
            <text:p>690.85</text:p>
          </table:table-cell>
          <table:table-cell office:value-type="float" office:value="671.8" calcext:value-type="float">
            <text:p>671.8</text:p>
          </table:table-cell>
          <table:table-cell office:value-type="float" office:value="669.8" calcext:value-type="float">
            <text:p>669.8</text:p>
          </table:table-cell>
          <table:table-cell office:value-type="float" office:value="677.65" calcext:value-type="float">
            <text:p>677.65</text:p>
          </table:table-cell>
          <table:table-cell office:value-type="float" office:value="673.2" calcext:value-type="float">
            <text:p>673.2</text:p>
          </table:table-cell>
          <table:table-cell office:value-type="float" office:value="680.2" calcext:value-type="float">
            <text:p>680.2</text:p>
          </table:table-cell>
          <table:table-cell office:value-type="float" office:value="674.8" calcext:value-type="float">
            <text:p>674.8</text:p>
          </table:table-cell>
          <table:table-cell office:value-type="float" office:value="678.3" calcext:value-type="float">
            <text:p>678.3</text:p>
          </table:table-cell>
          <table:table-cell office:value-type="float" office:value="684.3" calcext:value-type="float">
            <text:p>684.3</text:p>
          </table:table-cell>
          <table:table-cell office:value-type="float" office:value="673.15" calcext:value-type="float">
            <text:p>673.15</text:p>
          </table:table-cell>
          <table:table-cell office:value-type="float" office:value="665.95" calcext:value-type="float">
            <text:p>665.95</text:p>
          </table:table-cell>
          <table:table-cell office:value-type="float" office:value="679.75" calcext:value-type="float">
            <text:p>679.75</text:p>
          </table:table-cell>
          <table:table-cell office:value-type="float" office:value="676.3" calcext:value-type="float">
            <text:p>676.3</text:p>
          </table:table-cell>
          <table:table-cell office:value-type="float" office:value="668.4" calcext:value-type="float">
            <text:p>668.4</text:p>
          </table:table-cell>
          <table:table-cell office:value-type="float" office:value="699.85" calcext:value-type="float">
            <text:p>699.85</text:p>
          </table:table-cell>
          <table:table-cell office:value-type="float" office:value="683.7" calcext:value-type="float">
            <text:p>683.7</text:p>
          </table:table-cell>
          <table:table-cell office:value-type="float" office:value="662.2" calcext:value-type="float">
            <text:p>662.2</text:p>
          </table:table-cell>
          <table:table-cell office:value-type="float" office:value="642.05" calcext:value-type="float">
            <text:p>642.05</text:p>
          </table:table-cell>
          <table:table-cell office:value-type="float" office:value="653.85" calcext:value-type="float">
            <text:p>653.85</text:p>
          </table:table-cell>
          <table:table-cell office:value-type="float" office:value="676.3" calcext:value-type="float">
            <text:p>676.3</text:p>
          </table:table-cell>
          <table:table-cell office:value-type="float" office:value="685.4" calcext:value-type="float">
            <text:p>685.4</text:p>
          </table:table-cell>
          <table:table-cell office:value-type="float" office:value="696.6" calcext:value-type="float">
            <text:p>696.6</text:p>
          </table:table-cell>
          <table:table-cell office:value-type="float" office:value="665.7" calcext:value-type="float">
            <text:p>665.7</text:p>
          </table:table-cell>
          <table:table-cell office:value-type="float" office:value="627.15" calcext:value-type="float">
            <text:p>627.15</text:p>
          </table:table-cell>
          <table:table-cell office:value-type="float" office:value="522.7" calcext:value-type="float">
            <text:p>522.7</text:p>
          </table:table-cell>
          <table:table-cell office:value-type="float" office:value="673.1" calcext:value-type="float">
            <text:p>673.1</text:p>
          </table:table-cell>
          <table:table-cell office:value-type="float" office:value="716.75" calcext:value-type="float">
            <text:p>716.75</text:p>
          </table:table-cell>
          <table:table-cell office:value-type="float" office:value="696.3" calcext:value-type="float">
            <text:p>696.3</text:p>
          </table:table-cell>
          <table:table-cell office:value-type="float" office:value="677.8" calcext:value-type="float">
            <text:p>677.8</text:p>
          </table:table-cell>
          <table:table-cell office:value-type="float" office:value="668.8" calcext:value-type="float">
            <text:p>668.8</text:p>
          </table:table-cell>
          <table:table-cell office:value-type="float" office:value="658.1" calcext:value-type="float">
            <text:p>658.1</text:p>
          </table:table-cell>
          <table:table-cell office:value-type="float" office:value="666.6" calcext:value-type="float">
            <text:p>666.6</text:p>
          </table:table-cell>
          <table:table-cell office:value-type="float" office:value="683.6" calcext:value-type="float">
            <text:p>683.6</text:p>
          </table:table-cell>
          <table:table-cell office:value-type="float" office:value="678.8" calcext:value-type="float">
            <text:p>678.8</text:p>
          </table:table-cell>
          <table:table-cell office:value-type="float" office:value="664.85" calcext:value-type="float">
            <text:p>664.85</text:p>
          </table:table-cell>
          <table:table-cell office:value-type="float" office:value="670.4" calcext:value-type="float">
            <text:p>670.4</text:p>
          </table:table-cell>
          <table:table-cell office:value-type="float" office:value="660.95" calcext:value-type="float">
            <text:p>660.95</text:p>
          </table:table-cell>
          <table:table-cell office:value-type="float" office:value="672.4" calcext:value-type="float">
            <text:p>672.4</text:p>
          </table:table-cell>
          <table:table-cell office:value-type="float" office:value="667.3" calcext:value-type="float">
            <text:p>667.3</text:p>
          </table:table-cell>
          <table:table-cell office:value-type="float" office:value="674.75" calcext:value-type="float">
            <text:p>674.75</text:p>
          </table:table-cell>
          <table:table-cell office:value-type="float" office:value="669.35" calcext:value-type="float">
            <text:p>669.35</text:p>
          </table:table-cell>
          <table:table-cell office:value-type="float" office:value="670.65" calcext:value-type="float">
            <text:p>670.65</text:p>
          </table:table-cell>
          <table:table-cell office:value-type="float" office:value="656.3" calcext:value-type="float">
            <text:p>656.3</text:p>
          </table:table-cell>
          <table:table-cell office:value-type="float" office:value="666.1" calcext:value-type="float">
            <text:p>666.1</text:p>
          </table:table-cell>
          <table:table-cell office:value-type="float" office:value="670.6" calcext:value-type="float">
            <text:p>670.6</text:p>
          </table:table-cell>
          <table:table-cell office:value-type="float" office:value="670.25" calcext:value-type="float">
            <text:p>670.25</text:p>
          </table:table-cell>
          <table:table-cell office:value-type="float" office:value="679.5" calcext:value-type="float">
            <text:p>679.5</text:p>
          </table:table-cell>
          <table:table-cell office:value-type="float" office:value="679.2" calcext:value-type="float">
            <text:p>679.2</text:p>
          </table:table-cell>
          <table:table-cell office:value-type="float" office:value="661.7" calcext:value-type="float">
            <text:p>661.7</text:p>
          </table:table-cell>
          <table:table-cell office:value-type="float" office:value="640.85" calcext:value-type="float">
            <text:p>640.85</text:p>
          </table:table-cell>
          <table:table-cell office:value-type="float" office:value="649.05" calcext:value-type="float">
            <text:p>649.05</text:p>
          </table:table-cell>
          <table:table-cell office:value-type="float" office:value="679.95" calcext:value-type="float">
            <text:p>679.95</text:p>
          </table:table-cell>
          <table:table-cell office:value-type="float" office:value="688" calcext:value-type="float">
            <text:p>688</text:p>
          </table:table-cell>
          <table:table-cell office:value-type="float" office:value="693.8" calcext:value-type="float">
            <text:p>693.8</text:p>
          </table:table-cell>
          <table:table-cell office:value-type="float" office:value="667.5" calcext:value-type="float">
            <text:p>667.5</text:p>
          </table:table-cell>
          <table:table-cell office:value-type="float" office:value="626" calcext:value-type="float">
            <text:p>626</text:p>
          </table:table-cell>
          <table:table-cell office:value-type="float" office:value="520.15" calcext:value-type="float">
            <text:p>520.15</text:p>
          </table:table-cell>
          <table:table-cell office:value-type="float" office:value="674.55" calcext:value-type="float">
            <text:p>674.55</text:p>
          </table:table-cell>
          <table:table-cell office:value-type="float" office:value="708.6" calcext:value-type="float">
            <text:p>708.6</text:p>
          </table:table-cell>
          <table:table-cell office:value-type="float" office:value="686.7" calcext:value-type="float">
            <text:p>686.7</text:p>
          </table:table-cell>
          <table:table-cell office:value-type="float" office:value="687.3" calcext:value-type="float">
            <text:p>687.3</text:p>
          </table:table-cell>
          <table:table-cell office:value-type="float" office:value="653" calcext:value-type="float">
            <text:p>653</text:p>
          </table:table-cell>
          <table:table-cell office:value-type="float" office:value="648.7" calcext:value-type="float">
            <text:p>648.7</text:p>
          </table:table-cell>
          <table:table-cell office:value-type="float" office:value="662.1" calcext:value-type="float">
            <text:p>662.1</text:p>
          </table:table-cell>
          <table:table-cell office:value-type="float" office:value="699.8" calcext:value-type="float">
            <text:p>699.8</text:p>
          </table:table-cell>
          <table:table-cell office:value-type="float" office:value="662.5" calcext:value-type="float">
            <text:p>662.5</text:p>
          </table:table-cell>
          <table:table-cell office:value-type="float" office:value="670.35" calcext:value-type="float">
            <text:p>670.35</text:p>
          </table:table-cell>
          <table:table-cell office:value-type="float" office:value="663.9" calcext:value-type="float">
            <text:p>663.9</text:p>
          </table:table-cell>
          <table:table-cell office:value-type="float" office:value="652.9" calcext:value-type="float">
            <text:p>652.9</text:p>
          </table:table-cell>
          <table:table-cell office:value-type="float" office:value="651.1" calcext:value-type="float">
            <text:p>651.1</text:p>
          </table:table-cell>
          <table:table-cell office:value-type="float" office:value="672.3" calcext:value-type="float">
            <text:p>672.3</text:p>
          </table:table-cell>
          <table:table-cell office:value-type="float" office:value="654.1" calcext:value-type="float">
            <text:p>654.1</text:p>
          </table:table-cell>
          <table:table-cell office:value-type="float" office:value="659.3" calcext:value-type="float">
            <text:p>659.3</text:p>
          </table:table-cell>
          <table:table-cell office:value-type="float" office:value="649.4" calcext:value-type="float">
            <text:p>649.4</text:p>
          </table:table-cell>
          <table:table-cell office:value-type="float" office:value="646.05" calcext:value-type="float">
            <text:p>646.05</text:p>
          </table:table-cell>
          <table:table-cell office:value-type="float" office:value="650.8" calcext:value-type="float">
            <text:p>650.8</text:p>
          </table:table-cell>
          <table:table-cell office:value-type="float" office:value="655.55" calcext:value-type="float">
            <text:p>655.55</text:p>
          </table:table-cell>
          <table:table-cell office:value-type="float" office:value="666.9" calcext:value-type="float">
            <text:p>666.9</text:p>
          </table:table-cell>
          <table:table-cell office:value-type="float" office:value="677.7" calcext:value-type="float">
            <text:p>677.7</text:p>
          </table:table-cell>
          <table:table-cell office:value-type="float" office:value="683.95" calcext:value-type="float">
            <text:p>683.95</text:p>
          </table:table-cell>
          <table:table-cell office:value-type="float" office:value="659.15" calcext:value-type="float">
            <text:p>659.15</text:p>
          </table:table-cell>
          <table:table-cell office:value-type="float" office:value="639.65" calcext:value-type="float">
            <text:p>639.65</text:p>
          </table:table-cell>
          <table:table-cell office:value-type="float" office:value="659.4" calcext:value-type="float">
            <text:p>659.4</text:p>
          </table:table-cell>
          <table:table-cell office:value-type="float" office:value="675.8" calcext:value-type="float">
            <text:p>675.8</text:p>
          </table:table-cell>
          <table:table-cell office:value-type="float" office:value="680.5" calcext:value-type="float">
            <text:p>680.5</text:p>
          </table:table-cell>
          <table:table-cell office:value-type="float" office:value="686.1" calcext:value-type="float">
            <text:p>686.1</text:p>
          </table:table-cell>
          <table:table-cell office:value-type="float" office:value="665.7" calcext:value-type="float">
            <text:p>665.7</text:p>
          </table:table-cell>
          <table:table-cell office:value-type="float" office:value="626.3" calcext:value-type="float">
            <text:p>626.3</text:p>
          </table:table-cell>
          <table:table-cell office:value-type="float" office:value="526.7" calcext:value-type="float">
            <text:p>526.7</text:p>
          </table:table-cell>
          <table:table-cell office:value-type="float" office:value="687.3" calcext:value-type="float">
            <text:p>687.3</text:p>
          </table:table-cell>
          <table:table-cell office:value-type="float" office:value="669.2" calcext:value-type="float">
            <text:p>669.2</text:p>
          </table:table-cell>
          <table:table-cell office:value-type="float" office:value="689.75" calcext:value-type="float">
            <text:p>689.75</text:p>
          </table:table-cell>
          <table:table-cell office:value-type="float" office:value="683.9" calcext:value-type="float">
            <text:p>683.9</text:p>
          </table:table-cell>
          <table:table-cell office:value-type="float" office:value="659.25" calcext:value-type="float">
            <text:p>659.25</text:p>
          </table:table-cell>
          <table:table-cell office:value-type="float" office:value="649.5" calcext:value-type="float">
            <text:p>649.5</text:p>
          </table:table-cell>
          <table:table-cell office:value-type="float" office:value="660.9" calcext:value-type="float">
            <text:p>660.9</text:p>
          </table:table-cell>
          <table:table-cell office:value-type="float" office:value="677.7" calcext:value-type="float">
            <text:p>677.7</text:p>
          </table:table-cell>
          <table:table-cell office:value-type="float" office:value="678.8" calcext:value-type="float">
            <text:p>678.8</text:p>
          </table:table-cell>
          <table:table-cell office:value-type="float" office:value="676" calcext:value-type="float">
            <text:p>676</text:p>
          </table:table-cell>
          <table:table-cell office:value-type="float" office:value="669.5" calcext:value-type="float">
            <text:p>669.5</text:p>
          </table:table-cell>
          <table:table-cell office:value-type="float" office:value="678.9" calcext:value-type="float">
            <text:p>678.9</text:p>
          </table:table-cell>
          <table:table-cell office:value-type="float" office:value="682.15" calcext:value-type="float">
            <text:p>682.15</text:p>
          </table:table-cell>
          <table:table-cell office:value-type="float" office:value="684.3" calcext:value-type="float">
            <text:p>684.3</text:p>
          </table:table-cell>
          <table:table-cell office:value-type="float" office:value="676.6" calcext:value-type="float">
            <text:p>676.6</text:p>
          </table:table-cell>
          <table:table-cell office:value-type="float" office:value="678.7" calcext:value-type="float">
            <text:p>678.7</text:p>
          </table:table-cell>
          <table:table-cell office:value-type="float" office:value="653.5" calcext:value-type="float">
            <text:p>653.5</text:p>
          </table:table-cell>
          <table:table-cell office:value-type="float" office:value="660.9" calcext:value-type="float">
            <text:p>660.9</text:p>
          </table:table-cell>
          <table:table-cell office:value-type="float" office:value="670.8" calcext:value-type="float">
            <text:p>670.8</text:p>
          </table:table-cell>
          <table:table-cell office:value-type="float" office:value="672.9" calcext:value-type="float">
            <text:p>672.9</text:p>
          </table:table-cell>
          <table:table-cell office:value-type="float" office:value="666.7" calcext:value-type="float">
            <text:p>666.7</text:p>
          </table:table-cell>
          <table:table-cell office:value-type="float" office:value="688.5" calcext:value-type="float">
            <text:p>688.5</text:p>
          </table:table-cell>
          <table:table-cell office:value-type="float" office:value="694" calcext:value-type="float">
            <text:p>694</text:p>
          </table:table-cell>
          <table:table-cell office:value-type="float" office:value="666.65" calcext:value-type="float">
            <text:p>666.65</text:p>
          </table:table-cell>
          <table:table-cell office:value-type="float" office:value="648.2" calcext:value-type="float">
            <text:p>648.2</text:p>
          </table:table-cell>
          <table:table-cell office:value-type="float" office:value="651.6" calcext:value-type="float">
            <text:p>651.6</text:p>
          </table:table-cell>
          <table:table-cell office:value-type="float" office:value="682.05" calcext:value-type="float">
            <text:p>682.05</text:p>
          </table:table-cell>
          <table:table-cell office:value-type="float" office:value="676.85" calcext:value-type="float">
            <text:p>676.85</text:p>
          </table:table-cell>
          <table:table-cell office:value-type="float" office:value="656.3" calcext:value-type="float">
            <text:p>656.3</text:p>
          </table:table-cell>
          <table:table-cell office:value-type="float" office:value="673.8" calcext:value-type="float">
            <text:p>673.8</text:p>
          </table:table-cell>
          <table:table-cell office:value-type="float" office:value="619.55" calcext:value-type="float">
            <text:p>619.55</text:p>
          </table:table-cell>
          <table:table-cell office:value-type="float" office:value="523.65" calcext:value-type="float">
            <text:p>523.65</text:p>
          </table:table-cell>
          <table:table-cell office:value-type="float" office:value="673.15" calcext:value-type="float">
            <text:p>673.15</text:p>
          </table:table-cell>
          <table:table-cell office:value-type="float" office:value="671.05" calcext:value-type="float">
            <text:p>671.05</text:p>
          </table:table-cell>
          <table:table-cell office:value-type="float" office:value="682.2" calcext:value-type="float">
            <text:p>682.2</text:p>
          </table:table-cell>
          <table:table-cell office:value-type="float" office:value="690.9" calcext:value-type="float">
            <text:p>690.9</text:p>
          </table:table-cell>
          <table:table-cell office:value-type="float" office:value="655.45" calcext:value-type="float">
            <text:p>655.45</text:p>
          </table:table-cell>
          <table:table-cell office:value-type="float" office:value="658.7" calcext:value-type="float">
            <text:p>658.7</text:p>
          </table:table-cell>
          <table:table-cell office:value-type="float" office:value="668.5" calcext:value-type="float">
            <text:p>668.5</text:p>
          </table:table-cell>
          <table:table-cell office:value-type="float" office:value="687.5" calcext:value-type="float">
            <text:p>687.5</text:p>
          </table:table-cell>
          <table:table-cell office:value-type="float" office:value="680.3" calcext:value-type="float">
            <text:p>680.3</text:p>
          </table:table-cell>
          <table:table-cell office:value-type="float" office:value="673.25" calcext:value-type="float">
            <text:p>673.25</text:p>
          </table:table-cell>
          <table:table-cell office:value-type="float" office:value="665.2" calcext:value-type="float">
            <text:p>665.2</text:p>
          </table:table-cell>
          <table:table-cell office:value-type="float" office:value="658" calcext:value-type="float">
            <text:p>658</text:p>
          </table:table-cell>
          <table:table-cell office:value-type="float" office:value="670" calcext:value-type="float">
            <text:p>670</text:p>
          </table:table-cell>
          <table:table-cell office:value-type="float" office:value="661.55" calcext:value-type="float">
            <text:p>661.55</text:p>
          </table:table-cell>
          <table:table-cell office:value-type="float" office:value="671.9" calcext:value-type="float">
            <text:p>671.9</text:p>
          </table:table-cell>
          <table:table-cell office:value-type="float" office:value="645.8" calcext:value-type="float">
            <text:p>645.8</text:p>
          </table:table-cell>
          <table:table-cell office:value-type="float" office:value="648" calcext:value-type="float">
            <text:p>648</text:p>
          </table:table-cell>
          <table:table-cell office:value-type="float" office:value="651.9" calcext:value-type="float">
            <text:p>651.9</text:p>
          </table:table-cell>
          <table:table-cell office:value-type="float" office:value="672.8" calcext:value-type="float">
            <text:p>672.8</text:p>
          </table:table-cell>
          <table:table-cell office:value-type="float" office:value="652.7" calcext:value-type="float">
            <text:p>652.7</text:p>
          </table:table-cell>
          <table:table-cell office:value-type="float" office:value="674.2" calcext:value-type="float">
            <text:p>674.2</text:p>
          </table:table-cell>
          <table:table-cell office:value-type="float" office:value="689.45" calcext:value-type="float">
            <text:p>689.45</text:p>
          </table:table-cell>
          <table:table-cell office:value-type="float" office:value="675.4" calcext:value-type="float">
            <text:p>675.4</text:p>
          </table:table-cell>
          <table:table-cell office:value-type="float" office:value="670.25" calcext:value-type="float">
            <text:p>670.25</text:p>
          </table:table-cell>
          <table:table-cell office:value-type="float" office:value="643.5" calcext:value-type="float">
            <text:p>643.5</text:p>
          </table:table-cell>
          <table:table-cell office:value-type="float" office:value="656.8" calcext:value-type="float">
            <text:p>656.8</text:p>
          </table:table-cell>
          <table:table-cell office:value-type="float" office:value="674.35" calcext:value-type="float">
            <text:p>674.35</text:p>
          </table:table-cell>
          <table:table-cell office:value-type="float" office:value="675.35" calcext:value-type="float">
            <text:p>675.35</text:p>
          </table:table-cell>
          <table:table-cell office:value-type="float" office:value="680.6" calcext:value-type="float">
            <text:p>680.6</text:p>
          </table:table-cell>
          <table:table-cell office:value-type="float" office:value="662.45" calcext:value-type="float">
            <text:p>662.45</text:p>
          </table:table-cell>
          <table:table-cell office:value-type="float" office:value="617.05" calcext:value-type="float">
            <text:p>617.05</text:p>
          </table:table-cell>
          <table:table-cell office:value-type="float" office:value="522.45" calcext:value-type="float">
            <text:p>522.45</text:p>
          </table:table-cell>
          <table:table-cell office:value-type="float" office:value="675.1" calcext:value-type="float">
            <text:p>675.1</text:p>
          </table:table-cell>
          <table:table-cell office:value-type="float" office:value="672.8" calcext:value-type="float">
            <text:p>672.8</text:p>
          </table:table-cell>
          <table:table-cell office:value-type="float" office:value="692.25" calcext:value-type="float">
            <text:p>692.25</text:p>
          </table:table-cell>
          <table:table-cell office:value-type="float" office:value="682.1" calcext:value-type="float">
            <text:p>682.1</text:p>
          </table:table-cell>
          <table:table-cell office:value-type="float" office:value="670.6" calcext:value-type="float">
            <text:p>670.6</text:p>
          </table:table-cell>
          <table:table-cell office:value-type="float" office:value="652.9" calcext:value-type="float">
            <text:p>652.9</text:p>
          </table:table-cell>
          <table:table-cell office:value-type="float" office:value="664.8" calcext:value-type="float">
            <text:p>664.8</text:p>
          </table:table-cell>
          <table:table-cell office:value-type="float" office:value="689.75" calcext:value-type="float">
            <text:p>689.75</text:p>
          </table:table-cell>
          <table:table-cell office:value-type="float" office:value="659.7" calcext:value-type="float">
            <text:p>659.7</text:p>
          </table:table-cell>
          <table:table-cell office:value-type="float" office:value="680.15" calcext:value-type="float">
            <text:p>680.15</text:p>
          </table:table-cell>
          <table:table-cell office:value-type="float" office:value="653.75" calcext:value-type="float">
            <text:p>653.75</text:p>
          </table:table-cell>
          <table:table-cell office:value-type="float" office:value="658.65" calcext:value-type="float">
            <text:p>658.65</text:p>
          </table:table-cell>
          <table:table-cell office:value-type="float" office:value="669.95" calcext:value-type="float">
            <text:p>669.95</text:p>
          </table:table-cell>
          <table:table-cell office:value-type="float" office:value="675.2" calcext:value-type="float">
            <text:p>675.2</text:p>
          </table:table-cell>
          <table:table-cell office:value-type="float" office:value="654.9" calcext:value-type="float">
            <text:p>654.9</text:p>
          </table:table-cell>
          <table:table-cell office:value-type="float" office:value="670.1" calcext:value-type="float">
            <text:p>670.1</text:p>
          </table:table-cell>
          <table:table-cell office:value-type="float" office:value="647.4" calcext:value-type="float">
            <text:p>647.4</text:p>
          </table:table-cell>
          <table:table-cell office:value-type="float" office:value="646.55" calcext:value-type="float">
            <text:p>646.55</text:p>
          </table:table-cell>
          <table:table-cell office:value-type="float" office:value="666.5" calcext:value-type="float">
            <text:p>666.5</text:p>
          </table:table-cell>
          <table:table-cell office:value-type="float" office:value="659.6" calcext:value-type="float">
            <text:p>659.6</text:p>
          </table:table-cell>
          <table:table-cell office:value-type="float" office:value="657.1" calcext:value-type="float">
            <text:p>657.1</text:p>
          </table:table-cell>
          <table:table-cell office:value-type="float" office:value="687.2" calcext:value-type="float">
            <text:p>687.2</text:p>
          </table:table-cell>
          <table:table-cell office:value-type="float" office:value="690.45" calcext:value-type="float">
            <text:p>690.45</text:p>
          </table:table-cell>
          <table:table-cell office:value-type="float" office:value="672.95" calcext:value-type="float">
            <text:p>672.95</text:p>
          </table:table-cell>
          <table:table-cell office:value-type="float" office:value="644.5" calcext:value-type="float">
            <text:p>644.5</text:p>
          </table:table-cell>
          <table:table-cell office:value-type="float" office:value="663" calcext:value-type="float">
            <text:p>663</text:p>
          </table:table-cell>
          <table:table-cell office:value-type="float" office:value="678.3" calcext:value-type="float">
            <text:p>678.3</text:p>
          </table:table-cell>
          <table:table-cell office:value-type="float" office:value="686.3" calcext:value-type="float">
            <text:p>686.3</text:p>
          </table:table-cell>
          <table:table-cell office:value-type="float" office:value="668.95" calcext:value-type="float">
            <text:p>668.95</text:p>
          </table:table-cell>
          <table:table-cell office:value-type="float" office:value="675" calcext:value-type="float">
            <text:p>675</text:p>
          </table:table-cell>
          <table:table-cell office:value-type="float" office:value="629.75" calcext:value-type="float">
            <text:p>629.75</text:p>
          </table:table-cell>
          <table:table-cell office:value-type="float" office:value="521.4" calcext:value-type="float">
            <text:p>521.4</text:p>
          </table:table-cell>
          <table:table-cell office:value-type="float" office:value="683.9" calcext:value-type="float">
            <text:p>683.9</text:p>
          </table:table-cell>
          <table:table-cell office:value-type="float" office:value="669.8" calcext:value-type="float">
            <text:p>669.8</text:p>
          </table:table-cell>
          <table:table-cell office:value-type="float" office:value="678.4" calcext:value-type="float">
            <text:p>678.4</text:p>
          </table:table-cell>
          <table:table-cell office:value-type="float" office:value="697.9" calcext:value-type="float">
            <text:p>697.9</text:p>
          </table:table-cell>
          <table:table-cell office:value-type="float" office:value="669.8" calcext:value-type="float">
            <text:p>669.8</text:p>
          </table:table-cell>
          <table:table-cell office:value-type="float" office:value="656.8" calcext:value-type="float">
            <text:p>656.8</text:p>
          </table:table-cell>
          <table:table-cell office:value-type="float" office:value="679.5" calcext:value-type="float">
            <text:p>679.5</text:p>
          </table:table-cell>
          <table:table-cell office:value-type="float" office:value="686.3" calcext:value-type="float">
            <text:p>686.3</text:p>
          </table:table-cell>
          <table:table-cell office:value-type="float" office:value="674.45" calcext:value-type="float">
            <text:p>674.45</text:p>
          </table:table-cell>
          <table:table-cell office:value-type="float" office:value="678.5" calcext:value-type="float">
            <text:p>678.5</text:p>
          </table:table-cell>
          <table:table-cell office:value-type="float" office:value="657.4" calcext:value-type="float">
            <text:p>657.4</text:p>
          </table:table-cell>
          <table:table-cell office:value-type="float" office:value="644.55" calcext:value-type="float">
            <text:p>644.55</text:p>
          </table:table-cell>
          <table:table-cell office:value-type="float" office:value="677.1" calcext:value-type="float">
            <text:p>677.1</text:p>
          </table:table-cell>
          <table:table-cell office:value-type="float" office:value="673.25" calcext:value-type="float">
            <text:p>673.25</text:p>
          </table:table-cell>
          <table:table-cell office:value-type="float" office:value="710.5" calcext:value-type="float">
            <text:p>710.5</text:p>
          </table:table-cell>
          <table:table-cell office:value-type="float" office:value="660.7" calcext:value-type="float">
            <text:p>660.7</text:p>
          </table:table-cell>
          <table:table-cell office:value-type="float" office:value="656.05" calcext:value-type="float">
            <text:p>656.05</text:p>
          </table:table-cell>
          <table:table-cell office:value-type="float" office:value="650.3" calcext:value-type="float">
            <text:p>650.3</text:p>
          </table:table-cell>
          <table:table-cell office:value-type="float" office:value="672.7" calcext:value-type="float">
            <text:p>672.7</text:p>
          </table:table-cell>
          <table:table-cell office:value-type="float" office:value="661.3" calcext:value-type="float">
            <text:p>661.3</text:p>
          </table:table-cell>
          <table:table-cell office:value-type="float" office:value="666.45" calcext:value-type="float">
            <text:p>666.45</text:p>
          </table:table-cell>
          <table:table-cell office:value-type="float" office:value="679.7" calcext:value-type="float">
            <text:p>679.7</text:p>
          </table:table-cell>
          <table:table-cell office:value-type="float" office:value="691.1" calcext:value-type="float">
            <text:p>691.1</text:p>
          </table:table-cell>
          <table:table-cell office:value-type="float" office:value="664.1" calcext:value-type="float">
            <text:p>664.1</text:p>
          </table:table-cell>
          <table:table-cell office:value-type="float" office:value="640" calcext:value-type="float">
            <text:p>640</text:p>
          </table:table-cell>
          <table:table-cell office:value-type="float" office:value="659.2" calcext:value-type="float">
            <text:p>659.2</text:p>
          </table:table-cell>
          <table:table-cell office:value-type="float" office:value="688.25" calcext:value-type="float">
            <text:p>688.25</text:p>
          </table:table-cell>
          <table:table-cell office:value-type="float" office:value="686.3" calcext:value-type="float">
            <text:p>686.3</text:p>
          </table:table-cell>
          <table:table-cell office:value-type="float" office:value="673.4" calcext:value-type="float">
            <text:p>673.4</text:p>
          </table:table-cell>
          <table:table-cell office:value-type="float" office:value="674.7" calcext:value-type="float">
            <text:p>674.7</text:p>
          </table:table-cell>
          <table:table-cell office:value-type="float" office:value="629.75" calcext:value-type="float">
            <text:p>629.75</text:p>
          </table:table-cell>
          <table:table-cell office:value-type="float" office:value="604.6" calcext:value-type="float">
            <text:p>604.6</text:p>
          </table:table-cell>
          <table:table-cell office:value-type="float" office:value="678.9" calcext:value-type="float">
            <text:p>678.9</text:p>
          </table:table-cell>
          <table:table-cell office:value-type="float" office:value="681.7" calcext:value-type="float">
            <text:p>681.7</text:p>
          </table:table-cell>
          <table:table-cell office:value-type="float" office:value="667.4" calcext:value-type="float">
            <text:p>667.4</text:p>
          </table:table-cell>
          <table:table-cell office:value-type="float" office:value="691.6" calcext:value-type="float">
            <text:p>691.6</text:p>
          </table:table-cell>
          <table:table-cell office:value-type="float" office:value="669.25" calcext:value-type="float">
            <text:p>669.25</text:p>
          </table:table-cell>
          <table:table-cell office:value-type="float" office:value="658.75" calcext:value-type="float">
            <text:p>658.75</text:p>
          </table:table-cell>
          <table:table-cell office:value-type="float" office:value="672.55" calcext:value-type="float">
            <text:p>672.55</text:p>
          </table:table-cell>
          <table:table-cell office:value-type="float" office:value="683" calcext:value-type="float">
            <text:p>683</text:p>
          </table:table-cell>
          <table:table-cell office:value-type="float" office:value="679.4" calcext:value-type="float">
            <text:p>679.4</text:p>
          </table:table-cell>
          <table:table-cell office:value-type="float" office:value="677.7" calcext:value-type="float">
            <text:p>677.7</text:p>
          </table:table-cell>
          <table:table-cell office:value-type="float" office:value="668.25" calcext:value-type="float">
            <text:p>668.25</text:p>
          </table:table-cell>
          <table:table-cell office:value-type="float" office:value="652.2" calcext:value-type="float">
            <text:p>652.2</text:p>
          </table:table-cell>
          <table:table-cell office:value-type="float" office:value="665.7" calcext:value-type="float">
            <text:p>665.7</text:p>
          </table:table-cell>
          <table:table-cell office:value-type="float" office:value="658.2" calcext:value-type="float">
            <text:p>658.2</text:p>
          </table:table-cell>
          <table:table-cell office:value-type="float" office:value="669.1" calcext:value-type="float">
            <text:p>669.1</text:p>
          </table:table-cell>
          <table:table-cell office:value-type="float" office:value="635.05" calcext:value-type="float">
            <text:p>635.05</text:p>
          </table:table-cell>
          <table:table-cell office:value-type="float" office:value="654.5" calcext:value-type="float">
            <text:p>654.5</text:p>
          </table:table-cell>
          <table:table-cell office:value-type="float" office:value="647.5" calcext:value-type="float">
            <text:p>647.5</text:p>
          </table:table-cell>
          <table:table-cell office:value-type="float" office:value="676.25" calcext:value-type="float">
            <text:p>676.25</text:p>
          </table:table-cell>
          <table:table-cell office:value-type="float" office:value="661.8" calcext:value-type="float">
            <text:p>661.8</text:p>
          </table:table-cell>
          <table:table-cell office:value-type="float" office:value="666.1" calcext:value-type="float">
            <text:p>666.1</text:p>
          </table:table-cell>
          <table:table-cell office:value-type="float" office:value="691.5" calcext:value-type="float">
            <text:p>691.5</text:p>
          </table:table-cell>
          <table:table-cell office:value-type="float" office:value="682.6" calcext:value-type="float">
            <text:p>682.6</text:p>
          </table:table-cell>
          <table:table-cell office:value-type="float" office:value="664" calcext:value-type="float">
            <text:p>664</text:p>
          </table:table-cell>
          <table:table-cell office:value-type="float" office:value="643.85" calcext:value-type="float">
            <text:p>643.85</text:p>
          </table:table-cell>
          <table:table-cell office:value-type="float" office:value="660.8" calcext:value-type="float">
            <text:p>660.8</text:p>
          </table:table-cell>
          <table:table-cell office:value-type="float" office:value="687.9" calcext:value-type="float">
            <text:p>687.9</text:p>
          </table:table-cell>
          <table:table-cell office:value-type="float" office:value="674" calcext:value-type="float">
            <text:p>674</text:p>
          </table:table-cell>
          <table:table-cell office:value-type="float" office:value="661.9" calcext:value-type="float">
            <text:p>661.9</text:p>
          </table:table-cell>
          <table:table-cell office:value-type="float" office:value="674.2" calcext:value-type="float">
            <text:p>674.2</text:p>
          </table:table-cell>
          <table:table-cell office:value-type="float" office:value="702.05" calcext:value-type="float">
            <text:p>702.05</text:p>
          </table:table-cell>
          <table:table-cell office:value-type="float" office:value="534.25" calcext:value-type="float">
            <text:p>534.25</text:p>
          </table:table-cell>
          <table:table-cell office:value-type="float" office:value="674.4" calcext:value-type="float">
            <text:p>674.4</text:p>
          </table:table-cell>
          <table:table-cell office:value-type="float" office:value="695.1" calcext:value-type="float">
            <text:p>695.1</text:p>
          </table:table-cell>
          <table:table-cell office:value-type="float" office:value="676.8" calcext:value-type="float">
            <text:p>676.8</text:p>
          </table:table-cell>
          <table:table-cell office:value-type="float" office:value="694.45" calcext:value-type="float">
            <text:p>694.45</text:p>
          </table:table-cell>
          <table:table-cell office:value-type="float" office:value="676.15" calcext:value-type="float">
            <text:p>676.15</text:p>
          </table:table-cell>
          <table:table-cell office:value-type="float" office:value="647.8" calcext:value-type="float">
            <text:p>647.8</text:p>
          </table:table-cell>
          <table:table-cell office:value-type="float" office:value="676.3" calcext:value-type="float">
            <text:p>676.3</text:p>
          </table:table-cell>
          <table:table-cell office:value-type="float" office:value="682.5" calcext:value-type="float">
            <text:p>682.5</text:p>
          </table:table-cell>
          <table:table-cell office:value-type="float" office:value="673.2" calcext:value-type="float">
            <text:p>673.2</text:p>
          </table:table-cell>
          <table:table-cell office:value-type="float" office:value="668" calcext:value-type="float">
            <text:p>668</text:p>
          </table:table-cell>
          <table:table-cell office:value-type="float" office:value="649.65" calcext:value-type="float">
            <text:p>649.65</text:p>
          </table:table-cell>
          <table:table-cell office:value-type="float" office:value="665.8" calcext:value-type="float">
            <text:p>665.8</text:p>
          </table:table-cell>
          <table:table-cell office:value-type="float" office:value="658.25" calcext:value-type="float">
            <text:p>658.25</text:p>
          </table:table-cell>
          <table:table-cell office:value-type="float" office:value="668.1" calcext:value-type="float">
            <text:p>668.1</text:p>
          </table:table-cell>
          <table:table-cell office:value-type="float" office:value="653.1" calcext:value-type="float">
            <text:p>653.1</text:p>
          </table:table-cell>
          <table:table-cell office:value-type="float" office:value="653.4" calcext:value-type="float">
            <text:p>653.4</text:p>
          </table:table-cell>
          <table:table-cell office:value-type="float" office:value="660.1" calcext:value-type="float">
            <text:p>660.1</text:p>
          </table:table-cell>
          <table:table-cell office:value-type="float" office:value="651.7" calcext:value-type="float">
            <text:p>651.7</text:p>
          </table:table-cell>
          <table:table-cell office:value-type="float" office:value="659.55" calcext:value-type="float">
            <text:p>659.55</text:p>
          </table:table-cell>
          <table:table-cell office:value-type="float" office:value="661.35" calcext:value-type="float">
            <text:p>661.35</text:p>
          </table:table-cell>
          <table:table-cell office:value-type="float" office:value="673.1" calcext:value-type="float">
            <text:p>673.1</text:p>
          </table:table-cell>
          <table:table-cell office:value-type="float" office:value="687.2" calcext:value-type="float">
            <text:p>687.2</text:p>
          </table:table-cell>
          <table:table-cell office:value-type="float" office:value="691.65" calcext:value-type="float">
            <text:p>691.65</text:p>
          </table:table-cell>
          <table:table-cell office:value-type="float" office:value="684.15" calcext:value-type="float">
            <text:p>684.15</text:p>
          </table:table-cell>
          <table:table-cell office:value-type="float" office:value="642.75" calcext:value-type="float">
            <text:p>642.75</text:p>
          </table:table-cell>
          <table:table-cell office:value-type="float" office:value="659.65" calcext:value-type="float">
            <text:p>659.65</text:p>
          </table:table-cell>
          <table:table-cell office:value-type="float" office:value="694.4" calcext:value-type="float">
            <text:p>694.4</text:p>
          </table:table-cell>
          <table:table-cell office:value-type="float" office:value="664.5" calcext:value-type="float">
            <text:p>664.5</text:p>
          </table:table-cell>
          <table:table-cell office:value-type="float" office:value="661.3" calcext:value-type="float">
            <text:p>661.3</text:p>
          </table:table-cell>
          <table:table-cell office:value-type="float" office:value="660.6" calcext:value-type="float">
            <text:p>660.6</text:p>
          </table:table-cell>
          <table:table-cell office:value-type="float" office:value="624.9" calcext:value-type="float">
            <text:p>624.9</text:p>
          </table:table-cell>
          <table:table-cell office:value-type="float" office:value="520.5" calcext:value-type="float">
            <text:p>520.5</text:p>
          </table:table-cell>
          <table:table-cell office:value-type="float" office:value="670" calcext:value-type="float">
            <text:p>670</text:p>
          </table:table-cell>
          <table:table-cell office:value-type="float" office:value="676.25" calcext:value-type="float">
            <text:p>676.25</text:p>
          </table:table-cell>
          <table:table-cell office:value-type="float" office:value="667.4" calcext:value-type="float">
            <text:p>667.4</text:p>
          </table:table-cell>
          <table:table-cell office:value-type="float" office:value="693.8" calcext:value-type="float">
            <text:p>693.8</text:p>
          </table:table-cell>
          <table:table-cell office:value-type="float" office:value="669.5" calcext:value-type="float">
            <text:p>669.5</text:p>
          </table:table-cell>
          <table:table-cell office:value-type="float" office:value="641.9" calcext:value-type="float">
            <text:p>641.9</text:p>
          </table:table-cell>
          <table:table-cell office:value-type="float" office:value="675.55" calcext:value-type="float">
            <text:p>675.55</text:p>
          </table:table-cell>
          <table:table-cell office:value-type="float" office:value="687.5" calcext:value-type="float">
            <text:p>687.5</text:p>
          </table:table-cell>
          <table:table-cell office:value-type="float" office:value="679.9" calcext:value-type="float">
            <text:p>679.9</text:p>
          </table:table-cell>
          <table:table-cell office:value-type="float" office:value="670.6" calcext:value-type="float">
            <text:p>670.6</text:p>
          </table:table-cell>
          <table:table-cell office:value-type="float" office:value="670" calcext:value-type="float">
            <text:p>670</text:p>
          </table:table-cell>
          <table:table-cell office:value-type="float" office:value="647.55" calcext:value-type="float">
            <text:p>647.55</text:p>
          </table:table-cell>
          <table:table-cell office:value-type="float" office:value="652.35" calcext:value-type="float">
            <text:p>652.35</text:p>
          </table:table-cell>
          <table:table-cell office:value-type="float" office:value="661.5" calcext:value-type="float">
            <text:p>661.5</text:p>
          </table:table-cell>
          <table:table-cell office:value-type="float" office:value="663.65" calcext:value-type="float">
            <text:p>663.65</text:p>
          </table:table-cell>
          <table:table-cell office:value-type="float" office:value="669.1" calcext:value-type="float">
            <text:p>669.1</text:p>
          </table:table-cell>
          <table:table-cell office:value-type="float" office:value="653.4" calcext:value-type="float">
            <text:p>653.4</text:p>
          </table:table-cell>
          <table:table-cell office:value-type="float" office:value="657.4" calcext:value-type="float">
            <text:p>657.4</text:p>
          </table:table-cell>
          <table:table-cell office:value-type="float" office:value="667.3" calcext:value-type="float">
            <text:p>667.3</text:p>
          </table:table-cell>
          <table:table-cell office:value-type="float" office:value="655.6" calcext:value-type="float">
            <text:p>655.6</text:p>
          </table:table-cell>
          <table:table-cell office:value-type="float" office:value="674.85" calcext:value-type="float">
            <text:p>674.85</text:p>
          </table:table-cell>
          <table:table-cell office:value-type="float" office:value="698.3" calcext:value-type="float">
            <text:p>698.3</text:p>
          </table:table-cell>
          <table:table-cell office:value-type="float" office:value="690.25" calcext:value-type="float">
            <text:p>690.25</text:p>
          </table:table-cell>
          <table:table-cell office:value-type="float" office:value="667.9" calcext:value-type="float">
            <text:p>667.9</text:p>
          </table:table-cell>
          <table:table-cell office:value-type="float" office:value="642" calcext:value-type="float">
            <text:p>642</text:p>
          </table:table-cell>
          <table:table-cell office:value-type="float" office:value="657.7" calcext:value-type="float">
            <text:p>657.7</text:p>
          </table:table-cell>
          <table:table-cell office:value-type="float" office:value="684.2" calcext:value-type="float">
            <text:p>684.2</text:p>
          </table:table-cell>
          <table:table-cell office:value-type="float" office:value="666.4" calcext:value-type="float">
            <text:p>666.4</text:p>
          </table:table-cell>
          <table:table-cell office:value-type="float" office:value="670.8" calcext:value-type="float">
            <text:p>670.8</text:p>
          </table:table-cell>
          <table:table-cell office:value-type="float" office:value="675.2" calcext:value-type="float">
            <text:p>675.2</text:p>
          </table:table-cell>
          <table:table-cell office:value-type="float" office:value="625" calcext:value-type="float">
            <text:p>625</text:p>
          </table:table-cell>
          <table:table-cell office:value-type="float" office:value="530.9" calcext:value-type="float">
            <text:p>530.9</text:p>
          </table:table-cell>
          <table:table-cell office:value-type="float" office:value="674.35" calcext:value-type="float">
            <text:p>674.35</text:p>
          </table:table-cell>
          <table:table-cell office:value-type="float" office:value="675.4" calcext:value-type="float">
            <text:p>675.4</text:p>
          </table:table-cell>
          <table:table-cell office:value-type="float" office:value="676.3" calcext:value-type="float">
            <text:p>676.3</text:p>
          </table:table-cell>
          <table:table-cell office:value-type="float" office:value="706.75" calcext:value-type="float">
            <text:p>706.75</text:p>
          </table:table-cell>
          <table:table-cell office:value-type="float" office:value="666.25" calcext:value-type="float">
            <text:p>666.25</text:p>
          </table:table-cell>
          <table:table-cell office:value-type="float" office:value="647.35" calcext:value-type="float">
            <text:p>647.35</text:p>
          </table:table-cell>
          <table:table-cell office:value-type="float" office:value="676.5" calcext:value-type="float">
            <text:p>676.5</text:p>
          </table:table-cell>
          <table:table-cell office:value-type="float" office:value="683.4" calcext:value-type="float">
            <text:p>683.4</text:p>
          </table:table-cell>
          <table:table-cell office:value-type="float" office:value="680.7" calcext:value-type="float">
            <text:p>680.7</text:p>
          </table:table-cell>
          <table:table-cell office:value-type="float" office:value="661.35" calcext:value-type="float">
            <text:p>661.35</text:p>
          </table:table-cell>
          <table:table-cell office:value-type="float" office:value="657.8" calcext:value-type="float">
            <text:p>657.8</text:p>
          </table:table-cell>
          <table:table-cell office:value-type="float" office:value="654.8" calcext:value-type="float">
            <text:p>654.8</text:p>
          </table:table-cell>
          <table:table-cell office:value-type="float" office:value="660.8" calcext:value-type="float">
            <text:p>660.8</text:p>
          </table:table-cell>
          <table:table-cell office:value-type="float" office:value="644.5" calcext:value-type="float">
            <text:p>644.5</text:p>
          </table:table-cell>
          <table:table-cell office:value-type="float" office:value="659.45" calcext:value-type="float">
            <text:p>659.45</text:p>
          </table:table-cell>
          <table:table-cell office:value-type="float" office:value="662.2" calcext:value-type="float">
            <text:p>662.2</text:p>
          </table:table-cell>
          <table:table-cell office:value-type="float" office:value="650.3" calcext:value-type="float">
            <text:p>650.3</text:p>
          </table:table-cell>
          <table:table-cell office:value-type="float" office:value="649" calcext:value-type="float">
            <text:p>649</text:p>
          </table:table-cell>
          <table:table-cell office:value-type="float" office:value="653.25" calcext:value-type="float">
            <text:p>653.25</text:p>
          </table:table-cell>
          <table:table-cell office:value-type="float" office:value="668" calcext:value-type="float">
            <text:p>668</text:p>
          </table:table-cell>
          <table:table-cell office:value-type="float" office:value="675.3" calcext:value-type="float">
            <text:p>675.3</text:p>
          </table:table-cell>
          <table:table-cell office:value-type="float" office:value="701.05" calcext:value-type="float">
            <text:p>701.05</text:p>
          </table:table-cell>
          <table:table-cell office:value-type="float" office:value="691.6" calcext:value-type="float">
            <text:p>691.6</text:p>
          </table:table-cell>
          <table:table-cell office:value-type="float" office:value="673.05" calcext:value-type="float">
            <text:p>673.05</text:p>
          </table:table-cell>
          <table:table-cell office:value-type="float" office:value="650.2" calcext:value-type="float">
            <text:p>650.2</text:p>
          </table:table-cell>
          <table:table-cell office:value-type="float" office:value="655.3" calcext:value-type="float">
            <text:p>655.3</text:p>
          </table:table-cell>
          <table:table-cell office:value-type="float" office:value="688.2" calcext:value-type="float">
            <text:p>688.2</text:p>
          </table:table-cell>
          <table:table-cell office:value-type="float" office:value="671" calcext:value-type="float">
            <text:p>671</text:p>
          </table:table-cell>
          <table:table-cell office:value-type="float" office:value="675.05" calcext:value-type="float">
            <text:p>675.05</text:p>
          </table:table-cell>
          <table:table-cell office:value-type="float" office:value="661.25" calcext:value-type="float">
            <text:p>661.25</text:p>
          </table:table-cell>
          <table:table-cell office:value-type="float" office:value="621.15" calcext:value-type="float">
            <text:p>621.15</text:p>
          </table:table-cell>
          <table:table-cell office:value-type="float" office:value="530.7" calcext:value-type="float">
            <text:p>530.7</text:p>
          </table:table-cell>
          <table:table-cell office:value-type="float" office:value="677.3" calcext:value-type="float">
            <text:p>677.3</text:p>
          </table:table-cell>
          <table:table-cell office:value-type="float" office:value="681.7" calcext:value-type="float">
            <text:p>681.7</text:p>
          </table:table-cell>
          <table:table-cell office:value-type="float" office:value="683.9" calcext:value-type="float">
            <text:p>683.9</text:p>
          </table:table-cell>
          <table:table-cell office:value-type="float" office:value="703.9" calcext:value-type="float">
            <text:p>703.9</text:p>
          </table:table-cell>
          <table:table-cell office:value-type="float" office:value="667.75" calcext:value-type="float">
            <text:p>667.75</text:p>
          </table:table-cell>
          <table:table-cell office:value-type="float" office:value="638.25" calcext:value-type="float">
            <text:p>638.25</text:p>
          </table:table-cell>
          <table:table-cell office:value-type="float" office:value="682.4" calcext:value-type="float">
            <text:p>682.4</text:p>
          </table:table-cell>
          <table:table-cell office:value-type="float" office:value="671" calcext:value-type="float">
            <text:p>671</text:p>
          </table:table-cell>
          <table:table-cell office:value-type="float" office:value="672.5" calcext:value-type="float">
            <text:p>672.5</text:p>
          </table:table-cell>
          <table:table-cell office:value-type="float" office:value="676.8" calcext:value-type="float">
            <text:p>676.8</text:p>
          </table:table-cell>
          <table:table-cell office:value-type="float" office:value="666.9" calcext:value-type="float">
            <text:p>666.9</text:p>
          </table:table-cell>
          <table:table-cell office:value-type="float" office:value="664.25" calcext:value-type="float">
            <text:p>664.25</text:p>
          </table:table-cell>
          <table:table-cell office:value-type="float" office:value="663.95" calcext:value-type="float">
            <text:p>663.95</text:p>
          </table:table-cell>
          <table:table-cell office:value-type="float" office:value="663.2" calcext:value-type="float">
            <text:p>663.2</text:p>
          </table:table-cell>
          <table:table-cell office:value-type="float" office:value="668.8" calcext:value-type="float">
            <text:p>668.8</text:p>
          </table:table-cell>
          <table:table-cell office:value-type="float" office:value="665.55" calcext:value-type="float">
            <text:p>665.55</text:p>
          </table:table-cell>
          <table:table-cell office:value-type="float" office:value="660.7" calcext:value-type="float">
            <text:p>660.7</text:p>
          </table:table-cell>
          <table:table-cell office:value-type="float" office:value="664.75" calcext:value-type="float">
            <text:p>664.75</text:p>
          </table:table-cell>
          <table:table-cell office:value-type="float" office:value="663.15" calcext:value-type="float">
            <text:p>663.15</text:p>
          </table:table-cell>
          <table:table-cell office:value-type="float" office:value="664.05" calcext:value-type="float">
            <text:p>664.05</text:p>
          </table:table-cell>
          <table:table-cell office:value-type="float" office:value="666.2" calcext:value-type="float">
            <text:p>666.2</text:p>
          </table:table-cell>
          <table:table-cell office:value-type="float" office:value="684.25" calcext:value-type="float">
            <text:p>684.25</text:p>
          </table:table-cell>
          <table:table-cell office:value-type="float" office:value="680.05" calcext:value-type="float">
            <text:p>680.05</text:p>
          </table:table-cell>
          <table:table-cell office:value-type="float" office:value="670.2" calcext:value-type="float">
            <text:p>670.2</text:p>
          </table:table-cell>
          <table:table-cell office:value-type="float" office:value="645.95" calcext:value-type="float">
            <text:p>645.95</text:p>
          </table:table-cell>
          <table:table-cell office:value-type="float" office:value="647.9" calcext:value-type="float">
            <text:p>647.9</text:p>
          </table:table-cell>
          <table:table-cell office:value-type="float" office:value="689.25" calcext:value-type="float">
            <text:p>689.25</text:p>
          </table:table-cell>
          <table:table-cell office:value-type="float" office:value="679.5" calcext:value-type="float">
            <text:p>679.5</text:p>
          </table:table-cell>
          <table:table-cell office:value-type="float" office:value="683.65" calcext:value-type="float">
            <text:p>683.65</text:p>
          </table:table-cell>
          <table:table-cell office:value-type="float" office:value="673.55" calcext:value-type="float">
            <text:p>673.55</text:p>
          </table:table-cell>
          <table:table-cell office:value-type="float" office:value="630.55" calcext:value-type="float">
            <text:p>630.55</text:p>
          </table:table-cell>
          <table:table-cell office:value-type="float" office:value="533.95" calcext:value-type="float">
            <text:p>533.95</text:p>
          </table:table-cell>
          <table:table-cell office:value-type="float" office:value="684.6" calcext:value-type="float">
            <text:p>684.6</text:p>
          </table:table-cell>
          <table:table-cell office:value-type="float" office:value="687" calcext:value-type="float">
            <text:p>687</text:p>
          </table:table-cell>
          <table:table-cell office:value-type="float" office:value="679.2" calcext:value-type="float">
            <text:p>679.2</text:p>
          </table:table-cell>
          <table:table-cell office:value-type="float" office:value="708.65" calcext:value-type="float">
            <text:p>708.65</text:p>
          </table:table-cell>
          <table:table-cell office:value-type="float" office:value="658.65" calcext:value-type="float">
            <text:p>658.65</text:p>
          </table:table-cell>
          <table:table-cell office:value-type="float" office:value="658.3" calcext:value-type="float">
            <text:p>658.3</text:p>
          </table:table-cell>
          <table:table-cell office:value-type="float" office:value="671.2" calcext:value-type="float">
            <text:p>671.2</text:p>
          </table:table-cell>
          <table:table-cell office:value-type="float" office:value="678.4" calcext:value-type="float">
            <text:p>678.4</text:p>
          </table:table-cell>
          <table:table-cell office:value-type="float" office:value="685.95" calcext:value-type="float">
            <text:p>685.95</text:p>
          </table:table-cell>
          <table:table-cell office:value-type="float" office:value="673" calcext:value-type="float">
            <text:p>673</text:p>
          </table:table-cell>
          <table:table-cell office:value-type="float" office:value="670.7" calcext:value-type="float">
            <text:p>670.7</text:p>
          </table:table-cell>
          <table:table-cell office:value-type="float" office:value="658.4" calcext:value-type="float">
            <text:p>658.4</text:p>
          </table:table-cell>
          <table:table-cell office:value-type="float" office:value="680.2" calcext:value-type="float">
            <text:p>680.2</text:p>
          </table:table-cell>
          <table:table-cell office:value-type="float" office:value="685.1" calcext:value-type="float">
            <text:p>685.1</text:p>
          </table:table-cell>
          <table:table-cell office:value-type="float" office:value="667.55" calcext:value-type="float">
            <text:p>667.55</text:p>
          </table:table-cell>
          <table:table-cell office:value-type="float" office:value="674.6" calcext:value-type="float">
            <text:p>674.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.2" calcext:value-type="float">
            <text:p>674.2</text:p>
          </table:table-cell>
          <table:table-cell office:value-type="float" office:value="682.5" calcext:value-type="float">
            <text:p>682.5</text:p>
          </table:table-cell>
          <table:table-cell office:value-type="float" office:value="676.95" calcext:value-type="float">
            <text:p>676.95</text:p>
          </table:table-cell>
          <table:table-cell office:value-type="float" office:value="703.85" calcext:value-type="float">
            <text:p>703.85</text:p>
          </table:table-cell>
          <table:table-cell office:value-type="float" office:value="680.8" calcext:value-type="float">
            <text:p>680.8</text:p>
          </table:table-cell>
          <table:table-cell office:value-type="float" office:value="659.75" calcext:value-type="float">
            <text:p>659.75</text:p>
          </table:table-cell>
          <table:table-cell office:value-type="float" office:value="639" calcext:value-type="float">
            <text:p>639</text:p>
          </table:table-cell>
          <table:table-cell office:value-type="float" office:value="649.05" calcext:value-type="float">
            <text:p>649.05</text:p>
          </table:table-cell>
          <table:table-cell office:value-type="float" office:value="698.75" calcext:value-type="float">
            <text:p>698.75</text:p>
          </table:table-cell>
          <table:table-cell office:value-type="float" office:value="676.5" calcext:value-type="float">
            <text:p>676.5</text:p>
          </table:table-cell>
          <table:table-cell office:value-type="float" office:value="667.7" calcext:value-type="float">
            <text:p>667.7</text:p>
          </table:table-cell>
          <table:table-cell office:value-type="float" office:value="669.15" calcext:value-type="float">
            <text:p>669.15</text:p>
          </table:table-cell>
          <table:table-cell office:value-type="float" office:value="625.3" calcext:value-type="float">
            <text:p>625.3</text:p>
          </table:table-cell>
          <table:table-cell office:value-type="float" office:value="531" calcext:value-type="float">
            <text:p>531</text:p>
          </table:table-cell>
          <table:table-cell office:value-type="float" office:value="673.5" calcext:value-type="float">
            <text:p>673.5</text:p>
          </table:table-cell>
          <table:table-cell office:value-type="float" office:value="685.6" calcext:value-type="float">
            <text:p>685.6</text:p>
          </table:table-cell>
          <table:table-cell office:value-type="float" office:value="679.5" calcext:value-type="float">
            <text:p>679.5</text:p>
          </table:table-cell>
          <table:table-cell office:value-type="float" office:value="700.6" calcext:value-type="float">
            <text:p>700.6</text:p>
          </table:table-cell>
          <table:table-cell office:value-type="float" office:value="663.05" calcext:value-type="float">
            <text:p>663.05</text:p>
          </table:table-cell>
          <table:table-cell office:value-type="float" office:value="656.8" calcext:value-type="float">
            <text:p>656.8</text:p>
          </table:table-cell>
          <table:table-cell office:value-type="float" office:value="677.5" calcext:value-type="float">
            <text:p>677.5</text:p>
          </table:table-cell>
          <table:table-cell office:value-type="float" office:value="675.3" calcext:value-type="float">
            <text:p>675.3</text:p>
          </table:table-cell>
          <table:table-cell office:value-type="float" office:value="706.7" calcext:value-type="float">
            <text:p>706.7</text:p>
          </table:table-cell>
          <table:table-cell office:value-type="float" office:value="701.6" calcext:value-type="float">
            <text:p>701.6</text:p>
          </table:table-cell>
          <table:table-cell office:value-type="float" office:value="703.95" calcext:value-type="float">
            <text:p>703.95</text:p>
          </table:table-cell>
          <table:table-cell office:value-type="float" office:value="705.95" calcext:value-type="float">
            <text:p>705.95</text:p>
          </table:table-cell>
          <table:table-cell office:value-type="float" office:value="706.4" calcext:value-type="float">
            <text:p>706.4</text:p>
          </table:table-cell>
          <table:table-cell office:value-type="float" office:value="700.85" calcext:value-type="float">
            <text:p>700.85</text:p>
          </table:table-cell>
          <table:table-cell office:value-type="float" office:value="711.5" calcext:value-type="float">
            <text:p>711.5</text:p>
          </table:table-cell>
          <table:table-cell office:value-type="float" office:value="704.85" calcext:value-type="float">
            <text:p>704.85</text:p>
          </table:table-cell>
          <table:table-cell office:value-type="float" office:value="699" calcext:value-type="float">
            <text:p>699</text:p>
          </table:table-cell>
          <table:table-cell office:value-type="float" office:value="692.45" calcext:value-type="float">
            <text:p>692.45</text:p>
          </table:table-cell>
          <table:table-cell office:value-type="float" office:value="693" calcext:value-type="float">
            <text:p>693</text:p>
          </table:table-cell>
          <table:table-cell office:value-type="float" office:value="706.45" calcext:value-type="float">
            <text:p>706.45</text:p>
          </table:table-cell>
          <table:table-cell office:value-type="float" office:value="707.1" calcext:value-type="float">
            <text:p>707.1</text:p>
          </table:table-cell>
          <table:table-cell office:value-type="float" office:value="711.35" calcext:value-type="float">
            <text:p>711.35</text:p>
          </table:table-cell>
          <table:table-cell office:value-type="float" office:value="686.8" calcext:value-type="float">
            <text:p>686.8</text:p>
          </table:table-cell>
          <table:table-cell office:value-type="float" office:value="664.8" calcext:value-type="float">
            <text:p>664.8</text:p>
          </table:table-cell>
          <table:table-cell office:value-type="float" office:value="646.4" calcext:value-type="float">
            <text:p>646.4</text:p>
          </table:table-cell>
          <table:table-cell office:value-type="float" office:value="678.7" calcext:value-type="float">
            <text:p>678.7</text:p>
          </table:table-cell>
          <table:table-cell office:value-type="float" office:value="703.15" calcext:value-type="float">
            <text:p>703.15</text:p>
          </table:table-cell>
          <table:table-cell office:value-type="float" office:value="670.85" calcext:value-type="float">
            <text:p>670.85</text:p>
          </table:table-cell>
          <table:table-cell office:value-type="float" office:value="671.8" calcext:value-type="float">
            <text:p>671.8</text:p>
          </table:table-cell>
          <table:table-cell office:value-type="float" office:value="668.95" calcext:value-type="float">
            <text:p>668.95</text:p>
          </table:table-cell>
          <table:table-cell office:value-type="float" office:value="623.1" calcext:value-type="float">
            <text:p>623.1</text:p>
          </table:table-cell>
          <table:table-cell office:value-type="float" office:value="538.3" calcext:value-type="float">
            <text:p>538.3</text:p>
          </table:table-cell>
          <table:table-cell office:value-type="float" office:value="685.7" calcext:value-type="float">
            <text:p>685.7</text:p>
          </table:table-cell>
          <table:table-cell office:value-type="float" office:value="686.4" calcext:value-type="float">
            <text:p>686.4</text:p>
          </table:table-cell>
          <table:table-cell office:value-type="float" office:value="686.9" calcext:value-type="float">
            <text:p>686.9</text:p>
          </table:table-cell>
          <table:table-cell office:value-type="float" office:value="704.85" calcext:value-type="float">
            <text:p>704.85</text:p>
          </table:table-cell>
          <table:table-cell office:value-type="float" office:value="664.9" calcext:value-type="float">
            <text:p>664.9</text:p>
          </table:table-cell>
          <table:table-cell office:value-type="float" office:value="653.95" calcext:value-type="float">
            <text:p>653.95</text:p>
          </table:table-cell>
          <table:table-cell office:value-type="float" office:value="681.4" calcext:value-type="float">
            <text:p>681.4</text:p>
          </table:table-cell>
          <table:table-cell office:value-type="float" office:value="674.4" calcext:value-type="float">
            <text:p>674.4</text:p>
          </table:table-cell>
          <table:table-cell office:value-type="float" office:value="678.8" calcext:value-type="float">
            <text:p>678.8</text:p>
          </table:table-cell>
          <table:table-cell office:value-type="float" office:value="674.15" calcext:value-type="float">
            <text:p>674.15</text:p>
          </table:table-cell>
          <table:table-cell office:value-type="float" office:value="689.75" calcext:value-type="float">
            <text:p>689.75</text:p>
          </table:table-cell>
          <table:table-cell office:value-type="float" office:value="674.25" calcext:value-type="float">
            <text:p>674.25</text:p>
          </table:table-cell>
          <table:table-cell office:value-type="float" office:value="677" calcext:value-type="float">
            <text:p>677</text:p>
          </table:table-cell>
          <table:table-cell office:value-type="float" office:value="684.1" calcext:value-type="float">
            <text:p>684.1</text:p>
          </table:table-cell>
          <table:table-cell office:value-type="float" office:value="681.2" calcext:value-type="float">
            <text:p>681.2</text:p>
          </table:table-cell>
          <table:table-cell office:value-type="float" office:value="678" calcext:value-type="float">
            <text:p>678</text:p>
          </table:table-cell>
          <table:table-cell office:value-type="float" office:value="682.8" calcext:value-type="float">
            <text:p>682.8</text:p>
          </table:table-cell>
          <table:table-cell office:value-type="float" office:value="665.5" calcext:value-type="float">
            <text:p>665.5</text:p>
          </table:table-cell>
          <table:table-cell office:value-type="float" office:value="680.8" calcext:value-type="float">
            <text:p>680.8</text:p>
          </table:table-cell>
          <table:table-cell office:value-type="float" office:value="685.9" calcext:value-type="float">
            <text:p>685.9</text:p>
          </table:table-cell>
          <table:table-cell office:value-type="float" office:value="681.4" calcext:value-type="float">
            <text:p>681.4</text:p>
          </table:table-cell>
          <table:table-cell office:value-type="float" office:value="679" calcext:value-type="float">
            <text:p>679</text:p>
          </table:table-cell>
          <table:table-cell office:value-type="float" office:value="669.6" calcext:value-type="float">
            <text:p>669.6</text:p>
          </table:table-cell>
          <table:table-cell office:value-type="float" office:value="675.4" calcext:value-type="float">
            <text:p>675.4</text:p>
          </table:table-cell>
          <table:table-cell office:value-type="float" office:value="644.9" calcext:value-type="float">
            <text:p>644.9</text:p>
          </table:table-cell>
          <table:table-cell office:value-type="float" office:value="673.75" calcext:value-type="float">
            <text:p>673.75</text:p>
          </table:table-cell>
          <table:table-cell office:value-type="float" office:value="692.3" calcext:value-type="float">
            <text:p>692.3</text:p>
          </table:table-cell>
          <table:table-cell office:value-type="float" office:value="677.6" calcext:value-type="float">
            <text:p>677.6</text:p>
          </table:table-cell>
          <table:table-cell office:value-type="float" office:value="663.8" calcext:value-type="float">
            <text:p>663.8</text:p>
          </table:table-cell>
          <table:table-cell office:value-type="float" office:value="651.65" calcext:value-type="float">
            <text:p>651.65</text:p>
          </table:table-cell>
          <table:table-cell office:value-type="float" office:value="626.4" calcext:value-type="float">
            <text:p>626.4</text:p>
          </table:table-cell>
          <table:table-cell office:value-type="float" office:value="534.2" calcext:value-type="float">
            <text:p>534.2</text:p>
          </table:table-cell>
          <table:table-cell office:value-type="float" office:value="686.75" calcext:value-type="float">
            <text:p>686.75</text:p>
          </table:table-cell>
          <table:table-cell office:value-type="float" office:value="677.3" calcext:value-type="float">
            <text:p>677.3</text:p>
          </table:table-cell>
          <table:table-cell office:value-type="float" office:value="687.7" calcext:value-type="float">
            <text:p>687.7</text:p>
          </table:table-cell>
          <table:table-cell office:value-type="float" office:value="710.9" calcext:value-type="float">
            <text:p>710.9</text:p>
          </table:table-cell>
          <table:table-cell office:value-type="float" office:value="674.35" calcext:value-type="float">
            <text:p>674.35</text:p>
          </table:table-cell>
          <table:table-cell office:value-type="float" office:value="651.6" calcext:value-type="float">
            <text:p>651.6</text:p>
          </table:table-cell>
          <table:table-cell office:value-type="float" office:value="705.2" calcext:value-type="float">
            <text:p>705.2</text:p>
          </table:table-cell>
          <table:table-cell office:value-type="float" office:value="667.8" calcext:value-type="float">
            <text:p>667.8</text:p>
          </table:table-cell>
          <table:table-cell office:value-type="float" office:value="661.65" calcext:value-type="float">
            <text:p>661.65</text:p>
          </table:table-cell>
          <table:table-cell office:value-type="float" office:value="666.1" calcext:value-type="float">
            <text:p>666.1</text:p>
          </table:table-cell>
          <table:table-cell office:value-type="float" office:value="663.3" calcext:value-type="float">
            <text:p>663.3</text:p>
          </table:table-cell>
          <table:table-cell office:value-type="float" office:value="660.9" calcext:value-type="float">
            <text:p>660.9</text:p>
          </table:table-cell>
          <table:table-cell office:value-type="float" office:value="688.7" calcext:value-type="float">
            <text:p>688.7</text:p>
          </table:table-cell>
          <table:table-cell office:value-type="float" office:value="685.7" calcext:value-type="float">
            <text:p>685.7</text:p>
          </table:table-cell>
          <table:table-cell office:value-type="float" office:value="683.05" calcext:value-type="float">
            <text:p>683.05</text:p>
          </table:table-cell>
          <table:table-cell office:value-type="float" office:value="675.05" calcext:value-type="float">
            <text:p>675.05</text:p>
          </table:table-cell>
          <table:table-cell office:value-type="float" office:value="676.7" calcext:value-type="float">
            <text:p>676.7</text:p>
          </table:table-cell>
          <table:table-cell office:value-type="float" office:value="662.4" calcext:value-type="float">
            <text:p>662.4</text:p>
          </table:table-cell>
          <table:table-cell office:value-type="float" office:value="679.35" calcext:value-type="float">
            <text:p>679.35</text:p>
          </table:table-cell>
          <table:table-cell office:value-type="float" office:value="686.05" calcext:value-type="float">
            <text:p>686.05</text:p>
          </table:table-cell>
          <table:table-cell office:value-type="float" office:value="685.6" calcext:value-type="float">
            <text:p>685.6</text:p>
          </table:table-cell>
          <table:table-cell office:value-type="float" office:value="691.2" calcext:value-type="float">
            <text:p>691.2</text:p>
          </table:table-cell>
          <table:table-cell office:value-type="float" office:value="691.85" calcext:value-type="float">
            <text:p>691.85</text:p>
          </table:table-cell>
          <table:table-cell office:value-type="float" office:value="707.85" calcext:value-type="float">
            <text:p>707.85</text:p>
          </table:table-cell>
          <table:table-cell office:value-type="float" office:value="654.5" calcext:value-type="float">
            <text:p>654.5</text:p>
          </table:table-cell>
          <table:table-cell office:value-type="float" office:value="667.55" calcext:value-type="float">
            <text:p>667.55</text:p>
          </table:table-cell>
          <table:table-cell office:value-type="float" office:value="691.7" calcext:value-type="float">
            <text:p>691.7</text:p>
          </table:table-cell>
          <table:table-cell office:value-type="float" office:value="675.8" calcext:value-type="float">
            <text:p>675.8</text:p>
          </table:table-cell>
          <table:table-cell office:value-type="float" office:value="675.35" calcext:value-type="float">
            <text:p>675.35</text:p>
          </table:table-cell>
          <table:table-cell office:value-type="float" office:value="665.9" calcext:value-type="float">
            <text:p>665.9</text:p>
          </table:table-cell>
          <table:table-cell office:value-type="float" office:value="628.6" calcext:value-type="float">
            <text:p>628.6</text:p>
          </table:table-cell>
          <table:table-cell office:value-type="float" office:value="527.3" calcext:value-type="float">
            <text:p>527.3</text:p>
          </table:table-cell>
          <table:table-cell office:value-type="float" office:value="687.5" calcext:value-type="float">
            <text:p>687.5</text:p>
          </table:table-cell>
          <table:table-cell office:value-type="float" office:value="679.5" calcext:value-type="float">
            <text:p>679.5</text:p>
          </table:table-cell>
          <table:table-cell office:value-type="float" office:value="677.15" calcext:value-type="float">
            <text:p>677.15</text:p>
          </table:table-cell>
          <table:table-cell office:value-type="float" office:value="699.1" calcext:value-type="float">
            <text:p>699.1</text:p>
          </table:table-cell>
          <table:table-cell office:value-type="float" office:value="692.1" calcext:value-type="float">
            <text:p>692.1</text:p>
          </table:table-cell>
          <table:table-cell office:value-type="float" office:value="657.05" calcext:value-type="float">
            <text:p>657.05</text:p>
          </table:table-cell>
          <table:table-cell office:value-type="float" office:value="642.85" calcext:value-type="float">
            <text:p>642.85</text:p>
          </table:table-cell>
          <table:table-cell office:value-type="float" office:value="650.35" calcext:value-type="float">
            <text:p>650.35</text:p>
          </table:table-cell>
          <table:table-cell office:value-type="float" office:value="640.2" calcext:value-type="float">
            <text:p>640.2</text:p>
          </table:table-cell>
          <table:table-cell office:value-type="float" office:value="644.65" calcext:value-type="float">
            <text:p>644.65</text:p>
          </table:table-cell>
          <table:table-cell office:value-type="float" office:value="654.5" calcext:value-type="float">
            <text:p>654.5</text:p>
          </table:table-cell>
          <table:table-cell office:value-type="float" office:value="644.3" calcext:value-type="float">
            <text:p>644.3</text:p>
          </table:table-cell>
          <table:table-cell office:value-type="float" office:value="654.8" calcext:value-type="float">
            <text:p>654.8</text:p>
          </table:table-cell>
          <table:table-cell office:value-type="float" office:value="653.95" calcext:value-type="float">
            <text:p>653.95</text:p>
          </table:table-cell>
          <table:table-cell office:value-type="float" office:value="671" calcext:value-type="float">
            <text:p>671</text:p>
          </table:table-cell>
          <table:table-cell office:value-type="float" office:value="651.35" calcext:value-type="float">
            <text:p>651.35</text:p>
          </table:table-cell>
          <table:table-cell office:value-type="float" office:value="650.55" calcext:value-type="float">
            <text:p>650.55</text:p>
          </table:table-cell>
          <table:table-cell office:value-type="float" office:value="649.25" calcext:value-type="float">
            <text:p>649.25</text:p>
          </table:table-cell>
          <table:table-cell office:value-type="float" office:value="670.45" calcext:value-type="float">
            <text:p>670.45</text:p>
          </table:table-cell>
          <table:table-cell office:value-type="float" office:value="648.9" calcext:value-type="float">
            <text:p>648.9</text:p>
          </table:table-cell>
          <table:table-cell office:value-type="float" office:value="643.85" calcext:value-type="float">
            <text:p>643.85</text:p>
          </table:table-cell>
          <table:table-cell office:value-type="float" office:value="662.9" calcext:value-type="float">
            <text:p>662.9</text:p>
          </table:table-cell>
          <table:table-cell office:value-type="float" office:value="659" calcext:value-type="float">
            <text:p>659</text:p>
          </table:table-cell>
          <table:table-cell office:value-type="float" office:value="657.1" calcext:value-type="float">
            <text:p>657.1</text:p>
          </table:table-cell>
          <table:table-cell office:value-type="float" office:value="641.8" calcext:value-type="float">
            <text:p>641.8</text:p>
          </table:table-cell>
          <table:table-cell office:value-type="float" office:value="666.2" calcext:value-type="float">
            <text:p>666.2</text:p>
          </table:table-cell>
          <table:table-cell office:value-type="float" office:value="695.3" calcext:value-type="float">
            <text:p>695.3</text:p>
          </table:table-cell>
          <table:table-cell office:value-type="float" office:value="675.2" calcext:value-type="float">
            <text:p>675.2</text:p>
          </table:table-cell>
          <table:table-cell office:value-type="float" office:value="670.9" calcext:value-type="float">
            <text:p>670.9</text:p>
          </table:table-cell>
          <table:table-cell office:value-type="float" office:value="672.6" calcext:value-type="float">
            <text:p>672.6</text:p>
          </table:table-cell>
          <table:table-cell office:value-type="float" office:value="625.4" calcext:value-type="float">
            <text:p>625.4</text:p>
          </table:table-cell>
          <table:table-cell office:value-type="float" office:value="532.9" calcext:value-type="float">
            <text:p>532.9</text:p>
          </table:table-cell>
          <table:table-cell office:value-type="float" office:value="677.2" calcext:value-type="float">
            <text:p>677.2</text:p>
          </table:table-cell>
          <table:table-cell office:value-type="float" office:value="674.5" calcext:value-type="float">
            <text:p>674.5</text:p>
          </table:table-cell>
          <table:table-cell office:value-type="float" office:value="688.95" calcext:value-type="float">
            <text:p>688.95</text:p>
          </table:table-cell>
          <table:table-cell office:value-type="float" office:value="720.45" calcext:value-type="float">
            <text:p>720.45</text:p>
          </table:table-cell>
          <table:table-cell office:value-type="float" office:value="672.6" calcext:value-type="float">
            <text:p>672.6</text:p>
          </table:table-cell>
          <table:table-cell office:value-type="float" office:value="686.1" calcext:value-type="float">
            <text:p>686.1</text:p>
          </table:table-cell>
          <table:table-cell office:value-type="float" office:value="682.3" calcext:value-type="float">
            <text:p>682.3</text:p>
          </table:table-cell>
          <table:table-cell office:value-type="float" office:value="687.1" calcext:value-type="float">
            <text:p>687.1</text:p>
          </table:table-cell>
          <table:table-cell office:value-type="float" office:value="686.45" calcext:value-type="float">
            <text:p>686.45</text:p>
          </table:table-cell>
          <table:table-cell office:value-type="float" office:value="687.05" calcext:value-type="float">
            <text:p>687.05</text:p>
          </table:table-cell>
          <table:table-cell office:value-type="float" office:value="699.4" calcext:value-type="float">
            <text:p>699.4</text:p>
          </table:table-cell>
          <table:table-cell office:value-type="float" office:value="683.5" calcext:value-type="float">
            <text:p>683.5</text:p>
          </table:table-cell>
          <table:table-cell office:value-type="float" office:value="691.3" calcext:value-type="float">
            <text:p>691.3</text:p>
          </table:table-cell>
          <table:table-cell office:value-type="float" office:value="706.15" calcext:value-type="float">
            <text:p>706.15</text:p>
          </table:table-cell>
          <table:table-cell office:value-type="float" office:value="689.2" calcext:value-type="float">
            <text:p>689.2</text:p>
          </table:table-cell>
          <table:table-cell office:value-type="float" office:value="675" calcext:value-type="float">
            <text:p>675</text:p>
          </table:table-cell>
          <table:table-cell office:value-type="float" office:value="680.6" calcext:value-type="float">
            <text:p>680.6</text:p>
          </table:table-cell>
          <table:table-cell office:value-type="float" office:value="676.75" calcext:value-type="float">
            <text:p>676.75</text:p>
          </table:table-cell>
          <table:table-cell office:value-type="float" office:value="694.05" calcext:value-type="float">
            <text:p>694.05</text:p>
          </table:table-cell>
          <table:table-cell office:value-type="float" office:value="676.1" calcext:value-type="float">
            <text:p>676.1</text:p>
          </table:table-cell>
          <table:table-cell office:value-type="float" office:value="672.5" calcext:value-type="float">
            <text:p>672.5</text:p>
          </table:table-cell>
          <table:table-cell office:value-type="float" office:value="684.7" calcext:value-type="float">
            <text:p>684.7</text:p>
          </table:table-cell>
          <table:table-cell office:value-type="float" office:value="680.75" calcext:value-type="float">
            <text:p>680.75</text:p>
          </table:table-cell>
          <table:table-cell office:value-type="float" office:value="675.5" calcext:value-type="float">
            <text:p>675.5</text:p>
          </table:table-cell>
          <table:table-cell office:value-type="float" office:value="662.5" calcext:value-type="float">
            <text:p>662.5</text:p>
          </table:table-cell>
          <table:table-cell office:value-type="float" office:value="661.4" calcext:value-type="float">
            <text:p>661.4</text:p>
          </table:table-cell>
          <table:table-cell office:value-type="float" office:value="695.3" calcext:value-type="float">
            <text:p>695.3</text:p>
          </table:table-cell>
          <table:table-cell office:value-type="float" office:value="675.85" calcext:value-type="float">
            <text:p>675.85</text:p>
          </table:table-cell>
          <table:table-cell office:value-type="float" office:value="670.85" calcext:value-type="float">
            <text:p>670.85</text:p>
          </table:table-cell>
          <table:table-cell office:value-type="float" office:value="669.6" calcext:value-type="float">
            <text:p>669.6</text:p>
          </table:table-cell>
          <table:table-cell office:value-type="float" office:value="624.1" calcext:value-type="float">
            <text:p>624.1</text:p>
          </table:table-cell>
          <table:table-cell office:value-type="float" office:value="516.15" calcext:value-type="float">
            <text:p>516.15</text:p>
          </table:table-cell>
          <table:table-cell office:value-type="float" office:value="675.65" calcext:value-type="float">
            <text:p>675.65</text:p>
          </table:table-cell>
          <table:table-cell office:value-type="float" office:value="675.6" calcext:value-type="float">
            <text:p>675.6</text:p>
          </table:table-cell>
          <table:table-cell office:value-type="float" office:value="695.2" calcext:value-type="float">
            <text:p>695.2</text:p>
          </table:table-cell>
          <table:table-cell office:value-type="float" office:value="728.7" calcext:value-type="float">
            <text:p>728.7</text:p>
          </table:table-cell>
          <table:table-cell office:value-type="float" office:value="689.4" calcext:value-type="float">
            <text:p>689.4</text:p>
          </table:table-cell>
          <table:table-cell office:value-type="float" office:value="695.05" calcext:value-type="float">
            <text:p>695.05</text:p>
          </table:table-cell>
          <table:table-cell office:value-type="float" office:value="700.35" calcext:value-type="float">
            <text:p>700.35</text:p>
          </table:table-cell>
          <table:table-cell office:value-type="float" office:value="685.95" calcext:value-type="float">
            <text:p>685.95</text:p>
          </table:table-cell>
          <table:table-cell office:value-type="float" office:value="691.9" calcext:value-type="float">
            <text:p>691.9</text:p>
          </table:table-cell>
          <table:table-cell office:value-type="float" office:value="695.1" calcext:value-type="float">
            <text:p>695.1</text:p>
          </table:table-cell>
          <table:table-cell office:value-type="float" office:value="707.7" calcext:value-type="float">
            <text:p>707.7</text:p>
          </table:table-cell>
          <table:table-cell office:value-type="float" office:value="694.2" calcext:value-type="float">
            <text:p>694.2</text:p>
          </table:table-cell>
          <table:table-cell office:value-type="float" office:value="705.05" calcext:value-type="float">
            <text:p>705.05</text:p>
          </table:table-cell>
          <table:table-cell office:value-type="float" office:value="691.3" calcext:value-type="float">
            <text:p>691.3</text:p>
          </table:table-cell>
          <table:table-cell office:value-type="float" office:value="702.1" calcext:value-type="float">
            <text:p>702.1</text:p>
          </table:table-cell>
          <table:table-cell office:value-type="float" office:value="700.2" calcext:value-type="float">
            <text:p>700.2</text:p>
          </table:table-cell>
          <table:table-cell office:value-type="float" office:value="683.5" calcext:value-type="float">
            <text:p>683.5</text:p>
          </table:table-cell>
          <table:table-cell office:value-type="float" office:value="664.4" calcext:value-type="float">
            <text:p>664.4</text:p>
          </table:table-cell>
          <table:table-cell office:value-type="float" office:value="697.3" calcext:value-type="float">
            <text:p>697.3</text:p>
          </table:table-cell>
          <table:table-cell office:value-type="float" office:value="690.85" calcext:value-type="float">
            <text:p>690.85</text:p>
          </table:table-cell>
          <table:table-cell office:value-type="float" office:value="691.5" calcext:value-type="float">
            <text:p>691.5</text:p>
          </table:table-cell>
          <table:table-cell office:value-type="float" office:value="704.6" calcext:value-type="float">
            <text:p>704.6</text:p>
          </table:table-cell>
          <table:table-cell office:value-type="float" office:value="687.4" calcext:value-type="float">
            <text:p>687.4</text:p>
          </table:table-cell>
          <table:table-cell office:value-type="float" office:value="687.2" calcext:value-type="float">
            <text:p>687.2</text:p>
          </table:table-cell>
          <table:table-cell office:value-type="float" office:value="677.4" calcext:value-type="float">
            <text:p>677.4</text:p>
          </table:table-cell>
          <table:table-cell office:value-type="float" office:value="682.8" calcext:value-type="float">
            <text:p>682.8</text:p>
          </table:table-cell>
          <table:table-cell office:value-type="float" office:value="716.2" calcext:value-type="float">
            <text:p>716.2</text:p>
          </table:table-cell>
          <table:table-cell office:value-type="float" office:value="688.6" calcext:value-type="float">
            <text:p>688.6</text:p>
          </table:table-cell>
          <table:table-cell office:value-type="float" office:value="669.7" calcext:value-type="float">
            <text:p>669.7</text:p>
          </table:table-cell>
          <table:table-cell office:value-type="float" office:value="673.25" calcext:value-type="float">
            <text:p>673.25</text:p>
          </table:table-cell>
          <table:table-cell office:value-type="float" office:value="626" calcext:value-type="float">
            <text:p>626</text:p>
          </table:table-cell>
          <table:table-cell office:value-type="float" office:value="526.45" calcext:value-type="float">
            <text:p>526.45</text:p>
          </table:table-cell>
          <table:table-cell office:value-type="float" office:value="690.1" calcext:value-type="float">
            <text:p>690.1</text:p>
          </table:table-cell>
          <table:table-cell office:value-type="float" office:value="679.3" calcext:value-type="float">
            <text:p>679.3</text:p>
          </table:table-cell>
          <table:table-cell office:value-type="float" office:value="681.4" calcext:value-type="float">
            <text:p>681.4</text:p>
          </table:table-cell>
          <table:table-cell office:value-type="float" office:value="691.9" calcext:value-type="float">
            <text:p>691.9</text:p>
          </table:table-cell>
          <table:table-cell office:value-type="float" office:value="694.4" calcext:value-type="float">
            <text:p>694.4</text:p>
          </table:table-cell>
          <table:table-cell office:value-type="float" office:value="689.7" calcext:value-type="float">
            <text:p>689.7</text:p>
          </table:table-cell>
          <table:table-cell office:value-type="float" office:value="691.6" calcext:value-type="float">
            <text:p>691.6</text:p>
          </table:table-cell>
          <table:table-cell office:value-type="float" office:value="692.6" calcext:value-type="float">
            <text:p>692.6</text:p>
          </table:table-cell>
          <table:table-cell office:value-type="float" office:value="688.5" calcext:value-type="float">
            <text:p>688.5</text:p>
          </table:table-cell>
          <table:table-cell office:value-type="float" office:value="690.95" calcext:value-type="float">
            <text:p>690.95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706.2" calcext:value-type="float">
            <text:p>706.2</text:p>
          </table:table-cell>
          <table:table-cell office:value-type="float" office:value="706.65" calcext:value-type="float">
            <text:p>706.65</text:p>
          </table:table-cell>
          <table:table-cell office:value-type="float" office:value="700.55" calcext:value-type="float">
            <text:p>700.55</text:p>
          </table:table-cell>
          <table:table-cell office:value-type="float" office:value="697.05" calcext:value-type="float">
            <text:p>697.05</text:p>
          </table:table-cell>
          <table:table-cell office:value-type="float" office:value="697.25" calcext:value-type="float">
            <text:p>697.25</text:p>
          </table:table-cell>
          <table:table-cell office:value-type="float" office:value="692.1" calcext:value-type="float">
            <text:p>692.1</text:p>
          </table:table-cell>
          <table:table-cell office:value-type="float" office:value="715.45" calcext:value-type="float">
            <text:p>715.45</text:p>
          </table:table-cell>
          <table:table-cell office:value-type="float" office:value="702.6" calcext:value-type="float">
            <text:p>702.6</text:p>
          </table:table-cell>
          <table:table-cell office:value-type="float" office:value="699" calcext:value-type="float">
            <text:p>699</text:p>
          </table:table-cell>
          <table:table-cell office:value-type="float" office:value="716.65" calcext:value-type="float">
            <text:p>716.65</text:p>
          </table:table-cell>
          <table:table-cell office:value-type="float" office:value="697.8" calcext:value-type="float">
            <text:p>697.8</text:p>
          </table:table-cell>
          <table:table-cell office:value-type="float" office:value="699.2" calcext:value-type="float">
            <text:p>699.2</text:p>
          </table:table-cell>
          <table:table-cell office:value-type="float" office:value="698.05" calcext:value-type="float">
            <text:p>698.05</text:p>
          </table:table-cell>
          <table:table-cell office:value-type="float" office:value="688.85" calcext:value-type="float">
            <text:p>688.85</text:p>
          </table:table-cell>
          <table:table-cell office:value-type="float" office:value="693.1" calcext:value-type="float">
            <text:p>693.1</text:p>
          </table:table-cell>
          <table:table-cell office:value-type="float" office:value="680.2" calcext:value-type="float">
            <text:p>680.2</text:p>
          </table:table-cell>
          <table:table-cell office:value-type="float" office:value="667.25" calcext:value-type="float">
            <text:p>667.25</text:p>
          </table:table-cell>
          <table:table-cell office:value-type="float" office:value="667.1" calcext:value-type="float">
            <text:p>667.1</text:p>
          </table:table-cell>
          <table:table-cell office:value-type="float" office:value="628.7" calcext:value-type="float">
            <text:p>628.7</text:p>
          </table:table-cell>
          <table:table-cell office:value-type="float" office:value="524.4" calcext:value-type="float">
            <text:p>524.4</text:p>
          </table:table-cell>
          <table:table-cell office:value-type="float" office:value="697.7" calcext:value-type="float">
            <text:p>697.7</text:p>
          </table:table-cell>
          <table:table-cell office:value-type="float" office:value="686.4" calcext:value-type="float">
            <text:p>686.4</text:p>
          </table:table-cell>
          <table:table-cell office:value-type="float" office:value="668.4" calcext:value-type="float">
            <text:p>668.4</text:p>
          </table:table-cell>
          <table:table-cell office:value-type="float" office:value="677.3" calcext:value-type="float">
            <text:p>677.3</text:p>
          </table:table-cell>
          <table:table-cell office:value-type="float" office:value="686.3" calcext:value-type="float">
            <text:p>686.3</text:p>
          </table:table-cell>
          <table:table-cell office:value-type="float" office:value="685.5" calcext:value-type="float">
            <text:p>685.5</text:p>
          </table:table-cell>
          <table:table-cell office:value-type="float" office:value="680.5" calcext:value-type="float">
            <text:p>680.5</text:p>
          </table:table-cell>
          <table:table-cell office:value-type="float" office:value="662.9" calcext:value-type="float">
            <text:p>662.9</text:p>
          </table:table-cell>
          <table:table-cell office:value-type="float" office:value="669.3" calcext:value-type="float">
            <text:p>669.3</text:p>
          </table:table-cell>
          <table:table-cell office:value-type="float" office:value="670.85" calcext:value-type="float">
            <text:p>670.85</text:p>
          </table:table-cell>
          <table:table-cell office:value-type="float" office:value="669.55" calcext:value-type="float">
            <text:p>669.55</text:p>
          </table:table-cell>
          <table:table-cell office:value-type="float" office:value="677.95" calcext:value-type="float">
            <text:p>677.95</text:p>
          </table:table-cell>
          <table:table-cell office:value-type="float" office:value="682.4" calcext:value-type="float">
            <text:p>682.4</text:p>
          </table:table-cell>
          <table:table-cell office:value-type="float" office:value="685" calcext:value-type="float">
            <text:p>685</text:p>
          </table:table-cell>
          <table:table-cell office:value-type="float" office:value="679.05" calcext:value-type="float">
            <text:p>679.05</text:p>
          </table:table-cell>
          <table:table-cell office:value-type="float" office:value="675.05" calcext:value-type="float">
            <text:p>675.05</text:p>
          </table:table-cell>
          <table:table-cell office:value-type="float" office:value="673.25" calcext:value-type="float">
            <text:p>673.25</text:p>
          </table:table-cell>
          <table:table-cell office:value-type="float" office:value="662.2" calcext:value-type="float">
            <text:p>662.2</text:p>
          </table:table-cell>
          <table:table-cell office:value-type="float" office:value="673.5" calcext:value-type="float">
            <text:p>673.5</text:p>
          </table:table-cell>
          <table:table-cell office:value-type="float" office:value="668.4" calcext:value-type="float">
            <text:p>668.4</text:p>
          </table:table-cell>
          <table:table-cell office:value-type="float" office:value="664.55" calcext:value-type="float">
            <text:p>664.55</text:p>
          </table:table-cell>
          <table:table-cell office:value-type="float" office:value="676.8" calcext:value-type="float">
            <text:p>676.8</text:p>
          </table:table-cell>
          <table:table-cell office:value-type="float" office:value="666.5" calcext:value-type="float">
            <text:p>666.5</text:p>
          </table:table-cell>
          <table:table-cell office:value-type="float" office:value="670.6" calcext:value-type="float">
            <text:p>670.6</text:p>
          </table:table-cell>
          <table:table-cell office:value-type="float" office:value="670.9" calcext:value-type="float">
            <text:p>670.9</text:p>
          </table:table-cell>
          <table:table-cell office:value-type="float" office:value="657.05" calcext:value-type="float">
            <text:p>657.05</text:p>
          </table:table-cell>
          <table:table-cell office:value-type="float" office:value="660.2" calcext:value-type="float">
            <text:p>660.2</text:p>
          </table:table-cell>
          <table:table-cell office:value-type="float" office:value="658.15" calcext:value-type="float">
            <text:p>658.15</text:p>
          </table:table-cell>
          <table:table-cell office:value-type="float" office:value="673.2" calcext:value-type="float">
            <text:p>673.2</text:p>
          </table:table-cell>
          <table:table-cell office:value-type="float" office:value="678.75" calcext:value-type="float">
            <text:p>678.75</text:p>
          </table:table-cell>
          <table:table-cell office:value-type="float" office:value="628.7" calcext:value-type="float">
            <text:p>628.7</text:p>
          </table:table-cell>
          <table:table-cell office:value-type="float" office:value="532.25" calcext:value-type="float">
            <text:p>532.25</text:p>
          </table:table-cell>
          <table:table-cell office:value-type="float" office:value="618.55" calcext:value-type="float">
            <text:p>618.55</text:p>
          </table:table-cell>
          <table:table-cell office:value-type="float" office:value="691.2" calcext:value-type="float">
            <text:p>691.2</text:p>
          </table:table-cell>
          <table:table-cell office:value-type="float" office:value="682.95" calcext:value-type="float">
            <text:p>682.95</text:p>
          </table:table-cell>
          <table:table-cell office:value-type="float" office:value="668.55" calcext:value-type="float">
            <text:p>668.55</text:p>
          </table:table-cell>
          <table:table-cell office:value-type="float" office:value="683.5" calcext:value-type="float">
            <text:p>683.5</text:p>
          </table:table-cell>
          <table:table-cell office:value-type="float" office:value="674.4" calcext:value-type="float">
            <text:p>674.4</text:p>
          </table:table-cell>
          <table:table-cell office:value-type="float" office:value="677.6" calcext:value-type="float">
            <text:p>677.6</text:p>
          </table:table-cell>
          <table:table-cell office:value-type="float" office:value="681.5" calcext:value-type="float">
            <text:p>681.5</text:p>
          </table:table-cell>
          <table:table-cell office:value-type="float" office:value="675.05" calcext:value-type="float">
            <text:p>675.05</text:p>
          </table:table-cell>
          <table:table-cell office:value-type="float" office:value="664.6" calcext:value-type="float">
            <text:p>664.6</text:p>
          </table:table-cell>
          <table:table-cell office:value-type="float" office:value="677.9" calcext:value-type="float">
            <text:p>677.9</text:p>
          </table:table-cell>
          <table:table-cell office:value-type="float" office:value="676.55" calcext:value-type="float">
            <text:p>676.55</text:p>
          </table:table-cell>
          <table:table-cell office:value-type="float" office:value="685.65" calcext:value-type="float">
            <text:p>685.65</text:p>
          </table:table-cell>
          <table:table-cell office:value-type="float" office:value="678.7" calcext:value-type="float">
            <text:p>678.7</text:p>
          </table:table-cell>
          <table:table-cell office:value-type="float" office:value="688.7" calcext:value-type="float">
            <text:p>688.7</text:p>
          </table:table-cell>
          <table:table-cell office:value-type="float" office:value="681.85" calcext:value-type="float">
            <text:p>681.85</text:p>
          </table:table-cell>
          <table:table-cell office:value-type="float" office:value="673.15" calcext:value-type="float">
            <text:p>673.15</text:p>
          </table:table-cell>
          <table:table-cell office:value-type="float" office:value="668.8" calcext:value-type="float">
            <text:p>668.8</text:p>
          </table:table-cell>
          <table:table-cell office:value-type="float" office:value="685.1" calcext:value-type="float">
            <text:p>685.1</text:p>
          </table:table-cell>
          <table:table-cell office:value-type="float" office:value="683.95" calcext:value-type="float">
            <text:p>683.95</text:p>
          </table:table-cell>
          <table:table-cell office:value-type="float" office:value="684.1" calcext:value-type="float">
            <text:p>684.1</text:p>
          </table:table-cell>
          <table:table-cell office:value-type="float" office:value="686.95" calcext:value-type="float">
            <text:p>686.95</text:p>
          </table:table-cell>
          <table:table-cell office:value-type="float" office:value="682.2" calcext:value-type="float">
            <text:p>682.2</text:p>
          </table:table-cell>
          <table:table-cell office:value-type="float" office:value="683.7" calcext:value-type="float">
            <text:p>683.7</text:p>
          </table:table-cell>
          <table:table-cell office:value-type="float" office:value="673.45" calcext:value-type="float">
            <text:p>673.45</text:p>
          </table:table-cell>
          <table:table-cell office:value-type="float" office:value="680.75" calcext:value-type="float">
            <text:p>680.75</text:p>
          </table:table-cell>
          <table:table-cell office:value-type="float" office:value="668.2" calcext:value-type="float">
            <text:p>668.2</text:p>
          </table:table-cell>
          <table:table-cell office:value-type="float" office:value="671.9" calcext:value-type="float">
            <text:p>671.9</text:p>
          </table:table-cell>
          <table:table-cell office:value-type="float" office:value="675.95" calcext:value-type="float">
            <text:p>675.95</text:p>
          </table:table-cell>
          <table:table-cell office:value-type="float" office:value="623.85" calcext:value-type="float">
            <text:p>623.85</text:p>
          </table:table-cell>
          <table:table-cell office:value-type="float" office:value="634.9" calcext:value-type="float">
            <text:p>634.9</text:p>
          </table:table-cell>
          <table:table-cell office:value-type="float" office:value="602.8" calcext:value-type="float">
            <text:p>602.8</text:p>
          </table:table-cell>
          <table:table-cell office:value-type="float" office:value="637.45" calcext:value-type="float">
            <text:p>637.45</text:p>
          </table:table-cell>
          <table:table-cell office:value-type="float" office:value="635.3" calcext:value-type="float">
            <text:p>635.3</text:p>
          </table:table-cell>
          <table:table-cell office:value-type="float" office:value="640.3" calcext:value-type="float">
            <text:p>640.3</text:p>
          </table:table-cell>
          <table:table-cell office:value-type="float" office:value="636.3" calcext:value-type="float">
            <text:p>636.3</text:p>
          </table:table-cell>
          <table:table-cell office:value-type="float" office:value="639.6" calcext:value-type="float">
            <text:p>639.6</text:p>
          </table:table-cell>
          <table:table-cell office:value-type="float" office:value="640.15" calcext:value-type="float">
            <text:p>640.15</text:p>
          </table:table-cell>
          <table:table-cell office:value-type="float" office:value="630.2" calcext:value-type="float">
            <text:p>630.2</text:p>
          </table:table-cell>
          <table:table-cell office:value-type="float" office:value="632.8" calcext:value-type="float">
            <text:p>632.8</text:p>
          </table:table-cell>
          <table:table-cell office:value-type="float" office:value="640.75" calcext:value-type="float">
            <text:p>640.75</text:p>
          </table:table-cell>
          <table:table-cell office:value-type="float" office:value="640.5" calcext:value-type="float">
            <text:p>640.5</text:p>
          </table:table-cell>
          <table:table-cell office:value-type="float" office:value="654.2" calcext:value-type="float">
            <text:p>654.2</text:p>
          </table:table-cell>
          <table:table-cell office:value-type="float" office:value="645.3" calcext:value-type="float">
            <text:p>645.3</text:p>
          </table:table-cell>
          <table:table-cell office:value-type="float" office:value="631.2" calcext:value-type="float">
            <text:p>631.2</text:p>
          </table:table-cell>
          <table:table-cell office:value-type="float" office:value="634.7" calcext:value-type="float">
            <text:p>634.7</text:p>
          </table:table-cell>
          <table:table-cell office:value-type="float" office:value="633.1" calcext:value-type="float">
            <text:p>633.1</text:p>
          </table:table-cell>
          <table:table-cell office:value-type="float" office:value="712.25" calcext:value-type="float">
            <text:p>712.25</text:p>
          </table:table-cell>
          <table:table-cell office:value-type="float" office:value="650.4" calcext:value-type="float">
            <text:p>650.4</text:p>
          </table:table-cell>
          <table:table-cell office:value-type="float" office:value="617.75" calcext:value-type="float">
            <text:p>617.75</text:p>
          </table:table-cell>
          <table:table-cell office:value-type="float" office:value="636.1" calcext:value-type="float">
            <text:p>636.1</text:p>
          </table:table-cell>
          <table:table-cell office:value-type="float" office:value="633.6" calcext:value-type="float">
            <text:p>633.6</text:p>
          </table:table-cell>
          <table:table-cell office:value-type="float" office:value="638.8" calcext:value-type="float">
            <text:p>638.8</text:p>
          </table:table-cell>
          <table:table-cell office:value-type="float" office:value="659.4" calcext:value-type="float">
            <text:p>659.4</text:p>
          </table:table-cell>
          <table:table-cell office:value-type="float" office:value="658.8" calcext:value-type="float">
            <text:p>658.8</text:p>
          </table:table-cell>
          <table:table-cell office:value-type="float" office:value="747.15" calcext:value-type="float">
            <text:p>747.15</text:p>
          </table:table-cell>
          <table:table-cell office:value-type="float" office:value="743.2" calcext:value-type="float">
            <text:p>743.2</text:p>
          </table:table-cell>
          <table:table-cell office:value-type="float" office:value="664.3" calcext:value-type="float">
            <text:p>664.3</text:p>
          </table:table-cell>
          <table:table-cell office:value-type="float" office:value="740.45" calcext:value-type="float">
            <text:p>740.45</text:p>
          </table:table-cell>
          <table:table-cell office:value-type="float" office:value="653.6" calcext:value-type="float">
            <text:p>653.6</text:p>
          </table:table-cell>
          <table:table-cell office:value-type="float" office:value="647.05" calcext:value-type="float">
            <text:p>647.05</text:p>
          </table:table-cell>
          <table:table-cell office:value-type="float" office:value="636.9" calcext:value-type="float">
            <text:p>636.9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12:52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170.684" calcext:value-type="float">
            <text:p>170.684</text:p>
          </table:table-cell>
          <table:table-cell office:value-type="float" office:value="175.227" calcext:value-type="float">
            <text:p>175.227</text:p>
          </table:table-cell>
          <table:table-cell office:value-type="float" office:value="179.77" calcext:value-type="float">
            <text:p>179.77</text:p>
          </table:table-cell>
          <table:table-cell office:value-type="float" office:value="184.313" calcext:value-type="float">
            <text:p>184.313</text:p>
          </table:table-cell>
          <table:table-cell office:value-type="float" office:value="188.856" calcext:value-type="float">
            <text:p>188.856</text:p>
          </table:table-cell>
          <table:table-cell office:value-type="float" office:value="193.399" calcext:value-type="float">
            <text:p>193.399</text:p>
          </table:table-cell>
          <table:table-cell office:value-type="float" office:value="196.203" calcext:value-type="float">
            <text:p>196.203</text:p>
          </table:table-cell>
          <table:table-cell office:value-type="float" office:value="199.007" calcext:value-type="float">
            <text:p>199.007</text:p>
          </table:table-cell>
          <table:table-cell office:value-type="float" office:value="201.81" calcext:value-type="float">
            <text:p>201.81</text:p>
          </table:table-cell>
          <table:table-cell office:value-type="float" office:value="204.614" calcext:value-type="float">
            <text:p>204.614</text:p>
          </table:table-cell>
          <table:table-cell office:value-type="float" office:value="207.417" calcext:value-type="float">
            <text:p>207.417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6.083" calcext:value-type="float">
            <text:p>206.083</text:p>
          </table:table-cell>
          <table:table-cell office:value-type="float" office:value="205.416" calcext:value-type="float">
            <text:p>205.416</text:p>
          </table:table-cell>
          <table:table-cell office:value-type="float" office:value="204.749" calcext:value-type="float">
            <text:p>204.749</text:p>
          </table:table-cell>
          <table:table-cell office:value-type="float" office:value="204.082" calcext:value-type="float">
            <text:p>204.082</text:p>
          </table:table-cell>
          <table:table-cell office:value-type="float" office:value="201.872" calcext:value-type="float">
            <text:p>201.872</text:p>
          </table:table-cell>
          <table:table-cell office:value-type="float" office:value="199.662" calcext:value-type="float">
            <text:p>199.662</text:p>
          </table:table-cell>
          <table:table-cell office:value-type="float" office:value="197.452" calcext:value-type="float">
            <text:p>197.452</text:p>
          </table:table-cell>
          <table:table-cell office:value-type="float" office:value="195.242" calcext:value-type="float">
            <text:p>195.242</text:p>
          </table:table-cell>
          <table:table-cell office:value-type="float" office:value="193.032" calcext:value-type="float">
            <text:p>193.032</text:p>
          </table:table-cell>
          <table:table-cell office:value-type="float" office:value="188.273" calcext:value-type="float">
            <text:p>188.273</text:p>
          </table:table-cell>
          <table:table-cell office:value-type="float" office:value="183.515" calcext:value-type="float">
            <text:p>183.515</text:p>
          </table:table-cell>
          <table:table-cell office:value-type="float" office:value="178.757" calcext:value-type="float">
            <text:p>178.757</text:p>
          </table:table-cell>
          <table:table-cell office:value-type="float" office:value="173.999" calcext:value-type="float">
            <text:p>173.999</text:p>
          </table:table-cell>
          <table:table-cell office:value-type="float" office:value="169.24" calcext:value-type="float">
            <text:p>169.24</text:p>
          </table:table-cell>
          <table:table-cell office:value-type="float" office:value="163.232" calcext:value-type="float">
            <text:p>163.232</text:p>
          </table:table-cell>
          <table:table-cell office:value-type="float" office:value="157.224" calcext:value-type="float">
            <text:p>157.224</text:p>
          </table:table-cell>
          <table:table-cell office:value-type="float" office:value="151.216" calcext:value-type="float">
            <text:p>151.216</text:p>
          </table:table-cell>
          <table:table-cell office:value-type="float" office:value="145.207" calcext:value-type="float">
            <text:p>145.207</text:p>
          </table:table-cell>
          <table:table-cell office:value-type="float" office:value="139.199" calcext:value-type="float">
            <text:p>139.199</text:p>
          </table:table-cell>
          <table:table-cell office:value-type="float" office:value="131.848" calcext:value-type="float">
            <text:p>131.848</text:p>
          </table:table-cell>
          <table:table-cell office:value-type="float" office:value="124.496" calcext:value-type="float">
            <text:p>124.496</text:p>
          </table:table-cell>
          <table:table-cell office:value-type="float" office:value="117.145" calcext:value-type="float">
            <text:p>117.145</text:p>
          </table:table-cell>
          <table:table-cell office:value-type="float" office:value="109.794" calcext:value-type="float">
            <text:p>109.794</text:p>
          </table:table-cell>
          <table:table-cell office:value-type="float" office:value="102.442" calcext:value-type="float">
            <text:p>102.442</text:p>
          </table:table-cell>
          <table:table-cell office:value-type="float" office:value="96.3867" calcext:value-type="float">
            <text:p>96.3867</text:p>
          </table:table-cell>
          <table:table-cell office:value-type="float" office:value="90.3311" calcext:value-type="float">
            <text:p>90.3311</text:p>
          </table:table-cell>
          <table:table-cell office:value-type="float" office:value="84.2755" calcext:value-type="float">
            <text:p>84.2755</text:p>
          </table:table-cell>
          <table:table-cell office:value-type="float" office:value="78.2198" calcext:value-type="float">
            <text:p>78.2198</text:p>
          </table:table-cell>
          <table:table-cell office:value-type="float" office:value="72.1642" calcext:value-type="float">
            <text:p>72.1642</text:p>
          </table:table-cell>
          <table:table-cell office:value-type="float" office:value="68.2671" calcext:value-type="float">
            <text:p>68.2671</text:p>
          </table:table-cell>
          <table:table-cell office:value-type="float" office:value="64.3701" calcext:value-type="float">
            <text:p>64.3701</text:p>
          </table:table-cell>
          <table:table-cell office:value-type="float" office:value="60.4731" calcext:value-type="float">
            <text:p>60.4731</text:p>
          </table:table-cell>
          <table:table-cell office:value-type="float" office:value="56.576" calcext:value-type="float">
            <text:p>56.576</text:p>
          </table:table-cell>
          <table:table-cell office:value-type="float" office:value="52.679" calcext:value-type="float">
            <text:p>52.679</text:p>
          </table:table-cell>
          <table:table-cell office:value-type="float" office:value="50.6184" calcext:value-type="float">
            <text:p>50.6184</text:p>
          </table:table-cell>
          <table:table-cell office:value-type="float" office:value="48.5578" calcext:value-type="float">
            <text:p>48.5578</text:p>
          </table:table-cell>
          <table:table-cell office:value-type="float" office:value="46.4973" calcext:value-type="float">
            <text:p>46.4973</text:p>
          </table:table-cell>
          <table:table-cell office:value-type="float" office:value="44.4367" calcext:value-type="float">
            <text:p>44.4367</text:p>
          </table:table-cell>
          <table:table-cell office:value-type="float" office:value="42.3761" calcext:value-type="float">
            <text:p>42.3761</text:p>
          </table:table-cell>
          <table:table-cell office:value-type="float" office:value="41.6254" calcext:value-type="float">
            <text:p>41.6254</text:p>
          </table:table-cell>
          <table:table-cell office:value-type="float" office:value="40.8746" calcext:value-type="float">
            <text:p>40.8746</text:p>
          </table:table-cell>
          <table:table-cell office:value-type="float" office:value="40.1238" calcext:value-type="float">
            <text:p>40.1238</text:p>
          </table:table-cell>
          <table:table-cell office:value-type="float" office:value="39.373" calcext:value-type="float">
            <text:p>39.373</text:p>
          </table:table-cell>
          <table:table-cell office:value-type="float" office:value="38.6223" calcext:value-type="float">
            <text:p>38.6223</text:p>
          </table:table-cell>
          <table:table-cell office:value-type="float" office:value="39.2284" calcext:value-type="float">
            <text:p>39.2284</text:p>
          </table:table-cell>
          <table:table-cell office:value-type="float" office:value="39.8345" calcext:value-type="float">
            <text:p>39.8345</text:p>
          </table:table-cell>
          <table:table-cell office:value-type="float" office:value="40.4407" calcext:value-type="float">
            <text:p>40.4407</text:p>
          </table:table-cell>
          <table:table-cell office:value-type="float" office:value="41.0468" calcext:value-type="float">
            <text:p>41.0468</text:p>
          </table:table-cell>
          <table:table-cell office:value-type="float" office:value="41.6529" calcext:value-type="float">
            <text:p>41.6529</text:p>
          </table:table-cell>
          <table:table-cell office:value-type="float" office:value="40.9378" calcext:value-type="float">
            <text:p>40.9378</text:p>
          </table:table-cell>
          <table:table-cell office:value-type="float" office:value="40.2228" calcext:value-type="float">
            <text:p>40.2228</text:p>
          </table:table-cell>
          <table:table-cell office:value-type="float" office:value="39.5077" calcext:value-type="float">
            <text:p>39.5077</text:p>
          </table:table-cell>
          <table:table-cell office:value-type="float" office:value="38.7926" calcext:value-type="float">
            <text:p>38.7926</text:p>
          </table:table-cell>
          <table:table-cell office:value-type="float" office:value="38.0775" calcext:value-type="float">
            <text:p>38.0775</text:p>
          </table:table-cell>
          <table:table-cell office:value-type="float" office:value="39.4619" calcext:value-type="float">
            <text:p>39.4619</text:p>
          </table:table-cell>
          <table:table-cell office:value-type="float" office:value="40.8462" calcext:value-type="float">
            <text:p>40.8462</text:p>
          </table:table-cell>
          <table:table-cell office:value-type="float" office:value="42.2305" calcext:value-type="float">
            <text:p>42.2305</text:p>
          </table:table-cell>
          <table:table-cell office:value-type="float" office:value="43.6148" calcext:value-type="float">
            <text:p>43.6148</text:p>
          </table:table-cell>
          <table:table-cell office:value-type="float" office:value="44.9992" calcext:value-type="float">
            <text:p>44.9992</text:p>
          </table:table-cell>
          <table:table-cell office:value-type="float" office:value="44.621" calcext:value-type="float">
            <text:p>44.621</text:p>
          </table:table-cell>
          <table:table-cell office:value-type="float" office:value="44.2428" calcext:value-type="float">
            <text:p>44.2428</text:p>
          </table:table-cell>
          <table:table-cell office:value-type="float" office:value="43.8645" calcext:value-type="float">
            <text:p>43.8645</text:p>
          </table:table-cell>
          <table:table-cell office:value-type="float" office:value="43.4863" calcext:value-type="float">
            <text:p>43.4863</text:p>
          </table:table-cell>
          <table:table-cell office:value-type="float" office:value="43.1081" calcext:value-type="float">
            <text:p>43.1081</text:p>
          </table:table-cell>
          <table:table-cell office:value-type="float" office:value="44.4672" calcext:value-type="float">
            <text:p>44.4672</text:p>
          </table:table-cell>
          <table:table-cell office:value-type="float" office:value="45.8264" calcext:value-type="float">
            <text:p>45.8264</text:p>
          </table:table-cell>
          <table:table-cell office:value-type="float" office:value="47.1855" calcext:value-type="float">
            <text:p>47.1855</text:p>
          </table:table-cell>
          <table:table-cell office:value-type="float" office:value="48.5446" calcext:value-type="float">
            <text:p>48.5446</text:p>
          </table:table-cell>
          <table:table-cell office:value-type="float" office:value="49.9037" calcext:value-type="float">
            <text:p>49.9037</text:p>
          </table:table-cell>
          <table:table-cell office:value-type="float" office:value="47.5664" calcext:value-type="float">
            <text:p>47.5664</text:p>
          </table:table-cell>
          <table:table-cell office:value-type="float" office:value="45.2291" calcext:value-type="float">
            <text:p>45.2291</text:p>
          </table:table-cell>
          <table:table-cell office:value-type="float" office:value="42.8917" calcext:value-type="float">
            <text:p>42.8917</text:p>
          </table:table-cell>
          <table:table-cell office:value-type="float" office:value="40.5544" calcext:value-type="float">
            <text:p>40.5544</text:p>
          </table:table-cell>
          <table:table-cell office:value-type="float" office:value="38.217" calcext:value-type="float">
            <text:p>38.217</text:p>
          </table:table-cell>
          <table:table-cell office:value-type="float" office:value="39.0978" calcext:value-type="float">
            <text:p>39.0978</text:p>
          </table:table-cell>
          <table:table-cell office:value-type="float" office:value="39.9786" calcext:value-type="float">
            <text:p>39.9786</text:p>
          </table:table-cell>
          <table:table-cell office:value-type="float" office:value="40.8594" calcext:value-type="float">
            <text:p>40.8594</text:p>
          </table:table-cell>
          <table:table-cell office:value-type="float" office:value="41.7402" calcext:value-type="float">
            <text:p>41.7402</text:p>
          </table:table-cell>
          <table:table-cell office:value-type="float" office:value="42.621" calcext:value-type="float">
            <text:p>42.621</text:p>
          </table:table-cell>
          <table:table-cell office:value-type="float" office:value="43.7479" calcext:value-type="float">
            <text:p>43.7479</text:p>
          </table:table-cell>
          <table:table-cell office:value-type="float" office:value="44.8749" calcext:value-type="float">
            <text:p>44.8749</text:p>
          </table:table-cell>
          <table:table-cell office:value-type="float" office:value="46.0018" calcext:value-type="float">
            <text:p>46.0018</text:p>
          </table:table-cell>
          <table:table-cell office:value-type="float" office:value="47.1287" calcext:value-type="float">
            <text:p>47.1287</text:p>
          </table:table-cell>
          <table:table-cell office:value-type="float" office:value="48.2557" calcext:value-type="float">
            <text:p>48.2557</text:p>
          </table:table-cell>
          <table:table-cell office:value-type="float" office:value="49.3735" calcext:value-type="float">
            <text:p>49.3735</text:p>
          </table:table-cell>
          <table:table-cell office:value-type="float" office:value="50.4913" calcext:value-type="float">
            <text:p>50.4913</text:p>
          </table:table-cell>
          <table:table-cell office:value-type="float" office:value="51.6092" calcext:value-type="float">
            <text:p>51.6092</text:p>
          </table:table-cell>
          <table:table-cell office:value-type="float" office:value="52.727" calcext:value-type="float">
            <text:p>52.727</text:p>
          </table:table-cell>
          <table:table-cell office:value-type="float" office:value="53.8448" calcext:value-type="float">
            <text:p>53.8448</text:p>
          </table:table-cell>
          <table:table-cell office:value-type="float" office:value="56.6313" calcext:value-type="float">
            <text:p>56.6313</text:p>
          </table:table-cell>
          <table:table-cell office:value-type="float" office:value="59.4178" calcext:value-type="float">
            <text:p>59.4178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64.9908" calcext:value-type="float">
            <text:p>64.9908</text:p>
          </table:table-cell>
          <table:table-cell office:value-type="float" office:value="67.7773" calcext:value-type="float">
            <text:p>67.7773</text:p>
          </table:table-cell>
          <table:table-cell office:value-type="float" office:value="68.0161" calcext:value-type="float">
            <text:p>68.0161</text:p>
          </table:table-cell>
          <table:table-cell office:value-type="float" office:value="68.2548" calcext:value-type="float">
            <text:p>68.2548</text:p>
          </table:table-cell>
          <table:table-cell office:value-type="float" office:value="68.4935" calcext:value-type="float">
            <text:p>68.4935</text:p>
          </table:table-cell>
          <table:table-cell office:value-type="float" office:value="68.7323" calcext:value-type="float">
            <text:p>68.7323</text:p>
          </table:table-cell>
          <table:table-cell office:value-type="float" office:value="68.971" calcext:value-type="float">
            <text:p>68.971</text:p>
          </table:table-cell>
          <table:table-cell office:value-type="float" office:value="71.7729" calcext:value-type="float">
            <text:p>71.7729</text:p>
          </table:table-cell>
          <table:table-cell office:value-type="float" office:value="74.5747" calcext:value-type="float">
            <text:p>74.5747</text:p>
          </table:table-cell>
          <table:table-cell office:value-type="float" office:value="77.3766" calcext:value-type="float">
            <text:p>77.3766</text:p>
          </table:table-cell>
          <table:table-cell office:value-type="float" office:value="80.1785" calcext:value-type="float">
            <text:p>80.1785</text:p>
          </table:table-cell>
          <table:table-cell office:value-type="float" office:value="82.9804" calcext:value-type="float">
            <text:p>82.9804</text:p>
          </table:table-cell>
          <table:table-cell office:value-type="float" office:value="83.9295" calcext:value-type="float">
            <text:p>83.9295</text:p>
          </table:table-cell>
          <table:table-cell office:value-type="float" office:value="84.8786" calcext:value-type="float">
            <text:p>84.8786</text:p>
          </table:table-cell>
          <table:table-cell office:value-type="float" office:value="85.8277" calcext:value-type="float">
            <text:p>85.8277</text:p>
          </table:table-cell>
          <table:table-cell office:value-type="float" office:value="86.7768" calcext:value-type="float">
            <text:p>86.7768</text:p>
          </table:table-cell>
          <table:table-cell office:value-type="float" office:value="87.7259" calcext:value-type="float">
            <text:p>87.7259</text:p>
          </table:table-cell>
          <table:table-cell office:value-type="float" office:value="88.1009" calcext:value-type="float">
            <text:p>88.1009</text:p>
          </table:table-cell>
          <table:table-cell office:value-type="float" office:value="88.4759" calcext:value-type="float">
            <text:p>88.4759</text:p>
          </table:table-cell>
          <table:table-cell office:value-type="float" office:value="88.851" calcext:value-type="float">
            <text:p>88.851</text:p>
          </table:table-cell>
          <table:table-cell office:value-type="float" office:value="89.226" calcext:value-type="float">
            <text:p>89.226</text:p>
          </table:table-cell>
          <table:table-cell office:value-type="float" office:value="89.601" calcext:value-type="float">
            <text:p>89.601</text:p>
          </table:table-cell>
          <table:table-cell office:value-type="float" office:value="89.2138" calcext:value-type="float">
            <text:p>89.2138</text:p>
          </table:table-cell>
          <table:table-cell office:value-type="float" office:value="88.8267" calcext:value-type="float">
            <text:p>88.8267</text:p>
          </table:table-cell>
          <table:table-cell office:value-type="float" office:value="88.4395" calcext:value-type="float">
            <text:p>88.4395</text:p>
          </table:table-cell>
          <table:table-cell office:value-type="float" office:value="88.0524" calcext:value-type="float">
            <text:p>88.0524</text:p>
          </table:table-cell>
          <table:table-cell office:value-type="float" office:value="87.6652" calcext:value-type="float">
            <text:p>87.6652</text:p>
          </table:table-cell>
          <table:table-cell office:value-type="float" office:value="87.5204" calcext:value-type="float">
            <text:p>87.5204</text:p>
          </table:table-cell>
          <table:table-cell office:value-type="float" office:value="87.3756" calcext:value-type="float">
            <text:p>87.3756</text:p>
          </table:table-cell>
          <table:table-cell office:value-type="float" office:value="87.2308" calcext:value-type="float">
            <text:p>87.2308</text:p>
          </table:table-cell>
          <table:table-cell office:value-type="float" office:value="87.086" calcext:value-type="float">
            <text:p>87.086</text:p>
          </table:table-cell>
          <table:table-cell office:value-type="float" office:value="86.9412" calcext:value-type="float">
            <text:p>86.9412</text:p>
          </table:table-cell>
          <table:table-cell office:value-type="float" office:value="86.0659" calcext:value-type="float">
            <text:p>86.0659</text:p>
          </table:table-cell>
          <table:table-cell office:value-type="float" office:value="85.1906" calcext:value-type="float">
            <text:p>85.1906</text:p>
          </table:table-cell>
          <table:table-cell office:value-type="float" office:value="84.3153" calcext:value-type="float">
            <text:p>84.3153</text:p>
          </table:table-cell>
          <table:table-cell office:value-type="float" office:value="83.44" calcext:value-type="float">
            <text:p>83.44</text:p>
          </table:table-cell>
          <table:table-cell office:value-type="float" office:value="82.5646" calcext:value-type="float">
            <text:p>82.5646</text:p>
          </table:table-cell>
          <table:table-cell office:value-type="float" office:value="82.5696" calcext:value-type="float">
            <text:p>82.5696</text:p>
          </table:table-cell>
          <table:table-cell office:value-type="float" office:value="82.5745" calcext:value-type="float">
            <text:p>82.5745</text:p>
          </table:table-cell>
          <table:table-cell office:value-type="float" office:value="82.5795" calcext:value-type="float">
            <text:p>82.5795</text:p>
          </table:table-cell>
          <table:table-cell office:value-type="float" office:value="82.5844" calcext:value-type="float">
            <text:p>82.5844</text:p>
          </table:table-cell>
          <table:table-cell office:value-type="float" office:value="82.5894" calcext:value-type="float">
            <text:p>82.5894</text:p>
          </table:table-cell>
          <table:table-cell office:value-type="float" office:value="82.5084" calcext:value-type="float">
            <text:p>82.5084</text:p>
          </table:table-cell>
          <table:table-cell office:value-type="float" office:value="82.4275" calcext:value-type="float">
            <text:p>82.4275</text:p>
          </table:table-cell>
          <table:table-cell office:value-type="float" office:value="82.3465" calcext:value-type="float">
            <text:p>82.3465</text:p>
          </table:table-cell>
          <table:table-cell office:value-type="float" office:value="82.2655" calcext:value-type="float">
            <text:p>82.2655</text:p>
          </table:table-cell>
          <table:table-cell office:value-type="float" office:value="82.1846" calcext:value-type="float">
            <text:p>82.1846</text:p>
          </table:table-cell>
          <table:table-cell office:value-type="float" office:value="81.5866" calcext:value-type="float">
            <text:p>81.5866</text:p>
          </table:table-cell>
          <table:table-cell office:value-type="float" office:value="80.9887" calcext:value-type="float">
            <text:p>80.9887</text:p>
          </table:table-cell>
          <table:table-cell office:value-type="float" office:value="80.3908" calcext:value-type="float">
            <text:p>80.3908</text:p>
          </table:table-cell>
          <table:table-cell office:value-type="float" office:value="79.7929" calcext:value-type="float">
            <text:p>79.7929</text:p>
          </table:table-cell>
          <table:table-cell office:value-type="float" office:value="79.195" calcext:value-type="float">
            <text:p>79.195</text:p>
          </table:table-cell>
          <table:table-cell office:value-type="float" office:value="77.8372" calcext:value-type="float">
            <text:p>77.8372</text:p>
          </table:table-cell>
          <table:table-cell office:value-type="float" office:value="76.4794" calcext:value-type="float">
            <text:p>76.4794</text:p>
          </table:table-cell>
          <table:table-cell office:value-type="float" office:value="75.1217" calcext:value-type="float">
            <text:p>75.1217</text:p>
          </table:table-cell>
          <table:table-cell office:value-type="float" office:value="73.7639" calcext:value-type="float">
            <text:p>73.7639</text:p>
          </table:table-cell>
          <table:table-cell office:value-type="float" office:value="72.4061" calcext:value-type="float">
            <text:p>72.4061</text:p>
          </table:table-cell>
          <table:table-cell office:value-type="float" office:value="74.9464" calcext:value-type="float">
            <text:p>74.9464</text:p>
          </table:table-cell>
          <table:table-cell office:value-type="float" office:value="77.4866" calcext:value-type="float">
            <text:p>77.4866</text:p>
          </table:table-cell>
          <table:table-cell office:value-type="float" office:value="80.0268" calcext:value-type="float">
            <text:p>80.0268</text:p>
          </table:table-cell>
          <table:table-cell office:value-type="float" office:value="82.5671" calcext:value-type="float">
            <text:p>82.5671</text:p>
          </table:table-cell>
          <table:table-cell office:value-type="float" office:value="85.1073" calcext:value-type="float">
            <text:p>85.1073</text:p>
          </table:table-cell>
          <table:table-cell office:value-type="float" office:value="87.6449" calcext:value-type="float">
            <text:p>87.6449</text:p>
          </table:table-cell>
          <table:table-cell office:value-type="float" office:value="90.1825" calcext:value-type="float">
            <text:p>90.1825</text:p>
          </table:table-cell>
          <table:table-cell office:value-type="float" office:value="92.7201" calcext:value-type="float">
            <text:p>92.7201</text:p>
          </table:table-cell>
          <table:table-cell office:value-type="float" office:value="95.2577" calcext:value-type="float">
            <text:p>95.2577</text:p>
          </table:table-cell>
          <table:table-cell office:value-type="float" office:value="97.7953" calcext:value-type="float">
            <text:p>97.7953</text:p>
          </table:table-cell>
          <table:table-cell office:value-type="float" office:value="96.9569" calcext:value-type="float">
            <text:p>96.9569</text:p>
          </table:table-cell>
          <table:table-cell office:value-type="float" office:value="96.1184" calcext:value-type="float">
            <text:p>96.1184</text:p>
          </table:table-cell>
          <table:table-cell office:value-type="float" office:value="95.28" calcext:value-type="float">
            <text:p>95.28</text:p>
          </table:table-cell>
          <table:table-cell office:value-type="float" office:value="94.4415" calcext:value-type="float">
            <text:p>94.4415</text:p>
          </table:table-cell>
          <table:table-cell office:value-type="float" office:value="93.603" calcext:value-type="float">
            <text:p>93.603</text:p>
          </table:table-cell>
          <table:table-cell office:value-type="float" office:value="93.3828" calcext:value-type="float">
            <text:p>93.3828</text:p>
          </table:table-cell>
          <table:table-cell office:value-type="float" office:value="93.1625" calcext:value-type="float">
            <text:p>93.1625</text:p>
          </table:table-cell>
          <table:table-cell office:value-type="float" office:value="92.9423" calcext:value-type="float">
            <text:p>92.9423</text:p>
          </table:table-cell>
          <table:table-cell office:value-type="float" office:value="92.722" calcext:value-type="float">
            <text:p>92.722</text:p>
          </table:table-cell>
          <table:table-cell office:value-type="float" office:value="92.5017" calcext:value-type="float">
            <text:p>92.5017</text:p>
          </table:table-cell>
          <table:table-cell office:value-type="float" office:value="92.6401" calcext:value-type="float">
            <text:p>92.6401</text:p>
          </table:table-cell>
          <table:table-cell office:value-type="float" office:value="92.7785" calcext:value-type="float">
            <text:p>92.7785</text:p>
          </table:table-cell>
          <table:table-cell office:value-type="float" office:value="92.9169" calcext:value-type="float">
            <text:p>92.9169</text:p>
          </table:table-cell>
          <table:table-cell office:value-type="float" office:value="93.0553" calcext:value-type="float">
            <text:p>93.0553</text:p>
          </table:table-cell>
          <table:table-cell office:value-type="float" office:value="93.1936" calcext:value-type="float">
            <text:p>93.1936</text:p>
          </table:table-cell>
          <table:table-cell office:value-type="float" office:value="91.0788" calcext:value-type="float">
            <text:p>91.0788</text:p>
          </table:table-cell>
          <table:table-cell office:value-type="float" office:value="88.964" calcext:value-type="float">
            <text:p>88.964</text:p>
          </table:table-cell>
          <table:table-cell office:value-type="float" office:value="86.8492" calcext:value-type="float">
            <text:p>86.8492</text:p>
          </table:table-cell>
          <table:table-cell office:value-type="float" office:value="84.7344" calcext:value-type="float">
            <text:p>84.7344</text:p>
          </table:table-cell>
          <table:table-cell office:value-type="float" office:value="82.6195" calcext:value-type="float">
            <text:p>82.6195</text:p>
          </table:table-cell>
          <table:table-cell office:value-type="float" office:value="82.4528" calcext:value-type="float">
            <text:p>82.4528</text:p>
          </table:table-cell>
          <table:table-cell office:value-type="float" office:value="82.2861" calcext:value-type="float">
            <text:p>82.2861</text:p>
          </table:table-cell>
          <table:table-cell office:value-type="float" office:value="82.1193" calcext:value-type="float">
            <text:p>82.1193</text:p>
          </table:table-cell>
          <table:table-cell office:value-type="float" office:value="81.9526" calcext:value-type="float">
            <text:p>81.9526</text:p>
          </table:table-cell>
          <table:table-cell office:value-type="float" office:value="81.7858" calcext:value-type="float">
            <text:p>81.7858</text:p>
          </table:table-cell>
          <table:table-cell office:value-type="float" office:value="83.2749" calcext:value-type="float">
            <text:p>83.2749</text:p>
          </table:table-cell>
          <table:table-cell office:value-type="float" office:value="84.7639" calcext:value-type="float">
            <text:p>84.7639</text:p>
          </table:table-cell>
          <table:table-cell office:value-type="float" office:value="86.2529" calcext:value-type="float">
            <text:p>86.2529</text:p>
          </table:table-cell>
          <table:table-cell office:value-type="float" office:value="87.742" calcext:value-type="float">
            <text:p>87.742</text:p>
          </table:table-cell>
          <table:table-cell office:value-type="float" office:value="89.231" calcext:value-type="float">
            <text:p>89.231</text:p>
          </table:table-cell>
          <table:table-cell office:value-type="float" office:value="91.6555" calcext:value-type="float">
            <text:p>91.6555</text:p>
          </table:table-cell>
          <table:table-cell office:value-type="float" office:value="94.0799" calcext:value-type="float">
            <text:p>94.0799</text:p>
          </table:table-cell>
          <table:table-cell office:value-type="float" office:value="96.5043" calcext:value-type="float">
            <text:p>96.5043</text:p>
          </table:table-cell>
          <table:table-cell office:value-type="float" office:value="98.9288" calcext:value-type="float">
            <text:p>98.9288</text:p>
          </table:table-cell>
          <table:table-cell office:value-type="float" office:value="101.353" calcext:value-type="float">
            <text:p>101.353</text:p>
          </table:table-cell>
          <table:table-cell office:value-type="float" office:value="104.689" calcext:value-type="float">
            <text:p>104.689</text:p>
          </table:table-cell>
          <table:table-cell office:value-type="float" office:value="108.025" calcext:value-type="float">
            <text:p>108.025</text:p>
          </table:table-cell>
          <table:table-cell office:value-type="float" office:value="111.36" calcext:value-type="float">
            <text:p>111.36</text:p>
          </table:table-cell>
          <table:table-cell office:value-type="float" office:value="114.696" calcext:value-type="float">
            <text:p>114.696</text:p>
          </table:table-cell>
          <table:table-cell office:value-type="float" office:value="118.032" calcext:value-type="float">
            <text:p>118.032</text:p>
          </table:table-cell>
          <table:table-cell office:value-type="float" office:value="121.539" calcext:value-type="float">
            <text:p>121.539</text:p>
          </table:table-cell>
          <table:table-cell office:value-type="float" office:value="125.046" calcext:value-type="float">
            <text:p>125.046</text:p>
          </table:table-cell>
          <table:table-cell office:value-type="float" office:value="128.553" calcext:value-type="float">
            <text:p>128.553</text:p>
          </table:table-cell>
          <table:table-cell office:value-type="float" office:value="132.06" calcext:value-type="float">
            <text:p>132.06</text:p>
          </table:table-cell>
          <table:table-cell office:value-type="float" office:value="135.567" calcext:value-type="float">
            <text:p>135.567</text:p>
          </table:table-cell>
          <table:table-cell office:value-type="float" office:value="134.687" calcext:value-type="float">
            <text:p>134.687</text:p>
          </table:table-cell>
          <table:table-cell office:value-type="float" office:value="133.807" calcext:value-type="float">
            <text:p>133.807</text:p>
          </table:table-cell>
          <table:table-cell office:value-type="float" office:value="132.927" calcext:value-type="float">
            <text:p>132.927</text:p>
          </table:table-cell>
          <table:table-cell office:value-type="float" office:value="132.047" calcext:value-type="float">
            <text:p>132.047</text:p>
          </table:table-cell>
          <table:table-cell office:value-type="float" office:value="131.167" calcext:value-type="float">
            <text:p>131.167</text:p>
          </table:table-cell>
          <table:table-cell office:value-type="float" office:value="131.827" calcext:value-type="float">
            <text:p>131.827</text:p>
          </table:table-cell>
          <table:table-cell office:value-type="float" office:value="132.487" calcext:value-type="float">
            <text:p>132.487</text:p>
          </table:table-cell>
          <table:table-cell office:value-type="float" office:value="133.147" calcext:value-type="float">
            <text:p>133.147</text:p>
          </table:table-cell>
          <table:table-cell office:value-type="float" office:value="133.807" calcext:value-type="float">
            <text:p>133.807</text:p>
          </table:table-cell>
          <table:table-cell office:value-type="float" office:value="134.468" calcext:value-type="float">
            <text:p>134.468</text:p>
          </table:table-cell>
          <table:table-cell office:value-type="float" office:value="134.069" calcext:value-type="float">
            <text:p>134.069</text:p>
          </table:table-cell>
          <table:table-cell office:value-type="float" office:value="133.671" calcext:value-type="float">
            <text:p>133.671</text:p>
          </table:table-cell>
          <table:table-cell office:value-type="float" office:value="133.273" calcext:value-type="float">
            <text:p>133.273</text:p>
          </table:table-cell>
          <table:table-cell office:value-type="float" office:value="132.874" calcext:value-type="float">
            <text:p>132.874</text:p>
          </table:table-cell>
          <table:table-cell office:value-type="float" office:value="132.476" calcext:value-type="float">
            <text:p>132.476</text:p>
          </table:table-cell>
          <table:table-cell office:value-type="float" office:value="131.385" calcext:value-type="float">
            <text:p>131.385</text:p>
          </table:table-cell>
          <table:table-cell office:value-type="float" office:value="130.293" calcext:value-type="float">
            <text:p>130.293</text:p>
          </table:table-cell>
          <table:table-cell office:value-type="float" office:value="129.202" calcext:value-type="float">
            <text:p>129.202</text:p>
          </table:table-cell>
          <table:table-cell office:value-type="float" office:value="128.11" calcext:value-type="float">
            <text:p>128.11</text:p>
          </table:table-cell>
          <table:table-cell office:value-type="float" office:value="127.019" calcext:value-type="float">
            <text:p>127.019</text:p>
          </table:table-cell>
          <table:table-cell office:value-type="float" office:value="126.753" calcext:value-type="float">
            <text:p>126.753</text:p>
          </table:table-cell>
          <table:table-cell office:value-type="float" office:value="126.488" calcext:value-type="float">
            <text:p>126.488</text:p>
          </table:table-cell>
          <table:table-cell office:value-type="float" office:value="126.223" calcext:value-type="float">
            <text:p>126.223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125.692" calcext:value-type="float">
            <text:p>125.692</text:p>
          </table:table-cell>
          <table:table-cell office:value-type="float" office:value="126.083" calcext:value-type="float">
            <text:p>126.083</text:p>
          </table:table-cell>
          <table:table-cell office:value-type="float" office:value="126.474" calcext:value-type="float">
            <text:p>126.474</text:p>
          </table:table-cell>
          <table:table-cell office:value-type="float" office:value="126.865" calcext:value-type="float">
            <text:p>126.865</text:p>
          </table:table-cell>
          <table:table-cell office:value-type="float" office:value="127.256" calcext:value-type="float">
            <text:p>127.256</text:p>
          </table:table-cell>
          <table:table-cell office:value-type="float" office:value="127.647" calcext:value-type="float">
            <text:p>127.647</text:p>
          </table:table-cell>
          <table:table-cell office:value-type="float" office:value="127.077" calcext:value-type="float">
            <text:p>127.077</text:p>
          </table:table-cell>
          <table:table-cell office:value-type="float" office:value="126.508" calcext:value-type="float">
            <text:p>126.508</text:p>
          </table:table-cell>
          <table:table-cell office:value-type="float" office:value="125.938" calcext:value-type="float">
            <text:p>125.938</text:p>
          </table:table-cell>
          <table:table-cell office:value-type="float" office:value="125.369" calcext:value-type="float">
            <text:p>125.369</text:p>
          </table:table-cell>
          <table:table-cell office:value-type="float" office:value="124.799" calcext:value-type="float">
            <text:p>124.799</text:p>
          </table:table-cell>
          <table:table-cell office:value-type="float" office:value="122.915" calcext:value-type="float">
            <text:p>122.915</text:p>
          </table:table-cell>
          <table:table-cell office:value-type="float" office:value="121.03" calcext:value-type="float">
            <text:p>121.03</text:p>
          </table:table-cell>
          <table:table-cell office:value-type="float" office:value="119.145" calcext:value-type="float">
            <text:p>119.145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113.212" calcext:value-type="float">
            <text:p>113.212</text:p>
          </table:table-cell>
          <table:table-cell office:value-type="float" office:value="111.049" calcext:value-type="float">
            <text:p>111.049</text:p>
          </table:table-cell>
          <table:table-cell office:value-type="float" office:value="108.886" calcext:value-type="float">
            <text:p>108.886</text:p>
          </table:table-cell>
          <table:table-cell office:value-type="float" office:value="106.722" calcext:value-type="float">
            <text:p>106.722</text:p>
          </table:table-cell>
          <table:table-cell office:value-type="float" office:value="104.559" calcext:value-type="float">
            <text:p>104.559</text:p>
          </table:table-cell>
          <table:table-cell office:value-type="float" office:value="102.464" calcext:value-type="float">
            <text:p>102.464</text:p>
          </table:table-cell>
          <table:table-cell office:value-type="float" office:value="100.369" calcext:value-type="float">
            <text:p>100.369</text:p>
          </table:table-cell>
          <table:table-cell office:value-type="float" office:value="98.2745" calcext:value-type="float">
            <text:p>98.2745</text:p>
          </table:table-cell>
          <table:table-cell office:value-type="float" office:value="96.1795" calcext:value-type="float">
            <text:p>96.1795</text:p>
          </table:table-cell>
          <table:table-cell office:value-type="float" office:value="94.0846" calcext:value-type="float">
            <text:p>94.0846</text:p>
          </table:table-cell>
          <table:table-cell office:value-type="float" office:value="90.847" calcext:value-type="float">
            <text:p>90.847</text:p>
          </table:table-cell>
          <table:table-cell office:value-type="float" office:value="87.6095" calcext:value-type="float">
            <text:p>87.6095</text:p>
          </table:table-cell>
          <table:table-cell office:value-type="float" office:value="84.3719" calcext:value-type="float">
            <text:p>84.3719</text:p>
          </table:table-cell>
          <table:table-cell office:value-type="float" office:value="81.1343" calcext:value-type="float">
            <text:p>81.1343</text:p>
          </table:table-cell>
          <table:table-cell office:value-type="float" office:value="77.8968" calcext:value-type="float">
            <text:p>77.8968</text:p>
          </table:table-cell>
          <table:table-cell office:value-type="float" office:value="75.2207" calcext:value-type="float">
            <text:p>75.2207</text:p>
          </table:table-cell>
          <table:table-cell office:value-type="float" office:value="72.5446" calcext:value-type="float">
            <text:p>72.5446</text:p>
          </table:table-cell>
          <table:table-cell office:value-type="float" office:value="69.8685" calcext:value-type="float">
            <text:p>69.8685</text:p>
          </table:table-cell>
          <table:table-cell office:value-type="float" office:value="67.1924" calcext:value-type="float">
            <text:p>67.1924</text:p>
          </table:table-cell>
          <table:table-cell office:value-type="float" office:value="64.5163" calcext:value-type="float">
            <text:p>64.5163</text:p>
          </table:table-cell>
          <table:table-cell office:value-type="float" office:value="62.0413" calcext:value-type="float">
            <text:p>62.0413</text:p>
          </table:table-cell>
          <table:table-cell office:value-type="float" office:value="59.5663" calcext:value-type="float">
            <text:p>59.5663</text:p>
          </table:table-cell>
          <table:table-cell office:value-type="float" office:value="57.0913" calcext:value-type="float">
            <text:p>57.0913</text:p>
          </table:table-cell>
          <table:table-cell office:value-type="float" office:value="54.6163" calcext:value-type="float">
            <text:p>54.6163</text:p>
          </table:table-cell>
          <table:table-cell office:value-type="float" office:value="52.1413" calcext:value-type="float">
            <text:p>52.1413</text:p>
          </table:table-cell>
          <table:table-cell office:value-type="float" office:value="49.9004" calcext:value-type="float">
            <text:p>49.9004</text:p>
          </table:table-cell>
          <table:table-cell office:value-type="float" office:value="47.6594" calcext:value-type="float">
            <text:p>47.6594</text:p>
          </table:table-cell>
          <table:table-cell office:value-type="float" office:value="45.4185" calcext:value-type="float">
            <text:p>45.4185</text:p>
          </table:table-cell>
          <table:table-cell office:value-type="float" office:value="43.1775" calcext:value-type="float">
            <text:p>43.1775</text:p>
          </table:table-cell>
          <table:table-cell office:value-type="float" office:value="40.9366" calcext:value-type="float">
            <text:p>40.9366</text:p>
          </table:table-cell>
          <table:table-cell office:value-type="float" office:value="38.4978" calcext:value-type="float">
            <text:p>38.4978</text:p>
          </table:table-cell>
          <table:table-cell office:value-type="float" office:value="36.059" calcext:value-type="float">
            <text:p>36.059</text:p>
          </table:table-cell>
          <table:table-cell office:value-type="float" office:value="33.6202" calcext:value-type="float">
            <text:p>33.6202</text:p>
          </table:table-cell>
          <table:table-cell office:value-type="float" office:value="31.1813" calcext:value-type="float">
            <text:p>31.1813</text:p>
          </table:table-cell>
          <table:table-cell office:value-type="float" office:value="28.7425" calcext:value-type="float">
            <text:p>28.7425</text:p>
          </table:table-cell>
          <table:table-cell office:value-type="float" office:value="30.5803" calcext:value-type="float">
            <text:p>30.5803</text:p>
          </table:table-cell>
          <table:table-cell office:value-type="float" office:value="32.4181" calcext:value-type="float">
            <text:p>32.4181</text:p>
          </table:table-cell>
          <table:table-cell office:value-type="float" office:value="34.2559" calcext:value-type="float">
            <text:p>34.2559</text:p>
          </table:table-cell>
          <table:table-cell office:value-type="float" office:value="36.0937" calcext:value-type="float">
            <text:p>36.0937</text:p>
          </table:table-cell>
          <table:table-cell office:value-type="float" office:value="37.9315" calcext:value-type="float">
            <text:p>37.9315</text:p>
          </table:table-cell>
          <table:table-cell office:value-type="float" office:value="39.4617" calcext:value-type="float">
            <text:p>39.4617</text:p>
          </table:table-cell>
          <table:table-cell office:value-type="float" office:value="40.9919" calcext:value-type="float">
            <text:p>40.9919</text:p>
          </table:table-cell>
          <table:table-cell office:value-type="float" office:value="42.5222" calcext:value-type="float">
            <text:p>42.5222</text:p>
          </table:table-cell>
          <table:table-cell office:value-type="float" office:value="44.0524" calcext:value-type="float">
            <text:p>44.0524</text:p>
          </table:table-cell>
          <table:table-cell office:value-type="float" office:value="45.5827" calcext:value-type="float">
            <text:p>45.5827</text:p>
          </table:table-cell>
          <table:table-cell office:value-type="float" office:value="45.3338" calcext:value-type="float">
            <text:p>45.3338</text:p>
          </table:table-cell>
          <table:table-cell office:value-type="float" office:value="45.085" calcext:value-type="float">
            <text:p>45.085</text:p>
          </table:table-cell>
          <table:table-cell office:value-type="float" office:value="44.8361" calcext:value-type="float">
            <text:p>44.8361</text:p>
          </table:table-cell>
          <table:table-cell office:value-type="float" office:value="44.5872" calcext:value-type="float">
            <text:p>44.5872</text:p>
          </table:table-cell>
          <table:table-cell office:value-type="float" office:value="44.3384" calcext:value-type="float">
            <text:p>44.3384</text:p>
          </table:table-cell>
          <table:table-cell office:value-type="float" office:value="44.092" calcext:value-type="float">
            <text:p>44.092</text:p>
          </table:table-cell>
          <table:table-cell office:value-type="float" office:value="43.8456" calcext:value-type="float">
            <text:p>43.8456</text:p>
          </table:table-cell>
          <table:table-cell office:value-type="float" office:value="43.5992" calcext:value-type="float">
            <text:p>43.5992</text:p>
          </table:table-cell>
          <table:table-cell office:value-type="float" office:value="43.3528" calcext:value-type="float">
            <text:p>43.3528</text:p>
          </table:table-cell>
          <table:table-cell office:value-type="float" office:value="43.1065" calcext:value-type="float">
            <text:p>43.1065</text:p>
          </table:table-cell>
          <table:table-cell office:value-type="float" office:value="42.6386" calcext:value-type="float">
            <text:p>42.6386</text:p>
          </table:table-cell>
          <table:table-cell office:value-type="float" office:value="42.1707" calcext:value-type="float">
            <text:p>42.1707</text:p>
          </table:table-cell>
          <table:table-cell office:value-type="float" office:value="41.7028" calcext:value-type="float">
            <text:p>41.7028</text:p>
          </table:table-cell>
          <table:table-cell office:value-type="float" office:value="41.2349" calcext:value-type="float">
            <text:p>41.2349</text:p>
          </table:table-cell>
          <table:table-cell office:value-type="float" office:value="40.767" calcext:value-type="float">
            <text:p>40.767</text:p>
          </table:table-cell>
          <table:table-cell office:value-type="float" office:value="39.9529" calcext:value-type="float">
            <text:p>39.9529</text:p>
          </table:table-cell>
          <table:table-cell office:value-type="float" office:value="39.1388" calcext:value-type="float">
            <text:p>39.1388</text:p>
          </table:table-cell>
          <table:table-cell office:value-type="float" office:value="38.3247" calcext:value-type="float">
            <text:p>38.3247</text:p>
          </table:table-cell>
          <table:table-cell office:value-type="float" office:value="37.5106" calcext:value-type="float">
            <text:p>37.5106</text:p>
          </table:table-cell>
          <table:table-cell office:value-type="float" office:value="36.6965" calcext:value-type="float">
            <text:p>36.6965</text:p>
          </table:table-cell>
          <table:table-cell office:value-type="float" office:value="35.7956" calcext:value-type="float">
            <text:p>35.7956</text:p>
          </table:table-cell>
          <table:table-cell office:value-type="float" office:value="34.8946" calcext:value-type="float">
            <text:p>34.8946</text:p>
          </table:table-cell>
          <table:table-cell office:value-type="float" office:value="33.9937" calcext:value-type="float">
            <text:p>33.9937</text:p>
          </table:table-cell>
          <table:table-cell office:value-type="float" office:value="33.0927" calcext:value-type="float">
            <text:p>33.0927</text:p>
          </table:table-cell>
          <table:table-cell office:value-type="float" office:value="32.1918" calcext:value-type="float">
            <text:p>32.1918</text:p>
          </table:table-cell>
          <table:table-cell office:value-type="float" office:value="31.0372" calcext:value-type="float">
            <text:p>31.0372</text:p>
          </table:table-cell>
          <table:table-cell office:value-type="float" office:value="29.8826" calcext:value-type="float">
            <text:p>29.8826</text:p>
          </table:table-cell>
          <table:table-cell office:value-type="float" office:value="28.728" calcext:value-type="float">
            <text:p>28.728</text:p>
          </table:table-cell>
          <table:table-cell office:value-type="float" office:value="27.5735" calcext:value-type="float">
            <text:p>27.5735</text:p>
          </table:table-cell>
          <table:table-cell office:value-type="float" office:value="26.4189" calcext:value-type="float">
            <text:p>26.4189</text:p>
          </table:table-cell>
          <table:table-cell office:value-type="float" office:value="24.2803" calcext:value-type="float">
            <text:p>24.2803</text:p>
          </table:table-cell>
          <table:table-cell office:value-type="float" office:value="22.1417" calcext:value-type="float">
            <text:p>22.1417</text:p>
          </table:table-cell>
          <table:table-cell office:value-type="float" office:value="20.0032" calcext:value-type="float">
            <text:p>20.0032</text:p>
          </table:table-cell>
          <table:table-cell office:value-type="float" office:value="17.8646" calcext:value-type="float">
            <text:p>17.8646</text:p>
          </table:table-cell>
          <table:table-cell office:value-type="float" office:value="15.726" calcext:value-type="float">
            <text:p>15.726</text:p>
          </table:table-cell>
          <table:table-cell office:value-type="float" office:value="14.2382" calcext:value-type="float">
            <text:p>14.2382</text:p>
          </table:table-cell>
          <table:table-cell office:value-type="float" office:value="12.7504" calcext:value-type="float">
            <text:p>12.7504</text:p>
          </table:table-cell>
          <table:table-cell office:value-type="float" office:value="11.2626" calcext:value-type="float">
            <text:p>11.2626</text:p>
          </table:table-cell>
          <table:table-cell office:value-type="float" office:value="9.77482" calcext:value-type="float">
            <text:p>9.77482</text:p>
          </table:table-cell>
          <table:table-cell office:value-type="float" office:value="8.28702" calcext:value-type="float">
            <text:p>8.28702</text:p>
          </table:table-cell>
          <table:table-cell office:value-type="float" office:value="8.89352" calcext:value-type="float">
            <text:p>8.89352</text:p>
          </table:table-cell>
          <table:table-cell office:value-type="float" office:value="9.50001" calcext:value-type="float">
            <text:p>9.50001</text:p>
          </table:table-cell>
          <table:table-cell office:value-type="float" office:value="10.1065" calcext:value-type="float">
            <text:p>10.1065</text:p>
          </table:table-cell>
          <table:table-cell office:value-type="float" office:value="10.713" calcext:value-type="float">
            <text:p>10.713</text:p>
          </table:table-cell>
          <table:table-cell office:value-type="float" office:value="11.3195" calcext:value-type="float">
            <text:p>11.3195</text:p>
          </table:table-cell>
          <table:table-cell office:value-type="float" office:value="13.379" calcext:value-type="float">
            <text:p>13.379</text:p>
          </table:table-cell>
          <table:table-cell office:value-type="float" office:value="15.4385" calcext:value-type="float">
            <text:p>15.4385</text:p>
          </table:table-cell>
          <table:table-cell office:value-type="float" office:value="17.498" calcext:value-type="float">
            <text:p>17.498</text:p>
          </table:table-cell>
          <table:table-cell office:value-type="float" office:value="19.5575" calcext:value-type="float">
            <text:p>19.5575</text:p>
          </table:table-cell>
          <table:table-cell office:value-type="float" office:value="21.617" calcext:value-type="float">
            <text:p>21.617</text:p>
          </table:table-cell>
          <table:table-cell office:value-type="float" office:value="25.6947" calcext:value-type="float">
            <text:p>25.6947</text:p>
          </table:table-cell>
          <table:table-cell office:value-type="float" office:value="29.7725" calcext:value-type="float">
            <text:p>29.7725</text:p>
          </table:table-cell>
          <table:table-cell office:value-type="float" office:value="33.8503" calcext:value-type="float">
            <text:p>33.8503</text:p>
          </table:table-cell>
          <table:table-cell office:value-type="float" office:value="37.928" calcext:value-type="float">
            <text:p>37.928</text:p>
          </table:table-cell>
          <table:table-cell office:value-type="float" office:value="42.0058" calcext:value-type="float">
            <text:p>42.0058</text:p>
          </table:table-cell>
          <table:table-cell office:value-type="float" office:value="45.1829" calcext:value-type="float">
            <text:p>45.1829</text:p>
          </table:table-cell>
          <table:table-cell office:value-type="float" office:value="48.36" calcext:value-type="float">
            <text:p>48.36</text:p>
          </table:table-cell>
          <table:table-cell office:value-type="float" office:value="51.5371" calcext:value-type="float">
            <text:p>51.5371</text:p>
          </table:table-cell>
          <table:table-cell office:value-type="float" office:value="54.7142" calcext:value-type="float">
            <text:p>54.7142</text:p>
          </table:table-cell>
          <table:table-cell office:value-type="float" office:value="57.8913" calcext:value-type="float">
            <text:p>57.8913</text:p>
          </table:table-cell>
          <table:table-cell office:value-type="float" office:value="58.7752" calcext:value-type="float">
            <text:p>58.7752</text:p>
          </table:table-cell>
          <table:table-cell office:value-type="float" office:value="59.6591" calcext:value-type="float">
            <text:p>59.6591</text:p>
          </table:table-cell>
          <table:table-cell office:value-type="float" office:value="60.543" calcext:value-type="float">
            <text:p>60.543</text:p>
          </table:table-cell>
          <table:table-cell office:value-type="float" office:value="61.4269" calcext:value-type="float">
            <text:p>61.4269</text:p>
          </table:table-cell>
          <table:table-cell office:value-type="float" office:value="62.3108" calcext:value-type="float">
            <text:p>62.3108</text:p>
          </table:table-cell>
          <table:table-cell office:value-type="float" office:value="60.9279" calcext:value-type="float">
            <text:p>60.9279</text:p>
          </table:table-cell>
          <table:table-cell office:value-type="float" office:value="59.5451" calcext:value-type="float">
            <text:p>59.5451</text:p>
          </table:table-cell>
          <table:table-cell office:value-type="float" office:value="58.1622" calcext:value-type="float">
            <text:p>58.1622</text:p>
          </table:table-cell>
          <table:table-cell office:value-type="float" office:value="56.7794" calcext:value-type="float">
            <text:p>56.7794</text:p>
          </table:table-cell>
          <table:table-cell office:value-type="float" office:value="55.3965" calcext:value-type="float">
            <text:p>55.3965</text:p>
          </table:table-cell>
          <table:table-cell office:value-type="float" office:value="51.7765" calcext:value-type="float">
            <text:p>51.7765</text:p>
          </table:table-cell>
          <table:table-cell office:value-type="float" office:value="48.1564" calcext:value-type="float">
            <text:p>48.1564</text:p>
          </table:table-cell>
          <table:table-cell office:value-type="float" office:value="44.5364" calcext:value-type="float">
            <text:p>44.5364</text:p>
          </table:table-cell>
          <table:table-cell office:value-type="float" office:value="40.9163" calcext:value-type="float">
            <text:p>40.9163</text:p>
          </table:table-cell>
          <table:table-cell office:value-type="float" office:value="37.2963" calcext:value-type="float">
            <text:p>37.2963</text:p>
          </table:table-cell>
          <table:table-cell office:value-type="float" office:value="31.4492" calcext:value-type="float">
            <text:p>31.4492</text:p>
          </table:table-cell>
          <table:table-cell office:value-type="float" office:value="25.6021" calcext:value-type="float">
            <text:p>25.6021</text:p>
          </table:table-cell>
          <table:table-cell office:value-type="float" office:value="19.755" calcext:value-type="float">
            <text:p>19.755</text:p>
          </table:table-cell>
          <table:table-cell office:value-type="float" office:value="13.908" calcext:value-type="float">
            <text:p>13.908</text:p>
          </table:table-cell>
          <table:table-cell office:value-type="float" office:value="8.06088" calcext:value-type="float">
            <text:p>8.06088</text:p>
          </table:table-cell>
          <table:table-cell office:value-type="float" office:value="1.44331" calcext:value-type="float">
            <text:p>1.4433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620.25" calcext:value-type="float">
            <text:p>620.25</text:p>
          </table:table-cell>
          <table:table-cell office:value-type="float" office:value="636.3" calcext:value-type="float">
            <text:p>636.3</text:p>
          </table:table-cell>
          <table:table-cell office:value-type="float" office:value="642.05" calcext:value-type="float">
            <text:p>642.05</text:p>
          </table:table-cell>
          <table:table-cell office:value-type="float" office:value="628.6" calcext:value-type="float">
            <text:p>628.6</text:p>
          </table:table-cell>
          <table:table-cell office:value-type="float" office:value="640.35" calcext:value-type="float">
            <text:p>640.35</text:p>
          </table:table-cell>
          <table:table-cell office:value-type="float" office:value="641.5" calcext:value-type="float">
            <text:p>641.5</text:p>
          </table:table-cell>
          <table:table-cell office:value-type="float" office:value="635.4" calcext:value-type="float">
            <text:p>635.4</text:p>
          </table:table-cell>
          <table:table-cell office:value-type="float" office:value="632.35" calcext:value-type="float">
            <text:p>632.35</text:p>
          </table:table-cell>
          <table:table-cell office:value-type="float" office:value="649" calcext:value-type="float">
            <text:p>649</text:p>
          </table:table-cell>
          <table:table-cell office:value-type="float" office:value="625.6" calcext:value-type="float">
            <text:p>625.6</text:p>
          </table:table-cell>
          <table:table-cell office:value-type="float" office:value="627.5" calcext:value-type="float">
            <text:p>627.5</text:p>
          </table:table-cell>
          <table:table-cell office:value-type="float" office:value="631" calcext:value-type="float">
            <text:p>631</text:p>
          </table:table-cell>
          <table:table-cell office:value-type="float" office:value="619" calcext:value-type="float">
            <text:p>619</text:p>
          </table:table-cell>
          <table:table-cell office:value-type="float" office:value="631.85" calcext:value-type="float">
            <text:p>631.85</text:p>
          </table:table-cell>
          <table:table-cell office:value-type="float" office:value="641.9" calcext:value-type="float">
            <text:p>641.9</text:p>
          </table:table-cell>
          <table:table-cell office:value-type="float" office:value="652.3" calcext:value-type="float">
            <text:p>652.3</text:p>
          </table:table-cell>
          <table:table-cell office:value-type="float" office:value="629.3" calcext:value-type="float">
            <text:p>629.3</text:p>
          </table:table-cell>
          <table:table-cell office:value-type="float" office:value="634.55" calcext:value-type="float">
            <text:p>634.55</text:p>
          </table:table-cell>
          <table:table-cell office:value-type="float" office:value="625.9" calcext:value-type="float">
            <text:p>625.9</text:p>
          </table:table-cell>
          <table:table-cell office:value-type="float" office:value="629.6" calcext:value-type="float">
            <text:p>629.6</text:p>
          </table:table-cell>
          <table:table-cell office:value-type="float" office:value="625.4" calcext:value-type="float">
            <text:p>625.4</text:p>
          </table:table-cell>
          <table:table-cell office:value-type="float" office:value="622.45" calcext:value-type="float">
            <text:p>622.45</text:p>
          </table:table-cell>
          <table:table-cell office:value-type="float" office:value="635.85" calcext:value-type="float">
            <text:p>635.85</text:p>
          </table:table-cell>
          <table:table-cell office:value-type="float" office:value="626.5" calcext:value-type="float">
            <text:p>626.5</text:p>
          </table:table-cell>
          <table:table-cell office:value-type="float" office:value="638.1" calcext:value-type="float">
            <text:p>638.1</text:p>
          </table:table-cell>
          <table:table-cell office:value-type="float" office:value="621.6" calcext:value-type="float">
            <text:p>621.6</text:p>
          </table:table-cell>
          <table:table-cell office:value-type="float" office:value="623" calcext:value-type="float">
            <text:p>623</text:p>
          </table:table-cell>
          <table:table-cell office:value-type="float" office:value="637.9" calcext:value-type="float">
            <text:p>637.9</text:p>
          </table:table-cell>
          <table:table-cell office:value-type="float" office:value="627.8" calcext:value-type="float">
            <text:p>627.8</text:p>
          </table:table-cell>
          <table:table-cell office:value-type="float" office:value="624.55" calcext:value-type="float">
            <text:p>624.55</text:p>
          </table:table-cell>
          <table:table-cell office:value-type="float" office:value="621.6" calcext:value-type="float">
            <text:p>621.6</text:p>
          </table:table-cell>
          <table:table-cell office:value-type="float" office:value="732.6" calcext:value-type="float">
            <text:p>732.6</text:p>
          </table:table-cell>
          <table:table-cell office:value-type="float" office:value="538.65" calcext:value-type="float">
            <text:p>538.65</text:p>
          </table:table-cell>
          <table:table-cell office:value-type="float" office:value="627.95" calcext:value-type="float">
            <text:p>627.95</text:p>
          </table:table-cell>
          <table:table-cell office:value-type="float" office:value="621.6" calcext:value-type="float">
            <text:p>621.6</text:p>
          </table:table-cell>
          <table:table-cell office:value-type="float" office:value="615.4" calcext:value-type="float">
            <text:p>615.4</text:p>
          </table:table-cell>
          <table:table-cell office:value-type="float" office:value="629.6" calcext:value-type="float">
            <text:p>629.6</text:p>
          </table:table-cell>
          <table:table-cell office:value-type="float" office:value="614.8" calcext:value-type="float">
            <text:p>614.8</text:p>
          </table:table-cell>
          <table:table-cell office:value-type="float" office:value="616.1" calcext:value-type="float">
            <text:p>616.1</text:p>
          </table:table-cell>
          <table:table-cell office:value-type="float" office:value="624.55" calcext:value-type="float">
            <text:p>624.55</text:p>
          </table:table-cell>
          <table:table-cell office:value-type="float" office:value="612.7" calcext:value-type="float">
            <text:p>612.7</text:p>
          </table:table-cell>
          <table:table-cell office:value-type="float" office:value="618.95" calcext:value-type="float">
            <text:p>618.95</text:p>
          </table:table-cell>
          <table:table-cell office:value-type="float" office:value="622.1" calcext:value-type="float">
            <text:p>622.1</text:p>
          </table:table-cell>
          <table:table-cell office:value-type="float" office:value="626" calcext:value-type="float">
            <text:p>626</text:p>
          </table:table-cell>
          <table:table-cell office:value-type="float" office:value="622.75" calcext:value-type="float">
            <text:p>622.75</text:p>
          </table:table-cell>
          <table:table-cell office:value-type="float" office:value="630.95" calcext:value-type="float">
            <text:p>630.95</text:p>
          </table:table-cell>
          <table:table-cell office:value-type="float" office:value="636.7" calcext:value-type="float">
            <text:p>636.7</text:p>
          </table:table-cell>
          <table:table-cell office:value-type="float" office:value="628.1" calcext:value-type="float">
            <text:p>628.1</text:p>
          </table:table-cell>
          <table:table-cell office:value-type="float" office:value="628.9" calcext:value-type="float">
            <text:p>628.9</text:p>
          </table:table-cell>
          <table:table-cell office:value-type="float" office:value="612.7" calcext:value-type="float">
            <text:p>612.7</text:p>
          </table:table-cell>
          <table:table-cell office:value-type="float" office:value="613.5" calcext:value-type="float">
            <text:p>613.5</text:p>
          </table:table-cell>
          <table:table-cell office:value-type="float" office:value="623.2" calcext:value-type="float">
            <text:p>623.2</text:p>
          </table:table-cell>
          <table:table-cell office:value-type="float" office:value="623.85" calcext:value-type="float">
            <text:p>623.85</text:p>
          </table:table-cell>
          <table:table-cell office:value-type="float" office:value="627.25" calcext:value-type="float">
            <text:p>627.25</text:p>
          </table:table-cell>
          <table:table-cell office:value-type="float" office:value="627.8" calcext:value-type="float">
            <text:p>627.8</text:p>
          </table:table-cell>
          <table:table-cell office:value-type="float" office:value="624.95" calcext:value-type="float">
            <text:p>624.95</text:p>
          </table:table-cell>
          <table:table-cell office:value-type="float" office:value="610.15" calcext:value-type="float">
            <text:p>610.15</text:p>
          </table:table-cell>
          <table:table-cell office:value-type="float" office:value="614.3" calcext:value-type="float">
            <text:p>614.3</text:p>
          </table:table-cell>
          <table:table-cell office:value-type="float" office:value="614.85" calcext:value-type="float">
            <text:p>614.85</text:p>
          </table:table-cell>
          <table:table-cell office:value-type="float" office:value="624.2" calcext:value-type="float">
            <text:p>624.2</text:p>
          </table:table-cell>
          <table:table-cell office:value-type="float" office:value="612.4" calcext:value-type="float">
            <text:p>612.4</text:p>
          </table:table-cell>
          <table:table-cell office:value-type="float" office:value="622.8" calcext:value-type="float">
            <text:p>622.8</text:p>
          </table:table-cell>
          <table:table-cell office:value-type="float" office:value="609.7" calcext:value-type="float">
            <text:p>609.7</text:p>
          </table:table-cell>
          <table:table-cell office:value-type="float" office:value="635.4" calcext:value-type="float">
            <text:p>635.4</text:p>
          </table:table-cell>
          <table:table-cell office:value-type="float" office:value="525.9" calcext:value-type="float">
            <text:p>525.9</text:p>
          </table:table-cell>
          <table:table-cell office:value-type="float" office:value="635.8" calcext:value-type="float">
            <text:p>635.8</text:p>
          </table:table-cell>
          <table:table-cell office:value-type="float" office:value="630.2" calcext:value-type="float">
            <text:p>630.2</text:p>
          </table:table-cell>
          <table:table-cell office:value-type="float" office:value="616.5" calcext:value-type="float">
            <text:p>616.5</text:p>
          </table:table-cell>
          <table:table-cell office:value-type="float" office:value="620.5" calcext:value-type="float">
            <text:p>620.5</text:p>
          </table:table-cell>
          <table:table-cell office:value-type="float" office:value="620.4" calcext:value-type="float">
            <text:p>620.4</text:p>
          </table:table-cell>
          <table:table-cell office:value-type="float" office:value="629.9" calcext:value-type="float">
            <text:p>629.9</text:p>
          </table:table-cell>
          <table:table-cell office:value-type="float" office:value="617" calcext:value-type="float">
            <text:p>617</text:p>
          </table:table-cell>
          <table:table-cell office:value-type="float" office:value="632.9" calcext:value-type="float">
            <text:p>632.9</text:p>
          </table:table-cell>
          <table:table-cell office:value-type="float" office:value="626.3" calcext:value-type="float">
            <text:p>626.3</text:p>
          </table:table-cell>
          <table:table-cell office:value-type="float" office:value="611.45" calcext:value-type="float">
            <text:p>611.45</text:p>
          </table:table-cell>
          <table:table-cell office:value-type="float" office:value="620.95" calcext:value-type="float">
            <text:p>620.95</text:p>
          </table:table-cell>
          <table:table-cell office:value-type="float" office:value="620.05" calcext:value-type="float">
            <text:p>620.05</text:p>
          </table:table-cell>
          <table:table-cell office:value-type="float" office:value="619.9" calcext:value-type="float">
            <text:p>619.9</text:p>
          </table:table-cell>
          <table:table-cell office:value-type="float" office:value="623.75" calcext:value-type="float">
            <text:p>623.75</text:p>
          </table:table-cell>
          <table:table-cell office:value-type="float" office:value="625.2" calcext:value-type="float">
            <text:p>625.2</text:p>
          </table:table-cell>
          <table:table-cell office:value-type="float" office:value="625" calcext:value-type="float">
            <text:p>625</text:p>
          </table:table-cell>
          <table:table-cell office:value-type="float" office:value="621.6" calcext:value-type="float">
            <text:p>621.6</text:p>
          </table:table-cell>
          <table:table-cell office:value-type="float" office:value="620" calcext:value-type="float">
            <text:p>620</text:p>
          </table:table-cell>
          <table:table-cell office:value-type="float" office:value="625" calcext:value-type="float">
            <text:p>625</text:p>
          </table:table-cell>
          <table:table-cell office:value-type="float" office:value="626.65" calcext:value-type="float">
            <text:p>626.65</text:p>
          </table:table-cell>
          <table:table-cell office:value-type="float" office:value="614.8" calcext:value-type="float">
            <text:p>614.8</text:p>
          </table:table-cell>
          <table:table-cell office:value-type="float" office:value="639.4" calcext:value-type="float">
            <text:p>639.4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624" calcext:value-type="float">
            <text:p>624</text:p>
          </table:table-cell>
          <table:table-cell office:value-type="float" office:value="618.8" calcext:value-type="float">
            <text:p>618.8</text:p>
          </table:table-cell>
          <table:table-cell office:value-type="float" office:value="624.45" calcext:value-type="float">
            <text:p>624.45</text:p>
          </table:table-cell>
          <table:table-cell office:value-type="float" office:value="609.75" calcext:value-type="float">
            <text:p>609.75</text:p>
          </table:table-cell>
          <table:table-cell office:value-type="float" office:value="623.45" calcext:value-type="float">
            <text:p>623.45</text:p>
          </table:table-cell>
          <table:table-cell office:value-type="float" office:value="611.05" calcext:value-type="float">
            <text:p>611.05</text:p>
          </table:table-cell>
          <table:table-cell office:value-type="float" office:value="621.55" calcext:value-type="float">
            <text:p>621.55</text:p>
          </table:table-cell>
          <table:table-cell office:value-type="float" office:value="527.4" calcext:value-type="float">
            <text:p>527.4</text:p>
          </table:table-cell>
          <table:table-cell office:value-type="float" office:value="681.75" calcext:value-type="float">
            <text:p>681.75</text:p>
          </table:table-cell>
          <table:table-cell office:value-type="float" office:value="709.15" calcext:value-type="float">
            <text:p>709.15</text:p>
          </table:table-cell>
          <table:table-cell office:value-type="float" office:value="686.1" calcext:value-type="float">
            <text:p>686.1</text:p>
          </table:table-cell>
          <table:table-cell office:value-type="float" office:value="686.3" calcext:value-type="float">
            <text:p>686.3</text:p>
          </table:table-cell>
          <table:table-cell office:value-type="float" office:value="683.5" calcext:value-type="float">
            <text:p>683.5</text:p>
          </table:table-cell>
          <table:table-cell office:value-type="float" office:value="681.35" calcext:value-type="float">
            <text:p>681.35</text:p>
          </table:table-cell>
          <table:table-cell office:value-type="float" office:value="686.85" calcext:value-type="float">
            <text:p>686.85</text:p>
          </table:table-cell>
          <table:table-cell office:value-type="float" office:value="681" calcext:value-type="float">
            <text:p>681</text:p>
          </table:table-cell>
          <table:table-cell office:value-type="float" office:value="691.2" calcext:value-type="float">
            <text:p>691.2</text:p>
          </table:table-cell>
          <table:table-cell office:value-type="float" office:value="679.3" calcext:value-type="float">
            <text:p>679.3</text:p>
          </table:table-cell>
          <table:table-cell office:value-type="float" office:value="692.5" calcext:value-type="float">
            <text:p>692.5</text:p>
          </table:table-cell>
          <table:table-cell office:value-type="float" office:value="680.5" calcext:value-type="float">
            <text:p>680.5</text:p>
          </table:table-cell>
          <table:table-cell office:value-type="float" office:value="686.7" calcext:value-type="float">
            <text:p>686.7</text:p>
          </table:table-cell>
          <table:table-cell office:value-type="float" office:value="701.3" calcext:value-type="float">
            <text:p>701.3</text:p>
          </table:table-cell>
          <table:table-cell office:value-type="float" office:value="692.4" calcext:value-type="float">
            <text:p>692.4</text:p>
          </table:table-cell>
          <table:table-cell office:value-type="float" office:value="688.1" calcext:value-type="float">
            <text:p>688.1</text:p>
          </table:table-cell>
          <table:table-cell office:value-type="float" office:value="673.9" calcext:value-type="float">
            <text:p>673.9</text:p>
          </table:table-cell>
          <table:table-cell office:value-type="float" office:value="686.6" calcext:value-type="float">
            <text:p>686.6</text:p>
          </table:table-cell>
          <table:table-cell office:value-type="float" office:value="705.7" calcext:value-type="float">
            <text:p>705.7</text:p>
          </table:table-cell>
          <table:table-cell office:value-type="float" office:value="692.4" calcext:value-type="float">
            <text:p>692.4</text:p>
          </table:table-cell>
          <table:table-cell office:value-type="float" office:value="701.95" calcext:value-type="float">
            <text:p>701.95</text:p>
          </table:table-cell>
          <table:table-cell office:value-type="float" office:value="707.55" calcext:value-type="float">
            <text:p>707.55</text:p>
          </table:table-cell>
          <table:table-cell office:value-type="float" office:value="686.2" calcext:value-type="float">
            <text:p>686.2</text:p>
          </table:table-cell>
          <table:table-cell office:value-type="float" office:value="706.4" calcext:value-type="float">
            <text:p>706.4</text:p>
          </table:table-cell>
          <table:table-cell office:value-type="float" office:value="689.35" calcext:value-type="float">
            <text:p>689.35</text:p>
          </table:table-cell>
          <table:table-cell office:value-type="float" office:value="692.45" calcext:value-type="float">
            <text:p>692.45</text:p>
          </table:table-cell>
          <table:table-cell office:value-type="float" office:value="687.5" calcext:value-type="float">
            <text:p>687.5</text:p>
          </table:table-cell>
          <table:table-cell office:value-type="float" office:value="684.3" calcext:value-type="float">
            <text:p>684.3</text:p>
          </table:table-cell>
          <table:table-cell office:value-type="float" office:value="700.55" calcext:value-type="float">
            <text:p>700.55</text:p>
          </table:table-cell>
          <table:table-cell office:value-type="float" office:value="668.8" calcext:value-type="float">
            <text:p>668.8</text:p>
          </table:table-cell>
          <table:table-cell office:value-type="float" office:value="618.3" calcext:value-type="float">
            <text:p>618.3</text:p>
          </table:table-cell>
          <table:table-cell office:value-type="float" office:value="530.4" calcext:value-type="float">
            <text:p>530.4</text:p>
          </table:table-cell>
          <table:table-cell office:value-type="float" office:value="670.3" calcext:value-type="float">
            <text:p>670.3</text:p>
          </table:table-cell>
          <table:table-cell office:value-type="float" office:value="703.85" calcext:value-type="float">
            <text:p>703.85</text:p>
          </table:table-cell>
          <table:table-cell office:value-type="float" office:value="696.9" calcext:value-type="float">
            <text:p>696.9</text:p>
          </table:table-cell>
          <table:table-cell office:value-type="float" office:value="716.6" calcext:value-type="float">
            <text:p>716.6</text:p>
          </table:table-cell>
          <table:table-cell office:value-type="float" office:value="683.3" calcext:value-type="float">
            <text:p>683.3</text:p>
          </table:table-cell>
          <table:table-cell office:value-type="float" office:value="682.7" calcext:value-type="float">
            <text:p>682.7</text:p>
          </table:table-cell>
          <table:table-cell office:value-type="float" office:value="676.8" calcext:value-type="float">
            <text:p>676.8</text:p>
          </table:table-cell>
          <table:table-cell office:value-type="float" office:value="650.3" calcext:value-type="float">
            <text:p>650.3</text:p>
          </table:table-cell>
          <table:table-cell office:value-type="float" office:value="672.7" calcext:value-type="float">
            <text:p>672.7</text:p>
          </table:table-cell>
          <table:table-cell office:value-type="float" office:value="679.4" calcext:value-type="float">
            <text:p>679.4</text:p>
          </table:table-cell>
          <table:table-cell office:value-type="float" office:value="672.45" calcext:value-type="float">
            <text:p>672.45</text:p>
          </table:table-cell>
          <table:table-cell office:value-type="float" office:value="662.45" calcext:value-type="float">
            <text:p>662.45</text:p>
          </table:table-cell>
          <table:table-cell office:value-type="float" office:value="675.85" calcext:value-type="float">
            <text:p>675.85</text:p>
          </table:table-cell>
          <table:table-cell office:value-type="float" office:value="675.95" calcext:value-type="float">
            <text:p>675.95</text:p>
          </table:table-cell>
          <table:table-cell office:value-type="float" office:value="681.5" calcext:value-type="float">
            <text:p>681.5</text:p>
          </table:table-cell>
          <table:table-cell office:value-type="float" office:value="675.7" calcext:value-type="float">
            <text:p>675.7</text:p>
          </table:table-cell>
          <table:table-cell office:value-type="float" office:value="657.55" calcext:value-type="float">
            <text:p>657.55</text:p>
          </table:table-cell>
          <table:table-cell office:value-type="float" office:value="663.45" calcext:value-type="float">
            <text:p>663.45</text:p>
          </table:table-cell>
          <table:table-cell office:value-type="float" office:value="664.5" calcext:value-type="float">
            <text:p>664.5</text:p>
          </table:table-cell>
          <table:table-cell office:value-type="float" office:value="672.3" calcext:value-type="float">
            <text:p>672.3</text:p>
          </table:table-cell>
          <table:table-cell office:value-type="float" office:value="663.9" calcext:value-type="float">
            <text:p>663.9</text:p>
          </table:table-cell>
          <table:table-cell office:value-type="float" office:value="670.9" calcext:value-type="float">
            <text:p>670.9</text:p>
          </table:table-cell>
          <table:table-cell office:value-type="float" office:value="668.8" calcext:value-type="float">
            <text:p>668.8</text:p>
          </table:table-cell>
          <table:table-cell office:value-type="float" office:value="684.8" calcext:value-type="float">
            <text:p>684.8</text:p>
          </table:table-cell>
          <table:table-cell office:value-type="float" office:value="655" calcext:value-type="float">
            <text:p>655</text:p>
          </table:table-cell>
          <table:table-cell office:value-type="float" office:value="664.2" calcext:value-type="float">
            <text:p>664.2</text:p>
          </table:table-cell>
          <table:table-cell office:value-type="float" office:value="715.45" calcext:value-type="float">
            <text:p>715.45</text:p>
          </table:table-cell>
          <table:table-cell office:value-type="float" office:value="679.7" calcext:value-type="float">
            <text:p>679.7</text:p>
          </table:table-cell>
          <table:table-cell office:value-type="float" office:value="692.1" calcext:value-type="float">
            <text:p>692.1</text:p>
          </table:table-cell>
          <table:table-cell office:value-type="float" office:value="663.4" calcext:value-type="float">
            <text:p>663.4</text:p>
          </table:table-cell>
          <table:table-cell office:value-type="float" office:value="632.65" calcext:value-type="float">
            <text:p>632.65</text:p>
          </table:table-cell>
          <table:table-cell office:value-type="float" office:value="528.1" calcext:value-type="float">
            <text:p>528.1</text:p>
          </table:table-cell>
          <table:table-cell office:value-type="float" office:value="668.3" calcext:value-type="float">
            <text:p>668.3</text:p>
          </table:table-cell>
          <table:table-cell office:value-type="float" office:value="713.85" calcext:value-type="float">
            <text:p>713.85</text:p>
          </table:table-cell>
          <table:table-cell office:value-type="float" office:value="683" calcext:value-type="float">
            <text:p>683</text:p>
          </table:table-cell>
          <table:table-cell office:value-type="float" office:value="669.35" calcext:value-type="float">
            <text:p>669.35</text:p>
          </table:table-cell>
          <table:table-cell office:value-type="float" office:value="655.4" calcext:value-type="float">
            <text:p>655.4</text:p>
          </table:table-cell>
          <table:table-cell office:value-type="float" office:value="665.8" calcext:value-type="float">
            <text:p>665.8</text:p>
          </table:table-cell>
          <table:table-cell office:value-type="float" office:value="661.9" calcext:value-type="float">
            <text:p>661.9</text:p>
          </table:table-cell>
          <table:table-cell office:value-type="float" office:value="649.25" calcext:value-type="float">
            <text:p>649.25</text:p>
          </table:table-cell>
          <table:table-cell office:value-type="float" office:value="662.7" calcext:value-type="float">
            <text:p>662.7</text:p>
          </table:table-cell>
          <table:table-cell office:value-type="float" office:value="661.2" calcext:value-type="float">
            <text:p>661.2</text:p>
          </table:table-cell>
          <table:table-cell office:value-type="float" office:value="663.6" calcext:value-type="float">
            <text:p>663.6</text:p>
          </table:table-cell>
          <table:table-cell office:value-type="float" office:value="655.25" calcext:value-type="float">
            <text:p>655.25</text:p>
          </table:table-cell>
          <table:table-cell office:value-type="float" office:value="664.7" calcext:value-type="float">
            <text:p>664.7</text:p>
          </table:table-cell>
          <table:table-cell office:value-type="float" office:value="662.25" calcext:value-type="float">
            <text:p>662.25</text:p>
          </table:table-cell>
          <table:table-cell office:value-type="float" office:value="663" calcext:value-type="float">
            <text:p>663</text:p>
          </table:table-cell>
          <table:table-cell office:value-type="float" office:value="660.55" calcext:value-type="float">
            <text:p>660.55</text:p>
          </table:table-cell>
          <table:table-cell office:value-type="float" office:value="649.25" calcext:value-type="float">
            <text:p>649.25</text:p>
          </table:table-cell>
          <table:table-cell office:value-type="float" office:value="663.65" calcext:value-type="float">
            <text:p>663.65</text:p>
          </table:table-cell>
          <table:table-cell office:value-type="float" office:value="671.45" calcext:value-type="float">
            <text:p>671.45</text:p>
          </table:table-cell>
          <table:table-cell office:value-type="float" office:value="653.05" calcext:value-type="float">
            <text:p>653.05</text:p>
          </table:table-cell>
          <table:table-cell office:value-type="float" office:value="658.35" calcext:value-type="float">
            <text:p>658.35</text:p>
          </table:table-cell>
          <table:table-cell office:value-type="float" office:value="668.2" calcext:value-type="float">
            <text:p>668.2</text:p>
          </table:table-cell>
          <table:table-cell office:value-type="float" office:value="661.45" calcext:value-type="float">
            <text:p>661.45</text:p>
          </table:table-cell>
          <table:table-cell office:value-type="float" office:value="672.2" calcext:value-type="float">
            <text:p>672.2</text:p>
          </table:table-cell>
          <table:table-cell office:value-type="float" office:value="666.4" calcext:value-type="float">
            <text:p>666.4</text:p>
          </table:table-cell>
          <table:table-cell office:value-type="float" office:value="663.95" calcext:value-type="float">
            <text:p>663.95</text:p>
          </table:table-cell>
          <table:table-cell office:value-type="float" office:value="674.4" calcext:value-type="float">
            <text:p>674.4</text:p>
          </table:table-cell>
          <table:table-cell office:value-type="float" office:value="678.8" calcext:value-type="float">
            <text:p>678.8</text:p>
          </table:table-cell>
          <table:table-cell office:value-type="float" office:value="702.95" calcext:value-type="float">
            <text:p>702.95</text:p>
          </table:table-cell>
          <table:table-cell office:value-type="float" office:value="654.7" calcext:value-type="float">
            <text:p>654.7</text:p>
          </table:table-cell>
          <table:table-cell office:value-type="float" office:value="634.55" calcext:value-type="float">
            <text:p>634.55</text:p>
          </table:table-cell>
          <table:table-cell office:value-type="float" office:value="535.2" calcext:value-type="float">
            <text:p>535.2</text:p>
          </table:table-cell>
          <table:table-cell office:value-type="float" office:value="675.3" calcext:value-type="float">
            <text:p>675.3</text:p>
          </table:table-cell>
          <table:table-cell office:value-type="float" office:value="705.65" calcext:value-type="float">
            <text:p>705.65</text:p>
          </table:table-cell>
          <table:table-cell office:value-type="float" office:value="701.75" calcext:value-type="float">
            <text:p>701.75</text:p>
          </table:table-cell>
          <table:table-cell office:value-type="float" office:value="668.9" calcext:value-type="float">
            <text:p>668.9</text:p>
          </table:table-cell>
          <table:table-cell office:value-type="float" office:value="664.4" calcext:value-type="float">
            <text:p>664.4</text:p>
          </table:table-cell>
          <table:table-cell office:value-type="float" office:value="684.8" calcext:value-type="float">
            <text:p>684.8</text:p>
          </table:table-cell>
          <table:table-cell office:value-type="float" office:value="670.1" calcext:value-type="float">
            <text:p>670.1</text:p>
          </table:table-cell>
          <table:table-cell office:value-type="float" office:value="675.5" calcext:value-type="float">
            <text:p>675.5</text:p>
          </table:table-cell>
          <table:table-cell office:value-type="float" office:value="691.7" calcext:value-type="float">
            <text:p>691.7</text:p>
          </table:table-cell>
          <table:table-cell office:value-type="float" office:value="689.35" calcext:value-type="float">
            <text:p>689.35</text:p>
          </table:table-cell>
          <table:table-cell office:value-type="float" office:value="691.6" calcext:value-type="float">
            <text:p>691.6</text:p>
          </table:table-cell>
          <table:table-cell office:value-type="float" office:value="686.1" calcext:value-type="float">
            <text:p>686.1</text:p>
          </table:table-cell>
          <table:table-cell office:value-type="float" office:value="698.15" calcext:value-type="float">
            <text:p>698.15</text:p>
          </table:table-cell>
          <table:table-cell office:value-type="float" office:value="693.5" calcext:value-type="float">
            <text:p>693.5</text:p>
          </table:table-cell>
          <table:table-cell office:value-type="float" office:value="691.75" calcext:value-type="float">
            <text:p>691.75</text:p>
          </table:table-cell>
          <table:table-cell office:value-type="float" office:value="683.3" calcext:value-type="float">
            <text:p>683.3</text:p>
          </table:table-cell>
          <table:table-cell office:value-type="float" office:value="673.85" calcext:value-type="float">
            <text:p>673.85</text:p>
          </table:table-cell>
          <table:table-cell office:value-type="float" office:value="650.25" calcext:value-type="float">
            <text:p>650.25</text:p>
          </table:table-cell>
          <table:table-cell office:value-type="float" office:value="647.2" calcext:value-type="float">
            <text:p>647.2</text:p>
          </table:table-cell>
          <table:table-cell office:value-type="float" office:value="654.45" calcext:value-type="float">
            <text:p>654.45</text:p>
          </table:table-cell>
          <table:table-cell office:value-type="float" office:value="650.25" calcext:value-type="float">
            <text:p>650.25</text:p>
          </table:table-cell>
          <table:table-cell office:value-type="float" office:value="661.7" calcext:value-type="float">
            <text:p>661.7</text:p>
          </table:table-cell>
          <table:table-cell office:value-type="float" office:value="654.85" calcext:value-type="float">
            <text:p>654.85</text:p>
          </table:table-cell>
          <table:table-cell office:value-type="float" office:value="657.1" calcext:value-type="float">
            <text:p>657.1</text:p>
          </table:table-cell>
          <table:table-cell office:value-type="float" office:value="632.6" calcext:value-type="float">
            <text:p>632.6</text:p>
          </table:table-cell>
          <table:table-cell office:value-type="float" office:value="655.1" calcext:value-type="float">
            <text:p>655.1</text:p>
          </table:table-cell>
          <table:table-cell office:value-type="float" office:value="665.95" calcext:value-type="float">
            <text:p>665.95</text:p>
          </table:table-cell>
          <table:table-cell office:value-type="float" office:value="677.15" calcext:value-type="float">
            <text:p>677.15</text:p>
          </table:table-cell>
          <table:table-cell office:value-type="float" office:value="692.05" calcext:value-type="float">
            <text:p>692.05</text:p>
          </table:table-cell>
          <table:table-cell office:value-type="float" office:value="656.2" calcext:value-type="float">
            <text:p>656.2</text:p>
          </table:table-cell>
          <table:table-cell office:value-type="float" office:value="636.55" calcext:value-type="float">
            <text:p>636.55</text:p>
          </table:table-cell>
          <table:table-cell office:value-type="float" office:value="524.65" calcext:value-type="float">
            <text:p>524.65</text:p>
          </table:table-cell>
          <table:table-cell office:value-type="float" office:value="678.8" calcext:value-type="float">
            <text:p>678.8</text:p>
          </table:table-cell>
          <table:table-cell office:value-type="float" office:value="704" calcext:value-type="float">
            <text:p>704</text:p>
          </table:table-cell>
          <table:table-cell office:value-type="float" office:value="687.7" calcext:value-type="float">
            <text:p>687.7</text:p>
          </table:table-cell>
          <table:table-cell office:value-type="float" office:value="665.9" calcext:value-type="float">
            <text:p>665.9</text:p>
          </table:table-cell>
          <table:table-cell office:value-type="float" office:value="662.2" calcext:value-type="float">
            <text:p>662.2</text:p>
          </table:table-cell>
          <table:table-cell office:value-type="float" office:value="648.2" calcext:value-type="float">
            <text:p>648.2</text:p>
          </table:table-cell>
          <table:table-cell office:value-type="float" office:value="703" calcext:value-type="float">
            <text:p>703</text:p>
          </table:table-cell>
          <table:table-cell office:value-type="float" office:value="676.4" calcext:value-type="float">
            <text:p>676.4</text:p>
          </table:table-cell>
          <table:table-cell office:value-type="float" office:value="662.3" calcext:value-type="float">
            <text:p>662.3</text:p>
          </table:table-cell>
          <table:table-cell office:value-type="float" office:value="682.6" calcext:value-type="float">
            <text:p>682.6</text:p>
          </table:table-cell>
          <table:table-cell office:value-type="float" office:value="670.6" calcext:value-type="float">
            <text:p>670.6</text:p>
          </table:table-cell>
          <table:table-cell office:value-type="float" office:value="676.9" calcext:value-type="float">
            <text:p>676.9</text:p>
          </table:table-cell>
          <table:table-cell office:value-type="float" office:value="675.95" calcext:value-type="float">
            <text:p>675.95</text:p>
          </table:table-cell>
          <table:table-cell office:value-type="float" office:value="691" calcext:value-type="float">
            <text:p>691</text:p>
          </table:table-cell>
          <table:table-cell office:value-type="float" office:value="685.55" calcext:value-type="float">
            <text:p>685.55</text:p>
          </table:table-cell>
          <table:table-cell office:value-type="float" office:value="674.25" calcext:value-type="float">
            <text:p>674.25</text:p>
          </table:table-cell>
          <table:table-cell office:value-type="float" office:value="664.5" calcext:value-type="float">
            <text:p>664.5</text:p>
          </table:table-cell>
          <table:table-cell office:value-type="float" office:value="663.1" calcext:value-type="float">
            <text:p>663.1</text:p>
          </table:table-cell>
          <table:table-cell office:value-type="float" office:value="667.95" calcext:value-type="float">
            <text:p>667.95</text:p>
          </table:table-cell>
          <table:table-cell office:value-type="float" office:value="657.25" calcext:value-type="float">
            <text:p>657.25</text:p>
          </table:table-cell>
          <table:table-cell office:value-type="float" office:value="655.2" calcext:value-type="float">
            <text:p>655.2</text:p>
          </table:table-cell>
          <table:table-cell office:value-type="float" office:value="672.4" calcext:value-type="float">
            <text:p>672.4</text:p>
          </table:table-cell>
          <table:table-cell office:value-type="float" office:value="664" calcext:value-type="float">
            <text:p>664</text:p>
          </table:table-cell>
          <table:table-cell office:value-type="float" office:value="701.9" calcext:value-type="float">
            <text:p>701.9</text:p>
          </table:table-cell>
          <table:table-cell office:value-type="float" office:value="646.45" calcext:value-type="float">
            <text:p>646.45</text:p>
          </table:table-cell>
          <table:table-cell office:value-type="float" office:value="649.9" calcext:value-type="float">
            <text:p>649.9</text:p>
          </table:table-cell>
          <table:table-cell office:value-type="float" office:value="661.2" calcext:value-type="float">
            <text:p>661.2</text:p>
          </table:table-cell>
          <table:table-cell office:value-type="float" office:value="673.2" calcext:value-type="float">
            <text:p>673.2</text:p>
          </table:table-cell>
          <table:table-cell office:value-type="float" office:value="706.65" calcext:value-type="float">
            <text:p>706.65</text:p>
          </table:table-cell>
          <table:table-cell office:value-type="float" office:value="653.65" calcext:value-type="float">
            <text:p>653.65</text:p>
          </table:table-cell>
          <table:table-cell office:value-type="float" office:value="621.9" calcext:value-type="float">
            <text:p>621.9</text:p>
          </table:table-cell>
          <table:table-cell office:value-type="float" office:value="535.9" calcext:value-type="float">
            <text:p>535.9</text:p>
          </table:table-cell>
          <table:table-cell office:value-type="float" office:value="676.2" calcext:value-type="float">
            <text:p>676.2</text:p>
          </table:table-cell>
          <table:table-cell office:value-type="float" office:value="693.8" calcext:value-type="float">
            <text:p>693.8</text:p>
          </table:table-cell>
          <table:table-cell office:value-type="float" office:value="698.9" calcext:value-type="float">
            <text:p>698.9</text:p>
          </table:table-cell>
          <table:table-cell office:value-type="float" office:value="674.85" calcext:value-type="float">
            <text:p>674.85</text:p>
          </table:table-cell>
          <table:table-cell office:value-type="float" office:value="665" calcext:value-type="float">
            <text:p>665</text:p>
          </table:table-cell>
          <table:table-cell office:value-type="float" office:value="660.1" calcext:value-type="float">
            <text:p>660.1</text:p>
          </table:table-cell>
          <table:table-cell office:value-type="float" office:value="669.7" calcext:value-type="float">
            <text:p>669.7</text:p>
          </table:table-cell>
          <table:table-cell office:value-type="float" office:value="693.2" calcext:value-type="float">
            <text:p>693.2</text:p>
          </table:table-cell>
          <table:table-cell office:value-type="float" office:value="693.05" calcext:value-type="float">
            <text:p>693.05</text:p>
          </table:table-cell>
          <table:table-cell office:value-type="float" office:value="706.2" calcext:value-type="float">
            <text:p>706.2</text:p>
          </table:table-cell>
          <table:table-cell office:value-type="float" office:value="708.45" calcext:value-type="float">
            <text:p>708.45</text:p>
          </table:table-cell>
          <table:table-cell office:value-type="float" office:value="689.95" calcext:value-type="float">
            <text:p>689.95</text:p>
          </table:table-cell>
          <table:table-cell office:value-type="float" office:value="703.2" calcext:value-type="float">
            <text:p>703.2</text:p>
          </table:table-cell>
          <table:table-cell office:value-type="float" office:value="711.1" calcext:value-type="float">
            <text:p>711.1</text:p>
          </table:table-cell>
          <table:table-cell office:value-type="float" office:value="694.15" calcext:value-type="float">
            <text:p>694.15</text:p>
          </table:table-cell>
          <table:table-cell office:value-type="float" office:value="699.7" calcext:value-type="float">
            <text:p>699.7</text:p>
          </table:table-cell>
          <table:table-cell office:value-type="float" office:value="703" calcext:value-type="float">
            <text:p>703</text:p>
          </table:table-cell>
          <table:table-cell office:value-type="float" office:value="689.5" calcext:value-type="float">
            <text:p>689.5</text:p>
          </table:table-cell>
          <table:table-cell office:value-type="float" office:value="701.45" calcext:value-type="float">
            <text:p>701.45</text:p>
          </table:table-cell>
          <table:table-cell office:value-type="float" office:value="692.5" calcext:value-type="float">
            <text:p>692.5</text:p>
          </table:table-cell>
          <table:table-cell office:value-type="float" office:value="684.7" calcext:value-type="float">
            <text:p>684.7</text:p>
          </table:table-cell>
          <table:table-cell office:value-type="float" office:value="693.8" calcext:value-type="float">
            <text:p>693.8</text:p>
          </table:table-cell>
          <table:table-cell office:value-type="float" office:value="704.3" calcext:value-type="float">
            <text:p>704.3</text:p>
          </table:table-cell>
          <table:table-cell office:value-type="float" office:value="654.65" calcext:value-type="float">
            <text:p>654.65</text:p>
          </table:table-cell>
          <table:table-cell office:value-type="float" office:value="645.95" calcext:value-type="float">
            <text:p>645.95</text:p>
          </table:table-cell>
          <table:table-cell office:value-type="float" office:value="659.25" calcext:value-type="float">
            <text:p>659.25</text:p>
          </table:table-cell>
          <table:table-cell office:value-type="float" office:value="666.4" calcext:value-type="float">
            <text:p>666.4</text:p>
          </table:table-cell>
          <table:table-cell office:value-type="float" office:value="689.1" calcext:value-type="float">
            <text:p>689.1</text:p>
          </table:table-cell>
          <table:table-cell office:value-type="float" office:value="710" calcext:value-type="float">
            <text:p>710</text:p>
          </table:table-cell>
          <table:table-cell office:value-type="float" office:value="664.65" calcext:value-type="float">
            <text:p>664.65</text:p>
          </table:table-cell>
          <table:table-cell office:value-type="float" office:value="629.55" calcext:value-type="float">
            <text:p>629.55</text:p>
          </table:table-cell>
          <table:table-cell office:value-type="float" office:value="526.85" calcext:value-type="float">
            <text:p>526.85</text:p>
          </table:table-cell>
          <table:table-cell office:value-type="float" office:value="676.4" calcext:value-type="float">
            <text:p>676.4</text:p>
          </table:table-cell>
          <table:table-cell office:value-type="float" office:value="704.55" calcext:value-type="float">
            <text:p>704.55</text:p>
          </table:table-cell>
          <table:table-cell office:value-type="float" office:value="680.85" calcext:value-type="float">
            <text:p>680.85</text:p>
          </table:table-cell>
          <table:table-cell office:value-type="float" office:value="674" calcext:value-type="float">
            <text:p>674</text:p>
          </table:table-cell>
          <table:table-cell office:value-type="float" office:value="659.7" calcext:value-type="float">
            <text:p>659.7</text:p>
          </table:table-cell>
          <table:table-cell office:value-type="float" office:value="655.7" calcext:value-type="float">
            <text:p>655.7</text:p>
          </table:table-cell>
          <table:table-cell office:value-type="float" office:value="681.2" calcext:value-type="float">
            <text:p>681.2</text:p>
          </table:table-cell>
          <table:table-cell office:value-type="float" office:value="690.4" calcext:value-type="float">
            <text:p>690.4</text:p>
          </table:table-cell>
          <table:table-cell office:value-type="float" office:value="673.2" calcext:value-type="float">
            <text:p>673.2</text:p>
          </table:table-cell>
          <table:table-cell office:value-type="float" office:value="667.85" calcext:value-type="float">
            <text:p>667.85</text:p>
          </table:table-cell>
          <table:table-cell office:value-type="float" office:value="677.7" calcext:value-type="float">
            <text:p>677.7</text:p>
          </table:table-cell>
          <table:table-cell office:value-type="float" office:value="671.05" calcext:value-type="float">
            <text:p>671.05</text:p>
          </table:table-cell>
          <table:table-cell office:value-type="float" office:value="680.2" calcext:value-type="float">
            <text:p>680.2</text:p>
          </table:table-cell>
          <table:table-cell office:value-type="float" office:value="675.2" calcext:value-type="float">
            <text:p>675.2</text:p>
          </table:table-cell>
          <table:table-cell office:value-type="float" office:value="677.1" calcext:value-type="float">
            <text:p>677.1</text:p>
          </table:table-cell>
          <table:table-cell office:value-type="float" office:value="686.85" calcext:value-type="float">
            <text:p>686.85</text:p>
          </table:table-cell>
          <table:table-cell office:value-type="float" office:value="672.8" calcext:value-type="float">
            <text:p>672.8</text:p>
          </table:table-cell>
          <table:table-cell office:value-type="float" office:value="668.25" calcext:value-type="float">
            <text:p>668.25</text:p>
          </table:table-cell>
          <table:table-cell office:value-type="float" office:value="682" calcext:value-type="float">
            <text:p>682</text:p>
          </table:table-cell>
          <table:table-cell office:value-type="float" office:value="677.75" calcext:value-type="float">
            <text:p>677.75</text:p>
          </table:table-cell>
          <table:table-cell office:value-type="float" office:value="670.3" calcext:value-type="float">
            <text:p>670.3</text:p>
          </table:table-cell>
          <table:table-cell office:value-type="float" office:value="699.7" calcext:value-type="float">
            <text:p>699.7</text:p>
          </table:table-cell>
          <table:table-cell office:value-type="float" office:value="683.3" calcext:value-type="float">
            <text:p>683.3</text:p>
          </table:table-cell>
          <table:table-cell office:value-type="float" office:value="664.6" calcext:value-type="float">
            <text:p>664.6</text:p>
          </table:table-cell>
          <table:table-cell office:value-type="float" office:value="642.35" calcext:value-type="float">
            <text:p>642.35</text:p>
          </table:table-cell>
          <table:table-cell office:value-type="float" office:value="654.5" calcext:value-type="float">
            <text:p>654.5</text:p>
          </table:table-cell>
          <table:table-cell office:value-type="float" office:value="675.2" calcext:value-type="float">
            <text:p>675.2</text:p>
          </table:table-cell>
          <table:table-cell office:value-type="float" office:value="685.05" calcext:value-type="float">
            <text:p>685.05</text:p>
          </table:table-cell>
          <table:table-cell office:value-type="float" office:value="697.15" calcext:value-type="float">
            <text:p>697.15</text:p>
          </table:table-cell>
          <table:table-cell office:value-type="float" office:value="666.9" calcext:value-type="float">
            <text:p>666.9</text:p>
          </table:table-cell>
          <table:table-cell office:value-type="float" office:value="625.7" calcext:value-type="float">
            <text:p>625.7</text:p>
          </table:table-cell>
          <table:table-cell office:value-type="float" office:value="527" calcext:value-type="float">
            <text:p>527</text:p>
          </table:table-cell>
          <table:table-cell office:value-type="float" office:value="672.3" calcext:value-type="float">
            <text:p>672.3</text:p>
          </table:table-cell>
          <table:table-cell office:value-type="float" office:value="717.5" calcext:value-type="float">
            <text:p>717.5</text:p>
          </table:table-cell>
          <table:table-cell office:value-type="float" office:value="696.2" calcext:value-type="float">
            <text:p>696.2</text:p>
          </table:table-cell>
          <table:table-cell office:value-type="float" office:value="675.85" calcext:value-type="float">
            <text:p>675.85</text:p>
          </table:table-cell>
          <table:table-cell office:value-type="float" office:value="673.2" calcext:value-type="float">
            <text:p>673.2</text:p>
          </table:table-cell>
          <table:table-cell office:value-type="float" office:value="659.1" calcext:value-type="float">
            <text:p>659.1</text:p>
          </table:table-cell>
          <table:table-cell office:value-type="float" office:value="668.5" calcext:value-type="float">
            <text:p>668.5</text:p>
          </table:table-cell>
          <table:table-cell office:value-type="float" office:value="686.1" calcext:value-type="float">
            <text:p>686.1</text:p>
          </table:table-cell>
          <table:table-cell office:value-type="float" office:value="679.6" calcext:value-type="float">
            <text:p>679.6</text:p>
          </table:table-cell>
          <table:table-cell office:value-type="float" office:value="667.65" calcext:value-type="float">
            <text:p>667.65</text:p>
          </table:table-cell>
          <table:table-cell office:value-type="float" office:value="670.5" calcext:value-type="float">
            <text:p>670.5</text:p>
          </table:table-cell>
          <table:table-cell office:value-type="float" office:value="664.55" calcext:value-type="float">
            <text:p>664.55</text:p>
          </table:table-cell>
          <table:table-cell office:value-type="float" office:value="673.6" calcext:value-type="float">
            <text:p>673.6</text:p>
          </table:table-cell>
          <table:table-cell office:value-type="float" office:value="670.9" calcext:value-type="float">
            <text:p>670.9</text:p>
          </table:table-cell>
          <table:table-cell office:value-type="float" office:value="676" calcext:value-type="float">
            <text:p>676</text:p>
          </table:table-cell>
          <table:table-cell office:value-type="float" office:value="670.8" calcext:value-type="float">
            <text:p>670.8</text:p>
          </table:table-cell>
          <table:table-cell office:value-type="float" office:value="672.5" calcext:value-type="float">
            <text:p>672.5</text:p>
          </table:table-cell>
          <table:table-cell office:value-type="float" office:value="658.9" calcext:value-type="float">
            <text:p>658.9</text:p>
          </table:table-cell>
          <table:table-cell office:value-type="float" office:value="668.2" calcext:value-type="float">
            <text:p>668.2</text:p>
          </table:table-cell>
          <table:table-cell office:value-type="float" office:value="670.7" calcext:value-type="float">
            <text:p>670.7</text:p>
          </table:table-cell>
          <table:table-cell office:value-type="float" office:value="672.8" calcext:value-type="float">
            <text:p>672.8</text:p>
          </table:table-cell>
          <table:table-cell office:value-type="float" office:value="680.85" calcext:value-type="float">
            <text:p>680.85</text:p>
          </table:table-cell>
          <table:table-cell office:value-type="float" office:value="681" calcext:value-type="float">
            <text:p>681</text:p>
          </table:table-cell>
          <table:table-cell office:value-type="float" office:value="661.95" calcext:value-type="float">
            <text:p>661.95</text:p>
          </table:table-cell>
          <table:table-cell office:value-type="float" office:value="644.8" calcext:value-type="float">
            <text:p>644.8</text:p>
          </table:table-cell>
          <table:table-cell office:value-type="float" office:value="649.85" calcext:value-type="float">
            <text:p>649.85</text:p>
          </table:table-cell>
          <table:table-cell office:value-type="float" office:value="680.85" calcext:value-type="float">
            <text:p>680.85</text:p>
          </table:table-cell>
          <table:table-cell office:value-type="float" office:value="690" calcext:value-type="float">
            <text:p>690</text:p>
          </table:table-cell>
          <table:table-cell office:value-type="float" office:value="696.1" calcext:value-type="float">
            <text:p>696.1</text:p>
          </table:table-cell>
          <table:table-cell office:value-type="float" office:value="670.65" calcext:value-type="float">
            <text:p>670.65</text:p>
          </table:table-cell>
          <table:table-cell office:value-type="float" office:value="626.85" calcext:value-type="float">
            <text:p>626.85</text:p>
          </table:table-cell>
          <table:table-cell office:value-type="float" office:value="522.75" calcext:value-type="float">
            <text:p>522.75</text:p>
          </table:table-cell>
          <table:table-cell office:value-type="float" office:value="675.85" calcext:value-type="float">
            <text:p>675.85</text:p>
          </table:table-cell>
          <table:table-cell office:value-type="float" office:value="709.3" calcext:value-type="float">
            <text:p>709.3</text:p>
          </table:table-cell>
          <table:table-cell office:value-type="float" office:value="688.65" calcext:value-type="float">
            <text:p>688.65</text:p>
          </table:table-cell>
          <table:table-cell office:value-type="float" office:value="688.25" calcext:value-type="float">
            <text:p>688.25</text:p>
          </table:table-cell>
          <table:table-cell office:value-type="float" office:value="653.75" calcext:value-type="float">
            <text:p>653.75</text:p>
          </table:table-cell>
          <table:table-cell office:value-type="float" office:value="646.9" calcext:value-type="float">
            <text:p>646.9</text:p>
          </table:table-cell>
          <table:table-cell office:value-type="float" office:value="660.95" calcext:value-type="float">
            <text:p>660.95</text:p>
          </table:table-cell>
          <table:table-cell office:value-type="float" office:value="702.15" calcext:value-type="float">
            <text:p>702.15</text:p>
          </table:table-cell>
          <table:table-cell office:value-type="float" office:value="663.8" calcext:value-type="float">
            <text:p>663.8</text:p>
          </table:table-cell>
          <table:table-cell office:value-type="float" office:value="672.2" calcext:value-type="float">
            <text:p>672.2</text:p>
          </table:table-cell>
          <table:table-cell office:value-type="float" office:value="666.6" calcext:value-type="float">
            <text:p>666.6</text:p>
          </table:table-cell>
          <table:table-cell office:value-type="float" office:value="655.1" calcext:value-type="float">
            <text:p>655.1</text:p>
          </table:table-cell>
          <table:table-cell office:value-type="float" office:value="651.65" calcext:value-type="float">
            <text:p>651.65</text:p>
          </table:table-cell>
          <table:table-cell office:value-type="float" office:value="671.3" calcext:value-type="float">
            <text:p>671.3</text:p>
          </table:table-cell>
          <table:table-cell office:value-type="float" office:value="656.55" calcext:value-type="float">
            <text:p>656.55</text:p>
          </table:table-cell>
          <table:table-cell office:value-type="float" office:value="661.4" calcext:value-type="float">
            <text:p>661.4</text:p>
          </table:table-cell>
          <table:table-cell office:value-type="float" office:value="651.25" calcext:value-type="float">
            <text:p>651.25</text:p>
          </table:table-cell>
          <table:table-cell office:value-type="float" office:value="647.45" calcext:value-type="float">
            <text:p>647.45</text:p>
          </table:table-cell>
          <table:table-cell office:value-type="float" office:value="652.6" calcext:value-type="float">
            <text:p>652.6</text:p>
          </table:table-cell>
          <table:table-cell office:value-type="float" office:value="656" calcext:value-type="float">
            <text:p>656</text:p>
          </table:table-cell>
          <table:table-cell office:value-type="float" office:value="670.2" calcext:value-type="float">
            <text:p>670.2</text:p>
          </table:table-cell>
          <table:table-cell office:value-type="float" office:value="680.35" calcext:value-type="float">
            <text:p>680.35</text:p>
          </table:table-cell>
          <table:table-cell office:value-type="float" office:value="685.05" calcext:value-type="float">
            <text:p>685.05</text:p>
          </table:table-cell>
          <table:table-cell office:value-type="float" office:value="661.4" calcext:value-type="float">
            <text:p>661.4</text:p>
          </table:table-cell>
          <table:table-cell office:value-type="float" office:value="641.75" calcext:value-type="float">
            <text:p>641.75</text:p>
          </table:table-cell>
          <table:table-cell office:value-type="float" office:value="663.7" calcext:value-type="float">
            <text:p>663.7</text:p>
          </table:table-cell>
          <table:table-cell office:value-type="float" office:value="679.5" calcext:value-type="float">
            <text:p>679.5</text:p>
          </table:table-cell>
          <table:table-cell office:value-type="float" office:value="682.4" calcext:value-type="float">
            <text:p>682.4</text:p>
          </table:table-cell>
          <table:table-cell office:value-type="float" office:value="689.6" calcext:value-type="float">
            <text:p>689.6</text:p>
          </table:table-cell>
          <table:table-cell office:value-type="float" office:value="666.25" calcext:value-type="float">
            <text:p>666.25</text:p>
          </table:table-cell>
          <table:table-cell office:value-type="float" office:value="629.3" calcext:value-type="float">
            <text:p>629.3</text:p>
          </table:table-cell>
          <table:table-cell office:value-type="float" office:value="528.4" calcext:value-type="float">
            <text:p>528.4</text:p>
          </table:table-cell>
          <table:table-cell office:value-type="float" office:value="689.8" calcext:value-type="float">
            <text:p>689.8</text:p>
          </table:table-cell>
          <table:table-cell office:value-type="float" office:value="673.65" calcext:value-type="float">
            <text:p>673.65</text:p>
          </table:table-cell>
          <table:table-cell office:value-type="float" office:value="689.05" calcext:value-type="float">
            <text:p>689.05</text:p>
          </table:table-cell>
          <table:table-cell office:value-type="float" office:value="687.55" calcext:value-type="float">
            <text:p>687.55</text:p>
          </table:table-cell>
          <table:table-cell office:value-type="float" office:value="663" calcext:value-type="float">
            <text:p>663</text:p>
          </table:table-cell>
          <table:table-cell office:value-type="float" office:value="653.1" calcext:value-type="float">
            <text:p>653.1</text:p>
          </table:table-cell>
          <table:table-cell office:value-type="float" office:value="662.9" calcext:value-type="float">
            <text:p>662.9</text:p>
          </table:table-cell>
          <table:table-cell office:value-type="float" office:value="677.3" calcext:value-type="float">
            <text:p>677.3</text:p>
          </table:table-cell>
          <table:table-cell office:value-type="float" office:value="680.05" calcext:value-type="float">
            <text:p>680.05</text:p>
          </table:table-cell>
          <table:table-cell office:value-type="float" office:value="679.35" calcext:value-type="float">
            <text:p>679.35</text:p>
          </table:table-cell>
          <table:table-cell office:value-type="float" office:value="671.5" calcext:value-type="float">
            <text:p>671.5</text:p>
          </table:table-cell>
          <table:table-cell office:value-type="float" office:value="682.9" calcext:value-type="float">
            <text:p>682.9</text:p>
          </table:table-cell>
          <table:table-cell office:value-type="float" office:value="685.55" calcext:value-type="float">
            <text:p>685.55</text:p>
          </table:table-cell>
          <table:table-cell office:value-type="float" office:value="685.3" calcext:value-type="float">
            <text:p>685.3</text:p>
          </table:table-cell>
          <table:table-cell office:value-type="float" office:value="678.2" calcext:value-type="float">
            <text:p>678.2</text:p>
          </table:table-cell>
          <table:table-cell office:value-type="float" office:value="680.8" calcext:value-type="float">
            <text:p>680.8</text:p>
          </table:table-cell>
          <table:table-cell office:value-type="float" office:value="654.1" calcext:value-type="float">
            <text:p>654.1</text:p>
          </table:table-cell>
          <table:table-cell office:value-type="float" office:value="664" calcext:value-type="float">
            <text:p>664</text:p>
          </table:table-cell>
          <table:table-cell office:value-type="float" office:value="670.2" calcext:value-type="float">
            <text:p>670.2</text:p>
          </table:table-cell>
          <table:table-cell office:value-type="float" office:value="675.1" calcext:value-type="float">
            <text:p>675.1</text:p>
          </table:table-cell>
          <table:table-cell office:value-type="float" office:value="671.45" calcext:value-type="float">
            <text:p>671.45</text:p>
          </table:table-cell>
          <table:table-cell office:value-type="float" office:value="690.2" calcext:value-type="float">
            <text:p>690.2</text:p>
          </table:table-cell>
          <table:table-cell office:value-type="float" office:value="696.45" calcext:value-type="float">
            <text:p>696.45</text:p>
          </table:table-cell>
          <table:table-cell office:value-type="float" office:value="667.6" calcext:value-type="float">
            <text:p>667.6</text:p>
          </table:table-cell>
          <table:table-cell office:value-type="float" office:value="646.8" calcext:value-type="float">
            <text:p>646.8</text:p>
          </table:table-cell>
          <table:table-cell office:value-type="float" office:value="654.4" calcext:value-type="float">
            <text:p>654.4</text:p>
          </table:table-cell>
          <table:table-cell office:value-type="float" office:value="682.95" calcext:value-type="float">
            <text:p>682.95</text:p>
          </table:table-cell>
          <table:table-cell office:value-type="float" office:value="677.35" calcext:value-type="float">
            <text:p>677.35</text:p>
          </table:table-cell>
          <table:table-cell office:value-type="float" office:value="656" calcext:value-type="float">
            <text:p>656</text:p>
          </table:table-cell>
          <table:table-cell office:value-type="float" office:value="675.8" calcext:value-type="float">
            <text:p>675.8</text:p>
          </table:table-cell>
          <table:table-cell office:value-type="float" office:value="621" calcext:value-type="float">
            <text:p>621</text:p>
          </table:table-cell>
          <table:table-cell office:value-type="float" office:value="522.1" calcext:value-type="float">
            <text:p>522.1</text:p>
          </table:table-cell>
          <table:table-cell office:value-type="float" office:value="675.6" calcext:value-type="float">
            <text:p>675.6</text:p>
          </table:table-cell>
          <table:table-cell office:value-type="float" office:value="671.3" calcext:value-type="float">
            <text:p>671.3</text:p>
          </table:table-cell>
          <table:table-cell office:value-type="float" office:value="682.75" calcext:value-type="float">
            <text:p>682.75</text:p>
          </table:table-cell>
          <table:table-cell office:value-type="float" office:value="692.1" calcext:value-type="float">
            <text:p>692.1</text:p>
          </table:table-cell>
          <table:table-cell office:value-type="float" office:value="658.55" calcext:value-type="float">
            <text:p>658.55</text:p>
          </table:table-cell>
          <table:table-cell office:value-type="float" office:value="659.1" calcext:value-type="float">
            <text:p>659.1</text:p>
          </table:table-cell>
          <table:table-cell office:value-type="float" office:value="667.3" calcext:value-type="float">
            <text:p>667.3</text:p>
          </table:table-cell>
          <table:table-cell office:value-type="float" office:value="689.6" calcext:value-type="float">
            <text:p>689.6</text:p>
          </table:table-cell>
          <table:table-cell office:value-type="float" office:value="680.4" calcext:value-type="float">
            <text:p>680.4</text:p>
          </table:table-cell>
          <table:table-cell office:value-type="float" office:value="674.1" calcext:value-type="float">
            <text:p>674.1</text:p>
          </table:table-cell>
          <table:table-cell office:value-type="float" office:value="665.5" calcext:value-type="float">
            <text:p>665.5</text:p>
          </table:table-cell>
          <table:table-cell office:value-type="float" office:value="656.5" calcext:value-type="float">
            <text:p>656.5</text:p>
          </table:table-cell>
          <table:table-cell office:value-type="float" office:value="669" calcext:value-type="float">
            <text:p>669</text:p>
          </table:table-cell>
          <table:table-cell office:value-type="float" office:value="661.5" calcext:value-type="float">
            <text:p>661.5</text:p>
          </table:table-cell>
          <table:table-cell office:value-type="float" office:value="674" calcext:value-type="float">
            <text:p>674</text:p>
          </table:table-cell>
          <table:table-cell office:value-type="float" office:value="644.85" calcext:value-type="float">
            <text:p>644.85</text:p>
          </table:table-cell>
          <table:table-cell office:value-type="float" office:value="647.3" calcext:value-type="float">
            <text:p>647.3</text:p>
          </table:table-cell>
          <table:table-cell office:value-type="float" office:value="654.2" calcext:value-type="float">
            <text:p>654.2</text:p>
          </table:table-cell>
          <table:table-cell office:value-type="float" office:value="674.3" calcext:value-type="float">
            <text:p>674.3</text:p>
          </table:table-cell>
          <table:table-cell office:value-type="float" office:value="650.85" calcext:value-type="float">
            <text:p>650.85</text:p>
          </table:table-cell>
          <table:table-cell office:value-type="float" office:value="675.2" calcext:value-type="float">
            <text:p>675.2</text:p>
          </table:table-cell>
          <table:table-cell office:value-type="float" office:value="687.8" calcext:value-type="float">
            <text:p>687.8</text:p>
          </table:table-cell>
          <table:table-cell office:value-type="float" office:value="675" calcext:value-type="float">
            <text:p>675</text:p>
          </table:table-cell>
          <table:table-cell office:value-type="float" office:value="669.7" calcext:value-type="float">
            <text:p>669.7</text:p>
          </table:table-cell>
          <table:table-cell office:value-type="float" office:value="644.35" calcext:value-type="float">
            <text:p>644.35</text:p>
          </table:table-cell>
          <table:table-cell office:value-type="float" office:value="656" calcext:value-type="float">
            <text:p>656</text:p>
          </table:table-cell>
          <table:table-cell office:value-type="float" office:value="672.7" calcext:value-type="float">
            <text:p>672.7</text:p>
          </table:table-cell>
          <table:table-cell office:value-type="float" office:value="673.95" calcext:value-type="float">
            <text:p>673.95</text:p>
          </table:table-cell>
          <table:table-cell office:value-type="float" office:value="678.5" calcext:value-type="float">
            <text:p>678.5</text:p>
          </table:table-cell>
          <table:table-cell office:value-type="float" office:value="662.45" calcext:value-type="float">
            <text:p>662.45</text:p>
          </table:table-cell>
          <table:table-cell office:value-type="float" office:value="621.7" calcext:value-type="float">
            <text:p>621.7</text:p>
          </table:table-cell>
          <table:table-cell office:value-type="float" office:value="524.8" calcext:value-type="float">
            <text:p>524.8</text:p>
          </table:table-cell>
          <table:table-cell office:value-type="float" office:value="677.1" calcext:value-type="float">
            <text:p>677.1</text:p>
          </table:table-cell>
          <table:table-cell office:value-type="float" office:value="673" calcext:value-type="float">
            <text:p>673</text:p>
          </table:table-cell>
          <table:table-cell office:value-type="float" office:value="694" calcext:value-type="float">
            <text:p>694</text:p>
          </table:table-cell>
          <table:table-cell office:value-type="float" office:value="683.1" calcext:value-type="float">
            <text:p>683.1</text:p>
          </table:table-cell>
          <table:table-cell office:value-type="float" office:value="672.3" calcext:value-type="float">
            <text:p>672.3</text:p>
          </table:table-cell>
          <table:table-cell office:value-type="float" office:value="654.25" calcext:value-type="float">
            <text:p>654.25</text:p>
          </table:table-cell>
          <table:table-cell office:value-type="float" office:value="666.5" calcext:value-type="float">
            <text:p>666.5</text:p>
          </table:table-cell>
          <table:table-cell office:value-type="float" office:value="690.7" calcext:value-type="float">
            <text:p>690.7</text:p>
          </table:table-cell>
          <table:table-cell office:value-type="float" office:value="660.6" calcext:value-type="float">
            <text:p>660.6</text:p>
          </table:table-cell>
          <table:table-cell office:value-type="float" office:value="680.8" calcext:value-type="float">
            <text:p>680.8</text:p>
          </table:table-cell>
          <table:table-cell office:value-type="float" office:value="656.35" calcext:value-type="float">
            <text:p>656.35</text:p>
          </table:table-cell>
          <table:table-cell office:value-type="float" office:value="660.6" calcext:value-type="float">
            <text:p>660.6</text:p>
          </table:table-cell>
          <table:table-cell office:value-type="float" office:value="673.8" calcext:value-type="float">
            <text:p>673.8</text:p>
          </table:table-cell>
          <table:table-cell office:value-type="float" office:value="676.65" calcext:value-type="float">
            <text:p>676.65</text:p>
          </table:table-cell>
          <table:table-cell office:value-type="float" office:value="657.95" calcext:value-type="float">
            <text:p>657.95</text:p>
          </table:table-cell>
          <table:table-cell office:value-type="float" office:value="672.9" calcext:value-type="float">
            <text:p>672.9</text:p>
          </table:table-cell>
          <table:table-cell office:value-type="float" office:value="648.25" calcext:value-type="float">
            <text:p>648.25</text:p>
          </table:table-cell>
          <table:table-cell office:value-type="float" office:value="646.55" calcext:value-type="float">
            <text:p>646.55</text:p>
          </table:table-cell>
          <table:table-cell office:value-type="float" office:value="672.3" calcext:value-type="float">
            <text:p>672.3</text:p>
          </table:table-cell>
          <table:table-cell office:value-type="float" office:value="663.6" calcext:value-type="float">
            <text:p>663.6</text:p>
          </table:table-cell>
          <table:table-cell office:value-type="float" office:value="659.25" calcext:value-type="float">
            <text:p>659.25</text:p>
          </table:table-cell>
          <table:table-cell office:value-type="float" office:value="688.4" calcext:value-type="float">
            <text:p>688.4</text:p>
          </table:table-cell>
          <table:table-cell office:value-type="float" office:value="693.2" calcext:value-type="float">
            <text:p>693.2</text:p>
          </table:table-cell>
          <table:table-cell office:value-type="float" office:value="674.6" calcext:value-type="float">
            <text:p>674.6</text:p>
          </table:table-cell>
          <table:table-cell office:value-type="float" office:value="646.6" calcext:value-type="float">
            <text:p>646.6</text:p>
          </table:table-cell>
          <table:table-cell office:value-type="float" office:value="664.1" calcext:value-type="float">
            <text:p>664.1</text:p>
          </table:table-cell>
          <table:table-cell office:value-type="float" office:value="678.2" calcext:value-type="float">
            <text:p>678.2</text:p>
          </table:table-cell>
          <table:table-cell office:value-type="float" office:value="688.8" calcext:value-type="float">
            <text:p>688.8</text:p>
          </table:table-cell>
          <table:table-cell office:value-type="float" office:value="672.3" calcext:value-type="float">
            <text:p>672.3</text:p>
          </table:table-cell>
          <table:table-cell office:value-type="float" office:value="677.2" calcext:value-type="float">
            <text:p>677.2</text:p>
          </table:table-cell>
          <table:table-cell office:value-type="float" office:value="633.1" calcext:value-type="float">
            <text:p>633.1</text:p>
          </table:table-cell>
          <table:table-cell office:value-type="float" office:value="526" calcext:value-type="float">
            <text:p>526</text:p>
          </table:table-cell>
          <table:table-cell office:value-type="float" office:value="687" calcext:value-type="float">
            <text:p>687</text:p>
          </table:table-cell>
          <table:table-cell office:value-type="float" office:value="671.85" calcext:value-type="float">
            <text:p>671.85</text:p>
          </table:table-cell>
          <table:table-cell office:value-type="float" office:value="681.2" calcext:value-type="float">
            <text:p>681.2</text:p>
          </table:table-cell>
          <table:table-cell office:value-type="float" office:value="698.2" calcext:value-type="float">
            <text:p>698.2</text:p>
          </table:table-cell>
          <table:table-cell office:value-type="float" office:value="672.05" calcext:value-type="float">
            <text:p>672.05</text:p>
          </table:table-cell>
          <table:table-cell office:value-type="float" office:value="658.55" calcext:value-type="float">
            <text:p>658.55</text:p>
          </table:table-cell>
          <table:table-cell office:value-type="float" office:value="680.4" calcext:value-type="float">
            <text:p>680.4</text:p>
          </table:table-cell>
          <table:table-cell office:value-type="float" office:value="686.4" calcext:value-type="float">
            <text:p>686.4</text:p>
          </table:table-cell>
          <table:table-cell office:value-type="float" office:value="676.35" calcext:value-type="float">
            <text:p>676.35</text:p>
          </table:table-cell>
          <table:table-cell office:value-type="float" office:value="680.4" calcext:value-type="float">
            <text:p>680.4</text:p>
          </table:table-cell>
          <table:table-cell office:value-type="float" office:value="657.9" calcext:value-type="float">
            <text:p>657.9</text:p>
          </table:table-cell>
          <table:table-cell office:value-type="float" office:value="645.9" calcext:value-type="float">
            <text:p>645.9</text:p>
          </table:table-cell>
          <table:table-cell office:value-type="float" office:value="677.2" calcext:value-type="float">
            <text:p>677.2</text:p>
          </table:table-cell>
          <table:table-cell office:value-type="float" office:value="675.9" calcext:value-type="float">
            <text:p>675.9</text:p>
          </table:table-cell>
          <table:table-cell office:value-type="float" office:value="709.3" calcext:value-type="float">
            <text:p>709.3</text:p>
          </table:table-cell>
          <table:table-cell office:value-type="float" office:value="663.05" calcext:value-type="float">
            <text:p>663.05</text:p>
          </table:table-cell>
          <table:table-cell office:value-type="float" office:value="656" calcext:value-type="float">
            <text:p>656</text:p>
          </table:table-cell>
          <table:table-cell office:value-type="float" office:value="651.95" calcext:value-type="float">
            <text:p>651.95</text:p>
          </table:table-cell>
          <table:table-cell office:value-type="float" office:value="671.4" calcext:value-type="float">
            <text:p>671.4</text:p>
          </table:table-cell>
          <table:table-cell office:value-type="float" office:value="662.35" calcext:value-type="float">
            <text:p>662.35</text:p>
          </table:table-cell>
          <table:table-cell office:value-type="float" office:value="668.7" calcext:value-type="float">
            <text:p>668.7</text:p>
          </table:table-cell>
          <table:table-cell office:value-type="float" office:value="682.85" calcext:value-type="float">
            <text:p>682.85</text:p>
          </table:table-cell>
          <table:table-cell office:value-type="float" office:value="692.6" calcext:value-type="float">
            <text:p>692.6</text:p>
          </table:table-cell>
          <table:table-cell office:value-type="float" office:value="664.9" calcext:value-type="float">
            <text:p>664.9</text:p>
          </table:table-cell>
          <table:table-cell office:value-type="float" office:value="641.05" calcext:value-type="float">
            <text:p>641.05</text:p>
          </table:table-cell>
          <table:table-cell office:value-type="float" office:value="661.8" calcext:value-type="float">
            <text:p>661.8</text:p>
          </table:table-cell>
          <table:table-cell office:value-type="float" office:value="688.7" calcext:value-type="float">
            <text:p>688.7</text:p>
          </table:table-cell>
          <table:table-cell office:value-type="float" office:value="688.65" calcext:value-type="float">
            <text:p>688.65</text:p>
          </table:table-cell>
          <table:table-cell office:value-type="float" office:value="678.6" calcext:value-type="float">
            <text:p>678.6</text:p>
          </table:table-cell>
          <table:table-cell office:value-type="float" office:value="674.4" calcext:value-type="float">
            <text:p>674.4</text:p>
          </table:table-cell>
          <table:table-cell office:value-type="float" office:value="634.2" calcext:value-type="float">
            <text:p>634.2</text:p>
          </table:table-cell>
          <table:table-cell office:value-type="float" office:value="606.5" calcext:value-type="float">
            <text:p>606.5</text:p>
          </table:table-cell>
          <table:table-cell office:value-type="float" office:value="681.2" calcext:value-type="float">
            <text:p>681.2</text:p>
          </table:table-cell>
          <table:table-cell office:value-type="float" office:value="683.7" calcext:value-type="float">
            <text:p>683.7</text:p>
          </table:table-cell>
          <table:table-cell office:value-type="float" office:value="669.3" calcext:value-type="float">
            <text:p>669.3</text:p>
          </table:table-cell>
          <table:table-cell office:value-type="float" office:value="691.8" calcext:value-type="float">
            <text:p>691.8</text:p>
          </table:table-cell>
          <table:table-cell office:value-type="float" office:value="668.4" calcext:value-type="float">
            <text:p>668.4</text:p>
          </table:table-cell>
          <table:table-cell office:value-type="float" office:value="659.6" calcext:value-type="float">
            <text:p>659.6</text:p>
          </table:table-cell>
          <table:table-cell office:value-type="float" office:value="670.8" calcext:value-type="float">
            <text:p>670.8</text:p>
          </table:table-cell>
          <table:table-cell office:value-type="float" office:value="683.45" calcext:value-type="float">
            <text:p>683.45</text:p>
          </table:table-cell>
          <table:table-cell office:value-type="float" office:value="678.9" calcext:value-type="float">
            <text:p>678.9</text:p>
          </table:table-cell>
          <table:table-cell office:value-type="float" office:value="679.3" calcext:value-type="float">
            <text:p>679.3</text:p>
          </table:table-cell>
          <table:table-cell office:value-type="float" office:value="670.35" calcext:value-type="float">
            <text:p>670.35</text:p>
          </table:table-cell>
          <table:table-cell office:value-type="float" office:value="653.2" calcext:value-type="float">
            <text:p>653.2</text:p>
          </table:table-cell>
          <table:table-cell office:value-type="float" office:value="665.95" calcext:value-type="float">
            <text:p>665.95</text:p>
          </table:table-cell>
          <table:table-cell office:value-type="float" office:value="659.1" calcext:value-type="float">
            <text:p>659.1</text:p>
          </table:table-cell>
          <table:table-cell office:value-type="float" office:value="671.6" calcext:value-type="float">
            <text:p>671.6</text:p>
          </table:table-cell>
          <table:table-cell office:value-type="float" office:value="637.9" calcext:value-type="float">
            <text:p>637.9</text:p>
          </table:table-cell>
          <table:table-cell office:value-type="float" office:value="656.8" calcext:value-type="float">
            <text:p>656.8</text:p>
          </table:table-cell>
          <table:table-cell office:value-type="float" office:value="650.2" calcext:value-type="float">
            <text:p>650.2</text:p>
          </table:table-cell>
          <table:table-cell office:value-type="float" office:value="677.55" calcext:value-type="float">
            <text:p>677.55</text:p>
          </table:table-cell>
          <table:table-cell office:value-type="float" office:value="660.15" calcext:value-type="float">
            <text:p>660.15</text:p>
          </table:table-cell>
          <table:table-cell office:value-type="float" office:value="667.1" calcext:value-type="float">
            <text:p>667.1</text:p>
          </table:table-cell>
          <table:table-cell office:value-type="float" office:value="693.25" calcext:value-type="float">
            <text:p>693.25</text:p>
          </table:table-cell>
          <table:table-cell office:value-type="float" office:value="683.4" calcext:value-type="float">
            <text:p>683.4</text:p>
          </table:table-cell>
          <table:table-cell office:value-type="float" office:value="666.9" calcext:value-type="float">
            <text:p>666.9</text:p>
          </table:table-cell>
          <table:table-cell office:value-type="float" office:value="644.15" calcext:value-type="float">
            <text:p>644.15</text:p>
          </table:table-cell>
          <table:table-cell office:value-type="float" office:value="662.45" calcext:value-type="float">
            <text:p>662.45</text:p>
          </table:table-cell>
          <table:table-cell office:value-type="float" office:value="689.9" calcext:value-type="float">
            <text:p>689.9</text:p>
          </table:table-cell>
          <table:table-cell office:value-type="float" office:value="675.9" calcext:value-type="float">
            <text:p>675.9</text:p>
          </table:table-cell>
          <table:table-cell office:value-type="float" office:value="665.4" calcext:value-type="float">
            <text:p>665.4</text:p>
          </table:table-cell>
          <table:table-cell office:value-type="float" office:value="672.7" calcext:value-type="float">
            <text:p>672.7</text:p>
          </table:table-cell>
          <table:table-cell office:value-type="float" office:value="703.5" calcext:value-type="float">
            <text:p>703.5</text:p>
          </table:table-cell>
          <table:table-cell office:value-type="float" office:value="535.6" calcext:value-type="float">
            <text:p>535.6</text:p>
          </table:table-cell>
          <table:table-cell office:value-type="float" office:value="675.05" calcext:value-type="float">
            <text:p>675.05</text:p>
          </table:table-cell>
          <table:table-cell office:value-type="float" office:value="695.9" calcext:value-type="float">
            <text:p>695.9</text:p>
          </table:table-cell>
          <table:table-cell office:value-type="float" office:value="679.65" calcext:value-type="float">
            <text:p>679.65</text:p>
          </table:table-cell>
          <table:table-cell office:value-type="float" office:value="696.9" calcext:value-type="float">
            <text:p>696.9</text:p>
          </table:table-cell>
          <table:table-cell office:value-type="float" office:value="676.8" calcext:value-type="float">
            <text:p>676.8</text:p>
          </table:table-cell>
          <table:table-cell office:value-type="float" office:value="649.6" calcext:value-type="float">
            <text:p>649.6</text:p>
          </table:table-cell>
          <table:table-cell office:value-type="float" office:value="677.85" calcext:value-type="float">
            <text:p>677.85</text:p>
          </table:table-cell>
          <table:table-cell office:value-type="float" office:value="685.2" calcext:value-type="float">
            <text:p>685.2</text:p>
          </table:table-cell>
          <table:table-cell office:value-type="float" office:value="676.1" calcext:value-type="float">
            <text:p>676.1</text:p>
          </table:table-cell>
          <table:table-cell office:value-type="float" office:value="670.8" calcext:value-type="float">
            <text:p>670.8</text:p>
          </table:table-cell>
          <table:table-cell office:value-type="float" office:value="647" calcext:value-type="float">
            <text:p>647</text:p>
          </table:table-cell>
          <table:table-cell office:value-type="float" office:value="666.7" calcext:value-type="float">
            <text:p>666.7</text:p>
          </table:table-cell>
          <table:table-cell office:value-type="float" office:value="660.5" calcext:value-type="float">
            <text:p>660.5</text:p>
          </table:table-cell>
          <table:table-cell office:value-type="float" office:value="668.45" calcext:value-type="float">
            <text:p>668.45</text:p>
          </table:table-cell>
          <table:table-cell office:value-type="float" office:value="654.8" calcext:value-type="float">
            <text:p>654.8</text:p>
          </table:table-cell>
          <table:table-cell office:value-type="float" office:value="654.2" calcext:value-type="float">
            <text:p>654.2</text:p>
          </table:table-cell>
          <table:table-cell office:value-type="float" office:value="662" calcext:value-type="float">
            <text:p>662</text:p>
          </table:table-cell>
          <table:table-cell office:value-type="float" office:value="654.3" calcext:value-type="float">
            <text:p>654.3</text:p>
          </table:table-cell>
          <table:table-cell office:value-type="float" office:value="659.15" calcext:value-type="float">
            <text:p>659.15</text:p>
          </table:table-cell>
          <table:table-cell office:value-type="float" office:value="663.45" calcext:value-type="float">
            <text:p>663.45</text:p>
          </table:table-cell>
          <table:table-cell office:value-type="float" office:value="674.45" calcext:value-type="float">
            <text:p>674.45</text:p>
          </table:table-cell>
          <table:table-cell office:value-type="float" office:value="688.2" calcext:value-type="float">
            <text:p>688.2</text:p>
          </table:table-cell>
          <table:table-cell office:value-type="float" office:value="695.05" calcext:value-type="float">
            <text:p>695.05</text:p>
          </table:table-cell>
          <table:table-cell office:value-type="float" office:value="685.2" calcext:value-type="float">
            <text:p>685.2</text:p>
          </table:table-cell>
          <table:table-cell office:value-type="float" office:value="642.3" calcext:value-type="float">
            <text:p>642.3</text:p>
          </table:table-cell>
          <table:table-cell office:value-type="float" office:value="661" calcext:value-type="float">
            <text:p>661</text:p>
          </table:table-cell>
          <table:table-cell office:value-type="float" office:value="694.55" calcext:value-type="float">
            <text:p>694.55</text:p>
          </table:table-cell>
          <table:table-cell office:value-type="float" office:value="668.95" calcext:value-type="float">
            <text:p>668.95</text:p>
          </table:table-cell>
          <table:table-cell office:value-type="float" office:value="660.7" calcext:value-type="float">
            <text:p>660.7</text:p>
          </table:table-cell>
          <table:table-cell office:value-type="float" office:value="663.5" calcext:value-type="float">
            <text:p>663.5</text:p>
          </table:table-cell>
          <table:table-cell office:value-type="float" office:value="626.75" calcext:value-type="float">
            <text:p>626.75</text:p>
          </table:table-cell>
          <table:table-cell office:value-type="float" office:value="521" calcext:value-type="float">
            <text:p>521</text:p>
          </table:table-cell>
          <table:table-cell office:value-type="float" office:value="673" calcext:value-type="float">
            <text:p>673</text:p>
          </table:table-cell>
          <table:table-cell office:value-type="float" office:value="677.1" calcext:value-type="float">
            <text:p>677.1</text:p>
          </table:table-cell>
          <table:table-cell office:value-type="float" office:value="668.8" calcext:value-type="float">
            <text:p>668.8</text:p>
          </table:table-cell>
          <table:table-cell office:value-type="float" office:value="695.8" calcext:value-type="float">
            <text:p>695.8</text:p>
          </table:table-cell>
          <table:table-cell office:value-type="float" office:value="670.25" calcext:value-type="float">
            <text:p>670.25</text:p>
          </table:table-cell>
          <table:table-cell office:value-type="float" office:value="642.9" calcext:value-type="float">
            <text:p>642.9</text:p>
          </table:table-cell>
          <table:table-cell office:value-type="float" office:value="676.2" calcext:value-type="float">
            <text:p>676.2</text:p>
          </table:table-cell>
          <table:table-cell office:value-type="float" office:value="688.2" calcext:value-type="float">
            <text:p>688.2</text:p>
          </table:table-cell>
          <table:table-cell office:value-type="float" office:value="682.3" calcext:value-type="float">
            <text:p>682.3</text:p>
          </table:table-cell>
          <table:table-cell office:value-type="float" office:value="671.25" calcext:value-type="float">
            <text:p>671.25</text:p>
          </table:table-cell>
          <table:table-cell office:value-type="float" office:value="670.1" calcext:value-type="float">
            <text:p>670.1</text:p>
          </table:table-cell>
          <table:table-cell office:value-type="float" office:value="649.7" calcext:value-type="float">
            <text:p>649.7</text:p>
          </table:table-cell>
          <table:table-cell office:value-type="float" office:value="651.45" calcext:value-type="float">
            <text:p>651.45</text:p>
          </table:table-cell>
          <table:table-cell office:value-type="float" office:value="663.8" calcext:value-type="float">
            <text:p>663.8</text:p>
          </table:table-cell>
          <table:table-cell office:value-type="float" office:value="665.15" calcext:value-type="float">
            <text:p>665.15</text:p>
          </table:table-cell>
          <table:table-cell office:value-type="float" office:value="667" calcext:value-type="float">
            <text:p>667</text:p>
          </table:table-cell>
          <table:table-cell office:value-type="float" office:value="655.3" calcext:value-type="float">
            <text:p>655.3</text:p>
          </table:table-cell>
          <table:table-cell office:value-type="float" office:value="659.7" calcext:value-type="float">
            <text:p>659.7</text:p>
          </table:table-cell>
          <table:table-cell office:value-type="float" office:value="666.3" calcext:value-type="float">
            <text:p>666.3</text:p>
          </table:table-cell>
          <table:table-cell office:value-type="float" office:value="654.1" calcext:value-type="float">
            <text:p>654.1</text:p>
          </table:table-cell>
          <table:table-cell office:value-type="float" office:value="675.95" calcext:value-type="float">
            <text:p>675.95</text:p>
          </table:table-cell>
          <table:table-cell office:value-type="float" office:value="698" calcext:value-type="float">
            <text:p>698</text:p>
          </table:table-cell>
          <table:table-cell office:value-type="float" office:value="690.1" calcext:value-type="float">
            <text:p>690.1</text:p>
          </table:table-cell>
          <table:table-cell office:value-type="float" office:value="669.8" calcext:value-type="float">
            <text:p>669.8</text:p>
          </table:table-cell>
          <table:table-cell office:value-type="float" office:value="642.45" calcext:value-type="float">
            <text:p>642.45</text:p>
          </table:table-cell>
          <table:table-cell office:value-type="float" office:value="657.25" calcext:value-type="float">
            <text:p>657.25</text:p>
          </table:table-cell>
          <table:table-cell office:value-type="float" office:value="683" calcext:value-type="float">
            <text:p>683</text:p>
          </table:table-cell>
          <table:table-cell office:value-type="float" office:value="667.1" calcext:value-type="float">
            <text:p>667.1</text:p>
          </table:table-cell>
          <table:table-cell office:value-type="float" office:value="670.2" calcext:value-type="float">
            <text:p>670.2</text:p>
          </table:table-cell>
          <table:table-cell office:value-type="float" office:value="676" calcext:value-type="float">
            <text:p>676</text:p>
          </table:table-cell>
          <table:table-cell office:value-type="float" office:value="626.1" calcext:value-type="float">
            <text:p>626.1</text:p>
          </table:table-cell>
          <table:table-cell office:value-type="float" office:value="532.6" calcext:value-type="float">
            <text:p>532.6</text:p>
          </table:table-cell>
          <table:table-cell office:value-type="float" office:value="676.5" calcext:value-type="float">
            <text:p>676.5</text:p>
          </table:table-cell>
          <table:table-cell office:value-type="float" office:value="675.65" calcext:value-type="float">
            <text:p>675.65</text:p>
          </table:table-cell>
          <table:table-cell office:value-type="float" office:value="679.9" calcext:value-type="float">
            <text:p>679.9</text:p>
          </table:table-cell>
          <table:table-cell office:value-type="float" office:value="708.3" calcext:value-type="float">
            <text:p>708.3</text:p>
          </table:table-cell>
          <table:table-cell office:value-type="float" office:value="671.35" calcext:value-type="float">
            <text:p>671.35</text:p>
          </table:table-cell>
          <table:table-cell office:value-type="float" office:value="649.4" calcext:value-type="float">
            <text:p>649.4</text:p>
          </table:table-cell>
          <table:table-cell office:value-type="float" office:value="678.3" calcext:value-type="float">
            <text:p>678.3</text:p>
          </table:table-cell>
          <table:table-cell office:value-type="float" office:value="689.55" calcext:value-type="float">
            <text:p>689.55</text:p>
          </table:table-cell>
          <table:table-cell office:value-type="float" office:value="681.3" calcext:value-type="float">
            <text:p>681.3</text:p>
          </table:table-cell>
          <table:table-cell office:value-type="float" office:value="666.5" calcext:value-type="float">
            <text:p>666.5</text:p>
          </table:table-cell>
          <table:table-cell office:value-type="float" office:value="658.45" calcext:value-type="float">
            <text:p>658.45</text:p>
          </table:table-cell>
          <table:table-cell office:value-type="float" office:value="657" calcext:value-type="float">
            <text:p>657</text:p>
          </table:table-cell>
          <table:table-cell office:value-type="float" office:value="665.1" calcext:value-type="float">
            <text:p>665.1</text:p>
          </table:table-cell>
          <table:table-cell office:value-type="float" office:value="645.9" calcext:value-type="float">
            <text:p>645.9</text:p>
          </table:table-cell>
          <table:table-cell office:value-type="float" office:value="662.3" calcext:value-type="float">
            <text:p>662.3</text:p>
          </table:table-cell>
          <table:table-cell office:value-type="float" office:value="664.25" calcext:value-type="float">
            <text:p>664.25</text:p>
          </table:table-cell>
          <table:table-cell office:value-type="float" office:value="652.7" calcext:value-type="float">
            <text:p>652.7</text:p>
          </table:table-cell>
          <table:table-cell office:value-type="float" office:value="651.8" calcext:value-type="float">
            <text:p>651.8</text:p>
          </table:table-cell>
          <table:table-cell office:value-type="float" office:value="654" calcext:value-type="float">
            <text:p>654</text:p>
          </table:table-cell>
          <table:table-cell office:value-type="float" office:value="669.55" calcext:value-type="float">
            <text:p>669.55</text:p>
          </table:table-cell>
          <table:table-cell office:value-type="float" office:value="676.9" calcext:value-type="float">
            <text:p>676.9</text:p>
          </table:table-cell>
          <table:table-cell office:value-type="float" office:value="703.15" calcext:value-type="float">
            <text:p>703.15</text:p>
          </table:table-cell>
          <table:table-cell office:value-type="float" office:value="692.85" calcext:value-type="float">
            <text:p>692.85</text:p>
          </table:table-cell>
          <table:table-cell office:value-type="float" office:value="674.85" calcext:value-type="float">
            <text:p>674.85</text:p>
          </table:table-cell>
          <table:table-cell office:value-type="float" office:value="650.45" calcext:value-type="float">
            <text:p>650.45</text:p>
          </table:table-cell>
          <table:table-cell office:value-type="float" office:value="655" calcext:value-type="float">
            <text:p>655</text:p>
          </table:table-cell>
          <table:table-cell office:value-type="float" office:value="691.65" calcext:value-type="float">
            <text:p>691.65</text:p>
          </table:table-cell>
          <table:table-cell office:value-type="float" office:value="673" calcext:value-type="float">
            <text:p>673</text:p>
          </table:table-cell>
          <table:table-cell office:value-type="float" office:value="678.2" calcext:value-type="float">
            <text:p>678.2</text:p>
          </table:table-cell>
          <table:table-cell office:value-type="float" office:value="663.3" calcext:value-type="float">
            <text:p>663.3</text:p>
          </table:table-cell>
          <table:table-cell office:value-type="float" office:value="621.6" calcext:value-type="float">
            <text:p>621.6</text:p>
          </table:table-cell>
          <table:table-cell office:value-type="float" office:value="532.15" calcext:value-type="float">
            <text:p>532.15</text:p>
          </table:table-cell>
          <table:table-cell office:value-type="float" office:value="678.35" calcext:value-type="float">
            <text:p>678.35</text:p>
          </table:table-cell>
          <table:table-cell office:value-type="float" office:value="683.75" calcext:value-type="float">
            <text:p>683.75</text:p>
          </table:table-cell>
          <table:table-cell office:value-type="float" office:value="683.6" calcext:value-type="float">
            <text:p>683.6</text:p>
          </table:table-cell>
          <table:table-cell office:value-type="float" office:value="704.75" calcext:value-type="float">
            <text:p>704.75</text:p>
          </table:table-cell>
          <table:table-cell office:value-type="float" office:value="669.8" calcext:value-type="float">
            <text:p>669.8</text:p>
          </table:table-cell>
          <table:table-cell office:value-type="float" office:value="639.55" calcext:value-type="float">
            <text:p>639.55</text:p>
          </table:table-cell>
          <table:table-cell office:value-type="float" office:value="684.4" calcext:value-type="float">
            <text:p>684.4</text:p>
          </table:table-cell>
          <table:table-cell office:value-type="float" office:value="672.8" calcext:value-type="float">
            <text:p>672.8</text:p>
          </table:table-cell>
          <table:table-cell office:value-type="float" office:value="673.2" calcext:value-type="float">
            <text:p>673.2</text:p>
          </table:table-cell>
          <table:table-cell office:value-type="float" office:value="677.85" calcext:value-type="float">
            <text:p>677.85</text:p>
          </table:table-cell>
          <table:table-cell office:value-type="float" office:value="668.5" calcext:value-type="float">
            <text:p>668.5</text:p>
          </table:table-cell>
          <table:table-cell table:number-columns-repeated="2" office:value-type="float" office:value="666.35" calcext:value-type="float">
            <text:p>666.35</text:p>
          </table:table-cell>
          <table:table-cell office:value-type="float" office:value="664" calcext:value-type="float">
            <text:p>664</text:p>
          </table:table-cell>
          <table:table-cell office:value-type="float" office:value="669.4" calcext:value-type="float">
            <text:p>669.4</text:p>
          </table:table-cell>
          <table:table-cell office:value-type="float" office:value="666.6" calcext:value-type="float">
            <text:p>666.6</text:p>
          </table:table-cell>
          <table:table-cell office:value-type="float" office:value="661.4" calcext:value-type="float">
            <text:p>661.4</text:p>
          </table:table-cell>
          <table:table-cell office:value-type="float" office:value="665.45" calcext:value-type="float">
            <text:p>665.45</text:p>
          </table:table-cell>
          <table:table-cell office:value-type="float" office:value="664.9" calcext:value-type="float">
            <text:p>664.9</text:p>
          </table:table-cell>
          <table:table-cell office:value-type="float" office:value="664.8" calcext:value-type="float">
            <text:p>664.8</text:p>
          </table:table-cell>
          <table:table-cell office:value-type="float" office:value="670.85" calcext:value-type="float">
            <text:p>670.85</text:p>
          </table:table-cell>
          <table:table-cell office:value-type="float" office:value="686.2" calcext:value-type="float">
            <text:p>686.2</text:p>
          </table:table-cell>
          <table:table-cell office:value-type="float" office:value="680.65" calcext:value-type="float">
            <text:p>680.65</text:p>
          </table:table-cell>
          <table:table-cell office:value-type="float" office:value="671.3" calcext:value-type="float">
            <text:p>671.3</text:p>
          </table:table-cell>
          <table:table-cell office:value-type="float" office:value="645.9" calcext:value-type="float">
            <text:p>645.9</text:p>
          </table:table-cell>
          <table:table-cell office:value-type="float" office:value="649.3" calcext:value-type="float">
            <text:p>649.3</text:p>
          </table:table-cell>
          <table:table-cell office:value-type="float" office:value="692.3" calcext:value-type="float">
            <text:p>692.3</text:p>
          </table:table-cell>
          <table:table-cell office:value-type="float" office:value="678.35" calcext:value-type="float">
            <text:p>678.35</text:p>
          </table:table-cell>
          <table:table-cell office:value-type="float" office:value="685.65" calcext:value-type="float">
            <text:p>685.65</text:p>
          </table:table-cell>
          <table:table-cell office:value-type="float" office:value="676.35" calcext:value-type="float">
            <text:p>676.35</text:p>
          </table:table-cell>
          <table:table-cell office:value-type="float" office:value="632" calcext:value-type="float">
            <text:p>632</text:p>
          </table:table-cell>
          <table:table-cell office:value-type="float" office:value="534.6" calcext:value-type="float">
            <text:p>534.6</text:p>
          </table:table-cell>
          <table:table-cell office:value-type="float" office:value="686.2" calcext:value-type="float">
            <text:p>686.2</text:p>
          </table:table-cell>
          <table:table-cell office:value-type="float" office:value="689.2" calcext:value-type="float">
            <text:p>689.2</text:p>
          </table:table-cell>
          <table:table-cell office:value-type="float" office:value="680.1" calcext:value-type="float">
            <text:p>680.1</text:p>
          </table:table-cell>
          <table:table-cell office:value-type="float" office:value="708.9" calcext:value-type="float">
            <text:p>708.9</text:p>
          </table:table-cell>
          <table:table-cell office:value-type="float" office:value="659.45" calcext:value-type="float">
            <text:p>659.45</text:p>
          </table:table-cell>
          <table:table-cell office:value-type="float" office:value="660.85" calcext:value-type="float">
            <text:p>660.85</text:p>
          </table:table-cell>
          <table:table-cell office:value-type="float" office:value="672.9" calcext:value-type="float">
            <text:p>672.9</text:p>
          </table:table-cell>
          <table:table-cell office:value-type="float" office:value="679.45" calcext:value-type="float">
            <text:p>679.45</text:p>
          </table:table-cell>
          <table:table-cell office:value-type="float" office:value="687.9" calcext:value-type="float">
            <text:p>687.9</text:p>
          </table:table-cell>
          <table:table-cell office:value-type="float" office:value="676.4" calcext:value-type="float">
            <text:p>676.4</text:p>
          </table:table-cell>
          <table:table-cell office:value-type="float" office:value="672" calcext:value-type="float">
            <text:p>672</text:p>
          </table:table-cell>
          <table:table-cell office:value-type="float" office:value="660.55" calcext:value-type="float">
            <text:p>660.55</text:p>
          </table:table-cell>
          <table:table-cell office:value-type="float" office:value="681.5" calcext:value-type="float">
            <text:p>681.5</text:p>
          </table:table-cell>
          <table:table-cell office:value-type="float" office:value="687.1" calcext:value-type="float">
            <text:p>687.1</text:p>
          </table:table-cell>
          <table:table-cell office:value-type="float" office:value="668.8" calcext:value-type="float">
            <text:p>668.8</text:p>
          </table:table-cell>
          <table:table-cell office:value-type="float" office:value="676.95" calcext:value-type="float">
            <text:p>676.95</text:p>
          </table:table-cell>
          <table:table-cell office:value-type="float" office:value="679.5" calcext:value-type="float">
            <text:p>679.5</text:p>
          </table:table-cell>
          <table:table-cell office:value-type="float" office:value="670.3" calcext:value-type="float">
            <text:p>670.3</text:p>
          </table:table-cell>
          <table:table-cell office:value-type="float" office:value="677.2" calcext:value-type="float">
            <text:p>677.2</text:p>
          </table:table-cell>
          <table:table-cell office:value-type="float" office:value="685.1" calcext:value-type="float">
            <text:p>685.1</text:p>
          </table:table-cell>
          <table:table-cell office:value-type="float" office:value="679.5" calcext:value-type="float">
            <text:p>679.5</text:p>
          </table:table-cell>
          <table:table-cell office:value-type="float" office:value="704.6" calcext:value-type="float">
            <text:p>704.6</text:p>
          </table:table-cell>
          <table:table-cell office:value-type="float" office:value="679.5" calcext:value-type="float">
            <text:p>679.5</text:p>
          </table:table-cell>
          <table:table-cell office:value-type="float" office:value="661.35" calcext:value-type="float">
            <text:p>661.35</text:p>
          </table:table-cell>
          <table:table-cell office:value-type="float" office:value="639.75" calcext:value-type="float">
            <text:p>639.75</text:p>
          </table:table-cell>
          <table:table-cell office:value-type="float" office:value="648.7" calcext:value-type="float">
            <text:p>648.7</text:p>
          </table:table-cell>
          <table:table-cell office:value-type="float" office:value="700.05" calcext:value-type="float">
            <text:p>700.05</text:p>
          </table:table-cell>
          <table:table-cell office:value-type="float" office:value="679.95" calcext:value-type="float">
            <text:p>679.95</text:p>
          </table:table-cell>
          <table:table-cell office:value-type="float" office:value="669.5" calcext:value-type="float">
            <text:p>669.5</text:p>
          </table:table-cell>
          <table:table-cell office:value-type="float" office:value="674.35" calcext:value-type="float">
            <text:p>674.35</text:p>
          </table:table-cell>
          <table:table-cell office:value-type="float" office:value="626.7" calcext:value-type="float">
            <text:p>626.7</text:p>
          </table:table-cell>
          <table:table-cell office:value-type="float" office:value="531.85" calcext:value-type="float">
            <text:p>531.85</text:p>
          </table:table-cell>
          <table:table-cell office:value-type="float" office:value="672.85" calcext:value-type="float">
            <text:p>672.85</text:p>
          </table:table-cell>
          <table:table-cell office:value-type="float" office:value="687.4" calcext:value-type="float">
            <text:p>687.4</text:p>
          </table:table-cell>
          <table:table-cell office:value-type="float" office:value="681.4" calcext:value-type="float">
            <text:p>681.4</text:p>
          </table:table-cell>
          <table:table-cell office:value-type="float" office:value="703.85" calcext:value-type="float">
            <text:p>703.85</text:p>
          </table:table-cell>
          <table:table-cell office:value-type="float" office:value="665.85" calcext:value-type="float">
            <text:p>665.85</text:p>
          </table:table-cell>
          <table:table-cell office:value-type="float" office:value="658.95" calcext:value-type="float">
            <text:p>658.95</text:p>
          </table:table-cell>
          <table:table-cell office:value-type="float" office:value="676.5" calcext:value-type="float">
            <text:p>676.5</text:p>
          </table:table-cell>
          <table:table-cell office:value-type="float" office:value="677.85" calcext:value-type="float">
            <text:p>677.85</text:p>
          </table:table-cell>
          <table:table-cell office:value-type="float" office:value="708.1" calcext:value-type="float">
            <text:p>708.1</text:p>
          </table:table-cell>
          <table:table-cell office:value-type="float" office:value="701.1" calcext:value-type="float">
            <text:p>701.1</text:p>
          </table:table-cell>
          <table:table-cell office:value-type="float" office:value="709.7" calcext:value-type="float">
            <text:p>709.7</text:p>
          </table:table-cell>
          <table:table-cell office:value-type="float" office:value="707.3" calcext:value-type="float">
            <text:p>707.3</text:p>
          </table:table-cell>
          <table:table-cell office:value-type="float" office:value="710.3" calcext:value-type="float">
            <text:p>710.3</text:p>
          </table:table-cell>
          <table:table-cell office:value-type="float" office:value="702.95" calcext:value-type="float">
            <text:p>702.95</text:p>
          </table:table-cell>
          <table:table-cell office:value-type="float" office:value="713.3" calcext:value-type="float">
            <text:p>713.3</text:p>
          </table:table-cell>
          <table:table-cell office:value-type="float" office:value="703.35" calcext:value-type="float">
            <text:p>703.35</text:p>
          </table:table-cell>
          <table:table-cell office:value-type="float" office:value="700.3" calcext:value-type="float">
            <text:p>700.3</text:p>
          </table:table-cell>
          <table:table-cell office:value-type="float" office:value="693.7" calcext:value-type="float">
            <text:p>693.7</text:p>
          </table:table-cell>
          <table:table-cell office:value-type="float" office:value="693.6" calcext:value-type="float">
            <text:p>693.6</text:p>
          </table:table-cell>
          <table:table-cell office:value-type="float" office:value="705.65" calcext:value-type="float">
            <text:p>705.65</text:p>
          </table:table-cell>
          <table:table-cell office:value-type="float" office:value="708.8" calcext:value-type="float">
            <text:p>708.8</text:p>
          </table:table-cell>
          <table:table-cell office:value-type="float" office:value="713.9" calcext:value-type="float">
            <text:p>713.9</text:p>
          </table:table-cell>
          <table:table-cell office:value-type="float" office:value="688.7" calcext:value-type="float">
            <text:p>688.7</text:p>
          </table:table-cell>
          <table:table-cell office:value-type="float" office:value="666.5" calcext:value-type="float">
            <text:p>666.5</text:p>
          </table:table-cell>
          <table:table-cell office:value-type="float" office:value="648.4" calcext:value-type="float">
            <text:p>648.4</text:p>
          </table:table-cell>
          <table:table-cell office:value-type="float" office:value="679.8" calcext:value-type="float">
            <text:p>679.8</text:p>
          </table:table-cell>
          <table:table-cell office:value-type="float" office:value="705.25" calcext:value-type="float">
            <text:p>705.25</text:p>
          </table:table-cell>
          <table:table-cell office:value-type="float" office:value="673.6" calcext:value-type="float">
            <text:p>673.6</text:p>
          </table:table-cell>
          <table:table-cell office:value-type="float" office:value="672.5" calcext:value-type="float">
            <text:p>672.5</text:p>
          </table:table-cell>
          <table:table-cell office:value-type="float" office:value="668.7" calcext:value-type="float">
            <text:p>668.7</text:p>
          </table:table-cell>
          <table:table-cell office:value-type="float" office:value="627.1" calcext:value-type="float">
            <text:p>627.1</text:p>
          </table:table-cell>
          <table:table-cell office:value-type="float" office:value="539.95" calcext:value-type="float">
            <text:p>539.95</text:p>
          </table:table-cell>
          <table:table-cell office:value-type="float" office:value="688.05" calcext:value-type="float">
            <text:p>688.05</text:p>
          </table:table-cell>
          <table:table-cell office:value-type="float" office:value="689.1" calcext:value-type="float">
            <text:p>689.1</text:p>
          </table:table-cell>
          <table:table-cell office:value-type="float" office:value="686" calcext:value-type="float">
            <text:p>686</text:p>
          </table:table-cell>
          <table:table-cell office:value-type="float" office:value="708.7" calcext:value-type="float">
            <text:p>708.7</text:p>
          </table:table-cell>
          <table:table-cell office:value-type="float" office:value="668.7" calcext:value-type="float">
            <text:p>668.7</text:p>
          </table:table-cell>
          <table:table-cell office:value-type="float" office:value="656.3" calcext:value-type="float">
            <text:p>656.3</text:p>
          </table:table-cell>
          <table:table-cell office:value-type="float" office:value="683.3" calcext:value-type="float">
            <text:p>683.3</text:p>
          </table:table-cell>
          <table:table-cell office:value-type="float" office:value="674.6" calcext:value-type="float">
            <text:p>674.6</text:p>
          </table:table-cell>
          <table:table-cell office:value-type="float" office:value="683.2" calcext:value-type="float">
            <text:p>683.2</text:p>
          </table:table-cell>
          <table:table-cell office:value-type="float" office:value="674" calcext:value-type="float">
            <text:p>674</text:p>
          </table:table-cell>
          <table:table-cell office:value-type="float" office:value="689.2" calcext:value-type="float">
            <text:p>689.2</text:p>
          </table:table-cell>
          <table:table-cell office:value-type="float" office:value="674.8" calcext:value-type="float">
            <text:p>674.8</text:p>
          </table:table-cell>
          <table:table-cell office:value-type="float" office:value="678.75" calcext:value-type="float">
            <text:p>678.75</text:p>
          </table:table-cell>
          <table:table-cell office:value-type="float" office:value="686.85" calcext:value-type="float">
            <text:p>686.85</text:p>
          </table:table-cell>
          <table:table-cell office:value-type="float" office:value="682.9" calcext:value-type="float">
            <text:p>682.9</text:p>
          </table:table-cell>
          <table:table-cell office:value-type="float" office:value="679.5" calcext:value-type="float">
            <text:p>679.5</text:p>
          </table:table-cell>
          <table:table-cell office:value-type="float" office:value="685.5" calcext:value-type="float">
            <text:p>685.5</text:p>
          </table:table-cell>
          <table:table-cell office:value-type="float" office:value="669.45" calcext:value-type="float">
            <text:p>669.45</text:p>
          </table:table-cell>
          <table:table-cell office:value-type="float" office:value="682" calcext:value-type="float">
            <text:p>682</text:p>
          </table:table-cell>
          <table:table-cell office:value-type="float" office:value="687.5" calcext:value-type="float">
            <text:p>687.5</text:p>
          </table:table-cell>
          <table:table-cell office:value-type="float" office:value="682.9" calcext:value-type="float">
            <text:p>682.9</text:p>
          </table:table-cell>
          <table:table-cell office:value-type="float" office:value="682.4" calcext:value-type="float">
            <text:p>682.4</text:p>
          </table:table-cell>
          <table:table-cell office:value-type="float" office:value="669.55" calcext:value-type="float">
            <text:p>669.55</text:p>
          </table:table-cell>
          <table:table-cell office:value-type="float" office:value="677.5" calcext:value-type="float">
            <text:p>677.5</text:p>
          </table:table-cell>
          <table:table-cell office:value-type="float" office:value="647.35" calcext:value-type="float">
            <text:p>647.35</text:p>
          </table:table-cell>
          <table:table-cell office:value-type="float" office:value="677.1" calcext:value-type="float">
            <text:p>677.1</text:p>
          </table:table-cell>
          <table:table-cell office:value-type="float" office:value="691.25" calcext:value-type="float">
            <text:p>691.25</text:p>
          </table:table-cell>
          <table:table-cell office:value-type="float" office:value="678.65" calcext:value-type="float">
            <text:p>678.65</text:p>
          </table:table-cell>
          <table:table-cell office:value-type="float" office:value="667.6" calcext:value-type="float">
            <text:p>667.6</text:p>
          </table:table-cell>
          <table:table-cell office:value-type="float" office:value="655.4" calcext:value-type="float">
            <text:p>655.4</text:p>
          </table:table-cell>
          <table:table-cell office:value-type="float" office:value="627.4" calcext:value-type="float">
            <text:p>627.4</text:p>
          </table:table-cell>
          <table:table-cell office:value-type="float" office:value="536.35" calcext:value-type="float">
            <text:p>536.35</text:p>
          </table:table-cell>
          <table:table-cell office:value-type="float" office:value="689.1" calcext:value-type="float">
            <text:p>689.1</text:p>
          </table:table-cell>
          <table:table-cell office:value-type="float" office:value="679" calcext:value-type="float">
            <text:p>679</text:p>
          </table:table-cell>
          <table:table-cell office:value-type="float" office:value="690.4" calcext:value-type="float">
            <text:p>690.4</text:p>
          </table:table-cell>
          <table:table-cell office:value-type="float" office:value="711.65" calcext:value-type="float">
            <text:p>711.65</text:p>
          </table:table-cell>
          <table:table-cell office:value-type="float" office:value="676.4" calcext:value-type="float">
            <text:p>676.4</text:p>
          </table:table-cell>
          <table:table-cell office:value-type="float" office:value="654.65" calcext:value-type="float">
            <text:p>654.65</text:p>
          </table:table-cell>
          <table:table-cell office:value-type="float" office:value="709.05" calcext:value-type="float">
            <text:p>709.05</text:p>
          </table:table-cell>
          <table:table-cell office:value-type="float" office:value="671.2" calcext:value-type="float">
            <text:p>671.2</text:p>
          </table:table-cell>
          <table:table-cell office:value-type="float" office:value="666.4" calcext:value-type="float">
            <text:p>666.4</text:p>
          </table:table-cell>
          <table:table-cell office:value-type="float" office:value="667.65" calcext:value-type="float">
            <text:p>667.65</text:p>
          </table:table-cell>
          <table:table-cell office:value-type="float" office:value="665.8" calcext:value-type="float">
            <text:p>665.8</text:p>
          </table:table-cell>
          <table:table-cell office:value-type="float" office:value="662.55" calcext:value-type="float">
            <text:p>662.55</text:p>
          </table:table-cell>
          <table:table-cell office:value-type="float" office:value="690.3" calcext:value-type="float">
            <text:p>690.3</text:p>
          </table:table-cell>
          <table:table-cell office:value-type="float" office:value="689.7" calcext:value-type="float">
            <text:p>689.7</text:p>
          </table:table-cell>
          <table:table-cell office:value-type="float" office:value="685.9" calcext:value-type="float">
            <text:p>685.9</text:p>
          </table:table-cell>
          <table:table-cell office:value-type="float" office:value="676.8" calcext:value-type="float">
            <text:p>676.8</text:p>
          </table:table-cell>
          <table:table-cell office:value-type="float" office:value="680.3" calcext:value-type="float">
            <text:p>680.3</text:p>
          </table:table-cell>
          <table:table-cell office:value-type="float" office:value="665.5" calcext:value-type="float">
            <text:p>665.5</text:p>
          </table:table-cell>
          <table:table-cell office:value-type="float" office:value="681.9" calcext:value-type="float">
            <text:p>681.9</text:p>
          </table:table-cell>
          <table:table-cell office:value-type="float" office:value="688.2" calcext:value-type="float">
            <text:p>688.2</text:p>
          </table:table-cell>
          <table:table-cell office:value-type="float" office:value="688.4" calcext:value-type="float">
            <text:p>688.4</text:p>
          </table:table-cell>
          <table:table-cell office:value-type="float" office:value="690.7" calcext:value-type="float">
            <text:p>690.7</text:p>
          </table:table-cell>
          <table:table-cell office:value-type="float" office:value="693" calcext:value-type="float">
            <text:p>693</text:p>
          </table:table-cell>
          <table:table-cell office:value-type="float" office:value="708.4" calcext:value-type="float">
            <text:p>708.4</text:p>
          </table:table-cell>
          <table:table-cell office:value-type="float" office:value="656.6" calcext:value-type="float">
            <text:p>656.6</text:p>
          </table:table-cell>
          <table:table-cell office:value-type="float" office:value="669.65" calcext:value-type="float">
            <text:p>669.65</text:p>
          </table:table-cell>
          <table:table-cell office:value-type="float" office:value="693.8" calcext:value-type="float">
            <text:p>693.8</text:p>
          </table:table-cell>
          <table:table-cell office:value-type="float" office:value="678.95" calcext:value-type="float">
            <text:p>678.95</text:p>
          </table:table-cell>
          <table:table-cell office:value-type="float" office:value="675.7" calcext:value-type="float">
            <text:p>675.7</text:p>
          </table:table-cell>
          <table:table-cell office:value-type="float" office:value="667.8" calcext:value-type="float">
            <text:p>667.8</text:p>
          </table:table-cell>
          <table:table-cell office:value-type="float" office:value="632.4" calcext:value-type="float">
            <text:p>632.4</text:p>
          </table:table-cell>
          <table:table-cell office:value-type="float" office:value="530.7" calcext:value-type="float">
            <text:p>530.7</text:p>
          </table:table-cell>
          <table:table-cell office:value-type="float" office:value="689.1" calcext:value-type="float">
            <text:p>689.1</text:p>
          </table:table-cell>
          <table:table-cell office:value-type="float" office:value="684" calcext:value-type="float">
            <text:p>684</text:p>
          </table:table-cell>
          <table:table-cell office:value-type="float" office:value="681" calcext:value-type="float">
            <text:p>681</text:p>
          </table:table-cell>
          <table:table-cell office:value-type="float" office:value="702.2" calcext:value-type="float">
            <text:p>702.2</text:p>
          </table:table-cell>
          <table:table-cell office:value-type="float" office:value="693.5" calcext:value-type="float">
            <text:p>693.5</text:p>
          </table:table-cell>
          <table:table-cell office:value-type="float" office:value="661.15" calcext:value-type="float">
            <text:p>661.15</text:p>
          </table:table-cell>
          <table:table-cell office:value-type="float" office:value="646.65" calcext:value-type="float">
            <text:p>646.65</text:p>
          </table:table-cell>
          <table:table-cell office:value-type="float" office:value="653" calcext:value-type="float">
            <text:p>653</text:p>
          </table:table-cell>
          <table:table-cell office:value-type="float" office:value="642.75" calcext:value-type="float">
            <text:p>642.75</text:p>
          </table:table-cell>
          <table:table-cell office:value-type="float" office:value="648.65" calcext:value-type="float">
            <text:p>648.65</text:p>
          </table:table-cell>
          <table:table-cell office:value-type="float" office:value="656.95" calcext:value-type="float">
            <text:p>656.95</text:p>
          </table:table-cell>
          <table:table-cell office:value-type="float" office:value="646.6" calcext:value-type="float">
            <text:p>646.6</text:p>
          </table:table-cell>
          <table:table-cell office:value-type="float" office:value="656.25" calcext:value-type="float">
            <text:p>656.25</text:p>
          </table:table-cell>
          <table:table-cell office:value-type="float" office:value="657.7" calcext:value-type="float">
            <text:p>657.7</text:p>
          </table:table-cell>
          <table:table-cell office:value-type="float" office:value="672.9" calcext:value-type="float">
            <text:p>672.9</text:p>
          </table:table-cell>
          <table:table-cell office:value-type="float" office:value="654.35" calcext:value-type="float">
            <text:p>654.35</text:p>
          </table:table-cell>
          <table:table-cell office:value-type="float" office:value="653.6" calcext:value-type="float">
            <text:p>653.6</text:p>
          </table:table-cell>
          <table:table-cell office:value-type="float" office:value="651.1" calcext:value-type="float">
            <text:p>651.1</text:p>
          </table:table-cell>
          <table:table-cell office:value-type="float" office:value="672.1" calcext:value-type="float">
            <text:p>672.1</text:p>
          </table:table-cell>
          <table:table-cell office:value-type="float" office:value="649.35" calcext:value-type="float">
            <text:p>649.35</text:p>
          </table:table-cell>
          <table:table-cell office:value-type="float" office:value="647.3" calcext:value-type="float">
            <text:p>647.3</text:p>
          </table:table-cell>
          <table:table-cell office:value-type="float" office:value="666.5" calcext:value-type="float">
            <text:p>666.5</text:p>
          </table:table-cell>
          <table:table-cell office:value-type="float" office:value="661.65" calcext:value-type="float">
            <text:p>661.65</text:p>
          </table:table-cell>
          <table:table-cell office:value-type="float" office:value="658.25" calcext:value-type="float">
            <text:p>658.25</text:p>
          </table:table-cell>
          <table:table-cell office:value-type="float" office:value="645.1" calcext:value-type="float">
            <text:p>645.1</text:p>
          </table:table-cell>
          <table:table-cell office:value-type="float" office:value="667.9" calcext:value-type="float">
            <text:p>667.9</text:p>
          </table:table-cell>
          <table:table-cell office:value-type="float" office:value="695" calcext:value-type="float">
            <text:p>695</text:p>
          </table:table-cell>
          <table:table-cell office:value-type="float" office:value="678" calcext:value-type="float">
            <text:p>678</text:p>
          </table:table-cell>
          <table:table-cell office:value-type="float" office:value="671.9" calcext:value-type="float">
            <text:p>671.9</text:p>
          </table:table-cell>
          <table:table-cell office:value-type="float" office:value="672.7" calcext:value-type="float">
            <text:p>672.7</text:p>
          </table:table-cell>
          <table:table-cell office:value-type="float" office:value="628.2" calcext:value-type="float">
            <text:p>628.2</text:p>
          </table:table-cell>
          <table:table-cell office:value-type="float" office:value="532.05" calcext:value-type="float">
            <text:p>532.05</text:p>
          </table:table-cell>
          <table:table-cell office:value-type="float" office:value="678.3" calcext:value-type="float">
            <text:p>678.3</text:p>
          </table:table-cell>
          <table:table-cell office:value-type="float" office:value="675.4" calcext:value-type="float">
            <text:p>675.4</text:p>
          </table:table-cell>
          <table:table-cell office:value-type="float" office:value="689.9" calcext:value-type="float">
            <text:p>689.9</text:p>
          </table:table-cell>
          <table:table-cell office:value-type="float" office:value="718.6" calcext:value-type="float">
            <text:p>718.6</text:p>
          </table:table-cell>
          <table:table-cell office:value-type="float" office:value="670.55" calcext:value-type="float">
            <text:p>670.55</text:p>
          </table:table-cell>
          <table:table-cell office:value-type="float" office:value="687.05" calcext:value-type="float">
            <text:p>687.05</text:p>
          </table:table-cell>
          <table:table-cell office:value-type="float" office:value="682.35" calcext:value-type="float">
            <text:p>682.35</text:p>
          </table:table-cell>
          <table:table-cell office:value-type="float" office:value="687.6" calcext:value-type="float">
            <text:p>687.6</text:p>
          </table:table-cell>
          <table:table-cell office:value-type="float" office:value="686.1" calcext:value-type="float">
            <text:p>686.1</text:p>
          </table:table-cell>
          <table:table-cell office:value-type="float" office:value="688.05" calcext:value-type="float">
            <text:p>688.05</text:p>
          </table:table-cell>
          <table:table-cell office:value-type="float" office:value="699.1" calcext:value-type="float">
            <text:p>699.1</text:p>
          </table:table-cell>
          <table:table-cell office:value-type="float" office:value="684.8" calcext:value-type="float">
            <text:p>684.8</text:p>
          </table:table-cell>
          <table:table-cell office:value-type="float" office:value="691.6" calcext:value-type="float">
            <text:p>691.6</text:p>
          </table:table-cell>
          <table:table-cell office:value-type="float" office:value="706.3" calcext:value-type="float">
            <text:p>706.3</text:p>
          </table:table-cell>
          <table:table-cell office:value-type="float" office:value="690.15" calcext:value-type="float">
            <text:p>690.15</text:p>
          </table:table-cell>
          <table:table-cell office:value-type="float" office:value="678.35" calcext:value-type="float">
            <text:p>678.35</text:p>
          </table:table-cell>
          <table:table-cell office:value-type="float" office:value="681.75" calcext:value-type="float">
            <text:p>681.75</text:p>
          </table:table-cell>
          <table:table-cell office:value-type="float" office:value="677.35" calcext:value-type="float">
            <text:p>677.35</text:p>
          </table:table-cell>
          <table:table-cell office:value-type="float" office:value="695.7" calcext:value-type="float">
            <text:p>695.7</text:p>
          </table:table-cell>
          <table:table-cell office:value-type="float" office:value="674.5" calcext:value-type="float">
            <text:p>674.5</text:p>
          </table:table-cell>
          <table:table-cell office:value-type="float" office:value="673.25" calcext:value-type="float">
            <text:p>673.25</text:p>
          </table:table-cell>
          <table:table-cell office:value-type="float" office:value="685.5" calcext:value-type="float">
            <text:p>685.5</text:p>
          </table:table-cell>
          <table:table-cell office:value-type="float" office:value="681.35" calcext:value-type="float">
            <text:p>681.35</text:p>
          </table:table-cell>
          <table:table-cell office:value-type="float" office:value="677.8" calcext:value-type="float">
            <text:p>677.8</text:p>
          </table:table-cell>
          <table:table-cell office:value-type="float" office:value="661.35" calcext:value-type="float">
            <text:p>661.35</text:p>
          </table:table-cell>
          <table:table-cell office:value-type="float" office:value="663.3" calcext:value-type="float">
            <text:p>663.3</text:p>
          </table:table-cell>
          <table:table-cell office:value-type="float" office:value="696" calcext:value-type="float">
            <text:p>696</text:p>
          </table:table-cell>
          <table:table-cell office:value-type="float" office:value="676.25" calcext:value-type="float">
            <text:p>676.25</text:p>
          </table:table-cell>
          <table:table-cell office:value-type="float" office:value="671.05" calcext:value-type="float">
            <text:p>671.05</text:p>
          </table:table-cell>
          <table:table-cell office:value-type="float" office:value="669.6" calcext:value-type="float">
            <text:p>669.6</text:p>
          </table:table-cell>
          <table:table-cell office:value-type="float" office:value="626.6" calcext:value-type="float">
            <text:p>626.6</text:p>
          </table:table-cell>
          <table:table-cell office:value-type="float" office:value="517.5" calcext:value-type="float">
            <text:p>517.5</text:p>
          </table:table-cell>
          <table:table-cell office:value-type="float" office:value="677.8" calcext:value-type="float">
            <text:p>677.8</text:p>
          </table:table-cell>
          <table:table-cell office:value-type="float" office:value="677.2" calcext:value-type="float">
            <text:p>677.2</text:p>
          </table:table-cell>
          <table:table-cell office:value-type="float" office:value="698.1" calcext:value-type="float">
            <text:p>698.1</text:p>
          </table:table-cell>
          <table:table-cell office:value-type="float" office:value="726.6" calcext:value-type="float">
            <text:p>726.6</text:p>
          </table:table-cell>
          <table:table-cell office:value-type="float" office:value="691.05" calcext:value-type="float">
            <text:p>691.05</text:p>
          </table:table-cell>
          <table:table-cell office:value-type="float" office:value="694.4" calcext:value-type="float">
            <text:p>694.4</text:p>
          </table:table-cell>
          <table:table-cell office:value-type="float" office:value="704.8" calcext:value-type="float">
            <text:p>704.8</text:p>
          </table:table-cell>
          <table:table-cell office:value-type="float" office:value="683.55" calcext:value-type="float">
            <text:p>683.55</text:p>
          </table:table-cell>
          <table:table-cell office:value-type="float" office:value="695.45" calcext:value-type="float">
            <text:p>695.45</text:p>
          </table:table-cell>
          <table:table-cell office:value-type="float" office:value="693.9" calcext:value-type="float">
            <text:p>693.9</text:p>
          </table:table-cell>
          <table:table-cell office:value-type="float" office:value="710.25" calcext:value-type="float">
            <text:p>710.25</text:p>
          </table:table-cell>
          <table:table-cell office:value-type="float" office:value="695.4" calcext:value-type="float">
            <text:p>695.4</text:p>
          </table:table-cell>
          <table:table-cell office:value-type="float" office:value="706.65" calcext:value-type="float">
            <text:p>706.65</text:p>
          </table:table-cell>
          <table:table-cell office:value-type="float" office:value="691.95" calcext:value-type="float">
            <text:p>691.95</text:p>
          </table:table-cell>
          <table:table-cell office:value-type="float" office:value="702.5" calcext:value-type="float">
            <text:p>702.5</text:p>
          </table:table-cell>
          <table:table-cell office:value-type="float" office:value="702.6" calcext:value-type="float">
            <text:p>702.6</text:p>
          </table:table-cell>
          <table:table-cell office:value-type="float" office:value="685.45" calcext:value-type="float">
            <text:p>685.45</text:p>
          </table:table-cell>
          <table:table-cell office:value-type="float" office:value="666.5" calcext:value-type="float">
            <text:p>666.5</text:p>
          </table:table-cell>
          <table:table-cell office:value-type="float" office:value="698.75" calcext:value-type="float">
            <text:p>698.75</text:p>
          </table:table-cell>
          <table:table-cell office:value-type="float" office:value="692.9" calcext:value-type="float">
            <text:p>692.9</text:p>
          </table:table-cell>
          <table:table-cell office:value-type="float" office:value="692.25" calcext:value-type="float">
            <text:p>692.25</text:p>
          </table:table-cell>
          <table:table-cell office:value-type="float" office:value="705.6" calcext:value-type="float">
            <text:p>705.6</text:p>
          </table:table-cell>
          <table:table-cell office:value-type="float" office:value="686.9" calcext:value-type="float">
            <text:p>686.9</text:p>
          </table:table-cell>
          <table:table-cell office:value-type="float" office:value="686.65" calcext:value-type="float">
            <text:p>686.65</text:p>
          </table:table-cell>
          <table:table-cell office:value-type="float" office:value="679.9" calcext:value-type="float">
            <text:p>679.9</text:p>
          </table:table-cell>
          <table:table-cell office:value-type="float" office:value="684.4" calcext:value-type="float">
            <text:p>684.4</text:p>
          </table:table-cell>
          <table:table-cell office:value-type="float" office:value="714.45" calcext:value-type="float">
            <text:p>714.45</text:p>
          </table:table-cell>
          <table:table-cell office:value-type="float" office:value="689.4" calcext:value-type="float">
            <text:p>689.4</text:p>
          </table:table-cell>
          <table:table-cell office:value-type="float" office:value="672.1" calcext:value-type="float">
            <text:p>672.1</text:p>
          </table:table-cell>
          <table:table-cell office:value-type="float" office:value="677.5" calcext:value-type="float">
            <text:p>677.5</text:p>
          </table:table-cell>
          <table:table-cell office:value-type="float" office:value="627.75" calcext:value-type="float">
            <text:p>627.75</text:p>
          </table:table-cell>
          <table:table-cell office:value-type="float" office:value="526.2" calcext:value-type="float">
            <text:p>526.2</text:p>
          </table:table-cell>
          <table:table-cell office:value-type="float" office:value="691.35" calcext:value-type="float">
            <text:p>691.35</text:p>
          </table:table-cell>
          <table:table-cell office:value-type="float" office:value="680.3" calcext:value-type="float">
            <text:p>680.3</text:p>
          </table:table-cell>
          <table:table-cell office:value-type="float" office:value="683.25" calcext:value-type="float">
            <text:p>683.25</text:p>
          </table:table-cell>
          <table:table-cell office:value-type="float" office:value="690.2" calcext:value-type="float">
            <text:p>690.2</text:p>
          </table:table-cell>
          <table:table-cell office:value-type="float" office:value="692.5" calcext:value-type="float">
            <text:p>692.5</text:p>
          </table:table-cell>
          <table:table-cell office:value-type="float" office:value="693.2" calcext:value-type="float">
            <text:p>693.2</text:p>
          </table:table-cell>
          <table:table-cell office:value-type="float" office:value="690.6" calcext:value-type="float">
            <text:p>690.6</text:p>
          </table:table-cell>
          <table:table-cell office:value-type="float" office:value="693.85" calcext:value-type="float">
            <text:p>693.85</text:p>
          </table:table-cell>
          <table:table-cell office:value-type="float" office:value="689.5" calcext:value-type="float">
            <text:p>689.5</text:p>
          </table:table-cell>
          <table:table-cell office:value-type="float" office:value="690.8" calcext:value-type="float">
            <text:p>690.8</text:p>
          </table:table-cell>
          <table:table-cell office:value-type="float" office:value="694.7" calcext:value-type="float">
            <text:p>694.7</text:p>
          </table:table-cell>
          <table:table-cell office:value-type="float" office:value="701.1" calcext:value-type="float">
            <text:p>701.1</text:p>
          </table:table-cell>
          <table:table-cell office:value-type="float" office:value="708.35" calcext:value-type="float">
            <text:p>708.35</text:p>
          </table:table-cell>
          <table:table-cell office:value-type="float" office:value="705.9" calcext:value-type="float">
            <text:p>705.9</text:p>
          </table:table-cell>
          <table:table-cell office:value-type="float" office:value="699.3" calcext:value-type="float">
            <text:p>699.3</text:p>
          </table:table-cell>
          <table:table-cell office:value-type="float" office:value="695.9" calcext:value-type="float">
            <text:p>695.9</text:p>
          </table:table-cell>
          <table:table-cell office:value-type="float" office:value="696.2" calcext:value-type="float">
            <text:p>696.2</text:p>
          </table:table-cell>
          <table:table-cell office:value-type="float" office:value="693.05" calcext:value-type="float">
            <text:p>693.05</text:p>
          </table:table-cell>
          <table:table-cell office:value-type="float" office:value="716.7" calcext:value-type="float">
            <text:p>716.7</text:p>
          </table:table-cell>
          <table:table-cell office:value-type="float" office:value="701.8" calcext:value-type="float">
            <text:p>701.8</text:p>
          </table:table-cell>
          <table:table-cell office:value-type="float" office:value="701.4" calcext:value-type="float">
            <text:p>701.4</text:p>
          </table:table-cell>
          <table:table-cell office:value-type="float" office:value="715.3" calcext:value-type="float">
            <text:p>715.3</text:p>
          </table:table-cell>
          <table:table-cell office:value-type="float" office:value="695.75" calcext:value-type="float">
            <text:p>695.75</text:p>
          </table:table-cell>
          <table:table-cell office:value-type="float" office:value="699.1" calcext:value-type="float">
            <text:p>699.1</text:p>
          </table:table-cell>
          <table:table-cell office:value-type="float" office:value="696.5" calcext:value-type="float">
            <text:p>696.5</text:p>
          </table:table-cell>
          <table:table-cell office:value-type="float" office:value="686.7" calcext:value-type="float">
            <text:p>686.7</text:p>
          </table:table-cell>
          <table:table-cell office:value-type="float" office:value="692.85" calcext:value-type="float">
            <text:p>692.85</text:p>
          </table:table-cell>
          <table:table-cell office:value-type="float" office:value="679.8" calcext:value-type="float">
            <text:p>679.8</text:p>
          </table:table-cell>
          <table:table-cell office:value-type="float" office:value="671.4" calcext:value-type="float">
            <text:p>671.4</text:p>
          </table:table-cell>
          <table:table-cell office:value-type="float" office:value="664.55" calcext:value-type="float">
            <text:p>664.55</text:p>
          </table:table-cell>
          <table:table-cell office:value-type="float" office:value="632.25" calcext:value-type="float">
            <text:p>632.25</text:p>
          </table:table-cell>
          <table:table-cell office:value-type="float" office:value="525.45" calcext:value-type="float">
            <text:p>525.45</text:p>
          </table:table-cell>
          <table:table-cell office:value-type="float" office:value="697.2" calcext:value-type="float">
            <text:p>697.2</text:p>
          </table:table-cell>
          <table:table-cell office:value-type="float" office:value="687.4" calcext:value-type="float">
            <text:p>687.4</text:p>
          </table:table-cell>
          <table:table-cell office:value-type="float" office:value="670.35" calcext:value-type="float">
            <text:p>670.35</text:p>
          </table:table-cell>
          <table:table-cell office:value-type="float" office:value="679.8" calcext:value-type="float">
            <text:p>679.8</text:p>
          </table:table-cell>
          <table:table-cell office:value-type="float" office:value="687.2" calcext:value-type="float">
            <text:p>687.2</text:p>
          </table:table-cell>
          <table:table-cell office:value-type="float" office:value="685.65" calcext:value-type="float">
            <text:p>685.65</text:p>
          </table:table-cell>
          <table:table-cell office:value-type="float" office:value="678.65" calcext:value-type="float">
            <text:p>678.65</text:p>
          </table:table-cell>
          <table:table-cell office:value-type="float" office:value="664.1" calcext:value-type="float">
            <text:p>664.1</text:p>
          </table:table-cell>
          <table:table-cell office:value-type="float" office:value="669.75" calcext:value-type="float">
            <text:p>669.75</text:p>
          </table:table-cell>
          <table:table-cell office:value-type="float" office:value="670.1" calcext:value-type="float">
            <text:p>670.1</text:p>
          </table:table-cell>
          <table:table-cell office:value-type="float" office:value="670.2" calcext:value-type="float">
            <text:p>670.2</text:p>
          </table:table-cell>
          <table:table-cell office:value-type="float" office:value="679.5" calcext:value-type="float">
            <text:p>679.5</text:p>
          </table:table-cell>
          <table:table-cell office:value-type="float" office:value="684.1" calcext:value-type="float">
            <text:p>684.1</text:p>
          </table:table-cell>
          <table:table-cell office:value-type="float" office:value="683.8" calcext:value-type="float">
            <text:p>683.8</text:p>
          </table:table-cell>
          <table:table-cell office:value-type="float" office:value="677.2" calcext:value-type="float">
            <text:p>677.2</text:p>
          </table:table-cell>
          <table:table-cell office:value-type="float" office:value="675.75" calcext:value-type="float">
            <text:p>675.75</text:p>
          </table:table-cell>
          <table:table-cell office:value-type="float" office:value="671.65" calcext:value-type="float">
            <text:p>671.65</text:p>
          </table:table-cell>
          <table:table-cell office:value-type="float" office:value="661.6" calcext:value-type="float">
            <text:p>661.6</text:p>
          </table:table-cell>
          <table:table-cell office:value-type="float" office:value="676.05" calcext:value-type="float">
            <text:p>676.05</text:p>
          </table:table-cell>
          <table:table-cell office:value-type="float" office:value="669.2" calcext:value-type="float">
            <text:p>669.2</text:p>
          </table:table-cell>
          <table:table-cell office:value-type="float" office:value="665.2" calcext:value-type="float">
            <text:p>665.2</text:p>
          </table:table-cell>
          <table:table-cell office:value-type="float" office:value="678" calcext:value-type="float">
            <text:p>678</text:p>
          </table:table-cell>
          <table:table-cell office:value-type="float" office:value="670.55" calcext:value-type="float">
            <text:p>670.55</text:p>
          </table:table-cell>
          <table:table-cell office:value-type="float" office:value="670.9" calcext:value-type="float">
            <text:p>670.9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658.2" calcext:value-type="float">
            <text:p>658.2</text:p>
          </table:table-cell>
          <table:table-cell office:value-type="float" office:value="657.55" calcext:value-type="float">
            <text:p>657.55</text:p>
          </table:table-cell>
          <table:table-cell office:value-type="float" office:value="670.4" calcext:value-type="float">
            <text:p>670.4</text:p>
          </table:table-cell>
          <table:table-cell office:value-type="float" office:value="678.4" calcext:value-type="float">
            <text:p>678.4</text:p>
          </table:table-cell>
          <table:table-cell office:value-type="float" office:value="626.9" calcext:value-type="float">
            <text:p>626.9</text:p>
          </table:table-cell>
          <table:table-cell office:value-type="float" office:value="536.2" calcext:value-type="float">
            <text:p>536.2</text:p>
          </table:table-cell>
          <table:table-cell office:value-type="float" office:value="621.7" calcext:value-type="float">
            <text:p>621.7</text:p>
          </table:table-cell>
          <table:table-cell office:value-type="float" office:value="694.65" calcext:value-type="float">
            <text:p>694.65</text:p>
          </table:table-cell>
          <table:table-cell office:value-type="float" office:value="683.85" calcext:value-type="float">
            <text:p>683.85</text:p>
          </table:table-cell>
          <table:table-cell office:value-type="float" office:value="670.35" calcext:value-type="float">
            <text:p>670.35</text:p>
          </table:table-cell>
          <table:table-cell office:value-type="float" office:value="687.3" calcext:value-type="float">
            <text:p>687.3</text:p>
          </table:table-cell>
          <table:table-cell office:value-type="float" office:value="676.25" calcext:value-type="float">
            <text:p>676.25</text:p>
          </table:table-cell>
          <table:table-cell office:value-type="float" office:value="679.35" calcext:value-type="float">
            <text:p>679.35</text:p>
          </table:table-cell>
          <table:table-cell office:value-type="float" office:value="683.7" calcext:value-type="float">
            <text:p>683.7</text:p>
          </table:table-cell>
          <table:table-cell office:value-type="float" office:value="676.5" calcext:value-type="float">
            <text:p>676.5</text:p>
          </table:table-cell>
          <table:table-cell office:value-type="float" office:value="666.2" calcext:value-type="float">
            <text:p>666.2</text:p>
          </table:table-cell>
          <table:table-cell office:value-type="float" office:value="678.3" calcext:value-type="float">
            <text:p>678.3</text:p>
          </table:table-cell>
          <table:table-cell office:value-type="float" office:value="678.6" calcext:value-type="float">
            <text:p>678.6</text:p>
          </table:table-cell>
          <table:table-cell office:value-type="float" office:value="688.7" calcext:value-type="float">
            <text:p>688.7</text:p>
          </table:table-cell>
          <table:table-cell office:value-type="float" office:value="682.4" calcext:value-type="float">
            <text:p>682.4</text:p>
          </table:table-cell>
          <table:table-cell office:value-type="float" office:value="690.1" calcext:value-type="float">
            <text:p>690.1</text:p>
          </table:table-cell>
          <table:table-cell office:value-type="float" office:value="682.15" calcext:value-type="float">
            <text:p>682.15</text:p>
          </table:table-cell>
          <table:table-cell office:value-type="float" office:value="672.95" calcext:value-type="float">
            <text:p>672.95</text:p>
          </table:table-cell>
          <table:table-cell office:value-type="float" office:value="670.25" calcext:value-type="float">
            <text:p>670.25</text:p>
          </table:table-cell>
          <table:table-cell office:value-type="float" office:value="685.2" calcext:value-type="float">
            <text:p>685.2</text:p>
          </table:table-cell>
          <table:table-cell office:value-type="float" office:value="688.5" calcext:value-type="float">
            <text:p>688.5</text:p>
          </table:table-cell>
          <table:table-cell office:value-type="float" office:value="689.2" calcext:value-type="float">
            <text:p>689.2</text:p>
          </table:table-cell>
          <table:table-cell office:value-type="float" office:value="690" calcext:value-type="float">
            <text:p>690</text:p>
          </table:table-cell>
          <table:table-cell office:value-type="float" office:value="682.45" calcext:value-type="float">
            <text:p>682.45</text:p>
          </table:table-cell>
          <table:table-cell office:value-type="float" office:value="684.7" calcext:value-type="float">
            <text:p>684.7</text:p>
          </table:table-cell>
          <table:table-cell office:value-type="float" office:value="678.65" calcext:value-type="float">
            <text:p>678.65</text:p>
          </table:table-cell>
          <table:table-cell office:value-type="float" office:value="681.2" calcext:value-type="float">
            <text:p>681.2</text:p>
          </table:table-cell>
          <table:table-cell office:value-type="float" office:value="670.5" calcext:value-type="float">
            <text:p>670.5</text:p>
          </table:table-cell>
          <table:table-cell office:value-type="float" office:value="674.9" calcext:value-type="float">
            <text:p>674.9</text:p>
          </table:table-cell>
          <table:table-cell office:value-type="float" office:value="678.3" calcext:value-type="float">
            <text:p>678.3</text:p>
          </table:table-cell>
          <table:table-cell office:value-type="float" office:value="625.7" calcext:value-type="float">
            <text:p>625.7</text:p>
          </table:table-cell>
          <table:table-cell office:value-type="float" office:value="634.3" calcext:value-type="float">
            <text:p>634.3</text:p>
          </table:table-cell>
          <table:table-cell office:value-type="float" office:value="606.3" calcext:value-type="float">
            <text:p>606.3</text:p>
          </table:table-cell>
          <table:table-cell office:value-type="float" office:value="640.5" calcext:value-type="float">
            <text:p>640.5</text:p>
          </table:table-cell>
          <table:table-cell office:value-type="float" office:value="636.95" calcext:value-type="float">
            <text:p>636.95</text:p>
          </table:table-cell>
          <table:table-cell office:value-type="float" office:value="642.65" calcext:value-type="float">
            <text:p>642.65</text:p>
          </table:table-cell>
          <table:table-cell office:value-type="float" office:value="639.75" calcext:value-type="float">
            <text:p>639.75</text:p>
          </table:table-cell>
          <table:table-cell office:value-type="float" office:value="641.55" calcext:value-type="float">
            <text:p>641.55</text:p>
          </table:table-cell>
          <table:table-cell office:value-type="float" office:value="643.9" calcext:value-type="float">
            <text:p>643.9</text:p>
          </table:table-cell>
          <table:table-cell office:value-type="float" office:value="633.6" calcext:value-type="float">
            <text:p>633.6</text:p>
          </table:table-cell>
          <table:table-cell office:value-type="float" office:value="633.15" calcext:value-type="float">
            <text:p>633.15</text:p>
          </table:table-cell>
          <table:table-cell office:value-type="float" office:value="642.25" calcext:value-type="float">
            <text:p>642.25</text:p>
          </table:table-cell>
          <table:table-cell office:value-type="float" office:value="641.8" calcext:value-type="float">
            <text:p>641.8</text:p>
          </table:table-cell>
          <table:table-cell office:value-type="float" office:value="654.55" calcext:value-type="float">
            <text:p>654.55</text:p>
          </table:table-cell>
          <table:table-cell office:value-type="float" office:value="646.65" calcext:value-type="float">
            <text:p>646.65</text:p>
          </table:table-cell>
          <table:table-cell office:value-type="float" office:value="634.1" calcext:value-type="float">
            <text:p>634.1</text:p>
          </table:table-cell>
          <table:table-cell office:value-type="float" office:value="636.1" calcext:value-type="float">
            <text:p>636.1</text:p>
          </table:table-cell>
          <table:table-cell office:value-type="float" office:value="636.5" calcext:value-type="float">
            <text:p>636.5</text:p>
          </table:table-cell>
          <table:table-cell office:value-type="float" office:value="713.8" calcext:value-type="float">
            <text:p>713.8</text:p>
          </table:table-cell>
          <table:table-cell office:value-type="float" office:value="650.45" calcext:value-type="float">
            <text:p>650.45</text:p>
          </table:table-cell>
          <table:table-cell office:value-type="float" office:value="620.8" calcext:value-type="float">
            <text:p>620.8</text:p>
          </table:table-cell>
          <table:table-cell office:value-type="float" office:value="639.4" calcext:value-type="float">
            <text:p>639.4</text:p>
          </table:table-cell>
          <table:table-cell office:value-type="float" office:value="636" calcext:value-type="float">
            <text:p>636</text:p>
          </table:table-cell>
          <table:table-cell office:value-type="float" office:value="640.65" calcext:value-type="float">
            <text:p>640.65</text:p>
          </table:table-cell>
          <table:table-cell office:value-type="float" office:value="660.7" calcext:value-type="float">
            <text:p>660.7</text:p>
          </table:table-cell>
          <table:table-cell office:value-type="float" office:value="658.4" calcext:value-type="float">
            <text:p>658.4</text:p>
          </table:table-cell>
          <table:table-cell office:value-type="float" office:value="746.45" calcext:value-type="float">
            <text:p>746.45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6.3" calcext:value-type="float">
            <text:p>666.3</text:p>
          </table:table-cell>
          <table:table-cell office:value-type="float" office:value="742.1" calcext:value-type="float">
            <text:p>742.1</text:p>
          </table:table-cell>
          <table:table-cell office:value-type="float" office:value="654.55" calcext:value-type="float">
            <text:p>654.55</text:p>
          </table:table-cell>
          <table:table-cell office:value-type="float" office:value="647.3" calcext:value-type="float">
            <text:p>647.3</text:p>
          </table:table-cell>
          <table:table-cell office:value-type="float" office:value="639.15" calcext:value-type="float">
            <text:p>639.15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13:10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151.528" calcext:value-type="float">
            <text:p>151.528</text:p>
          </table:table-cell>
          <table:table-cell office:value-type="float" office:value="155.787" calcext:value-type="float">
            <text:p>155.787</text:p>
          </table:table-cell>
          <table:table-cell office:value-type="float" office:value="160.046" calcext:value-type="float">
            <text:p>160.046</text:p>
          </table:table-cell>
          <table:table-cell office:value-type="float" office:value="164.304" calcext:value-type="float">
            <text:p>164.304</text:p>
          </table:table-cell>
          <table:table-cell office:value-type="float" office:value="168.563" calcext:value-type="float">
            <text:p>168.563</text:p>
          </table:table-cell>
          <table:table-cell office:value-type="float" office:value="172.822" calcext:value-type="float">
            <text:p>172.822</text:p>
          </table:table-cell>
          <table:table-cell office:value-type="float" office:value="175.284" calcext:value-type="float">
            <text:p>175.284</text:p>
          </table:table-cell>
          <table:table-cell office:value-type="float" office:value="177.747" calcext:value-type="float">
            <text:p>177.747</text:p>
          </table:table-cell>
          <table:table-cell office:value-type="float" office:value="180.209" calcext:value-type="float">
            <text:p>180.209</text:p>
          </table:table-cell>
          <table:table-cell office:value-type="float" office:value="182.672" calcext:value-type="float">
            <text:p>182.672</text:p>
          </table:table-cell>
          <table:table-cell office:value-type="float" office:value="185.135" calcext:value-type="float">
            <text:p>185.135</text:p>
          </table:table-cell>
          <table:table-cell office:value-type="float" office:value="186.351" calcext:value-type="float">
            <text:p>186.351</text:p>
          </table:table-cell>
          <table:table-cell office:value-type="float" office:value="187.567" calcext:value-type="float">
            <text:p>187.567</text:p>
          </table:table-cell>
          <table:table-cell office:value-type="float" office:value="188.783" calcext:value-type="float">
            <text:p>188.783</text:p>
          </table:table-cell>
          <table:table-cell office:value-type="float" office:value="189.999" calcext:value-type="float">
            <text:p>189.999</text:p>
          </table:table-cell>
          <table:table-cell office:value-type="float" office:value="191.216" calcext:value-type="float">
            <text:p>191.216</text:p>
          </table:table-cell>
          <table:table-cell office:value-type="float" office:value="189.382" calcext:value-type="float">
            <text:p>189.382</text:p>
          </table:table-cell>
          <table:table-cell office:value-type="float" office:value="187.549" calcext:value-type="float">
            <text:p>187.549</text:p>
          </table:table-cell>
          <table:table-cell office:value-type="float" office:value="185.716" calcext:value-type="float">
            <text:p>185.716</text:p>
          </table:table-cell>
          <table:table-cell office:value-type="float" office:value="183.883" calcext:value-type="float">
            <text:p>183.883</text:p>
          </table:table-cell>
          <table:table-cell office:value-type="float" office:value="182.049" calcext:value-type="float">
            <text:p>182.049</text:p>
          </table:table-cell>
          <table:table-cell office:value-type="float" office:value="177.226" calcext:value-type="float">
            <text:p>177.226</text:p>
          </table:table-cell>
          <table:table-cell office:value-type="float" office:value="172.402" calcext:value-type="float">
            <text:p>172.402</text:p>
          </table:table-cell>
          <table:table-cell office:value-type="float" office:value="167.579" calcext:value-type="float">
            <text:p>167.579</text:p>
          </table:table-cell>
          <table:table-cell office:value-type="float" office:value="162.755" calcext:value-type="float">
            <text:p>162.755</text:p>
          </table:table-cell>
          <table:table-cell office:value-type="float" office:value="157.932" calcext:value-type="float">
            <text:p>157.932</text:p>
          </table:table-cell>
          <table:table-cell office:value-type="float" office:value="151.011" calcext:value-type="float">
            <text:p>151.011</text:p>
          </table:table-cell>
          <table:table-cell office:value-type="float" office:value="144.09" calcext:value-type="float">
            <text:p>144.09</text:p>
          </table:table-cell>
          <table:table-cell office:value-type="float" office:value="137.169" calcext:value-type="float">
            <text:p>137.169</text:p>
          </table:table-cell>
          <table:table-cell office:value-type="float" office:value="130.248" calcext:value-type="float">
            <text:p>130.248</text:p>
          </table:table-cell>
          <table:table-cell office:value-type="float" office:value="123.327" calcext:value-type="float">
            <text:p>123.327</text:p>
          </table:table-cell>
          <table:table-cell office:value-type="float" office:value="116.031" calcext:value-type="float">
            <text:p>116.031</text:p>
          </table:table-cell>
          <table:table-cell office:value-type="float" office:value="108.734" calcext:value-type="float">
            <text:p>108.734</text:p>
          </table:table-cell>
          <table:table-cell office:value-type="float" office:value="101.437" calcext:value-type="float">
            <text:p>101.437</text:p>
          </table:table-cell>
          <table:table-cell office:value-type="float" office:value="94.1407" calcext:value-type="float">
            <text:p>94.1407</text:p>
          </table:table-cell>
          <table:table-cell office:value-type="float" office:value="86.8441" calcext:value-type="float">
            <text:p>86.8441</text:p>
          </table:table-cell>
          <table:table-cell office:value-type="float" office:value="82.1039" calcext:value-type="float">
            <text:p>82.1039</text:p>
          </table:table-cell>
          <table:table-cell office:value-type="float" office:value="77.3638" calcext:value-type="float">
            <text:p>77.3638</text:p>
          </table:table-cell>
          <table:table-cell office:value-type="float" office:value="72.6237" calcext:value-type="float">
            <text:p>72.6237</text:p>
          </table:table-cell>
          <table:table-cell office:value-type="float" office:value="67.8835" calcext:value-type="float">
            <text:p>67.8835</text:p>
          </table:table-cell>
          <table:table-cell office:value-type="float" office:value="63.1434" calcext:value-type="float">
            <text:p>63.1434</text:p>
          </table:table-cell>
          <table:table-cell office:value-type="float" office:value="60.2022" calcext:value-type="float">
            <text:p>60.2022</text:p>
          </table:table-cell>
          <table:table-cell office:value-type="float" office:value="57.261" calcext:value-type="float">
            <text:p>57.261</text:p>
          </table:table-cell>
          <table:table-cell office:value-type="float" office:value="54.3198" calcext:value-type="float">
            <text:p>54.3198</text:p>
          </table:table-cell>
          <table:table-cell office:value-type="float" office:value="51.3786" calcext:value-type="float">
            <text:p>51.3786</text:p>
          </table:table-cell>
          <table:table-cell office:value-type="float" office:value="48.4374" calcext:value-type="float">
            <text:p>48.4374</text:p>
          </table:table-cell>
          <table:table-cell office:value-type="float" office:value="46.9256" calcext:value-type="float">
            <text:p>46.9256</text:p>
          </table:table-cell>
          <table:table-cell office:value-type="float" office:value="45.4138" calcext:value-type="float">
            <text:p>45.4138</text:p>
          </table:table-cell>
          <table:table-cell office:value-type="float" office:value="43.902" calcext:value-type="float">
            <text:p>43.902</text:p>
          </table:table-cell>
          <table:table-cell office:value-type="float" office:value="42.3902" calcext:value-type="float">
            <text:p>42.3902</text:p>
          </table:table-cell>
          <table:table-cell office:value-type="float" office:value="40.8784" calcext:value-type="float">
            <text:p>40.8784</text:p>
          </table:table-cell>
          <table:table-cell office:value-type="float" office:value="41.2681" calcext:value-type="float">
            <text:p>41.2681</text:p>
          </table:table-cell>
          <table:table-cell office:value-type="float" office:value="41.6579" calcext:value-type="float">
            <text:p>41.6579</text:p>
          </table:table-cell>
          <table:table-cell office:value-type="float" office:value="42.0476" calcext:value-type="float">
            <text:p>42.0476</text:p>
          </table:table-cell>
          <table:table-cell office:value-type="float" office:value="42.4373" calcext:value-type="float">
            <text:p>42.4373</text:p>
          </table:table-cell>
          <table:table-cell office:value-type="float" office:value="42.8271" calcext:value-type="float">
            <text:p>42.8271</text:p>
          </table:table-cell>
          <table:table-cell office:value-type="float" office:value="44.1182" calcext:value-type="float">
            <text:p>44.1182</text:p>
          </table:table-cell>
          <table:table-cell office:value-type="float" office:value="45.4093" calcext:value-type="float">
            <text:p>45.4093</text:p>
          </table:table-cell>
          <table:table-cell office:value-type="float" office:value="46.7004" calcext:value-type="float">
            <text:p>46.7004</text:p>
          </table:table-cell>
          <table:table-cell office:value-type="float" office:value="47.9916" calcext:value-type="float">
            <text:p>47.9916</text:p>
          </table:table-cell>
          <table:table-cell office:value-type="float" office:value="49.2827" calcext:value-type="float">
            <text:p>49.2827</text:p>
          </table:table-cell>
          <table:table-cell office:value-type="float" office:value="50.3831" calcext:value-type="float">
            <text:p>50.3831</text:p>
          </table:table-cell>
          <table:table-cell office:value-type="float" office:value="51.4836" calcext:value-type="float">
            <text:p>51.4836</text:p>
          </table:table-cell>
          <table:table-cell office:value-type="float" office:value="52.584" calcext:value-type="float">
            <text:p>52.584</text:p>
          </table:table-cell>
          <table:table-cell office:value-type="float" office:value="53.6845" calcext:value-type="float">
            <text:p>53.6845</text:p>
          </table:table-cell>
          <table:table-cell office:value-type="float" office:value="54.7849" calcext:value-type="float">
            <text:p>54.7849</text:p>
          </table:table-cell>
          <table:table-cell office:value-type="float" office:value="54.8541" calcext:value-type="float">
            <text:p>54.8541</text:p>
          </table:table-cell>
          <table:table-cell office:value-type="float" office:value="54.9234" calcext:value-type="float">
            <text:p>54.9234</text:p>
          </table:table-cell>
          <table:table-cell office:value-type="float" office:value="54.9926" calcext:value-type="float">
            <text:p>54.9926</text:p>
          </table:table-cell>
          <table:table-cell office:value-type="float" office:value="55.0618" calcext:value-type="float">
            <text:p>55.0618</text:p>
          </table:table-cell>
          <table:table-cell office:value-type="float" office:value="55.1311" calcext:value-type="float">
            <text:p>55.1311</text:p>
          </table:table-cell>
          <table:table-cell office:value-type="float" office:value="54.2118" calcext:value-type="float">
            <text:p>54.2118</text:p>
          </table:table-cell>
          <table:table-cell office:value-type="float" office:value="53.2924" calcext:value-type="float">
            <text:p>53.2924</text:p>
          </table:table-cell>
          <table:table-cell office:value-type="float" office:value="52.3731" calcext:value-type="float">
            <text:p>52.3731</text:p>
          </table:table-cell>
          <table:table-cell office:value-type="float" office:value="51.4538" calcext:value-type="float">
            <text:p>51.4538</text:p>
          </table:table-cell>
          <table:table-cell office:value-type="float" office:value="50.5345" calcext:value-type="float">
            <text:p>50.5345</text:p>
          </table:table-cell>
          <table:table-cell office:value-type="float" office:value="50.9103" calcext:value-type="float">
            <text:p>50.9103</text:p>
          </table:table-cell>
          <table:table-cell office:value-type="float" office:value="51.286" calcext:value-type="float">
            <text:p>51.286</text:p>
          </table:table-cell>
          <table:table-cell office:value-type="float" office:value="51.6618" calcext:value-type="float">
            <text:p>51.6618</text:p>
          </table:table-cell>
          <table:table-cell office:value-type="float" office:value="52.0375" calcext:value-type="float">
            <text:p>52.0375</text:p>
          </table:table-cell>
          <table:table-cell office:value-type="float" office:value="52.4133" calcext:value-type="float">
            <text:p>52.4133</text:p>
          </table:table-cell>
          <table:table-cell office:value-type="float" office:value="51.1173" calcext:value-type="float">
            <text:p>51.1173</text:p>
          </table:table-cell>
          <table:table-cell office:value-type="float" office:value="49.8213" calcext:value-type="float">
            <text:p>49.8213</text:p>
          </table:table-cell>
          <table:table-cell office:value-type="float" office:value="48.5253" calcext:value-type="float">
            <text:p>48.5253</text:p>
          </table:table-cell>
          <table:table-cell office:value-type="float" office:value="47.2293" calcext:value-type="float">
            <text:p>47.2293</text:p>
          </table:table-cell>
          <table:table-cell office:value-type="float" office:value="45.9333" calcext:value-type="float">
            <text:p>45.9333</text:p>
          </table:table-cell>
          <table:table-cell office:value-type="float" office:value="46.561" calcext:value-type="float">
            <text:p>46.561</text:p>
          </table:table-cell>
          <table:table-cell office:value-type="float" office:value="47.1887" calcext:value-type="float">
            <text:p>47.1887</text:p>
          </table:table-cell>
          <table:table-cell office:value-type="float" office:value="47.8164" calcext:value-type="float">
            <text:p>47.8164</text:p>
          </table:table-cell>
          <table:table-cell office:value-type="float" office:value="48.4441" calcext:value-type="float">
            <text:p>48.4441</text:p>
          </table:table-cell>
          <table:table-cell office:value-type="float" office:value="49.0718" calcext:value-type="float">
            <text:p>49.0718</text:p>
          </table:table-cell>
          <table:table-cell office:value-type="float" office:value="49.7761" calcext:value-type="float">
            <text:p>49.7761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51.1845" calcext:value-type="float">
            <text:p>51.1845</text:p>
          </table:table-cell>
          <table:table-cell office:value-type="float" office:value="51.8887" calcext:value-type="float">
            <text:p>51.8887</text:p>
          </table:table-cell>
          <table:table-cell office:value-type="float" office:value="52.5929" calcext:value-type="float">
            <text:p>52.5929</text:p>
          </table:table-cell>
          <table:table-cell office:value-type="float" office:value="54.9053" calcext:value-type="float">
            <text:p>54.9053</text:p>
          </table:table-cell>
          <table:table-cell office:value-type="float" office:value="57.2178" calcext:value-type="float">
            <text:p>57.2178</text:p>
          </table:table-cell>
          <table:table-cell office:value-type="float" office:value="59.5302" calcext:value-type="float">
            <text:p>59.5302</text:p>
          </table:table-cell>
          <table:table-cell office:value-type="float" office:value="61.8427" calcext:value-type="float">
            <text:p>61.8427</text:p>
          </table:table-cell>
          <table:table-cell office:value-type="float" office:value="64.1551" calcext:value-type="float">
            <text:p>64.1551</text:p>
          </table:table-cell>
          <table:table-cell office:value-type="float" office:value="66.6717" calcext:value-type="float">
            <text:p>66.6717</text:p>
          </table:table-cell>
          <table:table-cell office:value-type="float" office:value="69.1883" calcext:value-type="float">
            <text:p>69.1883</text:p>
          </table:table-cell>
          <table:table-cell office:value-type="float" office:value="71.7049" calcext:value-type="float">
            <text:p>71.7049</text:p>
          </table:table-cell>
          <table:table-cell office:value-type="float" office:value="74.2215" calcext:value-type="float">
            <text:p>74.2215</text:p>
          </table:table-cell>
          <table:table-cell office:value-type="float" office:value="76.7381" calcext:value-type="float">
            <text:p>76.7381</text:p>
          </table:table-cell>
          <table:table-cell office:value-type="float" office:value="78.6808" calcext:value-type="float">
            <text:p>78.6808</text:p>
          </table:table-cell>
          <table:table-cell office:value-type="float" office:value="80.6235" calcext:value-type="float">
            <text:p>80.6235</text:p>
          </table:table-cell>
          <table:table-cell office:value-type="float" office:value="82.5663" calcext:value-type="float">
            <text:p>82.5663</text:p>
          </table:table-cell>
          <table:table-cell office:value-type="float" office:value="84.509" calcext:value-type="float">
            <text:p>84.509</text:p>
          </table:table-cell>
          <table:table-cell office:value-type="float" office:value="86.4517" calcext:value-type="float">
            <text:p>86.4517</text:p>
          </table:table-cell>
          <table:table-cell office:value-type="float" office:value="89.1371" calcext:value-type="float">
            <text:p>89.1371</text:p>
          </table:table-cell>
          <table:table-cell office:value-type="float" office:value="91.8225" calcext:value-type="float">
            <text:p>91.8225</text:p>
          </table:table-cell>
          <table:table-cell office:value-type="float" office:value="94.508" calcext:value-type="float">
            <text:p>94.508</text:p>
          </table:table-cell>
          <table:table-cell office:value-type="float" office:value="97.1934" calcext:value-type="float">
            <text:p>97.1934</text:p>
          </table:table-cell>
          <table:table-cell office:value-type="float" office:value="99.8788" calcext:value-type="float">
            <text:p>99.8788</text:p>
          </table:table-cell>
          <table:table-cell office:value-type="float" office:value="100.186" calcext:value-type="float">
            <text:p>100.186</text:p>
          </table:table-cell>
          <table:table-cell office:value-type="float" office:value="100.493" calcext:value-type="float">
            <text:p>100.493</text:p>
          </table:table-cell>
          <table:table-cell office:value-type="float" office:value="100.801" calcext:value-type="float">
            <text:p>100.801</text:p>
          </table:table-cell>
          <table:table-cell office:value-type="float" office:value="101.108" calcext:value-type="float">
            <text:p>101.108</text:p>
          </table:table-cell>
          <table:table-cell office:value-type="float" office:value="101.415" calcext:value-type="float">
            <text:p>101.415</text:p>
          </table:table-cell>
          <table:table-cell office:value-type="float" office:value="101.97" calcext:value-type="float">
            <text:p>101.97</text:p>
          </table:table-cell>
          <table:table-cell office:value-type="float" office:value="102.524" calcext:value-type="float">
            <text:p>102.524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103.634" calcext:value-type="float">
            <text:p>103.634</text:p>
          </table:table-cell>
          <table:table-cell office:value-type="float" office:value="104.188" calcext:value-type="float">
            <text:p>104.188</text:p>
          </table:table-cell>
          <table:table-cell office:value-type="float" office:value="103.761" calcext:value-type="float">
            <text:p>103.761</text:p>
          </table:table-cell>
          <table:table-cell office:value-type="float" office:value="103.334" calcext:value-type="float">
            <text:p>103.334</text:p>
          </table:table-cell>
          <table:table-cell office:value-type="float" office:value="102.907" calcext:value-type="float">
            <text:p>102.907</text:p>
          </table:table-cell>
          <table:table-cell office:value-type="float" office:value="102.479" calcext:value-type="float">
            <text:p>102.479</text:p>
          </table:table-cell>
          <table:table-cell office:value-type="float" office:value="102.052" calcext:value-type="float">
            <text:p>102.052</text:p>
          </table:table-cell>
          <table:table-cell office:value-type="float" office:value="101.023" calcext:value-type="float">
            <text:p>101.023</text:p>
          </table:table-cell>
          <table:table-cell office:value-type="float" office:value="99.9947" calcext:value-type="float">
            <text:p>99.9947</text:p>
          </table:table-cell>
          <table:table-cell office:value-type="float" office:value="98.9659" calcext:value-type="float">
            <text:p>98.9659</text:p>
          </table:table-cell>
          <table:table-cell office:value-type="float" office:value="97.9371" calcext:value-type="float">
            <text:p>97.9371</text:p>
          </table:table-cell>
          <table:table-cell office:value-type="float" office:value="96.9083" calcext:value-type="float">
            <text:p>96.9083</text:p>
          </table:table-cell>
          <table:table-cell office:value-type="float" office:value="95.6138" calcext:value-type="float">
            <text:p>95.6138</text:p>
          </table:table-cell>
          <table:table-cell office:value-type="float" office:value="94.3194" calcext:value-type="float">
            <text:p>94.3194</text:p>
          </table:table-cell>
          <table:table-cell office:value-type="float" office:value="93.025" calcext:value-type="float">
            <text:p>93.025</text:p>
          </table:table-cell>
          <table:table-cell office:value-type="float" office:value="91.7306" calcext:value-type="float">
            <text:p>91.7306</text:p>
          </table:table-cell>
          <table:table-cell office:value-type="float" office:value="90.4362" calcext:value-type="float">
            <text:p>90.4362</text:p>
          </table:table-cell>
          <table:table-cell office:value-type="float" office:value="89.7556" calcext:value-type="float">
            <text:p>89.7556</text:p>
          </table:table-cell>
          <table:table-cell office:value-type="float" office:value="89.075" calcext:value-type="float">
            <text:p>89.075</text:p>
          </table:table-cell>
          <table:table-cell office:value-type="float" office:value="88.3944" calcext:value-type="float">
            <text:p>88.3944</text:p>
          </table:table-cell>
          <table:table-cell office:value-type="float" office:value="87.7138" calcext:value-type="float">
            <text:p>87.7138</text:p>
          </table:table-cell>
          <table:table-cell office:value-type="float" office:value="87.0332" calcext:value-type="float">
            <text:p>87.0332</text:p>
          </table:table-cell>
          <table:table-cell office:value-type="float" office:value="86.7756" calcext:value-type="float">
            <text:p>86.7756</text:p>
          </table:table-cell>
          <table:table-cell office:value-type="float" office:value="86.518" calcext:value-type="float">
            <text:p>86.518</text:p>
          </table:table-cell>
          <table:table-cell office:value-type="float" office:value="86.2604" calcext:value-type="float">
            <text:p>86.2604</text:p>
          </table:table-cell>
          <table:table-cell office:value-type="float" office:value="86.0028" calcext:value-type="float">
            <text:p>86.0028</text:p>
          </table:table-cell>
          <table:table-cell office:value-type="float" office:value="85.7453" calcext:value-type="float">
            <text:p>85.7453</text:p>
          </table:table-cell>
          <table:table-cell office:value-type="float" office:value="85.4746" calcext:value-type="float">
            <text:p>85.4746</text:p>
          </table:table-cell>
          <table:table-cell office:value-type="float" office:value="85.2039" calcext:value-type="float">
            <text:p>85.2039</text:p>
          </table:table-cell>
          <table:table-cell office:value-type="float" office:value="84.9333" calcext:value-type="float">
            <text:p>84.9333</text:p>
          </table:table-cell>
          <table:table-cell office:value-type="float" office:value="84.6626" calcext:value-type="float">
            <text:p>84.6626</text:p>
          </table:table-cell>
          <table:table-cell office:value-type="float" office:value="84.3919" calcext:value-type="float">
            <text:p>84.3919</text:p>
          </table:table-cell>
          <table:table-cell office:value-type="float" office:value="82.1086" calcext:value-type="float">
            <text:p>82.1086</text:p>
          </table:table-cell>
          <table:table-cell office:value-type="float" office:value="79.8253" calcext:value-type="float">
            <text:p>79.8253</text:p>
          </table:table-cell>
          <table:table-cell office:value-type="float" office:value="77.5419" calcext:value-type="float">
            <text:p>77.5419</text:p>
          </table:table-cell>
          <table:table-cell office:value-type="float" office:value="75.2586" calcext:value-type="float">
            <text:p>75.2586</text:p>
          </table:table-cell>
          <table:table-cell office:value-type="float" office:value="72.9753" calcext:value-type="float">
            <text:p>72.9753</text:p>
          </table:table-cell>
          <table:table-cell office:value-type="float" office:value="74.945" calcext:value-type="float">
            <text:p>74.945</text:p>
          </table:table-cell>
          <table:table-cell office:value-type="float" office:value="76.9146" calcext:value-type="float">
            <text:p>76.9146</text:p>
          </table:table-cell>
          <table:table-cell office:value-type="float" office:value="78.8843" calcext:value-type="float">
            <text:p>78.8843</text:p>
          </table:table-cell>
          <table:table-cell office:value-type="float" office:value="80.854" calcext:value-type="float">
            <text:p>80.854</text:p>
          </table:table-cell>
          <table:table-cell office:value-type="float" office:value="82.8237" calcext:value-type="float">
            <text:p>82.8237</text:p>
          </table:table-cell>
          <table:table-cell office:value-type="float" office:value="84.8117" calcext:value-type="float">
            <text:p>84.8117</text:p>
          </table:table-cell>
          <table:table-cell office:value-type="float" office:value="86.7998" calcext:value-type="float">
            <text:p>86.7998</text:p>
          </table:table-cell>
          <table:table-cell office:value-type="float" office:value="88.7878" calcext:value-type="float">
            <text:p>88.7878</text:p>
          </table:table-cell>
          <table:table-cell office:value-type="float" office:value="90.7759" calcext:value-type="float">
            <text:p>90.7759</text:p>
          </table:table-cell>
          <table:table-cell office:value-type="float" office:value="92.764" calcext:value-type="float">
            <text:p>92.764</text:p>
          </table:table-cell>
          <table:table-cell office:value-type="float" office:value="92.7196" calcext:value-type="float">
            <text:p>92.7196</text:p>
          </table:table-cell>
          <table:table-cell office:value-type="float" office:value="92.6753" calcext:value-type="float">
            <text:p>92.6753</text:p>
          </table:table-cell>
          <table:table-cell office:value-type="float" office:value="92.631" calcext:value-type="float">
            <text:p>92.631</text:p>
          </table:table-cell>
          <table:table-cell office:value-type="float" office:value="92.5867" calcext:value-type="float">
            <text:p>92.5867</text:p>
          </table:table-cell>
          <table:table-cell office:value-type="float" office:value="92.5424" calcext:value-type="float">
            <text:p>92.5424</text:p>
          </table:table-cell>
          <table:table-cell office:value-type="float" office:value="92.557" calcext:value-type="float">
            <text:p>92.557</text:p>
          </table:table-cell>
          <table:table-cell office:value-type="float" office:value="92.5716" calcext:value-type="float">
            <text:p>92.5716</text:p>
          </table:table-cell>
          <table:table-cell office:value-type="float" office:value="92.5862" calcext:value-type="float">
            <text:p>92.5862</text:p>
          </table:table-cell>
          <table:table-cell office:value-type="float" office:value="92.6009" calcext:value-type="float">
            <text:p>92.6009</text:p>
          </table:table-cell>
          <table:table-cell office:value-type="float" office:value="92.6155" calcext:value-type="float">
            <text:p>92.6155</text:p>
          </table:table-cell>
          <table:table-cell office:value-type="float" office:value="91.7248" calcext:value-type="float">
            <text:p>91.7248</text:p>
          </table:table-cell>
          <table:table-cell office:value-type="float" office:value="90.834" calcext:value-type="float">
            <text:p>90.834</text:p>
          </table:table-cell>
          <table:table-cell office:value-type="float" office:value="89.9433" calcext:value-type="float">
            <text:p>89.9433</text:p>
          </table:table-cell>
          <table:table-cell office:value-type="float" office:value="89.0526" calcext:value-type="float">
            <text:p>89.0526</text:p>
          </table:table-cell>
          <table:table-cell office:value-type="float" office:value="88.1618" calcext:value-type="float">
            <text:p>88.1618</text:p>
          </table:table-cell>
          <table:table-cell office:value-type="float" office:value="86.2298" calcext:value-type="float">
            <text:p>86.2298</text:p>
          </table:table-cell>
          <table:table-cell office:value-type="float" office:value="84.2977" calcext:value-type="float">
            <text:p>84.2977</text:p>
          </table:table-cell>
          <table:table-cell office:value-type="float" office:value="82.3656" calcext:value-type="float">
            <text:p>82.3656</text:p>
          </table:table-cell>
          <table:table-cell office:value-type="float" office:value="80.4335" calcext:value-type="float">
            <text:p>80.4335</text:p>
          </table:table-cell>
          <table:table-cell office:value-type="float" office:value="78.5014" calcext:value-type="float">
            <text:p>78.5014</text:p>
          </table:table-cell>
          <table:table-cell office:value-type="float" office:value="77.3816" calcext:value-type="float">
            <text:p>77.3816</text:p>
          </table:table-cell>
          <table:table-cell office:value-type="float" office:value="76.2618" calcext:value-type="float">
            <text:p>76.2618</text:p>
          </table:table-cell>
          <table:table-cell office:value-type="float" office:value="75.142" calcext:value-type="float">
            <text:p>75.142</text:p>
          </table:table-cell>
          <table:table-cell office:value-type="float" office:value="74.0222" calcext:value-type="float">
            <text:p>74.0222</text:p>
          </table:table-cell>
          <table:table-cell office:value-type="float" office:value="72.9024" calcext:value-type="float">
            <text:p>72.9024</text:p>
          </table:table-cell>
          <table:table-cell office:value-type="float" office:value="72.6748" calcext:value-type="float">
            <text:p>72.6748</text:p>
          </table:table-cell>
          <table:table-cell office:value-type="float" office:value="72.4472" calcext:value-type="float">
            <text:p>72.4472</text:p>
          </table:table-cell>
          <table:table-cell office:value-type="float" office:value="72.2195" calcext:value-type="float">
            <text:p>72.2195</text:p>
          </table:table-cell>
          <table:table-cell office:value-type="float" office:value="71.9919" calcext:value-type="float">
            <text:p>71.9919</text:p>
          </table:table-cell>
          <table:table-cell office:value-type="float" office:value="71.7643" calcext:value-type="float">
            <text:p>71.7643</text:p>
          </table:table-cell>
          <table:table-cell office:value-type="float" office:value="72.6492" calcext:value-type="float">
            <text:p>72.6492</text:p>
          </table:table-cell>
          <table:table-cell office:value-type="float" office:value="73.534" calcext:value-type="float">
            <text:p>73.534</text:p>
          </table:table-cell>
          <table:table-cell office:value-type="float" office:value="74.4189" calcext:value-type="float">
            <text:p>74.4189</text:p>
          </table:table-cell>
          <table:table-cell office:value-type="float" office:value="75.3038" calcext:value-type="float">
            <text:p>75.3038</text:p>
          </table:table-cell>
          <table:table-cell office:value-type="float" office:value="76.1887" calcext:value-type="float">
            <text:p>76.1887</text:p>
          </table:table-cell>
          <table:table-cell office:value-type="float" office:value="78.1615" calcext:value-type="float">
            <text:p>78.1615</text:p>
          </table:table-cell>
          <table:table-cell office:value-type="float" office:value="80.1343" calcext:value-type="float">
            <text:p>80.1343</text:p>
          </table:table-cell>
          <table:table-cell office:value-type="float" office:value="82.1071" calcext:value-type="float">
            <text:p>82.1071</text:p>
          </table:table-cell>
          <table:table-cell office:value-type="float" office:value="84.0799" calcext:value-type="float">
            <text:p>84.0799</text:p>
          </table:table-cell>
          <table:table-cell office:value-type="float" office:value="86.0527" calcext:value-type="float">
            <text:p>86.0527</text:p>
          </table:table-cell>
          <table:table-cell office:value-type="float" office:value="87.8509" calcext:value-type="float">
            <text:p>87.8509</text:p>
          </table:table-cell>
          <table:table-cell office:value-type="float" office:value="89.6491" calcext:value-type="float">
            <text:p>89.6491</text:p>
          </table:table-cell>
          <table:table-cell office:value-type="float" office:value="91.4473" calcext:value-type="float">
            <text:p>91.4473</text:p>
          </table:table-cell>
          <table:table-cell office:value-type="float" office:value="93.2454" calcext:value-type="float">
            <text:p>93.2454</text:p>
          </table:table-cell>
          <table:table-cell office:value-type="float" office:value="95.0436" calcext:value-type="float">
            <text:p>95.0436</text:p>
          </table:table-cell>
          <table:table-cell office:value-type="float" office:value="95.0825" calcext:value-type="float">
            <text:p>95.0825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95.1602" calcext:value-type="float">
            <text:p>95.1602</text:p>
          </table:table-cell>
          <table:table-cell office:value-type="float" office:value="95.199" calcext:value-type="float">
            <text:p>95.199</text:p>
          </table:table-cell>
          <table:table-cell office:value-type="float" office:value="95.2378" calcext:value-type="float">
            <text:p>95.2378</text:p>
          </table:table-cell>
          <table:table-cell office:value-type="float" office:value="98.5556" calcext:value-type="float">
            <text:p>98.5556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105.191" calcext:value-type="float">
            <text:p>105.191</text:p>
          </table:table-cell>
          <table:table-cell office:value-type="float" office:value="108.509" calcext:value-type="float">
            <text:p>108.509</text:p>
          </table:table-cell>
          <table:table-cell office:value-type="float" office:value="111.827" calcext:value-type="float">
            <text:p>111.827</text:p>
          </table:table-cell>
          <table:table-cell office:value-type="float" office:value="113.659" calcext:value-type="float">
            <text:p>113.659</text:p>
          </table:table-cell>
          <table:table-cell office:value-type="float" office:value="115.49" calcext:value-type="float">
            <text:p>115.49</text:p>
          </table:table-cell>
          <table:table-cell office:value-type="float" office:value="117.322" calcext:value-type="float">
            <text:p>117.322</text:p>
          </table:table-cell>
          <table:table-cell office:value-type="float" office:value="119.154" calcext:value-type="float">
            <text:p>119.154</text:p>
          </table:table-cell>
          <table:table-cell office:value-type="float" office:value="120.985" calcext:value-type="float">
            <text:p>120.985</text:p>
          </table:table-cell>
          <table:table-cell office:value-type="float" office:value="121.262" calcext:value-type="float">
            <text:p>121.262</text:p>
          </table:table-cell>
          <table:table-cell office:value-type="float" office:value="121.54" calcext:value-type="float">
            <text:p>121.54</text:p>
          </table:table-cell>
          <table:table-cell office:value-type="float" office:value="121.817" calcext:value-type="float">
            <text:p>121.817</text:p>
          </table:table-cell>
          <table:table-cell office:value-type="float" office:value="122.094" calcext:value-type="float">
            <text:p>122.094</text:p>
          </table:table-cell>
          <table:table-cell office:value-type="float" office:value="122.371" calcext:value-type="float">
            <text:p>122.371</text:p>
          </table:table-cell>
          <table:table-cell office:value-type="float" office:value="122.748" calcext:value-type="float">
            <text:p>122.748</text:p>
          </table:table-cell>
          <table:table-cell office:value-type="float" office:value="123.125" calcext:value-type="float">
            <text:p>123.125</text:p>
          </table:table-cell>
          <table:table-cell office:value-type="float" office:value="123.503" calcext:value-type="float">
            <text:p>123.503</text:p>
          </table:table-cell>
          <table:table-cell office:value-type="float" office:value="123.88" calcext:value-type="float">
            <text:p>123.88</text:p>
          </table:table-cell>
          <table:table-cell office:value-type="float" office:value="124.257" calcext:value-type="float">
            <text:p>124.257</text:p>
          </table:table-cell>
          <table:table-cell office:value-type="float" office:value="124.895" calcext:value-type="float">
            <text:p>124.895</text:p>
          </table:table-cell>
          <table:table-cell office:value-type="float" office:value="125.533" calcext:value-type="float">
            <text:p>125.533</text:p>
          </table:table-cell>
          <table:table-cell office:value-type="float" office:value="126.172" calcext:value-type="float">
            <text:p>126.172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7.448" calcext:value-type="float">
            <text:p>127.448</text:p>
          </table:table-cell>
          <table:table-cell office:value-type="float" office:value="127.249" calcext:value-type="float">
            <text:p>127.249</text:p>
          </table:table-cell>
          <table:table-cell office:value-type="float" office:value="127.051" calcext:value-type="float">
            <text:p>127.051</text:p>
          </table:table-cell>
          <table:table-cell office:value-type="float" office:value="126.853" calcext:value-type="float">
            <text:p>126.853</text:p>
          </table:table-cell>
          <table:table-cell office:value-type="float" office:value="126.654" calcext:value-type="float">
            <text:p>126.654</text:p>
          </table:table-cell>
          <table:table-cell office:value-type="float" office:value="126.456" calcext:value-type="float">
            <text:p>126.456</text:p>
          </table:table-cell>
          <table:table-cell office:value-type="float" office:value="124.507" calcext:value-type="float">
            <text:p>124.507</text:p>
          </table:table-cell>
          <table:table-cell office:value-type="float" office:value="122.558" calcext:value-type="float">
            <text:p>122.558</text:p>
          </table:table-cell>
          <table:table-cell office:value-type="float" office:value="120.609" calcext:value-type="float">
            <text:p>120.609</text:p>
          </table:table-cell>
          <table:table-cell office:value-type="float" office:value="118.66" calcext:value-type="float">
            <text:p>118.66</text:p>
          </table:table-cell>
          <table:table-cell office:value-type="float" office:value="116.71" calcext:value-type="float">
            <text:p>116.71</text:p>
          </table:table-cell>
          <table:table-cell office:value-type="float" office:value="115.131" calcext:value-type="float">
            <text:p>115.131</text:p>
          </table:table-cell>
          <table:table-cell office:value-type="float" office:value="113.552" calcext:value-type="float">
            <text:p>113.552</text:p>
          </table:table-cell>
          <table:table-cell office:value-type="float" office:value="111.972" calcext:value-type="float">
            <text:p>111.972</text:p>
          </table:table-cell>
          <table:table-cell office:value-type="float" office:value="110.393" calcext:value-type="float">
            <text:p>110.393</text:p>
          </table:table-cell>
          <table:table-cell office:value-type="float" office:value="108.814" calcext:value-type="float">
            <text:p>108.814</text:p>
          </table:table-cell>
          <table:table-cell office:value-type="float" office:value="103.931" calcext:value-type="float">
            <text:p>103.931</text:p>
          </table:table-cell>
          <table:table-cell office:value-type="float" office:value="99.0486" calcext:value-type="float">
            <text:p>99.0486</text:p>
          </table:table-cell>
          <table:table-cell office:value-type="float" office:value="94.166" calcext:value-type="float">
            <text:p>94.166</text:p>
          </table:table-cell>
          <table:table-cell office:value-type="float" office:value="89.2835" calcext:value-type="float">
            <text:p>89.2835</text:p>
          </table:table-cell>
          <table:table-cell office:value-type="float" office:value="84.4009" calcext:value-type="float">
            <text:p>84.4009</text:p>
          </table:table-cell>
          <table:table-cell office:value-type="float" office:value="82.4792" calcext:value-type="float">
            <text:p>82.4792</text:p>
          </table:table-cell>
          <table:table-cell office:value-type="float" office:value="80.5576" calcext:value-type="float">
            <text:p>80.5576</text:p>
          </table:table-cell>
          <table:table-cell office:value-type="float" office:value="78.6359" calcext:value-type="float">
            <text:p>78.6359</text:p>
          </table:table-cell>
          <table:table-cell office:value-type="float" office:value="76.7143" calcext:value-type="float">
            <text:p>76.7143</text:p>
          </table:table-cell>
          <table:table-cell office:value-type="float" office:value="74.7926" calcext:value-type="float">
            <text:p>74.7926</text:p>
          </table:table-cell>
          <table:table-cell office:value-type="float" office:value="74.7827" calcext:value-type="float">
            <text:p>74.7827</text:p>
          </table:table-cell>
          <table:table-cell office:value-type="float" office:value="74.7727" calcext:value-type="float">
            <text:p>74.7727</text:p>
          </table:table-cell>
          <table:table-cell office:value-type="float" office:value="74.7628" calcext:value-type="float">
            <text:p>74.7628</text:p>
          </table:table-cell>
          <table:table-cell office:value-type="float" office:value="74.7529" calcext:value-type="float">
            <text:p>74.7529</text:p>
          </table:table-cell>
          <table:table-cell office:value-type="float" office:value="74.7429" calcext:value-type="float">
            <text:p>74.7429</text:p>
          </table:table-cell>
          <table:table-cell office:value-type="float" office:value="73.9727" calcext:value-type="float">
            <text:p>73.9727</text:p>
          </table:table-cell>
          <table:table-cell office:value-type="float" office:value="73.2024" calcext:value-type="float">
            <text:p>73.2024</text:p>
          </table:table-cell>
          <table:table-cell office:value-type="float" office:value="72.4322" calcext:value-type="float">
            <text:p>72.4322</text:p>
          </table:table-cell>
          <table:table-cell office:value-type="float" office:value="71.6619" calcext:value-type="float">
            <text:p>71.6619</text:p>
          </table:table-cell>
          <table:table-cell office:value-type="float" office:value="70.8917" calcext:value-type="float">
            <text:p>70.8917</text:p>
          </table:table-cell>
          <table:table-cell office:value-type="float" office:value="68.7833" calcext:value-type="float">
            <text:p>68.7833</text:p>
          </table:table-cell>
          <table:table-cell office:value-type="float" office:value="66.6748" calcext:value-type="float">
            <text:p>66.6748</text:p>
          </table:table-cell>
          <table:table-cell office:value-type="float" office:value="64.5664" calcext:value-type="float">
            <text:p>64.5664</text:p>
          </table:table-cell>
          <table:table-cell office:value-type="float" office:value="62.4579" calcext:value-type="float">
            <text:p>62.4579</text:p>
          </table:table-cell>
          <table:table-cell office:value-type="float" office:value="60.3495" calcext:value-type="float">
            <text:p>60.3495</text:p>
          </table:table-cell>
          <table:table-cell office:value-type="float" office:value="58.2326" calcext:value-type="float">
            <text:p>58.2326</text:p>
          </table:table-cell>
          <table:table-cell office:value-type="float" office:value="56.1157" calcext:value-type="float">
            <text:p>56.1157</text:p>
          </table:table-cell>
          <table:table-cell office:value-type="float" office:value="53.9988" calcext:value-type="float">
            <text:p>53.9988</text:p>
          </table:table-cell>
          <table:table-cell office:value-type="float" office:value="51.8819" calcext:value-type="float">
            <text:p>51.8819</text:p>
          </table:table-cell>
          <table:table-cell office:value-type="float" office:value="49.7649" calcext:value-type="float">
            <text:p>49.7649</text:p>
          </table:table-cell>
          <table:table-cell office:value-type="float" office:value="49.5184" calcext:value-type="float">
            <text:p>49.5184</text:p>
          </table:table-cell>
          <table:table-cell office:value-type="float" office:value="49.2718" calcext:value-type="float">
            <text:p>49.2718</text:p>
          </table:table-cell>
          <table:table-cell office:value-type="float" office:value="49.0253" calcext:value-type="float">
            <text:p>49.0253</text:p>
          </table:table-cell>
          <table:table-cell office:value-type="float" office:value="48.7787" calcext:value-type="float">
            <text:p>48.7787</text:p>
          </table:table-cell>
          <table:table-cell office:value-type="float" office:value="48.5322" calcext:value-type="float">
            <text:p>48.5322</text:p>
          </table:table-cell>
          <table:table-cell office:value-type="float" office:value="50.2112" calcext:value-type="float">
            <text:p>50.2112</text:p>
          </table:table-cell>
          <table:table-cell office:value-type="float" office:value="51.8903" calcext:value-type="float">
            <text:p>51.8903</text:p>
          </table:table-cell>
          <table:table-cell office:value-type="float" office:value="53.5693" calcext:value-type="float">
            <text:p>53.5693</text:p>
          </table:table-cell>
          <table:table-cell office:value-type="float" office:value="55.2484" calcext:value-type="float">
            <text:p>55.2484</text:p>
          </table:table-cell>
          <table:table-cell office:value-type="float" office:value="56.9274" calcext:value-type="float">
            <text:p>56.9274</text:p>
          </table:table-cell>
          <table:table-cell office:value-type="float" office:value="56.5178" calcext:value-type="float">
            <text:p>56.5178</text:p>
          </table:table-cell>
          <table:table-cell office:value-type="float" office:value="56.1082" calcext:value-type="float">
            <text:p>56.1082</text:p>
          </table:table-cell>
          <table:table-cell office:value-type="float" office:value="55.6985" calcext:value-type="float">
            <text:p>55.6985</text:p>
          </table:table-cell>
          <table:table-cell office:value-type="float" office:value="55.2889" calcext:value-type="float">
            <text:p>55.2889</text:p>
          </table:table-cell>
          <table:table-cell office:value-type="float" office:value="54.8792" calcext:value-type="float">
            <text:p>54.8792</text:p>
          </table:table-cell>
          <table:table-cell office:value-type="float" office:value="55.4619" calcext:value-type="float">
            <text:p>55.4619</text:p>
          </table:table-cell>
          <table:table-cell office:value-type="float" office:value="56.0447" calcext:value-type="float">
            <text:p>56.0447</text:p>
          </table:table-cell>
          <table:table-cell office:value-type="float" office:value="56.6274" calcext:value-type="float">
            <text:p>56.6274</text:p>
          </table:table-cell>
          <table:table-cell office:value-type="float" office:value="57.2101" calcext:value-type="float">
            <text:p>57.2101</text:p>
          </table:table-cell>
          <table:table-cell office:value-type="float" office:value="57.7928" calcext:value-type="float">
            <text:p>57.7928</text:p>
          </table:table-cell>
          <table:table-cell office:value-type="float" office:value="58.5891" calcext:value-type="float">
            <text:p>58.5891</text:p>
          </table:table-cell>
          <table:table-cell office:value-type="float" office:value="59.3855" calcext:value-type="float">
            <text:p>59.3855</text:p>
          </table:table-cell>
          <table:table-cell office:value-type="float" office:value="60.1818" calcext:value-type="float">
            <text:p>60.1818</text:p>
          </table:table-cell>
          <table:table-cell office:value-type="float" office:value="60.9781" calcext:value-type="float">
            <text:p>60.9781</text:p>
          </table:table-cell>
          <table:table-cell office:value-type="float" office:value="61.7744" calcext:value-type="float">
            <text:p>61.7744</text:p>
          </table:table-cell>
          <table:table-cell office:value-type="float" office:value="60.7615" calcext:value-type="float">
            <text:p>60.7615</text:p>
          </table:table-cell>
          <table:table-cell office:value-type="float" office:value="59.7487" calcext:value-type="float">
            <text:p>59.7487</text:p>
          </table:table-cell>
          <table:table-cell office:value-type="float" office:value="58.7358" calcext:value-type="float">
            <text:p>58.7358</text:p>
          </table:table-cell>
          <table:table-cell office:value-type="float" office:value="57.7229" calcext:value-type="float">
            <text:p>57.7229</text:p>
          </table:table-cell>
          <table:table-cell office:value-type="float" office:value="56.7101" calcext:value-type="float">
            <text:p>56.7101</text:p>
          </table:table-cell>
          <table:table-cell office:value-type="float" office:value="54.626" calcext:value-type="float">
            <text:p>54.626</text:p>
          </table:table-cell>
          <table:table-cell office:value-type="float" office:value="52.5419" calcext:value-type="float">
            <text:p>52.5419</text:p>
          </table:table-cell>
          <table:table-cell office:value-type="float" office:value="50.4578" calcext:value-type="float">
            <text:p>50.4578</text:p>
          </table:table-cell>
          <table:table-cell office:value-type="float" office:value="48.3737" calcext:value-type="float">
            <text:p>48.3737</text:p>
          </table:table-cell>
          <table:table-cell office:value-type="float" office:value="46.2897" calcext:value-type="float">
            <text:p>46.2897</text:p>
          </table:table-cell>
          <table:table-cell office:value-type="float" office:value="43.5561" calcext:value-type="float">
            <text:p>43.5561</text:p>
          </table:table-cell>
          <table:table-cell office:value-type="float" office:value="40.8226" calcext:value-type="float">
            <text:p>40.8226</text:p>
          </table:table-cell>
          <table:table-cell office:value-type="float" office:value="38.089" calcext:value-type="float">
            <text:p>38.089</text:p>
          </table:table-cell>
          <table:table-cell office:value-type="float" office:value="35.3555" calcext:value-type="float">
            <text:p>35.3555</text:p>
          </table:table-cell>
          <table:table-cell office:value-type="float" office:value="32.6219" calcext:value-type="float">
            <text:p>32.6219</text:p>
          </table:table-cell>
          <table:table-cell office:value-type="float" office:value="28.6302" calcext:value-type="float">
            <text:p>28.6302</text:p>
          </table:table-cell>
          <table:table-cell office:value-type="float" office:value="24.6385" calcext:value-type="float">
            <text:p>24.6385</text:p>
          </table:table-cell>
          <table:table-cell office:value-type="float" office:value="20.6468" calcext:value-type="float">
            <text:p>20.6468</text:p>
          </table:table-cell>
          <table:table-cell office:value-type="float" office:value="16.6551" calcext:value-type="float">
            <text:p>16.6551</text:p>
          </table:table-cell>
          <table:table-cell office:value-type="float" office:value="12.6634" calcext:value-type="float">
            <text:p>12.6634</text:p>
          </table:table-cell>
          <table:table-cell office:value-type="float" office:value="9.02031" calcext:value-type="float">
            <text:p>9.02031</text:p>
          </table:table-cell>
          <table:table-cell office:value-type="float" office:value="5.37725" calcext:value-type="float">
            <text:p>5.37725</text:p>
          </table:table-cell>
          <table:table-cell office:value-type="float" office:value="1.73418" calcext:value-type="float">
            <text:p>1.734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30474" calcext:value-type="float">
            <text:p>1.30474</text:p>
          </table:table-cell>
          <table:table-cell office:value-type="float" office:value="5.18745" calcext:value-type="float">
            <text:p>5.18745</text:p>
          </table:table-cell>
          <table:table-cell office:value-type="float" office:value="9.07016" calcext:value-type="float">
            <text:p>9.07016</text:p>
          </table:table-cell>
          <table:table-cell office:value-type="float" office:value="12.9529" calcext:value-type="float">
            <text:p>12.9529</text:p>
          </table:table-cell>
          <table:table-cell office:value-type="float" office:value="16.8356" calcext:value-type="float">
            <text:p>16.8356</text:p>
          </table:table-cell>
          <table:table-cell office:value-type="float" office:value="20.7183" calcext:value-type="float">
            <text:p>20.7183</text:p>
          </table:table-cell>
          <table:table-cell office:value-type="float" office:value="23.9935" calcext:value-type="float">
            <text:p>23.9935</text:p>
          </table:table-cell>
          <table:table-cell office:value-type="float" office:value="27.2687" calcext:value-type="float">
            <text:p>27.2687</text:p>
          </table:table-cell>
          <table:table-cell office:value-type="float" office:value="30.5439" calcext:value-type="float">
            <text:p>30.5439</text:p>
          </table:table-cell>
          <table:table-cell office:value-type="float" office:value="33.819" calcext:value-type="float">
            <text:p>33.819</text:p>
          </table:table-cell>
          <table:table-cell office:value-type="float" office:value="37.0942" calcext:value-type="float">
            <text:p>37.0942</text:p>
          </table:table-cell>
          <table:table-cell office:value-type="float" office:value="40.6624" calcext:value-type="float">
            <text:p>40.6624</text:p>
          </table:table-cell>
          <table:table-cell office:value-type="float" office:value="44.2306" calcext:value-type="float">
            <text:p>44.2306</text:p>
          </table:table-cell>
          <table:table-cell office:value-type="float" office:value="47.7988" calcext:value-type="float">
            <text:p>47.7988</text:p>
          </table:table-cell>
          <table:table-cell office:value-type="float" office:value="51.367" calcext:value-type="float">
            <text:p>51.367</text:p>
          </table:table-cell>
          <table:table-cell office:value-type="float" office:value="54.9352" calcext:value-type="float">
            <text:p>54.9352</text:p>
          </table:table-cell>
          <table:table-cell office:value-type="float" office:value="56.1402" calcext:value-type="float">
            <text:p>56.1402</text:p>
          </table:table-cell>
          <table:table-cell office:value-type="float" office:value="57.3453" calcext:value-type="float">
            <text:p>57.3453</text:p>
          </table:table-cell>
          <table:table-cell office:value-type="float" office:value="58.5503" calcext:value-type="float">
            <text:p>58.5503</text:p>
          </table:table-cell>
          <table:table-cell office:value-type="float" office:value="59.7553" calcext:value-type="float">
            <text:p>59.7553</text:p>
          </table:table-cell>
          <table:table-cell office:value-type="float" office:value="60.9604" calcext:value-type="float">
            <text:p>60.9604</text:p>
          </table:table-cell>
          <table:table-cell office:value-type="float" office:value="59.3111" calcext:value-type="float">
            <text:p>59.3111</text:p>
          </table:table-cell>
          <table:table-cell office:value-type="float" office:value="57.6618" calcext:value-type="float">
            <text:p>57.6618</text:p>
          </table:table-cell>
          <table:table-cell office:value-type="float" office:value="56.0126" calcext:value-type="float">
            <text:p>56.0126</text:p>
          </table:table-cell>
          <table:table-cell office:value-type="float" office:value="54.3633" calcext:value-type="float">
            <text:p>54.3633</text:p>
          </table:table-cell>
          <table:table-cell office:value-type="float" office:value="52.714" calcext:value-type="float">
            <text:p>52.714</text:p>
          </table:table-cell>
          <table:table-cell office:value-type="float" office:value="48.3185" calcext:value-type="float">
            <text:p>48.3185</text:p>
          </table:table-cell>
          <table:table-cell office:value-type="float" office:value="43.923" calcext:value-type="float">
            <text:p>43.923</text:p>
          </table:table-cell>
          <table:table-cell office:value-type="float" office:value="39.5274" calcext:value-type="float">
            <text:p>39.5274</text:p>
          </table:table-cell>
          <table:table-cell office:value-type="float" office:value="35.1319" calcext:value-type="float">
            <text:p>35.1319</text:p>
          </table:table-cell>
          <table:table-cell office:value-type="float" office:value="30.7364" calcext:value-type="float">
            <text:p>30.7364</text:p>
          </table:table-cell>
          <table:table-cell office:value-type="float" office:value="24.1244" calcext:value-type="float">
            <text:p>24.1244</text:p>
          </table:table-cell>
          <table:table-cell office:value-type="float" office:value="17.5125" calcext:value-type="float">
            <text:p>17.5125</text:p>
          </table:table-cell>
          <table:table-cell office:value-type="float" office:value="10.9006" calcext:value-type="float">
            <text:p>10.9006</text:p>
          </table:table-cell>
          <table:table-cell office:value-type="float" office:value="4.28862" calcext:value-type="float">
            <text:p>4.2886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619.3" calcext:value-type="float">
            <text:p>619.3</text:p>
          </table:table-cell>
          <table:table-cell office:value-type="float" office:value="636.65" calcext:value-type="float">
            <text:p>636.65</text:p>
          </table:table-cell>
          <table:table-cell office:value-type="float" office:value="643.05" calcext:value-type="float">
            <text:p>643.05</text:p>
          </table:table-cell>
          <table:table-cell office:value-type="float" office:value="629.1" calcext:value-type="float">
            <text:p>629.1</text:p>
          </table:table-cell>
          <table:table-cell office:value-type="float" office:value="641.7" calcext:value-type="float">
            <text:p>641.7</text:p>
          </table:table-cell>
          <table:table-cell office:value-type="float" office:value="643.55" calcext:value-type="float">
            <text:p>643.55</text:p>
          </table:table-cell>
          <table:table-cell office:value-type="float" office:value="635.45" calcext:value-type="float">
            <text:p>635.45</text:p>
          </table:table-cell>
          <table:table-cell office:value-type="float" office:value="635.1" calcext:value-type="float">
            <text:p>635.1</text:p>
          </table:table-cell>
          <table:table-cell office:value-type="float" office:value="650" calcext:value-type="float">
            <text:p>650</text:p>
          </table:table-cell>
          <table:table-cell office:value-type="float" office:value="625.9" calcext:value-type="float">
            <text:p>625.9</text:p>
          </table:table-cell>
          <table:table-cell office:value-type="float" office:value="628" calcext:value-type="float">
            <text:p>628</text:p>
          </table:table-cell>
          <table:table-cell office:value-type="float" office:value="632.55" calcext:value-type="float">
            <text:p>632.55</text:p>
          </table:table-cell>
          <table:table-cell office:value-type="float" office:value="618.9" calcext:value-type="float">
            <text:p>618.9</text:p>
          </table:table-cell>
          <table:table-cell office:value-type="float" office:value="632.35" calcext:value-type="float">
            <text:p>632.35</text:p>
          </table:table-cell>
          <table:table-cell office:value-type="float" office:value="642.3" calcext:value-type="float">
            <text:p>642.3</text:p>
          </table:table-cell>
          <table:table-cell office:value-type="float" office:value="652.4" calcext:value-type="float">
            <text:p>652.4</text:p>
          </table:table-cell>
          <table:table-cell office:value-type="float" office:value="631.45" calcext:value-type="float">
            <text:p>631.45</text:p>
          </table:table-cell>
          <table:table-cell office:value-type="float" office:value="634.35" calcext:value-type="float">
            <text:p>634.35</text:p>
          </table:table-cell>
          <table:table-cell office:value-type="float" office:value="625.1" calcext:value-type="float">
            <text:p>625.1</text:p>
          </table:table-cell>
          <table:table-cell office:value-type="float" office:value="629.8" calcext:value-type="float">
            <text:p>629.8</text:p>
          </table:table-cell>
          <table:table-cell office:value-type="float" office:value="625" calcext:value-type="float">
            <text:p>625</text:p>
          </table:table-cell>
          <table:table-cell office:value-type="float" office:value="623.3" calcext:value-type="float">
            <text:p>623.3</text:p>
          </table:table-cell>
          <table:table-cell office:value-type="float" office:value="633.85" calcext:value-type="float">
            <text:p>633.85</text:p>
          </table:table-cell>
          <table:table-cell office:value-type="float" office:value="627.15" calcext:value-type="float">
            <text:p>627.15</text:p>
          </table:table-cell>
          <table:table-cell office:value-type="float" office:value="639.4" calcext:value-type="float">
            <text:p>639.4</text:p>
          </table:table-cell>
          <table:table-cell office:value-type="float" office:value="622.9" calcext:value-type="float">
            <text:p>622.9</text:p>
          </table:table-cell>
          <table:table-cell office:value-type="float" office:value="624" calcext:value-type="float">
            <text:p>624</text:p>
          </table:table-cell>
          <table:table-cell office:value-type="float" office:value="636.65" calcext:value-type="float">
            <text:p>636.65</text:p>
          </table:table-cell>
          <table:table-cell office:value-type="float" office:value="629.15" calcext:value-type="float">
            <text:p>629.15</text:p>
          </table:table-cell>
          <table:table-cell office:value-type="float" office:value="622.7" calcext:value-type="float">
            <text:p>622.7</text:p>
          </table:table-cell>
          <table:table-cell office:value-type="float" office:value="620.5" calcext:value-type="float">
            <text:p>620.5</text:p>
          </table:table-cell>
          <table:table-cell office:value-type="float" office:value="730.9" calcext:value-type="float">
            <text:p>730.9</text:p>
          </table:table-cell>
          <table:table-cell office:value-type="float" office:value="538.05" calcext:value-type="float">
            <text:p>538.05</text:p>
          </table:table-cell>
          <table:table-cell office:value-type="float" office:value="627.55" calcext:value-type="float">
            <text:p>627.55</text:p>
          </table:table-cell>
          <table:table-cell office:value-type="float" office:value="619.6" calcext:value-type="float">
            <text:p>619.6</text:p>
          </table:table-cell>
          <table:table-cell office:value-type="float" office:value="610.4" calcext:value-type="float">
            <text:p>610.4</text:p>
          </table:table-cell>
          <table:table-cell office:value-type="float" office:value="629.9" calcext:value-type="float">
            <text:p>629.9</text:p>
          </table:table-cell>
          <table:table-cell office:value-type="float" office:value="615.9" calcext:value-type="float">
            <text:p>615.9</text:p>
          </table:table-cell>
          <table:table-cell office:value-type="float" office:value="618" calcext:value-type="float">
            <text:p>618</text:p>
          </table:table-cell>
          <table:table-cell office:value-type="float" office:value="622.05" calcext:value-type="float">
            <text:p>622.05</text:p>
          </table:table-cell>
          <table:table-cell office:value-type="float" office:value="612.85" calcext:value-type="float">
            <text:p>612.85</text:p>
          </table:table-cell>
          <table:table-cell office:value-type="float" office:value="620.55" calcext:value-type="float">
            <text:p>620.55</text:p>
          </table:table-cell>
          <table:table-cell office:value-type="float" office:value="621.8" calcext:value-type="float">
            <text:p>621.8</text:p>
          </table:table-cell>
          <table:table-cell office:value-type="float" office:value="625.7" calcext:value-type="float">
            <text:p>625.7</text:p>
          </table:table-cell>
          <table:table-cell office:value-type="float" office:value="621.8" calcext:value-type="float">
            <text:p>621.8</text:p>
          </table:table-cell>
          <table:table-cell office:value-type="float" office:value="630.9" calcext:value-type="float">
            <text:p>630.9</text:p>
          </table:table-cell>
          <table:table-cell office:value-type="float" office:value="634.85" calcext:value-type="float">
            <text:p>634.85</text:p>
          </table:table-cell>
          <table:table-cell office:value-type="float" office:value="625.5" calcext:value-type="float">
            <text:p>625.5</text:p>
          </table:table-cell>
          <table:table-cell office:value-type="float" office:value="627.15" calcext:value-type="float">
            <text:p>627.15</text:p>
          </table:table-cell>
          <table:table-cell office:value-type="float" office:value="609.2" calcext:value-type="float">
            <text:p>609.2</text:p>
          </table:table-cell>
          <table:table-cell office:value-type="float" office:value="614.8" calcext:value-type="float">
            <text:p>614.8</text:p>
          </table:table-cell>
          <table:table-cell office:value-type="float" office:value="621.55" calcext:value-type="float">
            <text:p>621.55</text:p>
          </table:table-cell>
          <table:table-cell office:value-type="float" office:value="622.5" calcext:value-type="float">
            <text:p>622.5</text:p>
          </table:table-cell>
          <table:table-cell office:value-type="float" office:value="625.3" calcext:value-type="float">
            <text:p>625.3</text:p>
          </table:table-cell>
          <table:table-cell office:value-type="float" office:value="629.3" calcext:value-type="float">
            <text:p>629.3</text:p>
          </table:table-cell>
          <table:table-cell office:value-type="float" office:value="623.4" calcext:value-type="float">
            <text:p>623.4</text:p>
          </table:table-cell>
          <table:table-cell office:value-type="float" office:value="609.25" calcext:value-type="float">
            <text:p>609.25</text:p>
          </table:table-cell>
          <table:table-cell office:value-type="float" office:value="613.95" calcext:value-type="float">
            <text:p>613.95</text:p>
          </table:table-cell>
          <table:table-cell office:value-type="float" office:value="614.25" calcext:value-type="float">
            <text:p>614.25</text:p>
          </table:table-cell>
          <table:table-cell office:value-type="float" office:value="624.6" calcext:value-type="float">
            <text:p>624.6</text:p>
          </table:table-cell>
          <table:table-cell office:value-type="float" office:value="612.5" calcext:value-type="float">
            <text:p>612.5</text:p>
          </table:table-cell>
          <table:table-cell office:value-type="float" office:value="620.9" calcext:value-type="float">
            <text:p>620.9</text:p>
          </table:table-cell>
          <table:table-cell office:value-type="float" office:value="609" calcext:value-type="float">
            <text:p>609</text:p>
          </table:table-cell>
          <table:table-cell office:value-type="float" office:value="634.55" calcext:value-type="float">
            <text:p>634.55</text:p>
          </table:table-cell>
          <table:table-cell office:value-type="float" office:value="527.5" calcext:value-type="float">
            <text:p>527.5</text:p>
          </table:table-cell>
          <table:table-cell office:value-type="float" office:value="633.75" calcext:value-type="float">
            <text:p>633.75</text:p>
          </table:table-cell>
          <table:table-cell office:value-type="float" office:value="630.75" calcext:value-type="float">
            <text:p>630.75</text:p>
          </table:table-cell>
          <table:table-cell office:value-type="float" office:value="615" calcext:value-type="float">
            <text:p>615</text:p>
          </table:table-cell>
          <table:table-cell office:value-type="float" office:value="620.3" calcext:value-type="float">
            <text:p>620.3</text:p>
          </table:table-cell>
          <table:table-cell office:value-type="float" office:value="619.6" calcext:value-type="float">
            <text:p>619.6</text:p>
          </table:table-cell>
          <table:table-cell office:value-type="float" office:value="629.7" calcext:value-type="float">
            <text:p>629.7</text:p>
          </table:table-cell>
          <table:table-cell office:value-type="float" office:value="618.15" calcext:value-type="float">
            <text:p>618.15</text:p>
          </table:table-cell>
          <table:table-cell office:value-type="float" office:value="632.5" calcext:value-type="float">
            <text:p>632.5</text:p>
          </table:table-cell>
          <table:table-cell office:value-type="float" office:value="623.85" calcext:value-type="float">
            <text:p>623.85</text:p>
          </table:table-cell>
          <table:table-cell office:value-type="float" office:value="612.75" calcext:value-type="float">
            <text:p>612.75</text:p>
          </table:table-cell>
          <table:table-cell office:value-type="float" office:value="621.6" calcext:value-type="float">
            <text:p>621.6</text:p>
          </table:table-cell>
          <table:table-cell office:value-type="float" office:value="619.85" calcext:value-type="float">
            <text:p>619.85</text:p>
          </table:table-cell>
          <table:table-cell office:value-type="float" office:value="620.15" calcext:value-type="float">
            <text:p>620.15</text:p>
          </table:table-cell>
          <table:table-cell office:value-type="float" office:value="627.1" calcext:value-type="float">
            <text:p>627.1</text:p>
          </table:table-cell>
          <table:table-cell office:value-type="float" office:value="623.45" calcext:value-type="float">
            <text:p>623.45</text:p>
          </table:table-cell>
          <table:table-cell office:value-type="float" office:value="624.9" calcext:value-type="float">
            <text:p>624.9</text:p>
          </table:table-cell>
          <table:table-cell office:value-type="float" office:value="621" calcext:value-type="float">
            <text:p>621</text:p>
          </table:table-cell>
          <table:table-cell office:value-type="float" office:value="617.55" calcext:value-type="float">
            <text:p>617.55</text:p>
          </table:table-cell>
          <table:table-cell office:value-type="float" office:value="624.3" calcext:value-type="float">
            <text:p>624.3</text:p>
          </table:table-cell>
          <table:table-cell office:value-type="float" office:value="626.15" calcext:value-type="float">
            <text:p>626.15</text:p>
          </table:table-cell>
          <table:table-cell office:value-type="float" office:value="610.1" calcext:value-type="float">
            <text:p>610.1</text:p>
          </table:table-cell>
          <table:table-cell office:value-type="float" office:value="636.9" calcext:value-type="float">
            <text:p>636.9</text:p>
          </table:table-cell>
          <table:table-cell office:value-type="float" office:value="624.9" calcext:value-type="float">
            <text:p>624.9</text:p>
          </table:table-cell>
          <table:table-cell office:value-type="float" office:value="624.8" calcext:value-type="float">
            <text:p>624.8</text:p>
          </table:table-cell>
          <table:table-cell office:value-type="float" office:value="626.35" calcext:value-type="float">
            <text:p>626.35</text:p>
          </table:table-cell>
          <table:table-cell office:value-type="float" office:value="617" calcext:value-type="float">
            <text:p>617</text:p>
          </table:table-cell>
          <table:table-cell office:value-type="float" office:value="624.7" calcext:value-type="float">
            <text:p>624.7</text:p>
          </table:table-cell>
          <table:table-cell office:value-type="float" office:value="606.75" calcext:value-type="float">
            <text:p>606.75</text:p>
          </table:table-cell>
          <table:table-cell office:value-type="float" office:value="623.8" calcext:value-type="float">
            <text:p>623.8</text:p>
          </table:table-cell>
          <table:table-cell office:value-type="float" office:value="610.4" calcext:value-type="float">
            <text:p>610.4</text:p>
          </table:table-cell>
          <table:table-cell office:value-type="float" office:value="619.95" calcext:value-type="float">
            <text:p>619.95</text:p>
          </table:table-cell>
          <table:table-cell office:value-type="float" office:value="527.4" calcext:value-type="float">
            <text:p>527.4</text:p>
          </table:table-cell>
          <table:table-cell office:value-type="float" office:value="680.25" calcext:value-type="float">
            <text:p>680.25</text:p>
          </table:table-cell>
          <table:table-cell office:value-type="float" office:value="705.85" calcext:value-type="float">
            <text:p>705.85</text:p>
          </table:table-cell>
          <table:table-cell office:value-type="float" office:value="682.1" calcext:value-type="float">
            <text:p>682.1</text:p>
          </table:table-cell>
          <table:table-cell office:value-type="float" office:value="687.35" calcext:value-type="float">
            <text:p>687.35</text:p>
          </table:table-cell>
          <table:table-cell office:value-type="float" office:value="682.6" calcext:value-type="float">
            <text:p>682.6</text:p>
          </table:table-cell>
          <table:table-cell office:value-type="float" office:value="681.05" calcext:value-type="float">
            <text:p>681.05</text:p>
          </table:table-cell>
          <table:table-cell office:value-type="float" office:value="686.9" calcext:value-type="float">
            <text:p>686.9</text:p>
          </table:table-cell>
          <table:table-cell office:value-type="float" office:value="679.15" calcext:value-type="float">
            <text:p>679.15</text:p>
          </table:table-cell>
          <table:table-cell office:value-type="float" office:value="688.95" calcext:value-type="float">
            <text:p>688.95</text:p>
          </table:table-cell>
          <table:table-cell office:value-type="float" office:value="680" calcext:value-type="float">
            <text:p>680</text:p>
          </table:table-cell>
          <table:table-cell office:value-type="float" office:value="692.7" calcext:value-type="float">
            <text:p>692.7</text:p>
          </table:table-cell>
          <table:table-cell office:value-type="float" office:value="678.55" calcext:value-type="float">
            <text:p>678.55</text:p>
          </table:table-cell>
          <table:table-cell office:value-type="float" office:value="689.4" calcext:value-type="float">
            <text:p>689.4</text:p>
          </table:table-cell>
          <table:table-cell office:value-type="float" office:value="698.1" calcext:value-type="float">
            <text:p>698.1</text:p>
          </table:table-cell>
          <table:table-cell office:value-type="float" office:value="690.8" calcext:value-type="float">
            <text:p>690.8</text:p>
          </table:table-cell>
          <table:table-cell office:value-type="float" office:value="684.5" calcext:value-type="float">
            <text:p>684.5</text:p>
          </table:table-cell>
          <table:table-cell office:value-type="float" office:value="672.9" calcext:value-type="float">
            <text:p>672.9</text:p>
          </table:table-cell>
          <table:table-cell office:value-type="float" office:value="687.9" calcext:value-type="float">
            <text:p>687.9</text:p>
          </table:table-cell>
          <table:table-cell office:value-type="float" office:value="706.55" calcext:value-type="float">
            <text:p>706.55</text:p>
          </table:table-cell>
          <table:table-cell office:value-type="float" office:value="689.45" calcext:value-type="float">
            <text:p>689.45</text:p>
          </table:table-cell>
          <table:table-cell office:value-type="float" office:value="701.1" calcext:value-type="float">
            <text:p>701.1</text:p>
          </table:table-cell>
          <table:table-cell office:value-type="float" office:value="706.15" calcext:value-type="float">
            <text:p>706.15</text:p>
          </table:table-cell>
          <table:table-cell office:value-type="float" office:value="684.55" calcext:value-type="float">
            <text:p>684.55</text:p>
          </table:table-cell>
          <table:table-cell office:value-type="float" office:value="703.6" calcext:value-type="float">
            <text:p>703.6</text:p>
          </table:table-cell>
          <table:table-cell office:value-type="float" office:value="684.1" calcext:value-type="float">
            <text:p>684.1</text:p>
          </table:table-cell>
          <table:table-cell office:value-type="float" office:value="689.7" calcext:value-type="float">
            <text:p>689.7</text:p>
          </table:table-cell>
          <table:table-cell office:value-type="float" office:value="688.95" calcext:value-type="float">
            <text:p>688.95</text:p>
          </table:table-cell>
          <table:table-cell office:value-type="float" office:value="683.6" calcext:value-type="float">
            <text:p>683.6</text:p>
          </table:table-cell>
          <table:table-cell office:value-type="float" office:value="700.7" calcext:value-type="float">
            <text:p>700.7</text:p>
          </table:table-cell>
          <table:table-cell office:value-type="float" office:value="668.9" calcext:value-type="float">
            <text:p>668.9</text:p>
          </table:table-cell>
          <table:table-cell office:value-type="float" office:value="621.05" calcext:value-type="float">
            <text:p>621.05</text:p>
          </table:table-cell>
          <table:table-cell office:value-type="float" office:value="529.3" calcext:value-type="float">
            <text:p>529.3</text:p>
          </table:table-cell>
          <table:table-cell office:value-type="float" office:value="670.3" calcext:value-type="float">
            <text:p>670.3</text:p>
          </table:table-cell>
          <table:table-cell office:value-type="float" office:value="701.6" calcext:value-type="float">
            <text:p>701.6</text:p>
          </table:table-cell>
          <table:table-cell office:value-type="float" office:value="695.2" calcext:value-type="float">
            <text:p>695.2</text:p>
          </table:table-cell>
          <table:table-cell office:value-type="float" office:value="714.4" calcext:value-type="float">
            <text:p>714.4</text:p>
          </table:table-cell>
          <table:table-cell office:value-type="float" office:value="681.3" calcext:value-type="float">
            <text:p>681.3</text:p>
          </table:table-cell>
          <table:table-cell office:value-type="float" office:value="684.1" calcext:value-type="float">
            <text:p>684.1</text:p>
          </table:table-cell>
          <table:table-cell office:value-type="float" office:value="676.45" calcext:value-type="float">
            <text:p>676.45</text:p>
          </table:table-cell>
          <table:table-cell office:value-type="float" office:value="650.35" calcext:value-type="float">
            <text:p>650.35</text:p>
          </table:table-cell>
          <table:table-cell office:value-type="float" office:value="671.35" calcext:value-type="float">
            <text:p>671.35</text:p>
          </table:table-cell>
          <table:table-cell office:value-type="float" office:value="678.7" calcext:value-type="float">
            <text:p>678.7</text:p>
          </table:table-cell>
          <table:table-cell office:value-type="float" office:value="670.55" calcext:value-type="float">
            <text:p>670.55</text:p>
          </table:table-cell>
          <table:table-cell office:value-type="float" office:value="664.05" calcext:value-type="float">
            <text:p>664.05</text:p>
          </table:table-cell>
          <table:table-cell office:value-type="float" office:value="673.9" calcext:value-type="float">
            <text:p>673.9</text:p>
          </table:table-cell>
          <table:table-cell office:value-type="float" office:value="675.9" calcext:value-type="float">
            <text:p>675.9</text:p>
          </table:table-cell>
          <table:table-cell office:value-type="float" office:value="679.7" calcext:value-type="float">
            <text:p>679.7</text:p>
          </table:table-cell>
          <table:table-cell office:value-type="float" office:value="674.15" calcext:value-type="float">
            <text:p>674.15</text:p>
          </table:table-cell>
          <table:table-cell office:value-type="float" office:value="657.7" calcext:value-type="float">
            <text:p>657.7</text:p>
          </table:table-cell>
          <table:table-cell office:value-type="float" office:value="660.65" calcext:value-type="float">
            <text:p>660.65</text:p>
          </table:table-cell>
          <table:table-cell office:value-type="float" office:value="662.6" calcext:value-type="float">
            <text:p>662.6</text:p>
          </table:table-cell>
          <table:table-cell office:value-type="float" office:value="670.7" calcext:value-type="float">
            <text:p>670.7</text:p>
          </table:table-cell>
          <table:table-cell office:value-type="float" office:value="664.5" calcext:value-type="float">
            <text:p>664.5</text:p>
          </table:table-cell>
          <table:table-cell office:value-type="float" office:value="668.8" calcext:value-type="float">
            <text:p>668.8</text:p>
          </table:table-cell>
          <table:table-cell office:value-type="float" office:value="667.9" calcext:value-type="float">
            <text:p>667.9</text:p>
          </table:table-cell>
          <table:table-cell office:value-type="float" office:value="683.1" calcext:value-type="float">
            <text:p>683.1</text:p>
          </table:table-cell>
          <table:table-cell office:value-type="float" office:value="654.4" calcext:value-type="float">
            <text:p>654.4</text:p>
          </table:table-cell>
          <table:table-cell office:value-type="float" office:value="660.6" calcext:value-type="float">
            <text:p>660.6</text:p>
          </table:table-cell>
          <table:table-cell office:value-type="float" office:value="714.55" calcext:value-type="float">
            <text:p>714.55</text:p>
          </table:table-cell>
          <table:table-cell office:value-type="float" office:value="677.8" calcext:value-type="float">
            <text:p>677.8</text:p>
          </table:table-cell>
          <table:table-cell office:value-type="float" office:value="689.5" calcext:value-type="float">
            <text:p>689.5</text:p>
          </table:table-cell>
          <table:table-cell office:value-type="float" office:value="661.4" calcext:value-type="float">
            <text:p>661.4</text:p>
          </table:table-cell>
          <table:table-cell office:value-type="float" office:value="633.85" calcext:value-type="float">
            <text:p>633.85</text:p>
          </table:table-cell>
          <table:table-cell office:value-type="float" office:value="528.95" calcext:value-type="float">
            <text:p>528.95</text:p>
          </table:table-cell>
          <table:table-cell office:value-type="float" office:value="666.85" calcext:value-type="float">
            <text:p>666.85</text:p>
          </table:table-cell>
          <table:table-cell office:value-type="float" office:value="711.4" calcext:value-type="float">
            <text:p>711.4</text:p>
          </table:table-cell>
          <table:table-cell office:value-type="float" office:value="683.25" calcext:value-type="float">
            <text:p>683.25</text:p>
          </table:table-cell>
          <table:table-cell office:value-type="float" office:value="669.6" calcext:value-type="float">
            <text:p>669.6</text:p>
          </table:table-cell>
          <table:table-cell office:value-type="float" office:value="653.5" calcext:value-type="float">
            <text:p>653.5</text:p>
          </table:table-cell>
          <table:table-cell office:value-type="float" office:value="667" calcext:value-type="float">
            <text:p>667</text:p>
          </table:table-cell>
          <table:table-cell office:value-type="float" office:value="661.5" calcext:value-type="float">
            <text:p>661.5</text:p>
          </table:table-cell>
          <table:table-cell office:value-type="float" office:value="647.1" calcext:value-type="float">
            <text:p>647.1</text:p>
          </table:table-cell>
          <table:table-cell office:value-type="float" office:value="663.6" calcext:value-type="float">
            <text:p>663.6</text:p>
          </table:table-cell>
          <table:table-cell office:value-type="float" office:value="660.3" calcext:value-type="float">
            <text:p>660.3</text:p>
          </table:table-cell>
          <table:table-cell office:value-type="float" office:value="662.85" calcext:value-type="float">
            <text:p>662.85</text:p>
          </table:table-cell>
          <table:table-cell office:value-type="float" office:value="653.15" calcext:value-type="float">
            <text:p>653.15</text:p>
          </table:table-cell>
          <table:table-cell office:value-type="float" office:value="664.15" calcext:value-type="float">
            <text:p>664.15</text:p>
          </table:table-cell>
          <table:table-cell office:value-type="float" office:value="662.55" calcext:value-type="float">
            <text:p>662.55</text:p>
          </table:table-cell>
          <table:table-cell office:value-type="float" office:value="660.6" calcext:value-type="float">
            <text:p>660.6</text:p>
          </table:table-cell>
          <table:table-cell office:value-type="float" office:value="660.8" calcext:value-type="float">
            <text:p>660.8</text:p>
          </table:table-cell>
          <table:table-cell office:value-type="float" office:value="647.35" calcext:value-type="float">
            <text:p>647.35</text:p>
          </table:table-cell>
          <table:table-cell office:value-type="float" office:value="663" calcext:value-type="float">
            <text:p>663</text:p>
          </table:table-cell>
          <table:table-cell office:value-type="float" office:value="669.5" calcext:value-type="float">
            <text:p>669.5</text:p>
          </table:table-cell>
          <table:table-cell office:value-type="float" office:value="653.1" calcext:value-type="float">
            <text:p>653.1</text:p>
          </table:table-cell>
          <table:table-cell office:value-type="float" office:value="656.4" calcext:value-type="float">
            <text:p>656.4</text:p>
          </table:table-cell>
          <table:table-cell office:value-type="float" office:value="664.8" calcext:value-type="float">
            <text:p>664.8</text:p>
          </table:table-cell>
          <table:table-cell office:value-type="float" office:value="661.7" calcext:value-type="float">
            <text:p>661.7</text:p>
          </table:table-cell>
          <table:table-cell office:value-type="float" office:value="671.5" calcext:value-type="float">
            <text:p>671.5</text:p>
          </table:table-cell>
          <table:table-cell office:value-type="float" office:value="668.5" calcext:value-type="float">
            <text:p>668.5</text:p>
          </table:table-cell>
          <table:table-cell office:value-type="float" office:value="664.1" calcext:value-type="float">
            <text:p>664.1</text:p>
          </table:table-cell>
          <table:table-cell office:value-type="float" office:value="674.95" calcext:value-type="float">
            <text:p>674.95</text:p>
          </table:table-cell>
          <table:table-cell office:value-type="float" office:value="677.1" calcext:value-type="float">
            <text:p>677.1</text:p>
          </table:table-cell>
          <table:table-cell office:value-type="float" office:value="700.45" calcext:value-type="float">
            <text:p>700.45</text:p>
          </table:table-cell>
          <table:table-cell office:value-type="float" office:value="653.15" calcext:value-type="float">
            <text:p>653.15</text:p>
          </table:table-cell>
          <table:table-cell office:value-type="float" office:value="635.5" calcext:value-type="float">
            <text:p>635.5</text:p>
          </table:table-cell>
          <table:table-cell office:value-type="float" office:value="533.95" calcext:value-type="float">
            <text:p>533.95</text:p>
          </table:table-cell>
          <table:table-cell office:value-type="float" office:value="672.4" calcext:value-type="float">
            <text:p>672.4</text:p>
          </table:table-cell>
          <table:table-cell office:value-type="float" office:value="706.1" calcext:value-type="float">
            <text:p>706.1</text:p>
          </table:table-cell>
          <table:table-cell office:value-type="float" office:value="698.55" calcext:value-type="float">
            <text:p>698.55</text:p>
          </table:table-cell>
          <table:table-cell office:value-type="float" office:value="666.1" calcext:value-type="float">
            <text:p>666.1</text:p>
          </table:table-cell>
          <table:table-cell office:value-type="float" office:value="664.95" calcext:value-type="float">
            <text:p>664.95</text:p>
          </table:table-cell>
          <table:table-cell office:value-type="float" office:value="683.7" calcext:value-type="float">
            <text:p>683.7</text:p>
          </table:table-cell>
          <table:table-cell office:value-type="float" office:value="670" calcext:value-type="float">
            <text:p>670</text:p>
          </table:table-cell>
          <table:table-cell office:value-type="float" office:value="674.9" calcext:value-type="float">
            <text:p>674.9</text:p>
          </table:table-cell>
          <table:table-cell office:value-type="float" office:value="688.75" calcext:value-type="float">
            <text:p>688.75</text:p>
          </table:table-cell>
          <table:table-cell office:value-type="float" office:value="689.3" calcext:value-type="float">
            <text:p>689.3</text:p>
          </table:table-cell>
          <table:table-cell office:value-type="float" office:value="692.6" calcext:value-type="float">
            <text:p>692.6</text:p>
          </table:table-cell>
          <table:table-cell office:value-type="float" office:value="683.4" calcext:value-type="float">
            <text:p>683.4</text:p>
          </table:table-cell>
          <table:table-cell office:value-type="float" office:value="697.3" calcext:value-type="float">
            <text:p>697.3</text:p>
          </table:table-cell>
          <table:table-cell office:value-type="float" office:value="692.35" calcext:value-type="float">
            <text:p>692.35</text:p>
          </table:table-cell>
          <table:table-cell office:value-type="float" office:value="689.85" calcext:value-type="float">
            <text:p>689.85</text:p>
          </table:table-cell>
          <table:table-cell office:value-type="float" office:value="682.3" calcext:value-type="float">
            <text:p>682.3</text:p>
          </table:table-cell>
          <table:table-cell office:value-type="float" office:value="674.45" calcext:value-type="float">
            <text:p>674.45</text:p>
          </table:table-cell>
          <table:table-cell office:value-type="float" office:value="652.5" calcext:value-type="float">
            <text:p>652.5</text:p>
          </table:table-cell>
          <table:table-cell office:value-type="float" office:value="647.35" calcext:value-type="float">
            <text:p>647.35</text:p>
          </table:table-cell>
          <table:table-cell office:value-type="float" office:value="653.2" calcext:value-type="float">
            <text:p>653.2</text:p>
          </table:table-cell>
          <table:table-cell office:value-type="float" office:value="647.4" calcext:value-type="float">
            <text:p>647.4</text:p>
          </table:table-cell>
          <table:table-cell office:value-type="float" office:value="661.3" calcext:value-type="float">
            <text:p>661.3</text:p>
          </table:table-cell>
          <table:table-cell office:value-type="float" office:value="653.6" calcext:value-type="float">
            <text:p>653.6</text:p>
          </table:table-cell>
          <table:table-cell office:value-type="float" office:value="656.8" calcext:value-type="float">
            <text:p>656.8</text:p>
          </table:table-cell>
          <table:table-cell office:value-type="float" office:value="632.2" calcext:value-type="float">
            <text:p>632.2</text:p>
          </table:table-cell>
          <table:table-cell office:value-type="float" office:value="654.9" calcext:value-type="float">
            <text:p>654.9</text:p>
          </table:table-cell>
          <table:table-cell office:value-type="float" office:value="665.35" calcext:value-type="float">
            <text:p>665.35</text:p>
          </table:table-cell>
          <table:table-cell office:value-type="float" office:value="675.85" calcext:value-type="float">
            <text:p>675.85</text:p>
          </table:table-cell>
          <table:table-cell office:value-type="float" office:value="691.8" calcext:value-type="float">
            <text:p>691.8</text:p>
          </table:table-cell>
          <table:table-cell office:value-type="float" office:value="656.5" calcext:value-type="float">
            <text:p>656.5</text:p>
          </table:table-cell>
          <table:table-cell office:value-type="float" office:value="633.95" calcext:value-type="float">
            <text:p>633.95</text:p>
          </table:table-cell>
          <table:table-cell office:value-type="float" office:value="524.1" calcext:value-type="float">
            <text:p>524.1</text:p>
          </table:table-cell>
          <table:table-cell office:value-type="float" office:value="677.4" calcext:value-type="float">
            <text:p>677.4</text:p>
          </table:table-cell>
          <table:table-cell office:value-type="float" office:value="700.25" calcext:value-type="float">
            <text:p>700.25</text:p>
          </table:table-cell>
          <table:table-cell office:value-type="float" office:value="687.7" calcext:value-type="float">
            <text:p>687.7</text:p>
          </table:table-cell>
          <table:table-cell office:value-type="float" office:value="665.9" calcext:value-type="float">
            <text:p>665.9</text:p>
          </table:table-cell>
          <table:table-cell office:value-type="float" office:value="660.3" calcext:value-type="float">
            <text:p>660.3</text:p>
          </table:table-cell>
          <table:table-cell office:value-type="float" office:value="647.3" calcext:value-type="float">
            <text:p>647.3</text:p>
          </table:table-cell>
          <table:table-cell office:value-type="float" office:value="698.9" calcext:value-type="float">
            <text:p>698.9</text:p>
          </table:table-cell>
          <table:table-cell office:value-type="float" office:value="674.05" calcext:value-type="float">
            <text:p>674.05</text:p>
          </table:table-cell>
          <table:table-cell office:value-type="float" office:value="657.35" calcext:value-type="float">
            <text:p>657.35</text:p>
          </table:table-cell>
          <table:table-cell office:value-type="float" office:value="678.6" calcext:value-type="float">
            <text:p>678.6</text:p>
          </table:table-cell>
          <table:table-cell office:value-type="float" office:value="667.95" calcext:value-type="float">
            <text:p>667.95</text:p>
          </table:table-cell>
          <table:table-cell office:value-type="float" office:value="676.6" calcext:value-type="float">
            <text:p>676.6</text:p>
          </table:table-cell>
          <table:table-cell office:value-type="float" office:value="675.95" calcext:value-type="float">
            <text:p>675.95</text:p>
          </table:table-cell>
          <table:table-cell office:value-type="float" office:value="688.1" calcext:value-type="float">
            <text:p>688.1</text:p>
          </table:table-cell>
          <table:table-cell office:value-type="float" office:value="682.5" calcext:value-type="float">
            <text:p>682.5</text:p>
          </table:table-cell>
          <table:table-cell office:value-type="float" office:value="673.9" calcext:value-type="float">
            <text:p>673.9</text:p>
          </table:table-cell>
          <table:table-cell office:value-type="float" office:value="660.55" calcext:value-type="float">
            <text:p>660.55</text:p>
          </table:table-cell>
          <table:table-cell office:value-type="float" office:value="663.3" calcext:value-type="float">
            <text:p>663.3</text:p>
          </table:table-cell>
          <table:table-cell office:value-type="float" office:value="665.9" calcext:value-type="float">
            <text:p>665.9</text:p>
          </table:table-cell>
          <table:table-cell office:value-type="float" office:value="657.8" calcext:value-type="float">
            <text:p>657.8</text:p>
          </table:table-cell>
          <table:table-cell office:value-type="float" office:value="653.9" calcext:value-type="float">
            <text:p>653.9</text:p>
          </table:table-cell>
          <table:table-cell office:value-type="float" office:value="671.8" calcext:value-type="float">
            <text:p>671.8</text:p>
          </table:table-cell>
          <table:table-cell office:value-type="float" office:value="662.3" calcext:value-type="float">
            <text:p>662.3</text:p>
          </table:table-cell>
          <table:table-cell office:value-type="float" office:value="701.5" calcext:value-type="float">
            <text:p>701.5</text:p>
          </table:table-cell>
          <table:table-cell office:value-type="float" office:value="644.3" calcext:value-type="float">
            <text:p>644.3</text:p>
          </table:table-cell>
          <table:table-cell office:value-type="float" office:value="649" calcext:value-type="float">
            <text:p>649</text:p>
          </table:table-cell>
          <table:table-cell office:value-type="float" office:value="657.7" calcext:value-type="float">
            <text:p>657.7</text:p>
          </table:table-cell>
          <table:table-cell office:value-type="float" office:value="674.15" calcext:value-type="float">
            <text:p>674.15</text:p>
          </table:table-cell>
          <table:table-cell office:value-type="float" office:value="705.25" calcext:value-type="float">
            <text:p>705.25</text:p>
          </table:table-cell>
          <table:table-cell office:value-type="float" office:value="654.2" calcext:value-type="float">
            <text:p>654.2</text:p>
          </table:table-cell>
          <table:table-cell office:value-type="float" office:value="619.2" calcext:value-type="float">
            <text:p>619.2</text:p>
          </table:table-cell>
          <table:table-cell office:value-type="float" office:value="536.7" calcext:value-type="float">
            <text:p>536.7</text:p>
          </table:table-cell>
          <table:table-cell office:value-type="float" office:value="673.1" calcext:value-type="float">
            <text:p>673.1</text:p>
          </table:table-cell>
          <table:table-cell office:value-type="float" office:value="691.25" calcext:value-type="float">
            <text:p>691.25</text:p>
          </table:table-cell>
          <table:table-cell office:value-type="float" office:value="697.2" calcext:value-type="float">
            <text:p>697.2</text:p>
          </table:table-cell>
          <table:table-cell office:value-type="float" office:value="673.5" calcext:value-type="float">
            <text:p>673.5</text:p>
          </table:table-cell>
          <table:table-cell office:value-type="float" office:value="665.9" calcext:value-type="float">
            <text:p>665.9</text:p>
          </table:table-cell>
          <table:table-cell office:value-type="float" office:value="659.9" calcext:value-type="float">
            <text:p>659.9</text:p>
          </table:table-cell>
          <table:table-cell office:value-type="float" office:value="666.8" calcext:value-type="float">
            <text:p>666.8</text:p>
          </table:table-cell>
          <table:table-cell office:value-type="float" office:value="691.3" calcext:value-type="float">
            <text:p>691.3</text:p>
          </table:table-cell>
          <table:table-cell office:value-type="float" office:value="688.7" calcext:value-type="float">
            <text:p>688.7</text:p>
          </table:table-cell>
          <table:table-cell office:value-type="float" office:value="705.8" calcext:value-type="float">
            <text:p>705.8</text:p>
          </table:table-cell>
          <table:table-cell office:value-type="float" office:value="705.25" calcext:value-type="float">
            <text:p>705.25</text:p>
          </table:table-cell>
          <table:table-cell office:value-type="float" office:value="689.3" calcext:value-type="float">
            <text:p>689.3</text:p>
          </table:table-cell>
          <table:table-cell office:value-type="float" office:value="698.1" calcext:value-type="float">
            <text:p>698.1</text:p>
          </table:table-cell>
          <table:table-cell office:value-type="float" office:value="709.15" calcext:value-type="float">
            <text:p>709.15</text:p>
          </table:table-cell>
          <table:table-cell office:value-type="float" office:value="691.9" calcext:value-type="float">
            <text:p>691.9</text:p>
          </table:table-cell>
          <table:table-cell office:value-type="float" office:value="693.85" calcext:value-type="float">
            <text:p>693.85</text:p>
          </table:table-cell>
          <table:table-cell office:value-type="float" office:value="699.3" calcext:value-type="float">
            <text:p>699.3</text:p>
          </table:table-cell>
          <table:table-cell office:value-type="float" office:value="690.1" calcext:value-type="float">
            <text:p>690.1</text:p>
          </table:table-cell>
          <table:table-cell office:value-type="float" office:value="697.4" calcext:value-type="float">
            <text:p>697.4</text:p>
          </table:table-cell>
          <table:table-cell office:value-type="float" office:value="689.4" calcext:value-type="float">
            <text:p>689.4</text:p>
          </table:table-cell>
          <table:table-cell office:value-type="float" office:value="683.7" calcext:value-type="float">
            <text:p>683.7</text:p>
          </table:table-cell>
          <table:table-cell office:value-type="float" office:value="690.35" calcext:value-type="float">
            <text:p>690.35</text:p>
          </table:table-cell>
          <table:table-cell office:value-type="float" office:value="704.05" calcext:value-type="float">
            <text:p>704.05</text:p>
          </table:table-cell>
          <table:table-cell office:value-type="float" office:value="655.4" calcext:value-type="float">
            <text:p>655.4</text:p>
          </table:table-cell>
          <table:table-cell office:value-type="float" office:value="645.45" calcext:value-type="float">
            <text:p>645.45</text:p>
          </table:table-cell>
          <table:table-cell office:value-type="float" office:value="659.15" calcext:value-type="float">
            <text:p>659.15</text:p>
          </table:table-cell>
          <table:table-cell office:value-type="float" office:value="665.5" calcext:value-type="float">
            <text:p>665.5</text:p>
          </table:table-cell>
          <table:table-cell office:value-type="float" office:value="686.2" calcext:value-type="float">
            <text:p>686.2</text:p>
          </table:table-cell>
          <table:table-cell office:value-type="float" office:value="708" calcext:value-type="float">
            <text:p>708</text:p>
          </table:table-cell>
          <table:table-cell office:value-type="float" office:value="664.2" calcext:value-type="float">
            <text:p>664.2</text:p>
          </table:table-cell>
          <table:table-cell office:value-type="float" office:value="628.9" calcext:value-type="float">
            <text:p>628.9</text:p>
          </table:table-cell>
          <table:table-cell office:value-type="float" office:value="527.3" calcext:value-type="float">
            <text:p>527.3</text:p>
          </table:table-cell>
          <table:table-cell office:value-type="float" office:value="673.95" calcext:value-type="float">
            <text:p>673.95</text:p>
          </table:table-cell>
          <table:table-cell office:value-type="float" office:value="704.1" calcext:value-type="float">
            <text:p>704.1</text:p>
          </table:table-cell>
          <table:table-cell office:value-type="float" office:value="681.05" calcext:value-type="float">
            <text:p>681.05</text:p>
          </table:table-cell>
          <table:table-cell office:value-type="float" office:value="672.95" calcext:value-type="float">
            <text:p>672.95</text:p>
          </table:table-cell>
          <table:table-cell office:value-type="float" office:value="659.1" calcext:value-type="float">
            <text:p>659.1</text:p>
          </table:table-cell>
          <table:table-cell office:value-type="float" office:value="655.6" calcext:value-type="float">
            <text:p>655.6</text:p>
          </table:table-cell>
          <table:table-cell office:value-type="float" office:value="683.1" calcext:value-type="float">
            <text:p>683.1</text:p>
          </table:table-cell>
          <table:table-cell office:value-type="float" office:value="692" calcext:value-type="float">
            <text:p>692</text:p>
          </table:table-cell>
          <table:table-cell office:value-type="float" office:value="672.7" calcext:value-type="float">
            <text:p>672.7</text:p>
          </table:table-cell>
          <table:table-cell office:value-type="float" office:value="666.65" calcext:value-type="float">
            <text:p>666.65</text:p>
          </table:table-cell>
          <table:table-cell office:value-type="float" office:value="677.8" calcext:value-type="float">
            <text:p>677.8</text:p>
          </table:table-cell>
          <table:table-cell office:value-type="float" office:value="669.5" calcext:value-type="float">
            <text:p>669.5</text:p>
          </table:table-cell>
          <table:table-cell office:value-type="float" office:value="680.5" calcext:value-type="float">
            <text:p>680.5</text:p>
          </table:table-cell>
          <table:table-cell office:value-type="float" office:value="674.5" calcext:value-type="float">
            <text:p>674.5</text:p>
          </table:table-cell>
          <table:table-cell office:value-type="float" office:value="676.6" calcext:value-type="float">
            <text:p>676.6</text:p>
          </table:table-cell>
          <table:table-cell office:value-type="float" office:value="685.55" calcext:value-type="float">
            <text:p>685.55</text:p>
          </table:table-cell>
          <table:table-cell office:value-type="float" office:value="670.65" calcext:value-type="float">
            <text:p>670.65</text:p>
          </table:table-cell>
          <table:table-cell office:value-type="float" office:value="666.6" calcext:value-type="float">
            <text:p>666.6</text:p>
          </table:table-cell>
          <table:table-cell office:value-type="float" office:value="680.2" calcext:value-type="float">
            <text:p>680.2</text:p>
          </table:table-cell>
          <table:table-cell office:value-type="float" office:value="676.8" calcext:value-type="float">
            <text:p>676.8</text:p>
          </table:table-cell>
          <table:table-cell office:value-type="float" office:value="669.3" calcext:value-type="float">
            <text:p>669.3</text:p>
          </table:table-cell>
          <table:table-cell office:value-type="float" office:value="699.6" calcext:value-type="float">
            <text:p>699.6</text:p>
          </table:table-cell>
          <table:table-cell office:value-type="float" office:value="684.3" calcext:value-type="float">
            <text:p>684.3</text:p>
          </table:table-cell>
          <table:table-cell office:value-type="float" office:value="662.5" calcext:value-type="float">
            <text:p>662.5</text:p>
          </table:table-cell>
          <table:table-cell office:value-type="float" office:value="642.3" calcext:value-type="float">
            <text:p>642.3</text:p>
          </table:table-cell>
          <table:table-cell office:value-type="float" office:value="656.1" calcext:value-type="float">
            <text:p>656.1</text:p>
          </table:table-cell>
          <table:table-cell office:value-type="float" office:value="676.85" calcext:value-type="float">
            <text:p>676.85</text:p>
          </table:table-cell>
          <table:table-cell office:value-type="float" office:value="685.7" calcext:value-type="float">
            <text:p>685.7</text:p>
          </table:table-cell>
          <table:table-cell office:value-type="float" office:value="696.6" calcext:value-type="float">
            <text:p>696.6</text:p>
          </table:table-cell>
          <table:table-cell office:value-type="float" office:value="667.45" calcext:value-type="float">
            <text:p>667.45</text:p>
          </table:table-cell>
          <table:table-cell office:value-type="float" office:value="625.05" calcext:value-type="float">
            <text:p>625.05</text:p>
          </table:table-cell>
          <table:table-cell office:value-type="float" office:value="524.1" calcext:value-type="float">
            <text:p>524.1</text:p>
          </table:table-cell>
          <table:table-cell office:value-type="float" office:value="674.1" calcext:value-type="float">
            <text:p>674.1</text:p>
          </table:table-cell>
          <table:table-cell office:value-type="float" office:value="719" calcext:value-type="float">
            <text:p>719</text:p>
          </table:table-cell>
          <table:table-cell office:value-type="float" office:value="695.6" calcext:value-type="float">
            <text:p>695.6</text:p>
          </table:table-cell>
          <table:table-cell office:value-type="float" office:value="676.2" calcext:value-type="float">
            <text:p>676.2</text:p>
          </table:table-cell>
          <table:table-cell office:value-type="float" office:value="671.7" calcext:value-type="float">
            <text:p>671.7</text:p>
          </table:table-cell>
          <table:table-cell office:value-type="float" office:value="657.4" calcext:value-type="float">
            <text:p>657.4</text:p>
          </table:table-cell>
          <table:table-cell office:value-type="float" office:value="668.1" calcext:value-type="float">
            <text:p>668.1</text:p>
          </table:table-cell>
          <table:table-cell office:value-type="float" office:value="684.25" calcext:value-type="float">
            <text:p>684.25</text:p>
          </table:table-cell>
          <table:table-cell office:value-type="float" office:value="678.75" calcext:value-type="float">
            <text:p>678.75</text:p>
          </table:table-cell>
          <table:table-cell office:value-type="float" office:value="667.3" calcext:value-type="float">
            <text:p>667.3</text:p>
          </table:table-cell>
          <table:table-cell office:value-type="float" office:value="669.85" calcext:value-type="float">
            <text:p>669.85</text:p>
          </table:table-cell>
          <table:table-cell office:value-type="float" office:value="663.7" calcext:value-type="float">
            <text:p>663.7</text:p>
          </table:table-cell>
          <table:table-cell office:value-type="float" office:value="674.4" calcext:value-type="float">
            <text:p>674.4</text:p>
          </table:table-cell>
          <table:table-cell office:value-type="float" office:value="669.5" calcext:value-type="float">
            <text:p>669.5</text:p>
          </table:table-cell>
          <table:table-cell office:value-type="float" office:value="675.15" calcext:value-type="float">
            <text:p>675.15</text:p>
          </table:table-cell>
          <table:table-cell office:value-type="float" office:value="671.2" calcext:value-type="float">
            <text:p>671.2</text:p>
          </table:table-cell>
          <table:table-cell office:value-type="float" office:value="672.45" calcext:value-type="float">
            <text:p>672.45</text:p>
          </table:table-cell>
          <table:table-cell office:value-type="float" office:value="657.7" calcext:value-type="float">
            <text:p>657.7</text:p>
          </table:table-cell>
          <table:table-cell office:value-type="float" office:value="667.2" calcext:value-type="float">
            <text:p>667.2</text:p>
          </table:table-cell>
          <table:table-cell office:value-type="float" office:value="669.6" calcext:value-type="float">
            <text:p>669.6</text:p>
          </table:table-cell>
          <table:table-cell office:value-type="float" office:value="673.45" calcext:value-type="float">
            <text:p>673.45</text:p>
          </table:table-cell>
          <table:table-cell office:value-type="float" office:value="678" calcext:value-type="float">
            <text:p>678</text:p>
          </table:table-cell>
          <table:table-cell office:value-type="float" office:value="679.8" calcext:value-type="float">
            <text:p>679.8</text:p>
          </table:table-cell>
          <table:table-cell office:value-type="float" office:value="661.05" calcext:value-type="float">
            <text:p>661.05</text:p>
          </table:table-cell>
          <table:table-cell office:value-type="float" office:value="642.8" calcext:value-type="float">
            <text:p>642.8</text:p>
          </table:table-cell>
          <table:table-cell office:value-type="float" office:value="650" calcext:value-type="float">
            <text:p>650</text:p>
          </table:table-cell>
          <table:table-cell office:value-type="float" office:value="679.35" calcext:value-type="float">
            <text:p>679.35</text:p>
          </table:table-cell>
          <table:table-cell office:value-type="float" office:value="686.8" calcext:value-type="float">
            <text:p>686.8</text:p>
          </table:table-cell>
          <table:table-cell office:value-type="float" office:value="691.25" calcext:value-type="float">
            <text:p>691.25</text:p>
          </table:table-cell>
          <table:table-cell office:value-type="float" office:value="670.45" calcext:value-type="float">
            <text:p>670.45</text:p>
          </table:table-cell>
          <table:table-cell office:value-type="float" office:value="629.4" calcext:value-type="float">
            <text:p>629.4</text:p>
          </table:table-cell>
          <table:table-cell office:value-type="float" office:value="523.3" calcext:value-type="float">
            <text:p>523.3</text:p>
          </table:table-cell>
          <table:table-cell office:value-type="float" office:value="675.7" calcext:value-type="float">
            <text:p>675.7</text:p>
          </table:table-cell>
          <table:table-cell office:value-type="float" office:value="710.7" calcext:value-type="float">
            <text:p>710.7</text:p>
          </table:table-cell>
          <table:table-cell office:value-type="float" office:value="687" calcext:value-type="float">
            <text:p>687</text:p>
          </table:table-cell>
          <table:table-cell office:value-type="float" office:value="687.4" calcext:value-type="float">
            <text:p>687.4</text:p>
          </table:table-cell>
          <table:table-cell office:value-type="float" office:value="653.5" calcext:value-type="float">
            <text:p>653.5</text:p>
          </table:table-cell>
          <table:table-cell office:value-type="float" office:value="649.3" calcext:value-type="float">
            <text:p>649.3</text:p>
          </table:table-cell>
          <table:table-cell office:value-type="float" office:value="664.6" calcext:value-type="float">
            <text:p>664.6</text:p>
          </table:table-cell>
          <table:table-cell office:value-type="float" office:value="699.15" calcext:value-type="float">
            <text:p>699.15</text:p>
          </table:table-cell>
          <table:table-cell office:value-type="float" office:value="663.9" calcext:value-type="float">
            <text:p>663.9</text:p>
          </table:table-cell>
          <table:table-cell office:value-type="float" office:value="671" calcext:value-type="float">
            <text:p>671</text:p>
          </table:table-cell>
          <table:table-cell office:value-type="float" office:value="666" calcext:value-type="float">
            <text:p>666</text:p>
          </table:table-cell>
          <table:table-cell office:value-type="float" office:value="654.8" calcext:value-type="float">
            <text:p>654.8</text:p>
          </table:table-cell>
          <table:table-cell office:value-type="float" office:value="650.3" calcext:value-type="float">
            <text:p>650.3</text:p>
          </table:table-cell>
          <table:table-cell office:value-type="float" office:value="673.4" calcext:value-type="float">
            <text:p>673.4</text:p>
          </table:table-cell>
          <table:table-cell office:value-type="float" office:value="655.7" calcext:value-type="float">
            <text:p>655.7</text:p>
          </table:table-cell>
          <table:table-cell office:value-type="float" office:value="660.05" calcext:value-type="float">
            <text:p>660.05</text:p>
          </table:table-cell>
          <table:table-cell office:value-type="float" office:value="651.35" calcext:value-type="float">
            <text:p>651.35</text:p>
          </table:table-cell>
          <table:table-cell office:value-type="float" office:value="647.1" calcext:value-type="float">
            <text:p>647.1</text:p>
          </table:table-cell>
          <table:table-cell office:value-type="float" office:value="653.15" calcext:value-type="float">
            <text:p>653.15</text:p>
          </table:table-cell>
          <table:table-cell office:value-type="float" office:value="655.75" calcext:value-type="float">
            <text:p>655.75</text:p>
          </table:table-cell>
          <table:table-cell office:value-type="float" office:value="668.4" calcext:value-type="float">
            <text:p>668.4</text:p>
          </table:table-cell>
          <table:table-cell office:value-type="float" office:value="677.8" calcext:value-type="float">
            <text:p>677.8</text:p>
          </table:table-cell>
          <table:table-cell office:value-type="float" office:value="684.55" calcext:value-type="float">
            <text:p>684.55</text:p>
          </table:table-cell>
          <table:table-cell office:value-type="float" office:value="660.9" calcext:value-type="float">
            <text:p>660.9</text:p>
          </table:table-cell>
          <table:table-cell office:value-type="float" office:value="641.8" calcext:value-type="float">
            <text:p>641.8</text:p>
          </table:table-cell>
          <table:table-cell office:value-type="float" office:value="661.25" calcext:value-type="float">
            <text:p>661.25</text:p>
          </table:table-cell>
          <table:table-cell office:value-type="float" office:value="677.25" calcext:value-type="float">
            <text:p>677.25</text:p>
          </table:table-cell>
          <table:table-cell office:value-type="float" office:value="678.5" calcext:value-type="float">
            <text:p>678.5</text:p>
          </table:table-cell>
          <table:table-cell office:value-type="float" office:value="686.15" calcext:value-type="float">
            <text:p>686.15</text:p>
          </table:table-cell>
          <table:table-cell office:value-type="float" office:value="667.1" calcext:value-type="float">
            <text:p>667.1</text:p>
          </table:table-cell>
          <table:table-cell office:value-type="float" office:value="628.85" calcext:value-type="float">
            <text:p>628.85</text:p>
          </table:table-cell>
          <table:table-cell office:value-type="float" office:value="529.25" calcext:value-type="float">
            <text:p>529.25</text:p>
          </table:table-cell>
          <table:table-cell office:value-type="float" office:value="690.4" calcext:value-type="float">
            <text:p>690.4</text:p>
          </table:table-cell>
          <table:table-cell office:value-type="float" office:value="674.4" calcext:value-type="float">
            <text:p>674.4</text:p>
          </table:table-cell>
          <table:table-cell office:value-type="float" office:value="689.5" calcext:value-type="float">
            <text:p>689.5</text:p>
          </table:table-cell>
          <table:table-cell office:value-type="float" office:value="687.1" calcext:value-type="float">
            <text:p>687.1</text:p>
          </table:table-cell>
          <table:table-cell office:value-type="float" office:value="661.65" calcext:value-type="float">
            <text:p>661.65</text:p>
          </table:table-cell>
          <table:table-cell office:value-type="float" office:value="653.7" calcext:value-type="float">
            <text:p>653.7</text:p>
          </table:table-cell>
          <table:table-cell office:value-type="float" office:value="662.85" calcext:value-type="float">
            <text:p>662.85</text:p>
          </table:table-cell>
          <table:table-cell office:value-type="float" office:value="678.15" calcext:value-type="float">
            <text:p>678.15</text:p>
          </table:table-cell>
          <table:table-cell office:value-type="float" office:value="678.4" calcext:value-type="float">
            <text:p>678.4</text:p>
          </table:table-cell>
          <table:table-cell office:value-type="float" office:value="677.55" calcext:value-type="float">
            <text:p>677.55</text:p>
          </table:table-cell>
          <table:table-cell office:value-type="float" office:value="668.95" calcext:value-type="float">
            <text:p>668.95</text:p>
          </table:table-cell>
          <table:table-cell office:value-type="float" office:value="677.3" calcext:value-type="float">
            <text:p>677.3</text:p>
          </table:table-cell>
          <table:table-cell office:value-type="float" office:value="682.8" calcext:value-type="float">
            <text:p>682.8</text:p>
          </table:table-cell>
          <table:table-cell office:value-type="float" office:value="682.6" calcext:value-type="float">
            <text:p>682.6</text:p>
          </table:table-cell>
          <table:table-cell office:value-type="float" office:value="677.1" calcext:value-type="float">
            <text:p>677.1</text:p>
          </table:table-cell>
          <table:table-cell office:value-type="float" office:value="679.6" calcext:value-type="float">
            <text:p>679.6</text:p>
          </table:table-cell>
          <table:table-cell office:value-type="float" office:value="654.7" calcext:value-type="float">
            <text:p>654.7</text:p>
          </table:table-cell>
          <table:table-cell office:value-type="float" office:value="661" calcext:value-type="float">
            <text:p>661</text:p>
          </table:table-cell>
          <table:table-cell office:value-type="float" office:value="667.5" calcext:value-type="float">
            <text:p>667.5</text:p>
          </table:table-cell>
          <table:table-cell office:value-type="float" office:value="673.3" calcext:value-type="float">
            <text:p>673.3</text:p>
          </table:table-cell>
          <table:table-cell office:value-type="float" office:value="669.4" calcext:value-type="float">
            <text:p>669.4</text:p>
          </table:table-cell>
          <table:table-cell office:value-type="float" office:value="688.35" calcext:value-type="float">
            <text:p>688.35</text:p>
          </table:table-cell>
          <table:table-cell office:value-type="float" office:value="696.75" calcext:value-type="float">
            <text:p>696.75</text:p>
          </table:table-cell>
          <table:table-cell office:value-type="float" office:value="665.1" calcext:value-type="float">
            <text:p>665.1</text:p>
          </table:table-cell>
          <table:table-cell office:value-type="float" office:value="646.65" calcext:value-type="float">
            <text:p>646.65</text:p>
          </table:table-cell>
          <table:table-cell office:value-type="float" office:value="652.7" calcext:value-type="float">
            <text:p>652.7</text:p>
          </table:table-cell>
          <table:table-cell office:value-type="float" office:value="683.3" calcext:value-type="float">
            <text:p>683.3</text:p>
          </table:table-cell>
          <table:table-cell office:value-type="float" office:value="676.1" calcext:value-type="float">
            <text:p>676.1</text:p>
          </table:table-cell>
          <table:table-cell office:value-type="float" office:value="655.7" calcext:value-type="float">
            <text:p>655.7</text:p>
          </table:table-cell>
          <table:table-cell office:value-type="float" office:value="671.4" calcext:value-type="float">
            <text:p>671.4</text:p>
          </table:table-cell>
          <table:table-cell office:value-type="float" office:value="623.5" calcext:value-type="float">
            <text:p>623.5</text:p>
          </table:table-cell>
          <table:table-cell office:value-type="float" office:value="523.1" calcext:value-type="float">
            <text:p>523.1</text:p>
          </table:table-cell>
          <table:table-cell office:value-type="float" office:value="672" calcext:value-type="float">
            <text:p>672</text:p>
          </table:table-cell>
          <table:table-cell office:value-type="float" office:value="667.45" calcext:value-type="float">
            <text:p>667.45</text:p>
          </table:table-cell>
          <table:table-cell office:value-type="float" office:value="682.9" calcext:value-type="float">
            <text:p>682.9</text:p>
          </table:table-cell>
          <table:table-cell office:value-type="float" office:value="690.8" calcext:value-type="float">
            <text:p>690.8</text:p>
          </table:table-cell>
          <table:table-cell office:value-type="float" office:value="659.75" calcext:value-type="float">
            <text:p>659.75</text:p>
          </table:table-cell>
          <table:table-cell office:value-type="float" office:value="659.8" calcext:value-type="float">
            <text:p>659.8</text:p>
          </table:table-cell>
          <table:table-cell office:value-type="float" office:value="667.45" calcext:value-type="float">
            <text:p>667.45</text:p>
          </table:table-cell>
          <table:table-cell office:value-type="float" office:value="686.05" calcext:value-type="float">
            <text:p>686.05</text:p>
          </table:table-cell>
          <table:table-cell office:value-type="float" office:value="677.8" calcext:value-type="float">
            <text:p>677.8</text:p>
          </table:table-cell>
          <table:table-cell office:value-type="float" office:value="672.85" calcext:value-type="float">
            <text:p>672.85</text:p>
          </table:table-cell>
          <table:table-cell office:value-type="float" office:value="665.8" calcext:value-type="float">
            <text:p>665.8</text:p>
          </table:table-cell>
          <table:table-cell office:value-type="float" office:value="656.1" calcext:value-type="float">
            <text:p>656.1</text:p>
          </table:table-cell>
          <table:table-cell office:value-type="float" office:value="671.4" calcext:value-type="float">
            <text:p>671.4</text:p>
          </table:table-cell>
          <table:table-cell office:value-type="float" office:value="660.4" calcext:value-type="float">
            <text:p>660.4</text:p>
          </table:table-cell>
          <table:table-cell office:value-type="float" office:value="672.5" calcext:value-type="float">
            <text:p>672.5</text:p>
          </table:table-cell>
          <table:table-cell office:value-type="float" office:value="646" calcext:value-type="float">
            <text:p>646</text:p>
          </table:table-cell>
          <table:table-cell office:value-type="float" office:value="648.4" calcext:value-type="float">
            <text:p>648.4</text:p>
          </table:table-cell>
          <table:table-cell office:value-type="float" office:value="652.25" calcext:value-type="float">
            <text:p>652.25</text:p>
          </table:table-cell>
          <table:table-cell office:value-type="float" office:value="672.4" calcext:value-type="float">
            <text:p>672.4</text:p>
          </table:table-cell>
          <table:table-cell office:value-type="float" office:value="652.85" calcext:value-type="float">
            <text:p>652.85</text:p>
          </table:table-cell>
          <table:table-cell office:value-type="float" office:value="673.6" calcext:value-type="float">
            <text:p>673.6</text:p>
          </table:table-cell>
          <table:table-cell office:value-type="float" office:value="688.1" calcext:value-type="float">
            <text:p>688.1</text:p>
          </table:table-cell>
          <table:table-cell office:value-type="float" office:value="675.3" calcext:value-type="float">
            <text:p>675.3</text:p>
          </table:table-cell>
          <table:table-cell office:value-type="float" office:value="669.8" calcext:value-type="float">
            <text:p>669.8</text:p>
          </table:table-cell>
          <table:table-cell office:value-type="float" office:value="641.9" calcext:value-type="float">
            <text:p>641.9</text:p>
          </table:table-cell>
          <table:table-cell office:value-type="float" office:value="654.45" calcext:value-type="float">
            <text:p>654.45</text:p>
          </table:table-cell>
          <table:table-cell office:value-type="float" office:value="672.2" calcext:value-type="float">
            <text:p>672.2</text:p>
          </table:table-cell>
          <table:table-cell office:value-type="float" office:value="673.6" calcext:value-type="float">
            <text:p>673.6</text:p>
          </table:table-cell>
          <table:table-cell office:value-type="float" office:value="678.4" calcext:value-type="float">
            <text:p>678.4</text:p>
          </table:table-cell>
          <table:table-cell office:value-type="float" office:value="661.5" calcext:value-type="float">
            <text:p>661.5</text:p>
          </table:table-cell>
          <table:table-cell office:value-type="float" office:value="617" calcext:value-type="float">
            <text:p>617</text:p>
          </table:table-cell>
          <table:table-cell office:value-type="float" office:value="524.15" calcext:value-type="float">
            <text:p>524.15</text:p>
          </table:table-cell>
          <table:table-cell office:value-type="float" office:value="674.4" calcext:value-type="float">
            <text:p>674.4</text:p>
          </table:table-cell>
          <table:table-cell office:value-type="float" office:value="671.85" calcext:value-type="float">
            <text:p>671.85</text:p>
          </table:table-cell>
          <table:table-cell office:value-type="float" office:value="690.7" calcext:value-type="float">
            <text:p>690.7</text:p>
          </table:table-cell>
          <table:table-cell office:value-type="float" office:value="681.6" calcext:value-type="float">
            <text:p>681.6</text:p>
          </table:table-cell>
          <table:table-cell office:value-type="float" office:value="669.7" calcext:value-type="float">
            <text:p>669.7</text:p>
          </table:table-cell>
          <table:table-cell office:value-type="float" office:value="654.55" calcext:value-type="float">
            <text:p>654.55</text:p>
          </table:table-cell>
          <table:table-cell office:value-type="float" office:value="662.1" calcext:value-type="float">
            <text:p>662.1</text:p>
          </table:table-cell>
          <table:table-cell office:value-type="float" office:value="690.7" calcext:value-type="float">
            <text:p>690.7</text:p>
          </table:table-cell>
          <table:table-cell office:value-type="float" office:value="658.75" calcext:value-type="float">
            <text:p>658.75</text:p>
          </table:table-cell>
          <table:table-cell office:value-type="float" office:value="679.9" calcext:value-type="float">
            <text:p>679.9</text:p>
          </table:table-cell>
          <table:table-cell office:value-type="float" office:value="656.6" calcext:value-type="float">
            <text:p>656.6</text:p>
          </table:table-cell>
          <table:table-cell office:value-type="float" office:value="659.7" calcext:value-type="float">
            <text:p>659.7</text:p>
          </table:table-cell>
          <table:table-cell office:value-type="float" office:value="671.75" calcext:value-type="float">
            <text:p>671.75</text:p>
          </table:table-cell>
          <table:table-cell office:value-type="float" office:value="676.7" calcext:value-type="float">
            <text:p>676.7</text:p>
          </table:table-cell>
          <table:table-cell office:value-type="float" office:value="654.8" calcext:value-type="float">
            <text:p>654.8</text:p>
          </table:table-cell>
          <table:table-cell office:value-type="float" office:value="671.2" calcext:value-type="float">
            <text:p>671.2</text:p>
          </table:table-cell>
          <table:table-cell office:value-type="float" office:value="649.05" calcext:value-type="float">
            <text:p>649.05</text:p>
          </table:table-cell>
          <table:table-cell office:value-type="float" office:value="645.05" calcext:value-type="float">
            <text:p>645.05</text:p>
          </table:table-cell>
          <table:table-cell office:value-type="float" office:value="667.2" calcext:value-type="float">
            <text:p>667.2</text:p>
          </table:table-cell>
          <table:table-cell office:value-type="float" office:value="663" calcext:value-type="float">
            <text:p>663</text:p>
          </table:table-cell>
          <table:table-cell office:value-type="float" office:value="658.8" calcext:value-type="float">
            <text:p>658.8</text:p>
          </table:table-cell>
          <table:table-cell office:value-type="float" office:value="687.4" calcext:value-type="float">
            <text:p>687.4</text:p>
          </table:table-cell>
          <table:table-cell office:value-type="float" office:value="688.95" calcext:value-type="float">
            <text:p>688.95</text:p>
          </table:table-cell>
          <table:table-cell office:value-type="float" office:value="674.5" calcext:value-type="float">
            <text:p>674.5</text:p>
          </table:table-cell>
          <table:table-cell office:value-type="float" office:value="646.2" calcext:value-type="float">
            <text:p>646.2</text:p>
          </table:table-cell>
          <table:table-cell office:value-type="float" office:value="662.5" calcext:value-type="float">
            <text:p>662.5</text:p>
          </table:table-cell>
          <table:table-cell office:value-type="float" office:value="677.75" calcext:value-type="float">
            <text:p>677.75</text:p>
          </table:table-cell>
          <table:table-cell office:value-type="float" office:value="685.6" calcext:value-type="float">
            <text:p>685.6</text:p>
          </table:table-cell>
          <table:table-cell office:value-type="float" office:value="671.45" calcext:value-type="float">
            <text:p>671.45</text:p>
          </table:table-cell>
          <table:table-cell office:value-type="float" office:value="676" calcext:value-type="float">
            <text:p>676</text:p>
          </table:table-cell>
          <table:table-cell office:value-type="float" office:value="633" calcext:value-type="float">
            <text:p>633</text:p>
          </table:table-cell>
          <table:table-cell office:value-type="float" office:value="525.2" calcext:value-type="float">
            <text:p>525.2</text:p>
          </table:table-cell>
          <table:table-cell office:value-type="float" office:value="684.7" calcext:value-type="float">
            <text:p>684.7</text:p>
          </table:table-cell>
          <table:table-cell office:value-type="float" office:value="671.25" calcext:value-type="float">
            <text:p>671.25</text:p>
          </table:table-cell>
          <table:table-cell office:value-type="float" office:value="679.95" calcext:value-type="float">
            <text:p>679.95</text:p>
          </table:table-cell>
          <table:table-cell office:value-type="float" office:value="696.6" calcext:value-type="float">
            <text:p>696.6</text:p>
          </table:table-cell>
          <table:table-cell office:value-type="float" office:value="671" calcext:value-type="float">
            <text:p>671</text:p>
          </table:table-cell>
          <table:table-cell office:value-type="float" office:value="658.65" calcext:value-type="float">
            <text:p>658.65</text:p>
          </table:table-cell>
          <table:table-cell office:value-type="float" office:value="678.9" calcext:value-type="float">
            <text:p>678.9</text:p>
          </table:table-cell>
          <table:table-cell office:value-type="float" office:value="685.25" calcext:value-type="float">
            <text:p>685.25</text:p>
          </table:table-cell>
          <table:table-cell office:value-type="float" office:value="676.35" calcext:value-type="float">
            <text:p>676.35</text:p>
          </table:table-cell>
          <table:table-cell office:value-type="float" office:value="679.2" calcext:value-type="float">
            <text:p>679.2</text:p>
          </table:table-cell>
          <table:table-cell office:value-type="float" office:value="658.3" calcext:value-type="float">
            <text:p>658.3</text:p>
          </table:table-cell>
          <table:table-cell office:value-type="float" office:value="645.5" calcext:value-type="float">
            <text:p>645.5</text:p>
          </table:table-cell>
          <table:table-cell office:value-type="float" office:value="675.15" calcext:value-type="float">
            <text:p>675.15</text:p>
          </table:table-cell>
          <table:table-cell office:value-type="float" office:value="673.65" calcext:value-type="float">
            <text:p>673.65</text:p>
          </table:table-cell>
          <table:table-cell office:value-type="float" office:value="708.7" calcext:value-type="float">
            <text:p>708.7</text:p>
          </table:table-cell>
          <table:table-cell office:value-type="float" office:value="660.3" calcext:value-type="float">
            <text:p>660.3</text:p>
          </table:table-cell>
          <table:table-cell office:value-type="float" office:value="655.3" calcext:value-type="float">
            <text:p>655.3</text:p>
          </table:table-cell>
          <table:table-cell office:value-type="float" office:value="651.4" calcext:value-type="float">
            <text:p>651.4</text:p>
          </table:table-cell>
          <table:table-cell office:value-type="float" office:value="672.1" calcext:value-type="float">
            <text:p>672.1</text:p>
          </table:table-cell>
          <table:table-cell office:value-type="float" office:value="663.2" calcext:value-type="float">
            <text:p>663.2</text:p>
          </table:table-cell>
          <table:table-cell office:value-type="float" office:value="666.8" calcext:value-type="float">
            <text:p>666.8</text:p>
          </table:table-cell>
          <table:table-cell office:value-type="float" office:value="678.65" calcext:value-type="float">
            <text:p>678.65</text:p>
          </table:table-cell>
          <table:table-cell office:value-type="float" office:value="690" calcext:value-type="float">
            <text:p>690</text:p>
          </table:table-cell>
          <table:table-cell office:value-type="float" office:value="666.25" calcext:value-type="float">
            <text:p>666.25</text:p>
          </table:table-cell>
          <table:table-cell office:value-type="float" office:value="641.75" calcext:value-type="float">
            <text:p>641.75</text:p>
          </table:table-cell>
          <table:table-cell office:value-type="float" office:value="659.85" calcext:value-type="float">
            <text:p>659.85</text:p>
          </table:table-cell>
          <table:table-cell office:value-type="float" office:value="690.6" calcext:value-type="float">
            <text:p>690.6</text:p>
          </table:table-cell>
          <table:table-cell office:value-type="float" office:value="687.3" calcext:value-type="float">
            <text:p>687.3</text:p>
          </table:table-cell>
          <table:table-cell office:value-type="float" office:value="676.35" calcext:value-type="float">
            <text:p>676.35</text:p>
          </table:table-cell>
          <table:table-cell office:value-type="float" office:value="674.05" calcext:value-type="float">
            <text:p>674.05</text:p>
          </table:table-cell>
          <table:table-cell office:value-type="float" office:value="632.75" calcext:value-type="float">
            <text:p>632.75</text:p>
          </table:table-cell>
          <table:table-cell office:value-type="float" office:value="603.6" calcext:value-type="float">
            <text:p>603.6</text:p>
          </table:table-cell>
          <table:table-cell office:value-type="float" office:value="677.25" calcext:value-type="float">
            <text:p>677.25</text:p>
          </table:table-cell>
          <table:table-cell office:value-type="float" office:value="682.45" calcext:value-type="float">
            <text:p>682.45</text:p>
          </table:table-cell>
          <table:table-cell office:value-type="float" office:value="668.45" calcext:value-type="float">
            <text:p>668.45</text:p>
          </table:table-cell>
          <table:table-cell office:value-type="float" office:value="688.55" calcext:value-type="float">
            <text:p>688.55</text:p>
          </table:table-cell>
          <table:table-cell office:value-type="float" office:value="668.05" calcext:value-type="float">
            <text:p>668.05</text:p>
          </table:table-cell>
          <table:table-cell office:value-type="float" office:value="659.7" calcext:value-type="float">
            <text:p>659.7</text:p>
          </table:table-cell>
          <table:table-cell office:value-type="float" office:value="671" calcext:value-type="float">
            <text:p>671</text:p>
          </table:table-cell>
          <table:table-cell office:value-type="float" office:value="683.4" calcext:value-type="float">
            <text:p>683.4</text:p>
          </table:table-cell>
          <table:table-cell office:value-type="float" office:value="678.45" calcext:value-type="float">
            <text:p>678.45</text:p>
          </table:table-cell>
          <table:table-cell office:value-type="float" office:value="679.05" calcext:value-type="float">
            <text:p>679.05</text:p>
          </table:table-cell>
          <table:table-cell office:value-type="float" office:value="669.25" calcext:value-type="float">
            <text:p>669.25</text:p>
          </table:table-cell>
          <table:table-cell office:value-type="float" office:value="652.75" calcext:value-type="float">
            <text:p>652.75</text:p>
          </table:table-cell>
          <table:table-cell office:value-type="float" office:value="665.6" calcext:value-type="float">
            <text:p>665.6</text:p>
          </table:table-cell>
          <table:table-cell office:value-type="float" office:value="657.2" calcext:value-type="float">
            <text:p>657.2</text:p>
          </table:table-cell>
          <table:table-cell office:value-type="float" office:value="667.3" calcext:value-type="float">
            <text:p>667.3</text:p>
          </table:table-cell>
          <table:table-cell office:value-type="float" office:value="637.95" calcext:value-type="float">
            <text:p>637.95</text:p>
          </table:table-cell>
          <table:table-cell office:value-type="float" office:value="655.4" calcext:value-type="float">
            <text:p>655.4</text:p>
          </table:table-cell>
          <table:table-cell office:value-type="float" office:value="647.3" calcext:value-type="float">
            <text:p>647.3</text:p>
          </table:table-cell>
          <table:table-cell office:value-type="float" office:value="675.05" calcext:value-type="float">
            <text:p>675.05</text:p>
          </table:table-cell>
          <table:table-cell office:value-type="float" office:value="661.4" calcext:value-type="float">
            <text:p>661.4</text:p>
          </table:table-cell>
          <table:table-cell office:value-type="float" office:value="665.65" calcext:value-type="float">
            <text:p>665.65</text:p>
          </table:table-cell>
          <table:table-cell office:value-type="float" office:value="692.15" calcext:value-type="float">
            <text:p>692.15</text:p>
          </table:table-cell>
          <table:table-cell office:value-type="float" office:value="683.75" calcext:value-type="float">
            <text:p>683.75</text:p>
          </table:table-cell>
          <table:table-cell office:value-type="float" office:value="664.6" calcext:value-type="float">
            <text:p>664.6</text:p>
          </table:table-cell>
          <table:table-cell office:value-type="float" office:value="641.3" calcext:value-type="float">
            <text:p>641.3</text:p>
          </table:table-cell>
          <table:table-cell office:value-type="float" office:value="663" calcext:value-type="float">
            <text:p>663</text:p>
          </table:table-cell>
          <table:table-cell office:value-type="float" office:value="686.35" calcext:value-type="float">
            <text:p>686.35</text:p>
          </table:table-cell>
          <table:table-cell office:value-type="float" office:value="671.8" calcext:value-type="float">
            <text:p>671.8</text:p>
          </table:table-cell>
          <table:table-cell office:value-type="float" office:value="663.2" calcext:value-type="float">
            <text:p>663.2</text:p>
          </table:table-cell>
          <table:table-cell office:value-type="float" office:value="672.6" calcext:value-type="float">
            <text:p>672.6</text:p>
          </table:table-cell>
          <table:table-cell office:value-type="float" office:value="701.15" calcext:value-type="float">
            <text:p>701.15</text:p>
          </table:table-cell>
          <table:table-cell office:value-type="float" office:value="536.5" calcext:value-type="float">
            <text:p>536.5</text:p>
          </table:table-cell>
          <table:table-cell office:value-type="float" office:value="674.2" calcext:value-type="float">
            <text:p>674.2</text:p>
          </table:table-cell>
          <table:table-cell office:value-type="float" office:value="690.8" calcext:value-type="float">
            <text:p>690.8</text:p>
          </table:table-cell>
          <table:table-cell office:value-type="float" office:value="677.25" calcext:value-type="float">
            <text:p>677.25</text:p>
          </table:table-cell>
          <table:table-cell office:value-type="float" office:value="694.75" calcext:value-type="float">
            <text:p>694.75</text:p>
          </table:table-cell>
          <table:table-cell office:value-type="float" office:value="673.65" calcext:value-type="float">
            <text:p>673.65</text:p>
          </table:table-cell>
          <table:table-cell office:value-type="float" office:value="648.8" calcext:value-type="float">
            <text:p>648.8</text:p>
          </table:table-cell>
          <table:table-cell office:value-type="float" office:value="676.9" calcext:value-type="float">
            <text:p>676.9</text:p>
          </table:table-cell>
          <table:table-cell office:value-type="float" office:value="682" calcext:value-type="float">
            <text:p>682</text:p>
          </table:table-cell>
          <table:table-cell office:value-type="float" office:value="673.15" calcext:value-type="float">
            <text:p>673.15</text:p>
          </table:table-cell>
          <table:table-cell office:value-type="float" office:value="668.6" calcext:value-type="float">
            <text:p>668.6</text:p>
          </table:table-cell>
          <table:table-cell office:value-type="float" office:value="647.9" calcext:value-type="float">
            <text:p>647.9</text:p>
          </table:table-cell>
          <table:table-cell office:value-type="float" office:value="663.25" calcext:value-type="float">
            <text:p>663.25</text:p>
          </table:table-cell>
          <table:table-cell office:value-type="float" office:value="656.8" calcext:value-type="float">
            <text:p>656.8</text:p>
          </table:table-cell>
          <table:table-cell office:value-type="float" office:value="664.8" calcext:value-type="float">
            <text:p>664.8</text:p>
          </table:table-cell>
          <table:table-cell office:value-type="float" office:value="652.05" calcext:value-type="float">
            <text:p>652.05</text:p>
          </table:table-cell>
          <table:table-cell office:value-type="float" office:value="651.65" calcext:value-type="float">
            <text:p>651.65</text:p>
          </table:table-cell>
          <table:table-cell office:value-type="float" office:value="659.7" calcext:value-type="float">
            <text:p>659.7</text:p>
          </table:table-cell>
          <table:table-cell office:value-type="float" office:value="652.6" calcext:value-type="float">
            <text:p>652.6</text:p>
          </table:table-cell>
          <table:table-cell office:value-type="float" office:value="657.65" calcext:value-type="float">
            <text:p>657.65</text:p>
          </table:table-cell>
          <table:table-cell office:value-type="float" office:value="661.8" calcext:value-type="float">
            <text:p>661.8</text:p>
          </table:table-cell>
          <table:table-cell office:value-type="float" office:value="672.3" calcext:value-type="float">
            <text:p>672.3</text:p>
          </table:table-cell>
          <table:table-cell office:value-type="float" office:value="687.6" calcext:value-type="float">
            <text:p>687.6</text:p>
          </table:table-cell>
          <table:table-cell office:value-type="float" office:value="690.15" calcext:value-type="float">
            <text:p>690.15</text:p>
          </table:table-cell>
          <table:table-cell office:value-type="float" office:value="684.15" calcext:value-type="float">
            <text:p>684.15</text:p>
          </table:table-cell>
          <table:table-cell office:value-type="float" office:value="641.2" calcext:value-type="float">
            <text:p>641.2</text:p>
          </table:table-cell>
          <table:table-cell office:value-type="float" office:value="656.35" calcext:value-type="float">
            <text:p>656.35</text:p>
          </table:table-cell>
          <table:table-cell office:value-type="float" office:value="694.4" calcext:value-type="float">
            <text:p>694.4</text:p>
          </table:table-cell>
          <table:table-cell office:value-type="float" office:value="667.6" calcext:value-type="float">
            <text:p>667.6</text:p>
          </table:table-cell>
          <table:table-cell office:value-type="float" office:value="658.9" calcext:value-type="float">
            <text:p>658.9</text:p>
          </table:table-cell>
          <table:table-cell office:value-type="float" office:value="662.85" calcext:value-type="float">
            <text:p>662.85</text:p>
          </table:table-cell>
          <table:table-cell office:value-type="float" office:value="624.95" calcext:value-type="float">
            <text:p>624.95</text:p>
          </table:table-cell>
          <table:table-cell office:value-type="float" office:value="521.95" calcext:value-type="float">
            <text:p>521.95</text:p>
          </table:table-cell>
          <table:table-cell office:value-type="float" office:value="670.3" calcext:value-type="float">
            <text:p>670.3</text:p>
          </table:table-cell>
          <table:table-cell office:value-type="float" office:value="676.7" calcext:value-type="float">
            <text:p>676.7</text:p>
          </table:table-cell>
          <table:table-cell office:value-type="float" office:value="668.8" calcext:value-type="float">
            <text:p>668.8</text:p>
          </table:table-cell>
          <table:table-cell office:value-type="float" office:value="696.2" calcext:value-type="float">
            <text:p>696.2</text:p>
          </table:table-cell>
          <table:table-cell office:value-type="float" office:value="669.85" calcext:value-type="float">
            <text:p>669.85</text:p>
          </table:table-cell>
          <table:table-cell office:value-type="float" office:value="643.45" calcext:value-type="float">
            <text:p>643.45</text:p>
          </table:table-cell>
          <table:table-cell office:value-type="float" office:value="677.75" calcext:value-type="float">
            <text:p>677.75</text:p>
          </table:table-cell>
          <table:table-cell office:value-type="float" office:value="687.05" calcext:value-type="float">
            <text:p>687.05</text:p>
          </table:table-cell>
          <table:table-cell office:value-type="float" office:value="680.9" calcext:value-type="float">
            <text:p>680.9</text:p>
          </table:table-cell>
          <table:table-cell office:value-type="float" office:value="671.1" calcext:value-type="float">
            <text:p>671.1</text:p>
          </table:table-cell>
          <table:table-cell office:value-type="float" office:value="669.25" calcext:value-type="float">
            <text:p>669.25</text:p>
          </table:table-cell>
          <table:table-cell office:value-type="float" office:value="648.75" calcext:value-type="float">
            <text:p>648.75</text:p>
          </table:table-cell>
          <table:table-cell office:value-type="float" office:value="650.95" calcext:value-type="float">
            <text:p>650.95</text:p>
          </table:table-cell>
          <table:table-cell office:value-type="float" office:value="663.75" calcext:value-type="float">
            <text:p>663.75</text:p>
          </table:table-cell>
          <table:table-cell office:value-type="float" office:value="662.65" calcext:value-type="float">
            <text:p>662.65</text:p>
          </table:table-cell>
          <table:table-cell office:value-type="float" office:value="666.6" calcext:value-type="float">
            <text:p>666.6</text:p>
          </table:table-cell>
          <table:table-cell office:value-type="float" office:value="654.15" calcext:value-type="float">
            <text:p>654.15</text:p>
          </table:table-cell>
          <table:table-cell office:value-type="float" office:value="657.3" calcext:value-type="float">
            <text:p>657.3</text:p>
          </table:table-cell>
          <table:table-cell office:value-type="float" office:value="664.1" calcext:value-type="float">
            <text:p>664.1</text:p>
          </table:table-cell>
          <table:table-cell office:value-type="float" office:value="654" calcext:value-type="float">
            <text:p>654</text:p>
          </table:table-cell>
          <table:table-cell office:value-type="float" office:value="674.05" calcext:value-type="float">
            <text:p>674.05</text:p>
          </table:table-cell>
          <table:table-cell office:value-type="float" office:value="696.55" calcext:value-type="float">
            <text:p>696.55</text:p>
          </table:table-cell>
          <table:table-cell office:value-type="float" office:value="688.9" calcext:value-type="float">
            <text:p>688.9</text:p>
          </table:table-cell>
          <table:table-cell office:value-type="float" office:value="667.95" calcext:value-type="float">
            <text:p>667.95</text:p>
          </table:table-cell>
          <table:table-cell office:value-type="float" office:value="641.65" calcext:value-type="float">
            <text:p>641.65</text:p>
          </table:table-cell>
          <table:table-cell office:value-type="float" office:value="657.2" calcext:value-type="float">
            <text:p>657.2</text:p>
          </table:table-cell>
          <table:table-cell office:value-type="float" office:value="682.45" calcext:value-type="float">
            <text:p>682.45</text:p>
          </table:table-cell>
          <table:table-cell office:value-type="float" office:value="666.6" calcext:value-type="float">
            <text:p>666.6</text:p>
          </table:table-cell>
          <table:table-cell office:value-type="float" office:value="670.35" calcext:value-type="float">
            <text:p>670.35</text:p>
          </table:table-cell>
          <table:table-cell office:value-type="float" office:value="676.7" calcext:value-type="float">
            <text:p>676.7</text:p>
          </table:table-cell>
          <table:table-cell office:value-type="float" office:value="625.25" calcext:value-type="float">
            <text:p>625.25</text:p>
          </table:table-cell>
          <table:table-cell office:value-type="float" office:value="532.6" calcext:value-type="float">
            <text:p>532.6</text:p>
          </table:table-cell>
          <table:table-cell office:value-type="float" office:value="675.95" calcext:value-type="float">
            <text:p>675.95</text:p>
          </table:table-cell>
          <table:table-cell office:value-type="float" office:value="674" calcext:value-type="float">
            <text:p>674</text:p>
          </table:table-cell>
          <table:table-cell office:value-type="float" office:value="675.95" calcext:value-type="float">
            <text:p>675.95</text:p>
          </table:table-cell>
          <table:table-cell office:value-type="float" office:value="705.4" calcext:value-type="float">
            <text:p>705.4</text:p>
          </table:table-cell>
          <table:table-cell office:value-type="float" office:value="669.75" calcext:value-type="float">
            <text:p>669.75</text:p>
          </table:table-cell>
          <table:table-cell office:value-type="float" office:value="647.5" calcext:value-type="float">
            <text:p>647.5</text:p>
          </table:table-cell>
          <table:table-cell office:value-type="float" office:value="677.3" calcext:value-type="float">
            <text:p>677.3</text:p>
          </table:table-cell>
          <table:table-cell office:value-type="float" office:value="687.1" calcext:value-type="float">
            <text:p>687.1</text:p>
          </table:table-cell>
          <table:table-cell office:value-type="float" office:value="679" calcext:value-type="float">
            <text:p>679</text:p>
          </table:table-cell>
          <table:table-cell office:value-type="float" office:value="663.8" calcext:value-type="float">
            <text:p>663.8</text:p>
          </table:table-cell>
          <table:table-cell office:value-type="float" office:value="658.6" calcext:value-type="float">
            <text:p>658.6</text:p>
          </table:table-cell>
          <table:table-cell office:value-type="float" office:value="655.45" calcext:value-type="float">
            <text:p>655.45</text:p>
          </table:table-cell>
          <table:table-cell office:value-type="float" office:value="662.1" calcext:value-type="float">
            <text:p>662.1</text:p>
          </table:table-cell>
          <table:table-cell office:value-type="float" office:value="645.9" calcext:value-type="float">
            <text:p>645.9</text:p>
          </table:table-cell>
          <table:table-cell office:value-type="float" office:value="660.85" calcext:value-type="float">
            <text:p>660.85</text:p>
          </table:table-cell>
          <table:table-cell office:value-type="float" office:value="664.8" calcext:value-type="float">
            <text:p>664.8</text:p>
          </table:table-cell>
          <table:table-cell office:value-type="float" office:value="652.1" calcext:value-type="float">
            <text:p>652.1</text:p>
          </table:table-cell>
          <table:table-cell office:value-type="float" office:value="650" calcext:value-type="float">
            <text:p>650</text:p>
          </table:table-cell>
          <table:table-cell office:value-type="float" office:value="654.55" calcext:value-type="float">
            <text:p>654.55</text:p>
          </table:table-cell>
          <table:table-cell office:value-type="float" office:value="668.2" calcext:value-type="float">
            <text:p>668.2</text:p>
          </table:table-cell>
          <table:table-cell office:value-type="float" office:value="673.7" calcext:value-type="float">
            <text:p>673.7</text:p>
          </table:table-cell>
          <table:table-cell office:value-type="float" office:value="700.45" calcext:value-type="float">
            <text:p>700.45</text:p>
          </table:table-cell>
          <table:table-cell office:value-type="float" office:value="692.65" calcext:value-type="float">
            <text:p>692.65</text:p>
          </table:table-cell>
          <table:table-cell office:value-type="float" office:value="675.55" calcext:value-type="float">
            <text:p>675.55</text:p>
          </table:table-cell>
          <table:table-cell office:value-type="float" office:value="649.15" calcext:value-type="float">
            <text:p>649.15</text:p>
          </table:table-cell>
          <table:table-cell office:value-type="float" office:value="656.65" calcext:value-type="float">
            <text:p>656.65</text:p>
          </table:table-cell>
          <table:table-cell office:value-type="float" office:value="687.3" calcext:value-type="float">
            <text:p>687.3</text:p>
          </table:table-cell>
          <table:table-cell office:value-type="float" office:value="672.35" calcext:value-type="float">
            <text:p>672.35</text:p>
          </table:table-cell>
          <table:table-cell office:value-type="float" office:value="677.2" calcext:value-type="float">
            <text:p>677.2</text:p>
          </table:table-cell>
          <table:table-cell office:value-type="float" office:value="659.25" calcext:value-type="float">
            <text:p>659.25</text:p>
          </table:table-cell>
          <table:table-cell office:value-type="float" office:value="621.45" calcext:value-type="float">
            <text:p>621.45</text:p>
          </table:table-cell>
          <table:table-cell office:value-type="float" office:value="531.05" calcext:value-type="float">
            <text:p>531.05</text:p>
          </table:table-cell>
          <table:table-cell office:value-type="float" office:value="677.3" calcext:value-type="float">
            <text:p>677.3</text:p>
          </table:table-cell>
          <table:table-cell office:value-type="float" office:value="683.55" calcext:value-type="float">
            <text:p>683.55</text:p>
          </table:table-cell>
          <table:table-cell office:value-type="float" office:value="682.85" calcext:value-type="float">
            <text:p>682.85</text:p>
          </table:table-cell>
          <table:table-cell office:value-type="float" office:value="704.05" calcext:value-type="float">
            <text:p>704.05</text:p>
          </table:table-cell>
          <table:table-cell office:value-type="float" office:value="669.25" calcext:value-type="float">
            <text:p>669.25</text:p>
          </table:table-cell>
          <table:table-cell office:value-type="float" office:value="640.25" calcext:value-type="float">
            <text:p>640.25</text:p>
          </table:table-cell>
          <table:table-cell office:value-type="float" office:value="683.1" calcext:value-type="float">
            <text:p>683.1</text:p>
          </table:table-cell>
          <table:table-cell office:value-type="float" office:value="674.9" calcext:value-type="float">
            <text:p>674.9</text:p>
          </table:table-cell>
          <table:table-cell office:value-type="float" office:value="669.9" calcext:value-type="float">
            <text:p>669.9</text:p>
          </table:table-cell>
          <table:table-cell office:value-type="float" office:value="677.5" calcext:value-type="float">
            <text:p>677.5</text:p>
          </table:table-cell>
          <table:table-cell office:value-type="float" office:value="667.55" calcext:value-type="float">
            <text:p>667.55</text:p>
          </table:table-cell>
          <table:table-cell office:value-type="float" office:value="667.4" calcext:value-type="float">
            <text:p>667.4</text:p>
          </table:table-cell>
          <table:table-cell office:value-type="float" office:value="667" calcext:value-type="float">
            <text:p>667</text:p>
          </table:table-cell>
          <table:table-cell office:value-type="float" office:value="665.15" calcext:value-type="float">
            <text:p>665.15</text:p>
          </table:table-cell>
          <table:table-cell office:value-type="float" office:value="672.15" calcext:value-type="float">
            <text:p>672.15</text:p>
          </table:table-cell>
          <table:table-cell office:value-type="float" office:value="664.3" calcext:value-type="float">
            <text:p>664.3</text:p>
          </table:table-cell>
          <table:table-cell office:value-type="float" office:value="662.7" calcext:value-type="float">
            <text:p>662.7</text:p>
          </table:table-cell>
          <table:table-cell office:value-type="float" office:value="665.8" calcext:value-type="float">
            <text:p>665.8</text:p>
          </table:table-cell>
          <table:table-cell office:value-type="float" office:value="664.7" calcext:value-type="float">
            <text:p>664.7</text:p>
          </table:table-cell>
          <table:table-cell office:value-type="float" office:value="664.5" calcext:value-type="float">
            <text:p>664.5</text:p>
          </table:table-cell>
          <table:table-cell office:value-type="float" office:value="669.9" calcext:value-type="float">
            <text:p>669.9</text:p>
          </table:table-cell>
          <table:table-cell office:value-type="float" office:value="684.85" calcext:value-type="float">
            <text:p>684.85</text:p>
          </table:table-cell>
          <table:table-cell office:value-type="float" office:value="680.2" calcext:value-type="float">
            <text:p>680.2</text:p>
          </table:table-cell>
          <table:table-cell office:value-type="float" office:value="670.1" calcext:value-type="float">
            <text:p>670.1</text:p>
          </table:table-cell>
          <table:table-cell office:value-type="float" office:value="645.4" calcext:value-type="float">
            <text:p>645.4</text:p>
          </table:table-cell>
          <table:table-cell office:value-type="float" office:value="650.35" calcext:value-type="float">
            <text:p>650.35</text:p>
          </table:table-cell>
          <table:table-cell office:value-type="float" office:value="689.15" calcext:value-type="float">
            <text:p>689.15</text:p>
          </table:table-cell>
          <table:table-cell office:value-type="float" office:value="678.6" calcext:value-type="float">
            <text:p>678.6</text:p>
          </table:table-cell>
          <table:table-cell office:value-type="float" office:value="685.9" calcext:value-type="float">
            <text:p>685.9</text:p>
          </table:table-cell>
          <table:table-cell office:value-type="float" office:value="675.3" calcext:value-type="float">
            <text:p>675.3</text:p>
          </table:table-cell>
          <table:table-cell office:value-type="float" office:value="632.9" calcext:value-type="float">
            <text:p>632.9</text:p>
          </table:table-cell>
          <table:table-cell office:value-type="float" office:value="532.9" calcext:value-type="float">
            <text:p>532.9</text:p>
          </table:table-cell>
          <table:table-cell office:value-type="float" office:value="683.6" calcext:value-type="float">
            <text:p>683.6</text:p>
          </table:table-cell>
          <table:table-cell office:value-type="float" office:value="687.1" calcext:value-type="float">
            <text:p>687.1</text:p>
          </table:table-cell>
          <table:table-cell office:value-type="float" office:value="677.25" calcext:value-type="float">
            <text:p>677.25</text:p>
          </table:table-cell>
          <table:table-cell office:value-type="float" office:value="705.6" calcext:value-type="float">
            <text:p>705.6</text:p>
          </table:table-cell>
          <table:table-cell office:value-type="float" office:value="657.05" calcext:value-type="float">
            <text:p>657.05</text:p>
          </table:table-cell>
          <table:table-cell office:value-type="float" office:value="659.6" calcext:value-type="float">
            <text:p>659.6</text:p>
          </table:table-cell>
          <table:table-cell office:value-type="float" office:value="672.8" calcext:value-type="float">
            <text:p>672.8</text:p>
          </table:table-cell>
          <table:table-cell office:value-type="float" office:value="678.9" calcext:value-type="float">
            <text:p>678.9</text:p>
          </table:table-cell>
          <table:table-cell office:value-type="float" office:value="686.2" calcext:value-type="float">
            <text:p>686.2</text:p>
          </table:table-cell>
          <table:table-cell office:value-type="float" office:value="672.4" calcext:value-type="float">
            <text:p>672.4</text:p>
          </table:table-cell>
          <table:table-cell office:value-type="float" office:value="670.8" calcext:value-type="float">
            <text:p>670.8</text:p>
          </table:table-cell>
          <table:table-cell office:value-type="float" office:value="657.2" calcext:value-type="float">
            <text:p>657.2</text:p>
          </table:table-cell>
          <table:table-cell office:value-type="float" office:value="681.1" calcext:value-type="float">
            <text:p>681.1</text:p>
          </table:table-cell>
          <table:table-cell office:value-type="float" office:value="684.45" calcext:value-type="float">
            <text:p>684.45</text:p>
          </table:table-cell>
          <table:table-cell office:value-type="float" office:value="666.85" calcext:value-type="float">
            <text:p>666.85</text:p>
          </table:table-cell>
          <table:table-cell office:value-type="float" office:value="675.65" calcext:value-type="float">
            <text:p>675.65</text:p>
          </table:table-cell>
          <table:table-cell office:value-type="float" office:value="678.1" calcext:value-type="float">
            <text:p>678.1</text:p>
          </table:table-cell>
          <table:table-cell office:value-type="float" office:value="668.8" calcext:value-type="float">
            <text:p>668.8</text:p>
          </table:table-cell>
          <table:table-cell office:value-type="float" office:value="674.15" calcext:value-type="float">
            <text:p>674.15</text:p>
          </table:table-cell>
          <table:table-cell office:value-type="float" office:value="681" calcext:value-type="float">
            <text:p>681</text:p>
          </table:table-cell>
          <table:table-cell office:value-type="float" office:value="677.55" calcext:value-type="float">
            <text:p>677.55</text:p>
          </table:table-cell>
          <table:table-cell office:value-type="float" office:value="704.2" calcext:value-type="float">
            <text:p>704.2</text:p>
          </table:table-cell>
          <table:table-cell office:value-type="float" office:value="678.3" calcext:value-type="float">
            <text:p>678.3</text:p>
          </table:table-cell>
          <table:table-cell office:value-type="float" office:value="659.3" calcext:value-type="float">
            <text:p>659.3</text:p>
          </table:table-cell>
          <table:table-cell office:value-type="float" office:value="638.05" calcext:value-type="float">
            <text:p>638.05</text:p>
          </table:table-cell>
          <table:table-cell office:value-type="float" office:value="647.9" calcext:value-type="float">
            <text:p>647.9</text:p>
          </table:table-cell>
          <table:table-cell office:value-type="float" office:value="698.3" calcext:value-type="float">
            <text:p>698.3</text:p>
          </table:table-cell>
          <table:table-cell office:value-type="float" office:value="676.65" calcext:value-type="float">
            <text:p>676.65</text:p>
          </table:table-cell>
          <table:table-cell office:value-type="float" office:value="666.55" calcext:value-type="float">
            <text:p>666.55</text:p>
          </table:table-cell>
          <table:table-cell office:value-type="float" office:value="671.05" calcext:value-type="float">
            <text:p>671.05</text:p>
          </table:table-cell>
          <table:table-cell office:value-type="float" office:value="626.7" calcext:value-type="float">
            <text:p>626.7</text:p>
          </table:table-cell>
          <table:table-cell office:value-type="float" office:value="530.75" calcext:value-type="float">
            <text:p>530.75</text:p>
          </table:table-cell>
          <table:table-cell office:value-type="float" office:value="672.2" calcext:value-type="float">
            <text:p>672.2</text:p>
          </table:table-cell>
          <table:table-cell office:value-type="float" office:value="685.3" calcext:value-type="float">
            <text:p>685.3</text:p>
          </table:table-cell>
          <table:table-cell office:value-type="float" office:value="680.4" calcext:value-type="float">
            <text:p>680.4</text:p>
          </table:table-cell>
          <table:table-cell office:value-type="float" office:value="703.65" calcext:value-type="float">
            <text:p>703.65</text:p>
          </table:table-cell>
          <table:table-cell office:value-type="float" office:value="664.6" calcext:value-type="float">
            <text:p>664.6</text:p>
          </table:table-cell>
          <table:table-cell office:value-type="float" office:value="658.85" calcext:value-type="float">
            <text:p>658.85</text:p>
          </table:table-cell>
          <table:table-cell office:value-type="float" office:value="677.6" calcext:value-type="float">
            <text:p>677.6</text:p>
          </table:table-cell>
          <table:table-cell office:value-type="float" office:value="676.3" calcext:value-type="float">
            <text:p>676.3</text:p>
          </table:table-cell>
          <table:table-cell office:value-type="float" office:value="707.35" calcext:value-type="float">
            <text:p>707.35</text:p>
          </table:table-cell>
          <table:table-cell office:value-type="float" office:value="702.55" calcext:value-type="float">
            <text:p>702.55</text:p>
          </table:table-cell>
          <table:table-cell office:value-type="float" office:value="706.7" calcext:value-type="float">
            <text:p>706.7</text:p>
          </table:table-cell>
          <table:table-cell office:value-type="float" office:value="705.7" calcext:value-type="float">
            <text:p>705.7</text:p>
          </table:table-cell>
          <table:table-cell office:value-type="float" office:value="705.85" calcext:value-type="float">
            <text:p>705.85</text:p>
          </table:table-cell>
          <table:table-cell office:value-type="float" office:value="703.2" calcext:value-type="float">
            <text:p>703.2</text:p>
          </table:table-cell>
          <table:table-cell office:value-type="float" office:value="712.25" calcext:value-type="float">
            <text:p>712.25</text:p>
          </table:table-cell>
          <table:table-cell office:value-type="float" office:value="702.05" calcext:value-type="float">
            <text:p>702.05</text:p>
          </table:table-cell>
          <table:table-cell office:value-type="float" office:value="699.25" calcext:value-type="float">
            <text:p>699.25</text:p>
          </table:table-cell>
          <table:table-cell office:value-type="float" office:value="692" calcext:value-type="float">
            <text:p>692</text:p>
          </table:table-cell>
          <table:table-cell office:value-type="float" office:value="693.15" calcext:value-type="float">
            <text:p>693.15</text:p>
          </table:table-cell>
          <table:table-cell office:value-type="float" office:value="705.3" calcext:value-type="float">
            <text:p>705.3</text:p>
          </table:table-cell>
          <table:table-cell office:value-type="float" office:value="705.65" calcext:value-type="float">
            <text:p>705.65</text:p>
          </table:table-cell>
          <table:table-cell office:value-type="float" office:value="713.4" calcext:value-type="float">
            <text:p>713.4</text:p>
          </table:table-cell>
          <table:table-cell office:value-type="float" office:value="688.3" calcext:value-type="float">
            <text:p>688.3</text:p>
          </table:table-cell>
          <table:table-cell office:value-type="float" office:value="664.35" calcext:value-type="float">
            <text:p>664.35</text:p>
          </table:table-cell>
          <table:table-cell office:value-type="float" office:value="647.9" calcext:value-type="float">
            <text:p>647.9</text:p>
          </table:table-cell>
          <table:table-cell office:value-type="float" office:value="679.3" calcext:value-type="float">
            <text:p>679.3</text:p>
          </table:table-cell>
          <table:table-cell office:value-type="float" office:value="703.2" calcext:value-type="float">
            <text:p>703.2</text:p>
          </table:table-cell>
          <table:table-cell office:value-type="float" office:value="670.5" calcext:value-type="float">
            <text:p>670.5</text:p>
          </table:table-cell>
          <table:table-cell office:value-type="float" office:value="671.9" calcext:value-type="float">
            <text:p>671.9</text:p>
          </table:table-cell>
          <table:table-cell office:value-type="float" office:value="667.6" calcext:value-type="float">
            <text:p>667.6</text:p>
          </table:table-cell>
          <table:table-cell office:value-type="float" office:value="624.65" calcext:value-type="float">
            <text:p>624.65</text:p>
          </table:table-cell>
          <table:table-cell office:value-type="float" office:value="539.9" calcext:value-type="float">
            <text:p>539.9</text:p>
          </table:table-cell>
          <table:table-cell office:value-type="float" office:value="687.9" calcext:value-type="float">
            <text:p>687.9</text:p>
          </table:table-cell>
          <table:table-cell office:value-type="float" office:value="688.8" calcext:value-type="float">
            <text:p>688.8</text:p>
          </table:table-cell>
          <table:table-cell office:value-type="float" office:value="686.1" calcext:value-type="float">
            <text:p>686.1</text:p>
          </table:table-cell>
          <table:table-cell office:value-type="float" office:value="707" calcext:value-type="float">
            <text:p>707</text:p>
          </table:table-cell>
          <table:table-cell office:value-type="float" office:value="666.95" calcext:value-type="float">
            <text:p>666.95</text:p>
          </table:table-cell>
          <table:table-cell office:value-type="float" office:value="655.85" calcext:value-type="float">
            <text:p>655.85</text:p>
          </table:table-cell>
          <table:table-cell office:value-type="float" office:value="681.9" calcext:value-type="float">
            <text:p>681.9</text:p>
          </table:table-cell>
          <table:table-cell office:value-type="float" office:value="674.4" calcext:value-type="float">
            <text:p>674.4</text:p>
          </table:table-cell>
          <table:table-cell office:value-type="float" office:value="680.95" calcext:value-type="float">
            <text:p>680.95</text:p>
          </table:table-cell>
          <table:table-cell office:value-type="float" office:value="673.2" calcext:value-type="float">
            <text:p>673.2</text:p>
          </table:table-cell>
          <table:table-cell office:value-type="float" office:value="690.6" calcext:value-type="float">
            <text:p>690.6</text:p>
          </table:table-cell>
          <table:table-cell office:value-type="float" office:value="676.5" calcext:value-type="float">
            <text:p>676.5</text:p>
          </table:table-cell>
          <table:table-cell office:value-type="float" office:value="681.1" calcext:value-type="float">
            <text:p>681.1</text:p>
          </table:table-cell>
          <table:table-cell office:value-type="float" office:value="686" calcext:value-type="float">
            <text:p>686</text:p>
          </table:table-cell>
          <table:table-cell office:value-type="float" office:value="685.8" calcext:value-type="float">
            <text:p>685.8</text:p>
          </table:table-cell>
          <table:table-cell office:value-type="float" office:value="681.8" calcext:value-type="float">
            <text:p>681.8</text:p>
          </table:table-cell>
          <table:table-cell office:value-type="float" office:value="684.45" calcext:value-type="float">
            <text:p>684.45</text:p>
          </table:table-cell>
          <table:table-cell office:value-type="float" office:value="668.15" calcext:value-type="float">
            <text:p>668.15</text:p>
          </table:table-cell>
          <table:table-cell office:value-type="float" office:value="681.3" calcext:value-type="float">
            <text:p>681.3</text:p>
          </table:table-cell>
          <table:table-cell office:value-type="float" office:value="687.15" calcext:value-type="float">
            <text:p>687.15</text:p>
          </table:table-cell>
          <table:table-cell office:value-type="float" office:value="681.8" calcext:value-type="float">
            <text:p>681.8</text:p>
          </table:table-cell>
          <table:table-cell office:value-type="float" office:value="680.5" calcext:value-type="float">
            <text:p>680.5</text:p>
          </table:table-cell>
          <table:table-cell office:value-type="float" office:value="671.4" calcext:value-type="float">
            <text:p>671.4</text:p>
          </table:table-cell>
          <table:table-cell office:value-type="float" office:value="677.05" calcext:value-type="float">
            <text:p>677.05</text:p>
          </table:table-cell>
          <table:table-cell office:value-type="float" office:value="647.85" calcext:value-type="float">
            <text:p>647.85</text:p>
          </table:table-cell>
          <table:table-cell office:value-type="float" office:value="675.7" calcext:value-type="float">
            <text:p>675.7</text:p>
          </table:table-cell>
          <table:table-cell office:value-type="float" office:value="692" calcext:value-type="float">
            <text:p>692</text:p>
          </table:table-cell>
          <table:table-cell office:value-type="float" office:value="679.1" calcext:value-type="float">
            <text:p>679.1</text:p>
          </table:table-cell>
          <table:table-cell office:value-type="float" office:value="664.5" calcext:value-type="float">
            <text:p>664.5</text:p>
          </table:table-cell>
          <table:table-cell office:value-type="float" office:value="653.8" calcext:value-type="float">
            <text:p>653.8</text:p>
          </table:table-cell>
          <table:table-cell office:value-type="float" office:value="627" calcext:value-type="float">
            <text:p>627</text:p>
          </table:table-cell>
          <table:table-cell office:value-type="float" office:value="535.5" calcext:value-type="float">
            <text:p>535.5</text:p>
          </table:table-cell>
          <table:table-cell office:value-type="float" office:value="688.85" calcext:value-type="float">
            <text:p>688.85</text:p>
          </table:table-cell>
          <table:table-cell office:value-type="float" office:value="675.5" calcext:value-type="float">
            <text:p>675.5</text:p>
          </table:table-cell>
          <table:table-cell office:value-type="float" office:value="687.7" calcext:value-type="float">
            <text:p>687.7</text:p>
          </table:table-cell>
          <table:table-cell office:value-type="float" office:value="709.5" calcext:value-type="float">
            <text:p>709.5</text:p>
          </table:table-cell>
          <table:table-cell office:value-type="float" office:value="672.4" calcext:value-type="float">
            <text:p>672.4</text:p>
          </table:table-cell>
          <table:table-cell office:value-type="float" office:value="651.6" calcext:value-type="float">
            <text:p>651.6</text:p>
          </table:table-cell>
          <table:table-cell office:value-type="float" office:value="708.3" calcext:value-type="float">
            <text:p>708.3</text:p>
          </table:table-cell>
          <table:table-cell office:value-type="float" office:value="668.7" calcext:value-type="float">
            <text:p>668.7</text:p>
          </table:table-cell>
          <table:table-cell office:value-type="float" office:value="661.4" calcext:value-type="float">
            <text:p>661.4</text:p>
          </table:table-cell>
          <table:table-cell office:value-type="float" office:value="668" calcext:value-type="float">
            <text:p>668</text:p>
          </table:table-cell>
          <table:table-cell office:value-type="float" office:value="663.1" calcext:value-type="float">
            <text:p>663.1</text:p>
          </table:table-cell>
          <table:table-cell office:value-type="float" office:value="659.7" calcext:value-type="float">
            <text:p>659.7</text:p>
          </table:table-cell>
          <table:table-cell office:value-type="float" office:value="688.25" calcext:value-type="float">
            <text:p>688.25</text:p>
          </table:table-cell>
          <table:table-cell office:value-type="float" office:value="689.35" calcext:value-type="float">
            <text:p>689.35</text:p>
          </table:table-cell>
          <table:table-cell office:value-type="float" office:value="684.3" calcext:value-type="float">
            <text:p>684.3</text:p>
          </table:table-cell>
          <table:table-cell office:value-type="float" office:value="674.85" calcext:value-type="float">
            <text:p>674.85</text:p>
          </table:table-cell>
          <table:table-cell office:value-type="float" office:value="676.65" calcext:value-type="float">
            <text:p>676.65</text:p>
          </table:table-cell>
          <table:table-cell office:value-type="float" office:value="662.9" calcext:value-type="float">
            <text:p>662.9</text:p>
          </table:table-cell>
          <table:table-cell office:value-type="float" office:value="679.5" calcext:value-type="float">
            <text:p>679.5</text:p>
          </table:table-cell>
          <table:table-cell office:value-type="float" office:value="685.7" calcext:value-type="float">
            <text:p>685.7</text:p>
          </table:table-cell>
          <table:table-cell office:value-type="float" office:value="686.7" calcext:value-type="float">
            <text:p>686.7</text:p>
          </table:table-cell>
          <table:table-cell office:value-type="float" office:value="692.1" calcext:value-type="float">
            <text:p>692.1</text:p>
          </table:table-cell>
          <table:table-cell office:value-type="float" office:value="691" calcext:value-type="float">
            <text:p>691</text:p>
          </table:table-cell>
          <table:table-cell office:value-type="float" office:value="710.2" calcext:value-type="float">
            <text:p>710.2</text:p>
          </table:table-cell>
          <table:table-cell office:value-type="float" office:value="654.75" calcext:value-type="float">
            <text:p>654.75</text:p>
          </table:table-cell>
          <table:table-cell office:value-type="float" office:value="667" calcext:value-type="float">
            <text:p>667</text:p>
          </table:table-cell>
          <table:table-cell office:value-type="float" office:value="690.7" calcext:value-type="float">
            <text:p>690.7</text:p>
          </table:table-cell>
          <table:table-cell office:value-type="float" office:value="675.9" calcext:value-type="float">
            <text:p>675.9</text:p>
          </table:table-cell>
          <table:table-cell office:value-type="float" office:value="674.15" calcext:value-type="float">
            <text:p>674.15</text:p>
          </table:table-cell>
          <table:table-cell office:value-type="float" office:value="664.8" calcext:value-type="float">
            <text:p>664.8</text:p>
          </table:table-cell>
          <table:table-cell office:value-type="float" office:value="631.3" calcext:value-type="float">
            <text:p>631.3</text:p>
          </table:table-cell>
          <table:table-cell office:value-type="float" office:value="529.35" calcext:value-type="float">
            <text:p>529.35</text:p>
          </table:table-cell>
          <table:table-cell office:value-type="float" office:value="688.4" calcext:value-type="float">
            <text:p>688.4</text:p>
          </table:table-cell>
          <table:table-cell office:value-type="float" office:value="681.6" calcext:value-type="float">
            <text:p>681.6</text:p>
          </table:table-cell>
          <table:table-cell office:value-type="float" office:value="678.75" calcext:value-type="float">
            <text:p>678.75</text:p>
          </table:table-cell>
          <table:table-cell office:value-type="float" office:value="698.1" calcext:value-type="float">
            <text:p>698.1</text:p>
          </table:table-cell>
          <table:table-cell office:value-type="float" office:value="693.2" calcext:value-type="float">
            <text:p>693.2</text:p>
          </table:table-cell>
          <table:table-cell office:value-type="float" office:value="659.55" calcext:value-type="float">
            <text:p>659.55</text:p>
          </table:table-cell>
          <table:table-cell office:value-type="float" office:value="644.7" calcext:value-type="float">
            <text:p>644.7</text:p>
          </table:table-cell>
          <table:table-cell office:value-type="float" office:value="653.4" calcext:value-type="float">
            <text:p>653.4</text:p>
          </table:table-cell>
          <table:table-cell office:value-type="float" office:value="639.55" calcext:value-type="float">
            <text:p>639.55</text:p>
          </table:table-cell>
          <table:table-cell office:value-type="float" office:value="647.3" calcext:value-type="float">
            <text:p>647.3</text:p>
          </table:table-cell>
          <table:table-cell office:value-type="float" office:value="657" calcext:value-type="float">
            <text:p>657</text:p>
          </table:table-cell>
          <table:table-cell office:value-type="float" office:value="646.95" calcext:value-type="float">
            <text:p>646.95</text:p>
          </table:table-cell>
          <table:table-cell office:value-type="float" office:value="655.2" calcext:value-type="float">
            <text:p>655.2</text:p>
          </table:table-cell>
          <table:table-cell office:value-type="float" office:value="656.3" calcext:value-type="float">
            <text:p>656.3</text:p>
          </table:table-cell>
          <table:table-cell office:value-type="float" office:value="672.05" calcext:value-type="float">
            <text:p>672.05</text:p>
          </table:table-cell>
          <table:table-cell office:value-type="float" office:value="653.75" calcext:value-type="float">
            <text:p>653.75</text:p>
          </table:table-cell>
          <table:table-cell office:value-type="float" office:value="654.4" calcext:value-type="float">
            <text:p>654.4</text:p>
          </table:table-cell>
          <table:table-cell office:value-type="float" office:value="651.95" calcext:value-type="float">
            <text:p>651.95</text:p>
          </table:table-cell>
          <table:table-cell office:value-type="float" office:value="670.7" calcext:value-type="float">
            <text:p>670.7</text:p>
          </table:table-cell>
          <table:table-cell office:value-type="float" office:value="649.3" calcext:value-type="float">
            <text:p>649.3</text:p>
          </table:table-cell>
          <table:table-cell office:value-type="float" office:value="646" calcext:value-type="float">
            <text:p>646</text:p>
          </table:table-cell>
          <table:table-cell office:value-type="float" office:value="666.15" calcext:value-type="float">
            <text:p>666.15</text:p>
          </table:table-cell>
          <table:table-cell office:value-type="float" office:value="663.2" calcext:value-type="float">
            <text:p>663.2</text:p>
          </table:table-cell>
          <table:table-cell office:value-type="float" office:value="657.8" calcext:value-type="float">
            <text:p>657.8</text:p>
          </table:table-cell>
          <table:table-cell office:value-type="float" office:value="644.05" calcext:value-type="float">
            <text:p>644.05</text:p>
          </table:table-cell>
          <table:table-cell office:value-type="float" office:value="666.1" calcext:value-type="float">
            <text:p>666.1</text:p>
          </table:table-cell>
          <table:table-cell office:value-type="float" office:value="692.65" calcext:value-type="float">
            <text:p>692.65</text:p>
          </table:table-cell>
          <table:table-cell office:value-type="float" office:value="677.1" calcext:value-type="float">
            <text:p>677.1</text:p>
          </table:table-cell>
          <table:table-cell office:value-type="float" office:value="672.1" calcext:value-type="float">
            <text:p>672.1</text:p>
          </table:table-cell>
          <table:table-cell office:value-type="float" office:value="672" calcext:value-type="float">
            <text:p>672</text:p>
          </table:table-cell>
          <table:table-cell office:value-type="float" office:value="628.6" calcext:value-type="float">
            <text:p>628.6</text:p>
          </table:table-cell>
          <table:table-cell office:value-type="float" office:value="534.45" calcext:value-type="float">
            <text:p>534.45</text:p>
          </table:table-cell>
          <table:table-cell office:value-type="float" office:value="679.6" calcext:value-type="float">
            <text:p>679.6</text:p>
          </table:table-cell>
          <table:table-cell office:value-type="float" office:value="674.95" calcext:value-type="float">
            <text:p>674.95</text:p>
          </table:table-cell>
          <table:table-cell office:value-type="float" office:value="691.2" calcext:value-type="float">
            <text:p>691.2</text:p>
          </table:table-cell>
          <table:table-cell office:value-type="float" office:value="719.1" calcext:value-type="float">
            <text:p>719.1</text:p>
          </table:table-cell>
          <table:table-cell office:value-type="float" office:value="671.8" calcext:value-type="float">
            <text:p>671.8</text:p>
          </table:table-cell>
          <table:table-cell office:value-type="float" office:value="688.7" calcext:value-type="float">
            <text:p>688.7</text:p>
          </table:table-cell>
          <table:table-cell office:value-type="float" office:value="681.6" calcext:value-type="float">
            <text:p>681.6</text:p>
          </table:table-cell>
          <table:table-cell office:value-type="float" office:value="687.2" calcext:value-type="float">
            <text:p>687.2</text:p>
          </table:table-cell>
          <table:table-cell office:value-type="float" office:value="685.25" calcext:value-type="float">
            <text:p>685.25</text:p>
          </table:table-cell>
          <table:table-cell office:value-type="float" office:value="687.45" calcext:value-type="float">
            <text:p>687.45</text:p>
          </table:table-cell>
          <table:table-cell office:value-type="float" office:value="697.25" calcext:value-type="float">
            <text:p>697.25</text:p>
          </table:table-cell>
          <table:table-cell office:value-type="float" office:value="684.6" calcext:value-type="float">
            <text:p>684.6</text:p>
          </table:table-cell>
          <table:table-cell office:value-type="float" office:value="693.45" calcext:value-type="float">
            <text:p>693.45</text:p>
          </table:table-cell>
          <table:table-cell office:value-type="float" office:value="705.8" calcext:value-type="float">
            <text:p>705.8</text:p>
          </table:table-cell>
          <table:table-cell office:value-type="float" office:value="689.7" calcext:value-type="float">
            <text:p>689.7</text:p>
          </table:table-cell>
          <table:table-cell office:value-type="float" office:value="676.4" calcext:value-type="float">
            <text:p>676.4</text:p>
          </table:table-cell>
          <table:table-cell office:value-type="float" office:value="680.05" calcext:value-type="float">
            <text:p>680.05</text:p>
          </table:table-cell>
          <table:table-cell office:value-type="float" office:value="676.85" calcext:value-type="float">
            <text:p>676.85</text:p>
          </table:table-cell>
          <table:table-cell office:value-type="float" office:value="695.1" calcext:value-type="float">
            <text:p>695.1</text:p>
          </table:table-cell>
          <table:table-cell office:value-type="float" office:value="675.9" calcext:value-type="float">
            <text:p>675.9</text:p>
          </table:table-cell>
          <table:table-cell office:value-type="float" office:value="672.6" calcext:value-type="float">
            <text:p>672.6</text:p>
          </table:table-cell>
          <table:table-cell office:value-type="float" office:value="684.8" calcext:value-type="float">
            <text:p>684.8</text:p>
          </table:table-cell>
          <table:table-cell office:value-type="float" office:value="681" calcext:value-type="float">
            <text:p>681</text:p>
          </table:table-cell>
          <table:table-cell office:value-type="float" office:value="678.8" calcext:value-type="float">
            <text:p>678.8</text:p>
          </table:table-cell>
          <table:table-cell office:value-type="float" office:value="661.7" calcext:value-type="float">
            <text:p>661.7</text:p>
          </table:table-cell>
          <table:table-cell office:value-type="float" office:value="664.8" calcext:value-type="float">
            <text:p>664.8</text:p>
          </table:table-cell>
          <table:table-cell office:value-type="float" office:value="694.8" calcext:value-type="float">
            <text:p>694.8</text:p>
          </table:table-cell>
          <table:table-cell office:value-type="float" office:value="676.2" calcext:value-type="float">
            <text:p>676.2</text:p>
          </table:table-cell>
          <table:table-cell office:value-type="float" office:value="671.45" calcext:value-type="float">
            <text:p>671.45</text:p>
          </table:table-cell>
          <table:table-cell office:value-type="float" office:value="668.65" calcext:value-type="float">
            <text:p>668.65</text:p>
          </table:table-cell>
          <table:table-cell office:value-type="float" office:value="627.4" calcext:value-type="float">
            <text:p>627.4</text:p>
          </table:table-cell>
          <table:table-cell office:value-type="float" office:value="517.55" calcext:value-type="float">
            <text:p>517.55</text:p>
          </table:table-cell>
          <table:table-cell office:value-type="float" office:value="676.5" calcext:value-type="float">
            <text:p>676.5</text:p>
          </table:table-cell>
          <table:table-cell office:value-type="float" office:value="675.4" calcext:value-type="float">
            <text:p>675.4</text:p>
          </table:table-cell>
          <table:table-cell office:value-type="float" office:value="693.7" calcext:value-type="float">
            <text:p>693.7</text:p>
          </table:table-cell>
          <table:table-cell office:value-type="float" office:value="724.85" calcext:value-type="float">
            <text:p>724.85</text:p>
          </table:table-cell>
          <table:table-cell office:value-type="float" office:value="688.9" calcext:value-type="float">
            <text:p>688.9</text:p>
          </table:table-cell>
          <table:table-cell office:value-type="float" office:value="692.9" calcext:value-type="float">
            <text:p>692.9</text:p>
          </table:table-cell>
          <table:table-cell office:value-type="float" office:value="699.75" calcext:value-type="float">
            <text:p>699.75</text:p>
          </table:table-cell>
          <table:table-cell office:value-type="float" office:value="685.1" calcext:value-type="float">
            <text:p>685.1</text:p>
          </table:table-cell>
          <table:table-cell office:value-type="float" office:value="694.95" calcext:value-type="float">
            <text:p>694.95</text:p>
          </table:table-cell>
          <table:table-cell office:value-type="float" office:value="690.55" calcext:value-type="float">
            <text:p>690.55</text:p>
          </table:table-cell>
          <table:table-cell office:value-type="float" office:value="710.6" calcext:value-type="float">
            <text:p>710.6</text:p>
          </table:table-cell>
          <table:table-cell office:value-type="float" office:value="693.7" calcext:value-type="float">
            <text:p>693.7</text:p>
          </table:table-cell>
          <table:table-cell office:value-type="float" office:value="704.15" calcext:value-type="float">
            <text:p>704.15</text:p>
          </table:table-cell>
          <table:table-cell office:value-type="float" office:value="690.3" calcext:value-type="float">
            <text:p>690.3</text:p>
          </table:table-cell>
          <table:table-cell office:value-type="float" office:value="700.85" calcext:value-type="float">
            <text:p>700.85</text:p>
          </table:table-cell>
          <table:table-cell office:value-type="float" office:value="699.2" calcext:value-type="float">
            <text:p>699.2</text:p>
          </table:table-cell>
          <table:table-cell office:value-type="float" office:value="683.3" calcext:value-type="float">
            <text:p>683.3</text:p>
          </table:table-cell>
          <table:table-cell office:value-type="float" office:value="663" calcext:value-type="float">
            <text:p>663</text:p>
          </table:table-cell>
          <table:table-cell office:value-type="float" office:value="695.3" calcext:value-type="float">
            <text:p>695.3</text:p>
          </table:table-cell>
          <table:table-cell office:value-type="float" office:value="689.9" calcext:value-type="float">
            <text:p>689.9</text:p>
          </table:table-cell>
          <table:table-cell office:value-type="float" office:value="691.7" calcext:value-type="float">
            <text:p>691.7</text:p>
          </table:table-cell>
          <table:table-cell office:value-type="float" office:value="706.5" calcext:value-type="float">
            <text:p>706.5</text:p>
          </table:table-cell>
          <table:table-cell office:value-type="float" office:value="685.4" calcext:value-type="float">
            <text:p>685.4</text:p>
          </table:table-cell>
          <table:table-cell office:value-type="float" office:value="687.3" calcext:value-type="float">
            <text:p>687.3</text:p>
          </table:table-cell>
          <table:table-cell office:value-type="float" office:value="680.2" calcext:value-type="float">
            <text:p>680.2</text:p>
          </table:table-cell>
          <table:table-cell office:value-type="float" office:value="681.8" calcext:value-type="float">
            <text:p>681.8</text:p>
          </table:table-cell>
          <table:table-cell office:value-type="float" office:value="713.1" calcext:value-type="float">
            <text:p>713.1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75.45" calcext:value-type="float">
            <text:p>675.45</text:p>
          </table:table-cell>
          <table:table-cell office:value-type="float" office:value="628.1" calcext:value-type="float">
            <text:p>628.1</text:p>
          </table:table-cell>
          <table:table-cell office:value-type="float" office:value="528.1" calcext:value-type="float">
            <text:p>528.1</text:p>
          </table:table-cell>
          <table:table-cell office:value-type="float" office:value="689.7" calcext:value-type="float">
            <text:p>689.7</text:p>
          </table:table-cell>
          <table:table-cell office:value-type="float" office:value="678" calcext:value-type="float">
            <text:p>678</text:p>
          </table:table-cell>
          <table:table-cell office:value-type="float" office:value="679.6" calcext:value-type="float">
            <text:p>679.6</text:p>
          </table:table-cell>
          <table:table-cell office:value-type="float" office:value="689.95" calcext:value-type="float">
            <text:p>689.95</text:p>
          </table:table-cell>
          <table:table-cell office:value-type="float" office:value="694.65" calcext:value-type="float">
            <text:p>694.65</text:p>
          </table:table-cell>
          <table:table-cell office:value-type="float" office:value="691.1" calcext:value-type="float">
            <text:p>691.1</text:p>
          </table:table-cell>
          <table:table-cell office:value-type="float" office:value="692.95" calcext:value-type="float">
            <text:p>692.95</text:p>
          </table:table-cell>
          <table:table-cell office:value-type="float" office:value="692.3" calcext:value-type="float">
            <text:p>692.3</text:p>
          </table:table-cell>
          <table:table-cell office:value-type="float" office:value="687.1" calcext:value-type="float">
            <text:p>687.1</text:p>
          </table:table-cell>
          <table:table-cell office:value-type="float" office:value="690.55" calcext:value-type="float">
            <text:p>690.55</text:p>
          </table:table-cell>
          <table:table-cell office:value-type="float" office:value="695.5" calcext:value-type="float">
            <text:p>695.5</text:p>
          </table:table-cell>
          <table:table-cell office:value-type="float" office:value="700.7" calcext:value-type="float">
            <text:p>700.7</text:p>
          </table:table-cell>
          <table:table-cell office:value-type="float" office:value="707" calcext:value-type="float">
            <text:p>707</text:p>
          </table:table-cell>
          <table:table-cell office:value-type="float" office:value="704.05" calcext:value-type="float">
            <text:p>704.05</text:p>
          </table:table-cell>
          <table:table-cell office:value-type="float" office:value="698.05" calcext:value-type="float">
            <text:p>698.05</text:p>
          </table:table-cell>
          <table:table-cell office:value-type="float" office:value="697.8" calcext:value-type="float">
            <text:p>697.8</text:p>
          </table:table-cell>
          <table:table-cell office:value-type="float" office:value="695.2" calcext:value-type="float">
            <text:p>695.2</text:p>
          </table:table-cell>
          <table:table-cell office:value-type="float" office:value="691.8" calcext:value-type="float">
            <text:p>691.8</text:p>
          </table:table-cell>
          <table:table-cell office:value-type="float" office:value="715.1" calcext:value-type="float">
            <text:p>715.1</text:p>
          </table:table-cell>
          <table:table-cell office:value-type="float" office:value="700.6" calcext:value-type="float">
            <text:p>700.6</text:p>
          </table:table-cell>
          <table:table-cell office:value-type="float" office:value="698.45" calcext:value-type="float">
            <text:p>698.45</text:p>
          </table:table-cell>
          <table:table-cell office:value-type="float" office:value="716.3" calcext:value-type="float">
            <text:p>716.3</text:p>
          </table:table-cell>
          <table:table-cell office:value-type="float" office:value="696.1" calcext:value-type="float">
            <text:p>696.1</text:p>
          </table:table-cell>
          <table:table-cell office:value-type="float" office:value="696.45" calcext:value-type="float">
            <text:p>696.45</text:p>
          </table:table-cell>
          <table:table-cell office:value-type="float" office:value="695" calcext:value-type="float">
            <text:p>695</text:p>
          </table:table-cell>
          <table:table-cell office:value-type="float" office:value="686.2" calcext:value-type="float">
            <text:p>686.2</text:p>
          </table:table-cell>
          <table:table-cell office:value-type="float" office:value="692.75" calcext:value-type="float">
            <text:p>692.75</text:p>
          </table:table-cell>
          <table:table-cell office:value-type="float" office:value="678.85" calcext:value-type="float">
            <text:p>678.85</text:p>
          </table:table-cell>
          <table:table-cell office:value-type="float" office:value="669.65" calcext:value-type="float">
            <text:p>669.65</text:p>
          </table:table-cell>
          <table:table-cell office:value-type="float" office:value="664.25" calcext:value-type="float">
            <text:p>664.25</text:p>
          </table:table-cell>
          <table:table-cell office:value-type="float" office:value="630" calcext:value-type="float">
            <text:p>630</text:p>
          </table:table-cell>
          <table:table-cell office:value-type="float" office:value="523.8" calcext:value-type="float">
            <text:p>523.8</text:p>
          </table:table-cell>
          <table:table-cell office:value-type="float" office:value="696.1" calcext:value-type="float">
            <text:p>696.1</text:p>
          </table:table-cell>
          <table:table-cell office:value-type="float" office:value="684" calcext:value-type="float">
            <text:p>684</text:p>
          </table:table-cell>
          <table:table-cell office:value-type="float" office:value="669.5" calcext:value-type="float">
            <text:p>669.5</text:p>
          </table:table-cell>
          <table:table-cell office:value-type="float" office:value="675.9" calcext:value-type="float">
            <text:p>675.9</text:p>
          </table:table-cell>
          <table:table-cell office:value-type="float" office:value="685.45" calcext:value-type="float">
            <text:p>685.45</text:p>
          </table:table-cell>
          <table:table-cell office:value-type="float" office:value="684.7" calcext:value-type="float">
            <text:p>684.7</text:p>
          </table:table-cell>
          <table:table-cell office:value-type="float" office:value="679.9" calcext:value-type="float">
            <text:p>679.9</text:p>
          </table:table-cell>
          <table:table-cell office:value-type="float" office:value="664.45" calcext:value-type="float">
            <text:p>664.45</text:p>
          </table:table-cell>
          <table:table-cell office:value-type="float" office:value="669.3" calcext:value-type="float">
            <text:p>669.3</text:p>
          </table:table-cell>
          <table:table-cell office:value-type="float" office:value="671.6" calcext:value-type="float">
            <text:p>671.6</text:p>
          </table:table-cell>
          <table:table-cell office:value-type="float" office:value="670.65" calcext:value-type="float">
            <text:p>670.65</text:p>
          </table:table-cell>
          <table:table-cell office:value-type="float" office:value="679.2" calcext:value-type="float">
            <text:p>679.2</text:p>
          </table:table-cell>
          <table:table-cell office:value-type="float" office:value="682" calcext:value-type="float">
            <text:p>682</text:p>
          </table:table-cell>
          <table:table-cell office:value-type="float" office:value="686" calcext:value-type="float">
            <text:p>686</text:p>
          </table:table-cell>
          <table:table-cell office:value-type="float" office:value="678.05" calcext:value-type="float">
            <text:p>678.05</text:p>
          </table:table-cell>
          <table:table-cell office:value-type="float" office:value="675.2" calcext:value-type="float">
            <text:p>675.2</text:p>
          </table:table-cell>
          <table:table-cell office:value-type="float" office:value="670.45" calcext:value-type="float">
            <text:p>670.45</text:p>
          </table:table-cell>
          <table:table-cell office:value-type="float" office:value="661.6" calcext:value-type="float">
            <text:p>661.6</text:p>
          </table:table-cell>
          <table:table-cell office:value-type="float" office:value="673.9" calcext:value-type="float">
            <text:p>673.9</text:p>
          </table:table-cell>
          <table:table-cell office:value-type="float" office:value="666.75" calcext:value-type="float">
            <text:p>666.75</text:p>
          </table:table-cell>
          <table:table-cell office:value-type="float" office:value="664.9" calcext:value-type="float">
            <text:p>664.9</text:p>
          </table:table-cell>
          <table:table-cell office:value-type="float" office:value="677.6" calcext:value-type="float">
            <text:p>677.6</text:p>
          </table:table-cell>
          <table:table-cell office:value-type="float" office:value="669" calcext:value-type="float">
            <text:p>669</text:p>
          </table:table-cell>
          <table:table-cell office:value-type="float" office:value="669.15" calcext:value-type="float">
            <text:p>669.15</text:p>
          </table:table-cell>
          <table:table-cell office:value-type="float" office:value="670.3" calcext:value-type="float">
            <text:p>670.3</text:p>
          </table:table-cell>
          <table:table-cell office:value-type="float" office:value="659.8" calcext:value-type="float">
            <text:p>659.8</text:p>
          </table:table-cell>
          <table:table-cell office:value-type="float" office:value="659.35" calcext:value-type="float">
            <text:p>659.35</text:p>
          </table:table-cell>
          <table:table-cell office:value-type="float" office:value="657.1" calcext:value-type="float">
            <text:p>657.1</text:p>
          </table:table-cell>
          <table:table-cell office:value-type="float" office:value="673.2" calcext:value-type="float">
            <text:p>673.2</text:p>
          </table:table-cell>
          <table:table-cell office:value-type="float" office:value="678.9" calcext:value-type="float">
            <text:p>678.9</text:p>
          </table:table-cell>
          <table:table-cell office:value-type="float" office:value="627.4" calcext:value-type="float">
            <text:p>627.4</text:p>
          </table:table-cell>
          <table:table-cell office:value-type="float" office:value="535.25" calcext:value-type="float">
            <text:p>535.25</text:p>
          </table:table-cell>
          <table:table-cell office:value-type="float" office:value="620.3" calcext:value-type="float">
            <text:p>620.3</text:p>
          </table:table-cell>
          <table:table-cell office:value-type="float" office:value="692.15" calcext:value-type="float">
            <text:p>692.15</text:p>
          </table:table-cell>
          <table:table-cell office:value-type="float" office:value="684.45" calcext:value-type="float">
            <text:p>684.45</text:p>
          </table:table-cell>
          <table:table-cell office:value-type="float" office:value="669.75" calcext:value-type="float">
            <text:p>669.75</text:p>
          </table:table-cell>
          <table:table-cell office:value-type="float" office:value="684" calcext:value-type="float">
            <text:p>684</text:p>
          </table:table-cell>
          <table:table-cell office:value-type="float" office:value="676.2" calcext:value-type="float">
            <text:p>676.2</text:p>
          </table:table-cell>
          <table:table-cell office:value-type="float" office:value="679.25" calcext:value-type="float">
            <text:p>679.25</text:p>
          </table:table-cell>
          <table:table-cell office:value-type="float" office:value="683.35" calcext:value-type="float">
            <text:p>683.35</text:p>
          </table:table-cell>
          <table:table-cell office:value-type="float" office:value="674.9" calcext:value-type="float">
            <text:p>674.9</text:p>
          </table:table-cell>
          <table:table-cell office:value-type="float" office:value="663.15" calcext:value-type="float">
            <text:p>663.15</text:p>
          </table:table-cell>
          <table:table-cell office:value-type="float" office:value="679.25" calcext:value-type="float">
            <text:p>679.25</text:p>
          </table:table-cell>
          <table:table-cell office:value-type="float" office:value="677.6" calcext:value-type="float">
            <text:p>677.6</text:p>
          </table:table-cell>
          <table:table-cell office:value-type="float" office:value="687.3" calcext:value-type="float">
            <text:p>687.3</text:p>
          </table:table-cell>
          <table:table-cell office:value-type="float" office:value="677.95" calcext:value-type="float">
            <text:p>677.95</text:p>
          </table:table-cell>
          <table:table-cell office:value-type="float" office:value="687.9" calcext:value-type="float">
            <text:p>687.9</text:p>
          </table:table-cell>
          <table:table-cell office:value-type="float" office:value="681.1" calcext:value-type="float">
            <text:p>681.1</text:p>
          </table:table-cell>
          <table:table-cell office:value-type="float" office:value="673.3" calcext:value-type="float">
            <text:p>673.3</text:p>
          </table:table-cell>
          <table:table-cell office:value-type="float" office:value="669.75" calcext:value-type="float">
            <text:p>669.75</text:p>
          </table:table-cell>
          <table:table-cell office:value-type="float" office:value="685.9" calcext:value-type="float">
            <text:p>685.9</text:p>
          </table:table-cell>
          <table:table-cell office:value-type="float" office:value="685.8" calcext:value-type="float">
            <text:p>685.8</text:p>
          </table:table-cell>
          <table:table-cell office:value-type="float" office:value="685.9" calcext:value-type="float">
            <text:p>685.9</text:p>
          </table:table-cell>
          <table:table-cell office:value-type="float" office:value="689.35" calcext:value-type="float">
            <text:p>689.35</text:p>
          </table:table-cell>
          <table:table-cell office:value-type="float" office:value="680.2" calcext:value-type="float">
            <text:p>680.2</text:p>
          </table:table-cell>
          <table:table-cell office:value-type="float" office:value="684.3" calcext:value-type="float">
            <text:p>684.3</text:p>
          </table:table-cell>
          <table:table-cell office:value-type="float" office:value="677.3" calcext:value-type="float">
            <text:p>677.3</text:p>
          </table:table-cell>
          <table:table-cell office:value-type="float" office:value="678.6" calcext:value-type="float">
            <text:p>678.6</text:p>
          </table:table-cell>
          <table:table-cell office:value-type="float" office:value="668.45" calcext:value-type="float">
            <text:p>668.45</text:p>
          </table:table-cell>
          <table:table-cell office:value-type="float" office:value="671.2" calcext:value-type="float">
            <text:p>671.2</text:p>
          </table:table-cell>
          <table:table-cell office:value-type="float" office:value="677.25" calcext:value-type="float">
            <text:p>677.25</text:p>
          </table:table-cell>
          <table:table-cell office:value-type="float" office:value="625.85" calcext:value-type="float">
            <text:p>625.85</text:p>
          </table:table-cell>
          <table:table-cell office:value-type="float" office:value="635.9" calcext:value-type="float">
            <text:p>635.9</text:p>
          </table:table-cell>
          <table:table-cell office:value-type="float" office:value="605.6" calcext:value-type="float">
            <text:p>605.6</text:p>
          </table:table-cell>
          <table:table-cell office:value-type="float" office:value="639.5" calcext:value-type="float">
            <text:p>639.5</text:p>
          </table:table-cell>
          <table:table-cell office:value-type="float" office:value="637.15" calcext:value-type="float">
            <text:p>637.15</text:p>
          </table:table-cell>
          <table:table-cell office:value-type="float" office:value="641.45" calcext:value-type="float">
            <text:p>641.45</text:p>
          </table:table-cell>
          <table:table-cell office:value-type="float" office:value="640.25" calcext:value-type="float">
            <text:p>640.25</text:p>
          </table:table-cell>
          <table:table-cell office:value-type="float" office:value="643.15" calcext:value-type="float">
            <text:p>643.15</text:p>
          </table:table-cell>
          <table:table-cell office:value-type="float" office:value="641.95" calcext:value-type="float">
            <text:p>641.95</text:p>
          </table:table-cell>
          <table:table-cell office:value-type="float" office:value="631.5" calcext:value-type="float">
            <text:p>631.5</text:p>
          </table:table-cell>
          <table:table-cell office:value-type="float" office:value="632.3" calcext:value-type="float">
            <text:p>632.3</text:p>
          </table:table-cell>
          <table:table-cell office:value-type="float" office:value="641.8" calcext:value-type="float">
            <text:p>641.8</text:p>
          </table:table-cell>
          <table:table-cell office:value-type="float" office:value="643.6" calcext:value-type="float">
            <text:p>643.6</text:p>
          </table:table-cell>
          <table:table-cell office:value-type="float" office:value="655.9" calcext:value-type="float">
            <text:p>655.9</text:p>
          </table:table-cell>
          <table:table-cell office:value-type="float" office:value="644.9" calcext:value-type="float">
            <text:p>644.9</text:p>
          </table:table-cell>
          <table:table-cell office:value-type="float" office:value="632.95" calcext:value-type="float">
            <text:p>632.95</text:p>
          </table:table-cell>
          <table:table-cell office:value-type="float" office:value="636.95" calcext:value-type="float">
            <text:p>636.95</text:p>
          </table:table-cell>
          <table:table-cell office:value-type="float" office:value="638.9" calcext:value-type="float">
            <text:p>638.9</text:p>
          </table:table-cell>
          <table:table-cell office:value-type="float" office:value="712.4" calcext:value-type="float">
            <text:p>712.4</text:p>
          </table:table-cell>
          <table:table-cell office:value-type="float" office:value="650.45" calcext:value-type="float">
            <text:p>650.45</text:p>
          </table:table-cell>
          <table:table-cell office:value-type="float" office:value="620.9" calcext:value-type="float">
            <text:p>620.9</text:p>
          </table:table-cell>
          <table:table-cell office:value-type="float" office:value="640" calcext:value-type="float">
            <text:p>640</text:p>
          </table:table-cell>
          <table:table-cell office:value-type="float" office:value="636.4" calcext:value-type="float">
            <text:p>636.4</text:p>
          </table:table-cell>
          <table:table-cell office:value-type="float" office:value="642.65" calcext:value-type="float">
            <text:p>642.65</text:p>
          </table:table-cell>
          <table:table-cell office:value-type="float" office:value="661.8" calcext:value-type="float">
            <text:p>661.8</text:p>
          </table:table-cell>
          <table:table-cell office:value-type="float" office:value="659.6" calcext:value-type="float">
            <text:p>659.6</text:p>
          </table:table-cell>
          <table:table-cell office:value-type="float" office:value="746.15" calcext:value-type="float">
            <text:p>746.15</text:p>
          </table:table-cell>
          <table:table-cell office:value-type="float" office:value="741.2" calcext:value-type="float">
            <text:p>741.2</text:p>
          </table:table-cell>
          <table:table-cell office:value-type="float" office:value="666.65" calcext:value-type="float">
            <text:p>666.65</text:p>
          </table:table-cell>
          <table:table-cell office:value-type="float" office:value="740.2" calcext:value-type="float">
            <text:p>740.2</text:p>
          </table:table-cell>
          <table:table-cell office:value-type="float" office:value="654" calcext:value-type="float">
            <text:p>654</text:p>
          </table:table-cell>
          <table:table-cell office:value-type="float" office:value="648.8" calcext:value-type="float">
            <text:p>648.8</text:p>
          </table:table-cell>
          <table:table-cell office:value-type="float" office:value="639.4" calcext:value-type="float">
            <text:p>639.4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13:24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162.622" calcext:value-type="float">
            <text:p>162.622</text:p>
          </table:table-cell>
          <table:table-cell office:value-type="float" office:value="167.89" calcext:value-type="float">
            <text:p>167.89</text:p>
          </table:table-cell>
          <table:table-cell office:value-type="float" office:value="173.157" calcext:value-type="float">
            <text:p>173.157</text:p>
          </table:table-cell>
          <table:table-cell office:value-type="float" office:value="178.425" calcext:value-type="float">
            <text:p>178.425</text:p>
          </table:table-cell>
          <table:table-cell office:value-type="float" office:value="183.692" calcext:value-type="float">
            <text:p>183.692</text:p>
          </table:table-cell>
          <table:table-cell office:value-type="float" office:value="188.959" calcext:value-type="float">
            <text:p>188.959</text:p>
          </table:table-cell>
          <table:table-cell office:value-type="float" office:value="191.864" calcext:value-type="float">
            <text:p>191.864</text:p>
          </table:table-cell>
          <table:table-cell office:value-type="float" office:value="194.769" calcext:value-type="float">
            <text:p>194.769</text:p>
          </table:table-cell>
          <table:table-cell office:value-type="float" office:value="197.673" calcext:value-type="float">
            <text:p>197.673</text:p>
          </table:table-cell>
          <table:table-cell office:value-type="float" office:value="200.578" calcext:value-type="float">
            <text:p>200.578</text:p>
          </table:table-cell>
          <table:table-cell office:value-type="float" office:value="203.482" calcext:value-type="float">
            <text:p>203.482</text:p>
          </table:table-cell>
          <table:table-cell office:value-type="float" office:value="204.131" calcext:value-type="float">
            <text:p>204.131</text:p>
          </table:table-cell>
          <table:table-cell office:value-type="float" office:value="204.78" calcext:value-type="float">
            <text:p>204.78</text:p>
          </table:table-cell>
          <table:table-cell office:value-type="float" office:value="205.429" calcext:value-type="float">
            <text:p>205.429</text:p>
          </table:table-cell>
          <table:table-cell office:value-type="float" office:value="206.078" calcext:value-type="float">
            <text:p>206.078</text:p>
          </table:table-cell>
          <table:table-cell office:value-type="float" office:value="206.727" calcext:value-type="float">
            <text:p>206.727</text:p>
          </table:table-cell>
          <table:table-cell office:value-type="float" office:value="202.984" calcext:value-type="float">
            <text:p>202.984</text:p>
          </table:table-cell>
          <table:table-cell office:value-type="float" office:value="199.242" calcext:value-type="float">
            <text:p>199.242</text:p>
          </table:table-cell>
          <table:table-cell office:value-type="float" office:value="195.499" calcext:value-type="float">
            <text:p>195.499</text:p>
          </table:table-cell>
          <table:table-cell office:value-type="float" office:value="191.756" calcext:value-type="float">
            <text:p>191.756</text:p>
          </table:table-cell>
          <table:table-cell office:value-type="float" office:value="188.014" calcext:value-type="float">
            <text:p>188.014</text:p>
          </table:table-cell>
          <table:table-cell office:value-type="float" office:value="182.592" calcext:value-type="float">
            <text:p>182.592</text:p>
          </table:table-cell>
          <table:table-cell office:value-type="float" office:value="177.169" calcext:value-type="float">
            <text:p>177.169</text:p>
          </table:table-cell>
          <table:table-cell office:value-type="float" office:value="171.747" calcext:value-type="float">
            <text:p>171.747</text:p>
          </table:table-cell>
          <table:table-cell office:value-type="float" office:value="166.325" calcext:value-type="float">
            <text:p>166.325</text:p>
          </table:table-cell>
          <table:table-cell office:value-type="float" office:value="160.903" calcext:value-type="float">
            <text:p>160.903</text:p>
          </table:table-cell>
          <table:table-cell office:value-type="float" office:value="154.19" calcext:value-type="float">
            <text:p>154.19</text:p>
          </table:table-cell>
          <table:table-cell office:value-type="float" office:value="147.477" calcext:value-type="float">
            <text:p>147.477</text:p>
          </table:table-cell>
          <table:table-cell office:value-type="float" office:value="140.764" calcext:value-type="float">
            <text:p>140.764</text:p>
          </table:table-cell>
          <table:table-cell office:value-type="float" office:value="134.051" calcext:value-type="float">
            <text:p>134.051</text:p>
          </table:table-cell>
          <table:table-cell office:value-type="float" office:value="127.339" calcext:value-type="float">
            <text:p>127.339</text:p>
          </table:table-cell>
          <table:table-cell office:value-type="float" office:value="120.229" calcext:value-type="float">
            <text:p>120.229</text:p>
          </table:table-cell>
          <table:table-cell office:value-type="float" office:value="113.119" calcext:value-type="float">
            <text:p>113.119</text:p>
          </table:table-cell>
          <table:table-cell office:value-type="float" office:value="106.01" calcext:value-type="float">
            <text:p>106.01</text:p>
          </table:table-cell>
          <table:table-cell office:value-type="float" office:value="98.9" calcext:value-type="float">
            <text:p>98.9</text:p>
          </table:table-cell>
          <table:table-cell office:value-type="float" office:value="91.7903" calcext:value-type="float">
            <text:p>91.7903</text:p>
          </table:table-cell>
          <table:table-cell office:value-type="float" office:value="87.1141" calcext:value-type="float">
            <text:p>87.1141</text:p>
          </table:table-cell>
          <table:table-cell office:value-type="float" office:value="82.4379" calcext:value-type="float">
            <text:p>82.4379</text:p>
          </table:table-cell>
          <table:table-cell office:value-type="float" office:value="77.7617" calcext:value-type="float">
            <text:p>77.7617</text:p>
          </table:table-cell>
          <table:table-cell office:value-type="float" office:value="73.0854" calcext:value-type="float">
            <text:p>73.0854</text:p>
          </table:table-cell>
          <table:table-cell office:value-type="float" office:value="68.4092" calcext:value-type="float">
            <text:p>68.4092</text:p>
          </table:table-cell>
          <table:table-cell office:value-type="float" office:value="65.5341" calcext:value-type="float">
            <text:p>65.5341</text:p>
          </table:table-cell>
          <table:table-cell office:value-type="float" office:value="62.659" calcext:value-type="float">
            <text:p>62.659</text:p>
          </table:table-cell>
          <table:table-cell office:value-type="float" office:value="59.784" calcext:value-type="float">
            <text:p>59.784</text:p>
          </table:table-cell>
          <table:table-cell office:value-type="float" office:value="56.9089" calcext:value-type="float">
            <text:p>56.9089</text:p>
          </table:table-cell>
          <table:table-cell office:value-type="float" office:value="54.0338" calcext:value-type="float">
            <text:p>54.0338</text:p>
          </table:table-cell>
          <table:table-cell office:value-type="float" office:value="52.4851" calcext:value-type="float">
            <text:p>52.4851</text:p>
          </table:table-cell>
          <table:table-cell office:value-type="float" office:value="50.9365" calcext:value-type="float">
            <text:p>50.9365</text:p>
          </table:table-cell>
          <table:table-cell office:value-type="float" office:value="49.3879" calcext:value-type="float">
            <text:p>49.3879</text:p>
          </table:table-cell>
          <table:table-cell office:value-type="float" office:value="47.8393" calcext:value-type="float">
            <text:p>47.8393</text:p>
          </table:table-cell>
          <table:table-cell office:value-type="float" office:value="46.2906" calcext:value-type="float">
            <text:p>46.2906</text:p>
          </table:table-cell>
          <table:table-cell office:value-type="float" office:value="46.8624" calcext:value-type="float">
            <text:p>46.8624</text:p>
          </table:table-cell>
          <table:table-cell office:value-type="float" office:value="47.4342" calcext:value-type="float">
            <text:p>47.4342</text:p>
          </table:table-cell>
          <table:table-cell office:value-type="float" office:value="48.006" calcext:value-type="float">
            <text:p>48.006</text:p>
          </table:table-cell>
          <table:table-cell office:value-type="float" office:value="48.5778" calcext:value-type="float">
            <text:p>48.5778</text:p>
          </table:table-cell>
          <table:table-cell office:value-type="float" office:value="49.1495" calcext:value-type="float">
            <text:p>49.1495</text:p>
          </table:table-cell>
          <table:table-cell office:value-type="float" office:value="49.9558" calcext:value-type="float">
            <text:p>49.9558</text:p>
          </table:table-cell>
          <table:table-cell office:value-type="float" office:value="50.762" calcext:value-type="float">
            <text:p>50.762</text:p>
          </table:table-cell>
          <table:table-cell office:value-type="float" office:value="51.5683" calcext:value-type="float">
            <text:p>51.5683</text:p>
          </table:table-cell>
          <table:table-cell office:value-type="float" office:value="52.3745" calcext:value-type="float">
            <text:p>52.3745</text:p>
          </table:table-cell>
          <table:table-cell office:value-type="float" office:value="53.1808" calcext:value-type="float">
            <text:p>53.1808</text:p>
          </table:table-cell>
          <table:table-cell office:value-type="float" office:value="53.9212" calcext:value-type="float">
            <text:p>53.9212</text:p>
          </table:table-cell>
          <table:table-cell office:value-type="float" office:value="54.6616" calcext:value-type="float">
            <text:p>54.6616</text:p>
          </table:table-cell>
          <table:table-cell office:value-type="float" office:value="55.4019" calcext:value-type="float">
            <text:p>55.4019</text:p>
          </table:table-cell>
          <table:table-cell office:value-type="float" office:value="56.1423" calcext:value-type="float">
            <text:p>56.1423</text:p>
          </table:table-cell>
          <table:table-cell office:value-type="float" office:value="56.8827" calcext:value-type="float">
            <text:p>56.8827</text:p>
          </table:table-cell>
          <table:table-cell office:value-type="float" office:value="56.711" calcext:value-type="float">
            <text:p>56.711</text:p>
          </table:table-cell>
          <table:table-cell office:value-type="float" office:value="56.5392" calcext:value-type="float">
            <text:p>56.5392</text:p>
          </table:table-cell>
          <table:table-cell office:value-type="float" office:value="56.3674" calcext:value-type="float">
            <text:p>56.3674</text:p>
          </table:table-cell>
          <table:table-cell office:value-type="float" office:value="56.1957" calcext:value-type="float">
            <text:p>56.1957</text:p>
          </table:table-cell>
          <table:table-cell office:value-type="float" office:value="56.0239" calcext:value-type="float">
            <text:p>56.0239</text:p>
          </table:table-cell>
          <table:table-cell office:value-type="float" office:value="54.949" calcext:value-type="float">
            <text:p>54.949</text:p>
          </table:table-cell>
          <table:table-cell office:value-type="float" office:value="53.874" calcext:value-type="float">
            <text:p>53.874</text:p>
          </table:table-cell>
          <table:table-cell office:value-type="float" office:value="52.7991" calcext:value-type="float">
            <text:p>52.7991</text:p>
          </table:table-cell>
          <table:table-cell office:value-type="float" office:value="51.7241" calcext:value-type="float">
            <text:p>51.7241</text:p>
          </table:table-cell>
          <table:table-cell office:value-type="float" office:value="50.6492" calcext:value-type="float">
            <text:p>50.6492</text:p>
          </table:table-cell>
          <table:table-cell office:value-type="float" office:value="50.951" calcext:value-type="float">
            <text:p>50.951</text:p>
          </table:table-cell>
          <table:table-cell office:value-type="float" office:value="51.2528" calcext:value-type="float">
            <text:p>51.2528</text:p>
          </table:table-cell>
          <table:table-cell office:value-type="float" office:value="51.5546" calcext:value-type="float">
            <text:p>51.5546</text:p>
          </table:table-cell>
          <table:table-cell office:value-type="float" office:value="51.8564" calcext:value-type="float">
            <text:p>51.8564</text:p>
          </table:table-cell>
          <table:table-cell office:value-type="float" office:value="52.1582" calcext:value-type="float">
            <text:p>52.1582</text:p>
          </table:table-cell>
          <table:table-cell office:value-type="float" office:value="50.5103" calcext:value-type="float">
            <text:p>50.5103</text:p>
          </table:table-cell>
          <table:table-cell office:value-type="float" office:value="48.8623" calcext:value-type="float">
            <text:p>48.8623</text:p>
          </table:table-cell>
          <table:table-cell office:value-type="float" office:value="47.2144" calcext:value-type="float">
            <text:p>47.2144</text:p>
          </table:table-cell>
          <table:table-cell office:value-type="float" office:value="45.5664" calcext:value-type="float">
            <text:p>45.5664</text:p>
          </table:table-cell>
          <table:table-cell office:value-type="float" office:value="43.9184" calcext:value-type="float">
            <text:p>43.9184</text:p>
          </table:table-cell>
          <table:table-cell office:value-type="float" office:value="44.7142" calcext:value-type="float">
            <text:p>44.7142</text:p>
          </table:table-cell>
          <table:table-cell office:value-type="float" office:value="45.5099" calcext:value-type="float">
            <text:p>45.5099</text:p>
          </table:table-cell>
          <table:table-cell office:value-type="float" office:value="46.3057" calcext:value-type="float">
            <text:p>46.3057</text:p>
          </table:table-cell>
          <table:table-cell office:value-type="float" office:value="47.1014" calcext:value-type="float">
            <text:p>47.1014</text:p>
          </table:table-cell>
          <table:table-cell office:value-type="float" office:value="47.8972" calcext:value-type="float">
            <text:p>47.8972</text:p>
          </table:table-cell>
          <table:table-cell office:value-type="float" office:value="48.7137" calcext:value-type="float">
            <text:p>48.7137</text:p>
          </table:table-cell>
          <table:table-cell office:value-type="float" office:value="49.5302" calcext:value-type="float">
            <text:p>49.5302</text:p>
          </table:table-cell>
          <table:table-cell office:value-type="float" office:value="50.3468" calcext:value-type="float">
            <text:p>50.3468</text:p>
          </table:table-cell>
          <table:table-cell office:value-type="float" office:value="51.1633" calcext:value-type="float">
            <text:p>51.1633</text:p>
          </table:table-cell>
          <table:table-cell office:value-type="float" office:value="51.9798" calcext:value-type="float">
            <text:p>51.9798</text:p>
          </table:table-cell>
          <table:table-cell office:value-type="float" office:value="53.7748" calcext:value-type="float">
            <text:p>53.7748</text:p>
          </table:table-cell>
          <table:table-cell office:value-type="float" office:value="55.5697" calcext:value-type="float">
            <text:p>55.5697</text:p>
          </table:table-cell>
          <table:table-cell office:value-type="float" office:value="57.3647" calcext:value-type="float">
            <text:p>57.3647</text:p>
          </table:table-cell>
          <table:table-cell office:value-type="float" office:value="59.1597" calcext:value-type="float">
            <text:p>59.1597</text:p>
          </table:table-cell>
          <table:table-cell office:value-type="float" office:value="60.9546" calcext:value-type="float">
            <text:p>60.9546</text:p>
          </table:table-cell>
          <table:table-cell office:value-type="float" office:value="63.1566" calcext:value-type="float">
            <text:p>63.1566</text:p>
          </table:table-cell>
          <table:table-cell office:value-type="float" office:value="65.3585" calcext:value-type="float">
            <text:p>65.3585</text:p>
          </table:table-cell>
          <table:table-cell office:value-type="float" office:value="67.5604" calcext:value-type="float">
            <text:p>67.5604</text:p>
          </table:table-cell>
          <table:table-cell office:value-type="float" office:value="69.7623" calcext:value-type="float">
            <text:p>69.7623</text:p>
          </table:table-cell>
          <table:table-cell office:value-type="float" office:value="71.9643" calcext:value-type="float">
            <text:p>71.9643</text:p>
          </table:table-cell>
          <table:table-cell office:value-type="float" office:value="72.314" calcext:value-type="float">
            <text:p>72.314</text:p>
          </table:table-cell>
          <table:table-cell office:value-type="float" office:value="72.6637" calcext:value-type="float">
            <text:p>72.6637</text:p>
          </table:table-cell>
          <table:table-cell office:value-type="float" office:value="73.0135" calcext:value-type="float">
            <text:p>73.0135</text:p>
          </table:table-cell>
          <table:table-cell office:value-type="float" office:value="73.3632" calcext:value-type="float">
            <text:p>73.3632</text:p>
          </table:table-cell>
          <table:table-cell office:value-type="float" office:value="73.7129" calcext:value-type="float">
            <text:p>73.7129</text:p>
          </table:table-cell>
          <table:table-cell office:value-type="float" office:value="76.7759" calcext:value-type="float">
            <text:p>76.7759</text:p>
          </table:table-cell>
          <table:table-cell office:value-type="float" office:value="79.8388" calcext:value-type="float">
            <text:p>79.8388</text:p>
          </table:table-cell>
          <table:table-cell office:value-type="float" office:value="82.9018" calcext:value-type="float">
            <text:p>82.9018</text:p>
          </table:table-cell>
          <table:table-cell office:value-type="float" office:value="85.9647" calcext:value-type="float">
            <text:p>85.9647</text:p>
          </table:table-cell>
          <table:table-cell office:value-type="float" office:value="89.0277" calcext:value-type="float">
            <text:p>89.0277</text:p>
          </table:table-cell>
          <table:table-cell office:value-type="float" office:value="89.486" calcext:value-type="float">
            <text:p>89.486</text:p>
          </table:table-cell>
          <table:table-cell office:value-type="float" office:value="89.9444" calcext:value-type="float">
            <text:p>89.9444</text:p>
          </table:table-cell>
          <table:table-cell office:value-type="float" office:value="90.4027" calcext:value-type="float">
            <text:p>90.4027</text:p>
          </table:table-cell>
          <table:table-cell office:value-type="float" office:value="90.861" calcext:value-type="float">
            <text:p>90.861</text:p>
          </table:table-cell>
          <table:table-cell office:value-type="float" office:value="91.3194" calcext:value-type="float">
            <text:p>91.3194</text:p>
          </table:table-cell>
          <table:table-cell office:value-type="float" office:value="92.0176" calcext:value-type="float">
            <text:p>92.0176</text:p>
          </table:table-cell>
          <table:table-cell office:value-type="float" office:value="92.7158" calcext:value-type="float">
            <text:p>92.7158</text:p>
          </table:table-cell>
          <table:table-cell office:value-type="float" office:value="93.4141" calcext:value-type="float">
            <text:p>93.4141</text:p>
          </table:table-cell>
          <table:table-cell office:value-type="float" office:value="94.1123" calcext:value-type="float">
            <text:p>94.1123</text:p>
          </table:table-cell>
          <table:table-cell office:value-type="float" office:value="94.8106" calcext:value-type="float">
            <text:p>94.8106</text:p>
          </table:table-cell>
          <table:table-cell office:value-type="float" office:value="95.1578" calcext:value-type="float">
            <text:p>95.1578</text:p>
          </table:table-cell>
          <table:table-cell office:value-type="float" office:value="95.5051" calcext:value-type="float">
            <text:p>95.5051</text:p>
          </table:table-cell>
          <table:table-cell office:value-type="float" office:value="95.8524" calcext:value-type="float">
            <text:p>95.8524</text:p>
          </table:table-cell>
          <table:table-cell office:value-type="float" office:value="96.1997" calcext:value-type="float">
            <text:p>96.1997</text:p>
          </table:table-cell>
          <table:table-cell office:value-type="float" office:value="96.547" calcext:value-type="float">
            <text:p>96.547</text:p>
          </table:table-cell>
          <table:table-cell office:value-type="float" office:value="96.5117" calcext:value-type="float">
            <text:p>96.5117</text:p>
          </table:table-cell>
          <table:table-cell office:value-type="float" office:value="96.4764" calcext:value-type="float">
            <text:p>96.4764</text:p>
          </table:table-cell>
          <table:table-cell office:value-type="float" office:value="96.441" calcext:value-type="float">
            <text:p>96.441</text:p>
          </table:table-cell>
          <table:table-cell office:value-type="float" office:value="96.4057" calcext:value-type="float">
            <text:p>96.4057</text:p>
          </table:table-cell>
          <table:table-cell office:value-type="float" office:value="96.3704" calcext:value-type="float">
            <text:p>96.3704</text:p>
          </table:table-cell>
          <table:table-cell office:value-type="float" office:value="95.8093" calcext:value-type="float">
            <text:p>95.8093</text:p>
          </table:table-cell>
          <table:table-cell office:value-type="float" office:value="95.2482" calcext:value-type="float">
            <text:p>95.2482</text:p>
          </table:table-cell>
          <table:table-cell office:value-type="float" office:value="94.6871" calcext:value-type="float">
            <text:p>94.6871</text:p>
          </table:table-cell>
          <table:table-cell office:value-type="float" office:value="94.126" calcext:value-type="float">
            <text:p>94.126</text:p>
          </table:table-cell>
          <table:table-cell office:value-type="float" office:value="93.5649" calcext:value-type="float">
            <text:p>93.5649</text:p>
          </table:table-cell>
          <table:table-cell office:value-type="float" office:value="93.3287" calcext:value-type="float">
            <text:p>93.3287</text:p>
          </table:table-cell>
          <table:table-cell office:value-type="float" office:value="93.0926" calcext:value-type="float">
            <text:p>93.0926</text:p>
          </table:table-cell>
          <table:table-cell office:value-type="float" office:value="92.8565" calcext:value-type="float">
            <text:p>92.8565</text:p>
          </table:table-cell>
          <table:table-cell office:value-type="float" office:value="92.6204" calcext:value-type="float">
            <text:p>92.6204</text:p>
          </table:table-cell>
          <table:table-cell office:value-type="float" office:value="92.3843" calcext:value-type="float">
            <text:p>92.3843</text:p>
          </table:table-cell>
          <table:table-cell office:value-type="float" office:value="92.2004" calcext:value-type="float">
            <text:p>92.2004</text:p>
          </table:table-cell>
          <table:table-cell office:value-type="float" office:value="92.0166" calcext:value-type="float">
            <text:p>92.0166</text:p>
          </table:table-cell>
          <table:table-cell office:value-type="float" office:value="91.8327" calcext:value-type="float">
            <text:p>91.8327</text:p>
          </table:table-cell>
          <table:table-cell office:value-type="float" office:value="91.6488" calcext:value-type="float">
            <text:p>91.6488</text:p>
          </table:table-cell>
          <table:table-cell office:value-type="float" office:value="91.465" calcext:value-type="float">
            <text:p>91.465</text:p>
          </table:table-cell>
          <table:table-cell office:value-type="float" office:value="91.4404" calcext:value-type="float">
            <text:p>91.4404</text:p>
          </table:table-cell>
          <table:table-cell office:value-type="float" office:value="91.4158" calcext:value-type="float">
            <text:p>91.4158</text:p>
          </table:table-cell>
          <table:table-cell office:value-type="float" office:value="91.3913" calcext:value-type="float">
            <text:p>91.3913</text:p>
          </table:table-cell>
          <table:table-cell office:value-type="float" office:value="91.3667" calcext:value-type="float">
            <text:p>91.3667</text:p>
          </table:table-cell>
          <table:table-cell office:value-type="float" office:value="91.3421" calcext:value-type="float">
            <text:p>91.3421</text:p>
          </table:table-cell>
          <table:table-cell office:value-type="float" office:value="88.0114" calcext:value-type="float">
            <text:p>88.0114</text:p>
          </table:table-cell>
          <table:table-cell office:value-type="float" office:value="84.6806" calcext:value-type="float">
            <text:p>84.6806</text:p>
          </table:table-cell>
          <table:table-cell office:value-type="float" office:value="81.3498" calcext:value-type="float">
            <text:p>81.3498</text:p>
          </table:table-cell>
          <table:table-cell office:value-type="float" office:value="78.0191" calcext:value-type="float">
            <text:p>78.0191</text:p>
          </table:table-cell>
          <table:table-cell office:value-type="float" office:value="74.6883" calcext:value-type="float">
            <text:p>74.6883</text:p>
          </table:table-cell>
          <table:table-cell office:value-type="float" office:value="76.1858" calcext:value-type="float">
            <text:p>76.1858</text:p>
          </table:table-cell>
          <table:table-cell office:value-type="float" office:value="77.6834" calcext:value-type="float">
            <text:p>77.6834</text:p>
          </table:table-cell>
          <table:table-cell office:value-type="float" office:value="79.1809" calcext:value-type="float">
            <text:p>79.1809</text:p>
          </table:table-cell>
          <table:table-cell office:value-type="float" office:value="80.6784" calcext:value-type="float">
            <text:p>80.6784</text:p>
          </table:table-cell>
          <table:table-cell office:value-type="float" office:value="82.176" calcext:value-type="float">
            <text:p>82.176</text:p>
          </table:table-cell>
          <table:table-cell office:value-type="float" office:value="83.7024" calcext:value-type="float">
            <text:p>83.7024</text:p>
          </table:table-cell>
          <table:table-cell office:value-type="float" office:value="85.2288" calcext:value-type="float">
            <text:p>85.2288</text:p>
          </table:table-cell>
          <table:table-cell office:value-type="float" office:value="86.7552" calcext:value-type="float">
            <text:p>86.7552</text:p>
          </table:table-cell>
          <table:table-cell office:value-type="float" office:value="88.2816" calcext:value-type="float">
            <text:p>88.2816</text:p>
          </table:table-cell>
          <table:table-cell office:value-type="float" office:value="89.808" calcext:value-type="float">
            <text:p>89.808</text:p>
          </table:table-cell>
          <table:table-cell office:value-type="float" office:value="89.8432" calcext:value-type="float">
            <text:p>89.8432</text:p>
          </table:table-cell>
          <table:table-cell office:value-type="float" office:value="89.8784" calcext:value-type="float">
            <text:p>89.8784</text:p>
          </table:table-cell>
          <table:table-cell office:value-type="float" office:value="89.9136" calcext:value-type="float">
            <text:p>89.9136</text:p>
          </table:table-cell>
          <table:table-cell office:value-type="float" office:value="89.9488" calcext:value-type="float">
            <text:p>89.9488</text:p>
          </table:table-cell>
          <table:table-cell office:value-type="float" office:value="89.984" calcext:value-type="float">
            <text:p>89.984</text:p>
          </table:table-cell>
          <table:table-cell office:value-type="float" office:value="89.7326" calcext:value-type="float">
            <text:p>89.7326</text:p>
          </table:table-cell>
          <table:table-cell office:value-type="float" office:value="89.4813" calcext:value-type="float">
            <text:p>89.4813</text:p>
          </table:table-cell>
          <table:table-cell office:value-type="float" office:value="89.2299" calcext:value-type="float">
            <text:p>89.2299</text:p>
          </table:table-cell>
          <table:table-cell office:value-type="float" office:value="88.9786" calcext:value-type="float">
            <text:p>88.9786</text:p>
          </table:table-cell>
          <table:table-cell office:value-type="float" office:value="88.7272" calcext:value-type="float">
            <text:p>88.7272</text:p>
          </table:table-cell>
          <table:table-cell office:value-type="float" office:value="87.6501" calcext:value-type="float">
            <text:p>87.6501</text:p>
          </table:table-cell>
          <table:table-cell office:value-type="float" office:value="86.573" calcext:value-type="float">
            <text:p>86.573</text:p>
          </table:table-cell>
          <table:table-cell office:value-type="float" office:value="85.4959" calcext:value-type="float">
            <text:p>85.4959</text:p>
          </table:table-cell>
          <table:table-cell office:value-type="float" office:value="84.4189" calcext:value-type="float">
            <text:p>84.4189</text:p>
          </table:table-cell>
          <table:table-cell office:value-type="float" office:value="83.3418" calcext:value-type="float">
            <text:p>83.3418</text:p>
          </table:table-cell>
          <table:table-cell office:value-type="float" office:value="82.026" calcext:value-type="float">
            <text:p>82.026</text:p>
          </table:table-cell>
          <table:table-cell office:value-type="float" office:value="80.7103" calcext:value-type="float">
            <text:p>80.7103</text:p>
          </table:table-cell>
          <table:table-cell office:value-type="float" office:value="79.3946" calcext:value-type="float">
            <text:p>79.3946</text:p>
          </table:table-cell>
          <table:table-cell office:value-type="float" office:value="78.0788" calcext:value-type="float">
            <text:p>78.0788</text:p>
          </table:table-cell>
          <table:table-cell office:value-type="float" office:value="76.7631" calcext:value-type="float">
            <text:p>76.7631</text:p>
          </table:table-cell>
          <table:table-cell office:value-type="float" office:value="76.3519" calcext:value-type="float">
            <text:p>76.3519</text:p>
          </table:table-cell>
          <table:table-cell office:value-type="float" office:value="75.9406" calcext:value-type="float">
            <text:p>75.9406</text:p>
          </table:table-cell>
          <table:table-cell office:value-type="float" office:value="75.5294" calcext:value-type="float">
            <text:p>75.5294</text:p>
          </table:table-cell>
          <table:table-cell office:value-type="float" office:value="75.1181" calcext:value-type="float">
            <text:p>75.1181</text:p>
          </table:table-cell>
          <table:table-cell office:value-type="float" office:value="74.7069" calcext:value-type="float">
            <text:p>74.7069</text:p>
          </table:table-cell>
          <table:table-cell office:value-type="float" office:value="75.438" calcext:value-type="float">
            <text:p>75.438</text:p>
          </table:table-cell>
          <table:table-cell office:value-type="float" office:value="76.1692" calcext:value-type="float">
            <text:p>76.1692</text:p>
          </table:table-cell>
          <table:table-cell office:value-type="float" office:value="76.9003" calcext:value-type="float">
            <text:p>76.9003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78.3627" calcext:value-type="float">
            <text:p>78.3627</text:p>
          </table:table-cell>
          <table:table-cell office:value-type="float" office:value="80.9154" calcext:value-type="float">
            <text:p>80.9154</text:p>
          </table:table-cell>
          <table:table-cell office:value-type="float" office:value="83.4681" calcext:value-type="float">
            <text:p>83.4681</text:p>
          </table:table-cell>
          <table:table-cell office:value-type="float" office:value="86.0208" calcext:value-type="float">
            <text:p>86.0208</text:p>
          </table:table-cell>
          <table:table-cell office:value-type="float" office:value="88.5735" calcext:value-type="float">
            <text:p>88.5735</text:p>
          </table:table-cell>
          <table:table-cell office:value-type="float" office:value="91.1262" calcext:value-type="float">
            <text:p>91.1262</text:p>
          </table:table-cell>
          <table:table-cell office:value-type="float" office:value="93.5998" calcext:value-type="float">
            <text:p>93.5998</text:p>
          </table:table-cell>
          <table:table-cell office:value-type="float" office:value="96.0733" calcext:value-type="float">
            <text:p>96.0733</text:p>
          </table:table-cell>
          <table:table-cell office:value-type="float" office:value="98.5469" calcext:value-type="float">
            <text:p>98.5469</text:p>
          </table:table-cell>
          <table:table-cell office:value-type="float" office:value="101.02" calcext:value-type="float">
            <text:p>101.02</text:p>
          </table:table-cell>
          <table:table-cell office:value-type="float" office:value="103.494" calcext:value-type="float">
            <text:p>103.49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108.474" calcext:value-type="float">
            <text:p>108.474</text:p>
          </table:table-cell>
          <table:table-cell office:value-type="float" office:value="110.965" calcext:value-type="float">
            <text:p>110.965</text:p>
          </table:table-cell>
          <table:table-cell office:value-type="float" office:value="113.455" calcext:value-type="float">
            <text:p>113.455</text:p>
          </table:table-cell>
          <table:table-cell office:value-type="float" office:value="115.945" calcext:value-type="float">
            <text:p>115.94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13.414" calcext:value-type="float">
            <text:p>113.414</text:p>
          </table:table-cell>
          <table:table-cell office:value-type="float" office:value="112.149" calcext:value-type="float">
            <text:p>112.149</text:p>
          </table:table-cell>
          <table:table-cell office:value-type="float" office:value="110.884" calcext:value-type="float">
            <text:p>110.884</text:p>
          </table:table-cell>
          <table:table-cell office:value-type="float" office:value="109.618" calcext:value-type="float">
            <text:p>109.618</text:p>
          </table:table-cell>
          <table:table-cell office:value-type="float" office:value="111.278" calcext:value-type="float">
            <text:p>111.278</text:p>
          </table:table-cell>
          <table:table-cell office:value-type="float" office:value="112.937" calcext:value-type="float">
            <text:p>112.937</text:p>
          </table:table-cell>
          <table:table-cell office:value-type="float" office:value="114.597" calcext:value-type="float">
            <text:p>114.597</text:p>
          </table:table-cell>
          <table:table-cell office:value-type="float" office:value="116.256" calcext:value-type="float">
            <text:p>116.256</text:p>
          </table:table-cell>
          <table:table-cell office:value-type="float" office:value="117.915" calcext:value-type="float">
            <text:p>117.915</text:p>
          </table:table-cell>
          <table:table-cell office:value-type="float" office:value="119.562" calcext:value-type="float">
            <text:p>119.562</text:p>
          </table:table-cell>
          <table:table-cell office:value-type="float" office:value="121.209" calcext:value-type="float">
            <text:p>121.209</text:p>
          </table:table-cell>
          <table:table-cell office:value-type="float" office:value="122.855" calcext:value-type="float">
            <text:p>122.855</text:p>
          </table:table-cell>
          <table:table-cell office:value-type="float" office:value="124.502" calcext:value-type="float">
            <text:p>124.502</text:p>
          </table:table-cell>
          <table:table-cell office:value-type="float" office:value="126.148" calcext:value-type="float">
            <text:p>126.148</text:p>
          </table:table-cell>
          <table:table-cell office:value-type="float" office:value="127.352" calcext:value-type="float">
            <text:p>127.352</text:p>
          </table:table-cell>
          <table:table-cell office:value-type="float" office:value="128.555" calcext:value-type="float">
            <text:p>128.555</text:p>
          </table:table-cell>
          <table:table-cell office:value-type="float" office:value="129.758" calcext:value-type="float">
            <text:p>129.758</text:p>
          </table:table-cell>
          <table:table-cell office:value-type="float" office:value="130.961" calcext:value-type="float">
            <text:p>130.961</text:p>
          </table:table-cell>
          <table:table-cell office:value-type="float" office:value="132.164" calcext:value-type="float">
            <text:p>132.164</text:p>
          </table:table-cell>
          <table:table-cell office:value-type="float" office:value="133.076" calcext:value-type="float">
            <text:p>133.076</text:p>
          </table:table-cell>
          <table:table-cell office:value-type="float" office:value="133.987" calcext:value-type="float">
            <text:p>133.987</text:p>
          </table:table-cell>
          <table:table-cell office:value-type="float" office:value="134.899" calcext:value-type="float">
            <text:p>134.899</text:p>
          </table:table-cell>
          <table:table-cell office:value-type="float" office:value="135.811" calcext:value-type="float">
            <text:p>135.811</text:p>
          </table:table-cell>
          <table:table-cell office:value-type="float" office:value="136.723" calcext:value-type="float">
            <text:p>136.723</text:p>
          </table:table-cell>
          <table:table-cell office:value-type="float" office:value="137.3" calcext:value-type="float">
            <text:p>137.3</text:p>
          </table:table-cell>
          <table:table-cell office:value-type="float" office:value="137.878" calcext:value-type="float">
            <text:p>137.878</text:p>
          </table:table-cell>
          <table:table-cell office:value-type="float" office:value="138.456" calcext:value-type="float">
            <text:p>138.456</text:p>
          </table:table-cell>
          <table:table-cell office:value-type="float" office:value="139.034" calcext:value-type="float">
            <text:p>139.034</text:p>
          </table:table-cell>
          <table:table-cell office:value-type="float" office:value="139.611" calcext:value-type="float">
            <text:p>139.611</text:p>
          </table:table-cell>
          <table:table-cell office:value-type="float" office:value="139.304" calcext:value-type="float">
            <text:p>139.304</text:p>
          </table:table-cell>
          <table:table-cell office:value-type="float" office:value="138.998" calcext:value-type="float">
            <text:p>138.998</text:p>
          </table:table-cell>
          <table:table-cell office:value-type="float" office:value="138.691" calcext:value-type="float">
            <text:p>138.691</text:p>
          </table:table-cell>
          <table:table-cell office:value-type="float" office:value="138.384" calcext:value-type="float">
            <text:p>138.384</text:p>
          </table:table-cell>
          <table:table-cell office:value-type="float" office:value="138.077" calcext:value-type="float">
            <text:p>138.077</text:p>
          </table:table-cell>
          <table:table-cell office:value-type="float" office:value="134.806" calcext:value-type="float">
            <text:p>134.806</text:p>
          </table:table-cell>
          <table:table-cell office:value-type="float" office:value="131.535" calcext:value-type="float">
            <text:p>131.535</text:p>
          </table:table-cell>
          <table:table-cell office:value-type="float" office:value="128.265" calcext:value-type="float">
            <text:p>128.265</text:p>
          </table:table-cell>
          <table:table-cell office:value-type="float" office:value="124.994" calcext:value-type="float">
            <text:p>124.994</text:p>
          </table:table-cell>
          <table:table-cell office:value-type="float" office:value="121.723" calcext:value-type="float">
            <text:p>121.723</text:p>
          </table:table-cell>
          <table:table-cell office:value-type="float" office:value="117.759" calcext:value-type="float">
            <text:p>117.759</text:p>
          </table:table-cell>
          <table:table-cell office:value-type="float" office:value="113.794" calcext:value-type="float">
            <text:p>113.794</text:p>
          </table:table-cell>
          <table:table-cell office:value-type="float" office:value="109.83" calcext:value-type="float">
            <text:p>109.83</text:p>
          </table:table-cell>
          <table:table-cell office:value-type="float" office:value="105.866" calcext:value-type="float">
            <text:p>105.866</text:p>
          </table:table-cell>
          <table:table-cell office:value-type="float" office:value="101.901" calcext:value-type="float">
            <text:p>101.901</text:p>
          </table:table-cell>
          <table:table-cell office:value-type="float" office:value="96.1082" calcext:value-type="float">
            <text:p>96.1082</text:p>
          </table:table-cell>
          <table:table-cell office:value-type="float" office:value="90.315" calcext:value-type="float">
            <text:p>90.315</text:p>
          </table:table-cell>
          <table:table-cell office:value-type="float" office:value="84.5217" calcext:value-type="float">
            <text:p>84.5217</text:p>
          </table:table-cell>
          <table:table-cell office:value-type="float" office:value="78.7285" calcext:value-type="float">
            <text:p>78.7285</text:p>
          </table:table-cell>
          <table:table-cell office:value-type="float" office:value="72.9352" calcext:value-type="float">
            <text:p>72.9352</text:p>
          </table:table-cell>
          <table:table-cell office:value-type="float" office:value="69.3998" calcext:value-type="float">
            <text:p>69.3998</text:p>
          </table:table-cell>
          <table:table-cell office:value-type="float" office:value="65.8644" calcext:value-type="float">
            <text:p>65.8644</text:p>
          </table:table-cell>
          <table:table-cell office:value-type="float" office:value="62.329" calcext:value-type="float">
            <text:p>62.329</text:p>
          </table:table-cell>
          <table:table-cell office:value-type="float" office:value="58.7935" calcext:value-type="float">
            <text:p>58.7935</text:p>
          </table:table-cell>
          <table:table-cell office:value-type="float" office:value="55.2581" calcext:value-type="float">
            <text:p>55.2581</text:p>
          </table:table-cell>
          <table:table-cell office:value-type="float" office:value="54.4186" calcext:value-type="float">
            <text:p>54.4186</text:p>
          </table:table-cell>
          <table:table-cell office:value-type="float" office:value="53.5792" calcext:value-type="float">
            <text:p>53.5792</text:p>
          </table:table-cell>
          <table:table-cell office:value-type="float" office:value="52.7397" calcext:value-type="float">
            <text:p>52.7397</text:p>
          </table:table-cell>
          <table:table-cell office:value-type="float" office:value="51.9003" calcext:value-type="float">
            <text:p>51.9003</text:p>
          </table:table-cell>
          <table:table-cell office:value-type="float" office:value="51.0608" calcext:value-type="float">
            <text:p>51.0608</text:p>
          </table:table-cell>
          <table:table-cell office:value-type="float" office:value="51.2947" calcext:value-type="float">
            <text:p>51.2947</text:p>
          </table:table-cell>
          <table:table-cell office:value-type="float" office:value="51.5285" calcext:value-type="float">
            <text:p>51.5285</text:p>
          </table:table-cell>
          <table:table-cell office:value-type="float" office:value="51.7623" calcext:value-type="float">
            <text:p>51.7623</text:p>
          </table:table-cell>
          <table:table-cell office:value-type="float" office:value="51.9962" calcext:value-type="float">
            <text:p>51.9962</text:p>
          </table:table-cell>
          <table:table-cell office:value-type="float" office:value="52.23" calcext:value-type="float">
            <text:p>52.23</text:p>
          </table:table-cell>
          <table:table-cell office:value-type="float" office:value="53.0384" calcext:value-type="float">
            <text:p>53.0384</text:p>
          </table:table-cell>
          <table:table-cell office:value-type="float" office:value="53.8469" calcext:value-type="float">
            <text:p>53.8469</text:p>
          </table:table-cell>
          <table:table-cell office:value-type="float" office:value="54.6553" calcext:value-type="float">
            <text:p>54.6553</text:p>
          </table:table-cell>
          <table:table-cell office:value-type="float" office:value="55.4637" calcext:value-type="float">
            <text:p>55.4637</text:p>
          </table:table-cell>
          <table:table-cell office:value-type="float" office:value="56.2721" calcext:value-type="float">
            <text:p>56.2721</text:p>
          </table:table-cell>
          <table:table-cell office:value-type="float" office:value="56.2965" calcext:value-type="float">
            <text:p>56.2965</text:p>
          </table:table-cell>
          <table:table-cell office:value-type="float" office:value="56.3208" calcext:value-type="float">
            <text:p>56.3208</text:p>
          </table:table-cell>
          <table:table-cell office:value-type="float" office:value="56.3452" calcext:value-type="float">
            <text:p>56.3452</text:p>
          </table:table-cell>
          <table:table-cell office:value-type="float" office:value="56.3696" calcext:value-type="float">
            <text:p>56.3696</text:p>
          </table:table-cell>
          <table:table-cell office:value-type="float" office:value="56.3939" calcext:value-type="float">
            <text:p>56.3939</text:p>
          </table:table-cell>
          <table:table-cell office:value-type="float" office:value="58.5904" calcext:value-type="float">
            <text:p>58.5904</text:p>
          </table:table-cell>
          <table:table-cell office:value-type="float" office:value="60.7869" calcext:value-type="float">
            <text:p>60.7869</text:p>
          </table:table-cell>
          <table:table-cell office:value-type="float" office:value="62.9834" calcext:value-type="float">
            <text:p>62.9834</text:p>
          </table:table-cell>
          <table:table-cell office:value-type="float" office:value="65.1799" calcext:value-type="float">
            <text:p>65.1799</text:p>
          </table:table-cell>
          <table:table-cell office:value-type="float" office:value="67.3764" calcext:value-type="float">
            <text:p>67.3764</text:p>
          </table:table-cell>
          <table:table-cell office:value-type="float" office:value="68.7743" calcext:value-type="float">
            <text:p>68.7743</text:p>
          </table:table-cell>
          <table:table-cell office:value-type="float" office:value="70.1723" calcext:value-type="float">
            <text:p>70.1723</text:p>
          </table:table-cell>
          <table:table-cell office:value-type="float" office:value="71.5702" calcext:value-type="float">
            <text:p>71.5702</text:p>
          </table:table-cell>
          <table:table-cell office:value-type="float" office:value="72.9682" calcext:value-type="float">
            <text:p>72.9682</text:p>
          </table:table-cell>
          <table:table-cell office:value-type="float" office:value="74.3661" calcext:value-type="float">
            <text:p>74.3661</text:p>
          </table:table-cell>
          <table:table-cell office:value-type="float" office:value="72.6733" calcext:value-type="float">
            <text:p>72.6733</text:p>
          </table:table-cell>
          <table:table-cell office:value-type="float" office:value="70.9805" calcext:value-type="float">
            <text:p>70.9805</text:p>
          </table:table-cell>
          <table:table-cell office:value-type="float" office:value="69.2876" calcext:value-type="float">
            <text:p>69.2876</text:p>
          </table:table-cell>
          <table:table-cell office:value-type="float" office:value="67.5948" calcext:value-type="float">
            <text:p>67.5948</text:p>
          </table:table-cell>
          <table:table-cell office:value-type="float" office:value="65.902" calcext:value-type="float">
            <text:p>65.902</text:p>
          </table:table-cell>
          <table:table-cell office:value-type="float" office:value="63.424" calcext:value-type="float">
            <text:p>63.424</text:p>
          </table:table-cell>
          <table:table-cell office:value-type="float" office:value="60.946" calcext:value-type="float">
            <text:p>60.946</text:p>
          </table:table-cell>
          <table:table-cell office:value-type="float" office:value="58.468" calcext:value-type="float">
            <text:p>58.468</text:p>
          </table:table-cell>
          <table:table-cell office:value-type="float" office:value="55.99" calcext:value-type="float">
            <text:p>55.99</text:p>
          </table:table-cell>
          <table:table-cell office:value-type="float" office:value="53.512" calcext:value-type="float">
            <text:p>53.512</text:p>
          </table:table-cell>
          <table:table-cell office:value-type="float" office:value="51.731" calcext:value-type="float">
            <text:p>51.731</text:p>
          </table:table-cell>
          <table:table-cell office:value-type="float" office:value="49.9501" calcext:value-type="float">
            <text:p>49.9501</text:p>
          </table:table-cell>
          <table:table-cell office:value-type="float" office:value="48.1691" calcext:value-type="float">
            <text:p>48.1691</text:p>
          </table:table-cell>
          <table:table-cell office:value-type="float" office:value="46.3882" calcext:value-type="float">
            <text:p>46.3882</text:p>
          </table:table-cell>
          <table:table-cell office:value-type="float" office:value="44.6072" calcext:value-type="float">
            <text:p>44.6072</text:p>
          </table:table-cell>
          <table:table-cell office:value-type="float" office:value="42.7717" calcext:value-type="float">
            <text:p>42.7717</text:p>
          </table:table-cell>
          <table:table-cell office:value-type="float" office:value="40.9362" calcext:value-type="float">
            <text:p>40.9362</text:p>
          </table:table-cell>
          <table:table-cell office:value-type="float" office:value="39.1006" calcext:value-type="float">
            <text:p>39.1006</text:p>
          </table:table-cell>
          <table:table-cell office:value-type="float" office:value="37.2651" calcext:value-type="float">
            <text:p>37.2651</text:p>
          </table:table-cell>
          <table:table-cell office:value-type="float" office:value="35.4296" calcext:value-type="float">
            <text:p>35.4296</text:p>
          </table:table-cell>
          <table:table-cell office:value-type="float" office:value="32.9902" calcext:value-type="float">
            <text:p>32.9902</text:p>
          </table:table-cell>
          <table:table-cell office:value-type="float" office:value="30.5508" calcext:value-type="float">
            <text:p>30.5508</text:p>
          </table:table-cell>
          <table:table-cell office:value-type="float" office:value="28.1114" calcext:value-type="float">
            <text:p>28.1114</text:p>
          </table:table-cell>
          <table:table-cell office:value-type="float" office:value="25.672" calcext:value-type="float">
            <text:p>25.672</text:p>
          </table:table-cell>
          <table:table-cell office:value-type="float" office:value="23.2326" calcext:value-type="float">
            <text:p>23.2326</text:p>
          </table:table-cell>
          <table:table-cell office:value-type="float" office:value="20.3221" calcext:value-type="float">
            <text:p>20.3221</text:p>
          </table:table-cell>
          <table:table-cell office:value-type="float" office:value="17.4116" calcext:value-type="float">
            <text:p>17.4116</text:p>
          </table:table-cell>
          <table:table-cell office:value-type="float" office:value="14.5011" calcext:value-type="float">
            <text:p>14.5011</text:p>
          </table:table-cell>
          <table:table-cell office:value-type="float" office:value="11.5906" calcext:value-type="float">
            <text:p>11.5906</text:p>
          </table:table-cell>
          <table:table-cell office:value-type="float" office:value="8.68003" calcext:value-type="float">
            <text:p>8.68003</text:p>
          </table:table-cell>
          <table:table-cell office:value-type="float" office:value="4.97553" calcext:value-type="float">
            <text:p>4.97553</text:p>
          </table:table-cell>
          <table:table-cell office:value-type="float" office:value="1.27103" calcext:value-type="float">
            <text:p>1.2710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91546" calcext:value-type="float">
            <text:p>3.91546</text:p>
          </table:table-cell>
          <table:table-cell office:value-type="float" office:value="8.31654" calcext:value-type="float">
            <text:p>8.31654</text:p>
          </table:table-cell>
          <table:table-cell office:value-type="float" office:value="12.7176" calcext:value-type="float">
            <text:p>12.7176</text:p>
          </table:table-cell>
          <table:table-cell office:value-type="float" office:value="18.0835" calcext:value-type="float">
            <text:p>18.0835</text:p>
          </table:table-cell>
          <table:table-cell office:value-type="float" office:value="23.4494" calcext:value-type="float">
            <text:p>23.4494</text:p>
          </table:table-cell>
          <table:table-cell office:value-type="float" office:value="28.8154" calcext:value-type="float">
            <text:p>28.8154</text:p>
          </table:table-cell>
          <table:table-cell office:value-type="float" office:value="34.1813" calcext:value-type="float">
            <text:p>34.1813</text:p>
          </table:table-cell>
          <table:table-cell office:value-type="float" office:value="39.5472" calcext:value-type="float">
            <text:p>39.5472</text:p>
          </table:table-cell>
          <table:table-cell office:value-type="float" office:value="42.8534" calcext:value-type="float">
            <text:p>42.8534</text:p>
          </table:table-cell>
          <table:table-cell office:value-type="float" office:value="46.1596" calcext:value-type="float">
            <text:p>46.1596</text:p>
          </table:table-cell>
          <table:table-cell office:value-type="float" office:value="49.4658" calcext:value-type="float">
            <text:p>49.4658</text:p>
          </table:table-cell>
          <table:table-cell office:value-type="float" office:value="52.772" calcext:value-type="float">
            <text:p>52.772</text:p>
          </table:table-cell>
          <table:table-cell office:value-type="float" office:value="56.0783" calcext:value-type="float">
            <text:p>56.0783</text:p>
          </table:table-cell>
          <table:table-cell office:value-type="float" office:value="57.3784" calcext:value-type="float">
            <text:p>57.3784</text:p>
          </table:table-cell>
          <table:table-cell office:value-type="float" office:value="58.6785" calcext:value-type="float">
            <text:p>58.6785</text:p>
          </table:table-cell>
          <table:table-cell office:value-type="float" office:value="59.9786" calcext:value-type="float">
            <text:p>59.9786</text:p>
          </table:table-cell>
          <table:table-cell office:value-type="float" office:value="61.2787" calcext:value-type="float">
            <text:p>61.2787</text:p>
          </table:table-cell>
          <table:table-cell office:value-type="float" office:value="62.5788" calcext:value-type="float">
            <text:p>62.5788</text:p>
          </table:table-cell>
          <table:table-cell office:value-type="float" office:value="62.0043" calcext:value-type="float">
            <text:p>62.0043</text:p>
          </table:table-cell>
          <table:table-cell office:value-type="float" office:value="61.4297" calcext:value-type="float">
            <text:p>61.4297</text:p>
          </table:table-cell>
          <table:table-cell office:value-type="float" office:value="60.8552" calcext:value-type="float">
            <text:p>60.8552</text:p>
          </table:table-cell>
          <table:table-cell office:value-type="float" office:value="60.2807" calcext:value-type="float">
            <text:p>60.2807</text:p>
          </table:table-cell>
          <table:table-cell office:value-type="float" office:value="59.7062" calcext:value-type="float">
            <text:p>59.7062</text:p>
          </table:table-cell>
          <table:table-cell office:value-type="float" office:value="57.3319" calcext:value-type="float">
            <text:p>57.3319</text:p>
          </table:table-cell>
          <table:table-cell office:value-type="float" office:value="54.9575" calcext:value-type="float">
            <text:p>54.9575</text:p>
          </table:table-cell>
          <table:table-cell office:value-type="float" office:value="52.5832" calcext:value-type="float">
            <text:p>52.5832</text:p>
          </table:table-cell>
          <table:table-cell office:value-type="float" office:value="50.2089" calcext:value-type="float">
            <text:p>50.2089</text:p>
          </table:table-cell>
          <table:table-cell office:value-type="float" office:value="47.8346" calcext:value-type="float">
            <text:p>47.8346</text:p>
          </table:table-cell>
          <table:table-cell office:value-type="float" office:value="43.426" calcext:value-type="float">
            <text:p>43.426</text:p>
          </table:table-cell>
          <table:table-cell office:value-type="float" office:value="39.0174" calcext:value-type="float">
            <text:p>39.0174</text:p>
          </table:table-cell>
          <table:table-cell office:value-type="float" office:value="34.6087" calcext:value-type="float">
            <text:p>34.6087</text:p>
          </table:table-cell>
          <table:table-cell office:value-type="float" office:value="30.2001" calcext:value-type="float">
            <text:p>30.2001</text:p>
          </table:table-cell>
          <table:table-cell office:value-type="float" office:value="25.7915" calcext:value-type="float">
            <text:p>25.7915</text:p>
          </table:table-cell>
          <table:table-cell office:value-type="float" office:value="19.9423" calcext:value-type="float">
            <text:p>19.9423</text:p>
          </table:table-cell>
          <table:table-cell office:value-type="float" office:value="14.0931" calcext:value-type="float">
            <text:p>14.0931</text:p>
          </table:table-cell>
          <table:table-cell office:value-type="float" office:value="8.24385" calcext:value-type="float">
            <text:p>8.24385</text:p>
          </table:table-cell>
          <table:table-cell office:value-type="float" office:value="2.39464" calcext:value-type="float">
            <text:p>2.3946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622.1" calcext:value-type="float">
            <text:p>622.1</text:p>
          </table:table-cell>
          <table:table-cell office:value-type="float" office:value="635.2" calcext:value-type="float">
            <text:p>635.2</text:p>
          </table:table-cell>
          <table:table-cell office:value-type="float" office:value="642.1" calcext:value-type="float">
            <text:p>642.1</text:p>
          </table:table-cell>
          <table:table-cell office:value-type="float" office:value="628.2" calcext:value-type="float">
            <text:p>628.2</text:p>
          </table:table-cell>
          <table:table-cell office:value-type="float" office:value="640.45" calcext:value-type="float">
            <text:p>640.45</text:p>
          </table:table-cell>
          <table:table-cell office:value-type="float" office:value="643.9" calcext:value-type="float">
            <text:p>643.9</text:p>
          </table:table-cell>
          <table:table-cell office:value-type="float" office:value="636.5" calcext:value-type="float">
            <text:p>636.5</text:p>
          </table:table-cell>
          <table:table-cell office:value-type="float" office:value="634.2" calcext:value-type="float">
            <text:p>634.2</text:p>
          </table:table-cell>
          <table:table-cell office:value-type="float" office:value="648.35" calcext:value-type="float">
            <text:p>648.35</text:p>
          </table:table-cell>
          <table:table-cell office:value-type="float" office:value="626" calcext:value-type="float">
            <text:p>626</text:p>
          </table:table-cell>
          <table:table-cell office:value-type="float" office:value="628.1" calcext:value-type="float">
            <text:p>628.1</text:p>
          </table:table-cell>
          <table:table-cell office:value-type="float" office:value="631.4" calcext:value-type="float">
            <text:p>631.4</text:p>
          </table:table-cell>
          <table:table-cell office:value-type="float" office:value="620.1" calcext:value-type="float">
            <text:p>620.1</text:p>
          </table:table-cell>
          <table:table-cell office:value-type="float" office:value="630.85" calcext:value-type="float">
            <text:p>630.85</text:p>
          </table:table-cell>
          <table:table-cell office:value-type="float" office:value="640.05" calcext:value-type="float">
            <text:p>640.05</text:p>
          </table:table-cell>
          <table:table-cell office:value-type="float" office:value="652" calcext:value-type="float">
            <text:p>652</text:p>
          </table:table-cell>
          <table:table-cell office:value-type="float" office:value="631.3" calcext:value-type="float">
            <text:p>631.3</text:p>
          </table:table-cell>
          <table:table-cell office:value-type="float" office:value="634.1" calcext:value-type="float">
            <text:p>634.1</text:p>
          </table:table-cell>
          <table:table-cell office:value-type="float" office:value="625.7" calcext:value-type="float">
            <text:p>625.7</text:p>
          </table:table-cell>
          <table:table-cell office:value-type="float" office:value="630.7" calcext:value-type="float">
            <text:p>630.7</text:p>
          </table:table-cell>
          <table:table-cell office:value-type="float" office:value="625.65" calcext:value-type="float">
            <text:p>625.65</text:p>
          </table:table-cell>
          <table:table-cell office:value-type="float" office:value="622.6" calcext:value-type="float">
            <text:p>622.6</text:p>
          </table:table-cell>
          <table:table-cell office:value-type="float" office:value="634.5" calcext:value-type="float">
            <text:p>634.5</text:p>
          </table:table-cell>
          <table:table-cell office:value-type="float" office:value="626.05" calcext:value-type="float">
            <text:p>626.05</text:p>
          </table:table-cell>
          <table:table-cell office:value-type="float" office:value="637.6" calcext:value-type="float">
            <text:p>637.6</text:p>
          </table:table-cell>
          <table:table-cell office:value-type="float" office:value="622.1" calcext:value-type="float">
            <text:p>622.1</text:p>
          </table:table-cell>
          <table:table-cell office:value-type="float" office:value="623.7" calcext:value-type="float">
            <text:p>623.7</text:p>
          </table:table-cell>
          <table:table-cell office:value-type="float" office:value="638.4" calcext:value-type="float">
            <text:p>638.4</text:p>
          </table:table-cell>
          <table:table-cell office:value-type="float" office:value="627.3" calcext:value-type="float">
            <text:p>627.3</text:p>
          </table:table-cell>
          <table:table-cell office:value-type="float" office:value="623.95" calcext:value-type="float">
            <text:p>623.95</text:p>
          </table:table-cell>
          <table:table-cell office:value-type="float" office:value="619.6" calcext:value-type="float">
            <text:p>619.6</text:p>
          </table:table-cell>
          <table:table-cell office:value-type="float" office:value="732.4" calcext:value-type="float">
            <text:p>732.4</text:p>
          </table:table-cell>
          <table:table-cell office:value-type="float" office:value="539.75" calcext:value-type="float">
            <text:p>539.75</text:p>
          </table:table-cell>
          <table:table-cell office:value-type="float" office:value="627.9" calcext:value-type="float">
            <text:p>627.9</text:p>
          </table:table-cell>
          <table:table-cell office:value-type="float" office:value="621.4" calcext:value-type="float">
            <text:p>621.4</text:p>
          </table:table-cell>
          <table:table-cell office:value-type="float" office:value="614.4" calcext:value-type="float">
            <text:p>614.4</text:p>
          </table:table-cell>
          <table:table-cell office:value-type="float" office:value="628.7" calcext:value-type="float">
            <text:p>628.7</text:p>
          </table:table-cell>
          <table:table-cell office:value-type="float" office:value="614.95" calcext:value-type="float">
            <text:p>614.95</text:p>
          </table:table-cell>
          <table:table-cell office:value-type="float" office:value="616.95" calcext:value-type="float">
            <text:p>616.95</text:p>
          </table:table-cell>
          <table:table-cell office:value-type="float" office:value="624.3" calcext:value-type="float">
            <text:p>624.3</text:p>
          </table:table-cell>
          <table:table-cell office:value-type="float" office:value="611.8" calcext:value-type="float">
            <text:p>611.8</text:p>
          </table:table-cell>
          <table:table-cell office:value-type="float" office:value="618.35" calcext:value-type="float">
            <text:p>618.35</text:p>
          </table:table-cell>
          <table:table-cell office:value-type="float" office:value="621.65" calcext:value-type="float">
            <text:p>621.65</text:p>
          </table:table-cell>
          <table:table-cell office:value-type="float" office:value="624.9" calcext:value-type="float">
            <text:p>624.9</text:p>
          </table:table-cell>
          <table:table-cell office:value-type="float" office:value="623.9" calcext:value-type="float">
            <text:p>623.9</text:p>
          </table:table-cell>
          <table:table-cell office:value-type="float" office:value="630.5" calcext:value-type="float">
            <text:p>630.5</text:p>
          </table:table-cell>
          <table:table-cell office:value-type="float" office:value="635.75" calcext:value-type="float">
            <text:p>635.75</text:p>
          </table:table-cell>
          <table:table-cell office:value-type="float" office:value="626.9" calcext:value-type="float">
            <text:p>626.9</text:p>
          </table:table-cell>
          <table:table-cell office:value-type="float" office:value="629.1" calcext:value-type="float">
            <text:p>629.1</text:p>
          </table:table-cell>
          <table:table-cell office:value-type="float" office:value="610.8" calcext:value-type="float">
            <text:p>610.8</text:p>
          </table:table-cell>
          <table:table-cell office:value-type="float" office:value="616.2" calcext:value-type="float">
            <text:p>616.2</text:p>
          </table:table-cell>
          <table:table-cell office:value-type="float" office:value="624.5" calcext:value-type="float">
            <text:p>624.5</text:p>
          </table:table-cell>
          <table:table-cell office:value-type="float" office:value="624" calcext:value-type="float">
            <text:p>624</text:p>
          </table:table-cell>
          <table:table-cell office:value-type="float" office:value="626.85" calcext:value-type="float">
            <text:p>626.85</text:p>
          </table:table-cell>
          <table:table-cell office:value-type="float" office:value="628.4" calcext:value-type="float">
            <text:p>628.4</text:p>
          </table:table-cell>
          <table:table-cell office:value-type="float" office:value="624.5" calcext:value-type="float">
            <text:p>624.5</text:p>
          </table:table-cell>
          <table:table-cell office:value-type="float" office:value="610.9" calcext:value-type="float">
            <text:p>610.9</text:p>
          </table:table-cell>
          <table:table-cell office:value-type="float" office:value="614.3" calcext:value-type="float">
            <text:p>614.3</text:p>
          </table:table-cell>
          <table:table-cell office:value-type="float" office:value="616.8" calcext:value-type="float">
            <text:p>616.8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1.4" calcext:value-type="float">
            <text:p>611.4</text:p>
          </table:table-cell>
          <table:table-cell office:value-type="float" office:value="623.8" calcext:value-type="float">
            <text:p>623.8</text:p>
          </table:table-cell>
          <table:table-cell office:value-type="float" office:value="610.5" calcext:value-type="float">
            <text:p>610.5</text:p>
          </table:table-cell>
          <table:table-cell office:value-type="float" office:value="635.05" calcext:value-type="float">
            <text:p>635.05</text:p>
          </table:table-cell>
          <table:table-cell office:value-type="float" office:value="527.3" calcext:value-type="float">
            <text:p>527.3</text:p>
          </table:table-cell>
          <table:table-cell office:value-type="float" office:value="637.65" calcext:value-type="float">
            <text:p>637.65</text:p>
          </table:table-cell>
          <table:table-cell office:value-type="float" office:value="631.7" calcext:value-type="float">
            <text:p>631.7</text:p>
          </table:table-cell>
          <table:table-cell office:value-type="float" office:value="616.3" calcext:value-type="float">
            <text:p>616.3</text:p>
          </table:table-cell>
          <table:table-cell office:value-type="float" office:value="620.2" calcext:value-type="float">
            <text:p>620.2</text:p>
          </table:table-cell>
          <table:table-cell office:value-type="float" office:value="622.4" calcext:value-type="float">
            <text:p>622.4</text:p>
          </table:table-cell>
          <table:table-cell office:value-type="float" office:value="627.3" calcext:value-type="float">
            <text:p>627.3</text:p>
          </table:table-cell>
          <table:table-cell office:value-type="float" office:value="618.6" calcext:value-type="float">
            <text:p>618.6</text:p>
          </table:table-cell>
          <table:table-cell office:value-type="float" office:value="634.4" calcext:value-type="float">
            <text:p>634.4</text:p>
          </table:table-cell>
          <table:table-cell office:value-type="float" office:value="625.75" calcext:value-type="float">
            <text:p>625.75</text:p>
          </table:table-cell>
          <table:table-cell office:value-type="float" office:value="615" calcext:value-type="float">
            <text:p>615</text:p>
          </table:table-cell>
          <table:table-cell office:value-type="float" office:value="623.1" calcext:value-type="float">
            <text:p>623.1</text:p>
          </table:table-cell>
          <table:table-cell office:value-type="float" office:value="620.7" calcext:value-type="float">
            <text:p>620.7</text:p>
          </table:table-cell>
          <table:table-cell office:value-type="float" office:value="620.3" calcext:value-type="float">
            <text:p>620.3</text:p>
          </table:table-cell>
          <table:table-cell office:value-type="float" office:value="626.3" calcext:value-type="float">
            <text:p>626.3</text:p>
          </table:table-cell>
          <table:table-cell office:value-type="float" office:value="625.1" calcext:value-type="float">
            <text:p>625.1</text:p>
          </table:table-cell>
          <table:table-cell office:value-type="float" office:value="627.4" calcext:value-type="float">
            <text:p>627.4</text:p>
          </table:table-cell>
          <table:table-cell office:value-type="float" office:value="621.45" calcext:value-type="float">
            <text:p>621.45</text:p>
          </table:table-cell>
          <table:table-cell office:value-type="float" office:value="618.6" calcext:value-type="float">
            <text:p>618.6</text:p>
          </table:table-cell>
          <table:table-cell office:value-type="float" office:value="625.2" calcext:value-type="float">
            <text:p>625.2</text:p>
          </table:table-cell>
          <table:table-cell office:value-type="float" office:value="628.2" calcext:value-type="float">
            <text:p>628.2</text:p>
          </table:table-cell>
          <table:table-cell office:value-type="float" office:value="612" calcext:value-type="float">
            <text:p>612</text:p>
          </table:table-cell>
          <table:table-cell office:value-type="float" office:value="638.15" calcext:value-type="float">
            <text:p>638.15</text:p>
          </table:table-cell>
          <table:table-cell office:value-type="float" office:value="626.3" calcext:value-type="float">
            <text:p>626.3</text:p>
          </table:table-cell>
          <table:table-cell office:value-type="float" office:value="627.55" calcext:value-type="float">
            <text:p>627.55</text:p>
          </table:table-cell>
          <table:table-cell office:value-type="float" office:value="626.3" calcext:value-type="float">
            <text:p>626.3</text:p>
          </table:table-cell>
          <table:table-cell office:value-type="float" office:value="618.5" calcext:value-type="float">
            <text:p>618.5</text:p>
          </table:table-cell>
          <table:table-cell office:value-type="float" office:value="624.75" calcext:value-type="float">
            <text:p>624.75</text:p>
          </table:table-cell>
          <table:table-cell office:value-type="float" office:value="609.9" calcext:value-type="float">
            <text:p>609.9</text:p>
          </table:table-cell>
          <table:table-cell office:value-type="float" office:value="623.7" calcext:value-type="float">
            <text:p>623.7</text:p>
          </table:table-cell>
          <table:table-cell office:value-type="float" office:value="610.55" calcext:value-type="float">
            <text:p>610.55</text:p>
          </table:table-cell>
          <table:table-cell office:value-type="float" office:value="621.15" calcext:value-type="float">
            <text:p>621.15</text:p>
          </table:table-cell>
          <table:table-cell office:value-type="float" office:value="526.35" calcext:value-type="float">
            <text:p>526.35</text:p>
          </table:table-cell>
          <table:table-cell office:value-type="float" office:value="683.1" calcext:value-type="float">
            <text:p>683.1</text:p>
          </table:table-cell>
          <table:table-cell office:value-type="float" office:value="710.35" calcext:value-type="float">
            <text:p>710.35</text:p>
          </table:table-cell>
          <table:table-cell office:value-type="float" office:value="687.1" calcext:value-type="float">
            <text:p>687.1</text:p>
          </table:table-cell>
          <table:table-cell office:value-type="float" office:value="685.35" calcext:value-type="float">
            <text:p>685.35</text:p>
          </table:table-cell>
          <table:table-cell office:value-type="float" office:value="683.5" calcext:value-type="float">
            <text:p>683.5</text:p>
          </table:table-cell>
          <table:table-cell office:value-type="float" office:value="682.8" calcext:value-type="float">
            <text:p>682.8</text:p>
          </table:table-cell>
          <table:table-cell office:value-type="float" office:value="688.8" calcext:value-type="float">
            <text:p>688.8</text:p>
          </table:table-cell>
          <table:table-cell office:value-type="float" office:value="680.55" calcext:value-type="float">
            <text:p>680.55</text:p>
          </table:table-cell>
          <table:table-cell office:value-type="float" office:value="690.1" calcext:value-type="float">
            <text:p>690.1</text:p>
          </table:table-cell>
          <table:table-cell office:value-type="float" office:value="679.5" calcext:value-type="float">
            <text:p>679.5</text:p>
          </table:table-cell>
          <table:table-cell office:value-type="float" office:value="692.55" calcext:value-type="float">
            <text:p>692.55</text:p>
          </table:table-cell>
          <table:table-cell office:value-type="float" office:value="679.55" calcext:value-type="float">
            <text:p>679.55</text:p>
          </table:table-cell>
          <table:table-cell office:value-type="float" office:value="690.1" calcext:value-type="float">
            <text:p>690.1</text:p>
          </table:table-cell>
          <table:table-cell office:value-type="float" office:value="699.7" calcext:value-type="float">
            <text:p>699.7</text:p>
          </table:table-cell>
          <table:table-cell office:value-type="float" office:value="692.55" calcext:value-type="float">
            <text:p>692.55</text:p>
          </table:table-cell>
          <table:table-cell office:value-type="float" office:value="686.9" calcext:value-type="float">
            <text:p>686.9</text:p>
          </table:table-cell>
          <table:table-cell office:value-type="float" office:value="674.3" calcext:value-type="float">
            <text:p>674.3</text:p>
          </table:table-cell>
          <table:table-cell office:value-type="float" office:value="689.1" calcext:value-type="float">
            <text:p>689.1</text:p>
          </table:table-cell>
          <table:table-cell office:value-type="float" office:value="708.15" calcext:value-type="float">
            <text:p>708.15</text:p>
          </table:table-cell>
          <table:table-cell office:value-type="float" office:value="693" calcext:value-type="float">
            <text:p>693</text:p>
          </table:table-cell>
          <table:table-cell office:value-type="float" office:value="699.8" calcext:value-type="float">
            <text:p>699.8</text:p>
          </table:table-cell>
          <table:table-cell office:value-type="float" office:value="708.5" calcext:value-type="float">
            <text:p>708.5</text:p>
          </table:table-cell>
          <table:table-cell office:value-type="float" office:value="688.7" calcext:value-type="float">
            <text:p>688.7</text:p>
          </table:table-cell>
          <table:table-cell office:value-type="float" office:value="704.4" calcext:value-type="float">
            <text:p>704.4</text:p>
          </table:table-cell>
          <table:table-cell office:value-type="float" office:value="688.25" calcext:value-type="float">
            <text:p>688.25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83.85" calcext:value-type="float">
            <text:p>683.85</text:p>
          </table:table-cell>
          <table:table-cell office:value-type="float" office:value="703.2" calcext:value-type="float">
            <text:p>703.2</text:p>
          </table:table-cell>
          <table:table-cell office:value-type="float" office:value="667.65" calcext:value-type="float">
            <text:p>667.65</text:p>
          </table:table-cell>
          <table:table-cell office:value-type="float" office:value="621.1" calcext:value-type="float">
            <text:p>621.1</text:p>
          </table:table-cell>
          <table:table-cell office:value-type="float" office:value="529.95" calcext:value-type="float">
            <text:p>529.95</text:p>
          </table:table-cell>
          <table:table-cell office:value-type="float" office:value="671.05" calcext:value-type="float">
            <text:p>671.05</text:p>
          </table:table-cell>
          <table:table-cell office:value-type="float" office:value="701.2" calcext:value-type="float">
            <text:p>701.2</text:p>
          </table:table-cell>
          <table:table-cell office:value-type="float" office:value="700.1" calcext:value-type="float">
            <text:p>700.1</text:p>
          </table:table-cell>
          <table:table-cell office:value-type="float" office:value="716.55" calcext:value-type="float">
            <text:p>716.55</text:p>
          </table:table-cell>
          <table:table-cell office:value-type="float" office:value="681.8" calcext:value-type="float">
            <text:p>681.8</text:p>
          </table:table-cell>
          <table:table-cell office:value-type="float" office:value="683.5" calcext:value-type="float">
            <text:p>683.5</text:p>
          </table:table-cell>
          <table:table-cell office:value-type="float" office:value="675.75" calcext:value-type="float">
            <text:p>675.75</text:p>
          </table:table-cell>
          <table:table-cell office:value-type="float" office:value="650.1" calcext:value-type="float">
            <text:p>650.1</text:p>
          </table:table-cell>
          <table:table-cell office:value-type="float" office:value="672" calcext:value-type="float">
            <text:p>672</text:p>
          </table:table-cell>
          <table:table-cell office:value-type="float" office:value="680.8" calcext:value-type="float">
            <text:p>680.8</text:p>
          </table:table-cell>
          <table:table-cell office:value-type="float" office:value="672.6" calcext:value-type="float">
            <text:p>672.6</text:p>
          </table:table-cell>
          <table:table-cell office:value-type="float" office:value="664" calcext:value-type="float">
            <text:p>664</text:p>
          </table:table-cell>
          <table:table-cell office:value-type="float" office:value="674.3" calcext:value-type="float">
            <text:p>674.3</text:p>
          </table:table-cell>
          <table:table-cell office:value-type="float" office:value="679.35" calcext:value-type="float">
            <text:p>679.35</text:p>
          </table:table-cell>
          <table:table-cell office:value-type="float" office:value="679" calcext:value-type="float">
            <text:p>679</text:p>
          </table:table-cell>
          <table:table-cell office:value-type="float" office:value="677.4" calcext:value-type="float">
            <text:p>677.4</text:p>
          </table:table-cell>
          <table:table-cell office:value-type="float" office:value="656.6" calcext:value-type="float">
            <text:p>656.6</text:p>
          </table:table-cell>
          <table:table-cell office:value-type="float" office:value="662.4" calcext:value-type="float">
            <text:p>662.4</text:p>
          </table:table-cell>
          <table:table-cell office:value-type="float" office:value="663.9" calcext:value-type="float">
            <text:p>663.9</text:p>
          </table:table-cell>
          <table:table-cell office:value-type="float" office:value="671.85" calcext:value-type="float">
            <text:p>671.85</text:p>
          </table:table-cell>
          <table:table-cell office:value-type="float" office:value="664.3" calcext:value-type="float">
            <text:p>664.3</text:p>
          </table:table-cell>
          <table:table-cell office:value-type="float" office:value="671.9" calcext:value-type="float">
            <text:p>671.9</text:p>
          </table:table-cell>
          <table:table-cell office:value-type="float" office:value="667.5" calcext:value-type="float">
            <text:p>667.5</text:p>
          </table:table-cell>
          <table:table-cell office:value-type="float" office:value="683.4" calcext:value-type="float">
            <text:p>683.4</text:p>
          </table:table-cell>
          <table:table-cell office:value-type="float" office:value="654.95" calcext:value-type="float">
            <text:p>654.95</text:p>
          </table:table-cell>
          <table:table-cell office:value-type="float" office:value="665.6" calcext:value-type="float">
            <text:p>665.6</text:p>
          </table:table-cell>
          <table:table-cell office:value-type="float" office:value="716.5" calcext:value-type="float">
            <text:p>716.5</text:p>
          </table:table-cell>
          <table:table-cell office:value-type="float" office:value="679.7" calcext:value-type="float">
            <text:p>679.7</text:p>
          </table:table-cell>
          <table:table-cell office:value-type="float" office:value="691.15" calcext:value-type="float">
            <text:p>691.15</text:p>
          </table:table-cell>
          <table:table-cell office:value-type="float" office:value="661.55" calcext:value-type="float">
            <text:p>661.55</text:p>
          </table:table-cell>
          <table:table-cell office:value-type="float" office:value="635.05" calcext:value-type="float">
            <text:p>635.05</text:p>
          </table:table-cell>
          <table:table-cell office:value-type="float" office:value="529.65" calcext:value-type="float">
            <text:p>529.65</text:p>
          </table:table-cell>
          <table:table-cell office:value-type="float" office:value="670.6" calcext:value-type="float">
            <text:p>670.6</text:p>
          </table:table-cell>
          <table:table-cell office:value-type="float" office:value="714.55" calcext:value-type="float">
            <text:p>714.55</text:p>
          </table:table-cell>
          <table:table-cell office:value-type="float" office:value="681.3" calcext:value-type="float">
            <text:p>681.3</text:p>
          </table:table-cell>
          <table:table-cell office:value-type="float" office:value="670.8" calcext:value-type="float">
            <text:p>670.8</text:p>
          </table:table-cell>
          <table:table-cell office:value-type="float" office:value="657.35" calcext:value-type="float">
            <text:p>657.35</text:p>
          </table:table-cell>
          <table:table-cell office:value-type="float" office:value="669.05" calcext:value-type="float">
            <text:p>669.05</text:p>
          </table:table-cell>
          <table:table-cell office:value-type="float" office:value="665.15" calcext:value-type="float">
            <text:p>665.15</text:p>
          </table:table-cell>
          <table:table-cell office:value-type="float" office:value="649.2" calcext:value-type="float">
            <text:p>649.2</text:p>
          </table:table-cell>
          <table:table-cell office:value-type="float" office:value="661.6" calcext:value-type="float">
            <text:p>661.6</text:p>
          </table:table-cell>
          <table:table-cell office:value-type="float" office:value="663.7" calcext:value-type="float">
            <text:p>663.7</text:p>
          </table:table-cell>
          <table:table-cell office:value-type="float" office:value="664.2" calcext:value-type="float">
            <text:p>664.2</text:p>
          </table:table-cell>
          <table:table-cell office:value-type="float" office:value="654.3" calcext:value-type="float">
            <text:p>654.3</text:p>
          </table:table-cell>
          <table:table-cell office:value-type="float" office:value="665.5" calcext:value-type="float">
            <text:p>665.5</text:p>
          </table:table-cell>
          <table:table-cell office:value-type="float" office:value="664.3" calcext:value-type="float">
            <text:p>664.3</text:p>
          </table:table-cell>
          <table:table-cell office:value-type="float" office:value="662.35" calcext:value-type="float">
            <text:p>662.35</text:p>
          </table:table-cell>
          <table:table-cell office:value-type="float" office:value="663.9" calcext:value-type="float">
            <text:p>663.9</text:p>
          </table:table-cell>
          <table:table-cell office:value-type="float" office:value="652.2" calcext:value-type="float">
            <text:p>652.2</text:p>
          </table:table-cell>
          <table:table-cell office:value-type="float" office:value="664.3" calcext:value-type="float">
            <text:p>664.3</text:p>
          </table:table-cell>
          <table:table-cell office:value-type="float" office:value="671.2" calcext:value-type="float">
            <text:p>671.2</text:p>
          </table:table-cell>
          <table:table-cell office:value-type="float" office:value="656" calcext:value-type="float">
            <text:p>656</text:p>
          </table:table-cell>
          <table:table-cell office:value-type="float" office:value="661.5" calcext:value-type="float">
            <text:p>661.5</text:p>
          </table:table-cell>
          <table:table-cell office:value-type="float" office:value="666.85" calcext:value-type="float">
            <text:p>666.85</text:p>
          </table:table-cell>
          <table:table-cell office:value-type="float" office:value="663.3" calcext:value-type="float">
            <text:p>663.3</text:p>
          </table:table-cell>
          <table:table-cell office:value-type="float" office:value="673.05" calcext:value-type="float">
            <text:p>673.05</text:p>
          </table:table-cell>
          <table:table-cell office:value-type="float" office:value="669.6" calcext:value-type="float">
            <text:p>669.6</text:p>
          </table:table-cell>
          <table:table-cell office:value-type="float" office:value="666.45" calcext:value-type="float">
            <text:p>666.45</text:p>
          </table:table-cell>
          <table:table-cell office:value-type="float" office:value="675.6" calcext:value-type="float">
            <text:p>675.6</text:p>
          </table:table-cell>
          <table:table-cell office:value-type="float" office:value="681.2" calcext:value-type="float">
            <text:p>681.2</text:p>
          </table:table-cell>
          <table:table-cell office:value-type="float" office:value="705.1" calcext:value-type="float">
            <text:p>705.1</text:p>
          </table:table-cell>
          <table:table-cell office:value-type="float" office:value="654.6" calcext:value-type="float">
            <text:p>654.6</text:p>
          </table:table-cell>
          <table:table-cell office:value-type="float" office:value="635.5" calcext:value-type="float">
            <text:p>635.5</text:p>
          </table:table-cell>
          <table:table-cell office:value-type="float" office:value="533.75" calcext:value-type="float">
            <text:p>533.75</text:p>
          </table:table-cell>
          <table:table-cell office:value-type="float" office:value="675.35" calcext:value-type="float">
            <text:p>675.35</text:p>
          </table:table-cell>
          <table:table-cell office:value-type="float" office:value="707.25" calcext:value-type="float">
            <text:p>707.25</text:p>
          </table:table-cell>
          <table:table-cell office:value-type="float" office:value="703.15" calcext:value-type="float">
            <text:p>703.15</text:p>
          </table:table-cell>
          <table:table-cell office:value-type="float" office:value="670.3" calcext:value-type="float">
            <text:p>670.3</text:p>
          </table:table-cell>
          <table:table-cell office:value-type="float" office:value="665.9" calcext:value-type="float">
            <text:p>665.9</text:p>
          </table:table-cell>
          <table:table-cell office:value-type="float" office:value="687.7" calcext:value-type="float">
            <text:p>687.7</text:p>
          </table:table-cell>
          <table:table-cell office:value-type="float" office:value="671.35" calcext:value-type="float">
            <text:p>671.35</text:p>
          </table:table-cell>
          <table:table-cell office:value-type="float" office:value="676.85" calcext:value-type="float">
            <text:p>676.85</text:p>
          </table:table-cell>
          <table:table-cell office:value-type="float" office:value="693.2" calcext:value-type="float">
            <text:p>693.2</text:p>
          </table:table-cell>
          <table:table-cell office:value-type="float" office:value="691.05" calcext:value-type="float">
            <text:p>691.05</text:p>
          </table:table-cell>
          <table:table-cell office:value-type="float" office:value="691.4" calcext:value-type="float">
            <text:p>691.4</text:p>
          </table:table-cell>
          <table:table-cell office:value-type="float" office:value="686.55" calcext:value-type="float">
            <text:p>686.55</text:p>
          </table:table-cell>
          <table:table-cell office:value-type="float" office:value="699.45" calcext:value-type="float">
            <text:p>699.45</text:p>
          </table:table-cell>
          <table:table-cell office:value-type="float" office:value="693.7" calcext:value-type="float">
            <text:p>693.7</text:p>
          </table:table-cell>
          <table:table-cell office:value-type="float" office:value="691.25" calcext:value-type="float">
            <text:p>691.25</text:p>
          </table:table-cell>
          <table:table-cell office:value-type="float" office:value="684.6" calcext:value-type="float">
            <text:p>684.6</text:p>
          </table:table-cell>
          <table:table-cell office:value-type="float" office:value="677" calcext:value-type="float">
            <text:p>677</text:p>
          </table:table-cell>
          <table:table-cell office:value-type="float" office:value="651.4" calcext:value-type="float">
            <text:p>651.4</text:p>
          </table:table-cell>
          <table:table-cell office:value-type="float" office:value="648" calcext:value-type="float">
            <text:p>648</text:p>
          </table:table-cell>
          <table:table-cell office:value-type="float" office:value="654.3" calcext:value-type="float">
            <text:p>654.3</text:p>
          </table:table-cell>
          <table:table-cell office:value-type="float" office:value="649.85" calcext:value-type="float">
            <text:p>649.85</text:p>
          </table:table-cell>
          <table:table-cell office:value-type="float" office:value="661.8" calcext:value-type="float">
            <text:p>661.8</text:p>
          </table:table-cell>
          <table:table-cell office:value-type="float" office:value="655.2" calcext:value-type="float">
            <text:p>655.2</text:p>
          </table:table-cell>
          <table:table-cell office:value-type="float" office:value="659" calcext:value-type="float">
            <text:p>659</text:p>
          </table:table-cell>
          <table:table-cell office:value-type="float" office:value="634.3" calcext:value-type="float">
            <text:p>634.3</text:p>
          </table:table-cell>
          <table:table-cell office:value-type="float" office:value="654.9" calcext:value-type="float">
            <text:p>654.9</text:p>
          </table:table-cell>
          <table:table-cell office:value-type="float" office:value="665.75" calcext:value-type="float">
            <text:p>665.75</text:p>
          </table:table-cell>
          <table:table-cell office:value-type="float" office:value="679.4" calcext:value-type="float">
            <text:p>679.4</text:p>
          </table:table-cell>
          <table:table-cell office:value-type="float" office:value="691.8" calcext:value-type="float">
            <text:p>691.8</text:p>
          </table:table-cell>
          <table:table-cell office:value-type="float" office:value="657.05" calcext:value-type="float">
            <text:p>657.05</text:p>
          </table:table-cell>
          <table:table-cell office:value-type="float" office:value="636.5" calcext:value-type="float">
            <text:p>636.5</text:p>
          </table:table-cell>
          <table:table-cell office:value-type="float" office:value="526.45" calcext:value-type="float">
            <text:p>526.45</text:p>
          </table:table-cell>
          <table:table-cell office:value-type="float" office:value="678.35" calcext:value-type="float">
            <text:p>678.35</text:p>
          </table:table-cell>
          <table:table-cell office:value-type="float" office:value="701.35" calcext:value-type="float">
            <text:p>701.35</text:p>
          </table:table-cell>
          <table:table-cell office:value-type="float" office:value="688.15" calcext:value-type="float">
            <text:p>688.15</text:p>
          </table:table-cell>
          <table:table-cell office:value-type="float" office:value="666.55" calcext:value-type="float">
            <text:p>666.55</text:p>
          </table:table-cell>
          <table:table-cell office:value-type="float" office:value="665.1" calcext:value-type="float">
            <text:p>665.1</text:p>
          </table:table-cell>
          <table:table-cell office:value-type="float" office:value="648.85" calcext:value-type="float">
            <text:p>648.85</text:p>
          </table:table-cell>
          <table:table-cell office:value-type="float" office:value="701.3" calcext:value-type="float">
            <text:p>701.3</text:p>
          </table:table-cell>
          <table:table-cell office:value-type="float" office:value="676.55" calcext:value-type="float">
            <text:p>676.55</text:p>
          </table:table-cell>
          <table:table-cell office:value-type="float" office:value="660.7" calcext:value-type="float">
            <text:p>660.7</text:p>
          </table:table-cell>
          <table:table-cell office:value-type="float" office:value="681.5" calcext:value-type="float">
            <text:p>681.5</text:p>
          </table:table-cell>
          <table:table-cell office:value-type="float" office:value="670.5" calcext:value-type="float">
            <text:p>670.5</text:p>
          </table:table-cell>
          <table:table-cell office:value-type="float" office:value="676.3" calcext:value-type="float">
            <text:p>676.3</text:p>
          </table:table-cell>
          <table:table-cell office:value-type="float" office:value="677.4" calcext:value-type="float">
            <text:p>677.4</text:p>
          </table:table-cell>
          <table:table-cell office:value-type="float" office:value="689.5" calcext:value-type="float">
            <text:p>689.5</text:p>
          </table:table-cell>
          <table:table-cell office:value-type="float" office:value="684.15" calcext:value-type="float">
            <text:p>684.15</text:p>
          </table:table-cell>
          <table:table-cell office:value-type="float" office:value="674.1" calcext:value-type="float">
            <text:p>674.1</text:p>
          </table:table-cell>
          <table:table-cell office:value-type="float" office:value="663.5" calcext:value-type="float">
            <text:p>663.5</text:p>
          </table:table-cell>
          <table:table-cell office:value-type="float" office:value="663.4" calcext:value-type="float">
            <text:p>663.4</text:p>
          </table:table-cell>
          <table:table-cell office:value-type="float" office:value="666.35" calcext:value-type="float">
            <text:p>666.35</text:p>
          </table:table-cell>
          <table:table-cell office:value-type="float" office:value="659.4" calcext:value-type="float">
            <text:p>659.4</text:p>
          </table:table-cell>
          <table:table-cell office:value-type="float" office:value="656.25" calcext:value-type="float">
            <text:p>656.25</text:p>
          </table:table-cell>
          <table:table-cell office:value-type="float" office:value="672.4" calcext:value-type="float">
            <text:p>672.4</text:p>
          </table:table-cell>
          <table:table-cell office:value-type="float" office:value="662.8" calcext:value-type="float">
            <text:p>662.8</text:p>
          </table:table-cell>
          <table:table-cell office:value-type="float" office:value="701.3" calcext:value-type="float">
            <text:p>701.3</text:p>
          </table:table-cell>
          <table:table-cell office:value-type="float" office:value="644.7" calcext:value-type="float">
            <text:p>644.7</text:p>
          </table:table-cell>
          <table:table-cell office:value-type="float" office:value="648.8" calcext:value-type="float">
            <text:p>648.8</text:p>
          </table:table-cell>
          <table:table-cell office:value-type="float" office:value="659.75" calcext:value-type="float">
            <text:p>659.75</text:p>
          </table:table-cell>
          <table:table-cell office:value-type="float" office:value="673.6" calcext:value-type="float">
            <text:p>673.6</text:p>
          </table:table-cell>
          <table:table-cell office:value-type="float" office:value="706.25" calcext:value-type="float">
            <text:p>706.25</text:p>
          </table:table-cell>
          <table:table-cell office:value-type="float" office:value="655.8" calcext:value-type="float">
            <text:p>655.8</text:p>
          </table:table-cell>
          <table:table-cell office:value-type="float" office:value="621.8" calcext:value-type="float">
            <text:p>621.8</text:p>
          </table:table-cell>
          <table:table-cell office:value-type="float" office:value="537.45" calcext:value-type="float">
            <text:p>537.45</text:p>
          </table:table-cell>
          <table:table-cell office:value-type="float" office:value="674.1" calcext:value-type="float">
            <text:p>674.1</text:p>
          </table:table-cell>
          <table:table-cell office:value-type="float" office:value="693.65" calcext:value-type="float">
            <text:p>693.65</text:p>
          </table:table-cell>
          <table:table-cell office:value-type="float" office:value="701.9" calcext:value-type="float">
            <text:p>701.9</text:p>
          </table:table-cell>
          <table:table-cell office:value-type="float" office:value="675" calcext:value-type="float">
            <text:p>675</text:p>
          </table:table-cell>
          <table:table-cell office:value-type="float" office:value="666.05" calcext:value-type="float">
            <text:p>666.05</text:p>
          </table:table-cell>
          <table:table-cell office:value-type="float" office:value="658.25" calcext:value-type="float">
            <text:p>658.25</text:p>
          </table:table-cell>
          <table:table-cell office:value-type="float" office:value="669.3" calcext:value-type="float">
            <text:p>669.3</text:p>
          </table:table-cell>
          <table:table-cell office:value-type="float" office:value="696" calcext:value-type="float">
            <text:p>696</text:p>
          </table:table-cell>
          <table:table-cell office:value-type="float" office:value="692.1" calcext:value-type="float">
            <text:p>692.1</text:p>
          </table:table-cell>
          <table:table-cell office:value-type="float" office:value="706.9" calcext:value-type="float">
            <text:p>706.9</text:p>
          </table:table-cell>
          <table:table-cell office:value-type="float" office:value="707.9" calcext:value-type="float">
            <text:p>707.9</text:p>
          </table:table-cell>
          <table:table-cell office:value-type="float" office:value="687.75" calcext:value-type="float">
            <text:p>687.75</text:p>
          </table:table-cell>
          <table:table-cell office:value-type="float" office:value="701.15" calcext:value-type="float">
            <text:p>701.15</text:p>
          </table:table-cell>
          <table:table-cell office:value-type="float" office:value="711.9" calcext:value-type="float">
            <text:p>711.9</text:p>
          </table:table-cell>
          <table:table-cell office:value-type="float" office:value="695.95" calcext:value-type="float">
            <text:p>695.95</text:p>
          </table:table-cell>
          <table:table-cell office:value-type="float" office:value="696.7" calcext:value-type="float">
            <text:p>696.7</text:p>
          </table:table-cell>
          <table:table-cell office:value-type="float" office:value="704" calcext:value-type="float">
            <text:p>704</text:p>
          </table:table-cell>
          <table:table-cell office:value-type="float" office:value="691.5" calcext:value-type="float">
            <text:p>691.5</text:p>
          </table:table-cell>
          <table:table-cell office:value-type="float" office:value="704" calcext:value-type="float">
            <text:p>704</text:p>
          </table:table-cell>
          <table:table-cell office:value-type="float" office:value="692.4" calcext:value-type="float">
            <text:p>692.4</text:p>
          </table:table-cell>
          <table:table-cell office:value-type="float" office:value="682.9" calcext:value-type="float">
            <text:p>682.9</text:p>
          </table:table-cell>
          <table:table-cell office:value-type="float" office:value="695.75" calcext:value-type="float">
            <text:p>695.75</text:p>
          </table:table-cell>
          <table:table-cell office:value-type="float" office:value="705.5" calcext:value-type="float">
            <text:p>705.5</text:p>
          </table:table-cell>
          <table:table-cell office:value-type="float" office:value="653.5" calcext:value-type="float">
            <text:p>653.5</text:p>
          </table:table-cell>
          <table:table-cell office:value-type="float" office:value="646.7" calcext:value-type="float">
            <text:p>646.7</text:p>
          </table:table-cell>
          <table:table-cell office:value-type="float" office:value="658.9" calcext:value-type="float">
            <text:p>658.9</text:p>
          </table:table-cell>
          <table:table-cell office:value-type="float" office:value="667.9" calcext:value-type="float">
            <text:p>667.9</text:p>
          </table:table-cell>
          <table:table-cell office:value-type="float" office:value="688.6" calcext:value-type="float">
            <text:p>688.6</text:p>
          </table:table-cell>
          <table:table-cell office:value-type="float" office:value="708.8" calcext:value-type="float">
            <text:p>708.8</text:p>
          </table:table-cell>
          <table:table-cell office:value-type="float" office:value="666.7" calcext:value-type="float">
            <text:p>666.7</text:p>
          </table:table-cell>
          <table:table-cell office:value-type="float" office:value="629.05" calcext:value-type="float">
            <text:p>629.05</text:p>
          </table:table-cell>
          <table:table-cell office:value-type="float" office:value="528.1" calcext:value-type="float">
            <text:p>528.1</text:p>
          </table:table-cell>
          <table:table-cell office:value-type="float" office:value="675.8" calcext:value-type="float">
            <text:p>675.8</text:p>
          </table:table-cell>
          <table:table-cell office:value-type="float" office:value="702.75" calcext:value-type="float">
            <text:p>702.75</text:p>
          </table:table-cell>
          <table:table-cell office:value-type="float" office:value="683.8" calcext:value-type="float">
            <text:p>683.8</text:p>
          </table:table-cell>
          <table:table-cell office:value-type="float" office:value="675.3" calcext:value-type="float">
            <text:p>675.3</text:p>
          </table:table-cell>
          <table:table-cell office:value-type="float" office:value="659.95" calcext:value-type="float">
            <text:p>659.95</text:p>
          </table:table-cell>
          <table:table-cell office:value-type="float" office:value="654.4" calcext:value-type="float">
            <text:p>654.4</text:p>
          </table:table-cell>
          <table:table-cell office:value-type="float" office:value="681.8" calcext:value-type="float">
            <text:p>681.8</text:p>
          </table:table-cell>
          <table:table-cell office:value-type="float" office:value="690.9" calcext:value-type="float">
            <text:p>690.9</text:p>
          </table:table-cell>
          <table:table-cell office:value-type="float" office:value="674.2" calcext:value-type="float">
            <text:p>674.2</text:p>
          </table:table-cell>
          <table:table-cell office:value-type="float" office:value="671" calcext:value-type="float">
            <text:p>671</text:p>
          </table:table-cell>
          <table:table-cell office:value-type="float" office:value="678" calcext:value-type="float">
            <text:p>678</text:p>
          </table:table-cell>
          <table:table-cell office:value-type="float" office:value="673.3" calcext:value-type="float">
            <text:p>673.3</text:p>
          </table:table-cell>
          <table:table-cell office:value-type="float" office:value="684" calcext:value-type="float">
            <text:p>684</text:p>
          </table:table-cell>
          <table:table-cell office:value-type="float" office:value="677.1" calcext:value-type="float">
            <text:p>677.1</text:p>
          </table:table-cell>
          <table:table-cell office:value-type="float" office:value="678.6" calcext:value-type="float">
            <text:p>678.6</text:p>
          </table:table-cell>
          <table:table-cell office:value-type="float" office:value="686.9" calcext:value-type="float">
            <text:p>686.9</text:p>
          </table:table-cell>
          <table:table-cell office:value-type="float" office:value="672.7" calcext:value-type="float">
            <text:p>672.7</text:p>
          </table:table-cell>
          <table:table-cell office:value-type="float" office:value="667.5" calcext:value-type="float">
            <text:p>667.5</text:p>
          </table:table-cell>
          <table:table-cell office:value-type="float" office:value="683.2" calcext:value-type="float">
            <text:p>683.2</text:p>
          </table:table-cell>
          <table:table-cell office:value-type="float" office:value="679.4" calcext:value-type="float">
            <text:p>679.4</text:p>
          </table:table-cell>
          <table:table-cell office:value-type="float" office:value="670.25" calcext:value-type="float">
            <text:p>670.25</text:p>
          </table:table-cell>
          <table:table-cell office:value-type="float" office:value="699.2" calcext:value-type="float">
            <text:p>699.2</text:p>
          </table:table-cell>
          <table:table-cell office:value-type="float" office:value="687.4" calcext:value-type="float">
            <text:p>687.4</text:p>
          </table:table-cell>
          <table:table-cell office:value-type="float" office:value="664.8" calcext:value-type="float">
            <text:p>664.8</text:p>
          </table:table-cell>
          <table:table-cell office:value-type="float" office:value="643.6" calcext:value-type="float">
            <text:p>643.6</text:p>
          </table:table-cell>
          <table:table-cell office:value-type="float" office:value="657.05" calcext:value-type="float">
            <text:p>657.05</text:p>
          </table:table-cell>
          <table:table-cell office:value-type="float" office:value="678" calcext:value-type="float">
            <text:p>678</text:p>
          </table:table-cell>
          <table:table-cell office:value-type="float" office:value="685.1" calcext:value-type="float">
            <text:p>685.1</text:p>
          </table:table-cell>
          <table:table-cell office:value-type="float" office:value="696.65" calcext:value-type="float">
            <text:p>696.65</text:p>
          </table:table-cell>
          <table:table-cell office:value-type="float" office:value="667.9" calcext:value-type="float">
            <text:p>667.9</text:p>
          </table:table-cell>
          <table:table-cell office:value-type="float" office:value="625.7" calcext:value-type="float">
            <text:p>625.7</text:p>
          </table:table-cell>
          <table:table-cell office:value-type="float" office:value="525.25" calcext:value-type="float">
            <text:p>525.25</text:p>
          </table:table-cell>
          <table:table-cell office:value-type="float" office:value="673.6" calcext:value-type="float">
            <text:p>673.6</text:p>
          </table:table-cell>
          <table:table-cell office:value-type="float" office:value="721.2" calcext:value-type="float">
            <text:p>721.2</text:p>
          </table:table-cell>
          <table:table-cell office:value-type="float" office:value="696.8" calcext:value-type="float">
            <text:p>696.8</text:p>
          </table:table-cell>
          <table:table-cell office:value-type="float" office:value="677.2" calcext:value-type="float">
            <text:p>677.2</text:p>
          </table:table-cell>
          <table:table-cell office:value-type="float" office:value="673.3" calcext:value-type="float">
            <text:p>673.3</text:p>
          </table:table-cell>
          <table:table-cell office:value-type="float" office:value="658.9" calcext:value-type="float">
            <text:p>658.9</text:p>
          </table:table-cell>
          <table:table-cell office:value-type="float" office:value="667.7" calcext:value-type="float">
            <text:p>667.7</text:p>
          </table:table-cell>
          <table:table-cell office:value-type="float" office:value="686.25" calcext:value-type="float">
            <text:p>686.25</text:p>
          </table:table-cell>
          <table:table-cell office:value-type="float" office:value="678.45" calcext:value-type="float">
            <text:p>678.45</text:p>
          </table:table-cell>
          <table:table-cell office:value-type="float" office:value="669" calcext:value-type="float">
            <text:p>669</text:p>
          </table:table-cell>
          <table:table-cell office:value-type="float" office:value="673.1" calcext:value-type="float">
            <text:p>673.1</text:p>
          </table:table-cell>
          <table:table-cell office:value-type="float" office:value="663.55" calcext:value-type="float">
            <text:p>663.55</text:p>
          </table:table-cell>
          <table:table-cell office:value-type="float" office:value="676.2" calcext:value-type="float">
            <text:p>676.2</text:p>
          </table:table-cell>
          <table:table-cell office:value-type="float" office:value="671.35" calcext:value-type="float">
            <text:p>671.35</text:p>
          </table:table-cell>
          <table:table-cell office:value-type="float" office:value="676.3" calcext:value-type="float">
            <text:p>676.3</text:p>
          </table:table-cell>
          <table:table-cell office:value-type="float" office:value="672.05" calcext:value-type="float">
            <text:p>672.05</text:p>
          </table:table-cell>
          <table:table-cell office:value-type="float" office:value="675.4" calcext:value-type="float">
            <text:p>675.4</text:p>
          </table:table-cell>
          <table:table-cell office:value-type="float" office:value="658.2" calcext:value-type="float">
            <text:p>658.2</text:p>
          </table:table-cell>
          <table:table-cell office:value-type="float" office:value="669.6" calcext:value-type="float">
            <text:p>669.6</text:p>
          </table:table-cell>
          <table:table-cell office:value-type="float" office:value="672.25" calcext:value-type="float">
            <text:p>672.25</text:p>
          </table:table-cell>
          <table:table-cell office:value-type="float" office:value="672.6" calcext:value-type="float">
            <text:p>672.6</text:p>
          </table:table-cell>
          <table:table-cell office:value-type="float" office:value="682.6" calcext:value-type="float">
            <text:p>682.6</text:p>
          </table:table-cell>
          <table:table-cell office:value-type="float" office:value="683.2" calcext:value-type="float">
            <text:p>683.2</text:p>
          </table:table-cell>
          <table:table-cell office:value-type="float" office:value="663.1" calcext:value-type="float">
            <text:p>663.1</text:p>
          </table:table-cell>
          <table:table-cell office:value-type="float" office:value="644.05" calcext:value-type="float">
            <text:p>644.05</text:p>
          </table:table-cell>
          <table:table-cell office:value-type="float" office:value="652.4" calcext:value-type="float">
            <text:p>652.4</text:p>
          </table:table-cell>
          <table:table-cell office:value-type="float" office:value="682.4" calcext:value-type="float">
            <text:p>682.4</text:p>
          </table:table-cell>
          <table:table-cell office:value-type="float" office:value="691.15" calcext:value-type="float">
            <text:p>691.15</text:p>
          </table:table-cell>
          <table:table-cell office:value-type="float" office:value="696.8" calcext:value-type="float">
            <text:p>696.8</text:p>
          </table:table-cell>
          <table:table-cell office:value-type="float" office:value="670.8" calcext:value-type="float">
            <text:p>670.8</text:p>
          </table:table-cell>
          <table:table-cell office:value-type="float" office:value="630.7" calcext:value-type="float">
            <text:p>630.7</text:p>
          </table:table-cell>
          <table:table-cell office:value-type="float" office:value="523.75" calcext:value-type="float">
            <text:p>523.75</text:p>
          </table:table-cell>
          <table:table-cell office:value-type="float" office:value="679.1" calcext:value-type="float">
            <text:p>679.1</text:p>
          </table:table-cell>
          <table:table-cell office:value-type="float" office:value="711.25" calcext:value-type="float">
            <text:p>711.25</text:p>
          </table:table-cell>
          <table:table-cell office:value-type="float" office:value="688.05" calcext:value-type="float">
            <text:p>688.05</text:p>
          </table:table-cell>
          <table:table-cell office:value-type="float" office:value="688.9" calcext:value-type="float">
            <text:p>688.9</text:p>
          </table:table-cell>
          <table:table-cell office:value-type="float" office:value="655.1" calcext:value-type="float">
            <text:p>655.1</text:p>
          </table:table-cell>
          <table:table-cell office:value-type="float" office:value="647.5" calcext:value-type="float">
            <text:p>647.5</text:p>
          </table:table-cell>
          <table:table-cell office:value-type="float" office:value="661.8" calcext:value-type="float">
            <text:p>661.8</text:p>
          </table:table-cell>
          <table:table-cell office:value-type="float" office:value="701.2" calcext:value-type="float">
            <text:p>701.2</text:p>
          </table:table-cell>
          <table:table-cell office:value-type="float" office:value="664.6" calcext:value-type="float">
            <text:p>664.6</text:p>
          </table:table-cell>
          <table:table-cell office:value-type="float" office:value="671.25" calcext:value-type="float">
            <text:p>671.25</text:p>
          </table:table-cell>
          <table:table-cell office:value-type="float" office:value="667.4" calcext:value-type="float">
            <text:p>667.4</text:p>
          </table:table-cell>
          <table:table-cell office:value-type="float" office:value="654.75" calcext:value-type="float">
            <text:p>654.75</text:p>
          </table:table-cell>
          <table:table-cell office:value-type="float" office:value="651.9" calcext:value-type="float">
            <text:p>651.9</text:p>
          </table:table-cell>
          <table:table-cell office:value-type="float" office:value="672.6" calcext:value-type="float">
            <text:p>672.6</text:p>
          </table:table-cell>
          <table:table-cell office:value-type="float" office:value="656.7" calcext:value-type="float">
            <text:p>656.7</text:p>
          </table:table-cell>
          <table:table-cell office:value-type="float" office:value="662.4" calcext:value-type="float">
            <text:p>662.4</text:p>
          </table:table-cell>
          <table:table-cell office:value-type="float" office:value="652.65" calcext:value-type="float">
            <text:p>652.65</text:p>
          </table:table-cell>
          <table:table-cell office:value-type="float" office:value="648.65" calcext:value-type="float">
            <text:p>648.65</text:p>
          </table:table-cell>
          <table:table-cell office:value-type="float" office:value="652.6" calcext:value-type="float">
            <text:p>652.6</text:p>
          </table:table-cell>
          <table:table-cell office:value-type="float" office:value="656.2" calcext:value-type="float">
            <text:p>656.2</text:p>
          </table:table-cell>
          <table:table-cell office:value-type="float" office:value="667.25" calcext:value-type="float">
            <text:p>667.25</text:p>
          </table:table-cell>
          <table:table-cell office:value-type="float" office:value="680.9" calcext:value-type="float">
            <text:p>680.9</text:p>
          </table:table-cell>
          <table:table-cell office:value-type="float" office:value="684.8" calcext:value-type="float">
            <text:p>684.8</text:p>
          </table:table-cell>
          <table:table-cell office:value-type="float" office:value="662.9" calcext:value-type="float">
            <text:p>662.9</text:p>
          </table:table-cell>
          <table:table-cell office:value-type="float" office:value="643.1" calcext:value-type="float">
            <text:p>643.1</text:p>
          </table:table-cell>
          <table:table-cell office:value-type="float" office:value="663.9" calcext:value-type="float">
            <text:p>663.9</text:p>
          </table:table-cell>
          <table:table-cell office:value-type="float" office:value="677.9" calcext:value-type="float">
            <text:p>677.9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667.25" calcext:value-type="float">
            <text:p>667.25</text:p>
          </table:table-cell>
          <table:table-cell office:value-type="float" office:value="627.95" calcext:value-type="float">
            <text:p>627.95</text:p>
          </table:table-cell>
          <table:table-cell office:value-type="float" office:value="529.55" calcext:value-type="float">
            <text:p>529.55</text:p>
          </table:table-cell>
          <table:table-cell office:value-type="float" office:value="691.45" calcext:value-type="float">
            <text:p>691.45</text:p>
          </table:table-cell>
          <table:table-cell office:value-type="float" office:value="673.05" calcext:value-type="float">
            <text:p>673.05</text:p>
          </table:table-cell>
          <table:table-cell office:value-type="float" office:value="691.9" calcext:value-type="float">
            <text:p>691.9</text:p>
          </table:table-cell>
          <table:table-cell office:value-type="float" office:value="686.4" calcext:value-type="float">
            <text:p>686.4</text:p>
          </table:table-cell>
          <table:table-cell office:value-type="float" office:value="662.65" calcext:value-type="float">
            <text:p>662.65</text:p>
          </table:table-cell>
          <table:table-cell office:value-type="float" office:value="652" calcext:value-type="float">
            <text:p>652</text:p>
          </table:table-cell>
          <table:table-cell office:value-type="float" office:value="665.5" calcext:value-type="float">
            <text:p>665.5</text:p>
          </table:table-cell>
          <table:table-cell office:value-type="float" office:value="678.15" calcext:value-type="float">
            <text:p>678.15</text:p>
          </table:table-cell>
          <table:table-cell office:value-type="float" office:value="680.25" calcext:value-type="float">
            <text:p>680.25</text:p>
          </table:table-cell>
          <table:table-cell office:value-type="float" office:value="680.45" calcext:value-type="float">
            <text:p>680.45</text:p>
          </table:table-cell>
          <table:table-cell office:value-type="float" office:value="671.05" calcext:value-type="float">
            <text:p>671.05</text:p>
          </table:table-cell>
          <table:table-cell office:value-type="float" office:value="681.35" calcext:value-type="float">
            <text:p>681.35</text:p>
          </table:table-cell>
          <table:table-cell office:value-type="float" office:value="686.3" calcext:value-type="float">
            <text:p>686.3</text:p>
          </table:table-cell>
          <table:table-cell office:value-type="float" office:value="684.7" calcext:value-type="float">
            <text:p>684.7</text:p>
          </table:table-cell>
          <table:table-cell office:value-type="float" office:value="677.9" calcext:value-type="float">
            <text:p>677.9</text:p>
          </table:table-cell>
          <table:table-cell office:value-type="float" office:value="683.4" calcext:value-type="float">
            <text:p>683.4</text:p>
          </table:table-cell>
          <table:table-cell office:value-type="float" office:value="655.55" calcext:value-type="float">
            <text:p>655.55</text:p>
          </table:table-cell>
          <table:table-cell office:value-type="float" office:value="664.5" calcext:value-type="float">
            <text:p>664.5</text:p>
          </table:table-cell>
          <table:table-cell office:value-type="float" office:value="671.9" calcext:value-type="float">
            <text:p>671.9</text:p>
          </table:table-cell>
          <table:table-cell office:value-type="float" office:value="673.2" calcext:value-type="float">
            <text:p>673.2</text:p>
          </table:table-cell>
          <table:table-cell office:value-type="float" office:value="671.6" calcext:value-type="float">
            <text:p>671.6</text:p>
          </table:table-cell>
          <table:table-cell office:value-type="float" office:value="690.75" calcext:value-type="float">
            <text:p>690.75</text:p>
          </table:table-cell>
          <table:table-cell office:value-type="float" office:value="697.85" calcext:value-type="float">
            <text:p>697.85</text:p>
          </table:table-cell>
          <table:table-cell office:value-type="float" office:value="666.3" calcext:value-type="float">
            <text:p>666.3</text:p>
          </table:table-cell>
          <table:table-cell office:value-type="float" office:value="646.95" calcext:value-type="float">
            <text:p>646.95</text:p>
          </table:table-cell>
          <table:table-cell office:value-type="float" office:value="656.25" calcext:value-type="float">
            <text:p>656.25</text:p>
          </table:table-cell>
          <table:table-cell office:value-type="float" office:value="685.5" calcext:value-type="float">
            <text:p>685.5</text:p>
          </table:table-cell>
          <table:table-cell office:value-type="float" office:value="678.6" calcext:value-type="float">
            <text:p>678.6</text:p>
          </table:table-cell>
          <table:table-cell office:value-type="float" office:value="656.7" calcext:value-type="float">
            <text:p>656.7</text:p>
          </table:table-cell>
          <table:table-cell office:value-type="float" office:value="673.9" calcext:value-type="float">
            <text:p>673.9</text:p>
          </table:table-cell>
          <table:table-cell office:value-type="float" office:value="623.65" calcext:value-type="float">
            <text:p>623.65</text:p>
          </table:table-cell>
          <table:table-cell office:value-type="float" office:value="523" calcext:value-type="float">
            <text:p>523</text:p>
          </table:table-cell>
          <table:table-cell office:value-type="float" office:value="674.65" calcext:value-type="float">
            <text:p>674.65</text:p>
          </table:table-cell>
          <table:table-cell office:value-type="float" office:value="670.55" calcext:value-type="float">
            <text:p>670.55</text:p>
          </table:table-cell>
          <table:table-cell office:value-type="float" office:value="683.6" calcext:value-type="float">
            <text:p>683.6</text:p>
          </table:table-cell>
          <table:table-cell office:value-type="float" office:value="693.2" calcext:value-type="float">
            <text:p>693.2</text:p>
          </table:table-cell>
          <table:table-cell office:value-type="float" office:value="660.4" calcext:value-type="float">
            <text:p>660.4</text:p>
          </table:table-cell>
          <table:table-cell office:value-type="float" office:value="660" calcext:value-type="float">
            <text:p>660</text:p>
          </table:table-cell>
          <table:table-cell office:value-type="float" office:value="670.75" calcext:value-type="float">
            <text:p>670.75</text:p>
          </table:table-cell>
          <table:table-cell office:value-type="float" office:value="688.85" calcext:value-type="float">
            <text:p>688.85</text:p>
          </table:table-cell>
          <table:table-cell office:value-type="float" office:value="681.45" calcext:value-type="float">
            <text:p>681.45</text:p>
          </table:table-cell>
          <table:table-cell office:value-type="float" office:value="675.3" calcext:value-type="float">
            <text:p>675.3</text:p>
          </table:table-cell>
          <table:table-cell office:value-type="float" office:value="665.9" calcext:value-type="float">
            <text:p>665.9</text:p>
          </table:table-cell>
          <table:table-cell office:value-type="float" office:value="659.05" calcext:value-type="float">
            <text:p>659.05</text:p>
          </table:table-cell>
          <table:table-cell office:value-type="float" office:value="671.3" calcext:value-type="float">
            <text:p>671.3</text:p>
          </table:table-cell>
          <table:table-cell office:value-type="float" office:value="663.35" calcext:value-type="float">
            <text:p>663.35</text:p>
          </table:table-cell>
          <table:table-cell office:value-type="float" office:value="674.3" calcext:value-type="float">
            <text:p>674.3</text:p>
          </table:table-cell>
          <table:table-cell office:value-type="float" office:value="646.4" calcext:value-type="float">
            <text:p>646.4</text:p>
          </table:table-cell>
          <table:table-cell office:value-type="float" office:value="649.3" calcext:value-type="float">
            <text:p>649.3</text:p>
          </table:table-cell>
          <table:table-cell office:value-type="float" office:value="654.8" calcext:value-type="float">
            <text:p>654.8</text:p>
          </table:table-cell>
          <table:table-cell office:value-type="float" office:value="673.4" calcext:value-type="float">
            <text:p>673.4</text:p>
          </table:table-cell>
          <table:table-cell office:value-type="float" office:value="653.1" calcext:value-type="float">
            <text:p>653.1</text:p>
          </table:table-cell>
          <table:table-cell office:value-type="float" office:value="676.4" calcext:value-type="float">
            <text:p>676.4</text:p>
          </table:table-cell>
          <table:table-cell office:value-type="float" office:value="691.8" calcext:value-type="float">
            <text:p>691.8</text:p>
          </table:table-cell>
          <table:table-cell office:value-type="float" office:value="675.3" calcext:value-type="float">
            <text:p>675.3</text:p>
          </table:table-cell>
          <table:table-cell office:value-type="float" office:value="671.85" calcext:value-type="float">
            <text:p>671.85</text:p>
          </table:table-cell>
          <table:table-cell office:value-type="float" office:value="644.95" calcext:value-type="float">
            <text:p>644.95</text:p>
          </table:table-cell>
          <table:table-cell office:value-type="float" office:value="659.45" calcext:value-type="float">
            <text:p>659.45</text:p>
          </table:table-cell>
          <table:table-cell office:value-type="float" office:value="675.4" calcext:value-type="float">
            <text:p>675.4</text:p>
          </table:table-cell>
          <table:table-cell office:value-type="float" office:value="675.5" calcext:value-type="float">
            <text:p>675.5</text:p>
          </table:table-cell>
          <table:table-cell office:value-type="float" office:value="683.7" calcext:value-type="float">
            <text:p>683.7</text:p>
          </table:table-cell>
          <table:table-cell office:value-type="float" office:value="666.4" calcext:value-type="float">
            <text:p>666.4</text:p>
          </table:table-cell>
          <table:table-cell office:value-type="float" office:value="618.2" calcext:value-type="float">
            <text:p>618.2</text:p>
          </table:table-cell>
          <table:table-cell office:value-type="float" office:value="524.25" calcext:value-type="float">
            <text:p>524.25</text:p>
          </table:table-cell>
          <table:table-cell office:value-type="float" office:value="677.2" calcext:value-type="float">
            <text:p>677.2</text:p>
          </table:table-cell>
          <table:table-cell office:value-type="float" office:value="672.5" calcext:value-type="float">
            <text:p>672.5</text:p>
          </table:table-cell>
          <table:table-cell office:value-type="float" office:value="694.15" calcext:value-type="float">
            <text:p>694.15</text:p>
          </table:table-cell>
          <table:table-cell office:value-type="float" office:value="683.2" calcext:value-type="float">
            <text:p>683.2</text:p>
          </table:table-cell>
          <table:table-cell office:value-type="float" office:value="671.6" calcext:value-type="float">
            <text:p>671.6</text:p>
          </table:table-cell>
          <table:table-cell office:value-type="float" office:value="655.1" calcext:value-type="float">
            <text:p>655.1</text:p>
          </table:table-cell>
          <table:table-cell office:value-type="float" office:value="664.7" calcext:value-type="float">
            <text:p>664.7</text:p>
          </table:table-cell>
          <table:table-cell office:value-type="float" office:value="692.6" calcext:value-type="float">
            <text:p>692.6</text:p>
          </table:table-cell>
          <table:table-cell office:value-type="float" office:value="663.4" calcext:value-type="float">
            <text:p>663.4</text:p>
          </table:table-cell>
          <table:table-cell office:value-type="float" office:value="682.25" calcext:value-type="float">
            <text:p>682.25</text:p>
          </table:table-cell>
          <table:table-cell office:value-type="float" office:value="656.45" calcext:value-type="float">
            <text:p>656.45</text:p>
          </table:table-cell>
          <table:table-cell office:value-type="float" office:value="661.55" calcext:value-type="float">
            <text:p>661.55</text:p>
          </table:table-cell>
          <table:table-cell office:value-type="float" office:value="672.55" calcext:value-type="float">
            <text:p>672.55</text:p>
          </table:table-cell>
          <table:table-cell office:value-type="float" office:value="678.5" calcext:value-type="float">
            <text:p>678.5</text:p>
          </table:table-cell>
          <table:table-cell office:value-type="float" office:value="657.45" calcext:value-type="float">
            <text:p>657.45</text:p>
          </table:table-cell>
          <table:table-cell office:value-type="float" office:value="673.9" calcext:value-type="float">
            <text:p>673.9</text:p>
          </table:table-cell>
          <table:table-cell office:value-type="float" office:value="648.5" calcext:value-type="float">
            <text:p>648.5</text:p>
          </table:table-cell>
          <table:table-cell office:value-type="float" office:value="645.5" calcext:value-type="float">
            <text:p>645.5</text:p>
          </table:table-cell>
          <table:table-cell office:value-type="float" office:value="669.65" calcext:value-type="float">
            <text:p>669.65</text:p>
          </table:table-cell>
          <table:table-cell office:value-type="float" office:value="663.3" calcext:value-type="float">
            <text:p>663.3</text:p>
          </table:table-cell>
          <table:table-cell office:value-type="float" office:value="660.35" calcext:value-type="float">
            <text:p>660.35</text:p>
          </table:table-cell>
          <table:table-cell office:value-type="float" office:value="688.5" calcext:value-type="float">
            <text:p>688.5</text:p>
          </table:table-cell>
          <table:table-cell office:value-type="float" office:value="694.4" calcext:value-type="float">
            <text:p>694.4</text:p>
          </table:table-cell>
          <table:table-cell office:value-type="float" office:value="674.8" calcext:value-type="float">
            <text:p>674.8</text:p>
          </table:table-cell>
          <table:table-cell office:value-type="float" office:value="647.05" calcext:value-type="float">
            <text:p>647.05</text:p>
          </table:table-cell>
          <table:table-cell office:value-type="float" office:value="666.5" calcext:value-type="float">
            <text:p>666.5</text:p>
          </table:table-cell>
          <table:table-cell office:value-type="float" office:value="680.2" calcext:value-type="float">
            <text:p>680.2</text:p>
          </table:table-cell>
          <table:table-cell office:value-type="float" office:value="686.95" calcext:value-type="float">
            <text:p>686.95</text:p>
          </table:table-cell>
          <table:table-cell office:value-type="float" office:value="670.4" calcext:value-type="float">
            <text:p>670.4</text:p>
          </table:table-cell>
          <table:table-cell office:value-type="float" office:value="678.5" calcext:value-type="float">
            <text:p>678.5</text:p>
          </table:table-cell>
          <table:table-cell office:value-type="float" office:value="631.7" calcext:value-type="float">
            <text:p>631.7</text:p>
          </table:table-cell>
          <table:table-cell office:value-type="float" office:value="525.95" calcext:value-type="float">
            <text:p>525.95</text:p>
          </table:table-cell>
          <table:table-cell office:value-type="float" office:value="687.4" calcext:value-type="float">
            <text:p>687.4</text:p>
          </table:table-cell>
          <table:table-cell office:value-type="float" office:value="673.7" calcext:value-type="float">
            <text:p>673.7</text:p>
          </table:table-cell>
          <table:table-cell office:value-type="float" office:value="678.9" calcext:value-type="float">
            <text:p>678.9</text:p>
          </table:table-cell>
          <table:table-cell office:value-type="float" office:value="701.5" calcext:value-type="float">
            <text:p>701.5</text:p>
          </table:table-cell>
          <table:table-cell office:value-type="float" office:value="672.7" calcext:value-type="float">
            <text:p>672.7</text:p>
          </table:table-cell>
          <table:table-cell office:value-type="float" office:value="657.65" calcext:value-type="float">
            <text:p>657.65</text:p>
          </table:table-cell>
          <table:table-cell office:value-type="float" office:value="680.3" calcext:value-type="float">
            <text:p>680.3</text:p>
          </table:table-cell>
          <table:table-cell office:value-type="float" office:value="689.1" calcext:value-type="float">
            <text:p>689.1</text:p>
          </table:table-cell>
          <table:table-cell office:value-type="float" office:value="677" calcext:value-type="float">
            <text:p>677</text:p>
          </table:table-cell>
          <table:table-cell office:value-type="float" office:value="679.8" calcext:value-type="float">
            <text:p>679.8</text:p>
          </table:table-cell>
          <table:table-cell office:value-type="float" office:value="659.4" calcext:value-type="float">
            <text:p>659.4</text:p>
          </table:table-cell>
          <table:table-cell office:value-type="float" office:value="647.4" calcext:value-type="float">
            <text:p>647.4</text:p>
          </table:table-cell>
          <table:table-cell office:value-type="float" office:value="678" calcext:value-type="float">
            <text:p>678</text:p>
          </table:table-cell>
          <table:table-cell office:value-type="float" office:value="674.9" calcext:value-type="float">
            <text:p>674.9</text:p>
          </table:table-cell>
          <table:table-cell office:value-type="float" office:value="712.45" calcext:value-type="float">
            <text:p>712.45</text:p>
          </table:table-cell>
          <table:table-cell office:value-type="float" office:value="662.6" calcext:value-type="float">
            <text:p>662.6</text:p>
          </table:table-cell>
          <table:table-cell office:value-type="float" office:value="656.4" calcext:value-type="float">
            <text:p>656.4</text:p>
          </table:table-cell>
          <table:table-cell office:value-type="float" office:value="652.55" calcext:value-type="float">
            <text:p>652.55</text:p>
          </table:table-cell>
          <table:table-cell office:value-type="float" office:value="674.4" calcext:value-type="float">
            <text:p>674.4</text:p>
          </table:table-cell>
          <table:table-cell office:value-type="float" office:value="663.7" calcext:value-type="float">
            <text:p>663.7</text:p>
          </table:table-cell>
          <table:table-cell office:value-type="float" office:value="667.7" calcext:value-type="float">
            <text:p>667.7</text:p>
          </table:table-cell>
          <table:table-cell office:value-type="float" office:value="681.8" calcext:value-type="float">
            <text:p>681.8</text:p>
          </table:table-cell>
          <table:table-cell office:value-type="float" office:value="692.1" calcext:value-type="float">
            <text:p>692.1</text:p>
          </table:table-cell>
          <table:table-cell office:value-type="float" office:value="664.45" calcext:value-type="float">
            <text:p>664.45</text:p>
          </table:table-cell>
          <table:table-cell office:value-type="float" office:value="643.25" calcext:value-type="float">
            <text:p>643.25</text:p>
          </table:table-cell>
          <table:table-cell office:value-type="float" office:value="661.85" calcext:value-type="float">
            <text:p>661.85</text:p>
          </table:table-cell>
          <table:table-cell office:value-type="float" office:value="691" calcext:value-type="float">
            <text:p>691</text:p>
          </table:table-cell>
          <table:table-cell office:value-type="float" office:value="688.2" calcext:value-type="float">
            <text:p>688.2</text:p>
          </table:table-cell>
          <table:table-cell office:value-type="float" office:value="677.1" calcext:value-type="float">
            <text:p>677.1</text:p>
          </table:table-cell>
          <table:table-cell office:value-type="float" office:value="675.65" calcext:value-type="float">
            <text:p>675.65</text:p>
          </table:table-cell>
          <table:table-cell office:value-type="float" office:value="632.15" calcext:value-type="float">
            <text:p>632.15</text:p>
          </table:table-cell>
          <table:table-cell office:value-type="float" office:value="605.5" calcext:value-type="float">
            <text:p>605.5</text:p>
          </table:table-cell>
          <table:table-cell office:value-type="float" office:value="680.05" calcext:value-type="float">
            <text:p>680.05</text:p>
          </table:table-cell>
          <table:table-cell office:value-type="float" office:value="684" calcext:value-type="float">
            <text:p>684</text:p>
          </table:table-cell>
          <table:table-cell office:value-type="float" office:value="668.9" calcext:value-type="float">
            <text:p>668.9</text:p>
          </table:table-cell>
          <table:table-cell office:value-type="float" office:value="693" calcext:value-type="float">
            <text:p>693</text:p>
          </table:table-cell>
          <table:table-cell office:value-type="float" office:value="668.4" calcext:value-type="float">
            <text:p>668.4</text:p>
          </table:table-cell>
          <table:table-cell office:value-type="float" office:value="660" calcext:value-type="float">
            <text:p>660</text:p>
          </table:table-cell>
          <table:table-cell office:value-type="float" office:value="672.8" calcext:value-type="float">
            <text:p>672.8</text:p>
          </table:table-cell>
          <table:table-cell office:value-type="float" office:value="684.9" calcext:value-type="float">
            <text:p>684.9</text:p>
          </table:table-cell>
          <table:table-cell office:value-type="float" office:value="680.4" calcext:value-type="float">
            <text:p>680.4</text:p>
          </table:table-cell>
          <table:table-cell office:value-type="float" office:value="678.1" calcext:value-type="float">
            <text:p>678.1</text:p>
          </table:table-cell>
          <table:table-cell office:value-type="float" office:value="670.4" calcext:value-type="float">
            <text:p>670.4</text:p>
          </table:table-cell>
          <table:table-cell office:value-type="float" office:value="654.3" calcext:value-type="float">
            <text:p>654.3</text:p>
          </table:table-cell>
          <table:table-cell office:value-type="float" office:value="667.35" calcext:value-type="float">
            <text:p>667.35</text:p>
          </table:table-cell>
          <table:table-cell office:value-type="float" office:value="658.6" calcext:value-type="float">
            <text:p>658.6</text:p>
          </table:table-cell>
          <table:table-cell office:value-type="float" office:value="671" calcext:value-type="float">
            <text:p>671</text:p>
          </table:table-cell>
          <table:table-cell office:value-type="float" office:value="638.65" calcext:value-type="float">
            <text:p>638.65</text:p>
          </table:table-cell>
          <table:table-cell office:value-type="float" office:value="656.5" calcext:value-type="float">
            <text:p>656.5</text:p>
          </table:table-cell>
          <table:table-cell office:value-type="float" office:value="649.6" calcext:value-type="float">
            <text:p>649.6</text:p>
          </table:table-cell>
          <table:table-cell office:value-type="float" office:value="678.15" calcext:value-type="float">
            <text:p>678.15</text:p>
          </table:table-cell>
          <table:table-cell office:value-type="float" office:value="662.1" calcext:value-type="float">
            <text:p>662.1</text:p>
          </table:table-cell>
          <table:table-cell office:value-type="float" office:value="668.1" calcext:value-type="float">
            <text:p>668.1</text:p>
          </table:table-cell>
          <table:table-cell office:value-type="float" office:value="692.3" calcext:value-type="float">
            <text:p>692.3</text:p>
          </table:table-cell>
          <table:table-cell office:value-type="float" office:value="684.6" calcext:value-type="float">
            <text:p>684.6</text:p>
          </table:table-cell>
          <table:table-cell office:value-type="float" office:value="668.1" calcext:value-type="float">
            <text:p>668.1</text:p>
          </table:table-cell>
          <table:table-cell office:value-type="float" office:value="643.2" calcext:value-type="float">
            <text:p>643.2</text:p>
          </table:table-cell>
          <table:table-cell office:value-type="float" office:value="663.85" calcext:value-type="float">
            <text:p>663.85</text:p>
          </table:table-cell>
          <table:table-cell office:value-type="float" office:value="685.55" calcext:value-type="float">
            <text:p>685.55</text:p>
          </table:table-cell>
          <table:table-cell office:value-type="float" office:value="672.2" calcext:value-type="float">
            <text:p>672.2</text:p>
          </table:table-cell>
          <table:table-cell office:value-type="float" office:value="665.9" calcext:value-type="float">
            <text:p>665.9</text:p>
          </table:table-cell>
          <table:table-cell office:value-type="float" office:value="672.8" calcext:value-type="float">
            <text:p>672.8</text:p>
          </table:table-cell>
          <table:table-cell office:value-type="float" office:value="701.95" calcext:value-type="float">
            <text:p>701.95</text:p>
          </table:table-cell>
          <table:table-cell office:value-type="float" office:value="535.8" calcext:value-type="float">
            <text:p>535.8</text:p>
          </table:table-cell>
          <table:table-cell office:value-type="float" office:value="677.3" calcext:value-type="float">
            <text:p>677.3</text:p>
          </table:table-cell>
          <table:table-cell office:value-type="float" office:value="692.9" calcext:value-type="float">
            <text:p>692.9</text:p>
          </table:table-cell>
          <table:table-cell office:value-type="float" office:value="677.8" calcext:value-type="float">
            <text:p>677.8</text:p>
          </table:table-cell>
          <table:table-cell office:value-type="float" office:value="699.75" calcext:value-type="float">
            <text:p>699.75</text:p>
          </table:table-cell>
          <table:table-cell office:value-type="float" office:value="676.4" calcext:value-type="float">
            <text:p>676.4</text:p>
          </table:table-cell>
          <table:table-cell office:value-type="float" office:value="650.5" calcext:value-type="float">
            <text:p>650.5</text:p>
          </table:table-cell>
          <table:table-cell office:value-type="float" office:value="679.7" calcext:value-type="float">
            <text:p>679.7</text:p>
          </table:table-cell>
          <table:table-cell office:value-type="float" office:value="683.1" calcext:value-type="float">
            <text:p>683.1</text:p>
          </table:table-cell>
          <table:table-cell office:value-type="float" office:value="678.2" calcext:value-type="float">
            <text:p>678.2</text:p>
          </table:table-cell>
          <table:table-cell office:value-type="float" office:value="669.9" calcext:value-type="float">
            <text:p>669.9</text:p>
          </table:table-cell>
          <table:table-cell office:value-type="float" office:value="647.8" calcext:value-type="float">
            <text:p>647.8</text:p>
          </table:table-cell>
          <table:table-cell office:value-type="float" office:value="664.8" calcext:value-type="float">
            <text:p>664.8</text:p>
          </table:table-cell>
          <table:table-cell office:value-type="float" office:value="658.35" calcext:value-type="float">
            <text:p>658.35</text:p>
          </table:table-cell>
          <table:table-cell office:value-type="float" office:value="667.3" calcext:value-type="float">
            <text:p>667.3</text:p>
          </table:table-cell>
          <table:table-cell office:value-type="float" office:value="653.3" calcext:value-type="float">
            <text:p>653.3</text:p>
          </table:table-cell>
          <table:table-cell office:value-type="float" office:value="653.45" calcext:value-type="float">
            <text:p>653.45</text:p>
          </table:table-cell>
          <table:table-cell office:value-type="float" office:value="660.5" calcext:value-type="float">
            <text:p>660.5</text:p>
          </table:table-cell>
          <table:table-cell office:value-type="float" office:value="654.85" calcext:value-type="float">
            <text:p>654.85</text:p>
          </table:table-cell>
          <table:table-cell office:value-type="float" office:value="662.7" calcext:value-type="float">
            <text:p>662.7</text:p>
          </table:table-cell>
          <table:table-cell office:value-type="float" office:value="663.7" calcext:value-type="float">
            <text:p>663.7</text:p>
          </table:table-cell>
          <table:table-cell office:value-type="float" office:value="673.1" calcext:value-type="float">
            <text:p>673.1</text:p>
          </table:table-cell>
          <table:table-cell office:value-type="float" office:value="687.1" calcext:value-type="float">
            <text:p>687.1</text:p>
          </table:table-cell>
          <table:table-cell office:value-type="float" office:value="692.1" calcext:value-type="float">
            <text:p>692.1</text:p>
          </table:table-cell>
          <table:table-cell office:value-type="float" office:value="684.5" calcext:value-type="float">
            <text:p>684.5</text:p>
          </table:table-cell>
          <table:table-cell office:value-type="float" office:value="641.2" calcext:value-type="float">
            <text:p>641.2</text:p>
          </table:table-cell>
          <table:table-cell office:value-type="float" office:value="660.1" calcext:value-type="float">
            <text:p>660.1</text:p>
          </table:table-cell>
          <table:table-cell office:value-type="float" office:value="694.1" calcext:value-type="float">
            <text:p>694.1</text:p>
          </table:table-cell>
          <table:table-cell office:value-type="float" office:value="667.3" calcext:value-type="float">
            <text:p>667.3</text:p>
          </table:table-cell>
          <table:table-cell office:value-type="float" office:value="660.5" calcext:value-type="float">
            <text:p>660.5</text:p>
          </table:table-cell>
          <table:table-cell office:value-type="float" office:value="663.5" calcext:value-type="float">
            <text:p>663.5</text:p>
          </table:table-cell>
          <table:table-cell office:value-type="float" office:value="624.25" calcext:value-type="float">
            <text:p>624.25</text:p>
          </table:table-cell>
          <table:table-cell office:value-type="float" office:value="522.7" calcext:value-type="float">
            <text:p>522.7</text:p>
          </table:table-cell>
          <table:table-cell office:value-type="float" office:value="672.5" calcext:value-type="float">
            <text:p>672.5</text:p>
          </table:table-cell>
          <table:table-cell office:value-type="float" office:value="681.1" calcext:value-type="float">
            <text:p>681.1</text:p>
          </table:table-cell>
          <table:table-cell office:value-type="float" office:value="668.7" calcext:value-type="float">
            <text:p>668.7</text:p>
          </table:table-cell>
          <table:table-cell office:value-type="float" office:value="697.05" calcext:value-type="float">
            <text:p>697.05</text:p>
          </table:table-cell>
          <table:table-cell office:value-type="float" office:value="673.4" calcext:value-type="float">
            <text:p>673.4</text:p>
          </table:table-cell>
          <table:table-cell office:value-type="float" office:value="647.25" calcext:value-type="float">
            <text:p>647.25</text:p>
          </table:table-cell>
          <table:table-cell office:value-type="float" office:value="678.75" calcext:value-type="float">
            <text:p>678.75</text:p>
          </table:table-cell>
          <table:table-cell office:value-type="float" office:value="689.9" calcext:value-type="float">
            <text:p>689.9</text:p>
          </table:table-cell>
          <table:table-cell office:value-type="float" office:value="684.4" calcext:value-type="float">
            <text:p>684.4</text:p>
          </table:table-cell>
          <table:table-cell office:value-type="float" office:value="673.3" calcext:value-type="float">
            <text:p>673.3</text:p>
          </table:table-cell>
          <table:table-cell office:value-type="float" office:value="669.25" calcext:value-type="float">
            <text:p>669.25</text:p>
          </table:table-cell>
          <table:table-cell office:value-type="float" office:value="651.5" calcext:value-type="float">
            <text:p>651.5</text:p>
          </table:table-cell>
          <table:table-cell office:value-type="float" office:value="652.85" calcext:value-type="float">
            <text:p>652.85</text:p>
          </table:table-cell>
          <table:table-cell office:value-type="float" office:value="664.2" calcext:value-type="float">
            <text:p>664.2</text:p>
          </table:table-cell>
          <table:table-cell office:value-type="float" office:value="667.5" calcext:value-type="float">
            <text:p>667.5</text:p>
          </table:table-cell>
          <table:table-cell office:value-type="float" office:value="668.9" calcext:value-type="float">
            <text:p>668.9</text:p>
          </table:table-cell>
          <table:table-cell office:value-type="float" office:value="656.8" calcext:value-type="float">
            <text:p>656.8</text:p>
          </table:table-cell>
          <table:table-cell office:value-type="float" office:value="662.4" calcext:value-type="float">
            <text:p>662.4</text:p>
          </table:table-cell>
          <table:table-cell office:value-type="float" office:value="671.05" calcext:value-type="float">
            <text:p>671.05</text:p>
          </table:table-cell>
          <table:table-cell office:value-type="float" office:value="657.6" calcext:value-type="float">
            <text:p>657.6</text:p>
          </table:table-cell>
          <table:table-cell office:value-type="float" office:value="676.6" calcext:value-type="float">
            <text:p>676.6</text:p>
          </table:table-cell>
          <table:table-cell office:value-type="float" office:value="700.2" calcext:value-type="float">
            <text:p>700.2</text:p>
          </table:table-cell>
          <table:table-cell office:value-type="float" office:value="694.3" calcext:value-type="float">
            <text:p>694.3</text:p>
          </table:table-cell>
          <table:table-cell office:value-type="float" office:value="669.45" calcext:value-type="float">
            <text:p>669.45</text:p>
          </table:table-cell>
          <table:table-cell office:value-type="float" office:value="642.5" calcext:value-type="float">
            <text:p>642.5</text:p>
          </table:table-cell>
          <table:table-cell office:value-type="float" office:value="658.9" calcext:value-type="float">
            <text:p>658.9</text:p>
          </table:table-cell>
          <table:table-cell office:value-type="float" office:value="685.9" calcext:value-type="float">
            <text:p>685.9</text:p>
          </table:table-cell>
          <table:table-cell office:value-type="float" office:value="669.25" calcext:value-type="float">
            <text:p>669.25</text:p>
          </table:table-cell>
          <table:table-cell office:value-type="float" office:value="672.9" calcext:value-type="float">
            <text:p>672.9</text:p>
          </table:table-cell>
          <table:table-cell office:value-type="float" office:value="675.4" calcext:value-type="float">
            <text:p>675.4</text:p>
          </table:table-cell>
          <table:table-cell office:value-type="float" office:value="628.15" calcext:value-type="float">
            <text:p>628.15</text:p>
          </table:table-cell>
          <table:table-cell office:value-type="float" office:value="532.85" calcext:value-type="float">
            <text:p>532.85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677.45" calcext:value-type="float">
            <text:p>677.45</text:p>
          </table:table-cell>
          <table:table-cell office:value-type="float" office:value="708" calcext:value-type="float">
            <text:p>708</text:p>
          </table:table-cell>
          <table:table-cell office:value-type="float" office:value="670.15" calcext:value-type="float">
            <text:p>670.15</text:p>
          </table:table-cell>
          <table:table-cell office:value-type="float" office:value="648.9" calcext:value-type="float">
            <text:p>648.9</text:p>
          </table:table-cell>
          <table:table-cell office:value-type="float" office:value="679.55" calcext:value-type="float">
            <text:p>679.55</text:p>
          </table:table-cell>
          <table:table-cell office:value-type="float" office:value="689.4" calcext:value-type="float">
            <text:p>689.4</text:p>
          </table:table-cell>
          <table:table-cell office:value-type="float" office:value="683.2" calcext:value-type="float">
            <text:p>683.2</text:p>
          </table:table-cell>
          <table:table-cell office:value-type="float" office:value="667.7" calcext:value-type="float">
            <text:p>667.7</text:p>
          </table:table-cell>
          <table:table-cell office:value-type="float" office:value="659.55" calcext:value-type="float">
            <text:p>659.55</text:p>
          </table:table-cell>
          <table:table-cell office:value-type="float" office:value="657.7" calcext:value-type="float">
            <text:p>657.7</text:p>
          </table:table-cell>
          <table:table-cell office:value-type="float" office:value="665.85" calcext:value-type="float">
            <text:p>665.85</text:p>
          </table:table-cell>
          <table:table-cell office:value-type="float" office:value="647.45" calcext:value-type="float">
            <text:p>647.45</text:p>
          </table:table-cell>
          <table:table-cell office:value-type="float" office:value="661.6" calcext:value-type="float">
            <text:p>661.6</text:p>
          </table:table-cell>
          <table:table-cell office:value-type="float" office:value="666.9" calcext:value-type="float">
            <text:p>666.9</text:p>
          </table:table-cell>
          <table:table-cell office:value-type="float" office:value="655.3" calcext:value-type="float">
            <text:p>655.3</text:p>
          </table:table-cell>
          <table:table-cell office:value-type="float" office:value="652.3" calcext:value-type="float">
            <text:p>652.3</text:p>
          </table:table-cell>
          <table:table-cell office:value-type="float" office:value="655" calcext:value-type="float">
            <text:p>655</text:p>
          </table:table-cell>
          <table:table-cell office:value-type="float" office:value="668.45" calcext:value-type="float">
            <text:p>668.45</text:p>
          </table:table-cell>
          <table:table-cell office:value-type="float" office:value="676.45" calcext:value-type="float">
            <text:p>676.45</text:p>
          </table:table-cell>
          <table:table-cell office:value-type="float" office:value="705.1" calcext:value-type="float">
            <text:p>705.1</text:p>
          </table:table-cell>
          <table:table-cell office:value-type="float" office:value="693.75" calcext:value-type="float">
            <text:p>693.75</text:p>
          </table:table-cell>
          <table:table-cell office:value-type="float" office:value="673.8" calcext:value-type="float">
            <text:p>673.8</text:p>
          </table:table-cell>
          <table:table-cell office:value-type="float" office:value="652.2" calcext:value-type="float">
            <text:p>652.2</text:p>
          </table:table-cell>
          <table:table-cell office:value-type="float" office:value="655.4" calcext:value-type="float">
            <text:p>655.4</text:p>
          </table:table-cell>
          <table:table-cell office:value-type="float" office:value="690.85" calcext:value-type="float">
            <text:p>690.85</text:p>
          </table:table-cell>
          <table:table-cell office:value-type="float" office:value="673.7" calcext:value-type="float">
            <text:p>673.7</text:p>
          </table:table-cell>
          <table:table-cell office:value-type="float" office:value="680.5" calcext:value-type="float">
            <text:p>680.5</text:p>
          </table:table-cell>
          <table:table-cell office:value-type="float" office:value="662.95" calcext:value-type="float">
            <text:p>662.95</text:p>
          </table:table-cell>
          <table:table-cell office:value-type="float" office:value="623.7" calcext:value-type="float">
            <text:p>623.7</text:p>
          </table:table-cell>
          <table:table-cell office:value-type="float" office:value="532.35" calcext:value-type="float">
            <text:p>532.35</text:p>
          </table:table-cell>
          <table:table-cell office:value-type="float" office:value="677.6" calcext:value-type="float">
            <text:p>677.6</text:p>
          </table:table-cell>
          <table:table-cell office:value-type="float" office:value="686" calcext:value-type="float">
            <text:p>686</text:p>
          </table:table-cell>
          <table:table-cell office:value-type="float" office:value="685.45" calcext:value-type="float">
            <text:p>685.45</text:p>
          </table:table-cell>
          <table:table-cell office:value-type="float" office:value="705.45" calcext:value-type="float">
            <text:p>705.45</text:p>
          </table:table-cell>
          <table:table-cell office:value-type="float" office:value="669.8" calcext:value-type="float">
            <text:p>669.8</text:p>
          </table:table-cell>
          <table:table-cell office:value-type="float" office:value="639.35" calcext:value-type="float">
            <text:p>639.35</text:p>
          </table:table-cell>
          <table:table-cell office:value-type="float" office:value="684.1" calcext:value-type="float">
            <text:p>684.1</text:p>
          </table:table-cell>
          <table:table-cell office:value-type="float" office:value="673.5" calcext:value-type="float">
            <text:p>673.5</text:p>
          </table:table-cell>
          <table:table-cell office:value-type="float" office:value="673.35" calcext:value-type="float">
            <text:p>673.35</text:p>
          </table:table-cell>
          <table:table-cell office:value-type="float" office:value="676.7" calcext:value-type="float">
            <text:p>676.7</text:p>
          </table:table-cell>
          <table:table-cell office:value-type="float" office:value="668.6" calcext:value-type="float">
            <text:p>668.6</text:p>
          </table:table-cell>
          <table:table-cell office:value-type="float" office:value="667.35" calcext:value-type="float">
            <text:p>667.35</text:p>
          </table:table-cell>
          <table:table-cell office:value-type="float" office:value="667.4" calcext:value-type="float">
            <text:p>667.4</text:p>
          </table:table-cell>
          <table:table-cell office:value-type="float" office:value="665" calcext:value-type="float">
            <text:p>665</text:p>
          </table:table-cell>
          <table:table-cell office:value-type="float" office:value="670.8" calcext:value-type="float">
            <text:p>670.8</text:p>
          </table:table-cell>
          <table:table-cell office:value-type="float" office:value="668.7" calcext:value-type="float">
            <text:p>668.7</text:p>
          </table:table-cell>
          <table:table-cell office:value-type="float" office:value="662.75" calcext:value-type="float">
            <text:p>662.75</text:p>
          </table:table-cell>
          <table:table-cell office:value-type="float" office:value="665.5" calcext:value-type="float">
            <text:p>665.5</text:p>
          </table:table-cell>
          <table:table-cell office:value-type="float" office:value="662.85" calcext:value-type="float">
            <text:p>662.85</text:p>
          </table:table-cell>
          <table:table-cell office:value-type="float" office:value="667.4" calcext:value-type="float">
            <text:p>667.4</text:p>
          </table:table-cell>
          <table:table-cell office:value-type="float" office:value="669.25" calcext:value-type="float">
            <text:p>669.25</text:p>
          </table:table-cell>
          <table:table-cell office:value-type="float" office:value="685.9" calcext:value-type="float">
            <text:p>685.9</text:p>
          </table:table-cell>
          <table:table-cell office:value-type="float" office:value="680.6" calcext:value-type="float">
            <text:p>680.6</text:p>
          </table:table-cell>
          <table:table-cell office:value-type="float" office:value="670.4" calcext:value-type="float">
            <text:p>670.4</text:p>
          </table:table-cell>
          <table:table-cell office:value-type="float" office:value="645.85" calcext:value-type="float">
            <text:p>645.85</text:p>
          </table:table-cell>
          <table:table-cell office:value-type="float" office:value="648.6" calcext:value-type="float">
            <text:p>648.6</text:p>
          </table:table-cell>
          <table:table-cell office:value-type="float" office:value="691.5" calcext:value-type="float">
            <text:p>691.5</text:p>
          </table:table-cell>
          <table:table-cell office:value-type="float" office:value="681.2" calcext:value-type="float">
            <text:p>681.2</text:p>
          </table:table-cell>
          <table:table-cell office:value-type="float" office:value="686.75" calcext:value-type="float">
            <text:p>686.75</text:p>
          </table:table-cell>
          <table:table-cell office:value-type="float" office:value="676.95" calcext:value-type="float">
            <text:p>676.95</text:p>
          </table:table-cell>
          <table:table-cell office:value-type="float" office:value="632.05" calcext:value-type="float">
            <text:p>632.05</text:p>
          </table:table-cell>
          <table:table-cell office:value-type="float" office:value="534.85" calcext:value-type="float">
            <text:p>534.85</text:p>
          </table:table-cell>
          <table:table-cell office:value-type="float" office:value="688.65" calcext:value-type="float">
            <text:p>688.65</text:p>
          </table:table-cell>
          <table:table-cell office:value-type="float" office:value="688.3" calcext:value-type="float">
            <text:p>688.3</text:p>
          </table:table-cell>
          <table:table-cell office:value-type="float" office:value="679.1" calcext:value-type="float">
            <text:p>679.1</text:p>
          </table:table-cell>
          <table:table-cell office:value-type="float" office:value="708.05" calcext:value-type="float">
            <text:p>708.05</text:p>
          </table:table-cell>
          <table:table-cell office:value-type="float" office:value="660.1" calcext:value-type="float">
            <text:p>660.1</text:p>
          </table:table-cell>
          <table:table-cell office:value-type="float" office:value="659.35" calcext:value-type="float">
            <text:p>659.35</text:p>
          </table:table-cell>
          <table:table-cell office:value-type="float" office:value="672.4" calcext:value-type="float">
            <text:p>672.4</text:p>
          </table:table-cell>
          <table:table-cell office:value-type="float" office:value="679.3" calcext:value-type="float">
            <text:p>679.3</text:p>
          </table:table-cell>
          <table:table-cell office:value-type="float" office:value="686.9" calcext:value-type="float">
            <text:p>686.9</text:p>
          </table:table-cell>
          <table:table-cell office:value-type="float" office:value="674.9" calcext:value-type="float">
            <text:p>674.9</text:p>
          </table:table-cell>
          <table:table-cell office:value-type="float" office:value="672.8" calcext:value-type="float">
            <text:p>672.8</text:p>
          </table:table-cell>
          <table:table-cell office:value-type="float" office:value="661.15" calcext:value-type="float">
            <text:p>661.15</text:p>
          </table:table-cell>
          <table:table-cell office:value-type="float" office:value="683.35" calcext:value-type="float">
            <text:p>683.35</text:p>
          </table:table-cell>
          <table:table-cell office:value-type="float" office:value="686.65" calcext:value-type="float">
            <text:p>686.65</text:p>
          </table:table-cell>
          <table:table-cell office:value-type="float" office:value="668.75" calcext:value-type="float">
            <text:p>668.75</text:p>
          </table:table-cell>
          <table:table-cell office:value-type="float" office:value="677.5" calcext:value-type="float">
            <text:p>677.5</text:p>
          </table:table-cell>
          <table:table-cell office:value-type="float" office:value="680.8" calcext:value-type="float">
            <text:p>680.8</text:p>
          </table:table-cell>
          <table:table-cell office:value-type="float" office:value="671.9" calcext:value-type="float">
            <text:p>671.9</text:p>
          </table:table-cell>
          <table:table-cell office:value-type="float" office:value="675.85" calcext:value-type="float">
            <text:p>675.85</text:p>
          </table:table-cell>
          <table:table-cell office:value-type="float" office:value="684.7" calcext:value-type="float">
            <text:p>684.7</text:p>
          </table:table-cell>
          <table:table-cell office:value-type="float" office:value="677.4" calcext:value-type="float">
            <text:p>677.4</text:p>
          </table:table-cell>
          <table:table-cell office:value-type="float" office:value="706.3" calcext:value-type="float">
            <text:p>706.3</text:p>
          </table:table-cell>
          <table:table-cell office:value-type="float" office:value="679.35" calcext:value-type="float">
            <text:p>679.35</text:p>
          </table:table-cell>
          <table:table-cell office:value-type="float" office:value="659.3" calcext:value-type="float">
            <text:p>659.3</text:p>
          </table:table-cell>
          <table:table-cell office:value-type="float" office:value="640.9" calcext:value-type="float">
            <text:p>640.9</text:p>
          </table:table-cell>
          <table:table-cell office:value-type="float" office:value="652.2" calcext:value-type="float">
            <text:p>652.2</text:p>
          </table:table-cell>
          <table:table-cell office:value-type="float" office:value="700.9" calcext:value-type="float">
            <text:p>700.9</text:p>
          </table:table-cell>
          <table:table-cell office:value-type="float" office:value="678.95" calcext:value-type="float">
            <text:p>678.95</text:p>
          </table:table-cell>
          <table:table-cell office:value-type="float" office:value="671.8" calcext:value-type="float">
            <text:p>671.8</text:p>
          </table:table-cell>
          <table:table-cell office:value-type="float" office:value="672.35" calcext:value-type="float">
            <text:p>672.35</text:p>
          </table:table-cell>
          <table:table-cell office:value-type="float" office:value="625.5" calcext:value-type="float">
            <text:p>625.5</text:p>
          </table:table-cell>
          <table:table-cell office:value-type="float" office:value="531.8" calcext:value-type="float">
            <text:p>531.8</text:p>
          </table:table-cell>
          <table:table-cell office:value-type="float" office:value="673.8" calcext:value-type="float">
            <text:p>673.8</text:p>
          </table:table-cell>
          <table:table-cell office:value-type="float" office:value="689" calcext:value-type="float">
            <text:p>689</text:p>
          </table:table-cell>
          <table:table-cell office:value-type="float" office:value="681.15" calcext:value-type="float">
            <text:p>681.15</text:p>
          </table:table-cell>
          <table:table-cell office:value-type="float" office:value="707.55" calcext:value-type="float">
            <text:p>707.55</text:p>
          </table:table-cell>
          <table:table-cell office:value-type="float" office:value="666" calcext:value-type="float">
            <text:p>666</text:p>
          </table:table-cell>
          <table:table-cell office:value-type="float" office:value="658.65" calcext:value-type="float">
            <text:p>658.65</text:p>
          </table:table-cell>
          <table:table-cell office:value-type="float" office:value="676.8" calcext:value-type="float">
            <text:p>676.8</text:p>
          </table:table-cell>
          <table:table-cell office:value-type="float" office:value="675.95" calcext:value-type="float">
            <text:p>675.95</text:p>
          </table:table-cell>
          <table:table-cell office:value-type="float" office:value="708.3" calcext:value-type="float">
            <text:p>708.3</text:p>
          </table:table-cell>
          <table:table-cell office:value-type="float" office:value="704" calcext:value-type="float">
            <text:p>704</text:p>
          </table:table-cell>
          <table:table-cell office:value-type="float" office:value="708.05" calcext:value-type="float">
            <text:p>708.05</text:p>
          </table:table-cell>
          <table:table-cell office:value-type="float" office:value="706.05" calcext:value-type="float">
            <text:p>706.05</text:p>
          </table:table-cell>
          <table:table-cell office:value-type="float" office:value="710.6" calcext:value-type="float">
            <text:p>710.6</text:p>
          </table:table-cell>
          <table:table-cell office:value-type="float" office:value="704.25" calcext:value-type="float">
            <text:p>704.25</text:p>
          </table:table-cell>
          <table:table-cell office:value-type="float" office:value="714" calcext:value-type="float">
            <text:p>714</text:p>
          </table:table-cell>
          <table:table-cell office:value-type="float" office:value="707.15" calcext:value-type="float">
            <text:p>707.15</text:p>
          </table:table-cell>
          <table:table-cell office:value-type="float" office:value="700.95" calcext:value-type="float">
            <text:p>700.95</text:p>
          </table:table-cell>
          <table:table-cell office:value-type="float" office:value="695.4" calcext:value-type="float">
            <text:p>695.4</text:p>
          </table:table-cell>
          <table:table-cell office:value-type="float" office:value="694.3" calcext:value-type="float">
            <text:p>694.3</text:p>
          </table:table-cell>
          <table:table-cell office:value-type="float" office:value="706.2" calcext:value-type="float">
            <text:p>706.2</text:p>
          </table:table-cell>
          <table:table-cell office:value-type="float" office:value="709.55" calcext:value-type="float">
            <text:p>709.55</text:p>
          </table:table-cell>
          <table:table-cell office:value-type="float" office:value="713.1" calcext:value-type="float">
            <text:p>713.1</text:p>
          </table:table-cell>
          <table:table-cell office:value-type="float" office:value="689.25" calcext:value-type="float">
            <text:p>689.25</text:p>
          </table:table-cell>
          <table:table-cell office:value-type="float" office:value="668.8" calcext:value-type="float">
            <text:p>668.8</text:p>
          </table:table-cell>
          <table:table-cell office:value-type="float" office:value="648.45" calcext:value-type="float">
            <text:p>648.45</text:p>
          </table:table-cell>
          <table:table-cell office:value-type="float" office:value="680.8" calcext:value-type="float">
            <text:p>680.8</text:p>
          </table:table-cell>
          <table:table-cell office:value-type="float" office:value="705.3" calcext:value-type="float">
            <text:p>705.3</text:p>
          </table:table-cell>
          <table:table-cell office:value-type="float" office:value="676.15" calcext:value-type="float">
            <text:p>676.15</text:p>
          </table:table-cell>
          <table:table-cell office:value-type="float" office:value="673.5" calcext:value-type="float">
            <text:p>673.5</text:p>
          </table:table-cell>
          <table:table-cell office:value-type="float" office:value="669" calcext:value-type="float">
            <text:p>669</text:p>
          </table:table-cell>
          <table:table-cell office:value-type="float" office:value="626.7" calcext:value-type="float">
            <text:p>626.7</text:p>
          </table:table-cell>
          <table:table-cell office:value-type="float" office:value="539.1" calcext:value-type="float">
            <text:p>539.1</text:p>
          </table:table-cell>
          <table:table-cell office:value-type="float" office:value="688.65" calcext:value-type="float">
            <text:p>688.65</text:p>
          </table:table-cell>
          <table:table-cell office:value-type="float" office:value="690.4" calcext:value-type="float">
            <text:p>690.4</text:p>
          </table:table-cell>
          <table:table-cell office:value-type="float" office:value="687.5" calcext:value-type="float">
            <text:p>687.5</text:p>
          </table:table-cell>
          <table:table-cell office:value-type="float" office:value="706.7" calcext:value-type="float">
            <text:p>706.7</text:p>
          </table:table-cell>
          <table:table-cell office:value-type="float" office:value="668.25" calcext:value-type="float">
            <text:p>668.25</text:p>
          </table:table-cell>
          <table:table-cell office:value-type="float" office:value="655.1" calcext:value-type="float">
            <text:p>655.1</text:p>
          </table:table-cell>
          <table:table-cell office:value-type="float" office:value="684.4" calcext:value-type="float">
            <text:p>684.4</text:p>
          </table:table-cell>
          <table:table-cell office:value-type="float" office:value="675.95" calcext:value-type="float">
            <text:p>675.95</text:p>
          </table:table-cell>
          <table:table-cell office:value-type="float" office:value="683.05" calcext:value-type="float">
            <text:p>683.05</text:p>
          </table:table-cell>
          <table:table-cell office:value-type="float" office:value="674.15" calcext:value-type="float">
            <text:p>674.15</text:p>
          </table:table-cell>
          <table:table-cell office:value-type="float" office:value="692.5" calcext:value-type="float">
            <text:p>692.5</text:p>
          </table:table-cell>
          <table:table-cell office:value-type="float" office:value="675.35" calcext:value-type="float">
            <text:p>675.35</text:p>
          </table:table-cell>
          <table:table-cell office:value-type="float" office:value="681.4" calcext:value-type="float">
            <text:p>681.4</text:p>
          </table:table-cell>
          <table:table-cell office:value-type="float" office:value="686.8" calcext:value-type="float">
            <text:p>686.8</text:p>
          </table:table-cell>
          <table:table-cell office:value-type="float" office:value="684.7" calcext:value-type="float">
            <text:p>684.7</text:p>
          </table:table-cell>
          <table:table-cell office:value-type="float" office:value="680.8" calcext:value-type="float">
            <text:p>680.8</text:p>
          </table:table-cell>
          <table:table-cell office:value-type="float" office:value="685.7" calcext:value-type="float">
            <text:p>685.7</text:p>
          </table:table-cell>
          <table:table-cell office:value-type="float" office:value="669.9" calcext:value-type="float">
            <text:p>669.9</text:p>
          </table:table-cell>
          <table:table-cell office:value-type="float" office:value="682.65" calcext:value-type="float">
            <text:p>682.65</text:p>
          </table:table-cell>
          <table:table-cell office:value-type="float" office:value="688.6" calcext:value-type="float">
            <text:p>688.6</text:p>
          </table:table-cell>
          <table:table-cell office:value-type="float" office:value="685.95" calcext:value-type="float">
            <text:p>685.95</text:p>
          </table:table-cell>
          <table:table-cell office:value-type="float" office:value="682.1" calcext:value-type="float">
            <text:p>682.1</text:p>
          </table:table-cell>
          <table:table-cell office:value-type="float" office:value="671.1" calcext:value-type="float">
            <text:p>671.1</text:p>
          </table:table-cell>
          <table:table-cell office:value-type="float" office:value="677.8" calcext:value-type="float">
            <text:p>677.8</text:p>
          </table:table-cell>
          <table:table-cell office:value-type="float" office:value="648.05" calcext:value-type="float">
            <text:p>648.05</text:p>
          </table:table-cell>
          <table:table-cell office:value-type="float" office:value="676.75" calcext:value-type="float">
            <text:p>676.75</text:p>
          </table:table-cell>
          <table:table-cell office:value-type="float" office:value="694" calcext:value-type="float">
            <text:p>694</text:p>
          </table:table-cell>
          <table:table-cell office:value-type="float" office:value="679" calcext:value-type="float">
            <text:p>679</text:p>
          </table:table-cell>
          <table:table-cell office:value-type="float" office:value="667.35" calcext:value-type="float">
            <text:p>667.35</text:p>
          </table:table-cell>
          <table:table-cell office:value-type="float" office:value="654.6" calcext:value-type="float">
            <text:p>654.6</text:p>
          </table:table-cell>
          <table:table-cell office:value-type="float" office:value="628.65" calcext:value-type="float">
            <text:p>628.65</text:p>
          </table:table-cell>
          <table:table-cell office:value-type="float" office:value="536.4" calcext:value-type="float">
            <text:p>536.4</text:p>
          </table:table-cell>
          <table:table-cell office:value-type="float" office:value="689.1" calcext:value-type="float">
            <text:p>689.1</text:p>
          </table:table-cell>
          <table:table-cell office:value-type="float" office:value="677.6" calcext:value-type="float">
            <text:p>677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712.35" calcext:value-type="float">
            <text:p>712.35</text:p>
          </table:table-cell>
          <table:table-cell office:value-type="float" office:value="676.3" calcext:value-type="float">
            <text:p>676.3</text:p>
          </table:table-cell>
          <table:table-cell office:value-type="float" office:value="656" calcext:value-type="float">
            <text:p>656</text:p>
          </table:table-cell>
          <table:table-cell office:value-type="float" office:value="710.4" calcext:value-type="float">
            <text:p>710.4</text:p>
          </table:table-cell>
          <table:table-cell office:value-type="float" office:value="670.9" calcext:value-type="float">
            <text:p>670.9</text:p>
          </table:table-cell>
          <table:table-cell office:value-type="float" office:value="665.4" calcext:value-type="float">
            <text:p>665.4</text:p>
          </table:table-cell>
          <table:table-cell office:value-type="float" office:value="669.45" calcext:value-type="float">
            <text:p>669.45</text:p>
          </table:table-cell>
          <table:table-cell office:value-type="float" office:value="662.5" calcext:value-type="float">
            <text:p>662.5</text:p>
          </table:table-cell>
          <table:table-cell office:value-type="float" office:value="662" calcext:value-type="float">
            <text:p>662</text:p>
          </table:table-cell>
          <table:table-cell office:value-type="float" office:value="689.9" calcext:value-type="float">
            <text:p>689.9</text:p>
          </table:table-cell>
          <table:table-cell office:value-type="float" office:value="688.6" calcext:value-type="float">
            <text:p>688.6</text:p>
          </table:table-cell>
          <table:table-cell office:value-type="float" office:value="685.2" calcext:value-type="float">
            <text:p>685.2</text:p>
          </table:table-cell>
          <table:table-cell office:value-type="float" office:value="676.8" calcext:value-type="float">
            <text:p>676.8</text:p>
          </table:table-cell>
          <table:table-cell office:value-type="float" office:value="679.7" calcext:value-type="float">
            <text:p>679.7</text:p>
          </table:table-cell>
          <table:table-cell office:value-type="float" office:value="665.05" calcext:value-type="float">
            <text:p>665.05</text:p>
          </table:table-cell>
          <table:table-cell office:value-type="float" office:value="681.25" calcext:value-type="float">
            <text:p>681.25</text:p>
          </table:table-cell>
          <table:table-cell office:value-type="float" office:value="687.4" calcext:value-type="float">
            <text:p>687.4</text:p>
          </table:table-cell>
          <table:table-cell office:value-type="float" office:value="688.95" calcext:value-type="float">
            <text:p>688.95</text:p>
          </table:table-cell>
          <table:table-cell office:value-type="float" office:value="693.15" calcext:value-type="float">
            <text:p>693.15</text:p>
          </table:table-cell>
          <table:table-cell office:value-type="float" office:value="693.3" calcext:value-type="float">
            <text:p>693.3</text:p>
          </table:table-cell>
          <table:table-cell office:value-type="float" office:value="707.4" calcext:value-type="float">
            <text:p>707.4</text:p>
          </table:table-cell>
          <table:table-cell office:value-type="float" office:value="654.4" calcext:value-type="float">
            <text:p>654.4</text:p>
          </table:table-cell>
          <table:table-cell office:value-type="float" office:value="668.9" calcext:value-type="float">
            <text:p>668.9</text:p>
          </table:table-cell>
          <table:table-cell office:value-type="float" office:value="694.95" calcext:value-type="float">
            <text:p>694.95</text:p>
          </table:table-cell>
          <table:table-cell office:value-type="float" office:value="678" calcext:value-type="float">
            <text:p>678</text:p>
          </table:table-cell>
          <table:table-cell office:value-type="float" office:value="677.3" calcext:value-type="float">
            <text:p>677.3</text:p>
          </table:table-cell>
          <table:table-cell office:value-type="float" office:value="669.6" calcext:value-type="float">
            <text:p>669.6</text:p>
          </table:table-cell>
          <table:table-cell office:value-type="float" office:value="632.6" calcext:value-type="float">
            <text:p>632.6</text:p>
          </table:table-cell>
          <table:table-cell office:value-type="float" office:value="529.55" calcext:value-type="float">
            <text:p>529.55</text:p>
          </table:table-cell>
          <table:table-cell office:value-type="float" office:value="688.35" calcext:value-type="float">
            <text:p>688.35</text:p>
          </table:table-cell>
          <table:table-cell office:value-type="float" office:value="683.1" calcext:value-type="float">
            <text:p>683.1</text:p>
          </table:table-cell>
          <table:table-cell office:value-type="float" office:value="678.2" calcext:value-type="float">
            <text:p>678.2</text:p>
          </table:table-cell>
          <table:table-cell office:value-type="float" office:value="702.45" calcext:value-type="float">
            <text:p>702.45</text:p>
          </table:table-cell>
          <table:table-cell office:value-type="float" office:value="694.35" calcext:value-type="float">
            <text:p>694.35</text:p>
          </table:table-cell>
          <table:table-cell office:value-type="float" office:value="659.2" calcext:value-type="float">
            <text:p>659.2</text:p>
          </table:table-cell>
          <table:table-cell office:value-type="float" office:value="645.05" calcext:value-type="float">
            <text:p>645.05</text:p>
          </table:table-cell>
          <table:table-cell office:value-type="float" office:value="651.7" calcext:value-type="float">
            <text:p>651.7</text:p>
          </table:table-cell>
          <table:table-cell office:value-type="float" office:value="642.8" calcext:value-type="float">
            <text:p>642.8</text:p>
          </table:table-cell>
          <table:table-cell office:value-type="float" office:value="648.3" calcext:value-type="float">
            <text:p>648.3</text:p>
          </table:table-cell>
          <table:table-cell office:value-type="float" office:value="658.15" calcext:value-type="float">
            <text:p>658.15</text:p>
          </table:table-cell>
          <table:table-cell office:value-type="float" office:value="645.3" calcext:value-type="float">
            <text:p>645.3</text:p>
          </table:table-cell>
          <table:table-cell office:value-type="float" office:value="656.3" calcext:value-type="float">
            <text:p>656.3</text:p>
          </table:table-cell>
          <table:table-cell office:value-type="float" office:value="656.7" calcext:value-type="float">
            <text:p>656.7</text:p>
          </table:table-cell>
          <table:table-cell office:value-type="float" office:value="675.25" calcext:value-type="float">
            <text:p>675.25</text:p>
          </table:table-cell>
          <table:table-cell office:value-type="float" office:value="655.05" calcext:value-type="float">
            <text:p>655.05</text:p>
          </table:table-cell>
          <table:table-cell office:value-type="float" office:value="653.5" calcext:value-type="float">
            <text:p>653.5</text:p>
          </table:table-cell>
          <table:table-cell office:value-type="float" office:value="650.6" calcext:value-type="float">
            <text:p>650.6</text:p>
          </table:table-cell>
          <table:table-cell office:value-type="float" office:value="672.45" calcext:value-type="float">
            <text:p>672.45</text:p>
          </table:table-cell>
          <table:table-cell office:value-type="float" office:value="647.2" calcext:value-type="float">
            <text:p>647.2</text:p>
          </table:table-cell>
          <table:table-cell office:value-type="float" office:value="648.1" calcext:value-type="float">
            <text:p>648.1</text:p>
          </table:table-cell>
          <table:table-cell office:value-type="float" office:value="665.75" calcext:value-type="float">
            <text:p>665.75</text:p>
          </table:table-cell>
          <table:table-cell office:value-type="float" office:value="663" calcext:value-type="float">
            <text:p>663</text:p>
          </table:table-cell>
          <table:table-cell office:value-type="float" office:value="658" calcext:value-type="float">
            <text:p>658</text:p>
          </table:table-cell>
          <table:table-cell office:value-type="float" office:value="645.65" calcext:value-type="float">
            <text:p>645.65</text:p>
          </table:table-cell>
          <table:table-cell office:value-type="float" office:value="666" calcext:value-type="float">
            <text:p>666</text:p>
          </table:table-cell>
          <table:table-cell office:value-type="float" office:value="696.3" calcext:value-type="float">
            <text:p>696.3</text:p>
          </table:table-cell>
          <table:table-cell office:value-type="float" office:value="677.85" calcext:value-type="float">
            <text:p>677.85</text:p>
          </table:table-cell>
          <table:table-cell office:value-type="float" office:value="671.65" calcext:value-type="float">
            <text:p>671.65</text:p>
          </table:table-cell>
          <table:table-cell office:value-type="float" office:value="672.9" calcext:value-type="float">
            <text:p>672.9</text:p>
          </table:table-cell>
          <table:table-cell office:value-type="float" office:value="628.45" calcext:value-type="float">
            <text:p>628.45</text:p>
          </table:table-cell>
          <table:table-cell office:value-type="float" office:value="533.65" calcext:value-type="float">
            <text:p>533.65</text:p>
          </table:table-cell>
          <table:table-cell office:value-type="float" office:value="678.5" calcext:value-type="float">
            <text:p>678.5</text:p>
          </table:table-cell>
          <table:table-cell office:value-type="float" office:value="677.3" calcext:value-type="float">
            <text:p>677.3</text:p>
          </table:table-cell>
          <table:table-cell office:value-type="float" office:value="692.6" calcext:value-type="float">
            <text:p>692.6</text:p>
          </table:table-cell>
          <table:table-cell office:value-type="float" office:value="721.5" calcext:value-type="float">
            <text:p>721.5</text:p>
          </table:table-cell>
          <table:table-cell office:value-type="float" office:value="672.9" calcext:value-type="float">
            <text:p>672.9</text:p>
          </table:table-cell>
          <table:table-cell office:value-type="float" office:value="689.3" calcext:value-type="float">
            <text:p>689.3</text:p>
          </table:table-cell>
          <table:table-cell office:value-type="float" office:value="685.15" calcext:value-type="float">
            <text:p>685.15</text:p>
          </table:table-cell>
          <table:table-cell office:value-type="float" office:value="688.2" calcext:value-type="float">
            <text:p>688.2</text:p>
          </table:table-cell>
          <table:table-cell office:value-type="float" office:value="688.3" calcext:value-type="float">
            <text:p>688.3</text:p>
          </table:table-cell>
          <table:table-cell office:value-type="float" office:value="692.2" calcext:value-type="float">
            <text:p>692.2</text:p>
          </table:table-cell>
          <table:table-cell office:value-type="float" office:value="700.7" calcext:value-type="float">
            <text:p>700.7</text:p>
          </table:table-cell>
          <table:table-cell office:value-type="float" office:value="687.6" calcext:value-type="float">
            <text:p>687.6</text:p>
          </table:table-cell>
          <table:table-cell office:value-type="float" office:value="695.4" calcext:value-type="float">
            <text:p>695.4</text:p>
          </table:table-cell>
          <table:table-cell office:value-type="float" office:value="707.85" calcext:value-type="float">
            <text:p>707.85</text:p>
          </table:table-cell>
          <table:table-cell office:value-type="float" office:value="692" calcext:value-type="float">
            <text:p>692</text:p>
          </table:table-cell>
          <table:table-cell office:value-type="float" office:value="680.3" calcext:value-type="float">
            <text:p>680.3</text:p>
          </table:table-cell>
          <table:table-cell office:value-type="float" office:value="682.3" calcext:value-type="float">
            <text:p>682.3</text:p>
          </table:table-cell>
          <table:table-cell office:value-type="float" office:value="679.95" calcext:value-type="float">
            <text:p>679.95</text:p>
          </table:table-cell>
          <table:table-cell office:value-type="float" office:value="698.7" calcext:value-type="float">
            <text:p>698.7</text:p>
          </table:table-cell>
          <table:table-cell office:value-type="float" office:value="679.1" calcext:value-type="float">
            <text:p>679.1</text:p>
          </table:table-cell>
          <table:table-cell office:value-type="float" office:value="671.85" calcext:value-type="float">
            <text:p>671.85</text:p>
          </table:table-cell>
          <table:table-cell office:value-type="float" office:value="687.55" calcext:value-type="float">
            <text:p>687.55</text:p>
          </table:table-cell>
          <table:table-cell office:value-type="float" office:value="682.6" calcext:value-type="float">
            <text:p>682.6</text:p>
          </table:table-cell>
          <table:table-cell office:value-type="float" office:value="679.6" calcext:value-type="float">
            <text:p>679.6</text:p>
          </table:table-cell>
          <table:table-cell office:value-type="float" office:value="664.05" calcext:value-type="float">
            <text:p>664.05</text:p>
          </table:table-cell>
          <table:table-cell office:value-type="float" office:value="665.4" calcext:value-type="float">
            <text:p>665.4</text:p>
          </table:table-cell>
          <table:table-cell office:value-type="float" office:value="699.25" calcext:value-type="float">
            <text:p>699.25</text:p>
          </table:table-cell>
          <table:table-cell office:value-type="float" office:value="677.95" calcext:value-type="float">
            <text:p>677.95</text:p>
          </table:table-cell>
          <table:table-cell office:value-type="float" office:value="673" calcext:value-type="float">
            <text:p>673</text:p>
          </table:table-cell>
          <table:table-cell office:value-type="float" office:value="669.9" calcext:value-type="float">
            <text:p>669.9</text:p>
          </table:table-cell>
          <table:table-cell office:value-type="float" office:value="627.65" calcext:value-type="float">
            <text:p>627.65</text:p>
          </table:table-cell>
          <table:table-cell office:value-type="float" office:value="517.5" calcext:value-type="float">
            <text:p>517.5</text:p>
          </table:table-cell>
          <table:table-cell office:value-type="float" office:value="675.95" calcext:value-type="float">
            <text:p>675.95</text:p>
          </table:table-cell>
          <table:table-cell office:value-type="float" office:value="677" calcext:value-type="float">
            <text:p>677</text:p>
          </table:table-cell>
          <table:table-cell office:value-type="float" office:value="695.8" calcext:value-type="float">
            <text:p>695.8</text:p>
          </table:table-cell>
          <table:table-cell office:value-type="float" office:value="727.75" calcext:value-type="float">
            <text:p>727.75</text:p>
          </table:table-cell>
          <table:table-cell office:value-type="float" office:value="690.55" calcext:value-type="float">
            <text:p>690.55</text:p>
          </table:table-cell>
          <table:table-cell office:value-type="float" office:value="694.2" calcext:value-type="float">
            <text:p>694.2</text:p>
          </table:table-cell>
          <table:table-cell office:value-type="float" office:value="701.6" calcext:value-type="float">
            <text:p>701.6</text:p>
          </table:table-cell>
          <table:table-cell office:value-type="float" office:value="685.6" calcext:value-type="float">
            <text:p>685.6</text:p>
          </table:table-cell>
          <table:table-cell office:value-type="float" office:value="695.7" calcext:value-type="float">
            <text:p>695.7</text:p>
          </table:table-cell>
          <table:table-cell office:value-type="float" office:value="695.9" calcext:value-type="float">
            <text:p>695.9</text:p>
          </table:table-cell>
          <table:table-cell office:value-type="float" office:value="711.4" calcext:value-type="float">
            <text:p>711.4</text:p>
          </table:table-cell>
          <table:table-cell office:value-type="float" office:value="693.5" calcext:value-type="float">
            <text:p>693.5</text:p>
          </table:table-cell>
          <table:table-cell office:value-type="float" office:value="707.95" calcext:value-type="float">
            <text:p>707.95</text:p>
          </table:table-cell>
          <table:table-cell office:value-type="float" office:value="692.7" calcext:value-type="float">
            <text:p>692.7</text:p>
          </table:table-cell>
          <table:table-cell office:value-type="float" office:value="703.4" calcext:value-type="float">
            <text:p>703.4</text:p>
          </table:table-cell>
          <table:table-cell office:value-type="float" office:value="700.9" calcext:value-type="float">
            <text:p>700.9</text:p>
          </table:table-cell>
          <table:table-cell office:value-type="float" office:value="685.8" calcext:value-type="float">
            <text:p>685.8</text:p>
          </table:table-cell>
          <table:table-cell office:value-type="float" office:value="666.65" calcext:value-type="float">
            <text:p>666.65</text:p>
          </table:table-cell>
          <table:table-cell office:value-type="float" office:value="699.1" calcext:value-type="float">
            <text:p>699.1</text:p>
          </table:table-cell>
          <table:table-cell office:value-type="float" office:value="692.6" calcext:value-type="float">
            <text:p>692.6</text:p>
          </table:table-cell>
          <table:table-cell office:value-type="float" office:value="694.4" calcext:value-type="float">
            <text:p>694.4</text:p>
          </table:table-cell>
          <table:table-cell office:value-type="float" office:value="704.8" calcext:value-type="float">
            <text:p>704.8</text:p>
          </table:table-cell>
          <table:table-cell office:value-type="float" office:value="688.4" calcext:value-type="float">
            <text:p>688.4</text:p>
          </table:table-cell>
          <table:table-cell office:value-type="float" office:value="689.25" calcext:value-type="float">
            <text:p>689.25</text:p>
          </table:table-cell>
          <table:table-cell office:value-type="float" office:value="678.85" calcext:value-type="float">
            <text:p>678.85</text:p>
          </table:table-cell>
          <table:table-cell office:value-type="float" office:value="682.8" calcext:value-type="float">
            <text:p>682.8</text:p>
          </table:table-cell>
          <table:table-cell office:value-type="float" office:value="716.25" calcext:value-type="float">
            <text:p>716.25</text:p>
          </table:table-cell>
          <table:table-cell office:value-type="float" office:value="691.25" calcext:value-type="float">
            <text:p>691.25</text:p>
          </table:table-cell>
          <table:table-cell office:value-type="float" office:value="670.95" calcext:value-type="float">
            <text:p>670.95</text:p>
          </table:table-cell>
          <table:table-cell office:value-type="float" office:value="675.85" calcext:value-type="float">
            <text:p>675.85</text:p>
          </table:table-cell>
          <table:table-cell office:value-type="float" office:value="627.85" calcext:value-type="float">
            <text:p>627.85</text:p>
          </table:table-cell>
          <table:table-cell office:value-type="float" office:value="525.9" calcext:value-type="float">
            <text:p>525.9</text:p>
          </table:table-cell>
          <table:table-cell office:value-type="float" office:value="688.8" calcext:value-type="float">
            <text:p>688.8</text:p>
          </table:table-cell>
          <table:table-cell office:value-type="float" office:value="679.9" calcext:value-type="float">
            <text:p>679.9</text:p>
          </table:table-cell>
          <table:table-cell office:value-type="float" office:value="681.3" calcext:value-type="float">
            <text:p>681.3</text:p>
          </table:table-cell>
          <table:table-cell office:value-type="float" office:value="692.95" calcext:value-type="float">
            <text:p>692.95</text:p>
          </table:table-cell>
          <table:table-cell office:value-type="float" office:value="692.2" calcext:value-type="float">
            <text:p>692.2</text:p>
          </table:table-cell>
          <table:table-cell office:value-type="float" office:value="694.8" calcext:value-type="float">
            <text:p>694.8</text:p>
          </table:table-cell>
          <table:table-cell office:value-type="float" office:value="695.4" calcext:value-type="float">
            <text:p>695.4</text:p>
          </table:table-cell>
          <table:table-cell office:value-type="float" office:value="694.25" calcext:value-type="float">
            <text:p>694.25</text:p>
          </table:table-cell>
          <table:table-cell office:value-type="float" office:value="691" calcext:value-type="float">
            <text:p>691</text:p>
          </table:table-cell>
          <table:table-cell office:value-type="float" office:value="693.55" calcext:value-type="float">
            <text:p>693.55</text:p>
          </table:table-cell>
          <table:table-cell office:value-type="float" office:value="697.9" calcext:value-type="float">
            <text:p>697.9</text:p>
          </table:table-cell>
          <table:table-cell office:value-type="float" office:value="701.3" calcext:value-type="float">
            <text:p>701.3</text:p>
          </table:table-cell>
          <table:table-cell office:value-type="float" office:value="709.1" calcext:value-type="float">
            <text:p>709.1</text:p>
          </table:table-cell>
          <table:table-cell office:value-type="float" office:value="705.3" calcext:value-type="float">
            <text:p>705.3</text:p>
          </table:table-cell>
          <table:table-cell office:value-type="float" office:value="698.55" calcext:value-type="float">
            <text:p>698.55</text:p>
          </table:table-cell>
          <table:table-cell office:value-type="float" office:value="695.35" calcext:value-type="float">
            <text:p>695.35</text:p>
          </table:table-cell>
          <table:table-cell office:value-type="float" office:value="695.55" calcext:value-type="float">
            <text:p>695.55</text:p>
          </table:table-cell>
          <table:table-cell office:value-type="float" office:value="693.8" calcext:value-type="float">
            <text:p>693.8</text:p>
          </table:table-cell>
          <table:table-cell office:value-type="float" office:value="716.1" calcext:value-type="float">
            <text:p>716.1</text:p>
          </table:table-cell>
          <table:table-cell office:value-type="float" office:value="704.4" calcext:value-type="float">
            <text:p>704.4</text:p>
          </table:table-cell>
          <table:table-cell office:value-type="float" office:value="698.6" calcext:value-type="float">
            <text:p>698.6</text:p>
          </table:table-cell>
          <table:table-cell office:value-type="float" office:value="718.6" calcext:value-type="float">
            <text:p>718.6</text:p>
          </table:table-cell>
          <table:table-cell office:value-type="float" office:value="695.95" calcext:value-type="float">
            <text:p>695.95</text:p>
          </table:table-cell>
          <table:table-cell office:value-type="float" office:value="695.75" calcext:value-type="float">
            <text:p>695.75</text:p>
          </table:table-cell>
          <table:table-cell office:value-type="float" office:value="696.4" calcext:value-type="float">
            <text:p>696.4</text:p>
          </table:table-cell>
          <table:table-cell office:value-type="float" office:value="686.5" calcext:value-type="float">
            <text:p>686.5</text:p>
          </table:table-cell>
          <table:table-cell office:value-type="float" office:value="694.4" calcext:value-type="float">
            <text:p>694.4</text:p>
          </table:table-cell>
          <table:table-cell office:value-type="float" office:value="681" calcext:value-type="float">
            <text:p>681</text:p>
          </table:table-cell>
          <table:table-cell office:value-type="float" office:value="671.05" calcext:value-type="float">
            <text:p>671.05</text:p>
          </table:table-cell>
          <table:table-cell office:value-type="float" office:value="666.8" calcext:value-type="float">
            <text:p>666.8</text:p>
          </table:table-cell>
          <table:table-cell office:value-type="float" office:value="630.6" calcext:value-type="float">
            <text:p>630.6</text:p>
          </table:table-cell>
          <table:table-cell office:value-type="float" office:value="526.6" calcext:value-type="float">
            <text:p>526.6</text:p>
          </table:table-cell>
          <table:table-cell office:value-type="float" office:value="699.2" calcext:value-type="float">
            <text:p>699.2</text:p>
          </table:table-cell>
          <table:table-cell office:value-type="float" office:value="688.05" calcext:value-type="float">
            <text:p>688.05</text:p>
          </table:table-cell>
          <table:table-cell office:value-type="float" office:value="672.1" calcext:value-type="float">
            <text:p>672.1</text:p>
          </table:table-cell>
          <table:table-cell office:value-type="float" office:value="678.6" calcext:value-type="float">
            <text:p>678.6</text:p>
          </table:table-cell>
          <table:table-cell office:value-type="float" office:value="688.6" calcext:value-type="float">
            <text:p>688.6</text:p>
          </table:table-cell>
          <table:table-cell office:value-type="float" office:value="686.85" calcext:value-type="float">
            <text:p>686.85</text:p>
          </table:table-cell>
          <table:table-cell office:value-type="float" office:value="680.8" calcext:value-type="float">
            <text:p>680.8</text:p>
          </table:table-cell>
          <table:table-cell office:value-type="float" office:value="666.8" calcext:value-type="float">
            <text:p>666.8</text:p>
          </table:table-cell>
          <table:table-cell office:value-type="float" office:value="672.1" calcext:value-type="float">
            <text:p>672.1</text:p>
          </table:table-cell>
          <table:table-cell office:value-type="float" office:value="672.55" calcext:value-type="float">
            <text:p>672.55</text:p>
          </table:table-cell>
          <table:table-cell office:value-type="float" office:value="672.9" calcext:value-type="float">
            <text:p>672.9</text:p>
          </table:table-cell>
          <table:table-cell office:value-type="float" office:value="680.35" calcext:value-type="float">
            <text:p>680.35</text:p>
          </table:table-cell>
          <table:table-cell office:value-type="float" office:value="686.3" calcext:value-type="float">
            <text:p>686.3</text:p>
          </table:table-cell>
          <table:table-cell office:value-type="float" office:value="686.85" calcext:value-type="float">
            <text:p>686.85</text:p>
          </table:table-cell>
          <table:table-cell office:value-type="float" office:value="680.3" calcext:value-type="float">
            <text:p>680.3</text:p>
          </table:table-cell>
          <table:table-cell office:value-type="float" office:value="675.95" calcext:value-type="float">
            <text:p>675.95</text:p>
          </table:table-cell>
          <table:table-cell office:value-type="float" office:value="673.55" calcext:value-type="float">
            <text:p>673.55</text:p>
          </table:table-cell>
          <table:table-cell office:value-type="float" office:value="663.7" calcext:value-type="float">
            <text:p>663.7</text:p>
          </table:table-cell>
          <table:table-cell office:value-type="float" office:value="676.1" calcext:value-type="float">
            <text:p>676.1</text:p>
          </table:table-cell>
          <table:table-cell office:value-type="float" office:value="671.2" calcext:value-type="float">
            <text:p>671.2</text:p>
          </table:table-cell>
          <table:table-cell office:value-type="float" office:value="668.05" calcext:value-type="float">
            <text:p>668.05</text:p>
          </table:table-cell>
          <table:table-cell office:value-type="float" office:value="679.4" calcext:value-type="float">
            <text:p>679.4</text:p>
          </table:table-cell>
          <table:table-cell office:value-type="float" office:value="672.55" calcext:value-type="float">
            <text:p>672.55</text:p>
          </table:table-cell>
          <table:table-cell office:value-type="float" office:value="671.7" calcext:value-type="float">
            <text:p>671.7</text:p>
          </table:table-cell>
          <table:table-cell office:value-type="float" office:value="673.65" calcext:value-type="float">
            <text:p>673.65</text:p>
          </table:table-cell>
          <table:table-cell office:value-type="float" office:value="661.95" calcext:value-type="float">
            <text:p>661.95</text:p>
          </table:table-cell>
          <table:table-cell office:value-type="float" office:value="661.3" calcext:value-type="float">
            <text:p>661.3</text:p>
          </table:table-cell>
          <table:table-cell office:value-type="float" office:value="660.5" calcext:value-type="float">
            <text:p>660.5</text:p>
          </table:table-cell>
          <table:table-cell office:value-type="float" office:value="672.25" calcext:value-type="float">
            <text:p>672.25</text:p>
          </table:table-cell>
          <table:table-cell office:value-type="float" office:value="679.7" calcext:value-type="float">
            <text:p>679.7</text:p>
          </table:table-cell>
          <table:table-cell office:value-type="float" office:value="632" calcext:value-type="float">
            <text:p>632</text:p>
          </table:table-cell>
          <table:table-cell office:value-type="float" office:value="535.9" calcext:value-type="float">
            <text:p>535.9</text:p>
          </table:table-cell>
          <table:table-cell office:value-type="float" office:value="621.6" calcext:value-type="float">
            <text:p>621.6</text:p>
          </table:table-cell>
          <table:table-cell office:value-type="float" office:value="693" calcext:value-type="float">
            <text:p>693</text:p>
          </table:table-cell>
          <table:table-cell office:value-type="float" office:value="683.9" calcext:value-type="float">
            <text:p>683.9</text:p>
          </table:table-cell>
          <table:table-cell office:value-type="float" office:value="669.8" calcext:value-type="float">
            <text:p>669.8</text:p>
          </table:table-cell>
          <table:table-cell office:value-type="float" office:value="685.6" calcext:value-type="float">
            <text:p>685.6</text:p>
          </table:table-cell>
          <table:table-cell office:value-type="float" office:value="677" calcext:value-type="float">
            <text:p>677</text:p>
          </table:table-cell>
          <table:table-cell office:value-type="float" office:value="680.6" calcext:value-type="float">
            <text:p>680.6</text:p>
          </table:table-cell>
          <table:table-cell office:value-type="float" office:value="683.4" calcext:value-type="float">
            <text:p>683.4</text:p>
          </table:table-cell>
          <table:table-cell office:value-type="float" office:value="674.95" calcext:value-type="float">
            <text:p>674.95</text:p>
          </table:table-cell>
          <table:table-cell office:value-type="float" office:value="665.7" calcext:value-type="float">
            <text:p>665.7</text:p>
          </table:table-cell>
          <table:table-cell office:value-type="float" office:value="680" calcext:value-type="float">
            <text:p>680</text:p>
          </table:table-cell>
          <table:table-cell office:value-type="float" office:value="677.9" calcext:value-type="float">
            <text:p>677.9</text:p>
          </table:table-cell>
          <table:table-cell office:value-type="float" office:value="690.1" calcext:value-type="float">
            <text:p>690.1</text:p>
          </table:table-cell>
          <table:table-cell office:value-type="float" office:value="680.5" calcext:value-type="float">
            <text:p>680.5</text:p>
          </table:table-cell>
          <table:table-cell office:value-type="float" office:value="690.4" calcext:value-type="float">
            <text:p>690.4</text:p>
          </table:table-cell>
          <table:table-cell office:value-type="float" office:value="681.7" calcext:value-type="float">
            <text:p>681.7</text:p>
          </table:table-cell>
          <table:table-cell office:value-type="float" office:value="674.8" calcext:value-type="float">
            <text:p>674.8</text:p>
          </table:table-cell>
          <table:table-cell office:value-type="float" office:value="669.6" calcext:value-type="float">
            <text:p>669.6</text:p>
          </table:table-cell>
          <table:table-cell office:value-type="float" office:value="685.7" calcext:value-type="float">
            <text:p>685.7</text:p>
          </table:table-cell>
          <table:table-cell office:value-type="float" office:value="686.2" calcext:value-type="float">
            <text:p>686.2</text:p>
          </table:table-cell>
          <table:table-cell office:value-type="float" office:value="687.2" calcext:value-type="float">
            <text:p>687.2</text:p>
          </table:table-cell>
          <table:table-cell office:value-type="float" office:value="691.8" calcext:value-type="float">
            <text:p>691.8</text:p>
          </table:table-cell>
          <table:table-cell office:value-type="float" office:value="683.6" calcext:value-type="float">
            <text:p>683.6</text:p>
          </table:table-cell>
          <table:table-cell office:value-type="float" office:value="686.25" calcext:value-type="float">
            <text:p>686.25</text:p>
          </table:table-cell>
          <table:table-cell office:value-type="float" office:value="678" calcext:value-type="float">
            <text:p>678</text:p>
          </table:table-cell>
          <table:table-cell office:value-type="float" office:value="683.4" calcext:value-type="float">
            <text:p>683.4</text:p>
          </table:table-cell>
          <table:table-cell office:value-type="float" office:value="669.45" calcext:value-type="float">
            <text:p>669.45</text:p>
          </table:table-cell>
          <table:table-cell office:value-type="float" office:value="672.65" calcext:value-type="float">
            <text:p>672.65</text:p>
          </table:table-cell>
          <table:table-cell office:value-type="float" office:value="677.95" calcext:value-type="float">
            <text:p>677.95</text:p>
          </table:table-cell>
          <table:table-cell office:value-type="float" office:value="625.3" calcext:value-type="float">
            <text:p>625.3</text:p>
          </table:table-cell>
          <table:table-cell office:value-type="float" office:value="636.5" calcext:value-type="float">
            <text:p>636.5</text:p>
          </table:table-cell>
          <table:table-cell office:value-type="float" office:value="606" calcext:value-type="float">
            <text:p>606</text:p>
          </table:table-cell>
          <table:table-cell office:value-type="float" office:value="640.35" calcext:value-type="float">
            <text:p>640.35</text:p>
          </table:table-cell>
          <table:table-cell office:value-type="float" office:value="634.9" calcext:value-type="float">
            <text:p>634.9</text:p>
          </table:table-cell>
          <table:table-cell office:value-type="float" office:value="640.9" calcext:value-type="float">
            <text:p>640.9</text:p>
          </table:table-cell>
          <table:table-cell office:value-type="float" office:value="642.5" calcext:value-type="float">
            <text:p>642.5</text:p>
          </table:table-cell>
          <table:table-cell office:value-type="float" office:value="643.1" calcext:value-type="float">
            <text:p>643.1</text:p>
          </table:table-cell>
          <table:table-cell office:value-type="float" office:value="642.25" calcext:value-type="float">
            <text:p>642.25</text:p>
          </table:table-cell>
          <table:table-cell office:value-type="float" office:value="632.8" calcext:value-type="float">
            <text:p>632.8</text:p>
          </table:table-cell>
          <table:table-cell office:value-type="float" office:value="634.7" calcext:value-type="float">
            <text:p>634.7</text:p>
          </table:table-cell>
          <table:table-cell office:value-type="float" office:value="641.8" calcext:value-type="float">
            <text:p>641.8</text:p>
          </table:table-cell>
          <table:table-cell office:value-type="float" office:value="643.2" calcext:value-type="float">
            <text:p>643.2</text:p>
          </table:table-cell>
          <table:table-cell office:value-type="float" office:value="656.35" calcext:value-type="float">
            <text:p>656.35</text:p>
          </table:table-cell>
          <table:table-cell office:value-type="float" office:value="647.3" calcext:value-type="float">
            <text:p>647.3</text:p>
          </table:table-cell>
          <table:table-cell office:value-type="float" office:value="633.2" calcext:value-type="float">
            <text:p>633.2</text:p>
          </table:table-cell>
          <table:table-cell office:value-type="float" office:value="638.75" calcext:value-type="float">
            <text:p>638.75</text:p>
          </table:table-cell>
          <table:table-cell office:value-type="float" office:value="637.35" calcext:value-type="float">
            <text:p>637.35</text:p>
          </table:table-cell>
          <table:table-cell office:value-type="float" office:value="713.5" calcext:value-type="float">
            <text:p>713.5</text:p>
          </table:table-cell>
          <table:table-cell office:value-type="float" office:value="649.9" calcext:value-type="float">
            <text:p>649.9</text:p>
          </table:table-cell>
          <table:table-cell office:value-type="float" office:value="621.6" calcext:value-type="float">
            <text:p>621.6</text:p>
          </table:table-cell>
          <table:table-cell office:value-type="float" office:value="639.2" calcext:value-type="float">
            <text:p>639.2</text:p>
          </table:table-cell>
          <table:table-cell office:value-type="float" office:value="636.75" calcext:value-type="float">
            <text:p>636.75</text:p>
          </table:table-cell>
          <table:table-cell office:value-type="float" office:value="639.9" calcext:value-type="float">
            <text:p>639.9</text:p>
          </table:table-cell>
          <table:table-cell office:value-type="float" office:value="662.8" calcext:value-type="float">
            <text:p>662.8</text:p>
          </table:table-cell>
          <table:table-cell office:value-type="float" office:value="659.45" calcext:value-type="float">
            <text:p>659.45</text:p>
          </table:table-cell>
          <table:table-cell office:value-type="float" office:value="747.7" calcext:value-type="float">
            <text:p>747.7</text:p>
          </table:table-cell>
          <table:table-cell office:value-type="float" office:value="743" calcext:value-type="float">
            <text:p>743</text:p>
          </table:table-cell>
          <table:table-cell office:value-type="float" office:value="667" calcext:value-type="float">
            <text:p>667</text:p>
          </table:table-cell>
          <table:table-cell office:value-type="float" office:value="740.35" calcext:value-type="float">
            <text:p>740.35</text:p>
          </table:table-cell>
          <table:table-cell office:value-type="float" office:value="655.85" calcext:value-type="float">
            <text:p>655.85</text:p>
          </table:table-cell>
          <table:table-cell office:value-type="float" office:value="648.7" calcext:value-type="float">
            <text:p>648.7</text:p>
          </table:table-cell>
          <table:table-cell office:value-type="float" office:value="638" calcext:value-type="float">
            <text:p>638</text:p>
          </table:table-cell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formula="of:=AVERAGE([.A53:.A59])" office:value-type="float" office:value="22.8571428571429" calcext:value-type="float">
            <text:p>22.857142857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ean([.A53:.A59]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table table:name="Sheet2" table:style-name="ta1">
        <table:shapes>
          <draw:frame draw:z-index="0" draw:style-name="gr1" draw:text-style-name="P1" svg:width="6.2949in" svg:height="3.5453in" svg:x="1.7783in" svg:y="6.7559in">
            <draw:object draw:notify-on-update-of-ranges="Sheet2.B6:Sheet2.HF6 Sheet2.A7:Sheet2.A7 Sheet2.B7:Sheet2.HF7 Sheet2.B6:Sheet2.HF6 Sheet2.B16:Sheet2.HF16 Sheet2.B6:Sheet2.HF6 Sheet2.B25:Sheet2.HF25 Sheet2.B6:Sheet2.HF6 Sheet2.B34:Sheet2.HF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09:10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185.29" calcext:value-type="float">
            <text:p>185.29</text:p>
          </table:table-cell>
          <table:table-cell office:value-type="float" office:value="189.994" calcext:value-type="float">
            <text:p>189.994</text:p>
          </table:table-cell>
          <table:table-cell office:value-type="float" office:value="194.699" calcext:value-type="float">
            <text:p>194.699</text:p>
          </table:table-cell>
          <table:table-cell office:value-type="float" office:value="199.404" calcext:value-type="float">
            <text:p>199.404</text:p>
          </table:table-cell>
          <table:table-cell office:value-type="float" office:value="204.108" calcext:value-type="float">
            <text:p>204.108</text:p>
          </table:table-cell>
          <table:table-cell office:value-type="float" office:value="208.813" calcext:value-type="float">
            <text:p>208.813</text:p>
          </table:table-cell>
          <table:table-cell office:value-type="float" office:value="212.559" calcext:value-type="float">
            <text:p>212.559</text:p>
          </table:table-cell>
          <table:table-cell office:value-type="float" office:value="216.306" calcext:value-type="float">
            <text:p>216.306</text:p>
          </table:table-cell>
          <table:table-cell office:value-type="float" office:value="220.052" calcext:value-type="float">
            <text:p>220.052</text:p>
          </table:table-cell>
          <table:table-cell office:value-type="float" office:value="223.799" calcext:value-type="float">
            <text:p>223.799</text:p>
          </table:table-cell>
          <table:table-cell office:value-type="float" office:value="227.545" calcext:value-type="float">
            <text:p>227.545</text:p>
          </table:table-cell>
          <table:table-cell office:value-type="float" office:value="229.226" calcext:value-type="float">
            <text:p>229.226</text:p>
          </table:table-cell>
          <table:table-cell office:value-type="float" office:value="230.908" calcext:value-type="float">
            <text:p>230.908</text:p>
          </table:table-cell>
          <table:table-cell office:value-type="float" office:value="232.589" calcext:value-type="float">
            <text:p>232.589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5.952" calcext:value-type="float">
            <text:p>235.952</text:p>
          </table:table-cell>
          <table:table-cell office:value-type="float" office:value="233.754" calcext:value-type="float">
            <text:p>233.754</text:p>
          </table:table-cell>
          <table:table-cell office:value-type="float" office:value="231.556" calcext:value-type="float">
            <text:p>231.556</text:p>
          </table:table-cell>
          <table:table-cell office:value-type="float" office:value="229.358" calcext:value-type="float">
            <text:p>229.358</text:p>
          </table:table-cell>
          <table:table-cell office:value-type="float" office:value="227.16" calcext:value-type="float">
            <text:p>227.16</text:p>
          </table:table-cell>
          <table:table-cell office:value-type="float" office:value="224.962" calcext:value-type="float">
            <text:p>224.962</text:p>
          </table:table-cell>
          <table:table-cell office:value-type="float" office:value="220.257" calcext:value-type="float">
            <text:p>220.257</text:p>
          </table:table-cell>
          <table:table-cell office:value-type="float" office:value="215.551" calcext:value-type="float">
            <text:p>215.551</text:p>
          </table:table-cell>
          <table:table-cell office:value-type="float" office:value="210.846" calcext:value-type="float">
            <text:p>210.846</text:p>
          </table:table-cell>
          <table:table-cell office:value-type="float" office:value="206.141" calcext:value-type="float">
            <text:p>206.141</text:p>
          </table:table-cell>
          <table:table-cell office:value-type="float" office:value="201.435" calcext:value-type="float">
            <text:p>201.435</text:p>
          </table:table-cell>
          <table:table-cell office:value-type="float" office:value="194.997" calcext:value-type="float">
            <text:p>194.997</text:p>
          </table:table-cell>
          <table:table-cell office:value-type="float" office:value="188.559" calcext:value-type="float">
            <text:p>188.559</text:p>
          </table:table-cell>
          <table:table-cell office:value-type="float" office:value="182.121" calcext:value-type="float">
            <text:p>182.121</text:p>
          </table:table-cell>
          <table:table-cell office:value-type="float" office:value="175.683" calcext:value-type="float">
            <text:p>175.683</text:p>
          </table:table-cell>
          <table:table-cell office:value-type="float" office:value="169.245" calcext:value-type="float">
            <text:p>169.245</text:p>
          </table:table-cell>
          <table:table-cell office:value-type="float" office:value="161.015" calcext:value-type="float">
            <text:p>161.015</text:p>
          </table:table-cell>
          <table:table-cell office:value-type="float" office:value="152.785" calcext:value-type="float">
            <text:p>152.785</text:p>
          </table:table-cell>
          <table:table-cell office:value-type="float" office:value="144.554" calcext:value-type="float">
            <text:p>144.554</text:p>
          </table:table-cell>
          <table:table-cell office:value-type="float" office:value="136.324" calcext:value-type="float">
            <text:p>136.324</text:p>
          </table:table-cell>
          <table:table-cell office:value-type="float" office:value="128.094" calcext:value-type="float">
            <text:p>128.094</text:p>
          </table:table-cell>
          <table:table-cell office:value-type="float" office:value="121.515" calcext:value-type="float">
            <text:p>121.515</text:p>
          </table:table-cell>
          <table:table-cell office:value-type="float" office:value="114.935" calcext:value-type="float">
            <text:p>114.935</text:p>
          </table:table-cell>
          <table:table-cell office:value-type="float" office:value="108.356" calcext:value-type="float">
            <text:p>108.356</text:p>
          </table:table-cell>
          <table:table-cell office:value-type="float" office:value="101.776" calcext:value-type="float">
            <text:p>101.776</text:p>
          </table:table-cell>
          <table:table-cell office:value-type="float" office:value="95.1965" calcext:value-type="float">
            <text:p>95.1965</text:p>
          </table:table-cell>
          <table:table-cell office:value-type="float" office:value="90.6161" calcext:value-type="float">
            <text:p>90.6161</text:p>
          </table:table-cell>
          <table:table-cell office:value-type="float" office:value="86.0356" calcext:value-type="float">
            <text:p>86.0356</text:p>
          </table:table-cell>
          <table:table-cell office:value-type="float" office:value="81.4552" calcext:value-type="float">
            <text:p>81.4552</text:p>
          </table:table-cell>
          <table:table-cell office:value-type="float" office:value="76.8748" calcext:value-type="float">
            <text:p>76.8748</text:p>
          </table:table-cell>
          <table:table-cell office:value-type="float" office:value="72.2944" calcext:value-type="float">
            <text:p>72.2944</text:p>
          </table:table-cell>
          <table:table-cell office:value-type="float" office:value="69.4682" calcext:value-type="float">
            <text:p>69.4682</text:p>
          </table:table-cell>
          <table:table-cell office:value-type="float" office:value="66.6421" calcext:value-type="float">
            <text:p>66.6421</text:p>
          </table:table-cell>
          <table:table-cell office:value-type="float" office:value="63.8159" calcext:value-type="float">
            <text:p>63.8159</text:p>
          </table:table-cell>
          <table:table-cell office:value-type="float" office:value="60.9898" calcext:value-type="float">
            <text:p>60.9898</text:p>
          </table:table-cell>
          <table:table-cell office:value-type="float" office:value="58.1636" calcext:value-type="float">
            <text:p>58.1636</text:p>
          </table:table-cell>
          <table:table-cell office:value-type="float" office:value="57.3171" calcext:value-type="float">
            <text:p>57.3171</text:p>
          </table:table-cell>
          <table:table-cell office:value-type="float" office:value="56.4706" calcext:value-type="float">
            <text:p>56.4706</text:p>
          </table:table-cell>
          <table:table-cell office:value-type="float" office:value="55.6241" calcext:value-type="float">
            <text:p>55.6241</text:p>
          </table:table-cell>
          <table:table-cell office:value-type="float" office:value="54.7776" calcext:value-type="float">
            <text:p>54.7776</text:p>
          </table:table-cell>
          <table:table-cell office:value-type="float" office:value="53.9312" calcext:value-type="float">
            <text:p>53.9312</text:p>
          </table:table-cell>
          <table:table-cell office:value-type="float" office:value="55.5908" calcext:value-type="float">
            <text:p>55.5908</text:p>
          </table:table-cell>
          <table:table-cell office:value-type="float" office:value="57.2505" calcext:value-type="float">
            <text:p>57.2505</text:p>
          </table:table-cell>
          <table:table-cell office:value-type="float" office:value="58.9102" calcext:value-type="float">
            <text:p>58.9102</text:p>
          </table:table-cell>
          <table:table-cell office:value-type="float" office:value="60.5699" calcext:value-type="float">
            <text:p>60.5699</text:p>
          </table:table-cell>
          <table:table-cell office:value-type="float" office:value="62.2296" calcext:value-type="float">
            <text:p>62.2296</text:p>
          </table:table-cell>
          <table:table-cell office:value-type="float" office:value="62.1106" calcext:value-type="float">
            <text:p>62.1106</text:p>
          </table:table-cell>
          <table:table-cell office:value-type="float" office:value="61.9915" calcext:value-type="float">
            <text:p>61.9915</text:p>
          </table:table-cell>
          <table:table-cell office:value-type="float" office:value="61.8725" calcext:value-type="float">
            <text:p>61.8725</text:p>
          </table:table-cell>
          <table:table-cell office:value-type="float" office:value="61.7535" calcext:value-type="float">
            <text:p>61.7535</text:p>
          </table:table-cell>
          <table:table-cell office:value-type="float" office:value="61.6345" calcext:value-type="float">
            <text:p>61.6345</text:p>
          </table:table-cell>
          <table:table-cell office:value-type="float" office:value="63.6443" calcext:value-type="float">
            <text:p>63.6443</text:p>
          </table:table-cell>
          <table:table-cell office:value-type="float" office:value="65.654" calcext:value-type="float">
            <text:p>65.654</text:p>
          </table:table-cell>
          <table:table-cell office:value-type="float" office:value="67.6638" calcext:value-type="float">
            <text:p>67.6638</text:p>
          </table:table-cell>
          <table:table-cell office:value-type="float" office:value="69.6736" calcext:value-type="float">
            <text:p>69.6736</text:p>
          </table:table-cell>
          <table:table-cell office:value-type="float" office:value="71.6834" calcext:value-type="float">
            <text:p>71.6834</text:p>
          </table:table-cell>
          <table:table-cell office:value-type="float" office:value="73.3931" calcext:value-type="float">
            <text:p>73.3931</text:p>
          </table:table-cell>
          <table:table-cell office:value-type="float" office:value="75.1028" calcext:value-type="float">
            <text:p>75.1028</text:p>
          </table:table-cell>
          <table:table-cell office:value-type="float" office:value="76.8125" calcext:value-type="float">
            <text:p>76.8125</text:p>
          </table:table-cell>
          <table:table-cell office:value-type="float" office:value="78.5222" calcext:value-type="float">
            <text:p>78.5222</text:p>
          </table:table-cell>
          <table:table-cell office:value-type="float" office:value="80.2319" calcext:value-type="float">
            <text:p>80.2319</text:p>
          </table:table-cell>
          <table:table-cell office:value-type="float" office:value="82.3334" calcext:value-type="float">
            <text:p>82.3334</text:p>
          </table:table-cell>
          <table:table-cell office:value-type="float" office:value="84.4349" calcext:value-type="float">
            <text:p>84.4349</text:p>
          </table:table-cell>
          <table:table-cell office:value-type="float" office:value="86.5364" calcext:value-type="float">
            <text:p>86.5364</text:p>
          </table:table-cell>
          <table:table-cell office:value-type="float" office:value="88.6379" calcext:value-type="float">
            <text:p>88.6379</text:p>
          </table:table-cell>
          <table:table-cell office:value-type="float" office:value="90.7394" calcext:value-type="float">
            <text:p>90.7394</text:p>
          </table:table-cell>
          <table:table-cell office:value-type="float" office:value="92.9459" calcext:value-type="float">
            <text:p>92.9459</text:p>
          </table:table-cell>
          <table:table-cell office:value-type="float" office:value="95.1524" calcext:value-type="float">
            <text:p>95.1524</text:p>
          </table:table-cell>
          <table:table-cell office:value-type="float" office:value="97.359" calcext:value-type="float">
            <text:p>97.359</text:p>
          </table:table-cell>
          <table:table-cell office:value-type="float" office:value="99.5655" calcext:value-type="float">
            <text:p>99.5655</text:p>
          </table:table-cell>
          <table:table-cell office:value-type="float" office:value="101.772" calcext:value-type="float">
            <text:p>101.772</text:p>
          </table:table-cell>
          <table:table-cell office:value-type="float" office:value="104.474" calcext:value-type="float">
            <text:p>104.474</text:p>
          </table:table-cell>
          <table:table-cell office:value-type="float" office:value="107.176" calcext:value-type="float">
            <text:p>107.176</text:p>
          </table:table-cell>
          <table:table-cell office:value-type="float" office:value="109.878" calcext:value-type="float">
            <text:p>109.878</text:p>
          </table:table-cell>
          <table:table-cell office:value-type="float" office:value="112.58" calcext:value-type="float">
            <text:p>112.58</text:p>
          </table:table-cell>
          <table:table-cell office:value-type="float" office:value="115.282" calcext:value-type="float">
            <text:p>115.282</text:p>
          </table:table-cell>
          <table:table-cell office:value-type="float" office:value="117.984" calcext:value-type="float">
            <text:p>117.984</text:p>
          </table:table-cell>
          <table:table-cell office:value-type="float" office:value="120.687" calcext:value-type="float">
            <text:p>120.687</text:p>
          </table:table-cell>
          <table:table-cell office:value-type="float" office:value="123.39" calcext:value-type="float">
            <text:p>123.39</text:p>
          </table:table-cell>
          <table:table-cell office:value-type="float" office:value="126.092" calcext:value-type="float">
            <text:p>126.092</text:p>
          </table:table-cell>
          <table:table-cell office:value-type="float" office:value="128.795" calcext:value-type="float">
            <text:p>128.795</text:p>
          </table:table-cell>
          <table:table-cell office:value-type="float" office:value="132.156" calcext:value-type="float">
            <text:p>132.156</text:p>
          </table:table-cell>
          <table:table-cell office:value-type="float" office:value="135.517" calcext:value-type="float">
            <text:p>135.517</text:p>
          </table:table-cell>
          <table:table-cell office:value-type="float" office:value="138.878" calcext:value-type="float">
            <text:p>138.878</text:p>
          </table:table-cell>
          <table:table-cell office:value-type="float" office:value="142.239" calcext:value-type="float">
            <text:p>142.239</text:p>
          </table:table-cell>
          <table:table-cell office:value-type="float" office:value="145.6" calcext:value-type="float">
            <text:p>145.6</text:p>
          </table:table-cell>
          <table:table-cell office:value-type="float" office:value="148.374" calcext:value-type="float">
            <text:p>148.374</text:p>
          </table:table-cell>
          <table:table-cell office:value-type="float" office:value="151.148" calcext:value-type="float">
            <text:p>151.148</text:p>
          </table:table-cell>
          <table:table-cell office:value-type="float" office:value="153.922" calcext:value-type="float">
            <text:p>153.922</text:p>
          </table:table-cell>
          <table:table-cell office:value-type="float" office:value="156.696" calcext:value-type="float">
            <text:p>156.696</text:p>
          </table:table-cell>
          <table:table-cell office:value-type="float" office:value="159.47" calcext:value-type="float">
            <text:p>159.47</text:p>
          </table:table-cell>
          <table:table-cell office:value-type="float" office:value="160.675" calcext:value-type="float">
            <text:p>160.675</text:p>
          </table:table-cell>
          <table:table-cell office:value-type="float" office:value="161.879" calcext:value-type="float">
            <text:p>161.879</text:p>
          </table:table-cell>
          <table:table-cell office:value-type="float" office:value="163.083" calcext:value-type="float">
            <text:p>163.083</text:p>
          </table:table-cell>
          <table:table-cell office:value-type="float" office:value="164.287" calcext:value-type="float">
            <text:p>164.287</text:p>
          </table:table-cell>
          <table:table-cell office:value-type="float" office:value="165.491" calcext:value-type="float">
            <text:p>165.491</text:p>
          </table:table-cell>
          <table:table-cell office:value-type="float" office:value="168.234" calcext:value-type="float">
            <text:p>168.234</text:p>
          </table:table-cell>
          <table:table-cell office:value-type="float" office:value="170.977" calcext:value-type="float">
            <text:p>170.977</text:p>
          </table:table-cell>
          <table:table-cell office:value-type="float" office:value="173.72" calcext:value-type="float">
            <text:p>173.72</text:p>
          </table:table-cell>
          <table:table-cell office:value-type="float" office:value="176.463" calcext:value-type="float">
            <text:p>176.463</text:p>
          </table:table-cell>
          <table:table-cell office:value-type="float" office:value="179.206" calcext:value-type="float">
            <text:p>179.206</text:p>
          </table:table-cell>
          <table:table-cell office:value-type="float" office:value="180.275" calcext:value-type="float">
            <text:p>180.275</text:p>
          </table:table-cell>
          <table:table-cell office:value-type="float" office:value="181.344" calcext:value-type="float">
            <text:p>181.344</text:p>
          </table:table-cell>
          <table:table-cell office:value-type="float" office:value="182.412" calcext:value-type="float">
            <text:p>182.412</text:p>
          </table:table-cell>
          <table:table-cell office:value-type="float" office:value="183.481" calcext:value-type="float">
            <text:p>183.481</text:p>
          </table:table-cell>
          <table:table-cell office:value-type="float" office:value="184.55" calcext:value-type="float">
            <text:p>184.55</text:p>
          </table:table-cell>
          <table:table-cell office:value-type="float" office:value="185.532" calcext:value-type="float">
            <text:p>185.532</text:p>
          </table:table-cell>
          <table:table-cell office:value-type="float" office:value="186.513" calcext:value-type="float">
            <text:p>186.513</text:p>
          </table:table-cell>
          <table:table-cell office:value-type="float" office:value="187.495" calcext:value-type="float">
            <text:p>187.495</text:p>
          </table:table-cell>
          <table:table-cell office:value-type="float" office:value="188.476" calcext:value-type="float">
            <text:p>188.476</text:p>
          </table:table-cell>
          <table:table-cell office:value-type="float" office:value="189.458" calcext:value-type="float">
            <text:p>189.458</text:p>
          </table:table-cell>
          <table:table-cell office:value-type="float" office:value="190.269" calcext:value-type="float">
            <text:p>190.269</text:p>
          </table:table-cell>
          <table:table-cell office:value-type="float" office:value="191.079" calcext:value-type="float">
            <text:p>191.079</text:p>
          </table:table-cell>
          <table:table-cell office:value-type="float" office:value="191.89" calcext:value-type="float">
            <text:p>191.89</text:p>
          </table:table-cell>
          <table:table-cell office:value-type="float" office:value="192.701" calcext:value-type="float">
            <text:p>192.701</text:p>
          </table:table-cell>
          <table:table-cell office:value-type="float" office:value="193.512" calcext:value-type="float">
            <text:p>193.512</text:p>
          </table:table-cell>
          <table:table-cell office:value-type="float" office:value="194.79" calcext:value-type="float">
            <text:p>194.79</text:p>
          </table:table-cell>
          <table:table-cell office:value-type="float" office:value="196.068" calcext:value-type="float">
            <text:p>196.068</text:p>
          </table:table-cell>
          <table:table-cell office:value-type="float" office:value="197.346" calcext:value-type="float">
            <text:p>197.346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9.902" calcext:value-type="float">
            <text:p>199.902</text:p>
          </table:table-cell>
          <table:table-cell office:value-type="float" office:value="200.945" calcext:value-type="float">
            <text:p>200.945</text:p>
          </table:table-cell>
          <table:table-cell office:value-type="float" office:value="201.988" calcext:value-type="float">
            <text:p>201.988</text:p>
          </table:table-cell>
          <table:table-cell office:value-type="float" office:value="203.031" calcext:value-type="float">
            <text:p>203.031</text:p>
          </table:table-cell>
          <table:table-cell office:value-type="float" office:value="204.074" calcext:value-type="float">
            <text:p>204.074</text:p>
          </table:table-cell>
          <table:table-cell office:value-type="float" office:value="205.116" calcext:value-type="float">
            <text:p>205.116</text:p>
          </table:table-cell>
          <table:table-cell office:value-type="float" office:value="206.572" calcext:value-type="float">
            <text:p>206.572</text:p>
          </table:table-cell>
          <table:table-cell office:value-type="float" office:value="208.029" calcext:value-type="float">
            <text:p>208.029</text:p>
          </table:table-cell>
          <table:table-cell office:value-type="float" office:value="209.485" calcext:value-type="float">
            <text:p>209.485</text:p>
          </table:table-cell>
          <table:table-cell office:value-type="float" office:value="210.941" calcext:value-type="float">
            <text:p>210.941</text:p>
          </table:table-cell>
          <table:table-cell office:value-type="float" office:value="212.397" calcext:value-type="float">
            <text:p>212.397</text:p>
          </table:table-cell>
          <table:table-cell office:value-type="float" office:value="213.844" calcext:value-type="float">
            <text:p>213.844</text:p>
          </table:table-cell>
          <table:table-cell office:value-type="float" office:value="215.292" calcext:value-type="float">
            <text:p>215.292</text:p>
          </table:table-cell>
          <table:table-cell office:value-type="float" office:value="216.739" calcext:value-type="float">
            <text:p>216.739</text:p>
          </table:table-cell>
          <table:table-cell office:value-type="float" office:value="218.187" calcext:value-type="float">
            <text:p>218.187</text:p>
          </table:table-cell>
          <table:table-cell office:value-type="float" office:value="219.635" calcext:value-type="float">
            <text:p>219.635</text:p>
          </table:table-cell>
          <table:table-cell office:value-type="float" office:value="220.418" calcext:value-type="float">
            <text:p>220.418</text:p>
          </table:table-cell>
          <table:table-cell office:value-type="float" office:value="221.201" calcext:value-type="float">
            <text:p>221.201</text:p>
          </table:table-cell>
          <table:table-cell office:value-type="float" office:value="221.984" calcext:value-type="float">
            <text:p>221.984</text:p>
          </table:table-cell>
          <table:table-cell office:value-type="float" office:value="222.767" calcext:value-type="float">
            <text:p>222.767</text:p>
          </table:table-cell>
          <table:table-cell office:value-type="float" office:value="223.551" calcext:value-type="float">
            <text:p>223.551</text:p>
          </table:table-cell>
          <table:table-cell office:value-type="float" office:value="225.92" calcext:value-type="float">
            <text:p>225.92</text:p>
          </table:table-cell>
          <table:table-cell office:value-type="float" office:value="228.29" calcext:value-type="float">
            <text:p>228.29</text:p>
          </table:table-cell>
          <table:table-cell office:value-type="float" office:value="230.66" calcext:value-type="float">
            <text:p>230.66</text:p>
          </table:table-cell>
          <table:table-cell office:value-type="float" office:value="233.03" calcext:value-type="float">
            <text:p>233.03</text:p>
          </table:table-cell>
          <table:table-cell office:value-type="float" office:value="235.399" calcext:value-type="float">
            <text:p>235.399</text:p>
          </table:table-cell>
          <table:table-cell office:value-type="float" office:value="237.069" calcext:value-type="float">
            <text:p>237.069</text:p>
          </table:table-cell>
          <table:table-cell office:value-type="float" office:value="238.738" calcext:value-type="float">
            <text:p>238.738</text:p>
          </table:table-cell>
          <table:table-cell office:value-type="float" office:value="240.407" calcext:value-type="float">
            <text:p>240.407</text:p>
          </table:table-cell>
          <table:table-cell office:value-type="float" office:value="242.076" calcext:value-type="float">
            <text:p>242.076</text:p>
          </table:table-cell>
          <table:table-cell office:value-type="float" office:value="243.746" calcext:value-type="float">
            <text:p>243.746</text:p>
          </table:table-cell>
          <table:table-cell office:value-type="float" office:value="244.773" calcext:value-type="float">
            <text:p>244.773</text:p>
          </table:table-cell>
          <table:table-cell office:value-type="float" office:value="245.799" calcext:value-type="float">
            <text:p>245.799</text:p>
          </table:table-cell>
          <table:table-cell office:value-type="float" office:value="246.826" calcext:value-type="float">
            <text:p>246.826</text:p>
          </table:table-cell>
          <table:table-cell office:value-type="float" office:value="247.853" calcext:value-type="float">
            <text:p>247.853</text:p>
          </table:table-cell>
          <table:table-cell office:value-type="float" office:value="248.88" calcext:value-type="float">
            <text:p>248.88</text:p>
          </table:table-cell>
          <table:table-cell office:value-type="float" office:value="248.42" calcext:value-type="float">
            <text:p>248.42</text:p>
          </table:table-cell>
          <table:table-cell office:value-type="float" office:value="247.961" calcext:value-type="float">
            <text:p>247.961</text:p>
          </table:table-cell>
          <table:table-cell office:value-type="float" office:value="247.501" calcext:value-type="float">
            <text:p>247.501</text:p>
          </table:table-cell>
          <table:table-cell office:value-type="float" office:value="247.042" calcext:value-type="float">
            <text:p>247.042</text:p>
          </table:table-cell>
          <table:table-cell office:value-type="float" office:value="246.582" calcext:value-type="float">
            <text:p>246.582</text:p>
          </table:table-cell>
          <table:table-cell office:value-type="float" office:value="244.946" calcext:value-type="float">
            <text:p>244.946</text:p>
          </table:table-cell>
          <table:table-cell office:value-type="float" office:value="243.309" calcext:value-type="float">
            <text:p>243.309</text:p>
          </table:table-cell>
          <table:table-cell office:value-type="float" office:value="241.673" calcext:value-type="float">
            <text:p>241.673</text:p>
          </table:table-cell>
          <table:table-cell office:value-type="float" office:value="240.036" calcext:value-type="float">
            <text:p>240.036</text:p>
          </table:table-cell>
          <table:table-cell office:value-type="float" office:value="238.4" calcext:value-type="float">
            <text:p>238.4</text:p>
          </table:table-cell>
          <table:table-cell office:value-type="float" office:value="235.163" calcext:value-type="float">
            <text:p>235.163</text:p>
          </table:table-cell>
          <table:table-cell office:value-type="float" office:value="231.925" calcext:value-type="float">
            <text:p>231.925</text:p>
          </table:table-cell>
          <table:table-cell office:value-type="float" office:value="228.688" calcext:value-type="float">
            <text:p>228.688</text:p>
          </table:table-cell>
          <table:table-cell office:value-type="float" office:value="225.451" calcext:value-type="float">
            <text:p>225.451</text:p>
          </table:table-cell>
          <table:table-cell office:value-type="float" office:value="222.213" calcext:value-type="float">
            <text:p>222.213</text:p>
          </table:table-cell>
          <table:table-cell office:value-type="float" office:value="222.055" calcext:value-type="float">
            <text:p>222.055</text:p>
          </table:table-cell>
          <table:table-cell office:value-type="float" office:value="221.897" calcext:value-type="float">
            <text:p>221.897</text:p>
          </table:table-cell>
          <table:table-cell office:value-type="float" office:value="221.739" calcext:value-type="float">
            <text:p>221.739</text:p>
          </table:table-cell>
          <table:table-cell office:value-type="float" office:value="221.581" calcext:value-type="float">
            <text:p>221.581</text:p>
          </table:table-cell>
          <table:table-cell office:value-type="float" office:value="221.423" calcext:value-type="float">
            <text:p>221.423</text:p>
          </table:table-cell>
          <table:table-cell office:value-type="float" office:value="221.487" calcext:value-type="float">
            <text:p>221.487</text:p>
          </table:table-cell>
          <table:table-cell office:value-type="float" office:value="221.551" calcext:value-type="float">
            <text:p>221.551</text:p>
          </table:table-cell>
          <table:table-cell office:value-type="float" office:value="221.616" calcext:value-type="float">
            <text:p>221.616</text:p>
          </table:table-cell>
          <table:table-cell office:value-type="float" office:value="221.68" calcext:value-type="float">
            <text:p>221.68</text:p>
          </table:table-cell>
          <table:table-cell office:value-type="float" office:value="221.745" calcext:value-type="float">
            <text:p>221.745</text:p>
          </table:table-cell>
          <table:table-cell office:value-type="float" office:value="222.729" calcext:value-type="float">
            <text:p>222.729</text:p>
          </table:table-cell>
          <table:table-cell office:value-type="float" office:value="223.713" calcext:value-type="float">
            <text:p>223.713</text:p>
          </table:table-cell>
          <table:table-cell office:value-type="float" office:value="224.697" calcext:value-type="float">
            <text:p>224.697</text:p>
          </table:table-cell>
          <table:table-cell office:value-type="float" office:value="225.681" calcext:value-type="float">
            <text:p>225.681</text:p>
          </table:table-cell>
          <table:table-cell office:value-type="float" office:value="226.666" calcext:value-type="float">
            <text:p>226.666</text:p>
          </table:table-cell>
          <table:table-cell office:value-type="float" office:value="228.225" calcext:value-type="float">
            <text:p>228.225</text:p>
          </table:table-cell>
          <table:table-cell office:value-type="float" office:value="229.784" calcext:value-type="float">
            <text:p>229.784</text:p>
          </table:table-cell>
          <table:table-cell office:value-type="float" office:value="231.343" calcext:value-type="float">
            <text:p>231.343</text:p>
          </table:table-cell>
          <table:table-cell office:value-type="float" office:value="232.902" calcext:value-type="float">
            <text:p>232.902</text:p>
          </table:table-cell>
          <table:table-cell office:value-type="float" office:value="234.46" calcext:value-type="float">
            <text:p>234.46</text:p>
          </table:table-cell>
          <table:table-cell office:value-type="float" office:value="235.66" calcext:value-type="float">
            <text:p>235.66</text:p>
          </table:table-cell>
          <table:table-cell office:value-type="float" office:value="236.859" calcext:value-type="float">
            <text:p>236.859</text:p>
          </table:table-cell>
          <table:table-cell office:value-type="float" office:value="238.058" calcext:value-type="float">
            <text:p>238.058</text:p>
          </table:table-cell>
          <table:table-cell office:value-type="float" office:value="239.257" calcext:value-type="float">
            <text:p>239.257</text:p>
          </table:table-cell>
          <table:table-cell office:value-type="float" office:value="240.457" calcext:value-type="float">
            <text:p>240.457</text:p>
          </table:table-cell>
          <table:table-cell office:value-type="float" office:value="240.378" calcext:value-type="float">
            <text:p>240.378</text:p>
          </table:table-cell>
          <table:table-cell office:value-type="float" office:value="240.299" calcext:value-type="float">
            <text:p>240.299</text:p>
          </table:table-cell>
          <table:table-cell office:value-type="float" office:value="240.22" calcext:value-type="float">
            <text:p>240.22</text:p>
          </table:table-cell>
          <table:table-cell office:value-type="float" office:value="240.141" calcext:value-type="float">
            <text:p>240.141</text:p>
          </table:table-cell>
          <table:table-cell office:value-type="float" office:value="240.062" calcext:value-type="float">
            <text:p>240.062</text:p>
          </table:table-cell>
          <table:table-cell office:value-type="float" office:value="237.038" calcext:value-type="float">
            <text:p>237.038</text:p>
          </table:table-cell>
          <table:table-cell office:value-type="float" office:value="234.013" calcext:value-type="float">
            <text:p>234.013</text:p>
          </table:table-cell>
          <table:table-cell office:value-type="float" office:value="230.988" calcext:value-type="float">
            <text:p>230.988</text:p>
          </table:table-cell>
          <table:table-cell office:value-type="float" office:value="227.963" calcext:value-type="float">
            <text:p>227.963</text:p>
          </table:table-cell>
          <table:table-cell office:value-type="float" office:value="224.939" calcext:value-type="float">
            <text:p>224.939</text:p>
          </table:table-cell>
          <table:table-cell office:value-type="float" office:value="224.809" calcext:value-type="float">
            <text:p>224.809</text:p>
          </table:table-cell>
          <table:table-cell office:value-type="float" office:value="224.679" calcext:value-type="float">
            <text:p>224.679</text:p>
          </table:table-cell>
          <table:table-cell office:value-type="float" office:value="224.549" calcext:value-type="float">
            <text:p>224.549</text:p>
          </table:table-cell>
          <table:table-cell office:value-type="float" office:value="224.419" calcext:value-type="float">
            <text:p>224.419</text:p>
          </table:table-cell>
          <table:table-cell office:value-type="float" office:value="224.289" calcext:value-type="float">
            <text:p>224.289</text:p>
          </table:table-cell>
          <table:table-cell office:value-type="float" office:value="224.574" calcext:value-type="float">
            <text:p>224.574</text:p>
          </table:table-cell>
          <table:table-cell office:value-type="float" office:value="224.859" calcext:value-type="float">
            <text:p>224.859</text:p>
          </table:table-cell>
          <table:table-cell office:value-type="float" office:value="225.144" calcext:value-type="float">
            <text:p>225.144</text:p>
          </table:table-cell>
          <table:table-cell office:value-type="float" office:value="225.428" calcext:value-type="float">
            <text:p>225.428</text:p>
          </table:table-cell>
          <table:table-cell office:value-type="float" office:value="225.713" calcext:value-type="float">
            <text:p>225.713</text:p>
          </table:table-cell>
          <table:table-cell office:value-type="float" office:value="226.692" calcext:value-type="float">
            <text:p>226.692</text:p>
          </table:table-cell>
          <table:table-cell office:value-type="float" office:value="227.672" calcext:value-type="float">
            <text:p>227.672</text:p>
          </table:table-cell>
          <table:table-cell office:value-type="float" office:value="228.651" calcext:value-type="float">
            <text:p>228.651</text:p>
          </table:table-cell>
          <table:table-cell office:value-type="float" office:value="229.631" calcext:value-type="float">
            <text:p>229.631</text:p>
          </table:table-cell>
          <table:table-cell office:value-type="float" office:value="230.61" calcext:value-type="float">
            <text:p>230.61</text:p>
          </table:table-cell>
          <table:table-cell office:value-type="float" office:value="232.553" calcext:value-type="float">
            <text:p>232.553</text:p>
          </table:table-cell>
          <table:table-cell office:value-type="float" office:value="234.495" calcext:value-type="float">
            <text:p>234.495</text:p>
          </table:table-cell>
          <table:table-cell office:value-type="float" office:value="236.437" calcext:value-type="float">
            <text:p>236.437</text:p>
          </table:table-cell>
          <table:table-cell office:value-type="float" office:value="238.379" calcext:value-type="float">
            <text:p>238.379</text:p>
          </table:table-cell>
          <table:table-cell office:value-type="float" office:value="240.321" calcext:value-type="float">
            <text:p>240.321</text:p>
          </table:table-cell>
          <table:table-cell office:value-type="float" office:value="242.432" calcext:value-type="float">
            <text:p>242.432</text:p>
          </table:table-cell>
          <table:table-cell office:value-type="float" office:value="244.543" calcext:value-type="float">
            <text:p>244.543</text:p>
          </table:table-cell>
          <table:table-cell office:value-type="float" office:value="246.654" calcext:value-type="float">
            <text:p>246.654</text:p>
          </table:table-cell>
          <table:table-cell office:value-type="float" office:value="248.765" calcext:value-type="float">
            <text:p>248.765</text:p>
          </table:table-cell>
          <table:table-cell office:value-type="float" office:value="250.875" calcext:value-type="float">
            <text:p>250.875</text:p>
          </table:table-cell>
          <table:table-cell office:value-type="float" office:value="251.986" calcext:value-type="float">
            <text:p>251.986</text:p>
          </table:table-cell>
          <table:table-cell office:value-type="float" office:value="253.096" calcext:value-type="float">
            <text:p>253.096</text:p>
          </table:table-cell>
          <table:table-cell office:value-type="float" office:value="254.207" calcext:value-type="float">
            <text:p>254.207</text:p>
          </table:table-cell>
          <table:table-cell office:value-type="float" office:value="255.317" calcext:value-type="float">
            <text:p>255.317</text:p>
          </table:table-cell>
          <table:table-cell office:value-type="float" office:value="256.428" calcext:value-type="float">
            <text:p>256.428</text:p>
          </table:table-cell>
          <table:table-cell office:value-type="float" office:value="256.784" calcext:value-type="float">
            <text:p>256.784</text:p>
          </table:table-cell>
          <table:table-cell office:value-type="float" office:value="257.14" calcext:value-type="float">
            <text:p>257.14</text:p>
          </table:table-cell>
          <table:table-cell office:value-type="float" office:value="257.496" calcext:value-type="float">
            <text:p>257.496</text:p>
          </table:table-cell>
          <table:table-cell office:value-type="float" office:value="257.853" calcext:value-type="float">
            <text:p>257.853</text:p>
          </table:table-cell>
          <table:table-cell office:value-type="float" office:value="258.209" calcext:value-type="float">
            <text:p>258.209</text:p>
          </table:table-cell>
          <table:table-cell office:value-type="float" office:value="257.151" calcext:value-type="float">
            <text:p>257.151</text:p>
          </table:table-cell>
          <table:table-cell office:value-type="float" office:value="256.094" calcext:value-type="float">
            <text:p>256.094</text:p>
          </table:table-cell>
          <table:table-cell office:value-type="float" office:value="255.036" calcext:value-type="float">
            <text:p>255.036</text:p>
          </table:table-cell>
          <table:table-cell office:value-type="float" office:value="253.979" calcext:value-type="float">
            <text:p>253.979</text:p>
          </table:table-cell>
          <table:table-cell office:value-type="float" office:value="252.921" calcext:value-type="float">
            <text:p>252.921</text:p>
          </table:table-cell>
          <table:table-cell office:value-type="float" office:value="249.217" calcext:value-type="float">
            <text:p>249.217</text:p>
          </table:table-cell>
          <table:table-cell office:value-type="float" office:value="245.512" calcext:value-type="float">
            <text:p>245.512</text:p>
          </table:table-cell>
          <table:table-cell office:value-type="float" office:value="241.807" calcext:value-type="float">
            <text:p>241.807</text:p>
          </table:table-cell>
          <table:table-cell office:value-type="float" office:value="238.103" calcext:value-type="float">
            <text:p>238.103</text:p>
          </table:table-cell>
          <table:table-cell office:value-type="float" office:value="234.398" calcext:value-type="float">
            <text:p>234.398</text:p>
          </table:table-cell>
          <table:table-cell office:value-type="float" office:value="231.126" calcext:value-type="float">
            <text:p>231.126</text:p>
          </table:table-cell>
          <table:table-cell office:value-type="float" office:value="227.855" calcext:value-type="float">
            <text:p>227.855</text:p>
          </table:table-cell>
          <table:table-cell office:value-type="float" office:value="224.583" calcext:value-type="float">
            <text:p>224.583</text:p>
          </table:table-cell>
          <table:table-cell office:value-type="float" office:value="221.312" calcext:value-type="float">
            <text:p>221.312</text:p>
          </table:table-cell>
          <table:table-cell office:value-type="float" office:value="218.04" calcext:value-type="float">
            <text:p>218.04</text:p>
          </table:table-cell>
          <table:table-cell office:value-type="float" office:value="215.227" calcext:value-type="float">
            <text:p>215.227</text:p>
          </table:table-cell>
          <table:table-cell office:value-type="float" office:value="212.415" calcext:value-type="float">
            <text:p>212.415</text:p>
          </table:table-cell>
          <table:table-cell office:value-type="float" office:value="209.602" calcext:value-type="float">
            <text:p>209.602</text:p>
          </table:table-cell>
          <table:table-cell office:value-type="float" office:value="206.79" calcext:value-type="float">
            <text:p>206.79</text:p>
          </table:table-cell>
          <table:table-cell office:value-type="float" office:value="203.977" calcext:value-type="float">
            <text:p>203.977</text:p>
          </table:table-cell>
          <table:table-cell office:value-type="float" office:value="201.241" calcext:value-type="float">
            <text:p>201.241</text:p>
          </table:table-cell>
          <table:table-cell office:value-type="float" office:value="198.505" calcext:value-type="float">
            <text:p>198.505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3.034" calcext:value-type="float">
            <text:p>193.034</text:p>
          </table:table-cell>
          <table:table-cell office:value-type="float" office:value="190.298" calcext:value-type="float">
            <text:p>190.298</text:p>
          </table:table-cell>
          <table:table-cell office:value-type="float" office:value="186.61" calcext:value-type="float">
            <text:p>186.61</text:p>
          </table:table-cell>
          <table:table-cell office:value-type="float" office:value="182.921" calcext:value-type="float">
            <text:p>182.921</text:p>
          </table:table-cell>
          <table:table-cell office:value-type="float" office:value="179.233" calcext:value-type="float">
            <text:p>179.233</text:p>
          </table:table-cell>
          <table:table-cell office:value-type="float" office:value="175.544" calcext:value-type="float">
            <text:p>175.544</text:p>
          </table:table-cell>
          <table:table-cell office:value-type="float" office:value="171.856" calcext:value-type="float">
            <text:p>171.856</text:p>
          </table:table-cell>
          <table:table-cell office:value-type="float" office:value="169.062" calcext:value-type="float">
            <text:p>169.062</text:p>
          </table:table-cell>
          <table:table-cell office:value-type="float" office:value="166.267" calcext:value-type="float">
            <text:p>166.267</text:p>
          </table:table-cell>
          <table:table-cell office:value-type="float" office:value="163.472" calcext:value-type="float">
            <text:p>163.472</text:p>
          </table:table-cell>
          <table:table-cell office:value-type="float" office:value="160.678" calcext:value-type="float">
            <text:p>160.678</text:p>
          </table:table-cell>
          <table:table-cell office:value-type="float" office:value="157.883" calcext:value-type="float">
            <text:p>157.883</text:p>
          </table:table-cell>
          <table:table-cell office:value-type="float" office:value="159.854" calcext:value-type="float">
            <text:p>159.854</text:p>
          </table:table-cell>
          <table:table-cell office:value-type="float" office:value="161.824" calcext:value-type="float">
            <text:p>161.824</text:p>
          </table:table-cell>
          <table:table-cell office:value-type="float" office:value="163.795" calcext:value-type="float">
            <text:p>163.795</text:p>
          </table:table-cell>
          <table:table-cell office:value-type="float" office:value="165.765" calcext:value-type="float">
            <text:p>165.765</text:p>
          </table:table-cell>
          <table:table-cell office:value-type="float" office:value="167.736" calcext:value-type="float">
            <text:p>167.736</text:p>
          </table:table-cell>
          <table:table-cell office:value-type="float" office:value="168.026" calcext:value-type="float">
            <text:p>168.026</text:p>
          </table:table-cell>
          <table:table-cell office:value-type="float" office:value="168.316" calcext:value-type="float">
            <text:p>168.316</text:p>
          </table:table-cell>
          <table:table-cell office:value-type="float" office:value="168.607" calcext:value-type="float">
            <text:p>168.607</text:p>
          </table:table-cell>
          <table:table-cell office:value-type="float" office:value="168.897" calcext:value-type="float">
            <text:p>168.897</text:p>
          </table:table-cell>
          <table:table-cell office:value-type="float" office:value="169.187" calcext:value-type="float">
            <text:p>169.187</text:p>
          </table:table-cell>
          <table:table-cell office:value-type="float" office:value="168.702" calcext:value-type="float">
            <text:p>168.702</text:p>
          </table:table-cell>
          <table:table-cell office:value-type="float" office:value="168.217" calcext:value-type="float">
            <text:p>168.217</text:p>
          </table:table-cell>
          <table:table-cell office:value-type="float" office:value="167.733" calcext:value-type="float">
            <text:p>167.733</text:p>
          </table:table-cell>
          <table:table-cell office:value-type="float" office:value="167.248" calcext:value-type="float">
            <text:p>167.248</text:p>
          </table:table-cell>
          <table:table-cell office:value-type="float" office:value="166.763" calcext:value-type="float">
            <text:p>166.763</text:p>
          </table:table-cell>
          <table:table-cell office:value-type="float" office:value="166.569" calcext:value-type="float">
            <text:p>166.569</text:p>
          </table:table-cell>
          <table:table-cell office:value-type="float" office:value="166.376" calcext:value-type="float">
            <text:p>166.376</text:p>
          </table:table-cell>
          <table:table-cell office:value-type="float" office:value="166.182" calcext:value-type="float">
            <text:p>166.182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165.794" calcext:value-type="float">
            <text:p>165.794</text:p>
          </table:table-cell>
          <table:table-cell office:value-type="float" office:value="164.655" calcext:value-type="float">
            <text:p>164.655</text:p>
          </table:table-cell>
          <table:table-cell office:value-type="float" office:value="163.515" calcext:value-type="float">
            <text:p>163.515</text:p>
          </table:table-cell>
          <table:table-cell office:value-type="float" office:value="162.375" calcext:value-type="float">
            <text:p>162.375</text:p>
          </table:table-cell>
          <table:table-cell office:value-type="float" office:value="161.236" calcext:value-type="float">
            <text:p>161.236</text:p>
          </table:table-cell>
          <table:table-cell office:value-type="float" office:value="160.096" calcext:value-type="float">
            <text:p>160.096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156.234" calcext:value-type="float">
            <text:p>156.234</text:p>
          </table:table-cell>
          <table:table-cell office:value-type="float" office:value="154.303" calcext:value-type="float">
            <text:p>154.303</text:p>
          </table:table-cell>
          <table:table-cell office:value-type="float" office:value="152.373" calcext:value-type="float">
            <text:p>152.373</text:p>
          </table:table-cell>
          <table:table-cell office:value-type="float" office:value="150.442" calcext:value-type="float">
            <text:p>150.442</text:p>
          </table:table-cell>
          <table:table-cell office:value-type="float" office:value="149.436" calcext:value-type="float">
            <text:p>149.436</text:p>
          </table:table-cell>
          <table:table-cell office:value-type="float" office:value="148.431" calcext:value-type="float">
            <text:p>148.431</text:p>
          </table:table-cell>
          <table:table-cell office:value-type="float" office:value="147.426" calcext:value-type="float">
            <text:p>147.426</text:p>
          </table:table-cell>
          <table:table-cell office:value-type="float" office:value="146.421" calcext:value-type="float">
            <text:p>146.421</text:p>
          </table:table-cell>
          <table:table-cell office:value-type="float" office:value="145.416" calcext:value-type="float">
            <text:p>145.416</text:p>
          </table:table-cell>
          <table:table-cell office:value-type="float" office:value="144.566" calcext:value-type="float">
            <text:p>144.566</text:p>
          </table:table-cell>
          <table:table-cell office:value-type="float" office:value="143.716" calcext:value-type="float">
            <text:p>143.716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142.015" calcext:value-type="float">
            <text:p>142.015</text:p>
          </table:table-cell>
          <table:table-cell office:value-type="float" office:value="141.165" calcext:value-type="float">
            <text:p>141.165</text:p>
          </table:table-cell>
          <table:table-cell office:value-type="float" office:value="139.307" calcext:value-type="float">
            <text:p>139.307</text:p>
          </table:table-cell>
          <table:table-cell office:value-type="float" office:value="137.448" calcext:value-type="float">
            <text:p>137.448</text:p>
          </table:table-cell>
          <table:table-cell office:value-type="float" office:value="135.59" calcext:value-type="float">
            <text:p>135.59</text:p>
          </table:table-cell>
          <table:table-cell office:value-type="float" office:value="133.731" calcext:value-type="float">
            <text:p>133.731</text:p>
          </table:table-cell>
          <table:table-cell office:value-type="float" office:value="131.873" calcext:value-type="float">
            <text:p>131.873</text:p>
          </table:table-cell>
          <table:table-cell office:value-type="float" office:value="129.294" calcext:value-type="float">
            <text:p>129.294</text:p>
          </table:table-cell>
          <table:table-cell office:value-type="float" office:value="126.716" calcext:value-type="float">
            <text:p>126.716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21.56" calcext:value-type="float">
            <text:p>121.56</text:p>
          </table:table-cell>
          <table:table-cell office:value-type="float" office:value="118.982" calcext:value-type="float">
            <text:p>118.982</text:p>
          </table:table-cell>
          <table:table-cell office:value-type="float" office:value="117.743" calcext:value-type="float">
            <text:p>117.743</text:p>
          </table:table-cell>
          <table:table-cell office:value-type="float" office:value="116.505" calcext:value-type="float">
            <text:p>116.505</text:p>
          </table:table-cell>
          <table:table-cell office:value-type="float" office:value="115.266" calcext:value-type="float">
            <text:p>115.266</text:p>
          </table:table-cell>
          <table:table-cell office:value-type="float" office:value="114.028" calcext:value-type="float">
            <text:p>114.028</text:p>
          </table:table-cell>
          <table:table-cell office:value-type="float" office:value="112.79" calcext:value-type="float">
            <text:p>112.79</text:p>
          </table:table-cell>
          <table:table-cell office:value-type="float" office:value="114.141" calcext:value-type="float">
            <text:p>114.141</text:p>
          </table:table-cell>
          <table:table-cell office:value-type="float" office:value="115.493" calcext:value-type="float">
            <text:p>115.493</text:p>
          </table:table-cell>
          <table:table-cell office:value-type="float" office:value="116.844" calcext:value-type="float">
            <text:p>116.844</text:p>
          </table:table-cell>
          <table:table-cell office:value-type="float" office:value="118.195" calcext:value-type="float">
            <text:p>118.195</text:p>
          </table:table-cell>
          <table:table-cell office:value-type="float" office:value="119.547" calcext:value-type="float">
            <text:p>119.547</text:p>
          </table:table-cell>
          <table:table-cell office:value-type="float" office:value="121.757" calcext:value-type="float">
            <text:p>121.757</text:p>
          </table:table-cell>
          <table:table-cell office:value-type="float" office:value="123.967" calcext:value-type="float">
            <text:p>123.967</text:p>
          </table:table-cell>
          <table:table-cell office:value-type="float" office:value="126.178" calcext:value-type="float">
            <text:p>126.178</text:p>
          </table:table-cell>
          <table:table-cell office:value-type="float" office:value="128.388" calcext:value-type="float">
            <text:p>128.388</text:p>
          </table:table-cell>
          <table:table-cell office:value-type="float" office:value="130.598" calcext:value-type="float">
            <text:p>130.598</text:p>
          </table:table-cell>
          <table:table-cell office:value-type="float" office:value="131.483" calcext:value-type="float">
            <text:p>131.483</text:p>
          </table:table-cell>
          <table:table-cell office:value-type="float" office:value="132.368" calcext:value-type="float">
            <text:p>132.368</text:p>
          </table:table-cell>
          <table:table-cell office:value-type="float" office:value="133.252" calcext:value-type="float">
            <text:p>133.252</text:p>
          </table:table-cell>
          <table:table-cell office:value-type="float" office:value="134.137" calcext:value-type="float">
            <text:p>134.137</text:p>
          </table:table-cell>
          <table:table-cell office:value-type="float" office:value="135.022" calcext:value-type="float">
            <text:p>135.022</text:p>
          </table:table-cell>
          <table:table-cell office:value-type="float" office:value="134.513" calcext:value-type="float">
            <text:p>134.513</text:p>
          </table:table-cell>
          <table:table-cell office:value-type="float" office:value="134.005" calcext:value-type="float">
            <text:p>134.005</text:p>
          </table:table-cell>
          <table:table-cell office:value-type="float" office:value="133.496" calcext:value-type="float">
            <text:p>133.496</text:p>
          </table:table-cell>
          <table:table-cell office:value-type="float" office:value="132.988" calcext:value-type="float">
            <text:p>132.988</text:p>
          </table:table-cell>
          <table:table-cell office:value-type="float" office:value="132.48" calcext:value-type="float">
            <text:p>132.48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28.762" calcext:value-type="float">
            <text:p>128.762</text:p>
          </table:table-cell>
          <table:table-cell office:value-type="float" office:value="126.904" calcext:value-type="float">
            <text:p>126.904</text:p>
          </table:table-cell>
          <table:table-cell office:value-type="float" office:value="125.045" calcext:value-type="float">
            <text:p>125.045</text:p>
          </table:table-cell>
          <table:table-cell office:value-type="float" office:value="123.186" calcext:value-type="float">
            <text:p>123.186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4.191" calcext:value-type="float">
            <text:p>114.191</text:p>
          </table:table-cell>
          <table:table-cell office:value-type="float" office:value="111.193" calcext:value-type="float">
            <text:p>111.193</text:p>
          </table:table-cell>
          <table:table-cell office:value-type="float" office:value="108.194" calcext:value-type="float">
            <text:p>108.194</text:p>
          </table:table-cell>
          <table:table-cell office:value-type="float" office:value="104.221" calcext:value-type="float">
            <text:p>104.221</text:p>
          </table:table-cell>
          <table:table-cell office:value-type="float" office:value="100.248" calcext:value-type="float">
            <text:p>100.248</text:p>
          </table:table-cell>
          <table:table-cell office:value-type="float" office:value="96.2756" calcext:value-type="float">
            <text:p>96.2756</text:p>
          </table:table-cell>
          <table:table-cell office:value-type="float" office:value="92.3027" calcext:value-type="float">
            <text:p>92.3027</text:p>
          </table:table-cell>
          <table:table-cell office:value-type="float" office:value="88.3299" calcext:value-type="float">
            <text:p>88.3299</text:p>
          </table:table-cell>
          <table:table-cell office:value-type="float" office:value="84.7919" calcext:value-type="float">
            <text:p>84.7919</text:p>
          </table:table-cell>
          <table:table-cell office:value-type="float" office:value="81.2539" calcext:value-type="float">
            <text:p>81.2539</text:p>
          </table:table-cell>
          <table:table-cell office:value-type="float" office:value="77.7159" calcext:value-type="float">
            <text:p>77.7159</text:p>
          </table:table-cell>
          <table:table-cell office:value-type="float" office:value="74.178" calcext:value-type="float">
            <text:p>74.178</text:p>
          </table:table-cell>
          <table:table-cell office:value-type="float" office:value="70.64" calcext:value-type="float">
            <text:p>70.64</text:p>
          </table:table-cell>
          <table:table-cell office:value-type="float" office:value="68.7652" calcext:value-type="float">
            <text:p>68.7652</text:p>
          </table:table-cell>
          <table:table-cell office:value-type="float" office:value="66.8905" calcext:value-type="float">
            <text:p>66.8905</text:p>
          </table:table-cell>
          <table:table-cell office:value-type="float" office:value="65.0157" calcext:value-type="float">
            <text:p>65.0157</text:p>
          </table:table-cell>
          <table:table-cell office:value-type="float" office:value="63.141" calcext:value-type="float">
            <text:p>63.141</text:p>
          </table:table-cell>
          <table:table-cell office:value-type="float" office:value="61.2663" calcext:value-type="float">
            <text:p>61.2663</text:p>
          </table:table-cell>
          <table:table-cell office:value-type="float" office:value="59.7631" calcext:value-type="float">
            <text:p>59.7631</text:p>
          </table:table-cell>
          <table:table-cell office:value-type="float" office:value="58.26" calcext:value-type="float">
            <text:p>58.26</text:p>
          </table:table-cell>
          <table:table-cell office:value-type="float" office:value="56.7569" calcext:value-type="float">
            <text:p>56.7569</text:p>
          </table:table-cell>
          <table:table-cell office:value-type="float" office:value="55.2537" calcext:value-type="float">
            <text:p>55.2537</text:p>
          </table:table-cell>
          <table:table-cell office:value-type="float" office:value="53.7506" calcext:value-type="float">
            <text:p>53.7506</text:p>
          </table:table-cell>
          <table:table-cell office:value-type="float" office:value="52.576" calcext:value-type="float">
            <text:p>52.576</text:p>
          </table:table-cell>
          <table:table-cell office:value-type="float" office:value="51.4013" calcext:value-type="float">
            <text:p>51.4013</text:p>
          </table:table-cell>
          <table:table-cell office:value-type="float" office:value="50.2267" calcext:value-type="float">
            <text:p>50.2267</text:p>
          </table:table-cell>
          <table:table-cell office:value-type="float" office:value="49.052" calcext:value-type="float">
            <text:p>49.052</text:p>
          </table:table-cell>
          <table:table-cell office:value-type="float" office:value="47.8774" calcext:value-type="float">
            <text:p>47.8774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707.45" calcext:value-type="float">
            <text:p>707.45</text:p>
          </table:table-cell>
          <table:table-cell office:value-type="float" office:value="632.35" calcext:value-type="float">
            <text:p>632.35</text:p>
          </table:table-cell>
          <table:table-cell office:value-type="float" office:value="641.2" calcext:value-type="float">
            <text:p>641.2</text:p>
          </table:table-cell>
          <table:table-cell office:value-type="float" office:value="625.3" calcext:value-type="float">
            <text:p>625.3</text:p>
          </table:table-cell>
          <table:table-cell office:value-type="float" office:value="639.35" calcext:value-type="float">
            <text:p>639.35</text:p>
          </table:table-cell>
          <table:table-cell office:value-type="float" office:value="640.85" calcext:value-type="float">
            <text:p>640.85</text:p>
          </table:table-cell>
          <table:table-cell office:value-type="float" office:value="631.2" calcext:value-type="float">
            <text:p>631.2</text:p>
          </table:table-cell>
          <table:table-cell office:value-type="float" office:value="629.6" calcext:value-type="float">
            <text:p>629.6</text:p>
          </table:table-cell>
          <table:table-cell office:value-type="float" office:value="645.9" calcext:value-type="float">
            <text:p>645.9</text:p>
          </table:table-cell>
          <table:table-cell office:value-type="float" office:value="621.55" calcext:value-type="float">
            <text:p>621.55</text:p>
          </table:table-cell>
          <table:table-cell office:value-type="float" office:value="625.6" calcext:value-type="float">
            <text:p>625.6</text:p>
          </table:table-cell>
          <table:table-cell office:value-type="float" office:value="628.2" calcext:value-type="float">
            <text:p>628.2</text:p>
          </table:table-cell>
          <table:table-cell office:value-type="float" office:value="615.5" calcext:value-type="float">
            <text:p>615.5</text:p>
          </table:table-cell>
          <table:table-cell office:value-type="float" office:value="630" calcext:value-type="float">
            <text:p>630</text:p>
          </table:table-cell>
          <table:table-cell office:value-type="float" office:value="637.65" calcext:value-type="float">
            <text:p>637.65</text:p>
          </table:table-cell>
          <table:table-cell office:value-type="float" office:value="650" calcext:value-type="float">
            <text:p>650</text:p>
          </table:table-cell>
          <table:table-cell office:value-type="float" office:value="628.9" calcext:value-type="float">
            <text:p>628.9</text:p>
          </table:table-cell>
          <table:table-cell office:value-type="float" office:value="629.95" calcext:value-type="float">
            <text:p>629.95</text:p>
          </table:table-cell>
          <table:table-cell office:value-type="float" office:value="622.05" calcext:value-type="float">
            <text:p>622.05</text:p>
          </table:table-cell>
          <table:table-cell office:value-type="float" office:value="628" calcext:value-type="float">
            <text:p>628</text:p>
          </table:table-cell>
          <table:table-cell office:value-type="float" office:value="623.4" calcext:value-type="float">
            <text:p>623.4</text:p>
          </table:table-cell>
          <table:table-cell office:value-type="float" office:value="618.8" calcext:value-type="float">
            <text:p>618.8</text:p>
          </table:table-cell>
          <table:table-cell office:value-type="float" office:value="633" calcext:value-type="float">
            <text:p>633</text:p>
          </table:table-cell>
          <table:table-cell office:value-type="float" office:value="623.5" calcext:value-type="float">
            <text:p>623.5</text:p>
          </table:table-cell>
          <table:table-cell office:value-type="float" office:value="635.15" calcext:value-type="float">
            <text:p>635.15</text:p>
          </table:table-cell>
          <table:table-cell office:value-type="float" office:value="617.4" calcext:value-type="float">
            <text:p>617.4</text:p>
          </table:table-cell>
          <table:table-cell office:value-type="float" office:value="620.05" calcext:value-type="float">
            <text:p>620.05</text:p>
          </table:table-cell>
          <table:table-cell office:value-type="float" office:value="635.1" calcext:value-type="float">
            <text:p>635.1</text:p>
          </table:table-cell>
          <table:table-cell office:value-type="float" office:value="625.5" calcext:value-type="float">
            <text:p>625.5</text:p>
          </table:table-cell>
          <table:table-cell office:value-type="float" office:value="621" calcext:value-type="float">
            <text:p>621</text:p>
          </table:table-cell>
          <table:table-cell office:value-type="float" office:value="618.5" calcext:value-type="float">
            <text:p>618.5</text:p>
          </table:table-cell>
          <table:table-cell office:value-type="float" office:value="819.3" calcext:value-type="float">
            <text:p>819.3</text:p>
          </table:table-cell>
          <table:table-cell office:value-type="float" office:value="535.7" calcext:value-type="float">
            <text:p>535.7</text:p>
          </table:table-cell>
          <table:table-cell office:value-type="float" office:value="623.9" calcext:value-type="float">
            <text:p>623.9</text:p>
          </table:table-cell>
          <table:table-cell office:value-type="float" office:value="618.65" calcext:value-type="float">
            <text:p>618.65</text:p>
          </table:table-cell>
          <table:table-cell office:value-type="float" office:value="610.75" calcext:value-type="float">
            <text:p>610.75</text:p>
          </table:table-cell>
          <table:table-cell office:value-type="float" office:value="626.1" calcext:value-type="float">
            <text:p>626.1</text:p>
          </table:table-cell>
          <table:table-cell office:value-type="float" office:value="614.05" calcext:value-type="float">
            <text:p>614.05</text:p>
          </table:table-cell>
          <table:table-cell office:value-type="float" office:value="615.65" calcext:value-type="float">
            <text:p>615.65</text:p>
          </table:table-cell>
          <table:table-cell office:value-type="float" office:value="621.15" calcext:value-type="float">
            <text:p>621.15</text:p>
          </table:table-cell>
          <table:table-cell office:value-type="float" office:value="611.55" calcext:value-type="float">
            <text:p>611.55</text:p>
          </table:table-cell>
          <table:table-cell table:number-columns-repeated="2" office:value-type="float" office:value="617.9" calcext:value-type="float">
            <text:p>617.9</text:p>
          </table:table-cell>
          <table:table-cell office:value-type="float" office:value="623.45" calcext:value-type="float">
            <text:p>623.45</text:p>
          </table:table-cell>
          <table:table-cell office:value-type="float" office:value="620.8" calcext:value-type="float">
            <text:p>620.8</text:p>
          </table:table-cell>
          <table:table-cell office:value-type="float" office:value="628" calcext:value-type="float">
            <text:p>628</text:p>
          </table:table-cell>
          <table:table-cell office:value-type="float" office:value="632.75" calcext:value-type="float">
            <text:p>632.75</text:p>
          </table:table-cell>
          <table:table-cell office:value-type="float" office:value="623.4" calcext:value-type="float">
            <text:p>623.4</text:p>
          </table:table-cell>
          <table:table-cell office:value-type="float" office:value="625.4" calcext:value-type="float">
            <text:p>625.4</text:p>
          </table:table-cell>
          <table:table-cell office:value-type="float" office:value="608.5" calcext:value-type="float">
            <text:p>608.5</text:p>
          </table:table-cell>
          <table:table-cell office:value-type="float" office:value="611.85" calcext:value-type="float">
            <text:p>611.85</text:p>
          </table:table-cell>
          <table:table-cell table:number-columns-repeated="2" office:value-type="float" office:value="620.4" calcext:value-type="float">
            <text:p>620.4</text:p>
          </table:table-cell>
          <table:table-cell office:value-type="float" office:value="623.5" calcext:value-type="float">
            <text:p>623.5</text:p>
          </table:table-cell>
          <table:table-cell office:value-type="float" office:value="626.8" calcext:value-type="float">
            <text:p>626.8</text:p>
          </table:table-cell>
          <table:table-cell office:value-type="float" office:value="622.3" calcext:value-type="float">
            <text:p>622.3</text:p>
          </table:table-cell>
          <table:table-cell office:value-type="float" office:value="608.2" calcext:value-type="float">
            <text:p>608.2</text:p>
          </table:table-cell>
          <table:table-cell office:value-type="float" office:value="612.4" calcext:value-type="float">
            <text:p>612.4</text:p>
          </table:table-cell>
          <table:table-cell office:value-type="float" office:value="612.75" calcext:value-type="float">
            <text:p>612.75</text:p>
          </table:table-cell>
          <table:table-cell office:value-type="float" office:value="625.15" calcext:value-type="float">
            <text:p>625.15</text:p>
          </table:table-cell>
          <table:table-cell office:value-type="float" office:value="610.4" calcext:value-type="float">
            <text:p>610.4</text:p>
          </table:table-cell>
          <table:table-cell office:value-type="float" office:value="619.9" calcext:value-type="float">
            <text:p>619.9</text:p>
          </table:table-cell>
          <table:table-cell office:value-type="float" office:value="607.6" calcext:value-type="float">
            <text:p>607.6</text:p>
          </table:table-cell>
          <table:table-cell office:value-type="float" office:value="632.3" calcext:value-type="float">
            <text:p>632.3</text:p>
          </table:table-cell>
          <table:table-cell office:value-type="float" office:value="525.9" calcext:value-type="float">
            <text:p>525.9</text:p>
          </table:table-cell>
          <table:table-cell office:value-type="float" office:value="634.9" calcext:value-type="float">
            <text:p>634.9</text:p>
          </table:table-cell>
          <table:table-cell office:value-type="float" office:value="632.7" calcext:value-type="float">
            <text:p>632.7</text:p>
          </table:table-cell>
          <table:table-cell office:value-type="float" office:value="617.05" calcext:value-type="float">
            <text:p>617.05</text:p>
          </table:table-cell>
          <table:table-cell office:value-type="float" office:value="620.45" calcext:value-type="float">
            <text:p>620.45</text:p>
          </table:table-cell>
          <table:table-cell office:value-type="float" office:value="621.4" calcext:value-type="float">
            <text:p>621.4</text:p>
          </table:table-cell>
          <table:table-cell office:value-type="float" office:value="630.5" calcext:value-type="float">
            <text:p>630.5</text:p>
          </table:table-cell>
          <table:table-cell office:value-type="float" office:value="617.7" calcext:value-type="float">
            <text:p>617.7</text:p>
          </table:table-cell>
          <table:table-cell office:value-type="float" office:value="634.2" calcext:value-type="float">
            <text:p>634.2</text:p>
          </table:table-cell>
          <table:table-cell office:value-type="float" office:value="626.1" calcext:value-type="float">
            <text:p>626.1</text:p>
          </table:table-cell>
          <table:table-cell office:value-type="float" office:value="614.1" calcext:value-type="float">
            <text:p>614.1</text:p>
          </table:table-cell>
          <table:table-cell office:value-type="float" office:value="622.3" calcext:value-type="float">
            <text:p>622.3</text:p>
          </table:table-cell>
          <table:table-cell office:value-type="float" office:value="620.8" calcext:value-type="float">
            <text:p>620.8</text:p>
          </table:table-cell>
          <table:table-cell office:value-type="float" office:value="620.7" calcext:value-type="float">
            <text:p>620.7</text:p>
          </table:table-cell>
          <table:table-cell office:value-type="float" office:value="627.55" calcext:value-type="float">
            <text:p>627.55</text:p>
          </table:table-cell>
          <table:table-cell office:value-type="float" office:value="624.65" calcext:value-type="float">
            <text:p>624.65</text:p>
          </table:table-cell>
          <table:table-cell office:value-type="float" office:value="626.3" calcext:value-type="float">
            <text:p>626.3</text:p>
          </table:table-cell>
          <table:table-cell office:value-type="float" office:value="620.8" calcext:value-type="float">
            <text:p>620.8</text:p>
          </table:table-cell>
          <table:table-cell office:value-type="float" office:value="618.8" calcext:value-type="float">
            <text:p>618.8</text:p>
          </table:table-cell>
          <table:table-cell office:value-type="float" office:value="623.1" calcext:value-type="float">
            <text:p>623.1</text:p>
          </table:table-cell>
          <table:table-cell office:value-type="float" office:value="628.05" calcext:value-type="float">
            <text:p>628.05</text:p>
          </table:table-cell>
          <table:table-cell office:value-type="float" office:value="611.5" calcext:value-type="float">
            <text:p>611.5</text:p>
          </table:table-cell>
          <table:table-cell office:value-type="float" office:value="639.55" calcext:value-type="float">
            <text:p>639.55</text:p>
          </table:table-cell>
          <table:table-cell office:value-type="float" office:value="626.1" calcext:value-type="float">
            <text:p>626.1</text:p>
          </table:table-cell>
          <table:table-cell office:value-type="float" office:value="628.3" calcext:value-type="float">
            <text:p>628.3</text:p>
          </table:table-cell>
          <table:table-cell office:value-type="float" office:value="626.3" calcext:value-type="float">
            <text:p>626.3</text:p>
          </table:table-cell>
          <table:table-cell office:value-type="float" office:value="620.3" calcext:value-type="float">
            <text:p>620.3</text:p>
          </table:table-cell>
          <table:table-cell office:value-type="float" office:value="624.65" calcext:value-type="float">
            <text:p>624.65</text:p>
          </table:table-cell>
          <table:table-cell office:value-type="float" office:value="608.05" calcext:value-type="float">
            <text:p>608.05</text:p>
          </table:table-cell>
          <table:table-cell office:value-type="float" office:value="625.1" calcext:value-type="float">
            <text:p>625.1</text:p>
          </table:table-cell>
          <table:table-cell office:value-type="float" office:value="611.3" calcext:value-type="float">
            <text:p>611.3</text:p>
          </table:table-cell>
          <table:table-cell office:value-type="float" office:value="619.45" calcext:value-type="float">
            <text:p>619.45</text:p>
          </table:table-cell>
          <table:table-cell office:value-type="float" office:value="524" calcext:value-type="float">
            <text:p>524</text:p>
          </table:table-cell>
          <table:table-cell office:value-type="float" office:value="728.7" calcext:value-type="float">
            <text:p>728.7</text:p>
          </table:table-cell>
          <table:table-cell office:value-type="float" office:value="785.05" calcext:value-type="float">
            <text:p>785.05</text:p>
          </table:table-cell>
          <table:table-cell office:value-type="float" office:value="775.2" calcext:value-type="float">
            <text:p>775.2</text:p>
          </table:table-cell>
          <table:table-cell office:value-type="float" office:value="749.7" calcext:value-type="float">
            <text:p>749.7</text:p>
          </table:table-cell>
          <table:table-cell office:value-type="float" office:value="748.25" calcext:value-type="float">
            <text:p>748.25</text:p>
          </table:table-cell>
          <table:table-cell office:value-type="float" office:value="748.65" calcext:value-type="float">
            <text:p>748.65</text:p>
          </table:table-cell>
          <table:table-cell office:value-type="float" office:value="754" calcext:value-type="float">
            <text:p>754</text:p>
          </table:table-cell>
          <table:table-cell office:value-type="float" office:value="746.1" calcext:value-type="float">
            <text:p>746.1</text:p>
          </table:table-cell>
          <table:table-cell office:value-type="float" office:value="759.6" calcext:value-type="float">
            <text:p>759.6</text:p>
          </table:table-cell>
          <table:table-cell office:value-type="float" office:value="750.15" calcext:value-type="float">
            <text:p>750.15</text:p>
          </table:table-cell>
          <table:table-cell office:value-type="float" office:value="762.7" calcext:value-type="float">
            <text:p>762.7</text:p>
          </table:table-cell>
          <table:table-cell office:value-type="float" office:value="749.6" calcext:value-type="float">
            <text:p>749.6</text:p>
          </table:table-cell>
          <table:table-cell office:value-type="float" office:value="759.35" calcext:value-type="float">
            <text:p>759.35</text:p>
          </table:table-cell>
          <table:table-cell office:value-type="float" office:value="772.55" calcext:value-type="float">
            <text:p>772.55</text:p>
          </table:table-cell>
          <table:table-cell office:value-type="float" office:value="761.7" calcext:value-type="float">
            <text:p>761.7</text:p>
          </table:table-cell>
          <table:table-cell office:value-type="float" office:value="755.4" calcext:value-type="float">
            <text:p>755.4</text:p>
          </table:table-cell>
          <table:table-cell office:value-type="float" office:value="744.5" calcext:value-type="float">
            <text:p>744.5</text:p>
          </table:table-cell>
          <table:table-cell office:value-type="float" office:value="748.4" calcext:value-type="float">
            <text:p>748.4</text:p>
          </table:table-cell>
          <table:table-cell office:value-type="float" office:value="768.5" calcext:value-type="float">
            <text:p>768.5</text:p>
          </table:table-cell>
          <table:table-cell office:value-type="float" office:value="748.55" calcext:value-type="float">
            <text:p>748.55</text:p>
          </table:table-cell>
          <table:table-cell office:value-type="float" office:value="759.2" calcext:value-type="float">
            <text:p>759.2</text:p>
          </table:table-cell>
          <table:table-cell office:value-type="float" office:value="767.35" calcext:value-type="float">
            <text:p>767.35</text:p>
          </table:table-cell>
          <table:table-cell office:value-type="float" office:value="747.1" calcext:value-type="float">
            <text:p>747.1</text:p>
          </table:table-cell>
          <table:table-cell office:value-type="float" office:value="765" calcext:value-type="float">
            <text:p>765</text:p>
          </table:table-cell>
          <table:table-cell office:value-type="float" office:value="744.5" calcext:value-type="float">
            <text:p>744.5</text:p>
          </table:table-cell>
          <table:table-cell office:value-type="float" office:value="752.35" calcext:value-type="float">
            <text:p>752.35</text:p>
          </table:table-cell>
          <table:table-cell office:value-type="float" office:value="744.35" calcext:value-type="float">
            <text:p>744.35</text:p>
          </table:table-cell>
          <table:table-cell office:value-type="float" office:value="773.15" calcext:value-type="float">
            <text:p>773.15</text:p>
          </table:table-cell>
          <table:table-cell office:value-type="float" office:value="776.2" calcext:value-type="float">
            <text:p>776.2</text:p>
          </table:table-cell>
          <table:table-cell office:value-type="float" office:value="711.8" calcext:value-type="float">
            <text:p>711.8</text:p>
          </table:table-cell>
          <table:table-cell office:value-type="float" office:value="620.5" calcext:value-type="float">
            <text:p>620.5</text:p>
          </table:table-cell>
          <table:table-cell office:value-type="float" office:value="529.2" calcext:value-type="float">
            <text:p>529.2</text:p>
          </table:table-cell>
          <table:table-cell office:value-type="float" office:value="713" calcext:value-type="float">
            <text:p>713</text:p>
          </table:table-cell>
          <table:table-cell office:value-type="float" office:value="779.15" calcext:value-type="float">
            <text:p>779.15</text:p>
          </table:table-cell>
          <table:table-cell office:value-type="float" office:value="755.05" calcext:value-type="float">
            <text:p>755.05</text:p>
          </table:table-cell>
          <table:table-cell office:value-type="float" office:value="794.35" calcext:value-type="float">
            <text:p>794.35</text:p>
          </table:table-cell>
          <table:table-cell office:value-type="float" office:value="730.9" calcext:value-type="float">
            <text:p>730.9</text:p>
          </table:table-cell>
          <table:table-cell office:value-type="float" office:value="735.85" calcext:value-type="float">
            <text:p>735.85</text:p>
          </table:table-cell>
          <table:table-cell office:value-type="float" office:value="721.7" calcext:value-type="float">
            <text:p>721.7</text:p>
          </table:table-cell>
          <table:table-cell office:value-type="float" office:value="695.35" calcext:value-type="float">
            <text:p>695.35</text:p>
          </table:table-cell>
          <table:table-cell office:value-type="float" office:value="714.5" calcext:value-type="float">
            <text:p>714.5</text:p>
          </table:table-cell>
          <table:table-cell office:value-type="float" office:value="733.1" calcext:value-type="float">
            <text:p>733.1</text:p>
          </table:table-cell>
          <table:table-cell office:value-type="float" office:value="720.35" calcext:value-type="float">
            <text:p>720.35</text:p>
          </table:table-cell>
          <table:table-cell office:value-type="float" office:value="711.45" calcext:value-type="float">
            <text:p>711.45</text:p>
          </table:table-cell>
          <table:table-cell office:value-type="float" office:value="719.95" calcext:value-type="float">
            <text:p>719.95</text:p>
          </table:table-cell>
          <table:table-cell office:value-type="float" office:value="725.2" calcext:value-type="float">
            <text:p>725.2</text:p>
          </table:table-cell>
          <table:table-cell office:value-type="float" office:value="725.5" calcext:value-type="float">
            <text:p>725.5</text:p>
          </table:table-cell>
          <table:table-cell office:value-type="float" office:value="726.55" calcext:value-type="float">
            <text:p>726.55</text:p>
          </table:table-cell>
          <table:table-cell office:value-type="float" office:value="707.75" calcext:value-type="float">
            <text:p>707.75</text:p>
          </table:table-cell>
          <table:table-cell office:value-type="float" office:value="710.5" calcext:value-type="float">
            <text:p>710.5</text:p>
          </table:table-cell>
          <table:table-cell office:value-type="float" office:value="712.55" calcext:value-type="float">
            <text:p>712.55</text:p>
          </table:table-cell>
          <table:table-cell office:value-type="float" office:value="721.45" calcext:value-type="float">
            <text:p>721.45</text:p>
          </table:table-cell>
          <table:table-cell office:value-type="float" office:value="715.55" calcext:value-type="float">
            <text:p>715.55</text:p>
          </table:table-cell>
          <table:table-cell office:value-type="float" office:value="718.7" calcext:value-type="float">
            <text:p>718.7</text:p>
          </table:table-cell>
          <table:table-cell office:value-type="float" office:value="715.3" calcext:value-type="float">
            <text:p>715.3</text:p>
          </table:table-cell>
          <table:table-cell office:value-type="float" office:value="734.1" calcext:value-type="float">
            <text:p>734.1</text:p>
          </table:table-cell>
          <table:table-cell office:value-type="float" office:value="704.25" calcext:value-type="float">
            <text:p>704.25</text:p>
          </table:table-cell>
          <table:table-cell office:value-type="float" office:value="713.8" calcext:value-type="float">
            <text:p>713.8</text:p>
          </table:table-cell>
          <table:table-cell office:value-type="float" office:value="791.65" calcext:value-type="float">
            <text:p>791.65</text:p>
          </table:table-cell>
          <table:table-cell office:value-type="float" office:value="735.7" calcext:value-type="float">
            <text:p>735.7</text:p>
          </table:table-cell>
          <table:table-cell office:value-type="float" office:value="767.2" calcext:value-type="float">
            <text:p>767.2</text:p>
          </table:table-cell>
          <table:table-cell office:value-type="float" office:value="705.15" calcext:value-type="float">
            <text:p>705.15</text:p>
          </table:table-cell>
          <table:table-cell office:value-type="float" office:value="631.4" calcext:value-type="float">
            <text:p>631.4</text:p>
          </table:table-cell>
          <table:table-cell office:value-type="float" office:value="526.25" calcext:value-type="float">
            <text:p>526.25</text:p>
          </table:table-cell>
          <table:table-cell office:value-type="float" office:value="709.65" calcext:value-type="float">
            <text:p>709.65</text:p>
          </table:table-cell>
          <table:table-cell office:value-type="float" office:value="792.2" calcext:value-type="float">
            <text:p>792.2</text:p>
          </table:table-cell>
          <table:table-cell office:value-type="float" office:value="738.3" calcext:value-type="float">
            <text:p>738.3</text:p>
          </table:table-cell>
          <table:table-cell office:value-type="float" office:value="712.1" calcext:value-type="float">
            <text:p>712.1</text:p>
          </table:table-cell>
          <table:table-cell office:value-type="float" office:value="683.3" calcext:value-type="float">
            <text:p>683.3</text:p>
          </table:table-cell>
          <table:table-cell office:value-type="float" office:value="693.15" calcext:value-type="float">
            <text:p>693.15</text:p>
          </table:table-cell>
          <table:table-cell office:value-type="float" office:value="690.1" calcext:value-type="float">
            <text:p>690.1</text:p>
          </table:table-cell>
          <table:table-cell office:value-type="float" office:value="677.7" calcext:value-type="float">
            <text:p>677.7</text:p>
          </table:table-cell>
          <table:table-cell office:value-type="float" office:value="692.95" calcext:value-type="float">
            <text:p>692.95</text:p>
          </table:table-cell>
          <table:table-cell office:value-type="float" office:value="690.55" calcext:value-type="float">
            <text:p>690.55</text:p>
          </table:table-cell>
          <table:table-cell office:value-type="float" office:value="695.4" calcext:value-type="float">
            <text:p>695.4</text:p>
          </table:table-cell>
          <table:table-cell office:value-type="float" office:value="683.9" calcext:value-type="float">
            <text:p>683.9</text:p>
          </table:table-cell>
          <table:table-cell office:value-type="float" office:value="696.25" calcext:value-type="float">
            <text:p>696.25</text:p>
          </table:table-cell>
          <table:table-cell office:value-type="float" office:value="692.2" calcext:value-type="float">
            <text:p>692.2</text:p>
          </table:table-cell>
          <table:table-cell office:value-type="float" office:value="690.5" calcext:value-type="float">
            <text:p>690.5</text:p>
          </table:table-cell>
          <table:table-cell office:value-type="float" office:value="689.9" calcext:value-type="float">
            <text:p>689.9</text:p>
          </table:table-cell>
          <table:table-cell office:value-type="float" office:value="678.4" calcext:value-type="float">
            <text:p>678.4</text:p>
          </table:table-cell>
          <table:table-cell office:value-type="float" office:value="692.05" calcext:value-type="float">
            <text:p>692.05</text:p>
          </table:table-cell>
          <table:table-cell office:value-type="float" office:value="700.9" calcext:value-type="float">
            <text:p>700.9</text:p>
          </table:table-cell>
          <table:table-cell office:value-type="float" office:value="681.1" calcext:value-type="float">
            <text:p>681.1</text:p>
          </table:table-cell>
          <table:table-cell office:value-type="float" office:value="686.8" calcext:value-type="float">
            <text:p>686.8</text:p>
          </table:table-cell>
          <table:table-cell office:value-type="float" office:value="699.35" calcext:value-type="float">
            <text:p>699.35</text:p>
          </table:table-cell>
          <table:table-cell office:value-type="float" office:value="692" calcext:value-type="float">
            <text:p>692</text:p>
          </table:table-cell>
          <table:table-cell office:value-type="float" office:value="701" calcext:value-type="float">
            <text:p>701</text:p>
          </table:table-cell>
          <table:table-cell office:value-type="float" office:value="694.6" calcext:value-type="float">
            <text:p>694.6</text:p>
          </table:table-cell>
          <table:table-cell office:value-type="float" office:value="689" calcext:value-type="float">
            <text:p>689</text:p>
          </table:table-cell>
          <table:table-cell office:value-type="float" office:value="718.8" calcext:value-type="float">
            <text:p>718.8</text:p>
          </table:table-cell>
          <table:table-cell office:value-type="float" office:value="733.45" calcext:value-type="float">
            <text:p>733.45</text:p>
          </table:table-cell>
          <table:table-cell office:value-type="float" office:value="779.6" calcext:value-type="float">
            <text:p>779.6</text:p>
          </table:table-cell>
          <table:table-cell office:value-type="float" office:value="699.3" calcext:value-type="float">
            <text:p>699.3</text:p>
          </table:table-cell>
          <table:table-cell office:value-type="float" office:value="633" calcext:value-type="float">
            <text:p>633</text:p>
          </table:table-cell>
          <table:table-cell office:value-type="float" office:value="532.5" calcext:value-type="float">
            <text:p>532.5</text:p>
          </table:table-cell>
          <table:table-cell office:value-type="float" office:value="714.6" calcext:value-type="float">
            <text:p>714.6</text:p>
          </table:table-cell>
          <table:table-cell office:value-type="float" office:value="785.4" calcext:value-type="float">
            <text:p>785.4</text:p>
          </table:table-cell>
          <table:table-cell office:value-type="float" office:value="759.4" calcext:value-type="float">
            <text:p>759.4</text:p>
          </table:table-cell>
          <table:table-cell office:value-type="float" office:value="715.4" calcext:value-type="float">
            <text:p>715.4</text:p>
          </table:table-cell>
          <table:table-cell office:value-type="float" office:value="694.2" calcext:value-type="float">
            <text:p>694.2</text:p>
          </table:table-cell>
          <table:table-cell office:value-type="float" office:value="729.5" calcext:value-type="float">
            <text:p>729.5</text:p>
          </table:table-cell>
          <table:table-cell office:value-type="float" office:value="719.5" calcext:value-type="float">
            <text:p>719.5</text:p>
          </table:table-cell>
          <table:table-cell office:value-type="float" office:value="724.35" calcext:value-type="float">
            <text:p>724.35</text:p>
          </table:table-cell>
          <table:table-cell office:value-type="float" office:value="740.4" calcext:value-type="float">
            <text:p>740.4</text:p>
          </table:table-cell>
          <table:table-cell office:value-type="float" office:value="736.35" calcext:value-type="float">
            <text:p>736.35</text:p>
          </table:table-cell>
          <table:table-cell office:value-type="float" office:value="743.75" calcext:value-type="float">
            <text:p>743.75</text:p>
          </table:table-cell>
          <table:table-cell office:value-type="float" office:value="735.85" calcext:value-type="float">
            <text:p>735.85</text:p>
          </table:table-cell>
          <table:table-cell office:value-type="float" office:value="747" calcext:value-type="float">
            <text:p>747</text:p>
          </table:table-cell>
          <table:table-cell office:value-type="float" office:value="742.3" calcext:value-type="float">
            <text:p>742.3</text:p>
          </table:table-cell>
          <table:table-cell office:value-type="float" office:value="741.2" calcext:value-type="float">
            <text:p>741.2</text:p>
          </table:table-cell>
          <table:table-cell office:value-type="float" office:value="733.3" calcext:value-type="float">
            <text:p>733.3</text:p>
          </table:table-cell>
          <table:table-cell office:value-type="float" office:value="727.4" calcext:value-type="float">
            <text:p>727.4</text:p>
          </table:table-cell>
          <table:table-cell office:value-type="float" office:value="680.4" calcext:value-type="float">
            <text:p>680.4</text:p>
          </table:table-cell>
          <table:table-cell office:value-type="float" office:value="674" calcext:value-type="float">
            <text:p>674</text:p>
          </table:table-cell>
          <table:table-cell office:value-type="float" office:value="684.65" calcext:value-type="float">
            <text:p>684.65</text:p>
          </table:table-cell>
          <table:table-cell office:value-type="float" office:value="676.95" calcext:value-type="float">
            <text:p>676.95</text:p>
          </table:table-cell>
          <table:table-cell office:value-type="float" office:value="692.05" calcext:value-type="float">
            <text:p>692.05</text:p>
          </table:table-cell>
          <table:table-cell office:value-type="float" office:value="686.75" calcext:value-type="float">
            <text:p>686.75</text:p>
          </table:table-cell>
          <table:table-cell office:value-type="float" office:value="683.9" calcext:value-type="float">
            <text:p>683.9</text:p>
          </table:table-cell>
          <table:table-cell office:value-type="float" office:value="658.5" calcext:value-type="float">
            <text:p>658.5</text:p>
          </table:table-cell>
          <table:table-cell office:value-type="float" office:value="682.45" calcext:value-type="float">
            <text:p>682.45</text:p>
          </table:table-cell>
          <table:table-cell office:value-type="float" office:value="714.4" calcext:value-type="float">
            <text:p>714.4</text:p>
          </table:table-cell>
          <table:table-cell office:value-type="float" office:value="732.9" calcext:value-type="float">
            <text:p>732.9</text:p>
          </table:table-cell>
          <table:table-cell office:value-type="float" office:value="769.25" calcext:value-type="float">
            <text:p>769.25</text:p>
          </table:table-cell>
          <table:table-cell office:value-type="float" office:value="700.6" calcext:value-type="float">
            <text:p>700.6</text:p>
          </table:table-cell>
          <table:table-cell office:value-type="float" office:value="634.75" calcext:value-type="float">
            <text:p>634.75</text:p>
          </table:table-cell>
          <table:table-cell office:value-type="float" office:value="525.55" calcext:value-type="float">
            <text:p>525.55</text:p>
          </table:table-cell>
          <table:table-cell office:value-type="float" office:value="719.4" calcext:value-type="float">
            <text:p>719.4</text:p>
          </table:table-cell>
          <table:table-cell office:value-type="float" office:value="780.55" calcext:value-type="float">
            <text:p>780.55</text:p>
          </table:table-cell>
          <table:table-cell office:value-type="float" office:value="747.4" calcext:value-type="float">
            <text:p>747.4</text:p>
          </table:table-cell>
          <table:table-cell office:value-type="float" office:value="715" calcext:value-type="float">
            <text:p>715</text:p>
          </table:table-cell>
          <table:table-cell office:value-type="float" office:value="690.65" calcext:value-type="float">
            <text:p>690.65</text:p>
          </table:table-cell>
          <table:table-cell office:value-type="float" office:value="674.45" calcext:value-type="float">
            <text:p>674.45</text:p>
          </table:table-cell>
          <table:table-cell office:value-type="float" office:value="799.6" calcext:value-type="float">
            <text:p>799.6</text:p>
          </table:table-cell>
          <table:table-cell office:value-type="float" office:value="741.15" calcext:value-type="float">
            <text:p>741.15</text:p>
          </table:table-cell>
          <table:table-cell office:value-type="float" office:value="723.7" calcext:value-type="float">
            <text:p>723.7</text:p>
          </table:table-cell>
          <table:table-cell office:value-type="float" office:value="747.4" calcext:value-type="float">
            <text:p>747.4</text:p>
          </table:table-cell>
          <table:table-cell office:value-type="float" office:value="736.2" calcext:value-type="float">
            <text:p>736.2</text:p>
          </table:table-cell>
          <table:table-cell office:value-type="float" office:value="740.85" calcext:value-type="float">
            <text:p>740.85</text:p>
          </table:table-cell>
          <table:table-cell office:value-type="float" office:value="744" calcext:value-type="float">
            <text:p>744</text:p>
          </table:table-cell>
          <table:table-cell office:value-type="float" office:value="753.8" calcext:value-type="float">
            <text:p>753.8</text:p>
          </table:table-cell>
          <table:table-cell office:value-type="float" office:value="750.95" calcext:value-type="float">
            <text:p>750.95</text:p>
          </table:table-cell>
          <table:table-cell office:value-type="float" office:value="739.6" calcext:value-type="float">
            <text:p>739.6</text:p>
          </table:table-cell>
          <table:table-cell office:value-type="float" office:value="725" calcext:value-type="float">
            <text:p>725</text:p>
          </table:table-cell>
          <table:table-cell office:value-type="float" office:value="724.4" calcext:value-type="float">
            <text:p>724.4</text:p>
          </table:table-cell>
          <table:table-cell office:value-type="float" office:value="728" calcext:value-type="float">
            <text:p>728</text:p>
          </table:table-cell>
          <table:table-cell office:value-type="float" office:value="718.75" calcext:value-type="float">
            <text:p>718.75</text:p>
          </table:table-cell>
          <table:table-cell office:value-type="float" office:value="714.7" calcext:value-type="float">
            <text:p>714.7</text:p>
          </table:table-cell>
          <table:table-cell office:value-type="float" office:value="731.95" calcext:value-type="float">
            <text:p>731.95</text:p>
          </table:table-cell>
          <table:table-cell office:value-type="float" office:value="720.5" calcext:value-type="float">
            <text:p>720.5</text:p>
          </table:table-cell>
          <table:table-cell office:value-type="float" office:value="798.05" calcext:value-type="float">
            <text:p>798.05</text:p>
          </table:table-cell>
          <table:table-cell office:value-type="float" office:value="671.4" calcext:value-type="float">
            <text:p>671.4</text:p>
          </table:table-cell>
          <table:table-cell office:value-type="float" office:value="677.45" calcext:value-type="float">
            <text:p>677.45</text:p>
          </table:table-cell>
          <table:table-cell office:value-type="float" office:value="705.8" calcext:value-type="float">
            <text:p>705.8</text:p>
          </table:table-cell>
          <table:table-cell office:value-type="float" office:value="731.3" calcext:value-type="float">
            <text:p>731.3</text:p>
          </table:table-cell>
          <table:table-cell office:value-type="float" office:value="782.35" calcext:value-type="float">
            <text:p>782.35</text:p>
          </table:table-cell>
          <table:table-cell office:value-type="float" office:value="695.15" calcext:value-type="float">
            <text:p>695.15</text:p>
          </table:table-cell>
          <table:table-cell office:value-type="float" office:value="619.75" calcext:value-type="float">
            <text:p>619.75</text:p>
          </table:table-cell>
          <table:table-cell office:value-type="float" office:value="534.6" calcext:value-type="float">
            <text:p>534.6</text:p>
          </table:table-cell>
          <table:table-cell office:value-type="float" office:value="715.8" calcext:value-type="float">
            <text:p>715.8</text:p>
          </table:table-cell>
          <table:table-cell office:value-type="float" office:value="772.95" calcext:value-type="float">
            <text:p>772.95</text:p>
          </table:table-cell>
          <table:table-cell office:value-type="float" office:value="760.65" calcext:value-type="float">
            <text:p>760.65</text:p>
          </table:table-cell>
          <table:table-cell office:value-type="float" office:value="722.2" calcext:value-type="float">
            <text:p>722.2</text:p>
          </table:table-cell>
          <table:table-cell office:value-type="float" office:value="696.65" calcext:value-type="float">
            <text:p>696.65</text:p>
          </table:table-cell>
          <table:table-cell office:value-type="float" office:value="688.95" calcext:value-type="float">
            <text:p>688.95</text:p>
          </table:table-cell>
          <table:table-cell office:value-type="float" office:value="724.3" calcext:value-type="float">
            <text:p>724.3</text:p>
          </table:table-cell>
          <table:table-cell office:value-type="float" office:value="773" calcext:value-type="float">
            <text:p>773</text:p>
          </table:table-cell>
          <table:table-cell office:value-type="float" office:value="769.85" calcext:value-type="float">
            <text:p>769.85</text:p>
          </table:table-cell>
          <table:table-cell office:value-type="float" office:value="785.35" calcext:value-type="float">
            <text:p>785.35</text:p>
          </table:table-cell>
          <table:table-cell office:value-type="float" office:value="783.1" calcext:value-type="float">
            <text:p>783.1</text:p>
          </table:table-cell>
          <table:table-cell office:value-type="float" office:value="764.3" calcext:value-type="float">
            <text:p>764.3</text:p>
          </table:table-cell>
          <table:table-cell office:value-type="float" office:value="776.75" calcext:value-type="float">
            <text:p>776.75</text:p>
          </table:table-cell>
          <table:table-cell office:value-type="float" office:value="788.65" calcext:value-type="float">
            <text:p>788.65</text:p>
          </table:table-cell>
          <table:table-cell office:value-type="float" office:value="771.2" calcext:value-type="float">
            <text:p>771.2</text:p>
          </table:table-cell>
          <table:table-cell office:value-type="float" office:value="775.2" calcext:value-type="float">
            <text:p>775.2</text:p>
          </table:table-cell>
          <table:table-cell office:value-type="float" office:value="780.05" calcext:value-type="float">
            <text:p>780.05</text:p>
          </table:table-cell>
          <table:table-cell office:value-type="float" office:value="771.25" calcext:value-type="float">
            <text:p>771.25</text:p>
          </table:table-cell>
          <table:table-cell office:value-type="float" office:value="776.9" calcext:value-type="float">
            <text:p>776.9</text:p>
          </table:table-cell>
          <table:table-cell office:value-type="float" office:value="769.75" calcext:value-type="float">
            <text:p>769.75</text:p>
          </table:table-cell>
          <table:table-cell office:value-type="float" office:value="760.15" calcext:value-type="float">
            <text:p>760.15</text:p>
          </table:table-cell>
          <table:table-cell office:value-type="float" office:value="770.85" calcext:value-type="float">
            <text:p>770.85</text:p>
          </table:table-cell>
          <table:table-cell office:value-type="float" office:value="780.05" calcext:value-type="float">
            <text:p>780.05</text:p>
          </table:table-cell>
          <table:table-cell office:value-type="float" office:value="712.85" calcext:value-type="float">
            <text:p>712.85</text:p>
          </table:table-cell>
          <table:table-cell office:value-type="float" office:value="675" calcext:value-type="float">
            <text:p>675</text:p>
          </table:table-cell>
          <table:table-cell office:value-type="float" office:value="689.8" calcext:value-type="float">
            <text:p>689.8</text:p>
          </table:table-cell>
          <table:table-cell office:value-type="float" office:value="715.9" calcext:value-type="float">
            <text:p>715.9</text:p>
          </table:table-cell>
          <table:table-cell office:value-type="float" office:value="747.1" calcext:value-type="float">
            <text:p>747.1</text:p>
          </table:table-cell>
          <table:table-cell office:value-type="float" office:value="787.2" calcext:value-type="float">
            <text:p>787.2</text:p>
          </table:table-cell>
          <table:table-cell office:value-type="float" office:value="709.3" calcext:value-type="float">
            <text:p>709.3</text:p>
          </table:table-cell>
          <table:table-cell office:value-type="float" office:value="626" calcext:value-type="float">
            <text:p>626</text:p>
          </table:table-cell>
          <table:table-cell office:value-type="float" office:value="526.85" calcext:value-type="float">
            <text:p>526.85</text:p>
          </table:table-cell>
          <table:table-cell office:value-type="float" office:value="719.2" calcext:value-type="float">
            <text:p>719.2</text:p>
          </table:table-cell>
          <table:table-cell office:value-type="float" office:value="780.95" calcext:value-type="float">
            <text:p>780.95</text:p>
          </table:table-cell>
          <table:table-cell office:value-type="float" office:value="742.7" calcext:value-type="float">
            <text:p>742.7</text:p>
          </table:table-cell>
          <table:table-cell office:value-type="float" office:value="724.3" calcext:value-type="float">
            <text:p>724.3</text:p>
          </table:table-cell>
          <table:table-cell office:value-type="float" office:value="692.25" calcext:value-type="float">
            <text:p>692.25</text:p>
          </table:table-cell>
          <table:table-cell office:value-type="float" office:value="683.5" calcext:value-type="float">
            <text:p>683.5</text:p>
          </table:table-cell>
          <table:table-cell office:value-type="float" office:value="740.75" calcext:value-type="float">
            <text:p>740.75</text:p>
          </table:table-cell>
          <table:table-cell office:value-type="float" office:value="767.7" calcext:value-type="float">
            <text:p>767.7</text:p>
          </table:table-cell>
          <table:table-cell office:value-type="float" office:value="716.7" calcext:value-type="float">
            <text:p>716.7</text:p>
          </table:table-cell>
          <table:table-cell office:value-type="float" office:value="709.5" calcext:value-type="float">
            <text:p>709.5</text:p>
          </table:table-cell>
          <table:table-cell office:value-type="float" office:value="725.1" calcext:value-type="float">
            <text:p>725.1</text:p>
          </table:table-cell>
          <table:table-cell office:value-type="float" office:value="712.8" calcext:value-type="float">
            <text:p>712.8</text:p>
          </table:table-cell>
          <table:table-cell office:value-type="float" office:value="721.6" calcext:value-type="float">
            <text:p>721.6</text:p>
          </table:table-cell>
          <table:table-cell office:value-type="float" office:value="717.55" calcext:value-type="float">
            <text:p>717.55</text:p>
          </table:table-cell>
          <table:table-cell office:value-type="float" office:value="722.3" calcext:value-type="float">
            <text:p>722.3</text:p>
          </table:table-cell>
          <table:table-cell office:value-type="float" office:value="730.1" calcext:value-type="float">
            <text:p>730.1</text:p>
          </table:table-cell>
          <table:table-cell office:value-type="float" office:value="717.5" calcext:value-type="float">
            <text:p>717.5</text:p>
          </table:table-cell>
          <table:table-cell office:value-type="float" office:value="711.2" calcext:value-type="float">
            <text:p>711.2</text:p>
          </table:table-cell>
          <table:table-cell office:value-type="float" office:value="722.85" calcext:value-type="float">
            <text:p>722.85</text:p>
          </table:table-cell>
          <table:table-cell office:value-type="float" office:value="723.15" calcext:value-type="float">
            <text:p>723.15</text:p>
          </table:table-cell>
          <table:table-cell office:value-type="float" office:value="715.8" calcext:value-type="float">
            <text:p>715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9.75" calcext:value-type="float">
            <text:p>759.75</text:p>
          </table:table-cell>
          <table:table-cell office:value-type="float" office:value="719.9" calcext:value-type="float">
            <text:p>719.9</text:p>
          </table:table-cell>
          <table:table-cell office:value-type="float" office:value="672.25" calcext:value-type="float">
            <text:p>672.25</text:p>
          </table:table-cell>
          <table:table-cell office:value-type="float" office:value="684.9" calcext:value-type="float">
            <text:p>684.9</text:p>
          </table:table-cell>
          <table:table-cell office:value-type="float" office:value="728.45" calcext:value-type="float">
            <text:p>728.45</text:p>
          </table:table-cell>
          <table:table-cell office:value-type="float" office:value="749.1" calcext:value-type="float">
            <text:p>749.1</text:p>
          </table:table-cell>
          <table:table-cell office:value-type="float" office:value="776.65" calcext:value-type="float">
            <text:p>776.65</text:p>
          </table:table-cell>
          <table:table-cell office:value-type="float" office:value="712.4" calcext:value-type="float">
            <text:p>712.4</text:p>
          </table:table-cell>
          <table:table-cell office:value-type="float" office:value="622.75" calcext:value-type="float">
            <text:p>622.75</text:p>
          </table:table-cell>
          <table:table-cell office:value-type="float" office:value="523.75" calcext:value-type="float">
            <text:p>523.75</text:p>
          </table:table-cell>
          <table:table-cell office:value-type="float" office:value="713.65" calcext:value-type="float">
            <text:p>713.65</text:p>
          </table:table-cell>
          <table:table-cell office:value-type="float" office:value="796.05" calcext:value-type="float">
            <text:p>796.05</text:p>
          </table:table-cell>
          <table:table-cell office:value-type="float" office:value="758.55" calcext:value-type="float">
            <text:p>758.55</text:p>
          </table:table-cell>
          <table:table-cell office:value-type="float" office:value="729.7" calcext:value-type="float">
            <text:p>729.7</text:p>
          </table:table-cell>
          <table:table-cell office:value-type="float" office:value="700.5" calcext:value-type="float">
            <text:p>700.5</text:p>
          </table:table-cell>
          <table:table-cell office:value-type="float" office:value="688.1" calcext:value-type="float">
            <text:p>688.1</text:p>
          </table:table-cell>
          <table:table-cell office:value-type="float" office:value="722.1" calcext:value-type="float">
            <text:p>722.1</text:p>
          </table:table-cell>
          <table:table-cell office:value-type="float" office:value="763.15" calcext:value-type="float">
            <text:p>763.15</text:p>
          </table:table-cell>
          <table:table-cell office:value-type="float" office:value="726.2" calcext:value-type="float">
            <text:p>726.2</text:p>
          </table:table-cell>
          <table:table-cell office:value-type="float" office:value="714.75" calcext:value-type="float">
            <text:p>714.75</text:p>
          </table:table-cell>
          <table:table-cell office:value-type="float" office:value="717.15" calcext:value-type="float">
            <text:p>717.15</text:p>
          </table:table-cell>
          <table:table-cell office:value-type="float" office:value="708.55" calcext:value-type="float">
            <text:p>708.55</text:p>
          </table:table-cell>
          <table:table-cell office:value-type="float" office:value="720.3" calcext:value-type="float">
            <text:p>720.3</text:p>
          </table:table-cell>
          <table:table-cell office:value-type="float" office:value="714.8" calcext:value-type="float">
            <text:p>714.8</text:p>
          </table:table-cell>
          <table:table-cell office:value-type="float" office:value="718.75" calcext:value-type="float">
            <text:p>718.75</text:p>
          </table:table-cell>
          <table:table-cell office:value-type="float" office:value="718" calcext:value-type="float">
            <text:p>718</text:p>
          </table:table-cell>
          <table:table-cell office:value-type="float" office:value="718.2" calcext:value-type="float">
            <text:p>718.2</text:p>
          </table:table-cell>
          <table:table-cell office:value-type="float" office:value="699.9" calcext:value-type="float">
            <text:p>699.9</text:p>
          </table:table-cell>
          <table:table-cell office:value-type="float" office:value="709.65" calcext:value-type="float">
            <text:p>709.65</text:p>
          </table:table-cell>
          <table:table-cell office:value-type="float" office:value="715.95" calcext:value-type="float">
            <text:p>715.95</text:p>
          </table:table-cell>
          <table:table-cell office:value-type="float" office:value="718.7" calcext:value-type="float">
            <text:p>718.7</text:p>
          </table:table-cell>
          <table:table-cell office:value-type="float" office:value="728.8" calcext:value-type="float">
            <text:p>728.8</text:p>
          </table:table-cell>
          <table:table-cell office:value-type="float" office:value="758.95" calcext:value-type="float">
            <text:p>758.95</text:p>
          </table:table-cell>
          <table:table-cell office:value-type="float" office:value="719" calcext:value-type="float">
            <text:p>719</text:p>
          </table:table-cell>
          <table:table-cell office:value-type="float" office:value="674.2" calcext:value-type="float">
            <text:p>674.2</text:p>
          </table:table-cell>
          <table:table-cell office:value-type="float" office:value="679.5" calcext:value-type="float">
            <text:p>679.5</text:p>
          </table:table-cell>
          <table:table-cell office:value-type="float" office:value="734" calcext:value-type="float">
            <text:p>734</text:p>
          </table:table-cell>
          <table:table-cell office:value-type="float" office:value="749.85" calcext:value-type="float">
            <text:p>749.85</text:p>
          </table:table-cell>
          <table:table-cell office:value-type="float" office:value="773.1" calcext:value-type="float">
            <text:p>773.1</text:p>
          </table:table-cell>
          <table:table-cell office:value-type="float" office:value="713.6" calcext:value-type="float">
            <text:p>713.6</text:p>
          </table:table-cell>
          <table:table-cell office:value-type="float" office:value="628.6" calcext:value-type="float">
            <text:p>628.6</text:p>
          </table:table-cell>
          <table:table-cell office:value-type="float" office:value="521.7" calcext:value-type="float">
            <text:p>521.7</text:p>
          </table:table-cell>
          <table:table-cell office:value-type="float" office:value="717.65" calcext:value-type="float">
            <text:p>717.65</text:p>
          </table:table-cell>
          <table:table-cell office:value-type="float" office:value="788.1" calcext:value-type="float">
            <text:p>788.1</text:p>
          </table:table-cell>
          <table:table-cell office:value-type="float" office:value="754.55" calcext:value-type="float">
            <text:p>754.55</text:p>
          </table:table-cell>
          <table:table-cell office:value-type="float" office:value="738.5" calcext:value-type="float">
            <text:p>738.5</text:p>
          </table:table-cell>
          <table:table-cell office:value-type="float" office:value="685.3" calcext:value-type="float">
            <text:p>685.3</text:p>
          </table:table-cell>
          <table:table-cell office:value-type="float" office:value="678" calcext:value-type="float">
            <text:p>678</text:p>
          </table:table-cell>
          <table:table-cell office:value-type="float" office:value="715.25" calcext:value-type="float">
            <text:p>715.25</text:p>
          </table:table-cell>
          <table:table-cell office:value-type="float" office:value="775.4" calcext:value-type="float">
            <text:p>775.4</text:p>
          </table:table-cell>
          <table:table-cell office:value-type="float" office:value="709.2" calcext:value-type="float">
            <text:p>709.2</text:p>
          </table:table-cell>
          <table:table-cell office:value-type="float" office:value="714.8" calcext:value-type="float">
            <text:p>714.8</text:p>
          </table:table-cell>
          <table:table-cell office:value-type="float" office:value="709.95" calcext:value-type="float">
            <text:p>709.95</text:p>
          </table:table-cell>
          <table:table-cell office:value-type="float" office:value="699.6" calcext:value-type="float">
            <text:p>699.6</text:p>
          </table:table-cell>
          <table:table-cell office:value-type="float" office:value="693.7" calcext:value-type="float">
            <text:p>693.7</text:p>
          </table:table-cell>
          <table:table-cell office:value-type="float" office:value="715.15" calcext:value-type="float">
            <text:p>715.15</text:p>
          </table:table-cell>
          <table:table-cell office:value-type="float" office:value="697.8" calcext:value-type="float">
            <text:p>697.8</text:p>
          </table:table-cell>
          <table:table-cell office:value-type="float" office:value="702.85" calcext:value-type="float">
            <text:p>702.85</text:p>
          </table:table-cell>
          <table:table-cell office:value-type="float" office:value="690.55" calcext:value-type="float">
            <text:p>690.55</text:p>
          </table:table-cell>
          <table:table-cell office:value-type="float" office:value="691.75" calcext:value-type="float">
            <text:p>691.75</text:p>
          </table:table-cell>
          <table:table-cell office:value-type="float" office:value="693.9" calcext:value-type="float">
            <text:p>693.9</text:p>
          </table:table-cell>
          <table:table-cell office:value-type="float" office:value="703.55" calcext:value-type="float">
            <text:p>703.55</text:p>
          </table:table-cell>
          <table:table-cell office:value-type="float" office:value="713.45" calcext:value-type="float">
            <text:p>713.45</text:p>
          </table:table-cell>
          <table:table-cell office:value-type="float" office:value="725" calcext:value-type="float">
            <text:p>725</text:p>
          </table:table-cell>
          <table:table-cell office:value-type="float" office:value="761.25" calcext:value-type="float">
            <text:p>761.25</text:p>
          </table:table-cell>
          <table:table-cell office:value-type="float" office:value="716.2" calcext:value-type="float">
            <text:p>716.2</text:p>
          </table:table-cell>
          <table:table-cell office:value-type="float" office:value="672.15" calcext:value-type="float">
            <text:p>672.15</text:p>
          </table:table-cell>
          <table:table-cell office:value-type="float" office:value="692.15" calcext:value-type="float">
            <text:p>692.15</text:p>
          </table:table-cell>
          <table:table-cell office:value-type="float" office:value="732.45" calcext:value-type="float">
            <text:p>732.45</text:p>
          </table:table-cell>
          <table:table-cell office:value-type="float" office:value="743.8" calcext:value-type="float">
            <text:p>743.8</text:p>
          </table:table-cell>
          <table:table-cell office:value-type="float" office:value="767.95" calcext:value-type="float">
            <text:p>767.95</text:p>
          </table:table-cell>
          <table:table-cell office:value-type="float" office:value="708.55" calcext:value-type="float">
            <text:p>708.55</text:p>
          </table:table-cell>
          <table:table-cell office:value-type="float" office:value="628.75" calcext:value-type="float">
            <text:p>628.75</text:p>
          </table:table-cell>
          <table:table-cell office:value-type="float" office:value="528.75" calcext:value-type="float">
            <text:p>528.75</text:p>
          </table:table-cell>
          <table:table-cell office:value-type="float" office:value="730.5" calcext:value-type="float">
            <text:p>730.5</text:p>
          </table:table-cell>
          <table:table-cell office:value-type="float" office:value="717.9" calcext:value-type="float">
            <text:p>717.9</text:p>
          </table:table-cell>
          <table:table-cell office:value-type="float" office:value="751.5" calcext:value-type="float">
            <text:p>751.5</text:p>
          </table:table-cell>
          <table:table-cell office:value-type="float" office:value="743.2" calcext:value-type="float">
            <text:p>743.2</text:p>
          </table:table-cell>
          <table:table-cell office:value-type="float" office:value="692.5" calcext:value-type="float">
            <text:p>692.5</text:p>
          </table:table-cell>
          <table:table-cell office:value-type="float" office:value="680.25" calcext:value-type="float">
            <text:p>680.25</text:p>
          </table:table-cell>
          <table:table-cell office:value-type="float" office:value="717.6" calcext:value-type="float">
            <text:p>717.6</text:p>
          </table:table-cell>
          <table:table-cell office:value-type="float" office:value="754.9" calcext:value-type="float">
            <text:p>754.9</text:p>
          </table:table-cell>
          <table:table-cell office:value-type="float" office:value="728.2" calcext:value-type="float">
            <text:p>728.2</text:p>
          </table:table-cell>
          <table:table-cell office:value-type="float" office:value="721.4" calcext:value-type="float">
            <text:p>721.4</text:p>
          </table:table-cell>
          <table:table-cell office:value-type="float" office:value="714.3" calcext:value-type="float">
            <text:p>714.3</text:p>
          </table:table-cell>
          <table:table-cell office:value-type="float" office:value="715.2" calcext:value-type="float">
            <text:p>715.2</text:p>
          </table:table-cell>
          <table:table-cell office:value-type="float" office:value="714.2" calcext:value-type="float">
            <text:p>714.2</text:p>
          </table:table-cell>
          <table:table-cell office:value-type="float" office:value="714.75" calcext:value-type="float">
            <text:p>714.75</text:p>
          </table:table-cell>
          <table:table-cell office:value-type="float" office:value="705.2" calcext:value-type="float">
            <text:p>705.2</text:p>
          </table:table-cell>
          <table:table-cell office:value-type="float" office:value="712.15" calcext:value-type="float">
            <text:p>712.15</text:p>
          </table:table-cell>
          <table:table-cell office:value-type="float" office:value="683.75" calcext:value-type="float">
            <text:p>683.75</text:p>
          </table:table-cell>
          <table:table-cell office:value-type="float" office:value="693.1" calcext:value-type="float">
            <text:p>693.1</text:p>
          </table:table-cell>
          <table:table-cell office:value-type="float" office:value="702.9" calcext:value-type="float">
            <text:p>702.9</text:p>
          </table:table-cell>
          <table:table-cell office:value-type="float" office:value="722.7" calcext:value-type="float">
            <text:p>722.7</text:p>
          </table:table-cell>
          <table:table-cell office:value-type="float" office:value="711.75" calcext:value-type="float">
            <text:p>711.75</text:p>
          </table:table-cell>
          <table:table-cell office:value-type="float" office:value="738.5" calcext:value-type="float">
            <text:p>738.5</text:p>
          </table:table-cell>
          <table:table-cell office:value-type="float" office:value="775.1" calcext:value-type="float">
            <text:p>775.1</text:p>
          </table:table-cell>
          <table:table-cell office:value-type="float" office:value="723.9" calcext:value-type="float">
            <text:p>723.9</text:p>
          </table:table-cell>
          <table:table-cell office:value-type="float" office:value="679.9" calcext:value-type="float">
            <text:p>679.9</text:p>
          </table:table-cell>
          <table:table-cell office:value-type="float" office:value="683.4" calcext:value-type="float">
            <text:p>683.4</text:p>
          </table:table-cell>
          <table:table-cell office:value-type="float" office:value="738.1" calcext:value-type="float">
            <text:p>738.1</text:p>
          </table:table-cell>
          <table:table-cell office:value-type="float" office:value="737.9" calcext:value-type="float">
            <text:p>737.9</text:p>
          </table:table-cell>
          <table:table-cell office:value-type="float" office:value="697.3" calcext:value-type="float">
            <text:p>697.3</text:p>
          </table:table-cell>
          <table:table-cell office:value-type="float" office:value="716.95" calcext:value-type="float">
            <text:p>716.95</text:p>
          </table:table-cell>
          <table:table-cell office:value-type="float" office:value="621.9" calcext:value-type="float">
            <text:p>621.9</text:p>
          </table:table-cell>
          <table:table-cell office:value-type="float" office:value="521.65" calcext:value-type="float">
            <text:p>521.65</text:p>
          </table:table-cell>
          <table:table-cell office:value-type="float" office:value="715.5" calcext:value-type="float">
            <text:p>715.5</text:p>
          </table:table-cell>
          <table:table-cell office:value-type="float" office:value="712.9" calcext:value-type="float">
            <text:p>712.9</text:p>
          </table:table-cell>
          <table:table-cell office:value-type="float" office:value="742.2" calcext:value-type="float">
            <text:p>742.2</text:p>
          </table:table-cell>
          <table:table-cell office:value-type="float" office:value="746.8" calcext:value-type="float">
            <text:p>746.8</text:p>
          </table:table-cell>
          <table:table-cell office:value-type="float" office:value="690.85" calcext:value-type="float">
            <text:p>690.85</text:p>
          </table:table-cell>
          <table:table-cell office:value-type="float" office:value="691.2" calcext:value-type="float">
            <text:p>691.2</text:p>
          </table:table-cell>
          <table:table-cell office:value-type="float" office:value="728.7" calcext:value-type="float">
            <text:p>728.7</text:p>
          </table:table-cell>
          <table:table-cell office:value-type="float" office:value="766.7" calcext:value-type="float">
            <text:p>766.7</text:p>
          </table:table-cell>
          <table:table-cell office:value-type="float" office:value="729.65" calcext:value-type="float">
            <text:p>729.65</text:p>
          </table:table-cell>
          <table:table-cell office:value-type="float" office:value="717.5" calcext:value-type="float">
            <text:p>717.5</text:p>
          </table:table-cell>
          <table:table-cell office:value-type="float" office:value="712.1" calcext:value-type="float">
            <text:p>712.1</text:p>
          </table:table-cell>
          <table:table-cell office:value-type="float" office:value="685.6" calcext:value-type="float">
            <text:p>685.6</text:p>
          </table:table-cell>
          <table:table-cell office:value-type="float" office:value="692.75" calcext:value-type="float">
            <text:p>692.75</text:p>
          </table:table-cell>
          <table:table-cell office:value-type="float" office:value="680.5" calcext:value-type="float">
            <text:p>680.5</text:p>
          </table:table-cell>
          <table:table-cell office:value-type="float" office:value="691.9" calcext:value-type="float">
            <text:p>691.9</text:p>
          </table:table-cell>
          <table:table-cell office:value-type="float" office:value="663.65" calcext:value-type="float">
            <text:p>663.65</text:p>
          </table:table-cell>
          <table:table-cell office:value-type="float" office:value="668.3" calcext:value-type="float">
            <text:p>668.3</text:p>
          </table:table-cell>
          <table:table-cell office:value-type="float" office:value="673.05" calcext:value-type="float">
            <text:p>673.05</text:p>
          </table:table-cell>
          <table:table-cell office:value-type="float" office:value="700.7" calcext:value-type="float">
            <text:p>700.7</text:p>
          </table:table-cell>
          <table:table-cell office:value-type="float" office:value="698.6" calcext:value-type="float">
            <text:p>698.6</text:p>
          </table:table-cell>
          <table:table-cell office:value-type="float" office:value="719" calcext:value-type="float">
            <text:p>719</text:p>
          </table:table-cell>
          <table:table-cell office:value-type="float" office:value="737.3" calcext:value-type="float">
            <text:p>737.3</text:p>
          </table:table-cell>
          <table:table-cell office:value-type="float" office:value="753" calcext:value-type="float">
            <text:p>753</text:p>
          </table:table-cell>
          <table:table-cell office:value-type="float" office:value="729.8" calcext:value-type="float">
            <text:p>729.8</text:p>
          </table:table-cell>
          <table:table-cell office:value-type="float" office:value="673.1" calcext:value-type="float">
            <text:p>673.1</text:p>
          </table:table-cell>
          <table:table-cell office:value-type="float" office:value="688.6" calcext:value-type="float">
            <text:p>688.6</text:p>
          </table:table-cell>
          <table:table-cell office:value-type="float" office:value="723.7" calcext:value-type="float">
            <text:p>723.7</text:p>
          </table:table-cell>
          <table:table-cell office:value-type="float" office:value="735.25" calcext:value-type="float">
            <text:p>735.25</text:p>
          </table:table-cell>
          <table:table-cell office:value-type="float" office:value="723" calcext:value-type="float">
            <text:p>723</text:p>
          </table:table-cell>
          <table:table-cell office:value-type="float" office:value="705.95" calcext:value-type="float">
            <text:p>705.95</text:p>
          </table:table-cell>
          <table:table-cell office:value-type="float" office:value="616.5" calcext:value-type="float">
            <text:p>616.5</text:p>
          </table:table-cell>
          <table:table-cell office:value-type="float" office:value="520.8" calcext:value-type="float">
            <text:p>520.8</text:p>
          </table:table-cell>
          <table:table-cell office:value-type="float" office:value="715.4" calcext:value-type="float">
            <text:p>715.4</text:p>
          </table:table-cell>
          <table:table-cell office:value-type="float" office:value="713.85" calcext:value-type="float">
            <text:p>713.85</text:p>
          </table:table-cell>
          <table:table-cell office:value-type="float" office:value="750.9" calcext:value-type="float">
            <text:p>750.9</text:p>
          </table:table-cell>
          <table:table-cell office:value-type="float" office:value="738.15" calcext:value-type="float">
            <text:p>738.15</text:p>
          </table:table-cell>
          <table:table-cell office:value-type="float" office:value="706.05" calcext:value-type="float">
            <text:p>706.05</text:p>
          </table:table-cell>
          <table:table-cell office:value-type="float" office:value="685.4" calcext:value-type="float">
            <text:p>685.4</text:p>
          </table:table-cell>
          <table:table-cell office:value-type="float" office:value="722.6" calcext:value-type="float">
            <text:p>722.6</text:p>
          </table:table-cell>
          <table:table-cell office:value-type="float" office:value="771.95" calcext:value-type="float">
            <text:p>771.95</text:p>
          </table:table-cell>
          <table:table-cell office:value-type="float" office:value="709.2" calcext:value-type="float">
            <text:p>709.2</text:p>
          </table:table-cell>
          <table:table-cell office:value-type="float" office:value="722.9" calcext:value-type="float">
            <text:p>722.9</text:p>
          </table:table-cell>
          <table:table-cell office:value-type="float" office:value="705.4" calcext:value-type="float">
            <text:p>705.4</text:p>
          </table:table-cell>
          <table:table-cell office:value-type="float" office:value="689.95" calcext:value-type="float">
            <text:p>689.95</text:p>
          </table:table-cell>
          <table:table-cell office:value-type="float" office:value="689.6" calcext:value-type="float">
            <text:p>689.6</text:p>
          </table:table-cell>
          <table:table-cell office:value-type="float" office:value="700.8" calcext:value-type="float">
            <text:p>700.8</text:p>
          </table:table-cell>
          <table:table-cell office:value-type="float" office:value="682.2" calcext:value-type="float">
            <text:p>682.2</text:p>
          </table:table-cell>
          <table:table-cell office:value-type="float" office:value="696.05" calcext:value-type="float">
            <text:p>696.05</text:p>
          </table:table-cell>
          <table:table-cell office:value-type="float" office:value="670.4" calcext:value-type="float">
            <text:p>670.4</text:p>
          </table:table-cell>
          <table:table-cell office:value-type="float" office:value="663.35" calcext:value-type="float">
            <text:p>663.35</text:p>
          </table:table-cell>
          <table:table-cell office:value-type="float" office:value="698.5" calcext:value-type="float">
            <text:p>698.5</text:p>
          </table:table-cell>
          <table:table-cell office:value-type="float" office:value="708" calcext:value-type="float">
            <text:p>708</text:p>
          </table:table-cell>
          <table:table-cell office:value-type="float" office:value="703.35" calcext:value-type="float">
            <text:p>703.35</text:p>
          </table:table-cell>
          <table:table-cell office:value-type="float" office:value="738.45" calcext:value-type="float">
            <text:p>738.45</text:p>
          </table:table-cell>
          <table:table-cell office:value-type="float" office:value="770.2" calcext:value-type="float">
            <text:p>770.2</text:p>
          </table:table-cell>
          <table:table-cell office:value-type="float" office:value="735.35" calcext:value-type="float">
            <text:p>735.35</text:p>
          </table:table-cell>
          <table:table-cell office:value-type="float" office:value="676.55" calcext:value-type="float">
            <text:p>676.55</text:p>
          </table:table-cell>
          <table:table-cell office:value-type="float" office:value="696.55" calcext:value-type="float">
            <text:p>696.55</text:p>
          </table:table-cell>
          <table:table-cell office:value-type="float" office:value="734.65" calcext:value-type="float">
            <text:p>734.65</text:p>
          </table:table-cell>
          <table:table-cell office:value-type="float" office:value="750.25" calcext:value-type="float">
            <text:p>750.25</text:p>
          </table:table-cell>
          <table:table-cell office:value-type="float" office:value="709.55" calcext:value-type="float">
            <text:p>709.55</text:p>
          </table:table-cell>
          <table:table-cell office:value-type="float" office:value="718.4" calcext:value-type="float">
            <text:p>718.4</text:p>
          </table:table-cell>
          <table:table-cell office:value-type="float" office:value="632.95" calcext:value-type="float">
            <text:p>632.95</text:p>
          </table:table-cell>
          <table:table-cell office:value-type="float" office:value="525.5" calcext:value-type="float">
            <text:p>525.5</text:p>
          </table:table-cell>
          <table:table-cell office:value-type="float" office:value="725.75" calcext:value-type="float">
            <text:p>725.75</text:p>
          </table:table-cell>
          <table:table-cell office:value-type="float" office:value="715.3" calcext:value-type="float">
            <text:p>715.3</text:p>
          </table:table-cell>
          <table:table-cell office:value-type="float" office:value="741.7" calcext:value-type="float">
            <text:p>741.7</text:p>
          </table:table-cell>
          <table:table-cell office:value-type="float" office:value="754" calcext:value-type="float">
            <text:p>754</text:p>
          </table:table-cell>
          <table:table-cell office:value-type="float" office:value="704.95" calcext:value-type="float">
            <text:p>704.95</text:p>
          </table:table-cell>
          <table:table-cell office:value-type="float" office:value="689.65" calcext:value-type="float">
            <text:p>689.65</text:p>
          </table:table-cell>
          <table:table-cell office:value-type="float" office:value="739.1" calcext:value-type="float">
            <text:p>739.1</text:p>
          </table:table-cell>
          <table:table-cell office:value-type="float" office:value="765.65" calcext:value-type="float">
            <text:p>765.65</text:p>
          </table:table-cell>
          <table:table-cell office:value-type="float" office:value="729.05" calcext:value-type="float">
            <text:p>729.05</text:p>
          </table:table-cell>
          <table:table-cell office:value-type="float" office:value="720.7" calcext:value-type="float">
            <text:p>720.7</text:p>
          </table:table-cell>
          <table:table-cell office:value-type="float" office:value="708.9" calcext:value-type="float">
            <text:p>708.9</text:p>
          </table:table-cell>
          <table:table-cell office:value-type="float" office:value="676.85" calcext:value-type="float">
            <text:p>676.85</text:p>
          </table:table-cell>
          <table:table-cell office:value-type="float" office:value="696.55" calcext:value-type="float">
            <text:p>696.55</text:p>
          </table:table-cell>
          <table:table-cell office:value-type="float" office:value="698.85" calcext:value-type="float">
            <text:p>698.85</text:p>
          </table:table-cell>
          <table:table-cell office:value-type="float" office:value="778.3" calcext:value-type="float">
            <text:p>778.3</text:p>
          </table:table-cell>
          <table:table-cell office:value-type="float" office:value="683.7" calcext:value-type="float">
            <text:p>683.7</text:p>
          </table:table-cell>
          <table:table-cell office:value-type="float" office:value="677.8" calcext:value-type="float">
            <text:p>677.8</text:p>
          </table:table-cell>
          <table:table-cell office:value-type="float" office:value="670.6" calcext:value-type="float">
            <text:p>670.6</text:p>
          </table:table-cell>
          <table:table-cell office:value-type="float" office:value="701.75" calcext:value-type="float">
            <text:p>701.75</text:p>
          </table:table-cell>
          <table:table-cell office:value-type="float" office:value="712.15" calcext:value-type="float">
            <text:p>712.15</text:p>
          </table:table-cell>
          <table:table-cell office:value-type="float" office:value="707.05" calcext:value-type="float">
            <text:p>707.05</text:p>
          </table:table-cell>
          <table:table-cell office:value-type="float" office:value="731.1" calcext:value-type="float">
            <text:p>731.1</text:p>
          </table:table-cell>
          <table:table-cell office:value-type="float" office:value="768.6" calcext:value-type="float">
            <text:p>768.6</text:p>
          </table:table-cell>
          <table:table-cell office:value-type="float" office:value="723.6" calcext:value-type="float">
            <text:p>723.6</text:p>
          </table:table-cell>
          <table:table-cell office:value-type="float" office:value="671.4" calcext:value-type="float">
            <text:p>671.4</text:p>
          </table:table-cell>
          <table:table-cell office:value-type="float" office:value="692" calcext:value-type="float">
            <text:p>692</text:p>
          </table:table-cell>
          <table:table-cell office:value-type="float" office:value="747.7" calcext:value-type="float">
            <text:p>747.7</text:p>
          </table:table-cell>
          <table:table-cell office:value-type="float" office:value="753.3" calcext:value-type="float">
            <text:p>753.3</text:p>
          </table:table-cell>
          <table:table-cell office:value-type="float" office:value="719.05" calcext:value-type="float">
            <text:p>719.05</text:p>
          </table:table-cell>
          <table:table-cell office:value-type="float" office:value="716.3" calcext:value-type="float">
            <text:p>716.3</text:p>
          </table:table-cell>
          <table:table-cell office:value-type="float" office:value="632.85" calcext:value-type="float">
            <text:p>632.85</text:p>
          </table:table-cell>
          <table:table-cell office:value-type="float" office:value="696.65" calcext:value-type="float">
            <text:p>696.65</text:p>
          </table:table-cell>
          <table:table-cell office:value-type="float" office:value="720.1" calcext:value-type="float">
            <text:p>720.1</text:p>
          </table:table-cell>
          <table:table-cell office:value-type="float" office:value="727.7" calcext:value-type="float">
            <text:p>727.7</text:p>
          </table:table-cell>
          <table:table-cell office:value-type="float" office:value="732.65" calcext:value-type="float">
            <text:p>732.65</text:p>
          </table:table-cell>
          <table:table-cell office:value-type="float" office:value="746.4" calcext:value-type="float">
            <text:p>746.4</text:p>
          </table:table-cell>
          <table:table-cell office:value-type="float" office:value="702.25" calcext:value-type="float">
            <text:p>702.25</text:p>
          </table:table-cell>
          <table:table-cell office:value-type="float" office:value="690.2" calcext:value-type="float">
            <text:p>690.2</text:p>
          </table:table-cell>
          <table:table-cell office:value-type="float" office:value="735.35" calcext:value-type="float">
            <text:p>735.35</text:p>
          </table:table-cell>
          <table:table-cell office:value-type="float" office:value="763" calcext:value-type="float">
            <text:p>763</text:p>
          </table:table-cell>
          <table:table-cell office:value-type="float" office:value="730.55" calcext:value-type="float">
            <text:p>730.55</text:p>
          </table:table-cell>
          <table:table-cell office:value-type="float" office:value="720.55" calcext:value-type="float">
            <text:p>720.55</text:p>
          </table:table-cell>
          <table:table-cell office:value-type="float" office:value="722.2" calcext:value-type="float">
            <text:p>722.2</text:p>
          </table:table-cell>
          <table:table-cell office:value-type="float" office:value="686.55" calcext:value-type="float">
            <text:p>686.55</text:p>
          </table:table-cell>
          <table:table-cell office:value-type="float" office:value="685.9" calcext:value-type="float">
            <text:p>685.9</text:p>
          </table:table-cell>
          <table:table-cell office:value-type="float" office:value="680.05" calcext:value-type="float">
            <text:p>680.05</text:p>
          </table:table-cell>
          <table:table-cell office:value-type="float" office:value="692.85" calcext:value-type="float">
            <text:p>692.85</text:p>
          </table:table-cell>
          <table:table-cell office:value-type="float" office:value="654" calcext:value-type="float">
            <text:p>654</text:p>
          </table:table-cell>
          <table:table-cell office:value-type="float" office:value="678.8" calcext:value-type="float">
            <text:p>678.8</text:p>
          </table:table-cell>
          <table:table-cell office:value-type="float" office:value="669.55" calcext:value-type="float">
            <text:p>669.55</text:p>
          </table:table-cell>
          <table:table-cell office:value-type="float" office:value="709" calcext:value-type="float">
            <text:p>709</text:p>
          </table:table-cell>
          <table:table-cell office:value-type="float" office:value="715.6" calcext:value-type="float">
            <text:p>715.6</text:p>
          </table:table-cell>
          <table:table-cell office:value-type="float" office:value="707.6" calcext:value-type="float">
            <text:p>707.6</text:p>
          </table:table-cell>
          <table:table-cell office:value-type="float" office:value="741.9" calcext:value-type="float">
            <text:p>741.9</text:p>
          </table:table-cell>
          <table:table-cell office:value-type="float" office:value="760.1" calcext:value-type="float">
            <text:p>760.1</text:p>
          </table:table-cell>
          <table:table-cell office:value-type="float" office:value="722.9" calcext:value-type="float">
            <text:p>722.9</text:p>
          </table:table-cell>
          <table:table-cell office:value-type="float" office:value="672.5" calcext:value-type="float">
            <text:p>672.5</text:p>
          </table:table-cell>
          <table:table-cell office:value-type="float" office:value="696.9" calcext:value-type="float">
            <text:p>696.9</text:p>
          </table:table-cell>
          <table:table-cell office:value-type="float" office:value="743.3" calcext:value-type="float">
            <text:p>743.3</text:p>
          </table:table-cell>
          <table:table-cell office:value-type="float" office:value="737.3" calcext:value-type="float">
            <text:p>737.3</text:p>
          </table:table-cell>
          <table:table-cell office:value-type="float" office:value="708" calcext:value-type="float">
            <text:p>708</text:p>
          </table:table-cell>
          <table:table-cell office:value-type="float" office:value="718.2" calcext:value-type="float">
            <text:p>718.2</text:p>
          </table:table-cell>
          <table:table-cell office:value-type="float" office:value="797.95" calcext:value-type="float">
            <text:p>797.95</text:p>
          </table:table-cell>
          <table:table-cell office:value-type="float" office:value="537.45" calcext:value-type="float">
            <text:p>537.45</text:p>
          </table:table-cell>
          <table:table-cell office:value-type="float" office:value="716.1" calcext:value-type="float">
            <text:p>716.1</text:p>
          </table:table-cell>
          <table:table-cell office:value-type="float" office:value="736.2" calcext:value-type="float">
            <text:p>736.2</text:p>
          </table:table-cell>
          <table:table-cell office:value-type="float" office:value="744.45" calcext:value-type="float">
            <text:p>744.45</text:p>
          </table:table-cell>
          <table:table-cell office:value-type="float" office:value="753.2" calcext:value-type="float">
            <text:p>753.2</text:p>
          </table:table-cell>
          <table:table-cell office:value-type="float" office:value="710.75" calcext:value-type="float">
            <text:p>710.75</text:p>
          </table:table-cell>
          <table:table-cell office:value-type="float" office:value="678.3" calcext:value-type="float">
            <text:p>678.3</text:p>
          </table:table-cell>
          <table:table-cell office:value-type="float" office:value="734.75" calcext:value-type="float">
            <text:p>734.75</text:p>
          </table:table-cell>
          <table:table-cell office:value-type="float" office:value="763.2" calcext:value-type="float">
            <text:p>763.2</text:p>
          </table:table-cell>
          <table:table-cell office:value-type="float" office:value="722.9" calcext:value-type="float">
            <text:p>722.9</text:p>
          </table:table-cell>
          <table:table-cell office:value-type="float" office:value="709.1" calcext:value-type="float">
            <text:p>709.1</text:p>
          </table:table-cell>
          <table:table-cell office:value-type="float" office:value="699.6" calcext:value-type="float">
            <text:p>699.6</text:p>
          </table:table-cell>
          <table:table-cell office:value-type="float" office:value="703.2" calcext:value-type="float">
            <text:p>703.2</text:p>
          </table:table-cell>
          <table:table-cell office:value-type="float" office:value="678.05" calcext:value-type="float">
            <text:p>678.05</text:p>
          </table:table-cell>
          <table:table-cell office:value-type="float" office:value="688.9" calcext:value-type="float">
            <text:p>688.9</text:p>
          </table:table-cell>
          <table:table-cell office:value-type="float" office:value="675.05" calcext:value-type="float">
            <text:p>675.05</text:p>
          </table:table-cell>
          <table:table-cell office:value-type="float" office:value="673.8" calcext:value-type="float">
            <text:p>673.8</text:p>
          </table:table-cell>
          <table:table-cell office:value-type="float" office:value="683.6" calcext:value-type="float">
            <text:p>683.6</text:p>
          </table:table-cell>
          <table:table-cell office:value-type="float" office:value="672.7" calcext:value-type="float">
            <text:p>672.7</text:p>
          </table:table-cell>
          <table:table-cell office:value-type="float" office:value="692.25" calcext:value-type="float">
            <text:p>692.25</text:p>
          </table:table-cell>
          <table:table-cell office:value-type="float" office:value="715" calcext:value-type="float">
            <text:p>715</text:p>
          </table:table-cell>
          <table:table-cell office:value-type="float" office:value="713.85" calcext:value-type="float">
            <text:p>713.85</text:p>
          </table:table-cell>
          <table:table-cell office:value-type="float" office:value="739.4" calcext:value-type="float">
            <text:p>739.4</text:p>
          </table:table-cell>
          <table:table-cell office:value-type="float" office:value="772.35" calcext:value-type="float">
            <text:p>772.35</text:p>
          </table:table-cell>
          <table:table-cell office:value-type="float" office:value="741.7" calcext:value-type="float">
            <text:p>741.7</text:p>
          </table:table-cell>
          <table:table-cell office:value-type="float" office:value="672.35" calcext:value-type="float">
            <text:p>672.35</text:p>
          </table:table-cell>
          <table:table-cell office:value-type="float" office:value="693.9" calcext:value-type="float">
            <text:p>693.9</text:p>
          </table:table-cell>
          <table:table-cell office:value-type="float" office:value="751.5" calcext:value-type="float">
            <text:p>751.5</text:p>
          </table:table-cell>
          <table:table-cell office:value-type="float" office:value="731.4" calcext:value-type="float">
            <text:p>731.4</text:p>
          </table:table-cell>
          <table:table-cell office:value-type="float" office:value="702.3" calcext:value-type="float">
            <text:p>702.3</text:p>
          </table:table-cell>
          <table:table-cell office:value-type="float" office:value="707.55" calcext:value-type="float">
            <text:p>707.55</text:p>
          </table:table-cell>
          <table:table-cell office:value-type="float" office:value="626.6" calcext:value-type="float">
            <text:p>626.6</text:p>
          </table:table-cell>
          <table:table-cell office:value-type="float" office:value="519.45" calcext:value-type="float">
            <text:p>519.45</text:p>
          </table:table-cell>
          <table:table-cell office:value-type="float" office:value="712.9" calcext:value-type="float">
            <text:p>712.9</text:p>
          </table:table-cell>
          <table:table-cell office:value-type="float" office:value="723.25" calcext:value-type="float">
            <text:p>723.25</text:p>
          </table:table-cell>
          <table:table-cell office:value-type="float" office:value="732.65" calcext:value-type="float">
            <text:p>732.65</text:p>
          </table:table-cell>
          <table:table-cell office:value-type="float" office:value="752.4" calcext:value-type="float">
            <text:p>752.4</text:p>
          </table:table-cell>
          <table:table-cell office:value-type="float" office:value="703.75" calcext:value-type="float">
            <text:p>703.75</text:p>
          </table:table-cell>
          <table:table-cell office:value-type="float" office:value="675.4" calcext:value-type="float">
            <text:p>675.4</text:p>
          </table:table-cell>
          <table:table-cell office:value-type="float" office:value="735.6" calcext:value-type="float">
            <text:p>735.6</text:p>
          </table:table-cell>
          <table:table-cell office:value-type="float" office:value="765.1" calcext:value-type="float">
            <text:p>765.1</text:p>
          </table:table-cell>
          <table:table-cell office:value-type="float" office:value="734.2" calcext:value-type="float">
            <text:p>734.2</text:p>
          </table:table-cell>
          <table:table-cell office:value-type="float" office:value="710.85" calcext:value-type="float">
            <text:p>710.85</text:p>
          </table:table-cell>
          <table:table-cell office:value-type="float" office:value="716.2" calcext:value-type="float">
            <text:p>716.2</text:p>
          </table:table-cell>
          <table:table-cell office:value-type="float" office:value="684.9" calcext:value-type="float">
            <text:p>684.9</text:p>
          </table:table-cell>
          <table:table-cell office:value-type="float" office:value="668.9" calcext:value-type="float">
            <text:p>668.9</text:p>
          </table:table-cell>
          <table:table-cell office:value-type="float" office:value="678.55" calcext:value-type="float">
            <text:p>678.55</text:p>
          </table:table-cell>
          <table:table-cell office:value-type="float" office:value="685" calcext:value-type="float">
            <text:p>685</text:p>
          </table:table-cell>
          <table:table-cell office:value-type="float" office:value="690.1" calcext:value-type="float">
            <text:p>690.1</text:p>
          </table:table-cell>
          <table:table-cell office:value-type="float" office:value="676.55" calcext:value-type="float">
            <text:p>676.55</text:p>
          </table:table-cell>
          <table:table-cell office:value-type="float" office:value="689.2" calcext:value-type="float">
            <text:p>689.2</text:p>
          </table:table-cell>
          <table:table-cell office:value-type="float" office:value="701.75" calcext:value-type="float">
            <text:p>701.75</text:p>
          </table:table-cell>
          <table:table-cell office:value-type="float" office:value="704.1" calcext:value-type="float">
            <text:p>704.1</text:p>
          </table:table-cell>
          <table:table-cell office:value-type="float" office:value="716.3" calcext:value-type="float">
            <text:p>716.3</text:p>
          </table:table-cell>
          <table:table-cell office:value-type="float" office:value="748.7" calcext:value-type="float">
            <text:p>748.7</text:p>
          </table:table-cell>
          <table:table-cell office:value-type="float" office:value="771.7" calcext:value-type="float">
            <text:p>771.7</text:p>
          </table:table-cell>
          <table:table-cell office:value-type="float" office:value="722.9" calcext:value-type="float">
            <text:p>722.9</text:p>
          </table:table-cell>
          <table:table-cell office:value-type="float" office:value="671.35" calcext:value-type="float">
            <text:p>671.35</text:p>
          </table:table-cell>
          <table:table-cell office:value-type="float" office:value="689.2" calcext:value-type="float">
            <text:p>689.2</text:p>
          </table:table-cell>
          <table:table-cell office:value-type="float" office:value="737.55" calcext:value-type="float">
            <text:p>737.55</text:p>
          </table:table-cell>
          <table:table-cell office:value-type="float" office:value="733.5" calcext:value-type="float">
            <text:p>733.5</text:p>
          </table:table-cell>
          <table:table-cell office:value-type="float" office:value="715" calcext:value-type="float">
            <text:p>715</text:p>
          </table:table-cell>
          <table:table-cell office:value-type="float" office:value="720.9" calcext:value-type="float">
            <text:p>720.9</text:p>
          </table:table-cell>
          <table:table-cell office:value-type="float" office:value="625.6" calcext:value-type="float">
            <text:p>625.6</text:p>
          </table:table-cell>
          <table:table-cell office:value-type="float" office:value="531.8" calcext:value-type="float">
            <text:p>531.8</text:p>
          </table:table-cell>
          <table:table-cell office:value-type="float" office:value="720.25" calcext:value-type="float">
            <text:p>720.25</text:p>
          </table:table-cell>
          <table:table-cell office:value-type="float" office:value="719.85" calcext:value-type="float">
            <text:p>719.85</text:p>
          </table:table-cell>
          <table:table-cell office:value-type="float" office:value="741.35" calcext:value-type="float">
            <text:p>741.35</text:p>
          </table:table-cell>
          <table:table-cell office:value-type="float" office:value="767.8" calcext:value-type="float">
            <text:p>767.8</text:p>
          </table:table-cell>
          <table:table-cell office:value-type="float" office:value="705.4" calcext:value-type="float">
            <text:p>705.4</text:p>
          </table:table-cell>
          <table:table-cell office:value-type="float" office:value="679.9" calcext:value-type="float">
            <text:p>679.9</text:p>
          </table:table-cell>
          <table:table-cell office:value-type="float" office:value="736.05" calcext:value-type="float">
            <text:p>736.05</text:p>
          </table:table-cell>
          <table:table-cell office:value-type="float" office:value="761" calcext:value-type="float">
            <text:p>761</text:p>
          </table:table-cell>
          <table:table-cell office:value-type="float" office:value="733.05" calcext:value-type="float">
            <text:p>733.05</text:p>
          </table:table-cell>
          <table:table-cell office:value-type="float" office:value="704.05" calcext:value-type="float">
            <text:p>704.05</text:p>
          </table:table-cell>
          <table:table-cell office:value-type="float" office:value="708.95" calcext:value-type="float">
            <text:p>708.95</text:p>
          </table:table-cell>
          <table:table-cell office:value-type="float" office:value="695.3" calcext:value-type="float">
            <text:p>695.3</text:p>
          </table:table-cell>
          <table:table-cell office:value-type="float" office:value="696.4" calcext:value-type="float">
            <text:p>696.4</text:p>
          </table:table-cell>
          <table:table-cell office:value-type="float" office:value="668.9" calcext:value-type="float">
            <text:p>668.9</text:p>
          </table:table-cell>
          <table:table-cell office:value-type="float" office:value="698.6" calcext:value-type="float">
            <text:p>698.6</text:p>
          </table:table-cell>
          <table:table-cell office:value-type="float" office:value="700.7" calcext:value-type="float">
            <text:p>700.7</text:p>
          </table:table-cell>
          <table:table-cell office:value-type="float" office:value="691.8" calcext:value-type="float">
            <text:p>691.8</text:p>
          </table:table-cell>
          <table:table-cell office:value-type="float" office:value="685.75" calcext:value-type="float">
            <text:p>685.75</text:p>
          </table:table-cell>
          <table:table-cell office:value-type="float" office:value="691.25" calcext:value-type="float">
            <text:p>691.25</text:p>
          </table:table-cell>
          <table:table-cell office:value-type="float" office:value="716.25" calcext:value-type="float">
            <text:p>716.25</text:p>
          </table:table-cell>
          <table:table-cell office:value-type="float" office:value="717.75" calcext:value-type="float">
            <text:p>717.75</text:p>
          </table:table-cell>
          <table:table-cell office:value-type="float" office:value="754.5" calcext:value-type="float">
            <text:p>754.5</text:p>
          </table:table-cell>
          <table:table-cell office:value-type="float" office:value="776.55" calcext:value-type="float">
            <text:p>776.55</text:p>
          </table:table-cell>
          <table:table-cell office:value-type="float" office:value="733.95" calcext:value-type="float">
            <text:p>733.95</text:p>
          </table:table-cell>
          <table:table-cell office:value-type="float" office:value="679.5" calcext:value-type="float">
            <text:p>679.5</text:p>
          </table:table-cell>
          <table:table-cell office:value-type="float" office:value="688.65" calcext:value-type="float">
            <text:p>688.65</text:p>
          </table:table-cell>
          <table:table-cell office:value-type="float" office:value="743.75" calcext:value-type="float">
            <text:p>743.75</text:p>
          </table:table-cell>
          <table:table-cell office:value-type="float" office:value="738.95" calcext:value-type="float">
            <text:p>738.95</text:p>
          </table:table-cell>
          <table:table-cell office:value-type="float" office:value="723.05" calcext:value-type="float">
            <text:p>723.05</text:p>
          </table:table-cell>
          <table:table-cell office:value-type="float" office:value="705.3" calcext:value-type="float">
            <text:p>705.3</text:p>
          </table:table-cell>
          <table:table-cell office:value-type="float" office:value="621.8" calcext:value-type="float">
            <text:p>621.8</text:p>
          </table:table-cell>
          <table:table-cell office:value-type="float" office:value="530.85" calcext:value-type="float">
            <text:p>530.85</text:p>
          </table:table-cell>
          <table:table-cell office:value-type="float" office:value="722.15" calcext:value-type="float">
            <text:p>722.15</text:p>
          </table:table-cell>
          <table:table-cell office:value-type="float" office:value="728.1" calcext:value-type="float">
            <text:p>728.1</text:p>
          </table:table-cell>
          <table:table-cell office:value-type="float" office:value="752" calcext:value-type="float">
            <text:p>752</text:p>
          </table:table-cell>
          <table:table-cell office:value-type="float" office:value="762.65" calcext:value-type="float">
            <text:p>762.65</text:p>
          </table:table-cell>
          <table:table-cell office:value-type="float" office:value="703.75" calcext:value-type="float">
            <text:p>703.75</text:p>
          </table:table-cell>
          <table:table-cell office:value-type="float" office:value="671.4" calcext:value-type="float">
            <text:p>671.4</text:p>
          </table:table-cell>
          <table:table-cell office:value-type="float" office:value="740.35" calcext:value-type="float">
            <text:p>740.35</text:p>
          </table:table-cell>
          <table:table-cell office:value-type="float" office:value="747.05" calcext:value-type="float">
            <text:p>747.05</text:p>
          </table:table-cell>
          <table:table-cell office:value-type="float" office:value="724.75" calcext:value-type="float">
            <text:p>724.75</text:p>
          </table:table-cell>
          <table:table-cell office:value-type="float" office:value="716.2" calcext:value-type="float">
            <text:p>716.2</text:p>
          </table:table-cell>
          <table:table-cell office:value-type="float" office:value="716.75" calcext:value-type="float">
            <text:p>716.75</text:p>
          </table:table-cell>
          <table:table-cell office:value-type="float" office:value="714.5" calcext:value-type="float">
            <text:p>714.5</text:p>
          </table:table-cell>
          <table:table-cell office:value-type="float" office:value="713.6" calcext:value-type="float">
            <text:p>713.6</text:p>
          </table:table-cell>
          <table:table-cell office:value-type="float" office:value="709.6" calcext:value-type="float">
            <text:p>709.6</text:p>
          </table:table-cell>
          <table:table-cell office:value-type="float" office:value="717.65" calcext:value-type="float">
            <text:p>717.65</text:p>
          </table:table-cell>
          <table:table-cell office:value-type="float" office:value="713.85" calcext:value-type="float">
            <text:p>713.85</text:p>
          </table:table-cell>
          <table:table-cell office:value-type="float" office:value="708.3" calcext:value-type="float">
            <text:p>708.3</text:p>
          </table:table-cell>
          <table:table-cell office:value-type="float" office:value="710.8" calcext:value-type="float">
            <text:p>710.8</text:p>
          </table:table-cell>
          <table:table-cell office:value-type="float" office:value="707.7" calcext:value-type="float">
            <text:p>707.7</text:p>
          </table:table-cell>
          <table:table-cell office:value-type="float" office:value="715.65" calcext:value-type="float">
            <text:p>715.65</text:p>
          </table:table-cell>
          <table:table-cell office:value-type="float" office:value="710" calcext:value-type="float">
            <text:p>710</text:p>
          </table:table-cell>
          <table:table-cell office:value-type="float" office:value="742.15" calcext:value-type="float">
            <text:p>742.15</text:p>
          </table:table-cell>
          <table:table-cell office:value-type="float" office:value="761.05" calcext:value-type="float">
            <text:p>761.05</text:p>
          </table:table-cell>
          <table:table-cell office:value-type="float" office:value="728.3" calcext:value-type="float">
            <text:p>728.3</text:p>
          </table:table-cell>
          <table:table-cell office:value-type="float" office:value="677.7" calcext:value-type="float">
            <text:p>677.7</text:p>
          </table:table-cell>
          <table:table-cell office:value-type="float" office:value="684.4" calcext:value-type="float">
            <text:p>684.4</text:p>
          </table:table-cell>
          <table:table-cell office:value-type="float" office:value="749.3" calcext:value-type="float">
            <text:p>749.3</text:p>
          </table:table-cell>
          <table:table-cell office:value-type="float" office:value="748.6" calcext:value-type="float">
            <text:p>748.6</text:p>
          </table:table-cell>
          <table:table-cell office:value-type="float" office:value="730.3" calcext:value-type="float">
            <text:p>730.3</text:p>
          </table:table-cell>
          <table:table-cell office:value-type="float" office:value="717.7" calcext:value-type="float">
            <text:p>717.7</text:p>
          </table:table-cell>
          <table:table-cell office:value-type="float" office:value="630.9" calcext:value-type="float">
            <text:p>630.9</text:p>
          </table:table-cell>
          <table:table-cell office:value-type="float" office:value="534.4" calcext:value-type="float">
            <text:p>534.4</text:p>
          </table:table-cell>
          <table:table-cell office:value-type="float" office:value="729.95" calcext:value-type="float">
            <text:p>729.95</text:p>
          </table:table-cell>
          <table:table-cell office:value-type="float" office:value="732.3" calcext:value-type="float">
            <text:p>732.3</text:p>
          </table:table-cell>
          <table:table-cell office:value-type="float" office:value="744.7" calcext:value-type="float">
            <text:p>744.7</text:p>
          </table:table-cell>
          <table:table-cell office:value-type="float" office:value="765.9" calcext:value-type="float">
            <text:p>765.9</text:p>
          </table:table-cell>
          <table:table-cell office:value-type="float" office:value="690.3" calcext:value-type="float">
            <text:p>690.3</text:p>
          </table:table-cell>
          <table:table-cell office:value-type="float" office:value="690.1" calcext:value-type="float">
            <text:p>690.1</text:p>
          </table:table-cell>
          <table:table-cell office:value-type="float" office:value="728.9" calcext:value-type="float">
            <text:p>728.9</text:p>
          </table:table-cell>
          <table:table-cell office:value-type="float" office:value="753.85" calcext:value-type="float">
            <text:p>753.85</text:p>
          </table:table-cell>
          <table:table-cell office:value-type="float" office:value="740.6" calcext:value-type="float">
            <text:p>740.6</text:p>
          </table:table-cell>
          <table:table-cell office:value-type="float" office:value="716.7" calcext:value-type="float">
            <text:p>716.7</text:p>
          </table:table-cell>
          <table:table-cell office:value-type="float" office:value="709.7" calcext:value-type="float">
            <text:p>709.7</text:p>
          </table:table-cell>
          <table:table-cell office:value-type="float" office:value="703.6" calcext:value-type="float">
            <text:p>703.6</text:p>
          </table:table-cell>
          <table:table-cell office:value-type="float" office:value="725.1" calcext:value-type="float">
            <text:p>725.1</text:p>
          </table:table-cell>
          <table:table-cell office:value-type="float" office:value="727.95" calcext:value-type="float">
            <text:p>727.95</text:p>
          </table:table-cell>
          <table:table-cell office:value-type="float" office:value="711.05" calcext:value-type="float">
            <text:p>711.05</text:p>
          </table:table-cell>
          <table:table-cell office:value-type="float" office:value="719.55" calcext:value-type="float">
            <text:p>719.55</text:p>
          </table:table-cell>
          <table:table-cell office:value-type="float" office:value="721.7" calcext:value-type="float">
            <text:p>721.7</text:p>
          </table:table-cell>
          <table:table-cell office:value-type="float" office:value="711.95" calcext:value-type="float">
            <text:p>711.95</text:p>
          </table:table-cell>
          <table:table-cell office:value-type="float" office:value="720.8" calcext:value-type="float">
            <text:p>720.8</text:p>
          </table:table-cell>
          <table:table-cell office:value-type="float" office:value="727" calcext:value-type="float">
            <text:p>727</text:p>
          </table:table-cell>
          <table:table-cell office:value-type="float" office:value="723.65" calcext:value-type="float">
            <text:p>723.65</text:p>
          </table:table-cell>
          <table:table-cell office:value-type="float" office:value="764.15" calcext:value-type="float">
            <text:p>764.15</text:p>
          </table:table-cell>
          <table:table-cell office:value-type="float" office:value="757.95" calcext:value-type="float">
            <text:p>757.95</text:p>
          </table:table-cell>
          <table:table-cell office:value-type="float" office:value="716.95" calcext:value-type="float">
            <text:p>716.95</text:p>
          </table:table-cell>
          <table:table-cell office:value-type="float" office:value="670.15" calcext:value-type="float">
            <text:p>670.15</text:p>
          </table:table-cell>
          <table:table-cell office:value-type="float" office:value="681.95" calcext:value-type="float">
            <text:p>681.95</text:p>
          </table:table-cell>
          <table:table-cell office:value-type="float" office:value="753.55" calcext:value-type="float">
            <text:p>753.55</text:p>
          </table:table-cell>
          <table:table-cell office:value-type="float" office:value="746.65" calcext:value-type="float">
            <text:p>746.65</text:p>
          </table:table-cell>
          <table:table-cell office:value-type="float" office:value="711.85" calcext:value-type="float">
            <text:p>711.85</text:p>
          </table:table-cell>
          <table:table-cell office:value-type="float" office:value="714.6" calcext:value-type="float">
            <text:p>714.6</text:p>
          </table:table-cell>
          <table:table-cell office:value-type="float" office:value="627" calcext:value-type="float">
            <text:p>627</text:p>
          </table:table-cell>
          <table:table-cell office:value-type="float" office:value="530.05" calcext:value-type="float">
            <text:p>530.05</text:p>
          </table:table-cell>
          <table:table-cell office:value-type="float" office:value="716.2" calcext:value-type="float">
            <text:p>716.2</text:p>
          </table:table-cell>
          <table:table-cell office:value-type="float" office:value="731.5" calcext:value-type="float">
            <text:p>731.5</text:p>
          </table:table-cell>
          <table:table-cell office:value-type="float" office:value="747.6" calcext:value-type="float">
            <text:p>747.6</text:p>
          </table:table-cell>
          <table:table-cell office:value-type="float" office:value="764.35" calcext:value-type="float">
            <text:p>764.35</text:p>
          </table:table-cell>
          <table:table-cell office:value-type="float" office:value="698.8" calcext:value-type="float">
            <text:p>698.8</text:p>
          </table:table-cell>
          <table:table-cell office:value-type="float" office:value="688.25" calcext:value-type="float">
            <text:p>688.25</text:p>
          </table:table-cell>
          <table:table-cell office:value-type="float" office:value="733.05" calcext:value-type="float">
            <text:p>733.05</text:p>
          </table:table-cell>
          <table:table-cell office:value-type="float" office:value="752" calcext:value-type="float">
            <text:p>752</text:p>
          </table:table-cell>
          <table:table-cell office:value-type="float" office:value="787.5" calcext:value-type="float">
            <text:p>787.5</text:p>
          </table:table-cell>
          <table:table-cell office:value-type="float" office:value="783.6" calcext:value-type="float">
            <text:p>783.6</text:p>
          </table:table-cell>
          <table:table-cell office:value-type="float" office:value="786.25" calcext:value-type="float">
            <text:p>786.25</text:p>
          </table:table-cell>
          <table:table-cell office:value-type="float" office:value="786.3" calcext:value-type="float">
            <text:p>786.3</text:p>
          </table:table-cell>
          <table:table-cell office:value-type="float" office:value="788.05" calcext:value-type="float">
            <text:p>788.05</text:p>
          </table:table-cell>
          <table:table-cell office:value-type="float" office:value="781.2" calcext:value-type="float">
            <text:p>781.2</text:p>
          </table:table-cell>
          <table:table-cell office:value-type="float" office:value="793.6" calcext:value-type="float">
            <text:p>793.6</text:p>
          </table:table-cell>
          <table:table-cell office:value-type="float" office:value="785.45" calcext:value-type="float">
            <text:p>785.45</text:p>
          </table:table-cell>
          <table:table-cell office:value-type="float" office:value="783" calcext:value-type="float">
            <text:p>783</text:p>
          </table:table-cell>
          <table:table-cell office:value-type="float" office:value="774.05" calcext:value-type="float">
            <text:p>774.05</text:p>
          </table:table-cell>
          <table:table-cell office:value-type="float" office:value="774.8" calcext:value-type="float">
            <text:p>774.8</text:p>
          </table:table-cell>
          <table:table-cell office:value-type="float" office:value="785.65" calcext:value-type="float">
            <text:p>785.65</text:p>
          </table:table-cell>
          <table:table-cell office:value-type="float" office:value="788" calcext:value-type="float">
            <text:p>788</text:p>
          </table:table-cell>
          <table:table-cell office:value-type="float" office:value="798.1" calcext:value-type="float">
            <text:p>798.1</text:p>
          </table:table-cell>
          <table:table-cell office:value-type="float" office:value="764.55" calcext:value-type="float">
            <text:p>764.55</text:p>
          </table:table-cell>
          <table:table-cell office:value-type="float" office:value="722.4" calcext:value-type="float">
            <text:p>722.4</text:p>
          </table:table-cell>
          <table:table-cell office:value-type="float" office:value="678.3" calcext:value-type="float">
            <text:p>678.3</text:p>
          </table:table-cell>
          <table:table-cell office:value-type="float" office:value="714.65" calcext:value-type="float">
            <text:p>714.65</text:p>
          </table:table-cell>
          <table:table-cell office:value-type="float" office:value="760.75" calcext:value-type="float">
            <text:p>760.75</text:p>
          </table:table-cell>
          <table:table-cell office:value-type="float" office:value="743.65" calcext:value-type="float">
            <text:p>743.65</text:p>
          </table:table-cell>
          <table:table-cell office:value-type="float" office:value="716.2" calcext:value-type="float">
            <text:p>716.2</text:p>
          </table:table-cell>
          <table:table-cell office:value-type="float" office:value="713.15" calcext:value-type="float">
            <text:p>713.15</text:p>
          </table:table-cell>
          <table:table-cell office:value-type="float" office:value="621.9" calcext:value-type="float">
            <text:p>621.9</text:p>
          </table:table-cell>
          <table:table-cell office:value-type="float" office:value="539.6" calcext:value-type="float">
            <text:p>539.6</text:p>
          </table:table-cell>
          <table:table-cell office:value-type="float" office:value="732.3" calcext:value-type="float">
            <text:p>732.3</text:p>
          </table:table-cell>
          <table:table-cell office:value-type="float" office:value="733.95" calcext:value-type="float">
            <text:p>733.95</text:p>
          </table:table-cell>
          <table:table-cell office:value-type="float" office:value="753.9" calcext:value-type="float">
            <text:p>753.9</text:p>
          </table:table-cell>
          <table:table-cell office:value-type="float" office:value="761.75" calcext:value-type="float">
            <text:p>761.75</text:p>
          </table:table-cell>
          <table:table-cell office:value-type="float" office:value="699.6" calcext:value-type="float">
            <text:p>699.6</text:p>
          </table:table-cell>
          <table:table-cell office:value-type="float" office:value="682.05" calcext:value-type="float">
            <text:p>682.05</text:p>
          </table:table-cell>
          <table:table-cell office:value-type="float" office:value="736.6" calcext:value-type="float">
            <text:p>736.6</text:p>
          </table:table-cell>
          <table:table-cell office:value-type="float" office:value="745.7" calcext:value-type="float">
            <text:p>745.7</text:p>
          </table:table-cell>
          <table:table-cell office:value-type="float" office:value="757" calcext:value-type="float">
            <text:p>757</text:p>
          </table:table-cell>
          <table:table-cell office:value-type="float" office:value="745.8" calcext:value-type="float">
            <text:p>745.8</text:p>
          </table:table-cell>
          <table:table-cell office:value-type="float" office:value="765.55" calcext:value-type="float">
            <text:p>765.55</text:p>
          </table:table-cell>
          <table:table-cell office:value-type="float" office:value="749.5" calcext:value-type="float">
            <text:p>749.5</text:p>
          </table:table-cell>
          <table:table-cell office:value-type="float" office:value="752.6" calcext:value-type="float">
            <text:p>752.6</text:p>
          </table:table-cell>
          <table:table-cell office:value-type="float" office:value="760.4" calcext:value-type="float">
            <text:p>760.4</text:p>
          </table:table-cell>
          <table:table-cell office:value-type="float" office:value="755.55" calcext:value-type="float">
            <text:p>755.55</text:p>
          </table:table-cell>
          <table:table-cell office:value-type="float" office:value="753.05" calcext:value-type="float">
            <text:p>753.05</text:p>
          </table:table-cell>
          <table:table-cell office:value-type="float" office:value="755.6" calcext:value-type="float">
            <text:p>755.6</text:p>
          </table:table-cell>
          <table:table-cell office:value-type="float" office:value="739.45" calcext:value-type="float">
            <text:p>739.45</text:p>
          </table:table-cell>
          <table:table-cell office:value-type="float" office:value="753.6" calcext:value-type="float">
            <text:p>753.6</text:p>
          </table:table-cell>
          <table:table-cell office:value-type="float" office:value="764.35" calcext:value-type="float">
            <text:p>764.35</text:p>
          </table:table-cell>
          <table:table-cell office:value-type="float" office:value="755.95" calcext:value-type="float">
            <text:p>755.95</text:p>
          </table:table-cell>
          <table:table-cell office:value-type="float" office:value="755.75" calcext:value-type="float">
            <text:p>755.75</text:p>
          </table:table-cell>
          <table:table-cell office:value-type="float" office:value="739" calcext:value-type="float">
            <text:p>739</text:p>
          </table:table-cell>
          <table:table-cell office:value-type="float" office:value="731.15" calcext:value-type="float">
            <text:p>731.15</text:p>
          </table:table-cell>
          <table:table-cell office:value-type="float" office:value="675.7" calcext:value-type="float">
            <text:p>675.7</text:p>
          </table:table-cell>
          <table:table-cell office:value-type="float" office:value="705.3" calcext:value-type="float">
            <text:p>705.3</text:p>
          </table:table-cell>
          <table:table-cell office:value-type="float" office:value="750.85" calcext:value-type="float">
            <text:p>750.85</text:p>
          </table:table-cell>
          <table:table-cell office:value-type="float" office:value="749.2" calcext:value-type="float">
            <text:p>749.2</text:p>
          </table:table-cell>
          <table:table-cell office:value-type="float" office:value="712.4" calcext:value-type="float">
            <text:p>712.4</text:p>
          </table:table-cell>
          <table:table-cell office:value-type="float" office:value="699.7" calcext:value-type="float">
            <text:p>699.7</text:p>
          </table:table-cell>
          <table:table-cell office:value-type="float" office:value="627.35" calcext:value-type="float">
            <text:p>627.35</text:p>
          </table:table-cell>
          <table:table-cell office:value-type="float" office:value="535.85" calcext:value-type="float">
            <text:p>535.85</text:p>
          </table:table-cell>
          <table:table-cell office:value-type="float" office:value="731.5" calcext:value-type="float">
            <text:p>731.5</text:p>
          </table:table-cell>
          <table:table-cell office:value-type="float" office:value="722.5" calcext:value-type="float">
            <text:p>722.5</text:p>
          </table:table-cell>
          <table:table-cell office:value-type="float" office:value="758.35" calcext:value-type="float">
            <text:p>758.35</text:p>
          </table:table-cell>
          <table:table-cell office:value-type="float" office:value="770.1" calcext:value-type="float">
            <text:p>770.1</text:p>
          </table:table-cell>
          <table:table-cell office:value-type="float" office:value="710.25" calcext:value-type="float">
            <text:p>710.25</text:p>
          </table:table-cell>
          <table:table-cell office:value-type="float" office:value="681.65" calcext:value-type="float">
            <text:p>681.65</text:p>
          </table:table-cell>
          <table:table-cell office:value-type="float" office:value="801" calcext:value-type="float">
            <text:p>801</text:p>
          </table:table-cell>
          <table:table-cell office:value-type="float" office:value="723.2" calcext:value-type="float">
            <text:p>723.2</text:p>
          </table:table-cell>
          <table:table-cell office:value-type="float" office:value="719.35" calcext:value-type="float">
            <text:p>719.35</text:p>
          </table:table-cell>
          <table:table-cell office:value-type="float" office:value="722.6" calcext:value-type="float">
            <text:p>722.6</text:p>
          </table:table-cell>
          <table:table-cell office:value-type="float" office:value="715.7" calcext:value-type="float">
            <text:p>715.7</text:p>
          </table:table-cell>
          <table:table-cell office:value-type="float" office:value="715.3" calcext:value-type="float">
            <text:p>715.3</text:p>
          </table:table-cell>
          <table:table-cell office:value-type="float" office:value="744.6" calcext:value-type="float">
            <text:p>744.6</text:p>
          </table:table-cell>
          <table:table-cell office:value-type="float" office:value="743.9" calcext:value-type="float">
            <text:p>743.9</text:p>
          </table:table-cell>
          <table:table-cell office:value-type="float" office:value="739.35" calcext:value-type="float">
            <text:p>739.35</text:p>
          </table:table-cell>
          <table:table-cell office:value-type="float" office:value="730.9" calcext:value-type="float">
            <text:p>730.9</text:p>
          </table:table-cell>
          <table:table-cell office:value-type="float" office:value="731.35" calcext:value-type="float">
            <text:p>731.35</text:p>
          </table:table-cell>
          <table:table-cell office:value-type="float" office:value="716.2" calcext:value-type="float">
            <text:p>716.2</text:p>
          </table:table-cell>
          <table:table-cell office:value-type="float" office:value="731.85" calcext:value-type="float">
            <text:p>731.85</text:p>
          </table:table-cell>
          <table:table-cell office:value-type="float" office:value="740.2" calcext:value-type="float">
            <text:p>740.2</text:p>
          </table:table-cell>
          <table:table-cell office:value-type="float" office:value="743.55" calcext:value-type="float">
            <text:p>743.55</text:p>
          </table:table-cell>
          <table:table-cell office:value-type="float" office:value="745.35" calcext:value-type="float">
            <text:p>745.35</text:p>
          </table:table-cell>
          <table:table-cell office:value-type="float" office:value="743.85" calcext:value-type="float">
            <text:p>743.85</text:p>
          </table:table-cell>
          <table:table-cell office:value-type="float" office:value="807" calcext:value-type="float">
            <text:p>807</text:p>
          </table:table-cell>
          <table:table-cell office:value-type="float" office:value="686.5" calcext:value-type="float">
            <text:p>686.5</text:p>
          </table:table-cell>
          <table:table-cell office:value-type="float" office:value="704.1" calcext:value-type="float">
            <text:p>704.1</text:p>
          </table:table-cell>
          <table:table-cell office:value-type="float" office:value="752.6" calcext:value-type="float">
            <text:p>752.6</text:p>
          </table:table-cell>
          <table:table-cell office:value-type="float" office:value="748.85" calcext:value-type="float">
            <text:p>748.85</text:p>
          </table:table-cell>
          <table:table-cell office:value-type="float" office:value="720.85" calcext:value-type="float">
            <text:p>720.85</text:p>
          </table:table-cell>
          <table:table-cell office:value-type="float" office:value="712.2" calcext:value-type="float">
            <text:p>712.2</text:p>
          </table:table-cell>
          <table:table-cell office:value-type="float" office:value="630.6" calcext:value-type="float">
            <text:p>630.6</text:p>
          </table:table-cell>
          <table:table-cell office:value-type="float" office:value="528.7" calcext:value-type="float">
            <text:p>528.7</text:p>
          </table:table-cell>
          <table:table-cell office:value-type="float" office:value="731.65" calcext:value-type="float">
            <text:p>731.65</text:p>
          </table:table-cell>
          <table:table-cell office:value-type="float" office:value="726.5" calcext:value-type="float">
            <text:p>726.5</text:p>
          </table:table-cell>
          <table:table-cell office:value-type="float" office:value="747.6" calcext:value-type="float">
            <text:p>747.6</text:p>
          </table:table-cell>
          <table:table-cell office:value-type="float" office:value="754.35" calcext:value-type="float">
            <text:p>754.35</text:p>
          </table:table-cell>
          <table:table-cell office:value-type="float" office:value="724.7" calcext:value-type="float">
            <text:p>724.7</text:p>
          </table:table-cell>
          <table:table-cell office:value-type="float" office:value="688.5" calcext:value-type="float">
            <text:p>688.5</text:p>
          </table:table-cell>
          <table:table-cell office:value-type="float" office:value="672.75" calcext:value-type="float">
            <text:p>672.75</text:p>
          </table:table-cell>
          <table:table-cell office:value-type="float" office:value="680.85" calcext:value-type="float">
            <text:p>680.85</text:p>
          </table:table-cell>
          <table:table-cell office:value-type="float" office:value="669" calcext:value-type="float">
            <text:p>669</text:p>
          </table:table-cell>
          <table:table-cell office:value-type="float" office:value="676.85" calcext:value-type="float">
            <text:p>676.85</text:p>
          </table:table-cell>
          <table:table-cell office:value-type="float" office:value="683.8" calcext:value-type="float">
            <text:p>683.8</text:p>
          </table:table-cell>
          <table:table-cell office:value-type="float" office:value="674.35" calcext:value-type="float">
            <text:p>674.35</text:p>
          </table:table-cell>
          <table:table-cell office:value-type="float" office:value="684.1" calcext:value-type="float">
            <text:p>684.1</text:p>
          </table:table-cell>
          <table:table-cell office:value-type="float" office:value="688.25" calcext:value-type="float">
            <text:p>688.25</text:p>
          </table:table-cell>
          <table:table-cell office:value-type="float" office:value="702.6" calcext:value-type="float">
            <text:p>702.6</text:p>
          </table:table-cell>
          <table:table-cell office:value-type="float" office:value="684.4" calcext:value-type="float">
            <text:p>684.4</text:p>
          </table:table-cell>
          <table:table-cell office:value-type="float" office:value="682.65" calcext:value-type="float">
            <text:p>682.65</text:p>
          </table:table-cell>
          <table:table-cell office:value-type="float" office:value="678.55" calcext:value-type="float">
            <text:p>678.55</text:p>
          </table:table-cell>
          <table:table-cell office:value-type="float" office:value="705.45" calcext:value-type="float">
            <text:p>705.45</text:p>
          </table:table-cell>
          <table:table-cell office:value-type="float" office:value="678.85" calcext:value-type="float">
            <text:p>678.85</text:p>
          </table:table-cell>
          <table:table-cell office:value-type="float" office:value="678.55" calcext:value-type="float">
            <text:p>678.55</text:p>
          </table:table-cell>
          <table:table-cell office:value-type="float" office:value="696.6" calcext:value-type="float">
            <text:p>696.6</text:p>
          </table:table-cell>
          <table:table-cell office:value-type="float" office:value="692.1" calcext:value-type="float">
            <text:p>692.1</text:p>
          </table:table-cell>
          <table:table-cell office:value-type="float" office:value="686" calcext:value-type="float">
            <text:p>686</text:p>
          </table:table-cell>
          <table:table-cell office:value-type="float" office:value="672.2" calcext:value-type="float">
            <text:p>672.2</text:p>
          </table:table-cell>
          <table:table-cell office:value-type="float" office:value="697.85" calcext:value-type="float">
            <text:p>697.85</text:p>
          </table:table-cell>
          <table:table-cell office:value-type="float" office:value="751.45" calcext:value-type="float">
            <text:p>751.45</text:p>
          </table:table-cell>
          <table:table-cell office:value-type="float" office:value="746.65" calcext:value-type="float">
            <text:p>746.65</text:p>
          </table:table-cell>
          <table:table-cell office:value-type="float" office:value="715.45" calcext:value-type="float">
            <text:p>715.45</text:p>
          </table:table-cell>
          <table:table-cell office:value-type="float" office:value="715.15" calcext:value-type="float">
            <text:p>715.15</text:p>
          </table:table-cell>
          <table:table-cell office:value-type="float" office:value="625.55" calcext:value-type="float">
            <text:p>625.55</text:p>
          </table:table-cell>
          <table:table-cell office:value-type="float" office:value="530.55" calcext:value-type="float">
            <text:p>530.55</text:p>
          </table:table-cell>
          <table:table-cell office:value-type="float" office:value="720.65" calcext:value-type="float">
            <text:p>720.65</text:p>
          </table:table-cell>
          <table:table-cell office:value-type="float" office:value="719.7" calcext:value-type="float">
            <text:p>719.7</text:p>
          </table:table-cell>
          <table:table-cell office:value-type="float" office:value="758.95" calcext:value-type="float">
            <text:p>758.95</text:p>
          </table:table-cell>
          <table:table-cell office:value-type="float" office:value="776.65" calcext:value-type="float">
            <text:p>776.65</text:p>
          </table:table-cell>
          <table:table-cell office:value-type="float" office:value="704.45" calcext:value-type="float">
            <text:p>704.45</text:p>
          </table:table-cell>
          <table:table-cell office:value-type="float" office:value="717.85" calcext:value-type="float">
            <text:p>717.85</text:p>
          </table:table-cell>
          <table:table-cell office:value-type="float" office:value="716.45" calcext:value-type="float">
            <text:p>716.45</text:p>
          </table:table-cell>
          <table:table-cell office:value-type="float" office:value="720.9" calcext:value-type="float">
            <text:p>720.9</text:p>
          </table:table-cell>
          <table:table-cell office:value-type="float" office:value="725.2" calcext:value-type="float">
            <text:p>725.2</text:p>
          </table:table-cell>
          <table:table-cell office:value-type="float" office:value="729.6" calcext:value-type="float">
            <text:p>729.6</text:p>
          </table:table-cell>
          <table:table-cell office:value-type="float" office:value="743.2" calcext:value-type="float">
            <text:p>743.2</text:p>
          </table:table-cell>
          <table:table-cell office:value-type="float" office:value="727.2" calcext:value-type="float">
            <text:p>727.2</text:p>
          </table:table-cell>
          <table:table-cell office:value-type="float" office:value="737.6" calcext:value-type="float">
            <text:p>737.6</text:p>
          </table:table-cell>
          <table:table-cell office:value-type="float" office:value="748.05" calcext:value-type="float">
            <text:p>748.05</text:p>
          </table:table-cell>
          <table:table-cell office:value-type="float" office:value="732.6" calcext:value-type="float">
            <text:p>732.6</text:p>
          </table:table-cell>
          <table:table-cell office:value-type="float" office:value="719.9" calcext:value-type="float">
            <text:p>719.9</text:p>
          </table:table-cell>
          <table:table-cell office:value-type="float" office:value="725" calcext:value-type="float">
            <text:p>725</text:p>
          </table:table-cell>
          <table:table-cell office:value-type="float" office:value="726.85" calcext:value-type="float">
            <text:p>726.85</text:p>
          </table:table-cell>
          <table:table-cell office:value-type="float" office:value="741.9" calcext:value-type="float">
            <text:p>741.9</text:p>
          </table:table-cell>
          <table:table-cell office:value-type="float" office:value="722.5" calcext:value-type="float">
            <text:p>722.5</text:p>
          </table:table-cell>
          <table:table-cell office:value-type="float" office:value="723.4" calcext:value-type="float">
            <text:p>723.4</text:p>
          </table:table-cell>
          <table:table-cell office:value-type="float" office:value="734.5" calcext:value-type="float">
            <text:p>734.5</text:p>
          </table:table-cell>
          <table:table-cell office:value-type="float" office:value="733.4" calcext:value-type="float">
            <text:p>733.4</text:p>
          </table:table-cell>
          <table:table-cell office:value-type="float" office:value="723.8" calcext:value-type="float">
            <text:p>723.8</text:p>
          </table:table-cell>
          <table:table-cell office:value-type="float" office:value="703" calcext:value-type="float">
            <text:p>703</text:p>
          </table:table-cell>
          <table:table-cell office:value-type="float" office:value="711.7" calcext:value-type="float">
            <text:p>711.7</text:p>
          </table:table-cell>
          <table:table-cell office:value-type="float" office:value="754.7" calcext:value-type="float">
            <text:p>754.7</text:p>
          </table:table-cell>
          <table:table-cell office:value-type="float" office:value="747.95" calcext:value-type="float">
            <text:p>747.95</text:p>
          </table:table-cell>
          <table:table-cell office:value-type="float" office:value="714.75" calcext:value-type="float">
            <text:p>714.75</text:p>
          </table:table-cell>
          <table:table-cell office:value-type="float" office:value="714.1" calcext:value-type="float">
            <text:p>714.1</text:p>
          </table:table-cell>
          <table:table-cell office:value-type="float" office:value="627.1" calcext:value-type="float">
            <text:p>627.1</text:p>
          </table:table-cell>
          <table:table-cell office:value-type="float" office:value="515.55" calcext:value-type="float">
            <text:p>515.55</text:p>
          </table:table-cell>
          <table:table-cell office:value-type="float" office:value="721.45" calcext:value-type="float">
            <text:p>721.45</text:p>
          </table:table-cell>
          <table:table-cell office:value-type="float" office:value="722.4" calcext:value-type="float">
            <text:p>722.4</text:p>
          </table:table-cell>
          <table:table-cell office:value-type="float" office:value="765.85" calcext:value-type="float">
            <text:p>765.85</text:p>
          </table:table-cell>
          <table:table-cell office:value-type="float" office:value="803.65" calcext:value-type="float">
            <text:p>803.65</text:p>
          </table:table-cell>
          <table:table-cell office:value-type="float" office:value="745.8" calcext:value-type="float">
            <text:p>745.8</text:p>
          </table:table-cell>
          <table:table-cell office:value-type="float" office:value="749.85" calcext:value-type="float">
            <text:p>749.85</text:p>
          </table:table-cell>
          <table:table-cell office:value-type="float" office:value="760.5" calcext:value-type="float">
            <text:p>760.5</text:p>
          </table:table-cell>
          <table:table-cell office:value-type="float" office:value="743.45" calcext:value-type="float">
            <text:p>743.45</text:p>
          </table:table-cell>
          <table:table-cell office:value-type="float" office:value="753.95" calcext:value-type="float">
            <text:p>753.95</text:p>
          </table:table-cell>
          <table:table-cell office:value-type="float" office:value="753.4" calcext:value-type="float">
            <text:p>753.4</text:p>
          </table:table-cell>
          <table:table-cell office:value-type="float" office:value="772.6" calcext:value-type="float">
            <text:p>772.6</text:p>
          </table:table-cell>
          <table:table-cell office:value-type="float" office:value="759.35" calcext:value-type="float">
            <text:p>759.35</text:p>
          </table:table-cell>
          <table:table-cell office:value-type="float" office:value="770.95" calcext:value-type="float">
            <text:p>770.95</text:p>
          </table:table-cell>
          <table:table-cell office:value-type="float" office:value="752.8" calcext:value-type="float">
            <text:p>752.8</text:p>
          </table:table-cell>
          <table:table-cell office:value-type="float" office:value="767.35" calcext:value-type="float">
            <text:p>767.35</text:p>
          </table:table-cell>
          <table:table-cell office:value-type="float" office:value="765.9" calcext:value-type="float">
            <text:p>765.9</text:p>
          </table:table-cell>
          <table:table-cell office:value-type="float" office:value="749.75" calcext:value-type="float">
            <text:p>749.75</text:p>
          </table:table-cell>
          <table:table-cell office:value-type="float" office:value="724.25" calcext:value-type="float">
            <text:p>724.25</text:p>
          </table:table-cell>
          <table:table-cell office:value-type="float" office:value="760.5" calcext:value-type="float">
            <text:p>760.5</text:p>
          </table:table-cell>
          <table:table-cell office:value-type="float" office:value="756.2" calcext:value-type="float">
            <text:p>756.2</text:p>
          </table:table-cell>
          <table:table-cell office:value-type="float" office:value="760.3" calcext:value-type="float">
            <text:p>760.3</text:p>
          </table:table-cell>
          <table:table-cell office:value-type="float" office:value="770.2" calcext:value-type="float">
            <text:p>770.2</text:p>
          </table:table-cell>
          <table:table-cell office:value-type="float" office:value="750.35" calcext:value-type="float">
            <text:p>750.35</text:p>
          </table:table-cell>
          <table:table-cell office:value-type="float" office:value="752.85" calcext:value-type="float">
            <text:p>752.85</text:p>
          </table:table-cell>
          <table:table-cell office:value-type="float" office:value="742.3" calcext:value-type="float">
            <text:p>742.3</text:p>
          </table:table-cell>
          <table:table-cell office:value-type="float" office:value="751" calcext:value-type="float">
            <text:p>751</text:p>
          </table:table-cell>
          <table:table-cell office:value-type="float" office:value="797.8" calcext:value-type="float">
            <text:p>797.8</text:p>
          </table:table-cell>
          <table:table-cell office:value-type="float" office:value="759.75" calcext:value-type="float">
            <text:p>759.75</text:p>
          </table:table-cell>
          <table:table-cell office:value-type="float" office:value="719.6" calcext:value-type="float">
            <text:p>719.6</text:p>
          </table:table-cell>
          <table:table-cell office:value-type="float" office:value="716.3" calcext:value-type="float">
            <text:p>716.3</text:p>
          </table:table-cell>
          <table:table-cell office:value-type="float" office:value="626.65" calcext:value-type="float">
            <text:p>626.65</text:p>
          </table:table-cell>
          <table:table-cell office:value-type="float" office:value="525.9" calcext:value-type="float">
            <text:p>525.9</text:p>
          </table:table-cell>
          <table:table-cell office:value-type="float" office:value="733.95" calcext:value-type="float">
            <text:p>733.95</text:p>
          </table:table-cell>
          <table:table-cell office:value-type="float" office:value="722.9" calcext:value-type="float">
            <text:p>722.9</text:p>
          </table:table-cell>
          <table:table-cell office:value-type="float" office:value="764.05" calcext:value-type="float">
            <text:p>764.05</text:p>
          </table:table-cell>
          <table:table-cell office:value-type="float" office:value="758.55" calcext:value-type="float">
            <text:p>758.55</text:p>
          </table:table-cell>
          <table:table-cell office:value-type="float" office:value="764.65" calcext:value-type="float">
            <text:p>764.65</text:p>
          </table:table-cell>
          <table:table-cell office:value-type="float" office:value="763.55" calcext:value-type="float">
            <text:p>763.55</text:p>
          </table:table-cell>
          <table:table-cell office:value-type="float" office:value="769.7" calcext:value-type="float">
            <text:p>769.7</text:p>
          </table:table-cell>
          <table:table-cell office:value-type="float" office:value="765.6" calcext:value-type="float">
            <text:p>765.6</text:p>
          </table:table-cell>
          <table:table-cell office:value-type="float" office:value="763.55" calcext:value-type="float">
            <text:p>763.55</text:p>
          </table:table-cell>
          <table:table-cell office:value-type="float" office:value="768.25" calcext:value-type="float">
            <text:p>768.25</text:p>
          </table:table-cell>
          <table:table-cell office:value-type="float" office:value="774.35" calcext:value-type="float">
            <text:p>774.35</text:p>
          </table:table-cell>
          <table:table-cell office:value-type="float" office:value="778.45" calcext:value-type="float">
            <text:p>778.45</text:p>
          </table:table-cell>
          <table:table-cell office:value-type="float" office:value="785.65" calcext:value-type="float">
            <text:p>785.65</text:p>
          </table:table-cell>
          <table:table-cell office:value-type="float" office:value="780" calcext:value-type="float">
            <text:p>780</text:p>
          </table:table-cell>
          <table:table-cell office:value-type="float" office:value="775.95" calcext:value-type="float">
            <text:p>775.95</text:p>
          </table:table-cell>
          <table:table-cell office:value-type="float" office:value="774.45" calcext:value-type="float">
            <text:p>774.45</text:p>
          </table:table-cell>
          <table:table-cell office:value-type="float" office:value="774.4" calcext:value-type="float">
            <text:p>774.4</text:p>
          </table:table-cell>
          <table:table-cell office:value-type="float" office:value="773.55" calcext:value-type="float">
            <text:p>773.55</text:p>
          </table:table-cell>
          <table:table-cell office:value-type="float" office:value="791.8" calcext:value-type="float">
            <text:p>791.8</text:p>
          </table:table-cell>
          <table:table-cell office:value-type="float" office:value="780.9" calcext:value-type="float">
            <text:p>780.9</text:p>
          </table:table-cell>
          <table:table-cell office:value-type="float" office:value="777.3" calcext:value-type="float">
            <text:p>777.3</text:p>
          </table:table-cell>
          <table:table-cell office:value-type="float" office:value="797.3" calcext:value-type="float">
            <text:p>797.3</text:p>
          </table:table-cell>
          <table:table-cell office:value-type="float" office:value="771.9" calcext:value-type="float">
            <text:p>771.9</text:p>
          </table:table-cell>
          <table:table-cell office:value-type="float" office:value="776.5" calcext:value-type="float">
            <text:p>776.5</text:p>
          </table:table-cell>
          <table:table-cell office:value-type="float" office:value="772.75" calcext:value-type="float">
            <text:p>772.75</text:p>
          </table:table-cell>
          <table:table-cell office:value-type="float" office:value="765.65" calcext:value-type="float">
            <text:p>765.65</text:p>
          </table:table-cell>
          <table:table-cell office:value-type="float" office:value="771.9" calcext:value-type="float">
            <text:p>771.9</text:p>
          </table:table-cell>
          <table:table-cell office:value-type="float" office:value="767.05" calcext:value-type="float">
            <text:p>767.05</text:p>
          </table:table-cell>
          <table:table-cell office:value-type="float" office:value="714.6" calcext:value-type="float">
            <text:p>714.6</text:p>
          </table:table-cell>
          <table:table-cell office:value-type="float" office:value="711.1" calcext:value-type="float">
            <text:p>711.1</text:p>
          </table:table-cell>
          <table:table-cell office:value-type="float" office:value="627" calcext:value-type="float">
            <text:p>627</text:p>
          </table:table-cell>
          <table:table-cell office:value-type="float" office:value="525.2" calcext:value-type="float">
            <text:p>525.2</text:p>
          </table:table-cell>
          <table:table-cell office:value-type="float" office:value="742.55" calcext:value-type="float">
            <text:p>742.55</text:p>
          </table:table-cell>
          <table:table-cell office:value-type="float" office:value="734.15" calcext:value-type="float">
            <text:p>734.15</text:p>
          </table:table-cell>
          <table:table-cell office:value-type="float" office:value="716.2" calcext:value-type="float">
            <text:p>716.2</text:p>
          </table:table-cell>
          <table:table-cell office:value-type="float" office:value="724.9" calcext:value-type="float">
            <text:p>724.9</text:p>
          </table:table-cell>
          <table:table-cell office:value-type="float" office:value="733.85" calcext:value-type="float">
            <text:p>733.85</text:p>
          </table:table-cell>
          <table:table-cell office:value-type="float" office:value="733.55" calcext:value-type="float">
            <text:p>733.55</text:p>
          </table:table-cell>
          <table:table-cell office:value-type="float" office:value="729.2" calcext:value-type="float">
            <text:p>729.2</text:p>
          </table:table-cell>
          <table:table-cell office:value-type="float" office:value="710.9" calcext:value-type="float">
            <text:p>710.9</text:p>
          </table:table-cell>
          <table:table-cell office:value-type="float" office:value="718.65" calcext:value-type="float">
            <text:p>718.65</text:p>
          </table:table-cell>
          <table:table-cell office:value-type="float" office:value="721" calcext:value-type="float">
            <text:p>721</text:p>
          </table:table-cell>
          <table:table-cell office:value-type="float" office:value="723.4" calcext:value-type="float">
            <text:p>723.4</text:p>
          </table:table-cell>
          <table:table-cell office:value-type="float" office:value="734.3" calcext:value-type="float">
            <text:p>734.3</text:p>
          </table:table-cell>
          <table:table-cell office:value-type="float" office:value="735.5" calcext:value-type="float">
            <text:p>735.5</text:p>
          </table:table-cell>
          <table:table-cell office:value-type="float" office:value="735.35" calcext:value-type="float">
            <text:p>735.35</text:p>
          </table:table-cell>
          <table:table-cell office:value-type="float" office:value="732.5" calcext:value-type="float">
            <text:p>732.5</text:p>
          </table:table-cell>
          <table:table-cell office:value-type="float" office:value="727.8" calcext:value-type="float">
            <text:p>727.8</text:p>
          </table:table-cell>
          <table:table-cell office:value-type="float" office:value="725.2" calcext:value-type="float">
            <text:p>725.2</text:p>
          </table:table-cell>
          <table:table-cell office:value-type="float" office:value="704.2" calcext:value-type="float">
            <text:p>704.2</text:p>
          </table:table-cell>
          <table:table-cell office:value-type="float" office:value="717.6" calcext:value-type="float">
            <text:p>717.6</text:p>
          </table:table-cell>
          <table:table-cell office:value-type="float" office:value="710.6" calcext:value-type="float">
            <text:p>710.6</text:p>
          </table:table-cell>
          <table:table-cell office:value-type="float" office:value="709.65" calcext:value-type="float">
            <text:p>709.65</text:p>
          </table:table-cell>
          <table:table-cell office:value-type="float" office:value="722.15" calcext:value-type="float">
            <text:p>722.15</text:p>
          </table:table-cell>
          <table:table-cell office:value-type="float" office:value="714" calcext:value-type="float">
            <text:p>714</text:p>
          </table:table-cell>
          <table:table-cell office:value-type="float" office:value="712.4" calcext:value-type="float">
            <text:p>712.4</text:p>
          </table:table-cell>
          <table:table-cell office:value-type="float" office:value="713.05" calcext:value-type="float">
            <text:p>713.05</text:p>
          </table:table-cell>
          <table:table-cell office:value-type="float" office:value="698.1" calcext:value-type="float">
            <text:p>698.1</text:p>
          </table:table-cell>
          <table:table-cell office:value-type="float" office:value="701.45" calcext:value-type="float">
            <text:p>701.45</text:p>
          </table:table-cell>
          <table:table-cell office:value-type="float" office:value="700" calcext:value-type="float">
            <text:p>700</text:p>
          </table:table-cell>
          <table:table-cell office:value-type="float" office:value="713.8" calcext:value-type="float">
            <text:p>713.8</text:p>
          </table:table-cell>
          <table:table-cell office:value-type="float" office:value="722.25" calcext:value-type="float">
            <text:p>722.25</text:p>
          </table:table-cell>
          <table:table-cell office:value-type="float" office:value="626.55" calcext:value-type="float">
            <text:p>626.55</text:p>
          </table:table-cell>
          <table:table-cell office:value-type="float" office:value="536.05" calcext:value-type="float">
            <text:p>536.05</text:p>
          </table:table-cell>
          <table:table-cell office:value-type="float" office:value="621.2" calcext:value-type="float">
            <text:p>621.2</text:p>
          </table:table-cell>
          <table:table-cell office:value-type="float" office:value="736.55" calcext:value-type="float">
            <text:p>736.55</text:p>
          </table:table-cell>
          <table:table-cell office:value-type="float" office:value="725.3" calcext:value-type="float">
            <text:p>725.3</text:p>
          </table:table-cell>
          <table:table-cell office:value-type="float" office:value="712.25" calcext:value-type="float">
            <text:p>712.25</text:p>
          </table:table-cell>
          <table:table-cell office:value-type="float" office:value="730.8" calcext:value-type="float">
            <text:p>730.8</text:p>
          </table:table-cell>
          <table:table-cell office:value-type="float" office:value="717.4" calcext:value-type="float">
            <text:p>717.4</text:p>
          </table:table-cell>
          <table:table-cell office:value-type="float" office:value="723.4" calcext:value-type="float">
            <text:p>723.4</text:p>
          </table:table-cell>
          <table:table-cell office:value-type="float" office:value="730.55" calcext:value-type="float">
            <text:p>730.55</text:p>
          </table:table-cell>
          <table:table-cell office:value-type="float" office:value="720.4" calcext:value-type="float">
            <text:p>720.4</text:p>
          </table:table-cell>
          <table:table-cell office:value-type="float" office:value="711.4" calcext:value-type="float">
            <text:p>711.4</text:p>
          </table:table-cell>
          <table:table-cell office:value-type="float" office:value="724.4" calcext:value-type="float">
            <text:p>724.4</text:p>
          </table:table-cell>
          <table:table-cell office:value-type="float" office:value="727.75" calcext:value-type="float">
            <text:p>727.75</text:p>
          </table:table-cell>
          <table:table-cell office:value-type="float" office:value="735" calcext:value-type="float">
            <text:p>735</text:p>
          </table:table-cell>
          <table:table-cell office:value-type="float" office:value="726.65" calcext:value-type="float">
            <text:p>726.65</text:p>
          </table:table-cell>
          <table:table-cell office:value-type="float" office:value="735.2" calcext:value-type="float">
            <text:p>735.2</text:p>
          </table:table-cell>
          <table:table-cell office:value-type="float" office:value="731.2" calcext:value-type="float">
            <text:p>731.2</text:p>
          </table:table-cell>
          <table:table-cell office:value-type="float" office:value="723.2" calcext:value-type="float">
            <text:p>723.2</text:p>
          </table:table-cell>
          <table:table-cell office:value-type="float" office:value="713.3" calcext:value-type="float">
            <text:p>713.3</text:p>
          </table:table-cell>
          <table:table-cell office:value-type="float" office:value="733.7" calcext:value-type="float">
            <text:p>733.7</text:p>
          </table:table-cell>
          <table:table-cell office:value-type="float" office:value="737.8" calcext:value-type="float">
            <text:p>737.8</text:p>
          </table:table-cell>
          <table:table-cell office:value-type="float" office:value="736.9" calcext:value-type="float">
            <text:p>736.9</text:p>
          </table:table-cell>
          <table:table-cell office:value-type="float" office:value="737.5" calcext:value-type="float">
            <text:p>737.5</text:p>
          </table:table-cell>
          <table:table-cell office:value-type="float" office:value="731.2" calcext:value-type="float">
            <text:p>731.2</text:p>
          </table:table-cell>
          <table:table-cell office:value-type="float" office:value="734.3" calcext:value-type="float">
            <text:p>734.3</text:p>
          </table:table-cell>
          <table:table-cell office:value-type="float" office:value="723.9" calcext:value-type="float">
            <text:p>723.9</text:p>
          </table:table-cell>
          <table:table-cell office:value-type="float" office:value="726" calcext:value-type="float">
            <text:p>726</text:p>
          </table:table-cell>
          <table:table-cell office:value-type="float" office:value="714.3" calcext:value-type="float">
            <text:p>714.3</text:p>
          </table:table-cell>
          <table:table-cell office:value-type="float" office:value="719.35" calcext:value-type="float">
            <text:p>719.35</text:p>
          </table:table-cell>
          <table:table-cell office:value-type="float" office:value="721.9" calcext:value-type="float">
            <text:p>721.9</text:p>
          </table:table-cell>
          <table:table-cell office:value-type="float" office:value="623.6" calcext:value-type="float">
            <text:p>623.6</text:p>
          </table:table-cell>
          <table:table-cell office:value-type="float" office:value="634.45" calcext:value-type="float">
            <text:p>634.45</text:p>
          </table:table-cell>
          <table:table-cell office:value-type="float" office:value="695.8" calcext:value-type="float">
            <text:p>695.8</text:p>
          </table:table-cell>
          <table:table-cell office:value-type="float" office:value="639.85" calcext:value-type="float">
            <text:p>639.85</text:p>
          </table:table-cell>
          <table:table-cell office:value-type="float" office:value="637.85" calcext:value-type="float">
            <text:p>637.85</text:p>
          </table:table-cell>
          <table:table-cell office:value-type="float" office:value="643.6" calcext:value-type="float">
            <text:p>643.6</text:p>
          </table:table-cell>
          <table:table-cell office:value-type="float" office:value="646.1" calcext:value-type="float">
            <text:p>646.1</text:p>
          </table:table-cell>
          <table:table-cell office:value-type="float" office:value="650.1" calcext:value-type="float">
            <text:p>650.1</text:p>
          </table:table-cell>
          <table:table-cell office:value-type="float" office:value="647.6" calcext:value-type="float">
            <text:p>647.6</text:p>
          </table:table-cell>
          <table:table-cell office:value-type="float" office:value="639.05" calcext:value-type="float">
            <text:p>639.05</text:p>
          </table:table-cell>
          <table:table-cell office:value-type="float" office:value="644.1" calcext:value-type="float">
            <text:p>644.1</text:p>
          </table:table-cell>
          <table:table-cell office:value-type="float" office:value="652.5" calcext:value-type="float">
            <text:p>652.5</text:p>
          </table:table-cell>
          <table:table-cell office:value-type="float" office:value="657.9" calcext:value-type="float">
            <text:p>657.9</text:p>
          </table:table-cell>
          <table:table-cell office:value-type="float" office:value="676.55" calcext:value-type="float">
            <text:p>676.55</text:p>
          </table:table-cell>
          <table:table-cell office:value-type="float" office:value="667.9" calcext:value-type="float">
            <text:p>667.9</text:p>
          </table:table-cell>
          <table:table-cell office:value-type="float" office:value="635.2" calcext:value-type="float">
            <text:p>635.2</text:p>
          </table:table-cell>
          <table:table-cell office:value-type="float" office:value="639.3" calcext:value-type="float">
            <text:p>639.3</text:p>
          </table:table-cell>
          <table:table-cell office:value-type="float" office:value="638.95" calcext:value-type="float">
            <text:p>638.95</text:p>
          </table:table-cell>
          <table:table-cell office:value-type="float" office:value="811.6" calcext:value-type="float">
            <text:p>811.6</text:p>
          </table:table-cell>
          <table:table-cell office:value-type="float" office:value="663.8" calcext:value-type="float">
            <text:p>663.8</text:p>
          </table:table-cell>
          <table:table-cell office:value-type="float" office:value="619.3" calcext:value-type="float">
            <text:p>619.3</text:p>
          </table:table-cell>
          <table:table-cell office:value-type="float" office:value="638.6" calcext:value-type="float">
            <text:p>638.6</text:p>
          </table:table-cell>
          <table:table-cell office:value-type="float" office:value="636.95" calcext:value-type="float">
            <text:p>636.95</text:p>
          </table:table-cell>
          <table:table-cell office:value-type="float" office:value="640" calcext:value-type="float">
            <text:p>640</text:p>
          </table:table-cell>
          <table:table-cell office:value-type="float" office:value="662.8" calcext:value-type="float">
            <text:p>662.8</text:p>
          </table:table-cell>
          <table:table-cell office:value-type="float" office:value="661.4" calcext:value-type="float">
            <text:p>661.4</text:p>
          </table:table-cell>
          <table:table-cell office:value-type="float" office:value="846.05" calcext:value-type="float">
            <text:p>846.05</text:p>
          </table:table-cell>
          <table:table-cell office:value-type="float" office:value="844.15" calcext:value-type="float">
            <text:p>844.15</text:p>
          </table:table-cell>
          <table:table-cell office:value-type="float" office:value="669" calcext:value-type="float">
            <text:p>669</text:p>
          </table:table-cell>
          <table:table-cell office:value-type="float" office:value="835.75" calcext:value-type="float">
            <text:p>835.75</text:p>
          </table:table-cell>
          <table:table-cell office:value-type="float" office:value="654.95" calcext:value-type="float">
            <text:p>654.95</text:p>
          </table:table-cell>
          <table:table-cell office:value-type="float" office:value="647.55" calcext:value-type="float">
            <text:p>647.55</text:p>
          </table:table-cell>
          <table:table-cell office:value-type="float" office:value="638.45" calcext:value-type="float">
            <text:p>638.45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09:36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212.408" calcext:value-type="float">
            <text:p>212.408</text:p>
          </table:table-cell>
          <table:table-cell office:value-type="float" office:value="216.337" calcext:value-type="float">
            <text:p>216.337</text:p>
          </table:table-cell>
          <table:table-cell office:value-type="float" office:value="220.267" calcext:value-type="float">
            <text:p>220.267</text:p>
          </table:table-cell>
          <table:table-cell office:value-type="float" office:value="224.196" calcext:value-type="float">
            <text:p>224.196</text:p>
          </table:table-cell>
          <table:table-cell office:value-type="float" office:value="228.126" calcext:value-type="float">
            <text:p>228.126</text:p>
          </table:table-cell>
          <table:table-cell office:value-type="float" office:value="232.055" calcext:value-type="float">
            <text:p>232.055</text:p>
          </table:table-cell>
          <table:table-cell office:value-type="float" office:value="233.906" calcext:value-type="float">
            <text:p>233.906</text:p>
          </table:table-cell>
          <table:table-cell office:value-type="float" office:value="235.756" calcext:value-type="float">
            <text:p>235.756</text:p>
          </table:table-cell>
          <table:table-cell office:value-type="float" office:value="237.607" calcext:value-type="float">
            <text:p>237.607</text:p>
          </table:table-cell>
          <table:table-cell office:value-type="float" office:value="239.458" calcext:value-type="float">
            <text:p>239.458</text:p>
          </table:table-cell>
          <table:table-cell office:value-type="float" office:value="241.308" calcext:value-type="float">
            <text:p>241.308</text:p>
          </table:table-cell>
          <table:table-cell office:value-type="float" office:value="238.66" calcext:value-type="float">
            <text:p>238.66</text:p>
          </table:table-cell>
          <table:table-cell office:value-type="float" office:value="236.011" calcext:value-type="float">
            <text:p>236.011</text:p>
          </table:table-cell>
          <table:table-cell office:value-type="float" office:value="233.363" calcext:value-type="float">
            <text:p>233.363</text:p>
          </table:table-cell>
          <table:table-cell office:value-type="float" office:value="230.715" calcext:value-type="float">
            <text:p>230.715</text:p>
          </table:table-cell>
          <table:table-cell office:value-type="float" office:value="228.066" calcext:value-type="float">
            <text:p>228.066</text:p>
          </table:table-cell>
          <table:table-cell office:value-type="float" office:value="226.048" calcext:value-type="float">
            <text:p>226.048</text:p>
          </table:table-cell>
          <table:table-cell office:value-type="float" office:value="224.029" calcext:value-type="float">
            <text:p>224.029</text:p>
          </table:table-cell>
          <table:table-cell office:value-type="float" office:value="222.01" calcext:value-type="float">
            <text:p>222.01</text:p>
          </table:table-cell>
          <table:table-cell office:value-type="float" office:value="219.992" calcext:value-type="float">
            <text:p>219.992</text:p>
          </table:table-cell>
          <table:table-cell office:value-type="float" office:value="217.973" calcext:value-type="float">
            <text:p>217.973</text:p>
          </table:table-cell>
          <table:table-cell office:value-type="float" office:value="213.6" calcext:value-type="float">
            <text:p>213.6</text:p>
          </table:table-cell>
          <table:table-cell office:value-type="float" office:value="209.226" calcext:value-type="float">
            <text:p>209.226</text:p>
          </table:table-cell>
          <table:table-cell office:value-type="float" office:value="204.853" calcext:value-type="float">
            <text:p>204.853</text:p>
          </table:table-cell>
          <table:table-cell office:value-type="float" office:value="200.48" calcext:value-type="float">
            <text:p>200.48</text:p>
          </table:table-cell>
          <table:table-cell office:value-type="float" office:value="196.106" calcext:value-type="float">
            <text:p>196.106</text:p>
          </table:table-cell>
          <table:table-cell office:value-type="float" office:value="190.298" calcext:value-type="float">
            <text:p>190.298</text:p>
          </table:table-cell>
          <table:table-cell office:value-type="float" office:value="184.489" calcext:value-type="float">
            <text:p>184.489</text:p>
          </table:table-cell>
          <table:table-cell office:value-type="float" office:value="178.68" calcext:value-type="float">
            <text:p>178.68</text:p>
          </table:table-cell>
          <table:table-cell office:value-type="float" office:value="172.871" calcext:value-type="float">
            <text:p>172.871</text:p>
          </table:table-cell>
          <table:table-cell office:value-type="float" office:value="167.063" calcext:value-type="float">
            <text:p>167.063</text:p>
          </table:table-cell>
          <table:table-cell office:value-type="float" office:value="160.024" calcext:value-type="float">
            <text:p>160.024</text:p>
          </table:table-cell>
          <table:table-cell office:value-type="float" office:value="152.986" calcext:value-type="float">
            <text:p>152.986</text:p>
          </table:table-cell>
          <table:table-cell office:value-type="float" office:value="145.948" calcext:value-type="float">
            <text:p>145.948</text:p>
          </table:table-cell>
          <table:table-cell office:value-type="float" office:value="138.909" calcext:value-type="float">
            <text:p>138.909</text:p>
          </table:table-cell>
          <table:table-cell office:value-type="float" office:value="131.871" calcext:value-type="float">
            <text:p>131.871</text:p>
          </table:table-cell>
          <table:table-cell office:value-type="float" office:value="126.494" calcext:value-type="float">
            <text:p>126.494</text:p>
          </table:table-cell>
          <table:table-cell office:value-type="float" office:value="121.117" calcext:value-type="float">
            <text:p>121.117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0.364" calcext:value-type="float">
            <text:p>110.364</text:p>
          </table:table-cell>
          <table:table-cell office:value-type="float" office:value="104.987" calcext:value-type="float">
            <text:p>104.987</text:p>
          </table:table-cell>
          <table:table-cell office:value-type="float" office:value="101.253" calcext:value-type="float">
            <text:p>101.253</text:p>
          </table:table-cell>
          <table:table-cell office:value-type="float" office:value="97.5186" calcext:value-type="float">
            <text:p>97.5186</text:p>
          </table:table-cell>
          <table:table-cell office:value-type="float" office:value="93.7846" calcext:value-type="float">
            <text:p>93.7846</text:p>
          </table:table-cell>
          <table:table-cell office:value-type="float" office:value="90.0505" calcext:value-type="float">
            <text:p>90.0505</text:p>
          </table:table-cell>
          <table:table-cell office:value-type="float" office:value="86.3165" calcext:value-type="float">
            <text:p>86.3165</text:p>
          </table:table-cell>
          <table:table-cell office:value-type="float" office:value="83.9692" calcext:value-type="float">
            <text:p>83.9692</text:p>
          </table:table-cell>
          <table:table-cell office:value-type="float" office:value="81.6219" calcext:value-type="float">
            <text:p>81.6219</text:p>
          </table:table-cell>
          <table:table-cell office:value-type="float" office:value="79.2746" calcext:value-type="float">
            <text:p>79.2746</text:p>
          </table:table-cell>
          <table:table-cell office:value-type="float" office:value="76.9273" calcext:value-type="float">
            <text:p>76.9273</text:p>
          </table:table-cell>
          <table:table-cell office:value-type="float" office:value="74.58" calcext:value-type="float">
            <text:p>74.58</text:p>
          </table:table-cell>
          <table:table-cell office:value-type="float" office:value="74.3195" calcext:value-type="float">
            <text:p>74.3195</text:p>
          </table:table-cell>
          <table:table-cell office:value-type="float" office:value="74.059" calcext:value-type="float">
            <text:p>74.059</text:p>
          </table:table-cell>
          <table:table-cell office:value-type="float" office:value="73.7984" calcext:value-type="float">
            <text:p>73.7984</text:p>
          </table:table-cell>
          <table:table-cell office:value-type="float" office:value="73.5379" calcext:value-type="float">
            <text:p>73.5379</text:p>
          </table:table-cell>
          <table:table-cell office:value-type="float" office:value="73.2774" calcext:value-type="float">
            <text:p>73.2774</text:p>
          </table:table-cell>
          <table:table-cell office:value-type="float" office:value="71.6454" calcext:value-type="float">
            <text:p>71.6454</text:p>
          </table:table-cell>
          <table:table-cell office:value-type="float" office:value="70.0134" calcext:value-type="float">
            <text:p>70.0134</text:p>
          </table:table-cell>
          <table:table-cell office:value-type="float" office:value="68.3814" calcext:value-type="float">
            <text:p>68.3814</text:p>
          </table:table-cell>
          <table:table-cell office:value-type="float" office:value="66.7494" calcext:value-type="float">
            <text:p>66.7494</text:p>
          </table:table-cell>
          <table:table-cell office:value-type="float" office:value="65.1174" calcext:value-type="float">
            <text:p>65.1174</text:p>
          </table:table-cell>
          <table:table-cell office:value-type="float" office:value="65.1546" calcext:value-type="float">
            <text:p>65.1546</text:p>
          </table:table-cell>
          <table:table-cell office:value-type="float" office:value="65.1918" calcext:value-type="float">
            <text:p>65.1918</text:p>
          </table:table-cell>
          <table:table-cell office:value-type="float" office:value="65.229" calcext:value-type="float">
            <text:p>65.229</text:p>
          </table:table-cell>
          <table:table-cell office:value-type="float" office:value="65.2662" calcext:value-type="float">
            <text:p>65.2662</text:p>
          </table:table-cell>
          <table:table-cell office:value-type="float" office:value="65.3034" calcext:value-type="float">
            <text:p>65.3034</text:p>
          </table:table-cell>
          <table:table-cell office:value-type="float" office:value="65.9056" calcext:value-type="float">
            <text:p>65.9056</text:p>
          </table:table-cell>
          <table:table-cell office:value-type="float" office:value="66.5078" calcext:value-type="float">
            <text:p>66.5078</text:p>
          </table:table-cell>
          <table:table-cell office:value-type="float" office:value="67.11" calcext:value-type="float">
            <text:p>67.11</text:p>
          </table:table-cell>
          <table:table-cell office:value-type="float" office:value="67.7122" calcext:value-type="float">
            <text:p>67.7122</text:p>
          </table:table-cell>
          <table:table-cell office:value-type="float" office:value="68.3144" calcext:value-type="float">
            <text:p>68.3144</text:p>
          </table:table-cell>
          <table:table-cell office:value-type="float" office:value="69.1842" calcext:value-type="float">
            <text:p>69.1842</text:p>
          </table:table-cell>
          <table:table-cell office:value-type="float" office:value="70.054" calcext:value-type="float">
            <text:p>70.054</text:p>
          </table:table-cell>
          <table:table-cell office:value-type="float" office:value="70.9238" calcext:value-type="float">
            <text:p>70.9238</text:p>
          </table:table-cell>
          <table:table-cell office:value-type="float" office:value="71.7936" calcext:value-type="float">
            <text:p>71.7936</text:p>
          </table:table-cell>
          <table:table-cell office:value-type="float" office:value="72.6635" calcext:value-type="float">
            <text:p>72.6635</text:p>
          </table:table-cell>
          <table:table-cell office:value-type="float" office:value="75.314" calcext:value-type="float">
            <text:p>75.314</text:p>
          </table:table-cell>
          <table:table-cell office:value-type="float" office:value="77.9646" calcext:value-type="float">
            <text:p>77.9646</text:p>
          </table:table-cell>
          <table:table-cell office:value-type="float" office:value="80.6152" calcext:value-type="float">
            <text:p>80.6152</text:p>
          </table:table-cell>
          <table:table-cell office:value-type="float" office:value="83.2658" calcext:value-type="float">
            <text:p>83.2658</text:p>
          </table:table-cell>
          <table:table-cell office:value-type="float" office:value="85.9163" calcext:value-type="float">
            <text:p>85.9163</text:p>
          </table:table-cell>
          <table:table-cell office:value-type="float" office:value="88.0731" calcext:value-type="float">
            <text:p>88.0731</text:p>
          </table:table-cell>
          <table:table-cell office:value-type="float" office:value="90.2299" calcext:value-type="float">
            <text:p>90.2299</text:p>
          </table:table-cell>
          <table:table-cell office:value-type="float" office:value="92.3867" calcext:value-type="float">
            <text:p>92.3867</text:p>
          </table:table-cell>
          <table:table-cell office:value-type="float" office:value="94.5435" calcext:value-type="float">
            <text:p>94.5435</text:p>
          </table:table-cell>
          <table:table-cell office:value-type="float" office:value="96.7002" calcext:value-type="float">
            <text:p>96.7002</text:p>
          </table:table-cell>
          <table:table-cell office:value-type="float" office:value="100.556" calcext:value-type="float">
            <text:p>100.556</text:p>
          </table:table-cell>
          <table:table-cell office:value-type="float" office:value="104.411" calcext:value-type="float">
            <text:p>104.411</text:p>
          </table:table-cell>
          <table:table-cell office:value-type="float" office:value="108.266" calcext:value-type="float">
            <text:p>108.266</text:p>
          </table:table-cell>
          <table:table-cell office:value-type="float" office:value="112.122" calcext:value-type="float">
            <text:p>112.122</text:p>
          </table:table-cell>
          <table:table-cell office:value-type="float" office:value="115.977" calcext:value-type="float">
            <text:p>115.977</text:p>
          </table:table-cell>
          <table:table-cell office:value-type="float" office:value="119.45" calcext:value-type="float">
            <text:p>119.45</text:p>
          </table:table-cell>
          <table:table-cell office:value-type="float" office:value="122.922" calcext:value-type="float">
            <text:p>122.922</text:p>
          </table:table-cell>
          <table:table-cell office:value-type="float" office:value="126.395" calcext:value-type="float">
            <text:p>126.395</text:p>
          </table:table-cell>
          <table:table-cell office:value-type="float" office:value="129.867" calcext:value-type="float">
            <text:p>129.867</text:p>
          </table:table-cell>
          <table:table-cell office:value-type="float" office:value="133.34" calcext:value-type="float">
            <text:p>133.34</text:p>
          </table:table-cell>
          <table:table-cell office:value-type="float" office:value="136.647" calcext:value-type="float">
            <text:p>136.647</text:p>
          </table:table-cell>
          <table:table-cell office:value-type="float" office:value="139.955" calcext:value-type="float">
            <text:p>139.955</text:p>
          </table:table-cell>
          <table:table-cell office:value-type="float" office:value="143.262" calcext:value-type="float">
            <text:p>143.262</text:p>
          </table:table-cell>
          <table:table-cell office:value-type="float" office:value="146.569" calcext:value-type="float">
            <text:p>146.569</text:p>
          </table:table-cell>
          <table:table-cell office:value-type="float" office:value="149.877" calcext:value-type="float">
            <text:p>149.877</text:p>
          </table:table-cell>
          <table:table-cell office:value-type="float" office:value="153.28" calcext:value-type="float">
            <text:p>153.28</text:p>
          </table:table-cell>
          <table:table-cell office:value-type="float" office:value="156.683" calcext:value-type="float">
            <text:p>156.683</text:p>
          </table:table-cell>
          <table:table-cell office:value-type="float" office:value="160.087" calcext:value-type="float">
            <text:p>160.087</text:p>
          </table:table-cell>
          <table:table-cell office:value-type="float" office:value="163.49" calcext:value-type="float">
            <text:p>163.49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167.859" calcext:value-type="float">
            <text:p>167.859</text:p>
          </table:table-cell>
          <table:table-cell office:value-type="float" office:value="168.824" calcext:value-type="float">
            <text:p>168.824</text:p>
          </table:table-cell>
          <table:table-cell office:value-type="float" office:value="169.789" calcext:value-type="float">
            <text:p>169.789</text:p>
          </table:table-cell>
          <table:table-cell office:value-type="float" office:value="170.755" calcext:value-type="float">
            <text:p>170.755</text:p>
          </table:table-cell>
          <table:table-cell office:value-type="float" office:value="171.72" calcext:value-type="float">
            <text:p>171.72</text:p>
          </table:table-cell>
          <table:table-cell office:value-type="float" office:value="173.773" calcext:value-type="float">
            <text:p>173.773</text:p>
          </table:table-cell>
          <table:table-cell office:value-type="float" office:value="175.825" calcext:value-type="float">
            <text:p>175.825</text:p>
          </table:table-cell>
          <table:table-cell office:value-type="float" office:value="177.878" calcext:value-type="float">
            <text:p>177.878</text:p>
          </table:table-cell>
          <table:table-cell office:value-type="float" office:value="179.931" calcext:value-type="float">
            <text:p>179.931</text:p>
          </table:table-cell>
          <table:table-cell office:value-type="float" office:value="181.983" calcext:value-type="float">
            <text:p>181.983</text:p>
          </table:table-cell>
          <table:table-cell office:value-type="float" office:value="181.65" calcext:value-type="float">
            <text:p>181.65</text:p>
          </table:table-cell>
          <table:table-cell office:value-type="float" office:value="181.316" calcext:value-type="float">
            <text:p>181.316</text:p>
          </table:table-cell>
          <table:table-cell office:value-type="float" office:value="180.983" calcext:value-type="float">
            <text:p>180.983</text:p>
          </table:table-cell>
          <table:table-cell office:value-type="float" office:value="180.65" calcext:value-type="float">
            <text:p>180.65</text:p>
          </table:table-cell>
          <table:table-cell office:value-type="float" office:value="180.316" calcext:value-type="float">
            <text:p>180.316</text:p>
          </table:table-cell>
          <table:table-cell office:value-type="float" office:value="180.531" calcext:value-type="float">
            <text:p>180.531</text:p>
          </table:table-cell>
          <table:table-cell office:value-type="float" office:value="180.746" calcext:value-type="float">
            <text:p>180.746</text:p>
          </table:table-cell>
          <table:table-cell office:value-type="float" office:value="180.961" calcext:value-type="float">
            <text:p>180.961</text:p>
          </table:table-cell>
          <table:table-cell office:value-type="float" office:value="181.176" calcext:value-type="float">
            <text:p>181.176</text:p>
          </table:table-cell>
          <table:table-cell office:value-type="float" office:value="181.391" calcext:value-type="float">
            <text:p>181.391</text:p>
          </table:table-cell>
          <table:table-cell office:value-type="float" office:value="182.261" calcext:value-type="float">
            <text:p>182.261</text:p>
          </table:table-cell>
          <table:table-cell office:value-type="float" office:value="183.131" calcext:value-type="float">
            <text:p>183.131</text:p>
          </table:table-cell>
          <table:table-cell office:value-type="float" office:value="184.001" calcext:value-type="float">
            <text:p>184.001</text:p>
          </table:table-cell>
          <table:table-cell office:value-type="float" office:value="184.871" calcext:value-type="float">
            <text:p>184.871</text:p>
          </table:table-cell>
          <table:table-cell office:value-type="float" office:value="185.741" calcext:value-type="float">
            <text:p>185.741</text:p>
          </table:table-cell>
          <table:table-cell office:value-type="float" office:value="187.135" calcext:value-type="float">
            <text:p>187.135</text:p>
          </table:table-cell>
          <table:table-cell office:value-type="float" office:value="188.53" calcext:value-type="float">
            <text:p>188.53</text:p>
          </table:table-cell>
          <table:table-cell office:value-type="float" office:value="189.924" calcext:value-type="float">
            <text:p>189.924</text:p>
          </table:table-cell>
          <table:table-cell office:value-type="float" office:value="191.319" calcext:value-type="float">
            <text:p>191.319</text:p>
          </table:table-cell>
          <table:table-cell office:value-type="float" office:value="192.713" calcext:value-type="float">
            <text:p>192.713</text:p>
          </table:table-cell>
          <table:table-cell office:value-type="float" office:value="193.962" calcext:value-type="float">
            <text:p>193.962</text:p>
          </table:table-cell>
          <table:table-cell office:value-type="float" office:value="195.211" calcext:value-type="float">
            <text:p>195.211</text:p>
          </table:table-cell>
          <table:table-cell office:value-type="float" office:value="196.46" calcext:value-type="float">
            <text:p>196.46</text:p>
          </table:table-cell>
          <table:table-cell office:value-type="float" office:value="197.709" calcext:value-type="float">
            <text:p>197.709</text:p>
          </table:table-cell>
          <table:table-cell office:value-type="float" office:value="198.958" calcext:value-type="float">
            <text:p>198.958</text:p>
          </table:table-cell>
          <table:table-cell office:value-type="float" office:value="201.305" calcext:value-type="float">
            <text:p>201.305</text:p>
          </table:table-cell>
          <table:table-cell office:value-type="float" office:value="203.652" calcext:value-type="float">
            <text:p>203.652</text:p>
          </table:table-cell>
          <table:table-cell office:value-type="float" office:value="205.999" calcext:value-type="float">
            <text:p>205.999</text:p>
          </table:table-cell>
          <table:table-cell office:value-type="float" office:value="208.346" calcext:value-type="float">
            <text:p>208.346</text:p>
          </table:table-cell>
          <table:table-cell office:value-type="float" office:value="210.693" calcext:value-type="float">
            <text:p>210.693</text:p>
          </table:table-cell>
          <table:table-cell office:value-type="float" office:value="212.568" calcext:value-type="float">
            <text:p>212.568</text:p>
          </table:table-cell>
          <table:table-cell office:value-type="float" office:value="214.444" calcext:value-type="float">
            <text:p>214.444</text:p>
          </table:table-cell>
          <table:table-cell office:value-type="float" office:value="216.319" calcext:value-type="float">
            <text:p>216.319</text:p>
          </table:table-cell>
          <table:table-cell office:value-type="float" office:value="218.194" calcext:value-type="float">
            <text:p>218.194</text:p>
          </table:table-cell>
          <table:table-cell office:value-type="float" office:value="220.07" calcext:value-type="float">
            <text:p>220.07</text:p>
          </table:table-cell>
          <table:table-cell office:value-type="float" office:value="221.595" calcext:value-type="float">
            <text:p>221.595</text:p>
          </table:table-cell>
          <table:table-cell office:value-type="float" office:value="223.121" calcext:value-type="float">
            <text:p>223.121</text:p>
          </table:table-cell>
          <table:table-cell office:value-type="float" office:value="224.646" calcext:value-type="float">
            <text:p>224.646</text:p>
          </table:table-cell>
          <table:table-cell office:value-type="float" office:value="226.171" calcext:value-type="float">
            <text:p>226.171</text:p>
          </table:table-cell>
          <table:table-cell office:value-type="float" office:value="227.697" calcext:value-type="float">
            <text:p>227.697</text:p>
          </table:table-cell>
          <table:table-cell office:value-type="float" office:value="227.364" calcext:value-type="float">
            <text:p>227.364</text:p>
          </table:table-cell>
          <table:table-cell office:value-type="float" office:value="227.03" calcext:value-type="float">
            <text:p>227.03</text:p>
          </table:table-cell>
          <table:table-cell office:value-type="float" office:value="226.697" calcext:value-type="float">
            <text:p>226.697</text:p>
          </table:table-cell>
          <table:table-cell office:value-type="float" office:value="226.364" calcext:value-type="float">
            <text:p>226.364</text:p>
          </table:table-cell>
          <table:table-cell office:value-type="float" office:value="226.031" calcext:value-type="float">
            <text:p>226.031</text:p>
          </table:table-cell>
          <table:table-cell office:value-type="float" office:value="227.42" calcext:value-type="float">
            <text:p>227.42</text:p>
          </table:table-cell>
          <table:table-cell office:value-type="float" office:value="228.81" calcext:value-type="float">
            <text:p>228.81</text:p>
          </table:table-cell>
          <table:table-cell office:value-type="float" office:value="230.2" calcext:value-type="float">
            <text:p>230.2</text:p>
          </table:table-cell>
          <table:table-cell office:value-type="float" office:value="231.59" calcext:value-type="float">
            <text:p>231.59</text:p>
          </table:table-cell>
          <table:table-cell office:value-type="float" office:value="232.979" calcext:value-type="float">
            <text:p>232.979</text:p>
          </table:table-cell>
          <table:table-cell office:value-type="float" office:value="233.387" calcext:value-type="float">
            <text:p>233.387</text:p>
          </table:table-cell>
          <table:table-cell office:value-type="float" office:value="233.794" calcext:value-type="float">
            <text:p>233.794</text:p>
          </table:table-cell>
          <table:table-cell office:value-type="float" office:value="234.202" calcext:value-type="float">
            <text:p>234.202</text:p>
          </table:table-cell>
          <table:table-cell office:value-type="float" office:value="234.609" calcext:value-type="float">
            <text:p>234.609</text:p>
          </table:table-cell>
          <table:table-cell office:value-type="float" office:value="235.017" calcext:value-type="float">
            <text:p>235.017</text:p>
          </table:table-cell>
          <table:table-cell office:value-type="float" office:value="234.804" calcext:value-type="float">
            <text:p>234.804</text:p>
          </table:table-cell>
          <table:table-cell office:value-type="float" office:value="234.592" calcext:value-type="float">
            <text:p>234.592</text:p>
          </table:table-cell>
          <table:table-cell office:value-type="float" office:value="234.379" calcext:value-type="float">
            <text:p>234.379</text:p>
          </table:table-cell>
          <table:table-cell office:value-type="float" office:value="234.167" calcext:value-type="float">
            <text:p>234.167</text:p>
          </table:table-cell>
          <table:table-cell office:value-type="float" office:value="233.955" calcext:value-type="float">
            <text:p>233.955</text:p>
          </table:table-cell>
          <table:table-cell office:value-type="float" office:value="232.974" calcext:value-type="float">
            <text:p>232.974</text:p>
          </table:table-cell>
          <table:table-cell office:value-type="float" office:value="231.994" calcext:value-type="float">
            <text:p>231.994</text:p>
          </table:table-cell>
          <table:table-cell office:value-type="float" office:value="231.014" calcext:value-type="float">
            <text:p>231.014</text:p>
          </table:table-cell>
          <table:table-cell office:value-type="float" office:value="230.033" calcext:value-type="float">
            <text:p>230.033</text:p>
          </table:table-cell>
          <table:table-cell office:value-type="float" office:value="229.053" calcext:value-type="float">
            <text:p>229.053</text:p>
          </table:table-cell>
          <table:table-cell office:value-type="float" office:value="227.274" calcext:value-type="float">
            <text:p>227.274</text:p>
          </table:table-cell>
          <table:table-cell office:value-type="float" office:value="225.495" calcext:value-type="float">
            <text:p>225.495</text:p>
          </table:table-cell>
          <table:table-cell office:value-type="float" office:value="223.716" calcext:value-type="float">
            <text:p>223.716</text:p>
          </table:table-cell>
          <table:table-cell office:value-type="float" office:value="221.937" calcext:value-type="float">
            <text:p>221.937</text:p>
          </table:table-cell>
          <table:table-cell office:value-type="float" office:value="220.158" calcext:value-type="float">
            <text:p>220.158</text:p>
          </table:table-cell>
          <table:table-cell office:value-type="float" office:value="218.847" calcext:value-type="float">
            <text:p>218.847</text:p>
          </table:table-cell>
          <table:table-cell office:value-type="float" office:value="217.535" calcext:value-type="float">
            <text:p>217.535</text:p>
          </table:table-cell>
          <table:table-cell office:value-type="float" office:value="216.223" calcext:value-type="float">
            <text:p>216.223</text:p>
          </table:table-cell>
          <table:table-cell office:value-type="float" office:value="214.912" calcext:value-type="float">
            <text:p>214.912</text:p>
          </table:table-cell>
          <table:table-cell office:value-type="float" office:value="213.6" calcext:value-type="float">
            <text:p>213.6</text:p>
          </table:table-cell>
          <table:table-cell office:value-type="float" office:value="213.954" calcext:value-type="float">
            <text:p>213.954</text:p>
          </table:table-cell>
          <table:table-cell office:value-type="float" office:value="214.307" calcext:value-type="float">
            <text:p>214.307</text:p>
          </table:table-cell>
          <table:table-cell office:value-type="float" office:value="214.661" calcext:value-type="float">
            <text:p>214.661</text:p>
          </table:table-cell>
          <table:table-cell office:value-type="float" office:value="215.015" calcext:value-type="float">
            <text:p>215.015</text:p>
          </table:table-cell>
          <table:table-cell office:value-type="float" office:value="215.369" calcext:value-type="float">
            <text:p>215.369</text:p>
          </table:table-cell>
          <table:table-cell office:value-type="float" office:value="216.906" calcext:value-type="float">
            <text:p>216.906</text:p>
          </table:table-cell>
          <table:table-cell office:value-type="float" office:value="218.444" calcext:value-type="float">
            <text:p>218.444</text:p>
          </table:table-cell>
          <table:table-cell office:value-type="float" office:value="219.981" calcext:value-type="float">
            <text:p>219.981</text:p>
          </table:table-cell>
          <table:table-cell office:value-type="float" office:value="221.518" calcext:value-type="float">
            <text:p>221.518</text:p>
          </table:table-cell>
          <table:table-cell office:value-type="float" office:value="223.056" calcext:value-type="float">
            <text:p>223.056</text:p>
          </table:table-cell>
          <table:table-cell office:value-type="float" office:value="225.295" calcext:value-type="float">
            <text:p>225.295</text:p>
          </table:table-cell>
          <table:table-cell office:value-type="float" office:value="227.535" calcext:value-type="float">
            <text:p>227.535</text:p>
          </table:table-cell>
          <table:table-cell office:value-type="float" office:value="229.775" calcext:value-type="float">
            <text:p>229.775</text:p>
          </table:table-cell>
          <table:table-cell office:value-type="float" office:value="232.015" calcext:value-type="float">
            <text:p>232.015</text:p>
          </table:table-cell>
          <table:table-cell office:value-type="float" office:value="234.254" calcext:value-type="float">
            <text:p>234.254</text:p>
          </table:table-cell>
          <table:table-cell office:value-type="float" office:value="236.381" calcext:value-type="float">
            <text:p>236.381</text:p>
          </table:table-cell>
          <table:table-cell office:value-type="float" office:value="238.507" calcext:value-type="float">
            <text:p>238.507</text:p>
          </table:table-cell>
          <table:table-cell office:value-type="float" office:value="240.633" calcext:value-type="float">
            <text:p>240.633</text:p>
          </table:table-cell>
          <table:table-cell office:value-type="float" office:value="242.759" calcext:value-type="float">
            <text:p>242.759</text:p>
          </table:table-cell>
          <table:table-cell office:value-type="float" office:value="244.885" calcext:value-type="float">
            <text:p>244.885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248.13" calcext:value-type="float">
            <text:p>248.13</text:p>
          </table:table-cell>
          <table:table-cell office:value-type="float" office:value="249.753" calcext:value-type="float">
            <text:p>249.753</text:p>
          </table:table-cell>
          <table:table-cell office:value-type="float" office:value="251.375" calcext:value-type="float">
            <text:p>251.375</text:p>
          </table:table-cell>
          <table:table-cell office:value-type="float" office:value="252.998" calcext:value-type="float">
            <text:p>252.998</text:p>
          </table:table-cell>
          <table:table-cell office:value-type="float" office:value="252.1" calcext:value-type="float">
            <text:p>252.1</text:p>
          </table:table-cell>
          <table:table-cell office:value-type="float" office:value="251.202" calcext:value-type="float">
            <text:p>251.202</text:p>
          </table:table-cell>
          <table:table-cell office:value-type="float" office:value="250.304" calcext:value-type="float">
            <text:p>250.304</text:p>
          </table:table-cell>
          <table:table-cell office:value-type="float" office:value="249.406" calcext:value-type="float">
            <text:p>249.406</text:p>
          </table:table-cell>
          <table:table-cell office:value-type="float" office:value="248.508" calcext:value-type="float">
            <text:p>248.508</text:p>
          </table:table-cell>
          <table:table-cell office:value-type="float" office:value="248.907" calcext:value-type="float">
            <text:p>248.907</text:p>
          </table:table-cell>
          <table:table-cell office:value-type="float" office:value="249.306" calcext:value-type="float">
            <text:p>249.306</text:p>
          </table:table-cell>
          <table:table-cell office:value-type="float" office:value="249.705" calcext:value-type="float">
            <text:p>249.705</text:p>
          </table:table-cell>
          <table:table-cell office:value-type="float" office:value="250.105" calcext:value-type="float">
            <text:p>250.105</text:p>
          </table:table-cell>
          <table:table-cell office:value-type="float" office:value="250.504" calcext:value-type="float">
            <text:p>250.504</text:p>
          </table:table-cell>
          <table:table-cell office:value-type="float" office:value="251.197" calcext:value-type="float">
            <text:p>251.197</text:p>
          </table:table-cell>
          <table:table-cell office:value-type="float" office:value="251.891" calcext:value-type="float">
            <text:p>251.891</text:p>
          </table:table-cell>
          <table:table-cell office:value-type="float" office:value="252.584" calcext:value-type="float">
            <text:p>252.584</text:p>
          </table:table-cell>
          <table:table-cell office:value-type="float" office:value="253.278" calcext:value-type="float">
            <text:p>253.278</text:p>
          </table:table-cell>
          <table:table-cell office:value-type="float" office:value="253.971" calcext:value-type="float">
            <text:p>253.971</text:p>
          </table:table-cell>
          <table:table-cell office:value-type="float" office:value="255.198" calcext:value-type="float">
            <text:p>255.198</text:p>
          </table:table-cell>
          <table:table-cell office:value-type="float" office:value="256.426" calcext:value-type="float">
            <text:p>256.426</text:p>
          </table:table-cell>
          <table:table-cell office:value-type="float" office:value="257.653" calcext:value-type="float">
            <text:p>257.653</text:p>
          </table:table-cell>
          <table:table-cell office:value-type="float" office:value="258.88" calcext:value-type="float">
            <text:p>258.88</text:p>
          </table:table-cell>
          <table:table-cell office:value-type="float" office:value="260.108" calcext:value-type="float">
            <text:p>260.108</text:p>
          </table:table-cell>
          <table:table-cell office:value-type="float" office:value="261.58" calcext:value-type="float">
            <text:p>261.58</text:p>
          </table:table-cell>
          <table:table-cell office:value-type="float" office:value="263.053" calcext:value-type="float">
            <text:p>263.053</text:p>
          </table:table-cell>
          <table:table-cell office:value-type="float" office:value="264.525" calcext:value-type="float">
            <text:p>264.525</text:p>
          </table:table-cell>
          <table:table-cell office:value-type="float" office:value="265.998" calcext:value-type="float">
            <text:p>265.998</text:p>
          </table:table-cell>
          <table:table-cell office:value-type="float" office:value="267.471" calcext:value-type="float">
            <text:p>267.471</text:p>
          </table:table-cell>
          <table:table-cell office:value-type="float" office:value="268.382" calcext:value-type="float">
            <text:p>268.382</text:p>
          </table:table-cell>
          <table:table-cell office:value-type="float" office:value="269.292" calcext:value-type="float">
            <text:p>269.292</text:p>
          </table:table-cell>
          <table:table-cell office:value-type="float" office:value="270.203" calcext:value-type="float">
            <text:p>270.203</text:p>
          </table:table-cell>
          <table:table-cell office:value-type="float" office:value="271.114" calcext:value-type="float">
            <text:p>271.114</text:p>
          </table:table-cell>
          <table:table-cell office:value-type="float" office:value="272.025" calcext:value-type="float">
            <text:p>272.025</text:p>
          </table:table-cell>
          <table:table-cell office:value-type="float" office:value="271.12" calcext:value-type="float">
            <text:p>271.12</text:p>
          </table:table-cell>
          <table:table-cell office:value-type="float" office:value="270.215" calcext:value-type="float">
            <text:p>270.215</text:p>
          </table:table-cell>
          <table:table-cell office:value-type="float" office:value="269.31" calcext:value-type="float">
            <text:p>269.31</text:p>
          </table:table-cell>
          <table:table-cell office:value-type="float" office:value="268.406" calcext:value-type="float">
            <text:p>268.406</text:p>
          </table:table-cell>
          <table:table-cell office:value-type="float" office:value="267.501" calcext:value-type="float">
            <text:p>267.501</text:p>
          </table:table-cell>
          <table:table-cell office:value-type="float" office:value="263.618" calcext:value-type="float">
            <text:p>263.618</text:p>
          </table:table-cell>
          <table:table-cell office:value-type="float" office:value="259.735" calcext:value-type="float">
            <text:p>259.735</text:p>
          </table:table-cell>
          <table:table-cell office:value-type="float" office:value="255.852" calcext:value-type="float">
            <text:p>255.852</text:p>
          </table:table-cell>
          <table:table-cell office:value-type="float" office:value="251.969" calcext:value-type="float">
            <text:p>251.969</text:p>
          </table:table-cell>
          <table:table-cell office:value-type="float" office:value="248.086" calcext:value-type="float">
            <text:p>248.086</text:p>
          </table:table-cell>
          <table:table-cell office:value-type="float" office:value="244.855" calcext:value-type="float">
            <text:p>244.855</text:p>
          </table:table-cell>
          <table:table-cell office:value-type="float" office:value="241.625" calcext:value-type="float">
            <text:p>241.625</text:p>
          </table:table-cell>
          <table:table-cell office:value-type="float" office:value="238.394" calcext:value-type="float">
            <text:p>238.394</text:p>
          </table:table-cell>
          <table:table-cell office:value-type="float" office:value="235.164" calcext:value-type="float">
            <text:p>235.164</text:p>
          </table:table-cell>
          <table:table-cell office:value-type="float" office:value="231.933" calcext:value-type="float">
            <text:p>231.933</text:p>
          </table:table-cell>
          <table:table-cell office:value-type="float" office:value="224.465" calcext:value-type="float">
            <text:p>224.465</text:p>
          </table:table-cell>
          <table:table-cell office:value-type="float" office:value="216.997" calcext:value-type="float">
            <text:p>216.997</text:p>
          </table:table-cell>
          <table:table-cell office:value-type="float" office:value="209.528" calcext:value-type="float">
            <text:p>209.528</text:p>
          </table:table-cell>
          <table:table-cell office:value-type="float" office:value="202.06" calcext:value-type="float">
            <text:p>202.06</text:p>
          </table:table-cell>
          <table:table-cell office:value-type="float" office:value="194.592" calcext:value-type="float">
            <text:p>194.592</text:p>
          </table:table-cell>
          <table:table-cell office:value-type="float" office:value="192.455" calcext:value-type="float">
            <text:p>192.455</text:p>
          </table:table-cell>
          <table:table-cell office:value-type="float" office:value="190.318" calcext:value-type="float">
            <text:p>190.318</text:p>
          </table:table-cell>
          <table:table-cell office:value-type="float" office:value="188.181" calcext:value-type="float">
            <text:p>188.181</text:p>
          </table:table-cell>
          <table:table-cell office:value-type="float" office:value="186.044" calcext:value-type="float">
            <text:p>186.044</text:p>
          </table:table-cell>
          <table:table-cell office:value-type="float" office:value="183.907" calcext:value-type="float">
            <text:p>183.907</text:p>
          </table:table-cell>
          <table:table-cell office:value-type="float" office:value="184.407" calcext:value-type="float">
            <text:p>184.407</text:p>
          </table:table-cell>
          <table:table-cell office:value-type="float" office:value="184.907" calcext:value-type="float">
            <text:p>184.907</text:p>
          </table:table-cell>
          <table:table-cell office:value-type="float" office:value="185.407" calcext:value-type="float">
            <text:p>185.407</text:p>
          </table:table-cell>
          <table:table-cell office:value-type="float" office:value="185.907" calcext:value-type="float">
            <text:p>185.907</text:p>
          </table:table-cell>
          <table:table-cell office:value-type="float" office:value="186.407" calcext:value-type="float">
            <text:p>186.407</text:p>
          </table:table-cell>
          <table:table-cell office:value-type="float" office:value="187.111" calcext:value-type="float">
            <text:p>187.111</text:p>
          </table:table-cell>
          <table:table-cell office:value-type="float" office:value="187.814" calcext:value-type="float">
            <text:p>187.814</text:p>
          </table:table-cell>
          <table:table-cell office:value-type="float" office:value="188.517" calcext:value-type="float">
            <text:p>188.517</text:p>
          </table:table-cell>
          <table:table-cell office:value-type="float" office:value="189.22" calcext:value-type="float">
            <text:p>189.22</text:p>
          </table:table-cell>
          <table:table-cell office:value-type="float" office:value="189.923" calcext:value-type="float">
            <text:p>189.923</text:p>
          </table:table-cell>
          <table:table-cell office:value-type="float" office:value="190.297" calcext:value-type="float">
            <text:p>190.297</text:p>
          </table:table-cell>
          <table:table-cell office:value-type="float" office:value="190.671" calcext:value-type="float">
            <text:p>190.671</text:p>
          </table:table-cell>
          <table:table-cell office:value-type="float" office:value="191.044" calcext:value-type="float">
            <text:p>191.044</text:p>
          </table:table-cell>
          <table:table-cell office:value-type="float" office:value="191.418" calcext:value-type="float">
            <text:p>191.418</text:p>
          </table:table-cell>
          <table:table-cell office:value-type="float" office:value="191.792" calcext:value-type="float">
            <text:p>191.792</text:p>
          </table:table-cell>
          <table:table-cell office:value-type="float" office:value="190.52" calcext:value-type="float">
            <text:p>190.52</text:p>
          </table:table-cell>
          <table:table-cell office:value-type="float" office:value="189.249" calcext:value-type="float">
            <text:p>189.249</text:p>
          </table:table-cell>
          <table:table-cell office:value-type="float" office:value="187.978" calcext:value-type="float">
            <text:p>187.978</text:p>
          </table:table-cell>
          <table:table-cell office:value-type="float" office:value="186.706" calcext:value-type="float">
            <text:p>186.706</text:p>
          </table:table-cell>
          <table:table-cell office:value-type="float" office:value="185.435" calcext:value-type="float">
            <text:p>185.435</text:p>
          </table:table-cell>
          <table:table-cell office:value-type="float" office:value="185.169" calcext:value-type="float">
            <text:p>185.169</text:p>
          </table:table-cell>
          <table:table-cell office:value-type="float" office:value="184.904" calcext:value-type="float">
            <text:p>184.904</text:p>
          </table:table-cell>
          <table:table-cell office:value-type="float" office:value="184.638" calcext:value-type="float">
            <text:p>184.638</text:p>
          </table:table-cell>
          <table:table-cell office:value-type="float" office:value="184.372" calcext:value-type="float">
            <text:p>184.372</text:p>
          </table:table-cell>
          <table:table-cell office:value-type="float" office:value="184.107" calcext:value-type="float">
            <text:p>184.107</text:p>
          </table:table-cell>
          <table:table-cell office:value-type="float" office:value="183.198" calcext:value-type="float">
            <text:p>183.198</text:p>
          </table:table-cell>
          <table:table-cell office:value-type="float" office:value="182.288" calcext:value-type="float">
            <text:p>182.288</text:p>
          </table:table-cell>
          <table:table-cell office:value-type="float" office:value="181.379" calcext:value-type="float">
            <text:p>181.379</text:p>
          </table:table-cell>
          <table:table-cell office:value-type="float" office:value="180.47" calcext:value-type="float">
            <text:p>180.47</text:p>
          </table:table-cell>
          <table:table-cell office:value-type="float" office:value="179.561" calcext:value-type="float">
            <text:p>179.561</text:p>
          </table:table-cell>
          <table:table-cell office:value-type="float" office:value="176.739" calcext:value-type="float">
            <text:p>176.739</text:p>
          </table:table-cell>
          <table:table-cell office:value-type="float" office:value="173.918" calcext:value-type="float">
            <text:p>173.918</text:p>
          </table:table-cell>
          <table:table-cell office:value-type="float" office:value="171.096" calcext:value-type="float">
            <text:p>171.096</text:p>
          </table:table-cell>
          <table:table-cell office:value-type="float" office:value="168.275" calcext:value-type="float">
            <text:p>168.275</text:p>
          </table:table-cell>
          <table:table-cell office:value-type="float" office:value="165.453" calcext:value-type="float">
            <text:p>165.453</text:p>
          </table:table-cell>
          <table:table-cell office:value-type="float" office:value="160.982" calcext:value-type="float">
            <text:p>160.982</text:p>
          </table:table-cell>
          <table:table-cell office:value-type="float" office:value="156.51" calcext:value-type="float">
            <text:p>156.51</text:p>
          </table:table-cell>
          <table:table-cell office:value-type="float" office:value="152.039" calcext:value-type="float">
            <text:p>152.039</text:p>
          </table:table-cell>
          <table:table-cell office:value-type="float" office:value="147.567" calcext:value-type="float">
            <text:p>147.567</text:p>
          </table:table-cell>
          <table:table-cell office:value-type="float" office:value="143.096" calcext:value-type="float">
            <text:p>143.096</text:p>
          </table:table-cell>
          <table:table-cell office:value-type="float" office:value="139.065" calcext:value-type="float">
            <text:p>139.065</text:p>
          </table:table-cell>
          <table:table-cell office:value-type="float" office:value="135.035" calcext:value-type="float">
            <text:p>135.035</text:p>
          </table:table-cell>
          <table:table-cell office:value-type="float" office:value="131.005" calcext:value-type="float">
            <text:p>131.005</text:p>
          </table:table-cell>
          <table:table-cell office:value-type="float" office:value="126.974" calcext:value-type="float">
            <text:p>126.974</text:p>
          </table:table-cell>
          <table:table-cell office:value-type="float" office:value="122.944" calcext:value-type="float">
            <text:p>122.944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7.755" calcext:value-type="float">
            <text:p>117.755</text:p>
          </table:table-cell>
          <table:table-cell office:value-type="float" office:value="115.161" calcext:value-type="float">
            <text:p>115.161</text:p>
          </table:table-cell>
          <table:table-cell office:value-type="float" office:value="112.566" calcext:value-type="float">
            <text:p>112.566</text:p>
          </table:table-cell>
          <table:table-cell office:value-type="float" office:value="109.972" calcext:value-type="float">
            <text:p>109.972</text:p>
          </table:table-cell>
          <table:table-cell office:value-type="float" office:value="108.636" calcext:value-type="float">
            <text:p>108.636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963" calcext:value-type="float">
            <text:p>105.963</text:p>
          </table:table-cell>
          <table:table-cell office:value-type="float" office:value="104.627" calcext:value-type="float">
            <text:p>104.627</text:p>
          </table:table-cell>
          <table:table-cell office:value-type="float" office:value="103.291" calcext:value-type="float">
            <text:p>103.291</text:p>
          </table:table-cell>
          <table:table-cell office:value-type="float" office:value="102.435" calcext:value-type="float">
            <text:p>102.435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100.723" calcext:value-type="float">
            <text:p>100.723</text:p>
          </table:table-cell>
          <table:table-cell office:value-type="float" office:value="99.8668" calcext:value-type="float">
            <text:p>99.8668</text:p>
          </table:table-cell>
          <table:table-cell office:value-type="float" office:value="99.0106" calcext:value-type="float">
            <text:p>99.0106</text:p>
          </table:table-cell>
          <table:table-cell office:value-type="float" office:value="97.8431" calcext:value-type="float">
            <text:p>97.8431</text:p>
          </table:table-cell>
          <table:table-cell office:value-type="float" office:value="96.6756" calcext:value-type="float">
            <text:p>96.6756</text:p>
          </table:table-cell>
          <table:table-cell office:value-type="float" office:value="95.5081" calcext:value-type="float">
            <text:p>95.5081</text:p>
          </table:table-cell>
          <table:table-cell office:value-type="float" office:value="94.3406" calcext:value-type="float">
            <text:p>94.3406</text:p>
          </table:table-cell>
          <table:table-cell office:value-type="float" office:value="93.1731" calcext:value-type="float">
            <text:p>93.1731</text:p>
          </table:table-cell>
          <table:table-cell office:value-type="float" office:value="92.6165" calcext:value-type="float">
            <text:p>92.6165</text:p>
          </table:table-cell>
          <table:table-cell office:value-type="float" office:value="92.06" calcext:value-type="float">
            <text:p>92.06</text:p>
          </table:table-cell>
          <table:table-cell office:value-type="float" office:value="91.5034" calcext:value-type="float">
            <text:p>91.5034</text:p>
          </table:table-cell>
          <table:table-cell office:value-type="float" office:value="90.9469" calcext:value-type="float">
            <text:p>90.9469</text:p>
          </table:table-cell>
          <table:table-cell office:value-type="float" office:value="90.3903" calcext:value-type="float">
            <text:p>90.3903</text:p>
          </table:table-cell>
          <table:table-cell office:value-type="float" office:value="92.631" calcext:value-type="float">
            <text:p>92.631</text:p>
          </table:table-cell>
          <table:table-cell office:value-type="float" office:value="94.8717" calcext:value-type="float">
            <text:p>94.8717</text:p>
          </table:table-cell>
          <table:table-cell office:value-type="float" office:value="97.1124" calcext:value-type="float">
            <text:p>97.1124</text:p>
          </table:table-cell>
          <table:table-cell office:value-type="float" office:value="99.3531" calcext:value-type="float">
            <text:p>99.3531</text:p>
          </table:table-cell>
          <table:table-cell office:value-type="float" office:value="101.594" calcext:value-type="float">
            <text:p>101.594</text:p>
          </table:table-cell>
          <table:table-cell office:value-type="float" office:value="104.686" calcext:value-type="float">
            <text:p>104.686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110.871" calcext:value-type="float">
            <text:p>110.871</text:p>
          </table:table-cell>
          <table:table-cell office:value-type="float" office:value="113.964" calcext:value-type="float">
            <text:p>113.964</text:p>
          </table:table-cell>
          <table:table-cell office:value-type="float" office:value="117.056" calcext:value-type="float">
            <text:p>117.056</text:p>
          </table:table-cell>
          <table:table-cell office:value-type="float" office:value="118.458" calcext:value-type="float">
            <text:p>118.458</text:p>
          </table:table-cell>
          <table:table-cell office:value-type="float" office:value="119.859" calcext:value-type="float">
            <text:p>119.859</text:p>
          </table:table-cell>
          <table:table-cell office:value-type="float" office:value="121.261" calcext:value-type="float">
            <text:p>121.261</text:p>
          </table:table-cell>
          <table:table-cell office:value-type="float" office:value="122.662" calcext:value-type="float">
            <text:p>122.662</text:p>
          </table:table-cell>
          <table:table-cell office:value-type="float" office:value="124.063" calcext:value-type="float">
            <text:p>124.063</text:p>
          </table:table-cell>
          <table:table-cell office:value-type="float" office:value="123.279" calcext:value-type="float">
            <text:p>123.279</text:p>
          </table:table-cell>
          <table:table-cell office:value-type="float" office:value="122.495" calcext:value-type="float">
            <text:p>122.495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120.927" calcext:value-type="float">
            <text:p>120.927</text:p>
          </table:table-cell>
          <table:table-cell office:value-type="float" office:value="120.143" calcext:value-type="float">
            <text:p>120.143</text:p>
          </table:table-cell>
          <table:table-cell office:value-type="float" office:value="118.452" calcext:value-type="float">
            <text:p>118.452</text:p>
          </table:table-cell>
          <table:table-cell office:value-type="float" office:value="116.762" calcext:value-type="float">
            <text:p>116.762</text:p>
          </table:table-cell>
          <table:table-cell office:value-type="float" office:value="115.071" calcext:value-type="float">
            <text:p>115.071</text:p>
          </table:table-cell>
          <table:table-cell office:value-type="float" office:value="113.381" calcext:value-type="float">
            <text:p>113.381</text:p>
          </table:table-cell>
          <table:table-cell office:value-type="float" office:value="111.691" calcext:value-type="float">
            <text:p>111.691</text:p>
          </table:table-cell>
          <table:table-cell office:value-type="float" office:value="109.599" calcext:value-type="float">
            <text:p>109.599</text:p>
          </table:table-cell>
          <table:table-cell office:value-type="float" office:value="107.507" calcext:value-type="float">
            <text:p>107.507</text:p>
          </table:table-cell>
          <table:table-cell office:value-type="float" office:value="105.415" calcext:value-type="float">
            <text:p>105.415</text:p>
          </table:table-cell>
          <table:table-cell office:value-type="float" office:value="103.323" calcext:value-type="float">
            <text:p>103.323</text:p>
          </table:table-cell>
          <table:table-cell office:value-type="float" office:value="101.231" calcext:value-type="float">
            <text:p>101.231</text:p>
          </table:table-cell>
          <table:table-cell office:value-type="float" office:value="98.0919" calcext:value-type="float">
            <text:p>98.0919</text:p>
          </table:table-cell>
          <table:table-cell office:value-type="float" office:value="94.9523" calcext:value-type="float">
            <text:p>94.9523</text:p>
          </table:table-cell>
          <table:table-cell office:value-type="float" office:value="91.8128" calcext:value-type="float">
            <text:p>91.8128</text:p>
          </table:table-cell>
          <table:table-cell office:value-type="float" office:value="88.6732" calcext:value-type="float">
            <text:p>88.6732</text:p>
          </table:table-cell>
          <table:table-cell office:value-type="float" office:value="85.5336" calcext:value-type="float">
            <text:p>85.5336</text:p>
          </table:table-cell>
          <table:table-cell office:value-type="float" office:value="81.1465" calcext:value-type="float">
            <text:p>81.1465</text:p>
          </table:table-cell>
          <table:table-cell office:value-type="float" office:value="76.7594" calcext:value-type="float">
            <text:p>76.7594</text:p>
          </table:table-cell>
          <table:table-cell office:value-type="float" office:value="72.3723" calcext:value-type="float">
            <text:p>72.3723</text:p>
          </table:table-cell>
          <table:table-cell office:value-type="float" office:value="67.9851" calcext:value-type="float">
            <text:p>67.9851</text:p>
          </table:table-cell>
          <table:table-cell office:value-type="float" office:value="63.598" calcext:value-type="float">
            <text:p>63.598</text:p>
          </table:table-cell>
          <table:table-cell office:value-type="float" office:value="59.2843" calcext:value-type="float">
            <text:p>59.2843</text:p>
          </table:table-cell>
          <table:table-cell office:value-type="float" office:value="54.9706" calcext:value-type="float">
            <text:p>54.9706</text:p>
          </table:table-cell>
          <table:table-cell office:value-type="float" office:value="50.6568" calcext:value-type="float">
            <text:p>50.6568</text:p>
          </table:table-cell>
          <table:table-cell office:value-type="float" office:value="46.3431" calcext:value-type="float">
            <text:p>46.3431</text:p>
          </table:table-cell>
          <table:table-cell office:value-type="float" office:value="42.0294" calcext:value-type="float">
            <text:p>42.0294</text:p>
          </table:table-cell>
          <table:table-cell office:value-type="float" office:value="40.1823" calcext:value-type="float">
            <text:p>40.1823</text:p>
          </table:table-cell>
          <table:table-cell office:value-type="float" office:value="38.3352" calcext:value-type="float">
            <text:p>38.3352</text:p>
          </table:table-cell>
          <table:table-cell office:value-type="float" office:value="36.4882" calcext:value-type="float">
            <text:p>36.4882</text:p>
          </table:table-cell>
          <table:table-cell office:value-type="float" office:value="34.6411" calcext:value-type="float">
            <text:p>34.6411</text:p>
          </table:table-cell>
          <table:table-cell office:value-type="float" office:value="32.794" calcext:value-type="float">
            <text:p>32.794</text:p>
          </table:table-cell>
          <table:table-cell office:value-type="float" office:value="31.9478" calcext:value-type="float">
            <text:p>31.9478</text:p>
          </table:table-cell>
          <table:table-cell office:value-type="float" office:value="31.1016" calcext:value-type="float">
            <text:p>31.1016</text:p>
          </table:table-cell>
          <table:table-cell office:value-type="float" office:value="30.2554" calcext:value-type="float">
            <text:p>30.2554</text:p>
          </table:table-cell>
          <table:table-cell office:value-type="float" office:value="29.4092" calcext:value-type="float">
            <text:p>29.4092</text:p>
          </table:table-cell>
          <table:table-cell office:value-type="float" office:value="28.5629" calcext:value-type="float">
            <text:p>28.5629</text:p>
          </table:table-cell>
          <table:table-cell office:value-type="float" office:value="27.9915" calcext:value-type="float">
            <text:p>27.9915</text:p>
          </table:table-cell>
          <table:table-cell office:value-type="float" office:value="27.42" calcext:value-type="float">
            <text:p>27.42</text:p>
          </table:table-cell>
          <table:table-cell office:value-type="float" office:value="26.8486" calcext:value-type="float">
            <text:p>26.8486</text:p>
          </table:table-cell>
          <table:table-cell office:value-type="float" office:value="26.2771" calcext:value-type="float">
            <text:p>26.2771</text:p>
          </table:table-cell>
          <table:table-cell office:value-type="float" office:value="25.7057" calcext:value-type="float">
            <text:p>25.7057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702.9" calcext:value-type="float">
            <text:p>702.9</text:p>
          </table:table-cell>
          <table:table-cell office:value-type="float" office:value="632.5" calcext:value-type="float">
            <text:p>632.5</text:p>
          </table:table-cell>
          <table:table-cell office:value-type="float" office:value="637.95" calcext:value-type="float">
            <text:p>637.95</text:p>
          </table:table-cell>
          <table:table-cell office:value-type="float" office:value="624.65" calcext:value-type="float">
            <text:p>624.65</text:p>
          </table:table-cell>
          <table:table-cell office:value-type="float" office:value="638.05" calcext:value-type="float">
            <text:p>638.05</text:p>
          </table:table-cell>
          <table:table-cell office:value-type="float" office:value="639.55" calcext:value-type="float">
            <text:p>639.55</text:p>
          </table:table-cell>
          <table:table-cell office:value-type="float" office:value="629.6" calcext:value-type="float">
            <text:p>629.6</text:p>
          </table:table-cell>
          <table:table-cell office:value-type="float" office:value="628.3" calcext:value-type="float">
            <text:p>628.3</text:p>
          </table:table-cell>
          <table:table-cell office:value-type="float" office:value="646" calcext:value-type="float">
            <text:p>646</text:p>
          </table:table-cell>
          <table:table-cell office:value-type="float" office:value="623.15" calcext:value-type="float">
            <text:p>623.15</text:p>
          </table:table-cell>
          <table:table-cell office:value-type="float" office:value="625.1" calcext:value-type="float">
            <text:p>625.1</text:p>
          </table:table-cell>
          <table:table-cell office:value-type="float" office:value="627" calcext:value-type="float">
            <text:p>627</text:p>
          </table:table-cell>
          <table:table-cell office:value-type="float" office:value="614.85" calcext:value-type="float">
            <text:p>614.85</text:p>
          </table:table-cell>
          <table:table-cell office:value-type="float" office:value="627.7" calcext:value-type="float">
            <text:p>627.7</text:p>
          </table:table-cell>
          <table:table-cell office:value-type="float" office:value="638" calcext:value-type="float">
            <text:p>638</text:p>
          </table:table-cell>
          <table:table-cell office:value-type="float" office:value="647.85" calcext:value-type="float">
            <text:p>647.85</text:p>
          </table:table-cell>
          <table:table-cell office:value-type="float" office:value="627.9" calcext:value-type="float">
            <text:p>627.9</text:p>
          </table:table-cell>
          <table:table-cell office:value-type="float" office:value="629.95" calcext:value-type="float">
            <text:p>629.95</text:p>
          </table:table-cell>
          <table:table-cell office:value-type="float" office:value="621.5" calcext:value-type="float">
            <text:p>621.5</text:p>
          </table:table-cell>
          <table:table-cell office:value-type="float" office:value="627.05" calcext:value-type="float">
            <text:p>627.05</text:p>
          </table:table-cell>
          <table:table-cell office:value-type="float" office:value="622.5" calcext:value-type="float">
            <text:p>622.5</text:p>
          </table:table-cell>
          <table:table-cell office:value-type="float" office:value="619.25" calcext:value-type="float">
            <text:p>619.25</text:p>
          </table:table-cell>
          <table:table-cell office:value-type="float" office:value="629.4" calcext:value-type="float">
            <text:p>629.4</text:p>
          </table:table-cell>
          <table:table-cell office:value-type="float" office:value="621.7" calcext:value-type="float">
            <text:p>621.7</text:p>
          </table:table-cell>
          <table:table-cell office:value-type="float" office:value="634" calcext:value-type="float">
            <text:p>634</text:p>
          </table:table-cell>
          <table:table-cell office:value-type="float" office:value="618.2" calcext:value-type="float">
            <text:p>618.2</text:p>
          </table:table-cell>
          <table:table-cell office:value-type="float" office:value="619.7" calcext:value-type="float">
            <text:p>619.7</text:p>
          </table:table-cell>
          <table:table-cell office:value-type="float" office:value="632.95" calcext:value-type="float">
            <text:p>632.95</text:p>
          </table:table-cell>
          <table:table-cell office:value-type="float" office:value="624.05" calcext:value-type="float">
            <text:p>624.05</text:p>
          </table:table-cell>
          <table:table-cell office:value-type="float" office:value="618.6" calcext:value-type="float">
            <text:p>618.6</text:p>
          </table:table-cell>
          <table:table-cell office:value-type="float" office:value="618.55" calcext:value-type="float">
            <text:p>618.55</text:p>
          </table:table-cell>
          <table:table-cell office:value-type="float" office:value="815.5" calcext:value-type="float">
            <text:p>815.5</text:p>
          </table:table-cell>
          <table:table-cell office:value-type="float" office:value="536.2" calcext:value-type="float">
            <text:p>536.2</text:p>
          </table:table-cell>
          <table:table-cell office:value-type="float" office:value="626.3" calcext:value-type="float">
            <text:p>626.3</text:p>
          </table:table-cell>
          <table:table-cell office:value-type="float" office:value="618.05" calcext:value-type="float">
            <text:p>618.05</text:p>
          </table:table-cell>
          <table:table-cell office:value-type="float" office:value="610.25" calcext:value-type="float">
            <text:p>610.25</text:p>
          </table:table-cell>
          <table:table-cell office:value-type="float" office:value="626.85" calcext:value-type="float">
            <text:p>626.85</text:p>
          </table:table-cell>
          <table:table-cell office:value-type="float" office:value="612.35" calcext:value-type="float">
            <text:p>612.35</text:p>
          </table:table-cell>
          <table:table-cell office:value-type="float" office:value="614.35" calcext:value-type="float">
            <text:p>614.35</text:p>
          </table:table-cell>
          <table:table-cell office:value-type="float" office:value="622.25" calcext:value-type="float">
            <text:p>622.25</text:p>
          </table:table-cell>
          <table:table-cell office:value-type="float" office:value="610.6" calcext:value-type="float">
            <text:p>610.6</text:p>
          </table:table-cell>
          <table:table-cell office:value-type="float" office:value="617.7" calcext:value-type="float">
            <text:p>617.7</text:p>
          </table:table-cell>
          <table:table-cell office:value-type="float" office:value="619.7" calcext:value-type="float">
            <text:p>619.7</text:p>
          </table:table-cell>
          <table:table-cell office:value-type="float" office:value="622.9" calcext:value-type="float">
            <text:p>622.9</text:p>
          </table:table-cell>
          <table:table-cell office:value-type="float" office:value="621.5" calcext:value-type="float">
            <text:p>621.5</text:p>
          </table:table-cell>
          <table:table-cell office:value-type="float" office:value="628.45" calcext:value-type="float">
            <text:p>628.45</text:p>
          </table:table-cell>
          <table:table-cell office:value-type="float" office:value="633" calcext:value-type="float">
            <text:p>633</text:p>
          </table:table-cell>
          <table:table-cell office:value-type="float" office:value="623.5" calcext:value-type="float">
            <text:p>623.5</text:p>
          </table:table-cell>
          <table:table-cell office:value-type="float" office:value="627.85" calcext:value-type="float">
            <text:p>627.85</text:p>
          </table:table-cell>
          <table:table-cell office:value-type="float" office:value="609.25" calcext:value-type="float">
            <text:p>609.25</text:p>
          </table:table-cell>
          <table:table-cell office:value-type="float" office:value="613.6" calcext:value-type="float">
            <text:p>613.6</text:p>
          </table:table-cell>
          <table:table-cell office:value-type="float" office:value="620.9" calcext:value-type="float">
            <text:p>620.9</text:p>
          </table:table-cell>
          <table:table-cell office:value-type="float" office:value="620.45" calcext:value-type="float">
            <text:p>620.45</text:p>
          </table:table-cell>
          <table:table-cell table:number-columns-repeated="2" office:value-type="float" office:value="626.3" calcext:value-type="float">
            <text:p>626.3</text:p>
          </table:table-cell>
          <table:table-cell office:value-type="float" office:value="620.9" calcext:value-type="float">
            <text:p>620.9</text:p>
          </table:table-cell>
          <table:table-cell office:value-type="float" office:value="607.85" calcext:value-type="float">
            <text:p>607.85</text:p>
          </table:table-cell>
          <table:table-cell office:value-type="float" office:value="611.85" calcext:value-type="float">
            <text:p>611.85</text:p>
          </table:table-cell>
          <table:table-cell office:value-type="float" office:value="614.75" calcext:value-type="float">
            <text:p>614.75</text:p>
          </table:table-cell>
          <table:table-cell office:value-type="float" office:value="622.85" calcext:value-type="float">
            <text:p>622.85</text:p>
          </table:table-cell>
          <table:table-cell office:value-type="float" office:value="609.95" calcext:value-type="float">
            <text:p>609.95</text:p>
          </table:table-cell>
          <table:table-cell office:value-type="float" office:value="620.9" calcext:value-type="float">
            <text:p>620.9</text:p>
          </table:table-cell>
          <table:table-cell office:value-type="float" office:value="607.75" calcext:value-type="float">
            <text:p>607.75</text:p>
          </table:table-cell>
          <table:table-cell office:value-type="float" office:value="633.6" calcext:value-type="float">
            <text:p>633.6</text:p>
          </table:table-cell>
          <table:table-cell office:value-type="float" office:value="523.4" calcext:value-type="float">
            <text:p>523.4</text:p>
          </table:table-cell>
          <table:table-cell office:value-type="float" office:value="635.4" calcext:value-type="float">
            <text:p>635.4</text:p>
          </table:table-cell>
          <table:table-cell office:value-type="float" office:value="630.7" calcext:value-type="float">
            <text:p>630.7</text:p>
          </table:table-cell>
          <table:table-cell office:value-type="float" office:value="615.9" calcext:value-type="float">
            <text:p>615.9</text:p>
          </table:table-cell>
          <table:table-cell office:value-type="float" office:value="619.7" calcext:value-type="float">
            <text:p>619.7</text:p>
          </table:table-cell>
          <table:table-cell office:value-type="float" office:value="622.9" calcext:value-type="float">
            <text:p>622.9</text:p>
          </table:table-cell>
          <table:table-cell office:value-type="float" office:value="629.4" calcext:value-type="float">
            <text:p>629.4</text:p>
          </table:table-cell>
          <table:table-cell office:value-type="float" office:value="616.3" calcext:value-type="float">
            <text:p>616.3</text:p>
          </table:table-cell>
          <table:table-cell office:value-type="float" office:value="632.95" calcext:value-type="float">
            <text:p>632.95</text:p>
          </table:table-cell>
          <table:table-cell office:value-type="float" office:value="623.3" calcext:value-type="float">
            <text:p>623.3</text:p>
          </table:table-cell>
          <table:table-cell office:value-type="float" office:value="613.9" calcext:value-type="float">
            <text:p>613.9</text:p>
          </table:table-cell>
          <table:table-cell office:value-type="float" office:value="621.85" calcext:value-type="float">
            <text:p>621.85</text:p>
          </table:table-cell>
          <table:table-cell office:value-type="float" office:value="620.7" calcext:value-type="float">
            <text:p>620.7</text:p>
          </table:table-cell>
          <table:table-cell office:value-type="float" office:value="621.55" calcext:value-type="float">
            <text:p>621.55</text:p>
          </table:table-cell>
          <table:table-cell office:value-type="float" office:value="626.55" calcext:value-type="float">
            <text:p>626.55</text:p>
          </table:table-cell>
          <table:table-cell office:value-type="float" office:value="624.4" calcext:value-type="float">
            <text:p>624.4</text:p>
          </table:table-cell>
          <table:table-cell office:value-type="float" office:value="626.2" calcext:value-type="float">
            <text:p>626.2</text:p>
          </table:table-cell>
          <table:table-cell office:value-type="float" office:value="621.5" calcext:value-type="float">
            <text:p>621.5</text:p>
          </table:table-cell>
          <table:table-cell office:value-type="float" office:value="619" calcext:value-type="float">
            <text:p>619</text:p>
          </table:table-cell>
          <table:table-cell office:value-type="float" office:value="622.3" calcext:value-type="float">
            <text:p>622.3</text:p>
          </table:table-cell>
          <table:table-cell office:value-type="float" office:value="629.1" calcext:value-type="float">
            <text:p>629.1</text:p>
          </table:table-cell>
          <table:table-cell office:value-type="float" office:value="611" calcext:value-type="float">
            <text:p>611</text:p>
          </table:table-cell>
          <table:table-cell office:value-type="float" office:value="637.5" calcext:value-type="float">
            <text:p>637.5</text:p>
          </table:table-cell>
          <table:table-cell office:value-type="float" office:value="626.85" calcext:value-type="float">
            <text:p>626.85</text:p>
          </table:table-cell>
          <table:table-cell office:value-type="float" office:value="626.35" calcext:value-type="float">
            <text:p>626.35</text:p>
          </table:table-cell>
          <table:table-cell office:value-type="float" office:value="625.4" calcext:value-type="float">
            <text:p>625.4</text:p>
          </table:table-cell>
          <table:table-cell office:value-type="float" office:value="617.8" calcext:value-type="float">
            <text:p>617.8</text:p>
          </table:table-cell>
          <table:table-cell office:value-type="float" office:value="624.3" calcext:value-type="float">
            <text:p>624.3</text:p>
          </table:table-cell>
          <table:table-cell office:value-type="float" office:value="607.6" calcext:value-type="float">
            <text:p>607.6</text:p>
          </table:table-cell>
          <table:table-cell office:value-type="float" office:value="624.5" calcext:value-type="float">
            <text:p>624.5</text:p>
          </table:table-cell>
          <table:table-cell office:value-type="float" office:value="609.4" calcext:value-type="float">
            <text:p>609.4</text:p>
          </table:table-cell>
          <table:table-cell office:value-type="float" office:value="619.8" calcext:value-type="float">
            <text:p>619.8</text:p>
          </table:table-cell>
          <table:table-cell office:value-type="float" office:value="524.5" calcext:value-type="float">
            <text:p>524.5</text:p>
          </table:table-cell>
          <table:table-cell office:value-type="float" office:value="724" calcext:value-type="float">
            <text:p>724</text:p>
          </table:table-cell>
          <table:table-cell office:value-type="float" office:value="781.1" calcext:value-type="float">
            <text:p>781.1</text:p>
          </table:table-cell>
          <table:table-cell office:value-type="float" office:value="769.1" calcext:value-type="float">
            <text:p>769.1</text:p>
          </table:table-cell>
          <table:table-cell office:value-type="float" office:value="748.8" calcext:value-type="float">
            <text:p>748.8</text:p>
          </table:table-cell>
          <table:table-cell office:value-type="float" office:value="747" calcext:value-type="float">
            <text:p>747</text:p>
          </table:table-cell>
          <table:table-cell office:value-type="float" office:value="742.65" calcext:value-type="float">
            <text:p>742.65</text:p>
          </table:table-cell>
          <table:table-cell office:value-type="float" office:value="750.7" calcext:value-type="float">
            <text:p>750.7</text:p>
          </table:table-cell>
          <table:table-cell office:value-type="float" office:value="740.6" calcext:value-type="float">
            <text:p>740.6</text:p>
          </table:table-cell>
          <table:table-cell office:value-type="float" office:value="756.1" calcext:value-type="float">
            <text:p>756.1</text:p>
          </table:table-cell>
          <table:table-cell office:value-type="float" office:value="745.25" calcext:value-type="float">
            <text:p>745.25</text:p>
          </table:table-cell>
          <table:table-cell office:value-type="float" office:value="757.85" calcext:value-type="float">
            <text:p>757.85</text:p>
          </table:table-cell>
          <table:table-cell office:value-type="float" office:value="747.2" calcext:value-type="float">
            <text:p>747.2</text:p>
          </table:table-cell>
          <table:table-cell office:value-type="float" office:value="754.55" calcext:value-type="float">
            <text:p>754.55</text:p>
          </table:table-cell>
          <table:table-cell office:value-type="float" office:value="769.15" calcext:value-type="float">
            <text:p>769.15</text:p>
          </table:table-cell>
          <table:table-cell office:value-type="float" office:value="756.5" calcext:value-type="float">
            <text:p>756.5</text:p>
          </table:table-cell>
          <table:table-cell office:value-type="float" office:value="750.2" calcext:value-type="float">
            <text:p>750.2</text:p>
          </table:table-cell>
          <table:table-cell office:value-type="float" office:value="739.3" calcext:value-type="float">
            <text:p>739.3</text:p>
          </table:table-cell>
          <table:table-cell office:value-type="float" office:value="744.15" calcext:value-type="float">
            <text:p>744.15</text:p>
          </table:table-cell>
          <table:table-cell office:value-type="float" office:value="763.5" calcext:value-type="float">
            <text:p>763.5</text:p>
          </table:table-cell>
          <table:table-cell office:value-type="float" office:value="748.15" calcext:value-type="float">
            <text:p>748.15</text:p>
          </table:table-cell>
          <table:table-cell office:value-type="float" office:value="755.05" calcext:value-type="float">
            <text:p>755.05</text:p>
          </table:table-cell>
          <table:table-cell office:value-type="float" office:value="764" calcext:value-type="float">
            <text:p>764</text:p>
          </table:table-cell>
          <table:table-cell office:value-type="float" office:value="744.55" calcext:value-type="float">
            <text:p>744.55</text:p>
          </table:table-cell>
          <table:table-cell office:value-type="float" office:value="762.6" calcext:value-type="float">
            <text:p>762.6</text:p>
          </table:table-cell>
          <table:table-cell office:value-type="float" office:value="742.75" calcext:value-type="float">
            <text:p>742.75</text:p>
          </table:table-cell>
          <table:table-cell office:value-type="float" office:value="748.6" calcext:value-type="float">
            <text:p>748.6</text:p>
          </table:table-cell>
          <table:table-cell office:value-type="float" office:value="742.1" calcext:value-type="float">
            <text:p>742.1</text:p>
          </table:table-cell>
          <table:table-cell office:value-type="float" office:value="769.55" calcext:value-type="float">
            <text:p>769.55</text:p>
          </table:table-cell>
          <table:table-cell office:value-type="float" office:value="771.5" calcext:value-type="float">
            <text:p>771.5</text:p>
          </table:table-cell>
          <table:table-cell office:value-type="float" office:value="711.15" calcext:value-type="float">
            <text:p>711.15</text:p>
          </table:table-cell>
          <table:table-cell office:value-type="float" office:value="618.1" calcext:value-type="float">
            <text:p>618.1</text:p>
          </table:table-cell>
          <table:table-cell office:value-type="float" office:value="528.4" calcext:value-type="float">
            <text:p>528.4</text:p>
          </table:table-cell>
          <table:table-cell office:value-type="float" office:value="712.05" calcext:value-type="float">
            <text:p>712.05</text:p>
          </table:table-cell>
          <table:table-cell office:value-type="float" office:value="777.4" calcext:value-type="float">
            <text:p>777.4</text:p>
          </table:table-cell>
          <table:table-cell office:value-type="float" office:value="752.75" calcext:value-type="float">
            <text:p>752.75</text:p>
          </table:table-cell>
          <table:table-cell office:value-type="float" office:value="794.45" calcext:value-type="float">
            <text:p>794.45</text:p>
          </table:table-cell>
          <table:table-cell office:value-type="float" office:value="727.6" calcext:value-type="float">
            <text:p>727.6</text:p>
          </table:table-cell>
          <table:table-cell office:value-type="float" office:value="732.9" calcext:value-type="float">
            <text:p>732.9</text:p>
          </table:table-cell>
          <table:table-cell office:value-type="float" office:value="723.5" calcext:value-type="float">
            <text:p>723.5</text:p>
          </table:table-cell>
          <table:table-cell office:value-type="float" office:value="692.9" calcext:value-type="float">
            <text:p>692.9</text:p>
          </table:table-cell>
          <table:table-cell office:value-type="float" office:value="713.2" calcext:value-type="float">
            <text:p>713.2</text:p>
          </table:table-cell>
          <table:table-cell office:value-type="float" office:value="728.25" calcext:value-type="float">
            <text:p>728.25</text:p>
          </table:table-cell>
          <table:table-cell office:value-type="float" office:value="719.6" calcext:value-type="float">
            <text:p>719.6</text:p>
          </table:table-cell>
          <table:table-cell office:value-type="float" office:value="710.7" calcext:value-type="float">
            <text:p>710.7</text:p>
          </table:table-cell>
          <table:table-cell office:value-type="float" office:value="718.2" calcext:value-type="float">
            <text:p>718.2</text:p>
          </table:table-cell>
          <table:table-cell office:value-type="float" office:value="723.8" calcext:value-type="float">
            <text:p>723.8</text:p>
          </table:table-cell>
          <table:table-cell office:value-type="float" office:value="725.45" calcext:value-type="float">
            <text:p>725.45</text:p>
          </table:table-cell>
          <table:table-cell office:value-type="float" office:value="726.85" calcext:value-type="float">
            <text:p>726.85</text:p>
          </table:table-cell>
          <table:table-cell office:value-type="float" office:value="706.3" calcext:value-type="float">
            <text:p>706.3</text:p>
          </table:table-cell>
          <table:table-cell office:value-type="float" office:value="710.4" calcext:value-type="float">
            <text:p>710.4</text:p>
          </table:table-cell>
          <table:table-cell office:value-type="float" office:value="708.9" calcext:value-type="float">
            <text:p>708.9</text:p>
          </table:table-cell>
          <table:table-cell office:value-type="float" office:value="718.95" calcext:value-type="float">
            <text:p>718.95</text:p>
          </table:table-cell>
          <table:table-cell office:value-type="float" office:value="713.25" calcext:value-type="float">
            <text:p>713.25</text:p>
          </table:table-cell>
          <table:table-cell office:value-type="float" office:value="717.1" calcext:value-type="float">
            <text:p>717.1</text:p>
          </table:table-cell>
          <table:table-cell office:value-type="float" office:value="713" calcext:value-type="float">
            <text:p>713</text:p>
          </table:table-cell>
          <table:table-cell office:value-type="float" office:value="730.1" calcext:value-type="float">
            <text:p>730.1</text:p>
          </table:table-cell>
          <table:table-cell office:value-type="float" office:value="701.75" calcext:value-type="float">
            <text:p>701.75</text:p>
          </table:table-cell>
          <table:table-cell office:value-type="float" office:value="713.55" calcext:value-type="float">
            <text:p>713.55</text:p>
          </table:table-cell>
          <table:table-cell office:value-type="float" office:value="790.45" calcext:value-type="float">
            <text:p>790.45</text:p>
          </table:table-cell>
          <table:table-cell office:value-type="float" office:value="735.5" calcext:value-type="float">
            <text:p>735.5</text:p>
          </table:table-cell>
          <table:table-cell office:value-type="float" office:value="767.1" calcext:value-type="float">
            <text:p>767.1</text:p>
          </table:table-cell>
          <table:table-cell office:value-type="float" office:value="703.1" calcext:value-type="float">
            <text:p>703.1</text:p>
          </table:table-cell>
          <table:table-cell office:value-type="float" office:value="630.8" calcext:value-type="float">
            <text:p>630.8</text:p>
          </table:table-cell>
          <table:table-cell office:value-type="float" office:value="526.65" calcext:value-type="float">
            <text:p>526.65</text:p>
          </table:table-cell>
          <table:table-cell office:value-type="float" office:value="709" calcext:value-type="float">
            <text:p>709</text:p>
          </table:table-cell>
          <table:table-cell office:value-type="float" office:value="789.2" calcext:value-type="float">
            <text:p>789.2</text:p>
          </table:table-cell>
          <table:table-cell office:value-type="float" office:value="736.1" calcext:value-type="float">
            <text:p>736.1</text:p>
          </table:table-cell>
          <table:table-cell office:value-type="float" office:value="714.15" calcext:value-type="float">
            <text:p>714.15</text:p>
          </table:table-cell>
          <table:table-cell office:value-type="float" office:value="680.45" calcext:value-type="float">
            <text:p>680.45</text:p>
          </table:table-cell>
          <table:table-cell office:value-type="float" office:value="695.15" calcext:value-type="float">
            <text:p>695.15</text:p>
          </table:table-cell>
          <table:table-cell office:value-type="float" office:value="690.7" calcext:value-type="float">
            <text:p>690.7</text:p>
          </table:table-cell>
          <table:table-cell office:value-type="float" office:value="675.55" calcext:value-type="float">
            <text:p>675.55</text:p>
          </table:table-cell>
          <table:table-cell office:value-type="float" office:value="691.2" calcext:value-type="float">
            <text:p>691.2</text:p>
          </table:table-cell>
          <table:table-cell office:value-type="float" office:value="689.95" calcext:value-type="float">
            <text:p>689.95</text:p>
          </table:table-cell>
          <table:table-cell office:value-type="float" office:value="690.75" calcext:value-type="float">
            <text:p>690.75</text:p>
          </table:table-cell>
          <table:table-cell office:value-type="float" office:value="682.95" calcext:value-type="float">
            <text:p>682.95</text:p>
          </table:table-cell>
          <table:table-cell office:value-type="float" office:value="691.8" calcext:value-type="float">
            <text:p>691.8</text:p>
          </table:table-cell>
          <table:table-cell office:value-type="float" office:value="689.4" calcext:value-type="float">
            <text:p>689.4</text:p>
          </table:table-cell>
          <table:table-cell office:value-type="float" office:value="689.95" calcext:value-type="float">
            <text:p>689.95</text:p>
          </table:table-cell>
          <table:table-cell office:value-type="float" office:value="688.75" calcext:value-type="float">
            <text:p>688.75</text:p>
          </table:table-cell>
          <table:table-cell office:value-type="float" office:value="679.05" calcext:value-type="float">
            <text:p>679.05</text:p>
          </table:table-cell>
          <table:table-cell office:value-type="float" office:value="691.4" calcext:value-type="float">
            <text:p>691.4</text:p>
          </table:table-cell>
          <table:table-cell office:value-type="float" office:value="698.45" calcext:value-type="float">
            <text:p>698.45</text:p>
          </table:table-cell>
          <table:table-cell office:value-type="float" office:value="682.25" calcext:value-type="float">
            <text:p>682.25</text:p>
          </table:table-cell>
          <table:table-cell office:value-type="float" office:value="686.65" calcext:value-type="float">
            <text:p>686.65</text:p>
          </table:table-cell>
          <table:table-cell office:value-type="float" office:value="698.3" calcext:value-type="float">
            <text:p>698.3</text:p>
          </table:table-cell>
          <table:table-cell office:value-type="float" office:value="691" calcext:value-type="float">
            <text:p>691</text:p>
          </table:table-cell>
          <table:table-cell office:value-type="float" office:value="701.6" calcext:value-type="float">
            <text:p>701.6</text:p>
          </table:table-cell>
          <table:table-cell office:value-type="float" office:value="697.6" calcext:value-type="float">
            <text:p>697.6</text:p>
          </table:table-cell>
          <table:table-cell office:value-type="float" office:value="691.3" calcext:value-type="float">
            <text:p>691.3</text:p>
          </table:table-cell>
          <table:table-cell office:value-type="float" office:value="719.2" calcext:value-type="float">
            <text:p>719.2</text:p>
          </table:table-cell>
          <table:table-cell office:value-type="float" office:value="732.65" calcext:value-type="float">
            <text:p>732.65</text:p>
          </table:table-cell>
          <table:table-cell office:value-type="float" office:value="776.6" calcext:value-type="float">
            <text:p>776.6</text:p>
          </table:table-cell>
          <table:table-cell office:value-type="float" office:value="696.4" calcext:value-type="float">
            <text:p>696.4</text:p>
          </table:table-cell>
          <table:table-cell office:value-type="float" office:value="634.7" calcext:value-type="float">
            <text:p>634.7</text:p>
          </table:table-cell>
          <table:table-cell office:value-type="float" office:value="532.25" calcext:value-type="float">
            <text:p>532.25</text:p>
          </table:table-cell>
          <table:table-cell office:value-type="float" office:value="714.7" calcext:value-type="float">
            <text:p>714.7</text:p>
          </table:table-cell>
          <table:table-cell office:value-type="float" office:value="780" calcext:value-type="float">
            <text:p>780</text:p>
          </table:table-cell>
          <table:table-cell office:value-type="float" office:value="759.05" calcext:value-type="float">
            <text:p>759.05</text:p>
          </table:table-cell>
          <table:table-cell office:value-type="float" office:value="710.1" calcext:value-type="float">
            <text:p>710.1</text:p>
          </table:table-cell>
          <table:table-cell office:value-type="float" office:value="692.45" calcext:value-type="float">
            <text:p>692.45</text:p>
          </table:table-cell>
          <table:table-cell office:value-type="float" office:value="729.75" calcext:value-type="float">
            <text:p>729.75</text:p>
          </table:table-cell>
          <table:table-cell office:value-type="float" office:value="715" calcext:value-type="float">
            <text:p>715</text:p>
          </table:table-cell>
          <table:table-cell office:value-type="float" office:value="723.9" calcext:value-type="float">
            <text:p>723.9</text:p>
          </table:table-cell>
          <table:table-cell office:value-type="float" office:value="739" calcext:value-type="float">
            <text:p>739</text:p>
          </table:table-cell>
          <table:table-cell office:value-type="float" office:value="736.35" calcext:value-type="float">
            <text:p>736.35</text:p>
          </table:table-cell>
          <table:table-cell office:value-type="float" office:value="743.4" calcext:value-type="float">
            <text:p>743.4</text:p>
          </table:table-cell>
          <table:table-cell office:value-type="float" office:value="734.6" calcext:value-type="float">
            <text:p>734.6</text:p>
          </table:table-cell>
          <table:table-cell office:value-type="float" office:value="747" calcext:value-type="float">
            <text:p>747</text:p>
          </table:table-cell>
          <table:table-cell office:value-type="float" office:value="741.9" calcext:value-type="float">
            <text:p>741.9</text:p>
          </table:table-cell>
          <table:table-cell office:value-type="float" office:value="740.2" calcext:value-type="float">
            <text:p>740.2</text:p>
          </table:table-cell>
          <table:table-cell office:value-type="float" office:value="732.4" calcext:value-type="float">
            <text:p>732.4</text:p>
          </table:table-cell>
          <table:table-cell office:value-type="float" office:value="725.1" calcext:value-type="float">
            <text:p>725.1</text:p>
          </table:table-cell>
          <table:table-cell office:value-type="float" office:value="679.1" calcext:value-type="float">
            <text:p>679.1</text:p>
          </table:table-cell>
          <table:table-cell office:value-type="float" office:value="673.8" calcext:value-type="float">
            <text:p>673.8</text:p>
          </table:table-cell>
          <table:table-cell office:value-type="float" office:value="682.3" calcext:value-type="float">
            <text:p>682.3</text:p>
          </table:table-cell>
          <table:table-cell office:value-type="float" office:value="676.9" calcext:value-type="float">
            <text:p>676.9</text:p>
          </table:table-cell>
          <table:table-cell office:value-type="float" office:value="691.4" calcext:value-type="float">
            <text:p>691.4</text:p>
          </table:table-cell>
          <table:table-cell office:value-type="float" office:value="681.8" calcext:value-type="float">
            <text:p>681.8</text:p>
          </table:table-cell>
          <table:table-cell office:value-type="float" office:value="684.8" calcext:value-type="float">
            <text:p>684.8</text:p>
          </table:table-cell>
          <table:table-cell office:value-type="float" office:value="657.9" calcext:value-type="float">
            <text:p>657.9</text:p>
          </table:table-cell>
          <table:table-cell office:value-type="float" office:value="681.05" calcext:value-type="float">
            <text:p>681.05</text:p>
          </table:table-cell>
          <table:table-cell office:value-type="float" office:value="712.8" calcext:value-type="float">
            <text:p>712.8</text:p>
          </table:table-cell>
          <table:table-cell office:value-type="float" office:value="732.8" calcext:value-type="float">
            <text:p>732.8</text:p>
          </table:table-cell>
          <table:table-cell office:value-type="float" office:value="766.75" calcext:value-type="float">
            <text:p>766.75</text:p>
          </table:table-cell>
          <table:table-cell office:value-type="float" office:value="697.9" calcext:value-type="float">
            <text:p>697.9</text:p>
          </table:table-cell>
          <table:table-cell office:value-type="float" office:value="633.85" calcext:value-type="float">
            <text:p>633.85</text:p>
          </table:table-cell>
          <table:table-cell office:value-type="float" office:value="524.95" calcext:value-type="float">
            <text:p>524.95</text:p>
          </table:table-cell>
          <table:table-cell office:value-type="float" office:value="719.5" calcext:value-type="float">
            <text:p>719.5</text:p>
          </table:table-cell>
          <table:table-cell office:value-type="float" office:value="774.7" calcext:value-type="float">
            <text:p>774.7</text:p>
          </table:table-cell>
          <table:table-cell office:value-type="float" office:value="744.35" calcext:value-type="float">
            <text:p>744.35</text:p>
          </table:table-cell>
          <table:table-cell office:value-type="float" office:value="712.4" calcext:value-type="float">
            <text:p>712.4</text:p>
          </table:table-cell>
          <table:table-cell office:value-type="float" office:value="691.6" calcext:value-type="float">
            <text:p>691.6</text:p>
          </table:table-cell>
          <table:table-cell office:value-type="float" office:value="673.3" calcext:value-type="float">
            <text:p>673.3</text:p>
          </table:table-cell>
          <table:table-cell office:value-type="float" office:value="795.3" calcext:value-type="float">
            <text:p>795.3</text:p>
          </table:table-cell>
          <table:table-cell office:value-type="float" office:value="737.25" calcext:value-type="float">
            <text:p>737.25</text:p>
          </table:table-cell>
          <table:table-cell office:value-type="float" office:value="720.9" calcext:value-type="float">
            <text:p>720.9</text:p>
          </table:table-cell>
          <table:table-cell office:value-type="float" office:value="741.8" calcext:value-type="float">
            <text:p>741.8</text:p>
          </table:table-cell>
          <table:table-cell office:value-type="float" office:value="730.4" calcext:value-type="float">
            <text:p>730.4</text:p>
          </table:table-cell>
          <table:table-cell office:value-type="float" office:value="736.95" calcext:value-type="float">
            <text:p>736.95</text:p>
          </table:table-cell>
          <table:table-cell office:value-type="float" office:value="736.85" calcext:value-type="float">
            <text:p>736.85</text:p>
          </table:table-cell>
          <table:table-cell office:value-type="float" office:value="751.8" calcext:value-type="float">
            <text:p>751.8</text:p>
          </table:table-cell>
          <table:table-cell office:value-type="float" office:value="745.85" calcext:value-type="float">
            <text:p>745.85</text:p>
          </table:table-cell>
          <table:table-cell office:value-type="float" office:value="736.8" calcext:value-type="float">
            <text:p>736.8</text:p>
          </table:table-cell>
          <table:table-cell office:value-type="float" office:value="722.7" calcext:value-type="float">
            <text:p>722.7</text:p>
          </table:table-cell>
          <table:table-cell office:value-type="float" office:value="723.5" calcext:value-type="float">
            <text:p>723.5</text:p>
          </table:table-cell>
          <table:table-cell office:value-type="float" office:value="722.9" calcext:value-type="float">
            <text:p>722.9</text:p>
          </table:table-cell>
          <table:table-cell office:value-type="float" office:value="713.85" calcext:value-type="float">
            <text:p>713.85</text:p>
          </table:table-cell>
          <table:table-cell office:value-type="float" office:value="710.6" calcext:value-type="float">
            <text:p>710.6</text:p>
          </table:table-cell>
          <table:table-cell office:value-type="float" office:value="729.1" calcext:value-type="float">
            <text:p>729.1</text:p>
          </table:table-cell>
          <table:table-cell office:value-type="float" office:value="717.95" calcext:value-type="float">
            <text:p>717.95</text:p>
          </table:table-cell>
          <table:table-cell office:value-type="float" office:value="793" calcext:value-type="float">
            <text:p>793</text:p>
          </table:table-cell>
          <table:table-cell office:value-type="float" office:value="669.5" calcext:value-type="float">
            <text:p>669.5</text:p>
          </table:table-cell>
          <table:table-cell office:value-type="float" office:value="679.05" calcext:value-type="float">
            <text:p>679.05</text:p>
          </table:table-cell>
          <table:table-cell office:value-type="float" office:value="703.9" calcext:value-type="float">
            <text:p>703.9</text:p>
          </table:table-cell>
          <table:table-cell office:value-type="float" office:value="730.3" calcext:value-type="float">
            <text:p>730.3</text:p>
          </table:table-cell>
          <table:table-cell office:value-type="float" office:value="782.2" calcext:value-type="float">
            <text:p>782.2</text:p>
          </table:table-cell>
          <table:table-cell office:value-type="float" office:value="693.4" calcext:value-type="float">
            <text:p>693.4</text:p>
          </table:table-cell>
          <table:table-cell office:value-type="float" office:value="621.55" calcext:value-type="float">
            <text:p>621.55</text:p>
          </table:table-cell>
          <table:table-cell office:value-type="float" office:value="533.95" calcext:value-type="float">
            <text:p>533.95</text:p>
          </table:table-cell>
          <table:table-cell office:value-type="float" office:value="712.4" calcext:value-type="float">
            <text:p>712.4</text:p>
          </table:table-cell>
          <table:table-cell office:value-type="float" office:value="766.8" calcext:value-type="float">
            <text:p>766.8</text:p>
          </table:table-cell>
          <table:table-cell office:value-type="float" office:value="752.2" calcext:value-type="float">
            <text:p>752.2</text:p>
          </table:table-cell>
          <table:table-cell office:value-type="float" office:value="719.4" calcext:value-type="float">
            <text:p>719.4</text:p>
          </table:table-cell>
          <table:table-cell office:value-type="float" office:value="694.3" calcext:value-type="float">
            <text:p>694.3</text:p>
          </table:table-cell>
          <table:table-cell office:value-type="float" office:value="684.5" calcext:value-type="float">
            <text:p>684.5</text:p>
          </table:table-cell>
          <table:table-cell office:value-type="float" office:value="722.1" calcext:value-type="float">
            <text:p>722.1</text:p>
          </table:table-cell>
          <table:table-cell office:value-type="float" office:value="769.7" calcext:value-type="float">
            <text:p>769.7</text:p>
          </table:table-cell>
          <table:table-cell office:value-type="float" office:value="767.05" calcext:value-type="float">
            <text:p>767.05</text:p>
          </table:table-cell>
          <table:table-cell office:value-type="float" office:value="779.15" calcext:value-type="float">
            <text:p>779.15</text:p>
          </table:table-cell>
          <table:table-cell office:value-type="float" office:value="780.55" calcext:value-type="float">
            <text:p>780.55</text:p>
          </table:table-cell>
          <table:table-cell office:value-type="float" office:value="763.2" calcext:value-type="float">
            <text:p>763.2</text:p>
          </table:table-cell>
          <table:table-cell office:value-type="float" office:value="772.5" calcext:value-type="float">
            <text:p>772.5</text:p>
          </table:table-cell>
          <table:table-cell office:value-type="float" office:value="785.9" calcext:value-type="float">
            <text:p>785.9</text:p>
          </table:table-cell>
          <table:table-cell office:value-type="float" office:value="770.3" calcext:value-type="float">
            <text:p>770.3</text:p>
          </table:table-cell>
          <table:table-cell office:value-type="float" office:value="773.2" calcext:value-type="float">
            <text:p>773.2</text:p>
          </table:table-cell>
          <table:table-cell office:value-type="float" office:value="776.35" calcext:value-type="float">
            <text:p>776.35</text:p>
          </table:table-cell>
          <table:table-cell office:value-type="float" office:value="765.75" calcext:value-type="float">
            <text:p>765.75</text:p>
          </table:table-cell>
          <table:table-cell office:value-type="float" office:value="774.5" calcext:value-type="float">
            <text:p>774.5</text:p>
          </table:table-cell>
          <table:table-cell office:value-type="float" office:value="767.3" calcext:value-type="float">
            <text:p>767.3</text:p>
          </table:table-cell>
          <table:table-cell office:value-type="float" office:value="755.55" calcext:value-type="float">
            <text:p>755.55</text:p>
          </table:table-cell>
          <table:table-cell office:value-type="float" office:value="766.3" calcext:value-type="float">
            <text:p>766.3</text:p>
          </table:table-cell>
          <table:table-cell office:value-type="float" office:value="776.6" calcext:value-type="float">
            <text:p>776.6</text:p>
          </table:table-cell>
          <table:table-cell office:value-type="float" office:value="706.2" calcext:value-type="float">
            <text:p>706.2</text:p>
          </table:table-cell>
          <table:table-cell office:value-type="float" office:value="675.15" calcext:value-type="float">
            <text:p>675.15</text:p>
          </table:table-cell>
          <table:table-cell office:value-type="float" office:value="688.15" calcext:value-type="float">
            <text:p>688.15</text:p>
          </table:table-cell>
          <table:table-cell office:value-type="float" office:value="712.15" calcext:value-type="float">
            <text:p>712.15</text:p>
          </table:table-cell>
          <table:table-cell office:value-type="float" office:value="745.45" calcext:value-type="float">
            <text:p>745.45</text:p>
          </table:table-cell>
          <table:table-cell office:value-type="float" office:value="783" calcext:value-type="float">
            <text:p>783</text:p>
          </table:table-cell>
          <table:table-cell office:value-type="float" office:value="707.1" calcext:value-type="float">
            <text:p>707.1</text:p>
          </table:table-cell>
          <table:table-cell office:value-type="float" office:value="628.25" calcext:value-type="float">
            <text:p>628.25</text:p>
          </table:table-cell>
          <table:table-cell office:value-type="float" office:value="525.05" calcext:value-type="float">
            <text:p>525.05</text:p>
          </table:table-cell>
          <table:table-cell office:value-type="float" office:value="716.6" calcext:value-type="float">
            <text:p>716.6</text:p>
          </table:table-cell>
          <table:table-cell office:value-type="float" office:value="779.6" calcext:value-type="float">
            <text:p>779.6</text:p>
          </table:table-cell>
          <table:table-cell office:value-type="float" office:value="743" calcext:value-type="float">
            <text:p>743</text:p>
          </table:table-cell>
          <table:table-cell office:value-type="float" office:value="720.55" calcext:value-type="float">
            <text:p>720.55</text:p>
          </table:table-cell>
          <table:table-cell office:value-type="float" office:value="686.2" calcext:value-type="float">
            <text:p>686.2</text:p>
          </table:table-cell>
          <table:table-cell office:value-type="float" office:value="684" calcext:value-type="float">
            <text:p>684</text:p>
          </table:table-cell>
          <table:table-cell office:value-type="float" office:value="735.1" calcext:value-type="float">
            <text:p>735.1</text:p>
          </table:table-cell>
          <table:table-cell office:value-type="float" office:value="764.1" calcext:value-type="float">
            <text:p>764.1</text:p>
          </table:table-cell>
          <table:table-cell office:value-type="float" office:value="716.5" calcext:value-type="float">
            <text:p>716.5</text:p>
          </table:table-cell>
          <table:table-cell office:value-type="float" office:value="709.25" calcext:value-type="float">
            <text:p>709.25</text:p>
          </table:table-cell>
          <table:table-cell office:value-type="float" office:value="720.2" calcext:value-type="float">
            <text:p>720.2</text:p>
          </table:table-cell>
          <table:table-cell office:value-type="float" office:value="711.55" calcext:value-type="float">
            <text:p>711.55</text:p>
          </table:table-cell>
          <table:table-cell office:value-type="float" office:value="723.6" calcext:value-type="float">
            <text:p>723.6</text:p>
          </table:table-cell>
          <table:table-cell office:value-type="float" office:value="718.6" calcext:value-type="float">
            <text:p>718.6</text:p>
          </table:table-cell>
          <table:table-cell office:value-type="float" office:value="719.35" calcext:value-type="float">
            <text:p>719.35</text:p>
          </table:table-cell>
          <table:table-cell office:value-type="float" office:value="729.8" calcext:value-type="float">
            <text:p>729.8</text:p>
          </table:table-cell>
          <table:table-cell office:value-type="float" office:value="715.75" calcext:value-type="float">
            <text:p>715.75</text:p>
          </table:table-cell>
          <table:table-cell office:value-type="float" office:value="710.05" calcext:value-type="float">
            <text:p>710.05</text:p>
          </table:table-cell>
          <table:table-cell office:value-type="float" office:value="725.8" calcext:value-type="float">
            <text:p>725.8</text:p>
          </table:table-cell>
          <table:table-cell office:value-type="float" office:value="721.9" calcext:value-type="float">
            <text:p>721.9</text:p>
          </table:table-cell>
          <table:table-cell office:value-type="float" office:value="713.05" calcext:value-type="float">
            <text:p>713.05</text:p>
          </table:table-cell>
          <table:table-cell office:value-type="float" office:value="746" calcext:value-type="float">
            <text:p>746</text:p>
          </table:table-cell>
          <table:table-cell office:value-type="float" office:value="756.3" calcext:value-type="float">
            <text:p>756.3</text:p>
          </table:table-cell>
          <table:table-cell office:value-type="float" office:value="716.6" calcext:value-type="float">
            <text:p>716.6</text:p>
          </table:table-cell>
          <table:table-cell office:value-type="float" office:value="671.2" calcext:value-type="float">
            <text:p>671.2</text:p>
          </table:table-cell>
          <table:table-cell office:value-type="float" office:value="685.7" calcext:value-type="float">
            <text:p>685.7</text:p>
          </table:table-cell>
          <table:table-cell office:value-type="float" office:value="728" calcext:value-type="float">
            <text:p>728</text:p>
          </table:table-cell>
          <table:table-cell office:value-type="float" office:value="741.75" calcext:value-type="float">
            <text:p>741.75</text:p>
          </table:table-cell>
          <table:table-cell office:value-type="float" office:value="772.15" calcext:value-type="float">
            <text:p>772.15</text:p>
          </table:table-cell>
          <table:table-cell office:value-type="float" office:value="707.2" calcext:value-type="float">
            <text:p>707.2</text:p>
          </table:table-cell>
          <table:table-cell office:value-type="float" office:value="626.4" calcext:value-type="float">
            <text:p>626.4</text:p>
          </table:table-cell>
          <table:table-cell office:value-type="float" office:value="523.3" calcext:value-type="float">
            <text:p>523.3</text:p>
          </table:table-cell>
          <table:table-cell office:value-type="float" office:value="716.2" calcext:value-type="float">
            <text:p>716.2</text:p>
          </table:table-cell>
          <table:table-cell office:value-type="float" office:value="792.65" calcext:value-type="float">
            <text:p>792.65</text:p>
          </table:table-cell>
          <table:table-cell office:value-type="float" office:value="757.4" calcext:value-type="float">
            <text:p>757.4</text:p>
          </table:table-cell>
          <table:table-cell office:value-type="float" office:value="727.45" calcext:value-type="float">
            <text:p>727.45</text:p>
          </table:table-cell>
          <table:table-cell office:value-type="float" office:value="702" calcext:value-type="float">
            <text:p>702</text:p>
          </table:table-cell>
          <table:table-cell office:value-type="float" office:value="689.15" calcext:value-type="float">
            <text:p>689.15</text:p>
          </table:table-cell>
          <table:table-cell office:value-type="float" office:value="720.15" calcext:value-type="float">
            <text:p>720.15</text:p>
          </table:table-cell>
          <table:table-cell office:value-type="float" office:value="760.1" calcext:value-type="float">
            <text:p>760.1</text:p>
          </table:table-cell>
          <table:table-cell office:value-type="float" office:value="724.15" calcext:value-type="float">
            <text:p>724.15</text:p>
          </table:table-cell>
          <table:table-cell office:value-type="float" office:value="712.3" calcext:value-type="float">
            <text:p>712.3</text:p>
          </table:table-cell>
          <table:table-cell office:value-type="float" office:value="714.7" calcext:value-type="float">
            <text:p>714.7</text:p>
          </table:table-cell>
          <table:table-cell office:value-type="float" office:value="707.45" calcext:value-type="float">
            <text:p>707.45</text:p>
          </table:table-cell>
          <table:table-cell office:value-type="float" office:value="717" calcext:value-type="float">
            <text:p>717</text:p>
          </table:table-cell>
          <table:table-cell office:value-type="float" office:value="711.55" calcext:value-type="float">
            <text:p>711.55</text:p>
          </table:table-cell>
          <table:table-cell office:value-type="float" office:value="717.5" calcext:value-type="float">
            <text:p>717.5</text:p>
          </table:table-cell>
          <table:table-cell office:value-type="float" office:value="714.7" calcext:value-type="float">
            <text:p>714.7</text:p>
          </table:table-cell>
          <table:table-cell office:value-type="float" office:value="714.55" calcext:value-type="float">
            <text:p>714.55</text:p>
          </table:table-cell>
          <table:table-cell office:value-type="float" office:value="700.15" calcext:value-type="float">
            <text:p>700.15</text:p>
          </table:table-cell>
          <table:table-cell office:value-type="float" office:value="710.7" calcext:value-type="float">
            <text:p>710.7</text:p>
          </table:table-cell>
          <table:table-cell office:value-type="float" office:value="713" calcext:value-type="float">
            <text:p>713</text:p>
          </table:table-cell>
          <table:table-cell office:value-type="float" office:value="714.9" calcext:value-type="float">
            <text:p>714.9</text:p>
          </table:table-cell>
          <table:table-cell office:value-type="float" office:value="726.8" calcext:value-type="float">
            <text:p>726.8</text:p>
          </table:table-cell>
          <table:table-cell office:value-type="float" office:value="753.5" calcext:value-type="float">
            <text:p>753.5</text:p>
          </table:table-cell>
          <table:table-cell office:value-type="float" office:value="714.3" calcext:value-type="float">
            <text:p>714.3</text:p>
          </table:table-cell>
          <table:table-cell office:value-type="float" office:value="672.9" calcext:value-type="float">
            <text:p>672.9</text:p>
          </table:table-cell>
          <table:table-cell office:value-type="float" office:value="678.05" calcext:value-type="float">
            <text:p>678.05</text:p>
          </table:table-cell>
          <table:table-cell office:value-type="float" office:value="732.9" calcext:value-type="float">
            <text:p>732.9</text:p>
          </table:table-cell>
          <table:table-cell office:value-type="float" office:value="747.4" calcext:value-type="float">
            <text:p>747.4</text:p>
          </table:table-cell>
          <table:table-cell office:value-type="float" office:value="772.2" calcext:value-type="float">
            <text:p>772.2</text:p>
          </table:table-cell>
          <table:table-cell office:value-type="float" office:value="714.4" calcext:value-type="float">
            <text:p>714.4</text:p>
          </table:table-cell>
          <table:table-cell office:value-type="float" office:value="629.6" calcext:value-type="float">
            <text:p>629.6</text:p>
          </table:table-cell>
          <table:table-cell office:value-type="float" office:value="518.9" calcext:value-type="float">
            <text:p>518.9</text:p>
          </table:table-cell>
          <table:table-cell office:value-type="float" office:value="717.85" calcext:value-type="float">
            <text:p>717.85</text:p>
          </table:table-cell>
          <table:table-cell office:value-type="float" office:value="784.05" calcext:value-type="float">
            <text:p>784.05</text:p>
          </table:table-cell>
          <table:table-cell office:value-type="float" office:value="747.55" calcext:value-type="float">
            <text:p>747.55</text:p>
          </table:table-cell>
          <table:table-cell office:value-type="float" office:value="737.8" calcext:value-type="float">
            <text:p>737.8</text:p>
          </table:table-cell>
          <table:table-cell office:value-type="float" office:value="682.4" calcext:value-type="float">
            <text:p>682.4</text:p>
          </table:table-cell>
          <table:table-cell office:value-type="float" office:value="674.6" calcext:value-type="float">
            <text:p>674.6</text:p>
          </table:table-cell>
          <table:table-cell office:value-type="float" office:value="711.75" calcext:value-type="float">
            <text:p>711.75</text:p>
          </table:table-cell>
          <table:table-cell office:value-type="float" office:value="770.1" calcext:value-type="float">
            <text:p>770.1</text:p>
          </table:table-cell>
          <table:table-cell office:value-type="float" office:value="710.2" calcext:value-type="float">
            <text:p>710.2</text:p>
          </table:table-cell>
          <table:table-cell office:value-type="float" office:value="712.25" calcext:value-type="float">
            <text:p>712.25</text:p>
          </table:table-cell>
          <table:table-cell office:value-type="float" office:value="708.5" calcext:value-type="float">
            <text:p>708.5</text:p>
          </table:table-cell>
          <table:table-cell office:value-type="float" office:value="697.1" calcext:value-type="float">
            <text:p>697.1</text:p>
          </table:table-cell>
          <table:table-cell office:value-type="float" office:value="690.1" calcext:value-type="float">
            <text:p>690.1</text:p>
          </table:table-cell>
          <table:table-cell office:value-type="float" office:value="711.55" calcext:value-type="float">
            <text:p>711.55</text:p>
          </table:table-cell>
          <table:table-cell office:value-type="float" office:value="697.9" calcext:value-type="float">
            <text:p>697.9</text:p>
          </table:table-cell>
          <table:table-cell office:value-type="float" office:value="700.25" calcext:value-type="float">
            <text:p>700.25</text:p>
          </table:table-cell>
          <table:table-cell office:value-type="float" office:value="689.1" calcext:value-type="float">
            <text:p>689.1</text:p>
          </table:table-cell>
          <table:table-cell office:value-type="float" office:value="688" calcext:value-type="float">
            <text:p>688</text:p>
          </table:table-cell>
          <table:table-cell office:value-type="float" office:value="694.25" calcext:value-type="float">
            <text:p>694.25</text:p>
          </table:table-cell>
          <table:table-cell office:value-type="float" office:value="699.65" calcext:value-type="float">
            <text:p>699.65</text:p>
          </table:table-cell>
          <table:table-cell office:value-type="float" office:value="708.7" calcext:value-type="float">
            <text:p>708.7</text:p>
          </table:table-cell>
          <table:table-cell office:value-type="float" office:value="723.65" calcext:value-type="float">
            <text:p>723.65</text:p>
          </table:table-cell>
          <table:table-cell office:value-type="float" office:value="756.55" calcext:value-type="float">
            <text:p>756.55</text:p>
          </table:table-cell>
          <table:table-cell office:value-type="float" office:value="714.7" calcext:value-type="float">
            <text:p>714.7</text:p>
          </table:table-cell>
          <table:table-cell office:value-type="float" office:value="669.9" calcext:value-type="float">
            <text:p>669.9</text:p>
          </table:table-cell>
          <table:table-cell office:value-type="float" office:value="689.05" calcext:value-type="float">
            <text:p>689.05</text:p>
          </table:table-cell>
          <table:table-cell office:value-type="float" office:value="730.6" calcext:value-type="float">
            <text:p>730.6</text:p>
          </table:table-cell>
          <table:table-cell office:value-type="float" office:value="741.3" calcext:value-type="float">
            <text:p>741.3</text:p>
          </table:table-cell>
          <table:table-cell office:value-type="float" office:value="763.05" calcext:value-type="float">
            <text:p>763.05</text:p>
          </table:table-cell>
          <table:table-cell office:value-type="float" office:value="708.3" calcext:value-type="float">
            <text:p>708.3</text:p>
          </table:table-cell>
          <table:table-cell office:value-type="float" office:value="627.9" calcext:value-type="float">
            <text:p>627.9</text:p>
          </table:table-cell>
          <table:table-cell office:value-type="float" office:value="528.25" calcext:value-type="float">
            <text:p>528.25</text:p>
          </table:table-cell>
          <table:table-cell office:value-type="float" office:value="726.7" calcext:value-type="float">
            <text:p>726.7</text:p>
          </table:table-cell>
          <table:table-cell office:value-type="float" office:value="714.6" calcext:value-type="float">
            <text:p>714.6</text:p>
          </table:table-cell>
          <table:table-cell office:value-type="float" office:value="748.1" calcext:value-type="float">
            <text:p>748.1</text:p>
          </table:table-cell>
          <table:table-cell office:value-type="float" office:value="741.2" calcext:value-type="float">
            <text:p>741.2</text:p>
          </table:table-cell>
          <table:table-cell office:value-type="float" office:value="692" calcext:value-type="float">
            <text:p>692</text:p>
          </table:table-cell>
          <table:table-cell office:value-type="float" office:value="681.55" calcext:value-type="float">
            <text:p>681.55</text:p>
          </table:table-cell>
          <table:table-cell office:value-type="float" office:value="714.55" calcext:value-type="float">
            <text:p>714.55</text:p>
          </table:table-cell>
          <table:table-cell office:value-type="float" office:value="751.15" calcext:value-type="float">
            <text:p>751.15</text:p>
          </table:table-cell>
          <table:table-cell office:value-type="float" office:value="726.1" calcext:value-type="float">
            <text:p>726.1</text:p>
          </table:table-cell>
          <table:table-cell office:value-type="float" office:value="720.35" calcext:value-type="float">
            <text:p>720.35</text:p>
          </table:table-cell>
          <table:table-cell office:value-type="float" office:value="711.55" calcext:value-type="float">
            <text:p>711.55</text:p>
          </table:table-cell>
          <table:table-cell office:value-type="float" office:value="715.3" calcext:value-type="float">
            <text:p>715.3</text:p>
          </table:table-cell>
          <table:table-cell office:value-type="float" office:value="712.45" calcext:value-type="float">
            <text:p>712.45</text:p>
          </table:table-cell>
          <table:table-cell office:value-type="float" office:value="712.1" calcext:value-type="float">
            <text:p>712.1</text:p>
          </table:table-cell>
          <table:table-cell office:value-type="float" office:value="705.45" calcext:value-type="float">
            <text:p>705.45</text:p>
          </table:table-cell>
          <table:table-cell office:value-type="float" office:value="710.75" calcext:value-type="float">
            <text:p>710.75</text:p>
          </table:table-cell>
          <table:table-cell office:value-type="float" office:value="683.8" calcext:value-type="float">
            <text:p>683.8</text:p>
          </table:table-cell>
          <table:table-cell office:value-type="float" office:value="691.9" calcext:value-type="float">
            <text:p>691.9</text:p>
          </table:table-cell>
          <table:table-cell office:value-type="float" office:value="699.7" calcext:value-type="float">
            <text:p>699.7</text:p>
          </table:table-cell>
          <table:table-cell office:value-type="float" office:value="719.4" calcext:value-type="float">
            <text:p>719.4</text:p>
          </table:table-cell>
          <table:table-cell office:value-type="float" office:value="712" calcext:value-type="float">
            <text:p>712</text:p>
          </table:table-cell>
          <table:table-cell office:value-type="float" office:value="735.15" calcext:value-type="float">
            <text:p>735.15</text:p>
          </table:table-cell>
          <table:table-cell office:value-type="float" office:value="770" calcext:value-type="float">
            <text:p>770</text:p>
          </table:table-cell>
          <table:table-cell office:value-type="float" office:value="715.05" calcext:value-type="float">
            <text:p>715.05</text:p>
          </table:table-cell>
          <table:table-cell office:value-type="float" office:value="678" calcext:value-type="float">
            <text:p>678</text:p>
          </table:table-cell>
          <table:table-cell office:value-type="float" office:value="683.95" calcext:value-type="float">
            <text:p>683.95</text:p>
          </table:table-cell>
          <table:table-cell office:value-type="float" office:value="735.3" calcext:value-type="float">
            <text:p>735.3</text:p>
          </table:table-cell>
          <table:table-cell office:value-type="float" office:value="735.1" calcext:value-type="float">
            <text:p>735.1</text:p>
          </table:table-cell>
          <table:table-cell office:value-type="float" office:value="694.7" calcext:value-type="float">
            <text:p>694.7</text:p>
          </table:table-cell>
          <table:table-cell office:value-type="float" office:value="714.5" calcext:value-type="float">
            <text:p>714.5</text:p>
          </table:table-cell>
          <table:table-cell office:value-type="float" office:value="623.15" calcext:value-type="float">
            <text:p>623.15</text:p>
          </table:table-cell>
          <table:table-cell office:value-type="float" office:value="523.05" calcext:value-type="float">
            <text:p>523.05</text:p>
          </table:table-cell>
          <table:table-cell office:value-type="float" office:value="713.95" calcext:value-type="float">
            <text:p>713.95</text:p>
          </table:table-cell>
          <table:table-cell office:value-type="float" office:value="709.85" calcext:value-type="float">
            <text:p>709.85</text:p>
          </table:table-cell>
          <table:table-cell office:value-type="float" office:value="741.8" calcext:value-type="float">
            <text:p>741.8</text:p>
          </table:table-cell>
          <table:table-cell office:value-type="float" office:value="741.7" calcext:value-type="float">
            <text:p>741.7</text:p>
          </table:table-cell>
          <table:table-cell office:value-type="float" office:value="690.8" calcext:value-type="float">
            <text:p>690.8</text:p>
          </table:table-cell>
          <table:table-cell office:value-type="float" office:value="687.7" calcext:value-type="float">
            <text:p>687.7</text:p>
          </table:table-cell>
          <table:table-cell office:value-type="float" office:value="724.15" calcext:value-type="float">
            <text:p>724.15</text:p>
          </table:table-cell>
          <table:table-cell office:value-type="float" office:value="763.35" calcext:value-type="float">
            <text:p>763.35</text:p>
          </table:table-cell>
          <table:table-cell office:value-type="float" office:value="727.3" calcext:value-type="float">
            <text:p>727.3</text:p>
          </table:table-cell>
          <table:table-cell office:value-type="float" office:value="714.45" calcext:value-type="float">
            <text:p>714.45</text:p>
          </table:table-cell>
          <table:table-cell office:value-type="float" office:value="711.8" calcext:value-type="float">
            <text:p>711.8</text:p>
          </table:table-cell>
          <table:table-cell office:value-type="float" office:value="688.6" calcext:value-type="float">
            <text:p>688.6</text:p>
          </table:table-cell>
          <table:table-cell office:value-type="float" office:value="692.45" calcext:value-type="float">
            <text:p>692.45</text:p>
          </table:table-cell>
          <table:table-cell office:value-type="float" office:value="683.3" calcext:value-type="float">
            <text:p>683.3</text:p>
          </table:table-cell>
          <table:table-cell office:value-type="float" office:value="694.3" calcext:value-type="float">
            <text:p>694.3</text:p>
          </table:table-cell>
          <table:table-cell office:value-type="float" office:value="664.75" calcext:value-type="float">
            <text:p>664.75</text:p>
          </table:table-cell>
          <table:table-cell office:value-type="float" office:value="669.75" calcext:value-type="float">
            <text:p>669.75</text:p>
          </table:table-cell>
          <table:table-cell office:value-type="float" office:value="673.7" calcext:value-type="float">
            <text:p>673.7</text:p>
          </table:table-cell>
          <table:table-cell office:value-type="float" office:value="703.7" calcext:value-type="float">
            <text:p>703.7</text:p>
          </table:table-cell>
          <table:table-cell office:value-type="float" office:value="696.7" calcext:value-type="float">
            <text:p>696.7</text:p>
          </table:table-cell>
          <table:table-cell office:value-type="float" office:value="715.55" calcext:value-type="float">
            <text:p>715.55</text:p>
          </table:table-cell>
          <table:table-cell office:value-type="float" office:value="734.55" calcext:value-type="float">
            <text:p>734.55</text:p>
          </table:table-cell>
          <table:table-cell office:value-type="float" office:value="747.7" calcext:value-type="float">
            <text:p>747.7</text:p>
          </table:table-cell>
          <table:table-cell office:value-type="float" office:value="725.7" calcext:value-type="float">
            <text:p>725.7</text:p>
          </table:table-cell>
          <table:table-cell office:value-type="float" office:value="673.9" calcext:value-type="float">
            <text:p>673.9</text:p>
          </table:table-cell>
          <table:table-cell office:value-type="float" office:value="689.9" calcext:value-type="float">
            <text:p>689.9</text:p>
          </table:table-cell>
          <table:table-cell office:value-type="float" office:value="724.9" calcext:value-type="float">
            <text:p>724.9</text:p>
          </table:table-cell>
          <table:table-cell office:value-type="float" office:value="733.8" calcext:value-type="float">
            <text:p>733.8</text:p>
          </table:table-cell>
          <table:table-cell office:value-type="float" office:value="719.7" calcext:value-type="float">
            <text:p>719.7</text:p>
          </table:table-cell>
          <table:table-cell office:value-type="float" office:value="705.4" calcext:value-type="float">
            <text:p>705.4</text:p>
          </table:table-cell>
          <table:table-cell office:value-type="float" office:value="617.3" calcext:value-type="float">
            <text:p>617.3</text:p>
          </table:table-cell>
          <table:table-cell office:value-type="float" office:value="522.4" calcext:value-type="float">
            <text:p>522.4</text:p>
          </table:table-cell>
          <table:table-cell office:value-type="float" office:value="716.2" calcext:value-type="float">
            <text:p>716.2</text:p>
          </table:table-cell>
          <table:table-cell office:value-type="float" office:value="711.95" calcext:value-type="float">
            <text:p>711.95</text:p>
          </table:table-cell>
          <table:table-cell office:value-type="float" office:value="749.35" calcext:value-type="float">
            <text:p>749.35</text:p>
          </table:table-cell>
          <table:table-cell office:value-type="float" office:value="734.5" calcext:value-type="float">
            <text:p>734.5</text:p>
          </table:table-cell>
          <table:table-cell office:value-type="float" office:value="702.6" calcext:value-type="float">
            <text:p>702.6</text:p>
          </table:table-cell>
          <table:table-cell office:value-type="float" office:value="682" calcext:value-type="float">
            <text:p>682</text:p>
          </table:table-cell>
          <table:table-cell office:value-type="float" office:value="721" calcext:value-type="float">
            <text:p>721</text:p>
          </table:table-cell>
          <table:table-cell office:value-type="float" office:value="767.7" calcext:value-type="float">
            <text:p>767.7</text:p>
          </table:table-cell>
          <table:table-cell office:value-type="float" office:value="708.95" calcext:value-type="float">
            <text:p>708.95</text:p>
          </table:table-cell>
          <table:table-cell office:value-type="float" office:value="721.8" calcext:value-type="float">
            <text:p>721.8</text:p>
          </table:table-cell>
          <table:table-cell office:value-type="float" office:value="701.6" calcext:value-type="float">
            <text:p>701.6</text:p>
          </table:table-cell>
          <table:table-cell office:value-type="float" office:value="688.55" calcext:value-type="float">
            <text:p>688.55</text:p>
          </table:table-cell>
          <table:table-cell office:value-type="float" office:value="688.6" calcext:value-type="float">
            <text:p>688.6</text:p>
          </table:table-cell>
          <table:table-cell office:value-type="float" office:value="698.25" calcext:value-type="float">
            <text:p>698.25</text:p>
          </table:table-cell>
          <table:table-cell office:value-type="float" office:value="679.1" calcext:value-type="float">
            <text:p>679.1</text:p>
          </table:table-cell>
          <table:table-cell office:value-type="float" office:value="693.9" calcext:value-type="float">
            <text:p>693.9</text:p>
          </table:table-cell>
          <table:table-cell office:value-type="float" office:value="668.5" calcext:value-type="float">
            <text:p>668.5</text:p>
          </table:table-cell>
          <table:table-cell office:value-type="float" office:value="663.7" calcext:value-type="float">
            <text:p>663.7</text:p>
          </table:table-cell>
          <table:table-cell office:value-type="float" office:value="696.1" calcext:value-type="float">
            <text:p>696.1</text:p>
          </table:table-cell>
          <table:table-cell office:value-type="float" office:value="706.1" calcext:value-type="float">
            <text:p>706.1</text:p>
          </table:table-cell>
          <table:table-cell office:value-type="float" office:value="697.65" calcext:value-type="float">
            <text:p>697.65</text:p>
          </table:table-cell>
          <table:table-cell office:value-type="float" office:value="734.8" calcext:value-type="float">
            <text:p>734.8</text:p>
          </table:table-cell>
          <table:table-cell office:value-type="float" office:value="767.65" calcext:value-type="float">
            <text:p>767.65</text:p>
          </table:table-cell>
          <table:table-cell office:value-type="float" office:value="734.1" calcext:value-type="float">
            <text:p>734.1</text:p>
          </table:table-cell>
          <table:table-cell office:value-type="float" office:value="673.9" calcext:value-type="float">
            <text:p>673.9</text:p>
          </table:table-cell>
          <table:table-cell office:value-type="float" office:value="696.1" calcext:value-type="float">
            <text:p>696.1</text:p>
          </table:table-cell>
          <table:table-cell office:value-type="float" office:value="732.25" calcext:value-type="float">
            <text:p>732.25</text:p>
          </table:table-cell>
          <table:table-cell office:value-type="float" office:value="746.5" calcext:value-type="float">
            <text:p>746.5</text:p>
          </table:table-cell>
          <table:table-cell office:value-type="float" office:value="708.7" calcext:value-type="float">
            <text:p>708.7</text:p>
          </table:table-cell>
          <table:table-cell office:value-type="float" office:value="714.15" calcext:value-type="float">
            <text:p>714.15</text:p>
          </table:table-cell>
          <table:table-cell office:value-type="float" office:value="629.95" calcext:value-type="float">
            <text:p>629.95</text:p>
          </table:table-cell>
          <table:table-cell office:value-type="float" office:value="525.35" calcext:value-type="float">
            <text:p>525.35</text:p>
          </table:table-cell>
          <table:table-cell office:value-type="float" office:value="724.2" calcext:value-type="float">
            <text:p>724.2</text:p>
          </table:table-cell>
          <table:table-cell office:value-type="float" office:value="713.1" calcext:value-type="float">
            <text:p>713.1</text:p>
          </table:table-cell>
          <table:table-cell office:value-type="float" office:value="739.25" calcext:value-type="float">
            <text:p>739.25</text:p>
          </table:table-cell>
          <table:table-cell office:value-type="float" office:value="755.15" calcext:value-type="float">
            <text:p>755.15</text:p>
          </table:table-cell>
          <table:table-cell office:value-type="float" office:value="704" calcext:value-type="float">
            <text:p>704</text:p>
          </table:table-cell>
          <table:table-cell office:value-type="float" office:value="689.2" calcext:value-type="float">
            <text:p>689.2</text:p>
          </table:table-cell>
          <table:table-cell office:value-type="float" office:value="737.05" calcext:value-type="float">
            <text:p>737.05</text:p>
          </table:table-cell>
          <table:table-cell office:value-type="float" office:value="760.1" calcext:value-type="float">
            <text:p>760.1</text:p>
          </table:table-cell>
          <table:table-cell office:value-type="float" office:value="723.8" calcext:value-type="float">
            <text:p>723.8</text:p>
          </table:table-cell>
          <table:table-cell office:value-type="float" office:value="719.8" calcext:value-type="float">
            <text:p>719.8</text:p>
          </table:table-cell>
          <table:table-cell office:value-type="float" office:value="705.1" calcext:value-type="float">
            <text:p>705.1</text:p>
          </table:table-cell>
          <table:table-cell office:value-type="float" office:value="676.2" calcext:value-type="float">
            <text:p>676.2</text:p>
          </table:table-cell>
          <table:table-cell office:value-type="float" office:value="693.6" calcext:value-type="float">
            <text:p>693.6</text:p>
          </table:table-cell>
          <table:table-cell office:value-type="float" office:value="696" calcext:value-type="float">
            <text:p>696</text:p>
          </table:table-cell>
          <table:table-cell office:value-type="float" office:value="776.6" calcext:value-type="float">
            <text:p>776.6</text:p>
          </table:table-cell>
          <table:table-cell office:value-type="float" office:value="684.3" calcext:value-type="float">
            <text:p>684.3</text:p>
          </table:table-cell>
          <table:table-cell office:value-type="float" office:value="678.4" calcext:value-type="float">
            <text:p>678.4</text:p>
          </table:table-cell>
          <table:table-cell office:value-type="float" office:value="670.2" calcext:value-type="float">
            <text:p>670.2</text:p>
          </table:table-cell>
          <table:table-cell office:value-type="float" office:value="700" calcext:value-type="float">
            <text:p>700</text:p>
          </table:table-cell>
          <table:table-cell office:value-type="float" office:value="708.75" calcext:value-type="float">
            <text:p>708.75</text:p>
          </table:table-cell>
          <table:table-cell office:value-type="float" office:value="705.05" calcext:value-type="float">
            <text:p>705.05</text:p>
          </table:table-cell>
          <table:table-cell office:value-type="float" office:value="729.3" calcext:value-type="float">
            <text:p>729.3</text:p>
          </table:table-cell>
          <table:table-cell office:value-type="float" office:value="768.35" calcext:value-type="float">
            <text:p>768.35</text:p>
          </table:table-cell>
          <table:table-cell office:value-type="float" office:value="718.05" calcext:value-type="float">
            <text:p>718.05</text:p>
          </table:table-cell>
          <table:table-cell office:value-type="float" office:value="669.3" calcext:value-type="float">
            <text:p>669.3</text:p>
          </table:table-cell>
          <table:table-cell office:value-type="float" office:value="692.9" calcext:value-type="float">
            <text:p>692.9</text:p>
          </table:table-cell>
          <table:table-cell office:value-type="float" office:value="745.95" calcext:value-type="float">
            <text:p>745.95</text:p>
          </table:table-cell>
          <table:table-cell office:value-type="float" office:value="750" calcext:value-type="float">
            <text:p>750</text:p>
          </table:table-cell>
          <table:table-cell office:value-type="float" office:value="717.1" calcext:value-type="float">
            <text:p>717.1</text:p>
          </table:table-cell>
          <table:table-cell office:value-type="float" office:value="714.5" calcext:value-type="float">
            <text:p>714.5</text:p>
          </table:table-cell>
          <table:table-cell office:value-type="float" office:value="630.8" calcext:value-type="float">
            <text:p>630.8</text:p>
          </table:table-cell>
          <table:table-cell office:value-type="float" office:value="692.85" calcext:value-type="float">
            <text:p>692.85</text:p>
          </table:table-cell>
          <table:table-cell office:value-type="float" office:value="721.65" calcext:value-type="float">
            <text:p>721.65</text:p>
          </table:table-cell>
          <table:table-cell office:value-type="float" office:value="724.5" calcext:value-type="float">
            <text:p>724.5</text:p>
          </table:table-cell>
          <table:table-cell office:value-type="float" office:value="730.7" calcext:value-type="float">
            <text:p>730.7</text:p>
          </table:table-cell>
          <table:table-cell office:value-type="float" office:value="744.2" calcext:value-type="float">
            <text:p>744.2</text:p>
          </table:table-cell>
          <table:table-cell office:value-type="float" office:value="703.5" calcext:value-type="float">
            <text:p>703.5</text:p>
          </table:table-cell>
          <table:table-cell office:value-type="float" office:value="689.7" calcext:value-type="float">
            <text:p>689.7</text:p>
          </table:table-cell>
          <table:table-cell office:value-type="float" office:value="729.2" calcext:value-type="float">
            <text:p>729.2</text:p>
          </table:table-cell>
          <table:table-cell office:value-type="float" office:value="757.75" calcext:value-type="float">
            <text:p>757.75</text:p>
          </table:table-cell>
          <table:table-cell office:value-type="float" office:value="730.3" calcext:value-type="float">
            <text:p>730.3</text:p>
          </table:table-cell>
          <table:table-cell office:value-type="float" office:value="719.1" calcext:value-type="float">
            <text:p>719.1</text:p>
          </table:table-cell>
          <table:table-cell office:value-type="float" office:value="718.8" calcext:value-type="float">
            <text:p>718.8</text:p>
          </table:table-cell>
          <table:table-cell office:value-type="float" office:value="686.35" calcext:value-type="float">
            <text:p>686.35</text:p>
          </table:table-cell>
          <table:table-cell office:value-type="float" office:value="685.25" calcext:value-type="float">
            <text:p>685.25</text:p>
          </table:table-cell>
          <table:table-cell office:value-type="float" office:value="679.2" calcext:value-type="float">
            <text:p>679.2</text:p>
          </table:table-cell>
          <table:table-cell office:value-type="float" office:value="694.4" calcext:value-type="float">
            <text:p>694.4</text:p>
          </table:table-cell>
          <table:table-cell office:value-type="float" office:value="653.7" calcext:value-type="float">
            <text:p>653.7</text:p>
          </table:table-cell>
          <table:table-cell office:value-type="float" office:value="678.1" calcext:value-type="float">
            <text:p>678.1</text:p>
          </table:table-cell>
          <table:table-cell office:value-type="float" office:value="668.65" calcext:value-type="float">
            <text:p>668.65</text:p>
          </table:table-cell>
          <table:table-cell office:value-type="float" office:value="710.2" calcext:value-type="float">
            <text:p>710.2</text:p>
          </table:table-cell>
          <table:table-cell office:value-type="float" office:value="714.2" calcext:value-type="float">
            <text:p>714.2</text:p>
          </table:table-cell>
          <table:table-cell office:value-type="float" office:value="709.2" calcext:value-type="float">
            <text:p>709.2</text:p>
          </table:table-cell>
          <table:table-cell office:value-type="float" office:value="742.6" calcext:value-type="float">
            <text:p>742.6</text:p>
          </table:table-cell>
          <table:table-cell office:value-type="float" office:value="759.7" calcext:value-type="float">
            <text:p>759.7</text:p>
          </table:table-cell>
          <table:table-cell office:value-type="float" office:value="717.9" calcext:value-type="float">
            <text:p>717.9</text:p>
          </table:table-cell>
          <table:table-cell office:value-type="float" office:value="671.85" calcext:value-type="float">
            <text:p>671.85</text:p>
          </table:table-cell>
          <table:table-cell office:value-type="float" office:value="694.4" calcext:value-type="float">
            <text:p>694.4</text:p>
          </table:table-cell>
          <table:table-cell office:value-type="float" office:value="739.85" calcext:value-type="float">
            <text:p>739.85</text:p>
          </table:table-cell>
          <table:table-cell office:value-type="float" office:value="738.3" calcext:value-type="float">
            <text:p>738.3</text:p>
          </table:table-cell>
          <table:table-cell office:value-type="float" office:value="706.6" calcext:value-type="float">
            <text:p>706.6</text:p>
          </table:table-cell>
          <table:table-cell office:value-type="float" office:value="717.55" calcext:value-type="float">
            <text:p>717.55</text:p>
          </table:table-cell>
          <table:table-cell office:value-type="float" office:value="794.5" calcext:value-type="float">
            <text:p>794.5</text:p>
          </table:table-cell>
          <table:table-cell office:value-type="float" office:value="535.1" calcext:value-type="float">
            <text:p>535.1</text:p>
          </table:table-cell>
          <table:table-cell office:value-type="float" office:value="713.9" calcext:value-type="float">
            <text:p>713.9</text:p>
          </table:table-cell>
          <table:table-cell office:value-type="float" office:value="732.75" calcext:value-type="float">
            <text:p>732.75</text:p>
          </table:table-cell>
          <table:table-cell office:value-type="float" office:value="738.85" calcext:value-type="float">
            <text:p>738.85</text:p>
          </table:table-cell>
          <table:table-cell office:value-type="float" office:value="751.55" calcext:value-type="float">
            <text:p>751.55</text:p>
          </table:table-cell>
          <table:table-cell office:value-type="float" office:value="710.05" calcext:value-type="float">
            <text:p>710.05</text:p>
          </table:table-cell>
          <table:table-cell office:value-type="float" office:value="676.3" calcext:value-type="float">
            <text:p>676.3</text:p>
          </table:table-cell>
          <table:table-cell office:value-type="float" office:value="731.7" calcext:value-type="float">
            <text:p>731.7</text:p>
          </table:table-cell>
          <table:table-cell office:value-type="float" office:value="756.25" calcext:value-type="float">
            <text:p>756.25</text:p>
          </table:table-cell>
          <table:table-cell office:value-type="float" office:value="723.7" calcext:value-type="float">
            <text:p>723.7</text:p>
          </table:table-cell>
          <table:table-cell office:value-type="float" office:value="708.1" calcext:value-type="float">
            <text:p>708.1</text:p>
          </table:table-cell>
          <table:table-cell office:value-type="float" office:value="694.3" calcext:value-type="float">
            <text:p>694.3</text:p>
          </table:table-cell>
          <table:table-cell office:value-type="float" office:value="700.3" calcext:value-type="float">
            <text:p>700.3</text:p>
          </table:table-cell>
          <table:table-cell office:value-type="float" office:value="678.25" calcext:value-type="float">
            <text:p>678.25</text:p>
          </table:table-cell>
          <table:table-cell office:value-type="float" office:value="687.2" calcext:value-type="float">
            <text:p>687.2</text:p>
          </table:table-cell>
          <table:table-cell office:value-type="float" office:value="674.5" calcext:value-type="float">
            <text:p>674.5</text:p>
          </table:table-cell>
          <table:table-cell office:value-type="float" office:value="673.35" calcext:value-type="float">
            <text:p>673.35</text:p>
          </table:table-cell>
          <table:table-cell office:value-type="float" office:value="681.95" calcext:value-type="float">
            <text:p>681.95</text:p>
          </table:table-cell>
          <table:table-cell office:value-type="float" office:value="671" calcext:value-type="float">
            <text:p>671</text:p>
          </table:table-cell>
          <table:table-cell office:value-type="float" office:value="692.25" calcext:value-type="float">
            <text:p>692.25</text:p>
          </table:table-cell>
          <table:table-cell office:value-type="float" office:value="709.2" calcext:value-type="float">
            <text:p>709.2</text:p>
          </table:table-cell>
          <table:table-cell office:value-type="float" office:value="713" calcext:value-type="float">
            <text:p>713</text:p>
          </table:table-cell>
          <table:table-cell office:value-type="float" office:value="737.05" calcext:value-type="float">
            <text:p>737.05</text:p>
          </table:table-cell>
          <table:table-cell office:value-type="float" office:value="769.7" calcext:value-type="float">
            <text:p>769.7</text:p>
          </table:table-cell>
          <table:table-cell office:value-type="float" office:value="739.9" calcext:value-type="float">
            <text:p>739.9</text:p>
          </table:table-cell>
          <table:table-cell office:value-type="float" office:value="671.2" calcext:value-type="float">
            <text:p>671.2</text:p>
          </table:table-cell>
          <table:table-cell office:value-type="float" office:value="690.95" calcext:value-type="float">
            <text:p>690.95</text:p>
          </table:table-cell>
          <table:table-cell office:value-type="float" office:value="748.7" calcext:value-type="float">
            <text:p>748.7</text:p>
          </table:table-cell>
          <table:table-cell office:value-type="float" office:value="728.2" calcext:value-type="float">
            <text:p>728.2</text:p>
          </table:table-cell>
          <table:table-cell office:value-type="float" office:value="700.6" calcext:value-type="float">
            <text:p>700.6</text:p>
          </table:table-cell>
          <table:table-cell office:value-type="float" office:value="705.2" calcext:value-type="float">
            <text:p>705.2</text:p>
          </table:table-cell>
          <table:table-cell office:value-type="float" office:value="621.9" calcext:value-type="float">
            <text:p>621.9</text:p>
          </table:table-cell>
          <table:table-cell office:value-type="float" office:value="519.9" calcext:value-type="float">
            <text:p>519.9</text:p>
          </table:table-cell>
          <table:table-cell office:value-type="float" office:value="709.05" calcext:value-type="float">
            <text:p>709.05</text:p>
          </table:table-cell>
          <table:table-cell office:value-type="float" office:value="720.4" calcext:value-type="float">
            <text:p>720.4</text:p>
          </table:table-cell>
          <table:table-cell office:value-type="float" office:value="731" calcext:value-type="float">
            <text:p>731</text:p>
          </table:table-cell>
          <table:table-cell office:value-type="float" office:value="748.25" calcext:value-type="float">
            <text:p>748.25</text:p>
          </table:table-cell>
          <table:table-cell office:value-type="float" office:value="702.1" calcext:value-type="float">
            <text:p>702.1</text:p>
          </table:table-cell>
          <table:table-cell office:value-type="float" office:value="672.45" calcext:value-type="float">
            <text:p>672.45</text:p>
          </table:table-cell>
          <table:table-cell office:value-type="float" office:value="729.8" calcext:value-type="float">
            <text:p>729.8</text:p>
          </table:table-cell>
          <table:table-cell office:value-type="float" office:value="759.65" calcext:value-type="float">
            <text:p>759.65</text:p>
          </table:table-cell>
          <table:table-cell office:value-type="float" office:value="732.4" calcext:value-type="float">
            <text:p>732.4</text:p>
          </table:table-cell>
          <table:table-cell office:value-type="float" office:value="708.7" calcext:value-type="float">
            <text:p>708.7</text:p>
          </table:table-cell>
          <table:table-cell office:value-type="float" office:value="714.25" calcext:value-type="float">
            <text:p>714.25</text:p>
          </table:table-cell>
          <table:table-cell office:value-type="float" office:value="684.15" calcext:value-type="float">
            <text:p>684.15</text:p>
          </table:table-cell>
          <table:table-cell office:value-type="float" office:value="670.2" calcext:value-type="float">
            <text:p>670.2</text:p>
          </table:table-cell>
          <table:table-cell office:value-type="float" office:value="679.6" calcext:value-type="float">
            <text:p>679.6</text:p>
          </table:table-cell>
          <table:table-cell office:value-type="float" office:value="684.4" calcext:value-type="float">
            <text:p>684.4</text:p>
          </table:table-cell>
          <table:table-cell office:value-type="float" office:value="687.8" calcext:value-type="float">
            <text:p>687.8</text:p>
          </table:table-cell>
          <table:table-cell office:value-type="float" office:value="676.65" calcext:value-type="float">
            <text:p>676.65</text:p>
          </table:table-cell>
          <table:table-cell office:value-type="float" office:value="692.3" calcext:value-type="float">
            <text:p>692.3</text:p>
          </table:table-cell>
          <table:table-cell office:value-type="float" office:value="702.2" calcext:value-type="float">
            <text:p>702.2</text:p>
          </table:table-cell>
          <table:table-cell office:value-type="float" office:value="701.5" calcext:value-type="float">
            <text:p>701.5</text:p>
          </table:table-cell>
          <table:table-cell office:value-type="float" office:value="714.4" calcext:value-type="float">
            <text:p>714.4</text:p>
          </table:table-cell>
          <table:table-cell office:value-type="float" office:value="747.3" calcext:value-type="float">
            <text:p>747.3</text:p>
          </table:table-cell>
          <table:table-cell office:value-type="float" office:value="764.7" calcext:value-type="float">
            <text:p>764.7</text:p>
          </table:table-cell>
          <table:table-cell office:value-type="float" office:value="722.4" calcext:value-type="float">
            <text:p>722.4</text:p>
          </table:table-cell>
          <table:table-cell office:value-type="float" office:value="671.1" calcext:value-type="float">
            <text:p>671.1</text:p>
          </table:table-cell>
          <table:table-cell office:value-type="float" office:value="688.1" calcext:value-type="float">
            <text:p>688.1</text:p>
          </table:table-cell>
          <table:table-cell office:value-type="float" office:value="733.8" calcext:value-type="float">
            <text:p>733.8</text:p>
          </table:table-cell>
          <table:table-cell office:value-type="float" office:value="727.95" calcext:value-type="float">
            <text:p>727.95</text:p>
          </table:table-cell>
          <table:table-cell office:value-type="float" office:value="714.2" calcext:value-type="float">
            <text:p>714.2</text:p>
          </table:table-cell>
          <table:table-cell office:value-type="float" office:value="718.25" calcext:value-type="float">
            <text:p>718.25</text:p>
          </table:table-cell>
          <table:table-cell office:value-type="float" office:value="624.65" calcext:value-type="float">
            <text:p>624.65</text:p>
          </table:table-cell>
          <table:table-cell office:value-type="float" office:value="530.2" calcext:value-type="float">
            <text:p>530.2</text:p>
          </table:table-cell>
          <table:table-cell office:value-type="float" office:value="719.5" calcext:value-type="float">
            <text:p>719.5</text:p>
          </table:table-cell>
          <table:table-cell office:value-type="float" office:value="719.3" calcext:value-type="float">
            <text:p>719.3</text:p>
          </table:table-cell>
          <table:table-cell office:value-type="float" office:value="742.2" calcext:value-type="float">
            <text:p>742.2</text:p>
          </table:table-cell>
          <table:table-cell office:value-type="float" office:value="762.25" calcext:value-type="float">
            <text:p>762.25</text:p>
          </table:table-cell>
          <table:table-cell office:value-type="float" office:value="702.45" calcext:value-type="float">
            <text:p>702.45</text:p>
          </table:table-cell>
          <table:table-cell office:value-type="float" office:value="675.75" calcext:value-type="float">
            <text:p>675.75</text:p>
          </table:table-cell>
          <table:table-cell office:value-type="float" office:value="732.85" calcext:value-type="float">
            <text:p>732.85</text:p>
          </table:table-cell>
          <table:table-cell office:value-type="float" office:value="760.55" calcext:value-type="float">
            <text:p>760.55</text:p>
          </table:table-cell>
          <table:table-cell office:value-type="float" office:value="733.35" calcext:value-type="float">
            <text:p>733.35</text:p>
          </table:table-cell>
          <table:table-cell office:value-type="float" office:value="703.1" calcext:value-type="float">
            <text:p>703.1</text:p>
          </table:table-cell>
          <table:table-cell office:value-type="float" office:value="707.25" calcext:value-type="float">
            <text:p>707.25</text:p>
          </table:table-cell>
          <table:table-cell office:value-type="float" office:value="694.4" calcext:value-type="float">
            <text:p>694.4</text:p>
          </table:table-cell>
          <table:table-cell office:value-type="float" office:value="692.6" calcext:value-type="float">
            <text:p>692.6</text:p>
          </table:table-cell>
          <table:table-cell office:value-type="float" office:value="668.1" calcext:value-type="float">
            <text:p>668.1</text:p>
          </table:table-cell>
          <table:table-cell office:value-type="float" office:value="697.7" calcext:value-type="float">
            <text:p>697.7</text:p>
          </table:table-cell>
          <table:table-cell office:value-type="float" office:value="699.45" calcext:value-type="float">
            <text:p>699.45</text:p>
          </table:table-cell>
          <table:table-cell office:value-type="float" office:value="687.7" calcext:value-type="float">
            <text:p>687.7</text:p>
          </table:table-cell>
          <table:table-cell office:value-type="float" office:value="685.6" calcext:value-type="float">
            <text:p>685.6</text:p>
          </table:table-cell>
          <table:table-cell office:value-type="float" office:value="690.7" calcext:value-type="float">
            <text:p>690.7</text:p>
          </table:table-cell>
          <table:table-cell office:value-type="float" office:value="716.35" calcext:value-type="float">
            <text:p>716.35</text:p>
          </table:table-cell>
          <table:table-cell office:value-type="float" office:value="714.65" calcext:value-type="float">
            <text:p>714.65</text:p>
          </table:table-cell>
          <table:table-cell office:value-type="float" office:value="749.15" calcext:value-type="float">
            <text:p>749.15</text:p>
          </table:table-cell>
          <table:table-cell office:value-type="float" office:value="768.9" calcext:value-type="float">
            <text:p>768.9</text:p>
          </table:table-cell>
          <table:table-cell office:value-type="float" office:value="729.25" calcext:value-type="float">
            <text:p>729.25</text:p>
          </table:table-cell>
          <table:table-cell office:value-type="float" office:value="675.25" calcext:value-type="float">
            <text:p>675.25</text:p>
          </table:table-cell>
          <table:table-cell office:value-type="float" office:value="686.55" calcext:value-type="float">
            <text:p>686.55</text:p>
          </table:table-cell>
          <table:table-cell office:value-type="float" office:value="745.15" calcext:value-type="float">
            <text:p>745.15</text:p>
          </table:table-cell>
          <table:table-cell office:value-type="float" office:value="736.85" calcext:value-type="float">
            <text:p>736.85</text:p>
          </table:table-cell>
          <table:table-cell office:value-type="float" office:value="716.5" calcext:value-type="float">
            <text:p>716.5</text:p>
          </table:table-cell>
          <table:table-cell office:value-type="float" office:value="705" calcext:value-type="float">
            <text:p>705</text:p>
          </table:table-cell>
          <table:table-cell office:value-type="float" office:value="620.9" calcext:value-type="float">
            <text:p>620.9</text:p>
          </table:table-cell>
          <table:table-cell office:value-type="float" office:value="528.8" calcext:value-type="float">
            <text:p>528.8</text:p>
          </table:table-cell>
          <table:table-cell office:value-type="float" office:value="719" calcext:value-type="float">
            <text:p>719</text:p>
          </table:table-cell>
          <table:table-cell office:value-type="float" office:value="729.1" calcext:value-type="float">
            <text:p>729.1</text:p>
          </table:table-cell>
          <table:table-cell office:value-type="float" office:value="746.2" calcext:value-type="float">
            <text:p>746.2</text:p>
          </table:table-cell>
          <table:table-cell office:value-type="float" office:value="758.55" calcext:value-type="float">
            <text:p>758.55</text:p>
          </table:table-cell>
          <table:table-cell office:value-type="float" office:value="702.6" calcext:value-type="float">
            <text:p>702.6</text:p>
          </table:table-cell>
          <table:table-cell office:value-type="float" office:value="672" calcext:value-type="float">
            <text:p>672</text:p>
          </table:table-cell>
          <table:table-cell office:value-type="float" office:value="736.6" calcext:value-type="float">
            <text:p>736.6</text:p>
          </table:table-cell>
          <table:table-cell office:value-type="float" office:value="742.9" calcext:value-type="float">
            <text:p>742.9</text:p>
          </table:table-cell>
          <table:table-cell office:value-type="float" office:value="721.7" calcext:value-type="float">
            <text:p>721.7</text:p>
          </table:table-cell>
          <table:table-cell office:value-type="float" office:value="716.35" calcext:value-type="float">
            <text:p>716.35</text:p>
          </table:table-cell>
          <table:table-cell office:value-type="float" office:value="712.55" calcext:value-type="float">
            <text:p>712.55</text:p>
          </table:table-cell>
          <table:table-cell office:value-type="float" office:value="712" calcext:value-type="float">
            <text:p>712</text:p>
          </table:table-cell>
          <table:table-cell office:value-type="float" office:value="709.6" calcext:value-type="float">
            <text:p>709.6</text:p>
          </table:table-cell>
          <table:table-cell office:value-type="float" office:value="707.35" calcext:value-type="float">
            <text:p>707.35</text:p>
          </table:table-cell>
          <table:table-cell office:value-type="float" office:value="715.05" calcext:value-type="float">
            <text:p>715.05</text:p>
          </table:table-cell>
          <table:table-cell office:value-type="float" office:value="710.8" calcext:value-type="float">
            <text:p>710.8</text:p>
          </table:table-cell>
          <table:table-cell office:value-type="float" office:value="707.3" calcext:value-type="float">
            <text:p>707.3</text:p>
          </table:table-cell>
          <table:table-cell office:value-type="float" office:value="707.15" calcext:value-type="float">
            <text:p>707.15</text:p>
          </table:table-cell>
          <table:table-cell office:value-type="float" office:value="705.1" calcext:value-type="float">
            <text:p>705.1</text:p>
          </table:table-cell>
          <table:table-cell office:value-type="float" office:value="711.6" calcext:value-type="float">
            <text:p>711.6</text:p>
          </table:table-cell>
          <table:table-cell office:value-type="float" office:value="709.3" calcext:value-type="float">
            <text:p>709.3</text:p>
          </table:table-cell>
          <table:table-cell office:value-type="float" office:value="737.85" calcext:value-type="float">
            <text:p>737.85</text:p>
          </table:table-cell>
          <table:table-cell office:value-type="float" office:value="755.85" calcext:value-type="float">
            <text:p>755.85</text:p>
          </table:table-cell>
          <table:table-cell office:value-type="float" office:value="722.65" calcext:value-type="float">
            <text:p>722.65</text:p>
          </table:table-cell>
          <table:table-cell office:value-type="float" office:value="674" calcext:value-type="float">
            <text:p>674</text:p>
          </table:table-cell>
          <table:table-cell office:value-type="float" office:value="680.1" calcext:value-type="float">
            <text:p>680.1</text:p>
          </table:table-cell>
          <table:table-cell office:value-type="float" office:value="745.5" calcext:value-type="float">
            <text:p>745.5</text:p>
          </table:table-cell>
          <table:table-cell office:value-type="float" office:value="743.85" calcext:value-type="float">
            <text:p>743.85</text:p>
          </table:table-cell>
          <table:table-cell office:value-type="float" office:value="728.35" calcext:value-type="float">
            <text:p>728.35</text:p>
          </table:table-cell>
          <table:table-cell office:value-type="float" office:value="716.25" calcext:value-type="float">
            <text:p>716.25</text:p>
          </table:table-cell>
          <table:table-cell office:value-type="float" office:value="632.45" calcext:value-type="float">
            <text:p>632.45</text:p>
          </table:table-cell>
          <table:table-cell office:value-type="float" office:value="534.15" calcext:value-type="float">
            <text:p>534.15</text:p>
          </table:table-cell>
          <table:table-cell office:value-type="float" office:value="730.3" calcext:value-type="float">
            <text:p>730.3</text:p>
          </table:table-cell>
          <table:table-cell office:value-type="float" office:value="729.9" calcext:value-type="float">
            <text:p>729.9</text:p>
          </table:table-cell>
          <table:table-cell office:value-type="float" office:value="741.35" calcext:value-type="float">
            <text:p>741.35</text:p>
          </table:table-cell>
          <table:table-cell office:value-type="float" office:value="763.8" calcext:value-type="float">
            <text:p>763.8</text:p>
          </table:table-cell>
          <table:table-cell office:value-type="float" office:value="691.45" calcext:value-type="float">
            <text:p>691.45</text:p>
          </table:table-cell>
          <table:table-cell office:value-type="float" office:value="689.3" calcext:value-type="float">
            <text:p>689.3</text:p>
          </table:table-cell>
          <table:table-cell office:value-type="float" office:value="723.7" calcext:value-type="float">
            <text:p>723.7</text:p>
          </table:table-cell>
          <table:table-cell office:value-type="float" office:value="751.5" calcext:value-type="float">
            <text:p>751.5</text:p>
          </table:table-cell>
          <table:table-cell office:value-type="float" office:value="738.35" calcext:value-type="float">
            <text:p>738.35</text:p>
          </table:table-cell>
          <table:table-cell office:value-type="float" office:value="716.4" calcext:value-type="float">
            <text:p>716.4</text:p>
          </table:table-cell>
          <table:table-cell office:value-type="float" office:value="708.4" calcext:value-type="float">
            <text:p>708.4</text:p>
          </table:table-cell>
          <table:table-cell office:value-type="float" office:value="702.5" calcext:value-type="float">
            <text:p>702.5</text:p>
          </table:table-cell>
          <table:table-cell office:value-type="float" office:value="722.6" calcext:value-type="float">
            <text:p>722.6</text:p>
          </table:table-cell>
          <table:table-cell office:value-type="float" office:value="728.25" calcext:value-type="float">
            <text:p>728.25</text:p>
          </table:table-cell>
          <table:table-cell office:value-type="float" office:value="709.4" calcext:value-type="float">
            <text:p>709.4</text:p>
          </table:table-cell>
          <table:table-cell office:value-type="float" office:value="719.9" calcext:value-type="float">
            <text:p>719.9</text:p>
          </table:table-cell>
          <table:table-cell office:value-type="float" office:value="720.35" calcext:value-type="float">
            <text:p>720.35</text:p>
          </table:table-cell>
          <table:table-cell office:value-type="float" office:value="710.6" calcext:value-type="float">
            <text:p>710.6</text:p>
          </table:table-cell>
          <table:table-cell office:value-type="float" office:value="718.55" calcext:value-type="float">
            <text:p>718.55</text:p>
          </table:table-cell>
          <table:table-cell office:value-type="float" office:value="726.7" calcext:value-type="float">
            <text:p>726.7</text:p>
          </table:table-cell>
          <table:table-cell office:value-type="float" office:value="721.4" calcext:value-type="float">
            <text:p>721.4</text:p>
          </table:table-cell>
          <table:table-cell office:value-type="float" office:value="764.05" calcext:value-type="float">
            <text:p>764.05</text:p>
          </table:table-cell>
          <table:table-cell office:value-type="float" office:value="753.75" calcext:value-type="float">
            <text:p>753.75</text:p>
          </table:table-cell>
          <table:table-cell office:value-type="float" office:value="717.1" calcext:value-type="float">
            <text:p>717.1</text:p>
          </table:table-cell>
          <table:table-cell office:value-type="float" office:value="667.1" calcext:value-type="float">
            <text:p>667.1</text:p>
          </table:table-cell>
          <table:table-cell office:value-type="float" office:value="681.4" calcext:value-type="float">
            <text:p>681.4</text:p>
          </table:table-cell>
          <table:table-cell office:value-type="float" office:value="755.45" calcext:value-type="float">
            <text:p>755.45</text:p>
          </table:table-cell>
          <table:table-cell office:value-type="float" office:value="744.1" calcext:value-type="float">
            <text:p>744.1</text:p>
          </table:table-cell>
          <table:table-cell office:value-type="float" office:value="714" calcext:value-type="float">
            <text:p>714</text:p>
          </table:table-cell>
          <table:table-cell office:value-type="float" office:value="711.85" calcext:value-type="float">
            <text:p>711.85</text:p>
          </table:table-cell>
          <table:table-cell office:value-type="float" office:value="626.2" calcext:value-type="float">
            <text:p>626.2</text:p>
          </table:table-cell>
          <table:table-cell office:value-type="float" office:value="531.05" calcext:value-type="float">
            <text:p>531.05</text:p>
          </table:table-cell>
          <table:table-cell office:value-type="float" office:value="713.4" calcext:value-type="float">
            <text:p>713.4</text:p>
          </table:table-cell>
          <table:table-cell office:value-type="float" office:value="730.5" calcext:value-type="float">
            <text:p>730.5</text:p>
          </table:table-cell>
          <table:table-cell office:value-type="float" office:value="745.7" calcext:value-type="float">
            <text:p>745.7</text:p>
          </table:table-cell>
          <table:table-cell office:value-type="float" office:value="761.2" calcext:value-type="float">
            <text:p>761.2</text:p>
          </table:table-cell>
          <table:table-cell office:value-type="float" office:value="697.7" calcext:value-type="float">
            <text:p>697.7</text:p>
          </table:table-cell>
          <table:table-cell office:value-type="float" office:value="688.25" calcext:value-type="float">
            <text:p>688.25</text:p>
          </table:table-cell>
          <table:table-cell office:value-type="float" office:value="729.5" calcext:value-type="float">
            <text:p>729.5</text:p>
          </table:table-cell>
          <table:table-cell office:value-type="float" office:value="748.6" calcext:value-type="float">
            <text:p>748.6</text:p>
          </table:table-cell>
          <table:table-cell office:value-type="float" office:value="784.8" calcext:value-type="float">
            <text:p>784.8</text:p>
          </table:table-cell>
          <table:table-cell office:value-type="float" office:value="781" calcext:value-type="float">
            <text:p>781</text:p>
          </table:table-cell>
          <table:table-cell office:value-type="float" office:value="783.55" calcext:value-type="float">
            <text:p>783.55</text:p>
          </table:table-cell>
          <table:table-cell office:value-type="float" office:value="783" calcext:value-type="float">
            <text:p>783</text:p>
          </table:table-cell>
          <table:table-cell office:value-type="float" office:value="785.9" calcext:value-type="float">
            <text:p>785.9</text:p>
          </table:table-cell>
          <table:table-cell office:value-type="float" office:value="778.3" calcext:value-type="float">
            <text:p>778.3</text:p>
          </table:table-cell>
          <table:table-cell office:value-type="float" office:value="788.95" calcext:value-type="float">
            <text:p>788.95</text:p>
          </table:table-cell>
          <table:table-cell office:value-type="float" office:value="783.35" calcext:value-type="float">
            <text:p>783.35</text:p>
          </table:table-cell>
          <table:table-cell office:value-type="float" office:value="780.05" calcext:value-type="float">
            <text:p>780.05</text:p>
          </table:table-cell>
          <table:table-cell office:value-type="float" office:value="774.2" calcext:value-type="float">
            <text:p>774.2</text:p>
          </table:table-cell>
          <table:table-cell office:value-type="float" office:value="770.1" calcext:value-type="float">
            <text:p>770.1</text:p>
          </table:table-cell>
          <table:table-cell office:value-type="float" office:value="783.35" calcext:value-type="float">
            <text:p>783.35</text:p>
          </table:table-cell>
          <table:table-cell office:value-type="float" office:value="785.2" calcext:value-type="float">
            <text:p>785.2</text:p>
          </table:table-cell>
          <table:table-cell office:value-type="float" office:value="792.7" calcext:value-type="float">
            <text:p>792.7</text:p>
          </table:table-cell>
          <table:table-cell office:value-type="float" office:value="763.95" calcext:value-type="float">
            <text:p>763.95</text:p>
          </table:table-cell>
          <table:table-cell office:value-type="float" office:value="718.4" calcext:value-type="float">
            <text:p>718.4</text:p>
          </table:table-cell>
          <table:table-cell office:value-type="float" office:value="676.9" calcext:value-type="float">
            <text:p>676.9</text:p>
          </table:table-cell>
          <table:table-cell office:value-type="float" office:value="711.9" calcext:value-type="float">
            <text:p>711.9</text:p>
          </table:table-cell>
          <table:table-cell office:value-type="float" office:value="760.4" calcext:value-type="float">
            <text:p>760.4</text:p>
          </table:table-cell>
          <table:table-cell office:value-type="float" office:value="740.4" calcext:value-type="float">
            <text:p>740.4</text:p>
          </table:table-cell>
          <table:table-cell office:value-type="float" office:value="717.2" calcext:value-type="float">
            <text:p>717.2</text:p>
          </table:table-cell>
          <table:table-cell office:value-type="float" office:value="711.45" calcext:value-type="float">
            <text:p>711.45</text:p>
          </table:table-cell>
          <table:table-cell office:value-type="float" office:value="623.5" calcext:value-type="float">
            <text:p>623.5</text:p>
          </table:table-cell>
          <table:table-cell office:value-type="float" office:value="537.8" calcext:value-type="float">
            <text:p>537.8</text:p>
          </table:table-cell>
          <table:table-cell office:value-type="float" office:value="728.55" calcext:value-type="float">
            <text:p>728.55</text:p>
          </table:table-cell>
          <table:table-cell office:value-type="float" office:value="731.05" calcext:value-type="float">
            <text:p>731.05</text:p>
          </table:table-cell>
          <table:table-cell office:value-type="float" office:value="749.95" calcext:value-type="float">
            <text:p>749.95</text:p>
          </table:table-cell>
          <table:table-cell office:value-type="float" office:value="762.1" calcext:value-type="float">
            <text:p>762.1</text:p>
          </table:table-cell>
          <table:table-cell office:value-type="float" office:value="700.05" calcext:value-type="float">
            <text:p>700.05</text:p>
          </table:table-cell>
          <table:table-cell office:value-type="float" office:value="681.8" calcext:value-type="float">
            <text:p>681.8</text:p>
          </table:table-cell>
          <table:table-cell office:value-type="float" office:value="733.6" calcext:value-type="float">
            <text:p>733.6</text:p>
          </table:table-cell>
          <table:table-cell office:value-type="float" office:value="743" calcext:value-type="float">
            <text:p>743</text:p>
          </table:table-cell>
          <table:table-cell office:value-type="float" office:value="751.4" calcext:value-type="float">
            <text:p>751.4</text:p>
          </table:table-cell>
          <table:table-cell office:value-type="float" office:value="744.1" calcext:value-type="float">
            <text:p>744.1</text:p>
          </table:table-cell>
          <table:table-cell office:value-type="float" office:value="764.7" calcext:value-type="float">
            <text:p>764.7</text:p>
          </table:table-cell>
          <table:table-cell office:value-type="float" office:value="745.2" calcext:value-type="float">
            <text:p>745.2</text:p>
          </table:table-cell>
          <table:table-cell office:value-type="float" office:value="748.6" calcext:value-type="float">
            <text:p>748.6</text:p>
          </table:table-cell>
          <table:table-cell office:value-type="float" office:value="752.55" calcext:value-type="float">
            <text:p>752.55</text:p>
          </table:table-cell>
          <table:table-cell office:value-type="float" office:value="752.7" calcext:value-type="float">
            <text:p>752.7</text:p>
          </table:table-cell>
          <table:table-cell office:value-type="float" office:value="748.75" calcext:value-type="float">
            <text:p>748.75</text:p>
          </table:table-cell>
          <table:table-cell office:value-type="float" office:value="752.95" calcext:value-type="float">
            <text:p>752.95</text:p>
          </table:table-cell>
          <table:table-cell office:value-type="float" office:value="736.1" calcext:value-type="float">
            <text:p>736.1</text:p>
          </table:table-cell>
          <table:table-cell office:value-type="float" office:value="747.8" calcext:value-type="float">
            <text:p>747.8</text:p>
          </table:table-cell>
          <table:table-cell office:value-type="float" office:value="757.05" calcext:value-type="float">
            <text:p>757.05</text:p>
          </table:table-cell>
          <table:table-cell office:value-type="float" office:value="750.95" calcext:value-type="float">
            <text:p>750.95</text:p>
          </table:table-cell>
          <table:table-cell office:value-type="float" office:value="753.9" calcext:value-type="float">
            <text:p>753.9</text:p>
          </table:table-cell>
          <table:table-cell office:value-type="float" office:value="732.9" calcext:value-type="float">
            <text:p>732.9</text:p>
          </table:table-cell>
          <table:table-cell office:value-type="float" office:value="728.9" calcext:value-type="float">
            <text:p>728.9</text:p>
          </table:table-cell>
          <table:table-cell office:value-type="float" office:value="673.25" calcext:value-type="float">
            <text:p>673.25</text:p>
          </table:table-cell>
          <table:table-cell office:value-type="float" office:value="706.7" calcext:value-type="float">
            <text:p>706.7</text:p>
          </table:table-cell>
          <table:table-cell office:value-type="float" office:value="750" calcext:value-type="float">
            <text:p>750</text:p>
          </table:table-cell>
          <table:table-cell office:value-type="float" office:value="747.2" calcext:value-type="float">
            <text:p>747.2</text:p>
          </table:table-cell>
          <table:table-cell office:value-type="float" office:value="709.4" calcext:value-type="float">
            <text:p>709.4</text:p>
          </table:table-cell>
          <table:table-cell office:value-type="float" office:value="698.85" calcext:value-type="float">
            <text:p>698.85</text:p>
          </table:table-cell>
          <table:table-cell office:value-type="float" office:value="625.9" calcext:value-type="float">
            <text:p>625.9</text:p>
          </table:table-cell>
          <table:table-cell office:value-type="float" office:value="534.4" calcext:value-type="float">
            <text:p>534.4</text:p>
          </table:table-cell>
          <table:table-cell office:value-type="float" office:value="730.3" calcext:value-type="float">
            <text:p>730.3</text:p>
          </table:table-cell>
          <table:table-cell office:value-type="float" office:value="720.8" calcext:value-type="float">
            <text:p>720.8</text:p>
          </table:table-cell>
          <table:table-cell office:value-type="float" office:value="755.75" calcext:value-type="float">
            <text:p>755.75</text:p>
          </table:table-cell>
          <table:table-cell office:value-type="float" office:value="770.1" calcext:value-type="float">
            <text:p>770.1</text:p>
          </table:table-cell>
          <table:table-cell office:value-type="float" office:value="710.55" calcext:value-type="float">
            <text:p>710.55</text:p>
          </table:table-cell>
          <table:table-cell office:value-type="float" office:value="678.95" calcext:value-type="float">
            <text:p>678.95</text:p>
          </table:table-cell>
          <table:table-cell office:value-type="float" office:value="798.6" calcext:value-type="float">
            <text:p>798.6</text:p>
          </table:table-cell>
          <table:table-cell office:value-type="float" office:value="718.8" calcext:value-type="float">
            <text:p>718.8</text:p>
          </table:table-cell>
          <table:table-cell office:value-type="float" office:value="715.65" calcext:value-type="float">
            <text:p>715.65</text:p>
          </table:table-cell>
          <table:table-cell office:value-type="float" office:value="719.8" calcext:value-type="float">
            <text:p>719.8</text:p>
          </table:table-cell>
          <table:table-cell office:value-type="float" office:value="714.6" calcext:value-type="float">
            <text:p>714.6</text:p>
          </table:table-cell>
          <table:table-cell office:value-type="float" office:value="712.7" calcext:value-type="float">
            <text:p>712.7</text:p>
          </table:table-cell>
          <table:table-cell office:value-type="float" office:value="739.45" calcext:value-type="float">
            <text:p>739.45</text:p>
          </table:table-cell>
          <table:table-cell office:value-type="float" office:value="742.5" calcext:value-type="float">
            <text:p>742.5</text:p>
          </table:table-cell>
          <table:table-cell office:value-type="float" office:value="738.3" calcext:value-type="float">
            <text:p>738.3</text:p>
          </table:table-cell>
          <table:table-cell office:value-type="float" office:value="726.5" calcext:value-type="float">
            <text:p>726.5</text:p>
          </table:table-cell>
          <table:table-cell office:value-type="float" office:value="728.7" calcext:value-type="float">
            <text:p>728.7</text:p>
          </table:table-cell>
          <table:table-cell office:value-type="float" office:value="715" calcext:value-type="float">
            <text:p>715</text:p>
          </table:table-cell>
          <table:table-cell office:value-type="float" office:value="729.8" calcext:value-type="float">
            <text:p>729.8</text:p>
          </table:table-cell>
          <table:table-cell office:value-type="float" office:value="739.7" calcext:value-type="float">
            <text:p>739.7</text:p>
          </table:table-cell>
          <table:table-cell office:value-type="float" office:value="742.2" calcext:value-type="float">
            <text:p>742.2</text:p>
          </table:table-cell>
          <table:table-cell office:value-type="float" office:value="742" calcext:value-type="float">
            <text:p>742</text:p>
          </table:table-cell>
          <table:table-cell office:value-type="float" office:value="741.2" calcext:value-type="float">
            <text:p>741.2</text:p>
          </table:table-cell>
          <table:table-cell office:value-type="float" office:value="803.6" calcext:value-type="float">
            <text:p>803.6</text:p>
          </table:table-cell>
          <table:table-cell office:value-type="float" office:value="686.4" calcext:value-type="float">
            <text:p>686.4</text:p>
          </table:table-cell>
          <table:table-cell office:value-type="float" office:value="705.55" calcext:value-type="float">
            <text:p>705.55</text:p>
          </table:table-cell>
          <table:table-cell office:value-type="float" office:value="749.35" calcext:value-type="float">
            <text:p>749.35</text:p>
          </table:table-cell>
          <table:table-cell office:value-type="float" office:value="746.5" calcext:value-type="float">
            <text:p>746.5</text:p>
          </table:table-cell>
          <table:table-cell office:value-type="float" office:value="722.15" calcext:value-type="float">
            <text:p>722.15</text:p>
          </table:table-cell>
          <table:table-cell office:value-type="float" office:value="710.3" calcext:value-type="float">
            <text:p>710.3</text:p>
          </table:table-cell>
          <table:table-cell office:value-type="float" office:value="632.3" calcext:value-type="float">
            <text:p>632.3</text:p>
          </table:table-cell>
          <table:table-cell office:value-type="float" office:value="527.85" calcext:value-type="float">
            <text:p>527.85</text:p>
          </table:table-cell>
          <table:table-cell office:value-type="float" office:value="729.4" calcext:value-type="float">
            <text:p>729.4</text:p>
          </table:table-cell>
          <table:table-cell office:value-type="float" office:value="726" calcext:value-type="float">
            <text:p>726</text:p>
          </table:table-cell>
          <table:table-cell office:value-type="float" office:value="744.05" calcext:value-type="float">
            <text:p>744.05</text:p>
          </table:table-cell>
          <table:table-cell office:value-type="float" office:value="752.6" calcext:value-type="float">
            <text:p>752.6</text:p>
          </table:table-cell>
          <table:table-cell office:value-type="float" office:value="723" calcext:value-type="float">
            <text:p>723</text:p>
          </table:table-cell>
          <table:table-cell office:value-type="float" office:value="687.1" calcext:value-type="float">
            <text:p>687.1</text:p>
          </table:table-cell>
          <table:table-cell office:value-type="float" office:value="672.9" calcext:value-type="float">
            <text:p>672.9</text:p>
          </table:table-cell>
          <table:table-cell office:value-type="float" office:value="681.4" calcext:value-type="float">
            <text:p>681.4</text:p>
          </table:table-cell>
          <table:table-cell office:value-type="float" office:value="667" calcext:value-type="float">
            <text:p>667</text:p>
          </table:table-cell>
          <table:table-cell office:value-type="float" office:value="674.4" calcext:value-type="float">
            <text:p>674.4</text:p>
          </table:table-cell>
          <table:table-cell office:value-type="float" office:value="684.3" calcext:value-type="float">
            <text:p>684.3</text:p>
          </table:table-cell>
          <table:table-cell office:value-type="float" office:value="673.45" calcext:value-type="float">
            <text:p>673.45</text:p>
          </table:table-cell>
          <table:table-cell office:value-type="float" office:value="682.6" calcext:value-type="float">
            <text:p>682.6</text:p>
          </table:table-cell>
          <table:table-cell office:value-type="float" office:value="687.5" calcext:value-type="float">
            <text:p>687.5</text:p>
          </table:table-cell>
          <table:table-cell office:value-type="float" office:value="703.3" calcext:value-type="float">
            <text:p>703.3</text:p>
          </table:table-cell>
          <table:table-cell office:value-type="float" office:value="682.6" calcext:value-type="float">
            <text:p>682.6</text:p>
          </table:table-cell>
          <table:table-cell office:value-type="float" office:value="680.7" calcext:value-type="float">
            <text:p>680.7</text:p>
          </table:table-cell>
          <table:table-cell office:value-type="float" office:value="678.8" calcext:value-type="float">
            <text:p>678.8</text:p>
          </table:table-cell>
          <table:table-cell office:value-type="float" office:value="701.85" calcext:value-type="float">
            <text:p>701.85</text:p>
          </table:table-cell>
          <table:table-cell office:value-type="float" office:value="679.75" calcext:value-type="float">
            <text:p>679.75</text:p>
          </table:table-cell>
          <table:table-cell office:value-type="float" office:value="677.5" calcext:value-type="float">
            <text:p>677.5</text:p>
          </table:table-cell>
          <table:table-cell office:value-type="float" office:value="695.9" calcext:value-type="float">
            <text:p>695.9</text:p>
          </table:table-cell>
          <table:table-cell office:value-type="float" office:value="690.9" calcext:value-type="float">
            <text:p>690.9</text:p>
          </table:table-cell>
          <table:table-cell office:value-type="float" office:value="685.2" calcext:value-type="float">
            <text:p>685.2</text:p>
          </table:table-cell>
          <table:table-cell office:value-type="float" office:value="671.9" calcext:value-type="float">
            <text:p>671.9</text:p>
          </table:table-cell>
          <table:table-cell office:value-type="float" office:value="696.45" calcext:value-type="float">
            <text:p>696.45</text:p>
          </table:table-cell>
          <table:table-cell office:value-type="float" office:value="750.75" calcext:value-type="float">
            <text:p>750.75</text:p>
          </table:table-cell>
          <table:table-cell office:value-type="float" office:value="745.75" calcext:value-type="float">
            <text:p>745.75</text:p>
          </table:table-cell>
          <table:table-cell office:value-type="float" office:value="715.7" calcext:value-type="float">
            <text:p>715.7</text:p>
          </table:table-cell>
          <table:table-cell office:value-type="float" office:value="712.25" calcext:value-type="float">
            <text:p>712.25</text:p>
          </table:table-cell>
          <table:table-cell office:value-type="float" office:value="625.6" calcext:value-type="float">
            <text:p>625.6</text:p>
          </table:table-cell>
          <table:table-cell office:value-type="float" office:value="532.25" calcext:value-type="float">
            <text:p>532.25</text:p>
          </table:table-cell>
          <table:table-cell office:value-type="float" office:value="717.65" calcext:value-type="float">
            <text:p>717.65</text:p>
          </table:table-cell>
          <table:table-cell office:value-type="float" office:value="720.4" calcext:value-type="float">
            <text:p>720.4</text:p>
          </table:table-cell>
          <table:table-cell office:value-type="float" office:value="755.2" calcext:value-type="float">
            <text:p>755.2</text:p>
          </table:table-cell>
          <table:table-cell office:value-type="float" office:value="775.85" calcext:value-type="float">
            <text:p>775.85</text:p>
          </table:table-cell>
          <table:table-cell office:value-type="float" office:value="704.75" calcext:value-type="float">
            <text:p>704.75</text:p>
          </table:table-cell>
          <table:table-cell office:value-type="float" office:value="719.55" calcext:value-type="float">
            <text:p>719.55</text:p>
          </table:table-cell>
          <table:table-cell office:value-type="float" office:value="716.5" calcext:value-type="float">
            <text:p>716.5</text:p>
          </table:table-cell>
          <table:table-cell office:value-type="float" office:value="721.7" calcext:value-type="float">
            <text:p>721.7</text:p>
          </table:table-cell>
          <table:table-cell office:value-type="float" office:value="726" calcext:value-type="float">
            <text:p>726</text:p>
          </table:table-cell>
          <table:table-cell office:value-type="float" office:value="727.8" calcext:value-type="float">
            <text:p>727.8</text:p>
          </table:table-cell>
          <table:table-cell office:value-type="float" office:value="741.6" calcext:value-type="float">
            <text:p>741.6</text:p>
          </table:table-cell>
          <table:table-cell office:value-type="float" office:value="726.45" calcext:value-type="float">
            <text:p>726.45</text:p>
          </table:table-cell>
          <table:table-cell office:value-type="float" office:value="738.95" calcext:value-type="float">
            <text:p>738.95</text:p>
          </table:table-cell>
          <table:table-cell office:value-type="float" office:value="746.35" calcext:value-type="float">
            <text:p>746.35</text:p>
          </table:table-cell>
          <table:table-cell office:value-type="float" office:value="729.1" calcext:value-type="float">
            <text:p>729.1</text:p>
          </table:table-cell>
          <table:table-cell office:value-type="float" office:value="718.9" calcext:value-type="float">
            <text:p>718.9</text:p>
          </table:table-cell>
          <table:table-cell office:value-type="float" office:value="725.25" calcext:value-type="float">
            <text:p>725.25</text:p>
          </table:table-cell>
          <table:table-cell office:value-type="float" office:value="724.2" calcext:value-type="float">
            <text:p>724.2</text:p>
          </table:table-cell>
          <table:table-cell office:value-type="float" office:value="742.3" calcext:value-type="float">
            <text:p>742.3</text:p>
          </table:table-cell>
          <table:table-cell table:number-columns-repeated="2" office:value-type="float" office:value="722.2" calcext:value-type="float">
            <text:p>722.2</text:p>
          </table:table-cell>
          <table:table-cell office:value-type="float" office:value="733.4" calcext:value-type="float">
            <text:p>733.4</text:p>
          </table:table-cell>
          <table:table-cell office:value-type="float" office:value="728.5" calcext:value-type="float">
            <text:p>728.5</text:p>
          </table:table-cell>
          <table:table-cell office:value-type="float" office:value="721.8" calcext:value-type="float">
            <text:p>721.8</text:p>
          </table:table-cell>
          <table:table-cell office:value-type="float" office:value="703.55" calcext:value-type="float">
            <text:p>703.55</text:p>
          </table:table-cell>
          <table:table-cell office:value-type="float" office:value="710.95" calcext:value-type="float">
            <text:p>710.95</text:p>
          </table:table-cell>
          <table:table-cell office:value-type="float" office:value="751.75" calcext:value-type="float">
            <text:p>751.75</text:p>
          </table:table-cell>
          <table:table-cell office:value-type="float" office:value="744.5" calcext:value-type="float">
            <text:p>744.5</text:p>
          </table:table-cell>
          <table:table-cell office:value-type="float" office:value="714.55" calcext:value-type="float">
            <text:p>714.55</text:p>
          </table:table-cell>
          <table:table-cell office:value-type="float" office:value="709.9" calcext:value-type="float">
            <text:p>709.9</text:p>
          </table:table-cell>
          <table:table-cell office:value-type="float" office:value="625.5" calcext:value-type="float">
            <text:p>625.5</text:p>
          </table:table-cell>
          <table:table-cell office:value-type="float" office:value="514.05" calcext:value-type="float">
            <text:p>514.05</text:p>
          </table:table-cell>
          <table:table-cell office:value-type="float" office:value="718.65" calcext:value-type="float">
            <text:p>718.65</text:p>
          </table:table-cell>
          <table:table-cell office:value-type="float" office:value="720.5" calcext:value-type="float">
            <text:p>720.5</text:p>
          </table:table-cell>
          <table:table-cell office:value-type="float" office:value="764.65" calcext:value-type="float">
            <text:p>764.65</text:p>
          </table:table-cell>
          <table:table-cell office:value-type="float" office:value="804.7" calcext:value-type="float">
            <text:p>804.7</text:p>
          </table:table-cell>
          <table:table-cell office:value-type="float" office:value="746.55" calcext:value-type="float">
            <text:p>746.55</text:p>
          </table:table-cell>
          <table:table-cell office:value-type="float" office:value="747.85" calcext:value-type="float">
            <text:p>747.85</text:p>
          </table:table-cell>
          <table:table-cell office:value-type="float" office:value="757.75" calcext:value-type="float">
            <text:p>757.75</text:p>
          </table:table-cell>
          <table:table-cell office:value-type="float" office:value="737.85" calcext:value-type="float">
            <text:p>737.85</text:p>
          </table:table-cell>
          <table:table-cell office:value-type="float" office:value="753.6" calcext:value-type="float">
            <text:p>753.6</text:p>
          </table:table-cell>
          <table:table-cell office:value-type="float" office:value="751.5" calcext:value-type="float">
            <text:p>751.5</text:p>
          </table:table-cell>
          <table:table-cell office:value-type="float" office:value="769.7" calcext:value-type="float">
            <text:p>769.7</text:p>
          </table:table-cell>
          <table:table-cell office:value-type="float" office:value="755.85" calcext:value-type="float">
            <text:p>755.85</text:p>
          </table:table-cell>
          <table:table-cell office:value-type="float" office:value="767" calcext:value-type="float">
            <text:p>767</text:p>
          </table:table-cell>
          <table:table-cell office:value-type="float" office:value="750.05" calcext:value-type="float">
            <text:p>750.05</text:p>
          </table:table-cell>
          <table:table-cell office:value-type="float" office:value="762.6" calcext:value-type="float">
            <text:p>762.6</text:p>
          </table:table-cell>
          <table:table-cell office:value-type="float" office:value="764.75" calcext:value-type="float">
            <text:p>764.75</text:p>
          </table:table-cell>
          <table:table-cell office:value-type="float" office:value="744.6" calcext:value-type="float">
            <text:p>744.6</text:p>
          </table:table-cell>
          <table:table-cell office:value-type="float" office:value="722.85" calcext:value-type="float">
            <text:p>722.85</text:p>
          </table:table-cell>
          <table:table-cell office:value-type="float" office:value="756.4" calcext:value-type="float">
            <text:p>756.4</text:p>
          </table:table-cell>
          <table:table-cell office:value-type="float" office:value="754.1" calcext:value-type="float">
            <text:p>754.1</text:p>
          </table:table-cell>
          <table:table-cell office:value-type="float" office:value="754.4" calcext:value-type="float">
            <text:p>754.4</text:p>
          </table:table-cell>
          <table:table-cell office:value-type="float" office:value="768.15" calcext:value-type="float">
            <text:p>768.15</text:p>
          </table:table-cell>
          <table:table-cell office:value-type="float" office:value="749.65" calcext:value-type="float">
            <text:p>749.65</text:p>
          </table:table-cell>
          <table:table-cell office:value-type="float" office:value="747.85" calcext:value-type="float">
            <text:p>747.85</text:p>
          </table:table-cell>
          <table:table-cell office:value-type="float" office:value="739.55" calcext:value-type="float">
            <text:p>739.55</text:p>
          </table:table-cell>
          <table:table-cell office:value-type="float" office:value="745.75" calcext:value-type="float">
            <text:p>745.75</text:p>
          </table:table-cell>
          <table:table-cell office:value-type="float" office:value="797" calcext:value-type="float">
            <text:p>797</text:p>
          </table:table-cell>
          <table:table-cell office:value-type="float" office:value="756.7" calcext:value-type="float">
            <text:p>756.7</text:p>
          </table:table-cell>
          <table:table-cell office:value-type="float" office:value="714.6" calcext:value-type="float">
            <text:p>714.6</text:p>
          </table:table-cell>
          <table:table-cell office:value-type="float" office:value="716.35" calcext:value-type="float">
            <text:p>716.35</text:p>
          </table:table-cell>
          <table:table-cell office:value-type="float" office:value="625.45" calcext:value-type="float">
            <text:p>625.45</text:p>
          </table:table-cell>
          <table:table-cell office:value-type="float" office:value="526.75" calcext:value-type="float">
            <text:p>526.75</text:p>
          </table:table-cell>
          <table:table-cell office:value-type="float" office:value="733.15" calcext:value-type="float">
            <text:p>733.15</text:p>
          </table:table-cell>
          <table:table-cell office:value-type="float" office:value="723" calcext:value-type="float">
            <text:p>723</text:p>
          </table:table-cell>
          <table:table-cell office:value-type="float" office:value="762.1" calcext:value-type="float">
            <text:p>762.1</text:p>
          </table:table-cell>
          <table:table-cell office:value-type="float" office:value="755.9" calcext:value-type="float">
            <text:p>755.9</text:p>
          </table:table-cell>
          <table:table-cell office:value-type="float" office:value="765.25" calcext:value-type="float">
            <text:p>765.25</text:p>
          </table:table-cell>
          <table:table-cell office:value-type="float" office:value="760.55" calcext:value-type="float">
            <text:p>760.55</text:p>
          </table:table-cell>
          <table:table-cell office:value-type="float" office:value="763.9" calcext:value-type="float">
            <text:p>763.9</text:p>
          </table:table-cell>
          <table:table-cell office:value-type="float" office:value="766.8" calcext:value-type="float">
            <text:p>766.8</text:p>
          </table:table-cell>
          <table:table-cell office:value-type="float" office:value="759.8" calcext:value-type="float">
            <text:p>759.8</text:p>
          </table:table-cell>
          <table:table-cell office:value-type="float" office:value="766.6" calcext:value-type="float">
            <text:p>766.6</text:p>
          </table:table-cell>
          <table:table-cell office:value-type="float" office:value="769.25" calcext:value-type="float">
            <text:p>769.25</text:p>
          </table:table-cell>
          <table:table-cell office:value-type="float" office:value="777.1" calcext:value-type="float">
            <text:p>777.1</text:p>
          </table:table-cell>
          <table:table-cell office:value-type="float" office:value="781.45" calcext:value-type="float">
            <text:p>781.45</text:p>
          </table:table-cell>
          <table:table-cell office:value-type="float" office:value="779.9" calcext:value-type="float">
            <text:p>779.9</text:p>
          </table:table-cell>
          <table:table-cell office:value-type="float" office:value="771.45" calcext:value-type="float">
            <text:p>771.45</text:p>
          </table:table-cell>
          <table:table-cell office:value-type="float" office:value="772.65" calcext:value-type="float">
            <text:p>772.65</text:p>
          </table:table-cell>
          <table:table-cell office:value-type="float" office:value="773.3" calcext:value-type="float">
            <text:p>773.3</text:p>
          </table:table-cell>
          <table:table-cell office:value-type="float" office:value="771.35" calcext:value-type="float">
            <text:p>771.35</text:p>
          </table:table-cell>
          <table:table-cell office:value-type="float" office:value="791.8" calcext:value-type="float">
            <text:p>791.8</text:p>
          </table:table-cell>
          <table:table-cell office:value-type="float" office:value="779.2" calcext:value-type="float">
            <text:p>779.2</text:p>
          </table:table-cell>
          <table:table-cell office:value-type="float" office:value="776.85" calcext:value-type="float">
            <text:p>776.85</text:p>
          </table:table-cell>
          <table:table-cell office:value-type="float" office:value="794.35" calcext:value-type="float">
            <text:p>794.35</text:p>
          </table:table-cell>
          <table:table-cell office:value-type="float" office:value="769.75" calcext:value-type="float">
            <text:p>769.75</text:p>
          </table:table-cell>
          <table:table-cell office:value-type="float" office:value="773.45" calcext:value-type="float">
            <text:p>773.45</text:p>
          </table:table-cell>
          <table:table-cell office:value-type="float" office:value="771.15" calcext:value-type="float">
            <text:p>771.15</text:p>
          </table:table-cell>
          <table:table-cell office:value-type="float" office:value="765.8" calcext:value-type="float">
            <text:p>765.8</text:p>
          </table:table-cell>
          <table:table-cell office:value-type="float" office:value="769.75" calcext:value-type="float">
            <text:p>769.75</text:p>
          </table:table-cell>
          <table:table-cell office:value-type="float" office:value="760.45" calcext:value-type="float">
            <text:p>760.45</text:p>
          </table:table-cell>
          <table:table-cell office:value-type="float" office:value="713.9" calcext:value-type="float">
            <text:p>713.9</text:p>
          </table:table-cell>
          <table:table-cell office:value-type="float" office:value="709.4" calcext:value-type="float">
            <text:p>709.4</text:p>
          </table:table-cell>
          <table:table-cell office:value-type="float" office:value="627.6" calcext:value-type="float">
            <text:p>627.6</text:p>
          </table:table-cell>
          <table:table-cell office:value-type="float" office:value="524.6" calcext:value-type="float">
            <text:p>524.6</text:p>
          </table:table-cell>
          <table:table-cell office:value-type="float" office:value="742" calcext:value-type="float">
            <text:p>742</text:p>
          </table:table-cell>
          <table:table-cell office:value-type="float" office:value="734.3" calcext:value-type="float">
            <text:p>734.3</text:p>
          </table:table-cell>
          <table:table-cell office:value-type="float" office:value="713.65" calcext:value-type="float">
            <text:p>713.65</text:p>
          </table:table-cell>
          <table:table-cell office:value-type="float" office:value="724.1" calcext:value-type="float">
            <text:p>724.1</text:p>
          </table:table-cell>
          <table:table-cell office:value-type="float" office:value="734.6" calcext:value-type="float">
            <text:p>734.6</text:p>
          </table:table-cell>
          <table:table-cell office:value-type="float" office:value="733" calcext:value-type="float">
            <text:p>733</text:p>
          </table:table-cell>
          <table:table-cell office:value-type="float" office:value="727.35" calcext:value-type="float">
            <text:p>727.35</text:p>
          </table:table-cell>
          <table:table-cell office:value-type="float" office:value="711.9" calcext:value-type="float">
            <text:p>711.9</text:p>
          </table:table-cell>
          <table:table-cell office:value-type="float" office:value="717.6" calcext:value-type="float">
            <text:p>717.6</text:p>
          </table:table-cell>
          <table:table-cell office:value-type="float" office:value="720.2" calcext:value-type="float">
            <text:p>720.2</text:p>
          </table:table-cell>
          <table:table-cell office:value-type="float" office:value="720.9" calcext:value-type="float">
            <text:p>720.9</text:p>
          </table:table-cell>
          <table:table-cell office:value-type="float" office:value="732.85" calcext:value-type="float">
            <text:p>732.85</text:p>
          </table:table-cell>
          <table:table-cell office:value-type="float" office:value="733.6" calcext:value-type="float">
            <text:p>733.6</text:p>
          </table:table-cell>
          <table:table-cell office:value-type="float" office:value="735.3" calcext:value-type="float">
            <text:p>735.3</text:p>
          </table:table-cell>
          <table:table-cell office:value-type="float" office:value="732.1" calcext:value-type="float">
            <text:p>732.1</text:p>
          </table:table-cell>
          <table:table-cell office:value-type="float" office:value="728.5" calcext:value-type="float">
            <text:p>728.5</text:p>
          </table:table-cell>
          <table:table-cell office:value-type="float" office:value="724.1" calcext:value-type="float">
            <text:p>724.1</text:p>
          </table:table-cell>
          <table:table-cell office:value-type="float" office:value="703" calcext:value-type="float">
            <text:p>703</text:p>
          </table:table-cell>
          <table:table-cell office:value-type="float" office:value="715.9" calcext:value-type="float">
            <text:p>715.9</text:p>
          </table:table-cell>
          <table:table-cell office:value-type="float" office:value="710.6" calcext:value-type="float">
            <text:p>710.6</text:p>
          </table:table-cell>
          <table:table-cell office:value-type="float" office:value="707.35" calcext:value-type="float">
            <text:p>707.35</text:p>
          </table:table-cell>
          <table:table-cell office:value-type="float" office:value="721.6" calcext:value-type="float">
            <text:p>721.6</text:p>
          </table:table-cell>
          <table:table-cell office:value-type="float" office:value="711.65" calcext:value-type="float">
            <text:p>711.65</text:p>
          </table:table-cell>
          <table:table-cell office:value-type="float" office:value="710.8" calcext:value-type="float">
            <text:p>710.8</text:p>
          </table:table-cell>
          <table:table-cell office:value-type="float" office:value="711.45" calcext:value-type="float">
            <text:p>711.45</text:p>
          </table:table-cell>
          <table:table-cell office:value-type="float" office:value="699.2" calcext:value-type="float">
            <text:p>699.2</text:p>
          </table:table-cell>
          <table:table-cell office:value-type="float" office:value="700.45" calcext:value-type="float">
            <text:p>700.45</text:p>
          </table:table-cell>
          <table:table-cell office:value-type="float" office:value="699.1" calcext:value-type="float">
            <text:p>699.1</text:p>
          </table:table-cell>
          <table:table-cell office:value-type="float" office:value="713" calcext:value-type="float">
            <text:p>713</text:p>
          </table:table-cell>
          <table:table-cell office:value-type="float" office:value="721.75" calcext:value-type="float">
            <text:p>721.75</text:p>
          </table:table-cell>
          <table:table-cell office:value-type="float" office:value="630.4" calcext:value-type="float">
            <text:p>630.4</text:p>
          </table:table-cell>
          <table:table-cell office:value-type="float" office:value="533.1" calcext:value-type="float">
            <text:p>533.1</text:p>
          </table:table-cell>
          <table:table-cell office:value-type="float" office:value="618.5" calcext:value-type="float">
            <text:p>618.5</text:p>
          </table:table-cell>
          <table:table-cell office:value-type="float" office:value="733.3" calcext:value-type="float">
            <text:p>733.3</text:p>
          </table:table-cell>
          <table:table-cell office:value-type="float" office:value="724.5" calcext:value-type="float">
            <text:p>724.5</text:p>
          </table:table-cell>
          <table:table-cell office:value-type="float" office:value="711.4" calcext:value-type="float">
            <text:p>711.4</text:p>
          </table:table-cell>
          <table:table-cell office:value-type="float" office:value="727.3" calcext:value-type="float">
            <text:p>727.3</text:p>
          </table:table-cell>
          <table:table-cell office:value-type="float" office:value="716.8" calcext:value-type="float">
            <text:p>716.8</text:p>
          </table:table-cell>
          <table:table-cell office:value-type="float" office:value="721.9" calcext:value-type="float">
            <text:p>721.9</text:p>
          </table:table-cell>
          <table:table-cell office:value-type="float" office:value="724.65" calcext:value-type="float">
            <text:p>724.65</text:p>
          </table:table-cell>
          <table:table-cell office:value-type="float" office:value="716.9" calcext:value-type="float">
            <text:p>716.9</text:p>
          </table:table-cell>
          <table:table-cell office:value-type="float" office:value="710.5" calcext:value-type="float">
            <text:p>710.5</text:p>
          </table:table-cell>
          <table:table-cell office:value-type="float" office:value="723.65" calcext:value-type="float">
            <text:p>723.65</text:p>
          </table:table-cell>
          <table:table-cell office:value-type="float" office:value="724.2" calcext:value-type="float">
            <text:p>724.2</text:p>
          </table:table-cell>
          <table:table-cell office:value-type="float" office:value="731.75" calcext:value-type="float">
            <text:p>731.75</text:p>
          </table:table-cell>
          <table:table-cell office:value-type="float" office:value="724.2" calcext:value-type="float">
            <text:p>724.2</text:p>
          </table:table-cell>
          <table:table-cell office:value-type="float" office:value="733.5" calcext:value-type="float">
            <text:p>733.5</text:p>
          </table:table-cell>
          <table:table-cell office:value-type="float" office:value="729.75" calcext:value-type="float">
            <text:p>729.75</text:p>
          </table:table-cell>
          <table:table-cell office:value-type="float" office:value="721.1" calcext:value-type="float">
            <text:p>721.1</text:p>
          </table:table-cell>
          <table:table-cell office:value-type="float" office:value="710.15" calcext:value-type="float">
            <text:p>710.15</text:p>
          </table:table-cell>
          <table:table-cell office:value-type="float" office:value="729.65" calcext:value-type="float">
            <text:p>729.65</text:p>
          </table:table-cell>
          <table:table-cell office:value-type="float" office:value="732.95" calcext:value-type="float">
            <text:p>732.95</text:p>
          </table:table-cell>
          <table:table-cell office:value-type="float" office:value="733.4" calcext:value-type="float">
            <text:p>733.4</text:p>
          </table:table-cell>
          <table:table-cell office:value-type="float" office:value="737.25" calcext:value-type="float">
            <text:p>737.25</text:p>
          </table:table-cell>
          <table:table-cell office:value-type="float" office:value="729.2" calcext:value-type="float">
            <text:p>729.2</text:p>
          </table:table-cell>
          <table:table-cell office:value-type="float" office:value="730.65" calcext:value-type="float">
            <text:p>730.65</text:p>
          </table:table-cell>
          <table:table-cell office:value-type="float" office:value="720.7" calcext:value-type="float">
            <text:p>720.7</text:p>
          </table:table-cell>
          <table:table-cell office:value-type="float" office:value="725.75" calcext:value-type="float">
            <text:p>725.75</text:p>
          </table:table-cell>
          <table:table-cell office:value-type="float" office:value="712.4" calcext:value-type="float">
            <text:p>712.4</text:p>
          </table:table-cell>
          <table:table-cell office:value-type="float" office:value="716.5" calcext:value-type="float">
            <text:p>716.5</text:p>
          </table:table-cell>
          <table:table-cell office:value-type="float" office:value="719.4" calcext:value-type="float">
            <text:p>719.4</text:p>
          </table:table-cell>
          <table:table-cell office:value-type="float" office:value="625.05" calcext:value-type="float">
            <text:p>625.05</text:p>
          </table:table-cell>
          <table:table-cell office:value-type="float" office:value="635.6" calcext:value-type="float">
            <text:p>635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641.75" calcext:value-type="float">
            <text:p>641.75</text:p>
          </table:table-cell>
          <table:table-cell office:value-type="float" office:value="639.05" calcext:value-type="float">
            <text:p>639.05</text:p>
          </table:table-cell>
          <table:table-cell office:value-type="float" office:value="644.3" calcext:value-type="float">
            <text:p>644.3</text:p>
          </table:table-cell>
          <table:table-cell office:value-type="float" office:value="646.45" calcext:value-type="float">
            <text:p>646.45</text:p>
          </table:table-cell>
          <table:table-cell office:value-type="float" office:value="648.8" calcext:value-type="float">
            <text:p>648.8</text:p>
          </table:table-cell>
          <table:table-cell office:value-type="float" office:value="649.35" calcext:value-type="float">
            <text:p>649.35</text:p>
          </table:table-cell>
          <table:table-cell office:value-type="float" office:value="640" calcext:value-type="float">
            <text:p>640</text:p>
          </table:table-cell>
          <table:table-cell office:value-type="float" office:value="642.95" calcext:value-type="float">
            <text:p>642.95</text:p>
          </table:table-cell>
          <table:table-cell office:value-type="float" office:value="652.7" calcext:value-type="float">
            <text:p>652.7</text:p>
          </table:table-cell>
          <table:table-cell office:value-type="float" office:value="657.6" calcext:value-type="float">
            <text:p>657.6</text:p>
          </table:table-cell>
          <table:table-cell office:value-type="float" office:value="674.75" calcext:value-type="float">
            <text:p>674.75</text:p>
          </table:table-cell>
          <table:table-cell office:value-type="float" office:value="669.1" calcext:value-type="float">
            <text:p>669.1</text:p>
          </table:table-cell>
          <table:table-cell office:value-type="float" office:value="633" calcext:value-type="float">
            <text:p>633</text:p>
          </table:table-cell>
          <table:table-cell office:value-type="float" office:value="638.2" calcext:value-type="float">
            <text:p>638.2</text:p>
          </table:table-cell>
          <table:table-cell office:value-type="float" office:value="637.95" calcext:value-type="float">
            <text:p>637.95</text:p>
          </table:table-cell>
          <table:table-cell office:value-type="float" office:value="807.35" calcext:value-type="float">
            <text:p>807.35</text:p>
          </table:table-cell>
          <table:table-cell office:value-type="float" office:value="661.6" calcext:value-type="float">
            <text:p>661.6</text:p>
          </table:table-cell>
          <table:table-cell office:value-type="float" office:value="621.1" calcext:value-type="float">
            <text:p>621.1</text:p>
          </table:table-cell>
          <table:table-cell office:value-type="float" office:value="639.85" calcext:value-type="float">
            <text:p>639.85</text:p>
          </table:table-cell>
          <table:table-cell office:value-type="float" office:value="637.2" calcext:value-type="float">
            <text:p>637.2</text:p>
          </table:table-cell>
          <table:table-cell office:value-type="float" office:value="640.1" calcext:value-type="float">
            <text:p>640.1</text:p>
          </table:table-cell>
          <table:table-cell office:value-type="float" office:value="663" calcext:value-type="float">
            <text:p>663</text:p>
          </table:table-cell>
          <table:table-cell office:value-type="float" office:value="659.2" calcext:value-type="float">
            <text:p>659.2</text:p>
          </table:table-cell>
          <table:table-cell office:value-type="float" office:value="844.2" calcext:value-type="float">
            <text:p>844.2</text:p>
          </table:table-cell>
          <table:table-cell office:value-type="float" office:value="840.25" calcext:value-type="float">
            <text:p>840.25</text:p>
          </table:table-cell>
          <table:table-cell office:value-type="float" office:value="670.9" calcext:value-type="float">
            <text:p>670.9</text:p>
          </table:table-cell>
          <table:table-cell office:value-type="float" office:value="833" calcext:value-type="float">
            <text:p>833</text:p>
          </table:table-cell>
          <table:table-cell office:value-type="float" office:value="655.95" calcext:value-type="float">
            <text:p>655.95</text:p>
          </table:table-cell>
          <table:table-cell office:value-type="float" office:value="648" calcext:value-type="float">
            <text:p>648</text:p>
          </table:table-cell>
          <table:table-cell office:value-type="float" office:value="639.25" calcext:value-type="float">
            <text:p>639.25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09:58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255.7" calcext:value-type="float">
            <text:p>255.7</text:p>
          </table:table-cell>
          <table:table-cell office:value-type="float" office:value="259.757" calcext:value-type="float">
            <text:p>259.757</text:p>
          </table:table-cell>
          <table:table-cell office:value-type="float" office:value="263.815" calcext:value-type="float">
            <text:p>263.815</text:p>
          </table:table-cell>
          <table:table-cell office:value-type="float" office:value="267.872" calcext:value-type="float">
            <text:p>267.872</text:p>
          </table:table-cell>
          <table:table-cell office:value-type="float" office:value="271.93" calcext:value-type="float">
            <text:p>271.93</text:p>
          </table:table-cell>
          <table:table-cell office:value-type="float" office:value="275.987" calcext:value-type="float">
            <text:p>275.987</text:p>
          </table:table-cell>
          <table:table-cell office:value-type="float" office:value="276.57" calcext:value-type="float">
            <text:p>276.57</text:p>
          </table:table-cell>
          <table:table-cell office:value-type="float" office:value="277.152" calcext:value-type="float">
            <text:p>277.152</text:p>
          </table:table-cell>
          <table:table-cell office:value-type="float" office:value="277.734" calcext:value-type="float">
            <text:p>277.734</text:p>
          </table:table-cell>
          <table:table-cell office:value-type="float" office:value="278.317" calcext:value-type="float">
            <text:p>278.317</text:p>
          </table:table-cell>
          <table:table-cell office:value-type="float" office:value="278.899" calcext:value-type="float">
            <text:p>278.899</text:p>
          </table:table-cell>
          <table:table-cell office:value-type="float" office:value="277.441" calcext:value-type="float">
            <text:p>277.441</text:p>
          </table:table-cell>
          <table:table-cell office:value-type="float" office:value="275.982" calcext:value-type="float">
            <text:p>275.982</text:p>
          </table:table-cell>
          <table:table-cell office:value-type="float" office:value="274.524" calcext:value-type="float">
            <text:p>274.524</text:p>
          </table:table-cell>
          <table:table-cell office:value-type="float" office:value="273.065" calcext:value-type="float">
            <text:p>273.065</text:p>
          </table:table-cell>
          <table:table-cell office:value-type="float" office:value="271.607" calcext:value-type="float">
            <text:p>271.607</text:p>
          </table:table-cell>
          <table:table-cell office:value-type="float" office:value="269.474" calcext:value-type="float">
            <text:p>269.474</text:p>
          </table:table-cell>
          <table:table-cell office:value-type="float" office:value="267.342" calcext:value-type="float">
            <text:p>267.342</text:p>
          </table:table-cell>
          <table:table-cell office:value-type="float" office:value="265.209" calcext:value-type="float">
            <text:p>265.209</text:p>
          </table:table-cell>
          <table:table-cell office:value-type="float" office:value="263.076" calcext:value-type="float">
            <text:p>263.076</text:p>
          </table:table-cell>
          <table:table-cell office:value-type="float" office:value="260.944" calcext:value-type="float">
            <text:p>260.944</text:p>
          </table:table-cell>
          <table:table-cell office:value-type="float" office:value="255.581" calcext:value-type="float">
            <text:p>255.581</text:p>
          </table:table-cell>
          <table:table-cell office:value-type="float" office:value="250.219" calcext:value-type="float">
            <text:p>250.219</text:p>
          </table:table-cell>
          <table:table-cell office:value-type="float" office:value="244.857" calcext:value-type="float">
            <text:p>244.857</text:p>
          </table:table-cell>
          <table:table-cell office:value-type="float" office:value="239.495" calcext:value-type="float">
            <text:p>239.495</text:p>
          </table:table-cell>
          <table:table-cell office:value-type="float" office:value="234.133" calcext:value-type="float">
            <text:p>234.133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19.213" calcext:value-type="float">
            <text:p>219.213</text:p>
          </table:table-cell>
          <table:table-cell office:value-type="float" office:value="211.753" calcext:value-type="float">
            <text:p>211.753</text:p>
          </table:table-cell>
          <table:table-cell office:value-type="float" office:value="204.293" calcext:value-type="float">
            <text:p>204.293</text:p>
          </table:table-cell>
          <table:table-cell office:value-type="float" office:value="196.833" calcext:value-type="float">
            <text:p>196.833</text:p>
          </table:table-cell>
          <table:table-cell office:value-type="float" office:value="188.417" calcext:value-type="float">
            <text:p>188.417</text:p>
          </table:table-cell>
          <table:table-cell office:value-type="float" office:value="180" calcext:value-type="float">
            <text:p>180</text:p>
          </table:table-cell>
          <table:table-cell office:value-type="float" office:value="171.583" calcext:value-type="float">
            <text:p>171.583</text:p>
          </table:table-cell>
          <table:table-cell office:value-type="float" office:value="163.167" calcext:value-type="float">
            <text:p>163.167</text:p>
          </table:table-cell>
          <table:table-cell office:value-type="float" office:value="154.75" calcext:value-type="float">
            <text:p>154.75</text:p>
          </table:table-cell>
          <table:table-cell office:value-type="float" office:value="147.62" calcext:value-type="float">
            <text:p>147.62</text:p>
          </table:table-cell>
          <table:table-cell office:value-type="float" office:value="140.491" calcext:value-type="float">
            <text:p>140.491</text:p>
          </table:table-cell>
          <table:table-cell office:value-type="float" office:value="133.361" calcext:value-type="float">
            <text:p>133.361</text:p>
          </table:table-cell>
          <table:table-cell office:value-type="float" office:value="126.231" calcext:value-type="float">
            <text:p>126.231</text:p>
          </table:table-cell>
          <table:table-cell office:value-type="float" office:value="119.102" calcext:value-type="float">
            <text:p>119.102</text:p>
          </table:table-cell>
          <table:table-cell office:value-type="float" office:value="114.237" calcext:value-type="float">
            <text:p>114.237</text:p>
          </table:table-cell>
          <table:table-cell office:value-type="float" office:value="109.373" calcext:value-type="float">
            <text:p>109.373</text:p>
          </table:table-cell>
          <table:table-cell office:value-type="float" office:value="104.509" calcext:value-type="float">
            <text:p>104.509</text:p>
          </table:table-cell>
          <table:table-cell office:value-type="float" office:value="99.6441" calcext:value-type="float">
            <text:p>99.6441</text:p>
          </table:table-cell>
          <table:table-cell office:value-type="float" office:value="94.7797" calcext:value-type="float">
            <text:p>94.7797</text:p>
          </table:table-cell>
          <table:table-cell office:value-type="float" office:value="91.9966" calcext:value-type="float">
            <text:p>91.9966</text:p>
          </table:table-cell>
          <table:table-cell office:value-type="float" office:value="89.2135" calcext:value-type="float">
            <text:p>89.2135</text:p>
          </table:table-cell>
          <table:table-cell office:value-type="float" office:value="86.4304" calcext:value-type="float">
            <text:p>86.4304</text:p>
          </table:table-cell>
          <table:table-cell office:value-type="float" office:value="83.6473" calcext:value-type="float">
            <text:p>83.6473</text:p>
          </table:table-cell>
          <table:table-cell office:value-type="float" office:value="80.8642" calcext:value-type="float">
            <text:p>80.8642</text:p>
          </table:table-cell>
          <table:table-cell office:value-type="float" office:value="79.5712" calcext:value-type="float">
            <text:p>79.5712</text:p>
          </table:table-cell>
          <table:table-cell office:value-type="float" office:value="78.2782" calcext:value-type="float">
            <text:p>78.2782</text:p>
          </table:table-cell>
          <table:table-cell office:value-type="float" office:value="76.9853" calcext:value-type="float">
            <text:p>76.9853</text:p>
          </table:table-cell>
          <table:table-cell office:value-type="float" office:value="75.6923" calcext:value-type="float">
            <text:p>75.6923</text:p>
          </table:table-cell>
          <table:table-cell office:value-type="float" office:value="74.3993" calcext:value-type="float">
            <text:p>74.3993</text:p>
          </table:table-cell>
          <table:table-cell office:value-type="float" office:value="74.5603" calcext:value-type="float">
            <text:p>74.5603</text:p>
          </table:table-cell>
          <table:table-cell office:value-type="float" office:value="74.7214" calcext:value-type="float">
            <text:p>74.7214</text:p>
          </table:table-cell>
          <table:table-cell office:value-type="float" office:value="74.8825" calcext:value-type="float">
            <text:p>74.8825</text:p>
          </table:table-cell>
          <table:table-cell office:value-type="float" office:value="75.0435" calcext:value-type="float">
            <text:p>75.0435</text:p>
          </table:table-cell>
          <table:table-cell office:value-type="float" office:value="75.2046" calcext:value-type="float">
            <text:p>75.2046</text:p>
          </table:table-cell>
          <table:table-cell office:value-type="float" office:value="74.8368" calcext:value-type="float">
            <text:p>74.8368</text:p>
          </table:table-cell>
          <table:table-cell office:value-type="float" office:value="74.4691" calcext:value-type="float">
            <text:p>74.4691</text:p>
          </table:table-cell>
          <table:table-cell office:value-type="float" office:value="74.1013" calcext:value-type="float">
            <text:p>74.1013</text:p>
          </table:table-cell>
          <table:table-cell office:value-type="float" office:value="73.7336" calcext:value-type="float">
            <text:p>73.7336</text:p>
          </table:table-cell>
          <table:table-cell office:value-type="float" office:value="73.3658" calcext:value-type="float">
            <text:p>73.3658</text:p>
          </table:table-cell>
          <table:table-cell office:value-type="float" office:value="75.5099" calcext:value-type="float">
            <text:p>75.5099</text:p>
          </table:table-cell>
          <table:table-cell office:value-type="float" office:value="77.6539" calcext:value-type="float">
            <text:p>77.6539</text:p>
          </table:table-cell>
          <table:table-cell office:value-type="float" office:value="79.7979" calcext:value-type="float">
            <text:p>79.7979</text:p>
          </table:table-cell>
          <table:table-cell office:value-type="float" office:value="81.9419" calcext:value-type="float">
            <text:p>81.9419</text:p>
          </table:table-cell>
          <table:table-cell office:value-type="float" office:value="84.0859" calcext:value-type="float">
            <text:p>84.0859</text:p>
          </table:table-cell>
          <table:table-cell office:value-type="float" office:value="84.6772" calcext:value-type="float">
            <text:p>84.6772</text:p>
          </table:table-cell>
          <table:table-cell office:value-type="float" office:value="85.2685" calcext:value-type="float">
            <text:p>85.2685</text:p>
          </table:table-cell>
          <table:table-cell office:value-type="float" office:value="85.8598" calcext:value-type="float">
            <text:p>85.8598</text:p>
          </table:table-cell>
          <table:table-cell office:value-type="float" office:value="86.4511" calcext:value-type="float">
            <text:p>86.4511</text:p>
          </table:table-cell>
          <table:table-cell office:value-type="float" office:value="87.0424" calcext:value-type="float">
            <text:p>87.0424</text:p>
          </table:table-cell>
          <table:table-cell office:value-type="float" office:value="89.0851" calcext:value-type="float">
            <text:p>89.0851</text:p>
          </table:table-cell>
          <table:table-cell office:value-type="float" office:value="91.1277" calcext:value-type="float">
            <text:p>91.1277</text:p>
          </table:table-cell>
          <table:table-cell office:value-type="float" office:value="93.1704" calcext:value-type="float">
            <text:p>93.1704</text:p>
          </table:table-cell>
          <table:table-cell office:value-type="float" office:value="95.213" calcext:value-type="float">
            <text:p>95.213</text:p>
          </table:table-cell>
          <table:table-cell office:value-type="float" office:value="97.2557" calcext:value-type="float">
            <text:p>97.2557</text:p>
          </table:table-cell>
          <table:table-cell office:value-type="float" office:value="98.3386" calcext:value-type="float">
            <text:p>98.3386</text:p>
          </table:table-cell>
          <table:table-cell office:value-type="float" office:value="99.4216" calcext:value-type="float">
            <text:p>99.4216</text:p>
          </table:table-cell>
          <table:table-cell office:value-type="float" office:value="100.505" calcext:value-type="float">
            <text:p>100.505</text:p>
          </table:table-cell>
          <table:table-cell office:value-type="float" office:value="101.587" calcext:value-type="float">
            <text:p>101.587</text:p>
          </table:table-cell>
          <table:table-cell office:value-type="float" office:value="102.67" calcext:value-type="float">
            <text:p>102.67</text:p>
          </table:table-cell>
          <table:table-cell office:value-type="float" office:value="106.708" calcext:value-type="float">
            <text:p>106.708</text:p>
          </table:table-cell>
          <table:table-cell office:value-type="float" office:value="110.746" calcext:value-type="float">
            <text:p>110.746</text:p>
          </table:table-cell>
          <table:table-cell office:value-type="float" office:value="114.784" calcext:value-type="float">
            <text:p>114.784</text:p>
          </table:table-cell>
          <table:table-cell office:value-type="float" office:value="118.822" calcext:value-type="float">
            <text:p>118.822</text:p>
          </table:table-cell>
          <table:table-cell office:value-type="float" office:value="122.859" calcext:value-type="float">
            <text:p>122.859</text:p>
          </table:table-cell>
          <table:table-cell office:value-type="float" office:value="125.531" calcext:value-type="float">
            <text:p>125.531</text:p>
          </table:table-cell>
          <table:table-cell office:value-type="float" office:value="128.203" calcext:value-type="float">
            <text:p>128.203</text:p>
          </table:table-cell>
          <table:table-cell office:value-type="float" office:value="130.876" calcext:value-type="float">
            <text:p>130.876</text:p>
          </table:table-cell>
          <table:table-cell office:value-type="float" office:value="133.548" calcext:value-type="float">
            <text:p>133.548</text:p>
          </table:table-cell>
          <table:table-cell office:value-type="float" office:value="136.22" calcext:value-type="float">
            <text:p>136.22</text:p>
          </table:table-cell>
          <table:table-cell office:value-type="float" office:value="140.024" calcext:value-type="float">
            <text:p>140.024</text:p>
          </table:table-cell>
          <table:table-cell office:value-type="float" office:value="143.828" calcext:value-type="float">
            <text:p>143.828</text:p>
          </table:table-cell>
          <table:table-cell office:value-type="float" office:value="147.632" calcext:value-type="float">
            <text:p>147.632</text:p>
          </table:table-cell>
          <table:table-cell office:value-type="float" office:value="151.436" calcext:value-type="float">
            <text:p>151.436</text:p>
          </table:table-cell>
          <table:table-cell office:value-type="float" office:value="155.24" calcext:value-type="float">
            <text:p>155.24</text:p>
          </table:table-cell>
          <table:table-cell office:value-type="float" office:value="157.852" calcext:value-type="float">
            <text:p>157.852</text:p>
          </table:table-cell>
          <table:table-cell office:value-type="float" office:value="160.464" calcext:value-type="float">
            <text:p>160.464</text:p>
          </table:table-cell>
          <table:table-cell office:value-type="float" office:value="163.075" calcext:value-type="float">
            <text:p>163.075</text:p>
          </table:table-cell>
          <table:table-cell office:value-type="float" office:value="165.687" calcext:value-type="float">
            <text:p>165.687</text:p>
          </table:table-cell>
          <table:table-cell office:value-type="float" office:value="168.299" calcext:value-type="float">
            <text:p>168.299</text:p>
          </table:table-cell>
          <table:table-cell office:value-type="float" office:value="170.435" calcext:value-type="float">
            <text:p>170.435</text:p>
          </table:table-cell>
          <table:table-cell office:value-type="float" office:value="172.571" calcext:value-type="float">
            <text:p>172.571</text:p>
          </table:table-cell>
          <table:table-cell office:value-type="float" office:value="174.708" calcext:value-type="float">
            <text:p>174.708</text:p>
          </table:table-cell>
          <table:table-cell office:value-type="float" office:value="176.844" calcext:value-type="float">
            <text:p>176.844</text:p>
          </table:table-cell>
          <table:table-cell office:value-type="float" office:value="178.98" calcext:value-type="float">
            <text:p>178.98</text:p>
          </table:table-cell>
          <table:table-cell office:value-type="float" office:value="181.417" calcext:value-type="float">
            <text:p>181.417</text:p>
          </table:table-cell>
          <table:table-cell office:value-type="float" office:value="183.853" calcext:value-type="float">
            <text:p>183.853</text:p>
          </table:table-cell>
          <table:table-cell office:value-type="float" office:value="186.29" calcext:value-type="float">
            <text:p>186.29</text:p>
          </table:table-cell>
          <table:table-cell office:value-type="float" office:value="188.727" calcext:value-type="float">
            <text:p>188.727</text:p>
          </table:table-cell>
          <table:table-cell office:value-type="float" office:value="191.163" calcext:value-type="float">
            <text:p>191.163</text:p>
          </table:table-cell>
          <table:table-cell office:value-type="float" office:value="192.703" calcext:value-type="float">
            <text:p>192.703</text:p>
          </table:table-cell>
          <table:table-cell office:value-type="float" office:value="194.242" calcext:value-type="float">
            <text:p>194.242</text:p>
          </table:table-cell>
          <table:table-cell office:value-type="float" office:value="195.782" calcext:value-type="float">
            <text:p>195.782</text:p>
          </table:table-cell>
          <table:table-cell office:value-type="float" office:value="197.322" calcext:value-type="float">
            <text:p>197.322</text:p>
          </table:table-cell>
          <table:table-cell office:value-type="float" office:value="198.861" calcext:value-type="float">
            <text:p>198.861</text:p>
          </table:table-cell>
          <table:table-cell office:value-type="float" office:value="200.063" calcext:value-type="float">
            <text:p>200.063</text:p>
          </table:table-cell>
          <table:table-cell office:value-type="float" office:value="201.265" calcext:value-type="float">
            <text:p>201.265</text:p>
          </table:table-cell>
          <table:table-cell office:value-type="float" office:value="202.466" calcext:value-type="float">
            <text:p>202.466</text:p>
          </table:table-cell>
          <table:table-cell office:value-type="float" office:value="203.668" calcext:value-type="float">
            <text:p>203.668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5.517" calcext:value-type="float">
            <text:p>205.517</text:p>
          </table:table-cell>
          <table:table-cell office:value-type="float" office:value="206.165" calcext:value-type="float">
            <text:p>206.165</text:p>
          </table:table-cell>
          <table:table-cell office:value-type="float" office:value="206.813" calcext:value-type="float">
            <text:p>206.813</text:p>
          </table:table-cell>
          <table:table-cell office:value-type="float" office:value="207.461" calcext:value-type="float">
            <text:p>207.461</text:p>
          </table:table-cell>
          <table:table-cell office:value-type="float" office:value="208.109" calcext:value-type="float">
            <text:p>208.109</text:p>
          </table:table-cell>
          <table:table-cell office:value-type="float" office:value="208.792" calcext:value-type="float">
            <text:p>208.792</text:p>
          </table:table-cell>
          <table:table-cell office:value-type="float" office:value="209.476" calcext:value-type="float">
            <text:p>209.476</text:p>
          </table:table-cell>
          <table:table-cell office:value-type="float" office:value="210.159" calcext:value-type="float">
            <text:p>210.159</text:p>
          </table:table-cell>
          <table:table-cell office:value-type="float" office:value="210.842" calcext:value-type="float">
            <text:p>210.842</text:p>
          </table:table-cell>
          <table:table-cell office:value-type="float" office:value="211.526" calcext:value-type="float">
            <text:p>211.526</text:p>
          </table:table-cell>
          <table:table-cell office:value-type="float" office:value="211.872" calcext:value-type="float">
            <text:p>211.872</text:p>
          </table:table-cell>
          <table:table-cell office:value-type="float" office:value="212.218" calcext:value-type="float">
            <text:p>212.218</text:p>
          </table:table-cell>
          <table:table-cell office:value-type="float" office:value="212.564" calcext:value-type="float">
            <text:p>212.564</text:p>
          </table:table-cell>
          <table:table-cell office:value-type="float" office:value="212.91" calcext:value-type="float">
            <text:p>212.91</text:p>
          </table:table-cell>
          <table:table-cell office:value-type="float" office:value="213.256" calcext:value-type="float">
            <text:p>213.256</text:p>
          </table:table-cell>
          <table:table-cell office:value-type="float" office:value="213.934" calcext:value-type="float">
            <text:p>213.934</text:p>
          </table:table-cell>
          <table:table-cell office:value-type="float" office:value="214.612" calcext:value-type="float">
            <text:p>214.612</text:p>
          </table:table-cell>
          <table:table-cell office:value-type="float" office:value="215.29" calcext:value-type="float">
            <text:p>215.29</text:p>
          </table:table-cell>
          <table:table-cell office:value-type="float" office:value="215.968" calcext:value-type="float">
            <text:p>215.968</text:p>
          </table:table-cell>
          <table:table-cell office:value-type="float" office:value="216.646" calcext:value-type="float">
            <text:p>216.646</text:p>
          </table:table-cell>
          <table:table-cell office:value-type="float" office:value="217.153" calcext:value-type="float">
            <text:p>217.153</text:p>
          </table:table-cell>
          <table:table-cell office:value-type="float" office:value="217.659" calcext:value-type="float">
            <text:p>217.659</text:p>
          </table:table-cell>
          <table:table-cell office:value-type="float" office:value="218.165" calcext:value-type="float">
            <text:p>218.165</text:p>
          </table:table-cell>
          <table:table-cell office:value-type="float" office:value="218.671" calcext:value-type="float">
            <text:p>218.671</text:p>
          </table:table-cell>
          <table:table-cell office:value-type="float" office:value="219.177" calcext:value-type="float">
            <text:p>219.177</text:p>
          </table:table-cell>
          <table:table-cell office:value-type="float" office:value="219.325" calcext:value-type="float">
            <text:p>219.325</text:p>
          </table:table-cell>
          <table:table-cell office:value-type="float" office:value="219.474" calcext:value-type="float">
            <text:p>219.474</text:p>
          </table:table-cell>
          <table:table-cell office:value-type="float" office:value="219.622" calcext:value-type="float">
            <text:p>219.622</text:p>
          </table:table-cell>
          <table:table-cell office:value-type="float" office:value="219.77" calcext:value-type="float">
            <text:p>219.77</text:p>
          </table:table-cell>
          <table:table-cell office:value-type="float" office:value="219.919" calcext:value-type="float">
            <text:p>219.919</text:p>
          </table:table-cell>
          <table:table-cell office:value-type="float" office:value="218.36" calcext:value-type="float">
            <text:p>218.36</text:p>
          </table:table-cell>
          <table:table-cell office:value-type="float" office:value="216.801" calcext:value-type="float">
            <text:p>216.801</text:p>
          </table:table-cell>
          <table:table-cell office:value-type="float" office:value="215.242" calcext:value-type="float">
            <text:p>215.242</text:p>
          </table:table-cell>
          <table:table-cell office:value-type="float" office:value="213.683" calcext:value-type="float">
            <text:p>213.683</text:p>
          </table:table-cell>
          <table:table-cell office:value-type="float" office:value="212.124" calcext:value-type="float">
            <text:p>212.124</text:p>
          </table:table-cell>
          <table:table-cell office:value-type="float" office:value="213.068" calcext:value-type="float">
            <text:p>213.068</text:p>
          </table:table-cell>
          <table:table-cell office:value-type="float" office:value="214.012" calcext:value-type="float">
            <text:p>214.012</text:p>
          </table:table-cell>
          <table:table-cell office:value-type="float" office:value="214.956" calcext:value-type="float">
            <text:p>214.956</text:p>
          </table:table-cell>
          <table:table-cell office:value-type="float" office:value="215.9" calcext:value-type="float">
            <text:p>215.9</text:p>
          </table:table-cell>
          <table:table-cell office:value-type="float" office:value="216.844" calcext:value-type="float">
            <text:p>216.844</text:p>
          </table:table-cell>
          <table:table-cell office:value-type="float" office:value="216.873" calcext:value-type="float">
            <text:p>216.873</text:p>
          </table:table-cell>
          <table:table-cell office:value-type="float" office:value="216.902" calcext:value-type="float">
            <text:p>216.902</text:p>
          </table:table-cell>
          <table:table-cell office:value-type="float" office:value="216.931" calcext:value-type="float">
            <text:p>216.931</text:p>
          </table:table-cell>
          <table:table-cell office:value-type="float" office:value="216.96" calcext:value-type="float">
            <text:p>216.96</text:p>
          </table:table-cell>
          <table:table-cell office:value-type="float" office:value="216.989" calcext:value-type="float">
            <text:p>216.989</text:p>
          </table:table-cell>
          <table:table-cell office:value-type="float" office:value="218.214" calcext:value-type="float">
            <text:p>218.214</text:p>
          </table:table-cell>
          <table:table-cell office:value-type="float" office:value="219.439" calcext:value-type="float">
            <text:p>219.439</text:p>
          </table:table-cell>
          <table:table-cell office:value-type="float" office:value="220.664" calcext:value-type="float">
            <text:p>220.664</text:p>
          </table:table-cell>
          <table:table-cell office:value-type="float" office:value="221.889" calcext:value-type="float">
            <text:p>221.889</text:p>
          </table:table-cell>
          <table:table-cell office:value-type="float" office:value="223.114" calcext:value-type="float">
            <text:p>223.114</text:p>
          </table:table-cell>
          <table:table-cell office:value-type="float" office:value="221.845" calcext:value-type="float">
            <text:p>221.845</text:p>
          </table:table-cell>
          <table:table-cell office:value-type="float" office:value="220.575" calcext:value-type="float">
            <text:p>220.575</text:p>
          </table:table-cell>
          <table:table-cell office:value-type="float" office:value="219.305" calcext:value-type="float">
            <text:p>219.305</text:p>
          </table:table-cell>
          <table:table-cell office:value-type="float" office:value="218.036" calcext:value-type="float">
            <text:p>218.036</text:p>
          </table:table-cell>
          <table:table-cell office:value-type="float" office:value="216.766" calcext:value-type="float">
            <text:p>216.766</text:p>
          </table:table-cell>
          <table:table-cell office:value-type="float" office:value="216.092" calcext:value-type="float">
            <text:p>216.092</text:p>
          </table:table-cell>
          <table:table-cell office:value-type="float" office:value="215.419" calcext:value-type="float">
            <text:p>215.419</text:p>
          </table:table-cell>
          <table:table-cell office:value-type="float" office:value="214.746" calcext:value-type="float">
            <text:p>214.746</text:p>
          </table:table-cell>
          <table:table-cell office:value-type="float" office:value="214.072" calcext:value-type="float">
            <text:p>214.072</text:p>
          </table:table-cell>
          <table:table-cell office:value-type="float" office:value="213.399" calcext:value-type="float">
            <text:p>213.399</text:p>
          </table:table-cell>
          <table:table-cell office:value-type="float" office:value="211.721" calcext:value-type="float">
            <text:p>211.721</text:p>
          </table:table-cell>
          <table:table-cell office:value-type="float" office:value="210.043" calcext:value-type="float">
            <text:p>210.043</text:p>
          </table:table-cell>
          <table:table-cell office:value-type="float" office:value="208.365" calcext:value-type="float">
            <text:p>208.365</text:p>
          </table:table-cell>
          <table:table-cell office:value-type="float" office:value="206.688" calcext:value-type="float">
            <text:p>206.688</text:p>
          </table:table-cell>
          <table:table-cell office:value-type="float" office:value="205.01" calcext:value-type="float">
            <text:p>205.01</text:p>
          </table:table-cell>
          <table:table-cell office:value-type="float" office:value="204.294" calcext:value-type="float">
            <text:p>204.294</text:p>
          </table:table-cell>
          <table:table-cell office:value-type="float" office:value="203.579" calcext:value-type="float">
            <text:p>203.579</text:p>
          </table:table-cell>
          <table:table-cell office:value-type="float" office:value="202.864" calcext:value-type="float">
            <text:p>202.864</text:p>
          </table:table-cell>
          <table:table-cell office:value-type="float" office:value="202.149" calcext:value-type="float">
            <text:p>202.149</text:p>
          </table:table-cell>
          <table:table-cell office:value-type="float" office:value="201.433" calcext:value-type="float">
            <text:p>201.433</text:p>
          </table:table-cell>
          <table:table-cell office:value-type="float" office:value="202.136" calcext:value-type="float">
            <text:p>202.136</text:p>
          </table:table-cell>
          <table:table-cell office:value-type="float" office:value="202.838" calcext:value-type="float">
            <text:p>202.838</text:p>
          </table:table-cell>
          <table:table-cell office:value-type="float" office:value="203.541" calcext:value-type="float">
            <text:p>203.541</text:p>
          </table:table-cell>
          <table:table-cell office:value-type="float" office:value="204.244" calcext:value-type="float">
            <text:p>204.244</text:p>
          </table:table-cell>
          <table:table-cell office:value-type="float" office:value="204.946" calcext:value-type="float">
            <text:p>204.946</text:p>
          </table:table-cell>
          <table:table-cell office:value-type="float" office:value="206.815" calcext:value-type="float">
            <text:p>206.815</text:p>
          </table:table-cell>
          <table:table-cell office:value-type="float" office:value="208.683" calcext:value-type="float">
            <text:p>208.683</text:p>
          </table:table-cell>
          <table:table-cell office:value-type="float" office:value="210.552" calcext:value-type="float">
            <text:p>210.552</text:p>
          </table:table-cell>
          <table:table-cell office:value-type="float" office:value="212.421" calcext:value-type="float">
            <text:p>212.421</text:p>
          </table:table-cell>
          <table:table-cell office:value-type="float" office:value="214.289" calcext:value-type="float">
            <text:p>214.289</text:p>
          </table:table-cell>
          <table:table-cell office:value-type="float" office:value="216.223" calcext:value-type="float">
            <text:p>216.223</text:p>
          </table:table-cell>
          <table:table-cell office:value-type="float" office:value="218.156" calcext:value-type="float">
            <text:p>218.156</text:p>
          </table:table-cell>
          <table:table-cell office:value-type="float" office:value="220.09" calcext:value-type="float">
            <text:p>220.09</text:p>
          </table:table-cell>
          <table:table-cell office:value-type="float" office:value="222.023" calcext:value-type="float">
            <text:p>222.023</text:p>
          </table:table-cell>
          <table:table-cell office:value-type="float" office:value="223.957" calcext:value-type="float">
            <text:p>223.957</text:p>
          </table:table-cell>
          <table:table-cell office:value-type="float" office:value="225.197" calcext:value-type="float">
            <text:p>225.197</text:p>
          </table:table-cell>
          <table:table-cell office:value-type="float" office:value="226.438" calcext:value-type="float">
            <text:p>226.438</text:p>
          </table:table-cell>
          <table:table-cell office:value-type="float" office:value="227.679" calcext:value-type="float">
            <text:p>227.679</text:p>
          </table:table-cell>
          <table:table-cell office:value-type="float" office:value="228.92" calcext:value-type="float">
            <text:p>228.92</text:p>
          </table:table-cell>
          <table:table-cell office:value-type="float" office:value="230.16" calcext:value-type="float">
            <text:p>230.16</text:p>
          </table:table-cell>
          <table:table-cell office:value-type="float" office:value="229.384" calcext:value-type="float">
            <text:p>229.384</text:p>
          </table:table-cell>
          <table:table-cell office:value-type="float" office:value="228.607" calcext:value-type="float">
            <text:p>228.607</text:p>
          </table:table-cell>
          <table:table-cell office:value-type="float" office:value="227.831" calcext:value-type="float">
            <text:p>227.831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226.278" calcext:value-type="float">
            <text:p>226.278</text:p>
          </table:table-cell>
          <table:table-cell office:value-type="float" office:value="226.473" calcext:value-type="float">
            <text:p>226.473</text:p>
          </table:table-cell>
          <table:table-cell office:value-type="float" office:value="226.669" calcext:value-type="float">
            <text:p>226.669</text:p>
          </table:table-cell>
          <table:table-cell office:value-type="float" office:value="226.864" calcext:value-type="float">
            <text:p>226.864</text:p>
          </table:table-cell>
          <table:table-cell office:value-type="float" office:value="227.06" calcext:value-type="float">
            <text:p>227.06</text:p>
          </table:table-cell>
          <table:table-cell office:value-type="float" office:value="227.255" calcext:value-type="float">
            <text:p>227.255</text:p>
          </table:table-cell>
          <table:table-cell office:value-type="float" office:value="227.217" calcext:value-type="float">
            <text:p>227.217</text:p>
          </table:table-cell>
          <table:table-cell office:value-type="float" office:value="227.18" calcext:value-type="float">
            <text:p>227.18</text:p>
          </table:table-cell>
          <table:table-cell office:value-type="float" office:value="227.142" calcext:value-type="float">
            <text:p>227.142</text:p>
          </table:table-cell>
          <table:table-cell office:value-type="float" office:value="227.104" calcext:value-type="float">
            <text:p>227.104</text:p>
          </table:table-cell>
          <table:table-cell office:value-type="float" office:value="227.066" calcext:value-type="float">
            <text:p>227.066</text:p>
          </table:table-cell>
          <table:table-cell office:value-type="float" office:value="227.403" calcext:value-type="float">
            <text:p>227.403</text:p>
          </table:table-cell>
          <table:table-cell office:value-type="float" office:value="227.739" calcext:value-type="float">
            <text:p>227.739</text:p>
          </table:table-cell>
          <table:table-cell office:value-type="float" office:value="228.076" calcext:value-type="float">
            <text:p>228.076</text:p>
          </table:table-cell>
          <table:table-cell office:value-type="float" office:value="228.413" calcext:value-type="float">
            <text:p>228.413</text:p>
          </table:table-cell>
          <table:table-cell office:value-type="float" office:value="228.75" calcext:value-type="float">
            <text:p>228.75</text:p>
          </table:table-cell>
          <table:table-cell office:value-type="float" office:value="229.78" calcext:value-type="float">
            <text:p>229.78</text:p>
          </table:table-cell>
          <table:table-cell office:value-type="float" office:value="230.81" calcext:value-type="float">
            <text:p>230.81</text:p>
          </table:table-cell>
          <table:table-cell office:value-type="float" office:value="231.839" calcext:value-type="float">
            <text:p>231.839</text:p>
          </table:table-cell>
          <table:table-cell office:value-type="float" office:value="232.869" calcext:value-type="float">
            <text:p>232.869</text:p>
          </table:table-cell>
          <table:table-cell office:value-type="float" office:value="233.899" calcext:value-type="float">
            <text:p>233.899</text:p>
          </table:table-cell>
          <table:table-cell office:value-type="float" office:value="235.307" calcext:value-type="float">
            <text:p>235.307</text:p>
          </table:table-cell>
          <table:table-cell office:value-type="float" office:value="236.714" calcext:value-type="float">
            <text:p>236.714</text:p>
          </table:table-cell>
          <table:table-cell office:value-type="float" office:value="238.122" calcext:value-type="float">
            <text:p>238.122</text:p>
          </table:table-cell>
          <table:table-cell office:value-type="float" office:value="239.529" calcext:value-type="float">
            <text:p>239.529</text:p>
          </table:table-cell>
          <table:table-cell office:value-type="float" office:value="240.937" calcext:value-type="float">
            <text:p>240.937</text:p>
          </table:table-cell>
          <table:table-cell office:value-type="float" office:value="241.899" calcext:value-type="float">
            <text:p>241.899</text:p>
          </table:table-cell>
          <table:table-cell office:value-type="float" office:value="242.862" calcext:value-type="float">
            <text:p>242.862</text:p>
          </table:table-cell>
          <table:table-cell office:value-type="float" office:value="243.825" calcext:value-type="float">
            <text:p>243.825</text:p>
          </table:table-cell>
          <table:table-cell office:value-type="float" office:value="244.787" calcext:value-type="float">
            <text:p>244.787</text:p>
          </table:table-cell>
          <table:table-cell office:value-type="float" office:value="245.75" calcext:value-type="float">
            <text:p>245.75</text:p>
          </table:table-cell>
          <table:table-cell office:value-type="float" office:value="245.131" calcext:value-type="float">
            <text:p>245.131</text:p>
          </table:table-cell>
          <table:table-cell office:value-type="float" office:value="244.513" calcext:value-type="float">
            <text:p>244.513</text:p>
          </table:table-cell>
          <table:table-cell office:value-type="float" office:value="243.894" calcext:value-type="float">
            <text:p>243.894</text:p>
          </table:table-cell>
          <table:table-cell office:value-type="float" office:value="243.275" calcext:value-type="float">
            <text:p>243.275</text:p>
          </table:table-cell>
          <table:table-cell office:value-type="float" office:value="242.656" calcext:value-type="float">
            <text:p>242.656</text:p>
          </table:table-cell>
          <table:table-cell office:value-type="float" office:value="240.873" calcext:value-type="float">
            <text:p>240.873</text:p>
          </table:table-cell>
          <table:table-cell office:value-type="float" office:value="239.09" calcext:value-type="float">
            <text:p>239.09</text:p>
          </table:table-cell>
          <table:table-cell office:value-type="float" office:value="237.307" calcext:value-type="float">
            <text:p>237.307</text:p>
          </table:table-cell>
          <table:table-cell office:value-type="float" office:value="235.524" calcext:value-type="float">
            <text:p>235.524</text:p>
          </table:table-cell>
          <table:table-cell office:value-type="float" office:value="233.741" calcext:value-type="float">
            <text:p>233.741</text:p>
          </table:table-cell>
          <table:table-cell office:value-type="float" office:value="229.56" calcext:value-type="float">
            <text:p>229.56</text:p>
          </table:table-cell>
          <table:table-cell office:value-type="float" office:value="225.378" calcext:value-type="float">
            <text:p>225.378</text:p>
          </table:table-cell>
          <table:table-cell office:value-type="float" office:value="221.196" calcext:value-type="float">
            <text:p>221.196</text:p>
          </table:table-cell>
          <table:table-cell office:value-type="float" office:value="217.015" calcext:value-type="float">
            <text:p>217.015</text:p>
          </table:table-cell>
          <table:table-cell office:value-type="float" office:value="212.833" calcext:value-type="float">
            <text:p>212.833</text:p>
          </table:table-cell>
          <table:table-cell office:value-type="float" office:value="209.929" calcext:value-type="float">
            <text:p>209.929</text:p>
          </table:table-cell>
          <table:table-cell office:value-type="float" office:value="207.025" calcext:value-type="float">
            <text:p>207.025</text:p>
          </table:table-cell>
          <table:table-cell office:value-type="float" office:value="204.121" calcext:value-type="float">
            <text:p>204.121</text:p>
          </table:table-cell>
          <table:table-cell office:value-type="float" office:value="201.217" calcext:value-type="float">
            <text:p>201.217</text:p>
          </table:table-cell>
          <table:table-cell office:value-type="float" office:value="198.312" calcext:value-type="float">
            <text:p>198.312</text:p>
          </table:table-cell>
          <table:table-cell office:value-type="float" office:value="196.199" calcext:value-type="float">
            <text:p>196.199</text:p>
          </table:table-cell>
          <table:table-cell office:value-type="float" office:value="194.086" calcext:value-type="float">
            <text:p>194.086</text:p>
          </table:table-cell>
          <table:table-cell office:value-type="float" office:value="191.973" calcext:value-type="float">
            <text:p>191.973</text:p>
          </table:table-cell>
          <table:table-cell office:value-type="float" office:value="189.86" calcext:value-type="float">
            <text:p>189.86</text:p>
          </table:table-cell>
          <table:table-cell office:value-type="float" office:value="187.746" calcext:value-type="float">
            <text:p>187.746</text:p>
          </table:table-cell>
          <table:table-cell office:value-type="float" office:value="185.353" calcext:value-type="float">
            <text:p>185.353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0.567" calcext:value-type="float">
            <text:p>180.567</text:p>
          </table:table-cell>
          <table:table-cell office:value-type="float" office:value="178.173" calcext:value-type="float">
            <text:p>178.173</text:p>
          </table:table-cell>
          <table:table-cell office:value-type="float" office:value="175.78" calcext:value-type="float">
            <text:p>175.78</text:p>
          </table:table-cell>
          <table:table-cell office:value-type="float" office:value="173.525" calcext:value-type="float">
            <text:p>173.525</text:p>
          </table:table-cell>
          <table:table-cell office:value-type="float" office:value="171.271" calcext:value-type="float">
            <text:p>171.271</text:p>
          </table:table-cell>
          <table:table-cell office:value-type="float" office:value="169.016" calcext:value-type="float">
            <text:p>169.016</text:p>
          </table:table-cell>
          <table:table-cell office:value-type="float" office:value="166.762" calcext:value-type="float">
            <text:p>166.762</text:p>
          </table:table-cell>
          <table:table-cell office:value-type="float" office:value="164.507" calcext:value-type="float">
            <text:p>164.507</text:p>
          </table:table-cell>
          <table:table-cell office:value-type="float" office:value="163.009" calcext:value-type="float">
            <text:p>163.009</text:p>
          </table:table-cell>
          <table:table-cell office:value-type="float" office:value="161.511" calcext:value-type="float">
            <text:p>161.511</text:p>
          </table:table-cell>
          <table:table-cell office:value-type="float" office:value="160.012" calcext:value-type="float">
            <text:p>160.012</text:p>
          </table:table-cell>
          <table:table-cell office:value-type="float" office:value="158.514" calcext:value-type="float">
            <text:p>158.514</text:p>
          </table:table-cell>
          <table:table-cell office:value-type="float" office:value="157.016" calcext:value-type="float">
            <text:p>157.016</text:p>
          </table:table-cell>
          <table:table-cell office:value-type="float" office:value="157.801" calcext:value-type="float">
            <text:p>157.801</text:p>
          </table:table-cell>
          <table:table-cell office:value-type="float" office:value="158.587" calcext:value-type="float">
            <text:p>158.587</text:p>
          </table:table-cell>
          <table:table-cell office:value-type="float" office:value="159.372" calcext:value-type="float">
            <text:p>159.372</text:p>
          </table:table-cell>
          <table:table-cell office:value-type="float" office:value="160.157" calcext:value-type="float">
            <text:p>160.157</text:p>
          </table:table-cell>
          <table:table-cell office:value-type="float" office:value="160.943" calcext:value-type="float">
            <text:p>160.943</text:p>
          </table:table-cell>
          <table:table-cell office:value-type="float" office:value="161.782" calcext:value-type="float">
            <text:p>161.782</text:p>
          </table:table-cell>
          <table:table-cell office:value-type="float" office:value="162.621" calcext:value-type="float">
            <text:p>162.621</text:p>
          </table:table-cell>
          <table:table-cell office:value-type="float" office:value="163.46" calcext:value-type="float">
            <text:p>163.46</text:p>
          </table:table-cell>
          <table:table-cell office:value-type="float" office:value="164.299" calcext:value-type="float">
            <text:p>164.299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164.569" calcext:value-type="float">
            <text:p>164.569</text:p>
          </table:table-cell>
          <table:table-cell office:value-type="float" office:value="163.999" calcext:value-type="float">
            <text:p>163.999</text:p>
          </table:table-cell>
          <table:table-cell office:value-type="float" office:value="163.429" calcext:value-type="float">
            <text:p>163.429</text:p>
          </table:table-cell>
          <table:table-cell office:value-type="float" office:value="162.859" calcext:value-type="float">
            <text:p>162.859</text:p>
          </table:table-cell>
          <table:table-cell office:value-type="float" office:value="162.29" calcext:value-type="float">
            <text:p>162.29</text:p>
          </table:table-cell>
          <table:table-cell office:value-type="float" office:value="162.053" calcext:value-type="float">
            <text:p>162.053</text:p>
          </table:table-cell>
          <table:table-cell office:value-type="float" office:value="161.817" calcext:value-type="float">
            <text:p>161.817</text:p>
          </table:table-cell>
          <table:table-cell office:value-type="float" office:value="161.581" calcext:value-type="float">
            <text:p>161.581</text:p>
          </table:table-cell>
          <table:table-cell office:value-type="float" office:value="161.344" calcext:value-type="float">
            <text:p>161.344</text:p>
          </table:table-cell>
          <table:table-cell office:value-type="float" office:value="161.108" calcext:value-type="float">
            <text:p>161.108</text:p>
          </table:table-cell>
          <table:table-cell office:value-type="float" office:value="160.924" calcext:value-type="float">
            <text:p>160.924</text:p>
          </table:table-cell>
          <table:table-cell office:value-type="float" office:value="160.741" calcext:value-type="float">
            <text:p>160.741</text:p>
          </table:table-cell>
          <table:table-cell office:value-type="float" office:value="160.558" calcext:value-type="float">
            <text:p>160.558</text:p>
          </table:table-cell>
          <table:table-cell office:value-type="float" office:value="160.374" calcext:value-type="float">
            <text:p>160.374</text:p>
          </table:table-cell>
          <table:table-cell office:value-type="float" office:value="160.191" calcext:value-type="float">
            <text:p>160.191</text:p>
          </table:table-cell>
          <table:table-cell office:value-type="float" office:value="158.381" calcext:value-type="float">
            <text:p>158.381</text:p>
          </table:table-cell>
          <table:table-cell office:value-type="float" office:value="156.571" calcext:value-type="float">
            <text:p>156.571</text:p>
          </table:table-cell>
          <table:table-cell office:value-type="float" office:value="154.761" calcext:value-type="float">
            <text:p>154.761</text:p>
          </table:table-cell>
          <table:table-cell office:value-type="float" office:value="152.951" calcext:value-type="float">
            <text:p>152.951</text:p>
          </table:table-cell>
          <table:table-cell office:value-type="float" office:value="151.141" calcext:value-type="float">
            <text:p>151.141</text:p>
          </table:table-cell>
          <table:table-cell office:value-type="float" office:value="149.384" calcext:value-type="float">
            <text:p>149.384</text:p>
          </table:table-cell>
          <table:table-cell office:value-type="float" office:value="147.627" calcext:value-type="float">
            <text:p>147.627</text:p>
          </table:table-cell>
          <table:table-cell office:value-type="float" office:value="145.87" calcext:value-type="float">
            <text:p>145.87</text:p>
          </table:table-cell>
          <table:table-cell office:value-type="float" office:value="144.113" calcext:value-type="float">
            <text:p>144.113</text:p>
          </table:table-cell>
          <table:table-cell office:value-type="float" office:value="142.356" calcext:value-type="float">
            <text:p>142.356</text:p>
          </table:table-cell>
          <table:table-cell office:value-type="float" office:value="140.224" calcext:value-type="float">
            <text:p>140.224</text:p>
          </table:table-cell>
          <table:table-cell office:value-type="float" office:value="138.093" calcext:value-type="float">
            <text:p>138.093</text:p>
          </table:table-cell>
          <table:table-cell office:value-type="float" office:value="135.962" calcext:value-type="float">
            <text:p>135.962</text:p>
          </table:table-cell>
          <table:table-cell office:value-type="float" office:value="133.831" calcext:value-type="float">
            <text:p>133.831</text:p>
          </table:table-cell>
          <table:table-cell office:value-type="float" office:value="131.699" calcext:value-type="float">
            <text:p>131.699</text:p>
          </table:table-cell>
          <table:table-cell office:value-type="float" office:value="128.549" calcext:value-type="float">
            <text:p>128.549</text:p>
          </table:table-cell>
          <table:table-cell office:value-type="float" office:value="125.399" calcext:value-type="float">
            <text:p>125.399</text:p>
          </table:table-cell>
          <table:table-cell office:value-type="float" office:value="122.248" calcext:value-type="float">
            <text:p>122.248</text:p>
          </table:table-cell>
          <table:table-cell office:value-type="float" office:value="119.098" calcext:value-type="float">
            <text:p>119.098</text:p>
          </table:table-cell>
          <table:table-cell office:value-type="float" office:value="115.948" calcext:value-type="float">
            <text:p>115.948</text:p>
          </table:table-cell>
          <table:table-cell office:value-type="float" office:value="112.988" calcext:value-type="float">
            <text:p>112.988</text:p>
          </table:table-cell>
          <table:table-cell office:value-type="float" office:value="110.029" calcext:value-type="float">
            <text:p>110.029</text:p>
          </table:table-cell>
          <table:table-cell office:value-type="float" office:value="107.069" calcext:value-type="float">
            <text:p>107.069</text:p>
          </table:table-cell>
          <table:table-cell office:value-type="float" office:value="104.11" calcext:value-type="float">
            <text:p>104.11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0.572" calcext:value-type="float">
            <text:p>100.572</text:p>
          </table:table-cell>
          <table:table-cell office:value-type="float" office:value="99.9933" calcext:value-type="float">
            <text:p>99.9933</text:p>
          </table:table-cell>
          <table:table-cell office:value-type="float" office:value="99.4148" calcext:value-type="float">
            <text:p>99.4148</text:p>
          </table:table-cell>
          <table:table-cell office:value-type="float" office:value="98.8364" calcext:value-type="float">
            <text:p>98.8364</text:p>
          </table:table-cell>
          <table:table-cell office:value-type="float" office:value="98.258" calcext:value-type="float">
            <text:p>98.258</text:p>
          </table:table-cell>
          <table:table-cell office:value-type="float" office:value="100.086" calcext:value-type="float">
            <text:p>100.086</text:p>
          </table:table-cell>
          <table:table-cell office:value-type="float" office:value="101.915" calcext:value-type="float">
            <text:p>101.915</text:p>
          </table:table-cell>
          <table:table-cell office:value-type="float" office:value="103.743" calcext:value-type="float">
            <text:p>103.743</text:p>
          </table:table-cell>
          <table:table-cell office:value-type="float" office:value="105.571" calcext:value-type="float">
            <text:p>105.571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185" calcext:value-type="float">
            <text:p>110.185</text:p>
          </table:table-cell>
          <table:table-cell office:value-type="float" office:value="112.969" calcext:value-type="float">
            <text:p>112.969</text:p>
          </table:table-cell>
          <table:table-cell office:value-type="float" office:value="115.754" calcext:value-type="float">
            <text:p>115.754</text:p>
          </table:table-cell>
          <table:table-cell office:value-type="float" office:value="118.539" calcext:value-type="float">
            <text:p>118.539</text:p>
          </table:table-cell>
          <table:table-cell office:value-type="float" office:value="121.324" calcext:value-type="float">
            <text:p>121.324</text:p>
          </table:table-cell>
          <table:table-cell office:value-type="float" office:value="123.689" calcext:value-type="float">
            <text:p>123.689</text:p>
          </table:table-cell>
          <table:table-cell office:value-type="float" office:value="126.055" calcext:value-type="float">
            <text:p>126.055</text:p>
          </table:table-cell>
          <table:table-cell office:value-type="float" office:value="128.42" calcext:value-type="float">
            <text:p>128.4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133.152" calcext:value-type="float">
            <text:p>133.152</text:p>
          </table:table-cell>
          <table:table-cell office:value-type="float" office:value="134.18" calcext:value-type="float">
            <text:p>134.18</text:p>
          </table:table-cell>
          <table:table-cell office:value-type="float" office:value="135.209" calcext:value-type="float">
            <text:p>135.209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137.265" calcext:value-type="float">
            <text:p>137.265</text:p>
          </table:table-cell>
          <table:table-cell office:value-type="float" office:value="138.294" calcext:value-type="float">
            <text:p>138.294</text:p>
          </table:table-cell>
          <table:table-cell office:value-type="float" office:value="137.582" calcext:value-type="float">
            <text:p>137.582</text:p>
          </table:table-cell>
          <table:table-cell office:value-type="float" office:value="136.871" calcext:value-type="float">
            <text:p>136.871</text:p>
          </table:table-cell>
          <table:table-cell office:value-type="float" office:value="136.159" calcext:value-type="float">
            <text:p>136.159</text:p>
          </table:table-cell>
          <table:table-cell office:value-type="float" office:value="135.448" calcext:value-type="float">
            <text:p>135.448</text:p>
          </table:table-cell>
          <table:table-cell office:value-type="float" office:value="134.737" calcext:value-type="float">
            <text:p>134.737</text:p>
          </table:table-cell>
          <table:table-cell office:value-type="float" office:value="132.606" calcext:value-type="float">
            <text:p>132.606</text:p>
          </table:table-cell>
          <table:table-cell office:value-type="float" office:value="130.475" calcext:value-type="float">
            <text:p>130.475</text:p>
          </table:table-cell>
          <table:table-cell office:value-type="float" office:value="128.345" calcext:value-type="float">
            <text:p>128.345</text:p>
          </table:table-cell>
          <table:table-cell office:value-type="float" office:value="126.214" calcext:value-type="float">
            <text:p>126.214</text:p>
          </table:table-cell>
          <table:table-cell office:value-type="float" office:value="124.084" calcext:value-type="float">
            <text:p>124.084</text:p>
          </table:table-cell>
          <table:table-cell office:value-type="float" office:value="120.508" calcext:value-type="float">
            <text:p>120.508</text:p>
          </table:table-cell>
          <table:table-cell office:value-type="float" office:value="116.933" calcext:value-type="float">
            <text:p>116.933</text:p>
          </table:table-cell>
          <table:table-cell office:value-type="float" office:value="113.358" calcext:value-type="float">
            <text:p>113.358</text:p>
          </table:table-cell>
          <table:table-cell office:value-type="float" office:value="109.782" calcext:value-type="float">
            <text:p>109.782</text:p>
          </table:table-cell>
          <table:table-cell office:value-type="float" office:value="106.207" calcext:value-type="float">
            <text:p>106.207</text:p>
          </table:table-cell>
          <table:table-cell office:value-type="float" office:value="102.393" calcext:value-type="float">
            <text:p>102.393</text:p>
          </table:table-cell>
          <table:table-cell office:value-type="float" office:value="98.5799" calcext:value-type="float">
            <text:p>98.5799</text:p>
          </table:table-cell>
          <table:table-cell office:value-type="float" office:value="94.7665" calcext:value-type="float">
            <text:p>94.7665</text:p>
          </table:table-cell>
          <table:table-cell office:value-type="float" office:value="90.9531" calcext:value-type="float">
            <text:p>90.9531</text:p>
          </table:table-cell>
          <table:table-cell office:value-type="float" office:value="87.1397" calcext:value-type="float">
            <text:p>87.1397</text:p>
          </table:table-cell>
          <table:table-cell office:value-type="float" office:value="84.5628" calcext:value-type="float">
            <text:p>84.5628</text:p>
          </table:table-cell>
          <table:table-cell office:value-type="float" office:value="81.986" calcext:value-type="float">
            <text:p>81.986</text:p>
          </table:table-cell>
          <table:table-cell office:value-type="float" office:value="79.4091" calcext:value-type="float">
            <text:p>79.4091</text:p>
          </table:table-cell>
          <table:table-cell office:value-type="float" office:value="76.8323" calcext:value-type="float">
            <text:p>76.8323</text:p>
          </table:table-cell>
          <table:table-cell office:value-type="float" office:value="74.2554" calcext:value-type="float">
            <text:p>74.2554</text:p>
          </table:table-cell>
          <table:table-cell office:value-type="float" office:value="71.9358" calcext:value-type="float">
            <text:p>71.9358</text:p>
          </table:table-cell>
          <table:table-cell office:value-type="float" office:value="69.6162" calcext:value-type="float">
            <text:p>69.6162</text:p>
          </table:table-cell>
          <table:table-cell office:value-type="float" office:value="67.2966" calcext:value-type="float">
            <text:p>67.2966</text:p>
          </table:table-cell>
          <table:table-cell office:value-type="float" office:value="64.977" calcext:value-type="float">
            <text:p>64.977</text:p>
          </table:table-cell>
          <table:table-cell office:value-type="float" office:value="62.6574" calcext:value-type="float">
            <text:p>62.6574</text:p>
          </table:table-cell>
          <table:table-cell office:value-type="float" office:value="60.5542" calcext:value-type="float">
            <text:p>60.5542</text:p>
          </table:table-cell>
          <table:table-cell office:value-type="float" office:value="58.4509" calcext:value-type="float">
            <text:p>58.4509</text:p>
          </table:table-cell>
          <table:table-cell office:value-type="float" office:value="56.3477" calcext:value-type="float">
            <text:p>56.3477</text:p>
          </table:table-cell>
          <table:table-cell office:value-type="float" office:value="54.2445" calcext:value-type="float">
            <text:p>54.2445</text:p>
          </table:table-cell>
          <table:table-cell office:value-type="float" office:value="52.1413" calcext:value-type="float">
            <text:p>52.1413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704.55" calcext:value-type="float">
            <text:p>704.55</text:p>
          </table:table-cell>
          <table:table-cell office:value-type="float" office:value="634.1" calcext:value-type="float">
            <text:p>634.1</text:p>
          </table:table-cell>
          <table:table-cell office:value-type="float" office:value="641.35" calcext:value-type="float">
            <text:p>641.35</text:p>
          </table:table-cell>
          <table:table-cell office:value-type="float" office:value="626" calcext:value-type="float">
            <text:p>626</text:p>
          </table:table-cell>
          <table:table-cell office:value-type="float" office:value="639.25" calcext:value-type="float">
            <text:p>639.25</text:p>
          </table:table-cell>
          <table:table-cell office:value-type="float" office:value="639.2" calcext:value-type="float">
            <text:p>639.2</text:p>
          </table:table-cell>
          <table:table-cell office:value-type="float" office:value="629.7" calcext:value-type="float">
            <text:p>629.7</text:p>
          </table:table-cell>
          <table:table-cell office:value-type="float" office:value="630.8" calcext:value-type="float">
            <text:p>630.8</text:p>
          </table:table-cell>
          <table:table-cell office:value-type="float" office:value="644.15" calcext:value-type="float">
            <text:p>644.15</text:p>
          </table:table-cell>
          <table:table-cell office:value-type="float" office:value="621.3" calcext:value-type="float">
            <text:p>621.3</text:p>
          </table:table-cell>
          <table:table-cell office:value-type="float" office:value="624.25" calcext:value-type="float">
            <text:p>624.25</text:p>
          </table:table-cell>
          <table:table-cell office:value-type="float" office:value="627.4" calcext:value-type="float">
            <text:p>627.4</text:p>
          </table:table-cell>
          <table:table-cell office:value-type="float" office:value="615.6" calcext:value-type="float">
            <text:p>615.6</text:p>
          </table:table-cell>
          <table:table-cell office:value-type="float" office:value="628.55" calcext:value-type="float">
            <text:p>628.55</text:p>
          </table:table-cell>
          <table:table-cell office:value-type="float" office:value="637.5" calcext:value-type="float">
            <text:p>637.5</text:p>
          </table:table-cell>
          <table:table-cell office:value-type="float" office:value="647.8" calcext:value-type="float">
            <text:p>647.8</text:p>
          </table:table-cell>
          <table:table-cell office:value-type="float" office:value="626" calcext:value-type="float">
            <text:p>626</text:p>
          </table:table-cell>
          <table:table-cell office:value-type="float" office:value="630.6" calcext:value-type="float">
            <text:p>630.6</text:p>
          </table:table-cell>
          <table:table-cell office:value-type="float" office:value="620.3" calcext:value-type="float">
            <text:p>620.3</text:p>
          </table:table-cell>
          <table:table-cell office:value-type="float" office:value="626.5" calcext:value-type="float">
            <text:p>626.5</text:p>
          </table:table-cell>
          <table:table-cell office:value-type="float" office:value="621.5" calcext:value-type="float">
            <text:p>621.5</text:p>
          </table:table-cell>
          <table:table-cell office:value-type="float" office:value="617.7" calcext:value-type="float">
            <text:p>617.7</text:p>
          </table:table-cell>
          <table:table-cell office:value-type="float" office:value="631.35" calcext:value-type="float">
            <text:p>631.35</text:p>
          </table:table-cell>
          <table:table-cell office:value-type="float" office:value="621.7" calcext:value-type="float">
            <text:p>621.7</text:p>
          </table:table-cell>
          <table:table-cell office:value-type="float" office:value="632.2" calcext:value-type="float">
            <text:p>632.2</text:p>
          </table:table-cell>
          <table:table-cell office:value-type="float" office:value="618.1" calcext:value-type="float">
            <text:p>618.1</text:p>
          </table:table-cell>
          <table:table-cell office:value-type="float" office:value="619.4" calcext:value-type="float">
            <text:p>619.4</text:p>
          </table:table-cell>
          <table:table-cell office:value-type="float" office:value="633.25" calcext:value-type="float">
            <text:p>633.25</text:p>
          </table:table-cell>
          <table:table-cell office:value-type="float" office:value="624.95" calcext:value-type="float">
            <text:p>624.95</text:p>
          </table:table-cell>
          <table:table-cell office:value-type="float" office:value="621.4" calcext:value-type="float">
            <text:p>621.4</text:p>
          </table:table-cell>
          <table:table-cell office:value-type="float" office:value="617.4" calcext:value-type="float">
            <text:p>617.4</text:p>
          </table:table-cell>
          <table:table-cell office:value-type="float" office:value="819.6" calcext:value-type="float">
            <text:p>819.6</text:p>
          </table:table-cell>
          <table:table-cell office:value-type="float" office:value="536.5" calcext:value-type="float">
            <text:p>536.5</text:p>
          </table:table-cell>
          <table:table-cell office:value-type="float" office:value="623.65" calcext:value-type="float">
            <text:p>623.65</text:p>
          </table:table-cell>
          <table:table-cell office:value-type="float" office:value="618.9" calcext:value-type="float">
            <text:p>618.9</text:p>
          </table:table-cell>
          <table:table-cell office:value-type="float" office:value="608.7" calcext:value-type="float">
            <text:p>608.7</text:p>
          </table:table-cell>
          <table:table-cell office:value-type="float" office:value="624.4" calcext:value-type="float">
            <text:p>624.4</text:p>
          </table:table-cell>
          <table:table-cell office:value-type="float" office:value="611" calcext:value-type="float">
            <text:p>611</text:p>
          </table:table-cell>
          <table:table-cell office:value-type="float" office:value="614.8" calcext:value-type="float">
            <text:p>614.8</text:p>
          </table:table-cell>
          <table:table-cell office:value-type="float" office:value="619.5" calcext:value-type="float">
            <text:p>619.5</text:p>
          </table:table-cell>
          <table:table-cell office:value-type="float" office:value="609.2" calcext:value-type="float">
            <text:p>609.2</text:p>
          </table:table-cell>
          <table:table-cell office:value-type="float" office:value="616.3" calcext:value-type="float">
            <text:p>616.3</text:p>
          </table:table-cell>
          <table:table-cell office:value-type="float" office:value="617.8" calcext:value-type="float">
            <text:p>617.8</text:p>
          </table:table-cell>
          <table:table-cell office:value-type="float" office:value="620.4" calcext:value-type="float">
            <text:p>620.4</text:p>
          </table:table-cell>
          <table:table-cell office:value-type="float" office:value="618.75" calcext:value-type="float">
            <text:p>618.75</text:p>
          </table:table-cell>
          <table:table-cell office:value-type="float" office:value="627" calcext:value-type="float">
            <text:p>627</text:p>
          </table:table-cell>
          <table:table-cell office:value-type="float" office:value="629.35" calcext:value-type="float">
            <text:p>629.35</text:p>
          </table:table-cell>
          <table:table-cell office:value-type="float" office:value="622.15" calcext:value-type="float">
            <text:p>622.15</text:p>
          </table:table-cell>
          <table:table-cell office:value-type="float" office:value="623.95" calcext:value-type="float">
            <text:p>623.95</text:p>
          </table:table-cell>
          <table:table-cell office:value-type="float" office:value="606.7" calcext:value-type="float">
            <text:p>606.7</text:p>
          </table:table-cell>
          <table:table-cell office:value-type="float" office:value="610.65" calcext:value-type="float">
            <text:p>610.65</text:p>
          </table:table-cell>
          <table:table-cell office:value-type="float" office:value="619" calcext:value-type="float">
            <text:p>619</text:p>
          </table:table-cell>
          <table:table-cell office:value-type="float" office:value="620.15" calcext:value-type="float">
            <text:p>620.15</text:p>
          </table:table-cell>
          <table:table-cell office:value-type="float" office:value="621.9" calcext:value-type="float">
            <text:p>621.9</text:p>
          </table:table-cell>
          <table:table-cell office:value-type="float" office:value="623.1" calcext:value-type="float">
            <text:p>623.1</text:p>
          </table:table-cell>
          <table:table-cell office:value-type="float" office:value="620.5" calcext:value-type="float">
            <text:p>620.5</text:p>
          </table:table-cell>
          <table:table-cell office:value-type="float" office:value="606.1" calcext:value-type="float">
            <text:p>606.1</text:p>
          </table:table-cell>
          <table:table-cell office:value-type="float" office:value="611.85" calcext:value-type="float">
            <text:p>611.85</text:p>
          </table:table-cell>
          <table:table-cell office:value-type="float" office:value="612.2" calcext:value-type="float">
            <text:p>612.2</text:p>
          </table:table-cell>
          <table:table-cell office:value-type="float" office:value="621.25" calcext:value-type="float">
            <text:p>621.25</text:p>
          </table:table-cell>
          <table:table-cell office:value-type="float" office:value="608.05" calcext:value-type="float">
            <text:p>608.05</text:p>
          </table:table-cell>
          <table:table-cell office:value-type="float" office:value="619.3" calcext:value-type="float">
            <text:p>619.3</text:p>
          </table:table-cell>
          <table:table-cell office:value-type="float" office:value="604.1" calcext:value-type="float">
            <text:p>604.1</text:p>
          </table:table-cell>
          <table:table-cell office:value-type="float" office:value="631.8" calcext:value-type="float">
            <text:p>631.8</text:p>
          </table:table-cell>
          <table:table-cell office:value-type="float" office:value="523.6" calcext:value-type="float">
            <text:p>523.6</text:p>
          </table:table-cell>
          <table:table-cell office:value-type="float" office:value="632.85" calcext:value-type="float">
            <text:p>632.85</text:p>
          </table:table-cell>
          <table:table-cell office:value-type="float" office:value="629.65" calcext:value-type="float">
            <text:p>629.65</text:p>
          </table:table-cell>
          <table:table-cell office:value-type="float" office:value="614.8" calcext:value-type="float">
            <text:p>614.8</text:p>
          </table:table-cell>
          <table:table-cell office:value-type="float" office:value="619.95" calcext:value-type="float">
            <text:p>619.95</text:p>
          </table:table-cell>
          <table:table-cell office:value-type="float" office:value="621.15" calcext:value-type="float">
            <text:p>621.15</text:p>
          </table:table-cell>
          <table:table-cell office:value-type="float" office:value="627.95" calcext:value-type="float">
            <text:p>627.95</text:p>
          </table:table-cell>
          <table:table-cell office:value-type="float" office:value="615.8" calcext:value-type="float">
            <text:p>615.8</text:p>
          </table:table-cell>
          <table:table-cell office:value-type="float" office:value="632.95" calcext:value-type="float">
            <text:p>632.95</text:p>
          </table:table-cell>
          <table:table-cell office:value-type="float" office:value="625.4" calcext:value-type="float">
            <text:p>625.4</text:p>
          </table:table-cell>
          <table:table-cell office:value-type="float" office:value="613.4" calcext:value-type="float">
            <text:p>613.4</text:p>
          </table:table-cell>
          <table:table-cell office:value-type="float" office:value="621.2" calcext:value-type="float">
            <text:p>621.2</text:p>
          </table:table-cell>
          <table:table-cell office:value-type="float" office:value="617.85" calcext:value-type="float">
            <text:p>617.85</text:p>
          </table:table-cell>
          <table:table-cell office:value-type="float" office:value="620.3" calcext:value-type="float">
            <text:p>620.3</text:p>
          </table:table-cell>
          <table:table-cell office:value-type="float" office:value="625.1" calcext:value-type="float">
            <text:p>625.1</text:p>
          </table:table-cell>
          <table:table-cell office:value-type="float" office:value="624.9" calcext:value-type="float">
            <text:p>624.9</text:p>
          </table:table-cell>
          <table:table-cell office:value-type="float" office:value="625.05" calcext:value-type="float">
            <text:p>625.05</text:p>
          </table:table-cell>
          <table:table-cell office:value-type="float" office:value="621.9" calcext:value-type="float">
            <text:p>621.9</text:p>
          </table:table-cell>
          <table:table-cell office:value-type="float" office:value="617.7" calcext:value-type="float">
            <text:p>617.7</text:p>
          </table:table-cell>
          <table:table-cell office:value-type="float" office:value="623.1" calcext:value-type="float">
            <text:p>623.1</text:p>
          </table:table-cell>
          <table:table-cell office:value-type="float" office:value="626.5" calcext:value-type="float">
            <text:p>626.5</text:p>
          </table:table-cell>
          <table:table-cell office:value-type="float" office:value="609.7" calcext:value-type="float">
            <text:p>609.7</text:p>
          </table:table-cell>
          <table:table-cell office:value-type="float" office:value="636.7" calcext:value-type="float">
            <text:p>636.7</text:p>
          </table:table-cell>
          <table:table-cell office:value-type="float" office:value="623.9" calcext:value-type="float">
            <text:p>623.9</text:p>
          </table:table-cell>
          <table:table-cell office:value-type="float" office:value="625.65" calcext:value-type="float">
            <text:p>625.65</text:p>
          </table:table-cell>
          <table:table-cell office:value-type="float" office:value="624.95" calcext:value-type="float">
            <text:p>624.95</text:p>
          </table:table-cell>
          <table:table-cell office:value-type="float" office:value="617.7" calcext:value-type="float">
            <text:p>617.7</text:p>
          </table:table-cell>
          <table:table-cell office:value-type="float" office:value="625.15" calcext:value-type="float">
            <text:p>625.15</text:p>
          </table:table-cell>
          <table:table-cell office:value-type="float" office:value="607.9" calcext:value-type="float">
            <text:p>607.9</text:p>
          </table:table-cell>
          <table:table-cell office:value-type="float" office:value="623.8" calcext:value-type="float">
            <text:p>623.8</text:p>
          </table:table-cell>
          <table:table-cell office:value-type="float" office:value="611.65" calcext:value-type="float">
            <text:p>611.65</text:p>
          </table:table-cell>
          <table:table-cell office:value-type="float" office:value="619.3" calcext:value-type="float">
            <text:p>619.3</text:p>
          </table:table-cell>
          <table:table-cell office:value-type="float" office:value="523.5" calcext:value-type="float">
            <text:p>523.5</text:p>
          </table:table-cell>
          <table:table-cell office:value-type="float" office:value="728.5" calcext:value-type="float">
            <text:p>728.5</text:p>
          </table:table-cell>
          <table:table-cell office:value-type="float" office:value="786.8" calcext:value-type="float">
            <text:p>786.8</text:p>
          </table:table-cell>
          <table:table-cell office:value-type="float" office:value="772" calcext:value-type="float">
            <text:p>772</text:p>
          </table:table-cell>
          <table:table-cell office:value-type="float" office:value="753.75" calcext:value-type="float">
            <text:p>753.75</text:p>
          </table:table-cell>
          <table:table-cell office:value-type="float" office:value="751.85" calcext:value-type="float">
            <text:p>751.85</text:p>
          </table:table-cell>
          <table:table-cell office:value-type="float" office:value="751.3" calcext:value-type="float">
            <text:p>751.3</text:p>
          </table:table-cell>
          <table:table-cell office:value-type="float" office:value="759.5" calcext:value-type="float">
            <text:p>759.5</text:p>
          </table:table-cell>
          <table:table-cell office:value-type="float" office:value="749.65" calcext:value-type="float">
            <text:p>749.65</text:p>
          </table:table-cell>
          <table:table-cell office:value-type="float" office:value="761.9" calcext:value-type="float">
            <text:p>761.9</text:p>
          </table:table-cell>
          <table:table-cell office:value-type="float" office:value="751.4" calcext:value-type="float">
            <text:p>751.4</text:p>
          </table:table-cell>
          <table:table-cell office:value-type="float" office:value="762.65" calcext:value-type="float">
            <text:p>762.65</text:p>
          </table:table-cell>
          <table:table-cell office:value-type="float" office:value="751.35" calcext:value-type="float">
            <text:p>751.35</text:p>
          </table:table-cell>
          <table:table-cell office:value-type="float" office:value="761.95" calcext:value-type="float">
            <text:p>761.95</text:p>
          </table:table-cell>
          <table:table-cell office:value-type="float" office:value="773.35" calcext:value-type="float">
            <text:p>773.35</text:p>
          </table:table-cell>
          <table:table-cell office:value-type="float" office:value="763.75" calcext:value-type="float">
            <text:p>763.75</text:p>
          </table:table-cell>
          <table:table-cell office:value-type="float" office:value="758.7" calcext:value-type="float">
            <text:p>758.7</text:p>
          </table:table-cell>
          <table:table-cell office:value-type="float" office:value="745.2" calcext:value-type="float">
            <text:p>745.2</text:p>
          </table:table-cell>
          <table:table-cell office:value-type="float" office:value="754.65" calcext:value-type="float">
            <text:p>754.65</text:p>
          </table:table-cell>
          <table:table-cell office:value-type="float" office:value="775.15" calcext:value-type="float">
            <text:p>775.15</text:p>
          </table:table-cell>
          <table:table-cell office:value-type="float" office:value="757.8" calcext:value-type="float">
            <text:p>757.8</text:p>
          </table:table-cell>
          <table:table-cell office:value-type="float" office:value="766" calcext:value-type="float">
            <text:p>766</text:p>
          </table:table-cell>
          <table:table-cell office:value-type="float" office:value="774.55" calcext:value-type="float">
            <text:p>774.55</text:p>
          </table:table-cell>
          <table:table-cell office:value-type="float" office:value="755.75" calcext:value-type="float">
            <text:p>755.75</text:p>
          </table:table-cell>
          <table:table-cell office:value-type="float" office:value="772.35" calcext:value-type="float">
            <text:p>772.35</text:p>
          </table:table-cell>
          <table:table-cell office:value-type="float" office:value="755.3" calcext:value-type="float">
            <text:p>755.3</text:p>
          </table:table-cell>
          <table:table-cell office:value-type="float" office:value="759.15" calcext:value-type="float">
            <text:p>759.15</text:p>
          </table:table-cell>
          <table:table-cell office:value-type="float" office:value="753.15" calcext:value-type="float">
            <text:p>753.15</text:p>
          </table:table-cell>
          <table:table-cell office:value-type="float" office:value="770.2" calcext:value-type="float">
            <text:p>770.2</text:p>
          </table:table-cell>
          <table:table-cell office:value-type="float" office:value="778.6" calcext:value-type="float">
            <text:p>778.6</text:p>
          </table:table-cell>
          <table:table-cell office:value-type="float" office:value="717" calcext:value-type="float">
            <text:p>717</text:p>
          </table:table-cell>
          <table:table-cell office:value-type="float" office:value="619.3" calcext:value-type="float">
            <text:p>619.3</text:p>
          </table:table-cell>
          <table:table-cell office:value-type="float" office:value="528.45" calcext:value-type="float">
            <text:p>528.45</text:p>
          </table:table-cell>
          <table:table-cell office:value-type="float" office:value="713.6" calcext:value-type="float">
            <text:p>713.6</text:p>
          </table:table-cell>
          <table:table-cell office:value-type="float" office:value="783.2" calcext:value-type="float">
            <text:p>783.2</text:p>
          </table:table-cell>
          <table:table-cell office:value-type="float" office:value="763.45" calcext:value-type="float">
            <text:p>763.45</text:p>
          </table:table-cell>
          <table:table-cell office:value-type="float" office:value="804.9" calcext:value-type="float">
            <text:p>804.9</text:p>
          </table:table-cell>
          <table:table-cell office:value-type="float" office:value="735.5" calcext:value-type="float">
            <text:p>735.5</text:p>
          </table:table-cell>
          <table:table-cell office:value-type="float" office:value="740.2" calcext:value-type="float">
            <text:p>740.2</text:p>
          </table:table-cell>
          <table:table-cell office:value-type="float" office:value="724.9" calcext:value-type="float">
            <text:p>724.9</text:p>
          </table:table-cell>
          <table:table-cell office:value-type="float" office:value="698.65" calcext:value-type="float">
            <text:p>698.65</text:p>
          </table:table-cell>
          <table:table-cell office:value-type="float" office:value="715.4" calcext:value-type="float">
            <text:p>715.4</text:p>
          </table:table-cell>
          <table:table-cell office:value-type="float" office:value="732.25" calcext:value-type="float">
            <text:p>732.25</text:p>
          </table:table-cell>
          <table:table-cell office:value-type="float" office:value="723.8" calcext:value-type="float">
            <text:p>723.8</text:p>
          </table:table-cell>
          <table:table-cell office:value-type="float" office:value="715.1" calcext:value-type="float">
            <text:p>715.1</text:p>
          </table:table-cell>
          <table:table-cell office:value-type="float" office:value="723.1" calcext:value-type="float">
            <text:p>723.1</text:p>
          </table:table-cell>
          <table:table-cell office:value-type="float" office:value="729.55" calcext:value-type="float">
            <text:p>729.55</text:p>
          </table:table-cell>
          <table:table-cell office:value-type="float" office:value="729.75" calcext:value-type="float">
            <text:p>729.75</text:p>
          </table:table-cell>
          <table:table-cell office:value-type="float" office:value="728.5" calcext:value-type="float">
            <text:p>728.5</text:p>
          </table:table-cell>
          <table:table-cell office:value-type="float" office:value="709.65" calcext:value-type="float">
            <text:p>709.65</text:p>
          </table:table-cell>
          <table:table-cell office:value-type="float" office:value="714.65" calcext:value-type="float">
            <text:p>714.65</text:p>
          </table:table-cell>
          <table:table-cell office:value-type="float" office:value="716.3" calcext:value-type="float">
            <text:p>716.3</text:p>
          </table:table-cell>
          <table:table-cell office:value-type="float" office:value="725.3" calcext:value-type="float">
            <text:p>725.3</text:p>
          </table:table-cell>
          <table:table-cell office:value-type="float" office:value="717.85" calcext:value-type="float">
            <text:p>717.85</text:p>
          </table:table-cell>
          <table:table-cell office:value-type="float" office:value="722" calcext:value-type="float">
            <text:p>722</text:p>
          </table:table-cell>
          <table:table-cell office:value-type="float" office:value="719.05" calcext:value-type="float">
            <text:p>719.05</text:p>
          </table:table-cell>
          <table:table-cell office:value-type="float" office:value="737.3" calcext:value-type="float">
            <text:p>737.3</text:p>
          </table:table-cell>
          <table:table-cell office:value-type="float" office:value="705.3" calcext:value-type="float">
            <text:p>705.3</text:p>
          </table:table-cell>
          <table:table-cell office:value-type="float" office:value="716.25" calcext:value-type="float">
            <text:p>716.25</text:p>
          </table:table-cell>
          <table:table-cell office:value-type="float" office:value="805.3" calcext:value-type="float">
            <text:p>805.3</text:p>
          </table:table-cell>
          <table:table-cell office:value-type="float" office:value="743.75" calcext:value-type="float">
            <text:p>743.75</text:p>
          </table:table-cell>
          <table:table-cell office:value-type="float" office:value="771.35" calcext:value-type="float">
            <text:p>771.35</text:p>
          </table:table-cell>
          <table:table-cell office:value-type="float" office:value="706.5" calcext:value-type="float">
            <text:p>706.5</text:p>
          </table:table-cell>
          <table:table-cell office:value-type="float" office:value="630.05" calcext:value-type="float">
            <text:p>630.05</text:p>
          </table:table-cell>
          <table:table-cell office:value-type="float" office:value="526.45" calcext:value-type="float">
            <text:p>526.45</text:p>
          </table:table-cell>
          <table:table-cell office:value-type="float" office:value="711.3" calcext:value-type="float">
            <text:p>711.3</text:p>
          </table:table-cell>
          <table:table-cell office:value-type="float" office:value="793.55" calcext:value-type="float">
            <text:p>793.55</text:p>
          </table:table-cell>
          <table:table-cell office:value-type="float" office:value="742.75" calcext:value-type="float">
            <text:p>742.75</text:p>
          </table:table-cell>
          <table:table-cell office:value-type="float" office:value="712.8" calcext:value-type="float">
            <text:p>712.8</text:p>
          </table:table-cell>
          <table:table-cell office:value-type="float" office:value="684" calcext:value-type="float">
            <text:p>684</text:p>
          </table:table-cell>
          <table:table-cell office:value-type="float" office:value="696.6" calcext:value-type="float">
            <text:p>696.6</text:p>
          </table:table-cell>
          <table:table-cell office:value-type="float" office:value="693.8" calcext:value-type="float">
            <text:p>693.8</text:p>
          </table:table-cell>
          <table:table-cell office:value-type="float" office:value="679.8" calcext:value-type="float">
            <text:p>679.8</text:p>
          </table:table-cell>
          <table:table-cell office:value-type="float" office:value="694.9" calcext:value-type="float">
            <text:p>694.9</text:p>
          </table:table-cell>
          <table:table-cell office:value-type="float" office:value="696.1" calcext:value-type="float">
            <text:p>696.1</text:p>
          </table:table-cell>
          <table:table-cell office:value-type="float" office:value="695.55" calcext:value-type="float">
            <text:p>695.55</text:p>
          </table:table-cell>
          <table:table-cell office:value-type="float" office:value="687.35" calcext:value-type="float">
            <text:p>687.35</text:p>
          </table:table-cell>
          <table:table-cell office:value-type="float" office:value="698.15" calcext:value-type="float">
            <text:p>698.15</text:p>
          </table:table-cell>
          <table:table-cell office:value-type="float" office:value="692.1" calcext:value-type="float">
            <text:p>692.1</text:p>
          </table:table-cell>
          <table:table-cell office:value-type="float" office:value="692.7" calcext:value-type="float">
            <text:p>692.7</text:p>
          </table:table-cell>
          <table:table-cell office:value-type="float" office:value="691.55" calcext:value-type="float">
            <text:p>691.55</text:p>
          </table:table-cell>
          <table:table-cell office:value-type="float" office:value="680.2" calcext:value-type="float">
            <text:p>680.2</text:p>
          </table:table-cell>
          <table:table-cell office:value-type="float" office:value="695.2" calcext:value-type="float">
            <text:p>695.2</text:p>
          </table:table-cell>
          <table:table-cell office:value-type="float" office:value="703.2" calcext:value-type="float">
            <text:p>703.2</text:p>
          </table:table-cell>
          <table:table-cell office:value-type="float" office:value="684.9" calcext:value-type="float">
            <text:p>684.9</text:p>
          </table:table-cell>
          <table:table-cell office:value-type="float" office:value="693.2" calcext:value-type="float">
            <text:p>693.2</text:p>
          </table:table-cell>
          <table:table-cell office:value-type="float" office:value="703.4" calcext:value-type="float">
            <text:p>703.4</text:p>
          </table:table-cell>
          <table:table-cell office:value-type="float" office:value="695.7" calcext:value-type="float">
            <text:p>695.7</text:p>
          </table:table-cell>
          <table:table-cell office:value-type="float" office:value="704.7" calcext:value-type="float">
            <text:p>704.7</text:p>
          </table:table-cell>
          <table:table-cell office:value-type="float" office:value="698.75" calcext:value-type="float">
            <text:p>698.75</text:p>
          </table:table-cell>
          <table:table-cell office:value-type="float" office:value="694.45" calcext:value-type="float">
            <text:p>694.45</text:p>
          </table:table-cell>
          <table:table-cell office:value-type="float" office:value="720.15" calcext:value-type="float">
            <text:p>720.15</text:p>
          </table:table-cell>
          <table:table-cell office:value-type="float" office:value="741.6" calcext:value-type="float">
            <text:p>741.6</text:p>
          </table:table-cell>
          <table:table-cell office:value-type="float" office:value="782.45" calcext:value-type="float">
            <text:p>782.45</text:p>
          </table:table-cell>
          <table:table-cell office:value-type="float" office:value="699.9" calcext:value-type="float">
            <text:p>699.9</text:p>
          </table:table-cell>
          <table:table-cell office:value-type="float" office:value="632.3" calcext:value-type="float">
            <text:p>632.3</text:p>
          </table:table-cell>
          <table:table-cell office:value-type="float" office:value="531.8" calcext:value-type="float">
            <text:p>531.8</text:p>
          </table:table-cell>
          <table:table-cell office:value-type="float" office:value="719.05" calcext:value-type="float">
            <text:p>719.05</text:p>
          </table:table-cell>
          <table:table-cell office:value-type="float" office:value="786.8" calcext:value-type="float">
            <text:p>786.8</text:p>
          </table:table-cell>
          <table:table-cell office:value-type="float" office:value="766" calcext:value-type="float">
            <text:p>766</text:p>
          </table:table-cell>
          <table:table-cell office:value-type="float" office:value="717.15" calcext:value-type="float">
            <text:p>717.15</text:p>
          </table:table-cell>
          <table:table-cell office:value-type="float" office:value="696" calcext:value-type="float">
            <text:p>696</text:p>
          </table:table-cell>
          <table:table-cell office:value-type="float" office:value="734.7" calcext:value-type="float">
            <text:p>734.7</text:p>
          </table:table-cell>
          <table:table-cell office:value-type="float" office:value="722.4" calcext:value-type="float">
            <text:p>722.4</text:p>
          </table:table-cell>
          <table:table-cell office:value-type="float" office:value="728.55" calcext:value-type="float">
            <text:p>728.55</text:p>
          </table:table-cell>
          <table:table-cell office:value-type="float" office:value="745.5" calcext:value-type="float">
            <text:p>745.5</text:p>
          </table:table-cell>
          <table:table-cell office:value-type="float" office:value="741.2" calcext:value-type="float">
            <text:p>741.2</text:p>
          </table:table-cell>
          <table:table-cell office:value-type="float" office:value="746.25" calcext:value-type="float">
            <text:p>746.25</text:p>
          </table:table-cell>
          <table:table-cell office:value-type="float" office:value="738.9" calcext:value-type="float">
            <text:p>738.9</text:p>
          </table:table-cell>
          <table:table-cell office:value-type="float" office:value="755.1" calcext:value-type="float">
            <text:p>755.1</text:p>
          </table:table-cell>
          <table:table-cell office:value-type="float" office:value="749.5" calcext:value-type="float">
            <text:p>749.5</text:p>
          </table:table-cell>
          <table:table-cell office:value-type="float" office:value="744.8" calcext:value-type="float">
            <text:p>744.8</text:p>
          </table:table-cell>
          <table:table-cell office:value-type="float" office:value="736.45" calcext:value-type="float">
            <text:p>736.45</text:p>
          </table:table-cell>
          <table:table-cell office:value-type="float" office:value="731.45" calcext:value-type="float">
            <text:p>731.45</text:p>
          </table:table-cell>
          <table:table-cell office:value-type="float" office:value="681.3" calcext:value-type="float">
            <text:p>681.3</text:p>
          </table:table-cell>
          <table:table-cell office:value-type="float" office:value="674.3" calcext:value-type="float">
            <text:p>674.3</text:p>
          </table:table-cell>
          <table:table-cell office:value-type="float" office:value="682.6" calcext:value-type="float">
            <text:p>682.6</text:p>
          </table:table-cell>
          <table:table-cell office:value-type="float" office:value="678.4" calcext:value-type="float">
            <text:p>678.4</text:p>
          </table:table-cell>
          <table:table-cell office:value-type="float" office:value="691.5" calcext:value-type="float">
            <text:p>691.5</text:p>
          </table:table-cell>
          <table:table-cell office:value-type="float" office:value="687.65" calcext:value-type="float">
            <text:p>687.65</text:p>
          </table:table-cell>
          <table:table-cell office:value-type="float" office:value="688.2" calcext:value-type="float">
            <text:p>688.2</text:p>
          </table:table-cell>
          <table:table-cell office:value-type="float" office:value="661.7" calcext:value-type="float">
            <text:p>661.7</text:p>
          </table:table-cell>
          <table:table-cell office:value-type="float" office:value="685.1" calcext:value-type="float">
            <text:p>685.1</text:p>
          </table:table-cell>
          <table:table-cell office:value-type="float" office:value="714.6" calcext:value-type="float">
            <text:p>714.6</text:p>
          </table:table-cell>
          <table:table-cell office:value-type="float" office:value="739.7" calcext:value-type="float">
            <text:p>739.7</text:p>
          </table:table-cell>
          <table:table-cell office:value-type="float" office:value="773.05" calcext:value-type="float">
            <text:p>773.05</text:p>
          </table:table-cell>
          <table:table-cell office:value-type="float" office:value="701.15" calcext:value-type="float">
            <text:p>701.15</text:p>
          </table:table-cell>
          <table:table-cell office:value-type="float" office:value="632.55" calcext:value-type="float">
            <text:p>632.55</text:p>
          </table:table-cell>
          <table:table-cell office:value-type="float" office:value="523.8" calcext:value-type="float">
            <text:p>523.8</text:p>
          </table:table-cell>
          <table:table-cell office:value-type="float" office:value="722.9" calcext:value-type="float">
            <text:p>722.9</text:p>
          </table:table-cell>
          <table:table-cell office:value-type="float" office:value="782.8" calcext:value-type="float">
            <text:p>782.8</text:p>
          </table:table-cell>
          <table:table-cell office:value-type="float" office:value="752.25" calcext:value-type="float">
            <text:p>752.25</text:p>
          </table:table-cell>
          <table:table-cell office:value-type="float" office:value="717" calcext:value-type="float">
            <text:p>717</text:p>
          </table:table-cell>
          <table:table-cell office:value-type="float" office:value="695.6" calcext:value-type="float">
            <text:p>695.6</text:p>
          </table:table-cell>
          <table:table-cell office:value-type="float" office:value="675.3" calcext:value-type="float">
            <text:p>675.3</text:p>
          </table:table-cell>
          <table:table-cell office:value-type="float" office:value="795.95" calcext:value-type="float">
            <text:p>795.95</text:p>
          </table:table-cell>
          <table:table-cell office:value-type="float" office:value="737.3" calcext:value-type="float">
            <text:p>737.3</text:p>
          </table:table-cell>
          <table:table-cell office:value-type="float" office:value="721.9" calcext:value-type="float">
            <text:p>721.9</text:p>
          </table:table-cell>
          <table:table-cell office:value-type="float" office:value="741.7" calcext:value-type="float">
            <text:p>741.7</text:p>
          </table:table-cell>
          <table:table-cell office:value-type="float" office:value="732.6" calcext:value-type="float">
            <text:p>732.6</text:p>
          </table:table-cell>
          <table:table-cell office:value-type="float" office:value="739.25" calcext:value-type="float">
            <text:p>739.25</text:p>
          </table:table-cell>
          <table:table-cell office:value-type="float" office:value="735.2" calcext:value-type="float">
            <text:p>735.2</text:p>
          </table:table-cell>
          <table:table-cell office:value-type="float" office:value="751.6" calcext:value-type="float">
            <text:p>751.6</text:p>
          </table:table-cell>
          <table:table-cell office:value-type="float" office:value="746.8" calcext:value-type="float">
            <text:p>746.8</text:p>
          </table:table-cell>
          <table:table-cell office:value-type="float" office:value="735.45" calcext:value-type="float">
            <text:p>735.45</text:p>
          </table:table-cell>
          <table:table-cell office:value-type="float" office:value="721.9" calcext:value-type="float">
            <text:p>721.9</text:p>
          </table:table-cell>
          <table:table-cell office:value-type="float" office:value="725.3" calcext:value-type="float">
            <text:p>725.3</text:p>
          </table:table-cell>
          <table:table-cell office:value-type="float" office:value="726.05" calcext:value-type="float">
            <text:p>726.05</text:p>
          </table:table-cell>
          <table:table-cell office:value-type="float" office:value="714.95" calcext:value-type="float">
            <text:p>714.95</text:p>
          </table:table-cell>
          <table:table-cell office:value-type="float" office:value="713.9" calcext:value-type="float">
            <text:p>713.9</text:p>
          </table:table-cell>
          <table:table-cell office:value-type="float" office:value="729.9" calcext:value-type="float">
            <text:p>729.9</text:p>
          </table:table-cell>
          <table:table-cell office:value-type="float" office:value="715.8" calcext:value-type="float">
            <text:p>715.8</text:p>
          </table:table-cell>
          <table:table-cell office:value-type="float" office:value="794.85" calcext:value-type="float">
            <text:p>794.85</text:p>
          </table:table-cell>
          <table:table-cell office:value-type="float" office:value="672.8" calcext:value-type="float">
            <text:p>672.8</text:p>
          </table:table-cell>
          <table:table-cell office:value-type="float" office:value="681.7" calcext:value-type="float">
            <text:p>681.7</text:p>
          </table:table-cell>
          <table:table-cell office:value-type="float" office:value="709.3" calcext:value-type="float">
            <text:p>709.3</text:p>
          </table:table-cell>
          <table:table-cell office:value-type="float" office:value="737.25" calcext:value-type="float">
            <text:p>737.25</text:p>
          </table:table-cell>
          <table:table-cell office:value-type="float" office:value="787.6" calcext:value-type="float">
            <text:p>787.6</text:p>
          </table:table-cell>
          <table:table-cell office:value-type="float" office:value="697.6" calcext:value-type="float">
            <text:p>697.6</text:p>
          </table:table-cell>
          <table:table-cell office:value-type="float" office:value="619.8" calcext:value-type="float">
            <text:p>619.8</text:p>
          </table:table-cell>
          <table:table-cell office:value-type="float" office:value="533.7" calcext:value-type="float">
            <text:p>533.7</text:p>
          </table:table-cell>
          <table:table-cell office:value-type="float" office:value="717.4" calcext:value-type="float">
            <text:p>717.4</text:p>
          </table:table-cell>
          <table:table-cell office:value-type="float" office:value="774.5" calcext:value-type="float">
            <text:p>774.5</text:p>
          </table:table-cell>
          <table:table-cell office:value-type="float" office:value="764.45" calcext:value-type="float">
            <text:p>764.45</text:p>
          </table:table-cell>
          <table:table-cell office:value-type="float" office:value="721.45" calcext:value-type="float">
            <text:p>721.45</text:p>
          </table:table-cell>
          <table:table-cell office:value-type="float" office:value="701.65" calcext:value-type="float">
            <text:p>701.65</text:p>
          </table:table-cell>
          <table:table-cell office:value-type="float" office:value="689.2" calcext:value-type="float">
            <text:p>689.2</text:p>
          </table:table-cell>
          <table:table-cell office:value-type="float" office:value="722.4" calcext:value-type="float">
            <text:p>722.4</text:p>
          </table:table-cell>
          <table:table-cell office:value-type="float" office:value="772.85" calcext:value-type="float">
            <text:p>772.85</text:p>
          </table:table-cell>
          <table:table-cell office:value-type="float" office:value="770.75" calcext:value-type="float">
            <text:p>770.75</text:p>
          </table:table-cell>
          <table:table-cell office:value-type="float" office:value="785.5" calcext:value-type="float">
            <text:p>785.5</text:p>
          </table:table-cell>
          <table:table-cell office:value-type="float" office:value="786.15" calcext:value-type="float">
            <text:p>786.15</text:p>
          </table:table-cell>
          <table:table-cell office:value-type="float" office:value="766.95" calcext:value-type="float">
            <text:p>766.95</text:p>
          </table:table-cell>
          <table:table-cell office:value-type="float" office:value="778.35" calcext:value-type="float">
            <text:p>778.35</text:p>
          </table:table-cell>
          <table:table-cell office:value-type="float" office:value="788.1" calcext:value-type="float">
            <text:p>788.1</text:p>
          </table:table-cell>
          <table:table-cell office:value-type="float" office:value="770.1" calcext:value-type="float">
            <text:p>770.1</text:p>
          </table:table-cell>
          <table:table-cell office:value-type="float" office:value="777.2" calcext:value-type="float">
            <text:p>777.2</text:p>
          </table:table-cell>
          <table:table-cell office:value-type="float" office:value="782.15" calcext:value-type="float">
            <text:p>782.15</text:p>
          </table:table-cell>
          <table:table-cell office:value-type="float" office:value="771" calcext:value-type="float">
            <text:p>771</text:p>
          </table:table-cell>
          <table:table-cell office:value-type="float" office:value="779.35" calcext:value-type="float">
            <text:p>779.35</text:p>
          </table:table-cell>
          <table:table-cell office:value-type="float" office:value="769.4" calcext:value-type="float">
            <text:p>769.4</text:p>
          </table:table-cell>
          <table:table-cell office:value-type="float" office:value="758.5" calcext:value-type="float">
            <text:p>758.5</text:p>
          </table:table-cell>
          <table:table-cell office:value-type="float" office:value="768.6" calcext:value-type="float">
            <text:p>768.6</text:p>
          </table:table-cell>
          <table:table-cell office:value-type="float" office:value="778.1" calcext:value-type="float">
            <text:p>778.1</text:p>
          </table:table-cell>
          <table:table-cell office:value-type="float" office:value="708.6" calcext:value-type="float">
            <text:p>708.6</text:p>
          </table:table-cell>
          <table:table-cell office:value-type="float" office:value="674.2" calcext:value-type="float">
            <text:p>674.2</text:p>
          </table:table-cell>
          <table:table-cell office:value-type="float" office:value="692.8" calcext:value-type="float">
            <text:p>692.8</text:p>
          </table:table-cell>
          <table:table-cell office:value-type="float" office:value="717.8" calcext:value-type="float">
            <text:p>717.8</text:p>
          </table:table-cell>
          <table:table-cell office:value-type="float" office:value="752.8" calcext:value-type="float">
            <text:p>752.8</text:p>
          </table:table-cell>
          <table:table-cell office:value-type="float" office:value="791.45" calcext:value-type="float">
            <text:p>791.45</text:p>
          </table:table-cell>
          <table:table-cell office:value-type="float" office:value="710.6" calcext:value-type="float">
            <text:p>710.6</text:p>
          </table:table-cell>
          <table:table-cell office:value-type="float" office:value="625.55" calcext:value-type="float">
            <text:p>625.55</text:p>
          </table:table-cell>
          <table:table-cell office:value-type="float" office:value="525" calcext:value-type="float">
            <text:p>525</text:p>
          </table:table-cell>
          <table:table-cell office:value-type="float" office:value="722.7" calcext:value-type="float">
            <text:p>722.7</text:p>
          </table:table-cell>
          <table:table-cell office:value-type="float" office:value="785.9" calcext:value-type="float">
            <text:p>785.9</text:p>
          </table:table-cell>
          <table:table-cell office:value-type="float" office:value="748.1" calcext:value-type="float">
            <text:p>748.1</text:p>
          </table:table-cell>
          <table:table-cell office:value-type="float" office:value="725.9" calcext:value-type="float">
            <text:p>725.9</text:p>
          </table:table-cell>
          <table:table-cell office:value-type="float" office:value="692.85" calcext:value-type="float">
            <text:p>692.85</text:p>
          </table:table-cell>
          <table:table-cell office:value-type="float" office:value="684.1" calcext:value-type="float">
            <text:p>684.1</text:p>
          </table:table-cell>
          <table:table-cell office:value-type="float" office:value="738.75" calcext:value-type="float">
            <text:p>738.75</text:p>
          </table:table-cell>
          <table:table-cell office:value-type="float" office:value="770.4" calcext:value-type="float">
            <text:p>770.4</text:p>
          </table:table-cell>
          <table:table-cell office:value-type="float" office:value="721.8" calcext:value-type="float">
            <text:p>721.8</text:p>
          </table:table-cell>
          <table:table-cell office:value-type="float" office:value="714.6" calcext:value-type="float">
            <text:p>714.6</text:p>
          </table:table-cell>
          <table:table-cell office:value-type="float" office:value="725.6" calcext:value-type="float">
            <text:p>725.6</text:p>
          </table:table-cell>
          <table:table-cell office:value-type="float" office:value="718" calcext:value-type="float">
            <text:p>718</text:p>
          </table:table-cell>
          <table:table-cell office:value-type="float" office:value="728.75" calcext:value-type="float">
            <text:p>728.75</text:p>
          </table:table-cell>
          <table:table-cell office:value-type="float" office:value="724.95" calcext:value-type="float">
            <text:p>724.95</text:p>
          </table:table-cell>
          <table:table-cell office:value-type="float" office:value="728.55" calcext:value-type="float">
            <text:p>728.55</text:p>
          </table:table-cell>
          <table:table-cell office:value-type="float" office:value="737.3" calcext:value-type="float">
            <text:p>737.3</text:p>
          </table:table-cell>
          <table:table-cell office:value-type="float" office:value="723.05" calcext:value-type="float">
            <text:p>723.05</text:p>
          </table:table-cell>
          <table:table-cell office:value-type="float" office:value="718.15" calcext:value-type="float">
            <text:p>718.15</text:p>
          </table:table-cell>
          <table:table-cell office:value-type="float" office:value="731.6" calcext:value-type="float">
            <text:p>731.6</text:p>
          </table:table-cell>
          <table:table-cell office:value-type="float" office:value="726.7" calcext:value-type="float">
            <text:p>726.7</text:p>
          </table:table-cell>
          <table:table-cell office:value-type="float" office:value="721" calcext:value-type="float">
            <text:p>721</text:p>
          </table:table-cell>
          <table:table-cell office:value-type="float" office:value="753.1" calcext:value-type="float">
            <text:p>753.1</text:p>
          </table:table-cell>
          <table:table-cell office:value-type="float" office:value="760.15" calcext:value-type="float">
            <text:p>760.15</text:p>
          </table:table-cell>
          <table:table-cell office:value-type="float" office:value="720.9" calcext:value-type="float">
            <text:p>720.9</text:p>
          </table:table-cell>
          <table:table-cell office:value-type="float" office:value="673.8" calcext:value-type="float">
            <text:p>673.8</text:p>
          </table:table-cell>
          <table:table-cell office:value-type="float" office:value="689.45" calcext:value-type="float">
            <text:p>689.45</text:p>
          </table:table-cell>
          <table:table-cell office:value-type="float" office:value="731.6" calcext:value-type="float">
            <text:p>731.6</text:p>
          </table:table-cell>
          <table:table-cell office:value-type="float" office:value="749.5" calcext:value-type="float">
            <text:p>749.5</text:p>
          </table:table-cell>
          <table:table-cell office:value-type="float" office:value="777" calcext:value-type="float">
            <text:p>777</text:p>
          </table:table-cell>
          <table:table-cell office:value-type="float" office:value="712.7" calcext:value-type="float">
            <text:p>712.7</text:p>
          </table:table-cell>
          <table:table-cell office:value-type="float" office:value="623" calcext:value-type="float">
            <text:p>623</text:p>
          </table:table-cell>
          <table:table-cell office:value-type="float" office:value="524.7" calcext:value-type="float">
            <text:p>524.7</text:p>
          </table:table-cell>
          <table:table-cell office:value-type="float" office:value="721.3" calcext:value-type="float">
            <text:p>721.3</text:p>
          </table:table-cell>
          <table:table-cell office:value-type="float" office:value="801.2" calcext:value-type="float">
            <text:p>801.2</text:p>
          </table:table-cell>
          <table:table-cell office:value-type="float" office:value="763.5" calcext:value-type="float">
            <text:p>763.5</text:p>
          </table:table-cell>
          <table:table-cell office:value-type="float" office:value="735" calcext:value-type="float">
            <text:p>735</text:p>
          </table:table-cell>
          <table:table-cell office:value-type="float" office:value="706.1" calcext:value-type="float">
            <text:p>706.1</text:p>
          </table:table-cell>
          <table:table-cell office:value-type="float" office:value="688.7" calcext:value-type="float">
            <text:p>688.7</text:p>
          </table:table-cell>
          <table:table-cell office:value-type="float" office:value="721.2" calcext:value-type="float">
            <text:p>721.2</text:p>
          </table:table-cell>
          <table:table-cell office:value-type="float" office:value="763.75" calcext:value-type="float">
            <text:p>763.75</text:p>
          </table:table-cell>
          <table:table-cell office:value-type="float" office:value="730.05" calcext:value-type="float">
            <text:p>730.05</text:p>
          </table:table-cell>
          <table:table-cell office:value-type="float" office:value="714.3" calcext:value-type="float">
            <text:p>714.3</text:p>
          </table:table-cell>
          <table:table-cell office:value-type="float" office:value="718.8" calcext:value-type="float">
            <text:p>718.8</text:p>
          </table:table-cell>
          <table:table-cell office:value-type="float" office:value="709.8" calcext:value-type="float">
            <text:p>709.8</text:p>
          </table:table-cell>
          <table:table-cell office:value-type="float" office:value="721.2" calcext:value-type="float">
            <text:p>721.2</text:p>
          </table:table-cell>
          <table:table-cell office:value-type="float" office:value="716.5" calcext:value-type="float">
            <text:p>716.5</text:p>
          </table:table-cell>
          <table:table-cell office:value-type="float" office:value="720.65" calcext:value-type="float">
            <text:p>720.65</text:p>
          </table:table-cell>
          <table:table-cell office:value-type="float" office:value="717.25" calcext:value-type="float">
            <text:p>717.25</text:p>
          </table:table-cell>
          <table:table-cell office:value-type="float" office:value="719.3" calcext:value-type="float">
            <text:p>719.3</text:p>
          </table:table-cell>
          <table:table-cell office:value-type="float" office:value="703.85" calcext:value-type="float">
            <text:p>703.85</text:p>
          </table:table-cell>
          <table:table-cell office:value-type="float" office:value="715.45" calcext:value-type="float">
            <text:p>715.45</text:p>
          </table:table-cell>
          <table:table-cell office:value-type="float" office:value="717.7" calcext:value-type="float">
            <text:p>717.7</text:p>
          </table:table-cell>
          <table:table-cell office:value-type="float" office:value="722.8" calcext:value-type="float">
            <text:p>722.8</text:p>
          </table:table-cell>
          <table:table-cell office:value-type="float" office:value="732.45" calcext:value-type="float">
            <text:p>732.45</text:p>
          </table:table-cell>
          <table:table-cell office:value-type="float" office:value="758.65" calcext:value-type="float">
            <text:p>758.65</text:p>
          </table:table-cell>
          <table:table-cell office:value-type="float" office:value="715.4" calcext:value-type="float">
            <text:p>715.4</text:p>
          </table:table-cell>
          <table:table-cell office:value-type="float" office:value="674" calcext:value-type="float">
            <text:p>674</text:p>
          </table:table-cell>
          <table:table-cell office:value-type="float" office:value="684.85" calcext:value-type="float">
            <text:p>684.85</text:p>
          </table:table-cell>
          <table:table-cell office:value-type="float" office:value="737.4" calcext:value-type="float">
            <text:p>737.4</text:p>
          </table:table-cell>
          <table:table-cell office:value-type="float" office:value="758.2" calcext:value-type="float">
            <text:p>758.2</text:p>
          </table:table-cell>
          <table:table-cell office:value-type="float" office:value="775.95" calcext:value-type="float">
            <text:p>775.95</text:p>
          </table:table-cell>
          <table:table-cell office:value-type="float" office:value="718" calcext:value-type="float">
            <text:p>718</text:p>
          </table:table-cell>
          <table:table-cell office:value-type="float" office:value="629.6" calcext:value-type="float">
            <text:p>629.6</text:p>
          </table:table-cell>
          <table:table-cell office:value-type="float" office:value="520.4" calcext:value-type="float">
            <text:p>520.4</text:p>
          </table:table-cell>
          <table:table-cell office:value-type="float" office:value="723.75" calcext:value-type="float">
            <text:p>723.75</text:p>
          </table:table-cell>
          <table:table-cell office:value-type="float" office:value="790.3" calcext:value-type="float">
            <text:p>790.3</text:p>
          </table:table-cell>
          <table:table-cell office:value-type="float" office:value="754.45" calcext:value-type="float">
            <text:p>754.45</text:p>
          </table:table-cell>
          <table:table-cell office:value-type="float" office:value="740.75" calcext:value-type="float">
            <text:p>740.75</text:p>
          </table:table-cell>
          <table:table-cell office:value-type="float" office:value="686.4" calcext:value-type="float">
            <text:p>686.4</text:p>
          </table:table-cell>
          <table:table-cell office:value-type="float" office:value="679.35" calcext:value-type="float">
            <text:p>679.35</text:p>
          </table:table-cell>
          <table:table-cell office:value-type="float" office:value="715.35" calcext:value-type="float">
            <text:p>715.35</text:p>
          </table:table-cell>
          <table:table-cell office:value-type="float" office:value="776.45" calcext:value-type="float">
            <text:p>776.45</text:p>
          </table:table-cell>
          <table:table-cell office:value-type="float" office:value="715.4" calcext:value-type="float">
            <text:p>715.4</text:p>
          </table:table-cell>
          <table:table-cell office:value-type="float" office:value="718.45" calcext:value-type="float">
            <text:p>718.45</text:p>
          </table:table-cell>
          <table:table-cell office:value-type="float" office:value="713" calcext:value-type="float">
            <text:p>713</text:p>
          </table:table-cell>
          <table:table-cell office:value-type="float" office:value="701.15" calcext:value-type="float">
            <text:p>701.15</text:p>
          </table:table-cell>
          <table:table-cell office:value-type="float" office:value="694.2" calcext:value-type="float">
            <text:p>694.2</text:p>
          </table:table-cell>
          <table:table-cell office:value-type="float" office:value="717.65" calcext:value-type="float">
            <text:p>717.65</text:p>
          </table:table-cell>
          <table:table-cell office:value-type="float" office:value="701" calcext:value-type="float">
            <text:p>701</text:p>
          </table:table-cell>
          <table:table-cell office:value-type="float" office:value="704.7" calcext:value-type="float">
            <text:p>704.7</text:p>
          </table:table-cell>
          <table:table-cell office:value-type="float" office:value="690.8" calcext:value-type="float">
            <text:p>690.8</text:p>
          </table:table-cell>
          <table:table-cell office:value-type="float" office:value="690.4" calcext:value-type="float">
            <text:p>690.4</text:p>
          </table:table-cell>
          <table:table-cell office:value-type="float" office:value="695.2" calcext:value-type="float">
            <text:p>695.2</text:p>
          </table:table-cell>
          <table:table-cell office:value-type="float" office:value="700.8" calcext:value-type="float">
            <text:p>700.8</text:p>
          </table:table-cell>
          <table:table-cell office:value-type="float" office:value="715.25" calcext:value-type="float">
            <text:p>715.25</text:p>
          </table:table-cell>
          <table:table-cell office:value-type="float" office:value="735.2" calcext:value-type="float">
            <text:p>735.2</text:p>
          </table:table-cell>
          <table:table-cell office:value-type="float" office:value="759.8" calcext:value-type="float">
            <text:p>759.8</text:p>
          </table:table-cell>
          <table:table-cell office:value-type="float" office:value="714.85" calcext:value-type="float">
            <text:p>714.85</text:p>
          </table:table-cell>
          <table:table-cell office:value-type="float" office:value="671.9" calcext:value-type="float">
            <text:p>671.9</text:p>
          </table:table-cell>
          <table:table-cell office:value-type="float" office:value="696.5" calcext:value-type="float">
            <text:p>696.5</text:p>
          </table:table-cell>
          <table:table-cell office:value-type="float" office:value="735.9" calcext:value-type="float">
            <text:p>735.9</text:p>
          </table:table-cell>
          <table:table-cell office:value-type="float" office:value="748.3" calcext:value-type="float">
            <text:p>748.3</text:p>
          </table:table-cell>
          <table:table-cell office:value-type="float" office:value="770.1" calcext:value-type="float">
            <text:p>770.1</text:p>
          </table:table-cell>
          <table:table-cell office:value-type="float" office:value="715.95" calcext:value-type="float">
            <text:p>715.95</text:p>
          </table:table-cell>
          <table:table-cell office:value-type="float" office:value="626.35" calcext:value-type="float">
            <text:p>626.35</text:p>
          </table:table-cell>
          <table:table-cell office:value-type="float" office:value="526.9" calcext:value-type="float">
            <text:p>526.9</text:p>
          </table:table-cell>
          <table:table-cell office:value-type="float" office:value="732.75" calcext:value-type="float">
            <text:p>732.75</text:p>
          </table:table-cell>
          <table:table-cell office:value-type="float" office:value="720.2" calcext:value-type="float">
            <text:p>720.2</text:p>
          </table:table-cell>
          <table:table-cell office:value-type="float" office:value="757.85" calcext:value-type="float">
            <text:p>757.85</text:p>
          </table:table-cell>
          <table:table-cell office:value-type="float" office:value="747.1" calcext:value-type="float">
            <text:p>747.1</text:p>
          </table:table-cell>
          <table:table-cell office:value-type="float" office:value="698.5" calcext:value-type="float">
            <text:p>698.5</text:p>
          </table:table-cell>
          <table:table-cell office:value-type="float" office:value="681.1" calcext:value-type="float">
            <text:p>681.1</text:p>
          </table:table-cell>
          <table:table-cell office:value-type="float" office:value="715.2" calcext:value-type="float">
            <text:p>715.2</text:p>
          </table:table-cell>
          <table:table-cell office:value-type="float" office:value="750.3" calcext:value-type="float">
            <text:p>750.3</text:p>
          </table:table-cell>
          <table:table-cell office:value-type="float" office:value="735.65" calcext:value-type="float">
            <text:p>735.65</text:p>
          </table:table-cell>
          <table:table-cell office:value-type="float" office:value="724.75" calcext:value-type="float">
            <text:p>724.75</text:p>
          </table:table-cell>
          <table:table-cell office:value-type="float" office:value="715.7" calcext:value-type="float">
            <text:p>715.7</text:p>
          </table:table-cell>
          <table:table-cell office:value-type="float" office:value="722" calcext:value-type="float">
            <text:p>722</text:p>
          </table:table-cell>
          <table:table-cell office:value-type="float" office:value="723.5" calcext:value-type="float">
            <text:p>723.5</text:p>
          </table:table-cell>
          <table:table-cell office:value-type="float" office:value="721.55" calcext:value-type="float">
            <text:p>721.55</text:p>
          </table:table-cell>
          <table:table-cell office:value-type="float" office:value="714.5" calcext:value-type="float">
            <text:p>714.5</text:p>
          </table:table-cell>
          <table:table-cell office:value-type="float" office:value="721.75" calcext:value-type="float">
            <text:p>721.75</text:p>
          </table:table-cell>
          <table:table-cell office:value-type="float" office:value="694" calcext:value-type="float">
            <text:p>694</text:p>
          </table:table-cell>
          <table:table-cell office:value-type="float" office:value="701.05" calcext:value-type="float">
            <text:p>701.05</text:p>
          </table:table-cell>
          <table:table-cell office:value-type="float" office:value="711.2" calcext:value-type="float">
            <text:p>711.2</text:p>
          </table:table-cell>
          <table:table-cell office:value-type="float" office:value="720.7" calcext:value-type="float">
            <text:p>720.7</text:p>
          </table:table-cell>
          <table:table-cell office:value-type="float" office:value="717.25" calcext:value-type="float">
            <text:p>717.25</text:p>
          </table:table-cell>
          <table:table-cell office:value-type="float" office:value="745.2" calcext:value-type="float">
            <text:p>745.2</text:p>
          </table:table-cell>
          <table:table-cell office:value-type="float" office:value="772" calcext:value-type="float">
            <text:p>772</text:p>
          </table:table-cell>
          <table:table-cell office:value-type="float" office:value="719.3" calcext:value-type="float">
            <text:p>719.3</text:p>
          </table:table-cell>
          <table:table-cell office:value-type="float" office:value="677.9" calcext:value-type="float">
            <text:p>677.9</text:p>
          </table:table-cell>
          <table:table-cell office:value-type="float" office:value="688.9" calcext:value-type="float">
            <text:p>688.9</text:p>
          </table:table-cell>
          <table:table-cell office:value-type="float" office:value="742.5" calcext:value-type="float">
            <text:p>742.5</text:p>
          </table:table-cell>
          <table:table-cell office:value-type="float" office:value="741.3" calcext:value-type="float">
            <text:p>741.3</text:p>
          </table:table-cell>
          <table:table-cell office:value-type="float" office:value="700.7" calcext:value-type="float">
            <text:p>700.7</text:p>
          </table:table-cell>
          <table:table-cell office:value-type="float" office:value="720.7" calcext:value-type="float">
            <text:p>720.7</text:p>
          </table:table-cell>
          <table:table-cell office:value-type="float" office:value="621.4" calcext:value-type="float">
            <text:p>621.4</text:p>
          </table:table-cell>
          <table:table-cell office:value-type="float" office:value="520.8" calcext:value-type="float">
            <text:p>520.8</text:p>
          </table:table-cell>
          <table:table-cell office:value-type="float" office:value="722.85" calcext:value-type="float">
            <text:p>722.85</text:p>
          </table:table-cell>
          <table:table-cell office:value-type="float" office:value="715.1" calcext:value-type="float">
            <text:p>715.1</text:p>
          </table:table-cell>
          <table:table-cell office:value-type="float" office:value="743.8" calcext:value-type="float">
            <text:p>743.8</text:p>
          </table:table-cell>
          <table:table-cell office:value-type="float" office:value="748.95" calcext:value-type="float">
            <text:p>748.95</text:p>
          </table:table-cell>
          <table:table-cell office:value-type="float" office:value="694.95" calcext:value-type="float">
            <text:p>694.95</text:p>
          </table:table-cell>
          <table:table-cell office:value-type="float" office:value="692.4" calcext:value-type="float">
            <text:p>692.4</text:p>
          </table:table-cell>
          <table:table-cell office:value-type="float" office:value="727.4" calcext:value-type="float">
            <text:p>727.4</text:p>
          </table:table-cell>
          <table:table-cell office:value-type="float" office:value="766.9" calcext:value-type="float">
            <text:p>766.9</text:p>
          </table:table-cell>
          <table:table-cell office:value-type="float" office:value="735.45" calcext:value-type="float">
            <text:p>735.45</text:p>
          </table:table-cell>
          <table:table-cell office:value-type="float" office:value="722.1" calcext:value-type="float">
            <text:p>722.1</text:p>
          </table:table-cell>
          <table:table-cell office:value-type="float" office:value="709.75" calcext:value-type="float">
            <text:p>709.75</text:p>
          </table:table-cell>
          <table:table-cell office:value-type="float" office:value="695.65" calcext:value-type="float">
            <text:p>695.65</text:p>
          </table:table-cell>
          <table:table-cell office:value-type="float" office:value="702.05" calcext:value-type="float">
            <text:p>702.05</text:p>
          </table:table-cell>
          <table:table-cell office:value-type="float" office:value="686.95" calcext:value-type="float">
            <text:p>686.95</text:p>
          </table:table-cell>
          <table:table-cell office:value-type="float" office:value="699.6" calcext:value-type="float">
            <text:p>699.6</text:p>
          </table:table-cell>
          <table:table-cell office:value-type="float" office:value="668.3" calcext:value-type="float">
            <text:p>668.3</text:p>
          </table:table-cell>
          <table:table-cell office:value-type="float" office:value="674.05" calcext:value-type="float">
            <text:p>674.05</text:p>
          </table:table-cell>
          <table:table-cell office:value-type="float" office:value="679.55" calcext:value-type="float">
            <text:p>679.55</text:p>
          </table:table-cell>
          <table:table-cell office:value-type="float" office:value="708.6" calcext:value-type="float">
            <text:p>708.6</text:p>
          </table:table-cell>
          <table:table-cell office:value-type="float" office:value="700.8" calcext:value-type="float">
            <text:p>700.8</text:p>
          </table:table-cell>
          <table:table-cell office:value-type="float" office:value="723.6" calcext:value-type="float">
            <text:p>723.6</text:p>
          </table:table-cell>
          <table:table-cell office:value-type="float" office:value="743.85" calcext:value-type="float">
            <text:p>743.85</text:p>
          </table:table-cell>
          <table:table-cell office:value-type="float" office:value="747.5" calcext:value-type="float">
            <text:p>747.5</text:p>
          </table:table-cell>
          <table:table-cell office:value-type="float" office:value="727.8" calcext:value-type="float">
            <text:p>727.8</text:p>
          </table:table-cell>
          <table:table-cell office:value-type="float" office:value="674" calcext:value-type="float">
            <text:p>674</text:p>
          </table:table-cell>
          <table:table-cell office:value-type="float" office:value="691.6" calcext:value-type="float">
            <text:p>691.6</text:p>
          </table:table-cell>
          <table:table-cell office:value-type="float" office:value="732.3" calcext:value-type="float">
            <text:p>732.3</text:p>
          </table:table-cell>
          <table:table-cell office:value-type="float" office:value="739.95" calcext:value-type="float">
            <text:p>739.95</text:p>
          </table:table-cell>
          <table:table-cell office:value-type="float" office:value="726.5" calcext:value-type="float">
            <text:p>726.5</text:p>
          </table:table-cell>
          <table:table-cell office:value-type="float" office:value="711.1" calcext:value-type="float">
            <text:p>711.1</text:p>
          </table:table-cell>
          <table:table-cell office:value-type="float" office:value="615.35" calcext:value-type="float">
            <text:p>615.35</text:p>
          </table:table-cell>
          <table:table-cell office:value-type="float" office:value="521.2" calcext:value-type="float">
            <text:p>521.2</text:p>
          </table:table-cell>
          <table:table-cell office:value-type="float" office:value="724.5" calcext:value-type="float">
            <text:p>724.5</text:p>
          </table:table-cell>
          <table:table-cell office:value-type="float" office:value="715.8" calcext:value-type="float">
            <text:p>715.8</text:p>
          </table:table-cell>
          <table:table-cell office:value-type="float" office:value="758" calcext:value-type="float">
            <text:p>758</text:p>
          </table:table-cell>
          <table:table-cell office:value-type="float" office:value="743.7" calcext:value-type="float">
            <text:p>743.7</text:p>
          </table:table-cell>
          <table:table-cell office:value-type="float" office:value="707.5" calcext:value-type="float">
            <text:p>707.5</text:p>
          </table:table-cell>
          <table:table-cell office:value-type="float" office:value="685.15" calcext:value-type="float">
            <text:p>685.15</text:p>
          </table:table-cell>
          <table:table-cell office:value-type="float" office:value="721.9" calcext:value-type="float">
            <text:p>721.9</text:p>
          </table:table-cell>
          <table:table-cell office:value-type="float" office:value="769.55" calcext:value-type="float">
            <text:p>769.55</text:p>
          </table:table-cell>
          <table:table-cell office:value-type="float" office:value="714.8" calcext:value-type="float">
            <text:p>714.8</text:p>
          </table:table-cell>
          <table:table-cell office:value-type="float" office:value="725.45" calcext:value-type="float">
            <text:p>725.45</text:p>
          </table:table-cell>
          <table:table-cell office:value-type="float" office:value="701.45" calcext:value-type="float">
            <text:p>701.45</text:p>
          </table:table-cell>
          <table:table-cell office:value-type="float" office:value="695.8" calcext:value-type="float">
            <text:p>695.8</text:p>
          </table:table-cell>
          <table:table-cell office:value-type="float" office:value="695.3" calcext:value-type="float">
            <text:p>695.3</text:p>
          </table:table-cell>
          <table:table-cell office:value-type="float" office:value="704.1" calcext:value-type="float">
            <text:p>704.1</text:p>
          </table:table-cell>
          <table:table-cell office:value-type="float" office:value="685" calcext:value-type="float">
            <text:p>685</text:p>
          </table:table-cell>
          <table:table-cell office:value-type="float" office:value="700.8" calcext:value-type="float">
            <text:p>700.8</text:p>
          </table:table-cell>
          <table:table-cell office:value-type="float" office:value="673.7" calcext:value-type="float">
            <text:p>673.7</text:p>
          </table:table-cell>
          <table:table-cell office:value-type="float" office:value="670.75" calcext:value-type="float">
            <text:p>670.75</text:p>
          </table:table-cell>
          <table:table-cell office:value-type="float" office:value="706.9" calcext:value-type="float">
            <text:p>706.9</text:p>
          </table:table-cell>
          <table:table-cell office:value-type="float" office:value="707.95" calcext:value-type="float">
            <text:p>707.95</text:p>
          </table:table-cell>
          <table:table-cell office:value-type="float" office:value="704" calcext:value-type="float">
            <text:p>704</text:p>
          </table:table-cell>
          <table:table-cell office:value-type="float" office:value="745.85" calcext:value-type="float">
            <text:p>745.85</text:p>
          </table:table-cell>
          <table:table-cell office:value-type="float" office:value="767.5" calcext:value-type="float">
            <text:p>767.5</text:p>
          </table:table-cell>
          <table:table-cell office:value-type="float" office:value="733.9" calcext:value-type="float">
            <text:p>733.9</text:p>
          </table:table-cell>
          <table:table-cell office:value-type="float" office:value="674.75" calcext:value-type="float">
            <text:p>674.75</text:p>
          </table:table-cell>
          <table:table-cell office:value-type="float" office:value="699.6" calcext:value-type="float">
            <text:p>699.6</text:p>
          </table:table-cell>
          <table:table-cell office:value-type="float" office:value="738.15" calcext:value-type="float">
            <text:p>738.15</text:p>
          </table:table-cell>
          <table:table-cell office:value-type="float" office:value="753.7" calcext:value-type="float">
            <text:p>753.7</text:p>
          </table:table-cell>
          <table:table-cell office:value-type="float" office:value="715.8" calcext:value-type="float">
            <text:p>715.8</text:p>
          </table:table-cell>
          <table:table-cell office:value-type="float" office:value="720.15" calcext:value-type="float">
            <text:p>720.15</text:p>
          </table:table-cell>
          <table:table-cell office:value-type="float" office:value="628.95" calcext:value-type="float">
            <text:p>628.95</text:p>
          </table:table-cell>
          <table:table-cell office:value-type="float" office:value="525.3" calcext:value-type="float">
            <text:p>525.3</text:p>
          </table:table-cell>
          <table:table-cell office:value-type="float" office:value="730.6" calcext:value-type="float">
            <text:p>730.6</text:p>
          </table:table-cell>
          <table:table-cell office:value-type="float" office:value="719.3" calcext:value-type="float">
            <text:p>719.3</text:p>
          </table:table-cell>
          <table:table-cell office:value-type="float" office:value="745" calcext:value-type="float">
            <text:p>745</text:p>
          </table:table-cell>
          <table:table-cell office:value-type="float" office:value="761.9" calcext:value-type="float">
            <text:p>761.9</text:p>
          </table:table-cell>
          <table:table-cell office:value-type="float" office:value="710.7" calcext:value-type="float">
            <text:p>710.7</text:p>
          </table:table-cell>
          <table:table-cell office:value-type="float" office:value="689.3" calcext:value-type="float">
            <text:p>689.3</text:p>
          </table:table-cell>
          <table:table-cell office:value-type="float" office:value="737.7" calcext:value-type="float">
            <text:p>737.7</text:p>
          </table:table-cell>
          <table:table-cell office:value-type="float" office:value="762.85" calcext:value-type="float">
            <text:p>762.85</text:p>
          </table:table-cell>
          <table:table-cell office:value-type="float" office:value="731.45" calcext:value-type="float">
            <text:p>731.45</text:p>
          </table:table-cell>
          <table:table-cell office:value-type="float" office:value="728.2" calcext:value-type="float">
            <text:p>728.2</text:p>
          </table:table-cell>
          <table:table-cell office:value-type="float" office:value="707.9" calcext:value-type="float">
            <text:p>707.9</text:p>
          </table:table-cell>
          <table:table-cell office:value-type="float" office:value="684.25" calcext:value-type="float">
            <text:p>684.25</text:p>
          </table:table-cell>
          <table:table-cell office:value-type="float" office:value="701.7" calcext:value-type="float">
            <text:p>701.7</text:p>
          </table:table-cell>
          <table:table-cell office:value-type="float" office:value="702.5" calcext:value-type="float">
            <text:p>702.5</text:p>
          </table:table-cell>
          <table:table-cell office:value-type="float" office:value="786.45" calcext:value-type="float">
            <text:p>786.45</text:p>
          </table:table-cell>
          <table:table-cell office:value-type="float" office:value="690.9" calcext:value-type="float">
            <text:p>690.9</text:p>
          </table:table-cell>
          <table:table-cell office:value-type="float" office:value="683.95" calcext:value-type="float">
            <text:p>683.95</text:p>
          </table:table-cell>
          <table:table-cell office:value-type="float" office:value="677.4" calcext:value-type="float">
            <text:p>677.4</text:p>
          </table:table-cell>
          <table:table-cell office:value-type="float" office:value="710.65" calcext:value-type="float">
            <text:p>710.65</text:p>
          </table:table-cell>
          <table:table-cell office:value-type="float" office:value="712.7" calcext:value-type="float">
            <text:p>712.7</text:p>
          </table:table-cell>
          <table:table-cell office:value-type="float" office:value="713.35" calcext:value-type="float">
            <text:p>713.35</text:p>
          </table:table-cell>
          <table:table-cell office:value-type="float" office:value="737.05" calcext:value-type="float">
            <text:p>737.05</text:p>
          </table:table-cell>
          <table:table-cell office:value-type="float" office:value="768.4" calcext:value-type="float">
            <text:p>768.4</text:p>
          </table:table-cell>
          <table:table-cell office:value-type="float" office:value="717.1" calcext:value-type="float">
            <text:p>717.1</text:p>
          </table:table-cell>
          <table:table-cell office:value-type="float" office:value="670.1" calcext:value-type="float">
            <text:p>670.1</text:p>
          </table:table-cell>
          <table:table-cell office:value-type="float" office:value="701.4" calcext:value-type="float">
            <text:p>701.4</text:p>
          </table:table-cell>
          <table:table-cell office:value-type="float" office:value="753.15" calcext:value-type="float">
            <text:p>753.15</text:p>
          </table:table-cell>
          <table:table-cell office:value-type="float" office:value="757.8" calcext:value-type="float">
            <text:p>757.8</text:p>
          </table:table-cell>
          <table:table-cell office:value-type="float" office:value="726.15" calcext:value-type="float">
            <text:p>726.15</text:p>
          </table:table-cell>
          <table:table-cell office:value-type="float" office:value="722.7" calcext:value-type="float">
            <text:p>722.7</text:p>
          </table:table-cell>
          <table:table-cell office:value-type="float" office:value="633.9" calcext:value-type="float">
            <text:p>633.9</text:p>
          </table:table-cell>
          <table:table-cell office:value-type="float" office:value="695.2" calcext:value-type="float">
            <text:p>695.2</text:p>
          </table:table-cell>
          <table:table-cell office:value-type="float" office:value="727.9" calcext:value-type="float">
            <text:p>727.9</text:p>
          </table:table-cell>
          <table:table-cell office:value-type="float" office:value="732.1" calcext:value-type="float">
            <text:p>732.1</text:p>
          </table:table-cell>
          <table:table-cell office:value-type="float" office:value="737.2" calcext:value-type="float">
            <text:p>737.2</text:p>
          </table:table-cell>
          <table:table-cell office:value-type="float" office:value="753.85" calcext:value-type="float">
            <text:p>753.85</text:p>
          </table:table-cell>
          <table:table-cell office:value-type="float" office:value="705.95" calcext:value-type="float">
            <text:p>705.95</text:p>
          </table:table-cell>
          <table:table-cell office:value-type="float" office:value="692" calcext:value-type="float">
            <text:p>692</text:p>
          </table:table-cell>
          <table:table-cell office:value-type="float" office:value="730.45" calcext:value-type="float">
            <text:p>730.45</text:p>
          </table:table-cell>
          <table:table-cell office:value-type="float" office:value="759.3" calcext:value-type="float">
            <text:p>759.3</text:p>
          </table:table-cell>
          <table:table-cell office:value-type="float" office:value="737.35" calcext:value-type="float">
            <text:p>737.35</text:p>
          </table:table-cell>
          <table:table-cell office:value-type="float" office:value="723.9" calcext:value-type="float">
            <text:p>723.9</text:p>
          </table:table-cell>
          <table:table-cell office:value-type="float" office:value="722.45" calcext:value-type="float">
            <text:p>722.45</text:p>
          </table:table-cell>
          <table:table-cell office:value-type="float" office:value="692.6" calcext:value-type="float">
            <text:p>692.6</text:p>
          </table:table-cell>
          <table:table-cell office:value-type="float" office:value="690.55" calcext:value-type="float">
            <text:p>690.55</text:p>
          </table:table-cell>
          <table:table-cell office:value-type="float" office:value="685" calcext:value-type="float">
            <text:p>685</text:p>
          </table:table-cell>
          <table:table-cell office:value-type="float" office:value="701.4" calcext:value-type="float">
            <text:p>701.4</text:p>
          </table:table-cell>
          <table:table-cell office:value-type="float" office:value="654.45" calcext:value-type="float">
            <text:p>654.45</text:p>
          </table:table-cell>
          <table:table-cell office:value-type="float" office:value="684.5" calcext:value-type="float">
            <text:p>684.5</text:p>
          </table:table-cell>
          <table:table-cell office:value-type="float" office:value="677.55" calcext:value-type="float">
            <text:p>677.55</text:p>
          </table:table-cell>
          <table:table-cell office:value-type="float" office:value="715.1" calcext:value-type="float">
            <text:p>715.1</text:p>
          </table:table-cell>
          <table:table-cell office:value-type="float" office:value="714.2" calcext:value-type="float">
            <text:p>714.2</text:p>
          </table:table-cell>
          <table:table-cell office:value-type="float" office:value="714.8" calcext:value-type="float">
            <text:p>714.8</text:p>
          </table:table-cell>
          <table:table-cell office:value-type="float" office:value="748.3" calcext:value-type="float">
            <text:p>748.3</text:p>
          </table:table-cell>
          <table:table-cell office:value-type="float" office:value="761.15" calcext:value-type="float">
            <text:p>761.15</text:p>
          </table:table-cell>
          <table:table-cell office:value-type="float" office:value="720.5" calcext:value-type="float">
            <text:p>720.5</text:p>
          </table:table-cell>
          <table:table-cell office:value-type="float" office:value="673.5" calcext:value-type="float">
            <text:p>673.5</text:p>
          </table:table-cell>
          <table:table-cell office:value-type="float" office:value="702.65" calcext:value-type="float">
            <text:p>702.65</text:p>
          </table:table-cell>
          <table:table-cell office:value-type="float" office:value="750.4" calcext:value-type="float">
            <text:p>750.4</text:p>
          </table:table-cell>
          <table:table-cell office:value-type="float" office:value="743.5" calcext:value-type="float">
            <text:p>743.5</text:p>
          </table:table-cell>
          <table:table-cell office:value-type="float" office:value="712.75" calcext:value-type="float">
            <text:p>712.75</text:p>
          </table:table-cell>
          <table:table-cell office:value-type="float" office:value="724.2" calcext:value-type="float">
            <text:p>724.2</text:p>
          </table:table-cell>
          <table:table-cell office:value-type="float" office:value="796.45" calcext:value-type="float">
            <text:p>796.45</text:p>
          </table:table-cell>
          <table:table-cell office:value-type="float" office:value="536.15" calcext:value-type="float">
            <text:p>536.15</text:p>
          </table:table-cell>
          <table:table-cell office:value-type="float" office:value="720.7" calcext:value-type="float">
            <text:p>720.7</text:p>
          </table:table-cell>
          <table:table-cell office:value-type="float" office:value="741.4" calcext:value-type="float">
            <text:p>741.4</text:p>
          </table:table-cell>
          <table:table-cell office:value-type="float" office:value="746.2" calcext:value-type="float">
            <text:p>746.2</text:p>
          </table:table-cell>
          <table:table-cell office:value-type="float" office:value="760.8" calcext:value-type="float">
            <text:p>760.8</text:p>
          </table:table-cell>
          <table:table-cell office:value-type="float" office:value="714.6" calcext:value-type="float">
            <text:p>714.6</text:p>
          </table:table-cell>
          <table:table-cell office:value-type="float" office:value="675.8" calcext:value-type="float">
            <text:p>675.8</text:p>
          </table:table-cell>
          <table:table-cell office:value-type="float" office:value="732.75" calcext:value-type="float">
            <text:p>732.75</text:p>
          </table:table-cell>
          <table:table-cell office:value-type="float" office:value="759.2" calcext:value-type="float">
            <text:p>759.2</text:p>
          </table:table-cell>
          <table:table-cell office:value-type="float" office:value="731.7" calcext:value-type="float">
            <text:p>731.7</text:p>
          </table:table-cell>
          <table:table-cell office:value-type="float" office:value="711.45" calcext:value-type="float">
            <text:p>711.45</text:p>
          </table:table-cell>
          <table:table-cell office:value-type="float" office:value="695" calcext:value-type="float">
            <text:p>695</text:p>
          </table:table-cell>
          <table:table-cell office:value-type="float" office:value="707.8" calcext:value-type="float">
            <text:p>707.8</text:p>
          </table:table-cell>
          <table:table-cell office:value-type="float" office:value="683.9" calcext:value-type="float">
            <text:p>683.9</text:p>
          </table:table-cell>
          <table:table-cell office:value-type="float" office:value="694" calcext:value-type="float">
            <text:p>694</text:p>
          </table:table-cell>
          <table:table-cell office:value-type="float" office:value="679.35" calcext:value-type="float">
            <text:p>679.35</text:p>
          </table:table-cell>
          <table:table-cell office:value-type="float" office:value="680.3" calcext:value-type="float">
            <text:p>680.3</text:p>
          </table:table-cell>
          <table:table-cell office:value-type="float" office:value="687.75" calcext:value-type="float">
            <text:p>687.75</text:p>
          </table:table-cell>
          <table:table-cell office:value-type="float" office:value="678.05" calcext:value-type="float">
            <text:p>678.05</text:p>
          </table:table-cell>
          <table:table-cell office:value-type="float" office:value="696.6" calcext:value-type="float">
            <text:p>696.6</text:p>
          </table:table-cell>
          <table:table-cell office:value-type="float" office:value="712.85" calcext:value-type="float">
            <text:p>712.85</text:p>
          </table:table-cell>
          <table:table-cell office:value-type="float" office:value="718.95" calcext:value-type="float">
            <text:p>718.95</text:p>
          </table:table-cell>
          <table:table-cell office:value-type="float" office:value="745.4" calcext:value-type="float">
            <text:p>745.4</text:p>
          </table:table-cell>
          <table:table-cell office:value-type="float" office:value="768.85" calcext:value-type="float">
            <text:p>768.85</text:p>
          </table:table-cell>
          <table:table-cell office:value-type="float" office:value="741.45" calcext:value-type="float">
            <text:p>741.45</text:p>
          </table:table-cell>
          <table:table-cell office:value-type="float" office:value="672.9" calcext:value-type="float">
            <text:p>672.9</text:p>
          </table:table-cell>
          <table:table-cell office:value-type="float" office:value="697.8" calcext:value-type="float">
            <text:p>697.8</text:p>
          </table:table-cell>
          <table:table-cell office:value-type="float" office:value="755.1" calcext:value-type="float">
            <text:p>755.1</text:p>
          </table:table-cell>
          <table:table-cell office:value-type="float" office:value="733" calcext:value-type="float">
            <text:p>733</text:p>
          </table:table-cell>
          <table:table-cell office:value-type="float" office:value="711.6" calcext:value-type="float">
            <text:p>711.6</text:p>
          </table:table-cell>
          <table:table-cell office:value-type="float" office:value="711.1" calcext:value-type="float">
            <text:p>711.1</text:p>
          </table:table-cell>
          <table:table-cell office:value-type="float" office:value="625" calcext:value-type="float">
            <text:p>625</text:p>
          </table:table-cell>
          <table:table-cell office:value-type="float" office:value="518.65" calcext:value-type="float">
            <text:p>518.65</text:p>
          </table:table-cell>
          <table:table-cell office:value-type="float" office:value="716.65" calcext:value-type="float">
            <text:p>716.65</text:p>
          </table:table-cell>
          <table:table-cell office:value-type="float" office:value="728.8" calcext:value-type="float">
            <text:p>728.8</text:p>
          </table:table-cell>
          <table:table-cell office:value-type="float" office:value="735.45" calcext:value-type="float">
            <text:p>735.45</text:p>
          </table:table-cell>
          <table:table-cell office:value-type="float" office:value="761.45" calcext:value-type="float">
            <text:p>761.45</text:p>
          </table:table-cell>
          <table:table-cell office:value-type="float" office:value="707" calcext:value-type="float">
            <text:p>707</text:p>
          </table:table-cell>
          <table:table-cell office:value-type="float" office:value="676.65" calcext:value-type="float">
            <text:p>676.65</text:p>
          </table:table-cell>
          <table:table-cell office:value-type="float" office:value="732.15" calcext:value-type="float">
            <text:p>732.15</text:p>
          </table:table-cell>
          <table:table-cell office:value-type="float" office:value="760.55" calcext:value-type="float">
            <text:p>760.55</text:p>
          </table:table-cell>
          <table:table-cell office:value-type="float" office:value="739.8" calcext:value-type="float">
            <text:p>739.8</text:p>
          </table:table-cell>
          <table:table-cell office:value-type="float" office:value="714.65" calcext:value-type="float">
            <text:p>714.65</text:p>
          </table:table-cell>
          <table:table-cell office:value-type="float" office:value="716.7" calcext:value-type="float">
            <text:p>716.7</text:p>
          </table:table-cell>
          <table:table-cell office:value-type="float" office:value="689.2" calcext:value-type="float">
            <text:p>689.2</text:p>
          </table:table-cell>
          <table:table-cell office:value-type="float" office:value="677.75" calcext:value-type="float">
            <text:p>677.75</text:p>
          </table:table-cell>
          <table:table-cell office:value-type="float" office:value="683.1" calcext:value-type="float">
            <text:p>683.1</text:p>
          </table:table-cell>
          <table:table-cell office:value-type="float" office:value="689.95" calcext:value-type="float">
            <text:p>689.95</text:p>
          </table:table-cell>
          <table:table-cell office:value-type="float" office:value="699.1" calcext:value-type="float">
            <text:p>699.1</text:p>
          </table:table-cell>
          <table:table-cell office:value-type="float" office:value="687" calcext:value-type="float">
            <text:p>687</text:p>
          </table:table-cell>
          <table:table-cell office:value-type="float" office:value="700.45" calcext:value-type="float">
            <text:p>700.45</text:p>
          </table:table-cell>
          <table:table-cell office:value-type="float" office:value="706.65" calcext:value-type="float">
            <text:p>706.65</text:p>
          </table:table-cell>
          <table:table-cell office:value-type="float" office:value="705.9" calcext:value-type="float">
            <text:p>705.9</text:p>
          </table:table-cell>
          <table:table-cell office:value-type="float" office:value="720" calcext:value-type="float">
            <text:p>720</text:p>
          </table:table-cell>
          <table:table-cell office:value-type="float" office:value="754.6" calcext:value-type="float">
            <text:p>754.6</text:p>
          </table:table-cell>
          <table:table-cell office:value-type="float" office:value="767.8" calcext:value-type="float">
            <text:p>767.8</text:p>
          </table:table-cell>
          <table:table-cell office:value-type="float" office:value="721.85" calcext:value-type="float">
            <text:p>721.85</text:p>
          </table:table-cell>
          <table:table-cell office:value-type="float" office:value="672.8" calcext:value-type="float">
            <text:p>672.8</text:p>
          </table:table-cell>
          <table:table-cell office:value-type="float" office:value="695.2" calcext:value-type="float">
            <text:p>695.2</text:p>
          </table:table-cell>
          <table:table-cell office:value-type="float" office:value="747.25" calcext:value-type="float">
            <text:p>747.25</text:p>
          </table:table-cell>
          <table:table-cell office:value-type="float" office:value="734.85" calcext:value-type="float">
            <text:p>734.85</text:p>
          </table:table-cell>
          <table:table-cell office:value-type="float" office:value="720.5" calcext:value-type="float">
            <text:p>720.5</text:p>
          </table:table-cell>
          <table:table-cell office:value-type="float" office:value="725.9" calcext:value-type="float">
            <text:p>725.9</text:p>
          </table:table-cell>
          <table:table-cell office:value-type="float" office:value="625.25" calcext:value-type="float">
            <text:p>625.25</text:p>
          </table:table-cell>
          <table:table-cell office:value-type="float" office:value="530.8" calcext:value-type="float">
            <text:p>530.8</text:p>
          </table:table-cell>
          <table:table-cell office:value-type="float" office:value="727.1" calcext:value-type="float">
            <text:p>727.1</text:p>
          </table:table-cell>
          <table:table-cell office:value-type="float" office:value="726.9" calcext:value-type="float">
            <text:p>726.9</text:p>
          </table:table-cell>
          <table:table-cell office:value-type="float" office:value="746.05" calcext:value-type="float">
            <text:p>746.05</text:p>
          </table:table-cell>
          <table:table-cell office:value-type="float" office:value="772.15" calcext:value-type="float">
            <text:p>772.15</text:p>
          </table:table-cell>
          <table:table-cell office:value-type="float" office:value="707" calcext:value-type="float">
            <text:p>707</text:p>
          </table:table-cell>
          <table:table-cell office:value-type="float" office:value="678.9" calcext:value-type="float">
            <text:p>678.9</text:p>
          </table:table-cell>
          <table:table-cell office:value-type="float" office:value="735.45" calcext:value-type="float">
            <text:p>735.45</text:p>
          </table:table-cell>
          <table:table-cell office:value-type="float" office:value="763.45" calcext:value-type="float">
            <text:p>763.45</text:p>
          </table:table-cell>
          <table:table-cell office:value-type="float" office:value="739.75" calcext:value-type="float">
            <text:p>739.75</text:p>
          </table:table-cell>
          <table:table-cell office:value-type="float" office:value="710" calcext:value-type="float">
            <text:p>710</text:p>
          </table:table-cell>
          <table:table-cell office:value-type="float" office:value="709.7" calcext:value-type="float">
            <text:p>709.7</text:p>
          </table:table-cell>
          <table:table-cell office:value-type="float" office:value="701.1" calcext:value-type="float">
            <text:p>701.1</text:p>
          </table:table-cell>
          <table:table-cell office:value-type="float" office:value="698.8" calcext:value-type="float">
            <text:p>698.8</text:p>
          </table:table-cell>
          <table:table-cell office:value-type="float" office:value="670.7" calcext:value-type="float">
            <text:p>670.7</text:p>
          </table:table-cell>
          <table:table-cell office:value-type="float" office:value="702.65" calcext:value-type="float">
            <text:p>702.65</text:p>
          </table:table-cell>
          <table:table-cell office:value-type="float" office:value="701.9" calcext:value-type="float">
            <text:p>701.9</text:p>
          </table:table-cell>
          <table:table-cell office:value-type="float" office:value="692.6" calcext:value-type="float">
            <text:p>692.6</text:p>
          </table:table-cell>
          <table:table-cell office:value-type="float" office:value="688.9" calcext:value-type="float">
            <text:p>688.9</text:p>
          </table:table-cell>
          <table:table-cell office:value-type="float" office:value="694.4" calcext:value-type="float">
            <text:p>694.4</text:p>
          </table:table-cell>
          <table:table-cell office:value-type="float" office:value="717.1" calcext:value-type="float">
            <text:p>717.1</text:p>
          </table:table-cell>
          <table:table-cell office:value-type="float" office:value="724.6" calcext:value-type="float">
            <text:p>724.6</text:p>
          </table:table-cell>
          <table:table-cell office:value-type="float" office:value="762.85" calcext:value-type="float">
            <text:p>762.85</text:p>
          </table:table-cell>
          <table:table-cell office:value-type="float" office:value="774.25" calcext:value-type="float">
            <text:p>774.25</text:p>
          </table:table-cell>
          <table:table-cell office:value-type="float" office:value="729.9" calcext:value-type="float">
            <text:p>729.9</text:p>
          </table:table-cell>
          <table:table-cell office:value-type="float" office:value="679" calcext:value-type="float">
            <text:p>679</text:p>
          </table:table-cell>
          <table:table-cell office:value-type="float" office:value="694.4" calcext:value-type="float">
            <text:p>694.4</text:p>
          </table:table-cell>
          <table:table-cell office:value-type="float" office:value="753.25" calcext:value-type="float">
            <text:p>753.25</text:p>
          </table:table-cell>
          <table:table-cell office:value-type="float" office:value="742.2" calcext:value-type="float">
            <text:p>742.2</text:p>
          </table:table-cell>
          <table:table-cell office:value-type="float" office:value="726.55" calcext:value-type="float">
            <text:p>726.55</text:p>
          </table:table-cell>
          <table:table-cell office:value-type="float" office:value="711.05" calcext:value-type="float">
            <text:p>711.05</text:p>
          </table:table-cell>
          <table:table-cell office:value-type="float" office:value="621" calcext:value-type="float">
            <text:p>621</text:p>
          </table:table-cell>
          <table:table-cell office:value-type="float" office:value="529.1" calcext:value-type="float">
            <text:p>529.1</text:p>
          </table:table-cell>
          <table:table-cell office:value-type="float" office:value="727.85" calcext:value-type="float">
            <text:p>727.85</text:p>
          </table:table-cell>
          <table:table-cell office:value-type="float" office:value="733.8" calcext:value-type="float">
            <text:p>733.8</text:p>
          </table:table-cell>
          <table:table-cell office:value-type="float" office:value="751.8" calcext:value-type="float">
            <text:p>751.8</text:p>
          </table:table-cell>
          <table:table-cell office:value-type="float" office:value="771.75" calcext:value-type="float">
            <text:p>771.75</text:p>
          </table:table-cell>
          <table:table-cell office:value-type="float" office:value="708.3" calcext:value-type="float">
            <text:p>708.3</text:p>
          </table:table-cell>
          <table:table-cell office:value-type="float" office:value="671.75" calcext:value-type="float">
            <text:p>671.75</text:p>
          </table:table-cell>
          <table:table-cell office:value-type="float" office:value="739.05" calcext:value-type="float">
            <text:p>739.05</text:p>
          </table:table-cell>
          <table:table-cell office:value-type="float" office:value="742.4" calcext:value-type="float">
            <text:p>742.4</text:p>
          </table:table-cell>
          <table:table-cell office:value-type="float" office:value="730.5" calcext:value-type="float">
            <text:p>730.5</text:p>
          </table:table-cell>
          <table:table-cell office:value-type="float" office:value="722.1" calcext:value-type="float">
            <text:p>722.1</text:p>
          </table:table-cell>
          <table:table-cell office:value-type="float" office:value="715.8" calcext:value-type="float">
            <text:p>715.8</text:p>
          </table:table-cell>
          <table:table-cell office:value-type="float" office:value="714" calcext:value-type="float">
            <text:p>714</text:p>
          </table:table-cell>
          <table:table-cell office:value-type="float" office:value="711.75" calcext:value-type="float">
            <text:p>711.75</text:p>
          </table:table-cell>
          <table:table-cell office:value-type="float" office:value="708" calcext:value-type="float">
            <text:p>708</text:p>
          </table:table-cell>
          <table:table-cell office:value-type="float" office:value="716" calcext:value-type="float">
            <text:p>716</text:p>
          </table:table-cell>
          <table:table-cell office:value-type="float" office:value="712.95" calcext:value-type="float">
            <text:p>712.95</text:p>
          </table:table-cell>
          <table:table-cell office:value-type="float" office:value="707" calcext:value-type="float">
            <text:p>707</text:p>
          </table:table-cell>
          <table:table-cell office:value-type="float" office:value="708.1" calcext:value-type="float">
            <text:p>708.1</text:p>
          </table:table-cell>
          <table:table-cell office:value-type="float" office:value="705.95" calcext:value-type="float">
            <text:p>705.95</text:p>
          </table:table-cell>
          <table:table-cell table:number-columns-repeated="2" office:value-type="float" office:value="714.4" calcext:value-type="float">
            <text:p>714.4</text:p>
          </table:table-cell>
          <table:table-cell office:value-type="float" office:value="746.15" calcext:value-type="float">
            <text:p>746.15</text:p>
          </table:table-cell>
          <table:table-cell office:value-type="float" office:value="754.45" calcext:value-type="float">
            <text:p>754.45</text:p>
          </table:table-cell>
          <table:table-cell office:value-type="float" office:value="725.95" calcext:value-type="float">
            <text:p>725.95</text:p>
          </table:table-cell>
          <table:table-cell office:value-type="float" office:value="677.85" calcext:value-type="float">
            <text:p>677.85</text:p>
          </table:table-cell>
          <table:table-cell office:value-type="float" office:value="686.2" calcext:value-type="float">
            <text:p>686.2</text:p>
          </table:table-cell>
          <table:table-cell office:value-type="float" office:value="754.6" calcext:value-type="float">
            <text:p>754.6</text:p>
          </table:table-cell>
          <table:table-cell office:value-type="float" office:value="748.7" calcext:value-type="float">
            <text:p>748.7</text:p>
          </table:table-cell>
          <table:table-cell office:value-type="float" office:value="736.1" calcext:value-type="float">
            <text:p>736.1</text:p>
          </table:table-cell>
          <table:table-cell office:value-type="float" office:value="723.4" calcext:value-type="float">
            <text:p>723.4</text:p>
          </table:table-cell>
          <table:table-cell office:value-type="float" office:value="631.95" calcext:value-type="float">
            <text:p>631.95</text:p>
          </table:table-cell>
          <table:table-cell office:value-type="float" office:value="533.35" calcext:value-type="float">
            <text:p>533.35</text:p>
          </table:table-cell>
          <table:table-cell office:value-type="float" office:value="735.6" calcext:value-type="float">
            <text:p>735.6</text:p>
          </table:table-cell>
          <table:table-cell office:value-type="float" office:value="737.4" calcext:value-type="float">
            <text:p>737.4</text:p>
          </table:table-cell>
          <table:table-cell office:value-type="float" office:value="747.3" calcext:value-type="float">
            <text:p>747.3</text:p>
          </table:table-cell>
          <table:table-cell office:value-type="float" office:value="772.8" calcext:value-type="float">
            <text:p>772.8</text:p>
          </table:table-cell>
          <table:table-cell office:value-type="float" office:value="695" calcext:value-type="float">
            <text:p>695</text:p>
          </table:table-cell>
          <table:table-cell office:value-type="float" office:value="691.05" calcext:value-type="float">
            <text:p>691.05</text:p>
          </table:table-cell>
          <table:table-cell office:value-type="float" office:value="726.85" calcext:value-type="float">
            <text:p>726.85</text:p>
          </table:table-cell>
          <table:table-cell office:value-type="float" office:value="748.9" calcext:value-type="float">
            <text:p>748.9</text:p>
          </table:table-cell>
          <table:table-cell office:value-type="float" office:value="747.35" calcext:value-type="float">
            <text:p>747.35</text:p>
          </table:table-cell>
          <table:table-cell office:value-type="float" office:value="723.55" calcext:value-type="float">
            <text:p>723.55</text:p>
          </table:table-cell>
          <table:table-cell office:value-type="float" office:value="716.85" calcext:value-type="float">
            <text:p>716.85</text:p>
          </table:table-cell>
          <table:table-cell office:value-type="float" office:value="705.85" calcext:value-type="float">
            <text:p>705.85</text:p>
          </table:table-cell>
          <table:table-cell office:value-type="float" office:value="729.2" calcext:value-type="float">
            <text:p>729.2</text:p>
          </table:table-cell>
          <table:table-cell office:value-type="float" office:value="731.6" calcext:value-type="float">
            <text:p>731.6</text:p>
          </table:table-cell>
          <table:table-cell office:value-type="float" office:value="712.85" calcext:value-type="float">
            <text:p>712.85</text:p>
          </table:table-cell>
          <table:table-cell office:value-type="float" office:value="722.2" calcext:value-type="float">
            <text:p>722.2</text:p>
          </table:table-cell>
          <table:table-cell office:value-type="float" office:value="722.85" calcext:value-type="float">
            <text:p>722.85</text:p>
          </table:table-cell>
          <table:table-cell office:value-type="float" office:value="715.6" calcext:value-type="float">
            <text:p>715.6</text:p>
          </table:table-cell>
          <table:table-cell office:value-type="float" office:value="726.3" calcext:value-type="float">
            <text:p>726.3</text:p>
          </table:table-cell>
          <table:table-cell office:value-type="float" office:value="732.7" calcext:value-type="float">
            <text:p>732.7</text:p>
          </table:table-cell>
          <table:table-cell office:value-type="float" office:value="729.2" calcext:value-type="float">
            <text:p>729.2</text:p>
          </table:table-cell>
          <table:table-cell office:value-type="float" office:value="770.7" calcext:value-type="float">
            <text:p>770.7</text:p>
          </table:table-cell>
          <table:table-cell office:value-type="float" office:value="753.65" calcext:value-type="float">
            <text:p>753.65</text:p>
          </table:table-cell>
          <table:table-cell office:value-type="float" office:value="717.7" calcext:value-type="float">
            <text:p>717.7</text:p>
          </table:table-cell>
          <table:table-cell office:value-type="float" office:value="669.2" calcext:value-type="float">
            <text:p>669.2</text:p>
          </table:table-cell>
          <table:table-cell office:value-type="float" office:value="686.5" calcext:value-type="float">
            <text:p>686.5</text:p>
          </table:table-cell>
          <table:table-cell office:value-type="float" office:value="766.05" calcext:value-type="float">
            <text:p>766.05</text:p>
          </table:table-cell>
          <table:table-cell office:value-type="float" office:value="749.7" calcext:value-type="float">
            <text:p>749.7</text:p>
          </table:table-cell>
          <table:table-cell office:value-type="float" office:value="717.7" calcext:value-type="float">
            <text:p>717.7</text:p>
          </table:table-cell>
          <table:table-cell office:value-type="float" office:value="719.3" calcext:value-type="float">
            <text:p>719.3</text:p>
          </table:table-cell>
          <table:table-cell office:value-type="float" office:value="627.1" calcext:value-type="float">
            <text:p>627.1</text:p>
          </table:table-cell>
          <table:table-cell office:value-type="float" office:value="528.95" calcext:value-type="float">
            <text:p>528.95</text:p>
          </table:table-cell>
          <table:table-cell office:value-type="float" office:value="722.1" calcext:value-type="float">
            <text:p>722.1</text:p>
          </table:table-cell>
          <table:table-cell office:value-type="float" office:value="738.15" calcext:value-type="float">
            <text:p>738.15</text:p>
          </table:table-cell>
          <table:table-cell office:value-type="float" office:value="751.05" calcext:value-type="float">
            <text:p>751.05</text:p>
          </table:table-cell>
          <table:table-cell office:value-type="float" office:value="770.1" calcext:value-type="float">
            <text:p>770.1</text:p>
          </table:table-cell>
          <table:table-cell office:value-type="float" office:value="703.9" calcext:value-type="float">
            <text:p>703.9</text:p>
          </table:table-cell>
          <table:table-cell office:value-type="float" office:value="689.4" calcext:value-type="float">
            <text:p>689.4</text:p>
          </table:table-cell>
          <table:table-cell office:value-type="float" office:value="730.8" calcext:value-type="float">
            <text:p>730.8</text:p>
          </table:table-cell>
          <table:table-cell office:value-type="float" office:value="745.85" calcext:value-type="float">
            <text:p>745.85</text:p>
          </table:table-cell>
          <table:table-cell office:value-type="float" office:value="791.8" calcext:value-type="float">
            <text:p>791.8</text:p>
          </table:table-cell>
          <table:table-cell office:value-type="float" office:value="786.4" calcext:value-type="float">
            <text:p>786.4</text:p>
          </table:table-cell>
          <table:table-cell office:value-type="float" office:value="791.25" calcext:value-type="float">
            <text:p>791.25</text:p>
          </table:table-cell>
          <table:table-cell office:value-type="float" office:value="789.6" calcext:value-type="float">
            <text:p>789.6</text:p>
          </table:table-cell>
          <table:table-cell office:value-type="float" office:value="791.7" calcext:value-type="float">
            <text:p>791.7</text:p>
          </table:table-cell>
          <table:table-cell office:value-type="float" office:value="784.35" calcext:value-type="float">
            <text:p>784.35</text:p>
          </table:table-cell>
          <table:table-cell office:value-type="float" office:value="795.6" calcext:value-type="float">
            <text:p>795.6</text:p>
          </table:table-cell>
          <table:table-cell office:value-type="float" office:value="787.75" calcext:value-type="float">
            <text:p>787.75</text:p>
          </table:table-cell>
          <table:table-cell office:value-type="float" office:value="784.1" calcext:value-type="float">
            <text:p>784.1</text:p>
          </table:table-cell>
          <table:table-cell office:value-type="float" office:value="776.85" calcext:value-type="float">
            <text:p>776.85</text:p>
          </table:table-cell>
          <table:table-cell office:value-type="float" office:value="777.35" calcext:value-type="float">
            <text:p>777.35</text:p>
          </table:table-cell>
          <table:table-cell office:value-type="float" office:value="787.9" calcext:value-type="float">
            <text:p>787.9</text:p>
          </table:table-cell>
          <table:table-cell office:value-type="float" office:value="792.05" calcext:value-type="float">
            <text:p>792.05</text:p>
          </table:table-cell>
          <table:table-cell office:value-type="float" office:value="801.4" calcext:value-type="float">
            <text:p>801.4</text:p>
          </table:table-cell>
          <table:table-cell office:value-type="float" office:value="766.55" calcext:value-type="float">
            <text:p>766.55</text:p>
          </table:table-cell>
          <table:table-cell office:value-type="float" office:value="719.45" calcext:value-type="float">
            <text:p>719.45</text:p>
          </table:table-cell>
          <table:table-cell office:value-type="float" office:value="678.8" calcext:value-type="float">
            <text:p>678.8</text:p>
          </table:table-cell>
          <table:table-cell office:value-type="float" office:value="719.1" calcext:value-type="float">
            <text:p>719.1</text:p>
          </table:table-cell>
          <table:table-cell office:value-type="float" office:value="771.65" calcext:value-type="float">
            <text:p>771.65</text:p>
          </table:table-cell>
          <table:table-cell office:value-type="float" office:value="743.25" calcext:value-type="float">
            <text:p>743.25</text:p>
          </table:table-cell>
          <table:table-cell office:value-type="float" office:value="724.2" calcext:value-type="float">
            <text:p>724.2</text:p>
          </table:table-cell>
          <table:table-cell office:value-type="float" office:value="719.3" calcext:value-type="float">
            <text:p>719.3</text:p>
          </table:table-cell>
          <table:table-cell office:value-type="float" office:value="622.1" calcext:value-type="float">
            <text:p>622.1</text:p>
          </table:table-cell>
          <table:table-cell office:value-type="float" office:value="537" calcext:value-type="float">
            <text:p>537</text:p>
          </table:table-cell>
          <table:table-cell office:value-type="float" office:value="737.1" calcext:value-type="float">
            <text:p>737.1</text:p>
          </table:table-cell>
          <table:table-cell office:value-type="float" office:value="742" calcext:value-type="float">
            <text:p>742</text:p>
          </table:table-cell>
          <table:table-cell office:value-type="float" office:value="757.3" calcext:value-type="float">
            <text:p>757.3</text:p>
          </table:table-cell>
          <table:table-cell office:value-type="float" office:value="772.55" calcext:value-type="float">
            <text:p>772.55</text:p>
          </table:table-cell>
          <table:table-cell office:value-type="float" office:value="707.5" calcext:value-type="float">
            <text:p>707.5</text:p>
          </table:table-cell>
          <table:table-cell office:value-type="float" office:value="684.6" calcext:value-type="float">
            <text:p>684.6</text:p>
          </table:table-cell>
          <table:table-cell office:value-type="float" office:value="737.45" calcext:value-type="float">
            <text:p>737.45</text:p>
          </table:table-cell>
          <table:table-cell office:value-type="float" office:value="745.1" calcext:value-type="float">
            <text:p>745.1</text:p>
          </table:table-cell>
          <table:table-cell office:value-type="float" office:value="751.7" calcext:value-type="float">
            <text:p>751.7</text:p>
          </table:table-cell>
          <table:table-cell office:value-type="float" office:value="743.95" calcext:value-type="float">
            <text:p>743.95</text:p>
          </table:table-cell>
          <table:table-cell office:value-type="float" office:value="764.2" calcext:value-type="float">
            <text:p>764.2</text:p>
          </table:table-cell>
          <table:table-cell office:value-type="float" office:value="747.4" calcext:value-type="float">
            <text:p>747.4</text:p>
          </table:table-cell>
          <table:table-cell office:value-type="float" office:value="749.5" calcext:value-type="float">
            <text:p>749.5</text:p>
          </table:table-cell>
          <table:table-cell office:value-type="float" office:value="756.1" calcext:value-type="float">
            <text:p>756.1</text:p>
          </table:table-cell>
          <table:table-cell office:value-type="float" office:value="753.1" calcext:value-type="float">
            <text:p>753.1</text:p>
          </table:table-cell>
          <table:table-cell office:value-type="float" office:value="751.8" calcext:value-type="float">
            <text:p>751.8</text:p>
          </table:table-cell>
          <table:table-cell office:value-type="float" office:value="750.65" calcext:value-type="float">
            <text:p>750.65</text:p>
          </table:table-cell>
          <table:table-cell office:value-type="float" office:value="736.05" calcext:value-type="float">
            <text:p>736.05</text:p>
          </table:table-cell>
          <table:table-cell office:value-type="float" office:value="752.5" calcext:value-type="float">
            <text:p>752.5</text:p>
          </table:table-cell>
          <table:table-cell office:value-type="float" office:value="756.8" calcext:value-type="float">
            <text:p>756.8</text:p>
          </table:table-cell>
          <table:table-cell office:value-type="float" office:value="751.2" calcext:value-type="float">
            <text:p>751.2</text:p>
          </table:table-cell>
          <table:table-cell office:value-type="float" office:value="754" calcext:value-type="float">
            <text:p>754</text:p>
          </table:table-cell>
          <table:table-cell office:value-type="float" office:value="737" calcext:value-type="float">
            <text:p>737</text:p>
          </table:table-cell>
          <table:table-cell office:value-type="float" office:value="731.6" calcext:value-type="float">
            <text:p>731.6</text:p>
          </table:table-cell>
          <table:table-cell office:value-type="float" office:value="678.75" calcext:value-type="float">
            <text:p>678.75</text:p>
          </table:table-cell>
          <table:table-cell office:value-type="float" office:value="718.3" calcext:value-type="float">
            <text:p>718.3</text:p>
          </table:table-cell>
          <table:table-cell office:value-type="float" office:value="759.1" calcext:value-type="float">
            <text:p>759.1</text:p>
          </table:table-cell>
          <table:table-cell office:value-type="float" office:value="750.6" calcext:value-type="float">
            <text:p>750.6</text:p>
          </table:table-cell>
          <table:table-cell office:value-type="float" office:value="716.2" calcext:value-type="float">
            <text:p>716.2</text:p>
          </table:table-cell>
          <table:table-cell office:value-type="float" office:value="703.95" calcext:value-type="float">
            <text:p>703.95</text:p>
          </table:table-cell>
          <table:table-cell office:value-type="float" office:value="627.7" calcext:value-type="float">
            <text:p>627.7</text:p>
          </table:table-cell>
          <table:table-cell office:value-type="float" office:value="534" calcext:value-type="float">
            <text:p>534</text:p>
          </table:table-cell>
          <table:table-cell office:value-type="float" office:value="735.05" calcext:value-type="float">
            <text:p>735.05</text:p>
          </table:table-cell>
          <table:table-cell office:value-type="float" office:value="727.8" calcext:value-type="float">
            <text:p>727.8</text:p>
          </table:table-cell>
          <table:table-cell office:value-type="float" office:value="758.7" calcext:value-type="float">
            <text:p>758.7</text:p>
          </table:table-cell>
          <table:table-cell office:value-type="float" office:value="776.05" calcext:value-type="float">
            <text:p>776.05</text:p>
          </table:table-cell>
          <table:table-cell office:value-type="float" office:value="719.4" calcext:value-type="float">
            <text:p>719.4</text:p>
          </table:table-cell>
          <table:table-cell office:value-type="float" office:value="680.55" calcext:value-type="float">
            <text:p>680.55</text:p>
          </table:table-cell>
          <table:table-cell office:value-type="float" office:value="798.5" calcext:value-type="float">
            <text:p>798.5</text:p>
          </table:table-cell>
          <table:table-cell office:value-type="float" office:value="721.65" calcext:value-type="float">
            <text:p>721.65</text:p>
          </table:table-cell>
          <table:table-cell office:value-type="float" office:value="718.6" calcext:value-type="float">
            <text:p>718.6</text:p>
          </table:table-cell>
          <table:table-cell office:value-type="float" office:value="721.85" calcext:value-type="float">
            <text:p>721.85</text:p>
          </table:table-cell>
          <table:table-cell office:value-type="float" office:value="718.6" calcext:value-type="float">
            <text:p>718.6</text:p>
          </table:table-cell>
          <table:table-cell office:value-type="float" office:value="717.2" calcext:value-type="float">
            <text:p>717.2</text:p>
          </table:table-cell>
          <table:table-cell office:value-type="float" office:value="740.95" calcext:value-type="float">
            <text:p>740.95</text:p>
          </table:table-cell>
          <table:table-cell office:value-type="float" office:value="744.15" calcext:value-type="float">
            <text:p>744.15</text:p>
          </table:table-cell>
          <table:table-cell office:value-type="float" office:value="737.05" calcext:value-type="float">
            <text:p>737.05</text:p>
          </table:table-cell>
          <table:table-cell office:value-type="float" office:value="730.4" calcext:value-type="float">
            <text:p>730.4</text:p>
          </table:table-cell>
          <table:table-cell office:value-type="float" office:value="735.8" calcext:value-type="float">
            <text:p>735.8</text:p>
          </table:table-cell>
          <table:table-cell office:value-type="float" office:value="715.55" calcext:value-type="float">
            <text:p>715.55</text:p>
          </table:table-cell>
          <table:table-cell office:value-type="float" office:value="735.85" calcext:value-type="float">
            <text:p>735.85</text:p>
          </table:table-cell>
          <table:table-cell office:value-type="float" office:value="741.05" calcext:value-type="float">
            <text:p>741.05</text:p>
          </table:table-cell>
          <table:table-cell office:value-type="float" office:value="745.9" calcext:value-type="float">
            <text:p>745.9</text:p>
          </table:table-cell>
          <table:table-cell office:value-type="float" office:value="750.25" calcext:value-type="float">
            <text:p>750.25</text:p>
          </table:table-cell>
          <table:table-cell office:value-type="float" office:value="744.7" calcext:value-type="float">
            <text:p>744.7</text:p>
          </table:table-cell>
          <table:table-cell office:value-type="float" office:value="801.8" calcext:value-type="float">
            <text:p>801.8</text:p>
          </table:table-cell>
          <table:table-cell office:value-type="float" office:value="686.65" calcext:value-type="float">
            <text:p>686.65</text:p>
          </table:table-cell>
          <table:table-cell office:value-type="float" office:value="714.5" calcext:value-type="float">
            <text:p>714.5</text:p>
          </table:table-cell>
          <table:table-cell office:value-type="float" office:value="759.65" calcext:value-type="float">
            <text:p>759.65</text:p>
          </table:table-cell>
          <table:table-cell office:value-type="float" office:value="749.7" calcext:value-type="float">
            <text:p>749.7</text:p>
          </table:table-cell>
          <table:table-cell office:value-type="float" office:value="727.05" calcext:value-type="float">
            <text:p>727.05</text:p>
          </table:table-cell>
          <table:table-cell office:value-type="float" office:value="716.1" calcext:value-type="float">
            <text:p>716.1</text:p>
          </table:table-cell>
          <table:table-cell office:value-type="float" office:value="630.75" calcext:value-type="float">
            <text:p>630.75</text:p>
          </table:table-cell>
          <table:table-cell office:value-type="float" office:value="528.5" calcext:value-type="float">
            <text:p>528.5</text:p>
          </table:table-cell>
          <table:table-cell office:value-type="float" office:value="736.4" calcext:value-type="float">
            <text:p>736.4</text:p>
          </table:table-cell>
          <table:table-cell office:value-type="float" office:value="734.5" calcext:value-type="float">
            <text:p>734.5</text:p>
          </table:table-cell>
          <table:table-cell office:value-type="float" office:value="748.3" calcext:value-type="float">
            <text:p>748.3</text:p>
          </table:table-cell>
          <table:table-cell office:value-type="float" office:value="764.8" calcext:value-type="float">
            <text:p>764.8</text:p>
          </table:table-cell>
          <table:table-cell office:value-type="float" office:value="734.35" calcext:value-type="float">
            <text:p>734.35</text:p>
          </table:table-cell>
          <table:table-cell office:value-type="float" office:value="688.2" calcext:value-type="float">
            <text:p>688.2</text:p>
          </table:table-cell>
          <table:table-cell office:value-type="float" office:value="671.7" calcext:value-type="float">
            <text:p>671.7</text:p>
          </table:table-cell>
          <table:table-cell office:value-type="float" office:value="681.2" calcext:value-type="float">
            <text:p>681.2</text:p>
          </table:table-cell>
          <table:table-cell office:value-type="float" office:value="669.7" calcext:value-type="float">
            <text:p>669.7</text:p>
          </table:table-cell>
          <table:table-cell office:value-type="float" office:value="676.95" calcext:value-type="float">
            <text:p>676.95</text:p>
          </table:table-cell>
          <table:table-cell office:value-type="float" office:value="686.1" calcext:value-type="float">
            <text:p>686.1</text:p>
          </table:table-cell>
          <table:table-cell office:value-type="float" office:value="675.2" calcext:value-type="float">
            <text:p>675.2</text:p>
          </table:table-cell>
          <table:table-cell office:value-type="float" office:value="685.8" calcext:value-type="float">
            <text:p>685.8</text:p>
          </table:table-cell>
          <table:table-cell office:value-type="float" office:value="688.8" calcext:value-type="float">
            <text:p>688.8</text:p>
          </table:table-cell>
          <table:table-cell office:value-type="float" office:value="706" calcext:value-type="float">
            <text:p>706</text:p>
          </table:table-cell>
          <table:table-cell office:value-type="float" office:value="686.1" calcext:value-type="float">
            <text:p>686.1</text:p>
          </table:table-cell>
          <table:table-cell office:value-type="float" office:value="682.85" calcext:value-type="float">
            <text:p>682.85</text:p>
          </table:table-cell>
          <table:table-cell office:value-type="float" office:value="680.6" calcext:value-type="float">
            <text:p>680.6</text:p>
          </table:table-cell>
          <table:table-cell office:value-type="float" office:value="705.7" calcext:value-type="float">
            <text:p>705.7</text:p>
          </table:table-cell>
          <table:table-cell office:value-type="float" office:value="680.7" calcext:value-type="float">
            <text:p>680.7</text:p>
          </table:table-cell>
          <table:table-cell office:value-type="float" office:value="679.1" calcext:value-type="float">
            <text:p>679.1</text:p>
          </table:table-cell>
          <table:table-cell office:value-type="float" office:value="700.35" calcext:value-type="float">
            <text:p>700.35</text:p>
          </table:table-cell>
          <table:table-cell office:value-type="float" office:value="693.6" calcext:value-type="float">
            <text:p>693.6</text:p>
          </table:table-cell>
          <table:table-cell office:value-type="float" office:value="685.75" calcext:value-type="float">
            <text:p>685.75</text:p>
          </table:table-cell>
          <table:table-cell office:value-type="float" office:value="672.95" calcext:value-type="float">
            <text:p>672.95</text:p>
          </table:table-cell>
          <table:table-cell office:value-type="float" office:value="705.75" calcext:value-type="float">
            <text:p>705.75</text:p>
          </table:table-cell>
          <table:table-cell office:value-type="float" office:value="761.05" calcext:value-type="float">
            <text:p>761.05</text:p>
          </table:table-cell>
          <table:table-cell office:value-type="float" office:value="748.9" calcext:value-type="float">
            <text:p>748.9</text:p>
          </table:table-cell>
          <table:table-cell office:value-type="float" office:value="720.75" calcext:value-type="float">
            <text:p>720.75</text:p>
          </table:table-cell>
          <table:table-cell office:value-type="float" office:value="721" calcext:value-type="float">
            <text:p>721</text:p>
          </table:table-cell>
          <table:table-cell office:value-type="float" office:value="627.05" calcext:value-type="float">
            <text:p>627.05</text:p>
          </table:table-cell>
          <table:table-cell office:value-type="float" office:value="530.4" calcext:value-type="float">
            <text:p>530.4</text:p>
          </table:table-cell>
          <table:table-cell office:value-type="float" office:value="724.9" calcext:value-type="float">
            <text:p>724.9</text:p>
          </table:table-cell>
          <table:table-cell office:value-type="float" office:value="726.2" calcext:value-type="float">
            <text:p>726.2</text:p>
          </table:table-cell>
          <table:table-cell office:value-type="float" office:value="760.2" calcext:value-type="float">
            <text:p>760.2</text:p>
          </table:table-cell>
          <table:table-cell office:value-type="float" office:value="781.65" calcext:value-type="float">
            <text:p>781.65</text:p>
          </table:table-cell>
          <table:table-cell office:value-type="float" office:value="713.9" calcext:value-type="float">
            <text:p>713.9</text:p>
          </table:table-cell>
          <table:table-cell office:value-type="float" office:value="729.15" calcext:value-type="float">
            <text:p>729.15</text:p>
          </table:table-cell>
          <table:table-cell office:value-type="float" office:value="726.9" calcext:value-type="float">
            <text:p>726.9</text:p>
          </table:table-cell>
          <table:table-cell office:value-type="float" office:value="732.75" calcext:value-type="float">
            <text:p>732.75</text:p>
          </table:table-cell>
          <table:table-cell office:value-type="float" office:value="737.95" calcext:value-type="float">
            <text:p>737.95</text:p>
          </table:table-cell>
          <table:table-cell office:value-type="float" office:value="739.85" calcext:value-type="float">
            <text:p>739.85</text:p>
          </table:table-cell>
          <table:table-cell office:value-type="float" office:value="753.8" calcext:value-type="float">
            <text:p>753.8</text:p>
          </table:table-cell>
          <table:table-cell office:value-type="float" office:value="738.55" calcext:value-type="float">
            <text:p>738.55</text:p>
          </table:table-cell>
          <table:table-cell office:value-type="float" office:value="749.65" calcext:value-type="float">
            <text:p>749.65</text:p>
          </table:table-cell>
          <table:table-cell office:value-type="float" office:value="759.6" calcext:value-type="float">
            <text:p>759.6</text:p>
          </table:table-cell>
          <table:table-cell office:value-type="float" office:value="739.7" calcext:value-type="float">
            <text:p>739.7</text:p>
          </table:table-cell>
          <table:table-cell office:value-type="float" office:value="723.3" calcext:value-type="float">
            <text:p>723.3</text:p>
          </table:table-cell>
          <table:table-cell office:value-type="float" office:value="735.1" calcext:value-type="float">
            <text:p>735.1</text:p>
          </table:table-cell>
          <table:table-cell office:value-type="float" office:value="734.6" calcext:value-type="float">
            <text:p>734.6</text:p>
          </table:table-cell>
          <table:table-cell office:value-type="float" office:value="752.5" calcext:value-type="float">
            <text:p>752.5</text:p>
          </table:table-cell>
          <table:table-cell office:value-type="float" office:value="730.8" calcext:value-type="float">
            <text:p>730.8</text:p>
          </table:table-cell>
          <table:table-cell office:value-type="float" office:value="728.7" calcext:value-type="float">
            <text:p>728.7</text:p>
          </table:table-cell>
          <table:table-cell office:value-type="float" office:value="740.1" calcext:value-type="float">
            <text:p>740.1</text:p>
          </table:table-cell>
          <table:table-cell office:value-type="float" office:value="736.7" calcext:value-type="float">
            <text:p>736.7</text:p>
          </table:table-cell>
          <table:table-cell office:value-type="float" office:value="729.35" calcext:value-type="float">
            <text:p>729.35</text:p>
          </table:table-cell>
          <table:table-cell office:value-type="float" office:value="707.65" calcext:value-type="float">
            <text:p>707.65</text:p>
          </table:table-cell>
          <table:table-cell office:value-type="float" office:value="716.1" calcext:value-type="float">
            <text:p>716.1</text:p>
          </table:table-cell>
          <table:table-cell office:value-type="float" office:value="758.05" calcext:value-type="float">
            <text:p>758.05</text:p>
          </table:table-cell>
          <table:table-cell office:value-type="float" office:value="748.9" calcext:value-type="float">
            <text:p>748.9</text:p>
          </table:table-cell>
          <table:table-cell office:value-type="float" office:value="720.55" calcext:value-type="float">
            <text:p>720.55</text:p>
          </table:table-cell>
          <table:table-cell office:value-type="float" office:value="715.95" calcext:value-type="float">
            <text:p>715.95</text:p>
          </table:table-cell>
          <table:table-cell office:value-type="float" office:value="625.1" calcext:value-type="float">
            <text:p>625.1</text:p>
          </table:table-cell>
          <table:table-cell office:value-type="float" office:value="516.5" calcext:value-type="float">
            <text:p>516.5</text:p>
          </table:table-cell>
          <table:table-cell office:value-type="float" office:value="726.7" calcext:value-type="float">
            <text:p>726.7</text:p>
          </table:table-cell>
          <table:table-cell office:value-type="float" office:value="727.9" calcext:value-type="float">
            <text:p>727.9</text:p>
          </table:table-cell>
          <table:table-cell office:value-type="float" office:value="767.75" calcext:value-type="float">
            <text:p>767.75</text:p>
          </table:table-cell>
          <table:table-cell office:value-type="float" office:value="814.7" calcext:value-type="float">
            <text:p>814.7</text:p>
          </table:table-cell>
          <table:table-cell office:value-type="float" office:value="754.3" calcext:value-type="float">
            <text:p>754.3</text:p>
          </table:table-cell>
          <table:table-cell office:value-type="float" office:value="756.45" calcext:value-type="float">
            <text:p>756.45</text:p>
          </table:table-cell>
          <table:table-cell office:value-type="float" office:value="764.65" calcext:value-type="float">
            <text:p>764.65</text:p>
          </table:table-cell>
          <table:table-cell office:value-type="float" office:value="748.65" calcext:value-type="float">
            <text:p>748.65</text:p>
          </table:table-cell>
          <table:table-cell office:value-type="float" office:value="762.75" calcext:value-type="float">
            <text:p>762.75</text:p>
          </table:table-cell>
          <table:table-cell office:value-type="float" office:value="760.1" calcext:value-type="float">
            <text:p>760.1</text:p>
          </table:table-cell>
          <table:table-cell office:value-type="float" office:value="776.6" calcext:value-type="float">
            <text:p>776.6</text:p>
          </table:table-cell>
          <table:table-cell office:value-type="float" office:value="761.85" calcext:value-type="float">
            <text:p>761.85</text:p>
          </table:table-cell>
          <table:table-cell office:value-type="float" office:value="773.6" calcext:value-type="float">
            <text:p>773.6</text:p>
          </table:table-cell>
          <table:table-cell office:value-type="float" office:value="760.8" calcext:value-type="float">
            <text:p>760.8</text:p>
          </table:table-cell>
          <table:table-cell office:value-type="float" office:value="769.15" calcext:value-type="float">
            <text:p>769.15</text:p>
          </table:table-cell>
          <table:table-cell office:value-type="float" office:value="771.55" calcext:value-type="float">
            <text:p>771.55</text:p>
          </table:table-cell>
          <table:table-cell office:value-type="float" office:value="753.7" calcext:value-type="float">
            <text:p>753.7</text:p>
          </table:table-cell>
          <table:table-cell office:value-type="float" office:value="729.65" calcext:value-type="float">
            <text:p>729.65</text:p>
          </table:table-cell>
          <table:table-cell office:value-type="float" office:value="766.3" calcext:value-type="float">
            <text:p>766.3</text:p>
          </table:table-cell>
          <table:table-cell office:value-type="float" office:value="760.65" calcext:value-type="float">
            <text:p>760.65</text:p>
          </table:table-cell>
          <table:table-cell office:value-type="float" office:value="762.75" calcext:value-type="float">
            <text:p>762.75</text:p>
          </table:table-cell>
          <table:table-cell office:value-type="float" office:value="774.6" calcext:value-type="float">
            <text:p>774.6</text:p>
          </table:table-cell>
          <table:table-cell office:value-type="float" office:value="754.6" calcext:value-type="float">
            <text:p>754.6</text:p>
          </table:table-cell>
          <table:table-cell office:value-type="float" office:value="755.95" calcext:value-type="float">
            <text:p>755.95</text:p>
          </table:table-cell>
          <table:table-cell office:value-type="float" office:value="747.25" calcext:value-type="float">
            <text:p>747.25</text:p>
          </table:table-cell>
          <table:table-cell office:value-type="float" office:value="751.5" calcext:value-type="float">
            <text:p>751.5</text:p>
          </table:table-cell>
          <table:table-cell office:value-type="float" office:value="806.45" calcext:value-type="float">
            <text:p>806.45</text:p>
          </table:table-cell>
          <table:table-cell office:value-type="float" office:value="762" calcext:value-type="float">
            <text:p>762</text:p>
          </table:table-cell>
          <table:table-cell office:value-type="float" office:value="722.5" calcext:value-type="float">
            <text:p>722.5</text:p>
          </table:table-cell>
          <table:table-cell office:value-type="float" office:value="724.6" calcext:value-type="float">
            <text:p>724.6</text:p>
          </table:table-cell>
          <table:table-cell office:value-type="float" office:value="626.4" calcext:value-type="float">
            <text:p>626.4</text:p>
          </table:table-cell>
          <table:table-cell office:value-type="float" office:value="526.45" calcext:value-type="float">
            <text:p>526.45</text:p>
          </table:table-cell>
          <table:table-cell office:value-type="float" office:value="741.2" calcext:value-type="float">
            <text:p>741.2</text:p>
          </table:table-cell>
          <table:table-cell office:value-type="float" office:value="729.8" calcext:value-type="float">
            <text:p>729.8</text:p>
          </table:table-cell>
          <table:table-cell office:value-type="float" office:value="762.2" calcext:value-type="float">
            <text:p>762.2</text:p>
          </table:table-cell>
          <table:table-cell office:value-type="float" office:value="763.1" calcext:value-type="float">
            <text:p>763.1</text:p>
          </table:table-cell>
          <table:table-cell office:value-type="float" office:value="768.95" calcext:value-type="float">
            <text:p>768.95</text:p>
          </table:table-cell>
          <table:table-cell office:value-type="float" office:value="767.05" calcext:value-type="float">
            <text:p>767.05</text:p>
          </table:table-cell>
          <table:table-cell office:value-type="float" office:value="771.3" calcext:value-type="float">
            <text:p>771.3</text:p>
          </table:table-cell>
          <table:table-cell office:value-type="float" office:value="769.45" calcext:value-type="float">
            <text:p>769.45</text:p>
          </table:table-cell>
          <table:table-cell office:value-type="float" office:value="764.5" calcext:value-type="float">
            <text:p>764.5</text:p>
          </table:table-cell>
          <table:table-cell office:value-type="float" office:value="769.85" calcext:value-type="float">
            <text:p>769.85</text:p>
          </table:table-cell>
          <table:table-cell office:value-type="float" office:value="777.4" calcext:value-type="float">
            <text:p>777.4</text:p>
          </table:table-cell>
          <table:table-cell office:value-type="float" office:value="780.4" calcext:value-type="float">
            <text:p>780.4</text:p>
          </table:table-cell>
          <table:table-cell office:value-type="float" office:value="787.8" calcext:value-type="float">
            <text:p>787.8</text:p>
          </table:table-cell>
          <table:table-cell office:value-type="float" office:value="783.7" calcext:value-type="float">
            <text:p>783.7</text:p>
          </table:table-cell>
          <table:table-cell office:value-type="float" office:value="777" calcext:value-type="float">
            <text:p>777</text:p>
          </table:table-cell>
          <table:table-cell office:value-type="float" office:value="777.55" calcext:value-type="float">
            <text:p>777.55</text:p>
          </table:table-cell>
          <table:table-cell office:value-type="float" office:value="779.15" calcext:value-type="float">
            <text:p>779.15</text:p>
          </table:table-cell>
          <table:table-cell office:value-type="float" office:value="775.15" calcext:value-type="float">
            <text:p>775.15</text:p>
          </table:table-cell>
          <table:table-cell office:value-type="float" office:value="796.1" calcext:value-type="float">
            <text:p>796.1</text:p>
          </table:table-cell>
          <table:table-cell office:value-type="float" office:value="785.3" calcext:value-type="float">
            <text:p>785.3</text:p>
          </table:table-cell>
          <table:table-cell office:value-type="float" office:value="783.45" calcext:value-type="float">
            <text:p>783.45</text:p>
          </table:table-cell>
          <table:table-cell office:value-type="float" office:value="798.7" calcext:value-type="float">
            <text:p>798.7</text:p>
          </table:table-cell>
          <table:table-cell office:value-type="float" office:value="775.55" calcext:value-type="float">
            <text:p>775.55</text:p>
          </table:table-cell>
          <table:table-cell office:value-type="float" office:value="778.35" calcext:value-type="float">
            <text:p>778.35</text:p>
          </table:table-cell>
          <table:table-cell office:value-type="float" office:value="773.75" calcext:value-type="float">
            <text:p>773.75</text:p>
          </table:table-cell>
          <table:table-cell office:value-type="float" office:value="770.4" calcext:value-type="float">
            <text:p>770.4</text:p>
          </table:table-cell>
          <table:table-cell office:value-type="float" office:value="772.25" calcext:value-type="float">
            <text:p>772.25</text:p>
          </table:table-cell>
          <table:table-cell office:value-type="float" office:value="763.5" calcext:value-type="float">
            <text:p>763.5</text:p>
          </table:table-cell>
          <table:table-cell office:value-type="float" office:value="717.8" calcext:value-type="float">
            <text:p>717.8</text:p>
          </table:table-cell>
          <table:table-cell office:value-type="float" office:value="717" calcext:value-type="float">
            <text:p>717</text:p>
          </table:table-cell>
          <table:table-cell office:value-type="float" office:value="629.9" calcext:value-type="float">
            <text:p>629.9</text:p>
          </table:table-cell>
          <table:table-cell office:value-type="float" office:value="521.75" calcext:value-type="float">
            <text:p>521.75</text:p>
          </table:table-cell>
          <table:table-cell office:value-type="float" office:value="746.5" calcext:value-type="float">
            <text:p>746.5</text:p>
          </table:table-cell>
          <table:table-cell office:value-type="float" office:value="738.4" calcext:value-type="float">
            <text:p>738.4</text:p>
          </table:table-cell>
          <table:table-cell office:value-type="float" office:value="720.2" calcext:value-type="float">
            <text:p>720.2</text:p>
          </table:table-cell>
          <table:table-cell office:value-type="float" office:value="726.55" calcext:value-type="float">
            <text:p>726.55</text:p>
          </table:table-cell>
          <table:table-cell office:value-type="float" office:value="740.15" calcext:value-type="float">
            <text:p>740.15</text:p>
          </table:table-cell>
          <table:table-cell office:value-type="float" office:value="737.7" calcext:value-type="float">
            <text:p>737.7</text:p>
          </table:table-cell>
          <table:table-cell office:value-type="float" office:value="733.05" calcext:value-type="float">
            <text:p>733.05</text:p>
          </table:table-cell>
          <table:table-cell office:value-type="float" office:value="715.8" calcext:value-type="float">
            <text:p>715.8</text:p>
          </table:table-cell>
          <table:table-cell office:value-type="float" office:value="721.9" calcext:value-type="float">
            <text:p>721.9</text:p>
          </table:table-cell>
          <table:table-cell office:value-type="float" office:value="726.1" calcext:value-type="float">
            <text:p>726.1</text:p>
          </table:table-cell>
          <table:table-cell office:value-type="float" office:value="727.1" calcext:value-type="float">
            <text:p>727.1</text:p>
          </table:table-cell>
          <table:table-cell office:value-type="float" office:value="736.25" calcext:value-type="float">
            <text:p>736.25</text:p>
          </table:table-cell>
          <table:table-cell office:value-type="float" office:value="738.95" calcext:value-type="float">
            <text:p>738.95</text:p>
          </table:table-cell>
          <table:table-cell office:value-type="float" office:value="736.45" calcext:value-type="float">
            <text:p>736.45</text:p>
          </table:table-cell>
          <table:table-cell office:value-type="float" office:value="735.35" calcext:value-type="float">
            <text:p>735.35</text:p>
          </table:table-cell>
          <table:table-cell office:value-type="float" office:value="730.95" calcext:value-type="float">
            <text:p>730.95</text:p>
          </table:table-cell>
          <table:table-cell office:value-type="float" office:value="725.65" calcext:value-type="float">
            <text:p>725.65</text:p>
          </table:table-cell>
          <table:table-cell office:value-type="float" office:value="705.3" calcext:value-type="float">
            <text:p>705.3</text:p>
          </table:table-cell>
          <table:table-cell office:value-type="float" office:value="717.85" calcext:value-type="float">
            <text:p>717.85</text:p>
          </table:table-cell>
          <table:table-cell office:value-type="float" office:value="715.3" calcext:value-type="float">
            <text:p>715.3</text:p>
          </table:table-cell>
          <table:table-cell office:value-type="float" office:value="713.85" calcext:value-type="float">
            <text:p>713.85</text:p>
          </table:table-cell>
          <table:table-cell office:value-type="float" office:value="722.7" calcext:value-type="float">
            <text:p>722.7</text:p>
          </table:table-cell>
          <table:table-cell office:value-type="float" office:value="715.25" calcext:value-type="float">
            <text:p>715.25</text:p>
          </table:table-cell>
          <table:table-cell office:value-type="float" office:value="714.5" calcext:value-type="float">
            <text:p>714.5</text:p>
          </table:table-cell>
          <table:table-cell office:value-type="float" office:value="716.5" calcext:value-type="float">
            <text:p>716.5</text:p>
          </table:table-cell>
          <table:table-cell office:value-type="float" office:value="701.6" calcext:value-type="float">
            <text:p>701.6</text:p>
          </table:table-cell>
          <table:table-cell office:value-type="float" office:value="703.7" calcext:value-type="float">
            <text:p>703.7</text:p>
          </table:table-cell>
          <table:table-cell office:value-type="float" office:value="702.7" calcext:value-type="float">
            <text:p>702.7</text:p>
          </table:table-cell>
          <table:table-cell office:value-type="float" office:value="718.2" calcext:value-type="float">
            <text:p>718.2</text:p>
          </table:table-cell>
          <table:table-cell office:value-type="float" office:value="727.6" calcext:value-type="float">
            <text:p>727.6</text:p>
          </table:table-cell>
          <table:table-cell office:value-type="float" office:value="627.4" calcext:value-type="float">
            <text:p>627.4</text:p>
          </table:table-cell>
          <table:table-cell office:value-type="float" office:value="534.55" calcext:value-type="float">
            <text:p>534.55</text:p>
          </table:table-cell>
          <table:table-cell office:value-type="float" office:value="620.4" calcext:value-type="float">
            <text:p>620.4</text:p>
          </table:table-cell>
          <table:table-cell office:value-type="float" office:value="741.8" calcext:value-type="float">
            <text:p>741.8</text:p>
          </table:table-cell>
          <table:table-cell office:value-type="float" office:value="733.7" calcext:value-type="float">
            <text:p>733.7</text:p>
          </table:table-cell>
          <table:table-cell office:value-type="float" office:value="719.1" calcext:value-type="float">
            <text:p>719.1</text:p>
          </table:table-cell>
          <table:table-cell office:value-type="float" office:value="733.75" calcext:value-type="float">
            <text:p>733.75</text:p>
          </table:table-cell>
          <table:table-cell office:value-type="float" office:value="725.8" calcext:value-type="float">
            <text:p>725.8</text:p>
          </table:table-cell>
          <table:table-cell office:value-type="float" office:value="728.45" calcext:value-type="float">
            <text:p>728.45</text:p>
          </table:table-cell>
          <table:table-cell office:value-type="float" office:value="736.25" calcext:value-type="float">
            <text:p>736.25</text:p>
          </table:table-cell>
          <table:table-cell office:value-type="float" office:value="727.2" calcext:value-type="float">
            <text:p>727.2</text:p>
          </table:table-cell>
          <table:table-cell office:value-type="float" office:value="714.35" calcext:value-type="float">
            <text:p>714.35</text:p>
          </table:table-cell>
          <table:table-cell office:value-type="float" office:value="730.7" calcext:value-type="float">
            <text:p>730.7</text:p>
          </table:table-cell>
          <table:table-cell office:value-type="float" office:value="732.6" calcext:value-type="float">
            <text:p>732.6</text:p>
          </table:table-cell>
          <table:table-cell office:value-type="float" office:value="739.15" calcext:value-type="float">
            <text:p>739.15</text:p>
          </table:table-cell>
          <table:table-cell office:value-type="float" office:value="730.8" calcext:value-type="float">
            <text:p>730.8</text:p>
          </table:table-cell>
          <table:table-cell office:value-type="float" office:value="740.4" calcext:value-type="float">
            <text:p>740.4</text:p>
          </table:table-cell>
          <table:table-cell office:value-type="float" office:value="738.5" calcext:value-type="float">
            <text:p>738.5</text:p>
          </table:table-cell>
          <table:table-cell office:value-type="float" office:value="728" calcext:value-type="float">
            <text:p>728</text:p>
          </table:table-cell>
          <table:table-cell office:value-type="float" office:value="719.5" calcext:value-type="float">
            <text:p>719.5</text:p>
          </table:table-cell>
          <table:table-cell office:value-type="float" office:value="737.9" calcext:value-type="float">
            <text:p>737.9</text:p>
          </table:table-cell>
          <table:table-cell office:value-type="float" office:value="742.15" calcext:value-type="float">
            <text:p>742.15</text:p>
          </table:table-cell>
          <table:table-cell office:value-type="float" office:value="740.05" calcext:value-type="float">
            <text:p>740.05</text:p>
          </table:table-cell>
          <table:table-cell office:value-type="float" office:value="743" calcext:value-type="float">
            <text:p>743</text:p>
          </table:table-cell>
          <table:table-cell office:value-type="float" office:value="734.6" calcext:value-type="float">
            <text:p>734.6</text:p>
          </table:table-cell>
          <table:table-cell office:value-type="float" office:value="738.55" calcext:value-type="float">
            <text:p>738.55</text:p>
          </table:table-cell>
          <table:table-cell office:value-type="float" office:value="729.65" calcext:value-type="float">
            <text:p>729.65</text:p>
          </table:table-cell>
          <table:table-cell office:value-type="float" office:value="732.2" calcext:value-type="float">
            <text:p>732.2</text:p>
          </table:table-cell>
          <table:table-cell office:value-type="float" office:value="717.9" calcext:value-type="float">
            <text:p>717.9</text:p>
          </table:table-cell>
          <table:table-cell office:value-type="float" office:value="723.5" calcext:value-type="float">
            <text:p>723.5</text:p>
          </table:table-cell>
          <table:table-cell office:value-type="float" office:value="726.8" calcext:value-type="float">
            <text:p>726.8</text:p>
          </table:table-cell>
          <table:table-cell office:value-type="float" office:value="624" calcext:value-type="float">
            <text:p>624</text:p>
          </table:table-cell>
          <table:table-cell office:value-type="float" office:value="633.5" calcext:value-type="float">
            <text:p>633.5</text:p>
          </table:table-cell>
          <table:table-cell office:value-type="float" office:value="690.45" calcext:value-type="float">
            <text:p>690.45</text:p>
          </table:table-cell>
          <table:table-cell office:value-type="float" office:value="639.2" calcext:value-type="float">
            <text:p>639.2</text:p>
          </table:table-cell>
          <table:table-cell office:value-type="float" office:value="637.6" calcext:value-type="float">
            <text:p>637.6</text:p>
          </table:table-cell>
          <table:table-cell office:value-type="float" office:value="645.8" calcext:value-type="float">
            <text:p>645.8</text:p>
          </table:table-cell>
          <table:table-cell office:value-type="float" office:value="646.2" calcext:value-type="float">
            <text:p>646.2</text:p>
          </table:table-cell>
          <table:table-cell office:value-type="float" office:value="651.3" calcext:value-type="float">
            <text:p>651.3</text:p>
          </table:table-cell>
          <table:table-cell office:value-type="float" office:value="648.55" calcext:value-type="float">
            <text:p>648.55</text:p>
          </table:table-cell>
          <table:table-cell office:value-type="float" office:value="635.05" calcext:value-type="float">
            <text:p>635.05</text:p>
          </table:table-cell>
          <table:table-cell office:value-type="float" office:value="644.2" calcext:value-type="float">
            <text:p>644.2</text:p>
          </table:table-cell>
          <table:table-cell office:value-type="float" office:value="651.6" calcext:value-type="float">
            <text:p>651.6</text:p>
          </table:table-cell>
          <table:table-cell office:value-type="float" office:value="657.6" calcext:value-type="float">
            <text:p>657.6</text:p>
          </table:table-cell>
          <table:table-cell office:value-type="float" office:value="675.3" calcext:value-type="float">
            <text:p>675.3</text:p>
          </table:table-cell>
          <table:table-cell office:value-type="float" office:value="668.1" calcext:value-type="float">
            <text:p>668.1</text:p>
          </table:table-cell>
          <table:table-cell office:value-type="float" office:value="633.4" calcext:value-type="float">
            <text:p>633.4</text:p>
          </table:table-cell>
          <table:table-cell office:value-type="float" office:value="636.5" calcext:value-type="float">
            <text:p>636.5</text:p>
          </table:table-cell>
          <table:table-cell office:value-type="float" office:value="638.15" calcext:value-type="float">
            <text:p>638.15</text:p>
          </table:table-cell>
          <table:table-cell office:value-type="float" office:value="810.05" calcext:value-type="float">
            <text:p>810.05</text:p>
          </table:table-cell>
          <table:table-cell office:value-type="float" office:value="661.8" calcext:value-type="float">
            <text:p>661.8</text:p>
          </table:table-cell>
          <table:table-cell office:value-type="float" office:value="620.4" calcext:value-type="float">
            <text:p>620.4</text:p>
          </table:table-cell>
          <table:table-cell office:value-type="float" office:value="637.55" calcext:value-type="float">
            <text:p>637.55</text:p>
          </table:table-cell>
          <table:table-cell office:value-type="float" office:value="637" calcext:value-type="float">
            <text:p>637</text:p>
          </table:table-cell>
          <table:table-cell office:value-type="float" office:value="641.55" calcext:value-type="float">
            <text:p>641.55</text:p>
          </table:table-cell>
          <table:table-cell office:value-type="float" office:value="660.65" calcext:value-type="float">
            <text:p>660.65</text:p>
          </table:table-cell>
          <table:table-cell office:value-type="float" office:value="657.65" calcext:value-type="float">
            <text:p>657.65</text:p>
          </table:table-cell>
          <table:table-cell office:value-type="float" office:value="843.1" calcext:value-type="float">
            <text:p>843.1</text:p>
          </table:table-cell>
          <table:table-cell office:value-type="float" office:value="840" calcext:value-type="float">
            <text:p>840</text:p>
          </table:table-cell>
          <table:table-cell office:value-type="float" office:value="669.05" calcext:value-type="float">
            <text:p>669.05</text:p>
          </table:table-cell>
          <table:table-cell office:value-type="float" office:value="835.9" calcext:value-type="float">
            <text:p>835.9</text:p>
          </table:table-cell>
          <table:table-cell office:value-type="float" office:value="655.65" calcext:value-type="float">
            <text:p>655.65</text:p>
          </table:table-cell>
          <table:table-cell office:value-type="float" office:value="649.25" calcext:value-type="float">
            <text:p>649.25</text:p>
          </table:table-cell>
          <table:table-cell office:value-type="float" office:value="637.2" calcext:value-type="float">
            <text:p>637.2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Sat Sep <text:s/>9 09:10:32 20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sensor id</text:p>
          </table:table-cell>
          <table:table-cell office:value-type="string" calcext:value-type="string">
            <text:p>Z3251-11-28-34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utter spee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exposure time</text:p>
          </table:table-cell>
          <table:table-cell office:value-type="float" office:value="5.504" calcext:value-type="float">
            <text:p>5.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wavelength(nm)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power</text:p>
          </table:table-cell>
          <table:table-cell office:value-type="float" office:value="218.196" calcext:value-type="float">
            <text:p>218.196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229.741" calcext:value-type="float">
            <text:p>229.741</text:p>
          </table:table-cell>
          <table:table-cell office:value-type="float" office:value="235.514" calcext:value-type="float">
            <text:p>235.514</text:p>
          </table:table-cell>
          <table:table-cell office:value-type="float" office:value="241.286" calcext:value-type="float">
            <text:p>241.286</text:p>
          </table:table-cell>
          <table:table-cell office:value-type="float" office:value="247.059" calcext:value-type="float">
            <text:p>247.059</text:p>
          </table:table-cell>
          <table:table-cell office:value-type="float" office:value="250.053" calcext:value-type="float">
            <text:p>250.053</text:p>
          </table:table-cell>
          <table:table-cell office:value-type="float" office:value="253.047" calcext:value-type="float">
            <text:p>253.047</text:p>
          </table:table-cell>
          <table:table-cell office:value-type="float" office:value="256.042" calcext:value-type="float">
            <text:p>256.042</text:p>
          </table:table-cell>
          <table:table-cell office:value-type="float" office:value="259.036" calcext:value-type="float">
            <text:p>259.036</text:p>
          </table:table-cell>
          <table:table-cell office:value-type="float" office:value="262.03" calcext:value-type="float">
            <text:p>262.03</text:p>
          </table:table-cell>
          <table:table-cell office:value-type="float" office:value="262.772" calcext:value-type="float">
            <text:p>262.772</text:p>
          </table:table-cell>
          <table:table-cell office:value-type="float" office:value="263.514" calcext:value-type="float">
            <text:p>263.514</text:p>
          </table:table-cell>
          <table:table-cell office:value-type="float" office:value="264.256" calcext:value-type="float">
            <text:p>264.256</text:p>
          </table:table-cell>
          <table:table-cell office:value-type="float" office:value="264.998" calcext:value-type="float">
            <text:p>264.998</text:p>
          </table:table-cell>
          <table:table-cell office:value-type="float" office:value="265.74" calcext:value-type="float">
            <text:p>265.74</text:p>
          </table:table-cell>
          <table:table-cell office:value-type="float" office:value="263.722" calcext:value-type="float">
            <text:p>263.722</text:p>
          </table:table-cell>
          <table:table-cell office:value-type="float" office:value="261.705" calcext:value-type="float">
            <text:p>261.705</text:p>
          </table:table-cell>
          <table:table-cell office:value-type="float" office:value="259.687" calcext:value-type="float">
            <text:p>259.687</text:p>
          </table:table-cell>
          <table:table-cell office:value-type="float" office:value="257.669" calcext:value-type="float">
            <text:p>257.669</text:p>
          </table:table-cell>
          <table:table-cell office:value-type="float" office:value="255.652" calcext:value-type="float">
            <text:p>255.652</text:p>
          </table:table-cell>
          <table:table-cell office:value-type="float" office:value="250.355" calcext:value-type="float">
            <text:p>250.355</text:p>
          </table:table-cell>
          <table:table-cell office:value-type="float" office:value="245.059" calcext:value-type="float">
            <text:p>245.059</text:p>
          </table:table-cell>
          <table:table-cell office:value-type="float" office:value="239.762" calcext:value-type="float">
            <text:p>239.762</text:p>
          </table:table-cell>
          <table:table-cell office:value-type="float" office:value="234.466" calcext:value-type="float">
            <text:p>234.466</text:p>
          </table:table-cell>
          <table:table-cell office:value-type="float" office:value="229.169" calcext:value-type="float">
            <text:p>229.169</text:p>
          </table:table-cell>
          <table:table-cell office:value-type="float" office:value="221.621" calcext:value-type="float">
            <text:p>221.621</text:p>
          </table:table-cell>
          <table:table-cell office:value-type="float" office:value="214.074" calcext:value-type="float">
            <text:p>214.074</text:p>
          </table:table-cell>
          <table:table-cell office:value-type="float" office:value="206.526" calcext:value-type="float">
            <text:p>206.526</text:p>
          </table:table-cell>
          <table:table-cell office:value-type="float" office:value="198.978" calcext:value-type="float">
            <text:p>198.978</text:p>
          </table:table-cell>
          <table:table-cell office:value-type="float" office:value="191.43" calcext:value-type="float">
            <text:p>191.43</text:p>
          </table:table-cell>
          <table:table-cell office:value-type="float" office:value="182.468" calcext:value-type="float">
            <text:p>182.468</text:p>
          </table:table-cell>
          <table:table-cell office:value-type="float" office:value="173.507" calcext:value-type="float">
            <text:p>173.507</text:p>
          </table:table-cell>
          <table:table-cell office:value-type="float" office:value="164.546" calcext:value-type="float">
            <text:p>164.546</text:p>
          </table:table-cell>
          <table:table-cell office:value-type="float" office:value="155.584" calcext:value-type="float">
            <text:p>155.584</text:p>
          </table:table-cell>
          <table:table-cell office:value-type="float" office:value="146.623" calcext:value-type="float">
            <text:p>146.623</text:p>
          </table:table-cell>
          <table:table-cell office:value-type="float" office:value="139.52" calcext:value-type="float">
            <text:p>139.52</text:p>
          </table:table-cell>
          <table:table-cell office:value-type="float" office:value="132.418" calcext:value-type="float">
            <text:p>132.418</text:p>
          </table:table-cell>
          <table:table-cell office:value-type="float" office:value="125.316" calcext:value-type="float">
            <text:p>125.316</text:p>
          </table:table-cell>
          <table:table-cell office:value-type="float" office:value="118.213" calcext:value-type="float">
            <text:p>118.213</text:p>
          </table:table-cell>
          <table:table-cell office:value-type="float" office:value="111.111" calcext:value-type="float">
            <text:p>111.111</text:p>
          </table:table-cell>
          <table:table-cell office:value-type="float" office:value="106.429" calcext:value-type="float">
            <text:p>106.429</text:p>
          </table:table-cell>
          <table:table-cell office:value-type="float" office:value="101.747" calcext:value-type="float">
            <text:p>101.747</text:p>
          </table:table-cell>
          <table:table-cell office:value-type="float" office:value="97.0654" calcext:value-type="float">
            <text:p>97.0654</text:p>
          </table:table-cell>
          <table:table-cell office:value-type="float" office:value="92.3836" calcext:value-type="float">
            <text:p>92.3836</text:p>
          </table:table-cell>
          <table:table-cell office:value-type="float" office:value="87.7017" calcext:value-type="float">
            <text:p>87.7017</text:p>
          </table:table-cell>
          <table:table-cell office:value-type="float" office:value="84.7819" calcext:value-type="float">
            <text:p>84.7819</text:p>
          </table:table-cell>
          <table:table-cell office:value-type="float" office:value="81.862" calcext:value-type="float">
            <text:p>81.862</text:p>
          </table:table-cell>
          <table:table-cell office:value-type="float" office:value="78.9422" calcext:value-type="float">
            <text:p>78.9422</text:p>
          </table:table-cell>
          <table:table-cell office:value-type="float" office:value="76.0224" calcext:value-type="float">
            <text:p>76.0224</text:p>
          </table:table-cell>
          <table:table-cell office:value-type="float" office:value="73.1025" calcext:value-type="float">
            <text:p>73.1025</text:p>
          </table:table-cell>
          <table:table-cell office:value-type="float" office:value="72.4099" calcext:value-type="float">
            <text:p>72.4099</text:p>
          </table:table-cell>
          <table:table-cell office:value-type="float" office:value="71.7174" calcext:value-type="float">
            <text:p>71.7174</text:p>
          </table:table-cell>
          <table:table-cell office:value-type="float" office:value="71.0248" calcext:value-type="float">
            <text:p>71.0248</text:p>
          </table:table-cell>
          <table:table-cell office:value-type="float" office:value="70.3322" calcext:value-type="float">
            <text:p>70.3322</text:p>
          </table:table-cell>
          <table:table-cell office:value-type="float" office:value="69.6396" calcext:value-type="float">
            <text:p>69.6396</text:p>
          </table:table-cell>
          <table:table-cell office:value-type="float" office:value="70.7014" calcext:value-type="float">
            <text:p>70.7014</text:p>
          </table:table-cell>
          <table:table-cell office:value-type="float" office:value="71.7632" calcext:value-type="float">
            <text:p>71.7632</text:p>
          </table:table-cell>
          <table:table-cell office:value-type="float" office:value="72.825" calcext:value-type="float">
            <text:p>72.825</text:p>
          </table:table-cell>
          <table:table-cell office:value-type="float" office:value="73.8868" calcext:value-type="float">
            <text:p>73.8868</text:p>
          </table:table-cell>
          <table:table-cell office:value-type="float" office:value="74.9486" calcext:value-type="float">
            <text:p>74.9486</text:p>
          </table:table-cell>
          <table:table-cell office:value-type="float" office:value="75.1205" calcext:value-type="float">
            <text:p>75.1205</text:p>
          </table:table-cell>
          <table:table-cell office:value-type="float" office:value="75.2924" calcext:value-type="float">
            <text:p>75.2924</text:p>
          </table:table-cell>
          <table:table-cell office:value-type="float" office:value="75.4644" calcext:value-type="float">
            <text:p>75.4644</text:p>
          </table:table-cell>
          <table:table-cell office:value-type="float" office:value="75.6363" calcext:value-type="float">
            <text:p>75.6363</text:p>
          </table:table-cell>
          <table:table-cell office:value-type="float" office:value="75.8082" calcext:value-type="float">
            <text:p>75.8082</text:p>
          </table:table-cell>
          <table:table-cell office:value-type="float" office:value="77.8605" calcext:value-type="float">
            <text:p>77.8605</text:p>
          </table:table-cell>
          <table:table-cell office:value-type="float" office:value="79.9128" calcext:value-type="float">
            <text:p>79.9128</text:p>
          </table:table-cell>
          <table:table-cell office:value-type="float" office:value="81.9652" calcext:value-type="float">
            <text:p>81.9652</text:p>
          </table:table-cell>
          <table:table-cell office:value-type="float" office:value="84.0175" calcext:value-type="float">
            <text:p>84.0175</text:p>
          </table:table-cell>
          <table:table-cell office:value-type="float" office:value="86.0698" calcext:value-type="float">
            <text:p>86.0698</text:p>
          </table:table-cell>
          <table:table-cell office:value-type="float" office:value="87.3384" calcext:value-type="float">
            <text:p>87.3384</text:p>
          </table:table-cell>
          <table:table-cell office:value-type="float" office:value="88.607" calcext:value-type="float">
            <text:p>88.607</text:p>
          </table:table-cell>
          <table:table-cell office:value-type="float" office:value="89.8756" calcext:value-type="float">
            <text:p>89.8756</text:p>
          </table:table-cell>
          <table:table-cell office:value-type="float" office:value="91.1442" calcext:value-type="float">
            <text:p>91.1442</text:p>
          </table:table-cell>
          <table:table-cell office:value-type="float" office:value="92.4127" calcext:value-type="float">
            <text:p>92.4127</text:p>
          </table:table-cell>
          <table:table-cell office:value-type="float" office:value="94.3299" calcext:value-type="float">
            <text:p>94.3299</text:p>
          </table:table-cell>
          <table:table-cell office:value-type="float" office:value="96.247" calcext:value-type="float">
            <text:p>96.247</text:p>
          </table:table-cell>
          <table:table-cell office:value-type="float" office:value="98.1641" calcext:value-type="float">
            <text:p>98.1641</text:p>
          </table:table-cell>
          <table:table-cell office:value-type="float" office:value="100.081" calcext:value-type="float">
            <text:p>100.081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103.248" calcext:value-type="float">
            <text:p>103.248</text:p>
          </table:table-cell>
          <table:table-cell office:value-type="float" office:value="104.498" calcext:value-type="float">
            <text:p>104.498</text:p>
          </table:table-cell>
          <table:table-cell office:value-type="float" office:value="105.748" calcext:value-type="float">
            <text:p>105.748</text:p>
          </table:table-cell>
          <table:table-cell office:value-type="float" office:value="106.997" calcext:value-type="float">
            <text:p>106.997</text:p>
          </table:table-cell>
          <table:table-cell office:value-type="float" office:value="108.247" calcext:value-type="float">
            <text:p>108.247</text:p>
          </table:table-cell>
          <table:table-cell office:value-type="float" office:value="110.168" calcext:value-type="float">
            <text:p>110.168</text:p>
          </table:table-cell>
          <table:table-cell office:value-type="float" office:value="112.088" calcext:value-type="float">
            <text:p>112.088</text:p>
          </table:table-cell>
          <table:table-cell office:value-type="float" office:value="114.008" calcext:value-type="float">
            <text:p>114.008</text:p>
          </table:table-cell>
          <table:table-cell office:value-type="float" office:value="115.929" calcext:value-type="float">
            <text:p>115.929</text:p>
          </table:table-cell>
          <table:table-cell office:value-type="float" office:value="117.849" calcext:value-type="float">
            <text:p>117.849</text:p>
          </table:table-cell>
          <table:table-cell office:value-type="float" office:value="120.106" calcext:value-type="float">
            <text:p>120.106</text:p>
          </table:table-cell>
          <table:table-cell office:value-type="float" office:value="122.362" calcext:value-type="float">
            <text:p>122.362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129.132" calcext:value-type="float">
            <text:p>129.132</text:p>
          </table:table-cell>
          <table:table-cell office:value-type="float" office:value="131.364" calcext:value-type="float">
            <text:p>131.364</text:p>
          </table:table-cell>
          <table:table-cell office:value-type="float" office:value="133.597" calcext:value-type="float">
            <text:p>133.597</text:p>
          </table:table-cell>
          <table:table-cell office:value-type="float" office:value="135.83" calcext:value-type="float">
            <text:p>135.83</text:p>
          </table:table-cell>
          <table:table-cell office:value-type="float" office:value="138.062" calcext:value-type="float">
            <text:p>138.062</text:p>
          </table:table-cell>
          <table:table-cell office:value-type="float" office:value="140.295" calcext:value-type="float">
            <text:p>140.295</text:p>
          </table:table-cell>
          <table:table-cell office:value-type="float" office:value="142.984" calcext:value-type="float">
            <text:p>142.984</text:p>
          </table:table-cell>
          <table:table-cell office:value-type="float" office:value="145.674" calcext:value-type="float">
            <text:p>145.674</text:p>
          </table:table-cell>
          <table:table-cell office:value-type="float" office:value="148.363" calcext:value-type="float">
            <text:p>148.363</text:p>
          </table:table-cell>
          <table:table-cell office:value-type="float" office:value="151.052" calcext:value-type="float">
            <text:p>151.052</text:p>
          </table:table-cell>
          <table:table-cell office:value-type="float" office:value="153.741" calcext:value-type="float">
            <text:p>153.741</text:p>
          </table:table-cell>
          <table:table-cell office:value-type="float" office:value="155.984" calcext:value-type="float">
            <text:p>155.984</text:p>
          </table:table-cell>
          <table:table-cell office:value-type="float" office:value="158.226" calcext:value-type="float">
            <text:p>158.226</text:p>
          </table:table-cell>
          <table:table-cell office:value-type="float" office:value="160.469" calcext:value-type="float">
            <text:p>160.469</text:p>
          </table:table-cell>
          <table:table-cell office:value-type="float" office:value="162.711" calcext:value-type="float">
            <text:p>162.711</text:p>
          </table:table-cell>
          <table:table-cell office:value-type="float" office:value="164.953" calcext:value-type="float">
            <text:p>164.953</text:p>
          </table:table-cell>
          <table:table-cell office:value-type="float" office:value="167.774" calcext:value-type="float">
            <text:p>167.774</text:p>
          </table:table-cell>
          <table:table-cell office:value-type="float" office:value="170.594" calcext:value-type="float">
            <text:p>170.594</text:p>
          </table:table-cell>
          <table:table-cell office:value-type="float" office:value="173.415" calcext:value-type="float">
            <text:p>173.415</text:p>
          </table:table-cell>
          <table:table-cell office:value-type="float" office:value="176.235" calcext:value-type="float">
            <text:p>176.235</text:p>
          </table:table-cell>
          <table:table-cell office:value-type="float" office:value="179.055" calcext:value-type="float">
            <text:p>179.055</text:p>
          </table:table-cell>
          <table:table-cell office:value-type="float" office:value="180.102" calcext:value-type="float">
            <text:p>180.102</text:p>
          </table:table-cell>
          <table:table-cell office:value-type="float" office:value="181.148" calcext:value-type="float">
            <text:p>181.148</text:p>
          </table:table-cell>
          <table:table-cell office:value-type="float" office:value="182.195" calcext:value-type="float">
            <text:p>182.195</text:p>
          </table:table-cell>
          <table:table-cell office:value-type="float" office:value="183.241" calcext:value-type="float">
            <text:p>183.241</text:p>
          </table:table-cell>
          <table:table-cell office:value-type="float" office:value="184.288" calcext:value-type="float">
            <text:p>184.288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187.281" calcext:value-type="float">
            <text:p>187.281</text:p>
          </table:table-cell>
          <table:table-cell office:value-type="float" office:value="188.778" calcext:value-type="float">
            <text:p>188.778</text:p>
          </table:table-cell>
          <table:table-cell office:value-type="float" office:value="190.274" calcext:value-type="float">
            <text:p>190.274</text:p>
          </table:table-cell>
          <table:table-cell office:value-type="float" office:value="191.771" calcext:value-type="float">
            <text:p>191.771</text:p>
          </table:table-cell>
          <table:table-cell office:value-type="float" office:value="192.917" calcext:value-type="float">
            <text:p>192.917</text:p>
          </table:table-cell>
          <table:table-cell office:value-type="float" office:value="194.063" calcext:value-type="float">
            <text:p>194.063</text:p>
          </table:table-cell>
          <table:table-cell office:value-type="float" office:value="195.208" calcext:value-type="float">
            <text:p>195.208</text:p>
          </table:table-cell>
          <table:table-cell office:value-type="float" office:value="196.354" calcext:value-type="float">
            <text:p>196.354</text:p>
          </table:table-cell>
          <table:table-cell office:value-type="float" office:value="197.5" calcext:value-type="float">
            <text:p>197.5</text:p>
          </table:table-cell>
          <table:table-cell office:value-type="float" office:value="198.586" calcext:value-type="float">
            <text:p>198.586</text:p>
          </table:table-cell>
          <table:table-cell office:value-type="float" office:value="199.672" calcext:value-type="float">
            <text:p>199.672</text:p>
          </table:table-cell>
          <table:table-cell office:value-type="float" office:value="200.758" calcext:value-type="float">
            <text:p>200.758</text:p>
          </table:table-cell>
          <table:table-cell office:value-type="float" office:value="201.844" calcext:value-type="float">
            <text:p>201.844</text:p>
          </table:table-cell>
          <table:table-cell office:value-type="float" office:value="202.93" calcext:value-type="float">
            <text:p>202.93</text:p>
          </table:table-cell>
          <table:table-cell office:value-type="float" office:value="203.487" calcext:value-type="float">
            <text:p>203.487</text:p>
          </table:table-cell>
          <table:table-cell office:value-type="float" office:value="204.044" calcext:value-type="float">
            <text:p>204.044</text:p>
          </table:table-cell>
          <table:table-cell office:value-type="float" office:value="204.602" calcext:value-type="float">
            <text:p>204.602</text:p>
          </table:table-cell>
          <table:table-cell office:value-type="float" office:value="205.159" calcext:value-type="float">
            <text:p>205.159</text:p>
          </table:table-cell>
          <table:table-cell office:value-type="float" office:value="205.717" calcext:value-type="float">
            <text:p>205.717</text:p>
          </table:table-cell>
          <table:table-cell office:value-type="float" office:value="206.06" calcext:value-type="float">
            <text:p>206.06</text:p>
          </table:table-cell>
          <table:table-cell office:value-type="float" office:value="206.404" calcext:value-type="float">
            <text:p>206.404</text:p>
          </table:table-cell>
          <table:table-cell office:value-type="float" office:value="206.747" calcext:value-type="float">
            <text:p>206.747</text:p>
          </table:table-cell>
          <table:table-cell office:value-type="float" office:value="207.09" calcext:value-type="float">
            <text:p>207.09</text:p>
          </table:table-cell>
          <table:table-cell office:value-type="float" office:value="207.434" calcext:value-type="float">
            <text:p>207.434</text:p>
          </table:table-cell>
          <table:table-cell office:value-type="float" office:value="207.609" calcext:value-type="float">
            <text:p>207.609</text:p>
          </table:table-cell>
          <table:table-cell office:value-type="float" office:value="207.783" calcext:value-type="float">
            <text:p>207.783</text:p>
          </table:table-cell>
          <table:table-cell office:value-type="float" office:value="207.958" calcext:value-type="float">
            <text:p>207.958</text:p>
          </table:table-cell>
          <table:table-cell office:value-type="float" office:value="208.133" calcext:value-type="float">
            <text:p>208.133</text:p>
          </table:table-cell>
          <table:table-cell office:value-type="float" office:value="208.307" calcext:value-type="float">
            <text:p>208.307</text:p>
          </table:table-cell>
          <table:table-cell office:value-type="float" office:value="207.907" calcext:value-type="float">
            <text:p>207.907</text:p>
          </table:table-cell>
          <table:table-cell office:value-type="float" office:value="207.507" calcext:value-type="float">
            <text:p>207.507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206.706" calcext:value-type="float">
            <text:p>206.706</text:p>
          </table:table-cell>
          <table:table-cell office:value-type="float" office:value="206.306" calcext:value-type="float">
            <text:p>206.306</text:p>
          </table:table-cell>
          <table:table-cell office:value-type="float" office:value="206.521" calcext:value-type="float">
            <text:p>206.521</text:p>
          </table:table-cell>
          <table:table-cell office:value-type="float" office:value="206.736" calcext:value-type="float">
            <text:p>206.736</text:p>
          </table:table-cell>
          <table:table-cell office:value-type="float" office:value="206.951" calcext:value-type="float">
            <text:p>206.951</text:p>
          </table:table-cell>
          <table:table-cell office:value-type="float" office:value="207.166" calcext:value-type="float">
            <text:p>207.166</text:p>
          </table:table-cell>
          <table:table-cell office:value-type="float" office:value="207.381" calcext:value-type="float">
            <text:p>207.381</text:p>
          </table:table-cell>
          <table:table-cell office:value-type="float" office:value="207.882" calcext:value-type="float">
            <text:p>207.882</text:p>
          </table:table-cell>
          <table:table-cell office:value-type="float" office:value="208.383" calcext:value-type="float">
            <text:p>208.383</text:p>
          </table:table-cell>
          <table:table-cell office:value-type="float" office:value="208.884" calcext:value-type="float">
            <text:p>208.884</text:p>
          </table:table-cell>
          <table:table-cell office:value-type="float" office:value="209.386" calcext:value-type="float">
            <text:p>209.386</text:p>
          </table:table-cell>
          <table:table-cell office:value-type="float" office:value="209.887" calcext:value-type="float">
            <text:p>209.887</text:p>
          </table:table-cell>
          <table:table-cell office:value-type="float" office:value="210.004" calcext:value-type="float">
            <text:p>210.004</text:p>
          </table:table-cell>
          <table:table-cell office:value-type="float" office:value="210.121" calcext:value-type="float">
            <text:p>210.121</text:p>
          </table:table-cell>
          <table:table-cell office:value-type="float" office:value="210.238" calcext:value-type="float">
            <text:p>210.238</text:p>
          </table:table-cell>
          <table:table-cell office:value-type="float" office:value="210.355" calcext:value-type="float">
            <text:p>210.355</text:p>
          </table:table-cell>
          <table:table-cell office:value-type="float" office:value="210.473" calcext:value-type="float">
            <text:p>210.473</text:p>
          </table:table-cell>
          <table:table-cell office:value-type="float" office:value="210.758" calcext:value-type="float">
            <text:p>210.758</text:p>
          </table:table-cell>
          <table:table-cell office:value-type="float" office:value="211.043" calcext:value-type="float">
            <text:p>211.043</text:p>
          </table:table-cell>
          <table:table-cell office:value-type="float" office:value="211.328" calcext:value-type="float">
            <text:p>211.328</text:p>
          </table:table-cell>
          <table:table-cell office:value-type="float" office:value="211.613" calcext:value-type="float">
            <text:p>211.613</text:p>
          </table:table-cell>
          <table:table-cell office:value-type="float" office:value="211.898" calcext:value-type="float">
            <text:p>211.898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0.942" calcext:value-type="float">
            <text:p>210.942</text:p>
          </table:table-cell>
          <table:table-cell office:value-type="float" office:value="210.464" calcext:value-type="float">
            <text:p>210.464</text:p>
          </table:table-cell>
          <table:table-cell office:value-type="float" office:value="209.986" calcext:value-type="float">
            <text:p>209.986</text:p>
          </table:table-cell>
          <table:table-cell office:value-type="float" office:value="209.508" calcext:value-type="float">
            <text:p>209.508</text:p>
          </table:table-cell>
          <table:table-cell office:value-type="float" office:value="208.405" calcext:value-type="float">
            <text:p>208.405</text:p>
          </table:table-cell>
          <table:table-cell office:value-type="float" office:value="207.302" calcext:value-type="float">
            <text:p>207.302</text:p>
          </table:table-cell>
          <table:table-cell office:value-type="float" office:value="206.2" calcext:value-type="float">
            <text:p>206.2</text:p>
          </table:table-cell>
          <table:table-cell office:value-type="float" office:value="205.097" calcext:value-type="float">
            <text:p>205.097</text:p>
          </table:table-cell>
          <table:table-cell office:value-type="float" office:value="203.994" calcext:value-type="float">
            <text:p>203.994</text:p>
          </table:table-cell>
          <table:table-cell office:value-type="float" office:value="205.386" calcext:value-type="float">
            <text:p>205.386</text:p>
          </table:table-cell>
          <table:table-cell office:value-type="float" office:value="206.777" calcext:value-type="float">
            <text:p>206.777</text:p>
          </table:table-cell>
          <table:table-cell office:value-type="float" office:value="208.169" calcext:value-type="float">
            <text:p>208.169</text:p>
          </table:table-cell>
          <table:table-cell office:value-type="float" office:value="209.56" calcext:value-type="float">
            <text:p>209.56</text:p>
          </table:table-cell>
          <table:table-cell office:value-type="float" office:value="210.952" calcext:value-type="float">
            <text:p>210.952</text:p>
          </table:table-cell>
          <table:table-cell office:value-type="float" office:value="212.097" calcext:value-type="float">
            <text:p>212.097</text:p>
          </table:table-cell>
          <table:table-cell office:value-type="float" office:value="213.243" calcext:value-type="float">
            <text:p>213.243</text:p>
          </table:table-cell>
          <table:table-cell office:value-type="float" office:value="214.388" calcext:value-type="float">
            <text:p>214.388</text:p>
          </table:table-cell>
          <table:table-cell office:value-type="float" office:value="215.534" calcext:value-type="float">
            <text:p>215.534</text:p>
          </table:table-cell>
          <table:table-cell office:value-type="float" office:value="216.679" calcext:value-type="float">
            <text:p>216.679</text:p>
          </table:table-cell>
          <table:table-cell office:value-type="float" office:value="217.844" calcext:value-type="float">
            <text:p>217.844</text:p>
          </table:table-cell>
          <table:table-cell office:value-type="float" office:value="219.008" calcext:value-type="float">
            <text:p>219.008</text:p>
          </table:table-cell>
          <table:table-cell office:value-type="float" office:value="220.173" calcext:value-type="float">
            <text:p>220.173</text:p>
          </table:table-cell>
          <table:table-cell office:value-type="float" office:value="221.337" calcext:value-type="float">
            <text:p>221.337</text:p>
          </table:table-cell>
          <table:table-cell office:value-type="float" office:value="222.502" calcext:value-type="float">
            <text:p>222.502</text:p>
          </table:table-cell>
          <table:table-cell office:value-type="float" office:value="224.069" calcext:value-type="float">
            <text:p>224.069</text:p>
          </table:table-cell>
          <table:table-cell office:value-type="float" office:value="225.635" calcext:value-type="float">
            <text:p>225.635</text:p>
          </table:table-cell>
          <table:table-cell office:value-type="float" office:value="227.202" calcext:value-type="float">
            <text:p>227.202</text:p>
          </table:table-cell>
          <table:table-cell office:value-type="float" office:value="228.769" calcext:value-type="float">
            <text:p>228.769</text:p>
          </table:table-cell>
          <table:table-cell office:value-type="float" office:value="230.336" calcext:value-type="float">
            <text:p>230.336</text:p>
          </table:table-cell>
          <table:table-cell office:value-type="float" office:value="231.628" calcext:value-type="float">
            <text:p>231.628</text:p>
          </table:table-cell>
          <table:table-cell office:value-type="float" office:value="232.921" calcext:value-type="float">
            <text:p>232.921</text:p>
          </table:table-cell>
          <table:table-cell office:value-type="float" office:value="234.214" calcext:value-type="float">
            <text:p>234.214</text:p>
          </table:table-cell>
          <table:table-cell office:value-type="float" office:value="235.507" calcext:value-type="float">
            <text:p>235.507</text:p>
          </table:table-cell>
          <table:table-cell office:value-type="float" office:value="236.8" calcext:value-type="float">
            <text:p>236.8</text:p>
          </table:table-cell>
          <table:table-cell office:value-type="float" office:value="237.211" calcext:value-type="float">
            <text:p>237.211</text:p>
          </table:table-cell>
          <table:table-cell office:value-type="float" office:value="237.622" calcext:value-type="float">
            <text:p>237.622</text:p>
          </table:table-cell>
          <table:table-cell office:value-type="float" office:value="238.033" calcext:value-type="float">
            <text:p>238.033</text:p>
          </table:table-cell>
          <table:table-cell office:value-type="float" office:value="238.445" calcext:value-type="float">
            <text:p>238.445</text:p>
          </table:table-cell>
          <table:table-cell office:value-type="float" office:value="238.856" calcext:value-type="float">
            <text:p>238.856</text:p>
          </table:table-cell>
          <table:table-cell office:value-type="float" office:value="238.571" calcext:value-type="float">
            <text:p>238.571</text:p>
          </table:table-cell>
          <table:table-cell office:value-type="float" office:value="238.287" calcext:value-type="float">
            <text:p>238.287</text:p>
          </table:table-cell>
          <table:table-cell office:value-type="float" office:value="238.002" calcext:value-type="float">
            <text:p>238.002</text:p>
          </table:table-cell>
          <table:table-cell office:value-type="float" office:value="237.717" calcext:value-type="float">
            <text:p>237.717</text:p>
          </table:table-cell>
          <table:table-cell office:value-type="float" office:value="237.433" calcext:value-type="float">
            <text:p>237.433</text:p>
          </table:table-cell>
          <table:table-cell office:value-type="float" office:value="238.138" calcext:value-type="float">
            <text:p>238.138</text:p>
          </table:table-cell>
          <table:table-cell office:value-type="float" office:value="238.844" calcext:value-type="float">
            <text:p>238.844</text:p>
          </table:table-cell>
          <table:table-cell office:value-type="float" office:value="239.549" calcext:value-type="float">
            <text:p>239.549</text:p>
          </table:table-cell>
          <table:table-cell office:value-type="float" office:value="240.255" calcext:value-type="float">
            <text:p>240.255</text:p>
          </table:table-cell>
          <table:table-cell office:value-type="float" office:value="240.961" calcext:value-type="float">
            <text:p>240.961</text:p>
          </table:table-cell>
          <table:table-cell office:value-type="float" office:value="242.042" calcext:value-type="float">
            <text:p>242.042</text:p>
          </table:table-cell>
          <table:table-cell office:value-type="float" office:value="243.123" calcext:value-type="float">
            <text:p>243.123</text:p>
          </table:table-cell>
          <table:table-cell office:value-type="float" office:value="244.204" calcext:value-type="float">
            <text:p>244.204</text:p>
          </table:table-cell>
          <table:table-cell office:value-type="float" office:value="245.285" calcext:value-type="float">
            <text:p>245.285</text:p>
          </table:table-cell>
          <table:table-cell office:value-type="float" office:value="246.367" calcext:value-type="float">
            <text:p>246.367</text:p>
          </table:table-cell>
          <table:table-cell office:value-type="float" office:value="247.542" calcext:value-type="float">
            <text:p>247.542</text:p>
          </table:table-cell>
          <table:table-cell office:value-type="float" office:value="248.718" calcext:value-type="float">
            <text:p>248.718</text:p>
          </table:table-cell>
          <table:table-cell office:value-type="float" office:value="249.894" calcext:value-type="float">
            <text:p>249.894</text:p>
          </table:table-cell>
          <table:table-cell office:value-type="float" office:value="251.07" calcext:value-type="float">
            <text:p>251.07</text:p>
          </table:table-cell>
          <table:table-cell office:value-type="float" office:value="252.246" calcext:value-type="float">
            <text:p>252.246</text:p>
          </table:table-cell>
          <table:table-cell office:value-type="float" office:value="253.257" calcext:value-type="float">
            <text:p>253.257</text:p>
          </table:table-cell>
          <table:table-cell office:value-type="float" office:value="254.269" calcext:value-type="float">
            <text:p>254.269</text:p>
          </table:table-cell>
          <table:table-cell office:value-type="float" office:value="255.28" calcext:value-type="float">
            <text:p>255.28</text:p>
          </table:table-cell>
          <table:table-cell office:value-type="float" office:value="256.291" calcext:value-type="float">
            <text:p>256.291</text:p>
          </table:table-cell>
          <table:table-cell office:value-type="float" office:value="257.303" calcext:value-type="float">
            <text:p>257.303</text:p>
          </table:table-cell>
          <table:table-cell office:value-type="float" office:value="257.75" calcext:value-type="float">
            <text:p>257.75</text:p>
          </table:table-cell>
          <table:table-cell office:value-type="float" office:value="258.196" calcext:value-type="float">
            <text:p>258.196</text:p>
          </table:table-cell>
          <table:table-cell office:value-type="float" office:value="258.643" calcext:value-type="float">
            <text:p>258.643</text:p>
          </table:table-cell>
          <table:table-cell office:value-type="float" office:value="259.09" calcext:value-type="float">
            <text:p>259.09</text:p>
          </table:table-cell>
          <table:table-cell office:value-type="float" office:value="259.536" calcext:value-type="float">
            <text:p>259.536</text:p>
          </table:table-cell>
          <table:table-cell office:value-type="float" office:value="257.874" calcext:value-type="float">
            <text:p>257.874</text:p>
          </table:table-cell>
          <table:table-cell office:value-type="float" office:value="256.212" calcext:value-type="float">
            <text:p>256.212</text:p>
          </table:table-cell>
          <table:table-cell office:value-type="float" office:value="254.549" calcext:value-type="float">
            <text:p>254.549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51.225" calcext:value-type="float">
            <text:p>251.225</text:p>
          </table:table-cell>
          <table:table-cell office:value-type="float" office:value="247.809" calcext:value-type="float">
            <text:p>247.809</text:p>
          </table:table-cell>
          <table:table-cell office:value-type="float" office:value="244.392" calcext:value-type="float">
            <text:p>244.392</text:p>
          </table:table-cell>
          <table:table-cell office:value-type="float" office:value="240.976" calcext:value-type="float">
            <text:p>240.976</text:p>
          </table:table-cell>
          <table:table-cell office:value-type="float" office:value="237.56" calcext:value-type="float">
            <text:p>237.56</text:p>
          </table:table-cell>
          <table:table-cell office:value-type="float" office:value="234.143" calcext:value-type="float">
            <text:p>234.143</text:p>
          </table:table-cell>
          <table:table-cell office:value-type="float" office:value="231.313" calcext:value-type="float">
            <text:p>231.313</text:p>
          </table:table-cell>
          <table:table-cell office:value-type="float" office:value="228.482" calcext:value-type="float">
            <text:p>228.482</text:p>
          </table:table-cell>
          <table:table-cell office:value-type="float" office:value="225.652" calcext:value-type="float">
            <text:p>225.652</text:p>
          </table:table-cell>
          <table:table-cell office:value-type="float" office:value="222.821" calcext:value-type="float">
            <text:p>222.821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214.866" calcext:value-type="float">
            <text:p>214.866</text:p>
          </table:table-cell>
          <table:table-cell office:value-type="float" office:value="209.741" calcext:value-type="float">
            <text:p>209.741</text:p>
          </table:table-cell>
          <table:table-cell office:value-type="float" office:value="204.617" calcext:value-type="float">
            <text:p>204.617</text:p>
          </table:table-cell>
          <table:table-cell office:value-type="float" office:value="199.492" calcext:value-type="float">
            <text:p>199.492</text:p>
          </table:table-cell>
          <table:table-cell office:value-type="float" office:value="194.367" calcext:value-type="float">
            <text:p>194.367</text:p>
          </table:table-cell>
          <table:table-cell office:value-type="float" office:value="192.465" calcext:value-type="float">
            <text:p>192.465</text:p>
          </table:table-cell>
          <table:table-cell office:value-type="float" office:value="190.562" calcext:value-type="float">
            <text:p>190.562</text:p>
          </table:table-cell>
          <table:table-cell office:value-type="float" office:value="188.66" calcext:value-type="float">
            <text:p>188.66</text:p>
          </table:table-cell>
          <table:table-cell office:value-type="float" office:value="186.758" calcext:value-type="float">
            <text:p>186.758</text:p>
          </table:table-cell>
          <table:table-cell office:value-type="float" office:value="184.855" calcext:value-type="float">
            <text:p>184.855</text:p>
          </table:table-cell>
          <table:table-cell office:value-type="float" office:value="184.665" calcext:value-type="float">
            <text:p>184.665</text:p>
          </table:table-cell>
          <table:table-cell office:value-type="float" office:value="184.474" calcext:value-type="float">
            <text:p>184.474</text:p>
          </table:table-cell>
          <table:table-cell office:value-type="float" office:value="184.283" calcext:value-type="float">
            <text:p>184.283</text:p>
          </table:table-cell>
          <table:table-cell office:value-type="float" office:value="184.092" calcext:value-type="float">
            <text:p>184.092</text:p>
          </table:table-cell>
          <table:table-cell office:value-type="float" office:value="183.902" calcext:value-type="float">
            <text:p>183.902</text:p>
          </table:table-cell>
          <table:table-cell office:value-type="float" office:value="183.992" calcext:value-type="float">
            <text:p>183.992</text:p>
          </table:table-cell>
          <table:table-cell office:value-type="float" office:value="184.083" calcext:value-type="float">
            <text:p>184.083</text:p>
          </table:table-cell>
          <table:table-cell office:value-type="float" office:value="184.173" calcext:value-type="float">
            <text:p>184.173</text:p>
          </table:table-cell>
          <table:table-cell office:value-type="float" office:value="184.264" calcext:value-type="float">
            <text:p>184.264</text:p>
          </table:table-cell>
          <table:table-cell office:value-type="float" office:value="184.355" calcext:value-type="float">
            <text:p>184.355</text:p>
          </table:table-cell>
          <table:table-cell office:value-type="float" office:value="184.549" calcext:value-type="float">
            <text:p>184.549</text:p>
          </table:table-cell>
          <table:table-cell office:value-type="float" office:value="184.743" calcext:value-type="float">
            <text:p>184.743</text:p>
          </table:table-cell>
          <table:table-cell office:value-type="float" office:value="184.937" calcext:value-type="float">
            <text:p>184.937</text:p>
          </table:table-cell>
          <table:table-cell office:value-type="float" office:value="185.131" calcext:value-type="float">
            <text:p>185.131</text:p>
          </table:table-cell>
          <table:table-cell office:value-type="float" office:value="185.325" calcext:value-type="float">
            <text:p>185.325</text:p>
          </table:table-cell>
          <table:table-cell office:value-type="float" office:value="185.219" calcext:value-type="float">
            <text:p>185.219</text:p>
          </table:table-cell>
          <table:table-cell office:value-type="float" office:value="185.113" calcext:value-type="float">
            <text:p>185.113</text:p>
          </table:table-cell>
          <table:table-cell office:value-type="float" office:value="185.007" calcext:value-type="float">
            <text:p>185.007</text:p>
          </table:table-cell>
          <table:table-cell office:value-type="float" office:value="184.901" calcext:value-type="float">
            <text:p>184.901</text:p>
          </table:table-cell>
          <table:table-cell office:value-type="float" office:value="184.795" calcext:value-type="float">
            <text:p>184.795</text:p>
          </table:table-cell>
          <table:table-cell office:value-type="float" office:value="184.573" calcext:value-type="float">
            <text:p>184.573</text:p>
          </table:table-cell>
          <table:table-cell office:value-type="float" office:value="184.351" calcext:value-type="float">
            <text:p>184.351</text:p>
          </table:table-cell>
          <table:table-cell office:value-type="float" office:value="184.129" calcext:value-type="float">
            <text:p>184.129</text:p>
          </table:table-cell>
          <table:table-cell office:value-type="float" office:value="183.907" calcext:value-type="float">
            <text:p>183.907</text:p>
          </table:table-cell>
          <table:table-cell office:value-type="float" office:value="183.685" calcext:value-type="float">
            <text:p>183.685</text:p>
          </table:table-cell>
          <table:table-cell office:value-type="float" office:value="182.216" calcext:value-type="float">
            <text:p>182.216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179.278" calcext:value-type="float">
            <text:p>179.278</text:p>
          </table:table-cell>
          <table:table-cell office:value-type="float" office:value="177.81" calcext:value-type="float">
            <text:p>177.81</text:p>
          </table:table-cell>
          <table:table-cell office:value-type="float" office:value="176.341" calcext:value-type="float">
            <text:p>176.341</text:p>
          </table:table-cell>
          <table:table-cell office:value-type="float" office:value="171.528" calcext:value-type="float">
            <text:p>171.528</text:p>
          </table:table-cell>
          <table:table-cell office:value-type="float" office:value="166.716" calcext:value-type="float">
            <text:p>166.716</text:p>
          </table:table-cell>
          <table:table-cell office:value-type="float" office:value="161.903" calcext:value-type="float">
            <text:p>161.903</text:p>
          </table:table-cell>
          <table:table-cell office:value-type="float" office:value="157.09" calcext:value-type="float">
            <text:p>157.09</text:p>
          </table:table-cell>
          <table:table-cell office:value-type="float" office:value="152.277" calcext:value-type="float">
            <text:p>152.277</text:p>
          </table:table-cell>
          <table:table-cell office:value-type="float" office:value="147.363" calcext:value-type="float">
            <text:p>147.363</text:p>
          </table:table-cell>
          <table:table-cell office:value-type="float" office:value="142.449" calcext:value-type="float">
            <text:p>142.449</text:p>
          </table:table-cell>
          <table:table-cell office:value-type="float" office:value="137.535" calcext:value-type="float">
            <text:p>137.535</text:p>
          </table:table-cell>
          <table:table-cell office:value-type="float" office:value="132.621" calcext:value-type="float">
            <text:p>132.621</text:p>
          </table:table-cell>
          <table:table-cell office:value-type="float" office:value="127.707" calcext:value-type="float">
            <text:p>127.707</text:p>
          </table:table-cell>
          <table:table-cell office:value-type="float" office:value="124.384" calcext:value-type="float">
            <text:p>124.384</text:p>
          </table:table-cell>
          <table:table-cell office:value-type="float" office:value="121.062" calcext:value-type="float">
            <text:p>121.062</text:p>
          </table:table-cell>
          <table:table-cell office:value-type="float" office:value="117.74" calcext:value-type="float">
            <text:p>117.74</text:p>
          </table:table-cell>
          <table:table-cell office:value-type="float" office:value="114.418" calcext:value-type="float">
            <text:p>114.418</text:p>
          </table:table-cell>
          <table:table-cell office:value-type="float" office:value="111.095" calcext:value-type="float">
            <text:p>111.095</text:p>
          </table:table-cell>
          <table:table-cell office:value-type="float" office:value="109.336" calcext:value-type="float">
            <text:p>109.336</text:p>
          </table:table-cell>
          <table:table-cell office:value-type="float" office:value="107.577" calcext:value-type="float">
            <text:p>107.577</text:p>
          </table:table-cell>
          <table:table-cell office:value-type="float" office:value="105.817" calcext:value-type="float">
            <text:p>105.817</text:p>
          </table:table-cell>
          <table:table-cell office:value-type="float" office:value="104.058" calcext:value-type="float">
            <text:p>104.058</text:p>
          </table:table-cell>
          <table:table-cell office:value-type="float" office:value="102.298" calcext:value-type="float">
            <text:p>102.298</text:p>
          </table:table-cell>
          <table:table-cell office:value-type="float" office:value="101.622" calcext:value-type="float">
            <text:p>101.622</text:p>
          </table:table-cell>
          <table:table-cell office:value-type="float" office:value="100.945" calcext:value-type="float">
            <text:p>100.945</text:p>
          </table:table-cell>
          <table:table-cell office:value-type="float" office:value="100.269" calcext:value-type="float">
            <text:p>100.269</text:p>
          </table:table-cell>
          <table:table-cell office:value-type="float" office:value="99.5926" calcext:value-type="float">
            <text:p>99.5926</text:p>
          </table:table-cell>
          <table:table-cell office:value-type="float" office:value="98.9162" calcext:value-type="float">
            <text:p>98.9162</text:p>
          </table:table-cell>
          <table:table-cell office:value-type="float" office:value="98.7083" calcext:value-type="float">
            <text:p>98.7083</text:p>
          </table:table-cell>
          <table:table-cell office:value-type="float" office:value="98.5004" calcext:value-type="float">
            <text:p>98.5004</text:p>
          </table:table-cell>
          <table:table-cell office:value-type="float" office:value="98.2925" calcext:value-type="float">
            <text:p>98.2925</text:p>
          </table:table-cell>
          <table:table-cell office:value-type="float" office:value="98.0846" calcext:value-type="float">
            <text:p>98.0846</text:p>
          </table:table-cell>
          <table:table-cell office:value-type="float" office:value="97.8767" calcext:value-type="float">
            <text:p>97.8767</text:p>
          </table:table-cell>
          <table:table-cell office:value-type="float" office:value="97.8546" calcext:value-type="float">
            <text:p>97.8546</text:p>
          </table:table-cell>
          <table:table-cell office:value-type="float" office:value="97.8324" calcext:value-type="float">
            <text:p>97.8324</text:p>
          </table:table-cell>
          <table:table-cell office:value-type="float" office:value="97.8102" calcext:value-type="float">
            <text:p>97.8102</text:p>
          </table:table-cell>
          <table:table-cell office:value-type="float" office:value="97.788" calcext:value-type="float">
            <text:p>97.788</text:p>
          </table:table-cell>
          <table:table-cell office:value-type="float" office:value="97.7658" calcext:value-type="float">
            <text:p>97.7658</text:p>
          </table:table-cell>
          <table:table-cell office:value-type="float" office:value="99.1567" calcext:value-type="float">
            <text:p>99.1567</text:p>
          </table:table-cell>
          <table:table-cell office:value-type="float" office:value="100.548" calcext:value-type="float">
            <text:p>100.548</text:p>
          </table:table-cell>
          <table:table-cell office:value-type="float" office:value="101.938" calcext:value-type="float">
            <text:p>101.938</text:p>
          </table:table-cell>
          <table:table-cell office:value-type="float" office:value="103.329" calcext:value-type="float">
            <text:p>103.329</text:p>
          </table:table-cell>
          <table:table-cell office:value-type="float" office:value="104.72" calcext:value-type="float">
            <text:p>104.72</text:p>
          </table:table-cell>
          <table:table-cell office:value-type="float" office:value="108.415" calcext:value-type="float">
            <text:p>108.415</text:p>
          </table:table-cell>
          <table:table-cell office:value-type="float" office:value="112.111" calcext:value-type="float">
            <text:p>112.111</text:p>
          </table:table-cell>
          <table:table-cell office:value-type="float" office:value="115.806" calcext:value-type="float">
            <text:p>115.806</text:p>
          </table:table-cell>
          <table:table-cell office:value-type="float" office:value="119.501" calcext:value-type="float">
            <text:p>119.501</text:p>
          </table:table-cell>
          <table:table-cell office:value-type="float" office:value="123.197" calcext:value-type="float">
            <text:p>123.197</text:p>
          </table:table-cell>
          <table:table-cell office:value-type="float" office:value="126.646" calcext:value-type="float">
            <text:p>126.646</text:p>
          </table:table-cell>
          <table:table-cell office:value-type="float" office:value="130.095" calcext:value-type="float">
            <text:p>130.095</text:p>
          </table:table-cell>
          <table:table-cell office:value-type="float" office:value="133.544" calcext:value-type="float">
            <text:p>133.544</text:p>
          </table:table-cell>
          <table:table-cell office:value-type="float" office:value="136.994" calcext:value-type="float">
            <text:p>136.994</text:p>
          </table:table-cell>
          <table:table-cell office:value-type="float" office:value="140.443" calcext:value-type="float">
            <text:p>140.443</text:p>
          </table:table-cell>
          <table:table-cell office:value-type="float" office:value="142.526" calcext:value-type="float">
            <text:p>142.526</text:p>
          </table:table-cell>
          <table:table-cell office:value-type="float" office:value="144.608" calcext:value-type="float">
            <text:p>144.608</text:p>
          </table:table-cell>
          <table:table-cell office:value-type="float" office:value="146.691" calcext:value-type="float">
            <text:p>146.691</text:p>
          </table:table-cell>
          <table:table-cell office:value-type="float" office:value="148.773" calcext:value-type="float">
            <text:p>148.773</text:p>
          </table:table-cell>
          <table:table-cell office:value-type="float" office:value="150.856" calcext:value-type="float">
            <text:p>150.856</text:p>
          </table:table-cell>
          <table:table-cell office:value-type="float" office:value="151.139" calcext:value-type="float">
            <text:p>151.139</text:p>
          </table:table-cell>
          <table:table-cell office:value-type="float" office:value="151.422" calcext:value-type="float">
            <text:p>151.422</text:p>
          </table:table-cell>
          <table:table-cell office:value-type="float" office:value="151.705" calcext:value-type="float">
            <text:p>151.705</text:p>
          </table:table-cell>
          <table:table-cell office:value-type="float" office:value="151.988" calcext:value-type="float">
            <text:p>151.988</text:p>
          </table:table-cell>
          <table:table-cell office:value-type="float" office:value="152.271" calcext:value-type="float">
            <text:p>152.271</text:p>
          </table:table-cell>
          <table:table-cell office:value-type="float" office:value="151.299" calcext:value-type="float">
            <text:p>151.299</text:p>
          </table:table-cell>
          <table:table-cell office:value-type="float" office:value="150.326" calcext:value-type="float">
            <text:p>150.326</text:p>
          </table:table-cell>
          <table:table-cell office:value-type="float" office:value="149.354" calcext:value-type="float">
            <text:p>149.354</text:p>
          </table:table-cell>
          <table:table-cell office:value-type="float" office:value="148.381" calcext:value-type="float">
            <text:p>148.381</text:p>
          </table:table-cell>
          <table:table-cell office:value-type="float" office:value="147.409" calcext:value-type="float">
            <text:p>147.409</text:p>
          </table:table-cell>
          <table:table-cell office:value-type="float" office:value="145.757" calcext:value-type="float">
            <text:p>145.757</text:p>
          </table:table-cell>
          <table:table-cell office:value-type="float" office:value="144.105" calcext:value-type="float">
            <text:p>144.105</text:p>
          </table:table-cell>
          <table:table-cell office:value-type="float" office:value="142.453" calcext:value-type="float">
            <text:p>142.453</text:p>
          </table:table-cell>
          <table:table-cell office:value-type="float" office:value="140.801" calcext:value-type="float">
            <text:p>140.801</text:p>
          </table:table-cell>
          <table:table-cell office:value-type="float" office:value="139.15" calcext:value-type="float">
            <text:p>139.15</text:p>
          </table:table-cell>
          <table:table-cell office:value-type="float" office:value="136.839" calcext:value-type="float">
            <text:p>136.839</text:p>
          </table:table-cell>
          <table:table-cell office:value-type="float" office:value="134.529" calcext:value-type="float">
            <text:p>134.529</text:p>
          </table:table-cell>
          <table:table-cell office:value-type="float" office:value="132.218" calcext:value-type="float">
            <text:p>132.218</text:p>
          </table:table-cell>
          <table:table-cell office:value-type="float" office:value="129.908" calcext:value-type="float">
            <text:p>129.908</text:p>
          </table:table-cell>
          <table:table-cell office:value-type="float" office:value="127.598" calcext:value-type="float">
            <text:p>127.598</text:p>
          </table:table-cell>
          <table:table-cell office:value-type="float" office:value="124.527" calcext:value-type="float">
            <text:p>124.527</text:p>
          </table:table-cell>
          <table:table-cell office:value-type="float" office:value="121.456" calcext:value-type="float">
            <text:p>121.456</text:p>
          </table:table-cell>
          <table:table-cell office:value-type="float" office:value="118.385" calcext:value-type="float">
            <text:p>118.385</text:p>
          </table:table-cell>
          <table:table-cell office:value-type="float" office:value="115.314" calcext:value-type="float">
            <text:p>115.314</text:p>
          </table:table-cell>
          <table:table-cell office:value-type="float" office:value="112.243" calcext:value-type="float">
            <text:p>112.243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105.801" calcext:value-type="float">
            <text:p>105.801</text:p>
          </table:table-cell>
          <table:table-cell office:value-type="float" office:value="102.58" calcext:value-type="float">
            <text:p>102.58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96.1379" calcext:value-type="float">
            <text:p>96.1379</text:p>
          </table:table-cell>
          <table:table-cell office:value-type="float" office:value="93.438" calcext:value-type="float">
            <text:p>93.438</text:p>
          </table:table-cell>
          <table:table-cell office:value-type="float" office:value="90.7382" calcext:value-type="float">
            <text:p>90.7382</text:p>
          </table:table-cell>
          <table:table-cell office:value-type="float" office:value="88.0383" calcext:value-type="float">
            <text:p>88.0383</text:p>
          </table:table-cell>
          <table:table-cell office:value-type="float" office:value="85.3385" calcext:value-type="float">
            <text:p>85.3385</text:p>
          </table:table-cell>
          <table:table-cell office:value-type="float" office:value="82.6386" calcext:value-type="float">
            <text:p>82.6386</text:p>
          </table:table-cell>
          <table:table-cell office:value-type="float" office:value="80.7206" calcext:value-type="float">
            <text:p>80.7206</text:p>
          </table:table-cell>
          <table:table-cell office:value-type="float" office:value="78.8025" calcext:value-type="float">
            <text:p>78.8025</text:p>
          </table:table-cell>
          <table:table-cell office:value-type="float" office:value="76.8845" calcext:value-type="float">
            <text:p>76.8845</text:p>
          </table:table-cell>
          <table:table-cell office:value-type="float" office:value="74.9664" calcext:value-type="float">
            <text:p>74.9664</text:p>
          </table:table-cell>
          <table:table-cell office:value-type="float" office:value="73.0484" calcext:value-type="float">
            <text:p>73.0484</text:p>
          </table:table-cell>
          <table:table-cell office:value-type="float" office:value="71.653" calcext:value-type="float">
            <text:p>71.653</text:p>
          </table:table-cell>
          <table:table-cell office:value-type="float" office:value="70.2575" calcext:value-type="float">
            <text:p>70.2575</text:p>
          </table:table-cell>
          <table:table-cell office:value-type="float" office:value="68.8621" calcext:value-type="float">
            <text:p>68.8621</text:p>
          </table:table-cell>
          <table:table-cell office:value-type="float" office:value="67.4667" calcext:value-type="float">
            <text:p>67.4667</text:p>
          </table:table-cell>
          <table:table-cell office:value-type="float" office:value="66.0713" calcext:value-type="float">
            <text:p>66.0713</text:p>
          </table:table-cell>
          <table:table-cell table:number-columns-repeated="622"/>
        </table:table-row>
        <table:table-row table:style-name="ro1">
          <table:table-cell office:value-type="string" calcext:value-type="string">
            <text:p>#filterdata</text:p>
          </table:table-cell>
          <table:table-cell office:value-type="float" office:value="704.7" calcext:value-type="float">
            <text:p>704.7</text:p>
          </table:table-cell>
          <table:table-cell office:value-type="float" office:value="632.15" calcext:value-type="float">
            <text:p>632.15</text:p>
          </table:table-cell>
          <table:table-cell office:value-type="float" office:value="638.1" calcext:value-type="float">
            <text:p>638.1</text:p>
          </table:table-cell>
          <table:table-cell office:value-type="float" office:value="623.9" calcext:value-type="float">
            <text:p>623.9</text:p>
          </table:table-cell>
          <table:table-cell office:value-type="float" office:value="638.25" calcext:value-type="float">
            <text:p>638.25</text:p>
          </table:table-cell>
          <table:table-cell office:value-type="float" office:value="640.45" calcext:value-type="float">
            <text:p>640.45</text:p>
          </table:table-cell>
          <table:table-cell office:value-type="float" office:value="629.6" calcext:value-type="float">
            <text:p>629.6</text:p>
          </table:table-cell>
          <table:table-cell office:value-type="float" office:value="632.4" calcext:value-type="float">
            <text:p>632.4</text:p>
          </table:table-cell>
          <table:table-cell office:value-type="float" office:value="644.6" calcext:value-type="float">
            <text:p>644.6</text:p>
          </table:table-cell>
          <table:table-cell office:value-type="float" office:value="621.8" calcext:value-type="float">
            <text:p>621.8</text:p>
          </table:table-cell>
          <table:table-cell office:value-type="float" office:value="623.75" calcext:value-type="float">
            <text:p>623.75</text:p>
          </table:table-cell>
          <table:table-cell office:value-type="float" office:value="627" calcext:value-type="float">
            <text:p>627</text:p>
          </table:table-cell>
          <table:table-cell office:value-type="float" office:value="614.8" calcext:value-type="float">
            <text:p>614.8</text:p>
          </table:table-cell>
          <table:table-cell office:value-type="float" office:value="628.5" calcext:value-type="float">
            <text:p>628.5</text:p>
          </table:table-cell>
          <table:table-cell office:value-type="float" office:value="635.4" calcext:value-type="float">
            <text:p>635.4</text:p>
          </table:table-cell>
          <table:table-cell office:value-type="float" office:value="648.55" calcext:value-type="float">
            <text:p>648.55</text:p>
          </table:table-cell>
          <table:table-cell office:value-type="float" office:value="625.7" calcext:value-type="float">
            <text:p>625.7</text:p>
          </table:table-cell>
          <table:table-cell office:value-type="float" office:value="627.6" calcext:value-type="float">
            <text:p>627.6</text:p>
          </table:table-cell>
          <table:table-cell office:value-type="float" office:value="621.5" calcext:value-type="float">
            <text:p>621.5</text:p>
          </table:table-cell>
          <table:table-cell office:value-type="float" office:value="626.85" calcext:value-type="float">
            <text:p>626.85</text:p>
          </table:table-cell>
          <table:table-cell office:value-type="float" office:value="620.9" calcext:value-type="float">
            <text:p>620.9</text:p>
          </table:table-cell>
          <table:table-cell office:value-type="float" office:value="619.8" calcext:value-type="float">
            <text:p>619.8</text:p>
          </table:table-cell>
          <table:table-cell office:value-type="float" office:value="630.7" calcext:value-type="float">
            <text:p>630.7</text:p>
          </table:table-cell>
          <table:table-cell office:value-type="float" office:value="623.1" calcext:value-type="float">
            <text:p>623.1</text:p>
          </table:table-cell>
          <table:table-cell office:value-type="float" office:value="633.15" calcext:value-type="float">
            <text:p>633.15</text:p>
          </table:table-cell>
          <table:table-cell office:value-type="float" office:value="618" calcext:value-type="float">
            <text:p>618</text:p>
          </table:table-cell>
          <table:table-cell office:value-type="float" office:value="617.8" calcext:value-type="float">
            <text:p>617.8</text:p>
          </table:table-cell>
          <table:table-cell office:value-type="float" office:value="632.05" calcext:value-type="float">
            <text:p>632.05</text:p>
          </table:table-cell>
          <table:table-cell office:value-type="float" office:value="623.2" calcext:value-type="float">
            <text:p>623.2</text:p>
          </table:table-cell>
          <table:table-cell office:value-type="float" office:value="619.05" calcext:value-type="float">
            <text:p>619.05</text:p>
          </table:table-cell>
          <table:table-cell office:value-type="float" office:value="616.75" calcext:value-type="float">
            <text:p>616.75</text:p>
          </table:table-cell>
          <table:table-cell office:value-type="float" office:value="816.7" calcext:value-type="float">
            <text:p>816.7</text:p>
          </table:table-cell>
          <table:table-cell office:value-type="float" office:value="534.35" calcext:value-type="float">
            <text:p>534.35</text:p>
          </table:table-cell>
          <table:table-cell office:value-type="float" office:value="623.9" calcext:value-type="float">
            <text:p>623.9</text:p>
          </table:table-cell>
          <table:table-cell office:value-type="float" office:value="614.75" calcext:value-type="float">
            <text:p>614.75</text:p>
          </table:table-cell>
          <table:table-cell office:value-type="float" office:value="609.1" calcext:value-type="float">
            <text:p>609.1</text:p>
          </table:table-cell>
          <table:table-cell office:value-type="float" office:value="624.15" calcext:value-type="float">
            <text:p>624.15</text:p>
          </table:table-cell>
          <table:table-cell office:value-type="float" office:value="611.6" calcext:value-type="float">
            <text:p>611.6</text:p>
          </table:table-cell>
          <table:table-cell office:value-type="float" office:value="612" calcext:value-type="float">
            <text:p>612</text:p>
          </table:table-cell>
          <table:table-cell office:value-type="float" office:value="619.4" calcext:value-type="float">
            <text:p>619.4</text:p>
          </table:table-cell>
          <table:table-cell office:value-type="float" office:value="608.3" calcext:value-type="float">
            <text:p>608.3</text:p>
          </table:table-cell>
          <table:table-cell office:value-type="float" office:value="615.3" calcext:value-type="float">
            <text:p>615.3</text:p>
          </table:table-cell>
          <table:table-cell office:value-type="float" office:value="615.95" calcext:value-type="float">
            <text:p>615.95</text:p>
          </table:table-cell>
          <table:table-cell office:value-type="float" office:value="620.3" calcext:value-type="float">
            <text:p>620.3</text:p>
          </table:table-cell>
          <table:table-cell office:value-type="float" office:value="620" calcext:value-type="float">
            <text:p>620</text:p>
          </table:table-cell>
          <table:table-cell office:value-type="float" office:value="625.6" calcext:value-type="float">
            <text:p>625.6</text:p>
          </table:table-cell>
          <table:table-cell office:value-type="float" office:value="629.3" calcext:value-type="float">
            <text:p>629.3</text:p>
          </table:table-cell>
          <table:table-cell office:value-type="float" office:value="622.4" calcext:value-type="float">
            <text:p>622.4</text:p>
          </table:table-cell>
          <table:table-cell office:value-type="float" office:value="623.3" calcext:value-type="float">
            <text:p>623.3</text:p>
          </table:table-cell>
          <table:table-cell office:value-type="float" office:value="605" calcext:value-type="float">
            <text:p>605</text:p>
          </table:table-cell>
          <table:table-cell office:value-type="float" office:value="610.35" calcext:value-type="float">
            <text:p>610.35</text:p>
          </table:table-cell>
          <table:table-cell office:value-type="float" office:value="617.95" calcext:value-type="float">
            <text:p>617.95</text:p>
          </table:table-cell>
          <table:table-cell office:value-type="float" office:value="618.6" calcext:value-type="float">
            <text:p>618.6</text:p>
          </table:table-cell>
          <table:table-cell office:value-type="float" office:value="620.8" calcext:value-type="float">
            <text:p>620.8</text:p>
          </table:table-cell>
          <table:table-cell office:value-type="float" office:value="623.45" calcext:value-type="float">
            <text:p>623.45</text:p>
          </table:table-cell>
          <table:table-cell office:value-type="float" office:value="620.4" calcext:value-type="float">
            <text:p>620.4</text:p>
          </table:table-cell>
          <table:table-cell office:value-type="float" office:value="606.2" calcext:value-type="float">
            <text:p>606.2</text:p>
          </table:table-cell>
          <table:table-cell office:value-type="float" office:value="611.35" calcext:value-type="float">
            <text:p>611.35</text:p>
          </table:table-cell>
          <table:table-cell office:value-type="float" office:value="613.45" calcext:value-type="float">
            <text:p>613.45</text:p>
          </table:table-cell>
          <table:table-cell office:value-type="float" office:value="621.2" calcext:value-type="float">
            <text:p>621.2</text:p>
          </table:table-cell>
          <table:table-cell office:value-type="float" office:value="606.7" calcext:value-type="float">
            <text:p>606.7</text:p>
          </table:table-cell>
          <table:table-cell office:value-type="float" office:value="617.4" calcext:value-type="float">
            <text:p>617.4</text:p>
          </table:table-cell>
          <table:table-cell office:value-type="float" office:value="605.1" calcext:value-type="float">
            <text:p>605.1</text:p>
          </table:table-cell>
          <table:table-cell office:value-type="float" office:value="631.4" calcext:value-type="float">
            <text:p>631.4</text:p>
          </table:table-cell>
          <table:table-cell office:value-type="float" office:value="523.1" calcext:value-type="float">
            <text:p>523.1</text:p>
          </table:table-cell>
          <table:table-cell office:value-type="float" office:value="633.25" calcext:value-type="float">
            <text:p>633.25</text:p>
          </table:table-cell>
          <table:table-cell office:value-type="float" office:value="630.85" calcext:value-type="float">
            <text:p>630.85</text:p>
          </table:table-cell>
          <table:table-cell office:value-type="float" office:value="615.45" calcext:value-type="float">
            <text:p>615.45</text:p>
          </table:table-cell>
          <table:table-cell office:value-type="float" office:value="618.7" calcext:value-type="float">
            <text:p>618.7</text:p>
          </table:table-cell>
          <table:table-cell office:value-type="float" office:value="619.7" calcext:value-type="float">
            <text:p>619.7</text:p>
          </table:table-cell>
          <table:table-cell office:value-type="float" office:value="627.4" calcext:value-type="float">
            <text:p>627.4</text:p>
          </table:table-cell>
          <table:table-cell office:value-type="float" office:value="616.2" calcext:value-type="float">
            <text:p>616.2</text:p>
          </table:table-cell>
          <table:table-cell office:value-type="float" office:value="630.5" calcext:value-type="float">
            <text:p>630.5</text:p>
          </table:table-cell>
          <table:table-cell office:value-type="float" office:value="625.7" calcext:value-type="float">
            <text:p>625.7</text:p>
          </table:table-cell>
          <table:table-cell office:value-type="float" office:value="615.15" calcext:value-type="float">
            <text:p>615.15</text:p>
          </table:table-cell>
          <table:table-cell office:value-type="float" office:value="620.55" calcext:value-type="float">
            <text:p>620.55</text:p>
          </table:table-cell>
          <table:table-cell office:value-type="float" office:value="618.8" calcext:value-type="float">
            <text:p>618.8</text:p>
          </table:table-cell>
          <table:table-cell office:value-type="float" office:value="617.9" calcext:value-type="float">
            <text:p>617.9</text:p>
          </table:table-cell>
          <table:table-cell office:value-type="float" office:value="624.7" calcext:value-type="float">
            <text:p>624.7</text:p>
          </table:table-cell>
          <table:table-cell office:value-type="float" office:value="624.55" calcext:value-type="float">
            <text:p>624.55</text:p>
          </table:table-cell>
          <table:table-cell office:value-type="float" office:value="624.25" calcext:value-type="float">
            <text:p>624.25</text:p>
          </table:table-cell>
          <table:table-cell office:value-type="float" office:value="620.3" calcext:value-type="float">
            <text:p>620.3</text:p>
          </table:table-cell>
          <table:table-cell office:value-type="float" office:value="615.45" calcext:value-type="float">
            <text:p>615.45</text:p>
          </table:table-cell>
          <table:table-cell office:value-type="float" office:value="621.9" calcext:value-type="float">
            <text:p>621.9</text:p>
          </table:table-cell>
          <table:table-cell office:value-type="float" office:value="626.65" calcext:value-type="float">
            <text:p>626.65</text:p>
          </table:table-cell>
          <table:table-cell office:value-type="float" office:value="610.4" calcext:value-type="float">
            <text:p>610.4</text:p>
          </table:table-cell>
          <table:table-cell office:value-type="float" office:value="635.6" calcext:value-type="float">
            <text:p>635.6</text:p>
          </table:table-cell>
          <table:table-cell office:value-type="float" office:value="625.15" calcext:value-type="float">
            <text:p>625.15</text:p>
          </table:table-cell>
          <table:table-cell office:value-type="float" office:value="624.5" calcext:value-type="float">
            <text:p>624.5</text:p>
          </table:table-cell>
          <table:table-cell office:value-type="float" office:value="624.6" calcext:value-type="float">
            <text:p>624.6</text:p>
          </table:table-cell>
          <table:table-cell office:value-type="float" office:value="616.3" calcext:value-type="float">
            <text:p>616.3</text:p>
          </table:table-cell>
          <table:table-cell office:value-type="float" office:value="623.8" calcext:value-type="float">
            <text:p>623.8</text:p>
          </table:table-cell>
          <table:table-cell office:value-type="float" office:value="606.35" calcext:value-type="float">
            <text:p>606.35</text:p>
          </table:table-cell>
          <table:table-cell office:value-type="float" office:value="623.55" calcext:value-type="float">
            <text:p>623.55</text:p>
          </table:table-cell>
          <table:table-cell office:value-type="float" office:value="609.6" calcext:value-type="float">
            <text:p>609.6</text:p>
          </table:table-cell>
          <table:table-cell office:value-type="float" office:value="618" calcext:value-type="float">
            <text:p>618</text:p>
          </table:table-cell>
          <table:table-cell office:value-type="float" office:value="522.45" calcext:value-type="float">
            <text:p>522.45</text:p>
          </table:table-cell>
          <table:table-cell office:value-type="float" office:value="728.1" calcext:value-type="float">
            <text:p>728.1</text:p>
          </table:table-cell>
          <table:table-cell office:value-type="float" office:value="786.25" calcext:value-type="float">
            <text:p>786.25</text:p>
          </table:table-cell>
          <table:table-cell office:value-type="float" office:value="771.9" calcext:value-type="float">
            <text:p>771.9</text:p>
          </table:table-cell>
          <table:table-cell office:value-type="float" office:value="752.3" calcext:value-type="float">
            <text:p>752.3</text:p>
          </table:table-cell>
          <table:table-cell office:value-type="float" office:value="750.2" calcext:value-type="float">
            <text:p>750.2</text:p>
          </table:table-cell>
          <table:table-cell office:value-type="float" office:value="748.05" calcext:value-type="float">
            <text:p>748.05</text:p>
          </table:table-cell>
          <table:table-cell office:value-type="float" office:value="755.4" calcext:value-type="float">
            <text:p>755.4</text:p>
          </table:table-cell>
          <table:table-cell office:value-type="float" office:value="747.5" calcext:value-type="float">
            <text:p>747.5</text:p>
          </table:table-cell>
          <table:table-cell office:value-type="float" office:value="758.4" calcext:value-type="float">
            <text:p>758.4</text:p>
          </table:table-cell>
          <table:table-cell office:value-type="float" office:value="751.1" calcext:value-type="float">
            <text:p>751.1</text:p>
          </table:table-cell>
          <table:table-cell office:value-type="float" office:value="762.6" calcext:value-type="float">
            <text:p>762.6</text:p>
          </table:table-cell>
          <table:table-cell office:value-type="float" office:value="749.2" calcext:value-type="float">
            <text:p>749.2</text:p>
          </table:table-cell>
          <table:table-cell office:value-type="float" office:value="758.9" calcext:value-type="float">
            <text:p>758.9</text:p>
          </table:table-cell>
          <table:table-cell office:value-type="float" office:value="773.75" calcext:value-type="float">
            <text:p>773.75</text:p>
          </table:table-cell>
          <table:table-cell office:value-type="float" office:value="761.75" calcext:value-type="float">
            <text:p>761.75</text:p>
          </table:table-cell>
          <table:table-cell office:value-type="float" office:value="755.3" calcext:value-type="float">
            <text:p>755.3</text:p>
          </table:table-cell>
          <table:table-cell office:value-type="float" office:value="742.75" calcext:value-type="float">
            <text:p>742.75</text:p>
          </table:table-cell>
          <table:table-cell office:value-type="float" office:value="752.1" calcext:value-type="float">
            <text:p>752.1</text:p>
          </table:table-cell>
          <table:table-cell office:value-type="float" office:value="771.35" calcext:value-type="float">
            <text:p>771.35</text:p>
          </table:table-cell>
          <table:table-cell office:value-type="float" office:value="759.3" calcext:value-type="float">
            <text:p>759.3</text:p>
          </table:table-cell>
          <table:table-cell office:value-type="float" office:value="767" calcext:value-type="float">
            <text:p>767</text:p>
          </table:table-cell>
          <table:table-cell office:value-type="float" office:value="772.35" calcext:value-type="float">
            <text:p>772.35</text:p>
          </table:table-cell>
          <table:table-cell office:value-type="float" office:value="751.4" calcext:value-type="float">
            <text:p>751.4</text:p>
          </table:table-cell>
          <table:table-cell office:value-type="float" office:value="769.85" calcext:value-type="float">
            <text:p>769.85</text:p>
          </table:table-cell>
          <table:table-cell office:value-type="float" office:value="754.55" calcext:value-type="float">
            <text:p>754.55</text:p>
          </table:table-cell>
          <table:table-cell office:value-type="float" office:value="759.15" calcext:value-type="float">
            <text:p>759.15</text:p>
          </table:table-cell>
          <table:table-cell office:value-type="float" office:value="750.8" calcext:value-type="float">
            <text:p>750.8</text:p>
          </table:table-cell>
          <table:table-cell office:value-type="float" office:value="769.75" calcext:value-type="float">
            <text:p>769.75</text:p>
          </table:table-cell>
          <table:table-cell office:value-type="float" office:value="778.05" calcext:value-type="float">
            <text:p>778.05</text:p>
          </table:table-cell>
          <table:table-cell office:value-type="float" office:value="713.6" calcext:value-type="float">
            <text:p>713.6</text:p>
          </table:table-cell>
          <table:table-cell office:value-type="float" office:value="615.2" calcext:value-type="float">
            <text:p>615.2</text:p>
          </table:table-cell>
          <table:table-cell office:value-type="float" office:value="526.8" calcext:value-type="float">
            <text:p>526.8</text:p>
          </table:table-cell>
          <table:table-cell office:value-type="float" office:value="712.5" calcext:value-type="float">
            <text:p>712.5</text:p>
          </table:table-cell>
          <table:table-cell office:value-type="float" office:value="782.85" calcext:value-type="float">
            <text:p>782.85</text:p>
          </table:table-cell>
          <table:table-cell office:value-type="float" office:value="763.15" calcext:value-type="float">
            <text:p>763.15</text:p>
          </table:table-cell>
          <table:table-cell office:value-type="float" office:value="805.95" calcext:value-type="float">
            <text:p>805.95</text:p>
          </table:table-cell>
          <table:table-cell office:value-type="float" office:value="734.2" calcext:value-type="float">
            <text:p>734.2</text:p>
          </table:table-cell>
          <table:table-cell office:value-type="float" office:value="738.25" calcext:value-type="float">
            <text:p>738.25</text:p>
          </table:table-cell>
          <table:table-cell office:value-type="float" office:value="725.3" calcext:value-type="float">
            <text:p>725.3</text:p>
          </table:table-cell>
          <table:table-cell office:value-type="float" office:value="695.8" calcext:value-type="float">
            <text:p>695.8</text:p>
          </table:table-cell>
          <table:table-cell office:value-type="float" office:value="716" calcext:value-type="float">
            <text:p>716</text:p>
          </table:table-cell>
          <table:table-cell office:value-type="float" office:value="732.2" calcext:value-type="float">
            <text:p>732.2</text:p>
          </table:table-cell>
          <table:table-cell office:value-type="float" office:value="721.3" calcext:value-type="float">
            <text:p>721.3</text:p>
          </table:table-cell>
          <table:table-cell office:value-type="float" office:value="712.05" calcext:value-type="float">
            <text:p>712.05</text:p>
          </table:table-cell>
          <table:table-cell office:value-type="float" office:value="721.35" calcext:value-type="float">
            <text:p>721.35</text:p>
          </table:table-cell>
          <table:table-cell office:value-type="float" office:value="727.55" calcext:value-type="float">
            <text:p>727.55</text:p>
          </table:table-cell>
          <table:table-cell office:value-type="float" office:value="730.1" calcext:value-type="float">
            <text:p>730.1</text:p>
          </table:table-cell>
          <table:table-cell office:value-type="float" office:value="728.8" calcext:value-type="float">
            <text:p>728.8</text:p>
          </table:table-cell>
          <table:table-cell office:value-type="float" office:value="707.7" calcext:value-type="float">
            <text:p>707.7</text:p>
          </table:table-cell>
          <table:table-cell office:value-type="float" office:value="713.2" calcext:value-type="float">
            <text:p>713.2</text:p>
          </table:table-cell>
          <table:table-cell office:value-type="float" office:value="712.95" calcext:value-type="float">
            <text:p>712.95</text:p>
          </table:table-cell>
          <table:table-cell office:value-type="float" office:value="723.55" calcext:value-type="float">
            <text:p>723.55</text:p>
          </table:table-cell>
          <table:table-cell office:value-type="float" office:value="716" calcext:value-type="float">
            <text:p>716</text:p>
          </table:table-cell>
          <table:table-cell office:value-type="float" office:value="718.75" calcext:value-type="float">
            <text:p>718.75</text:p>
          </table:table-cell>
          <table:table-cell office:value-type="float" office:value="716.2" calcext:value-type="float">
            <text:p>716.2</text:p>
          </table:table-cell>
          <table:table-cell office:value-type="float" office:value="734.1" calcext:value-type="float">
            <text:p>734.1</text:p>
          </table:table-cell>
          <table:table-cell office:value-type="float" office:value="704.15" calcext:value-type="float">
            <text:p>704.15</text:p>
          </table:table-cell>
          <table:table-cell office:value-type="float" office:value="714.2" calcext:value-type="float">
            <text:p>714.2</text:p>
          </table:table-cell>
          <table:table-cell office:value-type="float" office:value="803.4" calcext:value-type="float">
            <text:p>803.4</text:p>
          </table:table-cell>
          <table:table-cell office:value-type="float" office:value="741" calcext:value-type="float">
            <text:p>741</text:p>
          </table:table-cell>
          <table:table-cell office:value-type="float" office:value="771.2" calcext:value-type="float">
            <text:p>771.2</text:p>
          </table:table-cell>
          <table:table-cell office:value-type="float" office:value="706.4" calcext:value-type="float">
            <text:p>706.4</text:p>
          </table:table-cell>
          <table:table-cell office:value-type="float" office:value="631.35" calcext:value-type="float">
            <text:p>631.35</text:p>
          </table:table-cell>
          <table:table-cell office:value-type="float" office:value="527.85" calcext:value-type="float">
            <text:p>527.85</text:p>
          </table:table-cell>
          <table:table-cell office:value-type="float" office:value="710.3" calcext:value-type="float">
            <text:p>710.3</text:p>
          </table:table-cell>
          <table:table-cell office:value-type="float" office:value="794.45" calcext:value-type="float">
            <text:p>794.45</text:p>
          </table:table-cell>
          <table:table-cell office:value-type="float" office:value="744.4" calcext:value-type="float">
            <text:p>744.4</text:p>
          </table:table-cell>
          <table:table-cell office:value-type="float" office:value="714.5" calcext:value-type="float">
            <text:p>714.5</text:p>
          </table:table-cell>
          <table:table-cell office:value-type="float" office:value="683.7" calcext:value-type="float">
            <text:p>683.7</text:p>
          </table:table-cell>
          <table:table-cell office:value-type="float" office:value="695.9" calcext:value-type="float">
            <text:p>695.9</text:p>
          </table:table-cell>
          <table:table-cell office:value-type="float" office:value="691.8" calcext:value-type="float">
            <text:p>691.8</text:p>
          </table:table-cell>
          <table:table-cell office:value-type="float" office:value="679.65" calcext:value-type="float">
            <text:p>679.65</text:p>
          </table:table-cell>
          <table:table-cell office:value-type="float" office:value="695.8" calcext:value-type="float">
            <text:p>695.8</text:p>
          </table:table-cell>
          <table:table-cell office:value-type="float" office:value="692.7" calcext:value-type="float">
            <text:p>692.7</text:p>
          </table:table-cell>
          <table:table-cell office:value-type="float" office:value="696.9" calcext:value-type="float">
            <text:p>696.9</text:p>
          </table:table-cell>
          <table:table-cell office:value-type="float" office:value="688.2" calcext:value-type="float">
            <text:p>688.2</text:p>
          </table:table-cell>
          <table:table-cell office:value-type="float" office:value="695.7" calcext:value-type="float">
            <text:p>695.7</text:p>
          </table:table-cell>
          <table:table-cell office:value-type="float" office:value="693.6" calcext:value-type="float">
            <text:p>693.6</text:p>
          </table:table-cell>
          <table:table-cell office:value-type="float" office:value="694.8" calcext:value-type="float">
            <text:p>694.8</text:p>
          </table:table-cell>
          <table:table-cell office:value-type="float" office:value="694.7" calcext:value-type="float">
            <text:p>694.7</text:p>
          </table:table-cell>
          <table:table-cell office:value-type="float" office:value="681.1" calcext:value-type="float">
            <text:p>681.1</text:p>
          </table:table-cell>
          <table:table-cell office:value-type="float" office:value="694.7" calcext:value-type="float">
            <text:p>694.7</text:p>
          </table:table-cell>
          <table:table-cell office:value-type="float" office:value="702.35" calcext:value-type="float">
            <text:p>702.35</text:p>
          </table:table-cell>
          <table:table-cell office:value-type="float" office:value="687.2" calcext:value-type="float">
            <text:p>687.2</text:p>
          </table:table-cell>
          <table:table-cell office:value-type="float" office:value="692.8" calcext:value-type="float">
            <text:p>692.8</text:p>
          </table:table-cell>
          <table:table-cell office:value-type="float" office:value="700.65" calcext:value-type="float">
            <text:p>700.65</text:p>
          </table:table-cell>
          <table:table-cell office:value-type="float" office:value="696.8" calcext:value-type="float">
            <text:p>696.8</text:p>
          </table:table-cell>
          <table:table-cell office:value-type="float" office:value="704.7" calcext:value-type="float">
            <text:p>704.7</text:p>
          </table:table-cell>
          <table:table-cell office:value-type="float" office:value="699.9" calcext:value-type="float">
            <text:p>699.9</text:p>
          </table:table-cell>
          <table:table-cell office:value-type="float" office:value="695.8" calcext:value-type="float">
            <text:p>695.8</text:p>
          </table:table-cell>
          <table:table-cell office:value-type="float" office:value="721.25" calcext:value-type="float">
            <text:p>721.25</text:p>
          </table:table-cell>
          <table:table-cell office:value-type="float" office:value="741.5" calcext:value-type="float">
            <text:p>741.5</text:p>
          </table:table-cell>
          <table:table-cell office:value-type="float" office:value="781.35" calcext:value-type="float">
            <text:p>781.35</text:p>
          </table:table-cell>
          <table:table-cell office:value-type="float" office:value="698.55" calcext:value-type="float">
            <text:p>698.55</text:p>
          </table:table-cell>
          <table:table-cell office:value-type="float" office:value="633.9" calcext:value-type="float">
            <text:p>633.9</text:p>
          </table:table-cell>
          <table:table-cell office:value-type="float" office:value="530.15" calcext:value-type="float">
            <text:p>530.15</text:p>
          </table:table-cell>
          <table:table-cell office:value-type="float" office:value="715.3" calcext:value-type="float">
            <text:p>715.3</text:p>
          </table:table-cell>
          <table:table-cell office:value-type="float" office:value="784.2" calcext:value-type="float">
            <text:p>784.2</text:p>
          </table:table-cell>
          <table:table-cell office:value-type="float" office:value="763.15" calcext:value-type="float">
            <text:p>763.15</text:p>
          </table:table-cell>
          <table:table-cell office:value-type="float" office:value="713.35" calcext:value-type="float">
            <text:p>713.35</text:p>
          </table:table-cell>
          <table:table-cell office:value-type="float" office:value="693.7" calcext:value-type="float">
            <text:p>693.7</text:p>
          </table:table-cell>
          <table:table-cell office:value-type="float" office:value="733.55" calcext:value-type="float">
            <text:p>733.55</text:p>
          </table:table-cell>
          <table:table-cell office:value-type="float" office:value="719.2" calcext:value-type="float">
            <text:p>719.2</text:p>
          </table:table-cell>
          <table:table-cell office:value-type="float" office:value="729.6" calcext:value-type="float">
            <text:p>729.6</text:p>
          </table:table-cell>
          <table:table-cell office:value-type="float" office:value="741.95" calcext:value-type="float">
            <text:p>741.95</text:p>
          </table:table-cell>
          <table:table-cell office:value-type="float" office:value="740.35" calcext:value-type="float">
            <text:p>740.35</text:p>
          </table:table-cell>
          <table:table-cell office:value-type="float" office:value="743.25" calcext:value-type="float">
            <text:p>743.25</text:p>
          </table:table-cell>
          <table:table-cell office:value-type="float" office:value="739.2" calcext:value-type="float">
            <text:p>739.2</text:p>
          </table:table-cell>
          <table:table-cell office:value-type="float" office:value="752.9" calcext:value-type="float">
            <text:p>752.9</text:p>
          </table:table-cell>
          <table:table-cell office:value-type="float" office:value="748.85" calcext:value-type="float">
            <text:p>748.85</text:p>
          </table:table-cell>
          <table:table-cell office:value-type="float" office:value="744.8" calcext:value-type="float">
            <text:p>744.8</text:p>
          </table:table-cell>
          <table:table-cell office:value-type="float" office:value="737.45" calcext:value-type="float">
            <text:p>737.45</text:p>
          </table:table-cell>
          <table:table-cell office:value-type="float" office:value="732.15" calcext:value-type="float">
            <text:p>732.15</text:p>
          </table:table-cell>
          <table:table-cell office:value-type="float" office:value="680" calcext:value-type="float">
            <text:p>680</text:p>
          </table:table-cell>
          <table:table-cell office:value-type="float" office:value="674.25" calcext:value-type="float">
            <text:p>674.25</text:p>
          </table:table-cell>
          <table:table-cell office:value-type="float" office:value="679.8" calcext:value-type="float">
            <text:p>679.8</text:p>
          </table:table-cell>
          <table:table-cell office:value-type="float" office:value="676.55" calcext:value-type="float">
            <text:p>676.55</text:p>
          </table:table-cell>
          <table:table-cell office:value-type="float" office:value="689.9" calcext:value-type="float">
            <text:p>689.9</text:p>
          </table:table-cell>
          <table:table-cell office:value-type="float" office:value="684" calcext:value-type="float">
            <text:p>684</text:p>
          </table:table-cell>
          <table:table-cell office:value-type="float" office:value="684.25" calcext:value-type="float">
            <text:p>684.25</text:p>
          </table:table-cell>
          <table:table-cell office:value-type="float" office:value="659.15" calcext:value-type="float">
            <text:p>659.15</text:p>
          </table:table-cell>
          <table:table-cell office:value-type="float" office:value="684.1" calcext:value-type="float">
            <text:p>684.1</text:p>
          </table:table-cell>
          <table:table-cell office:value-type="float" office:value="714.6" calcext:value-type="float">
            <text:p>714.6</text:p>
          </table:table-cell>
          <table:table-cell office:value-type="float" office:value="740.05" calcext:value-type="float">
            <text:p>740.05</text:p>
          </table:table-cell>
          <table:table-cell office:value-type="float" office:value="771.35" calcext:value-type="float">
            <text:p>771.35</text:p>
          </table:table-cell>
          <table:table-cell office:value-type="float" office:value="699.95" calcext:value-type="float">
            <text:p>699.95</text:p>
          </table:table-cell>
          <table:table-cell office:value-type="float" office:value="631.15" calcext:value-type="float">
            <text:p>631.15</text:p>
          </table:table-cell>
          <table:table-cell office:value-type="float" office:value="522.4" calcext:value-type="float">
            <text:p>522.4</text:p>
          </table:table-cell>
          <table:table-cell office:value-type="float" office:value="722.4" calcext:value-type="float">
            <text:p>722.4</text:p>
          </table:table-cell>
          <table:table-cell office:value-type="float" office:value="781.4" calcext:value-type="float">
            <text:p>781.4</text:p>
          </table:table-cell>
          <table:table-cell office:value-type="float" office:value="750.95" calcext:value-type="float">
            <text:p>750.95</text:p>
          </table:table-cell>
          <table:table-cell office:value-type="float" office:value="714.85" calcext:value-type="float">
            <text:p>714.85</text:p>
          </table:table-cell>
          <table:table-cell office:value-type="float" office:value="695.5" calcext:value-type="float">
            <text:p>695.5</text:p>
          </table:table-cell>
          <table:table-cell office:value-type="float" office:value="675.1" calcext:value-type="float">
            <text:p>675.1</text:p>
          </table:table-cell>
          <table:table-cell office:value-type="float" office:value="793" calcext:value-type="float">
            <text:p>793</text:p>
          </table:table-cell>
          <table:table-cell office:value-type="float" office:value="734.85" calcext:value-type="float">
            <text:p>734.85</text:p>
          </table:table-cell>
          <table:table-cell office:value-type="float" office:value="719.7" calcext:value-type="float">
            <text:p>719.7</text:p>
          </table:table-cell>
          <table:table-cell office:value-type="float" office:value="738.85" calcext:value-type="float">
            <text:p>738.85</text:p>
          </table:table-cell>
          <table:table-cell office:value-type="float" office:value="729.4" calcext:value-type="float">
            <text:p>729.4</text:p>
          </table:table-cell>
          <table:table-cell office:value-type="float" office:value="735.6" calcext:value-type="float">
            <text:p>735.6</text:p>
          </table:table-cell>
          <table:table-cell office:value-type="float" office:value="737.6" calcext:value-type="float">
            <text:p>737.6</text:p>
          </table:table-cell>
          <table:table-cell office:value-type="float" office:value="748.5" calcext:value-type="float">
            <text:p>748.5</text:p>
          </table:table-cell>
          <table:table-cell office:value-type="float" office:value="744.7" calcext:value-type="float">
            <text:p>744.7</text:p>
          </table:table-cell>
          <table:table-cell office:value-type="float" office:value="734.1" calcext:value-type="float">
            <text:p>734.1</text:p>
          </table:table-cell>
          <table:table-cell office:value-type="float" office:value="722.3" calcext:value-type="float">
            <text:p>722.3</text:p>
          </table:table-cell>
          <table:table-cell office:value-type="float" office:value="723.5" calcext:value-type="float">
            <text:p>723.5</text:p>
          </table:table-cell>
          <table:table-cell office:value-type="float" office:value="723.6" calcext:value-type="float">
            <text:p>723.6</text:p>
          </table:table-cell>
          <table:table-cell office:value-type="float" office:value="715.2" calcext:value-type="float">
            <text:p>715.2</text:p>
          </table:table-cell>
          <table:table-cell office:value-type="float" office:value="711" calcext:value-type="float">
            <text:p>711</text:p>
          </table:table-cell>
          <table:table-cell office:value-type="float" office:value="726.1" calcext:value-type="float">
            <text:p>726.1</text:p>
          </table:table-cell>
          <table:table-cell office:value-type="float" office:value="717.55" calcext:value-type="float">
            <text:p>717.55</text:p>
          </table:table-cell>
          <table:table-cell office:value-type="float" office:value="794.25" calcext:value-type="float">
            <text:p>794.25</text:p>
          </table:table-cell>
          <table:table-cell office:value-type="float" office:value="672" calcext:value-type="float">
            <text:p>672</text:p>
          </table:table-cell>
          <table:table-cell office:value-type="float" office:value="678.15" calcext:value-type="float">
            <text:p>678.15</text:p>
          </table:table-cell>
          <table:table-cell office:value-type="float" office:value="707.25" calcext:value-type="float">
            <text:p>707.25</text:p>
          </table:table-cell>
          <table:table-cell office:value-type="float" office:value="736.15" calcext:value-type="float">
            <text:p>736.15</text:p>
          </table:table-cell>
          <table:table-cell office:value-type="float" office:value="785.15" calcext:value-type="float">
            <text:p>785.15</text:p>
          </table:table-cell>
          <table:table-cell office:value-type="float" office:value="698.3" calcext:value-type="float">
            <text:p>698.3</text:p>
          </table:table-cell>
          <table:table-cell office:value-type="float" office:value="616.5" calcext:value-type="float">
            <text:p>616.5</text:p>
          </table:table-cell>
          <table:table-cell office:value-type="float" office:value="532.55" calcext:value-type="float">
            <text:p>532.55</text:p>
          </table:table-cell>
          <table:table-cell office:value-type="float" office:value="716.7" calcext:value-type="float">
            <text:p>716.7</text:p>
          </table:table-cell>
          <table:table-cell office:value-type="float" office:value="773.1" calcext:value-type="float">
            <text:p>773.1</text:p>
          </table:table-cell>
          <table:table-cell office:value-type="float" office:value="763.2" calcext:value-type="float">
            <text:p>763.2</text:p>
          </table:table-cell>
          <table:table-cell office:value-type="float" office:value="722.4" calcext:value-type="float">
            <text:p>722.4</text:p>
          </table:table-cell>
          <table:table-cell office:value-type="float" office:value="697.8" calcext:value-type="float">
            <text:p>697.8</text:p>
          </table:table-cell>
          <table:table-cell office:value-type="float" office:value="688.7" calcext:value-type="float">
            <text:p>688.7</text:p>
          </table:table-cell>
          <table:table-cell office:value-type="float" office:value="720.95" calcext:value-type="float">
            <text:p>720.95</text:p>
          </table:table-cell>
          <table:table-cell office:value-type="float" office:value="772.75" calcext:value-type="float">
            <text:p>772.75</text:p>
          </table:table-cell>
          <table:table-cell office:value-type="float" office:value="770.9" calcext:value-type="float">
            <text:p>770.9</text:p>
          </table:table-cell>
          <table:table-cell office:value-type="float" office:value="784.5" calcext:value-type="float">
            <text:p>784.5</text:p>
          </table:table-cell>
          <table:table-cell office:value-type="float" office:value="787.1" calcext:value-type="float">
            <text:p>787.1</text:p>
          </table:table-cell>
          <table:table-cell office:value-type="float" office:value="767.2" calcext:value-type="float">
            <text:p>767.2</text:p>
          </table:table-cell>
          <table:table-cell office:value-type="float" office:value="776" calcext:value-type="float">
            <text:p>776</text:p>
          </table:table-cell>
          <table:table-cell office:value-type="float" office:value="789.35" calcext:value-type="float">
            <text:p>789.35</text:p>
          </table:table-cell>
          <table:table-cell office:value-type="float" office:value="770" calcext:value-type="float">
            <text:p>770</text:p>
          </table:table-cell>
          <table:table-cell office:value-type="float" office:value="775.75" calcext:value-type="float">
            <text:p>775.75</text:p>
          </table:table-cell>
          <table:table-cell office:value-type="float" office:value="779.5" calcext:value-type="float">
            <text:p>779.5</text:p>
          </table:table-cell>
          <table:table-cell office:value-type="float" office:value="769.2" calcext:value-type="float">
            <text:p>769.2</text:p>
          </table:table-cell>
          <table:table-cell office:value-type="float" office:value="777.15" calcext:value-type="float">
            <text:p>777.15</text:p>
          </table:table-cell>
          <table:table-cell office:value-type="float" office:value="768.75" calcext:value-type="float">
            <text:p>768.75</text:p>
          </table:table-cell>
          <table:table-cell office:value-type="float" office:value="755.05" calcext:value-type="float">
            <text:p>755.05</text:p>
          </table:table-cell>
          <table:table-cell office:value-type="float" office:value="767.25" calcext:value-type="float">
            <text:p>767.25</text:p>
          </table:table-cell>
          <table:table-cell office:value-type="float" office:value="779.15" calcext:value-type="float">
            <text:p>779.15</text:p>
          </table:table-cell>
          <table:table-cell office:value-type="float" office:value="707.85" calcext:value-type="float">
            <text:p>707.85</text:p>
          </table:table-cell>
          <table:table-cell office:value-type="float" office:value="675.6" calcext:value-type="float">
            <text:p>675.6</text:p>
          </table:table-cell>
          <table:table-cell office:value-type="float" office:value="691.9" calcext:value-type="float">
            <text:p>691.9</text:p>
          </table:table-cell>
          <table:table-cell office:value-type="float" office:value="714.85" calcext:value-type="float">
            <text:p>714.85</text:p>
          </table:table-cell>
          <table:table-cell office:value-type="float" office:value="748.5" calcext:value-type="float">
            <text:p>748.5</text:p>
          </table:table-cell>
          <table:table-cell office:value-type="float" office:value="790.5" calcext:value-type="float">
            <text:p>790.5</text:p>
          </table:table-cell>
          <table:table-cell office:value-type="float" office:value="709" calcext:value-type="float">
            <text:p>709</text:p>
          </table:table-cell>
          <table:table-cell office:value-type="float" office:value="625.65" calcext:value-type="float">
            <text:p>625.65</text:p>
          </table:table-cell>
          <table:table-cell office:value-type="float" office:value="524.7" calcext:value-type="float">
            <text:p>524.7</text:p>
          </table:table-cell>
          <table:table-cell office:value-type="float" office:value="720.8" calcext:value-type="float">
            <text:p>720.8</text:p>
          </table:table-cell>
          <table:table-cell office:value-type="float" office:value="783.5" calcext:value-type="float">
            <text:p>783.5</text:p>
          </table:table-cell>
          <table:table-cell office:value-type="float" office:value="747.2" calcext:value-type="float">
            <text:p>747.2</text:p>
          </table:table-cell>
          <table:table-cell office:value-type="float" office:value="723.8" calcext:value-type="float">
            <text:p>723.8</text:p>
          </table:table-cell>
          <table:table-cell office:value-type="float" office:value="693.85" calcext:value-type="float">
            <text:p>693.85</text:p>
          </table:table-cell>
          <table:table-cell office:value-type="float" office:value="684.2" calcext:value-type="float">
            <text:p>684.2</text:p>
          </table:table-cell>
          <table:table-cell office:value-type="float" office:value="736" calcext:value-type="float">
            <text:p>736</text:p>
          </table:table-cell>
          <table:table-cell office:value-type="float" office:value="770" calcext:value-type="float">
            <text:p>770</text:p>
          </table:table-cell>
          <table:table-cell office:value-type="float" office:value="721.35" calcext:value-type="float">
            <text:p>721.35</text:p>
          </table:table-cell>
          <table:table-cell office:value-type="float" office:value="714.1" calcext:value-type="float">
            <text:p>714.1</text:p>
          </table:table-cell>
          <table:table-cell office:value-type="float" office:value="725.1" calcext:value-type="float">
            <text:p>725.1</text:p>
          </table:table-cell>
          <table:table-cell office:value-type="float" office:value="716.35" calcext:value-type="float">
            <text:p>716.35</text:p>
          </table:table-cell>
          <table:table-cell office:value-type="float" office:value="729.1" calcext:value-type="float">
            <text:p>729.1</text:p>
          </table:table-cell>
          <table:table-cell office:value-type="float" office:value="723.6" calcext:value-type="float">
            <text:p>723.6</text:p>
          </table:table-cell>
          <table:table-cell office:value-type="float" office:value="725.95" calcext:value-type="float">
            <text:p>725.95</text:p>
          </table:table-cell>
          <table:table-cell office:value-type="float" office:value="734.7" calcext:value-type="float">
            <text:p>734.7</text:p>
          </table:table-cell>
          <table:table-cell office:value-type="float" office:value="720.7" calcext:value-type="float">
            <text:p>720.7</text:p>
          </table:table-cell>
          <table:table-cell office:value-type="float" office:value="715.45" calcext:value-type="float">
            <text:p>715.45</text:p>
          </table:table-cell>
          <table:table-cell office:value-type="float" office:value="730.2" calcext:value-type="float">
            <text:p>730.2</text:p>
          </table:table-cell>
          <table:table-cell office:value-type="float" office:value="726.55" calcext:value-type="float">
            <text:p>726.55</text:p>
          </table:table-cell>
          <table:table-cell office:value-type="float" office:value="719.35" calcext:value-type="float">
            <text:p>719.35</text:p>
          </table:table-cell>
          <table:table-cell office:value-type="float" office:value="751.6" calcext:value-type="float">
            <text:p>751.6</text:p>
          </table:table-cell>
          <table:table-cell office:value-type="float" office:value="757.25" calcext:value-type="float">
            <text:p>757.25</text:p>
          </table:table-cell>
          <table:table-cell office:value-type="float" office:value="717.8" calcext:value-type="float">
            <text:p>717.8</text:p>
          </table:table-cell>
          <table:table-cell office:value-type="float" office:value="671.7" calcext:value-type="float">
            <text:p>671.7</text:p>
          </table:table-cell>
          <table:table-cell office:value-type="float" office:value="687.25" calcext:value-type="float">
            <text:p>687.25</text:p>
          </table:table-cell>
          <table:table-cell office:value-type="float" office:value="731.2" calcext:value-type="float">
            <text:p>731.2</text:p>
          </table:table-cell>
          <table:table-cell office:value-type="float" office:value="749.3" calcext:value-type="float">
            <text:p>749.3</text:p>
          </table:table-cell>
          <table:table-cell office:value-type="float" office:value="775.3" calcext:value-type="float">
            <text:p>775.3</text:p>
          </table:table-cell>
          <table:table-cell office:value-type="float" office:value="712.65" calcext:value-type="float">
            <text:p>712.65</text:p>
          </table:table-cell>
          <table:table-cell office:value-type="float" office:value="624.6" calcext:value-type="float">
            <text:p>624.6</text:p>
          </table:table-cell>
          <table:table-cell office:value-type="float" office:value="525" calcext:value-type="float">
            <text:p>525</text:p>
          </table:table-cell>
          <table:table-cell office:value-type="float" office:value="718.5" calcext:value-type="float">
            <text:p>718.5</text:p>
          </table:table-cell>
          <table:table-cell office:value-type="float" office:value="799.55" calcext:value-type="float">
            <text:p>799.55</text:p>
          </table:table-cell>
          <table:table-cell office:value-type="float" office:value="764.5" calcext:value-type="float">
            <text:p>764.5</text:p>
          </table:table-cell>
          <table:table-cell office:value-type="float" office:value="731.6" calcext:value-type="float">
            <text:p>731.6</text:p>
          </table:table-cell>
          <table:table-cell office:value-type="float" office:value="705.55" calcext:value-type="float">
            <text:p>705.55</text:p>
          </table:table-cell>
          <table:table-cell office:value-type="float" office:value="689.8" calcext:value-type="float">
            <text:p>689.8</text:p>
          </table:table-cell>
          <table:table-cell office:value-type="float" office:value="718.3" calcext:value-type="float">
            <text:p>718.3</text:p>
          </table:table-cell>
          <table:table-cell office:value-type="float" office:value="762.5" calcext:value-type="float">
            <text:p>762.5</text:p>
          </table:table-cell>
          <table:table-cell office:value-type="float" office:value="729.25" calcext:value-type="float">
            <text:p>729.25</text:p>
          </table:table-cell>
          <table:table-cell office:value-type="float" office:value="712.6" calcext:value-type="float">
            <text:p>712.6</text:p>
          </table:table-cell>
          <table:table-cell office:value-type="float" office:value="717.5" calcext:value-type="float">
            <text:p>717.5</text:p>
          </table:table-cell>
          <table:table-cell office:value-type="float" office:value="706.55" calcext:value-type="float">
            <text:p>706.55</text:p>
          </table:table-cell>
          <table:table-cell office:value-type="float" office:value="719.6" calcext:value-type="float">
            <text:p>719.6</text:p>
          </table:table-cell>
          <table:table-cell office:value-type="float" office:value="715.9" calcext:value-type="float">
            <text:p>715.9</text:p>
          </table:table-cell>
          <table:table-cell office:value-type="float" office:value="721.45" calcext:value-type="float">
            <text:p>721.45</text:p>
          </table:table-cell>
          <table:table-cell office:value-type="float" office:value="717.6" calcext:value-type="float">
            <text:p>717.6</text:p>
          </table:table-cell>
          <table:table-cell office:value-type="float" office:value="719.2" calcext:value-type="float">
            <text:p>719.2</text:p>
          </table:table-cell>
          <table:table-cell office:value-type="float" office:value="705.4" calcext:value-type="float">
            <text:p>705.4</text:p>
          </table:table-cell>
          <table:table-cell office:value-type="float" office:value="710.85" calcext:value-type="float">
            <text:p>710.85</text:p>
          </table:table-cell>
          <table:table-cell office:value-type="float" office:value="713.6" calcext:value-type="float">
            <text:p>713.6</text:p>
          </table:table-cell>
          <table:table-cell office:value-type="float" office:value="717" calcext:value-type="float">
            <text:p>717</text:p>
          </table:table-cell>
          <table:table-cell office:value-type="float" office:value="730.5" calcext:value-type="float">
            <text:p>730.5</text:p>
          </table:table-cell>
          <table:table-cell office:value-type="float" office:value="755.15" calcext:value-type="float">
            <text:p>755.15</text:p>
          </table:table-cell>
          <table:table-cell office:value-type="float" office:value="714.1" calcext:value-type="float">
            <text:p>714.1</text:p>
          </table:table-cell>
          <table:table-cell office:value-type="float" office:value="673.6" calcext:value-type="float">
            <text:p>673.6</text:p>
          </table:table-cell>
          <table:table-cell office:value-type="float" office:value="681.75" calcext:value-type="float">
            <text:p>681.75</text:p>
          </table:table-cell>
          <table:table-cell office:value-type="float" office:value="737.1" calcext:value-type="float">
            <text:p>737.1</text:p>
          </table:table-cell>
          <table:table-cell office:value-type="float" office:value="752.9" calcext:value-type="float">
            <text:p>752.9</text:p>
          </table:table-cell>
          <table:table-cell office:value-type="float" office:value="773.9" calcext:value-type="float">
            <text:p>773.9</text:p>
          </table:table-cell>
          <table:table-cell office:value-type="float" office:value="719.45" calcext:value-type="float">
            <text:p>719.45</text:p>
          </table:table-cell>
          <table:table-cell office:value-type="float" office:value="627.85" calcext:value-type="float">
            <text:p>627.85</text:p>
          </table:table-cell>
          <table:table-cell office:value-type="float" office:value="520.75" calcext:value-type="float">
            <text:p>520.75</text:p>
          </table:table-cell>
          <table:table-cell office:value-type="float" office:value="721.4" calcext:value-type="float">
            <text:p>721.4</text:p>
          </table:table-cell>
          <table:table-cell office:value-type="float" office:value="789.6" calcext:value-type="float">
            <text:p>789.6</text:p>
          </table:table-cell>
          <table:table-cell office:value-type="float" office:value="757.6" calcext:value-type="float">
            <text:p>757.6</text:p>
          </table:table-cell>
          <table:table-cell office:value-type="float" office:value="739.7" calcext:value-type="float">
            <text:p>739.7</text:p>
          </table:table-cell>
          <table:table-cell office:value-type="float" office:value="686.4" calcext:value-type="float">
            <text:p>686.4</text:p>
          </table:table-cell>
          <table:table-cell office:value-type="float" office:value="675.55" calcext:value-type="float">
            <text:p>675.55</text:p>
          </table:table-cell>
          <table:table-cell office:value-type="float" office:value="714.3" calcext:value-type="float">
            <text:p>714.3</text:p>
          </table:table-cell>
          <table:table-cell office:value-type="float" office:value="774.15" calcext:value-type="float">
            <text:p>774.15</text:p>
          </table:table-cell>
          <table:table-cell office:value-type="float" office:value="716.5" calcext:value-type="float">
            <text:p>716.5</text:p>
          </table:table-cell>
          <table:table-cell office:value-type="float" office:value="716.25" calcext:value-type="float">
            <text:p>716.25</text:p>
          </table:table-cell>
          <table:table-cell office:value-type="float" office:value="712.4" calcext:value-type="float">
            <text:p>712.4</text:p>
          </table:table-cell>
          <table:table-cell office:value-type="float" office:value="696.7" calcext:value-type="float">
            <text:p>696.7</text:p>
          </table:table-cell>
          <table:table-cell office:value-type="float" office:value="693.5" calcext:value-type="float">
            <text:p>693.5</text:p>
          </table:table-cell>
          <table:table-cell office:value-type="float" office:value="713.95" calcext:value-type="float">
            <text:p>713.95</text:p>
          </table:table-cell>
          <table:table-cell office:value-type="float" office:value="697.35" calcext:value-type="float">
            <text:p>697.35</text:p>
          </table:table-cell>
          <table:table-cell office:value-type="float" office:value="702.8" calcext:value-type="float">
            <text:p>702.8</text:p>
          </table:table-cell>
          <table:table-cell office:value-type="float" office:value="691.65" calcext:value-type="float">
            <text:p>691.65</text:p>
          </table:table-cell>
          <table:table-cell office:value-type="float" office:value="686.65" calcext:value-type="float">
            <text:p>686.65</text:p>
          </table:table-cell>
          <table:table-cell office:value-type="float" office:value="692.9" calcext:value-type="float">
            <text:p>692.9</text:p>
          </table:table-cell>
          <table:table-cell office:value-type="float" office:value="701.8" calcext:value-type="float">
            <text:p>701.8</text:p>
          </table:table-cell>
          <table:table-cell office:value-type="float" office:value="710.7" calcext:value-type="float">
            <text:p>710.7</text:p>
          </table:table-cell>
          <table:table-cell office:value-type="float" office:value="731.3" calcext:value-type="float">
            <text:p>731.3</text:p>
          </table:table-cell>
          <table:table-cell office:value-type="float" office:value="759.2" calcext:value-type="float">
            <text:p>759.2</text:p>
          </table:table-cell>
          <table:table-cell office:value-type="float" office:value="715.2" calcext:value-type="float">
            <text:p>715.2</text:p>
          </table:table-cell>
          <table:table-cell office:value-type="float" office:value="669.9" calcext:value-type="float">
            <text:p>669.9</text:p>
          </table:table-cell>
          <table:table-cell office:value-type="float" office:value="695.05" calcext:value-type="float">
            <text:p>695.05</text:p>
          </table:table-cell>
          <table:table-cell office:value-type="float" office:value="733.3" calcext:value-type="float">
            <text:p>733.3</text:p>
          </table:table-cell>
          <table:table-cell office:value-type="float" office:value="748" calcext:value-type="float">
            <text:p>748</text:p>
          </table:table-cell>
          <table:table-cell office:value-type="float" office:value="765.7" calcext:value-type="float">
            <text:p>765.7</text:p>
          </table:table-cell>
          <table:table-cell office:value-type="float" office:value="711.6" calcext:value-type="float">
            <text:p>711.6</text:p>
          </table:table-cell>
          <table:table-cell office:value-type="float" office:value="626.05" calcext:value-type="float">
            <text:p>626.05</text:p>
          </table:table-cell>
          <table:table-cell office:value-type="float" office:value="525.3" calcext:value-type="float">
            <text:p>525.3</text:p>
          </table:table-cell>
          <table:table-cell office:value-type="float" office:value="733.7" calcext:value-type="float">
            <text:p>733.7</text:p>
          </table:table-cell>
          <table:table-cell office:value-type="float" office:value="717.5" calcext:value-type="float">
            <text:p>717.5</text:p>
          </table:table-cell>
          <table:table-cell office:value-type="float" office:value="756.75" calcext:value-type="float">
            <text:p>756.75</text:p>
          </table:table-cell>
          <table:table-cell office:value-type="float" office:value="744.5" calcext:value-type="float">
            <text:p>744.5</text:p>
          </table:table-cell>
          <table:table-cell office:value-type="float" office:value="698.35" calcext:value-type="float">
            <text:p>698.35</text:p>
          </table:table-cell>
          <table:table-cell office:value-type="float" office:value="679" calcext:value-type="float">
            <text:p>679</text:p>
          </table:table-cell>
          <table:table-cell office:value-type="float" office:value="712.7" calcext:value-type="float">
            <text:p>712.7</text:p>
          </table:table-cell>
          <table:table-cell office:value-type="float" office:value="752.9" calcext:value-type="float">
            <text:p>752.9</text:p>
          </table:table-cell>
          <table:table-cell office:value-type="float" office:value="732.2" calcext:value-type="float">
            <text:p>732.2</text:p>
          </table:table-cell>
          <table:table-cell office:value-type="float" office:value="723.9" calcext:value-type="float">
            <text:p>723.9</text:p>
          </table:table-cell>
          <table:table-cell office:value-type="float" office:value="713.5" calcext:value-type="float">
            <text:p>713.5</text:p>
          </table:table-cell>
          <table:table-cell office:value-type="float" office:value="721.15" calcext:value-type="float">
            <text:p>721.15</text:p>
          </table:table-cell>
          <table:table-cell office:value-type="float" office:value="721.95" calcext:value-type="float">
            <text:p>721.95</text:p>
          </table:table-cell>
          <table:table-cell office:value-type="float" office:value="721.65" calcext:value-type="float">
            <text:p>721.65</text:p>
          </table:table-cell>
          <table:table-cell office:value-type="float" office:value="712.85" calcext:value-type="float">
            <text:p>712.85</text:p>
          </table:table-cell>
          <table:table-cell office:value-type="float" office:value="719.5" calcext:value-type="float">
            <text:p>719.5</text:p>
          </table:table-cell>
          <table:table-cell office:value-type="float" office:value="692.1" calcext:value-type="float">
            <text:p>692.1</text:p>
          </table:table-cell>
          <table:table-cell office:value-type="float" office:value="702.6" calcext:value-type="float">
            <text:p>702.6</text:p>
          </table:table-cell>
          <table:table-cell office:value-type="float" office:value="708.6" calcext:value-type="float">
            <text:p>708.6</text:p>
          </table:table-cell>
          <table:table-cell office:value-type="float" office:value="719.7" calcext:value-type="float">
            <text:p>719.7</text:p>
          </table:table-cell>
          <table:table-cell office:value-type="float" office:value="714.65" calcext:value-type="float">
            <text:p>714.65</text:p>
          </table:table-cell>
          <table:table-cell office:value-type="float" office:value="743.8" calcext:value-type="float">
            <text:p>743.8</text:p>
          </table:table-cell>
          <table:table-cell office:value-type="float" office:value="769.7" calcext:value-type="float">
            <text:p>769.7</text:p>
          </table:table-cell>
          <table:table-cell office:value-type="float" office:value="719.8" calcext:value-type="float">
            <text:p>719.8</text:p>
          </table:table-cell>
          <table:table-cell office:value-type="float" office:value="676.1" calcext:value-type="float">
            <text:p>676.1</text:p>
          </table:table-cell>
          <table:table-cell office:value-type="float" office:value="686.3" calcext:value-type="float">
            <text:p>686.3</text:p>
          </table:table-cell>
          <table:table-cell office:value-type="float" office:value="740.45" calcext:value-type="float">
            <text:p>740.45</text:p>
          </table:table-cell>
          <table:table-cell office:value-type="float" office:value="740.4" calcext:value-type="float">
            <text:p>740.4</text:p>
          </table:table-cell>
          <table:table-cell office:value-type="float" office:value="699.6" calcext:value-type="float">
            <text:p>699.6</text:p>
          </table:table-cell>
          <table:table-cell office:value-type="float" office:value="720.15" calcext:value-type="float">
            <text:p>720.15</text:p>
          </table:table-cell>
          <table:table-cell office:value-type="float" office:value="620.45" calcext:value-type="float">
            <text:p>620.45</text:p>
          </table:table-cell>
          <table:table-cell office:value-type="float" office:value="522.65" calcext:value-type="float">
            <text:p>522.65</text:p>
          </table:table-cell>
          <table:table-cell office:value-type="float" office:value="719.3" calcext:value-type="float">
            <text:p>719.3</text:p>
          </table:table-cell>
          <table:table-cell office:value-type="float" office:value="714.2" calcext:value-type="float">
            <text:p>714.2</text:p>
          </table:table-cell>
          <table:table-cell office:value-type="float" office:value="746.1" calcext:value-type="float">
            <text:p>746.1</text:p>
          </table:table-cell>
          <table:table-cell office:value-type="float" office:value="749.3" calcext:value-type="float">
            <text:p>749.3</text:p>
          </table:table-cell>
          <table:table-cell office:value-type="float" office:value="694.7" calcext:value-type="float">
            <text:p>694.7</text:p>
          </table:table-cell>
          <table:table-cell office:value-type="float" office:value="692.8" calcext:value-type="float">
            <text:p>692.8</text:p>
          </table:table-cell>
          <table:table-cell office:value-type="float" office:value="727.2" calcext:value-type="float">
            <text:p>727.2</text:p>
          </table:table-cell>
          <table:table-cell office:value-type="float" office:value="768.65" calcext:value-type="float">
            <text:p>768.65</text:p>
          </table:table-cell>
          <table:table-cell office:value-type="float" office:value="735.25" calcext:value-type="float">
            <text:p>735.25</text:p>
          </table:table-cell>
          <table:table-cell office:value-type="float" office:value="722.3" calcext:value-type="float">
            <text:p>722.3</text:p>
          </table:table-cell>
          <table:table-cell office:value-type="float" office:value="712.1" calcext:value-type="float">
            <text:p>712.1</text:p>
          </table:table-cell>
          <table:table-cell office:value-type="float" office:value="697.15" calcext:value-type="float">
            <text:p>697.15</text:p>
          </table:table-cell>
          <table:table-cell office:value-type="float" office:value="702.05" calcext:value-type="float">
            <text:p>702.05</text:p>
          </table:table-cell>
          <table:table-cell office:value-type="float" office:value="687.15" calcext:value-type="float">
            <text:p>687.15</text:p>
          </table:table-cell>
          <table:table-cell office:value-type="float" office:value="700" calcext:value-type="float">
            <text:p>700</text:p>
          </table:table-cell>
          <table:table-cell office:value-type="float" office:value="670.5" calcext:value-type="float">
            <text:p>670.5</text:p>
          </table:table-cell>
          <table:table-cell office:value-type="float" office:value="673.15" calcext:value-type="float">
            <text:p>673.15</text:p>
          </table:table-cell>
          <table:table-cell office:value-type="float" office:value="679.8" calcext:value-type="float">
            <text:p>679.8</text:p>
          </table:table-cell>
          <table:table-cell office:value-type="float" office:value="707.75" calcext:value-type="float">
            <text:p>707.75</text:p>
          </table:table-cell>
          <table:table-cell office:value-type="float" office:value="698.3" calcext:value-type="float">
            <text:p>698.3</text:p>
          </table:table-cell>
          <table:table-cell office:value-type="float" office:value="721.8" calcext:value-type="float">
            <text:p>721.8</text:p>
          </table:table-cell>
          <table:table-cell office:value-type="float" office:value="741.8" calcext:value-type="float">
            <text:p>741.8</text:p>
          </table:table-cell>
          <table:table-cell office:value-type="float" office:value="751.5" calcext:value-type="float">
            <text:p>751.5</text:p>
          </table:table-cell>
          <table:table-cell office:value-type="float" office:value="728.7" calcext:value-type="float">
            <text:p>728.7</text:p>
          </table:table-cell>
          <table:table-cell office:value-type="float" office:value="673.45" calcext:value-type="float">
            <text:p>673.45</text:p>
          </table:table-cell>
          <table:table-cell office:value-type="float" office:value="693.3" calcext:value-type="float">
            <text:p>693.3</text:p>
          </table:table-cell>
          <table:table-cell office:value-type="float" office:value="731.5" calcext:value-type="float">
            <text:p>731.5</text:p>
          </table:table-cell>
          <table:table-cell office:value-type="float" office:value="741.05" calcext:value-type="float">
            <text:p>741.05</text:p>
          </table:table-cell>
          <table:table-cell office:value-type="float" office:value="726.5" calcext:value-type="float">
            <text:p>726.5</text:p>
          </table:table-cell>
          <table:table-cell office:value-type="float" office:value="712.1" calcext:value-type="float">
            <text:p>712.1</text:p>
          </table:table-cell>
          <table:table-cell office:value-type="float" office:value="616.1" calcext:value-type="float">
            <text:p>616.1</text:p>
          </table:table-cell>
          <table:table-cell office:value-type="float" office:value="521.8" calcext:value-type="float">
            <text:p>521.8</text:p>
          </table:table-cell>
          <table:table-cell office:value-type="float" office:value="723.15" calcext:value-type="float">
            <text:p>723.15</text:p>
          </table:table-cell>
          <table:table-cell office:value-type="float" office:value="714.85" calcext:value-type="float">
            <text:p>714.85</text:p>
          </table:table-cell>
          <table:table-cell office:value-type="float" office:value="756.6" calcext:value-type="float">
            <text:p>756.6</text:p>
          </table:table-cell>
          <table:table-cell office:value-type="float" office:value="741.4" calcext:value-type="float">
            <text:p>741.4</text:p>
          </table:table-cell>
          <table:table-cell office:value-type="float" office:value="705.35" calcext:value-type="float">
            <text:p>705.35</text:p>
          </table:table-cell>
          <table:table-cell office:value-type="float" office:value="683.1" calcext:value-type="float">
            <text:p>683.1</text:p>
          </table:table-cell>
          <table:table-cell office:value-type="float" office:value="721.2" calcext:value-type="float">
            <text:p>721.2</text:p>
          </table:table-cell>
          <table:table-cell office:value-type="float" office:value="768.45" calcext:value-type="float">
            <text:p>768.45</text:p>
          </table:table-cell>
          <table:table-cell office:value-type="float" office:value="714.15" calcext:value-type="float">
            <text:p>714.15</text:p>
          </table:table-cell>
          <table:table-cell office:value-type="float" office:value="726" calcext:value-type="float">
            <text:p>726</text:p>
          </table:table-cell>
          <table:table-cell office:value-type="float" office:value="701.1" calcext:value-type="float">
            <text:p>701.1</text:p>
          </table:table-cell>
          <table:table-cell office:value-type="float" office:value="696.75" calcext:value-type="float">
            <text:p>696.75</text:p>
          </table:table-cell>
          <table:table-cell office:value-type="float" office:value="696.05" calcext:value-type="float">
            <text:p>696.05</text:p>
          </table:table-cell>
          <table:table-cell office:value-type="float" office:value="705.25" calcext:value-type="float">
            <text:p>705.25</text:p>
          </table:table-cell>
          <table:table-cell office:value-type="float" office:value="685" calcext:value-type="float">
            <text:p>685</text:p>
          </table:table-cell>
          <table:table-cell office:value-type="float" office:value="700.6" calcext:value-type="float">
            <text:p>700.6</text:p>
          </table:table-cell>
          <table:table-cell office:value-type="float" office:value="675.1" calcext:value-type="float">
            <text:p>675.1</text:p>
          </table:table-cell>
          <table:table-cell office:value-type="float" office:value="668.4" calcext:value-type="float">
            <text:p>668.4</text:p>
          </table:table-cell>
          <table:table-cell office:value-type="float" office:value="705.4" calcext:value-type="float">
            <text:p>705.4</text:p>
          </table:table-cell>
          <table:table-cell office:value-type="float" office:value="707.1" calcext:value-type="float">
            <text:p>707.1</text:p>
          </table:table-cell>
          <table:table-cell office:value-type="float" office:value="703.4" calcext:value-type="float">
            <text:p>703.4</text:p>
          </table:table-cell>
          <table:table-cell office:value-type="float" office:value="744.3" calcext:value-type="float">
            <text:p>744.3</text:p>
          </table:table-cell>
          <table:table-cell office:value-type="float" office:value="767.1" calcext:value-type="float">
            <text:p>767.1</text:p>
          </table:table-cell>
          <table:table-cell office:value-type="float" office:value="733.7" calcext:value-type="float">
            <text:p>733.7</text:p>
          </table:table-cell>
          <table:table-cell office:value-type="float" office:value="675.3" calcext:value-type="float">
            <text:p>675.3</text:p>
          </table:table-cell>
          <table:table-cell office:value-type="float" office:value="698.55" calcext:value-type="float">
            <text:p>698.55</text:p>
          </table:table-cell>
          <table:table-cell office:value-type="float" office:value="737.1" calcext:value-type="float">
            <text:p>737.1</text:p>
          </table:table-cell>
          <table:table-cell office:value-type="float" office:value="753" calcext:value-type="float">
            <text:p>753</text:p>
          </table:table-cell>
          <table:table-cell office:value-type="float" office:value="713.05" calcext:value-type="float">
            <text:p>713.05</text:p>
          </table:table-cell>
          <table:table-cell office:value-type="float" office:value="723.6" calcext:value-type="float">
            <text:p>723.6</text:p>
          </table:table-cell>
          <table:table-cell office:value-type="float" office:value="631.3" calcext:value-type="float">
            <text:p>631.3</text:p>
          </table:table-cell>
          <table:table-cell office:value-type="float" office:value="524.2" calcext:value-type="float">
            <text:p>524.2</text:p>
          </table:table-cell>
          <table:table-cell office:value-type="float" office:value="727.8" calcext:value-type="float">
            <text:p>727.8</text:p>
          </table:table-cell>
          <table:table-cell office:value-type="float" office:value="717.45" calcext:value-type="float">
            <text:p>717.45</text:p>
          </table:table-cell>
          <table:table-cell office:value-type="float" office:value="743.55" calcext:value-type="float">
            <text:p>743.55</text:p>
          </table:table-cell>
          <table:table-cell office:value-type="float" office:value="757.9" calcext:value-type="float">
            <text:p>757.9</text:p>
          </table:table-cell>
          <table:table-cell office:value-type="float" office:value="706.7" calcext:value-type="float">
            <text:p>706.7</text:p>
          </table:table-cell>
          <table:table-cell office:value-type="float" office:value="686.1" calcext:value-type="float">
            <text:p>686.1</text:p>
          </table:table-cell>
          <table:table-cell office:value-type="float" office:value="734.95" calcext:value-type="float">
            <text:p>734.95</text:p>
          </table:table-cell>
          <table:table-cell office:value-type="float" office:value="761.8" calcext:value-type="float">
            <text:p>761.8</text:p>
          </table:table-cell>
          <table:table-cell office:value-type="float" office:value="731.9" calcext:value-type="float">
            <text:p>731.9</text:p>
          </table:table-cell>
          <table:table-cell office:value-type="float" office:value="721.7" calcext:value-type="float">
            <text:p>721.7</text:p>
          </table:table-cell>
          <table:table-cell office:value-type="float" office:value="706.2" calcext:value-type="float">
            <text:p>706.2</text:p>
          </table:table-cell>
          <table:table-cell office:value-type="float" office:value="682.3" calcext:value-type="float">
            <text:p>682.3</text:p>
          </table:table-cell>
          <table:table-cell office:value-type="float" office:value="696.45" calcext:value-type="float">
            <text:p>696.45</text:p>
          </table:table-cell>
          <table:table-cell office:value-type="float" office:value="703.3" calcext:value-type="float">
            <text:p>703.3</text:p>
          </table:table-cell>
          <table:table-cell office:value-type="float" office:value="785" calcext:value-type="float">
            <text:p>785</text:p>
          </table:table-cell>
          <table:table-cell office:value-type="float" office:value="686.5" calcext:value-type="float">
            <text:p>686.5</text:p>
          </table:table-cell>
          <table:table-cell office:value-type="float" office:value="679.8" calcext:value-type="float">
            <text:p>679.8</text:p>
          </table:table-cell>
          <table:table-cell office:value-type="float" office:value="675.4" calcext:value-type="float">
            <text:p>675.4</text:p>
          </table:table-cell>
          <table:table-cell office:value-type="float" office:value="706.05" calcext:value-type="float">
            <text:p>706.05</text:p>
          </table:table-cell>
          <table:table-cell office:value-type="float" office:value="709.4" calcext:value-type="float">
            <text:p>709.4</text:p>
          </table:table-cell>
          <table:table-cell office:value-type="float" office:value="712.35" calcext:value-type="float">
            <text:p>712.35</text:p>
          </table:table-cell>
          <table:table-cell office:value-type="float" office:value="737" calcext:value-type="float">
            <text:p>737</text:p>
          </table:table-cell>
          <table:table-cell office:value-type="float" office:value="766" calcext:value-type="float">
            <text:p>766</text:p>
          </table:table-cell>
          <table:table-cell office:value-type="float" office:value="720.4" calcext:value-type="float">
            <text:p>720.4</text:p>
          </table:table-cell>
          <table:table-cell office:value-type="float" office:value="668.8" calcext:value-type="float">
            <text:p>668.8</text:p>
          </table:table-cell>
          <table:table-cell office:value-type="float" office:value="695.45" calcext:value-type="float">
            <text:p>695.45</text:p>
          </table:table-cell>
          <table:table-cell office:value-type="float" office:value="752.85" calcext:value-type="float">
            <text:p>752.85</text:p>
          </table:table-cell>
          <table:table-cell office:value-type="float" office:value="753" calcext:value-type="float">
            <text:p>753</text:p>
          </table:table-cell>
          <table:table-cell office:value-type="float" office:value="724.6" calcext:value-type="float">
            <text:p>724.6</text:p>
          </table:table-cell>
          <table:table-cell office:value-type="float" office:value="719" calcext:value-type="float">
            <text:p>719</text:p>
          </table:table-cell>
          <table:table-cell office:value-type="float" office:value="628.6" calcext:value-type="float">
            <text:p>628.6</text:p>
          </table:table-cell>
          <table:table-cell office:value-type="float" office:value="692.6" calcext:value-type="float">
            <text:p>692.6</text:p>
          </table:table-cell>
          <table:table-cell office:value-type="float" office:value="727.7" calcext:value-type="float">
            <text:p>727.7</text:p>
          </table:table-cell>
          <table:table-cell office:value-type="float" office:value="731.2" calcext:value-type="float">
            <text:p>731.2</text:p>
          </table:table-cell>
          <table:table-cell office:value-type="float" office:value="734.95" calcext:value-type="float">
            <text:p>734.95</text:p>
          </table:table-cell>
          <table:table-cell office:value-type="float" office:value="752.8" calcext:value-type="float">
            <text:p>752.8</text:p>
          </table:table-cell>
          <table:table-cell office:value-type="float" office:value="705.6" calcext:value-type="float">
            <text:p>705.6</text:p>
          </table:table-cell>
          <table:table-cell office:value-type="float" office:value="688.6" calcext:value-type="float">
            <text:p>688.6</text:p>
          </table:table-cell>
          <table:table-cell office:value-type="float" office:value="727.9" calcext:value-type="float">
            <text:p>727.9</text:p>
          </table:table-cell>
          <table:table-cell office:value-type="float" office:value="756.05" calcext:value-type="float">
            <text:p>756.05</text:p>
          </table:table-cell>
          <table:table-cell office:value-type="float" office:value="735.3" calcext:value-type="float">
            <text:p>735.3</text:p>
          </table:table-cell>
          <table:table-cell office:value-type="float" office:value="722.65" calcext:value-type="float">
            <text:p>722.65</text:p>
          </table:table-cell>
          <table:table-cell office:value-type="float" office:value="721.65" calcext:value-type="float">
            <text:p>721.65</text:p>
          </table:table-cell>
          <table:table-cell office:value-type="float" office:value="691.7" calcext:value-type="float">
            <text:p>691.7</text:p>
          </table:table-cell>
          <table:table-cell office:value-type="float" office:value="689.4" calcext:value-type="float">
            <text:p>689.4</text:p>
          </table:table-cell>
          <table:table-cell office:value-type="float" office:value="684.8" calcext:value-type="float">
            <text:p>684.8</text:p>
          </table:table-cell>
          <table:table-cell office:value-type="float" office:value="696.4" calcext:value-type="float">
            <text:p>696.4</text:p>
          </table:table-cell>
          <table:table-cell office:value-type="float" office:value="653.6" calcext:value-type="float">
            <text:p>653.6</text:p>
          </table:table-cell>
          <table:table-cell office:value-type="float" office:value="682.7" calcext:value-type="float">
            <text:p>682.7</text:p>
          </table:table-cell>
          <table:table-cell office:value-type="float" office:value="674.2" calcext:value-type="float">
            <text:p>674.2</text:p>
          </table:table-cell>
          <table:table-cell office:value-type="float" office:value="715.75" calcext:value-type="float">
            <text:p>715.75</text:p>
          </table:table-cell>
          <table:table-cell office:value-type="float" office:value="711.55" calcext:value-type="float">
            <text:p>711.55</text:p>
          </table:table-cell>
          <table:table-cell office:value-type="float" office:value="710.65" calcext:value-type="float">
            <text:p>710.65</text:p>
          </table:table-cell>
          <table:table-cell office:value-type="float" office:value="749.5" calcext:value-type="float">
            <text:p>749.5</text:p>
          </table:table-cell>
          <table:table-cell office:value-type="float" office:value="757.2" calcext:value-type="float">
            <text:p>757.2</text:p>
          </table:table-cell>
          <table:table-cell office:value-type="float" office:value="718.5" calcext:value-type="float">
            <text:p>718.5</text:p>
          </table:table-cell>
          <table:table-cell office:value-type="float" office:value="672.3" calcext:value-type="float">
            <text:p>672.3</text:p>
          </table:table-cell>
          <table:table-cell office:value-type="float" office:value="702.2" calcext:value-type="float">
            <text:p>702.2</text:p>
          </table:table-cell>
          <table:table-cell office:value-type="float" office:value="750.55" calcext:value-type="float">
            <text:p>750.55</text:p>
          </table:table-cell>
          <table:table-cell office:value-type="float" office:value="741.65" calcext:value-type="float">
            <text:p>741.65</text:p>
          </table:table-cell>
          <table:table-cell office:value-type="float" office:value="712.6" calcext:value-type="float">
            <text:p>712.6</text:p>
          </table:table-cell>
          <table:table-cell office:value-type="float" office:value="719.6" calcext:value-type="float">
            <text:p>719.6</text:p>
          </table:table-cell>
          <table:table-cell office:value-type="float" office:value="793.9" calcext:value-type="float">
            <text:p>793.9</text:p>
          </table:table-cell>
          <table:table-cell office:value-type="float" office:value="533.35" calcext:value-type="float">
            <text:p>533.35</text:p>
          </table:table-cell>
          <table:table-cell office:value-type="float" office:value="721.35" calcext:value-type="float">
            <text:p>721.35</text:p>
          </table:table-cell>
          <table:table-cell office:value-type="float" office:value="739.4" calcext:value-type="float">
            <text:p>739.4</text:p>
          </table:table-cell>
          <table:table-cell office:value-type="float" office:value="744.7" calcext:value-type="float">
            <text:p>744.7</text:p>
          </table:table-cell>
          <table:table-cell office:value-type="float" office:value="760.75" calcext:value-type="float">
            <text:p>760.75</text:p>
          </table:table-cell>
          <table:table-cell office:value-type="float" office:value="712.85" calcext:value-type="float">
            <text:p>712.85</text:p>
          </table:table-cell>
          <table:table-cell office:value-type="float" office:value="677.9" calcext:value-type="float">
            <text:p>677.9</text:p>
          </table:table-cell>
          <table:table-cell office:value-type="float" office:value="732.1" calcext:value-type="float">
            <text:p>732.1</text:p>
          </table:table-cell>
          <table:table-cell office:value-type="float" office:value="755.1" calcext:value-type="float">
            <text:p>755.1</text:p>
          </table:table-cell>
          <table:table-cell office:value-type="float" office:value="731.7" calcext:value-type="float">
            <text:p>731.7</text:p>
          </table:table-cell>
          <table:table-cell office:value-type="float" office:value="711.95" calcext:value-type="float">
            <text:p>711.95</text:p>
          </table:table-cell>
          <table:table-cell office:value-type="float" office:value="696.75" calcext:value-type="float">
            <text:p>696.75</text:p>
          </table:table-cell>
          <table:table-cell office:value-type="float" office:value="705.9" calcext:value-type="float">
            <text:p>705.9</text:p>
          </table:table-cell>
          <table:table-cell office:value-type="float" office:value="683.7" calcext:value-type="float">
            <text:p>683.7</text:p>
          </table:table-cell>
          <table:table-cell office:value-type="float" office:value="692.75" calcext:value-type="float">
            <text:p>692.75</text:p>
          </table:table-cell>
          <table:table-cell office:value-type="float" office:value="678.8" calcext:value-type="float">
            <text:p>678.8</text:p>
          </table:table-cell>
          <table:table-cell office:value-type="float" office:value="678.55" calcext:value-type="float">
            <text:p>678.55</text:p>
          </table:table-cell>
          <table:table-cell office:value-type="float" office:value="688.25" calcext:value-type="float">
            <text:p>688.25</text:p>
          </table:table-cell>
          <table:table-cell office:value-type="float" office:value="677.65" calcext:value-type="float">
            <text:p>677.65</text:p>
          </table:table-cell>
          <table:table-cell office:value-type="float" office:value="698.9" calcext:value-type="float">
            <text:p>698.9</text:p>
          </table:table-cell>
          <table:table-cell office:value-type="float" office:value="711.8" calcext:value-type="float">
            <text:p>711.8</text:p>
          </table:table-cell>
          <table:table-cell office:value-type="float" office:value="716.5" calcext:value-type="float">
            <text:p>716.5</text:p>
          </table:table-cell>
          <table:table-cell office:value-type="float" office:value="744.65" calcext:value-type="float">
            <text:p>744.65</text:p>
          </table:table-cell>
          <table:table-cell office:value-type="float" office:value="770.55" calcext:value-type="float">
            <text:p>770.55</text:p>
          </table:table-cell>
          <table:table-cell office:value-type="float" office:value="740.6" calcext:value-type="float">
            <text:p>740.6</text:p>
          </table:table-cell>
          <table:table-cell office:value-type="float" office:value="670" calcext:value-type="float">
            <text:p>670</text:p>
          </table:table-cell>
          <table:table-cell office:value-type="float" office:value="696" calcext:value-type="float">
            <text:p>696</text:p>
          </table:table-cell>
          <table:table-cell office:value-type="float" office:value="755.7" calcext:value-type="float">
            <text:p>755.7</text:p>
          </table:table-cell>
          <table:table-cell office:value-type="float" office:value="734.1" calcext:value-type="float">
            <text:p>734.1</text:p>
          </table:table-cell>
          <table:table-cell office:value-type="float" office:value="708.6" calcext:value-type="float">
            <text:p>708.6</text:p>
          </table:table-cell>
          <table:table-cell office:value-type="float" office:value="708.45" calcext:value-type="float">
            <text:p>708.45</text:p>
          </table:table-cell>
          <table:table-cell office:value-type="float" office:value="624.1" calcext:value-type="float">
            <text:p>624.1</text:p>
          </table:table-cell>
          <table:table-cell office:value-type="float" office:value="519.65" calcext:value-type="float">
            <text:p>519.65</text:p>
          </table:table-cell>
          <table:table-cell office:value-type="float" office:value="717.2" calcext:value-type="float">
            <text:p>717.2</text:p>
          </table:table-cell>
          <table:table-cell office:value-type="float" office:value="728.05" calcext:value-type="float">
            <text:p>728.05</text:p>
          </table:table-cell>
          <table:table-cell office:value-type="float" office:value="736.3" calcext:value-type="float">
            <text:p>736.3</text:p>
          </table:table-cell>
          <table:table-cell office:value-type="float" office:value="760.9" calcext:value-type="float">
            <text:p>760.9</text:p>
          </table:table-cell>
          <table:table-cell office:value-type="float" office:value="707.95" calcext:value-type="float">
            <text:p>707.95</text:p>
          </table:table-cell>
          <table:table-cell office:value-type="float" office:value="675.75" calcext:value-type="float">
            <text:p>675.75</text:p>
          </table:table-cell>
          <table:table-cell office:value-type="float" office:value="732.05" calcext:value-type="float">
            <text:p>732.05</text:p>
          </table:table-cell>
          <table:table-cell office:value-type="float" office:value="761.35" calcext:value-type="float">
            <text:p>761.35</text:p>
          </table:table-cell>
          <table:table-cell office:value-type="float" office:value="742.1" calcext:value-type="float">
            <text:p>742.1</text:p>
          </table:table-cell>
          <table:table-cell office:value-type="float" office:value="715.4" calcext:value-type="float">
            <text:p>715.4</text:p>
          </table:table-cell>
          <table:table-cell office:value-type="float" office:value="716.4" calcext:value-type="float">
            <text:p>716.4</text:p>
          </table:table-cell>
          <table:table-cell office:value-type="float" office:value="689.3" calcext:value-type="float">
            <text:p>689.3</text:p>
          </table:table-cell>
          <table:table-cell office:value-type="float" office:value="675.5" calcext:value-type="float">
            <text:p>675.5</text:p>
          </table:table-cell>
          <table:table-cell office:value-type="float" office:value="686.7" calcext:value-type="float">
            <text:p>686.7</text:p>
          </table:table-cell>
          <table:table-cell office:value-type="float" office:value="695.7" calcext:value-type="float">
            <text:p>695.7</text:p>
          </table:table-cell>
          <table:table-cell office:value-type="float" office:value="697.15" calcext:value-type="float">
            <text:p>697.15</text:p>
          </table:table-cell>
          <table:table-cell office:value-type="float" office:value="686.9" calcext:value-type="float">
            <text:p>686.9</text:p>
          </table:table-cell>
          <table:table-cell office:value-type="float" office:value="701.6" calcext:value-type="float">
            <text:p>701.6</text:p>
          </table:table-cell>
          <table:table-cell office:value-type="float" office:value="705.85" calcext:value-type="float">
            <text:p>705.85</text:p>
          </table:table-cell>
          <table:table-cell office:value-type="float" office:value="702.05" calcext:value-type="float">
            <text:p>702.05</text:p>
          </table:table-cell>
          <table:table-cell office:value-type="float" office:value="722.3" calcext:value-type="float">
            <text:p>722.3</text:p>
          </table:table-cell>
          <table:table-cell office:value-type="float" office:value="756.6" calcext:value-type="float">
            <text:p>756.6</text:p>
          </table:table-cell>
          <table:table-cell office:value-type="float" office:value="767.1" calcext:value-type="float">
            <text:p>767.1</text:p>
          </table:table-cell>
          <table:table-cell office:value-type="float" office:value="724.45" calcext:value-type="float">
            <text:p>724.45</text:p>
          </table:table-cell>
          <table:table-cell office:value-type="float" office:value="672.8" calcext:value-type="float">
            <text:p>672.8</text:p>
          </table:table-cell>
          <table:table-cell office:value-type="float" office:value="693.55" calcext:value-type="float">
            <text:p>693.55</text:p>
          </table:table-cell>
          <table:table-cell office:value-type="float" office:value="742.7" calcext:value-type="float">
            <text:p>742.7</text:p>
          </table:table-cell>
          <table:table-cell office:value-type="float" office:value="735.85" calcext:value-type="float">
            <text:p>735.85</text:p>
          </table:table-cell>
          <table:table-cell office:value-type="float" office:value="719.75" calcext:value-type="float">
            <text:p>719.75</text:p>
          </table:table-cell>
          <table:table-cell office:value-type="float" office:value="726.2" calcext:value-type="float">
            <text:p>726.2</text:p>
          </table:table-cell>
          <table:table-cell office:value-type="float" office:value="626.1" calcext:value-type="float">
            <text:p>626.1</text:p>
          </table:table-cell>
          <table:table-cell office:value-type="float" office:value="530" calcext:value-type="float">
            <text:p>530</text:p>
          </table:table-cell>
          <table:table-cell office:value-type="float" office:value="725.95" calcext:value-type="float">
            <text:p>725.95</text:p>
          </table:table-cell>
          <table:table-cell office:value-type="float" office:value="725.85" calcext:value-type="float">
            <text:p>725.85</text:p>
          </table:table-cell>
          <table:table-cell office:value-type="float" office:value="746.1" calcext:value-type="float">
            <text:p>746.1</text:p>
          </table:table-cell>
          <table:table-cell office:value-type="float" office:value="772.5" calcext:value-type="float">
            <text:p>772.5</text:p>
          </table:table-cell>
          <table:table-cell office:value-type="float" office:value="706.55" calcext:value-type="float">
            <text:p>706.55</text:p>
          </table:table-cell>
          <table:table-cell office:value-type="float" office:value="677.35" calcext:value-type="float">
            <text:p>677.35</text:p>
          </table:table-cell>
          <table:table-cell office:value-type="float" office:value="735.2" calcext:value-type="float">
            <text:p>735.2</text:p>
          </table:table-cell>
          <table:table-cell office:value-type="float" office:value="758.35" calcext:value-type="float">
            <text:p>758.35</text:p>
          </table:table-cell>
          <table:table-cell office:value-type="float" office:value="739.7" calcext:value-type="float">
            <text:p>739.7</text:p>
          </table:table-cell>
          <table:table-cell office:value-type="float" office:value="706.3" calcext:value-type="float">
            <text:p>706.3</text:p>
          </table:table-cell>
          <table:table-cell office:value-type="float" office:value="707.2" calcext:value-type="float">
            <text:p>707.2</text:p>
          </table:table-cell>
          <table:table-cell office:value-type="float" office:value="697.1" calcext:value-type="float">
            <text:p>697.1</text:p>
          </table:table-cell>
          <table:table-cell office:value-type="float" office:value="698.9" calcext:value-type="float">
            <text:p>698.9</text:p>
          </table:table-cell>
          <table:table-cell office:value-type="float" office:value="670.7" calcext:value-type="float">
            <text:p>670.7</text:p>
          </table:table-cell>
          <table:table-cell office:value-type="float" office:value="701.3" calcext:value-type="float">
            <text:p>701.3</text:p>
          </table:table-cell>
          <table:table-cell office:value-type="float" office:value="701.4" calcext:value-type="float">
            <text:p>701.4</text:p>
          </table:table-cell>
          <table:table-cell office:value-type="float" office:value="692.8" calcext:value-type="float">
            <text:p>692.8</text:p>
          </table:table-cell>
          <table:table-cell office:value-type="float" office:value="687.9" calcext:value-type="float">
            <text:p>687.9</text:p>
          </table:table-cell>
          <table:table-cell office:value-type="float" office:value="694.1" calcext:value-type="float">
            <text:p>694.1</text:p>
          </table:table-cell>
          <table:table-cell office:value-type="float" office:value="714.75" calcext:value-type="float">
            <text:p>714.75</text:p>
          </table:table-cell>
          <table:table-cell office:value-type="float" office:value="720.1" calcext:value-type="float">
            <text:p>720.1</text:p>
          </table:table-cell>
          <table:table-cell office:value-type="float" office:value="760.9" calcext:value-type="float">
            <text:p>760.9</text:p>
          </table:table-cell>
          <table:table-cell office:value-type="float" office:value="770.5" calcext:value-type="float">
            <text:p>770.5</text:p>
          </table:table-cell>
          <table:table-cell office:value-type="float" office:value="730.55" calcext:value-type="float">
            <text:p>730.55</text:p>
          </table:table-cell>
          <table:table-cell office:value-type="float" office:value="678.7" calcext:value-type="float">
            <text:p>678.7</text:p>
          </table:table-cell>
          <table:table-cell office:value-type="float" office:value="693.85" calcext:value-type="float">
            <text:p>693.85</text:p>
          </table:table-cell>
          <table:table-cell office:value-type="float" office:value="753.25" calcext:value-type="float">
            <text:p>753.25</text:p>
          </table:table-cell>
          <table:table-cell office:value-type="float" office:value="740.95" calcext:value-type="float">
            <text:p>740.95</text:p>
          </table:table-cell>
          <table:table-cell office:value-type="float" office:value="725.2" calcext:value-type="float">
            <text:p>725.2</text:p>
          </table:table-cell>
          <table:table-cell office:value-type="float" office:value="711.95" calcext:value-type="float">
            <text:p>711.95</text:p>
          </table:table-cell>
          <table:table-cell office:value-type="float" office:value="619.4" calcext:value-type="float">
            <text:p>619.4</text:p>
          </table:table-cell>
          <table:table-cell office:value-type="float" office:value="528.8" calcext:value-type="float">
            <text:p>528.8</text:p>
          </table:table-cell>
          <table:table-cell office:value-type="float" office:value="726.9" calcext:value-type="float">
            <text:p>726.9</text:p>
          </table:table-cell>
          <table:table-cell office:value-type="float" office:value="733.65" calcext:value-type="float">
            <text:p>733.65</text:p>
          </table:table-cell>
          <table:table-cell office:value-type="float" office:value="752.2" calcext:value-type="float">
            <text:p>752.2</text:p>
          </table:table-cell>
          <table:table-cell office:value-type="float" office:value="768.9" calcext:value-type="float">
            <text:p>768.9</text:p>
          </table:table-cell>
          <table:table-cell office:value-type="float" office:value="707.3" calcext:value-type="float">
            <text:p>707.3</text:p>
          </table:table-cell>
          <table:table-cell office:value-type="float" office:value="668.2" calcext:value-type="float">
            <text:p>668.2</text:p>
          </table:table-cell>
          <table:table-cell office:value-type="float" office:value="738.15" calcext:value-type="float">
            <text:p>738.15</text:p>
          </table:table-cell>
          <table:table-cell office:value-type="float" office:value="743.6" calcext:value-type="float">
            <text:p>743.6</text:p>
          </table:table-cell>
          <table:table-cell office:value-type="float" office:value="726.25" calcext:value-type="float">
            <text:p>726.25</text:p>
          </table:table-cell>
          <table:table-cell office:value-type="float" office:value="719.6" calcext:value-type="float">
            <text:p>719.6</text:p>
          </table:table-cell>
          <table:table-cell office:value-type="float" office:value="710.5" calcext:value-type="float">
            <text:p>710.5</text:p>
          </table:table-cell>
          <table:table-cell office:value-type="float" office:value="712.3" calcext:value-type="float">
            <text:p>712.3</text:p>
          </table:table-cell>
          <table:table-cell office:value-type="float" office:value="711" calcext:value-type="float">
            <text:p>711</text:p>
          </table:table-cell>
          <table:table-cell office:value-type="float" office:value="707.6" calcext:value-type="float">
            <text:p>707.6</text:p>
          </table:table-cell>
          <table:table-cell office:value-type="float" office:value="716.6" calcext:value-type="float">
            <text:p>716.6</text:p>
          </table:table-cell>
          <table:table-cell office:value-type="float" office:value="712.45" calcext:value-type="float">
            <text:p>712.45</text:p>
          </table:table-cell>
          <table:table-cell office:value-type="float" office:value="706.55" calcext:value-type="float">
            <text:p>706.55</text:p>
          </table:table-cell>
          <table:table-cell office:value-type="float" office:value="709" calcext:value-type="float">
            <text:p>709</text:p>
          </table:table-cell>
          <table:table-cell office:value-type="float" office:value="706.65" calcext:value-type="float">
            <text:p>706.65</text:p>
          </table:table-cell>
          <table:table-cell office:value-type="float" office:value="712.35" calcext:value-type="float">
            <text:p>712.35</text:p>
          </table:table-cell>
          <table:table-cell office:value-type="float" office:value="712.3" calcext:value-type="float">
            <text:p>712.3</text:p>
          </table:table-cell>
          <table:table-cell office:value-type="float" office:value="744.3" calcext:value-type="float">
            <text:p>744.3</text:p>
          </table:table-cell>
          <table:table-cell office:value-type="float" office:value="754.2" calcext:value-type="float">
            <text:p>754.2</text:p>
          </table:table-cell>
          <table:table-cell office:value-type="float" office:value="726.3" calcext:value-type="float">
            <text:p>726.3</text:p>
          </table:table-cell>
          <table:table-cell office:value-type="float" office:value="676" calcext:value-type="float">
            <text:p>676</text:p>
          </table:table-cell>
          <table:table-cell office:value-type="float" office:value="684.6" calcext:value-type="float">
            <text:p>684.6</text:p>
          </table:table-cell>
          <table:table-cell office:value-type="float" office:value="755.25" calcext:value-type="float">
            <text:p>755.25</text:p>
          </table:table-cell>
          <table:table-cell office:value-type="float" office:value="747.9" calcext:value-type="float">
            <text:p>747.9</text:p>
          </table:table-cell>
          <table:table-cell office:value-type="float" office:value="732.05" calcext:value-type="float">
            <text:p>732.05</text:p>
          </table:table-cell>
          <table:table-cell office:value-type="float" office:value="722.2" calcext:value-type="float">
            <text:p>722.2</text:p>
          </table:table-cell>
          <table:table-cell office:value-type="float" office:value="628.25" calcext:value-type="float">
            <text:p>628.25</text:p>
          </table:table-cell>
          <table:table-cell office:value-type="float" office:value="532.25" calcext:value-type="float">
            <text:p>532.25</text:p>
          </table:table-cell>
          <table:table-cell office:value-type="float" office:value="734.4" calcext:value-type="float">
            <text:p>734.4</text:p>
          </table:table-cell>
          <table:table-cell office:value-type="float" office:value="737.7" calcext:value-type="float">
            <text:p>737.7</text:p>
          </table:table-cell>
          <table:table-cell office:value-type="float" office:value="744.65" calcext:value-type="float">
            <text:p>744.65</text:p>
          </table:table-cell>
          <table:table-cell office:value-type="float" office:value="772.05" calcext:value-type="float">
            <text:p>772.05</text:p>
          </table:table-cell>
          <table:table-cell office:value-type="float" office:value="692.3" calcext:value-type="float">
            <text:p>692.3</text:p>
          </table:table-cell>
          <table:table-cell office:value-type="float" office:value="688.4" calcext:value-type="float">
            <text:p>688.4</text:p>
          </table:table-cell>
          <table:table-cell office:value-type="float" office:value="725.1" calcext:value-type="float">
            <text:p>725.1</text:p>
          </table:table-cell>
          <table:table-cell office:value-type="float" office:value="748.9" calcext:value-type="float">
            <text:p>748.9</text:p>
          </table:table-cell>
          <table:table-cell office:value-type="float" office:value="748.65" calcext:value-type="float">
            <text:p>748.65</text:p>
          </table:table-cell>
          <table:table-cell office:value-type="float" office:value="719.3" calcext:value-type="float">
            <text:p>719.3</text:p>
          </table:table-cell>
          <table:table-cell office:value-type="float" office:value="715.25" calcext:value-type="float">
            <text:p>715.25</text:p>
          </table:table-cell>
          <table:table-cell office:value-type="float" office:value="706.5" calcext:value-type="float">
            <text:p>706.5</text:p>
          </table:table-cell>
          <table:table-cell office:value-type="float" office:value="725.9" calcext:value-type="float">
            <text:p>725.9</text:p>
          </table:table-cell>
          <table:table-cell office:value-type="float" office:value="732.7" calcext:value-type="float">
            <text:p>732.7</text:p>
          </table:table-cell>
          <table:table-cell office:value-type="float" office:value="711.3" calcext:value-type="float">
            <text:p>711.3</text:p>
          </table:table-cell>
          <table:table-cell office:value-type="float" office:value="720.5" calcext:value-type="float">
            <text:p>720.5</text:p>
          </table:table-cell>
          <table:table-cell office:value-type="float" office:value="727.9" calcext:value-type="float">
            <text:p>727.9</text:p>
          </table:table-cell>
          <table:table-cell office:value-type="float" office:value="715.5" calcext:value-type="float">
            <text:p>715.5</text:p>
          </table:table-cell>
          <table:table-cell office:value-type="float" office:value="723.2" calcext:value-type="float">
            <text:p>723.2</text:p>
          </table:table-cell>
          <table:table-cell office:value-type="float" office:value="734.5" calcext:value-type="float">
            <text:p>734.5</text:p>
          </table:table-cell>
          <table:table-cell office:value-type="float" office:value="725.1" calcext:value-type="float">
            <text:p>725.1</text:p>
          </table:table-cell>
          <table:table-cell office:value-type="float" office:value="769" calcext:value-type="float">
            <text:p>769</text:p>
          </table:table-cell>
          <table:table-cell office:value-type="float" office:value="754.1" calcext:value-type="float">
            <text:p>754.1</text:p>
          </table:table-cell>
          <table:table-cell office:value-type="float" office:value="714.95" calcext:value-type="float">
            <text:p>714.95</text:p>
          </table:table-cell>
          <table:table-cell office:value-type="float" office:value="668.5" calcext:value-type="float">
            <text:p>668.5</text:p>
          </table:table-cell>
          <table:table-cell office:value-type="float" office:value="685.35" calcext:value-type="float">
            <text:p>685.35</text:p>
          </table:table-cell>
          <table:table-cell office:value-type="float" office:value="762.9" calcext:value-type="float">
            <text:p>762.9</text:p>
          </table:table-cell>
          <table:table-cell office:value-type="float" office:value="747.45" calcext:value-type="float">
            <text:p>747.45</text:p>
          </table:table-cell>
          <table:table-cell office:value-type="float" office:value="719.6" calcext:value-type="float">
            <text:p>719.6</text:p>
          </table:table-cell>
          <table:table-cell office:value-type="float" office:value="717.5" calcext:value-type="float">
            <text:p>717.5</text:p>
          </table:table-cell>
          <table:table-cell office:value-type="float" office:value="626.45" calcext:value-type="float">
            <text:p>626.45</text:p>
          </table:table-cell>
          <table:table-cell office:value-type="float" office:value="528.25" calcext:value-type="float">
            <text:p>528.25</text:p>
          </table:table-cell>
          <table:table-cell office:value-type="float" office:value="723" calcext:value-type="float">
            <text:p>723</text:p>
          </table:table-cell>
          <table:table-cell office:value-type="float" office:value="735.6" calcext:value-type="float">
            <text:p>735.6</text:p>
          </table:table-cell>
          <table:table-cell office:value-type="float" office:value="748.9" calcext:value-type="float">
            <text:p>748.9</text:p>
          </table:table-cell>
          <table:table-cell office:value-type="float" office:value="769.8" calcext:value-type="float">
            <text:p>769.8</text:p>
          </table:table-cell>
          <table:table-cell office:value-type="float" office:value="701.85" calcext:value-type="float">
            <text:p>701.85</text:p>
          </table:table-cell>
          <table:table-cell office:value-type="float" office:value="687.65" calcext:value-type="float">
            <text:p>687.65</text:p>
          </table:table-cell>
          <table:table-cell office:value-type="float" office:value="733.15" calcext:value-type="float">
            <text:p>733.15</text:p>
          </table:table-cell>
          <table:table-cell office:value-type="float" office:value="746.9" calcext:value-type="float">
            <text:p>746.9</text:p>
          </table:table-cell>
          <table:table-cell office:value-type="float" office:value="792.5" calcext:value-type="float">
            <text:p>792.5</text:p>
          </table:table-cell>
          <table:table-cell office:value-type="float" office:value="784.9" calcext:value-type="float">
            <text:p>784.9</text:p>
          </table:table-cell>
          <table:table-cell office:value-type="float" office:value="792.45" calcext:value-type="float">
            <text:p>792.45</text:p>
          </table:table-cell>
          <table:table-cell office:value-type="float" office:value="790.95" calcext:value-type="float">
            <text:p>790.95</text:p>
          </table:table-cell>
          <table:table-cell office:value-type="float" office:value="791.1" calcext:value-type="float">
            <text:p>791.1</text:p>
          </table:table-cell>
          <table:table-cell office:value-type="float" office:value="784.05" calcext:value-type="float">
            <text:p>784.05</text:p>
          </table:table-cell>
          <table:table-cell office:value-type="float" office:value="793.85" calcext:value-type="float">
            <text:p>793.85</text:p>
          </table:table-cell>
          <table:table-cell office:value-type="float" office:value="787" calcext:value-type="float">
            <text:p>787</text:p>
          </table:table-cell>
          <table:table-cell office:value-type="float" office:value="783.9" calcext:value-type="float">
            <text:p>783.9</text:p>
          </table:table-cell>
          <table:table-cell office:value-type="float" office:value="777.8" calcext:value-type="float">
            <text:p>777.8</text:p>
          </table:table-cell>
          <table:table-cell office:value-type="float" office:value="777.9" calcext:value-type="float">
            <text:p>777.9</text:p>
          </table:table-cell>
          <table:table-cell office:value-type="float" office:value="786.45" calcext:value-type="float">
            <text:p>786.45</text:p>
          </table:table-cell>
          <table:table-cell office:value-type="float" office:value="789.7" calcext:value-type="float">
            <text:p>789.7</text:p>
          </table:table-cell>
          <table:table-cell office:value-type="float" office:value="796.9" calcext:value-type="float">
            <text:p>796.9</text:p>
          </table:table-cell>
          <table:table-cell office:value-type="float" office:value="763.8" calcext:value-type="float">
            <text:p>763.8</text:p>
          </table:table-cell>
          <table:table-cell office:value-type="float" office:value="718.85" calcext:value-type="float">
            <text:p>718.85</text:p>
          </table:table-cell>
          <table:table-cell office:value-type="float" office:value="678.4" calcext:value-type="float">
            <text:p>678.4</text:p>
          </table:table-cell>
          <table:table-cell office:value-type="float" office:value="719.1" calcext:value-type="float">
            <text:p>719.1</text:p>
          </table:table-cell>
          <table:table-cell office:value-type="float" office:value="770.1" calcext:value-type="float">
            <text:p>770.1</text:p>
          </table:table-cell>
          <table:table-cell office:value-type="float" office:value="744.15" calcext:value-type="float">
            <text:p>744.15</text:p>
          </table:table-cell>
          <table:table-cell office:value-type="float" office:value="725.7" calcext:value-type="float">
            <text:p>725.7</text:p>
          </table:table-cell>
          <table:table-cell office:value-type="float" office:value="715.9" calcext:value-type="float">
            <text:p>715.9</text:p>
          </table:table-cell>
          <table:table-cell office:value-type="float" office:value="621.3" calcext:value-type="float">
            <text:p>621.3</text:p>
          </table:table-cell>
          <table:table-cell office:value-type="float" office:value="536.1" calcext:value-type="float">
            <text:p>536.1</text:p>
          </table:table-cell>
          <table:table-cell office:value-type="float" office:value="736.45" calcext:value-type="float">
            <text:p>736.45</text:p>
          </table:table-cell>
          <table:table-cell office:value-type="float" office:value="736.2" calcext:value-type="float">
            <text:p>736.2</text:p>
          </table:table-cell>
          <table:table-cell office:value-type="float" office:value="754.05" calcext:value-type="float">
            <text:p>754.05</text:p>
          </table:table-cell>
          <table:table-cell office:value-type="float" office:value="768.35" calcext:value-type="float">
            <text:p>768.35</text:p>
          </table:table-cell>
          <table:table-cell office:value-type="float" office:value="705.15" calcext:value-type="float">
            <text:p>705.15</text:p>
          </table:table-cell>
          <table:table-cell office:value-type="float" office:value="680.5" calcext:value-type="float">
            <text:p>680.5</text:p>
          </table:table-cell>
          <table:table-cell office:value-type="float" office:value="732.4" calcext:value-type="float">
            <text:p>732.4</text:p>
          </table:table-cell>
          <table:table-cell office:value-type="float" office:value="742.8" calcext:value-type="float">
            <text:p>742.8</text:p>
          </table:table-cell>
          <table:table-cell office:value-type="float" office:value="752.25" calcext:value-type="float">
            <text:p>752.25</text:p>
          </table:table-cell>
          <table:table-cell office:value-type="float" office:value="742.35" calcext:value-type="float">
            <text:p>742.35</text:p>
          </table:table-cell>
          <table:table-cell office:value-type="float" office:value="760.6" calcext:value-type="float">
            <text:p>760.6</text:p>
          </table:table-cell>
          <table:table-cell office:value-type="float" office:value="742.7" calcext:value-type="float">
            <text:p>742.7</text:p>
          </table:table-cell>
          <table:table-cell office:value-type="float" office:value="746.25" calcext:value-type="float">
            <text:p>746.25</text:p>
          </table:table-cell>
          <table:table-cell office:value-type="float" office:value="752.1" calcext:value-type="float">
            <text:p>752.1</text:p>
          </table:table-cell>
          <table:table-cell office:value-type="float" office:value="753.9" calcext:value-type="float">
            <text:p>753.9</text:p>
          </table:table-cell>
          <table:table-cell office:value-type="float" office:value="747.05" calcext:value-type="float">
            <text:p>747.05</text:p>
          </table:table-cell>
          <table:table-cell office:value-type="float" office:value="747.9" calcext:value-type="float">
            <text:p>747.9</text:p>
          </table:table-cell>
          <table:table-cell office:value-type="float" office:value="732.45" calcext:value-type="float">
            <text:p>732.45</text:p>
          </table:table-cell>
          <table:table-cell office:value-type="float" office:value="745.45" calcext:value-type="float">
            <text:p>745.45</text:p>
          </table:table-cell>
          <table:table-cell office:value-type="float" office:value="754.1" calcext:value-type="float">
            <text:p>754.1</text:p>
          </table:table-cell>
          <table:table-cell office:value-type="float" office:value="751.6" calcext:value-type="float">
            <text:p>751.6</text:p>
          </table:table-cell>
          <table:table-cell office:value-type="float" office:value="749.3" calcext:value-type="float">
            <text:p>749.3</text:p>
          </table:table-cell>
          <table:table-cell office:value-type="float" office:value="733.7" calcext:value-type="float">
            <text:p>733.7</text:p>
          </table:table-cell>
          <table:table-cell office:value-type="float" office:value="729.05" calcext:value-type="float">
            <text:p>729.05</text:p>
          </table:table-cell>
          <table:table-cell office:value-type="float" office:value="675.55" calcext:value-type="float">
            <text:p>675.55</text:p>
          </table:table-cell>
          <table:table-cell office:value-type="float" office:value="716.15" calcext:value-type="float">
            <text:p>716.15</text:p>
          </table:table-cell>
          <table:table-cell office:value-type="float" office:value="757.3" calcext:value-type="float">
            <text:p>757.3</text:p>
          </table:table-cell>
          <table:table-cell office:value-type="float" office:value="748" calcext:value-type="float">
            <text:p>748</text:p>
          </table:table-cell>
          <table:table-cell office:value-type="float" office:value="714.65" calcext:value-type="float">
            <text:p>714.65</text:p>
          </table:table-cell>
          <table:table-cell office:value-type="float" office:value="701.4" calcext:value-type="float">
            <text:p>701.4</text:p>
          </table:table-cell>
          <table:table-cell office:value-type="float" office:value="624.75" calcext:value-type="float">
            <text:p>624.75</text:p>
          </table:table-cell>
          <table:table-cell office:value-type="float" office:value="531.75" calcext:value-type="float">
            <text:p>531.75</text:p>
          </table:table-cell>
          <table:table-cell office:value-type="float" office:value="736.1" calcext:value-type="float">
            <text:p>736.1</text:p>
          </table:table-cell>
          <table:table-cell office:value-type="float" office:value="726.4" calcext:value-type="float">
            <text:p>726.4</text:p>
          </table:table-cell>
          <table:table-cell office:value-type="float" office:value="758.55" calcext:value-type="float">
            <text:p>758.55</text:p>
          </table:table-cell>
          <table:table-cell office:value-type="float" office:value="777.95" calcext:value-type="float">
            <text:p>777.95</text:p>
          </table:table-cell>
          <table:table-cell office:value-type="float" office:value="719" calcext:value-type="float">
            <text:p>719</text:p>
          </table:table-cell>
          <table:table-cell office:value-type="float" office:value="679.3" calcext:value-type="float">
            <text:p>679.3</text:p>
          </table:table-cell>
          <table:table-cell office:value-type="float" office:value="797.75" calcext:value-type="float">
            <text:p>797.75</text:p>
          </table:table-cell>
          <table:table-cell office:value-type="float" office:value="719.8" calcext:value-type="float">
            <text:p>719.8</text:p>
          </table:table-cell>
          <table:table-cell office:value-type="float" office:value="718.35" calcext:value-type="float">
            <text:p>718.35</text:p>
          </table:table-cell>
          <table:table-cell office:value-type="float" office:value="720.1" calcext:value-type="float">
            <text:p>720.1</text:p>
          </table:table-cell>
          <table:table-cell office:value-type="float" office:value="716.6" calcext:value-type="float">
            <text:p>716.6</text:p>
          </table:table-cell>
          <table:table-cell office:value-type="float" office:value="717.4" calcext:value-type="float">
            <text:p>717.4</text:p>
          </table:table-cell>
          <table:table-cell office:value-type="float" office:value="742.9" calcext:value-type="float">
            <text:p>742.9</text:p>
          </table:table-cell>
          <table:table-cell office:value-type="float" office:value="743.65" calcext:value-type="float">
            <text:p>743.65</text:p>
          </table:table-cell>
          <table:table-cell office:value-type="float" office:value="737.45" calcext:value-type="float">
            <text:p>737.45</text:p>
          </table:table-cell>
          <table:table-cell office:value-type="float" office:value="728.3" calcext:value-type="float">
            <text:p>728.3</text:p>
          </table:table-cell>
          <table:table-cell office:value-type="float" office:value="732.3" calcext:value-type="float">
            <text:p>732.3</text:p>
          </table:table-cell>
          <table:table-cell office:value-type="float" office:value="718" calcext:value-type="float">
            <text:p>718</text:p>
          </table:table-cell>
          <table:table-cell office:value-type="float" office:value="735" calcext:value-type="float">
            <text:p>735</text:p>
          </table:table-cell>
          <table:table-cell office:value-type="float" office:value="740.15" calcext:value-type="float">
            <text:p>740.15</text:p>
          </table:table-cell>
          <table:table-cell office:value-type="float" office:value="747.5" calcext:value-type="float">
            <text:p>747.5</text:p>
          </table:table-cell>
          <table:table-cell office:value-type="float" office:value="746.5" calcext:value-type="float">
            <text:p>746.5</text:p>
          </table:table-cell>
          <table:table-cell office:value-type="float" office:value="747.45" calcext:value-type="float">
            <text:p>747.45</text:p>
          </table:table-cell>
          <table:table-cell office:value-type="float" office:value="799.9" calcext:value-type="float">
            <text:p>799.9</text:p>
          </table:table-cell>
          <table:table-cell office:value-type="float" office:value="684.45" calcext:value-type="float">
            <text:p>684.45</text:p>
          </table:table-cell>
          <table:table-cell office:value-type="float" office:value="709.7" calcext:value-type="float">
            <text:p>709.7</text:p>
          </table:table-cell>
          <table:table-cell office:value-type="float" office:value="756.35" calcext:value-type="float">
            <text:p>756.35</text:p>
          </table:table-cell>
          <table:table-cell office:value-type="float" office:value="748.6" calcext:value-type="float">
            <text:p>748.6</text:p>
          </table:table-cell>
          <table:table-cell office:value-type="float" office:value="725.5" calcext:value-type="float">
            <text:p>725.5</text:p>
          </table:table-cell>
          <table:table-cell office:value-type="float" office:value="715.2" calcext:value-type="float">
            <text:p>715.2</text:p>
          </table:table-cell>
          <table:table-cell office:value-type="float" office:value="628.75" calcext:value-type="float">
            <text:p>628.75</text:p>
          </table:table-cell>
          <table:table-cell office:value-type="float" office:value="526.55" calcext:value-type="float">
            <text:p>526.55</text:p>
          </table:table-cell>
          <table:table-cell office:value-type="float" office:value="735.3" calcext:value-type="float">
            <text:p>735.3</text:p>
          </table:table-cell>
          <table:table-cell office:value-type="float" office:value="733.1" calcext:value-type="float">
            <text:p>733.1</text:p>
          </table:table-cell>
          <table:table-cell office:value-type="float" office:value="750.45" calcext:value-type="float">
            <text:p>750.45</text:p>
          </table:table-cell>
          <table:table-cell office:value-type="float" office:value="765.3" calcext:value-type="float">
            <text:p>765.3</text:p>
          </table:table-cell>
          <table:table-cell office:value-type="float" office:value="732.5" calcext:value-type="float">
            <text:p>732.5</text:p>
          </table:table-cell>
          <table:table-cell office:value-type="float" office:value="685.4" calcext:value-type="float">
            <text:p>685.4</text:p>
          </table:table-cell>
          <table:table-cell office:value-type="float" office:value="672.1" calcext:value-type="float">
            <text:p>672.1</text:p>
          </table:table-cell>
          <table:table-cell office:value-type="float" office:value="680.65" calcext:value-type="float">
            <text:p>680.65</text:p>
          </table:table-cell>
          <table:table-cell office:value-type="float" office:value="669" calcext:value-type="float">
            <text:p>669</text:p>
          </table:table-cell>
          <table:table-cell office:value-type="float" office:value="673.9" calcext:value-type="float">
            <text:p>673.9</text:p>
          </table:table-cell>
          <table:table-cell office:value-type="float" office:value="685.4" calcext:value-type="float">
            <text:p>685.4</text:p>
          </table:table-cell>
          <table:table-cell office:value-type="float" office:value="672.2" calcext:value-type="float">
            <text:p>672.2</text:p>
          </table:table-cell>
          <table:table-cell office:value-type="float" office:value="683.4" calcext:value-type="float">
            <text:p>683.4</text:p>
          </table:table-cell>
          <table:table-cell office:value-type="float" office:value="686" calcext:value-type="float">
            <text:p>686</text:p>
          </table:table-cell>
          <table:table-cell office:value-type="float" office:value="704.2" calcext:value-type="float">
            <text:p>704.2</text:p>
          </table:table-cell>
          <table:table-cell office:value-type="float" office:value="683" calcext:value-type="float">
            <text:p>683</text:p>
          </table:table-cell>
          <table:table-cell office:value-type="float" office:value="682.1" calcext:value-type="float">
            <text:p>682.1</text:p>
          </table:table-cell>
          <table:table-cell office:value-type="float" office:value="679.8" calcext:value-type="float">
            <text:p>679.8</text:p>
          </table:table-cell>
          <table:table-cell office:value-type="float" office:value="704.95" calcext:value-type="float">
            <text:p>704.95</text:p>
          </table:table-cell>
          <table:table-cell office:value-type="float" office:value="679.2" calcext:value-type="float">
            <text:p>679.2</text:p>
          </table:table-cell>
          <table:table-cell office:value-type="float" office:value="679" calcext:value-type="float">
            <text:p>679</text:p>
          </table:table-cell>
          <table:table-cell office:value-type="float" office:value="698.3" calcext:value-type="float">
            <text:p>698.3</text:p>
          </table:table-cell>
          <table:table-cell office:value-type="float" office:value="692" calcext:value-type="float">
            <text:p>692</text:p>
          </table:table-cell>
          <table:table-cell office:value-type="float" office:value="685.6" calcext:value-type="float">
            <text:p>685.6</text:p>
          </table:table-cell>
          <table:table-cell office:value-type="float" office:value="673.55" calcext:value-type="float">
            <text:p>673.55</text:p>
          </table:table-cell>
          <table:table-cell office:value-type="float" office:value="704.65" calcext:value-type="float">
            <text:p>704.65</text:p>
          </table:table-cell>
          <table:table-cell office:value-type="float" office:value="755.6" calcext:value-type="float">
            <text:p>755.6</text:p>
          </table:table-cell>
          <table:table-cell office:value-type="float" office:value="746.7" calcext:value-type="float">
            <text:p>746.7</text:p>
          </table:table-cell>
          <table:table-cell office:value-type="float" office:value="721.3" calcext:value-type="float">
            <text:p>721.3</text:p>
          </table:table-cell>
          <table:table-cell office:value-type="float" office:value="717.6" calcext:value-type="float">
            <text:p>717.6</text:p>
          </table:table-cell>
          <table:table-cell office:value-type="float" office:value="624.7" calcext:value-type="float">
            <text:p>624.7</text:p>
          </table:table-cell>
          <table:table-cell office:value-type="float" office:value="529.75" calcext:value-type="float">
            <text:p>529.75</text:p>
          </table:table-cell>
          <table:table-cell office:value-type="float" office:value="724.35" calcext:value-type="float">
            <text:p>724.35</text:p>
          </table:table-cell>
          <table:table-cell office:value-type="float" office:value="727.2" calcext:value-type="float">
            <text:p>727.2</text:p>
          </table:table-cell>
          <table:table-cell office:value-type="float" office:value="761.5" calcext:value-type="float">
            <text:p>761.5</text:p>
          </table:table-cell>
          <table:table-cell office:value-type="float" office:value="781.5" calcext:value-type="float">
            <text:p>781.5</text:p>
          </table:table-cell>
          <table:table-cell office:value-type="float" office:value="713.6" calcext:value-type="float">
            <text:p>713.6</text:p>
          </table:table-cell>
          <table:table-cell office:value-type="float" office:value="730.15" calcext:value-type="float">
            <text:p>730.15</text:p>
          </table:table-cell>
          <table:table-cell office:value-type="float" office:value="726.6" calcext:value-type="float">
            <text:p>726.6</text:p>
          </table:table-cell>
          <table:table-cell office:value-type="float" office:value="731.4" calcext:value-type="float">
            <text:p>731.4</text:p>
          </table:table-cell>
          <table:table-cell office:value-type="float" office:value="736" calcext:value-type="float">
            <text:p>736</text:p>
          </table:table-cell>
          <table:table-cell office:value-type="float" office:value="737.8" calcext:value-type="float">
            <text:p>737.8</text:p>
          </table:table-cell>
          <table:table-cell office:value-type="float" office:value="754.35" calcext:value-type="float">
            <text:p>754.35</text:p>
          </table:table-cell>
          <table:table-cell office:value-type="float" office:value="739.5" calcext:value-type="float">
            <text:p>739.5</text:p>
          </table:table-cell>
          <table:table-cell office:value-type="float" office:value="747.85" calcext:value-type="float">
            <text:p>747.85</text:p>
          </table:table-cell>
          <table:table-cell office:value-type="float" office:value="761.9" calcext:value-type="float">
            <text:p>761.9</text:p>
          </table:table-cell>
          <table:table-cell office:value-type="float" office:value="739.55" calcext:value-type="float">
            <text:p>739.55</text:p>
          </table:table-cell>
          <table:table-cell office:value-type="float" office:value="725.3" calcext:value-type="float">
            <text:p>725.3</text:p>
          </table:table-cell>
          <table:table-cell office:value-type="float" office:value="734.8" calcext:value-type="float">
            <text:p>734.8</text:p>
          </table:table-cell>
          <table:table-cell office:value-type="float" office:value="732.85" calcext:value-type="float">
            <text:p>732.85</text:p>
          </table:table-cell>
          <table:table-cell office:value-type="float" office:value="751.65" calcext:value-type="float">
            <text:p>751.65</text:p>
          </table:table-cell>
          <table:table-cell office:value-type="float" office:value="729.2" calcext:value-type="float">
            <text:p>729.2</text:p>
          </table:table-cell>
          <table:table-cell office:value-type="float" office:value="728.4" calcext:value-type="float">
            <text:p>728.4</text:p>
          </table:table-cell>
          <table:table-cell office:value-type="float" office:value="738.6" calcext:value-type="float">
            <text:p>738.6</text:p>
          </table:table-cell>
          <table:table-cell office:value-type="float" office:value="733.8" calcext:value-type="float">
            <text:p>733.8</text:p>
          </table:table-cell>
          <table:table-cell office:value-type="float" office:value="726.8" calcext:value-type="float">
            <text:p>726.8</text:p>
          </table:table-cell>
          <table:table-cell office:value-type="float" office:value="705.25" calcext:value-type="float">
            <text:p>705.25</text:p>
          </table:table-cell>
          <table:table-cell office:value-type="float" office:value="713.5" calcext:value-type="float">
            <text:p>713.5</text:p>
          </table:table-cell>
          <table:table-cell office:value-type="float" office:value="759.15" calcext:value-type="float">
            <text:p>759.15</text:p>
          </table:table-cell>
          <table:table-cell office:value-type="float" office:value="748.9" calcext:value-type="float">
            <text:p>748.9</text:p>
          </table:table-cell>
          <table:table-cell office:value-type="float" office:value="719.5" calcext:value-type="float">
            <text:p>719.5</text:p>
          </table:table-cell>
          <table:table-cell office:value-type="float" office:value="717" calcext:value-type="float">
            <text:p>717</text:p>
          </table:table-cell>
          <table:table-cell office:value-type="float" office:value="625.35" calcext:value-type="float">
            <text:p>625.35</text:p>
          </table:table-cell>
          <table:table-cell office:value-type="float" office:value="514.75" calcext:value-type="float">
            <text:p>514.75</text:p>
          </table:table-cell>
          <table:table-cell office:value-type="float" office:value="725.3" calcext:value-type="float">
            <text:p>725.3</text:p>
          </table:table-cell>
          <table:table-cell office:value-type="float" office:value="725" calcext:value-type="float">
            <text:p>725</text:p>
          </table:table-cell>
          <table:table-cell office:value-type="float" office:value="765.25" calcext:value-type="float">
            <text:p>765.25</text:p>
          </table:table-cell>
          <table:table-cell office:value-type="float" office:value="814.3" calcext:value-type="float">
            <text:p>814.3</text:p>
          </table:table-cell>
          <table:table-cell office:value-type="float" office:value="753.6" calcext:value-type="float">
            <text:p>753.6</text:p>
          </table:table-cell>
          <table:table-cell office:value-type="float" office:value="757.2" calcext:value-type="float">
            <text:p>757.2</text:p>
          </table:table-cell>
          <table:table-cell office:value-type="float" office:value="763.95" calcext:value-type="float">
            <text:p>763.95</text:p>
          </table:table-cell>
          <table:table-cell office:value-type="float" office:value="748.5" calcext:value-type="float">
            <text:p>748.5</text:p>
          </table:table-cell>
          <table:table-cell office:value-type="float" office:value="761.95" calcext:value-type="float">
            <text:p>761.95</text:p>
          </table:table-cell>
          <table:table-cell office:value-type="float" office:value="758.35" calcext:value-type="float">
            <text:p>758.35</text:p>
          </table:table-cell>
          <table:table-cell office:value-type="float" office:value="774.9" calcext:value-type="float">
            <text:p>774.9</text:p>
          </table:table-cell>
          <table:table-cell office:value-type="float" office:value="763.6" calcext:value-type="float">
            <text:p>763.6</text:p>
          </table:table-cell>
          <table:table-cell office:value-type="float" office:value="771.35" calcext:value-type="float">
            <text:p>771.35</text:p>
          </table:table-cell>
          <table:table-cell office:value-type="float" office:value="755.05" calcext:value-type="float">
            <text:p>755.05</text:p>
          </table:table-cell>
          <table:table-cell office:value-type="float" office:value="770.5" calcext:value-type="float">
            <text:p>770.5</text:p>
          </table:table-cell>
          <table:table-cell office:value-type="float" office:value="770.15" calcext:value-type="float">
            <text:p>770.15</text:p>
          </table:table-cell>
          <table:table-cell office:value-type="float" office:value="749.7" calcext:value-type="float">
            <text:p>749.7</text:p>
          </table:table-cell>
          <table:table-cell office:value-type="float" office:value="730.45" calcext:value-type="float">
            <text:p>730.45</text:p>
          </table:table-cell>
          <table:table-cell office:value-type="float" office:value="763.75" calcext:value-type="float">
            <text:p>763.75</text:p>
          </table:table-cell>
          <table:table-cell office:value-type="float" office:value="760.65" calcext:value-type="float">
            <text:p>760.65</text:p>
          </table:table-cell>
          <table:table-cell office:value-type="float" office:value="761.7" calcext:value-type="float">
            <text:p>761.7</text:p>
          </table:table-cell>
          <table:table-cell office:value-type="float" office:value="771.9" calcext:value-type="float">
            <text:p>771.9</text:p>
          </table:table-cell>
          <table:table-cell office:value-type="float" office:value="754" calcext:value-type="float">
            <text:p>754</text:p>
          </table:table-cell>
          <table:table-cell office:value-type="float" office:value="752.75" calcext:value-type="float">
            <text:p>752.75</text:p>
          </table:table-cell>
          <table:table-cell office:value-type="float" office:value="742.85" calcext:value-type="float">
            <text:p>742.85</text:p>
          </table:table-cell>
          <table:table-cell office:value-type="float" office:value="749.5" calcext:value-type="float">
            <text:p>749.5</text:p>
          </table:table-cell>
          <table:table-cell office:value-type="float" office:value="806.35" calcext:value-type="float">
            <text:p>806.35</text:p>
          </table:table-cell>
          <table:table-cell office:value-type="float" office:value="759.2" calcext:value-type="float">
            <text:p>759.2</text:p>
          </table:table-cell>
          <table:table-cell office:value-type="float" office:value="721.15" calcext:value-type="float">
            <text:p>721.15</text:p>
          </table:table-cell>
          <table:table-cell office:value-type="float" office:value="724.75" calcext:value-type="float">
            <text:p>724.75</text:p>
          </table:table-cell>
          <table:table-cell office:value-type="float" office:value="625.3" calcext:value-type="float">
            <text:p>625.3</text:p>
          </table:table-cell>
          <table:table-cell office:value-type="float" office:value="526.4" calcext:value-type="float">
            <text:p>526.4</text:p>
          </table:table-cell>
          <table:table-cell office:value-type="float" office:value="738.1" calcext:value-type="float">
            <text:p>738.1</text:p>
          </table:table-cell>
          <table:table-cell office:value-type="float" office:value="728.95" calcext:value-type="float">
            <text:p>728.95</text:p>
          </table:table-cell>
          <table:table-cell office:value-type="float" office:value="758.55" calcext:value-type="float">
            <text:p>758.55</text:p>
          </table:table-cell>
          <table:table-cell office:value-type="float" office:value="761.95" calcext:value-type="float">
            <text:p>761.95</text:p>
          </table:table-cell>
          <table:table-cell office:value-type="float" office:value="767.55" calcext:value-type="float">
            <text:p>767.55</text:p>
          </table:table-cell>
          <table:table-cell office:value-type="float" office:value="767.2" calcext:value-type="float">
            <text:p>767.2</text:p>
          </table:table-cell>
          <table:table-cell office:value-type="float" office:value="770.5" calcext:value-type="float">
            <text:p>770.5</text:p>
          </table:table-cell>
          <table:table-cell office:value-type="float" office:value="766.95" calcext:value-type="float">
            <text:p>766.95</text:p>
          </table:table-cell>
          <table:table-cell office:value-type="float" office:value="766.6" calcext:value-type="float">
            <text:p>766.6</text:p>
          </table:table-cell>
          <table:table-cell office:value-type="float" office:value="771.85" calcext:value-type="float">
            <text:p>771.85</text:p>
          </table:table-cell>
          <table:table-cell office:value-type="float" office:value="775.75" calcext:value-type="float">
            <text:p>775.75</text:p>
          </table:table-cell>
          <table:table-cell office:value-type="float" office:value="779.5" calcext:value-type="float">
            <text:p>779.5</text:p>
          </table:table-cell>
          <table:table-cell office:value-type="float" office:value="784.6" calcext:value-type="float">
            <text:p>784.6</text:p>
          </table:table-cell>
          <table:table-cell office:value-type="float" office:value="783.15" calcext:value-type="float">
            <text:p>783.15</text:p>
          </table:table-cell>
          <table:table-cell office:value-type="float" office:value="778.3" calcext:value-type="float">
            <text:p>778.3</text:p>
          </table:table-cell>
          <table:table-cell office:value-type="float" office:value="778.5" calcext:value-type="float">
            <text:p>778.5</text:p>
          </table:table-cell>
          <table:table-cell office:value-type="float" office:value="772.95" calcext:value-type="float">
            <text:p>772.95</text:p>
          </table:table-cell>
          <table:table-cell office:value-type="float" office:value="775.5" calcext:value-type="float">
            <text:p>775.5</text:p>
          </table:table-cell>
          <table:table-cell office:value-type="float" office:value="794.25" calcext:value-type="float">
            <text:p>794.25</text:p>
          </table:table-cell>
          <table:table-cell office:value-type="float" office:value="783.6" calcext:value-type="float">
            <text:p>783.6</text:p>
          </table:table-cell>
          <table:table-cell office:value-type="float" office:value="781.45" calcext:value-type="float">
            <text:p>781.45</text:p>
          </table:table-cell>
          <table:table-cell office:value-type="float" office:value="798.6" calcext:value-type="float">
            <text:p>798.6</text:p>
          </table:table-cell>
          <table:table-cell office:value-type="float" office:value="774.05" calcext:value-type="float">
            <text:p>774.05</text:p>
          </table:table-cell>
          <table:table-cell office:value-type="float" office:value="777.45" calcext:value-type="float">
            <text:p>777.45</text:p>
          </table:table-cell>
          <table:table-cell office:value-type="float" office:value="775.55" calcext:value-type="float">
            <text:p>775.55</text:p>
          </table:table-cell>
          <table:table-cell office:value-type="float" office:value="767.25" calcext:value-type="float">
            <text:p>767.25</text:p>
          </table:table-cell>
          <table:table-cell office:value-type="float" office:value="771.75" calcext:value-type="float">
            <text:p>771.75</text:p>
          </table:table-cell>
          <table:table-cell office:value-type="float" office:value="764.55" calcext:value-type="float">
            <text:p>764.55</text:p>
          </table:table-cell>
          <table:table-cell office:value-type="float" office:value="719.9" calcext:value-type="float">
            <text:p>719.9</text:p>
          </table:table-cell>
          <table:table-cell office:value-type="float" office:value="713.05" calcext:value-type="float">
            <text:p>713.05</text:p>
          </table:table-cell>
          <table:table-cell office:value-type="float" office:value="627.7" calcext:value-type="float">
            <text:p>627.7</text:p>
          </table:table-cell>
          <table:table-cell office:value-type="float" office:value="522.8" calcext:value-type="float">
            <text:p>522.8</text:p>
          </table:table-cell>
          <table:table-cell office:value-type="float" office:value="746.65" calcext:value-type="float">
            <text:p>746.65</text:p>
          </table:table-cell>
          <table:table-cell office:value-type="float" office:value="738.1" calcext:value-type="float">
            <text:p>738.1</text:p>
          </table:table-cell>
          <table:table-cell office:value-type="float" office:value="720.4" calcext:value-type="float">
            <text:p>720.4</text:p>
          </table:table-cell>
          <table:table-cell office:value-type="float" office:value="724.8" calcext:value-type="float">
            <text:p>724.8</text:p>
          </table:table-cell>
          <table:table-cell office:value-type="float" office:value="738.8" calcext:value-type="float">
            <text:p>738.8</text:p>
          </table:table-cell>
          <table:table-cell office:value-type="float" office:value="736.75" calcext:value-type="float">
            <text:p>736.75</text:p>
          </table:table-cell>
          <table:table-cell office:value-type="float" office:value="731.6" calcext:value-type="float">
            <text:p>731.6</text:p>
          </table:table-cell>
          <table:table-cell office:value-type="float" office:value="714.65" calcext:value-type="float">
            <text:p>714.65</text:p>
          </table:table-cell>
          <table:table-cell office:value-type="float" office:value="722.25" calcext:value-type="float">
            <text:p>722.25</text:p>
          </table:table-cell>
          <table:table-cell office:value-type="float" office:value="724.5" calcext:value-type="float">
            <text:p>724.5</text:p>
          </table:table-cell>
          <table:table-cell office:value-type="float" office:value="725.45" calcext:value-type="float">
            <text:p>725.45</text:p>
          </table:table-cell>
          <table:table-cell office:value-type="float" office:value="736.95" calcext:value-type="float">
            <text:p>736.95</text:p>
          </table:table-cell>
          <table:table-cell office:value-type="float" office:value="739" calcext:value-type="float">
            <text:p>739</text:p>
          </table:table-cell>
          <table:table-cell office:value-type="float" office:value="737.6" calcext:value-type="float">
            <text:p>737.6</text:p>
          </table:table-cell>
          <table:table-cell office:value-type="float" office:value="733.95" calcext:value-type="float">
            <text:p>733.95</text:p>
          </table:table-cell>
          <table:table-cell office:value-type="float" office:value="730" calcext:value-type="float">
            <text:p>730</text:p>
          </table:table-cell>
          <table:table-cell office:value-type="float" office:value="727.3" calcext:value-type="float">
            <text:p>727.3</text:p>
          </table:table-cell>
          <table:table-cell office:value-type="float" office:value="705.5" calcext:value-type="float">
            <text:p>705.5</text:p>
          </table:table-cell>
          <table:table-cell office:value-type="float" office:value="717.8" calcext:value-type="float">
            <text:p>717.8</text:p>
          </table:table-cell>
          <table:table-cell office:value-type="float" office:value="712.15" calcext:value-type="float">
            <text:p>712.15</text:p>
          </table:table-cell>
          <table:table-cell office:value-type="float" office:value="710.9" calcext:value-type="float">
            <text:p>710.9</text:p>
          </table:table-cell>
          <table:table-cell office:value-type="float" office:value="721.9" calcext:value-type="float">
            <text:p>721.9</text:p>
          </table:table-cell>
          <table:table-cell office:value-type="float" office:value="713.4" calcext:value-type="float">
            <text:p>713.4</text:p>
          </table:table-cell>
          <table:table-cell office:value-type="float" office:value="713.7" calcext:value-type="float">
            <text:p>713.7</text:p>
          </table:table-cell>
          <table:table-cell office:value-type="float" office:value="714.05" calcext:value-type="float">
            <text:p>714.05</text:p>
          </table:table-cell>
          <table:table-cell office:value-type="float" office:value="699.9" calcext:value-type="float">
            <text:p>699.9</text:p>
          </table:table-cell>
          <table:table-cell office:value-type="float" office:value="699.5" calcext:value-type="float">
            <text:p>699.5</text:p>
          </table:table-cell>
          <table:table-cell office:value-type="float" office:value="699.75" calcext:value-type="float">
            <text:p>699.75</text:p>
          </table:table-cell>
          <table:table-cell office:value-type="float" office:value="716.25" calcext:value-type="float">
            <text:p>716.25</text:p>
          </table:table-cell>
          <table:table-cell office:value-type="float" office:value="729.15" calcext:value-type="float">
            <text:p>729.15</text:p>
          </table:table-cell>
          <table:table-cell office:value-type="float" office:value="626.4" calcext:value-type="float">
            <text:p>626.4</text:p>
          </table:table-cell>
          <table:table-cell office:value-type="float" office:value="532" calcext:value-type="float">
            <text:p>532</text:p>
          </table:table-cell>
          <table:table-cell office:value-type="float" office:value="619.9" calcext:value-type="float">
            <text:p>619.9</text:p>
          </table:table-cell>
          <table:table-cell office:value-type="float" office:value="740.7" calcext:value-type="float">
            <text:p>740.7</text:p>
          </table:table-cell>
          <table:table-cell office:value-type="float" office:value="731.3" calcext:value-type="float">
            <text:p>731.3</text:p>
          </table:table-cell>
          <table:table-cell office:value-type="float" office:value="715.1" calcext:value-type="float">
            <text:p>715.1</text:p>
          </table:table-cell>
          <table:table-cell office:value-type="float" office:value="733.7" calcext:value-type="float">
            <text:p>733.7</text:p>
          </table:table-cell>
          <table:table-cell office:value-type="float" office:value="722.6" calcext:value-type="float">
            <text:p>722.6</text:p>
          </table:table-cell>
          <table:table-cell office:value-type="float" office:value="729.55" calcext:value-type="float">
            <text:p>729.55</text:p>
          </table:table-cell>
          <table:table-cell office:value-type="float" office:value="735.2" calcext:value-type="float">
            <text:p>735.2</text:p>
          </table:table-cell>
          <table:table-cell office:value-type="float" office:value="722.9" calcext:value-type="float">
            <text:p>722.9</text:p>
          </table:table-cell>
          <table:table-cell office:value-type="float" office:value="713.7" calcext:value-type="float">
            <text:p>713.7</text:p>
          </table:table-cell>
          <table:table-cell office:value-type="float" office:value="729.95" calcext:value-type="float">
            <text:p>729.95</text:p>
          </table:table-cell>
          <table:table-cell office:value-type="float" office:value="729.4" calcext:value-type="float">
            <text:p>729.4</text:p>
          </table:table-cell>
          <table:table-cell office:value-type="float" office:value="737.8" calcext:value-type="float">
            <text:p>737.8</text:p>
          </table:table-cell>
          <table:table-cell office:value-type="float" office:value="730.2" calcext:value-type="float">
            <text:p>730.2</text:p>
          </table:table-cell>
          <table:table-cell office:value-type="float" office:value="740.6" calcext:value-type="float">
            <text:p>740.6</text:p>
          </table:table-cell>
          <table:table-cell office:value-type="float" office:value="736.55" calcext:value-type="float">
            <text:p>736.55</text:p>
          </table:table-cell>
          <table:table-cell office:value-type="float" office:value="727.2" calcext:value-type="float">
            <text:p>727.2</text:p>
          </table:table-cell>
          <table:table-cell office:value-type="float" office:value="717.15" calcext:value-type="float">
            <text:p>717.15</text:p>
          </table:table-cell>
          <table:table-cell office:value-type="float" office:value="737.75" calcext:value-type="float">
            <text:p>737.75</text:p>
          </table:table-cell>
          <table:table-cell office:value-type="float" office:value="739.1" calcext:value-type="float">
            <text:p>739.1</text:p>
          </table:table-cell>
          <table:table-cell office:value-type="float" office:value="738.7" calcext:value-type="float">
            <text:p>738.7</text:p>
          </table:table-cell>
          <table:table-cell office:value-type="float" office:value="740.9" calcext:value-type="float">
            <text:p>740.9</text:p>
          </table:table-cell>
          <table:table-cell office:value-type="float" office:value="734.3" calcext:value-type="float">
            <text:p>734.3</text:p>
          </table:table-cell>
          <table:table-cell office:value-type="float" office:value="736.25" calcext:value-type="float">
            <text:p>736.25</text:p>
          </table:table-cell>
          <table:table-cell office:value-type="float" office:value="726.75" calcext:value-type="float">
            <text:p>726.75</text:p>
          </table:table-cell>
          <table:table-cell office:value-type="float" office:value="729.95" calcext:value-type="float">
            <text:p>729.95</text:p>
          </table:table-cell>
          <table:table-cell office:value-type="float" office:value="716" calcext:value-type="float">
            <text:p>716</text:p>
          </table:table-cell>
          <table:table-cell office:value-type="float" office:value="721" calcext:value-type="float">
            <text:p>721</text:p>
          </table:table-cell>
          <table:table-cell office:value-type="float" office:value="725.3" calcext:value-type="float">
            <text:p>725.3</text:p>
          </table:table-cell>
          <table:table-cell office:value-type="float" office:value="622.4" calcext:value-type="float">
            <text:p>622.4</text:p>
          </table:table-cell>
          <table:table-cell office:value-type="float" office:value="631.7" calcext:value-type="float">
            <text:p>631.7</text:p>
          </table:table-cell>
          <table:table-cell office:value-type="float" office:value="689.35" calcext:value-type="float">
            <text:p>689.35</text:p>
          </table:table-cell>
          <table:table-cell office:value-type="float" office:value="639.6" calcext:value-type="float">
            <text:p>639.6</text:p>
          </table:table-cell>
          <table:table-cell office:value-type="float" office:value="635.65" calcext:value-type="float">
            <text:p>635.65</text:p>
          </table:table-cell>
          <table:table-cell office:value-type="float" office:value="645.45" calcext:value-type="float">
            <text:p>645.45</text:p>
          </table:table-cell>
          <table:table-cell office:value-type="float" office:value="645.4" calcext:value-type="float">
            <text:p>645.4</text:p>
          </table:table-cell>
          <table:table-cell office:value-type="float" office:value="649.1" calcext:value-type="float">
            <text:p>649.1</text:p>
          </table:table-cell>
          <table:table-cell office:value-type="float" office:value="648.1" calcext:value-type="float">
            <text:p>648.1</text:p>
          </table:table-cell>
          <table:table-cell office:value-type="float" office:value="635.65" calcext:value-type="float">
            <text:p>635.65</text:p>
          </table:table-cell>
          <table:table-cell office:value-type="float" office:value="642.9" calcext:value-type="float">
            <text:p>642.9</text:p>
          </table:table-cell>
          <table:table-cell office:value-type="float" office:value="652.95" calcext:value-type="float">
            <text:p>652.95</text:p>
          </table:table-cell>
          <table:table-cell office:value-type="float" office:value="656.65" calcext:value-type="float">
            <text:p>656.65</text:p>
          </table:table-cell>
          <table:table-cell office:value-type="float" office:value="677.4" calcext:value-type="float">
            <text:p>677.4</text:p>
          </table:table-cell>
          <table:table-cell office:value-type="float" office:value="668.2" calcext:value-type="float">
            <text:p>668.2</text:p>
          </table:table-cell>
          <table:table-cell office:value-type="float" office:value="630.2" calcext:value-type="float">
            <text:p>630.2</text:p>
          </table:table-cell>
          <table:table-cell office:value-type="float" office:value="635.55" calcext:value-type="float">
            <text:p>635.55</text:p>
          </table:table-cell>
          <table:table-cell office:value-type="float" office:value="634.9" calcext:value-type="float">
            <text:p>634.9</text:p>
          </table:table-cell>
          <table:table-cell office:value-type="float" office:value="806.9" calcext:value-type="float">
            <text:p>806.9</text:p>
          </table:table-cell>
          <table:table-cell office:value-type="float" office:value="662.75" calcext:value-type="float">
            <text:p>662.75</text:p>
          </table:table-cell>
          <table:table-cell office:value-type="float" office:value="620.15" calcext:value-type="float">
            <text:p>620.15</text:p>
          </table:table-cell>
          <table:table-cell office:value-type="float" office:value="635.25" calcext:value-type="float">
            <text:p>635.25</text:p>
          </table:table-cell>
          <table:table-cell office:value-type="float" office:value="634.55" calcext:value-type="float">
            <text:p>634.55</text:p>
          </table:table-cell>
          <table:table-cell office:value-type="float" office:value="638.95" calcext:value-type="float">
            <text:p>638.95</text:p>
          </table:table-cell>
          <table:table-cell office:value-type="float" office:value="658.8" calcext:value-type="float">
            <text:p>658.8</text:p>
          </table:table-cell>
          <table:table-cell office:value-type="float" office:value="658.3" calcext:value-type="float">
            <text:p>658.3</text:p>
          </table:table-cell>
          <table:table-cell office:value-type="float" office:value="844" calcext:value-type="float">
            <text:p>844</text:p>
          </table:table-cell>
          <table:table-cell office:value-type="float" office:value="836.65" calcext:value-type="float">
            <text:p>836.65</text:p>
          </table:table-cell>
          <table:table-cell office:value-type="float" office:value="669.05" calcext:value-type="float">
            <text:p>669.05</text:p>
          </table:table-cell>
          <table:table-cell office:value-type="float" office:value="832.85" calcext:value-type="float">
            <text:p>832.85</text:p>
          </table:table-cell>
          <table:table-cell office:value-type="float" office:value="653.5" calcext:value-type="float">
            <text:p>653.5</text:p>
          </table:table-cell>
          <table:table-cell office:value-type="float" office:value="647.6" calcext:value-type="float">
            <text:p>647.6</text:p>
          </table:table-cell>
          <table:table-cell office:value-type="float" office:value="636.35" calcext:value-type="float">
            <text:p>636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15:46:42.660657144</dc:date>
    <meta:generator>LibreOffice/4.2.8.2$Linux_X86_64 LibreOffice_project/420m0$Build-2</meta:generator>
    <meta:editing-duration>PT1H38M47S</meta:editing-duration>
    <meta:editing-cycles>2</meta:editing-cycles>
    <meta:document-statistic meta:table-count="2" meta:cell-count="146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508cm" svg:y="3.457cm" style:legend-expansion="high" chart:style-name="ch2"/>
        <chart:plot-area chart:style-name="ch3" table:cell-range-address="Sheet1.A6:Sheet1.HF7 Sheet1.B16:Sheet1.HF16 Sheet1.B25:Sheet1.HF25 Sheet1.B34:Sheet1.HF34" chart:data-source-has-labels="column" svg:x="1.378cm" svg:y="0.397cm" svg:width="12.924cm" svg:height="8.643cm">
          <chartooo:coordinate-region svg:x="2.186cm" svg:y="0.596cm" svg:width="11.836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HF7" chart:label-cell-address="Sheet1.A7:Sheet1.A7" chart:class="chart:scatter">
            <chart:domain table:cell-range-address="Sheet1.B6:Sheet1.HF6"/>
            <chart:data-point chart:repeated="213"/>
          </chart:series>
          <chart:series chart:style-name="ch7" chart:values-cell-range-address="Sheet1.B16:Sheet1.HF16" chart:class="chart:scatter">
            <chart:data-point chart:repeated="213"/>
          </chart:series>
          <chart:series chart:style-name="ch8" chart:values-cell-range-address="Sheet1.B25:Sheet1.HF25" chart:class="chart:scatter">
            <chart:data-point chart:repeated="213"/>
          </chart:series>
          <chart:series chart:style-name="ch9" chart:values-cell-range-address="Sheet1.B34:Sheet1.HF34" chart:class="chart:scatter">
            <chart:data-point chart:repeated="2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Sheet1.B6:Sheet1.HF6</svg:desc>
                </draw:g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#power</text:p>
                <draw:g>
                  <svg:desc>Sheet1.A7:Sheet1.A7</svg:desc>
                </draw:g>
              </table:table-cell>
              <table:table-cell office:value-type="float" office:value="169.774">
                <text:p>169.774</text:p>
                <draw:g>
                  <svg:desc>Sheet1.B7:Sheet1.HF7</svg:desc>
                </draw:g>
              </table:table-cell>
              <table:table-cell office:value-type="float" office:value="173.742">
                <text:p>173.742</text:p>
              </table:table-cell>
              <table:table-cell office:value-type="float" office:value="177.71">
                <text:p>177.71</text:p>
              </table:table-cell>
              <table:table-cell office:value-type="float" office:value="181.678">
                <text:p>181.678</text:p>
              </table:table-cell>
              <table:table-cell office:value-type="float" office:value="185.646">
                <text:p>185.646</text:p>
              </table:table-cell>
              <table:table-cell office:value-type="float" office:value="189.614">
                <text:p>189.614</text:p>
              </table:table-cell>
              <table:table-cell office:value-type="float" office:value="191.842">
                <text:p>191.842</text:p>
              </table:table-cell>
              <table:table-cell office:value-type="float" office:value="194.071">
                <text:p>194.071</text:p>
              </table:table-cell>
              <table:table-cell office:value-type="float" office:value="196.299">
                <text:p>196.299</text:p>
              </table:table-cell>
              <table:table-cell office:value-type="float" office:value="198.527">
                <text:p>198.527</text:p>
              </table:table-cell>
              <table:table-cell office:value-type="float" office:value="200.756">
                <text:p>200.756</text:p>
              </table:table-cell>
              <table:table-cell office:value-type="float" office:value="201.706">
                <text:p>201.706</text:p>
              </table:table-cell>
              <table:table-cell office:value-type="float" office:value="202.657">
                <text:p>202.657</text:p>
              </table:table-cell>
              <table:table-cell office:value-type="float" office:value="203.608">
                <text:p>203.608</text:p>
              </table:table-cell>
              <table:table-cell office:value-type="float" office:value="204.558">
                <text:p>204.558</text:p>
              </table:table-cell>
              <table:table-cell office:value-type="float" office:value="205.509">
                <text:p>205.509</text:p>
              </table:table-cell>
              <table:table-cell office:value-type="float" office:value="202.37">
                <text:p>202.37</text:p>
              </table:table-cell>
              <table:table-cell office:value-type="float" office:value="199.231">
                <text:p>199.231</text:p>
              </table:table-cell>
              <table:table-cell office:value-type="float" office:value="196.092">
                <text:p>196.092</text:p>
              </table:table-cell>
              <table:table-cell office:value-type="float" office:value="192.953">
                <text:p>192.953</text:p>
              </table:table-cell>
              <table:table-cell office:value-type="float" office:value="189.815">
                <text:p>189.815</text:p>
              </table:table-cell>
              <table:table-cell office:value-type="float" office:value="184.682">
                <text:p>184.682</text:p>
              </table:table-cell>
              <table:table-cell office:value-type="float" office:value="179.55">
                <text:p>179.55</text:p>
              </table:table-cell>
              <table:table-cell office:value-type="float" office:value="174.418">
                <text:p>174.418</text:p>
              </table:table-cell>
              <table:table-cell office:value-type="float" office:value="169.285">
                <text:p>169.285</text:p>
              </table:table-cell>
              <table:table-cell office:value-type="float" office:value="164.153">
                <text:p>164.153</text:p>
              </table:table-cell>
              <table:table-cell office:value-type="float" office:value="157.675">
                <text:p>157.675</text:p>
              </table:table-cell>
              <table:table-cell office:value-type="float" office:value="151.196">
                <text:p>151.196</text:p>
              </table:table-cell>
              <table:table-cell office:value-type="float" office:value="144.718">
                <text:p>144.718</text:p>
              </table:table-cell>
              <table:table-cell office:value-type="float" office:value="138.24">
                <text:p>138.24</text:p>
              </table:table-cell>
              <table:table-cell office:value-type="float" office:value="131.761">
                <text:p>131.761</text:p>
              </table:table-cell>
              <table:table-cell office:value-type="float" office:value="124.864">
                <text:p>124.864</text:p>
              </table:table-cell>
              <table:table-cell office:value-type="float" office:value="117.967">
                <text:p>117.967</text:p>
              </table:table-cell>
              <table:table-cell office:value-type="float" office:value="111.07">
                <text:p>111.07</text:p>
              </table:table-cell>
              <table:table-cell office:value-type="float" office:value="104.173">
                <text:p>104.173</text:p>
              </table:table-cell>
              <table:table-cell office:value-type="float" office:value="97.276">
                <text:p>97.276</text:p>
              </table:table-cell>
              <table:table-cell office:value-type="float" office:value="91.7821">
                <text:p>91.7821</text:p>
              </table:table-cell>
              <table:table-cell office:value-type="float" office:value="86.2882">
                <text:p>86.2882</text:p>
              </table:table-cell>
              <table:table-cell office:value-type="float" office:value="80.7943">
                <text:p>80.7943</text:p>
              </table:table-cell>
              <table:table-cell office:value-type="float" office:value="75.3005">
                <text:p>75.3005</text:p>
              </table:table-cell>
              <table:table-cell office:value-type="float" office:value="69.8066">
                <text:p>69.8066</text:p>
              </table:table-cell>
              <table:table-cell office:value-type="float" office:value="66.576">
                <text:p>66.576</text:p>
              </table:table-cell>
              <table:table-cell office:value-type="float" office:value="63.3454">
                <text:p>63.3454</text:p>
              </table:table-cell>
              <table:table-cell office:value-type="float" office:value="60.1147">
                <text:p>60.1147</text:p>
              </table:table-cell>
              <table:table-cell office:value-type="float" office:value="56.8841">
                <text:p>56.8841</text:p>
              </table:table-cell>
              <table:table-cell office:value-type="float" office:value="53.6535">
                <text:p>53.6535</text:p>
              </table:table-cell>
              <table:table-cell office:value-type="float" office:value="51.8183">
                <text:p>51.8183</text:p>
              </table:table-cell>
              <table:table-cell office:value-type="float" office:value="49.9831">
                <text:p>49.9831</text:p>
              </table:table-cell>
              <table:table-cell office:value-type="float" office:value="48.1479">
                <text:p>48.1479</text:p>
              </table:table-cell>
              <table:table-cell office:value-type="float" office:value="46.3126">
                <text:p>46.3126</text:p>
              </table:table-cell>
              <table:table-cell office:value-type="float" office:value="44.4774">
                <text:p>44.4774</text:p>
              </table:table-cell>
              <table:table-cell office:value-type="float" office:value="44.2611">
                <text:p>44.2611</text:p>
              </table:table-cell>
              <table:table-cell office:value-type="float" office:value="44.0449">
                <text:p>44.0449</text:p>
              </table:table-cell>
              <table:table-cell office:value-type="float" office:value="43.8286">
                <text:p>43.8286</text:p>
              </table:table-cell>
              <table:table-cell office:value-type="float" office:value="43.6123">
                <text:p>43.6123</text:p>
              </table:table-cell>
              <table:table-cell office:value-type="float" office:value="43.396">
                <text:p>43.396</text:p>
              </table:table-cell>
              <table:table-cell office:value-type="float" office:value="43.7273">
                <text:p>43.7273</text:p>
              </table:table-cell>
              <table:table-cell office:value-type="float" office:value="44.0586">
                <text:p>44.0586</text:p>
              </table:table-cell>
              <table:table-cell office:value-type="float" office:value="44.3898">
                <text:p>44.3898</text:p>
              </table:table-cell>
              <table:table-cell office:value-type="float" office:value="44.7211">
                <text:p>44.7211</text:p>
              </table:table-cell>
              <table:table-cell office:value-type="float" office:value="45.0524">
                <text:p>45.0524</text:p>
              </table:table-cell>
              <table:table-cell office:value-type="float" office:value="44.6018">
                <text:p>44.6018</text:p>
              </table:table-cell>
              <table:table-cell office:value-type="float" office:value="44.1513">
                <text:p>44.1513</text:p>
              </table:table-cell>
              <table:table-cell office:value-type="float" office:value="43.7008">
                <text:p>43.7008</text:p>
              </table:table-cell>
              <table:table-cell office:value-type="float" office:value="43.2503">
                <text:p>43.2503</text:p>
              </table:table-cell>
              <table:table-cell office:value-type="float" office:value="42.7997">
                <text:p>42.7997</text:p>
              </table:table-cell>
              <table:table-cell office:value-type="float" office:value="43.3694">
                <text:p>43.3694</text:p>
              </table:table-cell>
              <table:table-cell office:value-type="float" office:value="43.939">
                <text:p>43.939</text:p>
              </table:table-cell>
              <table:table-cell office:value-type="float" office:value="44.5086">
                <text:p>44.5086</text:p>
              </table:table-cell>
              <table:table-cell office:value-type="float" office:value="45.0782">
                <text:p>45.0782</text:p>
              </table:table-cell>
              <table:table-cell office:value-type="float" office:value="45.6478">
                <text:p>45.6478</text:p>
              </table:table-cell>
              <table:table-cell office:value-type="float" office:value="44.8955">
                <text:p>44.8955</text:p>
              </table:table-cell>
              <table:table-cell office:value-type="float" office:value="44.1432">
                <text:p>44.1432</text:p>
              </table:table-cell>
              <table:table-cell office:value-type="float" office:value="43.3908">
                <text:p>43.3908</text:p>
              </table:table-cell>
              <table:table-cell office:value-type="float" office:value="42.6385">
                <text:p>42.6385</text:p>
              </table:table-cell>
              <table:table-cell office:value-type="float" office:value="41.8861">
                <text:p>41.8861</text:p>
              </table:table-cell>
              <table:table-cell office:value-type="float" office:value="41.7079">
                <text:p>41.7079</text:p>
              </table:table-cell>
              <table:table-cell office:value-type="float" office:value="41.5296">
                <text:p>41.5296</text:p>
              </table:table-cell>
              <table:table-cell office:value-type="float" office:value="41.3514">
                <text:p>41.3514</text:p>
              </table:table-cell>
              <table:table-cell office:value-type="float" office:value="41.1731">
                <text:p>41.1731</text:p>
              </table:table-cell>
              <table:table-cell office:value-type="float" office:value="40.9949">
                <text:p>40.9949</text:p>
              </table:table-cell>
              <table:table-cell office:value-type="float" office:value="40.8898">
                <text:p>40.8898</text:p>
              </table:table-cell>
              <table:table-cell office:value-type="float" office:value="40.7848">
                <text:p>40.7848</text:p>
              </table:table-cell>
              <table:table-cell office:value-type="float" office:value="40.6798">
                <text:p>40.6798</text:p>
              </table:table-cell>
              <table:table-cell office:value-type="float" office:value="40.5747">
                <text:p>40.5747</text:p>
              </table:table-cell>
              <table:table-cell office:value-type="float" office:value="40.4697">
                <text:p>40.4697</text:p>
              </table:table-cell>
              <table:table-cell office:value-type="float" office:value="40.9453">
                <text:p>40.9453</text:p>
              </table:table-cell>
              <table:table-cell office:value-type="float" office:value="41.4209">
                <text:p>41.4209</text:p>
              </table:table-cell>
              <table:table-cell office:value-type="float" office:value="41.8966">
                <text:p>41.8966</text:p>
              </table:table-cell>
              <table:table-cell office:value-type="float" office:value="42.3722">
                <text:p>42.3722</text:p>
              </table:table-cell>
              <table:table-cell office:value-type="float" office:value="42.8478">
                <text:p>42.8478</text:p>
              </table:table-cell>
              <table:table-cell office:value-type="float" office:value="43.9505">
                <text:p>43.9505</text:p>
              </table:table-cell>
              <table:table-cell office:value-type="float" office:value="45.0533">
                <text:p>45.0533</text:p>
              </table:table-cell>
              <table:table-cell office:value-type="float" office:value="46.156">
                <text:p>46.156</text:p>
              </table:table-cell>
              <table:table-cell office:value-type="float" office:value="47.2587">
                <text:p>47.2587</text:p>
              </table:table-cell>
              <table:table-cell office:value-type="float" office:value="48.3614">
                <text:p>48.3614</text:p>
              </table:table-cell>
              <table:table-cell office:value-type="float" office:value="50.377">
                <text:p>50.377</text:p>
              </table:table-cell>
              <table:table-cell office:value-type="float" office:value="52.3926">
                <text:p>52.3926</text:p>
              </table:table-cell>
              <table:table-cell office:value-type="float" office:value="54.4083">
                <text:p>54.4083</text:p>
              </table:table-cell>
              <table:table-cell office:value-type="float" office:value="56.4239">
                <text:p>56.4239</text:p>
              </table:table-cell>
              <table:table-cell office:value-type="float" office:value="58.4395">
                <text:p>58.4395</text:p>
              </table:table-cell>
              <table:table-cell office:value-type="float" office:value="61.0153">
                <text:p>61.0153</text:p>
              </table:table-cell>
              <table:table-cell office:value-type="float" office:value="63.5912">
                <text:p>63.5912</text:p>
              </table:table-cell>
              <table:table-cell office:value-type="float" office:value="66.167">
                <text:p>66.167</text:p>
              </table:table-cell>
              <table:table-cell office:value-type="float" office:value="68.7428">
                <text:p>68.7428</text:p>
              </table:table-cell>
              <table:table-cell office:value-type="float" office:value="71.3186">
                <text:p>71.3186</text:p>
              </table:table-cell>
              <table:table-cell office:value-type="float" office:value="73.7456">
                <text:p>73.7456</text:p>
              </table:table-cell>
              <table:table-cell office:value-type="float" office:value="76.1726">
                <text:p>76.1726</text:p>
              </table:table-cell>
              <table:table-cell office:value-type="float" office:value="78.5996">
                <text:p>78.5996</text:p>
              </table:table-cell>
              <table:table-cell office:value-type="float" office:value="81.0266">
                <text:p>81.0266</text:p>
              </table:table-cell>
              <table:table-cell office:value-type="float" office:value="83.4536">
                <text:p>83.4536</text:p>
              </table:table-cell>
              <table:table-cell office:value-type="float" office:value="85.5693">
                <text:p>85.5693</text:p>
              </table:table-cell>
              <table:table-cell office:value-type="float" office:value="87.6849">
                <text:p>87.6849</text:p>
              </table:table-cell>
              <table:table-cell office:value-type="float" office:value="89.8006">
                <text:p>89.8006</text:p>
              </table:table-cell>
              <table:table-cell office:value-type="float" office:value="91.9162">
                <text:p>91.9162</text:p>
              </table:table-cell>
              <table:table-cell office:value-type="float" office:value="94.0318">
                <text:p>94.0318</text:p>
              </table:table-cell>
              <table:table-cell office:value-type="float" office:value="94.9273">
                <text:p>94.9273</text:p>
              </table:table-cell>
              <table:table-cell office:value-type="float" office:value="95.8227">
                <text:p>95.8227</text:p>
              </table:table-cell>
              <table:table-cell office:value-type="float" office:value="96.7182">
                <text:p>96.7182</text:p>
              </table:table-cell>
              <table:table-cell office:value-type="float" office:value="97.6136">
                <text:p>97.6136</text:p>
              </table:table-cell>
              <table:table-cell office:value-type="float" office:value="98.5091">
                <text:p>98.5091</text:p>
              </table:table-cell>
              <table:table-cell office:value-type="float" office:value="99.5577">
                <text:p>99.5577</text:p>
              </table:table-cell>
              <table:table-cell office:value-type="float" office:value="100.606">
                <text:p>100.606</text:p>
              </table:table-cell>
              <table:table-cell office:value-type="float" office:value="101.655">
                <text:p>101.655</text:p>
              </table:table-cell>
              <table:table-cell office:value-type="float" office:value="102.704">
                <text:p>102.704</text:p>
              </table:table-cell>
              <table:table-cell office:value-type="float" office:value="103.752">
                <text:p>103.752</text:p>
              </table:table-cell>
              <table:table-cell office:value-type="float" office:value="103.777">
                <text:p>103.777</text:p>
              </table:table-cell>
              <table:table-cell office:value-type="float" office:value="103.802">
                <text:p>103.802</text:p>
              </table:table-cell>
              <table:table-cell office:value-type="float" office:value="103.827">
                <text:p>103.827</text:p>
              </table:table-cell>
              <table:table-cell office:value-type="float" office:value="103.852">
                <text:p>103.852</text:p>
              </table:table-cell>
              <table:table-cell office:value-type="float" office:value="103.877">
                <text:p>103.877</text:p>
              </table:table-cell>
              <table:table-cell office:value-type="float" office:value="104.038">
                <text:p>104.038</text:p>
              </table:table-cell>
              <table:table-cell office:value-type="float" office:value="104.2">
                <text:p>104.2</text:p>
              </table:table-cell>
              <table:table-cell office:value-type="float" office:value="104.361">
                <text:p>104.361</text:p>
              </table:table-cell>
              <table:table-cell office:value-type="float" office:value="104.522">
                <text:p>104.522</text:p>
              </table:table-cell>
              <table:table-cell office:value-type="float" office:value="104.684">
                <text:p>104.684</text:p>
              </table:table-cell>
              <table:table-cell office:value-type="float" office:value="103.992">
                <text:p>103.992</text:p>
              </table:table-cell>
              <table:table-cell office:value-type="float" office:value="103.3">
                <text:p>103.3</text:p>
              </table:table-cell>
              <table:table-cell office:value-type="float" office:value="102.609">
                <text:p>102.609</text:p>
              </table:table-cell>
              <table:table-cell office:value-type="float" office:value="101.917">
                <text:p>101.917</text:p>
              </table:table-cell>
              <table:table-cell office:value-type="float" office:value="101.225">
                <text:p>101.225</text:p>
              </table:table-cell>
              <table:table-cell office:value-type="float" office:value="100.658">
                <text:p>100.658</text:p>
              </table:table-cell>
              <table:table-cell office:value-type="float" office:value="100.092">
                <text:p>100.092</text:p>
              </table:table-cell>
              <table:table-cell office:value-type="float" office:value="99.5251">
                <text:p>99.5251</text:p>
              </table:table-cell>
              <table:table-cell office:value-type="float" office:value="98.9584">
                <text:p>98.9584</text:p>
              </table:table-cell>
              <table:table-cell office:value-type="float" office:value="98.3917">
                <text:p>98.3917</text:p>
              </table:table-cell>
              <table:table-cell office:value-type="float" office:value="97.8092">
                <text:p>97.8092</text:p>
              </table:table-cell>
              <table:table-cell office:value-type="float" office:value="97.2268">
                <text:p>97.2268</text:p>
              </table:table-cell>
              <table:table-cell office:value-type="float" office:value="96.6444">
                <text:p>96.6444</text:p>
              </table:table-cell>
              <table:table-cell office:value-type="float" office:value="96.0619">
                <text:p>96.0619</text:p>
              </table:table-cell>
              <table:table-cell office:value-type="float" office:value="95.4795">
                <text:p>95.4795</text:p>
              </table:table-cell>
              <table:table-cell office:value-type="float" office:value="94.6662">
                <text:p>94.6662</text:p>
              </table:table-cell>
              <table:table-cell office:value-type="float" office:value="93.8529">
                <text:p>93.8529</text:p>
              </table:table-cell>
              <table:table-cell office:value-type="float" office:value="93.0396">
                <text:p>93.0396</text:p>
              </table:table-cell>
              <table:table-cell office:value-type="float" office:value="92.2263">
                <text:p>92.2263</text:p>
              </table:table-cell>
              <table:table-cell office:value-type="float" office:value="91.413">
                <text:p>91.413</text:p>
              </table:table-cell>
              <table:table-cell office:value-type="float" office:value="89.9741">
                <text:p>89.9741</text:p>
              </table:table-cell>
              <table:table-cell office:value-type="float" office:value="88.5352">
                <text:p>88.5352</text:p>
              </table:table-cell>
              <table:table-cell office:value-type="float" office:value="87.0963">
                <text:p>87.0963</text:p>
              </table:table-cell>
              <table:table-cell office:value-type="float" office:value="85.6574">
                <text:p>85.6574</text:p>
              </table:table-cell>
              <table:table-cell office:value-type="float" office:value="84.2184">
                <text:p>84.2184</text:p>
              </table:table-cell>
              <table:table-cell office:value-type="float" office:value="85.2668">
                <text:p>85.2668</text:p>
              </table:table-cell>
              <table:table-cell office:value-type="float" office:value="86.3152">
                <text:p>86.3152</text:p>
              </table:table-cell>
              <table:table-cell office:value-type="float" office:value="87.3636">
                <text:p>87.3636</text:p>
              </table:table-cell>
              <table:table-cell office:value-type="float" office:value="88.412">
                <text:p>88.412</text:p>
              </table:table-cell>
              <table:table-cell office:value-type="float" office:value="89.4604">
                <text:p>89.4604</text:p>
              </table:table-cell>
              <table:table-cell office:value-type="float" office:value="90.6544">
                <text:p>90.6544</text:p>
              </table:table-cell>
              <table:table-cell office:value-type="float" office:value="91.8484">
                <text:p>91.8484</text:p>
              </table:table-cell>
              <table:table-cell office:value-type="float" office:value="93.0424">
                <text:p>93.0424</text:p>
              </table:table-cell>
              <table:table-cell office:value-type="float" office:value="94.2365">
                <text:p>94.2365</text:p>
              </table:table-cell>
              <table:table-cell office:value-type="float" office:value="95.4305">
                <text:p>95.4305</text:p>
              </table:table-cell>
              <table:table-cell office:value-type="float" office:value="95.0524">
                <text:p>95.0524</text:p>
              </table:table-cell>
              <table:table-cell office:value-type="float" office:value="94.6744">
                <text:p>94.6744</text:p>
              </table:table-cell>
              <table:table-cell office:value-type="float" office:value="94.2963">
                <text:p>94.2963</text:p>
              </table:table-cell>
              <table:table-cell office:value-type="float" office:value="93.9183">
                <text:p>93.9183</text:p>
              </table:table-cell>
              <table:table-cell office:value-type="float" office:value="93.5402">
                <text:p>93.5402</text:p>
              </table:table-cell>
              <table:table-cell office:value-type="float" office:value="92.5872">
                <text:p>92.5872</text:p>
              </table:table-cell>
              <table:table-cell office:value-type="float" office:value="91.6341">
                <text:p>91.6341</text:p>
              </table:table-cell>
              <table:table-cell office:value-type="float" office:value="90.6811">
                <text:p>90.6811</text:p>
              </table:table-cell>
              <table:table-cell office:value-type="float" office:value="89.728">
                <text:p>89.728</text:p>
              </table:table-cell>
              <table:table-cell office:value-type="float" office:value="88.775">
                <text:p>88.775</text:p>
              </table:table-cell>
              <table:table-cell office:value-type="float" office:value="86.8619">
                <text:p>86.8619</text:p>
              </table:table-cell>
              <table:table-cell office:value-type="float" office:value="84.9488">
                <text:p>84.9488</text:p>
              </table:table-cell>
              <table:table-cell office:value-type="float" office:value="83.0358">
                <text:p>83.0358</text:p>
              </table:table-cell>
              <table:table-cell office:value-type="float" office:value="81.1227">
                <text:p>81.1227</text:p>
              </table:table-cell>
              <table:table-cell office:value-type="float" office:value="79.2096">
                <text:p>79.2096</text:p>
              </table:table-cell>
              <table:table-cell office:value-type="float" office:value="78.7914">
                <text:p>78.7914</text:p>
              </table:table-cell>
              <table:table-cell office:value-type="float" office:value="78.3731">
                <text:p>78.3731</text:p>
              </table:table-cell>
              <table:table-cell office:value-type="float" office:value="77.9549">
                <text:p>77.9549</text:p>
              </table:table-cell>
              <table:table-cell office:value-type="float" office:value="77.5366">
                <text:p>77.5366</text:p>
              </table:table-cell>
              <table:table-cell office:value-type="float" office:value="77.1183">
                <text:p>77.1183</text:p>
              </table:table-cell>
              <table:table-cell office:value-type="float" office:value="77.0811">
                <text:p>77.0811</text:p>
              </table:table-cell>
              <table:table-cell office:value-type="float" office:value="77.0438">
                <text:p>77.0438</text:p>
              </table:table-cell>
              <table:table-cell office:value-type="float" office:value="77.0066">
                <text:p>77.0066</text:p>
              </table:table-cell>
              <table:table-cell office:value-type="float" office:value="76.9693">
                <text:p>76.9693</text:p>
              </table:table-cell>
              <table:table-cell office:value-type="float" office:value="76.9321">
                <text:p>76.9321</text:p>
              </table:table-cell>
              <table:table-cell office:value-type="float" office:value="77.9126">
                <text:p>77.9126</text:p>
              </table:table-cell>
              <table:table-cell office:value-type="float" office:value="78.8931">
                <text:p>78.8931</text:p>
              </table:table-cell>
              <table:table-cell office:value-type="float" office:value="79.8737">
                <text:p>79.8737</text:p>
              </table:table-cell>
              <table:table-cell office:value-type="float" office:value="80.8542">
                <text:p>80.8542</text:p>
              </table:table-cell>
              <table:table-cell office:value-type="float" office:value="81.8347">
                <text:p>81.8347</text:p>
              </table:table-cell>
              <table:table-cell office:value-type="float" office:value="84.1525">
                <text:p>84.1525</text:p>
              </table:table-cell>
              <table:table-cell office:value-type="float" office:value="86.4702">
                <text:p>86.4702</text:p>
              </table:table-cell>
              <table:table-cell office:value-type="float" office:value="88.7879">
                <text:p>88.7879</text:p>
              </table:table-cell>
              <table:table-cell office:value-type="float" office:value="91.1057">
                <text:p>91.1057</text:p>
              </table:table-cell>
              <table:table-cell office:value-type="float" office:value="93.4234">
                <text:p>93.4234</text:p>
              </table:table-cell>
              <table:table-cell office:value-type="float" office:value="96.0249">
                <text:p>96.0249</text:p>
              </table:table-cell>
              <table:table-cell office:value-type="float" office:value="98.6265">
                <text:p>98.6265</text:p>
              </table:table-cell>
              <table:table-cell office:value-type="float" office:value="101.228">
                <text:p>101.228</text:p>
              </table:table-cell>
              <table:table-cell office:value-type="float" office:value="103.83">
                <text:p>103.83</text:p>
              </table:table-cell>
              <table:table-cell office:value-type="float" office:value="106.431">
                <text:p>106.431</text:p>
              </table:table-cell>
              <table:table-cell office:value-type="float" office:value="108.743">
                <text:p>108.743</text:p>
              </table:table-cell>
              <table:table-cell office:value-type="float" office:value="111.055">
                <text:p>111.05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70.684">
                <text:p>170.684</text:p>
                <draw:g>
                  <svg:desc>Sheet1.B16:Sheet1.HF16</svg:desc>
                </draw:g>
              </table:table-cell>
              <table:table-cell office:value-type="float" office:value="175.227">
                <text:p>175.227</text:p>
              </table:table-cell>
              <table:table-cell office:value-type="float" office:value="179.77">
                <text:p>179.77</text:p>
              </table:table-cell>
              <table:table-cell office:value-type="float" office:value="184.313">
                <text:p>184.313</text:p>
              </table:table-cell>
              <table:table-cell office:value-type="float" office:value="188.856">
                <text:p>188.856</text:p>
              </table:table-cell>
              <table:table-cell office:value-type="float" office:value="193.399">
                <text:p>193.399</text:p>
              </table:table-cell>
              <table:table-cell office:value-type="float" office:value="196.203">
                <text:p>196.203</text:p>
              </table:table-cell>
              <table:table-cell office:value-type="float" office:value="199.007">
                <text:p>199.007</text:p>
              </table:table-cell>
              <table:table-cell office:value-type="float" office:value="201.81">
                <text:p>201.81</text:p>
              </table:table-cell>
              <table:table-cell office:value-type="float" office:value="204.614">
                <text:p>204.614</text:p>
              </table:table-cell>
              <table:table-cell office:value-type="float" office:value="207.417">
                <text:p>207.417</text:p>
              </table:table-cell>
              <table:table-cell office:value-type="float" office:value="206.75">
                <text:p>206.75</text:p>
              </table:table-cell>
              <table:table-cell office:value-type="float" office:value="206.083">
                <text:p>206.083</text:p>
              </table:table-cell>
              <table:table-cell office:value-type="float" office:value="205.416">
                <text:p>205.416</text:p>
              </table:table-cell>
              <table:table-cell office:value-type="float" office:value="204.749">
                <text:p>204.749</text:p>
              </table:table-cell>
              <table:table-cell office:value-type="float" office:value="204.082">
                <text:p>204.082</text:p>
              </table:table-cell>
              <table:table-cell office:value-type="float" office:value="201.872">
                <text:p>201.872</text:p>
              </table:table-cell>
              <table:table-cell office:value-type="float" office:value="199.662">
                <text:p>199.662</text:p>
              </table:table-cell>
              <table:table-cell office:value-type="float" office:value="197.452">
                <text:p>197.452</text:p>
              </table:table-cell>
              <table:table-cell office:value-type="float" office:value="195.242">
                <text:p>195.242</text:p>
              </table:table-cell>
              <table:table-cell office:value-type="float" office:value="193.032">
                <text:p>193.032</text:p>
              </table:table-cell>
              <table:table-cell office:value-type="float" office:value="188.273">
                <text:p>188.273</text:p>
              </table:table-cell>
              <table:table-cell office:value-type="float" office:value="183.515">
                <text:p>183.515</text:p>
              </table:table-cell>
              <table:table-cell office:value-type="float" office:value="178.757">
                <text:p>178.757</text:p>
              </table:table-cell>
              <table:table-cell office:value-type="float" office:value="173.999">
                <text:p>173.999</text:p>
              </table:table-cell>
              <table:table-cell office:value-type="float" office:value="169.24">
                <text:p>169.24</text:p>
              </table:table-cell>
              <table:table-cell office:value-type="float" office:value="163.232">
                <text:p>163.232</text:p>
              </table:table-cell>
              <table:table-cell office:value-type="float" office:value="157.224">
                <text:p>157.224</text:p>
              </table:table-cell>
              <table:table-cell office:value-type="float" office:value="151.216">
                <text:p>151.216</text:p>
              </table:table-cell>
              <table:table-cell office:value-type="float" office:value="145.207">
                <text:p>145.207</text:p>
              </table:table-cell>
              <table:table-cell office:value-type="float" office:value="139.199">
                <text:p>139.199</text:p>
              </table:table-cell>
              <table:table-cell office:value-type="float" office:value="131.848">
                <text:p>131.848</text:p>
              </table:table-cell>
              <table:table-cell office:value-type="float" office:value="124.496">
                <text:p>124.496</text:p>
              </table:table-cell>
              <table:table-cell office:value-type="float" office:value="117.145">
                <text:p>117.145</text:p>
              </table:table-cell>
              <table:table-cell office:value-type="float" office:value="109.794">
                <text:p>109.794</text:p>
              </table:table-cell>
              <table:table-cell office:value-type="float" office:value="102.442">
                <text:p>102.442</text:p>
              </table:table-cell>
              <table:table-cell office:value-type="float" office:value="96.3867">
                <text:p>96.3867</text:p>
              </table:table-cell>
              <table:table-cell office:value-type="float" office:value="90.3311">
                <text:p>90.3311</text:p>
              </table:table-cell>
              <table:table-cell office:value-type="float" office:value="84.2755">
                <text:p>84.2755</text:p>
              </table:table-cell>
              <table:table-cell office:value-type="float" office:value="78.2198">
                <text:p>78.2198</text:p>
              </table:table-cell>
              <table:table-cell office:value-type="float" office:value="72.1642">
                <text:p>72.1642</text:p>
              </table:table-cell>
              <table:table-cell office:value-type="float" office:value="68.2671">
                <text:p>68.2671</text:p>
              </table:table-cell>
              <table:table-cell office:value-type="float" office:value="64.3701">
                <text:p>64.3701</text:p>
              </table:table-cell>
              <table:table-cell office:value-type="float" office:value="60.4731">
                <text:p>60.4731</text:p>
              </table:table-cell>
              <table:table-cell office:value-type="float" office:value="56.576">
                <text:p>56.576</text:p>
              </table:table-cell>
              <table:table-cell office:value-type="float" office:value="52.679">
                <text:p>52.679</text:p>
              </table:table-cell>
              <table:table-cell office:value-type="float" office:value="50.6184">
                <text:p>50.6184</text:p>
              </table:table-cell>
              <table:table-cell office:value-type="float" office:value="48.5578">
                <text:p>48.5578</text:p>
              </table:table-cell>
              <table:table-cell office:value-type="float" office:value="46.4973">
                <text:p>46.4973</text:p>
              </table:table-cell>
              <table:table-cell office:value-type="float" office:value="44.4367">
                <text:p>44.4367</text:p>
              </table:table-cell>
              <table:table-cell office:value-type="float" office:value="42.3761">
                <text:p>42.3761</text:p>
              </table:table-cell>
              <table:table-cell office:value-type="float" office:value="41.6254">
                <text:p>41.6254</text:p>
              </table:table-cell>
              <table:table-cell office:value-type="float" office:value="40.8746">
                <text:p>40.8746</text:p>
              </table:table-cell>
              <table:table-cell office:value-type="float" office:value="40.1238">
                <text:p>40.1238</text:p>
              </table:table-cell>
              <table:table-cell office:value-type="float" office:value="39.373">
                <text:p>39.373</text:p>
              </table:table-cell>
              <table:table-cell office:value-type="float" office:value="38.6223">
                <text:p>38.6223</text:p>
              </table:table-cell>
              <table:table-cell office:value-type="float" office:value="39.2284">
                <text:p>39.2284</text:p>
              </table:table-cell>
              <table:table-cell office:value-type="float" office:value="39.8345">
                <text:p>39.8345</text:p>
              </table:table-cell>
              <table:table-cell office:value-type="float" office:value="40.4407">
                <text:p>40.4407</text:p>
              </table:table-cell>
              <table:table-cell office:value-type="float" office:value="41.0468">
                <text:p>41.0468</text:p>
              </table:table-cell>
              <table:table-cell office:value-type="float" office:value="41.6529">
                <text:p>41.6529</text:p>
              </table:table-cell>
              <table:table-cell office:value-type="float" office:value="40.9378">
                <text:p>40.9378</text:p>
              </table:table-cell>
              <table:table-cell office:value-type="float" office:value="40.2228">
                <text:p>40.2228</text:p>
              </table:table-cell>
              <table:table-cell office:value-type="float" office:value="39.5077">
                <text:p>39.5077</text:p>
              </table:table-cell>
              <table:table-cell office:value-type="float" office:value="38.7926">
                <text:p>38.7926</text:p>
              </table:table-cell>
              <table:table-cell office:value-type="float" office:value="38.0775">
                <text:p>38.0775</text:p>
              </table:table-cell>
              <table:table-cell office:value-type="float" office:value="39.4619">
                <text:p>39.4619</text:p>
              </table:table-cell>
              <table:table-cell office:value-type="float" office:value="40.8462">
                <text:p>40.8462</text:p>
              </table:table-cell>
              <table:table-cell office:value-type="float" office:value="42.2305">
                <text:p>42.2305</text:p>
              </table:table-cell>
              <table:table-cell office:value-type="float" office:value="43.6148">
                <text:p>43.6148</text:p>
              </table:table-cell>
              <table:table-cell office:value-type="float" office:value="44.9992">
                <text:p>44.9992</text:p>
              </table:table-cell>
              <table:table-cell office:value-type="float" office:value="44.621">
                <text:p>44.621</text:p>
              </table:table-cell>
              <table:table-cell office:value-type="float" office:value="44.2428">
                <text:p>44.2428</text:p>
              </table:table-cell>
              <table:table-cell office:value-type="float" office:value="43.8645">
                <text:p>43.8645</text:p>
              </table:table-cell>
              <table:table-cell office:value-type="float" office:value="43.4863">
                <text:p>43.4863</text:p>
              </table:table-cell>
              <table:table-cell office:value-type="float" office:value="43.1081">
                <text:p>43.1081</text:p>
              </table:table-cell>
              <table:table-cell office:value-type="float" office:value="44.4672">
                <text:p>44.4672</text:p>
              </table:table-cell>
              <table:table-cell office:value-type="float" office:value="45.8264">
                <text:p>45.8264</text:p>
              </table:table-cell>
              <table:table-cell office:value-type="float" office:value="47.1855">
                <text:p>47.1855</text:p>
              </table:table-cell>
              <table:table-cell office:value-type="float" office:value="48.5446">
                <text:p>48.5446</text:p>
              </table:table-cell>
              <table:table-cell office:value-type="float" office:value="49.9037">
                <text:p>49.9037</text:p>
              </table:table-cell>
              <table:table-cell office:value-type="float" office:value="47.5664">
                <text:p>47.5664</text:p>
              </table:table-cell>
              <table:table-cell office:value-type="float" office:value="45.2291">
                <text:p>45.2291</text:p>
              </table:table-cell>
              <table:table-cell office:value-type="float" office:value="42.8917">
                <text:p>42.8917</text:p>
              </table:table-cell>
              <table:table-cell office:value-type="float" office:value="40.5544">
                <text:p>40.5544</text:p>
              </table:table-cell>
              <table:table-cell office:value-type="float" office:value="38.217">
                <text:p>38.217</text:p>
              </table:table-cell>
              <table:table-cell office:value-type="float" office:value="39.0978">
                <text:p>39.0978</text:p>
              </table:table-cell>
              <table:table-cell office:value-type="float" office:value="39.9786">
                <text:p>39.9786</text:p>
              </table:table-cell>
              <table:table-cell office:value-type="float" office:value="40.8594">
                <text:p>40.8594</text:p>
              </table:table-cell>
              <table:table-cell office:value-type="float" office:value="41.7402">
                <text:p>41.7402</text:p>
              </table:table-cell>
              <table:table-cell office:value-type="float" office:value="42.621">
                <text:p>42.621</text:p>
              </table:table-cell>
              <table:table-cell office:value-type="float" office:value="43.7479">
                <text:p>43.7479</text:p>
              </table:table-cell>
              <table:table-cell office:value-type="float" office:value="44.8749">
                <text:p>44.8749</text:p>
              </table:table-cell>
              <table:table-cell office:value-type="float" office:value="46.0018">
                <text:p>46.0018</text:p>
              </table:table-cell>
              <table:table-cell office:value-type="float" office:value="47.1287">
                <text:p>47.1287</text:p>
              </table:table-cell>
              <table:table-cell office:value-type="float" office:value="48.2557">
                <text:p>48.2557</text:p>
              </table:table-cell>
              <table:table-cell office:value-type="float" office:value="49.3735">
                <text:p>49.3735</text:p>
              </table:table-cell>
              <table:table-cell office:value-type="float" office:value="50.4913">
                <text:p>50.4913</text:p>
              </table:table-cell>
              <table:table-cell office:value-type="float" office:value="51.6092">
                <text:p>51.6092</text:p>
              </table:table-cell>
              <table:table-cell office:value-type="float" office:value="52.727">
                <text:p>52.727</text:p>
              </table:table-cell>
              <table:table-cell office:value-type="float" office:value="53.8448">
                <text:p>53.8448</text:p>
              </table:table-cell>
              <table:table-cell office:value-type="float" office:value="56.6313">
                <text:p>56.6313</text:p>
              </table:table-cell>
              <table:table-cell office:value-type="float" office:value="59.4178">
                <text:p>59.4178</text:p>
              </table:table-cell>
              <table:table-cell office:value-type="float" office:value="62.2043">
                <text:p>62.2043</text:p>
              </table:table-cell>
              <table:table-cell office:value-type="float" office:value="64.9908">
                <text:p>64.9908</text:p>
              </table:table-cell>
              <table:table-cell office:value-type="float" office:value="67.7773">
                <text:p>67.7773</text:p>
              </table:table-cell>
              <table:table-cell office:value-type="float" office:value="68.0161">
                <text:p>68.0161</text:p>
              </table:table-cell>
              <table:table-cell office:value-type="float" office:value="68.2548">
                <text:p>68.2548</text:p>
              </table:table-cell>
              <table:table-cell office:value-type="float" office:value="68.4935">
                <text:p>68.4935</text:p>
              </table:table-cell>
              <table:table-cell office:value-type="float" office:value="68.7323">
                <text:p>68.7323</text:p>
              </table:table-cell>
              <table:table-cell office:value-type="float" office:value="68.971">
                <text:p>68.971</text:p>
              </table:table-cell>
              <table:table-cell office:value-type="float" office:value="71.7729">
                <text:p>71.7729</text:p>
              </table:table-cell>
              <table:table-cell office:value-type="float" office:value="74.5747">
                <text:p>74.5747</text:p>
              </table:table-cell>
              <table:table-cell office:value-type="float" office:value="77.3766">
                <text:p>77.3766</text:p>
              </table:table-cell>
              <table:table-cell office:value-type="float" office:value="80.1785">
                <text:p>80.1785</text:p>
              </table:table-cell>
              <table:table-cell office:value-type="float" office:value="82.9804">
                <text:p>82.9804</text:p>
              </table:table-cell>
              <table:table-cell office:value-type="float" office:value="83.9295">
                <text:p>83.9295</text:p>
              </table:table-cell>
              <table:table-cell office:value-type="float" office:value="84.8786">
                <text:p>84.8786</text:p>
              </table:table-cell>
              <table:table-cell office:value-type="float" office:value="85.8277">
                <text:p>85.8277</text:p>
              </table:table-cell>
              <table:table-cell office:value-type="float" office:value="86.7768">
                <text:p>86.7768</text:p>
              </table:table-cell>
              <table:table-cell office:value-type="float" office:value="87.7259">
                <text:p>87.7259</text:p>
              </table:table-cell>
              <table:table-cell office:value-type="float" office:value="88.1009">
                <text:p>88.1009</text:p>
              </table:table-cell>
              <table:table-cell office:value-type="float" office:value="88.4759">
                <text:p>88.4759</text:p>
              </table:table-cell>
              <table:table-cell office:value-type="float" office:value="88.851">
                <text:p>88.851</text:p>
              </table:table-cell>
              <table:table-cell office:value-type="float" office:value="89.226">
                <text:p>89.226</text:p>
              </table:table-cell>
              <table:table-cell office:value-type="float" office:value="89.601">
                <text:p>89.601</text:p>
              </table:table-cell>
              <table:table-cell office:value-type="float" office:value="89.2138">
                <text:p>89.2138</text:p>
              </table:table-cell>
              <table:table-cell office:value-type="float" office:value="88.8267">
                <text:p>88.8267</text:p>
              </table:table-cell>
              <table:table-cell office:value-type="float" office:value="88.4395">
                <text:p>88.4395</text:p>
              </table:table-cell>
              <table:table-cell office:value-type="float" office:value="88.0524">
                <text:p>88.0524</text:p>
              </table:table-cell>
              <table:table-cell office:value-type="float" office:value="87.6652">
                <text:p>87.6652</text:p>
              </table:table-cell>
              <table:table-cell office:value-type="float" office:value="87.5204">
                <text:p>87.5204</text:p>
              </table:table-cell>
              <table:table-cell office:value-type="float" office:value="87.3756">
                <text:p>87.3756</text:p>
              </table:table-cell>
              <table:table-cell office:value-type="float" office:value="87.2308">
                <text:p>87.2308</text:p>
              </table:table-cell>
              <table:table-cell office:value-type="float" office:value="87.086">
                <text:p>87.086</text:p>
              </table:table-cell>
              <table:table-cell office:value-type="float" office:value="86.9412">
                <text:p>86.9412</text:p>
              </table:table-cell>
              <table:table-cell office:value-type="float" office:value="86.0659">
                <text:p>86.0659</text:p>
              </table:table-cell>
              <table:table-cell office:value-type="float" office:value="85.1906">
                <text:p>85.1906</text:p>
              </table:table-cell>
              <table:table-cell office:value-type="float" office:value="84.3153">
                <text:p>84.3153</text:p>
              </table:table-cell>
              <table:table-cell office:value-type="float" office:value="83.44">
                <text:p>83.44</text:p>
              </table:table-cell>
              <table:table-cell office:value-type="float" office:value="82.5646">
                <text:p>82.5646</text:p>
              </table:table-cell>
              <table:table-cell office:value-type="float" office:value="82.5696">
                <text:p>82.5696</text:p>
              </table:table-cell>
              <table:table-cell office:value-type="float" office:value="82.5745">
                <text:p>82.5745</text:p>
              </table:table-cell>
              <table:table-cell office:value-type="float" office:value="82.5795">
                <text:p>82.5795</text:p>
              </table:table-cell>
              <table:table-cell office:value-type="float" office:value="82.5844">
                <text:p>82.5844</text:p>
              </table:table-cell>
              <table:table-cell office:value-type="float" office:value="82.5894">
                <text:p>82.5894</text:p>
              </table:table-cell>
              <table:table-cell office:value-type="float" office:value="82.5084">
                <text:p>82.5084</text:p>
              </table:table-cell>
              <table:table-cell office:value-type="float" office:value="82.4275">
                <text:p>82.4275</text:p>
              </table:table-cell>
              <table:table-cell office:value-type="float" office:value="82.3465">
                <text:p>82.3465</text:p>
              </table:table-cell>
              <table:table-cell office:value-type="float" office:value="82.2655">
                <text:p>82.2655</text:p>
              </table:table-cell>
              <table:table-cell office:value-type="float" office:value="82.1846">
                <text:p>82.1846</text:p>
              </table:table-cell>
              <table:table-cell office:value-type="float" office:value="81.5866">
                <text:p>81.5866</text:p>
              </table:table-cell>
              <table:table-cell office:value-type="float" office:value="80.9887">
                <text:p>80.9887</text:p>
              </table:table-cell>
              <table:table-cell office:value-type="float" office:value="80.3908">
                <text:p>80.3908</text:p>
              </table:table-cell>
              <table:table-cell office:value-type="float" office:value="79.7929">
                <text:p>79.7929</text:p>
              </table:table-cell>
              <table:table-cell office:value-type="float" office:value="79.195">
                <text:p>79.195</text:p>
              </table:table-cell>
              <table:table-cell office:value-type="float" office:value="77.8372">
                <text:p>77.8372</text:p>
              </table:table-cell>
              <table:table-cell office:value-type="float" office:value="76.4794">
                <text:p>76.4794</text:p>
              </table:table-cell>
              <table:table-cell office:value-type="float" office:value="75.1217">
                <text:p>75.1217</text:p>
              </table:table-cell>
              <table:table-cell office:value-type="float" office:value="73.7639">
                <text:p>73.7639</text:p>
              </table:table-cell>
              <table:table-cell office:value-type="float" office:value="72.4061">
                <text:p>72.4061</text:p>
              </table:table-cell>
              <table:table-cell office:value-type="float" office:value="74.9464">
                <text:p>74.9464</text:p>
              </table:table-cell>
              <table:table-cell office:value-type="float" office:value="77.4866">
                <text:p>77.4866</text:p>
              </table:table-cell>
              <table:table-cell office:value-type="float" office:value="80.0268">
                <text:p>80.0268</text:p>
              </table:table-cell>
              <table:table-cell office:value-type="float" office:value="82.5671">
                <text:p>82.5671</text:p>
              </table:table-cell>
              <table:table-cell office:value-type="float" office:value="85.1073">
                <text:p>85.1073</text:p>
              </table:table-cell>
              <table:table-cell office:value-type="float" office:value="87.6449">
                <text:p>87.6449</text:p>
              </table:table-cell>
              <table:table-cell office:value-type="float" office:value="90.1825">
                <text:p>90.1825</text:p>
              </table:table-cell>
              <table:table-cell office:value-type="float" office:value="92.7201">
                <text:p>92.7201</text:p>
              </table:table-cell>
              <table:table-cell office:value-type="float" office:value="95.2577">
                <text:p>95.2577</text:p>
              </table:table-cell>
              <table:table-cell office:value-type="float" office:value="97.7953">
                <text:p>97.7953</text:p>
              </table:table-cell>
              <table:table-cell office:value-type="float" office:value="96.9569">
                <text:p>96.9569</text:p>
              </table:table-cell>
              <table:table-cell office:value-type="float" office:value="96.1184">
                <text:p>96.1184</text:p>
              </table:table-cell>
              <table:table-cell office:value-type="float" office:value="95.28">
                <text:p>95.28</text:p>
              </table:table-cell>
              <table:table-cell office:value-type="float" office:value="94.4415">
                <text:p>94.4415</text:p>
              </table:table-cell>
              <table:table-cell office:value-type="float" office:value="93.603">
                <text:p>93.603</text:p>
              </table:table-cell>
              <table:table-cell office:value-type="float" office:value="93.3828">
                <text:p>93.3828</text:p>
              </table:table-cell>
              <table:table-cell office:value-type="float" office:value="93.1625">
                <text:p>93.1625</text:p>
              </table:table-cell>
              <table:table-cell office:value-type="float" office:value="92.9423">
                <text:p>92.9423</text:p>
              </table:table-cell>
              <table:table-cell office:value-type="float" office:value="92.722">
                <text:p>92.722</text:p>
              </table:table-cell>
              <table:table-cell office:value-type="float" office:value="92.5017">
                <text:p>92.5017</text:p>
              </table:table-cell>
              <table:table-cell office:value-type="float" office:value="92.6401">
                <text:p>92.6401</text:p>
              </table:table-cell>
              <table:table-cell office:value-type="float" office:value="92.7785">
                <text:p>92.7785</text:p>
              </table:table-cell>
              <table:table-cell office:value-type="float" office:value="92.9169">
                <text:p>92.9169</text:p>
              </table:table-cell>
              <table:table-cell office:value-type="float" office:value="93.0553">
                <text:p>93.0553</text:p>
              </table:table-cell>
              <table:table-cell office:value-type="float" office:value="93.1936">
                <text:p>93.1936</text:p>
              </table:table-cell>
              <table:table-cell office:value-type="float" office:value="91.0788">
                <text:p>91.0788</text:p>
              </table:table-cell>
              <table:table-cell office:value-type="float" office:value="88.964">
                <text:p>88.964</text:p>
              </table:table-cell>
              <table:table-cell office:value-type="float" office:value="86.8492">
                <text:p>86.8492</text:p>
              </table:table-cell>
              <table:table-cell office:value-type="float" office:value="84.7344">
                <text:p>84.7344</text:p>
              </table:table-cell>
              <table:table-cell office:value-type="float" office:value="82.6195">
                <text:p>82.6195</text:p>
              </table:table-cell>
              <table:table-cell office:value-type="float" office:value="82.4528">
                <text:p>82.4528</text:p>
              </table:table-cell>
              <table:table-cell office:value-type="float" office:value="82.2861">
                <text:p>82.2861</text:p>
              </table:table-cell>
              <table:table-cell office:value-type="float" office:value="82.1193">
                <text:p>82.1193</text:p>
              </table:table-cell>
              <table:table-cell office:value-type="float" office:value="81.9526">
                <text:p>81.9526</text:p>
              </table:table-cell>
              <table:table-cell office:value-type="float" office:value="81.7858">
                <text:p>81.7858</text:p>
              </table:table-cell>
              <table:table-cell office:value-type="float" office:value="83.2749">
                <text:p>83.2749</text:p>
              </table:table-cell>
              <table:table-cell office:value-type="float" office:value="84.7639">
                <text:p>84.7639</text:p>
              </table:table-cell>
              <table:table-cell office:value-type="float" office:value="86.2529">
                <text:p>86.2529</text:p>
              </table:table-cell>
              <table:table-cell office:value-type="float" office:value="87.742">
                <text:p>87.742</text:p>
              </table:table-cell>
              <table:table-cell office:value-type="float" office:value="89.231">
                <text:p>89.231</text:p>
              </table:table-cell>
              <table:table-cell office:value-type="float" office:value="91.6555">
                <text:p>91.6555</text:p>
              </table:table-cell>
              <table:table-cell office:value-type="float" office:value="94.0799">
                <text:p>94.0799</text:p>
              </table:table-cell>
              <table:table-cell office:value-type="float" office:value="96.5043">
                <text:p>96.5043</text:p>
              </table:table-cell>
              <table:table-cell office:value-type="float" office:value="98.9288">
                <text:p>98.9288</text:p>
              </table:table-cell>
              <table:table-cell office:value-type="float" office:value="101.353">
                <text:p>101.353</text:p>
              </table:table-cell>
              <table:table-cell office:value-type="float" office:value="104.689">
                <text:p>104.689</text:p>
              </table:table-cell>
              <table:table-cell office:value-type="float" office:value="108.025">
                <text:p>108.025</text:p>
              </table:table-cell>
              <table:table-cell office:value-type="float" office:value="111.36">
                <text:p>111.36</text:p>
              </table:table-cell>
              <table:table-cell office:value-type="float" office:value="114.696">
                <text:p>114.696</text:p>
              </table:table-cell>
              <table:table-cell office:value-type="float" office:value="118.032">
                <text:p>118.032</text:p>
              </table:table-cell>
              <table:table-cell office:value-type="float" office:value="121.539">
                <text:p>121.539</text:p>
              </table:table-cell>
              <table:table-cell office:value-type="float" office:value="125.046">
                <text:p>125.046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151.528">
                <text:p>151.528</text:p>
                <draw:g>
                  <svg:desc>Sheet1.B25:Sheet1.HF25</svg:desc>
                </draw:g>
              </table:table-cell>
              <table:table-cell office:value-type="float" office:value="155.787">
                <text:p>155.787</text:p>
              </table:table-cell>
              <table:table-cell office:value-type="float" office:value="160.046">
                <text:p>160.046</text:p>
              </table:table-cell>
              <table:table-cell office:value-type="float" office:value="164.304">
                <text:p>164.304</text:p>
              </table:table-cell>
              <table:table-cell office:value-type="float" office:value="168.563">
                <text:p>168.563</text:p>
              </table:table-cell>
              <table:table-cell office:value-type="float" office:value="172.822">
                <text:p>172.822</text:p>
              </table:table-cell>
              <table:table-cell office:value-type="float" office:value="175.284">
                <text:p>175.284</text:p>
              </table:table-cell>
              <table:table-cell office:value-type="float" office:value="177.747">
                <text:p>177.747</text:p>
              </table:table-cell>
              <table:table-cell office:value-type="float" office:value="180.209">
                <text:p>180.209</text:p>
              </table:table-cell>
              <table:table-cell office:value-type="float" office:value="182.672">
                <text:p>182.672</text:p>
              </table:table-cell>
              <table:table-cell office:value-type="float" office:value="185.135">
                <text:p>185.135</text:p>
              </table:table-cell>
              <table:table-cell office:value-type="float" office:value="186.351">
                <text:p>186.351</text:p>
              </table:table-cell>
              <table:table-cell office:value-type="float" office:value="187.567">
                <text:p>187.567</text:p>
              </table:table-cell>
              <table:table-cell office:value-type="float" office:value="188.783">
                <text:p>188.783</text:p>
              </table:table-cell>
              <table:table-cell office:value-type="float" office:value="189.999">
                <text:p>189.999</text:p>
              </table:table-cell>
              <table:table-cell office:value-type="float" office:value="191.216">
                <text:p>191.216</text:p>
              </table:table-cell>
              <table:table-cell office:value-type="float" office:value="189.382">
                <text:p>189.382</text:p>
              </table:table-cell>
              <table:table-cell office:value-type="float" office:value="187.549">
                <text:p>187.549</text:p>
              </table:table-cell>
              <table:table-cell office:value-type="float" office:value="185.716">
                <text:p>185.716</text:p>
              </table:table-cell>
              <table:table-cell office:value-type="float" office:value="183.883">
                <text:p>183.883</text:p>
              </table:table-cell>
              <table:table-cell office:value-type="float" office:value="182.049">
                <text:p>182.049</text:p>
              </table:table-cell>
              <table:table-cell office:value-type="float" office:value="177.226">
                <text:p>177.226</text:p>
              </table:table-cell>
              <table:table-cell office:value-type="float" office:value="172.402">
                <text:p>172.402</text:p>
              </table:table-cell>
              <table:table-cell office:value-type="float" office:value="167.579">
                <text:p>167.579</text:p>
              </table:table-cell>
              <table:table-cell office:value-type="float" office:value="162.755">
                <text:p>162.755</text:p>
              </table:table-cell>
              <table:table-cell office:value-type="float" office:value="157.932">
                <text:p>157.932</text:p>
              </table:table-cell>
              <table:table-cell office:value-type="float" office:value="151.011">
                <text:p>151.011</text:p>
              </table:table-cell>
              <table:table-cell office:value-type="float" office:value="144.09">
                <text:p>144.09</text:p>
              </table:table-cell>
              <table:table-cell office:value-type="float" office:value="137.169">
                <text:p>137.169</text:p>
              </table:table-cell>
              <table:table-cell office:value-type="float" office:value="130.248">
                <text:p>130.248</text:p>
              </table:table-cell>
              <table:table-cell office:value-type="float" office:value="123.327">
                <text:p>123.327</text:p>
              </table:table-cell>
              <table:table-cell office:value-type="float" office:value="116.031">
                <text:p>116.031</text:p>
              </table:table-cell>
              <table:table-cell office:value-type="float" office:value="108.734">
                <text:p>108.734</text:p>
              </table:table-cell>
              <table:table-cell office:value-type="float" office:value="101.437">
                <text:p>101.437</text:p>
              </table:table-cell>
              <table:table-cell office:value-type="float" office:value="94.1407">
                <text:p>94.1407</text:p>
              </table:table-cell>
              <table:table-cell office:value-type="float" office:value="86.8441">
                <text:p>86.8441</text:p>
              </table:table-cell>
              <table:table-cell office:value-type="float" office:value="82.1039">
                <text:p>82.1039</text:p>
              </table:table-cell>
              <table:table-cell office:value-type="float" office:value="77.3638">
                <text:p>77.3638</text:p>
              </table:table-cell>
              <table:table-cell office:value-type="float" office:value="72.6237">
                <text:p>72.6237</text:p>
              </table:table-cell>
              <table:table-cell office:value-type="float" office:value="67.8835">
                <text:p>67.8835</text:p>
              </table:table-cell>
              <table:table-cell office:value-type="float" office:value="63.1434">
                <text:p>63.1434</text:p>
              </table:table-cell>
              <table:table-cell office:value-type="float" office:value="60.2022">
                <text:p>60.2022</text:p>
              </table:table-cell>
              <table:table-cell office:value-type="float" office:value="57.261">
                <text:p>57.261</text:p>
              </table:table-cell>
              <table:table-cell office:value-type="float" office:value="54.3198">
                <text:p>54.3198</text:p>
              </table:table-cell>
              <table:table-cell office:value-type="float" office:value="51.3786">
                <text:p>51.3786</text:p>
              </table:table-cell>
              <table:table-cell office:value-type="float" office:value="48.4374">
                <text:p>48.4374</text:p>
              </table:table-cell>
              <table:table-cell office:value-type="float" office:value="46.9256">
                <text:p>46.9256</text:p>
              </table:table-cell>
              <table:table-cell office:value-type="float" office:value="45.4138">
                <text:p>45.4138</text:p>
              </table:table-cell>
              <table:table-cell office:value-type="float" office:value="43.902">
                <text:p>43.902</text:p>
              </table:table-cell>
              <table:table-cell office:value-type="float" office:value="42.3902">
                <text:p>42.3902</text:p>
              </table:table-cell>
              <table:table-cell office:value-type="float" office:value="40.8784">
                <text:p>40.8784</text:p>
              </table:table-cell>
              <table:table-cell office:value-type="float" office:value="41.2681">
                <text:p>41.2681</text:p>
              </table:table-cell>
              <table:table-cell office:value-type="float" office:value="41.6579">
                <text:p>41.6579</text:p>
              </table:table-cell>
              <table:table-cell office:value-type="float" office:value="42.0476">
                <text:p>42.0476</text:p>
              </table:table-cell>
              <table:table-cell office:value-type="float" office:value="42.4373">
                <text:p>42.4373</text:p>
              </table:table-cell>
              <table:table-cell office:value-type="float" office:value="42.8271">
                <text:p>42.8271</text:p>
              </table:table-cell>
              <table:table-cell office:value-type="float" office:value="44.1182">
                <text:p>44.1182</text:p>
              </table:table-cell>
              <table:table-cell office:value-type="float" office:value="45.4093">
                <text:p>45.4093</text:p>
              </table:table-cell>
              <table:table-cell office:value-type="float" office:value="46.7004">
                <text:p>46.7004</text:p>
              </table:table-cell>
              <table:table-cell office:value-type="float" office:value="47.9916">
                <text:p>47.9916</text:p>
              </table:table-cell>
              <table:table-cell office:value-type="float" office:value="49.2827">
                <text:p>49.2827</text:p>
              </table:table-cell>
              <table:table-cell office:value-type="float" office:value="50.3831">
                <text:p>50.3831</text:p>
              </table:table-cell>
              <table:table-cell office:value-type="float" office:value="51.4836">
                <text:p>51.4836</text:p>
              </table:table-cell>
              <table:table-cell office:value-type="float" office:value="52.584">
                <text:p>52.584</text:p>
              </table:table-cell>
              <table:table-cell office:value-type="float" office:value="53.6845">
                <text:p>53.6845</text:p>
              </table:table-cell>
              <table:table-cell office:value-type="float" office:value="54.7849">
                <text:p>54.7849</text:p>
              </table:table-cell>
              <table:table-cell office:value-type="float" office:value="54.8541">
                <text:p>54.8541</text:p>
              </table:table-cell>
              <table:table-cell office:value-type="float" office:value="54.9234">
                <text:p>54.9234</text:p>
              </table:table-cell>
              <table:table-cell office:value-type="float" office:value="54.9926">
                <text:p>54.9926</text:p>
              </table:table-cell>
              <table:table-cell office:value-type="float" office:value="55.0618">
                <text:p>55.0618</text:p>
              </table:table-cell>
              <table:table-cell office:value-type="float" office:value="55.1311">
                <text:p>55.1311</text:p>
              </table:table-cell>
              <table:table-cell office:value-type="float" office:value="54.2118">
                <text:p>54.2118</text:p>
              </table:table-cell>
              <table:table-cell office:value-type="float" office:value="53.2924">
                <text:p>53.2924</text:p>
              </table:table-cell>
              <table:table-cell office:value-type="float" office:value="52.3731">
                <text:p>52.3731</text:p>
              </table:table-cell>
              <table:table-cell office:value-type="float" office:value="51.4538">
                <text:p>51.4538</text:p>
              </table:table-cell>
              <table:table-cell office:value-type="float" office:value="50.5345">
                <text:p>50.5345</text:p>
              </table:table-cell>
              <table:table-cell office:value-type="float" office:value="50.9103">
                <text:p>50.9103</text:p>
              </table:table-cell>
              <table:table-cell office:value-type="float" office:value="51.286">
                <text:p>51.286</text:p>
              </table:table-cell>
              <table:table-cell office:value-type="float" office:value="51.6618">
                <text:p>51.6618</text:p>
              </table:table-cell>
              <table:table-cell office:value-type="float" office:value="52.0375">
                <text:p>52.0375</text:p>
              </table:table-cell>
              <table:table-cell office:value-type="float" office:value="52.4133">
                <text:p>52.4133</text:p>
              </table:table-cell>
              <table:table-cell office:value-type="float" office:value="51.1173">
                <text:p>51.1173</text:p>
              </table:table-cell>
              <table:table-cell office:value-type="float" office:value="49.8213">
                <text:p>49.8213</text:p>
              </table:table-cell>
              <table:table-cell office:value-type="float" office:value="48.5253">
                <text:p>48.5253</text:p>
              </table:table-cell>
              <table:table-cell office:value-type="float" office:value="47.2293">
                <text:p>47.2293</text:p>
              </table:table-cell>
              <table:table-cell office:value-type="float" office:value="45.9333">
                <text:p>45.9333</text:p>
              </table:table-cell>
              <table:table-cell office:value-type="float" office:value="46.561">
                <text:p>46.561</text:p>
              </table:table-cell>
              <table:table-cell office:value-type="float" office:value="47.1887">
                <text:p>47.1887</text:p>
              </table:table-cell>
              <table:table-cell office:value-type="float" office:value="47.8164">
                <text:p>47.8164</text:p>
              </table:table-cell>
              <table:table-cell office:value-type="float" office:value="48.4441">
                <text:p>48.4441</text:p>
              </table:table-cell>
              <table:table-cell office:value-type="float" office:value="49.0718">
                <text:p>49.0718</text:p>
              </table:table-cell>
              <table:table-cell office:value-type="float" office:value="49.7761">
                <text:p>49.7761</text:p>
              </table:table-cell>
              <table:table-cell office:value-type="float" office:value="50.4803">
                <text:p>50.4803</text:p>
              </table:table-cell>
              <table:table-cell office:value-type="float" office:value="51.1845">
                <text:p>51.1845</text:p>
              </table:table-cell>
              <table:table-cell office:value-type="float" office:value="51.8887">
                <text:p>51.8887</text:p>
              </table:table-cell>
              <table:table-cell office:value-type="float" office:value="52.5929">
                <text:p>52.5929</text:p>
              </table:table-cell>
              <table:table-cell office:value-type="float" office:value="54.9053">
                <text:p>54.9053</text:p>
              </table:table-cell>
              <table:table-cell office:value-type="float" office:value="57.2178">
                <text:p>57.2178</text:p>
              </table:table-cell>
              <table:table-cell office:value-type="float" office:value="59.5302">
                <text:p>59.5302</text:p>
              </table:table-cell>
              <table:table-cell office:value-type="float" office:value="61.8427">
                <text:p>61.8427</text:p>
              </table:table-cell>
              <table:table-cell office:value-type="float" office:value="64.1551">
                <text:p>64.1551</text:p>
              </table:table-cell>
              <table:table-cell office:value-type="float" office:value="66.6717">
                <text:p>66.6717</text:p>
              </table:table-cell>
              <table:table-cell office:value-type="float" office:value="69.1883">
                <text:p>69.1883</text:p>
              </table:table-cell>
              <table:table-cell office:value-type="float" office:value="71.7049">
                <text:p>71.7049</text:p>
              </table:table-cell>
              <table:table-cell office:value-type="float" office:value="74.2215">
                <text:p>74.2215</text:p>
              </table:table-cell>
              <table:table-cell office:value-type="float" office:value="76.7381">
                <text:p>76.7381</text:p>
              </table:table-cell>
              <table:table-cell office:value-type="float" office:value="78.6808">
                <text:p>78.6808</text:p>
              </table:table-cell>
              <table:table-cell office:value-type="float" office:value="80.6235">
                <text:p>80.6235</text:p>
              </table:table-cell>
              <table:table-cell office:value-type="float" office:value="82.5663">
                <text:p>82.5663</text:p>
              </table:table-cell>
              <table:table-cell office:value-type="float" office:value="84.509">
                <text:p>84.509</text:p>
              </table:table-cell>
              <table:table-cell office:value-type="float" office:value="86.4517">
                <text:p>86.4517</text:p>
              </table:table-cell>
              <table:table-cell office:value-type="float" office:value="89.1371">
                <text:p>89.1371</text:p>
              </table:table-cell>
              <table:table-cell office:value-type="float" office:value="91.8225">
                <text:p>91.8225</text:p>
              </table:table-cell>
              <table:table-cell office:value-type="float" office:value="94.508">
                <text:p>94.508</text:p>
              </table:table-cell>
              <table:table-cell office:value-type="float" office:value="97.1934">
                <text:p>97.1934</text:p>
              </table:table-cell>
              <table:table-cell office:value-type="float" office:value="99.8788">
                <text:p>99.8788</text:p>
              </table:table-cell>
              <table:table-cell office:value-type="float" office:value="100.186">
                <text:p>100.186</text:p>
              </table:table-cell>
              <table:table-cell office:value-type="float" office:value="100.493">
                <text:p>100.493</text:p>
              </table:table-cell>
              <table:table-cell office:value-type="float" office:value="100.801">
                <text:p>100.801</text:p>
              </table:table-cell>
              <table:table-cell office:value-type="float" office:value="101.108">
                <text:p>101.108</text:p>
              </table:table-cell>
              <table:table-cell office:value-type="float" office:value="101.415">
                <text:p>101.415</text:p>
              </table:table-cell>
              <table:table-cell office:value-type="float" office:value="101.97">
                <text:p>101.97</text:p>
              </table:table-cell>
              <table:table-cell office:value-type="float" office:value="102.524">
                <text:p>102.524</text:p>
              </table:table-cell>
              <table:table-cell office:value-type="float" office:value="103.079">
                <text:p>103.079</text:p>
              </table:table-cell>
              <table:table-cell office:value-type="float" office:value="103.634">
                <text:p>103.634</text:p>
              </table:table-cell>
              <table:table-cell office:value-type="float" office:value="104.188">
                <text:p>104.188</text:p>
              </table:table-cell>
              <table:table-cell office:value-type="float" office:value="103.761">
                <text:p>103.761</text:p>
              </table:table-cell>
              <table:table-cell office:value-type="float" office:value="103.334">
                <text:p>103.334</text:p>
              </table:table-cell>
              <table:table-cell office:value-type="float" office:value="102.907">
                <text:p>102.907</text:p>
              </table:table-cell>
              <table:table-cell office:value-type="float" office:value="102.479">
                <text:p>102.479</text:p>
              </table:table-cell>
              <table:table-cell office:value-type="float" office:value="102.052">
                <text:p>102.052</text:p>
              </table:table-cell>
              <table:table-cell office:value-type="float" office:value="101.023">
                <text:p>101.023</text:p>
              </table:table-cell>
              <table:table-cell office:value-type="float" office:value="99.9947">
                <text:p>99.9947</text:p>
              </table:table-cell>
              <table:table-cell office:value-type="float" office:value="98.9659">
                <text:p>98.9659</text:p>
              </table:table-cell>
              <table:table-cell office:value-type="float" office:value="97.9371">
                <text:p>97.9371</text:p>
              </table:table-cell>
              <table:table-cell office:value-type="float" office:value="96.9083">
                <text:p>96.9083</text:p>
              </table:table-cell>
              <table:table-cell office:value-type="float" office:value="95.6138">
                <text:p>95.6138</text:p>
              </table:table-cell>
              <table:table-cell office:value-type="float" office:value="94.3194">
                <text:p>94.3194</text:p>
              </table:table-cell>
              <table:table-cell office:value-type="float" office:value="93.025">
                <text:p>93.025</text:p>
              </table:table-cell>
              <table:table-cell office:value-type="float" office:value="91.7306">
                <text:p>91.7306</text:p>
              </table:table-cell>
              <table:table-cell office:value-type="float" office:value="90.4362">
                <text:p>90.4362</text:p>
              </table:table-cell>
              <table:table-cell office:value-type="float" office:value="89.7556">
                <text:p>89.7556</text:p>
              </table:table-cell>
              <table:table-cell office:value-type="float" office:value="89.075">
                <text:p>89.075</text:p>
              </table:table-cell>
              <table:table-cell office:value-type="float" office:value="88.3944">
                <text:p>88.3944</text:p>
              </table:table-cell>
              <table:table-cell office:value-type="float" office:value="87.7138">
                <text:p>87.7138</text:p>
              </table:table-cell>
              <table:table-cell office:value-type="float" office:value="87.0332">
                <text:p>87.0332</text:p>
              </table:table-cell>
              <table:table-cell office:value-type="float" office:value="86.7756">
                <text:p>86.7756</text:p>
              </table:table-cell>
              <table:table-cell office:value-type="float" office:value="86.518">
                <text:p>86.518</text:p>
              </table:table-cell>
              <table:table-cell office:value-type="float" office:value="86.2604">
                <text:p>86.2604</text:p>
              </table:table-cell>
              <table:table-cell office:value-type="float" office:value="86.0028">
                <text:p>86.0028</text:p>
              </table:table-cell>
              <table:table-cell office:value-type="float" office:value="85.7453">
                <text:p>85.7453</text:p>
              </table:table-cell>
              <table:table-cell office:value-type="float" office:value="85.4746">
                <text:p>85.4746</text:p>
              </table:table-cell>
              <table:table-cell office:value-type="float" office:value="85.2039">
                <text:p>85.2039</text:p>
              </table:table-cell>
              <table:table-cell office:value-type="float" office:value="84.9333">
                <text:p>84.9333</text:p>
              </table:table-cell>
              <table:table-cell office:value-type="float" office:value="84.6626">
                <text:p>84.6626</text:p>
              </table:table-cell>
              <table:table-cell office:value-type="float" office:value="84.3919">
                <text:p>84.3919</text:p>
              </table:table-cell>
              <table:table-cell office:value-type="float" office:value="82.1086">
                <text:p>82.1086</text:p>
              </table:table-cell>
              <table:table-cell office:value-type="float" office:value="79.8253">
                <text:p>79.8253</text:p>
              </table:table-cell>
              <table:table-cell office:value-type="float" office:value="77.5419">
                <text:p>77.5419</text:p>
              </table:table-cell>
              <table:table-cell office:value-type="float" office:value="75.2586">
                <text:p>75.2586</text:p>
              </table:table-cell>
              <table:table-cell office:value-type="float" office:value="72.9753">
                <text:p>72.9753</text:p>
              </table:table-cell>
              <table:table-cell office:value-type="float" office:value="74.945">
                <text:p>74.945</text:p>
              </table:table-cell>
              <table:table-cell office:value-type="float" office:value="76.9146">
                <text:p>76.9146</text:p>
              </table:table-cell>
              <table:table-cell office:value-type="float" office:value="78.8843">
                <text:p>78.8843</text:p>
              </table:table-cell>
              <table:table-cell office:value-type="float" office:value="80.854">
                <text:p>80.854</text:p>
              </table:table-cell>
              <table:table-cell office:value-type="float" office:value="82.8237">
                <text:p>82.8237</text:p>
              </table:table-cell>
              <table:table-cell office:value-type="float" office:value="84.8117">
                <text:p>84.8117</text:p>
              </table:table-cell>
              <table:table-cell office:value-type="float" office:value="86.7998">
                <text:p>86.7998</text:p>
              </table:table-cell>
              <table:table-cell office:value-type="float" office:value="88.7878">
                <text:p>88.7878</text:p>
              </table:table-cell>
              <table:table-cell office:value-type="float" office:value="90.7759">
                <text:p>90.7759</text:p>
              </table:table-cell>
              <table:table-cell office:value-type="float" office:value="92.764">
                <text:p>92.764</text:p>
              </table:table-cell>
              <table:table-cell office:value-type="float" office:value="92.7196">
                <text:p>92.7196</text:p>
              </table:table-cell>
              <table:table-cell office:value-type="float" office:value="92.6753">
                <text:p>92.6753</text:p>
              </table:table-cell>
              <table:table-cell office:value-type="float" office:value="92.631">
                <text:p>92.631</text:p>
              </table:table-cell>
              <table:table-cell office:value-type="float" office:value="92.5867">
                <text:p>92.5867</text:p>
              </table:table-cell>
              <table:table-cell office:value-type="float" office:value="92.5424">
                <text:p>92.5424</text:p>
              </table:table-cell>
              <table:table-cell office:value-type="float" office:value="92.557">
                <text:p>92.557</text:p>
              </table:table-cell>
              <table:table-cell office:value-type="float" office:value="92.5716">
                <text:p>92.5716</text:p>
              </table:table-cell>
              <table:table-cell office:value-type="float" office:value="92.5862">
                <text:p>92.5862</text:p>
              </table:table-cell>
              <table:table-cell office:value-type="float" office:value="92.6009">
                <text:p>92.6009</text:p>
              </table:table-cell>
              <table:table-cell office:value-type="float" office:value="92.6155">
                <text:p>92.6155</text:p>
              </table:table-cell>
              <table:table-cell office:value-type="float" office:value="91.7248">
                <text:p>91.7248</text:p>
              </table:table-cell>
              <table:table-cell office:value-type="float" office:value="90.834">
                <text:p>90.834</text:p>
              </table:table-cell>
              <table:table-cell office:value-type="float" office:value="89.9433">
                <text:p>89.9433</text:p>
              </table:table-cell>
              <table:table-cell office:value-type="float" office:value="89.0526">
                <text:p>89.0526</text:p>
              </table:table-cell>
              <table:table-cell office:value-type="float" office:value="88.1618">
                <text:p>88.1618</text:p>
              </table:table-cell>
              <table:table-cell office:value-type="float" office:value="86.2298">
                <text:p>86.2298</text:p>
              </table:table-cell>
              <table:table-cell office:value-type="float" office:value="84.2977">
                <text:p>84.2977</text:p>
              </table:table-cell>
              <table:table-cell office:value-type="float" office:value="82.3656">
                <text:p>82.3656</text:p>
              </table:table-cell>
              <table:table-cell office:value-type="float" office:value="80.4335">
                <text:p>80.4335</text:p>
              </table:table-cell>
              <table:table-cell office:value-type="float" office:value="78.5014">
                <text:p>78.5014</text:p>
              </table:table-cell>
              <table:table-cell office:value-type="float" office:value="77.3816">
                <text:p>77.3816</text:p>
              </table:table-cell>
              <table:table-cell office:value-type="float" office:value="76.2618">
                <text:p>76.2618</text:p>
              </table:table-cell>
              <table:table-cell office:value-type="float" office:value="75.142">
                <text:p>75.142</text:p>
              </table:table-cell>
              <table:table-cell office:value-type="float" office:value="74.0222">
                <text:p>74.0222</text:p>
              </table:table-cell>
              <table:table-cell office:value-type="float" office:value="72.9024">
                <text:p>72.9024</text:p>
              </table:table-cell>
              <table:table-cell office:value-type="float" office:value="72.6748">
                <text:p>72.6748</text:p>
              </table:table-cell>
              <table:table-cell office:value-type="float" office:value="72.4472">
                <text:p>72.4472</text:p>
              </table:table-cell>
              <table:table-cell office:value-type="float" office:value="72.2195">
                <text:p>72.2195</text:p>
              </table:table-cell>
              <table:table-cell office:value-type="float" office:value="71.9919">
                <text:p>71.9919</text:p>
              </table:table-cell>
              <table:table-cell office:value-type="float" office:value="71.7643">
                <text:p>71.7643</text:p>
              </table:table-cell>
              <table:table-cell office:value-type="float" office:value="72.6492">
                <text:p>72.6492</text:p>
              </table:table-cell>
              <table:table-cell office:value-type="float" office:value="73.534">
                <text:p>73.534</text:p>
              </table:table-cell>
              <table:table-cell office:value-type="float" office:value="74.4189">
                <text:p>74.4189</text:p>
              </table:table-cell>
              <table:table-cell office:value-type="float" office:value="75.3038">
                <text:p>75.3038</text:p>
              </table:table-cell>
              <table:table-cell office:value-type="float" office:value="76.1887">
                <text:p>76.1887</text:p>
              </table:table-cell>
              <table:table-cell office:value-type="float" office:value="78.1615">
                <text:p>78.1615</text:p>
              </table:table-cell>
              <table:table-cell office:value-type="float" office:value="80.1343">
                <text:p>80.1343</text:p>
              </table:table-cell>
              <table:table-cell office:value-type="float" office:value="82.1071">
                <text:p>82.1071</text:p>
              </table:table-cell>
              <table:table-cell office:value-type="float" office:value="84.0799">
                <text:p>84.0799</text:p>
              </table:table-cell>
              <table:table-cell office:value-type="float" office:value="86.0527">
                <text:p>86.0527</text:p>
              </table:table-cell>
              <table:table-cell office:value-type="float" office:value="87.8509">
                <text:p>87.8509</text:p>
              </table:table-cell>
              <table:table-cell office:value-type="float" office:value="89.6491">
                <text:p>89.649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62.622">
                <text:p>162.622</text:p>
                <draw:g>
                  <svg:desc>Sheet1.B34:Sheet1.HF34</svg:desc>
                </draw:g>
              </table:table-cell>
              <table:table-cell office:value-type="float" office:value="167.89">
                <text:p>167.89</text:p>
              </table:table-cell>
              <table:table-cell office:value-type="float" office:value="173.157">
                <text:p>173.157</text:p>
              </table:table-cell>
              <table:table-cell office:value-type="float" office:value="178.425">
                <text:p>178.425</text:p>
              </table:table-cell>
              <table:table-cell office:value-type="float" office:value="183.692">
                <text:p>183.692</text:p>
              </table:table-cell>
              <table:table-cell office:value-type="float" office:value="188.959">
                <text:p>188.959</text:p>
              </table:table-cell>
              <table:table-cell office:value-type="float" office:value="191.864">
                <text:p>191.864</text:p>
              </table:table-cell>
              <table:table-cell office:value-type="float" office:value="194.769">
                <text:p>194.769</text:p>
              </table:table-cell>
              <table:table-cell office:value-type="float" office:value="197.673">
                <text:p>197.673</text:p>
              </table:table-cell>
              <table:table-cell office:value-type="float" office:value="200.578">
                <text:p>200.578</text:p>
              </table:table-cell>
              <table:table-cell office:value-type="float" office:value="203.482">
                <text:p>203.482</text:p>
              </table:table-cell>
              <table:table-cell office:value-type="float" office:value="204.131">
                <text:p>204.131</text:p>
              </table:table-cell>
              <table:table-cell office:value-type="float" office:value="204.78">
                <text:p>204.78</text:p>
              </table:table-cell>
              <table:table-cell office:value-type="float" office:value="205.429">
                <text:p>205.429</text:p>
              </table:table-cell>
              <table:table-cell office:value-type="float" office:value="206.078">
                <text:p>206.078</text:p>
              </table:table-cell>
              <table:table-cell office:value-type="float" office:value="206.727">
                <text:p>206.727</text:p>
              </table:table-cell>
              <table:table-cell office:value-type="float" office:value="202.984">
                <text:p>202.984</text:p>
              </table:table-cell>
              <table:table-cell office:value-type="float" office:value="199.242">
                <text:p>199.242</text:p>
              </table:table-cell>
              <table:table-cell office:value-type="float" office:value="195.499">
                <text:p>195.499</text:p>
              </table:table-cell>
              <table:table-cell office:value-type="float" office:value="191.756">
                <text:p>191.756</text:p>
              </table:table-cell>
              <table:table-cell office:value-type="float" office:value="188.014">
                <text:p>188.014</text:p>
              </table:table-cell>
              <table:table-cell office:value-type="float" office:value="182.592">
                <text:p>182.592</text:p>
              </table:table-cell>
              <table:table-cell office:value-type="float" office:value="177.169">
                <text:p>177.169</text:p>
              </table:table-cell>
              <table:table-cell office:value-type="float" office:value="171.747">
                <text:p>171.747</text:p>
              </table:table-cell>
              <table:table-cell office:value-type="float" office:value="166.325">
                <text:p>166.325</text:p>
              </table:table-cell>
              <table:table-cell office:value-type="float" office:value="160.903">
                <text:p>160.903</text:p>
              </table:table-cell>
              <table:table-cell office:value-type="float" office:value="154.19">
                <text:p>154.19</text:p>
              </table:table-cell>
              <table:table-cell office:value-type="float" office:value="147.477">
                <text:p>147.477</text:p>
              </table:table-cell>
              <table:table-cell office:value-type="float" office:value="140.764">
                <text:p>140.764</text:p>
              </table:table-cell>
              <table:table-cell office:value-type="float" office:value="134.051">
                <text:p>134.051</text:p>
              </table:table-cell>
              <table:table-cell office:value-type="float" office:value="127.339">
                <text:p>127.339</text:p>
              </table:table-cell>
              <table:table-cell office:value-type="float" office:value="120.229">
                <text:p>120.229</text:p>
              </table:table-cell>
              <table:table-cell office:value-type="float" office:value="113.119">
                <text:p>113.119</text:p>
              </table:table-cell>
              <table:table-cell office:value-type="float" office:value="106.01">
                <text:p>106.01</text:p>
              </table:table-cell>
              <table:table-cell office:value-type="float" office:value="98.9">
                <text:p>98.9</text:p>
              </table:table-cell>
              <table:table-cell office:value-type="float" office:value="91.7903">
                <text:p>91.7903</text:p>
              </table:table-cell>
              <table:table-cell office:value-type="float" office:value="87.1141">
                <text:p>87.1141</text:p>
              </table:table-cell>
              <table:table-cell office:value-type="float" office:value="82.4379">
                <text:p>82.4379</text:p>
              </table:table-cell>
              <table:table-cell office:value-type="float" office:value="77.7617">
                <text:p>77.7617</text:p>
              </table:table-cell>
              <table:table-cell office:value-type="float" office:value="73.0854">
                <text:p>73.0854</text:p>
              </table:table-cell>
              <table:table-cell office:value-type="float" office:value="68.4092">
                <text:p>68.4092</text:p>
              </table:table-cell>
              <table:table-cell office:value-type="float" office:value="65.5341">
                <text:p>65.5341</text:p>
              </table:table-cell>
              <table:table-cell office:value-type="float" office:value="62.659">
                <text:p>62.659</text:p>
              </table:table-cell>
              <table:table-cell office:value-type="float" office:value="59.784">
                <text:p>59.784</text:p>
              </table:table-cell>
              <table:table-cell office:value-type="float" office:value="56.9089">
                <text:p>56.9089</text:p>
              </table:table-cell>
              <table:table-cell office:value-type="float" office:value="54.0338">
                <text:p>54.0338</text:p>
              </table:table-cell>
              <table:table-cell office:value-type="float" office:value="52.4851">
                <text:p>52.4851</text:p>
              </table:table-cell>
              <table:table-cell office:value-type="float" office:value="50.9365">
                <text:p>50.9365</text:p>
              </table:table-cell>
              <table:table-cell office:value-type="float" office:value="49.3879">
                <text:p>49.3879</text:p>
              </table:table-cell>
              <table:table-cell office:value-type="float" office:value="47.8393">
                <text:p>47.8393</text:p>
              </table:table-cell>
              <table:table-cell office:value-type="float" office:value="46.2906">
                <text:p>46.2906</text:p>
              </table:table-cell>
              <table:table-cell office:value-type="float" office:value="46.8624">
                <text:p>46.8624</text:p>
              </table:table-cell>
              <table:table-cell office:value-type="float" office:value="47.4342">
                <text:p>47.4342</text:p>
              </table:table-cell>
              <table:table-cell office:value-type="float" office:value="48.006">
                <text:p>48.006</text:p>
              </table:table-cell>
              <table:table-cell office:value-type="float" office:value="48.5778">
                <text:p>48.5778</text:p>
              </table:table-cell>
              <table:table-cell office:value-type="float" office:value="49.1495">
                <text:p>49.1495</text:p>
              </table:table-cell>
              <table:table-cell office:value-type="float" office:value="49.9558">
                <text:p>49.9558</text:p>
              </table:table-cell>
              <table:table-cell office:value-type="float" office:value="50.762">
                <text:p>50.762</text:p>
              </table:table-cell>
              <table:table-cell office:value-type="float" office:value="51.5683">
                <text:p>51.5683</text:p>
              </table:table-cell>
              <table:table-cell office:value-type="float" office:value="52.3745">
                <text:p>52.3745</text:p>
              </table:table-cell>
              <table:table-cell office:value-type="float" office:value="53.1808">
                <text:p>53.1808</text:p>
              </table:table-cell>
              <table:table-cell office:value-type="float" office:value="53.9212">
                <text:p>53.9212</text:p>
              </table:table-cell>
              <table:table-cell office:value-type="float" office:value="54.6616">
                <text:p>54.6616</text:p>
              </table:table-cell>
              <table:table-cell office:value-type="float" office:value="55.4019">
                <text:p>55.4019</text:p>
              </table:table-cell>
              <table:table-cell office:value-type="float" office:value="56.1423">
                <text:p>56.1423</text:p>
              </table:table-cell>
              <table:table-cell office:value-type="float" office:value="56.8827">
                <text:p>56.8827</text:p>
              </table:table-cell>
              <table:table-cell office:value-type="float" office:value="56.711">
                <text:p>56.711</text:p>
              </table:table-cell>
              <table:table-cell office:value-type="float" office:value="56.5392">
                <text:p>56.5392</text:p>
              </table:table-cell>
              <table:table-cell office:value-type="float" office:value="56.3674">
                <text:p>56.3674</text:p>
              </table:table-cell>
              <table:table-cell office:value-type="float" office:value="56.1957">
                <text:p>56.1957</text:p>
              </table:table-cell>
              <table:table-cell office:value-type="float" office:value="56.0239">
                <text:p>56.0239</text:p>
              </table:table-cell>
              <table:table-cell office:value-type="float" office:value="54.949">
                <text:p>54.949</text:p>
              </table:table-cell>
              <table:table-cell office:value-type="float" office:value="53.874">
                <text:p>53.874</text:p>
              </table:table-cell>
              <table:table-cell office:value-type="float" office:value="52.7991">
                <text:p>52.7991</text:p>
              </table:table-cell>
              <table:table-cell office:value-type="float" office:value="51.7241">
                <text:p>51.7241</text:p>
              </table:table-cell>
              <table:table-cell office:value-type="float" office:value="50.6492">
                <text:p>50.6492</text:p>
              </table:table-cell>
              <table:table-cell office:value-type="float" office:value="50.951">
                <text:p>50.951</text:p>
              </table:table-cell>
              <table:table-cell office:value-type="float" office:value="51.2528">
                <text:p>51.2528</text:p>
              </table:table-cell>
              <table:table-cell office:value-type="float" office:value="51.5546">
                <text:p>51.5546</text:p>
              </table:table-cell>
              <table:table-cell office:value-type="float" office:value="51.8564">
                <text:p>51.8564</text:p>
              </table:table-cell>
              <table:table-cell office:value-type="float" office:value="52.1582">
                <text:p>52.1582</text:p>
              </table:table-cell>
              <table:table-cell office:value-type="float" office:value="50.5103">
                <text:p>50.5103</text:p>
              </table:table-cell>
              <table:table-cell office:value-type="float" office:value="48.8623">
                <text:p>48.8623</text:p>
              </table:table-cell>
              <table:table-cell office:value-type="float" office:value="47.2144">
                <text:p>47.2144</text:p>
              </table:table-cell>
              <table:table-cell office:value-type="float" office:value="45.5664">
                <text:p>45.5664</text:p>
              </table:table-cell>
              <table:table-cell office:value-type="float" office:value="43.9184">
                <text:p>43.9184</text:p>
              </table:table-cell>
              <table:table-cell office:value-type="float" office:value="44.7142">
                <text:p>44.7142</text:p>
              </table:table-cell>
              <table:table-cell office:value-type="float" office:value="45.5099">
                <text:p>45.5099</text:p>
              </table:table-cell>
              <table:table-cell office:value-type="float" office:value="46.3057">
                <text:p>46.3057</text:p>
              </table:table-cell>
              <table:table-cell office:value-type="float" office:value="47.1014">
                <text:p>47.1014</text:p>
              </table:table-cell>
              <table:table-cell office:value-type="float" office:value="47.8972">
                <text:p>47.8972</text:p>
              </table:table-cell>
              <table:table-cell office:value-type="float" office:value="48.7137">
                <text:p>48.7137</text:p>
              </table:table-cell>
              <table:table-cell office:value-type="float" office:value="49.5302">
                <text:p>49.5302</text:p>
              </table:table-cell>
              <table:table-cell office:value-type="float" office:value="50.3468">
                <text:p>50.3468</text:p>
              </table:table-cell>
              <table:table-cell office:value-type="float" office:value="51.1633">
                <text:p>51.1633</text:p>
              </table:table-cell>
              <table:table-cell office:value-type="float" office:value="51.9798">
                <text:p>51.9798</text:p>
              </table:table-cell>
              <table:table-cell office:value-type="float" office:value="53.7748">
                <text:p>53.7748</text:p>
              </table:table-cell>
              <table:table-cell office:value-type="float" office:value="55.5697">
                <text:p>55.5697</text:p>
              </table:table-cell>
              <table:table-cell office:value-type="float" office:value="57.3647">
                <text:p>57.3647</text:p>
              </table:table-cell>
              <table:table-cell office:value-type="float" office:value="59.1597">
                <text:p>59.1597</text:p>
              </table:table-cell>
              <table:table-cell office:value-type="float" office:value="60.9546">
                <text:p>60.9546</text:p>
              </table:table-cell>
              <table:table-cell office:value-type="float" office:value="63.1566">
                <text:p>63.1566</text:p>
              </table:table-cell>
              <table:table-cell office:value-type="float" office:value="65.3585">
                <text:p>65.3585</text:p>
              </table:table-cell>
              <table:table-cell office:value-type="float" office:value="67.5604">
                <text:p>67.5604</text:p>
              </table:table-cell>
              <table:table-cell office:value-type="float" office:value="69.7623">
                <text:p>69.7623</text:p>
              </table:table-cell>
              <table:table-cell office:value-type="float" office:value="71.9643">
                <text:p>71.9643</text:p>
              </table:table-cell>
              <table:table-cell office:value-type="float" office:value="72.314">
                <text:p>72.314</text:p>
              </table:table-cell>
              <table:table-cell office:value-type="float" office:value="72.6637">
                <text:p>72.6637</text:p>
              </table:table-cell>
              <table:table-cell office:value-type="float" office:value="73.0135">
                <text:p>73.0135</text:p>
              </table:table-cell>
              <table:table-cell office:value-type="float" office:value="73.3632">
                <text:p>73.3632</text:p>
              </table:table-cell>
              <table:table-cell office:value-type="float" office:value="73.7129">
                <text:p>73.7129</text:p>
              </table:table-cell>
              <table:table-cell office:value-type="float" office:value="76.7759">
                <text:p>76.7759</text:p>
              </table:table-cell>
              <table:table-cell office:value-type="float" office:value="79.8388">
                <text:p>79.8388</text:p>
              </table:table-cell>
              <table:table-cell office:value-type="float" office:value="82.9018">
                <text:p>82.9018</text:p>
              </table:table-cell>
              <table:table-cell office:value-type="float" office:value="85.9647">
                <text:p>85.9647</text:p>
              </table:table-cell>
              <table:table-cell office:value-type="float" office:value="89.0277">
                <text:p>89.0277</text:p>
              </table:table-cell>
              <table:table-cell office:value-type="float" office:value="89.486">
                <text:p>89.486</text:p>
              </table:table-cell>
              <table:table-cell office:value-type="float" office:value="89.9444">
                <text:p>89.9444</text:p>
              </table:table-cell>
              <table:table-cell office:value-type="float" office:value="90.4027">
                <text:p>90.4027</text:p>
              </table:table-cell>
              <table:table-cell office:value-type="float" office:value="90.861">
                <text:p>90.861</text:p>
              </table:table-cell>
              <table:table-cell office:value-type="float" office:value="91.3194">
                <text:p>91.3194</text:p>
              </table:table-cell>
              <table:table-cell office:value-type="float" office:value="92.0176">
                <text:p>92.0176</text:p>
              </table:table-cell>
              <table:table-cell office:value-type="float" office:value="92.7158">
                <text:p>92.7158</text:p>
              </table:table-cell>
              <table:table-cell office:value-type="float" office:value="93.4141">
                <text:p>93.4141</text:p>
              </table:table-cell>
              <table:table-cell office:value-type="float" office:value="94.1123">
                <text:p>94.1123</text:p>
              </table:table-cell>
              <table:table-cell office:value-type="float" office:value="94.8106">
                <text:p>94.8106</text:p>
              </table:table-cell>
              <table:table-cell office:value-type="float" office:value="95.1578">
                <text:p>95.1578</text:p>
              </table:table-cell>
              <table:table-cell office:value-type="float" office:value="95.5051">
                <text:p>95.5051</text:p>
              </table:table-cell>
              <table:table-cell office:value-type="float" office:value="95.8524">
                <text:p>95.8524</text:p>
              </table:table-cell>
              <table:table-cell office:value-type="float" office:value="96.1997">
                <text:p>96.1997</text:p>
              </table:table-cell>
              <table:table-cell office:value-type="float" office:value="96.547">
                <text:p>96.547</text:p>
              </table:table-cell>
              <table:table-cell office:value-type="float" office:value="96.5117">
                <text:p>96.5117</text:p>
              </table:table-cell>
              <table:table-cell office:value-type="float" office:value="96.4764">
                <text:p>96.4764</text:p>
              </table:table-cell>
              <table:table-cell office:value-type="float" office:value="96.441">
                <text:p>96.441</text:p>
              </table:table-cell>
              <table:table-cell office:value-type="float" office:value="96.4057">
                <text:p>96.4057</text:p>
              </table:table-cell>
              <table:table-cell office:value-type="float" office:value="96.3704">
                <text:p>96.3704</text:p>
              </table:table-cell>
              <table:table-cell office:value-type="float" office:value="95.8093">
                <text:p>95.8093</text:p>
              </table:table-cell>
              <table:table-cell office:value-type="float" office:value="95.2482">
                <text:p>95.2482</text:p>
              </table:table-cell>
              <table:table-cell office:value-type="float" office:value="94.6871">
                <text:p>94.6871</text:p>
              </table:table-cell>
              <table:table-cell office:value-type="float" office:value="94.126">
                <text:p>94.126</text:p>
              </table:table-cell>
              <table:table-cell office:value-type="float" office:value="93.5649">
                <text:p>93.5649</text:p>
              </table:table-cell>
              <table:table-cell office:value-type="float" office:value="93.3287">
                <text:p>93.3287</text:p>
              </table:table-cell>
              <table:table-cell office:value-type="float" office:value="93.0926">
                <text:p>93.0926</text:p>
              </table:table-cell>
              <table:table-cell office:value-type="float" office:value="92.8565">
                <text:p>92.8565</text:p>
              </table:table-cell>
              <table:table-cell office:value-type="float" office:value="92.6204">
                <text:p>92.6204</text:p>
              </table:table-cell>
              <table:table-cell office:value-type="float" office:value="92.3843">
                <text:p>92.3843</text:p>
              </table:table-cell>
              <table:table-cell office:value-type="float" office:value="92.2004">
                <text:p>92.2004</text:p>
              </table:table-cell>
              <table:table-cell office:value-type="float" office:value="92.0166">
                <text:p>92.0166</text:p>
              </table:table-cell>
              <table:table-cell office:value-type="float" office:value="91.8327">
                <text:p>91.8327</text:p>
              </table:table-cell>
              <table:table-cell office:value-type="float" office:value="91.6488">
                <text:p>91.6488</text:p>
              </table:table-cell>
              <table:table-cell office:value-type="float" office:value="91.465">
                <text:p>91.465</text:p>
              </table:table-cell>
              <table:table-cell office:value-type="float" office:value="91.4404">
                <text:p>91.4404</text:p>
              </table:table-cell>
              <table:table-cell office:value-type="float" office:value="91.4158">
                <text:p>91.4158</text:p>
              </table:table-cell>
              <table:table-cell office:value-type="float" office:value="91.3913">
                <text:p>91.3913</text:p>
              </table:table-cell>
              <table:table-cell office:value-type="float" office:value="91.3667">
                <text:p>91.3667</text:p>
              </table:table-cell>
              <table:table-cell office:value-type="float" office:value="91.3421">
                <text:p>91.3421</text:p>
              </table:table-cell>
              <table:table-cell office:value-type="float" office:value="88.0114">
                <text:p>88.0114</text:p>
              </table:table-cell>
              <table:table-cell office:value-type="float" office:value="84.6806">
                <text:p>84.6806</text:p>
              </table:table-cell>
              <table:table-cell office:value-type="float" office:value="81.3498">
                <text:p>81.3498</text:p>
              </table:table-cell>
              <table:table-cell office:value-type="float" office:value="78.0191">
                <text:p>78.0191</text:p>
              </table:table-cell>
              <table:table-cell office:value-type="float" office:value="74.6883">
                <text:p>74.6883</text:p>
              </table:table-cell>
              <table:table-cell office:value-type="float" office:value="76.1858">
                <text:p>76.1858</text:p>
              </table:table-cell>
              <table:table-cell office:value-type="float" office:value="77.6834">
                <text:p>77.6834</text:p>
              </table:table-cell>
              <table:table-cell office:value-type="float" office:value="79.1809">
                <text:p>79.1809</text:p>
              </table:table-cell>
              <table:table-cell office:value-type="float" office:value="80.6784">
                <text:p>80.6784</text:p>
              </table:table-cell>
              <table:table-cell office:value-type="float" office:value="82.176">
                <text:p>82.176</text:p>
              </table:table-cell>
              <table:table-cell office:value-type="float" office:value="83.7024">
                <text:p>83.7024</text:p>
              </table:table-cell>
              <table:table-cell office:value-type="float" office:value="85.2288">
                <text:p>85.2288</text:p>
              </table:table-cell>
              <table:table-cell office:value-type="float" office:value="86.7552">
                <text:p>86.7552</text:p>
              </table:table-cell>
              <table:table-cell office:value-type="float" office:value="88.2816">
                <text:p>88.2816</text:p>
              </table:table-cell>
              <table:table-cell office:value-type="float" office:value="89.808">
                <text:p>89.808</text:p>
              </table:table-cell>
              <table:table-cell office:value-type="float" office:value="89.8432">
                <text:p>89.8432</text:p>
              </table:table-cell>
              <table:table-cell office:value-type="float" office:value="89.8784">
                <text:p>89.8784</text:p>
              </table:table-cell>
              <table:table-cell office:value-type="float" office:value="89.9136">
                <text:p>89.9136</text:p>
              </table:table-cell>
              <table:table-cell office:value-type="float" office:value="89.9488">
                <text:p>89.9488</text:p>
              </table:table-cell>
              <table:table-cell office:value-type="float" office:value="89.984">
                <text:p>89.984</text:p>
              </table:table-cell>
              <table:table-cell office:value-type="float" office:value="89.7326">
                <text:p>89.7326</text:p>
              </table:table-cell>
              <table:table-cell office:value-type="float" office:value="89.4813">
                <text:p>89.4813</text:p>
              </table:table-cell>
              <table:table-cell office:value-type="float" office:value="89.2299">
                <text:p>89.2299</text:p>
              </table:table-cell>
              <table:table-cell office:value-type="float" office:value="88.9786">
                <text:p>88.9786</text:p>
              </table:table-cell>
              <table:table-cell office:value-type="float" office:value="88.7272">
                <text:p>88.7272</text:p>
              </table:table-cell>
              <table:table-cell office:value-type="float" office:value="87.6501">
                <text:p>87.6501</text:p>
              </table:table-cell>
              <table:table-cell office:value-type="float" office:value="86.573">
                <text:p>86.573</text:p>
              </table:table-cell>
              <table:table-cell office:value-type="float" office:value="85.4959">
                <text:p>85.4959</text:p>
              </table:table-cell>
              <table:table-cell office:value-type="float" office:value="84.4189">
                <text:p>84.4189</text:p>
              </table:table-cell>
              <table:table-cell office:value-type="float" office:value="83.3418">
                <text:p>83.3418</text:p>
              </table:table-cell>
              <table:table-cell office:value-type="float" office:value="82.026">
                <text:p>82.026</text:p>
              </table:table-cell>
              <table:table-cell office:value-type="float" office:value="80.7103">
                <text:p>80.7103</text:p>
              </table:table-cell>
              <table:table-cell office:value-type="float" office:value="79.3946">
                <text:p>79.3946</text:p>
              </table:table-cell>
              <table:table-cell office:value-type="float" office:value="78.0788">
                <text:p>78.0788</text:p>
              </table:table-cell>
              <table:table-cell office:value-type="float" office:value="76.7631">
                <text:p>76.7631</text:p>
              </table:table-cell>
              <table:table-cell office:value-type="float" office:value="76.3519">
                <text:p>76.3519</text:p>
              </table:table-cell>
              <table:table-cell office:value-type="float" office:value="75.9406">
                <text:p>75.9406</text:p>
              </table:table-cell>
              <table:table-cell office:value-type="float" office:value="75.5294">
                <text:p>75.5294</text:p>
              </table:table-cell>
              <table:table-cell office:value-type="float" office:value="75.1181">
                <text:p>75.1181</text:p>
              </table:table-cell>
              <table:table-cell office:value-type="float" office:value="74.7069">
                <text:p>74.7069</text:p>
              </table:table-cell>
              <table:table-cell office:value-type="float" office:value="75.438">
                <text:p>75.438</text:p>
              </table:table-cell>
              <table:table-cell office:value-type="float" office:value="76.1692">
                <text:p>76.1692</text:p>
              </table:table-cell>
              <table:table-cell office:value-type="float" office:value="76.9003">
                <text:p>76.9003</text:p>
              </table:table-cell>
              <table:table-cell office:value-type="float" office:value="77.6315">
                <text:p>77.6315</text:p>
              </table:table-cell>
              <table:table-cell office:value-type="float" office:value="78.3627">
                <text:p>78.3627</text:p>
              </table:table-cell>
              <table:table-cell office:value-type="float" office:value="80.9154">
                <text:p>80.9154</text:p>
              </table:table-cell>
              <table:table-cell office:value-type="float" office:value="83.4681">
                <text:p>83.4681</text:p>
              </table:table-cell>
              <table:table-cell office:value-type="float" office:value="86.0208">
                <text:p>86.0208</text:p>
              </table:table-cell>
              <table:table-cell office:value-type="float" office:value="88.5735">
                <text:p>88.5735</text:p>
              </table:table-cell>
              <table:table-cell office:value-type="float" office:value="91.1262">
                <text:p>91.1262</text:p>
              </table:table-cell>
              <table:table-cell office:value-type="float" office:value="93.5998">
                <text:p>93.5998</text:p>
              </table:table-cell>
              <table:table-cell office:value-type="float" office:value="96.0733">
                <text:p>96.0733</text:p>
              </table:table-cell>
              <table:table-cell office:value-type="float" office:value="98.5469">
                <text:p>98.5469</text:p>
              </table:table-cell>
              <table:table-cell office:value-type="float" office:value="101.02">
                <text:p>101.02</text:p>
              </table:table-cell>
              <table:table-cell office:value-type="float" office:value="103.494">
                <text:p>103.494</text:p>
              </table:table-cell>
              <table:table-cell office:value-type="float" office:value="105.984">
                <text:p>105.984</text:p>
              </table:table-cell>
              <table:table-cell office:value-type="float" office:value="108.474">
                <text:p>108.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508cm" svg:y="3.457cm" style:legend-expansion="high" chart:style-name="ch2"/>
        <chart:plot-area chart:style-name="ch3" table:cell-range-address="Sheet2.B6:Sheet2.HF7 Sheet2.A7:Sheet2.A7 Sheet2.B16:Sheet2.HF16 Sheet2.B25:Sheet2.HF25 Sheet2.B34:Sheet2.HF34" chart:data-source-has-labels="column" svg:x="1.459cm" svg:y="0.424cm" svg:width="12.922cm" svg:height="8.642cm">
          <chartooo:coordinate-region svg:x="2.267cm" svg:y="0.623cm" svg:width="11.83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7:Sheet2.HF7" chart:label-cell-address="Sheet2.A7:Sheet2.A7" chart:class="chart:scatter">
            <chart:domain table:cell-range-address="Sheet2.B6:Sheet2.HF6"/>
            <chart:data-point chart:repeated="213"/>
          </chart:series>
          <chart:series chart:style-name="ch7" chart:values-cell-range-address="Sheet2.B16:Sheet2.HF16" chart:class="chart:scatter">
            <chart:data-point chart:repeated="213"/>
          </chart:series>
          <chart:series chart:style-name="ch8" chart:values-cell-range-address="Sheet2.B25:Sheet2.HF25" chart:class="chart:scatter">
            <chart:data-point chart:repeated="213"/>
          </chart:series>
          <chart:series chart:style-name="ch9" chart:values-cell-range-address="Sheet2.B34:Sheet2.HF34" chart:class="chart:scatter">
            <chart:data-point chart:repeated="2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Sheet2.B6:Sheet2.HF6</svg:desc>
                </draw:g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#power</text:p>
                <draw:g>
                  <svg:desc>Sheet2.A7:Sheet2.A7</svg:desc>
                </draw:g>
              </table:table-cell>
              <table:table-cell office:value-type="float" office:value="185.29">
                <text:p>185.29</text:p>
                <draw:g>
                  <svg:desc>Sheet2.B7:Sheet2.HF7</svg:desc>
                </draw:g>
              </table:table-cell>
              <table:table-cell office:value-type="float" office:value="189.994">
                <text:p>189.994</text:p>
              </table:table-cell>
              <table:table-cell office:value-type="float" office:value="194.699">
                <text:p>194.699</text:p>
              </table:table-cell>
              <table:table-cell office:value-type="float" office:value="199.404">
                <text:p>199.404</text:p>
              </table:table-cell>
              <table:table-cell office:value-type="float" office:value="204.108">
                <text:p>204.108</text:p>
              </table:table-cell>
              <table:table-cell office:value-type="float" office:value="208.813">
                <text:p>208.813</text:p>
              </table:table-cell>
              <table:table-cell office:value-type="float" office:value="212.559">
                <text:p>212.559</text:p>
              </table:table-cell>
              <table:table-cell office:value-type="float" office:value="216.306">
                <text:p>216.306</text:p>
              </table:table-cell>
              <table:table-cell office:value-type="float" office:value="220.052">
                <text:p>220.052</text:p>
              </table:table-cell>
              <table:table-cell office:value-type="float" office:value="223.799">
                <text:p>223.799</text:p>
              </table:table-cell>
              <table:table-cell office:value-type="float" office:value="227.545">
                <text:p>227.545</text:p>
              </table:table-cell>
              <table:table-cell office:value-type="float" office:value="229.226">
                <text:p>229.226</text:p>
              </table:table-cell>
              <table:table-cell office:value-type="float" office:value="230.908">
                <text:p>230.908</text:p>
              </table:table-cell>
              <table:table-cell office:value-type="float" office:value="232.589">
                <text:p>232.589</text:p>
              </table:table-cell>
              <table:table-cell office:value-type="float" office:value="234.27">
                <text:p>234.27</text:p>
              </table:table-cell>
              <table:table-cell office:value-type="float" office:value="235.952">
                <text:p>235.952</text:p>
              </table:table-cell>
              <table:table-cell office:value-type="float" office:value="233.754">
                <text:p>233.754</text:p>
              </table:table-cell>
              <table:table-cell office:value-type="float" office:value="231.556">
                <text:p>231.556</text:p>
              </table:table-cell>
              <table:table-cell office:value-type="float" office:value="229.358">
                <text:p>229.358</text:p>
              </table:table-cell>
              <table:table-cell office:value-type="float" office:value="227.16">
                <text:p>227.16</text:p>
              </table:table-cell>
              <table:table-cell office:value-type="float" office:value="224.962">
                <text:p>224.962</text:p>
              </table:table-cell>
              <table:table-cell office:value-type="float" office:value="220.257">
                <text:p>220.257</text:p>
              </table:table-cell>
              <table:table-cell office:value-type="float" office:value="215.551">
                <text:p>215.551</text:p>
              </table:table-cell>
              <table:table-cell office:value-type="float" office:value="210.846">
                <text:p>210.846</text:p>
              </table:table-cell>
              <table:table-cell office:value-type="float" office:value="206.141">
                <text:p>206.141</text:p>
              </table:table-cell>
              <table:table-cell office:value-type="float" office:value="201.435">
                <text:p>201.435</text:p>
              </table:table-cell>
              <table:table-cell office:value-type="float" office:value="194.997">
                <text:p>194.997</text:p>
              </table:table-cell>
              <table:table-cell office:value-type="float" office:value="188.559">
                <text:p>188.559</text:p>
              </table:table-cell>
              <table:table-cell office:value-type="float" office:value="182.121">
                <text:p>182.121</text:p>
              </table:table-cell>
              <table:table-cell office:value-type="float" office:value="175.683">
                <text:p>175.683</text:p>
              </table:table-cell>
              <table:table-cell office:value-type="float" office:value="169.245">
                <text:p>169.245</text:p>
              </table:table-cell>
              <table:table-cell office:value-type="float" office:value="161.015">
                <text:p>161.015</text:p>
              </table:table-cell>
              <table:table-cell office:value-type="float" office:value="152.785">
                <text:p>152.785</text:p>
              </table:table-cell>
              <table:table-cell office:value-type="float" office:value="144.554">
                <text:p>144.554</text:p>
              </table:table-cell>
              <table:table-cell office:value-type="float" office:value="136.324">
                <text:p>136.324</text:p>
              </table:table-cell>
              <table:table-cell office:value-type="float" office:value="128.094">
                <text:p>128.094</text:p>
              </table:table-cell>
              <table:table-cell office:value-type="float" office:value="121.515">
                <text:p>121.515</text:p>
              </table:table-cell>
              <table:table-cell office:value-type="float" office:value="114.935">
                <text:p>114.935</text:p>
              </table:table-cell>
              <table:table-cell office:value-type="float" office:value="108.356">
                <text:p>108.356</text:p>
              </table:table-cell>
              <table:table-cell office:value-type="float" office:value="101.776">
                <text:p>101.776</text:p>
              </table:table-cell>
              <table:table-cell office:value-type="float" office:value="95.1965">
                <text:p>95.1965</text:p>
              </table:table-cell>
              <table:table-cell office:value-type="float" office:value="90.6161">
                <text:p>90.6161</text:p>
              </table:table-cell>
              <table:table-cell office:value-type="float" office:value="86.0356">
                <text:p>86.0356</text:p>
              </table:table-cell>
              <table:table-cell office:value-type="float" office:value="81.4552">
                <text:p>81.4552</text:p>
              </table:table-cell>
              <table:table-cell office:value-type="float" office:value="76.8748">
                <text:p>76.8748</text:p>
              </table:table-cell>
              <table:table-cell office:value-type="float" office:value="72.2944">
                <text:p>72.2944</text:p>
              </table:table-cell>
              <table:table-cell office:value-type="float" office:value="69.4682">
                <text:p>69.4682</text:p>
              </table:table-cell>
              <table:table-cell office:value-type="float" office:value="66.6421">
                <text:p>66.6421</text:p>
              </table:table-cell>
              <table:table-cell office:value-type="float" office:value="63.8159">
                <text:p>63.8159</text:p>
              </table:table-cell>
              <table:table-cell office:value-type="float" office:value="60.9898">
                <text:p>60.9898</text:p>
              </table:table-cell>
              <table:table-cell office:value-type="float" office:value="58.1636">
                <text:p>58.1636</text:p>
              </table:table-cell>
              <table:table-cell office:value-type="float" office:value="57.3171">
                <text:p>57.3171</text:p>
              </table:table-cell>
              <table:table-cell office:value-type="float" office:value="56.4706">
                <text:p>56.4706</text:p>
              </table:table-cell>
              <table:table-cell office:value-type="float" office:value="55.6241">
                <text:p>55.6241</text:p>
              </table:table-cell>
              <table:table-cell office:value-type="float" office:value="54.7776">
                <text:p>54.7776</text:p>
              </table:table-cell>
              <table:table-cell office:value-type="float" office:value="53.9312">
                <text:p>53.9312</text:p>
              </table:table-cell>
              <table:table-cell office:value-type="float" office:value="55.5908">
                <text:p>55.5908</text:p>
              </table:table-cell>
              <table:table-cell office:value-type="float" office:value="57.2505">
                <text:p>57.2505</text:p>
              </table:table-cell>
              <table:table-cell office:value-type="float" office:value="58.9102">
                <text:p>58.9102</text:p>
              </table:table-cell>
              <table:table-cell office:value-type="float" office:value="60.5699">
                <text:p>60.5699</text:p>
              </table:table-cell>
              <table:table-cell office:value-type="float" office:value="62.2296">
                <text:p>62.2296</text:p>
              </table:table-cell>
              <table:table-cell office:value-type="float" office:value="62.1106">
                <text:p>62.1106</text:p>
              </table:table-cell>
              <table:table-cell office:value-type="float" office:value="61.9915">
                <text:p>61.9915</text:p>
              </table:table-cell>
              <table:table-cell office:value-type="float" office:value="61.8725">
                <text:p>61.8725</text:p>
              </table:table-cell>
              <table:table-cell office:value-type="float" office:value="61.7535">
                <text:p>61.7535</text:p>
              </table:table-cell>
              <table:table-cell office:value-type="float" office:value="61.6345">
                <text:p>61.6345</text:p>
              </table:table-cell>
              <table:table-cell office:value-type="float" office:value="63.6443">
                <text:p>63.6443</text:p>
              </table:table-cell>
              <table:table-cell office:value-type="float" office:value="65.654">
                <text:p>65.654</text:p>
              </table:table-cell>
              <table:table-cell office:value-type="float" office:value="67.6638">
                <text:p>67.6638</text:p>
              </table:table-cell>
              <table:table-cell office:value-type="float" office:value="69.6736">
                <text:p>69.6736</text:p>
              </table:table-cell>
              <table:table-cell office:value-type="float" office:value="71.6834">
                <text:p>71.6834</text:p>
              </table:table-cell>
              <table:table-cell office:value-type="float" office:value="73.3931">
                <text:p>73.3931</text:p>
              </table:table-cell>
              <table:table-cell office:value-type="float" office:value="75.1028">
                <text:p>75.1028</text:p>
              </table:table-cell>
              <table:table-cell office:value-type="float" office:value="76.8125">
                <text:p>76.8125</text:p>
              </table:table-cell>
              <table:table-cell office:value-type="float" office:value="78.5222">
                <text:p>78.5222</text:p>
              </table:table-cell>
              <table:table-cell office:value-type="float" office:value="80.2319">
                <text:p>80.2319</text:p>
              </table:table-cell>
              <table:table-cell office:value-type="float" office:value="82.3334">
                <text:p>82.3334</text:p>
              </table:table-cell>
              <table:table-cell office:value-type="float" office:value="84.4349">
                <text:p>84.4349</text:p>
              </table:table-cell>
              <table:table-cell office:value-type="float" office:value="86.5364">
                <text:p>86.5364</text:p>
              </table:table-cell>
              <table:table-cell office:value-type="float" office:value="88.6379">
                <text:p>88.6379</text:p>
              </table:table-cell>
              <table:table-cell office:value-type="float" office:value="90.7394">
                <text:p>90.7394</text:p>
              </table:table-cell>
              <table:table-cell office:value-type="float" office:value="92.9459">
                <text:p>92.9459</text:p>
              </table:table-cell>
              <table:table-cell office:value-type="float" office:value="95.1524">
                <text:p>95.1524</text:p>
              </table:table-cell>
              <table:table-cell office:value-type="float" office:value="97.359">
                <text:p>97.359</text:p>
              </table:table-cell>
              <table:table-cell office:value-type="float" office:value="99.5655">
                <text:p>99.5655</text:p>
              </table:table-cell>
              <table:table-cell office:value-type="float" office:value="101.772">
                <text:p>101.772</text:p>
              </table:table-cell>
              <table:table-cell office:value-type="float" office:value="104.474">
                <text:p>104.474</text:p>
              </table:table-cell>
              <table:table-cell office:value-type="float" office:value="107.176">
                <text:p>107.176</text:p>
              </table:table-cell>
              <table:table-cell office:value-type="float" office:value="109.878">
                <text:p>109.878</text:p>
              </table:table-cell>
              <table:table-cell office:value-type="float" office:value="112.58">
                <text:p>112.58</text:p>
              </table:table-cell>
              <table:table-cell office:value-type="float" office:value="115.282">
                <text:p>115.282</text:p>
              </table:table-cell>
              <table:table-cell office:value-type="float" office:value="117.984">
                <text:p>117.984</text:p>
              </table:table-cell>
              <table:table-cell office:value-type="float" office:value="120.687">
                <text:p>120.687</text:p>
              </table:table-cell>
              <table:table-cell office:value-type="float" office:value="123.39">
                <text:p>123.39</text:p>
              </table:table-cell>
              <table:table-cell office:value-type="float" office:value="126.092">
                <text:p>126.092</text:p>
              </table:table-cell>
              <table:table-cell office:value-type="float" office:value="128.795">
                <text:p>128.795</text:p>
              </table:table-cell>
              <table:table-cell office:value-type="float" office:value="132.156">
                <text:p>132.156</text:p>
              </table:table-cell>
              <table:table-cell office:value-type="float" office:value="135.517">
                <text:p>135.517</text:p>
              </table:table-cell>
              <table:table-cell office:value-type="float" office:value="138.878">
                <text:p>138.878</text:p>
              </table:table-cell>
              <table:table-cell office:value-type="float" office:value="142.239">
                <text:p>142.239</text:p>
              </table:table-cell>
              <table:table-cell office:value-type="float" office:value="145.6">
                <text:p>145.6</text:p>
              </table:table-cell>
              <table:table-cell office:value-type="float" office:value="148.374">
                <text:p>148.374</text:p>
              </table:table-cell>
              <table:table-cell office:value-type="float" office:value="151.148">
                <text:p>151.148</text:p>
              </table:table-cell>
              <table:table-cell office:value-type="float" office:value="153.922">
                <text:p>153.922</text:p>
              </table:table-cell>
              <table:table-cell office:value-type="float" office:value="156.696">
                <text:p>156.696</text:p>
              </table:table-cell>
              <table:table-cell office:value-type="float" office:value="159.47">
                <text:p>159.47</text:p>
              </table:table-cell>
              <table:table-cell office:value-type="float" office:value="160.675">
                <text:p>160.675</text:p>
              </table:table-cell>
              <table:table-cell office:value-type="float" office:value="161.879">
                <text:p>161.879</text:p>
              </table:table-cell>
              <table:table-cell office:value-type="float" office:value="163.083">
                <text:p>163.083</text:p>
              </table:table-cell>
              <table:table-cell office:value-type="float" office:value="164.287">
                <text:p>164.287</text:p>
              </table:table-cell>
              <table:table-cell office:value-type="float" office:value="165.491">
                <text:p>165.491</text:p>
              </table:table-cell>
              <table:table-cell office:value-type="float" office:value="168.234">
                <text:p>168.234</text:p>
              </table:table-cell>
              <table:table-cell office:value-type="float" office:value="170.977">
                <text:p>170.977</text:p>
              </table:table-cell>
              <table:table-cell office:value-type="float" office:value="173.72">
                <text:p>173.72</text:p>
              </table:table-cell>
              <table:table-cell office:value-type="float" office:value="176.463">
                <text:p>176.463</text:p>
              </table:table-cell>
              <table:table-cell office:value-type="float" office:value="179.206">
                <text:p>179.206</text:p>
              </table:table-cell>
              <table:table-cell office:value-type="float" office:value="180.275">
                <text:p>180.275</text:p>
              </table:table-cell>
              <table:table-cell office:value-type="float" office:value="181.344">
                <text:p>181.344</text:p>
              </table:table-cell>
              <table:table-cell office:value-type="float" office:value="182.412">
                <text:p>182.412</text:p>
              </table:table-cell>
              <table:table-cell office:value-type="float" office:value="183.481">
                <text:p>183.481</text:p>
              </table:table-cell>
              <table:table-cell office:value-type="float" office:value="184.55">
                <text:p>184.55</text:p>
              </table:table-cell>
              <table:table-cell office:value-type="float" office:value="185.532">
                <text:p>185.532</text:p>
              </table:table-cell>
              <table:table-cell office:value-type="float" office:value="186.513">
                <text:p>186.513</text:p>
              </table:table-cell>
              <table:table-cell office:value-type="float" office:value="187.495">
                <text:p>187.495</text:p>
              </table:table-cell>
              <table:table-cell office:value-type="float" office:value="188.476">
                <text:p>188.476</text:p>
              </table:table-cell>
              <table:table-cell office:value-type="float" office:value="189.458">
                <text:p>189.458</text:p>
              </table:table-cell>
              <table:table-cell office:value-type="float" office:value="190.269">
                <text:p>190.269</text:p>
              </table:table-cell>
              <table:table-cell office:value-type="float" office:value="191.079">
                <text:p>191.079</text:p>
              </table:table-cell>
              <table:table-cell office:value-type="float" office:value="191.89">
                <text:p>191.89</text:p>
              </table:table-cell>
              <table:table-cell office:value-type="float" office:value="192.701">
                <text:p>192.701</text:p>
              </table:table-cell>
              <table:table-cell office:value-type="float" office:value="193.512">
                <text:p>193.512</text:p>
              </table:table-cell>
              <table:table-cell office:value-type="float" office:value="194.79">
                <text:p>194.79</text:p>
              </table:table-cell>
              <table:table-cell office:value-type="float" office:value="196.068">
                <text:p>196.068</text:p>
              </table:table-cell>
              <table:table-cell office:value-type="float" office:value="197.346">
                <text:p>197.346</text:p>
              </table:table-cell>
              <table:table-cell office:value-type="float" office:value="198.624">
                <text:p>198.624</text:p>
              </table:table-cell>
              <table:table-cell office:value-type="float" office:value="199.902">
                <text:p>199.902</text:p>
              </table:table-cell>
              <table:table-cell office:value-type="float" office:value="200.945">
                <text:p>200.945</text:p>
              </table:table-cell>
              <table:table-cell office:value-type="float" office:value="201.988">
                <text:p>201.988</text:p>
              </table:table-cell>
              <table:table-cell office:value-type="float" office:value="203.031">
                <text:p>203.031</text:p>
              </table:table-cell>
              <table:table-cell office:value-type="float" office:value="204.074">
                <text:p>204.074</text:p>
              </table:table-cell>
              <table:table-cell office:value-type="float" office:value="205.116">
                <text:p>205.116</text:p>
              </table:table-cell>
              <table:table-cell office:value-type="float" office:value="206.572">
                <text:p>206.572</text:p>
              </table:table-cell>
              <table:table-cell office:value-type="float" office:value="208.029">
                <text:p>208.029</text:p>
              </table:table-cell>
              <table:table-cell office:value-type="float" office:value="209.485">
                <text:p>209.485</text:p>
              </table:table-cell>
              <table:table-cell office:value-type="float" office:value="210.941">
                <text:p>210.941</text:p>
              </table:table-cell>
              <table:table-cell office:value-type="float" office:value="212.397">
                <text:p>212.397</text:p>
              </table:table-cell>
              <table:table-cell office:value-type="float" office:value="213.844">
                <text:p>213.844</text:p>
              </table:table-cell>
              <table:table-cell office:value-type="float" office:value="215.292">
                <text:p>215.292</text:p>
              </table:table-cell>
              <table:table-cell office:value-type="float" office:value="216.739">
                <text:p>216.739</text:p>
              </table:table-cell>
              <table:table-cell office:value-type="float" office:value="218.187">
                <text:p>218.187</text:p>
              </table:table-cell>
              <table:table-cell office:value-type="float" office:value="219.635">
                <text:p>219.635</text:p>
              </table:table-cell>
              <table:table-cell office:value-type="float" office:value="220.418">
                <text:p>220.418</text:p>
              </table:table-cell>
              <table:table-cell office:value-type="float" office:value="221.201">
                <text:p>221.201</text:p>
              </table:table-cell>
              <table:table-cell office:value-type="float" office:value="221.984">
                <text:p>221.984</text:p>
              </table:table-cell>
              <table:table-cell office:value-type="float" office:value="222.767">
                <text:p>222.767</text:p>
              </table:table-cell>
              <table:table-cell office:value-type="float" office:value="223.551">
                <text:p>223.551</text:p>
              </table:table-cell>
              <table:table-cell office:value-type="float" office:value="225.92">
                <text:p>225.92</text:p>
              </table:table-cell>
              <table:table-cell office:value-type="float" office:value="228.29">
                <text:p>228.29</text:p>
              </table:table-cell>
              <table:table-cell office:value-type="float" office:value="230.66">
                <text:p>230.66</text:p>
              </table:table-cell>
              <table:table-cell office:value-type="float" office:value="233.03">
                <text:p>233.03</text:p>
              </table:table-cell>
              <table:table-cell office:value-type="float" office:value="235.399">
                <text:p>235.399</text:p>
              </table:table-cell>
              <table:table-cell office:value-type="float" office:value="237.069">
                <text:p>237.069</text:p>
              </table:table-cell>
              <table:table-cell office:value-type="float" office:value="238.738">
                <text:p>238.738</text:p>
              </table:table-cell>
              <table:table-cell office:value-type="float" office:value="240.407">
                <text:p>240.407</text:p>
              </table:table-cell>
              <table:table-cell office:value-type="float" office:value="242.076">
                <text:p>242.076</text:p>
              </table:table-cell>
              <table:table-cell office:value-type="float" office:value="243.746">
                <text:p>243.746</text:p>
              </table:table-cell>
              <table:table-cell office:value-type="float" office:value="244.773">
                <text:p>244.773</text:p>
              </table:table-cell>
              <table:table-cell office:value-type="float" office:value="245.799">
                <text:p>245.799</text:p>
              </table:table-cell>
              <table:table-cell office:value-type="float" office:value="246.826">
                <text:p>246.826</text:p>
              </table:table-cell>
              <table:table-cell office:value-type="float" office:value="247.853">
                <text:p>247.853</text:p>
              </table:table-cell>
              <table:table-cell office:value-type="float" office:value="248.88">
                <text:p>248.88</text:p>
              </table:table-cell>
              <table:table-cell office:value-type="float" office:value="248.42">
                <text:p>248.42</text:p>
              </table:table-cell>
              <table:table-cell office:value-type="float" office:value="247.961">
                <text:p>247.961</text:p>
              </table:table-cell>
              <table:table-cell office:value-type="float" office:value="247.501">
                <text:p>247.501</text:p>
              </table:table-cell>
              <table:table-cell office:value-type="float" office:value="247.042">
                <text:p>247.042</text:p>
              </table:table-cell>
              <table:table-cell office:value-type="float" office:value="246.582">
                <text:p>246.582</text:p>
              </table:table-cell>
              <table:table-cell office:value-type="float" office:value="244.946">
                <text:p>244.946</text:p>
              </table:table-cell>
              <table:table-cell office:value-type="float" office:value="243.309">
                <text:p>243.309</text:p>
              </table:table-cell>
              <table:table-cell office:value-type="float" office:value="241.673">
                <text:p>241.673</text:p>
              </table:table-cell>
              <table:table-cell office:value-type="float" office:value="240.036">
                <text:p>240.036</text:p>
              </table:table-cell>
              <table:table-cell office:value-type="float" office:value="238.4">
                <text:p>238.4</text:p>
              </table:table-cell>
              <table:table-cell office:value-type="float" office:value="235.163">
                <text:p>235.163</text:p>
              </table:table-cell>
              <table:table-cell office:value-type="float" office:value="231.925">
                <text:p>231.925</text:p>
              </table:table-cell>
              <table:table-cell office:value-type="float" office:value="228.688">
                <text:p>228.688</text:p>
              </table:table-cell>
              <table:table-cell office:value-type="float" office:value="225.451">
                <text:p>225.451</text:p>
              </table:table-cell>
              <table:table-cell office:value-type="float" office:value="222.213">
                <text:p>222.213</text:p>
              </table:table-cell>
              <table:table-cell office:value-type="float" office:value="222.055">
                <text:p>222.055</text:p>
              </table:table-cell>
              <table:table-cell office:value-type="float" office:value="221.897">
                <text:p>221.897</text:p>
              </table:table-cell>
              <table:table-cell office:value-type="float" office:value="221.739">
                <text:p>221.739</text:p>
              </table:table-cell>
              <table:table-cell office:value-type="float" office:value="221.581">
                <text:p>221.581</text:p>
              </table:table-cell>
              <table:table-cell office:value-type="float" office:value="221.423">
                <text:p>221.423</text:p>
              </table:table-cell>
              <table:table-cell office:value-type="float" office:value="221.487">
                <text:p>221.487</text:p>
              </table:table-cell>
              <table:table-cell office:value-type="float" office:value="221.551">
                <text:p>221.551</text:p>
              </table:table-cell>
              <table:table-cell office:value-type="float" office:value="221.616">
                <text:p>221.616</text:p>
              </table:table-cell>
              <table:table-cell office:value-type="float" office:value="221.68">
                <text:p>221.68</text:p>
              </table:table-cell>
              <table:table-cell office:value-type="float" office:value="221.745">
                <text:p>221.745</text:p>
              </table:table-cell>
              <table:table-cell office:value-type="float" office:value="222.729">
                <text:p>222.729</text:p>
              </table:table-cell>
              <table:table-cell office:value-type="float" office:value="223.713">
                <text:p>223.713</text:p>
              </table:table-cell>
              <table:table-cell office:value-type="float" office:value="224.697">
                <text:p>224.697</text:p>
              </table:table-cell>
              <table:table-cell office:value-type="float" office:value="225.681">
                <text:p>225.681</text:p>
              </table:table-cell>
              <table:table-cell office:value-type="float" office:value="226.666">
                <text:p>226.666</text:p>
              </table:table-cell>
              <table:table-cell office:value-type="float" office:value="228.225">
                <text:p>228.225</text:p>
              </table:table-cell>
              <table:table-cell office:value-type="float" office:value="229.784">
                <text:p>229.784</text:p>
              </table:table-cell>
              <table:table-cell office:value-type="float" office:value="231.343">
                <text:p>231.343</text:p>
              </table:table-cell>
              <table:table-cell office:value-type="float" office:value="232.902">
                <text:p>232.902</text:p>
              </table:table-cell>
              <table:table-cell office:value-type="float" office:value="234.46">
                <text:p>234.46</text:p>
              </table:table-cell>
              <table:table-cell office:value-type="float" office:value="235.66">
                <text:p>235.66</text:p>
              </table:table-cell>
              <table:table-cell office:value-type="float" office:value="236.859">
                <text:p>236.859</text:p>
              </table:table-cell>
              <table:table-cell office:value-type="float" office:value="238.058">
                <text:p>238.058</text:p>
              </table:table-cell>
              <table:table-cell office:value-type="float" office:value="239.257">
                <text:p>239.257</text:p>
              </table:table-cell>
              <table:table-cell office:value-type="float" office:value="240.457">
                <text:p>240.457</text:p>
              </table:table-cell>
              <table:table-cell office:value-type="float" office:value="240.378">
                <text:p>240.378</text:p>
              </table:table-cell>
              <table:table-cell office:value-type="float" office:value="240.299">
                <text:p>240.29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12.408">
                <text:p>212.408</text:p>
                <draw:g>
                  <svg:desc>Sheet2.B16:Sheet2.HF16</svg:desc>
                </draw:g>
              </table:table-cell>
              <table:table-cell office:value-type="float" office:value="216.337">
                <text:p>216.337</text:p>
              </table:table-cell>
              <table:table-cell office:value-type="float" office:value="220.267">
                <text:p>220.267</text:p>
              </table:table-cell>
              <table:table-cell office:value-type="float" office:value="224.196">
                <text:p>224.196</text:p>
              </table:table-cell>
              <table:table-cell office:value-type="float" office:value="228.126">
                <text:p>228.126</text:p>
              </table:table-cell>
              <table:table-cell office:value-type="float" office:value="232.055">
                <text:p>232.055</text:p>
              </table:table-cell>
              <table:table-cell office:value-type="float" office:value="233.906">
                <text:p>233.906</text:p>
              </table:table-cell>
              <table:table-cell office:value-type="float" office:value="235.756">
                <text:p>235.756</text:p>
              </table:table-cell>
              <table:table-cell office:value-type="float" office:value="237.607">
                <text:p>237.607</text:p>
              </table:table-cell>
              <table:table-cell office:value-type="float" office:value="239.458">
                <text:p>239.458</text:p>
              </table:table-cell>
              <table:table-cell office:value-type="float" office:value="241.308">
                <text:p>241.308</text:p>
              </table:table-cell>
              <table:table-cell office:value-type="float" office:value="238.66">
                <text:p>238.66</text:p>
              </table:table-cell>
              <table:table-cell office:value-type="float" office:value="236.011">
                <text:p>236.011</text:p>
              </table:table-cell>
              <table:table-cell office:value-type="float" office:value="233.363">
                <text:p>233.363</text:p>
              </table:table-cell>
              <table:table-cell office:value-type="float" office:value="230.715">
                <text:p>230.715</text:p>
              </table:table-cell>
              <table:table-cell office:value-type="float" office:value="228.066">
                <text:p>228.066</text:p>
              </table:table-cell>
              <table:table-cell office:value-type="float" office:value="226.048">
                <text:p>226.048</text:p>
              </table:table-cell>
              <table:table-cell office:value-type="float" office:value="224.029">
                <text:p>224.029</text:p>
              </table:table-cell>
              <table:table-cell office:value-type="float" office:value="222.01">
                <text:p>222.01</text:p>
              </table:table-cell>
              <table:table-cell office:value-type="float" office:value="219.992">
                <text:p>219.992</text:p>
              </table:table-cell>
              <table:table-cell office:value-type="float" office:value="217.973">
                <text:p>217.973</text:p>
              </table:table-cell>
              <table:table-cell office:value-type="float" office:value="213.6">
                <text:p>213.6</text:p>
              </table:table-cell>
              <table:table-cell office:value-type="float" office:value="209.226">
                <text:p>209.226</text:p>
              </table:table-cell>
              <table:table-cell office:value-type="float" office:value="204.853">
                <text:p>204.853</text:p>
              </table:table-cell>
              <table:table-cell office:value-type="float" office:value="200.48">
                <text:p>200.48</text:p>
              </table:table-cell>
              <table:table-cell office:value-type="float" office:value="196.106">
                <text:p>196.106</text:p>
              </table:table-cell>
              <table:table-cell office:value-type="float" office:value="190.298">
                <text:p>190.298</text:p>
              </table:table-cell>
              <table:table-cell office:value-type="float" office:value="184.489">
                <text:p>184.489</text:p>
              </table:table-cell>
              <table:table-cell office:value-type="float" office:value="178.68">
                <text:p>178.68</text:p>
              </table:table-cell>
              <table:table-cell office:value-type="float" office:value="172.871">
                <text:p>172.871</text:p>
              </table:table-cell>
              <table:table-cell office:value-type="float" office:value="167.063">
                <text:p>167.063</text:p>
              </table:table-cell>
              <table:table-cell office:value-type="float" office:value="160.024">
                <text:p>160.024</text:p>
              </table:table-cell>
              <table:table-cell office:value-type="float" office:value="152.986">
                <text:p>152.986</text:p>
              </table:table-cell>
              <table:table-cell office:value-type="float" office:value="145.948">
                <text:p>145.948</text:p>
              </table:table-cell>
              <table:table-cell office:value-type="float" office:value="138.909">
                <text:p>138.909</text:p>
              </table:table-cell>
              <table:table-cell office:value-type="float" office:value="131.871">
                <text:p>131.871</text:p>
              </table:table-cell>
              <table:table-cell office:value-type="float" office:value="126.494">
                <text:p>126.494</text:p>
              </table:table-cell>
              <table:table-cell office:value-type="float" office:value="121.117">
                <text:p>121.117</text:p>
              </table:table-cell>
              <table:table-cell office:value-type="float" office:value="115.74">
                <text:p>115.74</text:p>
              </table:table-cell>
              <table:table-cell office:value-type="float" office:value="110.364">
                <text:p>110.364</text:p>
              </table:table-cell>
              <table:table-cell office:value-type="float" office:value="104.987">
                <text:p>104.987</text:p>
              </table:table-cell>
              <table:table-cell office:value-type="float" office:value="101.253">
                <text:p>101.253</text:p>
              </table:table-cell>
              <table:table-cell office:value-type="float" office:value="97.5186">
                <text:p>97.5186</text:p>
              </table:table-cell>
              <table:table-cell office:value-type="float" office:value="93.7846">
                <text:p>93.7846</text:p>
              </table:table-cell>
              <table:table-cell office:value-type="float" office:value="90.0505">
                <text:p>90.0505</text:p>
              </table:table-cell>
              <table:table-cell office:value-type="float" office:value="86.3165">
                <text:p>86.3165</text:p>
              </table:table-cell>
              <table:table-cell office:value-type="float" office:value="83.9692">
                <text:p>83.9692</text:p>
              </table:table-cell>
              <table:table-cell office:value-type="float" office:value="81.6219">
                <text:p>81.6219</text:p>
              </table:table-cell>
              <table:table-cell office:value-type="float" office:value="79.2746">
                <text:p>79.2746</text:p>
              </table:table-cell>
              <table:table-cell office:value-type="float" office:value="76.9273">
                <text:p>76.9273</text:p>
              </table:table-cell>
              <table:table-cell office:value-type="float" office:value="74.58">
                <text:p>74.58</text:p>
              </table:table-cell>
              <table:table-cell office:value-type="float" office:value="74.3195">
                <text:p>74.3195</text:p>
              </table:table-cell>
              <table:table-cell office:value-type="float" office:value="74.059">
                <text:p>74.059</text:p>
              </table:table-cell>
              <table:table-cell office:value-type="float" office:value="73.7984">
                <text:p>73.7984</text:p>
              </table:table-cell>
              <table:table-cell office:value-type="float" office:value="73.5379">
                <text:p>73.5379</text:p>
              </table:table-cell>
              <table:table-cell office:value-type="float" office:value="73.2774">
                <text:p>73.2774</text:p>
              </table:table-cell>
              <table:table-cell office:value-type="float" office:value="71.6454">
                <text:p>71.6454</text:p>
              </table:table-cell>
              <table:table-cell office:value-type="float" office:value="70.0134">
                <text:p>70.0134</text:p>
              </table:table-cell>
              <table:table-cell office:value-type="float" office:value="68.3814">
                <text:p>68.3814</text:p>
              </table:table-cell>
              <table:table-cell office:value-type="float" office:value="66.7494">
                <text:p>66.7494</text:p>
              </table:table-cell>
              <table:table-cell office:value-type="float" office:value="65.1174">
                <text:p>65.1174</text:p>
              </table:table-cell>
              <table:table-cell office:value-type="float" office:value="65.1546">
                <text:p>65.1546</text:p>
              </table:table-cell>
              <table:table-cell office:value-type="float" office:value="65.1918">
                <text:p>65.1918</text:p>
              </table:table-cell>
              <table:table-cell office:value-type="float" office:value="65.229">
                <text:p>65.229</text:p>
              </table:table-cell>
              <table:table-cell office:value-type="float" office:value="65.2662">
                <text:p>65.2662</text:p>
              </table:table-cell>
              <table:table-cell office:value-type="float" office:value="65.3034">
                <text:p>65.3034</text:p>
              </table:table-cell>
              <table:table-cell office:value-type="float" office:value="65.9056">
                <text:p>65.9056</text:p>
              </table:table-cell>
              <table:table-cell office:value-type="float" office:value="66.5078">
                <text:p>66.5078</text:p>
              </table:table-cell>
              <table:table-cell office:value-type="float" office:value="67.11">
                <text:p>67.11</text:p>
              </table:table-cell>
              <table:table-cell office:value-type="float" office:value="67.7122">
                <text:p>67.7122</text:p>
              </table:table-cell>
              <table:table-cell office:value-type="float" office:value="68.3144">
                <text:p>68.3144</text:p>
              </table:table-cell>
              <table:table-cell office:value-type="float" office:value="69.1842">
                <text:p>69.1842</text:p>
              </table:table-cell>
              <table:table-cell office:value-type="float" office:value="70.054">
                <text:p>70.054</text:p>
              </table:table-cell>
              <table:table-cell office:value-type="float" office:value="70.9238">
                <text:p>70.9238</text:p>
              </table:table-cell>
              <table:table-cell office:value-type="float" office:value="71.7936">
                <text:p>71.7936</text:p>
              </table:table-cell>
              <table:table-cell office:value-type="float" office:value="72.6635">
                <text:p>72.6635</text:p>
              </table:table-cell>
              <table:table-cell office:value-type="float" office:value="75.314">
                <text:p>75.314</text:p>
              </table:table-cell>
              <table:table-cell office:value-type="float" office:value="77.9646">
                <text:p>77.9646</text:p>
              </table:table-cell>
              <table:table-cell office:value-type="float" office:value="80.6152">
                <text:p>80.6152</text:p>
              </table:table-cell>
              <table:table-cell office:value-type="float" office:value="83.2658">
                <text:p>83.2658</text:p>
              </table:table-cell>
              <table:table-cell office:value-type="float" office:value="85.9163">
                <text:p>85.9163</text:p>
              </table:table-cell>
              <table:table-cell office:value-type="float" office:value="88.0731">
                <text:p>88.0731</text:p>
              </table:table-cell>
              <table:table-cell office:value-type="float" office:value="90.2299">
                <text:p>90.2299</text:p>
              </table:table-cell>
              <table:table-cell office:value-type="float" office:value="92.3867">
                <text:p>92.3867</text:p>
              </table:table-cell>
              <table:table-cell office:value-type="float" office:value="94.5435">
                <text:p>94.5435</text:p>
              </table:table-cell>
              <table:table-cell office:value-type="float" office:value="96.7002">
                <text:p>96.7002</text:p>
              </table:table-cell>
              <table:table-cell office:value-type="float" office:value="100.556">
                <text:p>100.556</text:p>
              </table:table-cell>
              <table:table-cell office:value-type="float" office:value="104.411">
                <text:p>104.411</text:p>
              </table:table-cell>
              <table:table-cell office:value-type="float" office:value="108.266">
                <text:p>108.266</text:p>
              </table:table-cell>
              <table:table-cell office:value-type="float" office:value="112.122">
                <text:p>112.122</text:p>
              </table:table-cell>
              <table:table-cell office:value-type="float" office:value="115.977">
                <text:p>115.977</text:p>
              </table:table-cell>
              <table:table-cell office:value-type="float" office:value="119.45">
                <text:p>119.45</text:p>
              </table:table-cell>
              <table:table-cell office:value-type="float" office:value="122.922">
                <text:p>122.922</text:p>
              </table:table-cell>
              <table:table-cell office:value-type="float" office:value="126.395">
                <text:p>126.395</text:p>
              </table:table-cell>
              <table:table-cell office:value-type="float" office:value="129.867">
                <text:p>129.867</text:p>
              </table:table-cell>
              <table:table-cell office:value-type="float" office:value="133.34">
                <text:p>133.34</text:p>
              </table:table-cell>
              <table:table-cell office:value-type="float" office:value="136.647">
                <text:p>136.647</text:p>
              </table:table-cell>
              <table:table-cell office:value-type="float" office:value="139.955">
                <text:p>139.955</text:p>
              </table:table-cell>
              <table:table-cell office:value-type="float" office:value="143.262">
                <text:p>143.262</text:p>
              </table:table-cell>
              <table:table-cell office:value-type="float" office:value="146.569">
                <text:p>146.569</text:p>
              </table:table-cell>
              <table:table-cell office:value-type="float" office:value="149.877">
                <text:p>149.877</text:p>
              </table:table-cell>
              <table:table-cell office:value-type="float" office:value="153.28">
                <text:p>153.28</text:p>
              </table:table-cell>
              <table:table-cell office:value-type="float" office:value="156.683">
                <text:p>156.683</text:p>
              </table:table-cell>
              <table:table-cell office:value-type="float" office:value="160.087">
                <text:p>160.087</text:p>
              </table:table-cell>
              <table:table-cell office:value-type="float" office:value="163.49">
                <text:p>163.49</text:p>
              </table:table-cell>
              <table:table-cell office:value-type="float" office:value="166.894">
                <text:p>166.894</text:p>
              </table:table-cell>
              <table:table-cell office:value-type="float" office:value="167.859">
                <text:p>167.859</text:p>
              </table:table-cell>
              <table:table-cell office:value-type="float" office:value="168.824">
                <text:p>168.824</text:p>
              </table:table-cell>
              <table:table-cell office:value-type="float" office:value="169.789">
                <text:p>169.789</text:p>
              </table:table-cell>
              <table:table-cell office:value-type="float" office:value="170.755">
                <text:p>170.755</text:p>
              </table:table-cell>
              <table:table-cell office:value-type="float" office:value="171.72">
                <text:p>171.72</text:p>
              </table:table-cell>
              <table:table-cell office:value-type="float" office:value="173.773">
                <text:p>173.773</text:p>
              </table:table-cell>
              <table:table-cell office:value-type="float" office:value="175.825">
                <text:p>175.825</text:p>
              </table:table-cell>
              <table:table-cell office:value-type="float" office:value="177.878">
                <text:p>177.878</text:p>
              </table:table-cell>
              <table:table-cell office:value-type="float" office:value="179.931">
                <text:p>179.931</text:p>
              </table:table-cell>
              <table:table-cell office:value-type="float" office:value="181.983">
                <text:p>181.983</text:p>
              </table:table-cell>
              <table:table-cell office:value-type="float" office:value="181.65">
                <text:p>181.65</text:p>
              </table:table-cell>
              <table:table-cell office:value-type="float" office:value="181.316">
                <text:p>181.316</text:p>
              </table:table-cell>
              <table:table-cell office:value-type="float" office:value="180.983">
                <text:p>180.983</text:p>
              </table:table-cell>
              <table:table-cell office:value-type="float" office:value="180.65">
                <text:p>180.65</text:p>
              </table:table-cell>
              <table:table-cell office:value-type="float" office:value="180.316">
                <text:p>180.316</text:p>
              </table:table-cell>
              <table:table-cell office:value-type="float" office:value="180.531">
                <text:p>180.531</text:p>
              </table:table-cell>
              <table:table-cell office:value-type="float" office:value="180.746">
                <text:p>180.746</text:p>
              </table:table-cell>
              <table:table-cell office:value-type="float" office:value="180.961">
                <text:p>180.961</text:p>
              </table:table-cell>
              <table:table-cell office:value-type="float" office:value="181.176">
                <text:p>181.176</text:p>
              </table:table-cell>
              <table:table-cell office:value-type="float" office:value="181.391">
                <text:p>181.391</text:p>
              </table:table-cell>
              <table:table-cell office:value-type="float" office:value="182.261">
                <text:p>182.261</text:p>
              </table:table-cell>
              <table:table-cell office:value-type="float" office:value="183.131">
                <text:p>183.131</text:p>
              </table:table-cell>
              <table:table-cell office:value-type="float" office:value="184.001">
                <text:p>184.001</text:p>
              </table:table-cell>
              <table:table-cell office:value-type="float" office:value="184.871">
                <text:p>184.871</text:p>
              </table:table-cell>
              <table:table-cell office:value-type="float" office:value="185.741">
                <text:p>185.741</text:p>
              </table:table-cell>
              <table:table-cell office:value-type="float" office:value="187.135">
                <text:p>187.135</text:p>
              </table:table-cell>
              <table:table-cell office:value-type="float" office:value="188.53">
                <text:p>188.53</text:p>
              </table:table-cell>
              <table:table-cell office:value-type="float" office:value="189.924">
                <text:p>189.924</text:p>
              </table:table-cell>
              <table:table-cell office:value-type="float" office:value="191.319">
                <text:p>191.319</text:p>
              </table:table-cell>
              <table:table-cell office:value-type="float" office:value="192.713">
                <text:p>192.713</text:p>
              </table:table-cell>
              <table:table-cell office:value-type="float" office:value="193.962">
                <text:p>193.962</text:p>
              </table:table-cell>
              <table:table-cell office:value-type="float" office:value="195.211">
                <text:p>195.211</text:p>
              </table:table-cell>
              <table:table-cell office:value-type="float" office:value="196.46">
                <text:p>196.46</text:p>
              </table:table-cell>
              <table:table-cell office:value-type="float" office:value="197.709">
                <text:p>197.709</text:p>
              </table:table-cell>
              <table:table-cell office:value-type="float" office:value="198.958">
                <text:p>198.958</text:p>
              </table:table-cell>
              <table:table-cell office:value-type="float" office:value="201.305">
                <text:p>201.305</text:p>
              </table:table-cell>
              <table:table-cell office:value-type="float" office:value="203.652">
                <text:p>203.652</text:p>
              </table:table-cell>
              <table:table-cell office:value-type="float" office:value="205.999">
                <text:p>205.999</text:p>
              </table:table-cell>
              <table:table-cell office:value-type="float" office:value="208.346">
                <text:p>208.346</text:p>
              </table:table-cell>
              <table:table-cell office:value-type="float" office:value="210.693">
                <text:p>210.693</text:p>
              </table:table-cell>
              <table:table-cell office:value-type="float" office:value="212.568">
                <text:p>212.568</text:p>
              </table:table-cell>
              <table:table-cell office:value-type="float" office:value="214.444">
                <text:p>214.444</text:p>
              </table:table-cell>
              <table:table-cell office:value-type="float" office:value="216.319">
                <text:p>216.319</text:p>
              </table:table-cell>
              <table:table-cell office:value-type="float" office:value="218.194">
                <text:p>218.194</text:p>
              </table:table-cell>
              <table:table-cell office:value-type="float" office:value="220.07">
                <text:p>220.07</text:p>
              </table:table-cell>
              <table:table-cell office:value-type="float" office:value="221.595">
                <text:p>221.595</text:p>
              </table:table-cell>
              <table:table-cell office:value-type="float" office:value="223.121">
                <text:p>223.121</text:p>
              </table:table-cell>
              <table:table-cell office:value-type="float" office:value="224.646">
                <text:p>224.646</text:p>
              </table:table-cell>
              <table:table-cell office:value-type="float" office:value="226.171">
                <text:p>226.171</text:p>
              </table:table-cell>
              <table:table-cell office:value-type="float" office:value="227.697">
                <text:p>227.697</text:p>
              </table:table-cell>
              <table:table-cell office:value-type="float" office:value="227.364">
                <text:p>227.364</text:p>
              </table:table-cell>
              <table:table-cell office:value-type="float" office:value="227.03">
                <text:p>227.03</text:p>
              </table:table-cell>
              <table:table-cell office:value-type="float" office:value="226.697">
                <text:p>226.697</text:p>
              </table:table-cell>
              <table:table-cell office:value-type="float" office:value="226.364">
                <text:p>226.364</text:p>
              </table:table-cell>
              <table:table-cell office:value-type="float" office:value="226.031">
                <text:p>226.031</text:p>
              </table:table-cell>
              <table:table-cell office:value-type="float" office:value="227.42">
                <text:p>227.42</text:p>
              </table:table-cell>
              <table:table-cell office:value-type="float" office:value="228.81">
                <text:p>228.81</text:p>
              </table:table-cell>
              <table:table-cell office:value-type="float" office:value="230.2">
                <text:p>230.2</text:p>
              </table:table-cell>
              <table:table-cell office:value-type="float" office:value="231.59">
                <text:p>231.59</text:p>
              </table:table-cell>
              <table:table-cell office:value-type="float" office:value="232.979">
                <text:p>232.979</text:p>
              </table:table-cell>
              <table:table-cell office:value-type="float" office:value="233.387">
                <text:p>233.387</text:p>
              </table:table-cell>
              <table:table-cell office:value-type="float" office:value="233.794">
                <text:p>233.794</text:p>
              </table:table-cell>
              <table:table-cell office:value-type="float" office:value="234.202">
                <text:p>234.202</text:p>
              </table:table-cell>
              <table:table-cell office:value-type="float" office:value="234.609">
                <text:p>234.609</text:p>
              </table:table-cell>
              <table:table-cell office:value-type="float" office:value="235.017">
                <text:p>235.017</text:p>
              </table:table-cell>
              <table:table-cell office:value-type="float" office:value="234.804">
                <text:p>234.804</text:p>
              </table:table-cell>
              <table:table-cell office:value-type="float" office:value="234.592">
                <text:p>234.592</text:p>
              </table:table-cell>
              <table:table-cell office:value-type="float" office:value="234.379">
                <text:p>234.379</text:p>
              </table:table-cell>
              <table:table-cell office:value-type="float" office:value="234.167">
                <text:p>234.167</text:p>
              </table:table-cell>
              <table:table-cell office:value-type="float" office:value="233.955">
                <text:p>233.955</text:p>
              </table:table-cell>
              <table:table-cell office:value-type="float" office:value="232.974">
                <text:p>232.974</text:p>
              </table:table-cell>
              <table:table-cell office:value-type="float" office:value="231.994">
                <text:p>231.994</text:p>
              </table:table-cell>
              <table:table-cell office:value-type="float" office:value="231.014">
                <text:p>231.014</text:p>
              </table:table-cell>
              <table:table-cell office:value-type="float" office:value="230.033">
                <text:p>230.033</text:p>
              </table:table-cell>
              <table:table-cell office:value-type="float" office:value="229.053">
                <text:p>229.053</text:p>
              </table:table-cell>
              <table:table-cell office:value-type="float" office:value="227.274">
                <text:p>227.274</text:p>
              </table:table-cell>
              <table:table-cell office:value-type="float" office:value="225.495">
                <text:p>225.495</text:p>
              </table:table-cell>
              <table:table-cell office:value-type="float" office:value="223.716">
                <text:p>223.716</text:p>
              </table:table-cell>
              <table:table-cell office:value-type="float" office:value="221.937">
                <text:p>221.937</text:p>
              </table:table-cell>
              <table:table-cell office:value-type="float" office:value="220.158">
                <text:p>220.158</text:p>
              </table:table-cell>
              <table:table-cell office:value-type="float" office:value="218.847">
                <text:p>218.847</text:p>
              </table:table-cell>
              <table:table-cell office:value-type="float" office:value="217.535">
                <text:p>217.535</text:p>
              </table:table-cell>
              <table:table-cell office:value-type="float" office:value="216.223">
                <text:p>216.223</text:p>
              </table:table-cell>
              <table:table-cell office:value-type="float" office:value="214.912">
                <text:p>214.912</text:p>
              </table:table-cell>
              <table:table-cell office:value-type="float" office:value="213.6">
                <text:p>213.6</text:p>
              </table:table-cell>
              <table:table-cell office:value-type="float" office:value="213.954">
                <text:p>213.954</text:p>
              </table:table-cell>
              <table:table-cell office:value-type="float" office:value="214.307">
                <text:p>214.307</text:p>
              </table:table-cell>
              <table:table-cell office:value-type="float" office:value="214.661">
                <text:p>214.661</text:p>
              </table:table-cell>
              <table:table-cell office:value-type="float" office:value="215.015">
                <text:p>215.015</text:p>
              </table:table-cell>
              <table:table-cell office:value-type="float" office:value="215.369">
                <text:p>215.369</text:p>
              </table:table-cell>
              <table:table-cell office:value-type="float" office:value="216.906">
                <text:p>216.906</text:p>
              </table:table-cell>
              <table:table-cell office:value-type="float" office:value="218.444">
                <text:p>218.444</text:p>
              </table:table-cell>
              <table:table-cell office:value-type="float" office:value="219.981">
                <text:p>219.981</text:p>
              </table:table-cell>
              <table:table-cell office:value-type="float" office:value="221.518">
                <text:p>221.518</text:p>
              </table:table-cell>
              <table:table-cell office:value-type="float" office:value="223.056">
                <text:p>223.056</text:p>
              </table:table-cell>
              <table:table-cell office:value-type="float" office:value="225.295">
                <text:p>225.295</text:p>
              </table:table-cell>
              <table:table-cell office:value-type="float" office:value="227.535">
                <text:p>227.535</text:p>
              </table:table-cell>
              <table:table-cell office:value-type="float" office:value="229.775">
                <text:p>229.775</text:p>
              </table:table-cell>
              <table:table-cell office:value-type="float" office:value="232.015">
                <text:p>232.015</text:p>
              </table:table-cell>
              <table:table-cell office:value-type="float" office:value="234.254">
                <text:p>234.254</text:p>
              </table:table-cell>
              <table:table-cell office:value-type="float" office:value="236.381">
                <text:p>236.381</text:p>
              </table:table-cell>
              <table:table-cell office:value-type="float" office:value="238.507">
                <text:p>238.507</text:p>
              </table:table-cell>
              <table:table-cell office:value-type="float" office:value="240.633">
                <text:p>240.633</text:p>
              </table:table-cell>
              <table:table-cell office:value-type="float" office:value="242.759">
                <text:p>242.759</text:p>
              </table:table-cell>
              <table:table-cell office:value-type="float" office:value="244.885">
                <text:p>244.885</text:p>
              </table:table-cell>
              <table:table-cell office:value-type="float" office:value="246.508">
                <text:p>246.508</text:p>
              </table:table-cell>
              <table:table-cell office:value-type="float" office:value="248.13">
                <text:p>248.1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55.7">
                <text:p>255.7</text:p>
                <draw:g>
                  <svg:desc>Sheet2.B25:Sheet2.HF25</svg:desc>
                </draw:g>
              </table:table-cell>
              <table:table-cell office:value-type="float" office:value="259.757">
                <text:p>259.757</text:p>
              </table:table-cell>
              <table:table-cell office:value-type="float" office:value="263.815">
                <text:p>263.815</text:p>
              </table:table-cell>
              <table:table-cell office:value-type="float" office:value="267.872">
                <text:p>267.872</text:p>
              </table:table-cell>
              <table:table-cell office:value-type="float" office:value="271.93">
                <text:p>271.93</text:p>
              </table:table-cell>
              <table:table-cell office:value-type="float" office:value="275.987">
                <text:p>275.987</text:p>
              </table:table-cell>
              <table:table-cell office:value-type="float" office:value="276.57">
                <text:p>276.57</text:p>
              </table:table-cell>
              <table:table-cell office:value-type="float" office:value="277.152">
                <text:p>277.152</text:p>
              </table:table-cell>
              <table:table-cell office:value-type="float" office:value="277.734">
                <text:p>277.734</text:p>
              </table:table-cell>
              <table:table-cell office:value-type="float" office:value="278.317">
                <text:p>278.317</text:p>
              </table:table-cell>
              <table:table-cell office:value-type="float" office:value="278.899">
                <text:p>278.899</text:p>
              </table:table-cell>
              <table:table-cell office:value-type="float" office:value="277.441">
                <text:p>277.441</text:p>
              </table:table-cell>
              <table:table-cell office:value-type="float" office:value="275.982">
                <text:p>275.982</text:p>
              </table:table-cell>
              <table:table-cell office:value-type="float" office:value="274.524">
                <text:p>274.524</text:p>
              </table:table-cell>
              <table:table-cell office:value-type="float" office:value="273.065">
                <text:p>273.065</text:p>
              </table:table-cell>
              <table:table-cell office:value-type="float" office:value="271.607">
                <text:p>271.607</text:p>
              </table:table-cell>
              <table:table-cell office:value-type="float" office:value="269.474">
                <text:p>269.474</text:p>
              </table:table-cell>
              <table:table-cell office:value-type="float" office:value="267.342">
                <text:p>267.342</text:p>
              </table:table-cell>
              <table:table-cell office:value-type="float" office:value="265.209">
                <text:p>265.209</text:p>
              </table:table-cell>
              <table:table-cell office:value-type="float" office:value="263.076">
                <text:p>263.076</text:p>
              </table:table-cell>
              <table:table-cell office:value-type="float" office:value="260.944">
                <text:p>260.944</text:p>
              </table:table-cell>
              <table:table-cell office:value-type="float" office:value="255.581">
                <text:p>255.581</text:p>
              </table:table-cell>
              <table:table-cell office:value-type="float" office:value="250.219">
                <text:p>250.219</text:p>
              </table:table-cell>
              <table:table-cell office:value-type="float" office:value="244.857">
                <text:p>244.857</text:p>
              </table:table-cell>
              <table:table-cell office:value-type="float" office:value="239.495">
                <text:p>239.495</text:p>
              </table:table-cell>
              <table:table-cell office:value-type="float" office:value="234.133">
                <text:p>234.133</text:p>
              </table:table-cell>
              <table:table-cell office:value-type="float" office:value="226.673">
                <text:p>226.673</text:p>
              </table:table-cell>
              <table:table-cell office:value-type="float" office:value="219.213">
                <text:p>219.213</text:p>
              </table:table-cell>
              <table:table-cell office:value-type="float" office:value="211.753">
                <text:p>211.753</text:p>
              </table:table-cell>
              <table:table-cell office:value-type="float" office:value="204.293">
                <text:p>204.293</text:p>
              </table:table-cell>
              <table:table-cell office:value-type="float" office:value="196.833">
                <text:p>196.833</text:p>
              </table:table-cell>
              <table:table-cell office:value-type="float" office:value="188.417">
                <text:p>188.417</text:p>
              </table:table-cell>
              <table:table-cell office:value-type="float" office:value="180">
                <text:p>180</text:p>
              </table:table-cell>
              <table:table-cell office:value-type="float" office:value="171.583">
                <text:p>171.583</text:p>
              </table:table-cell>
              <table:table-cell office:value-type="float" office:value="163.167">
                <text:p>163.167</text:p>
              </table:table-cell>
              <table:table-cell office:value-type="float" office:value="154.75">
                <text:p>154.75</text:p>
              </table:table-cell>
              <table:table-cell office:value-type="float" office:value="147.62">
                <text:p>147.62</text:p>
              </table:table-cell>
              <table:table-cell office:value-type="float" office:value="140.491">
                <text:p>140.491</text:p>
              </table:table-cell>
              <table:table-cell office:value-type="float" office:value="133.361">
                <text:p>133.361</text:p>
              </table:table-cell>
              <table:table-cell office:value-type="float" office:value="126.231">
                <text:p>126.231</text:p>
              </table:table-cell>
              <table:table-cell office:value-type="float" office:value="119.102">
                <text:p>119.102</text:p>
              </table:table-cell>
              <table:table-cell office:value-type="float" office:value="114.237">
                <text:p>114.237</text:p>
              </table:table-cell>
              <table:table-cell office:value-type="float" office:value="109.373">
                <text:p>109.373</text:p>
              </table:table-cell>
              <table:table-cell office:value-type="float" office:value="104.509">
                <text:p>104.509</text:p>
              </table:table-cell>
              <table:table-cell office:value-type="float" office:value="99.6441">
                <text:p>99.6441</text:p>
              </table:table-cell>
              <table:table-cell office:value-type="float" office:value="94.7797">
                <text:p>94.7797</text:p>
              </table:table-cell>
              <table:table-cell office:value-type="float" office:value="91.9966">
                <text:p>91.9966</text:p>
              </table:table-cell>
              <table:table-cell office:value-type="float" office:value="89.2135">
                <text:p>89.2135</text:p>
              </table:table-cell>
              <table:table-cell office:value-type="float" office:value="86.4304">
                <text:p>86.4304</text:p>
              </table:table-cell>
              <table:table-cell office:value-type="float" office:value="83.6473">
                <text:p>83.6473</text:p>
              </table:table-cell>
              <table:table-cell office:value-type="float" office:value="80.8642">
                <text:p>80.8642</text:p>
              </table:table-cell>
              <table:table-cell office:value-type="float" office:value="79.5712">
                <text:p>79.5712</text:p>
              </table:table-cell>
              <table:table-cell office:value-type="float" office:value="78.2782">
                <text:p>78.2782</text:p>
              </table:table-cell>
              <table:table-cell office:value-type="float" office:value="76.9853">
                <text:p>76.9853</text:p>
              </table:table-cell>
              <table:table-cell office:value-type="float" office:value="75.6923">
                <text:p>75.6923</text:p>
              </table:table-cell>
              <table:table-cell office:value-type="float" office:value="74.3993">
                <text:p>74.3993</text:p>
              </table:table-cell>
              <table:table-cell office:value-type="float" office:value="74.5603">
                <text:p>74.5603</text:p>
              </table:table-cell>
              <table:table-cell office:value-type="float" office:value="74.7214">
                <text:p>74.7214</text:p>
              </table:table-cell>
              <table:table-cell office:value-type="float" office:value="74.8825">
                <text:p>74.8825</text:p>
              </table:table-cell>
              <table:table-cell office:value-type="float" office:value="75.0435">
                <text:p>75.0435</text:p>
              </table:table-cell>
              <table:table-cell office:value-type="float" office:value="75.2046">
                <text:p>75.2046</text:p>
              </table:table-cell>
              <table:table-cell office:value-type="float" office:value="74.8368">
                <text:p>74.8368</text:p>
              </table:table-cell>
              <table:table-cell office:value-type="float" office:value="74.4691">
                <text:p>74.4691</text:p>
              </table:table-cell>
              <table:table-cell office:value-type="float" office:value="74.1013">
                <text:p>74.1013</text:p>
              </table:table-cell>
              <table:table-cell office:value-type="float" office:value="73.7336">
                <text:p>73.7336</text:p>
              </table:table-cell>
              <table:table-cell office:value-type="float" office:value="73.3658">
                <text:p>73.3658</text:p>
              </table:table-cell>
              <table:table-cell office:value-type="float" office:value="75.5099">
                <text:p>75.5099</text:p>
              </table:table-cell>
              <table:table-cell office:value-type="float" office:value="77.6539">
                <text:p>77.6539</text:p>
              </table:table-cell>
              <table:table-cell office:value-type="float" office:value="79.7979">
                <text:p>79.7979</text:p>
              </table:table-cell>
              <table:table-cell office:value-type="float" office:value="81.9419">
                <text:p>81.9419</text:p>
              </table:table-cell>
              <table:table-cell office:value-type="float" office:value="84.0859">
                <text:p>84.0859</text:p>
              </table:table-cell>
              <table:table-cell office:value-type="float" office:value="84.6772">
                <text:p>84.6772</text:p>
              </table:table-cell>
              <table:table-cell office:value-type="float" office:value="85.2685">
                <text:p>85.2685</text:p>
              </table:table-cell>
              <table:table-cell office:value-type="float" office:value="85.8598">
                <text:p>85.8598</text:p>
              </table:table-cell>
              <table:table-cell office:value-type="float" office:value="86.4511">
                <text:p>86.4511</text:p>
              </table:table-cell>
              <table:table-cell office:value-type="float" office:value="87.0424">
                <text:p>87.0424</text:p>
              </table:table-cell>
              <table:table-cell office:value-type="float" office:value="89.0851">
                <text:p>89.0851</text:p>
              </table:table-cell>
              <table:table-cell office:value-type="float" office:value="91.1277">
                <text:p>91.1277</text:p>
              </table:table-cell>
              <table:table-cell office:value-type="float" office:value="93.1704">
                <text:p>93.1704</text:p>
              </table:table-cell>
              <table:table-cell office:value-type="float" office:value="95.213">
                <text:p>95.213</text:p>
              </table:table-cell>
              <table:table-cell office:value-type="float" office:value="97.2557">
                <text:p>97.2557</text:p>
              </table:table-cell>
              <table:table-cell office:value-type="float" office:value="98.3386">
                <text:p>98.3386</text:p>
              </table:table-cell>
              <table:table-cell office:value-type="float" office:value="99.4216">
                <text:p>99.4216</text:p>
              </table:table-cell>
              <table:table-cell office:value-type="float" office:value="100.505">
                <text:p>100.505</text:p>
              </table:table-cell>
              <table:table-cell office:value-type="float" office:value="101.587">
                <text:p>101.587</text:p>
              </table:table-cell>
              <table:table-cell office:value-type="float" office:value="102.67">
                <text:p>102.67</text:p>
              </table:table-cell>
              <table:table-cell office:value-type="float" office:value="106.708">
                <text:p>106.708</text:p>
              </table:table-cell>
              <table:table-cell office:value-type="float" office:value="110.746">
                <text:p>110.746</text:p>
              </table:table-cell>
              <table:table-cell office:value-type="float" office:value="114.784">
                <text:p>114.784</text:p>
              </table:table-cell>
              <table:table-cell office:value-type="float" office:value="118.822">
                <text:p>118.822</text:p>
              </table:table-cell>
              <table:table-cell office:value-type="float" office:value="122.859">
                <text:p>122.859</text:p>
              </table:table-cell>
              <table:table-cell office:value-type="float" office:value="125.531">
                <text:p>125.531</text:p>
              </table:table-cell>
              <table:table-cell office:value-type="float" office:value="128.203">
                <text:p>128.203</text:p>
              </table:table-cell>
              <table:table-cell office:value-type="float" office:value="130.876">
                <text:p>130.876</text:p>
              </table:table-cell>
              <table:table-cell office:value-type="float" office:value="133.548">
                <text:p>133.548</text:p>
              </table:table-cell>
              <table:table-cell office:value-type="float" office:value="136.22">
                <text:p>136.22</text:p>
              </table:table-cell>
              <table:table-cell office:value-type="float" office:value="140.024">
                <text:p>140.024</text:p>
              </table:table-cell>
              <table:table-cell office:value-type="float" office:value="143.828">
                <text:p>143.828</text:p>
              </table:table-cell>
              <table:table-cell office:value-type="float" office:value="147.632">
                <text:p>147.632</text:p>
              </table:table-cell>
              <table:table-cell office:value-type="float" office:value="151.436">
                <text:p>151.436</text:p>
              </table:table-cell>
              <table:table-cell office:value-type="float" office:value="155.24">
                <text:p>155.24</text:p>
              </table:table-cell>
              <table:table-cell office:value-type="float" office:value="157.852">
                <text:p>157.852</text:p>
              </table:table-cell>
              <table:table-cell office:value-type="float" office:value="160.464">
                <text:p>160.464</text:p>
              </table:table-cell>
              <table:table-cell office:value-type="float" office:value="163.075">
                <text:p>163.075</text:p>
              </table:table-cell>
              <table:table-cell office:value-type="float" office:value="165.687">
                <text:p>165.687</text:p>
              </table:table-cell>
              <table:table-cell office:value-type="float" office:value="168.299">
                <text:p>168.299</text:p>
              </table:table-cell>
              <table:table-cell office:value-type="float" office:value="170.435">
                <text:p>170.435</text:p>
              </table:table-cell>
              <table:table-cell office:value-type="float" office:value="172.571">
                <text:p>172.571</text:p>
              </table:table-cell>
              <table:table-cell office:value-type="float" office:value="174.708">
                <text:p>174.708</text:p>
              </table:table-cell>
              <table:table-cell office:value-type="float" office:value="176.844">
                <text:p>176.844</text:p>
              </table:table-cell>
              <table:table-cell office:value-type="float" office:value="178.98">
                <text:p>178.98</text:p>
              </table:table-cell>
              <table:table-cell office:value-type="float" office:value="181.417">
                <text:p>181.417</text:p>
              </table:table-cell>
              <table:table-cell office:value-type="float" office:value="183.853">
                <text:p>183.853</text:p>
              </table:table-cell>
              <table:table-cell office:value-type="float" office:value="186.29">
                <text:p>186.29</text:p>
              </table:table-cell>
              <table:table-cell office:value-type="float" office:value="188.727">
                <text:p>188.727</text:p>
              </table:table-cell>
              <table:table-cell office:value-type="float" office:value="191.163">
                <text:p>191.163</text:p>
              </table:table-cell>
              <table:table-cell office:value-type="float" office:value="192.703">
                <text:p>192.703</text:p>
              </table:table-cell>
              <table:table-cell office:value-type="float" office:value="194.242">
                <text:p>194.242</text:p>
              </table:table-cell>
              <table:table-cell office:value-type="float" office:value="195.782">
                <text:p>195.782</text:p>
              </table:table-cell>
              <table:table-cell office:value-type="float" office:value="197.322">
                <text:p>197.322</text:p>
              </table:table-cell>
              <table:table-cell office:value-type="float" office:value="198.861">
                <text:p>198.861</text:p>
              </table:table-cell>
              <table:table-cell office:value-type="float" office:value="200.063">
                <text:p>200.063</text:p>
              </table:table-cell>
              <table:table-cell office:value-type="float" office:value="201.265">
                <text:p>201.265</text:p>
              </table:table-cell>
              <table:table-cell office:value-type="float" office:value="202.466">
                <text:p>202.466</text:p>
              </table:table-cell>
              <table:table-cell office:value-type="float" office:value="203.668">
                <text:p>203.668</text:p>
              </table:table-cell>
              <table:table-cell office:value-type="float" office:value="204.87">
                <text:p>204.87</text:p>
              </table:table-cell>
              <table:table-cell office:value-type="float" office:value="205.517">
                <text:p>205.517</text:p>
              </table:table-cell>
              <table:table-cell office:value-type="float" office:value="206.165">
                <text:p>206.165</text:p>
              </table:table-cell>
              <table:table-cell office:value-type="float" office:value="206.813">
                <text:p>206.813</text:p>
              </table:table-cell>
              <table:table-cell office:value-type="float" office:value="207.461">
                <text:p>207.461</text:p>
              </table:table-cell>
              <table:table-cell office:value-type="float" office:value="208.109">
                <text:p>208.109</text:p>
              </table:table-cell>
              <table:table-cell office:value-type="float" office:value="208.792">
                <text:p>208.792</text:p>
              </table:table-cell>
              <table:table-cell office:value-type="float" office:value="209.476">
                <text:p>209.476</text:p>
              </table:table-cell>
              <table:table-cell office:value-type="float" office:value="210.159">
                <text:p>210.159</text:p>
              </table:table-cell>
              <table:table-cell office:value-type="float" office:value="210.842">
                <text:p>210.842</text:p>
              </table:table-cell>
              <table:table-cell office:value-type="float" office:value="211.526">
                <text:p>211.526</text:p>
              </table:table-cell>
              <table:table-cell office:value-type="float" office:value="211.872">
                <text:p>211.872</text:p>
              </table:table-cell>
              <table:table-cell office:value-type="float" office:value="212.218">
                <text:p>212.218</text:p>
              </table:table-cell>
              <table:table-cell office:value-type="float" office:value="212.564">
                <text:p>212.564</text:p>
              </table:table-cell>
              <table:table-cell office:value-type="float" office:value="212.91">
                <text:p>212.91</text:p>
              </table:table-cell>
              <table:table-cell office:value-type="float" office:value="213.256">
                <text:p>213.256</text:p>
              </table:table-cell>
              <table:table-cell office:value-type="float" office:value="213.934">
                <text:p>213.934</text:p>
              </table:table-cell>
              <table:table-cell office:value-type="float" office:value="214.612">
                <text:p>214.612</text:p>
              </table:table-cell>
              <table:table-cell office:value-type="float" office:value="215.29">
                <text:p>215.29</text:p>
              </table:table-cell>
              <table:table-cell office:value-type="float" office:value="215.968">
                <text:p>215.968</text:p>
              </table:table-cell>
              <table:table-cell office:value-type="float" office:value="216.646">
                <text:p>216.646</text:p>
              </table:table-cell>
              <table:table-cell office:value-type="float" office:value="217.153">
                <text:p>217.153</text:p>
              </table:table-cell>
              <table:table-cell office:value-type="float" office:value="217.659">
                <text:p>217.659</text:p>
              </table:table-cell>
              <table:table-cell office:value-type="float" office:value="218.165">
                <text:p>218.165</text:p>
              </table:table-cell>
              <table:table-cell office:value-type="float" office:value="218.671">
                <text:p>218.671</text:p>
              </table:table-cell>
              <table:table-cell office:value-type="float" office:value="219.177">
                <text:p>219.177</text:p>
              </table:table-cell>
              <table:table-cell office:value-type="float" office:value="219.325">
                <text:p>219.325</text:p>
              </table:table-cell>
              <table:table-cell office:value-type="float" office:value="219.474">
                <text:p>219.474</text:p>
              </table:table-cell>
              <table:table-cell office:value-type="float" office:value="219.622">
                <text:p>219.622</text:p>
              </table:table-cell>
              <table:table-cell office:value-type="float" office:value="219.77">
                <text:p>219.77</text:p>
              </table:table-cell>
              <table:table-cell office:value-type="float" office:value="219.919">
                <text:p>219.919</text:p>
              </table:table-cell>
              <table:table-cell office:value-type="float" office:value="218.36">
                <text:p>218.36</text:p>
              </table:table-cell>
              <table:table-cell office:value-type="float" office:value="216.801">
                <text:p>216.801</text:p>
              </table:table-cell>
              <table:table-cell office:value-type="float" office:value="215.242">
                <text:p>215.242</text:p>
              </table:table-cell>
              <table:table-cell office:value-type="float" office:value="213.683">
                <text:p>213.683</text:p>
              </table:table-cell>
              <table:table-cell office:value-type="float" office:value="212.124">
                <text:p>212.124</text:p>
              </table:table-cell>
              <table:table-cell office:value-type="float" office:value="213.068">
                <text:p>213.068</text:p>
              </table:table-cell>
              <table:table-cell office:value-type="float" office:value="214.012">
                <text:p>214.012</text:p>
              </table:table-cell>
              <table:table-cell office:value-type="float" office:value="214.956">
                <text:p>214.956</text:p>
              </table:table-cell>
              <table:table-cell office:value-type="float" office:value="215.9">
                <text:p>215.9</text:p>
              </table:table-cell>
              <table:table-cell office:value-type="float" office:value="216.844">
                <text:p>216.844</text:p>
              </table:table-cell>
              <table:table-cell office:value-type="float" office:value="216.873">
                <text:p>216.873</text:p>
              </table:table-cell>
              <table:table-cell office:value-type="float" office:value="216.902">
                <text:p>216.902</text:p>
              </table:table-cell>
              <table:table-cell office:value-type="float" office:value="216.931">
                <text:p>216.931</text:p>
              </table:table-cell>
              <table:table-cell office:value-type="float" office:value="216.96">
                <text:p>216.96</text:p>
              </table:table-cell>
              <table:table-cell office:value-type="float" office:value="216.989">
                <text:p>216.989</text:p>
              </table:table-cell>
              <table:table-cell office:value-type="float" office:value="218.214">
                <text:p>218.214</text:p>
              </table:table-cell>
              <table:table-cell office:value-type="float" office:value="219.439">
                <text:p>219.439</text:p>
              </table:table-cell>
              <table:table-cell office:value-type="float" office:value="220.664">
                <text:p>220.664</text:p>
              </table:table-cell>
              <table:table-cell office:value-type="float" office:value="221.889">
                <text:p>221.889</text:p>
              </table:table-cell>
              <table:table-cell office:value-type="float" office:value="223.114">
                <text:p>223.114</text:p>
              </table:table-cell>
              <table:table-cell office:value-type="float" office:value="221.845">
                <text:p>221.845</text:p>
              </table:table-cell>
              <table:table-cell office:value-type="float" office:value="220.575">
                <text:p>220.575</text:p>
              </table:table-cell>
              <table:table-cell office:value-type="float" office:value="219.305">
                <text:p>219.305</text:p>
              </table:table-cell>
              <table:table-cell office:value-type="float" office:value="218.036">
                <text:p>218.036</text:p>
              </table:table-cell>
              <table:table-cell office:value-type="float" office:value="216.766">
                <text:p>216.766</text:p>
              </table:table-cell>
              <table:table-cell office:value-type="float" office:value="216.092">
                <text:p>216.092</text:p>
              </table:table-cell>
              <table:table-cell office:value-type="float" office:value="215.419">
                <text:p>215.419</text:p>
              </table:table-cell>
              <table:table-cell office:value-type="float" office:value="214.746">
                <text:p>214.746</text:p>
              </table:table-cell>
              <table:table-cell office:value-type="float" office:value="214.072">
                <text:p>214.072</text:p>
              </table:table-cell>
              <table:table-cell office:value-type="float" office:value="213.399">
                <text:p>213.399</text:p>
              </table:table-cell>
              <table:table-cell office:value-type="float" office:value="211.721">
                <text:p>211.721</text:p>
              </table:table-cell>
              <table:table-cell office:value-type="float" office:value="210.043">
                <text:p>210.043</text:p>
              </table:table-cell>
              <table:table-cell office:value-type="float" office:value="208.365">
                <text:p>208.365</text:p>
              </table:table-cell>
              <table:table-cell office:value-type="float" office:value="206.688">
                <text:p>206.688</text:p>
              </table:table-cell>
              <table:table-cell office:value-type="float" office:value="205.01">
                <text:p>205.01</text:p>
              </table:table-cell>
              <table:table-cell office:value-type="float" office:value="204.294">
                <text:p>204.294</text:p>
              </table:table-cell>
              <table:table-cell office:value-type="float" office:value="203.579">
                <text:p>203.579</text:p>
              </table:table-cell>
              <table:table-cell office:value-type="float" office:value="202.864">
                <text:p>202.864</text:p>
              </table:table-cell>
              <table:table-cell office:value-type="float" office:value="202.149">
                <text:p>202.149</text:p>
              </table:table-cell>
              <table:table-cell office:value-type="float" office:value="201.433">
                <text:p>201.433</text:p>
              </table:table-cell>
              <table:table-cell office:value-type="float" office:value="202.136">
                <text:p>202.136</text:p>
              </table:table-cell>
              <table:table-cell office:value-type="float" office:value="202.838">
                <text:p>202.838</text:p>
              </table:table-cell>
              <table:table-cell office:value-type="float" office:value="203.541">
                <text:p>203.541</text:p>
              </table:table-cell>
              <table:table-cell office:value-type="float" office:value="204.244">
                <text:p>204.244</text:p>
              </table:table-cell>
              <table:table-cell office:value-type="float" office:value="204.946">
                <text:p>204.946</text:p>
              </table:table-cell>
              <table:table-cell office:value-type="float" office:value="206.815">
                <text:p>206.815</text:p>
              </table:table-cell>
              <table:table-cell office:value-type="float" office:value="208.683">
                <text:p>208.683</text:p>
              </table:table-cell>
              <table:table-cell office:value-type="float" office:value="210.552">
                <text:p>210.552</text:p>
              </table:table-cell>
              <table:table-cell office:value-type="float" office:value="212.421">
                <text:p>212.421</text:p>
              </table:table-cell>
              <table:table-cell office:value-type="float" office:value="214.289">
                <text:p>214.289</text:p>
              </table:table-cell>
              <table:table-cell office:value-type="float" office:value="216.223">
                <text:p>216.223</text:p>
              </table:table-cell>
              <table:table-cell office:value-type="float" office:value="218.156">
                <text:p>218.156</text:p>
              </table:table-cell>
              <table:table-cell office:value-type="float" office:value="220.09">
                <text:p>220.09</text:p>
              </table:table-cell>
              <table:table-cell office:value-type="float" office:value="222.023">
                <text:p>222.023</text:p>
              </table:table-cell>
              <table:table-cell office:value-type="float" office:value="223.957">
                <text:p>223.957</text:p>
              </table:table-cell>
              <table:table-cell office:value-type="float" office:value="225.197">
                <text:p>225.197</text:p>
              </table:table-cell>
              <table:table-cell office:value-type="float" office:value="226.438">
                <text:p>226.43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218.196">
                <text:p>218.196</text:p>
                <draw:g>
                  <svg:desc>Sheet2.B34:Sheet2.HF34</svg:desc>
                </draw:g>
              </table:table-cell>
              <table:table-cell office:value-type="float" office:value="223.968">
                <text:p>223.968</text:p>
              </table:table-cell>
              <table:table-cell office:value-type="float" office:value="229.741">
                <text:p>229.741</text:p>
              </table:table-cell>
              <table:table-cell office:value-type="float" office:value="235.514">
                <text:p>235.514</text:p>
              </table:table-cell>
              <table:table-cell office:value-type="float" office:value="241.286">
                <text:p>241.286</text:p>
              </table:table-cell>
              <table:table-cell office:value-type="float" office:value="247.059">
                <text:p>247.059</text:p>
              </table:table-cell>
              <table:table-cell office:value-type="float" office:value="250.053">
                <text:p>250.053</text:p>
              </table:table-cell>
              <table:table-cell office:value-type="float" office:value="253.047">
                <text:p>253.047</text:p>
              </table:table-cell>
              <table:table-cell office:value-type="float" office:value="256.042">
                <text:p>256.042</text:p>
              </table:table-cell>
              <table:table-cell office:value-type="float" office:value="259.036">
                <text:p>259.036</text:p>
              </table:table-cell>
              <table:table-cell office:value-type="float" office:value="262.03">
                <text:p>262.03</text:p>
              </table:table-cell>
              <table:table-cell office:value-type="float" office:value="262.772">
                <text:p>262.772</text:p>
              </table:table-cell>
              <table:table-cell office:value-type="float" office:value="263.514">
                <text:p>263.514</text:p>
              </table:table-cell>
              <table:table-cell office:value-type="float" office:value="264.256">
                <text:p>264.256</text:p>
              </table:table-cell>
              <table:table-cell office:value-type="float" office:value="264.998">
                <text:p>264.998</text:p>
              </table:table-cell>
              <table:table-cell office:value-type="float" office:value="265.74">
                <text:p>265.74</text:p>
              </table:table-cell>
              <table:table-cell office:value-type="float" office:value="263.722">
                <text:p>263.722</text:p>
              </table:table-cell>
              <table:table-cell office:value-type="float" office:value="261.705">
                <text:p>261.705</text:p>
              </table:table-cell>
              <table:table-cell office:value-type="float" office:value="259.687">
                <text:p>259.687</text:p>
              </table:table-cell>
              <table:table-cell office:value-type="float" office:value="257.669">
                <text:p>257.669</text:p>
              </table:table-cell>
              <table:table-cell office:value-type="float" office:value="255.652">
                <text:p>255.652</text:p>
              </table:table-cell>
              <table:table-cell office:value-type="float" office:value="250.355">
                <text:p>250.355</text:p>
              </table:table-cell>
              <table:table-cell office:value-type="float" office:value="245.059">
                <text:p>245.059</text:p>
              </table:table-cell>
              <table:table-cell office:value-type="float" office:value="239.762">
                <text:p>239.762</text:p>
              </table:table-cell>
              <table:table-cell office:value-type="float" office:value="234.466">
                <text:p>234.466</text:p>
              </table:table-cell>
              <table:table-cell office:value-type="float" office:value="229.169">
                <text:p>229.169</text:p>
              </table:table-cell>
              <table:table-cell office:value-type="float" office:value="221.621">
                <text:p>221.621</text:p>
              </table:table-cell>
              <table:table-cell office:value-type="float" office:value="214.074">
                <text:p>214.074</text:p>
              </table:table-cell>
              <table:table-cell office:value-type="float" office:value="206.526">
                <text:p>206.526</text:p>
              </table:table-cell>
              <table:table-cell office:value-type="float" office:value="198.978">
                <text:p>198.978</text:p>
              </table:table-cell>
              <table:table-cell office:value-type="float" office:value="191.43">
                <text:p>191.43</text:p>
              </table:table-cell>
              <table:table-cell office:value-type="float" office:value="182.468">
                <text:p>182.468</text:p>
              </table:table-cell>
              <table:table-cell office:value-type="float" office:value="173.507">
                <text:p>173.507</text:p>
              </table:table-cell>
              <table:table-cell office:value-type="float" office:value="164.546">
                <text:p>164.546</text:p>
              </table:table-cell>
              <table:table-cell office:value-type="float" office:value="155.584">
                <text:p>155.584</text:p>
              </table:table-cell>
              <table:table-cell office:value-type="float" office:value="146.623">
                <text:p>146.623</text:p>
              </table:table-cell>
              <table:table-cell office:value-type="float" office:value="139.52">
                <text:p>139.52</text:p>
              </table:table-cell>
              <table:table-cell office:value-type="float" office:value="132.418">
                <text:p>132.418</text:p>
              </table:table-cell>
              <table:table-cell office:value-type="float" office:value="125.316">
                <text:p>125.316</text:p>
              </table:table-cell>
              <table:table-cell office:value-type="float" office:value="118.213">
                <text:p>118.213</text:p>
              </table:table-cell>
              <table:table-cell office:value-type="float" office:value="111.111">
                <text:p>111.111</text:p>
              </table:table-cell>
              <table:table-cell office:value-type="float" office:value="106.429">
                <text:p>106.429</text:p>
              </table:table-cell>
              <table:table-cell office:value-type="float" office:value="101.747">
                <text:p>101.747</text:p>
              </table:table-cell>
              <table:table-cell office:value-type="float" office:value="97.0654">
                <text:p>97.0654</text:p>
              </table:table-cell>
              <table:table-cell office:value-type="float" office:value="92.3836">
                <text:p>92.3836</text:p>
              </table:table-cell>
              <table:table-cell office:value-type="float" office:value="87.7017">
                <text:p>87.7017</text:p>
              </table:table-cell>
              <table:table-cell office:value-type="float" office:value="84.7819">
                <text:p>84.7819</text:p>
              </table:table-cell>
              <table:table-cell office:value-type="float" office:value="81.862">
                <text:p>81.862</text:p>
              </table:table-cell>
              <table:table-cell office:value-type="float" office:value="78.9422">
                <text:p>78.9422</text:p>
              </table:table-cell>
              <table:table-cell office:value-type="float" office:value="76.0224">
                <text:p>76.0224</text:p>
              </table:table-cell>
              <table:table-cell office:value-type="float" office:value="73.1025">
                <text:p>73.1025</text:p>
              </table:table-cell>
              <table:table-cell office:value-type="float" office:value="72.4099">
                <text:p>72.4099</text:p>
              </table:table-cell>
              <table:table-cell office:value-type="float" office:value="71.7174">
                <text:p>71.7174</text:p>
              </table:table-cell>
              <table:table-cell office:value-type="float" office:value="71.0248">
                <text:p>71.0248</text:p>
              </table:table-cell>
              <table:table-cell office:value-type="float" office:value="70.3322">
                <text:p>70.3322</text:p>
              </table:table-cell>
              <table:table-cell office:value-type="float" office:value="69.6396">
                <text:p>69.6396</text:p>
              </table:table-cell>
              <table:table-cell office:value-type="float" office:value="70.7014">
                <text:p>70.7014</text:p>
              </table:table-cell>
              <table:table-cell office:value-type="float" office:value="71.7632">
                <text:p>71.7632</text:p>
              </table:table-cell>
              <table:table-cell office:value-type="float" office:value="72.825">
                <text:p>72.825</text:p>
              </table:table-cell>
              <table:table-cell office:value-type="float" office:value="73.8868">
                <text:p>73.8868</text:p>
              </table:table-cell>
              <table:table-cell office:value-type="float" office:value="74.9486">
                <text:p>74.9486</text:p>
              </table:table-cell>
              <table:table-cell office:value-type="float" office:value="75.1205">
                <text:p>75.1205</text:p>
              </table:table-cell>
              <table:table-cell office:value-type="float" office:value="75.2924">
                <text:p>75.2924</text:p>
              </table:table-cell>
              <table:table-cell office:value-type="float" office:value="75.4644">
                <text:p>75.4644</text:p>
              </table:table-cell>
              <table:table-cell office:value-type="float" office:value="75.6363">
                <text:p>75.6363</text:p>
              </table:table-cell>
              <table:table-cell office:value-type="float" office:value="75.8082">
                <text:p>75.8082</text:p>
              </table:table-cell>
              <table:table-cell office:value-type="float" office:value="77.8605">
                <text:p>77.8605</text:p>
              </table:table-cell>
              <table:table-cell office:value-type="float" office:value="79.9128">
                <text:p>79.9128</text:p>
              </table:table-cell>
              <table:table-cell office:value-type="float" office:value="81.9652">
                <text:p>81.9652</text:p>
              </table:table-cell>
              <table:table-cell office:value-type="float" office:value="84.0175">
                <text:p>84.0175</text:p>
              </table:table-cell>
              <table:table-cell office:value-type="float" office:value="86.0698">
                <text:p>86.0698</text:p>
              </table:table-cell>
              <table:table-cell office:value-type="float" office:value="87.3384">
                <text:p>87.3384</text:p>
              </table:table-cell>
              <table:table-cell office:value-type="float" office:value="88.607">
                <text:p>88.607</text:p>
              </table:table-cell>
              <table:table-cell office:value-type="float" office:value="89.8756">
                <text:p>89.8756</text:p>
              </table:table-cell>
              <table:table-cell office:value-type="float" office:value="91.1442">
                <text:p>91.1442</text:p>
              </table:table-cell>
              <table:table-cell office:value-type="float" office:value="92.4127">
                <text:p>92.4127</text:p>
              </table:table-cell>
              <table:table-cell office:value-type="float" office:value="94.3299">
                <text:p>94.3299</text:p>
              </table:table-cell>
              <table:table-cell office:value-type="float" office:value="96.247">
                <text:p>96.247</text:p>
              </table:table-cell>
              <table:table-cell office:value-type="float" office:value="98.1641">
                <text:p>98.1641</text:p>
              </table:table-cell>
              <table:table-cell office:value-type="float" office:value="100.081">
                <text:p>100.081</text:p>
              </table:table-cell>
              <table:table-cell office:value-type="float" office:value="101.998">
                <text:p>101.998</text:p>
              </table:table-cell>
              <table:table-cell office:value-type="float" office:value="103.248">
                <text:p>103.248</text:p>
              </table:table-cell>
              <table:table-cell office:value-type="float" office:value="104.498">
                <text:p>104.498</text:p>
              </table:table-cell>
              <table:table-cell office:value-type="float" office:value="105.748">
                <text:p>105.748</text:p>
              </table:table-cell>
              <table:table-cell office:value-type="float" office:value="106.997">
                <text:p>106.997</text:p>
              </table:table-cell>
              <table:table-cell office:value-type="float" office:value="108.247">
                <text:p>108.247</text:p>
              </table:table-cell>
              <table:table-cell office:value-type="float" office:value="110.168">
                <text:p>110.168</text:p>
              </table:table-cell>
              <table:table-cell office:value-type="float" office:value="112.088">
                <text:p>112.088</text:p>
              </table:table-cell>
              <table:table-cell office:value-type="float" office:value="114.008">
                <text:p>114.008</text:p>
              </table:table-cell>
              <table:table-cell office:value-type="float" office:value="115.929">
                <text:p>115.929</text:p>
              </table:table-cell>
              <table:table-cell office:value-type="float" office:value="117.849">
                <text:p>117.849</text:p>
              </table:table-cell>
              <table:table-cell office:value-type="float" office:value="120.106">
                <text:p>120.106</text:p>
              </table:table-cell>
              <table:table-cell office:value-type="float" office:value="122.362">
                <text:p>122.362</text:p>
              </table:table-cell>
              <table:table-cell office:value-type="float" office:value="124.619">
                <text:p>124.619</text:p>
              </table:table-cell>
              <table:table-cell office:value-type="float" office:value="126.875">
                <text:p>126.875</text:p>
              </table:table-cell>
              <table:table-cell office:value-type="float" office:value="129.132">
                <text:p>129.132</text:p>
              </table:table-cell>
              <table:table-cell office:value-type="float" office:value="131.364">
                <text:p>131.364</text:p>
              </table:table-cell>
              <table:table-cell office:value-type="float" office:value="133.597">
                <text:p>133.597</text:p>
              </table:table-cell>
              <table:table-cell office:value-type="float" office:value="135.83">
                <text:p>135.83</text:p>
              </table:table-cell>
              <table:table-cell office:value-type="float" office:value="138.062">
                <text:p>138.062</text:p>
              </table:table-cell>
              <table:table-cell office:value-type="float" office:value="140.295">
                <text:p>140.295</text:p>
              </table:table-cell>
              <table:table-cell office:value-type="float" office:value="142.984">
                <text:p>142.984</text:p>
              </table:table-cell>
              <table:table-cell office:value-type="float" office:value="145.674">
                <text:p>145.674</text:p>
              </table:table-cell>
              <table:table-cell office:value-type="float" office:value="148.363">
                <text:p>148.363</text:p>
              </table:table-cell>
              <table:table-cell office:value-type="float" office:value="151.052">
                <text:p>151.052</text:p>
              </table:table-cell>
              <table:table-cell office:value-type="float" office:value="153.741">
                <text:p>153.741</text:p>
              </table:table-cell>
              <table:table-cell office:value-type="float" office:value="155.984">
                <text:p>155.984</text:p>
              </table:table-cell>
              <table:table-cell office:value-type="float" office:value="158.226">
                <text:p>158.226</text:p>
              </table:table-cell>
              <table:table-cell office:value-type="float" office:value="160.469">
                <text:p>160.469</text:p>
              </table:table-cell>
              <table:table-cell office:value-type="float" office:value="162.711">
                <text:p>162.711</text:p>
              </table:table-cell>
              <table:table-cell office:value-type="float" office:value="164.953">
                <text:p>164.953</text:p>
              </table:table-cell>
              <table:table-cell office:value-type="float" office:value="167.774">
                <text:p>167.774</text:p>
              </table:table-cell>
              <table:table-cell office:value-type="float" office:value="170.594">
                <text:p>170.594</text:p>
              </table:table-cell>
              <table:table-cell office:value-type="float" office:value="173.415">
                <text:p>173.415</text:p>
              </table:table-cell>
              <table:table-cell office:value-type="float" office:value="176.235">
                <text:p>176.235</text:p>
              </table:table-cell>
              <table:table-cell office:value-type="float" office:value="179.055">
                <text:p>179.055</text:p>
              </table:table-cell>
              <table:table-cell office:value-type="float" office:value="180.102">
                <text:p>180.102</text:p>
              </table:table-cell>
              <table:table-cell office:value-type="float" office:value="181.148">
                <text:p>181.148</text:p>
              </table:table-cell>
              <table:table-cell office:value-type="float" office:value="182.195">
                <text:p>182.195</text:p>
              </table:table-cell>
              <table:table-cell office:value-type="float" office:value="183.241">
                <text:p>183.241</text:p>
              </table:table-cell>
              <table:table-cell office:value-type="float" office:value="184.288">
                <text:p>184.288</text:p>
              </table:table-cell>
              <table:table-cell office:value-type="float" office:value="185.784">
                <text:p>185.784</text:p>
              </table:table-cell>
              <table:table-cell office:value-type="float" office:value="187.281">
                <text:p>187.281</text:p>
              </table:table-cell>
              <table:table-cell office:value-type="float" office:value="188.778">
                <text:p>188.778</text:p>
              </table:table-cell>
              <table:table-cell office:value-type="float" office:value="190.274">
                <text:p>190.274</text:p>
              </table:table-cell>
              <table:table-cell office:value-type="float" office:value="191.771">
                <text:p>191.771</text:p>
              </table:table-cell>
              <table:table-cell office:value-type="float" office:value="192.917">
                <text:p>192.917</text:p>
              </table:table-cell>
              <table:table-cell office:value-type="float" office:value="194.063">
                <text:p>194.063</text:p>
              </table:table-cell>
              <table:table-cell office:value-type="float" office:value="195.208">
                <text:p>195.208</text:p>
              </table:table-cell>
              <table:table-cell office:value-type="float" office:value="196.354">
                <text:p>196.354</text:p>
              </table:table-cell>
              <table:table-cell office:value-type="float" office:value="197.5">
                <text:p>197.5</text:p>
              </table:table-cell>
              <table:table-cell office:value-type="float" office:value="198.586">
                <text:p>198.586</text:p>
              </table:table-cell>
              <table:table-cell office:value-type="float" office:value="199.672">
                <text:p>199.672</text:p>
              </table:table-cell>
              <table:table-cell office:value-type="float" office:value="200.758">
                <text:p>200.758</text:p>
              </table:table-cell>
              <table:table-cell office:value-type="float" office:value="201.844">
                <text:p>201.844</text:p>
              </table:table-cell>
              <table:table-cell office:value-type="float" office:value="202.93">
                <text:p>202.93</text:p>
              </table:table-cell>
              <table:table-cell office:value-type="float" office:value="203.487">
                <text:p>203.487</text:p>
              </table:table-cell>
              <table:table-cell office:value-type="float" office:value="204.044">
                <text:p>204.044</text:p>
              </table:table-cell>
              <table:table-cell office:value-type="float" office:value="204.602">
                <text:p>204.602</text:p>
              </table:table-cell>
              <table:table-cell office:value-type="float" office:value="205.159">
                <text:p>205.159</text:p>
              </table:table-cell>
              <table:table-cell office:value-type="float" office:value="205.717">
                <text:p>205.717</text:p>
              </table:table-cell>
              <table:table-cell office:value-type="float" office:value="206.06">
                <text:p>206.06</text:p>
              </table:table-cell>
              <table:table-cell office:value-type="float" office:value="206.404">
                <text:p>206.404</text:p>
              </table:table-cell>
              <table:table-cell office:value-type="float" office:value="206.747">
                <text:p>206.747</text:p>
              </table:table-cell>
              <table:table-cell office:value-type="float" office:value="207.09">
                <text:p>207.09</text:p>
              </table:table-cell>
              <table:table-cell office:value-type="float" office:value="207.434">
                <text:p>207.434</text:p>
              </table:table-cell>
              <table:table-cell office:value-type="float" office:value="207.609">
                <text:p>207.609</text:p>
              </table:table-cell>
              <table:table-cell office:value-type="float" office:value="207.783">
                <text:p>207.783</text:p>
              </table:table-cell>
              <table:table-cell office:value-type="float" office:value="207.958">
                <text:p>207.958</text:p>
              </table:table-cell>
              <table:table-cell office:value-type="float" office:value="208.133">
                <text:p>208.133</text:p>
              </table:table-cell>
              <table:table-cell office:value-type="float" office:value="208.307">
                <text:p>208.307</text:p>
              </table:table-cell>
              <table:table-cell office:value-type="float" office:value="207.907">
                <text:p>207.907</text:p>
              </table:table-cell>
              <table:table-cell office:value-type="float" office:value="207.507">
                <text:p>207.507</text:p>
              </table:table-cell>
              <table:table-cell office:value-type="float" office:value="207.106">
                <text:p>207.106</text:p>
              </table:table-cell>
              <table:table-cell office:value-type="float" office:value="206.706">
                <text:p>206.706</text:p>
              </table:table-cell>
              <table:table-cell office:value-type="float" office:value="206.306">
                <text:p>206.306</text:p>
              </table:table-cell>
              <table:table-cell office:value-type="float" office:value="206.521">
                <text:p>206.521</text:p>
              </table:table-cell>
              <table:table-cell office:value-type="float" office:value="206.736">
                <text:p>206.736</text:p>
              </table:table-cell>
              <table:table-cell office:value-type="float" office:value="206.951">
                <text:p>206.951</text:p>
              </table:table-cell>
              <table:table-cell office:value-type="float" office:value="207.166">
                <text:p>207.166</text:p>
              </table:table-cell>
              <table:table-cell office:value-type="float" office:value="207.381">
                <text:p>207.381</text:p>
              </table:table-cell>
              <table:table-cell office:value-type="float" office:value="207.882">
                <text:p>207.882</text:p>
              </table:table-cell>
              <table:table-cell office:value-type="float" office:value="208.383">
                <text:p>208.383</text:p>
              </table:table-cell>
              <table:table-cell office:value-type="float" office:value="208.884">
                <text:p>208.884</text:p>
              </table:table-cell>
              <table:table-cell office:value-type="float" office:value="209.386">
                <text:p>209.386</text:p>
              </table:table-cell>
              <table:table-cell office:value-type="float" office:value="209.887">
                <text:p>209.887</text:p>
              </table:table-cell>
              <table:table-cell office:value-type="float" office:value="210.004">
                <text:p>210.004</text:p>
              </table:table-cell>
              <table:table-cell office:value-type="float" office:value="210.121">
                <text:p>210.121</text:p>
              </table:table-cell>
              <table:table-cell office:value-type="float" office:value="210.238">
                <text:p>210.238</text:p>
              </table:table-cell>
              <table:table-cell office:value-type="float" office:value="210.355">
                <text:p>210.355</text:p>
              </table:table-cell>
              <table:table-cell office:value-type="float" office:value="210.473">
                <text:p>210.473</text:p>
              </table:table-cell>
              <table:table-cell office:value-type="float" office:value="210.758">
                <text:p>210.758</text:p>
              </table:table-cell>
              <table:table-cell office:value-type="float" office:value="211.043">
                <text:p>211.043</text:p>
              </table:table-cell>
              <table:table-cell office:value-type="float" office:value="211.328">
                <text:p>211.328</text:p>
              </table:table-cell>
              <table:table-cell office:value-type="float" office:value="211.613">
                <text:p>211.613</text:p>
              </table:table-cell>
              <table:table-cell office:value-type="float" office:value="211.898">
                <text:p>211.898</text:p>
              </table:table-cell>
              <table:table-cell office:value-type="float" office:value="211.42">
                <text:p>211.42</text:p>
              </table:table-cell>
              <table:table-cell office:value-type="float" office:value="210.942">
                <text:p>210.942</text:p>
              </table:table-cell>
              <table:table-cell office:value-type="float" office:value="210.464">
                <text:p>210.464</text:p>
              </table:table-cell>
              <table:table-cell office:value-type="float" office:value="209.986">
                <text:p>209.986</text:p>
              </table:table-cell>
              <table:table-cell office:value-type="float" office:value="209.508">
                <text:p>209.508</text:p>
              </table:table-cell>
              <table:table-cell office:value-type="float" office:value="208.405">
                <text:p>208.405</text:p>
              </table:table-cell>
              <table:table-cell office:value-type="float" office:value="207.302">
                <text:p>207.302</text:p>
              </table:table-cell>
              <table:table-cell office:value-type="float" office:value="206.2">
                <text:p>206.2</text:p>
              </table:table-cell>
              <table:table-cell office:value-type="float" office:value="205.097">
                <text:p>205.097</text:p>
              </table:table-cell>
              <table:table-cell office:value-type="float" office:value="203.994">
                <text:p>203.994</text:p>
              </table:table-cell>
              <table:table-cell office:value-type="float" office:value="205.386">
                <text:p>205.386</text:p>
              </table:table-cell>
              <table:table-cell office:value-type="float" office:value="206.777">
                <text:p>206.777</text:p>
              </table:table-cell>
              <table:table-cell office:value-type="float" office:value="208.169">
                <text:p>208.169</text:p>
              </table:table-cell>
              <table:table-cell office:value-type="float" office:value="209.56">
                <text:p>209.56</text:p>
              </table:table-cell>
              <table:table-cell office:value-type="float" office:value="210.952">
                <text:p>210.952</text:p>
              </table:table-cell>
              <table:table-cell office:value-type="float" office:value="212.097">
                <text:p>212.097</text:p>
              </table:table-cell>
              <table:table-cell office:value-type="float" office:value="213.243">
                <text:p>213.243</text:p>
              </table:table-cell>
              <table:table-cell office:value-type="float" office:value="214.388">
                <text:p>214.388</text:p>
              </table:table-cell>
              <table:table-cell office:value-type="float" office:value="215.534">
                <text:p>215.534</text:p>
              </table:table-cell>
              <table:table-cell office:value-type="float" office:value="216.679">
                <text:p>216.679</text:p>
              </table:table-cell>
              <table:table-cell office:value-type="float" office:value="217.844">
                <text:p>217.844</text:p>
              </table:table-cell>
              <table:table-cell office:value-type="float" office:value="219.008">
                <text:p>219.008</text:p>
              </table:table-cell>
              <table:table-cell office:value-type="float" office:value="220.173">
                <text:p>220.173</text:p>
              </table:table-cell>
              <table:table-cell office:value-type="float" office:value="221.337">
                <text:p>221.337</text:p>
              </table:table-cell>
              <table:table-cell office:value-type="float" office:value="222.502">
                <text:p>222.502</text:p>
              </table:table-cell>
              <table:table-cell office:value-type="float" office:value="224.069">
                <text:p>224.069</text:p>
              </table:table-cell>
              <table:table-cell office:value-type="float" office:value="225.635">
                <text:p>225.635</text:p>
              </table:table-cell>
              <table:table-cell office:value-type="float" office:value="227.202">
                <text:p>227.202</text:p>
              </table:table-cell>
              <table:table-cell office:value-type="float" office:value="228.769">
                <text:p>228.769</text:p>
              </table:table-cell>
              <table:table-cell office:value-type="float" office:value="230.336">
                <text:p>230.336</text:p>
              </table:table-cell>
              <table:table-cell office:value-type="float" office:value="231.628">
                <text:p>231.628</text:p>
              </table:table-cell>
              <table:table-cell office:value-type="float" office:value="232.921">
                <text:p>232.921</text:p>
              </table:table-cell>
              <table:table-cell office:value-type="float" office:value="234.214">
                <text:p>234.214</text:p>
              </table:table-cell>
              <table:table-cell office:value-type="float" office:value="235.507">
                <text:p>235.507</text:p>
              </table:table-cell>
              <table:table-cell office:value-type="float" office:value="236.8">
                <text:p>236.8</text:p>
              </table:table-cell>
              <table:table-cell office:value-type="float" office:value="237.211">
                <text:p>237.211</text:p>
              </table:table-cell>
              <table:table-cell office:value-type="float" office:value="237.622">
                <text:p>237.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3.508cm" svg:y="3.457cm" style:legend-expansion="high" chart:style-name="ch2"/>
        <chart:plot-area chart:style-name="ch3" table:cell-range-address="Sheet2.B6:Sheet2.HF7 Sheet2.A7:Sheet2.A7 Sheet2.B16:Sheet2.HF16 Sheet2.B25:Sheet2.HF25 Sheet2.B34:Sheet2.HF34" chart:data-source-has-labels="column" svg:x="1.459cm" svg:y="0.424cm" svg:width="12.922cm" svg:height="8.642cm">
          <chartooo:coordinate-region svg:x="2.267cm" svg:y="0.623cm" svg:width="11.83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7:Sheet2.HF7" chart:label-cell-address="Sheet2.A7:Sheet2.A7" chart:class="chart:scatter">
            <chart:domain table:cell-range-address="Sheet2.B6:Sheet2.HF6"/>
            <chart:data-point chart:repeated="213"/>
          </chart:series>
          <chart:series chart:style-name="ch7" chart:values-cell-range-address="Sheet2.B16:Sheet2.HF16" chart:class="chart:scatter">
            <chart:data-point chart:repeated="213"/>
          </chart:series>
          <chart:series chart:style-name="ch8" chart:values-cell-range-address="Sheet2.B25:Sheet2.HF25" chart:class="chart:scatter">
            <chart:data-point chart:repeated="213"/>
          </chart:series>
          <chart:series chart:style-name="ch9" chart:values-cell-range-address="Sheet2.B34:Sheet2.HF34" chart:class="chart:scatter">
            <chart:data-point chart:repeated="2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600">
                <text:p>600</text:p>
                <draw:g>
                  <svg:desc>Sheet2.B6:Sheet2.HF6</svg:desc>
                </draw:g>
              </table:table-cell>
              <table:table-cell office:value-type="float" office:value="601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28">
                <text:p>728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4">
                <text:p>734</text:p>
              </table:table-cell>
              <table:table-cell office:value-type="float" office:value="735">
                <text:p>735</text:p>
              </table:table-cell>
              <table:table-cell office:value-type="float" office:value="736">
                <text:p>736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742">
                <text:p>742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5">
                <text:p>745</text:p>
              </table:table-cell>
              <table:table-cell office:value-type="float" office:value="746">
                <text:p>746</text:p>
              </table:table-cell>
              <table:table-cell office:value-type="float" office:value="747">
                <text:p>747</text:p>
              </table:table-cell>
              <table:table-cell office:value-type="float" office:value="748">
                <text:p>748</text:p>
              </table:table-cell>
              <table:table-cell office:value-type="float" office:value="749">
                <text:p>749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52">
                <text:p>752</text:p>
              </table:table-cell>
              <table:table-cell office:value-type="float" office:value="753">
                <text:p>753</text:p>
              </table:table-cell>
              <table:table-cell office:value-type="float" office:value="754">
                <text:p>754</text:p>
              </table:table-cell>
              <table:table-cell office:value-type="float" office:value="755">
                <text:p>755</text:p>
              </table:table-cell>
              <table:table-cell office:value-type="float" office:value="756">
                <text:p>756</text:p>
              </table:table-cell>
              <table:table-cell office:value-type="float" office:value="757">
                <text:p>757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60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762">
                <text:p>762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  <table:table-cell office:value-type="float" office:value="766">
                <text:p>766</text:p>
              </table:table-cell>
              <table:table-cell office:value-type="float" office:value="767">
                <text:p>767</text:p>
              </table:table-cell>
              <table:table-cell office:value-type="float" office:value="768">
                <text:p>768</text:p>
              </table:table-cell>
              <table:table-cell office:value-type="float" office:value="769">
                <text:p>769</text:p>
              </table:table-cell>
              <table:table-cell office:value-type="float" office:value="770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772">
                <text:p>772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5">
                <text:p>775</text:p>
              </table:table-cell>
              <table:table-cell office:value-type="float" office:value="776">
                <text:p>776</text:p>
              </table:table-cell>
              <table:table-cell office:value-type="float" office:value="777">
                <text:p>777</text:p>
              </table:table-cell>
              <table:table-cell office:value-type="float" office:value="778">
                <text:p>778</text:p>
              </table:table-cell>
              <table:table-cell office:value-type="float" office:value="779">
                <text:p>779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783">
                <text:p>783</text:p>
              </table:table-cell>
              <table:table-cell office:value-type="float" office:value="784">
                <text:p>784</text:p>
              </table:table-cell>
              <table:table-cell office:value-type="float" office:value="785">
                <text:p>785</text:p>
              </table:table-cell>
              <table:table-cell office:value-type="float" office:value="786">
                <text:p>786</text:p>
              </table:table-cell>
              <table:table-cell office:value-type="float" office:value="787">
                <text:p>787</text:p>
              </table:table-cell>
              <table:table-cell office:value-type="float" office:value="788">
                <text:p>788</text:p>
              </table:table-cell>
              <table:table-cell office:value-type="float" office:value="789">
                <text:p>789</text:p>
              </table:table-cell>
              <table:table-cell office:value-type="float" office:value="790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792">
                <text:p>792</text:p>
              </table:table-cell>
              <table:table-cell office:value-type="float" office:value="793">
                <text:p>793</text:p>
              </table:table-cell>
              <table:table-cell office:value-type="float" office:value="794">
                <text:p>794</text:p>
              </table:table-cell>
              <table:table-cell office:value-type="float" office:value="795">
                <text:p>795</text:p>
              </table:table-cell>
              <table:table-cell office:value-type="float" office:value="796">
                <text:p>796</text:p>
              </table:table-cell>
              <table:table-cell office:value-type="float" office:value="797">
                <text:p>797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800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802">
                <text:p>802</text:p>
              </table:table-cell>
              <table:table-cell office:value-type="float" office:value="803">
                <text:p>803</text:p>
              </table:table-cell>
              <table:table-cell office:value-type="float" office:value="804">
                <text:p>804</text:p>
              </table:table-cell>
              <table:table-cell office:value-type="float" office:value="805">
                <text:p>805</text:p>
              </table:table-cell>
              <table:table-cell office:value-type="float" office:value="806">
                <text:p>806</text:p>
              </table:table-cell>
              <table:table-cell office:value-type="float" office:value="807">
                <text:p>807</text:p>
              </table:table-cell>
              <table:table-cell office:value-type="float" office:value="808">
                <text:p>808</text:p>
              </table:table-cell>
              <table:table-cell office:value-type="float" office:value="809">
                <text:p>809</text:p>
              </table:table-cell>
              <table:table-cell office:value-type="float" office:value="810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#power</text:p>
                <draw:g>
                  <svg:desc>Sheet2.A7:Sheet2.A7</svg:desc>
                </draw:g>
              </table:table-cell>
              <table:table-cell office:value-type="float" office:value="185.29">
                <text:p>185.29</text:p>
                <draw:g>
                  <svg:desc>Sheet2.B7:Sheet2.HF7</svg:desc>
                </draw:g>
              </table:table-cell>
              <table:table-cell office:value-type="float" office:value="189.994">
                <text:p>189.994</text:p>
              </table:table-cell>
              <table:table-cell office:value-type="float" office:value="194.699">
                <text:p>194.699</text:p>
              </table:table-cell>
              <table:table-cell office:value-type="float" office:value="199.404">
                <text:p>199.404</text:p>
              </table:table-cell>
              <table:table-cell office:value-type="float" office:value="204.108">
                <text:p>204.108</text:p>
              </table:table-cell>
              <table:table-cell office:value-type="float" office:value="208.813">
                <text:p>208.813</text:p>
              </table:table-cell>
              <table:table-cell office:value-type="float" office:value="212.559">
                <text:p>212.559</text:p>
              </table:table-cell>
              <table:table-cell office:value-type="float" office:value="216.306">
                <text:p>216.306</text:p>
              </table:table-cell>
              <table:table-cell office:value-type="float" office:value="220.052">
                <text:p>220.052</text:p>
              </table:table-cell>
              <table:table-cell office:value-type="float" office:value="223.799">
                <text:p>223.799</text:p>
              </table:table-cell>
              <table:table-cell office:value-type="float" office:value="227.545">
                <text:p>227.545</text:p>
              </table:table-cell>
              <table:table-cell office:value-type="float" office:value="229.226">
                <text:p>229.226</text:p>
              </table:table-cell>
              <table:table-cell office:value-type="float" office:value="230.908">
                <text:p>230.908</text:p>
              </table:table-cell>
              <table:table-cell office:value-type="float" office:value="232.589">
                <text:p>232.589</text:p>
              </table:table-cell>
              <table:table-cell office:value-type="float" office:value="234.27">
                <text:p>234.27</text:p>
              </table:table-cell>
              <table:table-cell office:value-type="float" office:value="235.952">
                <text:p>235.952</text:p>
              </table:table-cell>
              <table:table-cell office:value-type="float" office:value="233.754">
                <text:p>233.754</text:p>
              </table:table-cell>
              <table:table-cell office:value-type="float" office:value="231.556">
                <text:p>231.556</text:p>
              </table:table-cell>
              <table:table-cell office:value-type="float" office:value="229.358">
                <text:p>229.358</text:p>
              </table:table-cell>
              <table:table-cell office:value-type="float" office:value="227.16">
                <text:p>227.16</text:p>
              </table:table-cell>
              <table:table-cell office:value-type="float" office:value="224.962">
                <text:p>224.962</text:p>
              </table:table-cell>
              <table:table-cell office:value-type="float" office:value="220.257">
                <text:p>220.257</text:p>
              </table:table-cell>
              <table:table-cell office:value-type="float" office:value="215.551">
                <text:p>215.551</text:p>
              </table:table-cell>
              <table:table-cell office:value-type="float" office:value="210.846">
                <text:p>210.846</text:p>
              </table:table-cell>
              <table:table-cell office:value-type="float" office:value="206.141">
                <text:p>206.141</text:p>
              </table:table-cell>
              <table:table-cell office:value-type="float" office:value="201.435">
                <text:p>201.435</text:p>
              </table:table-cell>
              <table:table-cell office:value-type="float" office:value="194.997">
                <text:p>194.997</text:p>
              </table:table-cell>
              <table:table-cell office:value-type="float" office:value="188.559">
                <text:p>188.559</text:p>
              </table:table-cell>
              <table:table-cell office:value-type="float" office:value="182.121">
                <text:p>182.121</text:p>
              </table:table-cell>
              <table:table-cell office:value-type="float" office:value="175.683">
                <text:p>175.683</text:p>
              </table:table-cell>
              <table:table-cell office:value-type="float" office:value="169.245">
                <text:p>169.245</text:p>
              </table:table-cell>
              <table:table-cell office:value-type="float" office:value="161.015">
                <text:p>161.015</text:p>
              </table:table-cell>
              <table:table-cell office:value-type="float" office:value="152.785">
                <text:p>152.785</text:p>
              </table:table-cell>
              <table:table-cell office:value-type="float" office:value="144.554">
                <text:p>144.554</text:p>
              </table:table-cell>
              <table:table-cell office:value-type="float" office:value="136.324">
                <text:p>136.324</text:p>
              </table:table-cell>
              <table:table-cell office:value-type="float" office:value="128.094">
                <text:p>128.094</text:p>
              </table:table-cell>
              <table:table-cell office:value-type="float" office:value="121.515">
                <text:p>121.515</text:p>
              </table:table-cell>
              <table:table-cell office:value-type="float" office:value="114.935">
                <text:p>114.935</text:p>
              </table:table-cell>
              <table:table-cell office:value-type="float" office:value="108.356">
                <text:p>108.356</text:p>
              </table:table-cell>
              <table:table-cell office:value-type="float" office:value="101.776">
                <text:p>101.776</text:p>
              </table:table-cell>
              <table:table-cell office:value-type="float" office:value="95.1965">
                <text:p>95.1965</text:p>
              </table:table-cell>
              <table:table-cell office:value-type="float" office:value="90.6161">
                <text:p>90.6161</text:p>
              </table:table-cell>
              <table:table-cell office:value-type="float" office:value="86.0356">
                <text:p>86.0356</text:p>
              </table:table-cell>
              <table:table-cell office:value-type="float" office:value="81.4552">
                <text:p>81.4552</text:p>
              </table:table-cell>
              <table:table-cell office:value-type="float" office:value="76.8748">
                <text:p>76.8748</text:p>
              </table:table-cell>
              <table:table-cell office:value-type="float" office:value="72.2944">
                <text:p>72.2944</text:p>
              </table:table-cell>
              <table:table-cell office:value-type="float" office:value="69.4682">
                <text:p>69.4682</text:p>
              </table:table-cell>
              <table:table-cell office:value-type="float" office:value="66.6421">
                <text:p>66.6421</text:p>
              </table:table-cell>
              <table:table-cell office:value-type="float" office:value="63.8159">
                <text:p>63.8159</text:p>
              </table:table-cell>
              <table:table-cell office:value-type="float" office:value="60.9898">
                <text:p>60.9898</text:p>
              </table:table-cell>
              <table:table-cell office:value-type="float" office:value="58.1636">
                <text:p>58.1636</text:p>
              </table:table-cell>
              <table:table-cell office:value-type="float" office:value="57.3171">
                <text:p>57.3171</text:p>
              </table:table-cell>
              <table:table-cell office:value-type="float" office:value="56.4706">
                <text:p>56.4706</text:p>
              </table:table-cell>
              <table:table-cell office:value-type="float" office:value="55.6241">
                <text:p>55.6241</text:p>
              </table:table-cell>
              <table:table-cell office:value-type="float" office:value="54.7776">
                <text:p>54.7776</text:p>
              </table:table-cell>
              <table:table-cell office:value-type="float" office:value="53.9312">
                <text:p>53.9312</text:p>
              </table:table-cell>
              <table:table-cell office:value-type="float" office:value="55.5908">
                <text:p>55.5908</text:p>
              </table:table-cell>
              <table:table-cell office:value-type="float" office:value="57.2505">
                <text:p>57.2505</text:p>
              </table:table-cell>
              <table:table-cell office:value-type="float" office:value="58.9102">
                <text:p>58.9102</text:p>
              </table:table-cell>
              <table:table-cell office:value-type="float" office:value="60.5699">
                <text:p>60.5699</text:p>
              </table:table-cell>
              <table:table-cell office:value-type="float" office:value="62.2296">
                <text:p>62.2296</text:p>
              </table:table-cell>
              <table:table-cell office:value-type="float" office:value="62.1106">
                <text:p>62.1106</text:p>
              </table:table-cell>
              <table:table-cell office:value-type="float" office:value="61.9915">
                <text:p>61.9915</text:p>
              </table:table-cell>
              <table:table-cell office:value-type="float" office:value="61.8725">
                <text:p>61.8725</text:p>
              </table:table-cell>
              <table:table-cell office:value-type="float" office:value="61.7535">
                <text:p>61.7535</text:p>
              </table:table-cell>
              <table:table-cell office:value-type="float" office:value="61.6345">
                <text:p>61.6345</text:p>
              </table:table-cell>
              <table:table-cell office:value-type="float" office:value="63.6443">
                <text:p>63.6443</text:p>
              </table:table-cell>
              <table:table-cell office:value-type="float" office:value="65.654">
                <text:p>65.654</text:p>
              </table:table-cell>
              <table:table-cell office:value-type="float" office:value="67.6638">
                <text:p>67.6638</text:p>
              </table:table-cell>
              <table:table-cell office:value-type="float" office:value="69.6736">
                <text:p>69.6736</text:p>
              </table:table-cell>
              <table:table-cell office:value-type="float" office:value="71.6834">
                <text:p>71.6834</text:p>
              </table:table-cell>
              <table:table-cell office:value-type="float" office:value="73.3931">
                <text:p>73.3931</text:p>
              </table:table-cell>
              <table:table-cell office:value-type="float" office:value="75.1028">
                <text:p>75.1028</text:p>
              </table:table-cell>
              <table:table-cell office:value-type="float" office:value="76.8125">
                <text:p>76.8125</text:p>
              </table:table-cell>
              <table:table-cell office:value-type="float" office:value="78.5222">
                <text:p>78.5222</text:p>
              </table:table-cell>
              <table:table-cell office:value-type="float" office:value="80.2319">
                <text:p>80.2319</text:p>
              </table:table-cell>
              <table:table-cell office:value-type="float" office:value="82.3334">
                <text:p>82.3334</text:p>
              </table:table-cell>
              <table:table-cell office:value-type="float" office:value="84.4349">
                <text:p>84.4349</text:p>
              </table:table-cell>
              <table:table-cell office:value-type="float" office:value="86.5364">
                <text:p>86.5364</text:p>
              </table:table-cell>
              <table:table-cell office:value-type="float" office:value="88.6379">
                <text:p>88.6379</text:p>
              </table:table-cell>
              <table:table-cell office:value-type="float" office:value="90.7394">
                <text:p>90.7394</text:p>
              </table:table-cell>
              <table:table-cell office:value-type="float" office:value="92.9459">
                <text:p>92.9459</text:p>
              </table:table-cell>
              <table:table-cell office:value-type="float" office:value="95.1524">
                <text:p>95.1524</text:p>
              </table:table-cell>
              <table:table-cell office:value-type="float" office:value="97.359">
                <text:p>97.359</text:p>
              </table:table-cell>
              <table:table-cell office:value-type="float" office:value="99.5655">
                <text:p>99.5655</text:p>
              </table:table-cell>
              <table:table-cell office:value-type="float" office:value="101.772">
                <text:p>101.772</text:p>
              </table:table-cell>
              <table:table-cell office:value-type="float" office:value="104.474">
                <text:p>104.474</text:p>
              </table:table-cell>
              <table:table-cell office:value-type="float" office:value="107.176">
                <text:p>107.176</text:p>
              </table:table-cell>
              <table:table-cell office:value-type="float" office:value="109.878">
                <text:p>109.878</text:p>
              </table:table-cell>
              <table:table-cell office:value-type="float" office:value="112.58">
                <text:p>112.58</text:p>
              </table:table-cell>
              <table:table-cell office:value-type="float" office:value="115.282">
                <text:p>115.282</text:p>
              </table:table-cell>
              <table:table-cell office:value-type="float" office:value="117.984">
                <text:p>117.984</text:p>
              </table:table-cell>
              <table:table-cell office:value-type="float" office:value="120.687">
                <text:p>120.687</text:p>
              </table:table-cell>
              <table:table-cell office:value-type="float" office:value="123.39">
                <text:p>123.39</text:p>
              </table:table-cell>
              <table:table-cell office:value-type="float" office:value="126.092">
                <text:p>126.092</text:p>
              </table:table-cell>
              <table:table-cell office:value-type="float" office:value="128.795">
                <text:p>128.795</text:p>
              </table:table-cell>
              <table:table-cell office:value-type="float" office:value="132.156">
                <text:p>132.156</text:p>
              </table:table-cell>
              <table:table-cell office:value-type="float" office:value="135.517">
                <text:p>135.517</text:p>
              </table:table-cell>
              <table:table-cell office:value-type="float" office:value="138.878">
                <text:p>138.878</text:p>
              </table:table-cell>
              <table:table-cell office:value-type="float" office:value="142.239">
                <text:p>142.239</text:p>
              </table:table-cell>
              <table:table-cell office:value-type="float" office:value="145.6">
                <text:p>145.6</text:p>
              </table:table-cell>
              <table:table-cell office:value-type="float" office:value="148.374">
                <text:p>148.374</text:p>
              </table:table-cell>
              <table:table-cell office:value-type="float" office:value="151.148">
                <text:p>151.148</text:p>
              </table:table-cell>
              <table:table-cell office:value-type="float" office:value="153.922">
                <text:p>153.922</text:p>
              </table:table-cell>
              <table:table-cell office:value-type="float" office:value="156.696">
                <text:p>156.696</text:p>
              </table:table-cell>
              <table:table-cell office:value-type="float" office:value="159.47">
                <text:p>159.47</text:p>
              </table:table-cell>
              <table:table-cell office:value-type="float" office:value="160.675">
                <text:p>160.675</text:p>
              </table:table-cell>
              <table:table-cell office:value-type="float" office:value="161.879">
                <text:p>161.879</text:p>
              </table:table-cell>
              <table:table-cell office:value-type="float" office:value="163.083">
                <text:p>163.083</text:p>
              </table:table-cell>
              <table:table-cell office:value-type="float" office:value="164.287">
                <text:p>164.287</text:p>
              </table:table-cell>
              <table:table-cell office:value-type="float" office:value="165.491">
                <text:p>165.491</text:p>
              </table:table-cell>
              <table:table-cell office:value-type="float" office:value="168.234">
                <text:p>168.234</text:p>
              </table:table-cell>
              <table:table-cell office:value-type="float" office:value="170.977">
                <text:p>170.977</text:p>
              </table:table-cell>
              <table:table-cell office:value-type="float" office:value="173.72">
                <text:p>173.72</text:p>
              </table:table-cell>
              <table:table-cell office:value-type="float" office:value="176.463">
                <text:p>176.463</text:p>
              </table:table-cell>
              <table:table-cell office:value-type="float" office:value="179.206">
                <text:p>179.206</text:p>
              </table:table-cell>
              <table:table-cell office:value-type="float" office:value="180.275">
                <text:p>180.275</text:p>
              </table:table-cell>
              <table:table-cell office:value-type="float" office:value="181.344">
                <text:p>181.344</text:p>
              </table:table-cell>
              <table:table-cell office:value-type="float" office:value="182.412">
                <text:p>182.412</text:p>
              </table:table-cell>
              <table:table-cell office:value-type="float" office:value="183.481">
                <text:p>183.481</text:p>
              </table:table-cell>
              <table:table-cell office:value-type="float" office:value="184.55">
                <text:p>184.55</text:p>
              </table:table-cell>
              <table:table-cell office:value-type="float" office:value="185.532">
                <text:p>185.532</text:p>
              </table:table-cell>
              <table:table-cell office:value-type="float" office:value="186.513">
                <text:p>186.513</text:p>
              </table:table-cell>
              <table:table-cell office:value-type="float" office:value="187.495">
                <text:p>187.495</text:p>
              </table:table-cell>
              <table:table-cell office:value-type="float" office:value="188.476">
                <text:p>188.476</text:p>
              </table:table-cell>
              <table:table-cell office:value-type="float" office:value="189.458">
                <text:p>189.458</text:p>
              </table:table-cell>
              <table:table-cell office:value-type="float" office:value="190.269">
                <text:p>190.269</text:p>
              </table:table-cell>
              <table:table-cell office:value-type="float" office:value="191.079">
                <text:p>191.079</text:p>
              </table:table-cell>
              <table:table-cell office:value-type="float" office:value="191.89">
                <text:p>191.89</text:p>
              </table:table-cell>
              <table:table-cell office:value-type="float" office:value="192.701">
                <text:p>192.701</text:p>
              </table:table-cell>
              <table:table-cell office:value-type="float" office:value="193.512">
                <text:p>193.512</text:p>
              </table:table-cell>
              <table:table-cell office:value-type="float" office:value="194.79">
                <text:p>194.79</text:p>
              </table:table-cell>
              <table:table-cell office:value-type="float" office:value="196.068">
                <text:p>196.068</text:p>
              </table:table-cell>
              <table:table-cell office:value-type="float" office:value="197.346">
                <text:p>197.346</text:p>
              </table:table-cell>
              <table:table-cell office:value-type="float" office:value="198.624">
                <text:p>198.624</text:p>
              </table:table-cell>
              <table:table-cell office:value-type="float" office:value="199.902">
                <text:p>199.902</text:p>
              </table:table-cell>
              <table:table-cell office:value-type="float" office:value="200.945">
                <text:p>200.945</text:p>
              </table:table-cell>
              <table:table-cell office:value-type="float" office:value="201.988">
                <text:p>201.988</text:p>
              </table:table-cell>
              <table:table-cell office:value-type="float" office:value="203.031">
                <text:p>203.031</text:p>
              </table:table-cell>
              <table:table-cell office:value-type="float" office:value="204.074">
                <text:p>204.074</text:p>
              </table:table-cell>
              <table:table-cell office:value-type="float" office:value="205.116">
                <text:p>205.116</text:p>
              </table:table-cell>
              <table:table-cell office:value-type="float" office:value="206.572">
                <text:p>206.572</text:p>
              </table:table-cell>
              <table:table-cell office:value-type="float" office:value="208.029">
                <text:p>208.029</text:p>
              </table:table-cell>
              <table:table-cell office:value-type="float" office:value="209.485">
                <text:p>209.485</text:p>
              </table:table-cell>
              <table:table-cell office:value-type="float" office:value="210.941">
                <text:p>210.941</text:p>
              </table:table-cell>
              <table:table-cell office:value-type="float" office:value="212.397">
                <text:p>212.397</text:p>
              </table:table-cell>
              <table:table-cell office:value-type="float" office:value="213.844">
                <text:p>213.844</text:p>
              </table:table-cell>
              <table:table-cell office:value-type="float" office:value="215.292">
                <text:p>215.292</text:p>
              </table:table-cell>
              <table:table-cell office:value-type="float" office:value="216.739">
                <text:p>216.739</text:p>
              </table:table-cell>
              <table:table-cell office:value-type="float" office:value="218.187">
                <text:p>218.187</text:p>
              </table:table-cell>
              <table:table-cell office:value-type="float" office:value="219.635">
                <text:p>219.635</text:p>
              </table:table-cell>
              <table:table-cell office:value-type="float" office:value="220.418">
                <text:p>220.418</text:p>
              </table:table-cell>
              <table:table-cell office:value-type="float" office:value="221.201">
                <text:p>221.201</text:p>
              </table:table-cell>
              <table:table-cell office:value-type="float" office:value="221.984">
                <text:p>221.984</text:p>
              </table:table-cell>
              <table:table-cell office:value-type="float" office:value="222.767">
                <text:p>222.767</text:p>
              </table:table-cell>
              <table:table-cell office:value-type="float" office:value="223.551">
                <text:p>223.551</text:p>
              </table:table-cell>
              <table:table-cell office:value-type="float" office:value="225.92">
                <text:p>225.92</text:p>
              </table:table-cell>
              <table:table-cell office:value-type="float" office:value="228.29">
                <text:p>228.29</text:p>
              </table:table-cell>
              <table:table-cell office:value-type="float" office:value="230.66">
                <text:p>230.66</text:p>
              </table:table-cell>
              <table:table-cell office:value-type="float" office:value="233.03">
                <text:p>233.03</text:p>
              </table:table-cell>
              <table:table-cell office:value-type="float" office:value="235.399">
                <text:p>235.399</text:p>
              </table:table-cell>
              <table:table-cell office:value-type="float" office:value="237.069">
                <text:p>237.069</text:p>
              </table:table-cell>
              <table:table-cell office:value-type="float" office:value="238.738">
                <text:p>238.738</text:p>
              </table:table-cell>
              <table:table-cell office:value-type="float" office:value="240.407">
                <text:p>240.407</text:p>
              </table:table-cell>
              <table:table-cell office:value-type="float" office:value="242.076">
                <text:p>242.076</text:p>
              </table:table-cell>
              <table:table-cell office:value-type="float" office:value="243.746">
                <text:p>243.746</text:p>
              </table:table-cell>
              <table:table-cell office:value-type="float" office:value="244.773">
                <text:p>244.773</text:p>
              </table:table-cell>
              <table:table-cell office:value-type="float" office:value="245.799">
                <text:p>245.799</text:p>
              </table:table-cell>
              <table:table-cell office:value-type="float" office:value="246.826">
                <text:p>246.826</text:p>
              </table:table-cell>
              <table:table-cell office:value-type="float" office:value="247.853">
                <text:p>247.853</text:p>
              </table:table-cell>
              <table:table-cell office:value-type="float" office:value="248.88">
                <text:p>248.88</text:p>
              </table:table-cell>
              <table:table-cell office:value-type="float" office:value="248.42">
                <text:p>248.42</text:p>
              </table:table-cell>
              <table:table-cell office:value-type="float" office:value="247.961">
                <text:p>247.961</text:p>
              </table:table-cell>
              <table:table-cell office:value-type="float" office:value="247.501">
                <text:p>247.501</text:p>
              </table:table-cell>
              <table:table-cell office:value-type="float" office:value="247.042">
                <text:p>247.042</text:p>
              </table:table-cell>
              <table:table-cell office:value-type="float" office:value="246.582">
                <text:p>246.582</text:p>
              </table:table-cell>
              <table:table-cell office:value-type="float" office:value="244.946">
                <text:p>244.946</text:p>
              </table:table-cell>
              <table:table-cell office:value-type="float" office:value="243.309">
                <text:p>243.309</text:p>
              </table:table-cell>
              <table:table-cell office:value-type="float" office:value="241.673">
                <text:p>241.673</text:p>
              </table:table-cell>
              <table:table-cell office:value-type="float" office:value="240.036">
                <text:p>240.036</text:p>
              </table:table-cell>
              <table:table-cell office:value-type="float" office:value="238.4">
                <text:p>238.4</text:p>
              </table:table-cell>
              <table:table-cell office:value-type="float" office:value="235.163">
                <text:p>235.163</text:p>
              </table:table-cell>
              <table:table-cell office:value-type="float" office:value="231.925">
                <text:p>231.925</text:p>
              </table:table-cell>
              <table:table-cell office:value-type="float" office:value="228.688">
                <text:p>228.688</text:p>
              </table:table-cell>
              <table:table-cell office:value-type="float" office:value="225.451">
                <text:p>225.451</text:p>
              </table:table-cell>
              <table:table-cell office:value-type="float" office:value="222.213">
                <text:p>222.213</text:p>
              </table:table-cell>
              <table:table-cell office:value-type="float" office:value="222.055">
                <text:p>222.055</text:p>
              </table:table-cell>
              <table:table-cell office:value-type="float" office:value="221.897">
                <text:p>221.897</text:p>
              </table:table-cell>
              <table:table-cell office:value-type="float" office:value="221.739">
                <text:p>221.739</text:p>
              </table:table-cell>
              <table:table-cell office:value-type="float" office:value="221.581">
                <text:p>221.581</text:p>
              </table:table-cell>
              <table:table-cell office:value-type="float" office:value="221.423">
                <text:p>221.423</text:p>
              </table:table-cell>
              <table:table-cell office:value-type="float" office:value="221.487">
                <text:p>221.487</text:p>
              </table:table-cell>
              <table:table-cell office:value-type="float" office:value="221.551">
                <text:p>221.551</text:p>
              </table:table-cell>
              <table:table-cell office:value-type="float" office:value="221.616">
                <text:p>221.616</text:p>
              </table:table-cell>
              <table:table-cell office:value-type="float" office:value="221.68">
                <text:p>221.68</text:p>
              </table:table-cell>
              <table:table-cell office:value-type="float" office:value="221.745">
                <text:p>221.745</text:p>
              </table:table-cell>
              <table:table-cell office:value-type="float" office:value="222.729">
                <text:p>222.729</text:p>
              </table:table-cell>
              <table:table-cell office:value-type="float" office:value="223.713">
                <text:p>223.713</text:p>
              </table:table-cell>
              <table:table-cell office:value-type="float" office:value="224.697">
                <text:p>224.697</text:p>
              </table:table-cell>
              <table:table-cell office:value-type="float" office:value="225.681">
                <text:p>225.681</text:p>
              </table:table-cell>
              <table:table-cell office:value-type="float" office:value="226.666">
                <text:p>226.666</text:p>
              </table:table-cell>
              <table:table-cell office:value-type="float" office:value="228.225">
                <text:p>228.225</text:p>
              </table:table-cell>
              <table:table-cell office:value-type="float" office:value="229.784">
                <text:p>229.784</text:p>
              </table:table-cell>
              <table:table-cell office:value-type="float" office:value="231.343">
                <text:p>231.343</text:p>
              </table:table-cell>
              <table:table-cell office:value-type="float" office:value="232.902">
                <text:p>232.902</text:p>
              </table:table-cell>
              <table:table-cell office:value-type="float" office:value="234.46">
                <text:p>234.46</text:p>
              </table:table-cell>
              <table:table-cell office:value-type="float" office:value="235.66">
                <text:p>235.66</text:p>
              </table:table-cell>
              <table:table-cell office:value-type="float" office:value="236.859">
                <text:p>236.859</text:p>
              </table:table-cell>
              <table:table-cell office:value-type="float" office:value="238.058">
                <text:p>238.058</text:p>
              </table:table-cell>
              <table:table-cell office:value-type="float" office:value="239.257">
                <text:p>239.257</text:p>
              </table:table-cell>
              <table:table-cell office:value-type="float" office:value="240.457">
                <text:p>240.457</text:p>
              </table:table-cell>
              <table:table-cell office:value-type="float" office:value="240.378">
                <text:p>240.378</text:p>
              </table:table-cell>
              <table:table-cell office:value-type="float" office:value="240.299">
                <text:p>240.29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12.408">
                <text:p>212.408</text:p>
                <draw:g>
                  <svg:desc>Sheet2.B16:Sheet2.HF16</svg:desc>
                </draw:g>
              </table:table-cell>
              <table:table-cell office:value-type="float" office:value="216.337">
                <text:p>216.337</text:p>
              </table:table-cell>
              <table:table-cell office:value-type="float" office:value="220.267">
                <text:p>220.267</text:p>
              </table:table-cell>
              <table:table-cell office:value-type="float" office:value="224.196">
                <text:p>224.196</text:p>
              </table:table-cell>
              <table:table-cell office:value-type="float" office:value="228.126">
                <text:p>228.126</text:p>
              </table:table-cell>
              <table:table-cell office:value-type="float" office:value="232.055">
                <text:p>232.055</text:p>
              </table:table-cell>
              <table:table-cell office:value-type="float" office:value="233.906">
                <text:p>233.906</text:p>
              </table:table-cell>
              <table:table-cell office:value-type="float" office:value="235.756">
                <text:p>235.756</text:p>
              </table:table-cell>
              <table:table-cell office:value-type="float" office:value="237.607">
                <text:p>237.607</text:p>
              </table:table-cell>
              <table:table-cell office:value-type="float" office:value="239.458">
                <text:p>239.458</text:p>
              </table:table-cell>
              <table:table-cell office:value-type="float" office:value="241.308">
                <text:p>241.308</text:p>
              </table:table-cell>
              <table:table-cell office:value-type="float" office:value="238.66">
                <text:p>238.66</text:p>
              </table:table-cell>
              <table:table-cell office:value-type="float" office:value="236.011">
                <text:p>236.011</text:p>
              </table:table-cell>
              <table:table-cell office:value-type="float" office:value="233.363">
                <text:p>233.363</text:p>
              </table:table-cell>
              <table:table-cell office:value-type="float" office:value="230.715">
                <text:p>230.715</text:p>
              </table:table-cell>
              <table:table-cell office:value-type="float" office:value="228.066">
                <text:p>228.066</text:p>
              </table:table-cell>
              <table:table-cell office:value-type="float" office:value="226.048">
                <text:p>226.048</text:p>
              </table:table-cell>
              <table:table-cell office:value-type="float" office:value="224.029">
                <text:p>224.029</text:p>
              </table:table-cell>
              <table:table-cell office:value-type="float" office:value="222.01">
                <text:p>222.01</text:p>
              </table:table-cell>
              <table:table-cell office:value-type="float" office:value="219.992">
                <text:p>219.992</text:p>
              </table:table-cell>
              <table:table-cell office:value-type="float" office:value="217.973">
                <text:p>217.973</text:p>
              </table:table-cell>
              <table:table-cell office:value-type="float" office:value="213.6">
                <text:p>213.6</text:p>
              </table:table-cell>
              <table:table-cell office:value-type="float" office:value="209.226">
                <text:p>209.226</text:p>
              </table:table-cell>
              <table:table-cell office:value-type="float" office:value="204.853">
                <text:p>204.853</text:p>
              </table:table-cell>
              <table:table-cell office:value-type="float" office:value="200.48">
                <text:p>200.48</text:p>
              </table:table-cell>
              <table:table-cell office:value-type="float" office:value="196.106">
                <text:p>196.106</text:p>
              </table:table-cell>
              <table:table-cell office:value-type="float" office:value="190.298">
                <text:p>190.298</text:p>
              </table:table-cell>
              <table:table-cell office:value-type="float" office:value="184.489">
                <text:p>184.489</text:p>
              </table:table-cell>
              <table:table-cell office:value-type="float" office:value="178.68">
                <text:p>178.68</text:p>
              </table:table-cell>
              <table:table-cell office:value-type="float" office:value="172.871">
                <text:p>172.871</text:p>
              </table:table-cell>
              <table:table-cell office:value-type="float" office:value="167.063">
                <text:p>167.063</text:p>
              </table:table-cell>
              <table:table-cell office:value-type="float" office:value="160.024">
                <text:p>160.024</text:p>
              </table:table-cell>
              <table:table-cell office:value-type="float" office:value="152.986">
                <text:p>152.986</text:p>
              </table:table-cell>
              <table:table-cell office:value-type="float" office:value="145.948">
                <text:p>145.948</text:p>
              </table:table-cell>
              <table:table-cell office:value-type="float" office:value="138.909">
                <text:p>138.909</text:p>
              </table:table-cell>
              <table:table-cell office:value-type="float" office:value="131.871">
                <text:p>131.871</text:p>
              </table:table-cell>
              <table:table-cell office:value-type="float" office:value="126.494">
                <text:p>126.494</text:p>
              </table:table-cell>
              <table:table-cell office:value-type="float" office:value="121.117">
                <text:p>121.117</text:p>
              </table:table-cell>
              <table:table-cell office:value-type="float" office:value="115.74">
                <text:p>115.74</text:p>
              </table:table-cell>
              <table:table-cell office:value-type="float" office:value="110.364">
                <text:p>110.364</text:p>
              </table:table-cell>
              <table:table-cell office:value-type="float" office:value="104.987">
                <text:p>104.987</text:p>
              </table:table-cell>
              <table:table-cell office:value-type="float" office:value="101.253">
                <text:p>101.253</text:p>
              </table:table-cell>
              <table:table-cell office:value-type="float" office:value="97.5186">
                <text:p>97.5186</text:p>
              </table:table-cell>
              <table:table-cell office:value-type="float" office:value="93.7846">
                <text:p>93.7846</text:p>
              </table:table-cell>
              <table:table-cell office:value-type="float" office:value="90.0505">
                <text:p>90.0505</text:p>
              </table:table-cell>
              <table:table-cell office:value-type="float" office:value="86.3165">
                <text:p>86.3165</text:p>
              </table:table-cell>
              <table:table-cell office:value-type="float" office:value="83.9692">
                <text:p>83.9692</text:p>
              </table:table-cell>
              <table:table-cell office:value-type="float" office:value="81.6219">
                <text:p>81.6219</text:p>
              </table:table-cell>
              <table:table-cell office:value-type="float" office:value="79.2746">
                <text:p>79.2746</text:p>
              </table:table-cell>
              <table:table-cell office:value-type="float" office:value="76.9273">
                <text:p>76.9273</text:p>
              </table:table-cell>
              <table:table-cell office:value-type="float" office:value="74.58">
                <text:p>74.58</text:p>
              </table:table-cell>
              <table:table-cell office:value-type="float" office:value="74.3195">
                <text:p>74.3195</text:p>
              </table:table-cell>
              <table:table-cell office:value-type="float" office:value="74.059">
                <text:p>74.059</text:p>
              </table:table-cell>
              <table:table-cell office:value-type="float" office:value="73.7984">
                <text:p>73.7984</text:p>
              </table:table-cell>
              <table:table-cell office:value-type="float" office:value="73.5379">
                <text:p>73.5379</text:p>
              </table:table-cell>
              <table:table-cell office:value-type="float" office:value="73.2774">
                <text:p>73.2774</text:p>
              </table:table-cell>
              <table:table-cell office:value-type="float" office:value="71.6454">
                <text:p>71.6454</text:p>
              </table:table-cell>
              <table:table-cell office:value-type="float" office:value="70.0134">
                <text:p>70.0134</text:p>
              </table:table-cell>
              <table:table-cell office:value-type="float" office:value="68.3814">
                <text:p>68.3814</text:p>
              </table:table-cell>
              <table:table-cell office:value-type="float" office:value="66.7494">
                <text:p>66.7494</text:p>
              </table:table-cell>
              <table:table-cell office:value-type="float" office:value="65.1174">
                <text:p>65.1174</text:p>
              </table:table-cell>
              <table:table-cell office:value-type="float" office:value="65.1546">
                <text:p>65.1546</text:p>
              </table:table-cell>
              <table:table-cell office:value-type="float" office:value="65.1918">
                <text:p>65.1918</text:p>
              </table:table-cell>
              <table:table-cell office:value-type="float" office:value="65.229">
                <text:p>65.229</text:p>
              </table:table-cell>
              <table:table-cell office:value-type="float" office:value="65.2662">
                <text:p>65.2662</text:p>
              </table:table-cell>
              <table:table-cell office:value-type="float" office:value="65.3034">
                <text:p>65.3034</text:p>
              </table:table-cell>
              <table:table-cell office:value-type="float" office:value="65.9056">
                <text:p>65.9056</text:p>
              </table:table-cell>
              <table:table-cell office:value-type="float" office:value="66.5078">
                <text:p>66.5078</text:p>
              </table:table-cell>
              <table:table-cell office:value-type="float" office:value="67.11">
                <text:p>67.11</text:p>
              </table:table-cell>
              <table:table-cell office:value-type="float" office:value="67.7122">
                <text:p>67.7122</text:p>
              </table:table-cell>
              <table:table-cell office:value-type="float" office:value="68.3144">
                <text:p>68.3144</text:p>
              </table:table-cell>
              <table:table-cell office:value-type="float" office:value="69.1842">
                <text:p>69.1842</text:p>
              </table:table-cell>
              <table:table-cell office:value-type="float" office:value="70.054">
                <text:p>70.054</text:p>
              </table:table-cell>
              <table:table-cell office:value-type="float" office:value="70.9238">
                <text:p>70.9238</text:p>
              </table:table-cell>
              <table:table-cell office:value-type="float" office:value="71.7936">
                <text:p>71.7936</text:p>
              </table:table-cell>
              <table:table-cell office:value-type="float" office:value="72.6635">
                <text:p>72.6635</text:p>
              </table:table-cell>
              <table:table-cell office:value-type="float" office:value="75.314">
                <text:p>75.314</text:p>
              </table:table-cell>
              <table:table-cell office:value-type="float" office:value="77.9646">
                <text:p>77.9646</text:p>
              </table:table-cell>
              <table:table-cell office:value-type="float" office:value="80.6152">
                <text:p>80.6152</text:p>
              </table:table-cell>
              <table:table-cell office:value-type="float" office:value="83.2658">
                <text:p>83.2658</text:p>
              </table:table-cell>
              <table:table-cell office:value-type="float" office:value="85.9163">
                <text:p>85.9163</text:p>
              </table:table-cell>
              <table:table-cell office:value-type="float" office:value="88.0731">
                <text:p>88.0731</text:p>
              </table:table-cell>
              <table:table-cell office:value-type="float" office:value="90.2299">
                <text:p>90.2299</text:p>
              </table:table-cell>
              <table:table-cell office:value-type="float" office:value="92.3867">
                <text:p>92.3867</text:p>
              </table:table-cell>
              <table:table-cell office:value-type="float" office:value="94.5435">
                <text:p>94.5435</text:p>
              </table:table-cell>
              <table:table-cell office:value-type="float" office:value="96.7002">
                <text:p>96.7002</text:p>
              </table:table-cell>
              <table:table-cell office:value-type="float" office:value="100.556">
                <text:p>100.556</text:p>
              </table:table-cell>
              <table:table-cell office:value-type="float" office:value="104.411">
                <text:p>104.411</text:p>
              </table:table-cell>
              <table:table-cell office:value-type="float" office:value="108.266">
                <text:p>108.266</text:p>
              </table:table-cell>
              <table:table-cell office:value-type="float" office:value="112.122">
                <text:p>112.122</text:p>
              </table:table-cell>
              <table:table-cell office:value-type="float" office:value="115.977">
                <text:p>115.977</text:p>
              </table:table-cell>
              <table:table-cell office:value-type="float" office:value="119.45">
                <text:p>119.45</text:p>
              </table:table-cell>
              <table:table-cell office:value-type="float" office:value="122.922">
                <text:p>122.922</text:p>
              </table:table-cell>
              <table:table-cell office:value-type="float" office:value="126.395">
                <text:p>126.395</text:p>
              </table:table-cell>
              <table:table-cell office:value-type="float" office:value="129.867">
                <text:p>129.867</text:p>
              </table:table-cell>
              <table:table-cell office:value-type="float" office:value="133.34">
                <text:p>133.34</text:p>
              </table:table-cell>
              <table:table-cell office:value-type="float" office:value="136.647">
                <text:p>136.647</text:p>
              </table:table-cell>
              <table:table-cell office:value-type="float" office:value="139.955">
                <text:p>139.955</text:p>
              </table:table-cell>
              <table:table-cell office:value-type="float" office:value="143.262">
                <text:p>143.262</text:p>
              </table:table-cell>
              <table:table-cell office:value-type="float" office:value="146.569">
                <text:p>146.569</text:p>
              </table:table-cell>
              <table:table-cell office:value-type="float" office:value="149.877">
                <text:p>149.877</text:p>
              </table:table-cell>
              <table:table-cell office:value-type="float" office:value="153.28">
                <text:p>153.28</text:p>
              </table:table-cell>
              <table:table-cell office:value-type="float" office:value="156.683">
                <text:p>156.683</text:p>
              </table:table-cell>
              <table:table-cell office:value-type="float" office:value="160.087">
                <text:p>160.087</text:p>
              </table:table-cell>
              <table:table-cell office:value-type="float" office:value="163.49">
                <text:p>163.49</text:p>
              </table:table-cell>
              <table:table-cell office:value-type="float" office:value="166.894">
                <text:p>166.894</text:p>
              </table:table-cell>
              <table:table-cell office:value-type="float" office:value="167.859">
                <text:p>167.859</text:p>
              </table:table-cell>
              <table:table-cell office:value-type="float" office:value="168.824">
                <text:p>168.824</text:p>
              </table:table-cell>
              <table:table-cell office:value-type="float" office:value="169.789">
                <text:p>169.789</text:p>
              </table:table-cell>
              <table:table-cell office:value-type="float" office:value="170.755">
                <text:p>170.755</text:p>
              </table:table-cell>
              <table:table-cell office:value-type="float" office:value="171.72">
                <text:p>171.72</text:p>
              </table:table-cell>
              <table:table-cell office:value-type="float" office:value="173.773">
                <text:p>173.773</text:p>
              </table:table-cell>
              <table:table-cell office:value-type="float" office:value="175.825">
                <text:p>175.825</text:p>
              </table:table-cell>
              <table:table-cell office:value-type="float" office:value="177.878">
                <text:p>177.878</text:p>
              </table:table-cell>
              <table:table-cell office:value-type="float" office:value="179.931">
                <text:p>179.931</text:p>
              </table:table-cell>
              <table:table-cell office:value-type="float" office:value="181.983">
                <text:p>181.983</text:p>
              </table:table-cell>
              <table:table-cell office:value-type="float" office:value="181.65">
                <text:p>181.65</text:p>
              </table:table-cell>
              <table:table-cell office:value-type="float" office:value="181.316">
                <text:p>181.316</text:p>
              </table:table-cell>
              <table:table-cell office:value-type="float" office:value="180.983">
                <text:p>180.983</text:p>
              </table:table-cell>
              <table:table-cell office:value-type="float" office:value="180.65">
                <text:p>180.65</text:p>
              </table:table-cell>
              <table:table-cell office:value-type="float" office:value="180.316">
                <text:p>180.316</text:p>
              </table:table-cell>
              <table:table-cell office:value-type="float" office:value="180.531">
                <text:p>180.531</text:p>
              </table:table-cell>
              <table:table-cell office:value-type="float" office:value="180.746">
                <text:p>180.746</text:p>
              </table:table-cell>
              <table:table-cell office:value-type="float" office:value="180.961">
                <text:p>180.961</text:p>
              </table:table-cell>
              <table:table-cell office:value-type="float" office:value="181.176">
                <text:p>181.176</text:p>
              </table:table-cell>
              <table:table-cell office:value-type="float" office:value="181.391">
                <text:p>181.391</text:p>
              </table:table-cell>
              <table:table-cell office:value-type="float" office:value="182.261">
                <text:p>182.261</text:p>
              </table:table-cell>
              <table:table-cell office:value-type="float" office:value="183.131">
                <text:p>183.131</text:p>
              </table:table-cell>
              <table:table-cell office:value-type="float" office:value="184.001">
                <text:p>184.001</text:p>
              </table:table-cell>
              <table:table-cell office:value-type="float" office:value="184.871">
                <text:p>184.871</text:p>
              </table:table-cell>
              <table:table-cell office:value-type="float" office:value="185.741">
                <text:p>185.741</text:p>
              </table:table-cell>
              <table:table-cell office:value-type="float" office:value="187.135">
                <text:p>187.135</text:p>
              </table:table-cell>
              <table:table-cell office:value-type="float" office:value="188.53">
                <text:p>188.53</text:p>
              </table:table-cell>
              <table:table-cell office:value-type="float" office:value="189.924">
                <text:p>189.924</text:p>
              </table:table-cell>
              <table:table-cell office:value-type="float" office:value="191.319">
                <text:p>191.319</text:p>
              </table:table-cell>
              <table:table-cell office:value-type="float" office:value="192.713">
                <text:p>192.713</text:p>
              </table:table-cell>
              <table:table-cell office:value-type="float" office:value="193.962">
                <text:p>193.962</text:p>
              </table:table-cell>
              <table:table-cell office:value-type="float" office:value="195.211">
                <text:p>195.211</text:p>
              </table:table-cell>
              <table:table-cell office:value-type="float" office:value="196.46">
                <text:p>196.46</text:p>
              </table:table-cell>
              <table:table-cell office:value-type="float" office:value="197.709">
                <text:p>197.709</text:p>
              </table:table-cell>
              <table:table-cell office:value-type="float" office:value="198.958">
                <text:p>198.958</text:p>
              </table:table-cell>
              <table:table-cell office:value-type="float" office:value="201.305">
                <text:p>201.305</text:p>
              </table:table-cell>
              <table:table-cell office:value-type="float" office:value="203.652">
                <text:p>203.652</text:p>
              </table:table-cell>
              <table:table-cell office:value-type="float" office:value="205.999">
                <text:p>205.999</text:p>
              </table:table-cell>
              <table:table-cell office:value-type="float" office:value="208.346">
                <text:p>208.346</text:p>
              </table:table-cell>
              <table:table-cell office:value-type="float" office:value="210.693">
                <text:p>210.693</text:p>
              </table:table-cell>
              <table:table-cell office:value-type="float" office:value="212.568">
                <text:p>212.568</text:p>
              </table:table-cell>
              <table:table-cell office:value-type="float" office:value="214.444">
                <text:p>214.444</text:p>
              </table:table-cell>
              <table:table-cell office:value-type="float" office:value="216.319">
                <text:p>216.319</text:p>
              </table:table-cell>
              <table:table-cell office:value-type="float" office:value="218.194">
                <text:p>218.194</text:p>
              </table:table-cell>
              <table:table-cell office:value-type="float" office:value="220.07">
                <text:p>220.07</text:p>
              </table:table-cell>
              <table:table-cell office:value-type="float" office:value="221.595">
                <text:p>221.595</text:p>
              </table:table-cell>
              <table:table-cell office:value-type="float" office:value="223.121">
                <text:p>223.121</text:p>
              </table:table-cell>
              <table:table-cell office:value-type="float" office:value="224.646">
                <text:p>224.646</text:p>
              </table:table-cell>
              <table:table-cell office:value-type="float" office:value="226.171">
                <text:p>226.171</text:p>
              </table:table-cell>
              <table:table-cell office:value-type="float" office:value="227.697">
                <text:p>227.697</text:p>
              </table:table-cell>
              <table:table-cell office:value-type="float" office:value="227.364">
                <text:p>227.364</text:p>
              </table:table-cell>
              <table:table-cell office:value-type="float" office:value="227.03">
                <text:p>227.03</text:p>
              </table:table-cell>
              <table:table-cell office:value-type="float" office:value="226.697">
                <text:p>226.697</text:p>
              </table:table-cell>
              <table:table-cell office:value-type="float" office:value="226.364">
                <text:p>226.364</text:p>
              </table:table-cell>
              <table:table-cell office:value-type="float" office:value="226.031">
                <text:p>226.031</text:p>
              </table:table-cell>
              <table:table-cell office:value-type="float" office:value="227.42">
                <text:p>227.42</text:p>
              </table:table-cell>
              <table:table-cell office:value-type="float" office:value="228.81">
                <text:p>228.81</text:p>
              </table:table-cell>
              <table:table-cell office:value-type="float" office:value="230.2">
                <text:p>230.2</text:p>
              </table:table-cell>
              <table:table-cell office:value-type="float" office:value="231.59">
                <text:p>231.59</text:p>
              </table:table-cell>
              <table:table-cell office:value-type="float" office:value="232.979">
                <text:p>232.979</text:p>
              </table:table-cell>
              <table:table-cell office:value-type="float" office:value="233.387">
                <text:p>233.387</text:p>
              </table:table-cell>
              <table:table-cell office:value-type="float" office:value="233.794">
                <text:p>233.794</text:p>
              </table:table-cell>
              <table:table-cell office:value-type="float" office:value="234.202">
                <text:p>234.202</text:p>
              </table:table-cell>
              <table:table-cell office:value-type="float" office:value="234.609">
                <text:p>234.609</text:p>
              </table:table-cell>
              <table:table-cell office:value-type="float" office:value="235.017">
                <text:p>235.017</text:p>
              </table:table-cell>
              <table:table-cell office:value-type="float" office:value="234.804">
                <text:p>234.804</text:p>
              </table:table-cell>
              <table:table-cell office:value-type="float" office:value="234.592">
                <text:p>234.592</text:p>
              </table:table-cell>
              <table:table-cell office:value-type="float" office:value="234.379">
                <text:p>234.379</text:p>
              </table:table-cell>
              <table:table-cell office:value-type="float" office:value="234.167">
                <text:p>234.167</text:p>
              </table:table-cell>
              <table:table-cell office:value-type="float" office:value="233.955">
                <text:p>233.955</text:p>
              </table:table-cell>
              <table:table-cell office:value-type="float" office:value="232.974">
                <text:p>232.974</text:p>
              </table:table-cell>
              <table:table-cell office:value-type="float" office:value="231.994">
                <text:p>231.994</text:p>
              </table:table-cell>
              <table:table-cell office:value-type="float" office:value="231.014">
                <text:p>231.014</text:p>
              </table:table-cell>
              <table:table-cell office:value-type="float" office:value="230.033">
                <text:p>230.033</text:p>
              </table:table-cell>
              <table:table-cell office:value-type="float" office:value="229.053">
                <text:p>229.053</text:p>
              </table:table-cell>
              <table:table-cell office:value-type="float" office:value="227.274">
                <text:p>227.274</text:p>
              </table:table-cell>
              <table:table-cell office:value-type="float" office:value="225.495">
                <text:p>225.495</text:p>
              </table:table-cell>
              <table:table-cell office:value-type="float" office:value="223.716">
                <text:p>223.716</text:p>
              </table:table-cell>
              <table:table-cell office:value-type="float" office:value="221.937">
                <text:p>221.937</text:p>
              </table:table-cell>
              <table:table-cell office:value-type="float" office:value="220.158">
                <text:p>220.158</text:p>
              </table:table-cell>
              <table:table-cell office:value-type="float" office:value="218.847">
                <text:p>218.847</text:p>
              </table:table-cell>
              <table:table-cell office:value-type="float" office:value="217.535">
                <text:p>217.535</text:p>
              </table:table-cell>
              <table:table-cell office:value-type="float" office:value="216.223">
                <text:p>216.223</text:p>
              </table:table-cell>
              <table:table-cell office:value-type="float" office:value="214.912">
                <text:p>214.912</text:p>
              </table:table-cell>
              <table:table-cell office:value-type="float" office:value="213.6">
                <text:p>213.6</text:p>
              </table:table-cell>
              <table:table-cell office:value-type="float" office:value="213.954">
                <text:p>213.954</text:p>
              </table:table-cell>
              <table:table-cell office:value-type="float" office:value="214.307">
                <text:p>214.307</text:p>
              </table:table-cell>
              <table:table-cell office:value-type="float" office:value="214.661">
                <text:p>214.661</text:p>
              </table:table-cell>
              <table:table-cell office:value-type="float" office:value="215.015">
                <text:p>215.015</text:p>
              </table:table-cell>
              <table:table-cell office:value-type="float" office:value="215.369">
                <text:p>215.369</text:p>
              </table:table-cell>
              <table:table-cell office:value-type="float" office:value="216.906">
                <text:p>216.906</text:p>
              </table:table-cell>
              <table:table-cell office:value-type="float" office:value="218.444">
                <text:p>218.444</text:p>
              </table:table-cell>
              <table:table-cell office:value-type="float" office:value="219.981">
                <text:p>219.981</text:p>
              </table:table-cell>
              <table:table-cell office:value-type="float" office:value="221.518">
                <text:p>221.518</text:p>
              </table:table-cell>
              <table:table-cell office:value-type="float" office:value="223.056">
                <text:p>223.056</text:p>
              </table:table-cell>
              <table:table-cell office:value-type="float" office:value="225.295">
                <text:p>225.295</text:p>
              </table:table-cell>
              <table:table-cell office:value-type="float" office:value="227.535">
                <text:p>227.535</text:p>
              </table:table-cell>
              <table:table-cell office:value-type="float" office:value="229.775">
                <text:p>229.775</text:p>
              </table:table-cell>
              <table:table-cell office:value-type="float" office:value="232.015">
                <text:p>232.015</text:p>
              </table:table-cell>
              <table:table-cell office:value-type="float" office:value="234.254">
                <text:p>234.254</text:p>
              </table:table-cell>
              <table:table-cell office:value-type="float" office:value="236.381">
                <text:p>236.381</text:p>
              </table:table-cell>
              <table:table-cell office:value-type="float" office:value="238.507">
                <text:p>238.507</text:p>
              </table:table-cell>
              <table:table-cell office:value-type="float" office:value="240.633">
                <text:p>240.633</text:p>
              </table:table-cell>
              <table:table-cell office:value-type="float" office:value="242.759">
                <text:p>242.759</text:p>
              </table:table-cell>
              <table:table-cell office:value-type="float" office:value="244.885">
                <text:p>244.885</text:p>
              </table:table-cell>
              <table:table-cell office:value-type="float" office:value="246.508">
                <text:p>246.508</text:p>
              </table:table-cell>
              <table:table-cell office:value-type="float" office:value="248.13">
                <text:p>248.1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55.7">
                <text:p>255.7</text:p>
                <draw:g>
                  <svg:desc>Sheet2.B25:Sheet2.HF25</svg:desc>
                </draw:g>
              </table:table-cell>
              <table:table-cell office:value-type="float" office:value="259.757">
                <text:p>259.757</text:p>
              </table:table-cell>
              <table:table-cell office:value-type="float" office:value="263.815">
                <text:p>263.815</text:p>
              </table:table-cell>
              <table:table-cell office:value-type="float" office:value="267.872">
                <text:p>267.872</text:p>
              </table:table-cell>
              <table:table-cell office:value-type="float" office:value="271.93">
                <text:p>271.93</text:p>
              </table:table-cell>
              <table:table-cell office:value-type="float" office:value="275.987">
                <text:p>275.987</text:p>
              </table:table-cell>
              <table:table-cell office:value-type="float" office:value="276.57">
                <text:p>276.57</text:p>
              </table:table-cell>
              <table:table-cell office:value-type="float" office:value="277.152">
                <text:p>277.152</text:p>
              </table:table-cell>
              <table:table-cell office:value-type="float" office:value="277.734">
                <text:p>277.734</text:p>
              </table:table-cell>
              <table:table-cell office:value-type="float" office:value="278.317">
                <text:p>278.317</text:p>
              </table:table-cell>
              <table:table-cell office:value-type="float" office:value="278.899">
                <text:p>278.899</text:p>
              </table:table-cell>
              <table:table-cell office:value-type="float" office:value="277.441">
                <text:p>277.441</text:p>
              </table:table-cell>
              <table:table-cell office:value-type="float" office:value="275.982">
                <text:p>275.982</text:p>
              </table:table-cell>
              <table:table-cell office:value-type="float" office:value="274.524">
                <text:p>274.524</text:p>
              </table:table-cell>
              <table:table-cell office:value-type="float" office:value="273.065">
                <text:p>273.065</text:p>
              </table:table-cell>
              <table:table-cell office:value-type="float" office:value="271.607">
                <text:p>271.607</text:p>
              </table:table-cell>
              <table:table-cell office:value-type="float" office:value="269.474">
                <text:p>269.474</text:p>
              </table:table-cell>
              <table:table-cell office:value-type="float" office:value="267.342">
                <text:p>267.342</text:p>
              </table:table-cell>
              <table:table-cell office:value-type="float" office:value="265.209">
                <text:p>265.209</text:p>
              </table:table-cell>
              <table:table-cell office:value-type="float" office:value="263.076">
                <text:p>263.076</text:p>
              </table:table-cell>
              <table:table-cell office:value-type="float" office:value="260.944">
                <text:p>260.944</text:p>
              </table:table-cell>
              <table:table-cell office:value-type="float" office:value="255.581">
                <text:p>255.581</text:p>
              </table:table-cell>
              <table:table-cell office:value-type="float" office:value="250.219">
                <text:p>250.219</text:p>
              </table:table-cell>
              <table:table-cell office:value-type="float" office:value="244.857">
                <text:p>244.857</text:p>
              </table:table-cell>
              <table:table-cell office:value-type="float" office:value="239.495">
                <text:p>239.495</text:p>
              </table:table-cell>
              <table:table-cell office:value-type="float" office:value="234.133">
                <text:p>234.133</text:p>
              </table:table-cell>
              <table:table-cell office:value-type="float" office:value="226.673">
                <text:p>226.673</text:p>
              </table:table-cell>
              <table:table-cell office:value-type="float" office:value="219.213">
                <text:p>219.213</text:p>
              </table:table-cell>
              <table:table-cell office:value-type="float" office:value="211.753">
                <text:p>211.753</text:p>
              </table:table-cell>
              <table:table-cell office:value-type="float" office:value="204.293">
                <text:p>204.293</text:p>
              </table:table-cell>
              <table:table-cell office:value-type="float" office:value="196.833">
                <text:p>196.833</text:p>
              </table:table-cell>
              <table:table-cell office:value-type="float" office:value="188.417">
                <text:p>188.417</text:p>
              </table:table-cell>
              <table:table-cell office:value-type="float" office:value="180">
                <text:p>180</text:p>
              </table:table-cell>
              <table:table-cell office:value-type="float" office:value="171.583">
                <text:p>171.583</text:p>
              </table:table-cell>
              <table:table-cell office:value-type="float" office:value="163.167">
                <text:p>163.167</text:p>
              </table:table-cell>
              <table:table-cell office:value-type="float" office:value="154.75">
                <text:p>154.75</text:p>
              </table:table-cell>
              <table:table-cell office:value-type="float" office:value="147.62">
                <text:p>147.62</text:p>
              </table:table-cell>
              <table:table-cell office:value-type="float" office:value="140.491">
                <text:p>140.491</text:p>
              </table:table-cell>
              <table:table-cell office:value-type="float" office:value="133.361">
                <text:p>133.361</text:p>
              </table:table-cell>
              <table:table-cell office:value-type="float" office:value="126.231">
                <text:p>126.231</text:p>
              </table:table-cell>
              <table:table-cell office:value-type="float" office:value="119.102">
                <text:p>119.102</text:p>
              </table:table-cell>
              <table:table-cell office:value-type="float" office:value="114.237">
                <text:p>114.237</text:p>
              </table:table-cell>
              <table:table-cell office:value-type="float" office:value="109.373">
                <text:p>109.373</text:p>
              </table:table-cell>
              <table:table-cell office:value-type="float" office:value="104.509">
                <text:p>104.509</text:p>
              </table:table-cell>
              <table:table-cell office:value-type="float" office:value="99.6441">
                <text:p>99.6441</text:p>
              </table:table-cell>
              <table:table-cell office:value-type="float" office:value="94.7797">
                <text:p>94.7797</text:p>
              </table:table-cell>
              <table:table-cell office:value-type="float" office:value="91.9966">
                <text:p>91.9966</text:p>
              </table:table-cell>
              <table:table-cell office:value-type="float" office:value="89.2135">
                <text:p>89.2135</text:p>
              </table:table-cell>
              <table:table-cell office:value-type="float" office:value="86.4304">
                <text:p>86.4304</text:p>
              </table:table-cell>
              <table:table-cell office:value-type="float" office:value="83.6473">
                <text:p>83.6473</text:p>
              </table:table-cell>
              <table:table-cell office:value-type="float" office:value="80.8642">
                <text:p>80.8642</text:p>
              </table:table-cell>
              <table:table-cell office:value-type="float" office:value="79.5712">
                <text:p>79.5712</text:p>
              </table:table-cell>
              <table:table-cell office:value-type="float" office:value="78.2782">
                <text:p>78.2782</text:p>
              </table:table-cell>
              <table:table-cell office:value-type="float" office:value="76.9853">
                <text:p>76.9853</text:p>
              </table:table-cell>
              <table:table-cell office:value-type="float" office:value="75.6923">
                <text:p>75.6923</text:p>
              </table:table-cell>
              <table:table-cell office:value-type="float" office:value="74.3993">
                <text:p>74.3993</text:p>
              </table:table-cell>
              <table:table-cell office:value-type="float" office:value="74.5603">
                <text:p>74.5603</text:p>
              </table:table-cell>
              <table:table-cell office:value-type="float" office:value="74.7214">
                <text:p>74.7214</text:p>
              </table:table-cell>
              <table:table-cell office:value-type="float" office:value="74.8825">
                <text:p>74.8825</text:p>
              </table:table-cell>
              <table:table-cell office:value-type="float" office:value="75.0435">
                <text:p>75.0435</text:p>
              </table:table-cell>
              <table:table-cell office:value-type="float" office:value="75.2046">
                <text:p>75.2046</text:p>
              </table:table-cell>
              <table:table-cell office:value-type="float" office:value="74.8368">
                <text:p>74.8368</text:p>
              </table:table-cell>
              <table:table-cell office:value-type="float" office:value="74.4691">
                <text:p>74.4691</text:p>
              </table:table-cell>
              <table:table-cell office:value-type="float" office:value="74.1013">
                <text:p>74.1013</text:p>
              </table:table-cell>
              <table:table-cell office:value-type="float" office:value="73.7336">
                <text:p>73.7336</text:p>
              </table:table-cell>
              <table:table-cell office:value-type="float" office:value="73.3658">
                <text:p>73.3658</text:p>
              </table:table-cell>
              <table:table-cell office:value-type="float" office:value="75.5099">
                <text:p>75.5099</text:p>
              </table:table-cell>
              <table:table-cell office:value-type="float" office:value="77.6539">
                <text:p>77.6539</text:p>
              </table:table-cell>
              <table:table-cell office:value-type="float" office:value="79.7979">
                <text:p>79.7979</text:p>
              </table:table-cell>
              <table:table-cell office:value-type="float" office:value="81.9419">
                <text:p>81.9419</text:p>
              </table:table-cell>
              <table:table-cell office:value-type="float" office:value="84.0859">
                <text:p>84.0859</text:p>
              </table:table-cell>
              <table:table-cell office:value-type="float" office:value="84.6772">
                <text:p>84.6772</text:p>
              </table:table-cell>
              <table:table-cell office:value-type="float" office:value="85.2685">
                <text:p>85.2685</text:p>
              </table:table-cell>
              <table:table-cell office:value-type="float" office:value="85.8598">
                <text:p>85.8598</text:p>
              </table:table-cell>
              <table:table-cell office:value-type="float" office:value="86.4511">
                <text:p>86.4511</text:p>
              </table:table-cell>
              <table:table-cell office:value-type="float" office:value="87.0424">
                <text:p>87.0424</text:p>
              </table:table-cell>
              <table:table-cell office:value-type="float" office:value="89.0851">
                <text:p>89.0851</text:p>
              </table:table-cell>
              <table:table-cell office:value-type="float" office:value="91.1277">
                <text:p>91.1277</text:p>
              </table:table-cell>
              <table:table-cell office:value-type="float" office:value="93.1704">
                <text:p>93.1704</text:p>
              </table:table-cell>
              <table:table-cell office:value-type="float" office:value="95.213">
                <text:p>95.213</text:p>
              </table:table-cell>
              <table:table-cell office:value-type="float" office:value="97.2557">
                <text:p>97.2557</text:p>
              </table:table-cell>
              <table:table-cell office:value-type="float" office:value="98.3386">
                <text:p>98.3386</text:p>
              </table:table-cell>
              <table:table-cell office:value-type="float" office:value="99.4216">
                <text:p>99.4216</text:p>
              </table:table-cell>
              <table:table-cell office:value-type="float" office:value="100.505">
                <text:p>100.505</text:p>
              </table:table-cell>
              <table:table-cell office:value-type="float" office:value="101.587">
                <text:p>101.587</text:p>
              </table:table-cell>
              <table:table-cell office:value-type="float" office:value="102.67">
                <text:p>102.67</text:p>
              </table:table-cell>
              <table:table-cell office:value-type="float" office:value="106.708">
                <text:p>106.708</text:p>
              </table:table-cell>
              <table:table-cell office:value-type="float" office:value="110.746">
                <text:p>110.746</text:p>
              </table:table-cell>
              <table:table-cell office:value-type="float" office:value="114.784">
                <text:p>114.784</text:p>
              </table:table-cell>
              <table:table-cell office:value-type="float" office:value="118.822">
                <text:p>118.822</text:p>
              </table:table-cell>
              <table:table-cell office:value-type="float" office:value="122.859">
                <text:p>122.859</text:p>
              </table:table-cell>
              <table:table-cell office:value-type="float" office:value="125.531">
                <text:p>125.531</text:p>
              </table:table-cell>
              <table:table-cell office:value-type="float" office:value="128.203">
                <text:p>128.203</text:p>
              </table:table-cell>
              <table:table-cell office:value-type="float" office:value="130.876">
                <text:p>130.876</text:p>
              </table:table-cell>
              <table:table-cell office:value-type="float" office:value="133.548">
                <text:p>133.548</text:p>
              </table:table-cell>
              <table:table-cell office:value-type="float" office:value="136.22">
                <text:p>136.22</text:p>
              </table:table-cell>
              <table:table-cell office:value-type="float" office:value="140.024">
                <text:p>140.024</text:p>
              </table:table-cell>
              <table:table-cell office:value-type="float" office:value="143.828">
                <text:p>143.828</text:p>
              </table:table-cell>
              <table:table-cell office:value-type="float" office:value="147.632">
                <text:p>147.632</text:p>
              </table:table-cell>
              <table:table-cell office:value-type="float" office:value="151.436">
                <text:p>151.436</text:p>
              </table:table-cell>
              <table:table-cell office:value-type="float" office:value="155.24">
                <text:p>155.24</text:p>
              </table:table-cell>
              <table:table-cell office:value-type="float" office:value="157.852">
                <text:p>157.852</text:p>
              </table:table-cell>
              <table:table-cell office:value-type="float" office:value="160.464">
                <text:p>160.464</text:p>
              </table:table-cell>
              <table:table-cell office:value-type="float" office:value="163.075">
                <text:p>163.075</text:p>
              </table:table-cell>
              <table:table-cell office:value-type="float" office:value="165.687">
                <text:p>165.687</text:p>
              </table:table-cell>
              <table:table-cell office:value-type="float" office:value="168.299">
                <text:p>168.299</text:p>
              </table:table-cell>
              <table:table-cell office:value-type="float" office:value="170.435">
                <text:p>170.435</text:p>
              </table:table-cell>
              <table:table-cell office:value-type="float" office:value="172.571">
                <text:p>172.571</text:p>
              </table:table-cell>
              <table:table-cell office:value-type="float" office:value="174.708">
                <text:p>174.708</text:p>
              </table:table-cell>
              <table:table-cell office:value-type="float" office:value="176.844">
                <text:p>176.844</text:p>
              </table:table-cell>
              <table:table-cell office:value-type="float" office:value="178.98">
                <text:p>178.98</text:p>
              </table:table-cell>
              <table:table-cell office:value-type="float" office:value="181.417">
                <text:p>181.417</text:p>
              </table:table-cell>
              <table:table-cell office:value-type="float" office:value="183.853">
                <text:p>183.853</text:p>
              </table:table-cell>
              <table:table-cell office:value-type="float" office:value="186.29">
                <text:p>186.29</text:p>
              </table:table-cell>
              <table:table-cell office:value-type="float" office:value="188.727">
                <text:p>188.727</text:p>
              </table:table-cell>
              <table:table-cell office:value-type="float" office:value="191.163">
                <text:p>191.163</text:p>
              </table:table-cell>
              <table:table-cell office:value-type="float" office:value="192.703">
                <text:p>192.703</text:p>
              </table:table-cell>
              <table:table-cell office:value-type="float" office:value="194.242">
                <text:p>194.242</text:p>
              </table:table-cell>
              <table:table-cell office:value-type="float" office:value="195.782">
                <text:p>195.782</text:p>
              </table:table-cell>
              <table:table-cell office:value-type="float" office:value="197.322">
                <text:p>197.322</text:p>
              </table:table-cell>
              <table:table-cell office:value-type="float" office:value="198.861">
                <text:p>198.861</text:p>
              </table:table-cell>
              <table:table-cell office:value-type="float" office:value="200.063">
                <text:p>200.063</text:p>
              </table:table-cell>
              <table:table-cell office:value-type="float" office:value="201.265">
                <text:p>201.265</text:p>
              </table:table-cell>
              <table:table-cell office:value-type="float" office:value="202.466">
                <text:p>202.466</text:p>
              </table:table-cell>
              <table:table-cell office:value-type="float" office:value="203.668">
                <text:p>203.668</text:p>
              </table:table-cell>
              <table:table-cell office:value-type="float" office:value="204.87">
                <text:p>204.87</text:p>
              </table:table-cell>
              <table:table-cell office:value-type="float" office:value="205.517">
                <text:p>205.517</text:p>
              </table:table-cell>
              <table:table-cell office:value-type="float" office:value="206.165">
                <text:p>206.165</text:p>
              </table:table-cell>
              <table:table-cell office:value-type="float" office:value="206.813">
                <text:p>206.813</text:p>
              </table:table-cell>
              <table:table-cell office:value-type="float" office:value="207.461">
                <text:p>207.461</text:p>
              </table:table-cell>
              <table:table-cell office:value-type="float" office:value="208.109">
                <text:p>208.109</text:p>
              </table:table-cell>
              <table:table-cell office:value-type="float" office:value="208.792">
                <text:p>208.792</text:p>
              </table:table-cell>
              <table:table-cell office:value-type="float" office:value="209.476">
                <text:p>209.476</text:p>
              </table:table-cell>
              <table:table-cell office:value-type="float" office:value="210.159">
                <text:p>210.159</text:p>
              </table:table-cell>
              <table:table-cell office:value-type="float" office:value="210.842">
                <text:p>210.842</text:p>
              </table:table-cell>
              <table:table-cell office:value-type="float" office:value="211.526">
                <text:p>211.526</text:p>
              </table:table-cell>
              <table:table-cell office:value-type="float" office:value="211.872">
                <text:p>211.872</text:p>
              </table:table-cell>
              <table:table-cell office:value-type="float" office:value="212.218">
                <text:p>212.218</text:p>
              </table:table-cell>
              <table:table-cell office:value-type="float" office:value="212.564">
                <text:p>212.564</text:p>
              </table:table-cell>
              <table:table-cell office:value-type="float" office:value="212.91">
                <text:p>212.91</text:p>
              </table:table-cell>
              <table:table-cell office:value-type="float" office:value="213.256">
                <text:p>213.256</text:p>
              </table:table-cell>
              <table:table-cell office:value-type="float" office:value="213.934">
                <text:p>213.934</text:p>
              </table:table-cell>
              <table:table-cell office:value-type="float" office:value="214.612">
                <text:p>214.612</text:p>
              </table:table-cell>
              <table:table-cell office:value-type="float" office:value="215.29">
                <text:p>215.29</text:p>
              </table:table-cell>
              <table:table-cell office:value-type="float" office:value="215.968">
                <text:p>215.968</text:p>
              </table:table-cell>
              <table:table-cell office:value-type="float" office:value="216.646">
                <text:p>216.646</text:p>
              </table:table-cell>
              <table:table-cell office:value-type="float" office:value="217.153">
                <text:p>217.153</text:p>
              </table:table-cell>
              <table:table-cell office:value-type="float" office:value="217.659">
                <text:p>217.659</text:p>
              </table:table-cell>
              <table:table-cell office:value-type="float" office:value="218.165">
                <text:p>218.165</text:p>
              </table:table-cell>
              <table:table-cell office:value-type="float" office:value="218.671">
                <text:p>218.671</text:p>
              </table:table-cell>
              <table:table-cell office:value-type="float" office:value="219.177">
                <text:p>219.177</text:p>
              </table:table-cell>
              <table:table-cell office:value-type="float" office:value="219.325">
                <text:p>219.325</text:p>
              </table:table-cell>
              <table:table-cell office:value-type="float" office:value="219.474">
                <text:p>219.474</text:p>
              </table:table-cell>
              <table:table-cell office:value-type="float" office:value="219.622">
                <text:p>219.622</text:p>
              </table:table-cell>
              <table:table-cell office:value-type="float" office:value="219.77">
                <text:p>219.77</text:p>
              </table:table-cell>
              <table:table-cell office:value-type="float" office:value="219.919">
                <text:p>219.919</text:p>
              </table:table-cell>
              <table:table-cell office:value-type="float" office:value="218.36">
                <text:p>218.36</text:p>
              </table:table-cell>
              <table:table-cell office:value-type="float" office:value="216.801">
                <text:p>216.801</text:p>
              </table:table-cell>
              <table:table-cell office:value-type="float" office:value="215.242">
                <text:p>215.242</text:p>
              </table:table-cell>
              <table:table-cell office:value-type="float" office:value="213.683">
                <text:p>213.683</text:p>
              </table:table-cell>
              <table:table-cell office:value-type="float" office:value="212.124">
                <text:p>212.124</text:p>
              </table:table-cell>
              <table:table-cell office:value-type="float" office:value="213.068">
                <text:p>213.068</text:p>
              </table:table-cell>
              <table:table-cell office:value-type="float" office:value="214.012">
                <text:p>214.012</text:p>
              </table:table-cell>
              <table:table-cell office:value-type="float" office:value="214.956">
                <text:p>214.956</text:p>
              </table:table-cell>
              <table:table-cell office:value-type="float" office:value="215.9">
                <text:p>215.9</text:p>
              </table:table-cell>
              <table:table-cell office:value-type="float" office:value="216.844">
                <text:p>216.844</text:p>
              </table:table-cell>
              <table:table-cell office:value-type="float" office:value="216.873">
                <text:p>216.873</text:p>
              </table:table-cell>
              <table:table-cell office:value-type="float" office:value="216.902">
                <text:p>216.902</text:p>
              </table:table-cell>
              <table:table-cell office:value-type="float" office:value="216.931">
                <text:p>216.931</text:p>
              </table:table-cell>
              <table:table-cell office:value-type="float" office:value="216.96">
                <text:p>216.96</text:p>
              </table:table-cell>
              <table:table-cell office:value-type="float" office:value="216.989">
                <text:p>216.989</text:p>
              </table:table-cell>
              <table:table-cell office:value-type="float" office:value="218.214">
                <text:p>218.214</text:p>
              </table:table-cell>
              <table:table-cell office:value-type="float" office:value="219.439">
                <text:p>219.439</text:p>
              </table:table-cell>
              <table:table-cell office:value-type="float" office:value="220.664">
                <text:p>220.664</text:p>
              </table:table-cell>
              <table:table-cell office:value-type="float" office:value="221.889">
                <text:p>221.889</text:p>
              </table:table-cell>
              <table:table-cell office:value-type="float" office:value="223.114">
                <text:p>223.114</text:p>
              </table:table-cell>
              <table:table-cell office:value-type="float" office:value="221.845">
                <text:p>221.845</text:p>
              </table:table-cell>
              <table:table-cell office:value-type="float" office:value="220.575">
                <text:p>220.575</text:p>
              </table:table-cell>
              <table:table-cell office:value-type="float" office:value="219.305">
                <text:p>219.305</text:p>
              </table:table-cell>
              <table:table-cell office:value-type="float" office:value="218.036">
                <text:p>218.036</text:p>
              </table:table-cell>
              <table:table-cell office:value-type="float" office:value="216.766">
                <text:p>216.766</text:p>
              </table:table-cell>
              <table:table-cell office:value-type="float" office:value="216.092">
                <text:p>216.092</text:p>
              </table:table-cell>
              <table:table-cell office:value-type="float" office:value="215.419">
                <text:p>215.419</text:p>
              </table:table-cell>
              <table:table-cell office:value-type="float" office:value="214.746">
                <text:p>214.746</text:p>
              </table:table-cell>
              <table:table-cell office:value-type="float" office:value="214.072">
                <text:p>214.072</text:p>
              </table:table-cell>
              <table:table-cell office:value-type="float" office:value="213.399">
                <text:p>213.399</text:p>
              </table:table-cell>
              <table:table-cell office:value-type="float" office:value="211.721">
                <text:p>211.721</text:p>
              </table:table-cell>
              <table:table-cell office:value-type="float" office:value="210.043">
                <text:p>210.043</text:p>
              </table:table-cell>
              <table:table-cell office:value-type="float" office:value="208.365">
                <text:p>208.365</text:p>
              </table:table-cell>
              <table:table-cell office:value-type="float" office:value="206.688">
                <text:p>206.688</text:p>
              </table:table-cell>
              <table:table-cell office:value-type="float" office:value="205.01">
                <text:p>205.01</text:p>
              </table:table-cell>
              <table:table-cell office:value-type="float" office:value="204.294">
                <text:p>204.294</text:p>
              </table:table-cell>
              <table:table-cell office:value-type="float" office:value="203.579">
                <text:p>203.579</text:p>
              </table:table-cell>
              <table:table-cell office:value-type="float" office:value="202.864">
                <text:p>202.864</text:p>
              </table:table-cell>
              <table:table-cell office:value-type="float" office:value="202.149">
                <text:p>202.149</text:p>
              </table:table-cell>
              <table:table-cell office:value-type="float" office:value="201.433">
                <text:p>201.433</text:p>
              </table:table-cell>
              <table:table-cell office:value-type="float" office:value="202.136">
                <text:p>202.136</text:p>
              </table:table-cell>
              <table:table-cell office:value-type="float" office:value="202.838">
                <text:p>202.838</text:p>
              </table:table-cell>
              <table:table-cell office:value-type="float" office:value="203.541">
                <text:p>203.541</text:p>
              </table:table-cell>
              <table:table-cell office:value-type="float" office:value="204.244">
                <text:p>204.244</text:p>
              </table:table-cell>
              <table:table-cell office:value-type="float" office:value="204.946">
                <text:p>204.946</text:p>
              </table:table-cell>
              <table:table-cell office:value-type="float" office:value="206.815">
                <text:p>206.815</text:p>
              </table:table-cell>
              <table:table-cell office:value-type="float" office:value="208.683">
                <text:p>208.683</text:p>
              </table:table-cell>
              <table:table-cell office:value-type="float" office:value="210.552">
                <text:p>210.552</text:p>
              </table:table-cell>
              <table:table-cell office:value-type="float" office:value="212.421">
                <text:p>212.421</text:p>
              </table:table-cell>
              <table:table-cell office:value-type="float" office:value="214.289">
                <text:p>214.289</text:p>
              </table:table-cell>
              <table:table-cell office:value-type="float" office:value="216.223">
                <text:p>216.223</text:p>
              </table:table-cell>
              <table:table-cell office:value-type="float" office:value="218.156">
                <text:p>218.156</text:p>
              </table:table-cell>
              <table:table-cell office:value-type="float" office:value="220.09">
                <text:p>220.09</text:p>
              </table:table-cell>
              <table:table-cell office:value-type="float" office:value="222.023">
                <text:p>222.023</text:p>
              </table:table-cell>
              <table:table-cell office:value-type="float" office:value="223.957">
                <text:p>223.957</text:p>
              </table:table-cell>
              <table:table-cell office:value-type="float" office:value="225.197">
                <text:p>225.197</text:p>
              </table:table-cell>
              <table:table-cell office:value-type="float" office:value="226.438">
                <text:p>226.438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218.196">
                <text:p>218.196</text:p>
                <draw:g>
                  <svg:desc>Sheet2.B34:Sheet2.HF34</svg:desc>
                </draw:g>
              </table:table-cell>
              <table:table-cell office:value-type="float" office:value="223.968">
                <text:p>223.968</text:p>
              </table:table-cell>
              <table:table-cell office:value-type="float" office:value="229.741">
                <text:p>229.741</text:p>
              </table:table-cell>
              <table:table-cell office:value-type="float" office:value="235.514">
                <text:p>235.514</text:p>
              </table:table-cell>
              <table:table-cell office:value-type="float" office:value="241.286">
                <text:p>241.286</text:p>
              </table:table-cell>
              <table:table-cell office:value-type="float" office:value="247.059">
                <text:p>247.059</text:p>
              </table:table-cell>
              <table:table-cell office:value-type="float" office:value="250.053">
                <text:p>250.053</text:p>
              </table:table-cell>
              <table:table-cell office:value-type="float" office:value="253.047">
                <text:p>253.047</text:p>
              </table:table-cell>
              <table:table-cell office:value-type="float" office:value="256.042">
                <text:p>256.042</text:p>
              </table:table-cell>
              <table:table-cell office:value-type="float" office:value="259.036">
                <text:p>259.036</text:p>
              </table:table-cell>
              <table:table-cell office:value-type="float" office:value="262.03">
                <text:p>262.03</text:p>
              </table:table-cell>
              <table:table-cell office:value-type="float" office:value="262.772">
                <text:p>262.772</text:p>
              </table:table-cell>
              <table:table-cell office:value-type="float" office:value="263.514">
                <text:p>263.514</text:p>
              </table:table-cell>
              <table:table-cell office:value-type="float" office:value="264.256">
                <text:p>264.256</text:p>
              </table:table-cell>
              <table:table-cell office:value-type="float" office:value="264.998">
                <text:p>264.998</text:p>
              </table:table-cell>
              <table:table-cell office:value-type="float" office:value="265.74">
                <text:p>265.74</text:p>
              </table:table-cell>
              <table:table-cell office:value-type="float" office:value="263.722">
                <text:p>263.722</text:p>
              </table:table-cell>
              <table:table-cell office:value-type="float" office:value="261.705">
                <text:p>261.705</text:p>
              </table:table-cell>
              <table:table-cell office:value-type="float" office:value="259.687">
                <text:p>259.687</text:p>
              </table:table-cell>
              <table:table-cell office:value-type="float" office:value="257.669">
                <text:p>257.669</text:p>
              </table:table-cell>
              <table:table-cell office:value-type="float" office:value="255.652">
                <text:p>255.652</text:p>
              </table:table-cell>
              <table:table-cell office:value-type="float" office:value="250.355">
                <text:p>250.355</text:p>
              </table:table-cell>
              <table:table-cell office:value-type="float" office:value="245.059">
                <text:p>245.059</text:p>
              </table:table-cell>
              <table:table-cell office:value-type="float" office:value="239.762">
                <text:p>239.762</text:p>
              </table:table-cell>
              <table:table-cell office:value-type="float" office:value="234.466">
                <text:p>234.466</text:p>
              </table:table-cell>
              <table:table-cell office:value-type="float" office:value="229.169">
                <text:p>229.169</text:p>
              </table:table-cell>
              <table:table-cell office:value-type="float" office:value="221.621">
                <text:p>221.621</text:p>
              </table:table-cell>
              <table:table-cell office:value-type="float" office:value="214.074">
                <text:p>214.074</text:p>
              </table:table-cell>
              <table:table-cell office:value-type="float" office:value="206.526">
                <text:p>206.526</text:p>
              </table:table-cell>
              <table:table-cell office:value-type="float" office:value="198.978">
                <text:p>198.978</text:p>
              </table:table-cell>
              <table:table-cell office:value-type="float" office:value="191.43">
                <text:p>191.43</text:p>
              </table:table-cell>
              <table:table-cell office:value-type="float" office:value="182.468">
                <text:p>182.468</text:p>
              </table:table-cell>
              <table:table-cell office:value-type="float" office:value="173.507">
                <text:p>173.507</text:p>
              </table:table-cell>
              <table:table-cell office:value-type="float" office:value="164.546">
                <text:p>164.546</text:p>
              </table:table-cell>
              <table:table-cell office:value-type="float" office:value="155.584">
                <text:p>155.584</text:p>
              </table:table-cell>
              <table:table-cell office:value-type="float" office:value="146.623">
                <text:p>146.623</text:p>
              </table:table-cell>
              <table:table-cell office:value-type="float" office:value="139.52">
                <text:p>139.52</text:p>
              </table:table-cell>
              <table:table-cell office:value-type="float" office:value="132.418">
                <text:p>132.418</text:p>
              </table:table-cell>
              <table:table-cell office:value-type="float" office:value="125.316">
                <text:p>125.316</text:p>
              </table:table-cell>
              <table:table-cell office:value-type="float" office:value="118.213">
                <text:p>118.213</text:p>
              </table:table-cell>
              <table:table-cell office:value-type="float" office:value="111.111">
                <text:p>111.111</text:p>
              </table:table-cell>
              <table:table-cell office:value-type="float" office:value="106.429">
                <text:p>106.429</text:p>
              </table:table-cell>
              <table:table-cell office:value-type="float" office:value="101.747">
                <text:p>101.747</text:p>
              </table:table-cell>
              <table:table-cell office:value-type="float" office:value="97.0654">
                <text:p>97.0654</text:p>
              </table:table-cell>
              <table:table-cell office:value-type="float" office:value="92.3836">
                <text:p>92.3836</text:p>
              </table:table-cell>
              <table:table-cell office:value-type="float" office:value="87.7017">
                <text:p>87.7017</text:p>
              </table:table-cell>
              <table:table-cell office:value-type="float" office:value="84.7819">
                <text:p>84.7819</text:p>
              </table:table-cell>
              <table:table-cell office:value-type="float" office:value="81.862">
                <text:p>81.862</text:p>
              </table:table-cell>
              <table:table-cell office:value-type="float" office:value="78.9422">
                <text:p>78.9422</text:p>
              </table:table-cell>
              <table:table-cell office:value-type="float" office:value="76.0224">
                <text:p>76.0224</text:p>
              </table:table-cell>
              <table:table-cell office:value-type="float" office:value="73.1025">
                <text:p>73.1025</text:p>
              </table:table-cell>
              <table:table-cell office:value-type="float" office:value="72.4099">
                <text:p>72.4099</text:p>
              </table:table-cell>
              <table:table-cell office:value-type="float" office:value="71.7174">
                <text:p>71.7174</text:p>
              </table:table-cell>
              <table:table-cell office:value-type="float" office:value="71.0248">
                <text:p>71.0248</text:p>
              </table:table-cell>
              <table:table-cell office:value-type="float" office:value="70.3322">
                <text:p>70.3322</text:p>
              </table:table-cell>
              <table:table-cell office:value-type="float" office:value="69.6396">
                <text:p>69.6396</text:p>
              </table:table-cell>
              <table:table-cell office:value-type="float" office:value="70.7014">
                <text:p>70.7014</text:p>
              </table:table-cell>
              <table:table-cell office:value-type="float" office:value="71.7632">
                <text:p>71.7632</text:p>
              </table:table-cell>
              <table:table-cell office:value-type="float" office:value="72.825">
                <text:p>72.825</text:p>
              </table:table-cell>
              <table:table-cell office:value-type="float" office:value="73.8868">
                <text:p>73.8868</text:p>
              </table:table-cell>
              <table:table-cell office:value-type="float" office:value="74.9486">
                <text:p>74.9486</text:p>
              </table:table-cell>
              <table:table-cell office:value-type="float" office:value="75.1205">
                <text:p>75.1205</text:p>
              </table:table-cell>
              <table:table-cell office:value-type="float" office:value="75.2924">
                <text:p>75.2924</text:p>
              </table:table-cell>
              <table:table-cell office:value-type="float" office:value="75.4644">
                <text:p>75.4644</text:p>
              </table:table-cell>
              <table:table-cell office:value-type="float" office:value="75.6363">
                <text:p>75.6363</text:p>
              </table:table-cell>
              <table:table-cell office:value-type="float" office:value="75.8082">
                <text:p>75.8082</text:p>
              </table:table-cell>
              <table:table-cell office:value-type="float" office:value="77.8605">
                <text:p>77.8605</text:p>
              </table:table-cell>
              <table:table-cell office:value-type="float" office:value="79.9128">
                <text:p>79.9128</text:p>
              </table:table-cell>
              <table:table-cell office:value-type="float" office:value="81.9652">
                <text:p>81.9652</text:p>
              </table:table-cell>
              <table:table-cell office:value-type="float" office:value="84.0175">
                <text:p>84.0175</text:p>
              </table:table-cell>
              <table:table-cell office:value-type="float" office:value="86.0698">
                <text:p>86.0698</text:p>
              </table:table-cell>
              <table:table-cell office:value-type="float" office:value="87.3384">
                <text:p>87.3384</text:p>
              </table:table-cell>
              <table:table-cell office:value-type="float" office:value="88.607">
                <text:p>88.607</text:p>
              </table:table-cell>
              <table:table-cell office:value-type="float" office:value="89.8756">
                <text:p>89.8756</text:p>
              </table:table-cell>
              <table:table-cell office:value-type="float" office:value="91.1442">
                <text:p>91.1442</text:p>
              </table:table-cell>
              <table:table-cell office:value-type="float" office:value="92.4127">
                <text:p>92.4127</text:p>
              </table:table-cell>
              <table:table-cell office:value-type="float" office:value="94.3299">
                <text:p>94.3299</text:p>
              </table:table-cell>
              <table:table-cell office:value-type="float" office:value="96.247">
                <text:p>96.247</text:p>
              </table:table-cell>
              <table:table-cell office:value-type="float" office:value="98.1641">
                <text:p>98.1641</text:p>
              </table:table-cell>
              <table:table-cell office:value-type="float" office:value="100.081">
                <text:p>100.081</text:p>
              </table:table-cell>
              <table:table-cell office:value-type="float" office:value="101.998">
                <text:p>101.998</text:p>
              </table:table-cell>
              <table:table-cell office:value-type="float" office:value="103.248">
                <text:p>103.248</text:p>
              </table:table-cell>
              <table:table-cell office:value-type="float" office:value="104.498">
                <text:p>104.498</text:p>
              </table:table-cell>
              <table:table-cell office:value-type="float" office:value="105.748">
                <text:p>105.748</text:p>
              </table:table-cell>
              <table:table-cell office:value-type="float" office:value="106.997">
                <text:p>106.997</text:p>
              </table:table-cell>
              <table:table-cell office:value-type="float" office:value="108.247">
                <text:p>108.247</text:p>
              </table:table-cell>
              <table:table-cell office:value-type="float" office:value="110.168">
                <text:p>110.168</text:p>
              </table:table-cell>
              <table:table-cell office:value-type="float" office:value="112.088">
                <text:p>112.088</text:p>
              </table:table-cell>
              <table:table-cell office:value-type="float" office:value="114.008">
                <text:p>114.008</text:p>
              </table:table-cell>
              <table:table-cell office:value-type="float" office:value="115.929">
                <text:p>115.929</text:p>
              </table:table-cell>
              <table:table-cell office:value-type="float" office:value="117.849">
                <text:p>117.849</text:p>
              </table:table-cell>
              <table:table-cell office:value-type="float" office:value="120.106">
                <text:p>120.106</text:p>
              </table:table-cell>
              <table:table-cell office:value-type="float" office:value="122.362">
                <text:p>122.362</text:p>
              </table:table-cell>
              <table:table-cell office:value-type="float" office:value="124.619">
                <text:p>124.619</text:p>
              </table:table-cell>
              <table:table-cell office:value-type="float" office:value="126.875">
                <text:p>126.875</text:p>
              </table:table-cell>
              <table:table-cell office:value-type="float" office:value="129.132">
                <text:p>129.132</text:p>
              </table:table-cell>
              <table:table-cell office:value-type="float" office:value="131.364">
                <text:p>131.364</text:p>
              </table:table-cell>
              <table:table-cell office:value-type="float" office:value="133.597">
                <text:p>133.597</text:p>
              </table:table-cell>
              <table:table-cell office:value-type="float" office:value="135.83">
                <text:p>135.83</text:p>
              </table:table-cell>
              <table:table-cell office:value-type="float" office:value="138.062">
                <text:p>138.062</text:p>
              </table:table-cell>
              <table:table-cell office:value-type="float" office:value="140.295">
                <text:p>140.295</text:p>
              </table:table-cell>
              <table:table-cell office:value-type="float" office:value="142.984">
                <text:p>142.984</text:p>
              </table:table-cell>
              <table:table-cell office:value-type="float" office:value="145.674">
                <text:p>145.674</text:p>
              </table:table-cell>
              <table:table-cell office:value-type="float" office:value="148.363">
                <text:p>148.363</text:p>
              </table:table-cell>
              <table:table-cell office:value-type="float" office:value="151.052">
                <text:p>151.052</text:p>
              </table:table-cell>
              <table:table-cell office:value-type="float" office:value="153.741">
                <text:p>153.741</text:p>
              </table:table-cell>
              <table:table-cell office:value-type="float" office:value="155.984">
                <text:p>155.984</text:p>
              </table:table-cell>
              <table:table-cell office:value-type="float" office:value="158.226">
                <text:p>158.226</text:p>
              </table:table-cell>
              <table:table-cell office:value-type="float" office:value="160.469">
                <text:p>160.469</text:p>
              </table:table-cell>
              <table:table-cell office:value-type="float" office:value="162.711">
                <text:p>162.711</text:p>
              </table:table-cell>
              <table:table-cell office:value-type="float" office:value="164.953">
                <text:p>164.953</text:p>
              </table:table-cell>
              <table:table-cell office:value-type="float" office:value="167.774">
                <text:p>167.774</text:p>
              </table:table-cell>
              <table:table-cell office:value-type="float" office:value="170.594">
                <text:p>170.594</text:p>
              </table:table-cell>
              <table:table-cell office:value-type="float" office:value="173.415">
                <text:p>173.415</text:p>
              </table:table-cell>
              <table:table-cell office:value-type="float" office:value="176.235">
                <text:p>176.235</text:p>
              </table:table-cell>
              <table:table-cell office:value-type="float" office:value="179.055">
                <text:p>179.055</text:p>
              </table:table-cell>
              <table:table-cell office:value-type="float" office:value="180.102">
                <text:p>180.102</text:p>
              </table:table-cell>
              <table:table-cell office:value-type="float" office:value="181.148">
                <text:p>181.148</text:p>
              </table:table-cell>
              <table:table-cell office:value-type="float" office:value="182.195">
                <text:p>182.195</text:p>
              </table:table-cell>
              <table:table-cell office:value-type="float" office:value="183.241">
                <text:p>183.241</text:p>
              </table:table-cell>
              <table:table-cell office:value-type="float" office:value="184.288">
                <text:p>184.288</text:p>
              </table:table-cell>
              <table:table-cell office:value-type="float" office:value="185.784">
                <text:p>185.784</text:p>
              </table:table-cell>
              <table:table-cell office:value-type="float" office:value="187.281">
                <text:p>187.281</text:p>
              </table:table-cell>
              <table:table-cell office:value-type="float" office:value="188.778">
                <text:p>188.778</text:p>
              </table:table-cell>
              <table:table-cell office:value-type="float" office:value="190.274">
                <text:p>190.274</text:p>
              </table:table-cell>
              <table:table-cell office:value-type="float" office:value="191.771">
                <text:p>191.771</text:p>
              </table:table-cell>
              <table:table-cell office:value-type="float" office:value="192.917">
                <text:p>192.917</text:p>
              </table:table-cell>
              <table:table-cell office:value-type="float" office:value="194.063">
                <text:p>194.063</text:p>
              </table:table-cell>
              <table:table-cell office:value-type="float" office:value="195.208">
                <text:p>195.208</text:p>
              </table:table-cell>
              <table:table-cell office:value-type="float" office:value="196.354">
                <text:p>196.354</text:p>
              </table:table-cell>
              <table:table-cell office:value-type="float" office:value="197.5">
                <text:p>197.5</text:p>
              </table:table-cell>
              <table:table-cell office:value-type="float" office:value="198.586">
                <text:p>198.586</text:p>
              </table:table-cell>
              <table:table-cell office:value-type="float" office:value="199.672">
                <text:p>199.672</text:p>
              </table:table-cell>
              <table:table-cell office:value-type="float" office:value="200.758">
                <text:p>200.758</text:p>
              </table:table-cell>
              <table:table-cell office:value-type="float" office:value="201.844">
                <text:p>201.844</text:p>
              </table:table-cell>
              <table:table-cell office:value-type="float" office:value="202.93">
                <text:p>202.93</text:p>
              </table:table-cell>
              <table:table-cell office:value-type="float" office:value="203.487">
                <text:p>203.487</text:p>
              </table:table-cell>
              <table:table-cell office:value-type="float" office:value="204.044">
                <text:p>204.044</text:p>
              </table:table-cell>
              <table:table-cell office:value-type="float" office:value="204.602">
                <text:p>204.602</text:p>
              </table:table-cell>
              <table:table-cell office:value-type="float" office:value="205.159">
                <text:p>205.159</text:p>
              </table:table-cell>
              <table:table-cell office:value-type="float" office:value="205.717">
                <text:p>205.717</text:p>
              </table:table-cell>
              <table:table-cell office:value-type="float" office:value="206.06">
                <text:p>206.06</text:p>
              </table:table-cell>
              <table:table-cell office:value-type="float" office:value="206.404">
                <text:p>206.404</text:p>
              </table:table-cell>
              <table:table-cell office:value-type="float" office:value="206.747">
                <text:p>206.747</text:p>
              </table:table-cell>
              <table:table-cell office:value-type="float" office:value="207.09">
                <text:p>207.09</text:p>
              </table:table-cell>
              <table:table-cell office:value-type="float" office:value="207.434">
                <text:p>207.434</text:p>
              </table:table-cell>
              <table:table-cell office:value-type="float" office:value="207.609">
                <text:p>207.609</text:p>
              </table:table-cell>
              <table:table-cell office:value-type="float" office:value="207.783">
                <text:p>207.783</text:p>
              </table:table-cell>
              <table:table-cell office:value-type="float" office:value="207.958">
                <text:p>207.958</text:p>
              </table:table-cell>
              <table:table-cell office:value-type="float" office:value="208.133">
                <text:p>208.133</text:p>
              </table:table-cell>
              <table:table-cell office:value-type="float" office:value="208.307">
                <text:p>208.307</text:p>
              </table:table-cell>
              <table:table-cell office:value-type="float" office:value="207.907">
                <text:p>207.907</text:p>
              </table:table-cell>
              <table:table-cell office:value-type="float" office:value="207.507">
                <text:p>207.507</text:p>
              </table:table-cell>
              <table:table-cell office:value-type="float" office:value="207.106">
                <text:p>207.106</text:p>
              </table:table-cell>
              <table:table-cell office:value-type="float" office:value="206.706">
                <text:p>206.706</text:p>
              </table:table-cell>
              <table:table-cell office:value-type="float" office:value="206.306">
                <text:p>206.306</text:p>
              </table:table-cell>
              <table:table-cell office:value-type="float" office:value="206.521">
                <text:p>206.521</text:p>
              </table:table-cell>
              <table:table-cell office:value-type="float" office:value="206.736">
                <text:p>206.736</text:p>
              </table:table-cell>
              <table:table-cell office:value-type="float" office:value="206.951">
                <text:p>206.951</text:p>
              </table:table-cell>
              <table:table-cell office:value-type="float" office:value="207.166">
                <text:p>207.166</text:p>
              </table:table-cell>
              <table:table-cell office:value-type="float" office:value="207.381">
                <text:p>207.381</text:p>
              </table:table-cell>
              <table:table-cell office:value-type="float" office:value="207.882">
                <text:p>207.882</text:p>
              </table:table-cell>
              <table:table-cell office:value-type="float" office:value="208.383">
                <text:p>208.383</text:p>
              </table:table-cell>
              <table:table-cell office:value-type="float" office:value="208.884">
                <text:p>208.884</text:p>
              </table:table-cell>
              <table:table-cell office:value-type="float" office:value="209.386">
                <text:p>209.386</text:p>
              </table:table-cell>
              <table:table-cell office:value-type="float" office:value="209.887">
                <text:p>209.887</text:p>
              </table:table-cell>
              <table:table-cell office:value-type="float" office:value="210.004">
                <text:p>210.004</text:p>
              </table:table-cell>
              <table:table-cell office:value-type="float" office:value="210.121">
                <text:p>210.121</text:p>
              </table:table-cell>
              <table:table-cell office:value-type="float" office:value="210.238">
                <text:p>210.238</text:p>
              </table:table-cell>
              <table:table-cell office:value-type="float" office:value="210.355">
                <text:p>210.355</text:p>
              </table:table-cell>
              <table:table-cell office:value-type="float" office:value="210.473">
                <text:p>210.473</text:p>
              </table:table-cell>
              <table:table-cell office:value-type="float" office:value="210.758">
                <text:p>210.758</text:p>
              </table:table-cell>
              <table:table-cell office:value-type="float" office:value="211.043">
                <text:p>211.043</text:p>
              </table:table-cell>
              <table:table-cell office:value-type="float" office:value="211.328">
                <text:p>211.328</text:p>
              </table:table-cell>
              <table:table-cell office:value-type="float" office:value="211.613">
                <text:p>211.613</text:p>
              </table:table-cell>
              <table:table-cell office:value-type="float" office:value="211.898">
                <text:p>211.898</text:p>
              </table:table-cell>
              <table:table-cell office:value-type="float" office:value="211.42">
                <text:p>211.42</text:p>
              </table:table-cell>
              <table:table-cell office:value-type="float" office:value="210.942">
                <text:p>210.942</text:p>
              </table:table-cell>
              <table:table-cell office:value-type="float" office:value="210.464">
                <text:p>210.464</text:p>
              </table:table-cell>
              <table:table-cell office:value-type="float" office:value="209.986">
                <text:p>209.986</text:p>
              </table:table-cell>
              <table:table-cell office:value-type="float" office:value="209.508">
                <text:p>209.508</text:p>
              </table:table-cell>
              <table:table-cell office:value-type="float" office:value="208.405">
                <text:p>208.405</text:p>
              </table:table-cell>
              <table:table-cell office:value-type="float" office:value="207.302">
                <text:p>207.302</text:p>
              </table:table-cell>
              <table:table-cell office:value-type="float" office:value="206.2">
                <text:p>206.2</text:p>
              </table:table-cell>
              <table:table-cell office:value-type="float" office:value="205.097">
                <text:p>205.097</text:p>
              </table:table-cell>
              <table:table-cell office:value-type="float" office:value="203.994">
                <text:p>203.994</text:p>
              </table:table-cell>
              <table:table-cell office:value-type="float" office:value="205.386">
                <text:p>205.386</text:p>
              </table:table-cell>
              <table:table-cell office:value-type="float" office:value="206.777">
                <text:p>206.777</text:p>
              </table:table-cell>
              <table:table-cell office:value-type="float" office:value="208.169">
                <text:p>208.169</text:p>
              </table:table-cell>
              <table:table-cell office:value-type="float" office:value="209.56">
                <text:p>209.56</text:p>
              </table:table-cell>
              <table:table-cell office:value-type="float" office:value="210.952">
                <text:p>210.952</text:p>
              </table:table-cell>
              <table:table-cell office:value-type="float" office:value="212.097">
                <text:p>212.097</text:p>
              </table:table-cell>
              <table:table-cell office:value-type="float" office:value="213.243">
                <text:p>213.243</text:p>
              </table:table-cell>
              <table:table-cell office:value-type="float" office:value="214.388">
                <text:p>214.388</text:p>
              </table:table-cell>
              <table:table-cell office:value-type="float" office:value="215.534">
                <text:p>215.534</text:p>
              </table:table-cell>
              <table:table-cell office:value-type="float" office:value="216.679">
                <text:p>216.679</text:p>
              </table:table-cell>
              <table:table-cell office:value-type="float" office:value="217.844">
                <text:p>217.844</text:p>
              </table:table-cell>
              <table:table-cell office:value-type="float" office:value="219.008">
                <text:p>219.008</text:p>
              </table:table-cell>
              <table:table-cell office:value-type="float" office:value="220.173">
                <text:p>220.173</text:p>
              </table:table-cell>
              <table:table-cell office:value-type="float" office:value="221.337">
                <text:p>221.337</text:p>
              </table:table-cell>
              <table:table-cell office:value-type="float" office:value="222.502">
                <text:p>222.502</text:p>
              </table:table-cell>
              <table:table-cell office:value-type="float" office:value="224.069">
                <text:p>224.069</text:p>
              </table:table-cell>
              <table:table-cell office:value-type="float" office:value="225.635">
                <text:p>225.635</text:p>
              </table:table-cell>
              <table:table-cell office:value-type="float" office:value="227.202">
                <text:p>227.202</text:p>
              </table:table-cell>
              <table:table-cell office:value-type="float" office:value="228.769">
                <text:p>228.769</text:p>
              </table:table-cell>
              <table:table-cell office:value-type="float" office:value="230.336">
                <text:p>230.336</text:p>
              </table:table-cell>
              <table:table-cell office:value-type="float" office:value="231.628">
                <text:p>231.628</text:p>
              </table:table-cell>
              <table:table-cell office:value-type="float" office:value="232.921">
                <text:p>232.921</text:p>
              </table:table-cell>
              <table:table-cell office:value-type="float" office:value="234.214">
                <text:p>234.214</text:p>
              </table:table-cell>
              <table:table-cell office:value-type="float" office:value="235.507">
                <text:p>235.507</text:p>
              </table:table-cell>
              <table:table-cell office:value-type="float" office:value="236.8">
                <text:p>236.8</text:p>
              </table:table-cell>
              <table:table-cell office:value-type="float" office:value="237.211">
                <text:p>237.211</text:p>
              </table:table-cell>
              <table:table-cell office:value-type="float" office:value="237.622">
                <text:p>237.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